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6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original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  <table:table-cell/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3.674296">
            <text:p>-93.674296</text:p>
          </table:table-cell>
          <table:table-cell office:value-type="float" office:value="0.068964">
            <text:p>0.068964</text:p>
          </table:table-cell>
          <table:table-cell office:value-type="float" office:value="0.864089">
            <text:p>0.864089</text:p>
          </table:table-cell>
          <table:table-cell office:value-type="float" office:value="1.008266">
            <text:p>1.008266</text:p>
          </table:table-cell>
          <table:table-cell office:value-type="float" office:value="0">
            <text:p>0</text:p>
          </table:table-cell>
          <table:table-cell office:value-type="float" office:value="49.4635">
            <text:p>49.463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.56986">
            <text:p>1.56986</text:p>
          </table:table-cell>
          <table:table-cell/>
          <table:table-cell table:formula="of:=MIN([.G2:.G150])" office:value-type="float" office:value="41.6903">
            <text:p>41.6903</text:p>
          </table:table-cell>
          <table:table-cell table:formula="of:=MAX([.H2:.H150])" office:value-type="float" office:value="21.7">
            <text:p>21.7</text:p>
          </table:table-cell>
          <table:table-cell table:formula="of:=MIN([.I2:.I150])" office:value-type="float" office:value="2.3">
            <text:p>2.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4.946981">
            <text:p>-94.946981</text:p>
          </table:table-cell>
          <table:table-cell office:value-type="float" office:value="0.068964">
            <text:p>0.068964</text:p>
          </table:table-cell>
          <table:table-cell office:value-type="float" office:value="0.923737">
            <text:p>0.923737</text:p>
          </table:table-cell>
          <table:table-cell office:value-type="float" office:value="1.17161">
            <text:p>1.17161</text:p>
          </table:table-cell>
          <table:table-cell office:value-type="float" office:value="0">
            <text:p>0</text:p>
          </table:table-cell>
          <table:table-cell office:value-type="float" office:value="47.3566">
            <text:p>47.3566</text:p>
          </table:table-cell>
          <table:table-cell office:value-type="float" office:value="8.5">
            <text:p>8.5</text:p>
          </table:table-cell>
          <table:table-cell office:value-type="float" office:value="2.8">
            <text:p>2.8</text:p>
          </table:table-cell>
          <table:table-cell office:value-type="float" office:value="1.78587">
            <text:p>1.7858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893096">
            <text:p>-94.893096</text:p>
          </table:table-cell>
          <table:table-cell office:value-type="float" office:value="0.406252">
            <text:p>0.406252</text:p>
          </table:table-cell>
          <table:table-cell office:value-type="float" office:value="0.033102">
            <text:p>0.033102</text:p>
          </table:table-cell>
          <table:table-cell office:value-type="float" office:value="1.005342">
            <text:p>1.005342</text:p>
          </table:table-cell>
          <table:table-cell office:value-type="float" office:value="13">
            <text:p>13</text:p>
          </table:table-cell>
          <table:table-cell office:value-type="float" office:value="122.696">
            <text:p>122.696</text:p>
          </table:table-cell>
          <table:table-cell office:value-type="float" office:value="20.1">
            <text:p>20.1</text:p>
          </table:table-cell>
          <table:table-cell office:value-type="float" office:value="7">
            <text:p>7</text:p>
          </table:table-cell>
          <table:table-cell office:value-type="float" office:value="1.77963">
            <text:p>1.7796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4.042471">
            <text:p>-94.042471</text:p>
          </table:table-cell>
          <table:table-cell office:value-type="float" office:value="0.380173">
            <text:p>0.380173</text:p>
          </table:table-cell>
          <table:table-cell office:value-type="float" office:value="0.015598">
            <text:p>0.015598</text:p>
          </table:table-cell>
          <table:table-cell office:value-type="float" office:value="0.788625">
            <text:p>0.788625</text:p>
          </table:table-cell>
          <table:table-cell office:value-type="float" office:value="20">
            <text:p>20</text:p>
          </table:table-cell>
          <table:table-cell office:value-type="float" office:value="85.7021">
            <text:p>85.7021</text:p>
          </table:table-cell>
          <table:table-cell office:value-type="float" office:value="15.2">
            <text:p>15.2</text:p>
          </table:table-cell>
          <table:table-cell office:value-type="float" office:value="4.6">
            <text:p>4.6</text:p>
          </table:table-cell>
          <table:table-cell office:value-type="float" office:value="0.826385">
            <text:p>0.82638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5">
            <text:p>-95</text:p>
          </table:table-cell>
          <table:table-cell office:value-type="float" office:value="0.380173">
            <text:p>0.380173</text:p>
          </table:table-cell>
          <table:table-cell office:value-type="float" office:value="0.498495">
            <text:p>0.498495</text:p>
          </table:table-cell>
          <table:table-cell office:value-type="float" office:value="0.015336">
            <text:p>0.015336</text:p>
          </table:table-cell>
          <table:table-cell office:value-type="float" office:value="7">
            <text:p>7</text:p>
          </table:table-cell>
          <table:table-cell office:value-type="float" office:value="131.25">
            <text:p>131.25</text:p>
          </table:table-cell>
          <table:table-cell office:value-type="float" office:value="20.9">
            <text:p>20.9</text:p>
          </table:table-cell>
          <table:table-cell office:value-type="float" office:value="7.7">
            <text:p>7.7</text:p>
          </table:table-cell>
          <table:table-cell office:value-type="float" office:value="0.625192">
            <text:p>0.625192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4.943177">
            <text:p>-94.943177</text:p>
          </table:table-cell>
          <table:table-cell office:value-type="float" office:value="0.406252">
            <text:p>0.406252</text:p>
          </table:table-cell>
          <table:table-cell office:value-type="float" office:value="0.708735">
            <text:p>0.708735</text:p>
          </table:table-cell>
          <table:table-cell office:value-type="float" office:value="0.017394">
            <text:p>0.017394</text:p>
          </table:table-cell>
          <table:table-cell office:value-type="float" office:value="6">
            <text:p>6</text:p>
          </table:table-cell>
          <table:table-cell office:value-type="float" office:value="108.543">
            <text:p>108.543</text:p>
          </table:table-cell>
          <table:table-cell office:value-type="float" office:value="18.6">
            <text:p>18.6</text:p>
          </table:table-cell>
          <table:table-cell office:value-type="float" office:value="6.4">
            <text:p>6.4</text:p>
          </table:table-cell>
          <table:table-cell office:value-type="float" office:value="0.901953">
            <text:p>0.90195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4.985442">
            <text:p>-94.985442</text:p>
          </table:table-cell>
          <table:table-cell office:value-type="float" office:value="0.406252">
            <text:p>0.406252</text:p>
          </table:table-cell>
          <table:table-cell office:value-type="float" office:value="0.794867">
            <text:p>0.794867</text:p>
          </table:table-cell>
          <table:table-cell office:value-type="float" office:value="0.115351">
            <text:p>0.115351</text:p>
          </table:table-cell>
          <table:table-cell office:value-type="float" office:value="9">
            <text:p>9</text:p>
          </table:table-cell>
          <table:table-cell office:value-type="float" office:value="91.5673">
            <text:p>91.5673</text:p>
          </table:table-cell>
          <table:table-cell office:value-type="float" office:value="16.3">
            <text:p>16.3</text:p>
          </table:table-cell>
          <table:table-cell office:value-type="float" office:value="5">
            <text:p>5</text:p>
          </table:table-cell>
          <table:table-cell office:value-type="float" office:value="1.20037">
            <text:p>1.2003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4.579711">
            <text:p>-94.579711</text:p>
          </table:table-cell>
          <table:table-cell office:value-type="float" office:value="0.068964">
            <text:p>0.068964</text:p>
          </table:table-cell>
          <table:table-cell office:value-type="float" office:value="0.864089">
            <text:p>0.864089</text:p>
          </table:table-cell>
          <table:table-cell office:value-type="float" office:value="1.183454">
            <text:p>1.183454</text:p>
          </table:table-cell>
          <table:table-cell office:value-type="float" office:value="0">
            <text:p>0</text:p>
          </table:table-cell>
          <table:table-cell office:value-type="float" office:value="43.3181">
            <text:p>43.3181</text:p>
          </table:table-cell>
          <table:table-cell office:value-type="float" office:value="7.9">
            <text:p>7.9</text:p>
          </table:table-cell>
          <table:table-cell office:value-type="float" office:value="2.5">
            <text:p>2.5</text:p>
          </table:table-cell>
          <table:table-cell office:value-type="float" office:value="1.58602">
            <text:p>1.5860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4.931646">
            <text:p>-94.931646</text:p>
          </table:table-cell>
          <table:table-cell office:value-type="float" office:value="0.406252">
            <text:p>0.406252</text:p>
          </table:table-cell>
          <table:table-cell office:value-type="float" office:value="0.194533">
            <text:p>0.194533</text:p>
          </table:table-cell>
          <table:table-cell office:value-type="float" office:value="0.903546">
            <text:p>0.903546</text:p>
          </table:table-cell>
          <table:table-cell office:value-type="float" office:value="5">
            <text:p>5</text:p>
          </table:table-cell>
          <table:table-cell office:value-type="float" office:value="109.842">
            <text:p>109.842</text:p>
          </table:table-cell>
          <table:table-cell office:value-type="float" office:value="18.9">
            <text:p>18.9</text:p>
          </table:table-cell>
          <table:table-cell office:value-type="float" office:value="6.5">
            <text:p>6.5</text:p>
          </table:table-cell>
          <table:table-cell office:value-type="float" office:value="1.78958">
            <text:p>1.7895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4.605131">
            <text:p>-94.605131</text:p>
          </table:table-cell>
          <table:table-cell office:value-type="float" office:value="0.068964">
            <text:p>0.068964</text:p>
          </table:table-cell>
          <table:table-cell office:value-type="float" office:value="0.864089">
            <text:p>0.864089</text:p>
          </table:table-cell>
          <table:table-cell office:value-type="float" office:value="1.171732">
            <text:p>1.171732</text:p>
          </table:table-cell>
          <table:table-cell office:value-type="float" office:value="0">
            <text:p>0</text:p>
          </table:table-cell>
          <table:table-cell office:value-type="float" office:value="46.4092">
            <text:p>46.4092</text:p>
          </table:table-cell>
          <table:table-cell office:value-type="float" office:value="8.3">
            <text:p>8.3</text:p>
          </table:table-cell>
          <table:table-cell office:value-type="float" office:value="2.8">
            <text:p>2.8</text:p>
          </table:table-cell>
          <table:table-cell office:value-type="float" office:value="1.71049">
            <text:p>1.7104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0.759041">
            <text:p>-90.759041</text:p>
          </table:table-cell>
          <table:table-cell office:value-type="float" office:value="0.068964">
            <text:p>0.068964</text:p>
          </table:table-cell>
          <table:table-cell office:value-type="float" office:value="0.222359">
            <text:p>0.222359</text:p>
          </table:table-cell>
          <table:table-cell office:value-type="float" office:value="0.866884">
            <text:p>0.866884</text:p>
          </table:table-cell>
          <table:table-cell office:value-type="float" office:value="15">
            <text:p>15</text:p>
          </table:table-cell>
          <table:table-cell office:value-type="float" office:value="150.626">
            <text:p>150.626</text:p>
          </table:table-cell>
          <table:table-cell office:value-type="float" office:value="21.7">
            <text:p>21.7</text:p>
          </table:table-cell>
          <table:table-cell office:value-type="float" office:value="9.1">
            <text:p>9.1</text:p>
          </table:table-cell>
          <table:table-cell office:value-type="float" office:value="1.60337">
            <text:p>1.6033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4.548055">
            <text:p>-94.548055</text:p>
          </table:table-cell>
          <table:table-cell office:value-type="float" office:value="0.406252">
            <text:p>0.406252</text:p>
          </table:table-cell>
          <table:table-cell office:value-type="float" office:value="0">
            <text:p>0</text:p>
          </table:table-cell>
          <table:table-cell office:value-type="float" office:value="0.831134">
            <text:p>0.831134</text:p>
          </table:table-cell>
          <table:table-cell office:value-type="float" office:value="10">
            <text:p>10</text:p>
          </table:table-cell>
          <table:table-cell office:value-type="float" office:value="140.54">
            <text:p>140.54</text:p>
          </table:table-cell>
          <table:table-cell office:value-type="float" office:value="21">
            <text:p>21</text:p>
          </table:table-cell>
          <table:table-cell office:value-type="float" office:value="8.2">
            <text:p>8.2</text:p>
          </table:table-cell>
          <table:table-cell office:value-type="float" office:value="1.46346">
            <text:p>1.46346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3.69536">
            <text:p>-93.69536</text:p>
          </table:table-cell>
          <table:table-cell office:value-type="float" office:value="0.380173">
            <text:p>0.380173</text:p>
          </table:table-cell>
          <table:table-cell office:value-type="float" office:value="0">
            <text:p>0</text:p>
          </table:table-cell>
          <table:table-cell office:value-type="float" office:value="0.781385">
            <text:p>0.781385</text:p>
          </table:table-cell>
          <table:table-cell office:value-type="float" office:value="22">
            <text:p>22</text:p>
          </table:table-cell>
          <table:table-cell office:value-type="float" office:value="90.1235">
            <text:p>90.1235</text:p>
          </table:table-cell>
          <table:table-cell office:value-type="float" office:value="15.7">
            <text:p>15.7</text:p>
          </table:table-cell>
          <table:table-cell office:value-type="float" office:value="4.9">
            <text:p>4.9</text:p>
          </table:table-cell>
          <table:table-cell office:value-type="float" office:value="0.789122">
            <text:p>0.78912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4.958026">
            <text:p>-94.958026</text:p>
          </table:table-cell>
          <table:table-cell office:value-type="float" office:value="0.380173">
            <text:p>0.380173</text:p>
          </table:table-cell>
          <table:table-cell office:value-type="float" office:value="0.553416">
            <text:p>0.5534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.2605">
            <text:p>95.2605</text:p>
          </table:table-cell>
          <table:table-cell office:value-type="float" office:value="16.9">
            <text:p>16.9</text:p>
          </table:table-cell>
          <table:table-cell office:value-type="float" office:value="5.4">
            <text:p>5.4</text:p>
          </table:table-cell>
          <table:table-cell office:value-type="float" office:value="0.634028">
            <text:p>0.63402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242565">
            <text:p>-94.242565</text:p>
          </table:table-cell>
          <table:table-cell office:value-type="float" office:value="0.208946">
            <text:p>0.208946</text:p>
          </table:table-cell>
          <table:table-cell office:value-type="float" office:value="0.339795">
            <text:p>0.339795</text:p>
          </table:table-cell>
          <table:table-cell office:value-type="float" office:value="0.518053">
            <text:p>0.518053</text:p>
          </table:table-cell>
          <table:table-cell office:value-type="float" office:value="0">
            <text:p>0</text:p>
          </table:table-cell>
          <table:table-cell office:value-type="float" office:value="69.2827">
            <text:p>69.2827</text:p>
          </table:table-cell>
          <table:table-cell office:value-type="float" office:value="12.4">
            <text:p>12.4</text:p>
          </table:table-cell>
          <table:table-cell office:value-type="float" office:value="4.6">
            <text:p>4.6</text:p>
          </table:table-cell>
          <table:table-cell office:value-type="float" office:value="1.11101">
            <text:p>1.11101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5">
            <text:p>-95</text:p>
          </table:table-cell>
          <table:table-cell office:value-type="float" office:value="0.406252">
            <text:p>0.406252</text:p>
          </table:table-cell>
          <table:table-cell office:value-type="float" office:value="0">
            <text:p>0</text:p>
          </table:table-cell>
          <table:table-cell office:value-type="float" office:value="0.687923">
            <text:p>0.687923</text:p>
          </table:table-cell>
          <table:table-cell office:value-type="float" office:value="4">
            <text:p>4</text:p>
          </table:table-cell>
          <table:table-cell office:value-type="float" office:value="93.4413">
            <text:p>93.4413</text:p>
          </table:table-cell>
          <table:table-cell office:value-type="float" office:value="16.8">
            <text:p>16.8</text:p>
          </table:table-cell>
          <table:table-cell office:value-type="float" office:value="5.7">
            <text:p>5.7</text:p>
          </table:table-cell>
          <table:table-cell office:value-type="float" office:value="0.89232">
            <text:p>0.8923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5">
            <text:p>-95</text:p>
          </table:table-cell>
          <table:table-cell office:value-type="float" office:value="0.406252">
            <text:p>0.406252</text:p>
          </table:table-cell>
          <table:table-cell office:value-type="float" office:value="0">
            <text:p>0</text:p>
          </table:table-cell>
          <table:table-cell office:value-type="float" office:value="1.055964">
            <text:p>1.055964</text:p>
          </table:table-cell>
          <table:table-cell office:value-type="float" office:value="6">
            <text:p>6</text:p>
          </table:table-cell>
          <table:table-cell office:value-type="float" office:value="102.528">
            <text:p>102.528</text:p>
          </table:table-cell>
          <table:table-cell office:value-type="float" office:value="18.5">
            <text:p>18.5</text:p>
          </table:table-cell>
          <table:table-cell office:value-type="float" office:value="5.8">
            <text:p>5.8</text:p>
          </table:table-cell>
          <table:table-cell office:value-type="float" office:value="1.764">
            <text:p>1.764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4.70006">
            <text:p>-94.70006</text:p>
          </table:table-cell>
          <table:table-cell office:value-type="float" office:value="0.068964">
            <text:p>0.068964</text:p>
          </table:table-cell>
          <table:table-cell office:value-type="float" office:value="0.082136">
            <text:p>0.082136</text:p>
          </table:table-cell>
          <table:table-cell office:value-type="float" office:value="2.07681">
            <text:p>2.07681</text:p>
          </table:table-cell>
          <table:table-cell office:value-type="float" office:value="0">
            <text:p>0</text:p>
          </table:table-cell>
          <table:table-cell office:value-type="float" office:value="50.6923">
            <text:p>50.6923</text:p>
          </table:table-cell>
          <table:table-cell office:value-type="float" office:value="9.4">
            <text:p>9.4</text:p>
          </table:table-cell>
          <table:table-cell office:value-type="float" office:value="3">
            <text:p>3</text:p>
          </table:table-cell>
          <table:table-cell office:value-type="float" office:value="1.96927">
            <text:p>1.9692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94.829607">
            <text:p>-94.829607</text:p>
          </table:table-cell>
          <table:table-cell office:value-type="float" office:value="0.406252">
            <text:p>0.406252</text:p>
          </table:table-cell>
          <table:table-cell office:value-type="float" office:value="0.016095">
            <text:p>0.016095</text:p>
          </table:table-cell>
          <table:table-cell office:value-type="float" office:value="0.874224">
            <text:p>0.874224</text:p>
          </table:table-cell>
          <table:table-cell office:value-type="float" office:value="4">
            <text:p>4</text:p>
          </table:table-cell>
          <table:table-cell office:value-type="float" office:value="101.56">
            <text:p>101.56</text:p>
          </table:table-cell>
          <table:table-cell office:value-type="float" office:value="17.6">
            <text:p>17.6</text:p>
          </table:table-cell>
          <table:table-cell office:value-type="float" office:value="6.1">
            <text:p>6.1</text:p>
          </table:table-cell>
          <table:table-cell office:value-type="float" office:value="1.55958">
            <text:p>1.5595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4.993685">
            <text:p>-94.993685</text:p>
          </table:table-cell>
          <table:table-cell office:value-type="float" office:value="0.406252">
            <text:p>0.406252</text:p>
          </table:table-cell>
          <table:table-cell office:value-type="float" office:value="0.69506">
            <text:p>0.69506</text:p>
          </table:table-cell>
          <table:table-cell office:value-type="float" office:value="0.017955">
            <text:p>0.017955</text:p>
          </table:table-cell>
          <table:table-cell office:value-type="float" office:value="0">
            <text:p>0</text:p>
          </table:table-cell>
          <table:table-cell office:value-type="float" office:value="57.1133">
            <text:p>57.1133</text:p>
          </table:table-cell>
          <table:table-cell office:value-type="float" office:value="10.5">
            <text:p>10.5</text:p>
          </table:table-cell>
          <table:table-cell office:value-type="float" office:value="3.4">
            <text:p>3.4</text:p>
          </table:table-cell>
          <table:table-cell office:value-type="float" office:value="0.772132">
            <text:p>0.772132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5">
            <text:p>-95</text:p>
          </table:table-cell>
          <table:table-cell office:value-type="float" office:value="0.406252">
            <text:p>0.406252</text:p>
          </table:table-cell>
          <table:table-cell office:value-type="float" office:value="0.687713">
            <text:p>0.687713</text:p>
          </table:table-cell>
          <table:table-cell office:value-type="float" office:value="0.137675">
            <text:p>0.137675</text:p>
          </table:table-cell>
          <table:table-cell office:value-type="float" office:value="14">
            <text:p>14</text:p>
          </table:table-cell>
          <table:table-cell office:value-type="float" office:value="96.2873">
            <text:p>96.2873</text:p>
          </table:table-cell>
          <table:table-cell office:value-type="float" office:value="16.7">
            <text:p>16.7</text:p>
          </table:table-cell>
          <table:table-cell office:value-type="float" office:value="5.2">
            <text:p>5.2</text:p>
          </table:table-cell>
          <table:table-cell office:value-type="float" office:value="1.17639">
            <text:p>1.17639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931753">
            <text:p>-94.931753</text:p>
          </table:table-cell>
          <table:table-cell office:value-type="float" office:value="0.406252">
            <text:p>0.406252</text:p>
          </table:table-cell>
          <table:table-cell office:value-type="float" office:value="0.719746">
            <text:p>0.719746</text:p>
          </table:table-cell>
          <table:table-cell office:value-type="float" office:value="0.03841">
            <text:p>0.03841</text:p>
          </table:table-cell>
          <table:table-cell office:value-type="float" office:value="2">
            <text:p>2</text:p>
          </table:table-cell>
          <table:table-cell office:value-type="float" office:value="62.007">
            <text:p>62.007</text:p>
          </table:table-cell>
          <table:table-cell office:value-type="float" office:value="11.3">
            <text:p>11.3</text:p>
          </table:table-cell>
          <table:table-cell office:value-type="float" office:value="3.9">
            <text:p>3.9</text:p>
          </table:table-cell>
          <table:table-cell office:value-type="float" office:value="0.902789">
            <text:p>0.902789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4.348292">
            <text:p>-94.348292</text:p>
          </table:table-cell>
          <table:table-cell office:value-type="float" office:value="0.068973">
            <text:p>0.068973</text:p>
          </table:table-cell>
          <table:table-cell office:value-type="float" office:value="0.106347">
            <text:p>0.106347</text:p>
          </table:table-cell>
          <table:table-cell office:value-type="float" office:value="0.32974">
            <text:p>0.32974</text:p>
          </table:table-cell>
          <table:table-cell office:value-type="float" office:value="6">
            <text:p>6</text:p>
          </table:table-cell>
          <table:table-cell office:value-type="float" office:value="89.3506">
            <text:p>89.3506</text:p>
          </table:table-cell>
          <table:table-cell office:value-type="float" office:value="15.3">
            <text:p>15.3</text:p>
          </table:table-cell>
          <table:table-cell office:value-type="float" office:value="5">
            <text:p>5</text:p>
          </table:table-cell>
          <table:table-cell office:value-type="float" office:value="0.504478">
            <text:p>0.504478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4.997326">
            <text:p>-94.997326</text:p>
          </table:table-cell>
          <table:table-cell office:value-type="float" office:value="0.068973">
            <text:p>0.068973</text:p>
          </table:table-cell>
          <table:table-cell office:value-type="float" office:value="0.089811">
            <text:p>0.089811</text:p>
          </table:table-cell>
          <table:table-cell office:value-type="float" office:value="1.202364">
            <text:p>1.202364</text:p>
          </table:table-cell>
          <table:table-cell office:value-type="float" office:value="0">
            <text:p>0</text:p>
          </table:table-cell>
          <table:table-cell office:value-type="float" office:value="66.968">
            <text:p>66.968</text:p>
          </table:table-cell>
          <table:table-cell office:value-type="float" office:value="12">
            <text:p>12</text:p>
          </table:table-cell>
          <table:table-cell office:value-type="float" office:value="4.4">
            <text:p>4.4</text:p>
          </table:table-cell>
          <table:table-cell office:value-type="float" office:value="1.29301">
            <text:p>1.29301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4.976652">
            <text:p>-94.976652</text:p>
          </table:table-cell>
          <table:table-cell office:value-type="float" office:value="0.401475">
            <text:p>0.401475</text:p>
          </table:table-cell>
          <table:table-cell office:value-type="float" office:value="0.746018">
            <text:p>0.746018</text:p>
          </table:table-cell>
          <table:table-cell office:value-type="float" office:value="0.0683">
            <text:p>0.0683</text:p>
          </table:table-cell>
          <table:table-cell office:value-type="float" office:value="0">
            <text:p>0</text:p>
          </table:table-cell>
          <table:table-cell office:value-type="float" office:value="74.7361">
            <text:p>74.7361</text:p>
          </table:table-cell>
          <table:table-cell office:value-type="float" office:value="13.6">
            <text:p>13.6</text:p>
          </table:table-cell>
          <table:table-cell office:value-type="float" office:value="4.9">
            <text:p>4.9</text:p>
          </table:table-cell>
          <table:table-cell office:value-type="float" office:value="0.966943">
            <text:p>0.966943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94.412802">
            <text:p>-94.412802</text:p>
          </table:table-cell>
          <table:table-cell office:value-type="float" office:value="0.068973">
            <text:p>0.068973</text:p>
          </table:table-cell>
          <table:table-cell office:value-type="float" office:value="0.01035">
            <text:p>0.01035</text:p>
          </table:table-cell>
          <table:table-cell office:value-type="float" office:value="1.142492">
            <text:p>1.142492</text:p>
          </table:table-cell>
          <table:table-cell office:value-type="float" office:value="4">
            <text:p>4</text:p>
          </table:table-cell>
          <table:table-cell office:value-type="float" office:value="80.0943">
            <text:p>80.0943</text:p>
          </table:table-cell>
          <table:table-cell office:value-type="float" office:value="14.4">
            <text:p>14.4</text:p>
          </table:table-cell>
          <table:table-cell office:value-type="float" office:value="4.8">
            <text:p>4.8</text:p>
          </table:table-cell>
          <table:table-cell office:value-type="float" office:value="1.47431">
            <text:p>1.47431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4.120809">
            <text:p>-94.120809</text:p>
          </table:table-cell>
          <table:table-cell office:value-type="float" office:value="0.068973">
            <text:p>0.068973</text:p>
          </table:table-cell>
          <table:table-cell office:value-type="float" office:value="0">
            <text:p>0</text:p>
          </table:table-cell>
          <table:table-cell office:value-type="float" office:value="0.795694">
            <text:p>0.795694</text:p>
          </table:table-cell>
          <table:table-cell office:value-type="float" office:value="7">
            <text:p>7</text:p>
          </table:table-cell>
          <table:table-cell office:value-type="float" office:value="83.4439">
            <text:p>83.4439</text:p>
          </table:table-cell>
          <table:table-cell office:value-type="float" office:value="14.8">
            <text:p>14.8</text:p>
          </table:table-cell>
          <table:table-cell office:value-type="float" office:value="4.6">
            <text:p>4.6</text:p>
          </table:table-cell>
          <table:table-cell office:value-type="float" office:value="0.783385">
            <text:p>0.783385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4.937217">
            <text:p>-94.937217</text:p>
          </table:table-cell>
          <table:table-cell office:value-type="float" office:value="0.068973">
            <text:p>0.068973</text:p>
          </table:table-cell>
          <table:table-cell office:value-type="float" office:value="0.087059">
            <text:p>0.087059</text:p>
          </table:table-cell>
          <table:table-cell office:value-type="float" office:value="1.178789">
            <text:p>1.178789</text:p>
          </table:table-cell>
          <table:table-cell office:value-type="float" office:value="0">
            <text:p>0</text:p>
          </table:table-cell>
          <table:table-cell office:value-type="float" office:value="52.0735">
            <text:p>52.0735</text:p>
          </table:table-cell>
          <table:table-cell office:value-type="float" office:value="9.5">
            <text:p>9.5</text:p>
          </table:table-cell>
          <table:table-cell office:value-type="float" office:value="3.3">
            <text:p>3.3</text:p>
          </table:table-cell>
          <table:table-cell office:value-type="float" office:value="1.04978">
            <text:p>1.04978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5">
            <text:p>-95</text:p>
          </table:table-cell>
          <table:table-cell office:value-type="float" office:value="0.380173">
            <text:p>0.380173</text:p>
          </table:table-cell>
          <table:table-cell office:value-type="float" office:value="0.483263">
            <text:p>0.483263</text:p>
          </table:table-cell>
          <table:table-cell office:value-type="float" office:value="0.015336">
            <text:p>0.015336</text:p>
          </table:table-cell>
          <table:table-cell office:value-type="float" office:value="12">
            <text:p>12</text:p>
          </table:table-cell>
          <table:table-cell office:value-type="float" office:value="141.616">
            <text:p>141.616</text:p>
          </table:table-cell>
          <table:table-cell office:value-type="float" office:value="21.2">
            <text:p>21.2</text:p>
          </table:table-cell>
          <table:table-cell office:value-type="float" office:value="8.3">
            <text:p>8.3</text:p>
          </table:table-cell>
          <table:table-cell office:value-type="float" office:value="0.633911">
            <text:p>0.633911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0.846272">
            <text:p>-90.846272</text:p>
          </table:table-cell>
          <table:table-cell office:value-type="float" office:value="0.068973">
            <text:p>0.068973</text:p>
          </table:table-cell>
          <table:table-cell office:value-type="float" office:value="0">
            <text:p>0</text:p>
          </table:table-cell>
          <table:table-cell office:value-type="float" office:value="1.681929">
            <text:p>1.681929</text:p>
          </table:table-cell>
          <table:table-cell office:value-type="float" office:value="2">
            <text:p>2</text:p>
          </table:table-cell>
          <table:table-cell office:value-type="float" office:value="53.6852">
            <text:p>53.6852</text:p>
          </table:table-cell>
          <table:table-cell office:value-type="float" office:value="9.7">
            <text:p>9.7</text:p>
          </table:table-cell>
          <table:table-cell office:value-type="float" office:value="3.2">
            <text:p>3.2</text:p>
          </table:table-cell>
          <table:table-cell office:value-type="float" office:value="1.61835">
            <text:p>1.61835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4.601371">
            <text:p>-94.601371</text:p>
          </table:table-cell>
          <table:table-cell office:value-type="float" office:value="0.208946">
            <text:p>0.208946</text:p>
          </table:table-cell>
          <table:table-cell office:value-type="float" office:value="0">
            <text:p>0</text:p>
          </table:table-cell>
          <table:table-cell office:value-type="float" office:value="1.095229">
            <text:p>1.095229</text:p>
          </table:table-cell>
          <table:table-cell office:value-type="float" office:value="6">
            <text:p>6</text:p>
          </table:table-cell>
          <table:table-cell office:value-type="float" office:value="99.9041">
            <text:p>99.9041</text:p>
          </table:table-cell>
          <table:table-cell office:value-type="float" office:value="17.3">
            <text:p>17.3</text:p>
          </table:table-cell>
          <table:table-cell office:value-type="float" office:value="5.8">
            <text:p>5.8</text:p>
          </table:table-cell>
          <table:table-cell office:value-type="float" office:value="1.55473">
            <text:p>1.55473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2.288429">
            <text:p>-92.288429</text:p>
          </table:table-cell>
          <table:table-cell office:value-type="float" office:value="0.068964">
            <text:p>0.068964</text:p>
          </table:table-cell>
          <table:table-cell office:value-type="float" office:value="0.336709">
            <text:p>0.336709</text:p>
          </table:table-cell>
          <table:table-cell office:value-type="float" office:value="0.515437">
            <text:p>0.515437</text:p>
          </table:table-cell>
          <table:table-cell office:value-type="float" office:value="11">
            <text:p>11</text:p>
          </table:table-cell>
          <table:table-cell office:value-type="float" office:value="148.303">
            <text:p>148.303</text:p>
          </table:table-cell>
          <table:table-cell office:value-type="float" office:value="21.4">
            <text:p>21.4</text:p>
          </table:table-cell>
          <table:table-cell office:value-type="float" office:value="8.9">
            <text:p>8.9</text:p>
          </table:table-cell>
          <table:table-cell office:value-type="float" office:value="1.36705">
            <text:p>1.36705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4.894588">
            <text:p>-94.894588</text:p>
          </table:table-cell>
          <table:table-cell office:value-type="float" office:value="0.380173">
            <text:p>0.380173</text:p>
          </table:table-cell>
          <table:table-cell office:value-type="float" office:value="0.507546">
            <text:p>0.507546</text:p>
          </table:table-cell>
          <table:table-cell office:value-type="float" office:value="0.133012">
            <text:p>0.133012</text:p>
          </table:table-cell>
          <table:table-cell office:value-type="float" office:value="2">
            <text:p>2</text:p>
          </table:table-cell>
          <table:table-cell office:value-type="float" office:value="80.079">
            <text:p>80.079</text:p>
          </table:table-cell>
          <table:table-cell office:value-type="float" office:value="14.4">
            <text:p>14.4</text:p>
          </table:table-cell>
          <table:table-cell office:value-type="float" office:value="5.2">
            <text:p>5.2</text:p>
          </table:table-cell>
          <table:table-cell office:value-type="float" office:value="0.74176">
            <text:p>0.74176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5">
            <text:p>-95</text:p>
          </table:table-cell>
          <table:table-cell office:value-type="float" office:value="0.406252">
            <text:p>0.406252</text:p>
          </table:table-cell>
          <table:table-cell office:value-type="float" office:value="0.004147">
            <text:p>0.004147</text:p>
          </table:table-cell>
          <table:table-cell office:value-type="float" office:value="0.679178">
            <text:p>0.679178</text:p>
          </table:table-cell>
          <table:table-cell office:value-type="float" office:value="4">
            <text:p>4</text:p>
          </table:table-cell>
          <table:table-cell office:value-type="float" office:value="93.293">
            <text:p>93.293</text:p>
          </table:table-cell>
          <table:table-cell office:value-type="float" office:value="16.6">
            <text:p>16.6</text:p>
          </table:table-cell>
          <table:table-cell office:value-type="float" office:value="5.7">
            <text:p>5.7</text:p>
          </table:table-cell>
          <table:table-cell office:value-type="float" office:value="1.10514">
            <text:p>1.10514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4.968082">
            <text:p>-94.968082</text:p>
          </table:table-cell>
          <table:table-cell office:value-type="float" office:value="0.380173">
            <text:p>0.380173</text:p>
          </table:table-cell>
          <table:table-cell office:value-type="float" office:value="0.493492">
            <text:p>0.4934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8.6043">
            <text:p>98.6043</text:p>
          </table:table-cell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float" office:value="0.534824">
            <text:p>0.534824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5">
            <text:p>-95</text:p>
          </table:table-cell>
          <table:table-cell office:value-type="float" office:value="0.406252">
            <text:p>0.406252</text:p>
          </table:table-cell>
          <table:table-cell office:value-type="float" office:value="0.970494">
            <text:p>0.970494</text:p>
          </table:table-cell>
          <table:table-cell office:value-type="float" office:value="0.15338">
            <text:p>0.15338</text:p>
          </table:table-cell>
          <table:table-cell office:value-type="float" office:value="0">
            <text:p>0</text:p>
          </table:table-cell>
          <table:table-cell office:value-type="float" office:value="78.3339">
            <text:p>78.3339</text:p>
          </table:table-cell>
          <table:table-cell office:value-type="float" office:value="14.3">
            <text:p>14.3</text:p>
          </table:table-cell>
          <table:table-cell office:value-type="float" office:value="5.2">
            <text:p>5.2</text:p>
          </table:table-cell>
          <table:table-cell office:value-type="float" office:value="1.49809">
            <text:p>1.49809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964949">
            <text:p>-94.964949</text:p>
          </table:table-cell>
          <table:table-cell office:value-type="float" office:value="0.406252">
            <text:p>0.406252</text:p>
          </table:table-cell>
          <table:table-cell office:value-type="float" office:value="0">
            <text:p>0</text:p>
          </table:table-cell>
          <table:table-cell office:value-type="float" office:value="1.033564">
            <text:p>1.033564</text:p>
          </table:table-cell>
          <table:table-cell office:value-type="float" office:value="6">
            <text:p>6</text:p>
          </table:table-cell>
          <table:table-cell office:value-type="float" office:value="92.4516">
            <text:p>92.4516</text:p>
          </table:table-cell>
          <table:table-cell office:value-type="float" office:value="16.4">
            <text:p>16.4</text:p>
          </table:table-cell>
          <table:table-cell office:value-type="float" office:value="5.2">
            <text:p>5.2</text:p>
          </table:table-cell>
          <table:table-cell office:value-type="float" office:value="1.48294">
            <text:p>1.48294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4.476442">
            <text:p>-94.476442</text:p>
          </table:table-cell>
          <table:table-cell office:value-type="float" office:value="0.380173">
            <text:p>0.380173</text:p>
          </table:table-cell>
          <table:table-cell office:value-type="float" office:value="0.055862">
            <text:p>0.055862</text:p>
          </table:table-cell>
          <table:table-cell office:value-type="float" office:value="0.891159">
            <text:p>0.891159</text:p>
          </table:table-cell>
          <table:table-cell office:value-type="float" office:value="2">
            <text:p>2</text:p>
          </table:table-cell>
          <table:table-cell office:value-type="float" office:value="67.7143">
            <text:p>67.7143</text:p>
          </table:table-cell>
          <table:table-cell office:value-type="float" office:value="12.1">
            <text:p>12.1</text:p>
          </table:table-cell>
          <table:table-cell office:value-type="float" office:value="4.2">
            <text:p>4.2</text:p>
          </table:table-cell>
          <table:table-cell office:value-type="float" office:value="1.13094">
            <text:p>1.13094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4.939323">
            <text:p>-94.939323</text:p>
          </table:table-cell>
          <table:table-cell office:value-type="float" office:value="0.406252">
            <text:p>0.406252</text:p>
          </table:table-cell>
          <table:table-cell office:value-type="float" office:value="0.708735">
            <text:p>0.708735</text:p>
          </table:table-cell>
          <table:table-cell office:value-type="float" office:value="0.017394">
            <text:p>0.017394</text:p>
          </table:table-cell>
          <table:table-cell office:value-type="float" office:value="2">
            <text:p>2</text:p>
          </table:table-cell>
          <table:table-cell office:value-type="float" office:value="68.9297">
            <text:p>68.9297</text:p>
          </table:table-cell>
          <table:table-cell office:value-type="float" office:value="12.2">
            <text:p>12.2</text:p>
          </table:table-cell>
          <table:table-cell office:value-type="float" office:value="4.5">
            <text:p>4.5</text:p>
          </table:table-cell>
          <table:table-cell office:value-type="float" office:value="1.07567">
            <text:p>1.07567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5">
            <text:p>-95</text:p>
          </table:table-cell>
          <table:table-cell office:value-type="float" office:value="0.380173">
            <text:p>0.380173</text:p>
          </table:table-cell>
          <table:table-cell office:value-type="float" office:value="0.474561">
            <text:p>0.4745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.7476">
            <text:p>69.7476</text:p>
          </table:table-cell>
          <table:table-cell office:value-type="float" office:value="12.4">
            <text:p>12.4</text:p>
          </table:table-cell>
          <table:table-cell office:value-type="float" office:value="4.3">
            <text:p>4.3</text:p>
          </table:table-cell>
          <table:table-cell office:value-type="float" office:value="0.66816">
            <text:p>0.66816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95">
            <text:p>-95</text:p>
          </table:table-cell>
          <table:table-cell office:value-type="float" office:value="0.406252">
            <text:p>0.406252</text:p>
          </table:table-cell>
          <table:table-cell office:value-type="float" office:value="1">
            <text:p>1</text:p>
          </table:table-cell>
          <table:table-cell office:value-type="float" office:value="0.238752">
            <text:p>0.238752</text:p>
          </table:table-cell>
          <table:table-cell office:value-type="float" office:value="0">
            <text:p>0</text:p>
          </table:table-cell>
          <table:table-cell office:value-type="float" office:value="72.2189">
            <text:p>72.2189</text:p>
          </table:table-cell>
          <table:table-cell office:value-type="float" office:value="12.8">
            <text:p>12.8</text:p>
          </table:table-cell>
          <table:table-cell office:value-type="float" office:value="4.7">
            <text:p>4.7</text:p>
          </table:table-cell>
          <table:table-cell office:value-type="float" office:value="1.35454">
            <text:p>1.35454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4.789799">
            <text:p>-94.789799</text:p>
          </table:table-cell>
          <table:table-cell office:value-type="float" office:value="0.068973">
            <text:p>0.068973</text:p>
          </table:table-cell>
          <table:table-cell office:value-type="float" office:value="0.273125">
            <text:p>0.273125</text:p>
          </table:table-cell>
          <table:table-cell office:value-type="float" office:value="0.100324">
            <text:p>0.100324</text:p>
          </table:table-cell>
          <table:table-cell office:value-type="float" office:value="5">
            <text:p>5</text:p>
          </table:table-cell>
          <table:table-cell office:value-type="float" office:value="88.0532">
            <text:p>88.0532</text:p>
          </table:table-cell>
          <table:table-cell office:value-type="float" office:value="15.4">
            <text:p>15.4</text:p>
          </table:table-cell>
          <table:table-cell office:value-type="float" office:value="5.2">
            <text:p>5.2</text:p>
          </table:table-cell>
          <table:table-cell office:value-type="float" office:value="0.438867">
            <text:p>0.438867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4.964949">
            <text:p>-94.964949</text:p>
          </table:table-cell>
          <table:table-cell office:value-type="float" office:value="0.406252">
            <text:p>0.406252</text:p>
          </table:table-cell>
          <table:table-cell office:value-type="float" office:value="0">
            <text:p>0</text:p>
          </table:table-cell>
          <table:table-cell office:value-type="float" office:value="1.010785">
            <text:p>1.010785</text:p>
          </table:table-cell>
          <table:table-cell office:value-type="float" office:value="6">
            <text:p>6</text:p>
          </table:table-cell>
          <table:table-cell office:value-type="float" office:value="111.578">
            <text:p>111.578</text:p>
          </table:table-cell>
          <table:table-cell office:value-type="float" office:value="19.2">
            <text:p>19.2</text:p>
          </table:table-cell>
          <table:table-cell office:value-type="float" office:value="6.5">
            <text:p>6.5</text:p>
          </table:table-cell>
          <table:table-cell office:value-type="float" office:value="1.85409">
            <text:p>1.85409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5">
            <text:p>-95</text:p>
          </table:table-cell>
          <table:table-cell office:value-type="float" office:value="0.406252">
            <text:p>0.406252</text:p>
          </table:table-cell>
          <table:table-cell office:value-type="float" office:value="0.692073">
            <text:p>0.692073</text:p>
          </table:table-cell>
          <table:table-cell office:value-type="float" office:value="0.148064">
            <text:p>0.148064</text:p>
          </table:table-cell>
          <table:table-cell office:value-type="float" office:value="5">
            <text:p>5</text:p>
          </table:table-cell>
          <table:table-cell office:value-type="float" office:value="89.945">
            <text:p>89.945</text:p>
          </table:table-cell>
          <table:table-cell office:value-type="float" office:value="15.7">
            <text:p>15.7</text:p>
          </table:table-cell>
          <table:table-cell office:value-type="float" office:value="5.2">
            <text:p>5.2</text:p>
          </table:table-cell>
          <table:table-cell office:value-type="float" office:value="0.933742">
            <text:p>0.933742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4.930205">
            <text:p>-94.930205</text:p>
          </table:table-cell>
          <table:table-cell office:value-type="float" office:value="0.068973">
            <text:p>0.068973</text:p>
          </table:table-cell>
          <table:table-cell office:value-type="float" office:value="0.050323">
            <text:p>0.050323</text:p>
          </table:table-cell>
          <table:table-cell office:value-type="float" office:value="1.209902">
            <text:p>1.209902</text:p>
          </table:table-cell>
          <table:table-cell office:value-type="float" office:value="0">
            <text:p>0</text:p>
          </table:table-cell>
          <table:table-cell office:value-type="float" office:value="43.0008">
            <text:p>43.0008</text:p>
          </table:table-cell>
          <table:table-cell office:value-type="float" office:value="7.4">
            <text:p>7.4</text:p>
          </table:table-cell>
          <table:table-cell office:value-type="float" office:value="2.5">
            <text:p>2.5</text:p>
          </table:table-cell>
          <table:table-cell office:value-type="float" office:value="0.741157">
            <text:p>0.741157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4.872818">
            <text:p>-94.872818</text:p>
          </table:table-cell>
          <table:table-cell office:value-type="float" office:value="0.208946">
            <text:p>0.208946</text:p>
          </table:table-cell>
          <table:table-cell office:value-type="float" office:value="0.006934">
            <text:p>0.006934</text:p>
          </table:table-cell>
          <table:table-cell office:value-type="float" office:value="0.706591">
            <text:p>0.706591</text:p>
          </table:table-cell>
          <table:table-cell office:value-type="float" office:value="3">
            <text:p>3</text:p>
          </table:table-cell>
          <table:table-cell office:value-type="float" office:value="81.0213">
            <text:p>81.0213</text:p>
          </table:table-cell>
          <table:table-cell office:value-type="float" office:value="14.6">
            <text:p>14.6</text:p>
          </table:table-cell>
          <table:table-cell office:value-type="float" office:value="4.9">
            <text:p>4.9</text:p>
          </table:table-cell>
          <table:table-cell office:value-type="float" office:value="1.03419">
            <text:p>1.03419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4.232778">
            <text:p>-94.232778</text:p>
          </table:table-cell>
          <table:table-cell office:value-type="float" office:value="0.068973">
            <text:p>0.068973</text:p>
          </table:table-cell>
          <table:table-cell office:value-type="float" office:value="0">
            <text:p>0</text:p>
          </table:table-cell>
          <table:table-cell office:value-type="float" office:value="1.127558">
            <text:p>1.127558</text:p>
          </table:table-cell>
          <table:table-cell office:value-type="float" office:value="4">
            <text:p>4</text:p>
          </table:table-cell>
          <table:table-cell office:value-type="float" office:value="73.4766">
            <text:p>73.4766</text:p>
          </table:table-cell>
          <table:table-cell office:value-type="float" office:value="13.1">
            <text:p>13.1</text:p>
          </table:table-cell>
          <table:table-cell office:value-type="float" office:value="4.3">
            <text:p>4.3</text:p>
          </table:table-cell>
          <table:table-cell office:value-type="float" office:value="1.07156">
            <text:p>1.07156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4.835107">
            <text:p>-94.835107</text:p>
          </table:table-cell>
          <table:table-cell office:value-type="float" office:value="0.406252">
            <text:p>0.406252</text:p>
          </table:table-cell>
          <table:table-cell office:value-type="float" office:value="0.002203">
            <text:p>0.002203</text:p>
          </table:table-cell>
          <table:table-cell office:value-type="float" office:value="1.003565">
            <text:p>1.003565</text:p>
          </table:table-cell>
          <table:table-cell office:value-type="float" office:value="11">
            <text:p>11</text:p>
          </table:table-cell>
          <table:table-cell office:value-type="float" office:value="125.34">
            <text:p>125.34</text:p>
          </table:table-cell>
          <table:table-cell office:value-type="float" office:value="20.3">
            <text:p>20.3</text:p>
          </table:table-cell>
          <table:table-cell office:value-type="float" office:value="7.1">
            <text:p>7.1</text:p>
          </table:table-cell>
          <table:table-cell office:value-type="float" office:value="1.76378">
            <text:p>1.76378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4.811943">
            <text:p>-94.811943</text:p>
          </table:table-cell>
          <table:table-cell office:value-type="float" office:value="0.406252">
            <text:p>0.406252</text:p>
          </table:table-cell>
          <table:table-cell office:value-type="float" office:value="0.033102">
            <text:p>0.033102</text:p>
          </table:table-cell>
          <table:table-cell office:value-type="float" office:value="1.045323">
            <text:p>1.045323</text:p>
          </table:table-cell>
          <table:table-cell office:value-type="float" office:value="16">
            <text:p>16</text:p>
          </table:table-cell>
          <table:table-cell office:value-type="float" office:value="119.383">
            <text:p>119.383</text:p>
          </table:table-cell>
          <table:table-cell office:value-type="float" office:value="19.8">
            <text:p>19.8</text:p>
          </table:table-cell>
          <table:table-cell office:value-type="float" office:value="6.8">
            <text:p>6.8</text:p>
          </table:table-cell>
          <table:table-cell office:value-type="float" office:value="1.66126">
            <text:p>1.66126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1.506913">
            <text:p>-91.506913</text:p>
          </table:table-cell>
          <table:table-cell office:value-type="float" office:value="0.068973">
            <text:p>0.068973</text:p>
          </table:table-cell>
          <table:table-cell office:value-type="float" office:value="0">
            <text:p>0</text:p>
          </table:table-cell>
          <table:table-cell office:value-type="float" office:value="2.382059">
            <text:p>2.382059</text:p>
          </table:table-cell>
          <table:table-cell office:value-type="float" office:value="0">
            <text:p>0</text:p>
          </table:table-cell>
          <table:table-cell office:value-type="float" office:value="41.6903">
            <text:p>41.6903</text:p>
          </table:table-cell>
          <table:table-cell office:value-type="float" office:value="6.5">
            <text:p>6.5</text:p>
          </table:table-cell>
          <table:table-cell office:value-type="float" office:value="2.3">
            <text:p>2.3</text:p>
          </table:table-cell>
          <table:table-cell office:value-type="float" office:value="1.55177">
            <text:p>1.55177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4.833602">
            <text:p>-94.833602</text:p>
          </table:table-cell>
          <table:table-cell office:value-type="float" office:value="0.380173">
            <text:p>0.380173</text:p>
          </table:table-cell>
          <table:table-cell office:value-type="float" office:value="0.761864">
            <text:p>0.761864</text:p>
          </table:table-cell>
          <table:table-cell office:value-type="float" office:value="0.037631">
            <text:p>0.037631</text:p>
          </table:table-cell>
          <table:table-cell office:value-type="float" office:value="0">
            <text:p>0</text:p>
          </table:table-cell>
          <table:table-cell office:value-type="float" office:value="72.4378">
            <text:p>72.4378</text:p>
          </table:table-cell>
          <table:table-cell office:value-type="float" office:value="13.2">
            <text:p>13.2</text:p>
          </table:table-cell>
          <table:table-cell office:value-type="float" office:value="4.7">
            <text:p>4.7</text:p>
          </table:table-cell>
          <table:table-cell office:value-type="float" office:value="1.19367">
            <text:p>1.19367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4.226014">
            <text:p>-94.226014</text:p>
          </table:table-cell>
          <table:table-cell office:value-type="float" office:value="0.380173">
            <text:p>0.380173</text:p>
          </table:table-cell>
          <table:table-cell office:value-type="float" office:value="0.015598">
            <text:p>0.015598</text:p>
          </table:table-cell>
          <table:table-cell office:value-type="float" office:value="0.981062">
            <text:p>0.981062</text:p>
          </table:table-cell>
          <table:table-cell office:value-type="float" office:value="10">
            <text:p>10</text:p>
          </table:table-cell>
          <table:table-cell office:value-type="float" office:value="120.2">
            <text:p>120.2</text:p>
          </table:table-cell>
          <table:table-cell office:value-type="float" office:value="20">
            <text:p>20</text:p>
          </table:table-cell>
          <table:table-cell office:value-type="float" office:value="6.9">
            <text:p>6.9</text:p>
          </table:table-cell>
          <table:table-cell office:value-type="float" office:value="1.94555">
            <text:p>1.94555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964949">
            <text:p>-94.964949</text:p>
          </table:table-cell>
          <table:table-cell office:value-type="float" office:value="0.406252">
            <text:p>0.406252</text:p>
          </table:table-cell>
          <table:table-cell office:value-type="float" office:value="0">
            <text:p>0</text:p>
          </table:table-cell>
          <table:table-cell office:value-type="float" office:value="0.947314">
            <text:p>0.947314</text:p>
          </table:table-cell>
          <table:table-cell office:value-type="float" office:value="4">
            <text:p>4</text:p>
          </table:table-cell>
          <table:table-cell office:value-type="float" office:value="87.1115">
            <text:p>87.1115</text:p>
          </table:table-cell>
          <table:table-cell office:value-type="float" office:value="15.3">
            <text:p>15.3</text:p>
          </table:table-cell>
          <table:table-cell office:value-type="float" office:value="5.2">
            <text:p>5.2</text:p>
          </table:table-cell>
          <table:table-cell office:value-type="float" office:value="1.21794">
            <text:p>1.21794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4.252736">
            <text:p>-94.252736</text:p>
          </table:table-cell>
          <table:table-cell office:value-type="float" office:value="0.380173">
            <text:p>0.380173</text:p>
          </table:table-cell>
          <table:table-cell office:value-type="float" office:value="0.015598">
            <text:p>0.015598</text:p>
          </table:table-cell>
          <table:table-cell office:value-type="float" office:value="0.925881">
            <text:p>0.925881</text:p>
          </table:table-cell>
          <table:table-cell office:value-type="float" office:value="6">
            <text:p>6</text:p>
          </table:table-cell>
          <table:table-cell office:value-type="float" office:value="100.778">
            <text:p>100.778</text:p>
          </table:table-cell>
          <table:table-cell office:value-type="float" office:value="17.5">
            <text:p>17.5</text:p>
          </table:table-cell>
          <table:table-cell office:value-type="float" office:value="5.7">
            <text:p>5.7</text:p>
          </table:table-cell>
          <table:table-cell office:value-type="float" office:value="0.948167">
            <text:p>0.948167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4.841841">
            <text:p>-94.841841</text:p>
          </table:table-cell>
          <table:table-cell office:value-type="float" office:value="0.406252">
            <text:p>0.406252</text:p>
          </table:table-cell>
          <table:table-cell office:value-type="float" office:value="0.026797">
            <text:p>0.026797</text:p>
          </table:table-cell>
          <table:table-cell office:value-type="float" office:value="0.864412">
            <text:p>0.864412</text:p>
          </table:table-cell>
          <table:table-cell office:value-type="float" office:value="14">
            <text:p>14</text:p>
          </table:table-cell>
          <table:table-cell office:value-type="float" office:value="127.291">
            <text:p>127.291</text:p>
          </table:table-cell>
          <table:table-cell office:value-type="float" office:value="20.5">
            <text:p>20.5</text:p>
          </table:table-cell>
          <table:table-cell office:value-type="float" office:value="7.4">
            <text:p>7.4</text:p>
          </table:table-cell>
          <table:table-cell office:value-type="float" office:value="1.85684">
            <text:p>1.85684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4.889565">
            <text:p>-94.889565</text:p>
          </table:table-cell>
          <table:table-cell office:value-type="float" office:value="0.208946">
            <text:p>0.208946</text:p>
          </table:table-cell>
          <table:table-cell office:value-type="float" office:value="0.063308">
            <text:p>0.063308</text:p>
          </table:table-cell>
          <table:table-cell office:value-type="float" office:value="0.799309">
            <text:p>0.799309</text:p>
          </table:table-cell>
          <table:table-cell office:value-type="float" office:value="0">
            <text:p>0</text:p>
          </table:table-cell>
          <table:table-cell office:value-type="float" office:value="54.7921">
            <text:p>54.7921</text:p>
          </table:table-cell>
          <table:table-cell office:value-type="float" office:value="9.9">
            <text:p>9.9</text:p>
          </table:table-cell>
          <table:table-cell office:value-type="float" office:value="3.3">
            <text:p>3.3</text:p>
          </table:table-cell>
          <table:table-cell office:value-type="float" office:value="0.637324">
            <text:p>0.637324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4.053239">
            <text:p>-94.053239</text:p>
          </table:table-cell>
          <table:table-cell office:value-type="float" office:value="0.401475">
            <text:p>0.401475</text:p>
          </table:table-cell>
          <table:table-cell office:value-type="float" office:value="0.323338">
            <text:p>0.323338</text:p>
          </table:table-cell>
          <table:table-cell office:value-type="float" office:value="0.587432">
            <text:p>0.587432</text:p>
          </table:table-cell>
          <table:table-cell office:value-type="float" office:value="3">
            <text:p>3</text:p>
          </table:table-cell>
          <table:table-cell office:value-type="float" office:value="72.3942">
            <text:p>72.3942</text:p>
          </table:table-cell>
          <table:table-cell office:value-type="float" office:value="12.7">
            <text:p>12.7</text:p>
          </table:table-cell>
          <table:table-cell office:value-type="float" office:value="4.4">
            <text:p>4.4</text:p>
          </table:table-cell>
          <table:table-cell office:value-type="float" office:value="1.21812">
            <text:p>1.21812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5">
            <text:p>-95</text:p>
          </table:table-cell>
          <table:table-cell office:value-type="float" office:value="0.406252">
            <text:p>0.406252</text:p>
          </table:table-cell>
          <table:table-cell office:value-type="float" office:value="0.053975">
            <text:p>0.053975</text:p>
          </table:table-cell>
          <table:table-cell office:value-type="float" office:value="1.005342">
            <text:p>1.005342</text:p>
          </table:table-cell>
          <table:table-cell office:value-type="float" office:value="6">
            <text:p>6</text:p>
          </table:table-cell>
          <table:table-cell office:value-type="float" office:value="108.673">
            <text:p>108.673</text:p>
          </table:table-cell>
          <table:table-cell office:value-type="float" office:value="18.6">
            <text:p>18.6</text:p>
          </table:table-cell>
          <table:table-cell office:value-type="float" office:value="6.3">
            <text:p>6.3</text:p>
          </table:table-cell>
          <table:table-cell office:value-type="float" office:value="1.5619">
            <text:p>1.5619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3.672784">
            <text:p>-93.672784</text:p>
          </table:table-cell>
          <table:table-cell office:value-type="float" office:value="0.068964">
            <text:p>0.068964</text:p>
          </table:table-cell>
          <table:table-cell office:value-type="float" office:value="0.092628">
            <text:p>0.092628</text:p>
          </table:table-cell>
          <table:table-cell office:value-type="float" office:value="0.488408">
            <text:p>0.488408</text:p>
          </table:table-cell>
          <table:table-cell office:value-type="float" office:value="5">
            <text:p>5</text:p>
          </table:table-cell>
          <table:table-cell office:value-type="float" office:value="74.7871">
            <text:p>74.7871</text:p>
          </table:table-cell>
          <table:table-cell office:value-type="float" office:value="13.8">
            <text:p>13.8</text:p>
          </table:table-cell>
          <table:table-cell office:value-type="float" office:value="4.2">
            <text:p>4.2</text:p>
          </table:table-cell>
          <table:table-cell office:value-type="float" office:value="0.476417">
            <text:p>0.476417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4.6956">
            <text:p>-94.6956</text:p>
          </table:table-cell>
          <table:table-cell office:value-type="float" office:value="0.380173">
            <text:p>0.380173</text:p>
          </table:table-cell>
          <table:table-cell office:value-type="float" office:value="0">
            <text:p>0</text:p>
          </table:table-cell>
          <table:table-cell office:value-type="float" office:value="0.974352">
            <text:p>0.974352</text:p>
          </table:table-cell>
          <table:table-cell office:value-type="float" office:value="0">
            <text:p>0</text:p>
          </table:table-cell>
          <table:table-cell office:value-type="float" office:value="59.9019">
            <text:p>59.9019</text:p>
          </table:table-cell>
          <table:table-cell office:value-type="float" office:value="10.9">
            <text:p>10.9</text:p>
          </table:table-cell>
          <table:table-cell office:value-type="float" office:value="3.7">
            <text:p>3.7</text:p>
          </table:table-cell>
          <table:table-cell office:value-type="float" office:value="0.945189">
            <text:p>0.945189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4.987324">
            <text:p>-94.987324</text:p>
          </table:table-cell>
          <table:table-cell office:value-type="float" office:value="0.406252">
            <text:p>0.406252</text:p>
          </table:table-cell>
          <table:table-cell office:value-type="float" office:value="0.748708">
            <text:p>0.748708</text:p>
          </table:table-cell>
          <table:table-cell office:value-type="float" office:value="0.017394">
            <text:p>0.017394</text:p>
          </table:table-cell>
          <table:table-cell office:value-type="float" office:value="2">
            <text:p>2</text:p>
          </table:table-cell>
          <table:table-cell office:value-type="float" office:value="64.9679">
            <text:p>64.9679</text:p>
          </table:table-cell>
          <table:table-cell office:value-type="float" office:value="11.8">
            <text:p>11.8</text:p>
          </table:table-cell>
          <table:table-cell office:value-type="float" office:value="4">
            <text:p>4</text:p>
          </table:table-cell>
          <table:table-cell office:value-type="float" office:value="0.894675">
            <text:p>0.894675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850635">
            <text:p>-94.850635</text:p>
          </table:table-cell>
          <table:table-cell office:value-type="float" office:value="0.406252">
            <text:p>0.406252</text:p>
          </table:table-cell>
          <table:table-cell office:value-type="float" office:value="0.026797">
            <text:p>0.026797</text:p>
          </table:table-cell>
          <table:table-cell office:value-type="float" office:value="0.910144">
            <text:p>0.910144</text:p>
          </table:table-cell>
          <table:table-cell office:value-type="float" office:value="7">
            <text:p>7</text:p>
          </table:table-cell>
          <table:table-cell office:value-type="float" office:value="126.91">
            <text:p>126.91</text:p>
          </table:table-cell>
          <table:table-cell office:value-type="float" office:value="20.4">
            <text:p>20.4</text:p>
          </table:table-cell>
          <table:table-cell office:value-type="float" office:value="7.3">
            <text:p>7.3</text:p>
          </table:table-cell>
          <table:table-cell office:value-type="float" office:value="1.50031">
            <text:p>1.50031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4.470351">
            <text:p>-94.470351</text:p>
          </table:table-cell>
          <table:table-cell office:value-type="float" office:value="0.380173">
            <text:p>0.380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.1151">
            <text:p>91.1151</text:p>
          </table:table-cell>
          <table:table-cell office:value-type="float" office:value="15.8">
            <text:p>15.8</text:p>
          </table:table-cell>
          <table:table-cell office:value-type="float" office:value="5.2">
            <text:p>5.2</text:p>
          </table:table-cell>
          <table:table-cell office:value-type="float" office:value="1.02445">
            <text:p>1.02445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3.672784">
            <text:p>-93.672784</text:p>
          </table:table-cell>
          <table:table-cell office:value-type="float" office:value="0.068964">
            <text:p>0.068964</text:p>
          </table:table-cell>
          <table:table-cell office:value-type="float" office:value="0.092628">
            <text:p>0.092628</text:p>
          </table:table-cell>
          <table:table-cell office:value-type="float" office:value="0.499781">
            <text:p>0.499781</text:p>
          </table:table-cell>
          <table:table-cell office:value-type="float" office:value="5">
            <text:p>5</text:p>
          </table:table-cell>
          <table:table-cell office:value-type="float" office:value="76.0859">
            <text:p>76.0859</text:p>
          </table:table-cell>
          <table:table-cell office:value-type="float" office:value="14.2">
            <text:p>14.2</text:p>
          </table:table-cell>
          <table:table-cell office:value-type="float" office:value="4.3">
            <text:p>4.3</text:p>
          </table:table-cell>
          <table:table-cell office:value-type="float" office:value="0.52617">
            <text:p>0.52617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95">
            <text:p>-95</text:p>
          </table:table-cell>
          <table:table-cell office:value-type="float" office:value="0.380173">
            <text:p>0.380173</text:p>
          </table:table-cell>
          <table:table-cell office:value-type="float" office:value="0.483263">
            <text:p>0.483263</text:p>
          </table:table-cell>
          <table:table-cell office:value-type="float" office:value="0.021378">
            <text:p>0.021378</text:p>
          </table:table-cell>
          <table:table-cell office:value-type="float" office:value="7">
            <text:p>7</text:p>
          </table:table-cell>
          <table:table-cell office:value-type="float" office:value="130.564">
            <text:p>130.564</text:p>
          </table:table-cell>
          <table:table-cell office:value-type="float" office:value="20.7">
            <text:p>20.7</text:p>
          </table:table-cell>
          <table:table-cell office:value-type="float" office:value="7.6">
            <text:p>7.6</text:p>
          </table:table-cell>
          <table:table-cell office:value-type="float" office:value="0.619875">
            <text:p>0.619875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4.597732">
            <text:p>-94.597732</text:p>
          </table:table-cell>
          <table:table-cell office:value-type="float" office:value="0.380173">
            <text:p>0.380173</text:p>
          </table:table-cell>
          <table:table-cell office:value-type="float" office:value="0.015598">
            <text:p>0.015598</text:p>
          </table:table-cell>
          <table:table-cell office:value-type="float" office:value="1.001022">
            <text:p>1.001022</text:p>
          </table:table-cell>
          <table:table-cell office:value-type="float" office:value="15">
            <text:p>15</text:p>
          </table:table-cell>
          <table:table-cell office:value-type="float" office:value="111.609">
            <text:p>111.609</text:p>
          </table:table-cell>
          <table:table-cell office:value-type="float" office:value="19.5">
            <text:p>19.5</text:p>
          </table:table-cell>
          <table:table-cell office:value-type="float" office:value="6.2">
            <text:p>6.2</text:p>
          </table:table-cell>
          <table:table-cell office:value-type="float" office:value="1.55109">
            <text:p>1.55109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4.605131">
            <text:p>-94.605131</text:p>
          </table:table-cell>
          <table:table-cell office:value-type="float" office:value="0.068964">
            <text:p>0.068964</text:p>
          </table:table-cell>
          <table:table-cell office:value-type="float" office:value="0.864089">
            <text:p>0.864089</text:p>
          </table:table-cell>
          <table:table-cell office:value-type="float" office:value="1.152594">
            <text:p>1.152594</text:p>
          </table:table-cell>
          <table:table-cell office:value-type="float" office:value="0">
            <text:p>0</text:p>
          </table:table-cell>
          <table:table-cell office:value-type="float" office:value="44.1047">
            <text:p>44.1047</text:p>
          </table:table-cell>
          <table:table-cell office:value-type="float" office:value="8.2">
            <text:p>8.2</text:p>
          </table:table-cell>
          <table:table-cell office:value-type="float" office:value="2.6">
            <text:p>2.6</text:p>
          </table:table-cell>
          <table:table-cell office:value-type="float" office:value="1.80737">
            <text:p>1.80737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95">
            <text:p>-95</text:p>
          </table:table-cell>
          <table:table-cell office:value-type="float" office:value="0.406252">
            <text:p>0.406252</text:p>
          </table:table-cell>
          <table:table-cell office:value-type="float" office:value="0.070033">
            <text:p>0.070033</text:p>
          </table:table-cell>
          <table:table-cell office:value-type="float" office:value="0.773787">
            <text:p>0.773787</text:p>
          </table:table-cell>
          <table:table-cell office:value-type="float" office:value="0">
            <text:p>0</text:p>
          </table:table-cell>
          <table:table-cell office:value-type="float" office:value="54.0493">
            <text:p>54.0493</text:p>
          </table:table-cell>
          <table:table-cell office:value-type="float" office:value="9.8">
            <text:p>9.8</text:p>
          </table:table-cell>
          <table:table-cell office:value-type="float" office:value="3.2">
            <text:p>3.2</text:p>
          </table:table-cell>
          <table:table-cell office:value-type="float" office:value="0.615545">
            <text:p>0.615545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4.494582">
            <text:p>-94.494582</text:p>
          </table:table-cell>
          <table:table-cell office:value-type="float" office:value="0.068964">
            <text:p>0.068964</text:p>
          </table:table-cell>
          <table:table-cell office:value-type="float" office:value="0.21395">
            <text:p>0.21395</text:p>
          </table:table-cell>
          <table:table-cell office:value-type="float" office:value="1.007174">
            <text:p>1.007174</text:p>
          </table:table-cell>
          <table:table-cell office:value-type="float" office:value="0">
            <text:p>0</text:p>
          </table:table-cell>
          <table:table-cell office:value-type="float" office:value="64.9515">
            <text:p>64.9515</text:p>
          </table:table-cell>
          <table:table-cell office:value-type="float" office:value="11.7">
            <text:p>11.7</text:p>
          </table:table-cell>
          <table:table-cell office:value-type="float" office:value="4.3">
            <text:p>4.3</text:p>
          </table:table-cell>
          <table:table-cell office:value-type="float" office:value="1.45723">
            <text:p>1.45723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4.997656">
            <text:p>-94.997656</text:p>
          </table:table-cell>
          <table:table-cell office:value-type="float" office:value="0.068964">
            <text:p>0.068964</text:p>
          </table:table-cell>
          <table:table-cell office:value-type="float" office:value="0.879141">
            <text:p>0.879141</text:p>
          </table:table-cell>
          <table:table-cell office:value-type="float" office:value="1.191066">
            <text:p>1.191066</text:p>
          </table:table-cell>
          <table:table-cell office:value-type="float" office:value="0">
            <text:p>0</text:p>
          </table:table-cell>
          <table:table-cell office:value-type="float" office:value="49.2535">
            <text:p>49.2535</text:p>
          </table:table-cell>
          <table:table-cell office:value-type="float" office:value="8.8">
            <text:p>8.8</text:p>
          </table:table-cell>
          <table:table-cell office:value-type="float" office:value="2.9">
            <text:p>2.9</text:p>
          </table:table-cell>
          <table:table-cell office:value-type="float" office:value="1.98544">
            <text:p>1.98544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4.833237">
            <text:p>-94.833237</text:p>
          </table:table-cell>
          <table:table-cell office:value-type="float" office:value="0.068964">
            <text:p>0.068964</text:p>
          </table:table-cell>
          <table:table-cell office:value-type="float" office:value="0.018176">
            <text:p>0.018176</text:p>
          </table:table-cell>
          <table:table-cell office:value-type="float" office:value="1.393958">
            <text:p>1.393958</text:p>
          </table:table-cell>
          <table:table-cell office:value-type="float" office:value="0">
            <text:p>0</text:p>
          </table:table-cell>
          <table:table-cell office:value-type="float" office:value="53.1863">
            <text:p>53.1863</text:p>
          </table:table-cell>
          <table:table-cell office:value-type="float" office:value="9.7">
            <text:p>9.7</text:p>
          </table:table-cell>
          <table:table-cell office:value-type="float" office:value="3.3">
            <text:p>3.3</text:p>
          </table:table-cell>
          <table:table-cell office:value-type="float" office:value="1.38966">
            <text:p>1.38966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94.970141">
            <text:p>-94.970141</text:p>
          </table:table-cell>
          <table:table-cell office:value-type="float" office:value="0.406252">
            <text:p>0.406252</text:p>
          </table:table-cell>
          <table:table-cell office:value-type="float" office:value="0.789798">
            <text:p>0.789798</text:p>
          </table:table-cell>
          <table:table-cell office:value-type="float" office:value="0.115351">
            <text:p>0.115351</text:p>
          </table:table-cell>
          <table:table-cell office:value-type="float" office:value="13">
            <text:p>13</text:p>
          </table:table-cell>
          <table:table-cell office:value-type="float" office:value="92.4579">
            <text:p>92.4579</text:p>
          </table:table-cell>
          <table:table-cell office:value-type="float" office:value="16.5">
            <text:p>16.5</text:p>
          </table:table-cell>
          <table:table-cell office:value-type="float" office:value="5">
            <text:p>5</text:p>
          </table:table-cell>
          <table:table-cell office:value-type="float" office:value="1.2045">
            <text:p>1.2045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4.942602">
            <text:p>-94.942602</text:p>
          </table:table-cell>
          <table:table-cell office:value-type="float" office:value="0.068973">
            <text:p>0.068973</text:p>
          </table:table-cell>
          <table:table-cell office:value-type="float" office:value="0.516763">
            <text:p>0.516763</text:p>
          </table:table-cell>
          <table:table-cell office:value-type="float" office:value="1.319191">
            <text:p>1.319191</text:p>
          </table:table-cell>
          <table:table-cell office:value-type="float" office:value="0">
            <text:p>0</text:p>
          </table:table-cell>
          <table:table-cell office:value-type="float" office:value="66.809">
            <text:p>66.809</text:p>
          </table:table-cell>
          <table:table-cell office:value-type="float" office:value="12.1">
            <text:p>12.1</text:p>
          </table:table-cell>
          <table:table-cell office:value-type="float" office:value="4.5">
            <text:p>4.5</text:p>
          </table:table-cell>
          <table:table-cell office:value-type="float" office:value="1.81151">
            <text:p>1.81151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4.99996">
            <text:p>-94.99996</text:p>
          </table:table-cell>
          <table:table-cell office:value-type="float" office:value="0.406252">
            <text:p>0.406252</text:p>
          </table:table-cell>
          <table:table-cell office:value-type="float" office:value="0.110232">
            <text:p>0.110232</text:p>
          </table:table-cell>
          <table:table-cell office:value-type="float" office:value="0.771965">
            <text:p>0.771965</text:p>
          </table:table-cell>
          <table:table-cell office:value-type="float" office:value="4">
            <text:p>4</text:p>
          </table:table-cell>
          <table:table-cell office:value-type="float" office:value="99.6771">
            <text:p>99.6771</text:p>
          </table:table-cell>
          <table:table-cell office:value-type="float" office:value="17.4">
            <text:p>17.4</text:p>
          </table:table-cell>
          <table:table-cell office:value-type="float" office:value="6">
            <text:p>6</text:p>
          </table:table-cell>
          <table:table-cell office:value-type="float" office:value="1.24933">
            <text:p>1.24933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94.979141">
            <text:p>-94.979141</text:p>
          </table:table-cell>
          <table:table-cell office:value-type="float" office:value="0.068973">
            <text:p>0.068973</text:p>
          </table:table-cell>
          <table:table-cell office:value-type="float" office:value="0.066788">
            <text:p>0.066788</text:p>
          </table:table-cell>
          <table:table-cell office:value-type="float" office:value="1.202364">
            <text:p>1.202364</text:p>
          </table:table-cell>
          <table:table-cell office:value-type="float" office:value="0">
            <text:p>0</text:p>
          </table:table-cell>
          <table:table-cell office:value-type="float" office:value="64.2049">
            <text:p>64.2049</text:p>
          </table:table-cell>
          <table:table-cell office:value-type="float" office:value="11.5">
            <text:p>11.5</text:p>
          </table:table-cell>
          <table:table-cell office:value-type="float" office:value="4.2">
            <text:p>4.2</text:p>
          </table:table-cell>
          <table:table-cell office:value-type="float" office:value="1.07289">
            <text:p>1.07289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94.181971">
            <text:p>-94.181971</text:p>
          </table:table-cell>
          <table:table-cell office:value-type="float" office:value="0.380173">
            <text:p>0.380173</text:p>
          </table:table-cell>
          <table:table-cell office:value-type="float" office:value="0.001801">
            <text:p>0.001801</text:p>
          </table:table-cell>
          <table:table-cell office:value-type="float" office:value="0.759027">
            <text:p>0.759027</text:p>
          </table:table-cell>
          <table:table-cell office:value-type="float" office:value="13">
            <text:p>13</text:p>
          </table:table-cell>
          <table:table-cell office:value-type="float" office:value="111.595">
            <text:p>111.595</text:p>
          </table:table-cell>
          <table:table-cell office:value-type="float" office:value="19">
            <text:p>19</text:p>
          </table:table-cell>
          <table:table-cell office:value-type="float" office:value="6.3">
            <text:p>6.3</text:p>
          </table:table-cell>
          <table:table-cell office:value-type="float" office:value="1.41067">
            <text:p>1.41067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94.997424">
            <text:p>-94.997424</text:p>
          </table:table-cell>
          <table:table-cell office:value-type="float" office:value="0.380173">
            <text:p>0.380173</text:p>
          </table:table-cell>
          <table:table-cell office:value-type="float" office:value="0.078027">
            <text:p>0.078027</text:p>
          </table:table-cell>
          <table:table-cell office:value-type="float" office:value="0.811278">
            <text:p>0.811278</text:p>
          </table:table-cell>
          <table:table-cell office:value-type="float" office:value="3">
            <text:p>3</text:p>
          </table:table-cell>
          <table:table-cell office:value-type="float" office:value="69.7658">
            <text:p>69.7658</text:p>
          </table:table-cell>
          <table:table-cell office:value-type="float" office:value="12">
            <text:p>12</text:p>
          </table:table-cell>
          <table:table-cell office:value-type="float" office:value="4.1">
            <text:p>4.1</text:p>
          </table:table-cell>
          <table:table-cell office:value-type="float" office:value="1.00502">
            <text:p>1.00502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94.556928">
            <text:p>-94.556928</text:p>
          </table:table-cell>
          <table:table-cell office:value-type="float" office:value="0.406252">
            <text:p>0.406252</text:p>
          </table:table-cell>
          <table:table-cell office:value-type="float" office:value="0.959566">
            <text:p>0.959566</text:p>
          </table:table-cell>
          <table:table-cell office:value-type="float" office:value="0.389614">
            <text:p>0.389614</text:p>
          </table:table-cell>
          <table:table-cell office:value-type="float" office:value="0">
            <text:p>0</text:p>
          </table:table-cell>
          <table:table-cell office:value-type="float" office:value="71.5806">
            <text:p>71.5806</text:p>
          </table:table-cell>
          <table:table-cell office:value-type="float" office:value="12.6">
            <text:p>12.6</text:p>
          </table:table-cell>
          <table:table-cell office:value-type="float" office:value="4.7">
            <text:p>4.7</text:p>
          </table:table-cell>
          <table:table-cell office:value-type="float" office:value="1.80282">
            <text:p>1.80282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4.577963">
            <text:p>-94.577963</text:p>
          </table:table-cell>
          <table:table-cell office:value-type="float" office:value="0.208946">
            <text:p>0.208946</text:p>
          </table:table-cell>
          <table:table-cell office:value-type="float" office:value="0.026181">
            <text:p>0.026181</text:p>
          </table:table-cell>
          <table:table-cell office:value-type="float" office:value="1.01329">
            <text:p>1.01329</text:p>
          </table:table-cell>
          <table:table-cell office:value-type="float" office:value="9">
            <text:p>9</text:p>
          </table:table-cell>
          <table:table-cell office:value-type="float" office:value="116.579">
            <text:p>116.579</text:p>
          </table:table-cell>
          <table:table-cell office:value-type="float" office:value="19.7">
            <text:p>19.7</text:p>
          </table:table-cell>
          <table:table-cell office:value-type="float" office:value="6.8">
            <text:p>6.8</text:p>
          </table:table-cell>
          <table:table-cell office:value-type="float" office:value="1.84114">
            <text:p>1.84114</text:p>
          </table:table-cell>
          <table:table-cell table:number-columns-repeated="4"/>
        </table:table-row>
      </table:table>
      <table:table table:name="nsga-ii.0.2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Forwardings</text:p>
          </table:table-cell>
          <table:table-cell table:number-columns-repeated="1016"/>
        </table:table-row>
        <table:table-row table:style-name="ro2">
          <table:table-cell office:value-type="float" office:value="0.090661706262811">
            <text:p>0.0906617063</text:p>
          </table:table-cell>
          <table:table-cell office:value-type="float" office:value="0.937178164579634">
            <text:p>0.9371781646</text:p>
          </table:table-cell>
          <table:table-cell office:value-type="float" office:value="-71.3495809524008">
            <text:p>-71.3495809524</text:p>
          </table:table-cell>
          <table:table-cell office:value-type="float" office:value="0.267471442624034">
            <text:p>0.2674714426</text:p>
          </table:table-cell>
          <table:table-cell office:value-type="float" office:value="0.974410279939002">
            <text:p>0.9744102799</text:p>
          </table:table-cell>
          <table:table-cell office:value-type="float" office:value="0.296493">
            <text:p>0.296493</text:p>
          </table:table-cell>
          <table:table-cell table:number-columns-repeated="2" office:value-type="float" office:value="2.4">
            <text:p>2.4</text:p>
          </table:table-cell>
          <table:table-cell table:number-columns-repeated="1016"/>
        </table:table-row>
        <table:table-row table:style-name="ro2">
          <table:table-cell office:value-type="float" office:value="0.0945857210216977">
            <text:p>0.094585721</text:p>
          </table:table-cell>
          <table:table-cell office:value-type="float" office:value="0.145441698102055">
            <text:p>0.1454416981</text:p>
          </table:table-cell>
          <table:table-cell office:value-type="float" office:value="-71.5784472786">
            <text:p>-71.5784472786</text:p>
          </table:table-cell>
          <table:table-cell office:value-type="float" office:value="0.00162457106666924">
            <text:p>0.0016245711</text:p>
          </table:table-cell>
          <table:table-cell office:value-type="float" office:value="1.8303295590146">
            <text:p>1.830329559</text:p>
          </table:table-cell>
          <table:table-cell office:value-type="float" office:value="0.44067">
            <text:p>0.44067</text:p>
          </table:table-cell>
          <table:table-cell table:number-columns-repeated="2" office:value-type="float" office:value="0.8">
            <text:p>0.8</text:p>
          </table:table-cell>
          <table:table-cell table:number-columns-repeated="1016"/>
        </table:table-row>
        <table:table-row table:style-name="ro2">
          <table:table-cell office:value-type="float" office:value="0.615562162805312">
            <text:p>0.6155621628</text:p>
          </table:table-cell>
          <table:table-cell office:value-type="float" office:value="0.11582423739965">
            <text:p>0.1158242374</text:p>
          </table:table-cell>
          <table:table-cell office:value-type="float" office:value="-72.1574393823273">
            <text:p>-72.1574393823</text:p>
          </table:table-cell>
          <table:table-cell office:value-type="float" office:value="0.400767309712678">
            <text:p>0.4007673097</text:p>
          </table:table-cell>
          <table:table-cell office:value-type="float" office:value="1.34691658986113">
            <text:p>1.3469165899</text:p>
          </table:table-cell>
          <table:table-cell office:value-type="float" office:value="0.867486">
            <text:p>0.867486</text:p>
          </table:table-cell>
          <table:table-cell table:number-columns-repeated="2" office:value-type="float" office:value="1.9">
            <text:p>1.9</text:p>
          </table:table-cell>
          <table:table-cell table:number-columns-repeated="1016"/>
        </table:table-row>
        <table:table-row table:style-name="ro2">
          <table:table-cell office:value-type="float" office:value="0.0945857210216977">
            <text:p>0.094585721</text:p>
          </table:table-cell>
          <table:table-cell office:value-type="float" office:value="0.191536419642958">
            <text:p>0.1915364196</text:p>
          </table:table-cell>
          <table:table-cell office:value-type="float" office:value="-71.5784472786">
            <text:p>-71.5784472786</text:p>
          </table:table-cell>
          <table:table-cell office:value-type="float" office:value="0.139807624596615">
            <text:p>0.1398076246</text:p>
          </table:table-cell>
          <table:table-cell office:value-type="float" office:value="1.8303295590146">
            <text:p>1.830329559</text:p>
          </table:table-cell>
          <table:table-cell office:value-type="float" office:value="1.92201">
            <text:p>1.92201</text:p>
          </table:table-cell>
          <table:table-cell table:number-columns-repeated="2" office:value-type="float" office:value="1.7">
            <text:p>1.7</text:p>
          </table:table-cell>
          <table:table-cell table:number-columns-repeated="1016"/>
        </table:table-row>
        <table:table-row table:style-name="ro2">
          <table:table-cell office:value-type="float" office:value="0.579738754569222">
            <text:p>0.5797387546</text:p>
          </table:table-cell>
          <table:table-cell office:value-type="float" office:value="0.267213346661615">
            <text:p>0.2672133467</text:p>
          </table:table-cell>
          <table:table-cell office:value-type="float" office:value="-70.9448499397859">
            <text:p>-70.9448499398</text:p>
          </table:table-cell>
          <table:table-cell office:value-type="float" office:value="0.0324948211506623">
            <text:p>0.0324948212</text:p>
          </table:table-cell>
          <table:table-cell office:value-type="float" office:value="0.348099333537833">
            <text:p>0.3480993335</text:p>
          </table:table-cell>
          <table:table-cell office:value-type="float" office:value="2.13209">
            <text:p>2.13209</text:p>
          </table:table-cell>
          <table:table-cell table:number-columns-repeated="2" office:value-type="float" office:value="1.1">
            <text:p>1.1</text:p>
          </table:table-cell>
          <table:table-cell table:number-columns-repeated="1016"/>
        </table:table-row>
        <table:table-row table:style-name="ro2">
          <table:table-cell office:value-type="float" office:value="0.104585844617174">
            <text:p>0.1045858446</text:p>
          </table:table-cell>
          <table:table-cell office:value-type="float" office:value="0.34771927533111">
            <text:p>0.3477192753</text:p>
          </table:table-cell>
          <table:table-cell office:value-type="float" office:value="-72.1613583834929">
            <text:p>-72.1613583835</text:p>
          </table:table-cell>
          <table:table-cell office:value-type="float" office:value="2.24339875422455">
            <text:p>2.2433987542</text:p>
          </table:table-cell>
          <table:table-cell office:value-type="float" office:value="0.417655740908629">
            <text:p>0.4176557409</text:p>
          </table:table-cell>
          <table:table-cell office:value-type="float" office:value="2.46298">
            <text:p>2.46298</text:p>
          </table:table-cell>
          <table:table-cell table:number-columns-repeated="2" office:value-type="float" office:value="2.6">
            <text:p>2.6</text:p>
          </table:table-cell>
          <table:table-cell table:number-columns-repeated="1016"/>
        </table:table-row>
        <table:table-row table:style-name="ro2">
          <table:table-cell office:value-type="float" office:value="0.00989840859633939">
            <text:p>0.0098984086</text:p>
          </table:table-cell>
          <table:table-cell office:value-type="float" office:value="0.261777122997065">
            <text:p>0.261777123</text:p>
          </table:table-cell>
          <table:table-cell office:value-type="float" office:value="-71.1488397066372">
            <text:p>-71.1488397066</text:p>
          </table:table-cell>
          <table:table-cell office:value-type="float" office:value="1.37687829245764">
            <text:p>1.3768782925</text:p>
          </table:table-cell>
          <table:table-cell office:value-type="float" office:value="2.99167928926718">
            <text:p>2.9916792893</text:p>
          </table:table-cell>
          <table:table-cell office:value-type="float" office:value="3.60216">
            <text:p>3.60216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table:number-columns-repeated="1016"/>
        </table:table-row>
        <table:table-row table:style-name="ro2">
          <table:table-cell office:value-type="float" office:value="0.189529921286941">
            <text:p>0.1895299213</text:p>
          </table:table-cell>
          <table:table-cell office:value-type="float" office:value="4.50745498740367">
            <text:p>4.5074549874</text:p>
          </table:table-cell>
          <table:table-cell office:value-type="float" office:value="-71.2977039956793">
            <text:p>-71.2977039957</text:p>
          </table:table-cell>
          <table:table-cell office:value-type="float" office:value="0.159102665233279">
            <text:p>0.1591026652</text:p>
          </table:table-cell>
          <table:table-cell office:value-type="float" office:value="1.13838742199502">
            <text:p>1.138387422</text:p>
          </table:table-cell>
          <table:table-cell office:value-type="float" office:value="4.70561">
            <text:p>4.70561</text:p>
          </table:table-cell>
          <table:table-cell table:number-columns-repeated="2" office:value-type="float" office:value="1.4">
            <text:p>1.4</text:p>
          </table:table-cell>
          <table:table-cell table:number-columns-repeated="1016"/>
        </table:table-row>
        <table:table-row table:style-name="ro2">
          <table:table-cell office:value-type="float" office:value="0.090661706262811">
            <text:p>0.0906617063</text:p>
          </table:table-cell>
          <table:table-cell office:value-type="float" office:value="0.937178164579634">
            <text:p>0.9371781646</text:p>
          </table:table-cell>
          <table:table-cell office:value-type="float" office:value="-70.1916181775174">
            <text:p>-70.1916181775</text:p>
          </table:table-cell>
          <table:table-cell office:value-type="float" office:value="0.159815977966567">
            <text:p>0.159815978</text:p>
          </table:table-cell>
          <table:table-cell office:value-type="float" office:value="1.3219604526756">
            <text:p>1.3219604527</text:p>
          </table:table-cell>
          <table:table-cell office:value-type="float" office:value="5.49598">
            <text:p>5.49598</text:p>
          </table:table-cell>
          <table:table-cell table:number-columns-repeated="2" office:value-type="float" office:value="1.6">
            <text:p>1.6</text:p>
          </table:table-cell>
          <table:table-cell table:number-columns-repeated="1016"/>
        </table:table-row>
        <table:table-row table:style-name="ro2">
          <table:table-cell office:value-type="float" office:value="0.103213834681808">
            <text:p>0.1032138347</text:p>
          </table:table-cell>
          <table:table-cell office:value-type="float" office:value="0.0672195882019359">
            <text:p>0.0672195882</text:p>
          </table:table-cell>
          <table:table-cell office:value-type="float" office:value="-70.4668248571585">
            <text:p>-70.4668248572</text:p>
          </table:table-cell>
          <table:table-cell office:value-type="float" office:value="2.16285586321699">
            <text:p>2.1628558632</text:p>
          </table:table-cell>
          <table:table-cell office:value-type="float" office:value="1.15563127408254">
            <text:p>1.1556312741</text:p>
          </table:table-cell>
          <table:table-cell office:value-type="float" office:value="6.39956">
            <text:p>6.39956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table:number-columns-repeated="1016"/>
        </table:table-row>
        <table:table-row table:style-name="ro2">
          <table:table-cell office:value-type="float" office:value="0.616740207899924">
            <text:p>0.6167402079</text:p>
          </table:table-cell>
          <table:table-cell office:value-type="float" office:value="0.10847321676435">
            <text:p>0.1084732168</text:p>
          </table:table-cell>
          <table:table-cell office:value-type="float" office:value="-72.7962308268949">
            <text:p>-72.7962308269</text:p>
          </table:table-cell>
          <table:table-cell office:value-type="float" office:value="2.051147569823">
            <text:p>2.0511475698</text:p>
          </table:table-cell>
          <table:table-cell office:value-type="float" office:value="1.02175873387941">
            <text:p>1.0217587339</text:p>
          </table:table-cell>
          <table:table-cell office:value-type="float" office:value="6.87971">
            <text:p>6.87971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table:number-columns-repeated="1016"/>
        </table:table-row>
        <table:table-row table:style-name="ro2">
          <table:table-cell office:value-type="float" office:value="0.00351388660304399">
            <text:p>0.0035138866</text:p>
          </table:table-cell>
          <table:table-cell office:value-type="float" office:value="0.0778288383523095">
            <text:p>0.0778288384</text:p>
          </table:table-cell>
          <table:table-cell office:value-type="float" office:value="-72.1806664655825">
            <text:p>-72.1806664656</text:p>
          </table:table-cell>
          <table:table-cell office:value-type="float" office:value="2.30419773949789">
            <text:p>2.3041977395</text:p>
          </table:table-cell>
          <table:table-cell office:value-type="float" office:value="1.2714725245996">
            <text:p>1.2714725246</text:p>
          </table:table-cell>
          <table:table-cell office:value-type="float" office:value="8.42237">
            <text:p>8.42237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table:number-columns-repeated="1016"/>
        </table:table-row>
        <table:table-row table:style-name="ro2">
          <table:table-cell office:value-type="float" office:value="0.731195423428675">
            <text:p>0.7311954234</text:p>
          </table:table-cell>
          <table:table-cell office:value-type="float" office:value="0.215255950154593">
            <text:p>0.2152559502</text:p>
          </table:table-cell>
          <table:table-cell office:value-type="float" office:value="-72.1613583834929">
            <text:p>-72.1613583835</text:p>
          </table:table-cell>
          <table:table-cell office:value-type="float" office:value="2.30381669152468">
            <text:p>2.3038166915</text:p>
          </table:table-cell>
          <table:table-cell office:value-type="float" office:value="0.451114336354656">
            <text:p>0.4511143364</text:p>
          </table:table-cell>
          <table:table-cell office:value-type="float" office:value="10.1091">
            <text:p>10.1091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table:number-columns-repeated="1016"/>
        </table:table-row>
        <table:table-row table:style-name="ro2">
          <table:table-cell office:value-type="float" office:value="0.570669940708179">
            <text:p>0.5706699407</text:p>
          </table:table-cell>
          <table:table-cell office:value-type="float" office:value="0.217886728526048">
            <text:p>0.2178867285</text:p>
          </table:table-cell>
          <table:table-cell office:value-type="float" office:value="-72.8205269102387">
            <text:p>-72.8205269102</text:p>
          </table:table-cell>
          <table:table-cell office:value-type="float" office:value="2.07900461925526">
            <text:p>2.0790046193</text:p>
          </table:table-cell>
          <table:table-cell office:value-type="float" office:value="0.572546339192156">
            <text:p>0.5725463392</text:p>
          </table:table-cell>
          <table:table-cell office:value-type="float" office:value="10.3407">
            <text:p>10.3407</text:p>
          </table:table-cell>
          <table:table-cell office:value-type="float" office:value="4.5">
            <text:p>4.5</text:p>
          </table:table-cell>
          <table:table-cell office:value-type="float" office:value="4.3">
            <text:p>4.3</text:p>
          </table:table-cell>
          <table:table-cell table:number-columns-repeated="1016"/>
        </table:table-row>
        <table:table-row table:style-name="ro2">
          <table:table-cell office:value-type="float" office:value="0.78055915933838">
            <text:p>0.7805591593</text:p>
          </table:table-cell>
          <table:table-cell office:value-type="float" office:value="0.215255950154593">
            <text:p>0.2152559502</text:p>
          </table:table-cell>
          <table:table-cell office:value-type="float" office:value="-72.1613583834929">
            <text:p>-72.1613583835</text:p>
          </table:table-cell>
          <table:table-cell office:value-type="float" office:value="2.30416333697448">
            <text:p>2.304163337</text:p>
          </table:table-cell>
          <table:table-cell office:value-type="float" office:value="0.143761240003108">
            <text:p>0.14376124</text:p>
          </table:table-cell>
          <table:table-cell office:value-type="float" office:value="11.0567">
            <text:p>11.0567</text:p>
          </table:table-cell>
          <table:table-cell table:number-columns-repeated="2" office:value-type="float" office:value="3.4">
            <text:p>3.4</text:p>
          </table:table-cell>
          <table:table-cell table:number-columns-repeated="1016"/>
        </table:table-row>
        <table:table-row table:style-name="ro2">
          <table:table-cell table:style-name="ce1" office:value-type="float" office:value="0.632947864762597">
            <text:p>0.6329478648</text:p>
          </table:table-cell>
          <table:table-cell table:style-name="ce1" office:value-type="float" office:value="0.217084274879231">
            <text:p>0.2170842749</text:p>
          </table:table-cell>
          <table:table-cell table:style-name="ce1" office:value-type="float" office:value="-71.3423540569713">
            <text:p>-71.342354057</text:p>
          </table:table-cell>
          <table:table-cell table:style-name="ce1" office:value-type="float" office:value="2.30359486511858">
            <text:p>2.3035948651</text:p>
          </table:table-cell>
          <table:table-cell table:style-name="ce1" office:value-type="float" office:value="0.572546339192156">
            <text:p>0.5725463392</text:p>
          </table:table-cell>
          <table:table-cell table:style-name="ce1" office:value-type="float" office:value="11.3709">
            <text:p>11.3709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2.8">
            <text:p>2.8</text:p>
          </table:table-cell>
          <table:table-cell table:style-name="ce1" table:number-columns-repeated="1016"/>
        </table:table-row>
        <table:table-row table:style-name="ro2">
          <table:table-cell office:value-type="float" office:value="0.62768843748649">
            <text:p>0.6276884375</text:p>
          </table:table-cell>
          <table:table-cell office:value-type="float" office:value="0.493826109209092">
            <text:p>0.4938261092</text:p>
          </table:table-cell>
          <table:table-cell office:value-type="float" office:value="-71.4211460098535">
            <text:p>-71.4211460099</text:p>
          </table:table-cell>
          <table:table-cell office:value-type="float" office:value="2.05225216593246">
            <text:p>2.0522521659</text:p>
          </table:table-cell>
          <table:table-cell office:value-type="float" office:value="1.34691658986113">
            <text:p>1.3469165899</text:p>
          </table:table-cell>
          <table:table-cell office:value-type="float" office:value="11.4965">
            <text:p>11.4965</text:p>
          </table:table-cell>
          <table:table-cell office:value-type="float" office:value="3.8">
            <text:p>3.8</text:p>
          </table:table-cell>
          <table:table-cell office:value-type="float" office:value="3.3">
            <text:p>3.3</text:p>
          </table:table-cell>
          <table:table-cell table:number-columns-repeated="1016"/>
        </table:table-row>
        <table:table-row table:style-name="ro2">
          <table:table-cell office:value-type="float" office:value="0.599335822298251">
            <text:p>0.5993358223</text:p>
          </table:table-cell>
          <table:table-cell office:value-type="float" office:value="0.296117500479995">
            <text:p>0.2961175005</text:p>
          </table:table-cell>
          <table:table-cell office:value-type="float" office:value="-72.8205269102387">
            <text:p>-72.8205269102</text:p>
          </table:table-cell>
          <table:table-cell office:value-type="float" office:value="2.42517292663587">
            <text:p>2.4251729266</text:p>
          </table:table-cell>
          <table:table-cell office:value-type="float" office:value="1.16501908045342">
            <text:p>1.1650190805</text:p>
          </table:table-cell>
          <table:table-cell office:value-type="float" office:value="11.6182">
            <text:p>11.6182</text:p>
          </table:table-cell>
          <table:table-cell office:value-type="float" office:value="4.7">
            <text:p>4.7</text:p>
          </table:table-cell>
          <table:table-cell office:value-type="float" office:value="4.5">
            <text:p>4.5</text:p>
          </table:table-cell>
          <table:table-cell table:number-columns-repeated="1016"/>
        </table:table-row>
        <table:table-row table:style-name="ro2">
          <table:table-cell office:value-type="float" office:value="0.599335822298251">
            <text:p>0.5993358223</text:p>
          </table:table-cell>
          <table:table-cell office:value-type="float" office:value="0.296117500479995">
            <text:p>0.2961175005</text:p>
          </table:table-cell>
          <table:table-cell office:value-type="float" office:value="-72.520466942574">
            <text:p>-72.5204669426</text:p>
          </table:table-cell>
          <table:table-cell office:value-type="float" office:value="2.3081133291272">
            <text:p>2.3081133291</text:p>
          </table:table-cell>
          <table:table-cell office:value-type="float" office:value="1.16501908045342">
            <text:p>1.1650190805</text:p>
          </table:table-cell>
          <table:table-cell office:value-type="float" office:value="12.7968">
            <text:p>12.7968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table:style-name="ce2" office:value-type="float" office:value="0.598437411424418">
            <text:p>0.5984374114</text:p>
          </table:table-cell>
          <table:table-cell table:style-name="ce2" office:value-type="float" office:value="0.217886728526048">
            <text:p>0.2178867285</text:p>
          </table:table-cell>
          <table:table-cell table:style-name="ce2" office:value-type="float" office:value="-72.8205269102387">
            <text:p>-72.8205269102</text:p>
          </table:table-cell>
          <table:table-cell table:style-name="ce2" office:value-type="float" office:value="2.30183588584786">
            <text:p>2.3018358858</text:p>
          </table:table-cell>
          <table:table-cell table:style-name="ce2" office:value-type="float" office:value="0.401994496657883">
            <text:p>0.4019944967</text:p>
          </table:table-cell>
          <table:table-cell table:style-name="ce2" office:value-type="float" office:value="14.4249">
            <text:p>14.4249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4.8">
            <text:p>4.8</text:p>
          </table:table-cell>
          <table:table-cell table:number-columns-repeated="1016"/>
        </table:table-row>
        <table:table-row table:style-name="ro2">
          <table:table-cell office:value-type="float" office:value="0.598437411424418">
            <text:p>0.5984374114</text:p>
          </table:table-cell>
          <table:table-cell office:value-type="float" office:value="0.217886728526048">
            <text:p>0.2178867285</text:p>
          </table:table-cell>
          <table:table-cell office:value-type="float" office:value="-72.8205269102387">
            <text:p>-72.8205269102</text:p>
          </table:table-cell>
          <table:table-cell office:value-type="float" office:value="2.30183588584786">
            <text:p>2.3018358858</text:p>
          </table:table-cell>
          <table:table-cell office:value-type="float" office:value="0.401994496657883">
            <text:p>0.4019944967</text:p>
          </table:table-cell>
          <table:table-cell office:value-type="float" office:value="14.4249">
            <text:p>14.4249</text:p>
          </table:table-cell>
          <table:table-cell office:value-type="float" office:value="5.1">
            <text:p>5.1</text:p>
          </table:table-cell>
          <table:table-cell office:value-type="float" office:value="4.8">
            <text:p>4.8</text:p>
          </table:table-cell>
          <table:table-cell table:number-columns-repeated="1016"/>
        </table:table-row>
        <table:table-row table:style-name="ro2">
          <table:table-cell office:value-type="float" office:value="0.099964836117688">
            <text:p>0.0999648361</text:p>
          </table:table-cell>
          <table:table-cell office:value-type="float" office:value="0.525971431970017">
            <text:p>0.525971432</text:p>
          </table:table-cell>
          <table:table-cell office:value-type="float" office:value="-94.9993346230813">
            <text:p>-94.9993346231</text:p>
          </table:table-cell>
          <table:table-cell office:value-type="float" office:value="0.0285401095151338">
            <text:p>0.0285401095</text:p>
          </table:table-cell>
          <table:table-cell office:value-type="float" office:value="1.10755747172253">
            <text:p>1.1075574717</text:p>
          </table:table-cell>
          <table:table-cell office:value-type="float" office:value="14.7844">
            <text:p>14.7844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0.0974070779074147">
            <text:p>0.0974070779</text:p>
          </table:table-cell>
          <table:table-cell office:value-type="float" office:value="0.520485005192682">
            <text:p>0.5204850052</text:p>
          </table:table-cell>
          <table:table-cell office:value-type="float" office:value="-94.9785148804706">
            <text:p>-94.9785148805</text:p>
          </table:table-cell>
          <table:table-cell office:value-type="float" office:value="0.0252055549977276">
            <text:p>0.025205555</text:p>
          </table:table-cell>
          <table:table-cell office:value-type="float" office:value="48.4553057698784">
            <text:p>48.4553057699</text:p>
          </table:table-cell>
          <table:table-cell office:value-type="float" office:value="15.8177">
            <text:p>15.8177</text:p>
          </table:table-cell>
          <table:table-cell office:value-type="float" office:value="6.5">
            <text:p>6.5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office:value-type="float" office:value="0.137610924215686">
            <text:p>0.1376109242</text:p>
          </table:table-cell>
          <table:table-cell office:value-type="float" office:value="0.712469804869414">
            <text:p>0.7124698049</text:p>
          </table:table-cell>
          <table:table-cell office:value-type="float" office:value="-94.6274121333605">
            <text:p>-94.6274121334</text:p>
          </table:table-cell>
          <table:table-cell office:value-type="float" office:value="0.458448274118334">
            <text:p>0.4584482741</text:p>
          </table:table-cell>
          <table:table-cell office:value-type="float" office:value="46.5491889644581">
            <text:p>46.5491889645</text:p>
          </table:table-cell>
          <table:table-cell office:value-type="float" office:value="16.1864">
            <text:p>16.1864</text:p>
          </table:table-cell>
          <table:table-cell office:value-type="float" office:value="6.8">
            <text:p>6.8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office:value-type="float" office:value="0.0000565115358588022">
            <text:p>5.65115358588022E-005</text:p>
          </table:table-cell>
          <table:table-cell office:value-type="float" office:value="0.99273590022696">
            <text:p>0.9927359002</text:p>
          </table:table-cell>
          <table:table-cell office:value-type="float" office:value="-94.9779111344772">
            <text:p>-94.9779111345</text:p>
          </table:table-cell>
          <table:table-cell office:value-type="float" office:value="0.0305378332072591">
            <text:p>0.0305378332</text:p>
          </table:table-cell>
          <table:table-cell office:value-type="float" office:value="46.3630802084404">
            <text:p>46.3630802084</text:p>
          </table:table-cell>
          <table:table-cell office:value-type="float" office:value="17.5733">
            <text:p>17.5733</text:p>
          </table:table-cell>
          <table:table-cell office:value-type="float" office:value="7.5">
            <text:p>7.5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2">
          <table:table-cell office:value-type="float" office:value="0.578108016096588">
            <text:p>0.5781080161</text:p>
          </table:table-cell>
          <table:table-cell office:value-type="float" office:value="0.317548008120282">
            <text:p>0.3175480081</text:p>
          </table:table-cell>
          <table:table-cell office:value-type="float" office:value="-94.9703547369057">
            <text:p>-94.9703547369</text:p>
          </table:table-cell>
          <table:table-cell office:value-type="float" office:value="0.0319082226185909">
            <text:p>0.0319082226</text:p>
          </table:table-cell>
          <table:table-cell office:value-type="float" office:value="0.352031815963421">
            <text:p>0.352031816</text:p>
          </table:table-cell>
          <table:table-cell office:value-type="float" office:value="19.16">
            <text:p>19.16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table:number-columns-repeated="1016"/>
        </table:table-row>
        <table:table-row table:style-name="ro2">
          <table:table-cell office:value-type="float" office:value="0.0457159451233475">
            <text:p>0.0457159451</text:p>
          </table:table-cell>
          <table:table-cell office:value-type="float" office:value="0.317548008120282">
            <text:p>0.3175480081</text:p>
          </table:table-cell>
          <table:table-cell office:value-type="float" office:value="-94.9703547369057">
            <text:p>-94.9703547369</text:p>
          </table:table-cell>
          <table:table-cell office:value-type="float" office:value="0.0109289455349197">
            <text:p>0.0109289455</text:p>
          </table:table-cell>
          <table:table-cell office:value-type="float" office:value="0.352031815963421">
            <text:p>0.352031816</text:p>
          </table:table-cell>
          <table:table-cell office:value-type="float" office:value="22.257">
            <text:p>22.257</text:p>
          </table:table-cell>
          <table:table-cell office:value-type="float" office:value="8.3">
            <text:p>8.3</text:p>
          </table:table-cell>
          <table:table-cell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office:value-type="float" office:value="0.0336838159495572">
            <text:p>0.0336838159</text:p>
          </table:table-cell>
          <table:table-cell office:value-type="float" office:value="0.159076360699251">
            <text:p>0.1590763607</text:p>
          </table:table-cell>
          <table:table-cell office:value-type="float" office:value="-94.6319994470774">
            <text:p>-94.6319994471</text:p>
          </table:table-cell>
          <table:table-cell office:value-type="float" office:value="0.475893798248105">
            <text:p>0.4758937982</text:p>
          </table:table-cell>
          <table:table-cell office:value-type="float" office:value="1.94636043310596">
            <text:p>1.9463604331</text:p>
          </table:table-cell>
          <table:table-cell office:value-type="float" office:value="23.2629">
            <text:p>23.2629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office:value-type="float" office:value="0.0336731080211483">
            <text:p>0.033673108</text:p>
          </table:table-cell>
          <table:table-cell office:value-type="float" office:value="0.135466054691673">
            <text:p>0.1354660547</text:p>
          </table:table-cell>
          <table:table-cell office:value-type="float" office:value="-94.5613566030613">
            <text:p>-94.5613566031</text:p>
          </table:table-cell>
          <table:table-cell office:value-type="float" office:value="1.5550545323304">
            <text:p>1.5550545323</text:p>
          </table:table-cell>
          <table:table-cell office:value-type="float" office:value="45.1914034183839">
            <text:p>45.1914034184</text:p>
          </table:table-cell>
          <table:table-cell office:value-type="float" office:value="25.561">
            <text:p>25.561</text:p>
          </table:table-cell>
          <table:table-cell office:value-type="float" office:value="9.2">
            <text:p>9.2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2">
          <table:table-cell office:value-type="float" office:value="0.129071104092652">
            <text:p>0.1290711041</text:p>
          </table:table-cell>
          <table:table-cell office:value-type="float" office:value="0.528509364779024">
            <text:p>0.5285093648</text:p>
          </table:table-cell>
          <table:table-cell office:value-type="float" office:value="-94.17292737236">
            <text:p>-94.1729273724</text:p>
          </table:table-cell>
          <table:table-cell office:value-type="float" office:value="1.87984748302158">
            <text:p>1.879847483</text:p>
          </table:table-cell>
          <table:table-cell office:value-type="float" office:value="1.74852900504144">
            <text:p>1.748529005</text:p>
          </table:table-cell>
          <table:table-cell office:value-type="float" office:value="26.9863">
            <text:p>26.9863</text:p>
          </table:table-cell>
          <table:table-cell office:value-type="float" office:value="9.3">
            <text:p>9.3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2">
          <table:table-cell office:value-type="float" office:value="0.00466600007360275">
            <text:p>0.0046660001</text:p>
          </table:table-cell>
          <table:table-cell office:value-type="float" office:value="0.659942288813149">
            <text:p>0.6599422888</text:p>
          </table:table-cell>
          <table:table-cell office:value-type="float" office:value="-94.1693435354675">
            <text:p>-94.1693435355</text:p>
          </table:table-cell>
          <table:table-cell office:value-type="float" office:value="0.859530782868676">
            <text:p>0.8595307829</text:p>
          </table:table-cell>
          <table:table-cell office:value-type="float" office:value="46.2438760944245">
            <text:p>46.2438760944</text:p>
          </table:table-cell>
          <table:table-cell office:value-type="float" office:value="28.323">
            <text:p>28.323</text:p>
          </table:table-cell>
          <table:table-cell office:value-type="float" office:value="9.4">
            <text:p>9.4</text:p>
          </table:table-cell>
          <table:table-cell office:value-type="float" office:value="0.8">
            <text:p>0.8</text:p>
          </table:table-cell>
          <table:table-cell table:number-columns-repeated="1016"/>
        </table:table-row>
        <table:table-row table:style-name="ro2">
          <table:table-cell office:value-type="float" office:value="0.0697289672842859">
            <text:p>0.0697289673</text:p>
          </table:table-cell>
          <table:table-cell office:value-type="float" office:value="3.67770243450902">
            <text:p>3.6777024345</text:p>
          </table:table-cell>
          <table:table-cell office:value-type="float" office:value="-94.120351483424">
            <text:p>-94.1203514834</text:p>
          </table:table-cell>
          <table:table-cell office:value-type="float" office:value="0.902601257087469">
            <text:p>0.9026012571</text:p>
          </table:table-cell>
          <table:table-cell office:value-type="float" office:value="44.124513122639">
            <text:p>44.1245131226</text:p>
          </table:table-cell>
          <table:table-cell office:value-type="float" office:value="30.2313">
            <text:p>30.2313</text:p>
          </table:table-cell>
          <table:table-cell office:value-type="float" office:value="9.8">
            <text:p>9.8</text:p>
          </table:table-cell>
          <table:table-cell office:value-type="float" office:value="0.9">
            <text:p>0.9</text:p>
          </table:table-cell>
          <table:table-cell table:number-columns-repeated="1016"/>
        </table:table-row>
        <table:table-row table:style-name="ro2">
          <table:table-cell office:value-type="float" office:value="0.0805999560348708">
            <text:p>0.080599956</text:p>
          </table:table-cell>
          <table:table-cell office:value-type="float" office:value="3.65703856007562">
            <text:p>3.6570385601</text:p>
          </table:table-cell>
          <table:table-cell office:value-type="float" office:value="-94.120351483424">
            <text:p>-94.1203514834</text:p>
          </table:table-cell>
          <table:table-cell office:value-type="float" office:value="0.902601257087469">
            <text:p>0.9026012571</text:p>
          </table:table-cell>
          <table:table-cell office:value-type="float" office:value="44.1454050830814">
            <text:p>44.1454050831</text:p>
          </table:table-cell>
          <table:table-cell office:value-type="float" office:value="30.2313">
            <text:p>30.2313</text:p>
          </table:table-cell>
          <table:table-cell office:value-type="float" office:value="9.8">
            <text:p>9.8</text:p>
          </table:table-cell>
          <table:table-cell office:value-type="float" office:value="0.9">
            <text:p>0.9</text:p>
          </table:table-cell>
          <table:table-cell table:number-columns-repeated="1016"/>
        </table:table-row>
        <table:table-row table:style-name="ro2">
          <table:table-cell office:value-type="float" office:value="0.709062039506355">
            <text:p>0.7090620395</text:p>
          </table:table-cell>
          <table:table-cell office:value-type="float" office:value="0.214659182094815">
            <text:p>0.2146591821</text:p>
          </table:table-cell>
          <table:table-cell office:value-type="float" office:value="-94.4628227094506">
            <text:p>-94.4628227095</text:p>
          </table:table-cell>
          <table:table-cell office:value-type="float" office:value="0.00115354275866508">
            <text:p>0.0011535428</text:p>
          </table:table-cell>
          <table:table-cell office:value-type="float" office:value="0.425522143668314">
            <text:p>0.4255221437</text:p>
          </table:table-cell>
          <table:table-cell office:value-type="float" office:value="31.5677">
            <text:p>31.5677</text:p>
          </table:table-cell>
          <table:table-cell office:value-type="float" office:value="10.1">
            <text:p>10.1</text:p>
          </table:table-cell>
          <table:table-cell office:value-type="float" office:value="1.1">
            <text:p>1.1</text:p>
          </table:table-cell>
          <table:table-cell table:number-columns-repeated="1016"/>
        </table:table-row>
        <table:table-row table:style-name="ro2">
          <table:table-cell office:value-type="float" office:value="0.0336838159495572">
            <text:p>0.0336838159</text:p>
          </table:table-cell>
          <table:table-cell office:value-type="float" office:value="0.124418664090488">
            <text:p>0.1244186641</text:p>
          </table:table-cell>
          <table:table-cell office:value-type="float" office:value="-94.6319994470774">
            <text:p>-94.6319994471</text:p>
          </table:table-cell>
          <table:table-cell office:value-type="float" office:value="0.0277639082497356">
            <text:p>0.0277639082</text:p>
          </table:table-cell>
          <table:table-cell office:value-type="float" office:value="1.94636043310596">
            <text:p>1.9463604331</text:p>
          </table:table-cell>
          <table:table-cell office:value-type="float" office:value="33.9303">
            <text:p>33.9303</text:p>
          </table:table-cell>
          <table:table-cell office:value-type="float" office:value="10.7">
            <text:p>10.7</text:p>
          </table:table-cell>
          <table:table-cell office:value-type="float" office:value="1.2">
            <text:p>1.2</text:p>
          </table:table-cell>
          <table:table-cell table:number-columns-repeated="1016"/>
        </table:table-row>
        <table:table-row table:style-name="ro2">
          <table:table-cell office:value-type="float" office:value="0.0336838159495572">
            <text:p>0.0336838159</text:p>
          </table:table-cell>
          <table:table-cell office:value-type="float" office:value="0.124418664090488">
            <text:p>0.1244186641</text:p>
          </table:table-cell>
          <table:table-cell office:value-type="float" office:value="-94.6319994470774">
            <text:p>-94.6319994471</text:p>
          </table:table-cell>
          <table:table-cell office:value-type="float" office:value="0.0277639082497356">
            <text:p>0.0277639082</text:p>
          </table:table-cell>
          <table:table-cell office:value-type="float" office:value="1.94636043310596">
            <text:p>1.9463604331</text:p>
          </table:table-cell>
          <table:table-cell office:value-type="float" office:value="33.9303">
            <text:p>33.9303</text:p>
          </table:table-cell>
          <table:table-cell office:value-type="float" office:value="10.7">
            <text:p>10.7</text:p>
          </table:table-cell>
          <table:table-cell office:value-type="float" office:value="1.2">
            <text:p>1.2</text:p>
          </table:table-cell>
          <table:table-cell table:number-columns-repeated="1016"/>
        </table:table-row>
        <table:table-row table:style-name="ro2">
          <table:table-cell office:value-type="float" office:value="0.0336731080211483">
            <text:p>0.033673108</text:p>
          </table:table-cell>
          <table:table-cell office:value-type="float" office:value="0.124418664090488">
            <text:p>0.1244186641</text:p>
          </table:table-cell>
          <table:table-cell office:value-type="float" office:value="-94.5613566030613">
            <text:p>-94.5613566031</text:p>
          </table:table-cell>
          <table:table-cell office:value-type="float" office:value="0.0277827079902281">
            <text:p>0.027782708</text:p>
          </table:table-cell>
          <table:table-cell office:value-type="float" office:value="0.433143391134296">
            <text:p>0.4331433911</text:p>
          </table:table-cell>
          <table:table-cell office:value-type="float" office:value="35.4786">
            <text:p>35.4786</text:p>
          </table:table-cell>
          <table:table-cell office:value-type="float" office:value="11.1">
            <text:p>11.1</text:p>
          </table:table-cell>
          <table:table-cell office:value-type="float" office:value="1.3">
            <text:p>1.3</text:p>
          </table:table-cell>
          <table:table-cell table:number-columns-repeated="1016"/>
        </table:table-row>
        <table:table-row table:style-name="ro2">
          <table:table-cell office:value-type="float" office:value="0.0355063527866463">
            <text:p>0.0355063528</text:p>
          </table:table-cell>
          <table:table-cell office:value-type="float" office:value="0.255730287670214">
            <text:p>0.2557302877</text:p>
          </table:table-cell>
          <table:table-cell office:value-type="float" office:value="-94.6294557563931">
            <text:p>-94.6294557564</text:p>
          </table:table-cell>
          <table:table-cell office:value-type="float" office:value="0.19470953964828">
            <text:p>0.1947095396</text:p>
          </table:table-cell>
          <table:table-cell office:value-type="float" office:value="7.33518560436529">
            <text:p>7.3351856044</text:p>
          </table:table-cell>
          <table:table-cell office:value-type="float" office:value="36.022">
            <text:p>36.022</text:p>
          </table:table-cell>
          <table:table-cell office:value-type="float" office:value="11.4">
            <text:p>11.4</text:p>
          </table:table-cell>
          <table:table-cell office:value-type="float" office:value="1.3">
            <text:p>1.3</text:p>
          </table:table-cell>
          <table:table-cell table:number-columns-repeated="1016"/>
        </table:table-row>
        <table:table-row table:style-name="ro2">
          <table:table-cell office:value-type="float" office:value="0.0353760631782625">
            <text:p>0.0353760632</text:p>
          </table:table-cell>
          <table:table-cell office:value-type="float" office:value="0.137385765206201">
            <text:p>0.1373857652</text:p>
          </table:table-cell>
          <table:table-cell office:value-type="float" office:value="-94.5309383013401">
            <text:p>-94.5309383013</text:p>
          </table:table-cell>
          <table:table-cell office:value-type="float" office:value="0.0399063176769113">
            <text:p>0.0399063177</text:p>
          </table:table-cell>
          <table:table-cell office:value-type="float" office:value="45.2656603135136">
            <text:p>45.2656603135</text:p>
          </table:table-cell>
          <table:table-cell office:value-type="float" office:value="38.7426">
            <text:p>38.7426</text:p>
          </table:table-cell>
          <table:table-cell office:value-type="float" office:value="11.5">
            <text:p>11.5</text:p>
          </table:table-cell>
          <table:table-cell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float" office:value="0.0336731080211483">
            <text:p>0.033673108</text:p>
          </table:table-cell>
          <table:table-cell office:value-type="float" office:value="0.127234321505297">
            <text:p>0.1272343215</text:p>
          </table:table-cell>
          <table:table-cell office:value-type="float" office:value="-94.5613566030613">
            <text:p>-94.5613566031</text:p>
          </table:table-cell>
          <table:table-cell office:value-type="float" office:value="0.0368073035543385">
            <text:p>0.0368073036</text:p>
          </table:table-cell>
          <table:table-cell office:value-type="float" office:value="0.487853769413588">
            <text:p>0.4878537694</text:p>
          </table:table-cell>
          <table:table-cell office:value-type="float" office:value="39.2124">
            <text:p>39.2124</text:p>
          </table:table-cell>
          <table:table-cell office:value-type="float" office:value="11.8">
            <text:p>11.8</text:p>
          </table:table-cell>
          <table:table-cell office:value-type="float" office:value="1.6">
            <text:p>1.6</text:p>
          </table:table-cell>
          <table:table-cell table:number-columns-repeated="1016"/>
        </table:table-row>
        <table:table-row table:style-name="ro2">
          <table:table-cell office:value-type="float" office:value="0.0335875868219383">
            <text:p>0.0335875868</text:p>
          </table:table-cell>
          <table:table-cell office:value-type="float" office:value="0.00157984042316173">
            <text:p>0.0015798404</text:p>
          </table:table-cell>
          <table:table-cell office:value-type="float" office:value="-94.5837285045464">
            <text:p>-94.5837285045</text:p>
          </table:table-cell>
          <table:table-cell office:value-type="float" office:value="0.152802397761445">
            <text:p>0.1528023978</text:p>
          </table:table-cell>
          <table:table-cell office:value-type="float" office:value="1.74356229730177">
            <text:p>1.7435622973</text:p>
          </table:table-cell>
          <table:table-cell office:value-type="float" office:value="40.6399">
            <text:p>40.6399</text:p>
          </table:table-cell>
          <table:table-cell office:value-type="float" office:value="12">
            <text:p>12</text:p>
          </table:table-cell>
          <table:table-cell office:value-type="float" office:value="1.6">
            <text:p>1.6</text:p>
          </table:table-cell>
          <table:table-cell table:number-columns-repeated="1016"/>
        </table:table-row>
        <table:table-row table:style-name="ro2">
          <table:table-cell office:value-type="float" office:value="0.0335793848904085">
            <text:p>0.0335793849</text:p>
          </table:table-cell>
          <table:table-cell office:value-type="float" office:value="0.00162930322672149">
            <text:p>0.0016293032</text:p>
          </table:table-cell>
          <table:table-cell office:value-type="float" office:value="-94.5837285045464">
            <text:p>-94.5837285045</text:p>
          </table:table-cell>
          <table:table-cell office:value-type="float" office:value="0.152802397761445">
            <text:p>0.1528023978</text:p>
          </table:table-cell>
          <table:table-cell office:value-type="float" office:value="1.74356229730177">
            <text:p>1.7435622973</text:p>
          </table:table-cell>
          <table:table-cell office:value-type="float" office:value="40.6399">
            <text:p>40.6399</text:p>
          </table:table-cell>
          <table:table-cell office:value-type="float" office:value="12">
            <text:p>12</text:p>
          </table:table-cell>
          <table:table-cell office:value-type="float" office:value="1.6">
            <text:p>1.6</text:p>
          </table:table-cell>
          <table:table-cell table:number-columns-repeated="1016"/>
        </table:table-row>
        <table:table-row table:style-name="ro2">
          <table:table-cell office:value-type="float" office:value="0.161502958169144">
            <text:p>0.1615029582</text:p>
          </table:table-cell>
          <table:table-cell office:value-type="float" office:value="0.626716842559993">
            <text:p>0.6267168426</text:p>
          </table:table-cell>
          <table:table-cell office:value-type="float" office:value="-94.1684220276154">
            <text:p>-94.1684220276</text:p>
          </table:table-cell>
          <table:table-cell office:value-type="float" office:value="0.0351018870297149">
            <text:p>0.035101887</text:p>
          </table:table-cell>
          <table:table-cell office:value-type="float" office:value="41.0292329347741">
            <text:p>41.0292329348</text:p>
          </table:table-cell>
          <table:table-cell office:value-type="float" office:value="45.2814">
            <text:p>45.2814</text:p>
          </table:table-cell>
          <table:table-cell office:value-type="float" office:value="12.4">
            <text:p>12.4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0.0981679931236263">
            <text:p>0.0981679931</text:p>
          </table:table-cell>
          <table:table-cell office:value-type="float" office:value="0.804110163343768">
            <text:p>0.8041101633</text:p>
          </table:table-cell>
          <table:table-cell office:value-type="float" office:value="-93.5001304207847">
            <text:p>-93.5001304208</text:p>
          </table:table-cell>
          <table:table-cell office:value-type="float" office:value="1.56853406211451">
            <text:p>1.5685340621</text:p>
          </table:table-cell>
          <table:table-cell office:value-type="float" office:value="48.9846815821787">
            <text:p>48.9846815822</text:p>
          </table:table-cell>
          <table:table-cell office:value-type="float" office:value="46.1473">
            <text:p>46.1473</text:p>
          </table:table-cell>
          <table:table-cell office:value-type="float" office:value="12.6">
            <text:p>12.6</text:p>
          </table:table-cell>
          <table:table-cell office:value-type="float" office:value="1.9">
            <text:p>1.9</text:p>
          </table:table-cell>
          <table:table-cell table:number-columns-repeated="1016"/>
        </table:table-row>
        <table:table-row table:style-name="ro2">
          <table:table-cell office:value-type="float" office:value="0.125162685980988">
            <text:p>0.125162686</text:p>
          </table:table-cell>
          <table:table-cell office:value-type="float" office:value="0.728298131919072">
            <text:p>0.7282981319</text:p>
          </table:table-cell>
          <table:table-cell office:value-type="float" office:value="-93.5001304207847">
            <text:p>-93.5001304208</text:p>
          </table:table-cell>
          <table:table-cell office:value-type="float" office:value="1.56853406211451">
            <text:p>1.5685340621</text:p>
          </table:table-cell>
          <table:table-cell office:value-type="float" office:value="48.9846815821787">
            <text:p>48.9846815822</text:p>
          </table:table-cell>
          <table:table-cell office:value-type="float" office:value="47.9365">
            <text:p>47.936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float" office:value="0.103720808718824">
            <text:p>0.1037208087</text:p>
          </table:table-cell>
          <table:table-cell office:value-type="float" office:value="1.27087736037784">
            <text:p>1.2708773604</text:p>
          </table:table-cell>
          <table:table-cell office:value-type="float" office:value="-93.4681172550345">
            <text:p>-93.468117255</text:p>
          </table:table-cell>
          <table:table-cell office:value-type="float" office:value="2.23093293774257">
            <text:p>2.2309329377</text:p>
          </table:table-cell>
          <table:table-cell office:value-type="float" office:value="49.9792441098564">
            <text:p>49.9792441099</text:p>
          </table:table-cell>
          <table:table-cell office:value-type="float" office:value="51.2267">
            <text:p>51.2267</text:p>
          </table:table-cell>
          <table:table-cell office:value-type="float" office:value="13.3">
            <text:p>13.3</text:p>
          </table:table-cell>
          <table:table-cell office:value-type="float" office:value="2.2">
            <text:p>2.2</text:p>
          </table:table-cell>
          <table:table-cell table:number-columns-repeated="1016"/>
        </table:table-row>
        <table:table-row table:style-name="ro2">
          <table:table-cell office:value-type="float" office:value="0.665152200524228">
            <text:p>0.6651522005</text:p>
          </table:table-cell>
          <table:table-cell office:value-type="float" office:value="0.0119207393976688">
            <text:p>0.0119207394</text:p>
          </table:table-cell>
          <table:table-cell office:value-type="float" office:value="-94.1758911556163">
            <text:p>-94.1758911556</text:p>
          </table:table-cell>
          <table:table-cell office:value-type="float" office:value="0.0565483377068898">
            <text:p>0.0565483377</text:p>
          </table:table-cell>
          <table:table-cell office:value-type="float" office:value="42.7607930369666">
            <text:p>42.760793037</text:p>
          </table:table-cell>
          <table:table-cell office:value-type="float" office:value="51.5587">
            <text:p>51.5587</text:p>
          </table:table-cell>
          <table:table-cell office:value-type="float" office:value="13.7">
            <text:p>13.7</text:p>
          </table:table-cell>
          <table:table-cell office:value-type="float" office:value="2.3">
            <text:p>2.3</text:p>
          </table:table-cell>
          <table:table-cell table:number-columns-repeated="1016"/>
        </table:table-row>
        <table:table-row table:style-name="ro2">
          <table:table-cell table:style-name="ce2" office:value-type="float" office:value="0.115336910738019">
            <text:p>0.1153369107</text:p>
          </table:table-cell>
          <table:table-cell table:style-name="ce2" office:value-type="float" office:value="1.31784908589244">
            <text:p>1.3178490859</text:p>
          </table:table-cell>
          <table:table-cell table:style-name="ce2" office:value-type="float" office:value="-93.4681172550345">
            <text:p>-93.468117255</text:p>
          </table:table-cell>
          <table:table-cell table:style-name="ce2" office:value-type="float" office:value="1.76268709554714">
            <text:p>1.7626870955</text:p>
          </table:table-cell>
          <table:table-cell table:style-name="ce2" office:value-type="float" office:value="48.2833303409642">
            <text:p>48.283330341</text:p>
          </table:table-cell>
          <table:table-cell table:style-name="ce2" office:value-type="float" office:value="52.7819">
            <text:p>52.7819</text:p>
          </table:table-cell>
          <table:table-cell table:style-name="ce2" office:value-type="float" office:value="14.2">
            <text:p>14.2</text:p>
          </table:table-cell>
          <table:table-cell table:style-name="ce2" office:value-type="float" office:value="2.3">
            <text:p>2.3</text:p>
          </table:table-cell>
          <table:table-cell table:number-columns-repeated="1016"/>
        </table:table-row>
        <table:table-row table:style-name="ro2">
          <table:table-cell office:value-type="float" office:value="0.00687715292510329">
            <text:p>0.0068771529</text:p>
          </table:table-cell>
          <table:table-cell office:value-type="float" office:value="0.0688127880525971">
            <text:p>0.0688127881</text:p>
          </table:table-cell>
          <table:table-cell office:value-type="float" office:value="-93.0383490230334">
            <text:p>-93.038349023</text:p>
          </table:table-cell>
          <table:table-cell office:value-type="float" office:value="2.3394560956338">
            <text:p>2.3394560956</text:p>
          </table:table-cell>
          <table:table-cell office:value-type="float" office:value="1.2714725245996">
            <text:p>1.2714725246</text:p>
          </table:table-cell>
          <table:table-cell office:value-type="float" office:value="62.0843">
            <text:p>62.0843</text:p>
          </table:table-cell>
          <table:table-cell office:value-type="float" office:value="14.3">
            <text:p>14.3</text:p>
          </table:table-cell>
          <table:table-cell office:value-type="float" office:value="2.9">
            <text:p>2.9</text:p>
          </table:table-cell>
          <table:table-cell table:number-columns-repeated="1016"/>
        </table:table-row>
        <table:table-row table:style-name="ro2">
          <table:table-cell office:value-type="float" office:value="0.59089643082148">
            <text:p>0.5908964308</text:p>
          </table:table-cell>
          <table:table-cell office:value-type="float" office:value="0.761044228610592">
            <text:p>0.7610442286</text:p>
          </table:table-cell>
          <table:table-cell office:value-type="float" office:value="-92.9483820889775">
            <text:p>-92.948382089</text:p>
          </table:table-cell>
          <table:table-cell office:value-type="float" office:value="1.95057616210102">
            <text:p>1.9505761621</text:p>
          </table:table-cell>
          <table:table-cell office:value-type="float" office:value="0.646080057436961">
            <text:p>0.6460800574</text:p>
          </table:table-cell>
          <table:table-cell office:value-type="float" office:value="63.5971">
            <text:p>63.5971</text:p>
          </table:table-cell>
          <table:table-cell office:value-type="float" office:value="14.5">
            <text:p>14.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float" office:value="0.0910266181291576">
            <text:p>0.0910266181</text:p>
          </table:table-cell>
          <table:table-cell office:value-type="float" office:value="0.110672131571932">
            <text:p>0.1106721316</text:p>
          </table:table-cell>
          <table:table-cell office:value-type="float" office:value="-93.1641293049729">
            <text:p>-93.164129305</text:p>
          </table:table-cell>
          <table:table-cell office:value-type="float" office:value="0.0597452159800341">
            <text:p>0.059745216</text:p>
          </table:table-cell>
          <table:table-cell office:value-type="float" office:value="42.5203350772488">
            <text:p>42.5203350772</text:p>
          </table:table-cell>
          <table:table-cell office:value-type="float" office:value="64.5195">
            <text:p>64.5195</text:p>
          </table:table-cell>
          <table:table-cell office:value-type="float" office:value="14.8">
            <text:p>14.8</text:p>
          </table:table-cell>
          <table:table-cell office:value-type="float" office:value="3.2">
            <text:p>3.2</text:p>
          </table:table-cell>
          <table:table-cell table:number-columns-repeated="1016"/>
        </table:table-row>
        <table:table-row table:style-name="ro2">
          <table:table-cell office:value-type="float" office:value="0.637617125599033">
            <text:p>0.6376171256</text:p>
          </table:table-cell>
          <table:table-cell office:value-type="float" office:value="0.317548008120282">
            <text:p>0.3175480081</text:p>
          </table:table-cell>
          <table:table-cell office:value-type="float" office:value="-93.0403537055311">
            <text:p>-93.0403537055</text:p>
          </table:table-cell>
          <table:table-cell office:value-type="float" office:value="1.77537752650355">
            <text:p>1.7753775265</text:p>
          </table:table-cell>
          <table:table-cell office:value-type="float" office:value="0.350090959745161">
            <text:p>0.3500909597</text:p>
          </table:table-cell>
          <table:table-cell office:value-type="float" office:value="66.7118">
            <text:p>66.7118</text:p>
          </table:table-cell>
          <table:table-cell office:value-type="float" office:value="15.1">
            <text:p>15.1</text:p>
          </table:table-cell>
          <table:table-cell office:value-type="float" office:value="3.2">
            <text:p>3.2</text:p>
          </table:table-cell>
          <table:table-cell table:number-columns-repeated="1016"/>
        </table:table-row>
        <table:table-row table:style-name="ro2">
          <table:table-cell office:value-type="float" office:value="0.132795739720827">
            <text:p>0.1327957397</text:p>
          </table:table-cell>
          <table:table-cell office:value-type="float" office:value="0.528509364779024">
            <text:p>0.5285093648</text:p>
          </table:table-cell>
          <table:table-cell office:value-type="float" office:value="-92.9701117929938">
            <text:p>-92.970111793</text:p>
          </table:table-cell>
          <table:table-cell office:value-type="float" office:value="1.87984748302158">
            <text:p>1.879847483</text:p>
          </table:table-cell>
          <table:table-cell office:value-type="float" office:value="2.23110931140015">
            <text:p>2.2311093114</text:p>
          </table:table-cell>
          <table:table-cell office:value-type="float" office:value="67.0592">
            <text:p>67.0592</text:p>
          </table:table-cell>
          <table:table-cell office:value-type="float" office:value="15.7">
            <text:p>15.7</text:p>
          </table:table-cell>
          <table:table-cell office:value-type="float" office:value="3.2">
            <text:p>3.2</text:p>
          </table:table-cell>
          <table:table-cell table:number-columns-repeated="1016"/>
        </table:table-row>
        <table:table-row table:style-name="ro2">
          <table:table-cell office:value-type="float" office:value="0.132795739720827">
            <text:p>0.1327957397</text:p>
          </table:table-cell>
          <table:table-cell office:value-type="float" office:value="0.528509364779024">
            <text:p>0.5285093648</text:p>
          </table:table-cell>
          <table:table-cell office:value-type="float" office:value="-92.9271350716381">
            <text:p>-92.9271350716</text:p>
          </table:table-cell>
          <table:table-cell office:value-type="float" office:value="1.80505751220724">
            <text:p>1.8050575122</text:p>
          </table:table-cell>
          <table:table-cell office:value-type="float" office:value="2.23110931140015">
            <text:p>2.2311093114</text:p>
          </table:table-cell>
          <table:table-cell office:value-type="float" office:value="68.5633">
            <text:p>68.5633</text:p>
          </table:table-cell>
          <table:table-cell office:value-type="float" office:value="15.8">
            <text:p>15.8</text:p>
          </table:table-cell>
          <table:table-cell office:value-type="float" office:value="3.3">
            <text:p>3.3</text:p>
          </table:table-cell>
          <table:table-cell table:number-columns-repeated="1016"/>
        </table:table-row>
        <table:table-row table:style-name="ro2">
          <table:table-cell office:value-type="float" office:value="0.00989840859633939">
            <text:p>0.0098984086</text:p>
          </table:table-cell>
          <table:table-cell office:value-type="float" office:value="0.644223896461426">
            <text:p>0.6442238965</text:p>
          </table:table-cell>
          <table:table-cell office:value-type="float" office:value="-93.0674114053114">
            <text:p>-93.0674114053</text:p>
          </table:table-cell>
          <table:table-cell office:value-type="float" office:value="1.37687829245764">
            <text:p>1.3768782925</text:p>
          </table:table-cell>
          <table:table-cell office:value-type="float" office:value="2.99167928926718">
            <text:p>2.9916792893</text:p>
          </table:table-cell>
          <table:table-cell office:value-type="float" office:value="70.8828">
            <text:p>70.8828</text:p>
          </table:table-cell>
          <table:table-cell office:value-type="float" office:value="15.9">
            <text:p>15.9</text:p>
          </table:table-cell>
          <table:table-cell office:value-type="float" office:value="3.5">
            <text:p>3.5</text:p>
          </table:table-cell>
          <table:table-cell table:number-columns-repeated="1016"/>
        </table:table-row>
        <table:table-row table:style-name="ro2">
          <table:table-cell office:value-type="float" office:value="0.0877722762458378">
            <text:p>0.0877722762</text:p>
          </table:table-cell>
          <table:table-cell office:value-type="float" office:value="0.0188755197303017">
            <text:p>0.0188755197</text:p>
          </table:table-cell>
          <table:table-cell office:value-type="float" office:value="-92.5817485521428">
            <text:p>-92.5817485521</text:p>
          </table:table-cell>
          <table:table-cell office:value-type="float" office:value="0.260703354728598">
            <text:p>0.2607033547</text:p>
          </table:table-cell>
          <table:table-cell office:value-type="float" office:value="33.6036638061596">
            <text:p>33.6036638062</text:p>
          </table:table-cell>
          <table:table-cell office:value-type="float" office:value="72.2251">
            <text:p>72.2251</text:p>
          </table:table-cell>
          <table:table-cell office:value-type="float" office:value="16.4">
            <text:p>16.4</text:p>
          </table:table-cell>
          <table:table-cell office:value-type="float" office:value="3.7">
            <text:p>3.7</text:p>
          </table:table-cell>
          <table:table-cell table:number-columns-repeated="1016"/>
        </table:table-row>
        <table:table-row table:style-name="ro2">
          <table:table-cell office:value-type="float" office:value="0.511492767388473">
            <text:p>0.5114927674</text:p>
          </table:table-cell>
          <table:table-cell office:value-type="float" office:value="0.193498333273586">
            <text:p>0.1934983333</text:p>
          </table:table-cell>
          <table:table-cell office:value-type="float" office:value="-92.9701117929938">
            <text:p>-92.970111793</text:p>
          </table:table-cell>
          <table:table-cell office:value-type="float" office:value="1.41706433966438">
            <text:p>1.4170643397</text:p>
          </table:table-cell>
          <table:table-cell office:value-type="float" office:value="2.39240983768891">
            <text:p>2.3924098377</text:p>
          </table:table-cell>
          <table:table-cell office:value-type="float" office:value="72.3763">
            <text:p>72.3763</text:p>
          </table:table-cell>
          <table:table-cell office:value-type="float" office:value="16.1">
            <text:p>16.1</text:p>
          </table:table-cell>
          <table:table-cell office:value-type="float" office:value="3.6">
            <text:p>3.6</text:p>
          </table:table-cell>
          <table:table-cell table:number-columns-repeated="1016"/>
        </table:table-row>
        <table:table-row table:style-name="ro2">
          <table:table-cell office:value-type="float" office:value="0.10141504323232">
            <text:p>0.1014150432</text:p>
          </table:table-cell>
          <table:table-cell office:value-type="float" office:value="0.0175027908481432">
            <text:p>0.0175027908</text:p>
          </table:table-cell>
          <table:table-cell office:value-type="float" office:value="-92.4183278348148">
            <text:p>-92.4183278348</text:p>
          </table:table-cell>
          <table:table-cell office:value-type="float" office:value="0.410499681435459">
            <text:p>0.4104996814</text:p>
          </table:table-cell>
          <table:table-cell office:value-type="float" office:value="34.1044942341339">
            <text:p>34.1044942341</text:p>
          </table:table-cell>
          <table:table-cell office:value-type="float" office:value="77.1272">
            <text:p>77.1272</text:p>
          </table:table-cell>
          <table:table-cell office:value-type="float" office:value="16.7">
            <text:p>16.7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0.0877722762458378">
            <text:p>0.0877722762</text:p>
          </table:table-cell>
          <table:table-cell office:value-type="float" office:value="0.0175027908481432">
            <text:p>0.0175027908</text:p>
          </table:table-cell>
          <table:table-cell office:value-type="float" office:value="-92.4856285366205">
            <text:p>-92.4856285366</text:p>
          </table:table-cell>
          <table:table-cell office:value-type="float" office:value="0.322886661498211">
            <text:p>0.3228866615</text:p>
          </table:table-cell>
          <table:table-cell office:value-type="float" office:value="34.1044942341339">
            <text:p>34.1044942341</text:p>
          </table:table-cell>
          <table:table-cell office:value-type="float" office:value="77.7425">
            <text:p>77.7425</text:p>
          </table:table-cell>
          <table:table-cell office:value-type="float" office:value="17.1">
            <text:p>17.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0.0877722762458378">
            <text:p>0.0877722762</text:p>
          </table:table-cell>
          <table:table-cell office:value-type="float" office:value="0.0175027908481432">
            <text:p>0.0175027908</text:p>
          </table:table-cell>
          <table:table-cell office:value-type="float" office:value="-92.4856285366205">
            <text:p>-92.4856285366</text:p>
          </table:table-cell>
          <table:table-cell office:value-type="float" office:value="0.322886661498211">
            <text:p>0.3228866615</text:p>
          </table:table-cell>
          <table:table-cell office:value-type="float" office:value="34.1044942341339">
            <text:p>34.1044942341</text:p>
          </table:table-cell>
          <table:table-cell office:value-type="float" office:value="77.7425">
            <text:p>77.7425</text:p>
          </table:table-cell>
          <table:table-cell office:value-type="float" office:value="17.1">
            <text:p>17.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float" office:value="0.15758332755744">
            <text:p>0.1575833276</text:p>
          </table:table-cell>
          <table:table-cell office:value-type="float" office:value="0.278417135347726">
            <text:p>0.2784171353</text:p>
          </table:table-cell>
          <table:table-cell office:value-type="float" office:value="-93.0768757190244">
            <text:p>-93.076875719</text:p>
          </table:table-cell>
          <table:table-cell office:value-type="float" office:value="1.41013434518485">
            <text:p>1.4101343452</text:p>
          </table:table-cell>
          <table:table-cell office:value-type="float" office:value="1.84229417387837">
            <text:p>1.8422941739</text:p>
          </table:table-cell>
          <table:table-cell office:value-type="float" office:value="80.9294">
            <text:p>80.9294</text:p>
          </table:table-cell>
          <table:table-cell office:value-type="float" office:value="17.5">
            <text:p>17.5</text:p>
          </table:table-cell>
          <table:table-cell office:value-type="float" office:value="4.1">
            <text:p>4.1</text:p>
          </table:table-cell>
          <table:table-cell table:number-columns-repeated="1016"/>
        </table:table-row>
        <table:table-row table:style-name="ro2">
          <table:table-cell office:value-type="float" office:value="0.0308057120219721">
            <text:p>0.030805712</text:p>
          </table:table-cell>
          <table:table-cell office:value-type="float" office:value="0.0519493462435963">
            <text:p>0.0519493462</text:p>
          </table:table-cell>
          <table:table-cell office:value-type="float" office:value="-92.9267132332076">
            <text:p>-92.9267132332</text:p>
          </table:table-cell>
          <table:table-cell office:value-type="float" office:value="1.68935781537493">
            <text:p>1.6893578154</text:p>
          </table:table-cell>
          <table:table-cell office:value-type="float" office:value="1.38597790533843">
            <text:p>1.3859779053</text:p>
          </table:table-cell>
          <table:table-cell office:value-type="float" office:value="82.7398">
            <text:p>82.7398</text:p>
          </table:table-cell>
          <table:table-cell office:value-type="float" office:value="17.9">
            <text:p>17.9</text:p>
          </table:table-cell>
          <table:table-cell office:value-type="float" office:value="4.2">
            <text:p>4.2</text:p>
          </table:table-cell>
          <table:table-cell table:number-columns-repeated="1016"/>
        </table:table-row>
        <table:table-row table:style-name="ro2">
          <table:table-cell office:value-type="float" office:value="0.0275383707849178">
            <text:p>0.0275383708</text:p>
          </table:table-cell>
          <table:table-cell office:value-type="float" office:value="0.845282807777436">
            <text:p>0.8452828078</text:p>
          </table:table-cell>
          <table:table-cell office:value-type="float" office:value="-91.8458491993881">
            <text:p>-91.8458491994</text:p>
          </table:table-cell>
          <table:table-cell office:value-type="float" office:value="1.38148527119459">
            <text:p>1.3814852712</text:p>
          </table:table-cell>
          <table:table-cell office:value-type="float" office:value="42.0225023193968">
            <text:p>42.0225023194</text:p>
          </table:table-cell>
          <table:table-cell office:value-type="float" office:value="88.8594">
            <text:p>88.8594</text:p>
          </table:table-cell>
          <table:table-cell office:value-type="float" office:value="18">
            <text:p>18</text:p>
          </table:table-cell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float" office:value="0.0351999702922202">
            <text:p>0.0351999703</text:p>
          </table:table-cell>
          <table:table-cell office:value-type="float" office:value="0.28170770994586">
            <text:p>0.2817077099</text:p>
          </table:table-cell>
          <table:table-cell office:value-type="float" office:value="-92.9912214796608">
            <text:p>-92.9912214797</text:p>
          </table:table-cell>
          <table:table-cell office:value-type="float" office:value="1.79574693390212">
            <text:p>1.7957469339</text:p>
          </table:table-cell>
          <table:table-cell office:value-type="float" office:value="0.311155687606186">
            <text:p>0.3111556876</text:p>
          </table:table-cell>
          <table:table-cell office:value-type="float" office:value="89.1322">
            <text:p>89.1322</text:p>
          </table:table-cell>
          <table:table-cell office:value-type="float" office:value="18.1">
            <text:p>18.1</text:p>
          </table:table-cell>
          <table:table-cell office:value-type="float" office:value="4.6">
            <text:p>4.6</text:p>
          </table:table-cell>
          <table:table-cell table:number-columns-repeated="1016"/>
        </table:table-row>
        <table:table-row table:style-name="ro2">
          <table:table-cell office:value-type="float" office:value="0.0312358193066015">
            <text:p>0.0312358193</text:p>
          </table:table-cell>
          <table:table-cell office:value-type="float" office:value="0.196217590664629">
            <text:p>0.1962175907</text:p>
          </table:table-cell>
          <table:table-cell office:value-type="float" office:value="-92.2677447517707">
            <text:p>-92.2677447518</text:p>
          </table:table-cell>
          <table:table-cell office:value-type="float" office:value="2.13487559001895">
            <text:p>2.13487559</text:p>
          </table:table-cell>
          <table:table-cell office:value-type="float" office:value="41.3994603827873">
            <text:p>41.3994603828</text:p>
          </table:table-cell>
          <table:table-cell office:value-type="float" office:value="89.6588">
            <text:p>89.6588</text:p>
          </table:table-cell>
          <table:table-cell office:value-type="float" office:value="18.3">
            <text:p>18.3</text:p>
          </table:table-cell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float" office:value="0.017125932028781">
            <text:p>0.017125932</text:p>
          </table:table-cell>
          <table:table-cell office:value-type="float" office:value="0.279469048434769">
            <text:p>0.2794690484</text:p>
          </table:table-cell>
          <table:table-cell office:value-type="float" office:value="-92.9294049698741">
            <text:p>-92.9294049699</text:p>
          </table:table-cell>
          <table:table-cell office:value-type="float" office:value="1.68846323000053">
            <text:p>1.68846323</text:p>
          </table:table-cell>
          <table:table-cell office:value-type="float" office:value="0.53805206074323">
            <text:p>0.5380520607</text:p>
          </table:table-cell>
          <table:table-cell office:value-type="float" office:value="90.6589">
            <text:p>90.6589</text:p>
          </table:table-cell>
          <table:table-cell office:value-type="float" office:value="18.9">
            <text:p>18.9</text:p>
          </table:table-cell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float" office:value="0.0123877730193315">
            <text:p>0.012387773</text:p>
          </table:table-cell>
          <table:table-cell office:value-type="float" office:value="0.332710617221683">
            <text:p>0.3327106172</text:p>
          </table:table-cell>
          <table:table-cell office:value-type="float" office:value="-90.527966826973">
            <text:p>-90.527966827</text:p>
          </table:table-cell>
          <table:table-cell office:value-type="float" office:value="1.11801987087832">
            <text:p>1.1180198709</text:p>
          </table:table-cell>
          <table:table-cell office:value-type="float" office:value="41.3985233249052">
            <text:p>41.3985233249</text:p>
          </table:table-cell>
          <table:table-cell office:value-type="float" office:value="106.401">
            <text:p>106.401</text:p>
          </table:table-cell>
          <table:table-cell office:value-type="float" office:value="19">
            <text:p>19</text:p>
          </table:table-cell>
          <table:table-cell office:value-type="float" office:value="5.8">
            <text:p>5.8</text:p>
          </table:table-cell>
          <table:table-cell table:number-columns-repeated="1016"/>
        </table:table-row>
        <table:table-row table:style-name="ro2">
          <table:table-cell office:value-type="float" office:value="0.0448781933707512">
            <text:p>0.0448781934</text:p>
          </table:table-cell>
          <table:table-cell office:value-type="float" office:value="0.330656745838681">
            <text:p>0.3306567458</text:p>
          </table:table-cell>
          <table:table-cell office:value-type="float" office:value="-90.6940393538087">
            <text:p>-90.6940393538</text:p>
          </table:table-cell>
          <table:table-cell office:value-type="float" office:value="1.41315949369622">
            <text:p>1.4131594937</text:p>
          </table:table-cell>
          <table:table-cell office:value-type="float" office:value="46.4800812422619">
            <text:p>46.4800812423</text:p>
          </table:table-cell>
          <table:table-cell office:value-type="float" office:value="108.065">
            <text:p>108.065</text:p>
          </table:table-cell>
          <table:table-cell office:value-type="float" office:value="19.2">
            <text:p>19.2</text:p>
          </table:table-cell>
          <table:table-cell office:value-type="float" office:value="5.9">
            <text:p>5.9</text:p>
          </table:table-cell>
          <table:table-cell table:number-columns-repeated="1016"/>
        </table:table-row>
        <table:table-row table:style-name="ro2">
          <table:table-cell office:value-type="float" office:value="0.0438523238336754">
            <text:p>0.0438523238</text:p>
          </table:table-cell>
          <table:table-cell office:value-type="float" office:value="0.358078772248097">
            <text:p>0.3580787722</text:p>
          </table:table-cell>
          <table:table-cell office:value-type="float" office:value="-90.6940393538087">
            <text:p>-90.6940393538</text:p>
          </table:table-cell>
          <table:table-cell office:value-type="float" office:value="1.32427885803671">
            <text:p>1.324278858</text:p>
          </table:table-cell>
          <table:table-cell office:value-type="float" office:value="46.4714080615272">
            <text:p>46.4714080615</text:p>
          </table:table-cell>
          <table:table-cell office:value-type="float" office:value="108.491">
            <text:p>108.491</text:p>
          </table:table-cell>
          <table:table-cell office:value-type="float" office:value="19.3">
            <text:p>19.3</text:p>
          </table:table-cell>
          <table:table-cell office:value-type="float" office:value="5.9">
            <text:p>5.9</text:p>
          </table:table-cell>
          <table:table-cell table:number-columns-repeated="1016"/>
        </table:table-row>
        <table:table-row table:style-name="ro2">
          <table:table-cell office:value-type="float" office:value="0.017020054959672">
            <text:p>0.017020055</text:p>
          </table:table-cell>
          <table:table-cell office:value-type="float" office:value="0.202049120463753">
            <text:p>0.2020491205</text:p>
          </table:table-cell>
          <table:table-cell office:value-type="float" office:value="-90.6186392971244">
            <text:p>-90.6186392971</text:p>
          </table:table-cell>
          <table:table-cell office:value-type="float" office:value="1.55159754088046">
            <text:p>1.5515975409</text:p>
          </table:table-cell>
          <table:table-cell office:value-type="float" office:value="16.4292442057165">
            <text:p>16.4292442057</text:p>
          </table:table-cell>
          <table:table-cell office:value-type="float" office:value="109.873">
            <text:p>109.873</text:p>
          </table:table-cell>
          <table:table-cell office:value-type="float" office:value="20.1">
            <text:p>20.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float" office:value="0.0197257331626306">
            <text:p>0.0197257332</text:p>
          </table:table-cell>
          <table:table-cell office:value-type="float" office:value="0.236932484335009">
            <text:p>0.2369324843</text:p>
          </table:table-cell>
          <table:table-cell office:value-type="float" office:value="-90.2886296430376">
            <text:p>-90.288629643</text:p>
          </table:table-cell>
          <table:table-cell office:value-type="float" office:value="1.35300426158688">
            <text:p>1.3530042616</text:p>
          </table:table-cell>
          <table:table-cell office:value-type="float" office:value="41.7784757397186">
            <text:p>41.7784757397</text:p>
          </table:table-cell>
          <table:table-cell office:value-type="float" office:value="115.235">
            <text:p>115.235</text:p>
          </table:table-cell>
          <table:table-cell office:value-type="float" office:value="20.4">
            <text:p>20.4</text:p>
          </table:table-cell>
          <table:table-cell office:value-type="float" office:value="6.4">
            <text:p>6.4</text:p>
          </table:table-cell>
          <table:table-cell table:number-columns-repeated="1016"/>
        </table:table-row>
        <table:table-row table:style-name="ro2">
          <table:table-cell office:value-type="float" office:value="0.0197257331626306">
            <text:p>0.0197257332</text:p>
          </table:table-cell>
          <table:table-cell office:value-type="float" office:value="0.236932484335009">
            <text:p>0.2369324843</text:p>
          </table:table-cell>
          <table:table-cell office:value-type="float" office:value="-90.2886296430376">
            <text:p>-90.288629643</text:p>
          </table:table-cell>
          <table:table-cell office:value-type="float" office:value="1.35300426158688">
            <text:p>1.3530042616</text:p>
          </table:table-cell>
          <table:table-cell office:value-type="float" office:value="41.5924288673147">
            <text:p>41.5924288673</text:p>
          </table:table-cell>
          <table:table-cell office:value-type="float" office:value="115.235">
            <text:p>115.235</text:p>
          </table:table-cell>
          <table:table-cell office:value-type="float" office:value="20.4">
            <text:p>20.4</text:p>
          </table:table-cell>
          <table:table-cell office:value-type="float" office:value="6.4">
            <text:p>6.4</text:p>
          </table:table-cell>
          <table:table-cell table:number-columns-repeated="1016"/>
        </table:table-row>
        <table:table-row table:style-name="ro2">
          <table:table-cell office:value-type="float" office:value="0.0127371260802095">
            <text:p>0.0127371261</text:p>
          </table:table-cell>
          <table:table-cell office:value-type="float" office:value="0.236932484335009">
            <text:p>0.2369324843</text:p>
          </table:table-cell>
          <table:table-cell office:value-type="float" office:value="-90.4154262119654">
            <text:p>-90.415426212</text:p>
          </table:table-cell>
          <table:table-cell office:value-type="float" office:value="1.35300426158688">
            <text:p>1.3530042616</text:p>
          </table:table-cell>
          <table:table-cell office:value-type="float" office:value="42.0619191584506">
            <text:p>42.0619191585</text:p>
          </table:table-cell>
          <table:table-cell office:value-type="float" office:value="118.575">
            <text:p>118.575</text:p>
          </table:table-cell>
          <table:table-cell office:value-type="float" office:value="20.6">
            <text:p>20.6</text:p>
          </table:table-cell>
          <table:table-cell office:value-type="float" office:value="6.6">
            <text:p>6.6</text:p>
          </table:table-cell>
          <table:table-cell table:number-columns-repeated="1016"/>
        </table:table-row>
        <table:table-row table:style-name="ro2">
          <table:table-cell office:value-type="float" office:value="0.0127371260802095">
            <text:p>0.0127371261</text:p>
          </table:table-cell>
          <table:table-cell office:value-type="float" office:value="0.236932484335009">
            <text:p>0.2369324843</text:p>
          </table:table-cell>
          <table:table-cell office:value-type="float" office:value="-90.4154262119654">
            <text:p>-90.415426212</text:p>
          </table:table-cell>
          <table:table-cell office:value-type="float" office:value="1.35300426158688">
            <text:p>1.3530042616</text:p>
          </table:table-cell>
          <table:table-cell office:value-type="float" office:value="42.0619191584506">
            <text:p>42.0619191585</text:p>
          </table:table-cell>
          <table:table-cell office:value-type="float" office:value="118.575">
            <text:p>118.575</text:p>
          </table:table-cell>
          <table:table-cell office:value-type="float" office:value="20.6">
            <text:p>20.6</text:p>
          </table:table-cell>
          <table:table-cell office:value-type="float" office:value="6.6">
            <text:p>6.6</text:p>
          </table:table-cell>
          <table:table-cell table:number-columns-repeated="1016"/>
        </table:table-row>
        <table:table-row table:style-name="ro2">
          <table:table-cell office:value-type="float" office:value="0.0279713754360751">
            <text:p>0.0279713754</text:p>
          </table:table-cell>
          <table:table-cell office:value-type="float" office:value="0.376379249880083">
            <text:p>0.3763792499</text:p>
          </table:table-cell>
          <table:table-cell office:value-type="float" office:value="-90.5381165079351">
            <text:p>-90.5381165079</text:p>
          </table:table-cell>
          <table:table-cell office:value-type="float" office:value="2.07085524519408">
            <text:p>2.0708552452</text:p>
          </table:table-cell>
          <table:table-cell office:value-type="float" office:value="49.8133463719876">
            <text:p>49.813346372</text:p>
          </table:table-cell>
          <table:table-cell office:value-type="float" office:value="123.798">
            <text:p>123.798</text:p>
          </table:table-cell>
          <table:table-cell office:value-type="float" office:value="20.9">
            <text:p>20.9</text:p>
          </table:table-cell>
          <table:table-cell office:value-type="float" office:value="6.8">
            <text:p>6.8</text:p>
          </table:table-cell>
          <table:table-cell table:number-columns-repeated="1016"/>
        </table:table-row>
        <table:table-row table:style-name="ro2">
          <table:table-cell office:value-type="float" office:value="0.0279713754360751">
            <text:p>0.0279713754</text:p>
          </table:table-cell>
          <table:table-cell office:value-type="float" office:value="0.376379249880083">
            <text:p>0.3763792499</text:p>
          </table:table-cell>
          <table:table-cell office:value-type="float" office:value="-90.5381165079351">
            <text:p>-90.5381165079</text:p>
          </table:table-cell>
          <table:table-cell office:value-type="float" office:value="2.07085524519408">
            <text:p>2.0708552452</text:p>
          </table:table-cell>
          <table:table-cell office:value-type="float" office:value="49.8133463719876">
            <text:p>49.813346372</text:p>
          </table:table-cell>
          <table:table-cell office:value-type="float" office:value="123.798">
            <text:p>123.798</text:p>
          </table:table-cell>
          <table:table-cell office:value-type="float" office:value="20.9">
            <text:p>20.9</text:p>
          </table:table-cell>
          <table:table-cell office:value-type="float" office:value="6.8">
            <text:p>6.8</text:p>
          </table:table-cell>
          <table:table-cell table:number-columns-repeated="1016"/>
        </table:table-row>
        <table:table-row table:style-name="ro2">
          <table:table-cell office:value-type="float" office:value="0.0279713754360751">
            <text:p>0.0279713754</text:p>
          </table:table-cell>
          <table:table-cell office:value-type="float" office:value="0.376396527255097">
            <text:p>0.3763965273</text:p>
          </table:table-cell>
          <table:table-cell office:value-type="float" office:value="-90.5381165079351">
            <text:p>-90.5381165079</text:p>
          </table:table-cell>
          <table:table-cell office:value-type="float" office:value="1.33811394054243">
            <text:p>1.3381139405</text:p>
          </table:table-cell>
          <table:table-cell office:value-type="float" office:value="49.7014551619739">
            <text:p>49.701455162</text:p>
          </table:table-cell>
          <table:table-cell office:value-type="float" office:value="133.024">
            <text:p>133.024</text:p>
          </table:table-cell>
          <table:table-cell office:value-type="float" office:value="21">
            <text:p>21</text:p>
          </table:table-cell>
          <table:table-cell office:value-type="float" office:value="7.5">
            <text:p>7.5</text:p>
          </table:table-cell>
          <table:table-cell table:number-columns-repeated="1016"/>
        </table:table-row>
        <table:table-row table:style-name="ro2">
          <table:table-cell office:value-type="float" office:value="0.124249979780076">
            <text:p>0.1242499798</text:p>
          </table:table-cell>
          <table:table-cell office:value-type="float" office:value="0.724614115697894">
            <text:p>0.7246141157</text:p>
          </table:table-cell>
          <table:table-cell office:value-type="float" office:value="-88.090623207202">
            <text:p>-88.0906232072</text:p>
          </table:table-cell>
          <table:table-cell office:value-type="float" office:value="1.57871192483745">
            <text:p>1.5787119248</text:p>
          </table:table-cell>
          <table:table-cell office:value-type="float" office:value="48.4781030117786">
            <text:p>48.4781030118</text:p>
          </table:table-cell>
          <table:table-cell office:value-type="float" office:value="145.421">
            <text:p>145.421</text:p>
          </table:table-cell>
          <table:table-cell office:value-type="float" office:value="21.7">
            <text:p>21.7</text:p>
          </table:table-cell>
          <table:table-cell office:value-type="float" office:value="8.7">
            <text:p>8.7</text:p>
          </table:table-cell>
          <table:table-cell table:number-columns-repeated="1016"/>
        </table:table-row>
        <table:table-row table:style-name="ro2">
          <table:table-cell office:value-type="float" office:value="0.0279713754360751">
            <text:p>0.0279713754</text:p>
          </table:table-cell>
          <table:table-cell office:value-type="float" office:value="0.371576107243714">
            <text:p>0.3715761072</text:p>
          </table:table-cell>
          <table:table-cell office:value-type="float" office:value="-88.903374792176">
            <text:p>-88.9033747922</text:p>
          </table:table-cell>
          <table:table-cell office:value-type="float" office:value="2.08169374294336">
            <text:p>2.0816937429</text:p>
          </table:table-cell>
          <table:table-cell office:value-type="float" office:value="42.5677883484597">
            <text:p>42.5677883485</text:p>
          </table:table-cell>
          <table:table-cell office:value-type="float" office:value="145.907">
            <text:p>145.907</text:p>
          </table:table-cell>
          <table:table-cell office:value-type="float" office:value="21.2">
            <text:p>21.2</text:p>
          </table:table-cell>
          <table:table-cell office:value-type="float" office:value="8.2">
            <text:p>8.2</text:p>
          </table:table-cell>
          <table:table-cell table:number-columns-repeated="1016"/>
        </table:table-row>
        <table:table-row table:style-name="ro2">
          <table:table-cell office:value-type="float" office:value="0.0336759700109325">
            <text:p>0.03367597</text:p>
          </table:table-cell>
          <table:table-cell office:value-type="float" office:value="0.372340775820099">
            <text:p>0.3723407758</text:p>
          </table:table-cell>
          <table:table-cell office:value-type="float" office:value="-88.9043697093027">
            <text:p>-88.9043697093</text:p>
          </table:table-cell>
          <table:table-cell office:value-type="float" office:value="2.10699461237353">
            <text:p>2.1069946124</text:p>
          </table:table-cell>
          <table:table-cell office:value-type="float" office:value="41.3998794145547">
            <text:p>41.3998794146</text:p>
          </table:table-cell>
          <table:table-cell office:value-type="float" office:value="145.917">
            <text:p>145.917</text:p>
          </table:table-cell>
          <table:table-cell office:value-type="float" office:value="21.6">
            <text:p>21.6</text:p>
          </table:table-cell>
          <table:table-cell office:value-type="float" office:value="8.2">
            <text:p>8.2</text:p>
          </table:table-cell>
          <table:table-cell table:number-columns-repeated="1016"/>
        </table:table-row>
        <table:table-row table:style-name="ro2">
          <table:table-cell office:value-type="float" office:value="0.0314117865881496">
            <text:p>0.0314117866</text:p>
          </table:table-cell>
          <table:table-cell office:value-type="float" office:value="0.0791706137469966">
            <text:p>0.0791706137</text:p>
          </table:table-cell>
          <table:table-cell office:value-type="float" office:value="-88.0091366523916">
            <text:p>-88.0091366524</text:p>
          </table:table-cell>
          <table:table-cell office:value-type="float" office:value="0.0297402883912368">
            <text:p>0.0297402884</text:p>
          </table:table-cell>
          <table:table-cell office:value-type="float" office:value="48.8135556584961">
            <text:p>48.8135556585</text:p>
          </table:table-cell>
          <table:table-cell office:value-type="float" office:value="148.025">
            <text:p>148.025</text:p>
          </table:table-cell>
          <table:table-cell office:value-type="float" office:value="21.8">
            <text:p>21.8</text:p>
          </table:table-cell>
          <table:table-cell office:value-type="float" office:value="9.4">
            <text:p>9.4</text:p>
          </table:table-cell>
          <table:table-cell table:number-columns-repeated="1016"/>
        </table:table-row>
        <table:table-row table:style-name="ro2">
          <table:table-cell office:value-type="float" office:value="0.0541724713827434">
            <text:p>0.0541724714</text:p>
          </table:table-cell>
          <table:table-cell office:value-type="float" office:value="0.347052047431063">
            <text:p>0.3470520474</text:p>
          </table:table-cell>
          <table:table-cell office:value-type="float" office:value="-88.1018099131886">
            <text:p>-88.1018099132</text:p>
          </table:table-cell>
          <table:table-cell office:value-type="float" office:value="1.49984450064516">
            <text:p>1.4998445006</text:p>
          </table:table-cell>
          <table:table-cell office:value-type="float" office:value="49.214237864467">
            <text:p>49.2142378645</text:p>
          </table:table-cell>
          <table:table-cell office:value-type="float" office:value="148.306">
            <text:p>148.306</text:p>
          </table:table-cell>
          <table:table-cell office:value-type="float" office:value="21.9">
            <text:p>21.9</text:p>
          </table:table-cell>
          <table:table-cell office:value-type="float" office:value="8.9">
            <text:p>8.9</text:p>
          </table:table-cell>
          <table:table-cell table:number-columns-repeated="1016"/>
        </table:table-row>
        <table:table-row table:style-name="ro2">
          <table:table-cell office:value-type="float" office:value="0.0541724713827434">
            <text:p>0.0541724714</text:p>
          </table:table-cell>
          <table:table-cell office:value-type="float" office:value="0.347052047431063">
            <text:p>0.3470520474</text:p>
          </table:table-cell>
          <table:table-cell office:value-type="float" office:value="-88.1018099131886">
            <text:p>-88.1018099132</text:p>
          </table:table-cell>
          <table:table-cell office:value-type="float" office:value="1.49984450064516">
            <text:p>1.4998445006</text:p>
          </table:table-cell>
          <table:table-cell office:value-type="float" office:value="49.214237864467">
            <text:p>49.2142378645</text:p>
          </table:table-cell>
          <table:table-cell office:value-type="float" office:value="148.306">
            <text:p>148.306</text:p>
          </table:table-cell>
          <table:table-cell office:value-type="float" office:value="21.9">
            <text:p>21.9</text:p>
          </table:table-cell>
          <table:table-cell office:value-type="float" office:value="8.9">
            <text:p>8.9</text:p>
          </table:table-cell>
          <table:table-cell table:number-columns-repeated="1016"/>
        </table:table-row>
        <table:table-row table:style-name="ro2">
          <table:table-cell office:value-type="float" office:value="0.027396267166327">
            <text:p>0.0273962672</text:p>
          </table:table-cell>
          <table:table-cell office:value-type="float" office:value="0.108668059638646">
            <text:p>0.1086680596</text:p>
          </table:table-cell>
          <table:table-cell office:value-type="float" office:value="-88.8243108114121">
            <text:p>-88.8243108114</text:p>
          </table:table-cell>
          <table:table-cell office:value-type="float" office:value="1.14438965143462">
            <text:p>1.1443896514</text:p>
          </table:table-cell>
          <table:table-cell office:value-type="float" office:value="42.5539028289333">
            <text:p>42.5539028289</text:p>
          </table:table-cell>
          <table:table-cell office:value-type="float" office:value="150.617">
            <text:p>150.617</text:p>
          </table:table-cell>
          <table:table-cell office:value-type="float" office:value="21.8">
            <text:p>21.8</text:p>
          </table:table-cell>
          <table:table-cell office:value-type="float" office:value="8.7">
            <text:p>8.7</text:p>
          </table:table-cell>
          <table:table-cell table:number-columns-repeated="1016"/>
        </table:table-row>
        <table:table-row table:style-name="ro2">
          <table:table-cell office:value-type="float" office:value="0.123401633565481">
            <text:p>0.1234016336</text:p>
          </table:table-cell>
          <table:table-cell office:value-type="float" office:value="0.291498337230674">
            <text:p>0.2914983372</text:p>
          </table:table-cell>
          <table:table-cell office:value-type="float" office:value="-87.6265789218996">
            <text:p>-87.6265789219</text:p>
          </table:table-cell>
          <table:table-cell office:value-type="float" office:value="1.5626634581182">
            <text:p>1.5626634581</text:p>
          </table:table-cell>
          <table:table-cell office:value-type="float" office:value="38.7369131900366">
            <text:p>38.73691319</text:p>
          </table:table-cell>
          <table:table-cell office:value-type="float" office:value="151.602">
            <text:p>151.602</text:p>
          </table:table-cell>
          <table:table-cell office:value-type="float" office:value="22.3">
            <text:p>22.3</text:p>
          </table:table-cell>
          <table:table-cell office:value-type="float" office:value="9.2">
            <text:p>9.2</text:p>
          </table:table-cell>
          <table:table-cell table:number-columns-repeated="1016"/>
        </table:table-row>
        <table:table-row table:style-name="ro2">
          <table:table-cell office:value-type="float" office:value="0.123513509330557">
            <text:p>0.1235135093</text:p>
          </table:table-cell>
          <table:table-cell office:value-type="float" office:value="0.291498337230674">
            <text:p>0.2914983372</text:p>
          </table:table-cell>
          <table:table-cell office:value-type="float" office:value="-87.6338364623012">
            <text:p>-87.6338364623</text:p>
          </table:table-cell>
          <table:table-cell office:value-type="float" office:value="1.5626634581182">
            <text:p>1.5626634581</text:p>
          </table:table-cell>
          <table:table-cell office:value-type="float" office:value="48.6327927557031">
            <text:p>48.6327927557</text:p>
          </table:table-cell>
          <table:table-cell office:value-type="float" office:value="154.477">
            <text:p>154.477</text:p>
          </table:table-cell>
          <table:table-cell office:value-type="float" office:value="22.5">
            <text:p>22.5</text:p>
          </table:table-cell>
          <table:table-cell office:value-type="float" office:value="9.4">
            <text:p>9.4</text:p>
          </table:table-cell>
          <table:table-cell table:number-columns-repeated="1016"/>
        </table:table-row>
        <table:table-row table:style-name="ro2">
          <table:table-cell office:value-type="float" office:value="0.0372974298791039">
            <text:p>0.0372974299</text:p>
          </table:table-cell>
          <table:table-cell office:value-type="float" office:value="0.356031884150254">
            <text:p>0.3560318842</text:p>
          </table:table-cell>
          <table:table-cell office:value-type="float" office:value="-87.9594545523342">
            <text:p>-87.9594545523</text:p>
          </table:table-cell>
          <table:table-cell office:value-type="float" office:value="1.01349172833489">
            <text:p>1.0134917283</text:p>
          </table:table-cell>
          <table:table-cell office:value-type="float" office:value="45.9142125318719">
            <text:p>45.9142125319</text:p>
          </table:table-cell>
          <table:table-cell office:value-type="float" office:value="154.68">
            <text:p>154.68</text:p>
          </table:table-cell>
          <table:table-cell office:value-type="float" office:value="22.7">
            <text:p>22.7</text:p>
          </table:table-cell>
          <table:table-cell office:value-type="float" office:value="9.7">
            <text:p>9.7</text:p>
          </table:table-cell>
          <table:table-cell table:number-columns-repeated="1016"/>
        </table:table-row>
        <table:table-row table:style-name="ro2">
          <table:table-cell office:value-type="float" office:value="0.0372974298791039">
            <text:p>0.0372974299</text:p>
          </table:table-cell>
          <table:table-cell office:value-type="float" office:value="0.356031884150254">
            <text:p>0.3560318842</text:p>
          </table:table-cell>
          <table:table-cell office:value-type="float" office:value="-87.9594545523342">
            <text:p>-87.9594545523</text:p>
          </table:table-cell>
          <table:table-cell office:value-type="float" office:value="1.01349172833489">
            <text:p>1.0134917283</text:p>
          </table:table-cell>
          <table:table-cell office:value-type="float" office:value="45.9142125318719">
            <text:p>45.9142125319</text:p>
          </table:table-cell>
          <table:table-cell office:value-type="float" office:value="154.68">
            <text:p>154.68</text:p>
          </table:table-cell>
          <table:table-cell office:value-type="float" office:value="22.7">
            <text:p>22.7</text:p>
          </table:table-cell>
          <table:table-cell office:value-type="float" office:value="9.7">
            <text:p>9.7</text:p>
          </table:table-cell>
          <table:table-cell table:number-columns-repeated="1016"/>
        </table:table-row>
        <table:table-row table:style-name="ro2">
          <table:table-cell office:value-type="float" office:value="0.0372974298791039">
            <text:p>0.0372974299</text:p>
          </table:table-cell>
          <table:table-cell office:value-type="float" office:value="0.359082475909995">
            <text:p>0.3590824759</text:p>
          </table:table-cell>
          <table:table-cell office:value-type="float" office:value="-87.9594545523342">
            <text:p>-87.9594545523</text:p>
          </table:table-cell>
          <table:table-cell office:value-type="float" office:value="0.952212210135886">
            <text:p>0.9522122101</text:p>
          </table:table-cell>
          <table:table-cell office:value-type="float" office:value="45.9142125318719">
            <text:p>45.9142125319</text:p>
          </table:table-cell>
          <table:table-cell office:value-type="float" office:value="161.167">
            <text:p>161.16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float" office:value="0.0336356099139697">
            <text:p>0.0336356099</text:p>
          </table:table-cell>
          <table:table-cell office:value-type="float" office:value="0.0912728002347055">
            <text:p>0.0912728002</text:p>
          </table:table-cell>
          <table:table-cell office:value-type="float" office:value="-88.0091366523916">
            <text:p>-88.0091366524</text:p>
          </table:table-cell>
          <table:table-cell office:value-type="float" office:value="0.0354802467102622">
            <text:p>0.0354802467</text:p>
          </table:table-cell>
          <table:table-cell office:value-type="float" office:value="23.2955762223422">
            <text:p>23.2955762223</text:p>
          </table:table-cell>
          <table:table-cell office:value-type="float" office:value="167.336">
            <text:p>167.336</text:p>
          </table:table-cell>
          <table:table-cell office:value-type="float" office:value="23.8">
            <text:p>23.8</text:p>
          </table:table-cell>
          <table:table-cell office:value-type="float" office:value="10.9">
            <text:p>10.9</text:p>
          </table:table-cell>
          <table:table-cell table:number-columns-repeated="1016"/>
        </table:table-row>
        <table:table-row table:style-name="ro2">
          <table:table-cell office:value-type="float" office:value="0.0336840861263931">
            <text:p>0.0336840861</text:p>
          </table:table-cell>
          <table:table-cell office:value-type="float" office:value="0.0912728002347055">
            <text:p>0.0912728002</text:p>
          </table:table-cell>
          <table:table-cell office:value-type="float" office:value="-88.0091366523916">
            <text:p>-88.0091366524</text:p>
          </table:table-cell>
          <table:table-cell office:value-type="float" office:value="0.0354802467102622">
            <text:p>0.0354802467</text:p>
          </table:table-cell>
          <table:table-cell office:value-type="float" office:value="49.8191750186564">
            <text:p>49.8191750187</text:p>
          </table:table-cell>
          <table:table-cell office:value-type="float" office:value="167.336">
            <text:p>167.336</text:p>
          </table:table-cell>
          <table:table-cell office:value-type="float" office:value="23.8">
            <text:p>23.8</text:p>
          </table:table-cell>
          <table:table-cell office:value-type="float" office:value="10.9">
            <text:p>10.9</text:p>
          </table:table-cell>
          <table:table-cell table:number-columns-repeated="1016"/>
        </table:table-row>
        <table:table-row table:style-name="ro2">
          <table:table-cell office:value-type="float" office:value="0.0541724713827434">
            <text:p>0.0541724714</text:p>
          </table:table-cell>
          <table:table-cell office:value-type="float" office:value="0.347663263981355">
            <text:p>0.347663264</text:p>
          </table:table-cell>
          <table:table-cell office:value-type="float" office:value="-88.1018099131886">
            <text:p>-88.1018099132</text:p>
          </table:table-cell>
          <table:table-cell office:value-type="float" office:value="1.53781359646829">
            <text:p>1.5378135965</text:p>
          </table:table-cell>
          <table:table-cell office:value-type="float" office:value="49.214237864467">
            <text:p>49.2142378645</text:p>
          </table:table-cell>
          <table:table-cell office:value-type="float" office:value="169.942">
            <text:p>169.942</text:p>
          </table:table-cell>
          <table:table-cell office:value-type="float" office:value="23.1">
            <text:p>23.1</text:p>
          </table:table-cell>
          <table:table-cell office:value-type="float" office:value="10.3">
            <text:p>10.3</text:p>
          </table:table-cell>
          <table:table-cell table:number-columns-repeated="1016"/>
        </table:table-row>
        <table:table-row table:style-name="ro2">
          <table:table-cell office:value-type="float" office:value="0.0544112349029988">
            <text:p>0.0544112349</text:p>
          </table:table-cell>
          <table:table-cell office:value-type="float" office:value="0.347663263981355">
            <text:p>0.347663264</text:p>
          </table:table-cell>
          <table:table-cell office:value-type="float" office:value="-88.1018099131886">
            <text:p>-88.1018099132</text:p>
          </table:table-cell>
          <table:table-cell office:value-type="float" office:value="1.53781359646829">
            <text:p>1.5378135965</text:p>
          </table:table-cell>
          <table:table-cell office:value-type="float" office:value="48.4494355250695">
            <text:p>48.4494355251</text:p>
          </table:table-cell>
          <table:table-cell office:value-type="float" office:value="169.942">
            <text:p>169.942</text:p>
          </table:table-cell>
          <table:table-cell office:value-type="float" office:value="23.1">
            <text:p>23.1</text:p>
          </table:table-cell>
          <table:table-cell office:value-type="float" office:value="10.3">
            <text:p>10.3</text:p>
          </table:table-cell>
          <table:table-cell table:number-columns-repeated="1016"/>
        </table:table-row>
        <table:table-row table:style-name="ro2">
          <table:table-cell office:value-type="float" office:value="0.0337999134264811">
            <text:p>0.0337999134</text:p>
          </table:table-cell>
          <table:table-cell office:value-type="float" office:value="0.0910332257999613">
            <text:p>0.0910332258</text:p>
          </table:table-cell>
          <table:table-cell office:value-type="float" office:value="-87.9641446000631">
            <text:p>-87.9641446001</text:p>
          </table:table-cell>
          <table:table-cell office:value-type="float" office:value="0.0280942994452995">
            <text:p>0.0280942994</text:p>
          </table:table-cell>
          <table:table-cell office:value-type="float" office:value="46.4654424173841">
            <text:p>46.4654424174</text:p>
          </table:table-cell>
          <table:table-cell office:value-type="float" office:value="174.639">
            <text:p>174.639</text:p>
          </table:table-cell>
          <table:table-cell office:value-type="float" office:value="23.9">
            <text:p>23.9</text:p>
          </table:table-cell>
          <table:table-cell office:value-type="float" office:value="11.3">
            <text:p>11.3</text:p>
          </table:table-cell>
          <table:table-cell table:number-columns-repeated="1016"/>
        </table:table-row>
        <table:table-row table:style-name="ro2">
          <table:table-cell office:value-type="float" office:value="0.0337917114949512">
            <text:p>0.0337917115</text:p>
          </table:table-cell>
          <table:table-cell office:value-type="float" office:value="0.0903186853312554">
            <text:p>0.0903186853</text:p>
          </table:table-cell>
          <table:table-cell office:value-type="float" office:value="-87.9641446000631">
            <text:p>-87.9641446001</text:p>
          </table:table-cell>
          <table:table-cell office:value-type="float" office:value="0.0280942994452995">
            <text:p>0.0280942994</text:p>
          </table:table-cell>
          <table:table-cell office:value-type="float" office:value="46.4654424173841">
            <text:p>46.4654424174</text:p>
          </table:table-cell>
          <table:table-cell office:value-type="float" office:value="174.639">
            <text:p>174.639</text:p>
          </table:table-cell>
          <table:table-cell office:value-type="float" office:value="23.9">
            <text:p>23.9</text:p>
          </table:table-cell>
          <table:table-cell office:value-type="float" office:value="11.3">
            <text:p>11.3</text:p>
          </table:table-cell>
          <table:table-cell table:number-columns-repeated="1016"/>
        </table:table-row>
        <table:table-row table:style-name="ro2">
          <table:table-cell office:value-type="float" office:value="0.0430993760093662">
            <text:p>0.043099376</text:p>
          </table:table-cell>
          <table:table-cell office:value-type="float" office:value="0.347663263981355">
            <text:p>0.347663264</text:p>
          </table:table-cell>
          <table:table-cell office:value-type="float" office:value="-88.1018099131886">
            <text:p>-88.1018099132</text:p>
          </table:table-cell>
          <table:table-cell office:value-type="float" office:value="1.95670283176406">
            <text:p>1.9567028318</text:p>
          </table:table-cell>
          <table:table-cell office:value-type="float" office:value="48.4494355250695">
            <text:p>48.4494355251</text:p>
          </table:table-cell>
          <table:table-cell office:value-type="float" office:value="175.69">
            <text:p>175.69</text:p>
          </table:table-cell>
          <table:table-cell office:value-type="float" office:value="23.6">
            <text:p>23.6</text:p>
          </table:table-cell>
          <table:table-cell office:value-type="float" office:value="10.6">
            <text:p>10.6</text:p>
          </table:table-cell>
          <table:table-cell table:number-columns-repeated="1016"/>
        </table:table-row>
        <table:table-row table:style-name="ro2">
          <table:table-cell office:value-type="float" office:value="0.0430993760093662">
            <text:p>0.043099376</text:p>
          </table:table-cell>
          <table:table-cell office:value-type="float" office:value="0.347663263981355">
            <text:p>0.347663264</text:p>
          </table:table-cell>
          <table:table-cell office:value-type="float" office:value="-88.1018099131886">
            <text:p>-88.1018099132</text:p>
          </table:table-cell>
          <table:table-cell office:value-type="float" office:value="1.95670283176406">
            <text:p>1.9567028318</text:p>
          </table:table-cell>
          <table:table-cell office:value-type="float" office:value="47.1467941195356">
            <text:p>47.1467941195</text:p>
          </table:table-cell>
          <table:table-cell office:value-type="float" office:value="175.69">
            <text:p>175.69</text:p>
          </table:table-cell>
          <table:table-cell office:value-type="float" office:value="23.6">
            <text:p>23.6</text:p>
          </table:table-cell>
          <table:table-cell office:value-type="float" office:value="10.6">
            <text:p>10.6</text:p>
          </table:table-cell>
          <table:table-cell table:number-columns-repeated="1016"/>
        </table:table-row>
        <table:table-row table:style-name="ro2">
          <table:table-cell table:style-name="ce2" office:value-type="float" office:value="0.115642448219055">
            <text:p>0.1156424482</text:p>
          </table:table-cell>
          <table:table-cell table:style-name="ce2" office:value-type="float" office:value="0.355193948930462">
            <text:p>0.3551939489</text:p>
          </table:table-cell>
          <table:table-cell table:style-name="ce2" office:value-type="float" office:value="-87.4881408055923">
            <text:p>-87.4881408056</text:p>
          </table:table-cell>
          <table:table-cell table:style-name="ce2" office:value-type="float" office:value="2.23997980633658">
            <text:p>2.2399798063</text:p>
          </table:table-cell>
          <table:table-cell table:style-name="ce2" office:value-type="float" office:value="17.3400943663415">
            <text:p>17.3400943663</text:p>
          </table:table-cell>
          <table:table-cell table:style-name="ce2" office:value-type="float" office:value="185.623">
            <text:p>185.623</text:p>
          </table:table-cell>
          <table:table-cell table:style-name="ce2" office:value-type="float" office:value="23.9">
            <text:p>23.9</text:p>
          </table:table-cell>
          <table:table-cell table:style-name="ce2" office:value-type="float" office:value="11.2">
            <text:p>11.2</text:p>
          </table:table-cell>
          <table:table-cell table:number-columns-repeated="1016"/>
        </table:table-row>
        <table:table-row table:style-name="ro2">
          <table:table-cell office:value-type="float" office:value="0.0278568242948996">
            <text:p>0.0278568243</text:p>
          </table:table-cell>
          <table:table-cell office:value-type="float" office:value="0.110672131571932">
            <text:p>0.1106721316</text:p>
          </table:table-cell>
          <table:table-cell office:value-type="float" office:value="-78.9827313684241">
            <text:p>-78.9827313684</text:p>
          </table:table-cell>
          <table:table-cell office:value-type="float" office:value="0.0870876282981426">
            <text:p>0.0870876283</text:p>
          </table:table-cell>
          <table:table-cell office:value-type="float" office:value="42.5518179283286">
            <text:p>42.5518179283</text:p>
          </table:table-cell>
          <table:table-cell office:value-type="float" office:value="267.794">
            <text:p>267.794</text:p>
          </table:table-cell>
          <table:table-cell office:value-type="float" office:value="24">
            <text:p>24</text:p>
          </table:table-cell>
          <table:table-cell office:value-type="float" office:value="18.9">
            <text:p>18.9</text:p>
          </table:table-cell>
          <table:table-cell table:number-columns-repeated="1016"/>
        </table:table-row>
        <table:table-row table:style-name="ro2">
          <table:table-cell office:value-type="float" office:value="0.0910303600198408">
            <text:p>0.09103036</text:p>
          </table:table-cell>
          <table:table-cell office:value-type="float" office:value="0.110672131571932">
            <text:p>0.1106721316</text:p>
          </table:table-cell>
          <table:table-cell office:value-type="float" office:value="-78.9827313684241">
            <text:p>-78.9827313684</text:p>
          </table:table-cell>
          <table:table-cell office:value-type="float" office:value="0.0597452159800341">
            <text:p>0.059745216</text:p>
          </table:table-cell>
          <table:table-cell office:value-type="float" office:value="42.5518179283286">
            <text:p>42.5518179283</text:p>
          </table:table-cell>
          <table:table-cell office:value-type="float" office:value="268.991">
            <text:p>268.991</text:p>
          </table:table-cell>
          <table:table-cell office:value-type="float" office:value="24">
            <text:p>24</text:p>
          </table:table-cell>
          <table:table-cell office:value-type="float" office:value="18.8">
            <text:p>18.8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sga-ii.0.50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Forwardings</text:p>
          </table:table-cell>
        </table:table-row>
        <table:table-row table:style-name="ro2">
          <table:table-cell office:value-type="float" office:value="0.565055538329797">
            <text:p>0.5650555383</text:p>
          </table:table-cell>
          <table:table-cell office:value-type="float" office:value="0.471664897805635">
            <text:p>0.4716648978</text:p>
          </table:table-cell>
          <table:table-cell office:value-type="float" office:value="-73.7067973152423">
            <text:p>-73.7067973152</text:p>
          </table:table-cell>
          <table:table-cell office:value-type="float" office:value="0.437979372637497">
            <text:p>0.4379793726</text:p>
          </table:table-cell>
          <table:table-cell office:value-type="float" office:value="7.18417239785108">
            <text:p>7.1841723979</text:p>
          </table:table-cell>
          <table:table-cell office:value-type="float" office:value="0.0627972">
            <text:p>0.0627972</text:p>
          </table:table-cell>
          <table:table-cell office:value-type="float" office:value="5.9">
            <text:p>5.9</text:p>
          </table:table-cell>
          <table:table-cell office:value-type="float" office:value="5.8">
            <text:p>5.8</text:p>
          </table:table-cell>
        </table:table-row>
        <table:table-row table:style-name="ro2">
          <table:table-cell office:value-type="float" office:value="0.553119363941164">
            <text:p>0.5531193639</text:p>
          </table:table-cell>
          <table:table-cell office:value-type="float" office:value="0.0571751410556861">
            <text:p>0.0571751411</text:p>
          </table:table-cell>
          <table:table-cell office:value-type="float" office:value="-74.9015419526625">
            <text:p>-74.9015419527</text:p>
          </table:table-cell>
          <table:table-cell office:value-type="float" office:value="0.208918740129563">
            <text:p>0.2089187401</text:p>
          </table:table-cell>
          <table:table-cell office:value-type="float" office:value="4.37704152978976">
            <text:p>4.3770415298</text:p>
          </table:table-cell>
          <table:table-cell office:value-type="float" office:value="0.13814">
            <text:p>0.13814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0.151786289245121">
            <text:p>0.1517862892</text:p>
          </table:table-cell>
          <table:table-cell office:value-type="float" office:value="0.509904946486">
            <text:p>0.5099049465</text:p>
          </table:table-cell>
          <table:table-cell office:value-type="float" office:value="-71.4909323559315">
            <text:p>-71.4909323559</text:p>
          </table:table-cell>
          <table:table-cell office:value-type="float" office:value="0.125565516987486">
            <text:p>0.125565517</text:p>
          </table:table-cell>
          <table:table-cell office:value-type="float" office:value="6.58925541537081">
            <text:p>6.5892554154</text:p>
          </table:table-cell>
          <table:table-cell office:value-type="float" office:value="1.00577">
            <text:p>1.00577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 office:value-type="float" office:value="0.583101863550343">
            <text:p>0.5831018636</text:p>
          </table:table-cell>
          <table:table-cell office:value-type="float" office:value="0.213236212813785">
            <text:p>0.2132362128</text:p>
          </table:table-cell>
          <table:table-cell office:value-type="float" office:value="-75.0890664255908">
            <text:p>-75.0890664256</text:p>
          </table:table-cell>
          <table:table-cell office:value-type="float" office:value="0.427308621888293">
            <text:p>0.4273086219</text:p>
          </table:table-cell>
          <table:table-cell office:value-type="float" office:value="2.82201328019607">
            <text:p>2.8220132802</text:p>
          </table:table-cell>
          <table:table-cell office:value-type="float" office:value="1.93095">
            <text:p>1.93095</text:p>
          </table:table-cell>
          <table:table-cell office:value-type="float" office:value="4.7">
            <text:p>4.7</text:p>
          </table:table-cell>
          <table:table-cell office:value-type="float" office:value="4.1">
            <text:p>4.1</text:p>
          </table:table-cell>
        </table:table-row>
        <table:table-row table:style-name="ro2">
          <table:table-cell office:value-type="float" office:value="0.00193988448278792">
            <text:p>0.0019398845</text:p>
          </table:table-cell>
          <table:table-cell office:value-type="float" office:value="0.220880140373728">
            <text:p>0.2208801404</text:p>
          </table:table-cell>
          <table:table-cell office:value-type="float" office:value="-74.1372889945576">
            <text:p>-74.1372889946</text:p>
          </table:table-cell>
          <table:table-cell office:value-type="float" office:value="0.145585796304655">
            <text:p>0.1455857963</text:p>
          </table:table-cell>
          <table:table-cell office:value-type="float" office:value="0.772501895810531">
            <text:p>0.7725018958</text:p>
          </table:table-cell>
          <table:table-cell office:value-type="float" office:value="2.66228">
            <text:p>2.66228</text:p>
          </table:table-cell>
          <table:table-cell office:value-type="float" office:value="4.4">
            <text:p>4.4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float" office:value="0.156517571240402">
            <text:p>0.1565175712</text:p>
          </table:table-cell>
          <table:table-cell office:value-type="float" office:value="0.935369463970984">
            <text:p>0.935369464</text:p>
          </table:table-cell>
          <table:table-cell office:value-type="float" office:value="-76.1318391598406">
            <text:p>-76.1318391598</text:p>
          </table:table-cell>
          <table:table-cell office:value-type="float" office:value="0.427308621888293">
            <text:p>0.4273086219</text:p>
          </table:table-cell>
          <table:table-cell office:value-type="float" office:value="4.7507197784307">
            <text:p>4.7507197784</text:p>
          </table:table-cell>
          <table:table-cell office:value-type="float" office:value="2.89227">
            <text:p>2.89227</text:p>
          </table:table-cell>
          <table:table-cell office:value-type="float" office:value="6.8">
            <text:p>6.8</text:p>
          </table:table-cell>
          <table:table-cell office:value-type="float" office:value="6.2">
            <text:p>6.2</text:p>
          </table:table-cell>
        </table:table-row>
        <table:table-row table:style-name="ro2">
          <table:table-cell office:value-type="float" office:value="0.782761708534767">
            <text:p>0.7827617085</text:p>
          </table:table-cell>
          <table:table-cell office:value-type="float" office:value="0.502558307770561">
            <text:p>0.5025583078</text:p>
          </table:table-cell>
          <table:table-cell office:value-type="float" office:value="-75.1177069650748">
            <text:p>-75.1177069651</text:p>
          </table:table-cell>
          <table:table-cell office:value-type="float" office:value="0.427062797657789">
            <text:p>0.4270627977</text:p>
          </table:table-cell>
          <table:table-cell office:value-type="float" office:value="1.46675132034151">
            <text:p>1.4667513203</text:p>
          </table:table-cell>
          <table:table-cell office:value-type="float" office:value="3.72788">
            <text:p>3.72788</text:p>
          </table:table-cell>
          <table:table-cell office:value-type="float" office:value="5.1">
            <text:p>5.1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 office:value-type="float" office:value="0.0762627299834439">
            <text:p>0.07626273</text:p>
          </table:table-cell>
          <table:table-cell office:value-type="float" office:value="0.503258993788694">
            <text:p>0.5032589938</text:p>
          </table:table-cell>
          <table:table-cell office:value-type="float" office:value="-75.1177069650748">
            <text:p>-75.1177069651</text:p>
          </table:table-cell>
          <table:table-cell office:value-type="float" office:value="0.189353577124973">
            <text:p>0.1893535771</text:p>
          </table:table-cell>
          <table:table-cell office:value-type="float" office:value="1.45921173921392">
            <text:p>1.4592117392</text:p>
          </table:table-cell>
          <table:table-cell office:value-type="float" office:value="3.78933">
            <text:p>3.78933</text:p>
          </table:table-cell>
          <table:table-cell office:value-type="float" office:value="5.4">
            <text:p>5.4</text:p>
          </table:table-cell>
          <table:table-cell office:value-type="float" office:value="4.9">
            <text:p>4.9</text:p>
          </table:table-cell>
        </table:table-row>
        <table:table-row table:style-name="ro2">
          <table:table-cell office:value-type="float" office:value="0.565001006098062">
            <text:p>0.5650010061</text:p>
          </table:table-cell>
          <table:table-cell office:value-type="float" office:value="0.108471403898516">
            <text:p>0.1084714039</text:p>
          </table:table-cell>
          <table:table-cell office:value-type="float" office:value="-71.543145982039">
            <text:p>-71.543145982</text:p>
          </table:table-cell>
          <table:table-cell office:value-type="float" office:value="0.0606600005853342">
            <text:p>0.0606600006</text:p>
          </table:table-cell>
          <table:table-cell office:value-type="float" office:value="4.36649084612429">
            <text:p>4.3664908461</text:p>
          </table:table-cell>
          <table:table-cell office:value-type="float" office:value="5.18854">
            <text:p>5.18854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 office:value-type="float" office:value="0.126293452901891">
            <text:p>0.1262934529</text:p>
          </table:table-cell>
          <table:table-cell office:value-type="float" office:value="0.158832203814631">
            <text:p>0.1588322038</text:p>
          </table:table-cell>
          <table:table-cell office:value-type="float" office:value="-70.772266184983">
            <text:p>-70.772266185</text:p>
          </table:table-cell>
          <table:table-cell office:value-type="float" office:value="0.00521241355896459">
            <text:p>0.0052124136</text:p>
          </table:table-cell>
          <table:table-cell office:value-type="float" office:value="5.13349742519043">
            <text:p>5.1334974252</text:p>
          </table:table-cell>
          <table:table-cell office:value-type="float" office:value="5.86663">
            <text:p>5.86663</text:p>
          </table:table-cell>
          <table:table-cell table:number-columns-repeated="2" office:value-type="float" office:value="1.4">
            <text:p>1.4</text:p>
          </table:table-cell>
        </table:table-row>
        <table:table-row table:style-name="ro2">
          <table:table-cell office:value-type="float" office:value="0.553119363941164">
            <text:p>0.5531193639</text:p>
          </table:table-cell>
          <table:table-cell office:value-type="float" office:value="0.0547313792187187">
            <text:p>0.0547313792</text:p>
          </table:table-cell>
          <table:table-cell office:value-type="float" office:value="-74.9015419526625">
            <text:p>-74.9015419527</text:p>
          </table:table-cell>
          <table:table-cell office:value-type="float" office:value="0.208918740129563">
            <text:p>0.2089187401</text:p>
          </table:table-cell>
          <table:table-cell office:value-type="float" office:value="4.37704152978976">
            <text:p>4.3770415298</text:p>
          </table:table-cell>
          <table:table-cell office:value-type="float" office:value="6.03288">
            <text:p>6.03288</text:p>
          </table:table-cell>
          <table:table-cell office:value-type="float" office:value="4.2">
            <text:p>4.2</text:p>
          </table:table-cell>
          <table:table-cell office:value-type="float" office:value="3.9">
            <text:p>3.9</text:p>
          </table:table-cell>
        </table:table-row>
        <table:table-row table:style-name="ro2">
          <table:table-cell office:value-type="float" office:value="0.155828381734413">
            <text:p>0.1558283817</text:p>
          </table:table-cell>
          <table:table-cell office:value-type="float" office:value="0.157301951068897">
            <text:p>0.1573019511</text:p>
          </table:table-cell>
          <table:table-cell office:value-type="float" office:value="-71.5024300687856">
            <text:p>-71.5024300688</text:p>
          </table:table-cell>
          <table:table-cell office:value-type="float" office:value="0.0200574172396737">
            <text:p>0.0200574172</text:p>
          </table:table-cell>
          <table:table-cell office:value-type="float" office:value="6.8490663952706">
            <text:p>6.8490663953</text:p>
          </table:table-cell>
          <table:table-cell office:value-type="float" office:value="6.47593">
            <text:p>6.47593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 office:value-type="float" office:value="0.154523492633681">
            <text:p>0.1545234926</text:p>
          </table:table-cell>
          <table:table-cell office:value-type="float" office:value="0.157301951068897">
            <text:p>0.1573019511</text:p>
          </table:table-cell>
          <table:table-cell office:value-type="float" office:value="-70.0429067394436">
            <text:p>-70.0429067394</text:p>
          </table:table-cell>
          <table:table-cell office:value-type="float" office:value="0.0200574172396737">
            <text:p>0.0200574172</text:p>
          </table:table-cell>
          <table:table-cell office:value-type="float" office:value="6.8490663952706">
            <text:p>6.8490663953</text:p>
          </table:table-cell>
          <table:table-cell office:value-type="float" office:value="7.18911">
            <text:p>7.18911</text:p>
          </table:table-cell>
          <table:table-cell table:number-columns-repeated="2" office:value-type="float" office:value="1.1">
            <text:p>1.1</text:p>
          </table:table-cell>
        </table:table-row>
        <table:table-row table:style-name="ro2">
          <table:table-cell office:value-type="float" office:value="0.57630490246747">
            <text:p>0.5763049025</text:p>
          </table:table-cell>
          <table:table-cell office:value-type="float" office:value="0.662470804342025">
            <text:p>0.6624708043</text:p>
          </table:table-cell>
          <table:table-cell office:value-type="float" office:value="-74.2745646285523">
            <text:p>-74.2745646286</text:p>
          </table:table-cell>
          <table:table-cell office:value-type="float" office:value="1.23055104879713">
            <text:p>1.2305510488</text:p>
          </table:table-cell>
          <table:table-cell office:value-type="float" office:value="2.82500152067794">
            <text:p>2.8250015207</text:p>
          </table:table-cell>
          <table:table-cell office:value-type="float" office:value="7.20566">
            <text:p>7.20566</text:p>
          </table:table-cell>
          <table:table-cell office:value-type="float" office:value="7.3">
            <text:p>7.3</text:p>
          </table:table-cell>
          <table:table-cell office:value-type="float" office:value="6.9">
            <text:p>6.9</text:p>
          </table:table-cell>
        </table:table-row>
        <table:table-row table:style-name="ro2">
          <table:table-cell office:value-type="float" office:value="0.553669149911305">
            <text:p>0.5536691499</text:p>
          </table:table-cell>
          <table:table-cell office:value-type="float" office:value="0.0603790876469731">
            <text:p>0.0603790876</text:p>
          </table:table-cell>
          <table:table-cell office:value-type="float" office:value="-74.9015419526625">
            <text:p>-74.9015419527</text:p>
          </table:table-cell>
          <table:table-cell office:value-type="float" office:value="1.23055104879713">
            <text:p>1.2305510488</text:p>
          </table:table-cell>
          <table:table-cell office:value-type="float" office:value="2.9347677197074">
            <text:p>2.9347677197</text:p>
          </table:table-cell>
          <table:table-cell office:value-type="float" office:value="8.12131">
            <text:p>8.12131</text:p>
          </table:table-cell>
          <table:table-cell office:value-type="float" office:value="7.6">
            <text:p>7.6</text:p>
          </table:table-cell>
          <table:table-cell office:value-type="float" office:value="7.4">
            <text:p>7.4</text:p>
          </table:table-cell>
        </table:table-row>
        <table:table-row table:style-name="ro2">
          <table:table-cell office:value-type="float" office:value="0.511293644265749">
            <text:p>0.5112936443</text:p>
          </table:table-cell>
          <table:table-cell office:value-type="float" office:value="0.213236212813785">
            <text:p>0.2132362128</text:p>
          </table:table-cell>
          <table:table-cell office:value-type="float" office:value="-75.9581351490121">
            <text:p>-75.958135149</text:p>
          </table:table-cell>
          <table:table-cell office:value-type="float" office:value="0.45398848188051">
            <text:p>0.4539884819</text:p>
          </table:table-cell>
          <table:table-cell office:value-type="float" office:value="4.64387467603374">
            <text:p>4.643874676</text:p>
          </table:table-cell>
          <table:table-cell office:value-type="float" office:value="8.14851">
            <text:p>8.14851</text:p>
          </table:table-cell>
          <table:table-cell office:value-type="float" office:value="6.2">
            <text:p>6.2</text:p>
          </table:table-cell>
          <table:table-cell office:value-type="float" office:value="5.7">
            <text:p>5.7</text:p>
          </table:table-cell>
        </table:table-row>
        <table:table-row table:style-name="ro2">
          <table:table-cell office:value-type="float" office:value="0.0542823803838762">
            <text:p>0.0542823804</text:p>
          </table:table-cell>
          <table:table-cell office:value-type="float" office:value="0.0419056862844515">
            <text:p>0.0419056863</text:p>
          </table:table-cell>
          <table:table-cell office:value-type="float" office:value="-71.6597757132956">
            <text:p>-71.6597757133</text:p>
          </table:table-cell>
          <table:table-cell office:value-type="float" office:value="0.059152895473956">
            <text:p>0.0591528955</text:p>
          </table:table-cell>
          <table:table-cell office:value-type="float" office:value="3.647630797991">
            <text:p>3.647630798</text:p>
          </table:table-cell>
          <table:table-cell office:value-type="float" office:value="8.7265">
            <text:p>8.7265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float" office:value="0.57790689723252">
            <text:p>0.5779068972</text:p>
          </table:table-cell>
          <table:table-cell office:value-type="float" office:value="0.167569163726199">
            <text:p>0.1675691637</text:p>
          </table:table-cell>
          <table:table-cell office:value-type="float" office:value="-75.0760787876137">
            <text:p>-75.0760787876</text:p>
          </table:table-cell>
          <table:table-cell office:value-type="float" office:value="1.23055104879713">
            <text:p>1.2305510488</text:p>
          </table:table-cell>
          <table:table-cell office:value-type="float" office:value="2.82500152067794">
            <text:p>2.8250015207</text:p>
          </table:table-cell>
          <table:table-cell office:value-type="float" office:value="8.88575">
            <text:p>8.88575</text:p>
          </table:table-cell>
          <table:table-cell office:value-type="float" office:value="8.3">
            <text:p>8.3</text:p>
          </table:table-cell>
          <table:table-cell office:value-type="float" office:value="8.2">
            <text:p>8.2</text:p>
          </table:table-cell>
        </table:table-row>
        <table:table-row table:style-name="ro2">
          <table:table-cell office:value-type="float" office:value="0.0528534744753813">
            <text:p>0.0528534745</text:p>
          </table:table-cell>
          <table:table-cell office:value-type="float" office:value="0.0189407858201188">
            <text:p>0.0189407858</text:p>
          </table:table-cell>
          <table:table-cell office:value-type="float" office:value="-70.089308261735">
            <text:p>-70.0893082617</text:p>
          </table:table-cell>
          <table:table-cell office:value-type="float" office:value="0.0351428737537071">
            <text:p>0.0351428738</text:p>
          </table:table-cell>
          <table:table-cell office:value-type="float" office:value="1.97011295887141">
            <text:p>1.9701129589</text:p>
          </table:table-cell>
          <table:table-cell office:value-type="float" office:value="9.36317">
            <text:p>9.36317</text:p>
          </table:table-cell>
          <table:table-cell table:number-columns-repeated="2" office:value-type="float" office:value="1.5">
            <text:p>1.5</text:p>
          </table:table-cell>
        </table:table-row>
        <table:table-row table:style-name="ro2">
          <table:table-cell office:value-type="float" office:value="0.00143883410490139">
            <text:p>0.0014388341</text:p>
          </table:table-cell>
          <table:table-cell office:value-type="float" office:value="0.562159766309718">
            <text:p>0.5621597663</text:p>
          </table:table-cell>
          <table:table-cell office:value-type="float" office:value="-77.2355989914919">
            <text:p>-77.2355989915</text:p>
          </table:table-cell>
          <table:table-cell office:value-type="float" office:value="0.363938585007766">
            <text:p>0.363938585</text:p>
          </table:table-cell>
          <table:table-cell office:value-type="float" office:value="6.36738443687189">
            <text:p>6.3673844369</text:p>
          </table:table-cell>
          <table:table-cell office:value-type="float" office:value="9.54675">
            <text:p>9.54675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</table:table-row>
        <table:table-row table:style-name="ro2">
          <table:table-cell office:value-type="float" office:value="0.0951857347645725">
            <text:p>0.0951857348</text:p>
          </table:table-cell>
          <table:table-cell office:value-type="float" office:value="0.615095997945738">
            <text:p>0.6150959979</text:p>
          </table:table-cell>
          <table:table-cell office:value-type="float" office:value="-77.7430318899107">
            <text:p>-77.7430318899</text:p>
          </table:table-cell>
          <table:table-cell office:value-type="float" office:value="0.528705218551504">
            <text:p>0.5287052186</text:p>
          </table:table-cell>
          <table:table-cell office:value-type="float" office:value="4.38124979255273">
            <text:p>4.3812497926</text:p>
          </table:table-cell>
          <table:table-cell office:value-type="float" office:value="10.5828">
            <text:p>10.5828</text:p>
          </table:table-cell>
          <table:table-cell office:value-type="float" office:value="6.1">
            <text:p>6.1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float" office:value="0.054158362948176">
            <text:p>0.0541583629</text:p>
          </table:table-cell>
          <table:table-cell office:value-type="float" office:value="0.105658655857594">
            <text:p>0.1056586559</text:p>
          </table:table-cell>
          <table:table-cell office:value-type="float" office:value="-71.543145982039">
            <text:p>-71.543145982</text:p>
          </table:table-cell>
          <table:table-cell office:value-type="float" office:value="0.0619103810916623">
            <text:p>0.0619103811</text:p>
          </table:table-cell>
          <table:table-cell office:value-type="float" office:value="2.80820559984459">
            <text:p>2.8082055998</text:p>
          </table:table-cell>
          <table:table-cell office:value-type="float" office:value="12.0176">
            <text:p>12.0176</text:p>
          </table:table-cell>
          <table:table-cell office:value-type="float" office:value="3.3">
            <text:p>3.3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 office:value-type="float" office:value="0.158729518356561">
            <text:p>0.1587295184</text:p>
          </table:table-cell>
          <table:table-cell office:value-type="float" office:value="0.469880784682718">
            <text:p>0.4698807847</text:p>
          </table:table-cell>
          <table:table-cell office:value-type="float" office:value="-77.2355989914919">
            <text:p>-77.2355989915</text:p>
          </table:table-cell>
          <table:table-cell office:value-type="float" office:value="0.363938585007766">
            <text:p>0.363938585</text:p>
          </table:table-cell>
          <table:table-cell office:value-type="float" office:value="6.36738443687189">
            <text:p>6.3673844369</text:p>
          </table:table-cell>
          <table:table-cell office:value-type="float" office:value="12.0282">
            <text:p>12.0282</text:p>
          </table:table-cell>
          <table:table-cell office:value-type="float" office:value="9.3">
            <text:p>9.3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 office:value-type="float" office:value="0.158729518356561">
            <text:p>0.1587295184</text:p>
          </table:table-cell>
          <table:table-cell office:value-type="float" office:value="0.469880784682718">
            <text:p>0.4698807847</text:p>
          </table:table-cell>
          <table:table-cell office:value-type="float" office:value="-77.2355989914919">
            <text:p>-77.2355989915</text:p>
          </table:table-cell>
          <table:table-cell office:value-type="float" office:value="0.363938585007766">
            <text:p>0.363938585</text:p>
          </table:table-cell>
          <table:table-cell office:value-type="float" office:value="6.36738443687189">
            <text:p>6.3673844369</text:p>
          </table:table-cell>
          <table:table-cell office:value-type="float" office:value="12.0282">
            <text:p>12.0282</text:p>
          </table:table-cell>
          <table:table-cell office:value-type="float" office:value="9.3">
            <text:p>9.3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 office:value-type="float" office:value="0.0579855230812929">
            <text:p>0.0579855231</text:p>
          </table:table-cell>
          <table:table-cell office:value-type="float" office:value="0.812445014265489">
            <text:p>0.8124450143</text:p>
          </table:table-cell>
          <table:table-cell office:value-type="float" office:value="-73.4166588598525">
            <text:p>-73.4166588599</text:p>
          </table:table-cell>
          <table:table-cell office:value-type="float" office:value="1.17929792891011">
            <text:p>1.1792979289</text:p>
          </table:table-cell>
          <table:table-cell office:value-type="float" office:value="6.50191155229185">
            <text:p>6.5019115523</text:p>
          </table:table-cell>
          <table:table-cell office:value-type="float" office:value="12.4282">
            <text:p>12.4282</text:p>
          </table:table-cell>
          <table:table-cell office:value-type="float" office:value="5.5">
            <text:p>5.5</text:p>
          </table:table-cell>
          <table:table-cell office:value-type="float" office:value="5.2">
            <text:p>5.2</text:p>
          </table:table-cell>
        </table:table-row>
        <table:table-row table:style-name="ro2">
          <table:table-cell office:value-type="float" office:value="0.0542823803838762">
            <text:p>0.0542823804</text:p>
          </table:table-cell>
          <table:table-cell office:value-type="float" office:value="0.13880695880343">
            <text:p>0.1388069588</text:p>
          </table:table-cell>
          <table:table-cell office:value-type="float" office:value="-71.6597757132956">
            <text:p>-71.6597757133</text:p>
          </table:table-cell>
          <table:table-cell office:value-type="float" office:value="0.068901008692749">
            <text:p>0.0689010087</text:p>
          </table:table-cell>
          <table:table-cell office:value-type="float" office:value="3.6336330131964">
            <text:p>3.6336330132</text:p>
          </table:table-cell>
          <table:table-cell office:value-type="float" office:value="12.5706">
            <text:p>12.5706</text:p>
          </table:table-cell>
          <table:table-cell office:value-type="float" office:value="3.4">
            <text:p>3.4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 office:value-type="float" office:value="0.122300553677325">
            <text:p>0.1223005537</text:p>
          </table:table-cell>
          <table:table-cell office:value-type="float" office:value="0.740912127405915">
            <text:p>0.7409121274</text:p>
          </table:table-cell>
          <table:table-cell office:value-type="float" office:value="-77.2355989914919">
            <text:p>-77.2355989915</text:p>
          </table:table-cell>
          <table:table-cell office:value-type="float" office:value="0.548042779772311">
            <text:p>0.5480427798</text:p>
          </table:table-cell>
          <table:table-cell office:value-type="float" office:value="6.32872420312593">
            <text:p>6.3287242031</text:p>
          </table:table-cell>
          <table:table-cell office:value-type="float" office:value="12.7019">
            <text:p>12.7019</text:p>
          </table:table-cell>
          <table:table-cell office:value-type="float" office:value="8.7">
            <text:p>8.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1651577575735">
            <text:p>0.1651577576</text:p>
          </table:table-cell>
          <table:table-cell office:value-type="float" office:value="0.469843118687308">
            <text:p>0.4698431187</text:p>
          </table:table-cell>
          <table:table-cell office:value-type="float" office:value="-77.2232197268924">
            <text:p>-77.2232197269</text:p>
          </table:table-cell>
          <table:table-cell office:value-type="float" office:value="0.427308621888293">
            <text:p>0.4273086219</text:p>
          </table:table-cell>
          <table:table-cell office:value-type="float" office:value="6.25949873999638">
            <text:p>6.25949874</text:p>
          </table:table-cell>
          <table:table-cell office:value-type="float" office:value="13.9704">
            <text:p>13.9704</text:p>
          </table:table-cell>
          <table:table-cell office:value-type="float" office:value="8.2">
            <text:p>8.2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 office:value-type="float" office:value="0.559289213372813">
            <text:p>0.5592892134</text:p>
          </table:table-cell>
          <table:table-cell office:value-type="float" office:value="0.615095997945738">
            <text:p>0.6150959979</text:p>
          </table:table-cell>
          <table:table-cell office:value-type="float" office:value="-77.4473125328928">
            <text:p>-77.4473125329</text:p>
          </table:table-cell>
          <table:table-cell office:value-type="float" office:value="0.528705218551504">
            <text:p>0.5287052186</text:p>
          </table:table-cell>
          <table:table-cell office:value-type="float" office:value="4.38124979255273">
            <text:p>4.3812497926</text:p>
          </table:table-cell>
          <table:table-cell office:value-type="float" office:value="14.1782">
            <text:p>14.1782</text:p>
          </table:table-cell>
          <table:table-cell office:value-type="float" office:value="7.9">
            <text:p>7.9</text:p>
          </table:table-cell>
          <table:table-cell office:value-type="float" office:value="7.2">
            <text:p>7.2</text:p>
          </table:table-cell>
        </table:table-row>
        <table:table-row table:style-name="ro2">
          <table:table-cell office:value-type="float" office:value="0.156832673868308">
            <text:p>0.1568326739</text:p>
          </table:table-cell>
          <table:table-cell office:value-type="float" office:value="0.182154647907392">
            <text:p>0.1821546479</text:p>
          </table:table-cell>
          <table:table-cell office:value-type="float" office:value="-94.9992067074516">
            <text:p>-94.9992067075</text:p>
          </table:table-cell>
          <table:table-cell office:value-type="float" office:value="0.0000909302975077297">
            <text:p>9.09302975077297E-005</text:p>
          </table:table-cell>
          <table:table-cell office:value-type="float" office:value="10.1161385299242">
            <text:p>10.1161385299</text:p>
          </table:table-cell>
          <table:table-cell office:value-type="float" office:value="15.0369">
            <text:p>15.0369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0290734810110368">
            <text:p>0.0029073481</text:p>
          </table:table-cell>
          <table:table-cell office:value-type="float" office:value="0.156638896367176">
            <text:p>0.1566388964</text:p>
          </table:table-cell>
          <table:table-cell office:value-type="float" office:value="-94.9976130416365">
            <text:p>-94.9976130416</text:p>
          </table:table-cell>
          <table:table-cell office:value-type="float" office:value="0.074808116012461">
            <text:p>0.074808116</text:p>
          </table:table-cell>
          <table:table-cell office:value-type="float" office:value="16.5404802372453">
            <text:p>16.5404802372</text:p>
          </table:table-cell>
          <table:table-cell office:value-type="float" office:value="15.1049">
            <text:p>15.104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15564875385944">
            <text:p>0.1556487539</text:p>
          </table:table-cell>
          <table:table-cell office:value-type="float" office:value="0.0547291832557008">
            <text:p>0.0547291833</text:p>
          </table:table-cell>
          <table:table-cell office:value-type="float" office:value="-94.9093492936825">
            <text:p>-94.9093492937</text:p>
          </table:table-cell>
          <table:table-cell office:value-type="float" office:value="0.164362301508057">
            <text:p>0.1643623015</text:p>
          </table:table-cell>
          <table:table-cell office:value-type="float" office:value="15.931004696619">
            <text:p>15.9310046966</text:p>
          </table:table-cell>
          <table:table-cell office:value-type="float" office:value="16.6303">
            <text:p>16.6303</text:p>
          </table:table-cell>
          <table:table-cell office:value-type="float" office:value="11.4">
            <text:p>11.4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table:style-name="ce1" office:value-type="float" office:value="0.700790612432193">
            <text:p>0.7007906124</text:p>
          </table:table-cell>
          <table:table-cell table:style-name="ce1" office:value-type="float" office:value="0.1725335397965">
            <text:p>0.1725335398</text:p>
          </table:table-cell>
          <table:table-cell table:style-name="ce1" office:value-type="float" office:value="-94.9944990060209">
            <text:p>-94.994499006</text:p>
          </table:table-cell>
          <table:table-cell table:style-name="ce1" office:value-type="float" office:value="0.0000909302975077297">
            <text:p>9.09302975077297E-005</text:p>
          </table:table-cell>
          <table:table-cell table:style-name="ce1" office:value-type="float" office:value="21.4320829988438">
            <text:p>21.4320829988</text:p>
          </table:table-cell>
          <table:table-cell table:style-name="ce1" office:value-type="float" office:value="17.1238">
            <text:p>17.1238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0.1">
            <text:p>0.1</text:p>
          </table:table-cell>
        </table:table-row>
        <table:table-row table:style-name="ro2">
          <table:table-cell office:value-type="float" office:value="0.155732241610822">
            <text:p>0.1557322416</text:p>
          </table:table-cell>
          <table:table-cell office:value-type="float" office:value="0.0567975010208957">
            <text:p>0.056797501</text:p>
          </table:table-cell>
          <table:table-cell office:value-type="float" office:value="-94.9084339900411">
            <text:p>-94.90843399</text:p>
          </table:table-cell>
          <table:table-cell office:value-type="float" office:value="0.162940993426298">
            <text:p>0.1629409934</text:p>
          </table:table-cell>
          <table:table-cell office:value-type="float" office:value="36.4882745701373">
            <text:p>36.4882745701</text:p>
          </table:table-cell>
          <table:table-cell office:value-type="float" office:value="18.6447">
            <text:p>18.6447</text:p>
          </table:table-cell>
          <table:table-cell office:value-type="float" office:value="15.7">
            <text:p>15.7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style-name="ce2" office:value-type="float" office:value="0.155732241610822">
            <text:p>0.1557322416</text:p>
          </table:table-cell>
          <table:table-cell table:style-name="ce2" office:value-type="float" office:value="0.0567975010208957">
            <text:p>0.056797501</text:p>
          </table:table-cell>
          <table:table-cell table:style-name="ce2" office:value-type="float" office:value="-94.9084339900411">
            <text:p>-94.90843399</text:p>
          </table:table-cell>
          <table:table-cell table:style-name="ce2" office:value-type="float" office:value="0.162940993426298">
            <text:p>0.1629409934</text:p>
          </table:table-cell>
          <table:table-cell table:style-name="ce2" office:value-type="float" office:value="36.4882745701373">
            <text:p>36.4882745701</text:p>
          </table:table-cell>
          <table:table-cell table:style-name="ce2" office:value-type="float" office:value="18.6447">
            <text:p>18.6447</text:p>
          </table:table-cell>
          <table:table-cell table:style-name="ce2" office:value-type="float" office:value="15.7">
            <text:p>15.7</text:p>
          </table:table-cell>
          <table:table-cell table:style-name="ce2" office:value-type="float" office:value="0.2">
            <text:p>0.2</text:p>
          </table:table-cell>
        </table:table-row>
        <table:table-row table:style-name="ro2">
          <table:table-cell office:value-type="float" office:value="0.15564875385944">
            <text:p>0.1556487539</text:p>
          </table:table-cell>
          <table:table-cell office:value-type="float" office:value="0.0547291832557008">
            <text:p>0.0547291833</text:p>
          </table:table-cell>
          <table:table-cell office:value-type="float" office:value="-94.8716804668769">
            <text:p>-94.8716804669</text:p>
          </table:table-cell>
          <table:table-cell office:value-type="float" office:value="0.164362301508057">
            <text:p>0.1643623015</text:p>
          </table:table-cell>
          <table:table-cell office:value-type="float" office:value="10.0913729783047">
            <text:p>10.0913729783</text:p>
          </table:table-cell>
          <table:table-cell office:value-type="float" office:value="22.0015">
            <text:p>22.0015</text:p>
          </table:table-cell>
          <table:table-cell office:value-type="float" office:value="16.5">
            <text:p>16.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15564875385944">
            <text:p>0.1556487539</text:p>
          </table:table-cell>
          <table:table-cell office:value-type="float" office:value="0.0547291832557008">
            <text:p>0.0547291833</text:p>
          </table:table-cell>
          <table:table-cell office:value-type="float" office:value="-94.8892239575318">
            <text:p>-94.8892239575</text:p>
          </table:table-cell>
          <table:table-cell office:value-type="float" office:value="0.164362301508057">
            <text:p>0.1643623015</text:p>
          </table:table-cell>
          <table:table-cell office:value-type="float" office:value="15.931004696619">
            <text:p>15.9310046966</text:p>
          </table:table-cell>
          <table:table-cell office:value-type="float" office:value="22.0015">
            <text:p>22.0015</text:p>
          </table:table-cell>
          <table:table-cell office:value-type="float" office:value="16.5">
            <text:p>16.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15564875385944">
            <text:p>0.1556487539</text:p>
          </table:table-cell>
          <table:table-cell office:value-type="float" office:value="0.0571729450926682">
            <text:p>0.0571729451</text:p>
          </table:table-cell>
          <table:table-cell office:value-type="float" office:value="-94.8568028774214">
            <text:p>-94.8568028774</text:p>
          </table:table-cell>
          <table:table-cell office:value-type="float" office:value="0.164478861651854">
            <text:p>0.1644788617</text:p>
          </table:table-cell>
          <table:table-cell office:value-type="float" office:value="7.5902605104924">
            <text:p>7.5902605105</text:p>
          </table:table-cell>
          <table:table-cell office:value-type="float" office:value="23.5801">
            <text:p>23.5801</text:p>
          </table:table-cell>
          <table:table-cell office:value-type="float" office:value="17.2">
            <text:p>17.2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336638578438998">
            <text:p>0.3366385784</text:p>
          </table:table-cell>
          <table:table-cell office:value-type="float" office:value="0.361509871021357">
            <text:p>0.361509871</text:p>
          </table:table-cell>
          <table:table-cell office:value-type="float" office:value="-94.9404003403835">
            <text:p>-94.9404003404</text:p>
          </table:table-cell>
          <table:table-cell office:value-type="float" office:value="0.000270257111933264">
            <text:p>0.0002702571</text:p>
          </table:table-cell>
          <table:table-cell office:value-type="float" office:value="8.07738585488053">
            <text:p>8.0773858549</text:p>
          </table:table-cell>
          <table:table-cell office:value-type="float" office:value="24.6274">
            <text:p>24.6274</text:p>
          </table:table-cell>
          <table:table-cell office:value-type="float" office:value="17.5">
            <text:p>17.5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343303107006497">
            <text:p>0.343303107</text:p>
          </table:table-cell>
          <table:table-cell office:value-type="float" office:value="1.11015548853423">
            <text:p>1.1101554885</text:p>
          </table:table-cell>
          <table:table-cell office:value-type="float" office:value="-94.805251136323">
            <text:p>-94.8052511363</text:p>
          </table:table-cell>
          <table:table-cell office:value-type="float" office:value="0.00103664142409618">
            <text:p>0.0010366414</text:p>
          </table:table-cell>
          <table:table-cell office:value-type="float" office:value="0.917733410525293">
            <text:p>0.9177334105</text:p>
          </table:table-cell>
          <table:table-cell office:value-type="float" office:value="26.2232">
            <text:p>26.2232</text:p>
          </table:table-cell>
          <table:table-cell office:value-type="float" office:value="18.2">
            <text:p>18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34363903215127">
            <text:p>0.3436390322</text:p>
          </table:table-cell>
          <table:table-cell office:value-type="float" office:value="1.11015548853423">
            <text:p>1.1101554885</text:p>
          </table:table-cell>
          <table:table-cell office:value-type="float" office:value="-94.805251136323">
            <text:p>-94.8052511363</text:p>
          </table:table-cell>
          <table:table-cell office:value-type="float" office:value="0.00103664142409618">
            <text:p>0.0010366414</text:p>
          </table:table-cell>
          <table:table-cell office:value-type="float" office:value="0.917733410525293">
            <text:p>0.9177334105</text:p>
          </table:table-cell>
          <table:table-cell office:value-type="float" office:value="26.2232">
            <text:p>26.2232</text:p>
          </table:table-cell>
          <table:table-cell office:value-type="float" office:value="18.2">
            <text:p>18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338930647959054">
            <text:p>0.338930648</text:p>
          </table:table-cell>
          <table:table-cell office:value-type="float" office:value="1.11015548853423">
            <text:p>1.1101554885</text:p>
          </table:table-cell>
          <table:table-cell office:value-type="float" office:value="-94.9421472989132">
            <text:p>-94.9421472989</text:p>
          </table:table-cell>
          <table:table-cell office:value-type="float" office:value="0.00103664142409618">
            <text:p>0.0010366414</text:p>
          </table:table-cell>
          <table:table-cell office:value-type="float" office:value="8.07738585488053">
            <text:p>8.0773858549</text:p>
          </table:table-cell>
          <table:table-cell office:value-type="float" office:value="27.8548">
            <text:p>27.8548</text:p>
          </table:table-cell>
          <table:table-cell office:value-type="float" office:value="18.8">
            <text:p>18.8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501919973371714">
            <text:p>0.5019199734</text:p>
          </table:table-cell>
          <table:table-cell office:value-type="float" office:value="0.152981391889963">
            <text:p>0.1529813919</text:p>
          </table:table-cell>
          <table:table-cell office:value-type="float" office:value="-94.9104236913223">
            <text:p>-94.9104236913</text:p>
          </table:table-cell>
          <table:table-cell office:value-type="float" office:value="0.0138545563717757">
            <text:p>0.0138545564</text:p>
          </table:table-cell>
          <table:table-cell office:value-type="float" office:value="4.80087206208298">
            <text:p>4.8008720621</text:p>
          </table:table-cell>
          <table:table-cell office:value-type="float" office:value="29.5222">
            <text:p>29.5222</text:p>
          </table:table-cell>
          <table:table-cell office:value-type="float" office:value="19">
            <text:p>19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501919973371714">
            <text:p>0.5019199734</text:p>
          </table:table-cell>
          <table:table-cell office:value-type="float" office:value="0.457186991180739">
            <text:p>0.4571869912</text:p>
          </table:table-cell>
          <table:table-cell office:value-type="float" office:value="-94.9162214039431">
            <text:p>-94.9162214039</text:p>
          </table:table-cell>
          <table:table-cell office:value-type="float" office:value="0.0138545563717757">
            <text:p>0.0138545564</text:p>
          </table:table-cell>
          <table:table-cell office:value-type="float" office:value="4.80087206208298">
            <text:p>4.8008720621</text:p>
          </table:table-cell>
          <table:table-cell office:value-type="float" office:value="29.6184">
            <text:p>29.6184</text:p>
          </table:table-cell>
          <table:table-cell office:value-type="float" office:value="20.3">
            <text:p>20.3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502255898516488">
            <text:p>0.5022558985</text:p>
          </table:table-cell>
          <table:table-cell office:value-type="float" office:value="0.457186991180739">
            <text:p>0.4571869912</text:p>
          </table:table-cell>
          <table:table-cell office:value-type="float" office:value="-94.9162214039431">
            <text:p>-94.9162214039</text:p>
          </table:table-cell>
          <table:table-cell office:value-type="float" office:value="0.0138545563717757">
            <text:p>0.0138545564</text:p>
          </table:table-cell>
          <table:table-cell office:value-type="float" office:value="4.80087206208298">
            <text:p>4.8008720621</text:p>
          </table:table-cell>
          <table:table-cell office:value-type="float" office:value="29.6184">
            <text:p>29.6184</text:p>
          </table:table-cell>
          <table:table-cell office:value-type="float" office:value="20.3">
            <text:p>20.3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154842489161816">
            <text:p>0.1548424892</text:p>
          </table:table-cell>
          <table:table-cell office:value-type="float" office:value="0.363363604658588">
            <text:p>0.3633636047</text:p>
          </table:table-cell>
          <table:table-cell office:value-type="float" office:value="-94.7809013278516">
            <text:p>-94.7809013279</text:p>
          </table:table-cell>
          <table:table-cell office:value-type="float" office:value="0.160842848455886">
            <text:p>0.1608428485</text:p>
          </table:table-cell>
          <table:table-cell office:value-type="float" office:value="3.64783849093044">
            <text:p>3.6478384909</text:p>
          </table:table-cell>
          <table:table-cell office:value-type="float" office:value="31.368">
            <text:p>31.368</text:p>
          </table:table-cell>
          <table:table-cell office:value-type="float" office:value="22.1">
            <text:p>22.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252174358423456">
            <text:p>0.2521743584</text:p>
          </table:table-cell>
          <table:table-cell office:value-type="float" office:value="0.36256037096042">
            <text:p>0.362560371</text:p>
          </table:table-cell>
          <table:table-cell office:value-type="float" office:value="-94.7854709183731">
            <text:p>-94.7854709184</text:p>
          </table:table-cell>
          <table:table-cell office:value-type="float" office:value="0.160555241010697">
            <text:p>0.160555241</text:p>
          </table:table-cell>
          <table:table-cell office:value-type="float" office:value="39.2987468316679">
            <text:p>39.2987468317</text:p>
          </table:table-cell>
          <table:table-cell office:value-type="float" office:value="33.2985">
            <text:p>33.2985</text:p>
          </table:table-cell>
          <table:table-cell office:value-type="float" office:value="22.3">
            <text:p>22.3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 office:value-type="float" office:value="0.452541003390598">
            <text:p>0.4525410034</text:p>
          </table:table-cell>
          <table:table-cell office:value-type="float" office:value="0.295412105854628">
            <text:p>0.2954121059</text:p>
          </table:table-cell>
          <table:table-cell office:value-type="float" office:value="-94.66639731697">
            <text:p>-94.666397317</text:p>
          </table:table-cell>
          <table:table-cell office:value-type="float" office:value="0.110753841882869">
            <text:p>0.1107538419</text:p>
          </table:table-cell>
          <table:table-cell office:value-type="float" office:value="5.11993403191443">
            <text:p>5.1199340319</text:p>
          </table:table-cell>
          <table:table-cell office:value-type="float" office:value="36.1947">
            <text:p>36.1947</text:p>
          </table:table-cell>
          <table:table-cell office:value-type="float" office:value="22.7">
            <text:p>22.7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float" office:value="0.565055538329797">
            <text:p>0.5650555383</text:p>
          </table:table-cell>
          <table:table-cell office:value-type="float" office:value="0.471664897805635">
            <text:p>0.4716648978</text:p>
          </table:table-cell>
          <table:table-cell office:value-type="float" office:value="-94.5378222737996">
            <text:p>-94.5378222738</text:p>
          </table:table-cell>
          <table:table-cell office:value-type="float" office:value="0.437979372637497">
            <text:p>0.4379793726</text:p>
          </table:table-cell>
          <table:table-cell office:value-type="float" office:value="7.18417239785108">
            <text:p>7.1841723979</text:p>
          </table:table-cell>
          <table:table-cell office:value-type="float" office:value="36.3294">
            <text:p>36.3294</text:p>
          </table:table-cell>
          <table:table-cell office:value-type="float" office:value="24.1">
            <text:p>24.1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float" office:value="0.565055538329797">
            <text:p>0.5650555383</text:p>
          </table:table-cell>
          <table:table-cell office:value-type="float" office:value="0.471664897805635">
            <text:p>0.4716648978</text:p>
          </table:table-cell>
          <table:table-cell office:value-type="float" office:value="-94.5378222737996">
            <text:p>-94.5378222738</text:p>
          </table:table-cell>
          <table:table-cell office:value-type="float" office:value="0.437979372637497">
            <text:p>0.4379793726</text:p>
          </table:table-cell>
          <table:table-cell office:value-type="float" office:value="7.18417239785108">
            <text:p>7.1841723979</text:p>
          </table:table-cell>
          <table:table-cell office:value-type="float" office:value="36.3294">
            <text:p>36.3294</text:p>
          </table:table-cell>
          <table:table-cell office:value-type="float" office:value="24.1">
            <text:p>24.1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float" office:value="0.291330347613224">
            <text:p>0.2913303476</text:p>
          </table:table-cell>
          <table:table-cell office:value-type="float" office:value="0.291468708133114">
            <text:p>0.2914687081</text:p>
          </table:table-cell>
          <table:table-cell office:value-type="float" office:value="-94.66639731697">
            <text:p>-94.666397317</text:p>
          </table:table-cell>
          <table:table-cell office:value-type="float" office:value="0.174002758441383">
            <text:p>0.1740027584</text:p>
          </table:table-cell>
          <table:table-cell office:value-type="float" office:value="6.24265529701594">
            <text:p>6.242655297</text:p>
          </table:table-cell>
          <table:table-cell office:value-type="float" office:value="39.8134">
            <text:p>39.8134</text:p>
          </table:table-cell>
          <table:table-cell office:value-type="float" office:value="25.5">
            <text:p>25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0.297523477892682">
            <text:p>0.2975234779</text:p>
          </table:table-cell>
          <table:table-cell office:value-type="float" office:value="0.291468708133114">
            <text:p>0.2914687081</text:p>
          </table:table-cell>
          <table:table-cell office:value-type="float" office:value="-94.66639731697">
            <text:p>-94.666397317</text:p>
          </table:table-cell>
          <table:table-cell office:value-type="float" office:value="0.174002758441383">
            <text:p>0.1740027584</text:p>
          </table:table-cell>
          <table:table-cell office:value-type="float" office:value="6.24265529701594">
            <text:p>6.242655297</text:p>
          </table:table-cell>
          <table:table-cell office:value-type="float" office:value="39.8134">
            <text:p>39.8134</text:p>
          </table:table-cell>
          <table:table-cell office:value-type="float" office:value="25.5">
            <text:p>25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0.00193988448278792">
            <text:p>0.0019398845</text:p>
          </table:table-cell>
          <table:table-cell office:value-type="float" office:value="0.851979873774738">
            <text:p>0.8519798738</text:p>
          </table:table-cell>
          <table:table-cell office:value-type="float" office:value="-94.5097759781135">
            <text:p>-94.5097759781</text:p>
          </table:table-cell>
          <table:table-cell office:value-type="float" office:value="0.145585796304655">
            <text:p>0.1455857963</text:p>
          </table:table-cell>
          <table:table-cell office:value-type="float" office:value="0.772501895810531">
            <text:p>0.7725018958</text:p>
          </table:table-cell>
          <table:table-cell office:value-type="float" office:value="43.6897">
            <text:p>43.6897</text:p>
          </table:table-cell>
          <table:table-cell office:value-type="float" office:value="25.6">
            <text:p>25.6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 office:value-type="float" office:value="0.565373900416964">
            <text:p>0.5653739004</text:p>
          </table:table-cell>
          <table:table-cell office:value-type="float" office:value="0.014525565944697">
            <text:p>0.0145255659</text:p>
          </table:table-cell>
          <table:table-cell office:value-type="float" office:value="-94.6142108482958">
            <text:p>-94.6142108483</text:p>
          </table:table-cell>
          <table:table-cell office:value-type="float" office:value="0.0733725280641798">
            <text:p>0.0733725281</text:p>
          </table:table-cell>
          <table:table-cell office:value-type="float" office:value="4.88145043799306">
            <text:p>4.881450438</text:p>
          </table:table-cell>
          <table:table-cell office:value-type="float" office:value="43.7869">
            <text:p>43.7869</text:p>
          </table:table-cell>
          <table:table-cell office:value-type="float" office:value="27.5">
            <text:p>27.5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 office:value-type="float" office:value="0.565373900416964">
            <text:p>0.5653739004</text:p>
          </table:table-cell>
          <table:table-cell office:value-type="float" office:value="0.014525565944697">
            <text:p>0.0145255659</text:p>
          </table:table-cell>
          <table:table-cell office:value-type="float" office:value="-94.6142108482958">
            <text:p>-94.6142108483</text:p>
          </table:table-cell>
          <table:table-cell office:value-type="float" office:value="0.0733725280641798">
            <text:p>0.0733725281</text:p>
          </table:table-cell>
          <table:table-cell office:value-type="float" office:value="4.88145043799306">
            <text:p>4.881450438</text:p>
          </table:table-cell>
          <table:table-cell office:value-type="float" office:value="43.7869">
            <text:p>43.7869</text:p>
          </table:table-cell>
          <table:table-cell office:value-type="float" office:value="27.5">
            <text:p>27.5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 office:value-type="float" office:value="0.98608882069548">
            <text:p>0.9860888207</text:p>
          </table:table-cell>
          <table:table-cell office:value-type="float" office:value="0.391609870374219">
            <text:p>0.3916098704</text:p>
          </table:table-cell>
          <table:table-cell office:value-type="float" office:value="-94.5231522993441">
            <text:p>-94.5231522993</text:p>
          </table:table-cell>
          <table:table-cell office:value-type="float" office:value="0.1503413802285">
            <text:p>0.1503413802</text:p>
          </table:table-cell>
          <table:table-cell office:value-type="float" office:value="4.61386703741245">
            <text:p>4.6138670374</text:p>
          </table:table-cell>
          <table:table-cell office:value-type="float" office:value="47.4103">
            <text:p>47.4103</text:p>
          </table:table-cell>
          <table:table-cell office:value-type="float" office:value="27.6">
            <text:p>27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579855230812929">
            <text:p>0.0579855231</text:p>
          </table:table-cell>
          <table:table-cell office:value-type="float" office:value="0.812445014265489">
            <text:p>0.8124450143</text:p>
          </table:table-cell>
          <table:table-cell office:value-type="float" office:value="-94.5431242003836">
            <text:p>-94.5431242004</text:p>
          </table:table-cell>
          <table:table-cell office:value-type="float" office:value="0.0390408346168593">
            <text:p>0.0390408346</text:p>
          </table:table-cell>
          <table:table-cell office:value-type="float" office:value="7.69319418401234">
            <text:p>7.693194184</text:p>
          </table:table-cell>
          <table:table-cell office:value-type="float" office:value="48.5177">
            <text:p>48.5177</text:p>
          </table:table-cell>
          <table:table-cell office:value-type="float" office:value="29.7">
            <text:p>29.7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 table:style-name="ce2" office:value-type="float" office:value="0.0329722337376135">
            <text:p>0.0329722337</text:p>
          </table:table-cell>
          <table:table-cell table:style-name="ce2" office:value-type="float" office:value="0.824460817105106">
            <text:p>0.8244608171</text:p>
          </table:table-cell>
          <table:table-cell table:style-name="ce2" office:value-type="float" office:value="-94.5446131479912">
            <text:p>-94.544613148</text:p>
          </table:table-cell>
          <table:table-cell table:style-name="ce2" office:value-type="float" office:value="0.0931650812134834">
            <text:p>0.0931650812</text:p>
          </table:table-cell>
          <table:table-cell table:style-name="ce2" office:value-type="float" office:value="21.7951438837262">
            <text:p>21.7951438837</text:p>
          </table:table-cell>
          <table:table-cell table:style-name="ce2" office:value-type="float" office:value="50.2677">
            <text:p>50.2677</text:p>
          </table:table-cell>
          <table:table-cell table:style-name="ce2" office:value-type="float" office:value="29.8">
            <text:p>29.8</text:p>
          </table:table-cell>
          <table:table-cell table:style-name="ce2" office:value-type="float" office:value="2.2">
            <text:p>2.2</text:p>
          </table:table-cell>
        </table:table-row>
        <table:table-row table:style-name="ro2">
          <table:table-cell office:value-type="float" office:value="0.0546700183066276">
            <text:p>0.0546700183</text:p>
          </table:table-cell>
          <table:table-cell office:value-type="float" office:value="0.809293241265477">
            <text:p>0.8092932413</text:p>
          </table:table-cell>
          <table:table-cell office:value-type="float" office:value="-94.5453035857811">
            <text:p>-94.5453035858</text:p>
          </table:table-cell>
          <table:table-cell office:value-type="float" office:value="0.0591942727123593">
            <text:p>0.0591942727</text:p>
          </table:table-cell>
          <table:table-cell office:value-type="float" office:value="4.66252148184188">
            <text:p>4.6625214818</text:p>
          </table:table-cell>
          <table:table-cell office:value-type="float" office:value="51.7592">
            <text:p>51.7592</text:p>
          </table:table-cell>
          <table:table-cell office:value-type="float" office:value="30.8">
            <text:p>30.8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 office:value-type="float" office:value="0.551365588514034">
            <text:p>0.5513655885</text:p>
          </table:table-cell>
          <table:table-cell office:value-type="float" office:value="0.458951815639335">
            <text:p>0.4589518156</text:p>
          </table:table-cell>
          <table:table-cell office:value-type="float" office:value="-94.5230067357953">
            <text:p>-94.5230067358</text:p>
          </table:table-cell>
          <table:table-cell office:value-type="float" office:value="0.113464051470042">
            <text:p>0.1134640515</text:p>
          </table:table-cell>
          <table:table-cell office:value-type="float" office:value="4.61386703741245">
            <text:p>4.6138670374</text:p>
          </table:table-cell>
          <table:table-cell office:value-type="float" office:value="58.5015">
            <text:p>58.5015</text:p>
          </table:table-cell>
          <table:table-cell office:value-type="float" office:value="31.1">
            <text:p>31.1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 office:value-type="float" office:value="0.506641772913427">
            <text:p>0.5066417729</text:p>
          </table:table-cell>
          <table:table-cell office:value-type="float" office:value="0.170538307301405">
            <text:p>0.1705383073</text:p>
          </table:table-cell>
          <table:table-cell office:value-type="float" office:value="-94.5056216099867">
            <text:p>-94.50562161</text:p>
          </table:table-cell>
          <table:table-cell office:value-type="float" office:value="0.126672068118291">
            <text:p>0.1266720681</text:p>
          </table:table-cell>
          <table:table-cell office:value-type="float" office:value="10.6391038811792">
            <text:p>10.6391038812</text:p>
          </table:table-cell>
          <table:table-cell office:value-type="float" office:value="59.6564">
            <text:p>59.6564</text:p>
          </table:table-cell>
          <table:table-cell office:value-type="float" office:value="31.4">
            <text:p>31.4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 office:value-type="float" office:value="0.75749576622416">
            <text:p>0.7574957662</text:p>
          </table:table-cell>
          <table:table-cell office:value-type="float" office:value="0.101364684574527">
            <text:p>0.1013646846</text:p>
          </table:table-cell>
          <table:table-cell office:value-type="float" office:value="-94.5076592448168">
            <text:p>-94.5076592448</text:p>
          </table:table-cell>
          <table:table-cell office:value-type="float" office:value="0.126159793754788">
            <text:p>0.1261597938</text:p>
          </table:table-cell>
          <table:table-cell office:value-type="float" office:value="27.7408224764333">
            <text:p>27.7408224764</text:p>
          </table:table-cell>
          <table:table-cell office:value-type="float" office:value="61.5223">
            <text:p>61.5223</text:p>
          </table:table-cell>
          <table:table-cell office:value-type="float" office:value="32.8">
            <text:p>32.8</text:p>
          </table:table-cell>
          <table:table-cell office:value-type="float" office:value="2.9">
            <text:p>2.9</text:p>
          </table:table-cell>
        </table:table-row>
        <table:table-row table:style-name="ro2">
          <table:table-cell office:value-type="float" office:value="0.336599589709967">
            <text:p>0.3365995897</text:p>
          </table:table-cell>
          <table:table-cell office:value-type="float" office:value="0.459201163329286">
            <text:p>0.4592011633</text:p>
          </table:table-cell>
          <table:table-cell office:value-type="float" office:value="-94.5335451600952">
            <text:p>-94.5335451601</text:p>
          </table:table-cell>
          <table:table-cell office:value-type="float" office:value="0.164223936166186">
            <text:p>0.1642239362</text:p>
          </table:table-cell>
          <table:table-cell office:value-type="float" office:value="7.92994532044547">
            <text:p>7.9299453204</text:p>
          </table:table-cell>
          <table:table-cell office:value-type="float" office:value="63.1722">
            <text:p>63.1722</text:p>
          </table:table-cell>
          <table:table-cell office:value-type="float" office:value="33.4">
            <text:p>3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565667480774087">
            <text:p>0.5656674808</text:p>
          </table:table-cell>
          <table:table-cell office:value-type="float" office:value="0.471665791137658">
            <text:p>0.4716657911</text:p>
          </table:table-cell>
          <table:table-cell office:value-type="float" office:value="-94.5378222737996">
            <text:p>-94.5378222738</text:p>
          </table:table-cell>
          <table:table-cell office:value-type="float" office:value="0.145634233903241">
            <text:p>0.1456342339</text:p>
          </table:table-cell>
          <table:table-cell office:value-type="float" office:value="10.0164120714116">
            <text:p>10.0164120714</text:p>
          </table:table-cell>
          <table:table-cell office:value-type="float" office:value="65.0736">
            <text:p>65.0736</text:p>
          </table:table-cell>
          <table:table-cell office:value-type="float" office:value="34.4">
            <text:p>34.4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 office:value-type="float" office:value="0.565667480774087">
            <text:p>0.5656674808</text:p>
          </table:table-cell>
          <table:table-cell office:value-type="float" office:value="0.471665791137658">
            <text:p>0.4716657911</text:p>
          </table:table-cell>
          <table:table-cell office:value-type="float" office:value="-94.5378222737996">
            <text:p>-94.5378222738</text:p>
          </table:table-cell>
          <table:table-cell office:value-type="float" office:value="0.145634233903241">
            <text:p>0.1456342339</text:p>
          </table:table-cell>
          <table:table-cell office:value-type="float" office:value="10.0164120714116">
            <text:p>10.0164120714</text:p>
          </table:table-cell>
          <table:table-cell office:value-type="float" office:value="65.0736">
            <text:p>65.0736</text:p>
          </table:table-cell>
          <table:table-cell office:value-type="float" office:value="34.4">
            <text:p>34.4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 office:value-type="float" office:value="0.510362871149013">
            <text:p>0.5103628711</text:p>
          </table:table-cell>
          <table:table-cell office:value-type="float" office:value="0.390575633808728">
            <text:p>0.3905756338</text:p>
          </table:table-cell>
          <table:table-cell office:value-type="float" office:value="-94.5231522993441">
            <text:p>-94.5231522993</text:p>
          </table:table-cell>
          <table:table-cell office:value-type="float" office:value="0.141300385867324">
            <text:p>0.1413003859</text:p>
          </table:table-cell>
          <table:table-cell office:value-type="float" office:value="4.80731547815105">
            <text:p>4.8073154782</text:p>
          </table:table-cell>
          <table:table-cell office:value-type="float" office:value="69.6536">
            <text:p>69.6536</text:p>
          </table:table-cell>
          <table:table-cell office:value-type="float" office:value="35.6">
            <text:p>35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 office:value-type="float" office:value="0.509710366605724">
            <text:p>0.5097103666</text:p>
          </table:table-cell>
          <table:table-cell office:value-type="float" office:value="0.452626317993877">
            <text:p>0.452626318</text:p>
          </table:table-cell>
          <table:table-cell office:value-type="float" office:value="-94.5231522993441">
            <text:p>-94.5231522993</text:p>
          </table:table-cell>
          <table:table-cell office:value-type="float" office:value="0.126672068118291">
            <text:p>0.1266720681</text:p>
          </table:table-cell>
          <table:table-cell office:value-type="float" office:value="4.61386703741245">
            <text:p>4.6138670374</text:p>
          </table:table-cell>
          <table:table-cell office:value-type="float" office:value="71.2258">
            <text:p>71.2258</text:p>
          </table:table-cell>
          <table:table-cell office:value-type="float" office:value="36.3">
            <text:p>36.3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0.567627812882843">
            <text:p>0.5676278129</text:p>
          </table:table-cell>
          <table:table-cell office:value-type="float" office:value="0.452626317993877">
            <text:p>0.452626318</text:p>
          </table:table-cell>
          <table:table-cell office:value-type="float" office:value="-94.5231522993441">
            <text:p>-94.5231522993</text:p>
          </table:table-cell>
          <table:table-cell office:value-type="float" office:value="0.126672068118291">
            <text:p>0.1266720681</text:p>
          </table:table-cell>
          <table:table-cell office:value-type="float" office:value="4.33040106543723">
            <text:p>4.3304010654</text:p>
          </table:table-cell>
          <table:table-cell office:value-type="float" office:value="73.1097">
            <text:p>73.1097</text:p>
          </table:table-cell>
          <table:table-cell office:value-type="float" office:value="37.5">
            <text:p>37.5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 office:value-type="float" office:value="0.98608882069548">
            <text:p>0.9860888207</text:p>
          </table:table-cell>
          <table:table-cell office:value-type="float" office:value="0.136080260802212">
            <text:p>0.1360802608</text:p>
          </table:table-cell>
          <table:table-cell office:value-type="float" office:value="-94.5231522993441">
            <text:p>-94.5231522993</text:p>
          </table:table-cell>
          <table:table-cell office:value-type="float" office:value="0.150307574291888">
            <text:p>0.1503075743</text:p>
          </table:table-cell>
          <table:table-cell office:value-type="float" office:value="4.61386703741245">
            <text:p>4.6138670374</text:p>
          </table:table-cell>
          <table:table-cell office:value-type="float" office:value="74.7191">
            <text:p>74.7191</text:p>
          </table:table-cell>
          <table:table-cell office:value-type="float" office:value="37.7">
            <text:p>37.7</text:p>
          </table:table-cell>
          <table:table-cell office:value-type="float" office:value="3.7">
            <text:p>3.7</text:p>
          </table:table-cell>
        </table:table-row>
        <table:table-row table:style-name="ro2">
          <table:table-cell office:value-type="float" office:value="0.790692569187158">
            <text:p>0.7906925692</text:p>
          </table:table-cell>
          <table:table-cell office:value-type="float" office:value="0.0815887269214119">
            <text:p>0.0815887269</text:p>
          </table:table-cell>
          <table:table-cell office:value-type="float" office:value="-93.6885776611038">
            <text:p>-93.6885776611</text:p>
          </table:table-cell>
          <table:table-cell office:value-type="float" office:value="0.536216829238534">
            <text:p>0.5362168292</text:p>
          </table:table-cell>
          <table:table-cell office:value-type="float" office:value="19.6712906305589">
            <text:p>19.6712906306</text:p>
          </table:table-cell>
          <table:table-cell office:value-type="float" office:value="89.0496">
            <text:p>89.0496</text:p>
          </table:table-cell>
          <table:table-cell office:value-type="float" office:value="38.3">
            <text:p>38.3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 office:value-type="float" office:value="0.758916736891183">
            <text:p>0.7589167369</text:p>
          </table:table-cell>
          <table:table-cell office:value-type="float" office:value="0.509904946486">
            <text:p>0.5099049465</text:p>
          </table:table-cell>
          <table:table-cell office:value-type="float" office:value="-93.8831402387092">
            <text:p>-93.8831402387</text:p>
          </table:table-cell>
          <table:table-cell office:value-type="float" office:value="0.126051492482799">
            <text:p>0.1260514925</text:p>
          </table:table-cell>
          <table:table-cell office:value-type="float" office:value="15.7504776501964">
            <text:p>15.7504776502</text:p>
          </table:table-cell>
          <table:table-cell office:value-type="float" office:value="91.3616">
            <text:p>91.3616</text:p>
          </table:table-cell>
          <table:table-cell office:value-type="float" office:value="39.1">
            <text:p>39.1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 office:value-type="float" office:value="0.981094675627592">
            <text:p>0.9810946756</text:p>
          </table:table-cell>
          <table:table-cell office:value-type="float" office:value="0.0112847599213045">
            <text:p>0.0112847599</text:p>
          </table:table-cell>
          <table:table-cell office:value-type="float" office:value="-93.3514529745349">
            <text:p>-93.3514529745</text:p>
          </table:table-cell>
          <table:table-cell office:value-type="float" office:value="1.45262607084113">
            <text:p>1.4526260708</text:p>
          </table:table-cell>
          <table:table-cell office:value-type="float" office:value="3.23677795879999">
            <text:p>3.2367779588</text:p>
          </table:table-cell>
          <table:table-cell office:value-type="float" office:value="94.256">
            <text:p>94.256</text:p>
          </table:table-cell>
          <table:table-cell office:value-type="float" office:value="39.8">
            <text:p>39.8</text:p>
          </table:table-cell>
          <table:table-cell office:value-type="float" office:value="4.9">
            <text:p>4.9</text:p>
          </table:table-cell>
        </table:table-row>
        <table:table-row table:style-name="ro2">
          <table:table-cell office:value-type="float" office:value="0.981094675627592">
            <text:p>0.9810946756</text:p>
          </table:table-cell>
          <table:table-cell office:value-type="float" office:value="0.0112847599213045">
            <text:p>0.0112847599</text:p>
          </table:table-cell>
          <table:table-cell office:value-type="float" office:value="-93.3514529745349">
            <text:p>-93.3514529745</text:p>
          </table:table-cell>
          <table:table-cell office:value-type="float" office:value="1.45262607084113">
            <text:p>1.4526260708</text:p>
          </table:table-cell>
          <table:table-cell office:value-type="float" office:value="3.23677795879999">
            <text:p>3.2367779588</text:p>
          </table:table-cell>
          <table:table-cell office:value-type="float" office:value="94.256">
            <text:p>94.256</text:p>
          </table:table-cell>
          <table:table-cell office:value-type="float" office:value="39.8">
            <text:p>39.8</text:p>
          </table:table-cell>
          <table:table-cell office:value-type="float" office:value="4.9">
            <text:p>4.9</text:p>
          </table:table-cell>
        </table:table-row>
        <table:table-row table:style-name="ro2">
          <table:table-cell office:value-type="float" office:value="0.769775882581951">
            <text:p>0.7697758826</text:p>
          </table:table-cell>
          <table:table-cell office:value-type="float" office:value="0.519556700959042">
            <text:p>0.519556701</text:p>
          </table:table-cell>
          <table:table-cell office:value-type="float" office:value="-93.3504703383781">
            <text:p>-93.3504703384</text:p>
          </table:table-cell>
          <table:table-cell office:value-type="float" office:value="1.59047279868098">
            <text:p>1.5904727987</text:p>
          </table:table-cell>
          <table:table-cell office:value-type="float" office:value="2.51821063077176">
            <text:p>2.5182106308</text:p>
          </table:table-cell>
          <table:table-cell office:value-type="float" office:value="97.6883">
            <text:p>97.6883</text:p>
          </table:table-cell>
          <table:table-cell office:value-type="float" office:value="40.5">
            <text:p>40.5</text:p>
          </table:table-cell>
          <table:table-cell office:value-type="float" office:value="5.1">
            <text:p>5.1</text:p>
          </table:table-cell>
        </table:table-row>
        <table:table-row table:style-name="ro2">
          <table:table-cell office:value-type="float" office:value="0.77365927925178">
            <text:p>0.7736592793</text:p>
          </table:table-cell>
          <table:table-cell office:value-type="float" office:value="0.0259419289208186">
            <text:p>0.0259419289</text:p>
          </table:table-cell>
          <table:table-cell office:value-type="float" office:value="-93.3360835184361">
            <text:p>-93.3360835184</text:p>
          </table:table-cell>
          <table:table-cell office:value-type="float" office:value="0.643240711977647">
            <text:p>0.643240712</text:p>
          </table:table-cell>
          <table:table-cell office:value-type="float" office:value="20.253213399786">
            <text:p>20.2532133998</text:p>
          </table:table-cell>
          <table:table-cell office:value-type="float" office:value="100.351">
            <text:p>100.351</text:p>
          </table:table-cell>
          <table:table-cell office:value-type="float" office:value="41.4">
            <text:p>41.4</text:p>
          </table:table-cell>
          <table:table-cell office:value-type="float" office:value="5.3">
            <text:p>5.3</text:p>
          </table:table-cell>
        </table:table-row>
        <table:table-row table:style-name="ro2">
          <table:table-cell office:value-type="float" office:value="0.77365927925178">
            <text:p>0.7736592793</text:p>
          </table:table-cell>
          <table:table-cell office:value-type="float" office:value="0.0259419289208186">
            <text:p>0.0259419289</text:p>
          </table:table-cell>
          <table:table-cell office:value-type="float" office:value="-93.3360835184361">
            <text:p>-93.3360835184</text:p>
          </table:table-cell>
          <table:table-cell office:value-type="float" office:value="0.643240711977647">
            <text:p>0.643240712</text:p>
          </table:table-cell>
          <table:table-cell office:value-type="float" office:value="20.253213399786">
            <text:p>20.2532133998</text:p>
          </table:table-cell>
          <table:table-cell office:value-type="float" office:value="100.351">
            <text:p>100.351</text:p>
          </table:table-cell>
          <table:table-cell office:value-type="float" office:value="41.4">
            <text:p>41.4</text:p>
          </table:table-cell>
          <table:table-cell office:value-type="float" office:value="5.3">
            <text:p>5.3</text:p>
          </table:table-cell>
        </table:table-row>
        <table:table-row table:style-name="ro2">
          <table:table-cell office:value-type="float" office:value="0.772344076386307">
            <text:p>0.7723440764</text:p>
          </table:table-cell>
          <table:table-cell office:value-type="float" office:value="0.0330236742348447">
            <text:p>0.0330236742</text:p>
          </table:table-cell>
          <table:table-cell office:value-type="float" office:value="-93.3494948724512">
            <text:p>-93.3494948725</text:p>
          </table:table-cell>
          <table:table-cell office:value-type="float" office:value="0.531649796800116">
            <text:p>0.5316497968</text:p>
          </table:table-cell>
          <table:table-cell office:value-type="float" office:value="13.8679929655071">
            <text:p>13.8679929655</text:p>
          </table:table-cell>
          <table:table-cell office:value-type="float" office:value="103.327">
            <text:p>103.327</text:p>
          </table:table-cell>
          <table:table-cell office:value-type="float" office:value="42.9">
            <text:p>42.9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float" office:value="0.772344076386307">
            <text:p>0.7723440764</text:p>
          </table:table-cell>
          <table:table-cell office:value-type="float" office:value="0.0330236742348447">
            <text:p>0.0330236742</text:p>
          </table:table-cell>
          <table:table-cell office:value-type="float" office:value="-93.3494948724512">
            <text:p>-93.3494948725</text:p>
          </table:table-cell>
          <table:table-cell office:value-type="float" office:value="0.531649796800116">
            <text:p>0.5316497968</text:p>
          </table:table-cell>
          <table:table-cell office:value-type="float" office:value="13.8679929655071">
            <text:p>13.8679929655</text:p>
          </table:table-cell>
          <table:table-cell office:value-type="float" office:value="103.327">
            <text:p>103.327</text:p>
          </table:table-cell>
          <table:table-cell office:value-type="float" office:value="42.9">
            <text:p>42.9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float" office:value="0.0860349260987072">
            <text:p>0.0860349261</text:p>
          </table:table-cell>
          <table:table-cell office:value-type="float" office:value="0.155753335235628">
            <text:p>0.1557533352</text:p>
          </table:table-cell>
          <table:table-cell office:value-type="float" office:value="-93.3584972232443">
            <text:p>-93.3584972232</text:p>
          </table:table-cell>
          <table:table-cell office:value-type="float" office:value="0.112606609959531">
            <text:p>0.11260661</text:p>
          </table:table-cell>
          <table:table-cell office:value-type="float" office:value="14.3183579000145">
            <text:p>14.3183579</text:p>
          </table:table-cell>
          <table:table-cell office:value-type="float" office:value="116.146">
            <text:p>116.146</text:p>
          </table:table-cell>
          <table:table-cell office:value-type="float" office:value="43.3">
            <text:p>43.3</text:p>
          </table:table-cell>
          <table:table-cell office:value-type="float" office:value="6.4">
            <text:p>6.4</text:p>
          </table:table-cell>
        </table:table-row>
        <table:table-row table:style-name="ro2">
          <table:table-cell office:value-type="float" office:value="0.54010468599057">
            <text:p>0.540104686</text:p>
          </table:table-cell>
          <table:table-cell office:value-type="float" office:value="0.172644617996306">
            <text:p>0.172644618</text:p>
          </table:table-cell>
          <table:table-cell office:value-type="float" office:value="-93.1117947953435">
            <text:p>-93.1117947953</text:p>
          </table:table-cell>
          <table:table-cell office:value-type="float" office:value="1.19959611515108">
            <text:p>1.1995961152</text:p>
          </table:table-cell>
          <table:table-cell office:value-type="float" office:value="16.0158217541987">
            <text:p>16.0158217542</text:p>
          </table:table-cell>
          <table:table-cell office:value-type="float" office:value="119.949">
            <text:p>119.949</text:p>
          </table:table-cell>
          <table:table-cell office:value-type="float" office:value="43.4">
            <text:p>43.4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float" office:value="0.464851167440265">
            <text:p>0.4648511674</text:p>
          </table:table-cell>
          <table:table-cell office:value-type="float" office:value="0.660394723210892">
            <text:p>0.6603947232</text:p>
          </table:table-cell>
          <table:table-cell office:value-type="float" office:value="-93.1432336960748">
            <text:p>-93.1432336961</text:p>
          </table:table-cell>
          <table:table-cell office:value-type="float" office:value="0.148481358030494">
            <text:p>0.148481358</text:p>
          </table:table-cell>
          <table:table-cell office:value-type="float" office:value="16.7638161945056">
            <text:p>16.7638161945</text:p>
          </table:table-cell>
          <table:table-cell office:value-type="float" office:value="122.438">
            <text:p>122.438</text:p>
          </table:table-cell>
          <table:table-cell office:value-type="float" office:value="44.7">
            <text:p>44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 office:value-type="float" office:value="0.464851167440265">
            <text:p>0.4648511674</text:p>
          </table:table-cell>
          <table:table-cell office:value-type="float" office:value="0.660394723210892">
            <text:p>0.6603947232</text:p>
          </table:table-cell>
          <table:table-cell office:value-type="float" office:value="-93.1432336960748">
            <text:p>-93.1432336961</text:p>
          </table:table-cell>
          <table:table-cell office:value-type="float" office:value="0.148481358030494">
            <text:p>0.148481358</text:p>
          </table:table-cell>
          <table:table-cell office:value-type="float" office:value="16.7638161945056">
            <text:p>16.7638161945</text:p>
          </table:table-cell>
          <table:table-cell office:value-type="float" office:value="122.438">
            <text:p>122.438</text:p>
          </table:table-cell>
          <table:table-cell office:value-type="float" office:value="44.7">
            <text:p>44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 office:value-type="float" office:value="0.525529456267402">
            <text:p>0.5255294563</text:p>
          </table:table-cell>
          <table:table-cell office:value-type="float" office:value="0.172676720360012">
            <text:p>0.1726767204</text:p>
          </table:table-cell>
          <table:table-cell office:value-type="float" office:value="-93.1205664893701">
            <text:p>-93.1205664894</text:p>
          </table:table-cell>
          <table:table-cell office:value-type="float" office:value="0.264908980581849">
            <text:p>0.2649089806</text:p>
          </table:table-cell>
          <table:table-cell office:value-type="float" office:value="18.5899987082356">
            <text:p>18.5899987082</text:p>
          </table:table-cell>
          <table:table-cell office:value-type="float" office:value="125.585">
            <text:p>125.585</text:p>
          </table:table-cell>
          <table:table-cell office:value-type="float" office:value="44.9">
            <text:p>44.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533765624556434">
            <text:p>0.5337656246</text:p>
          </table:table-cell>
          <table:table-cell office:value-type="float" office:value="0.172644617996306">
            <text:p>0.172644618</text:p>
          </table:table-cell>
          <table:table-cell office:value-type="float" office:value="-93.1205664893701">
            <text:p>-93.1205664894</text:p>
          </table:table-cell>
          <table:table-cell office:value-type="float" office:value="0.662534933990227">
            <text:p>0.662534934</text:p>
          </table:table-cell>
          <table:table-cell office:value-type="float" office:value="14.6752269574834">
            <text:p>14.6752269575</text:p>
          </table:table-cell>
          <table:table-cell office:value-type="float" office:value="128.533">
            <text:p>128.533</text:p>
          </table:table-cell>
          <table:table-cell office:value-type="float" office:value="46.1">
            <text:p>46.1</text:p>
          </table:table-cell>
          <table:table-cell office:value-type="float" office:value="7.1">
            <text:p>7.1</text:p>
          </table:table-cell>
        </table:table-row>
        <table:table-row table:style-name="ro2">
          <table:table-cell office:value-type="float" office:value="0.533765624556434">
            <text:p>0.5337656246</text:p>
          </table:table-cell>
          <table:table-cell office:value-type="float" office:value="0.172644617996306">
            <text:p>0.172644618</text:p>
          </table:table-cell>
          <table:table-cell office:value-type="float" office:value="-93.1205664893701">
            <text:p>-93.1205664894</text:p>
          </table:table-cell>
          <table:table-cell office:value-type="float" office:value="0.662534933990227">
            <text:p>0.662534934</text:p>
          </table:table-cell>
          <table:table-cell office:value-type="float" office:value="14.6752269574834">
            <text:p>14.6752269575</text:p>
          </table:table-cell>
          <table:table-cell office:value-type="float" office:value="128.533">
            <text:p>128.533</text:p>
          </table:table-cell>
          <table:table-cell office:value-type="float" office:value="46.1">
            <text:p>46.1</text:p>
          </table:table-cell>
          <table:table-cell office:value-type="float" office:value="7.1">
            <text:p>7.1</text:p>
          </table:table-cell>
        </table:table-row>
        <table:table-row table:style-name="ro2">
          <table:table-cell table:style-name="ce2" office:value-type="float" office:value="0.00380131514012222">
            <text:p>0.0038013151</text:p>
          </table:table-cell>
          <table:table-cell table:style-name="ce2" office:value-type="float" office:value="0.154134733655698">
            <text:p>0.1541347337</text:p>
          </table:table-cell>
          <table:table-cell table:style-name="ce2" office:value-type="float" office:value="-92.9160964976581">
            <text:p>-92.9160964977</text:p>
          </table:table-cell>
          <table:table-cell table:style-name="ce2" office:value-type="float" office:value="0.679583484394601">
            <text:p>0.6795834844</text:p>
          </table:table-cell>
          <table:table-cell table:style-name="ce2" office:value-type="float" office:value="9.38089288158876">
            <text:p>9.3808928816</text:p>
          </table:table-cell>
          <table:table-cell table:style-name="ce2" office:value-type="float" office:value="131.517">
            <text:p>131.517</text:p>
          </table:table-cell>
          <table:table-cell table:style-name="ce2" office:value-type="float" office:value="46.5">
            <text:p>46.5</text:p>
          </table:table-cell>
          <table:table-cell table:style-name="ce2" office:value-type="float" office:value="7.3">
            <text:p>7.3</text:p>
          </table:table-cell>
        </table:table-row>
        <table:table-row table:style-name="ro2">
          <table:table-cell office:value-type="float" office:value="0.00380131514012222">
            <text:p>0.0038013151</text:p>
          </table:table-cell>
          <table:table-cell office:value-type="float" office:value="0.154134733655698">
            <text:p>0.1541347337</text:p>
          </table:table-cell>
          <table:table-cell office:value-type="float" office:value="-92.8828366811157">
            <text:p>-92.8828366811</text:p>
          </table:table-cell>
          <table:table-cell office:value-type="float" office:value="0.679583484394601">
            <text:p>0.6795834844</text:p>
          </table:table-cell>
          <table:table-cell office:value-type="float" office:value="9.38089288158876">
            <text:p>9.3808928816</text:p>
          </table:table-cell>
          <table:table-cell office:value-type="float" office:value="131.517">
            <text:p>131.517</text:p>
          </table:table-cell>
          <table:table-cell office:value-type="float" office:value="46.5">
            <text:p>46.5</text:p>
          </table:table-cell>
          <table:table-cell office:value-type="float" office:value="7.3">
            <text:p>7.3</text:p>
          </table:table-cell>
        </table:table-row>
        <table:table-row table:style-name="ro2">
          <table:table-cell office:value-type="float" office:value="0.00607846627628027">
            <text:p>0.0060784663</text:p>
          </table:table-cell>
          <table:table-cell office:value-type="float" office:value="0.157932524598745">
            <text:p>0.1579325246</text:p>
          </table:table-cell>
          <table:table-cell office:value-type="float" office:value="-92.9885081625575">
            <text:p>-92.9885081626</text:p>
          </table:table-cell>
          <table:table-cell office:value-type="float" office:value="0.63454397973816">
            <text:p>0.6345439797</text:p>
          </table:table-cell>
          <table:table-cell office:value-type="float" office:value="9.41746165997409">
            <text:p>9.41746166</text:p>
          </table:table-cell>
          <table:table-cell office:value-type="float" office:value="135.259">
            <text:p>135.259</text:p>
          </table:table-cell>
          <table:table-cell office:value-type="float" office:value="46.9">
            <text:p>46.9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float" office:value="0.00516513312429973">
            <text:p>0.0051651331</text:p>
          </table:table-cell>
          <table:table-cell office:value-type="float" office:value="0.167710958022258">
            <text:p>0.167710958</text:p>
          </table:table-cell>
          <table:table-cell office:value-type="float" office:value="-92.8828366811157">
            <text:p>-92.8828366811</text:p>
          </table:table-cell>
          <table:table-cell office:value-type="float" office:value="0.67388216782503">
            <text:p>0.6738821678</text:p>
          </table:table-cell>
          <table:table-cell office:value-type="float" office:value="9.37298838040062">
            <text:p>9.3729883804</text:p>
          </table:table-cell>
          <table:table-cell office:value-type="float" office:value="137.054">
            <text:p>137.054</text:p>
          </table:table-cell>
          <table:table-cell office:value-type="float" office:value="47.1">
            <text:p>47.1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 office:value-type="float" office:value="0.00516513312429973">
            <text:p>0.0051651331</text:p>
          </table:table-cell>
          <table:table-cell office:value-type="float" office:value="0.167710958022258">
            <text:p>0.167710958</text:p>
          </table:table-cell>
          <table:table-cell office:value-type="float" office:value="-92.8828366811157">
            <text:p>-92.8828366811</text:p>
          </table:table-cell>
          <table:table-cell office:value-type="float" office:value="0.67388216782503">
            <text:p>0.6738821678</text:p>
          </table:table-cell>
          <table:table-cell office:value-type="float" office:value="9.37298838040062">
            <text:p>9.3729883804</text:p>
          </table:table-cell>
          <table:table-cell office:value-type="float" office:value="137.054">
            <text:p>137.054</text:p>
          </table:table-cell>
          <table:table-cell office:value-type="float" office:value="47.1">
            <text:p>47.1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 office:value-type="float" office:value="0.533765624556434">
            <text:p>0.5337656246</text:p>
          </table:table-cell>
          <table:table-cell office:value-type="float" office:value="0.172644617996306">
            <text:p>0.172644618</text:p>
          </table:table-cell>
          <table:table-cell office:value-type="float" office:value="-93.1205664893701">
            <text:p>-93.1205664894</text:p>
          </table:table-cell>
          <table:table-cell office:value-type="float" office:value="0.274521076647954">
            <text:p>0.2745210766</text:p>
          </table:table-cell>
          <table:table-cell office:value-type="float" office:value="19.6772405425214">
            <text:p>19.6772405425</text:p>
          </table:table-cell>
          <table:table-cell office:value-type="float" office:value="142.16">
            <text:p>142.16</text:p>
          </table:table-cell>
          <table:table-cell office:value-type="float" office:value="48.1">
            <text:p>48.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533765624556434">
            <text:p>0.5337656246</text:p>
          </table:table-cell>
          <table:table-cell office:value-type="float" office:value="0.172644617996306">
            <text:p>0.172644618</text:p>
          </table:table-cell>
          <table:table-cell office:value-type="float" office:value="-93.1205664893701">
            <text:p>-93.1205664894</text:p>
          </table:table-cell>
          <table:table-cell office:value-type="float" office:value="0.274521076647954">
            <text:p>0.2745210766</text:p>
          </table:table-cell>
          <table:table-cell office:value-type="float" office:value="16.0158217541987">
            <text:p>16.0158217542</text:p>
          </table:table-cell>
          <table:table-cell office:value-type="float" office:value="142.16">
            <text:p>142.16</text:p>
          </table:table-cell>
          <table:table-cell office:value-type="float" office:value="48.1">
            <text:p>48.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571856303167667">
            <text:p>0.5718563032</text:p>
          </table:table-cell>
          <table:table-cell office:value-type="float" office:value="0.0117211983611404">
            <text:p>0.0117211984</text:p>
          </table:table-cell>
          <table:table-cell office:value-type="float" office:value="-91.8350508132689">
            <text:p>-91.8350508133</text:p>
          </table:table-cell>
          <table:table-cell office:value-type="float" office:value="1.24303774375274">
            <text:p>1.2430377438</text:p>
          </table:table-cell>
          <table:table-cell office:value-type="float" office:value="39.0735377215005">
            <text:p>39.0735377215</text:p>
          </table:table-cell>
          <table:table-cell office:value-type="float" office:value="155.088">
            <text:p>155.088</text:p>
          </table:table-cell>
          <table:table-cell office:value-type="float" office:value="48.2">
            <text:p>48.2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 office:value-type="float" office:value="0.313914127861538">
            <text:p>0.3139141279</text:p>
          </table:table-cell>
          <table:table-cell office:value-type="float" office:value="0.170164722512011">
            <text:p>0.1701647225</text:p>
          </table:table-cell>
          <table:table-cell office:value-type="float" office:value="-91.8039168467391">
            <text:p>-91.8039168467</text:p>
          </table:table-cell>
          <table:table-cell office:value-type="float" office:value="0.539745982017216">
            <text:p>0.539745982</text:p>
          </table:table-cell>
          <table:table-cell office:value-type="float" office:value="12.1370369459391">
            <text:p>12.1370369459</text:p>
          </table:table-cell>
          <table:table-cell office:value-type="float" office:value="157.778">
            <text:p>157.778</text:p>
          </table:table-cell>
          <table:table-cell office:value-type="float" office:value="48.3">
            <text:p>48.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49112315136698">
            <text:p>0.4911231514</text:p>
          </table:table-cell>
          <table:table-cell office:value-type="float" office:value="0.0599250226012824">
            <text:p>0.0599250226</text:p>
          </table:table-cell>
          <table:table-cell office:value-type="float" office:value="-91.8078213738209">
            <text:p>-91.8078213738</text:p>
          </table:table-cell>
          <table:table-cell office:value-type="float" office:value="0.301848688658668">
            <text:p>0.3018486887</text:p>
          </table:table-cell>
          <table:table-cell office:value-type="float" office:value="37.4086330590375">
            <text:p>37.408633059</text:p>
          </table:table-cell>
          <table:table-cell office:value-type="float" office:value="159.322">
            <text:p>159.322</text:p>
          </table:table-cell>
          <table:table-cell office:value-type="float" office:value="48.6">
            <text:p>48.6</text:p>
          </table:table-cell>
          <table:table-cell office:value-type="float" office:value="9.2">
            <text:p>9.2</text:p>
          </table:table-cell>
        </table:table-row>
        <table:table-row table:style-name="ro2">
          <table:table-cell office:value-type="float" office:value="0.550774191379109">
            <text:p>0.5507741914</text:p>
          </table:table-cell>
          <table:table-cell office:value-type="float" office:value="0.0137462695593904">
            <text:p>0.0137462696</text:p>
          </table:table-cell>
          <table:table-cell office:value-type="float" office:value="-91.8068919229072">
            <text:p>-91.8068919229</text:p>
          </table:table-cell>
          <table:table-cell office:value-type="float" office:value="1.48696407453883">
            <text:p>1.4869640745</text:p>
          </table:table-cell>
          <table:table-cell office:value-type="float" office:value="34.4499495028708">
            <text:p>34.4499495029</text:p>
          </table:table-cell>
          <table:table-cell office:value-type="float" office:value="159.611">
            <text:p>159.611</text:p>
          </table:table-cell>
          <table:table-cell office:value-type="float" office:value="48.7">
            <text:p>48.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550925429212161">
            <text:p>0.5509254292</text:p>
          </table:table-cell>
          <table:table-cell office:value-type="float" office:value="0.0137462695593904">
            <text:p>0.0137462696</text:p>
          </table:table-cell>
          <table:table-cell office:value-type="float" office:value="-91.8068919229072">
            <text:p>-91.8068919229</text:p>
          </table:table-cell>
          <table:table-cell office:value-type="float" office:value="1.48696407453883">
            <text:p>1.4869640745</text:p>
          </table:table-cell>
          <table:table-cell office:value-type="float" office:value="33.8733120862049">
            <text:p>33.8733120862</text:p>
          </table:table-cell>
          <table:table-cell office:value-type="float" office:value="159.611">
            <text:p>159.611</text:p>
          </table:table-cell>
          <table:table-cell office:value-type="float" office:value="48.7">
            <text:p>48.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528665267851981">
            <text:p>0.5286652679</text:p>
          </table:table-cell>
          <table:table-cell office:value-type="float" office:value="0.227014238962629">
            <text:p>0.227014239</text:p>
          </table:table-cell>
          <table:table-cell office:value-type="float" office:value="-91.7886836925393">
            <text:p>-91.7886836925</text:p>
          </table:table-cell>
          <table:table-cell office:value-type="float" office:value="0.32627650289045">
            <text:p>0.3262765029</text:p>
          </table:table-cell>
          <table:table-cell office:value-type="float" office:value="15.4599267253657">
            <text:p>15.4599267254</text:p>
          </table:table-cell>
          <table:table-cell office:value-type="float" office:value="171.467">
            <text:p>171.467</text:p>
          </table:table-cell>
          <table:table-cell office:value-type="float" office:value="48.8">
            <text:p>48.8</text:p>
          </table:table-cell>
          <table:table-cell office:value-type="float" office:value="9.9">
            <text:p>9.9</text:p>
          </table:table-cell>
        </table:table-row>
        <table:table-row table:style-name="ro2">
          <table:table-cell office:value-type="float" office:value="0.570426430406675">
            <text:p>0.5704264304</text:p>
          </table:table-cell>
          <table:table-cell office:value-type="float" office:value="0.0117211983611404">
            <text:p>0.0117211984</text:p>
          </table:table-cell>
          <table:table-cell office:value-type="float" office:value="-91.3339005644235">
            <text:p>-91.3339005644</text:p>
          </table:table-cell>
          <table:table-cell office:value-type="float" office:value="1.47855417689087">
            <text:p>1.4785541769</text:p>
          </table:table-cell>
          <table:table-cell office:value-type="float" office:value="39.0705787126816">
            <text:p>39.0705787127</text:p>
          </table:table-cell>
          <table:table-cell office:value-type="float" office:value="174.173">
            <text:p>174.173</text:p>
          </table:table-cell>
          <table:table-cell office:value-type="float" office:value="49">
            <text:p>49</text:p>
          </table:table-cell>
          <table:table-cell office:value-type="float" office:value="9.9">
            <text:p>9.9</text:p>
          </table:table-cell>
        </table:table-row>
        <table:table-row table:style-name="ro2">
          <table:table-cell office:value-type="float" office:value="0.570426430406675">
            <text:p>0.5704264304</text:p>
          </table:table-cell>
          <table:table-cell office:value-type="float" office:value="0.0117211983611404">
            <text:p>0.0117211984</text:p>
          </table:table-cell>
          <table:table-cell office:value-type="float" office:value="-91.3339005644235">
            <text:p>-91.3339005644</text:p>
          </table:table-cell>
          <table:table-cell office:value-type="float" office:value="1.47855417689087">
            <text:p>1.4785541769</text:p>
          </table:table-cell>
          <table:table-cell office:value-type="float" office:value="39.0705787126816">
            <text:p>39.0705787127</text:p>
          </table:table-cell>
          <table:table-cell office:value-type="float" office:value="174.173">
            <text:p>174.173</text:p>
          </table:table-cell>
          <table:table-cell office:value-type="float" office:value="49">
            <text:p>49</text:p>
          </table:table-cell>
          <table:table-cell office:value-type="float" office:value="9.9">
            <text:p>9.9</text:p>
          </table:table-cell>
        </table:table-row>
        <table:table-row table:style-name="ro2" table:number-rows-repeated="10484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25.r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  <table:table-cell/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4.641608">
            <text:p>-94.641608</text:p>
          </table:table-cell>
          <table:table-cell office:value-type="float" office:value="0.679583">
            <text:p>0.679583</text:p>
          </table:table-cell>
          <table:table-cell office:value-type="float" office:value="0.040334">
            <text:p>0.040334</text:p>
          </table:table-cell>
          <table:table-cell office:value-type="float" office:value="0.21808">
            <text:p>0.21808</text:p>
          </table:table-cell>
          <table:table-cell office:value-type="float" office:value="0">
            <text:p>0</text:p>
          </table:table-cell>
          <table:table-cell office:value-type="float" office:value="23.3648">
            <text:p>23.3648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045674">
            <text:p>0.045674</text:p>
          </table:table-cell>
          <table:table-cell/>
          <table:table-cell table:formula="of:=MIN([.G2:.G150])" office:value-type="float" office:value="-0.215097">
            <text:p>-0.215097</text:p>
          </table:table-cell>
          <table:table-cell table:formula="of:=MAX([.H2:.H150])" office:value-type="float" office:value="24">
            <text:p>24</text:p>
          </table:table-cell>
          <table:table-cell table:formula="of:=MIN([.I2:.I150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2.448698">
            <text:p>-72.448698</text:p>
          </table:table-cell>
          <table:table-cell office:value-type="float" office:value="2.302094">
            <text:p>2.302094</text:p>
          </table:table-cell>
          <table:table-cell office:value-type="float" office:value="0.452374">
            <text:p>0.452374</text:p>
          </table:table-cell>
          <table:table-cell office:value-type="float" office:value="4.163328">
            <text:p>4.163328</text:p>
          </table:table-cell>
          <table:table-cell office:value-type="float" office:value="0">
            <text:p>0</text:p>
          </table:table-cell>
          <table:table-cell office:value-type="float" office:value="12.6958">
            <text:p>12.6958</text:p>
          </table:table-cell>
          <table:table-cell office:value-type="float" office:value="3.2">
            <text:p>3.2</text:p>
          </table:table-cell>
          <table:table-cell office:value-type="float" office:value="2.9">
            <text:p>2.9</text:p>
          </table:table-cell>
          <table:table-cell office:value-type="float" office:value="2.37434">
            <text:p>2.3743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908434">
            <text:p>-94.908434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36">
            <text:p>36</text:p>
          </table:table-cell>
          <table:table-cell office:value-type="float" office:value="14.9103">
            <text:p>14.9103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000736">
            <text:p>0.00073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78.194812">
            <text:p>-78.194812</text:p>
          </table:table-cell>
          <table:table-cell office:value-type="float" office:value="2.541664">
            <text:p>2.541664</text:p>
          </table:table-cell>
          <table:table-cell office:value-type="float" office:value="0.27607">
            <text:p>0.27607</text:p>
          </table:table-cell>
          <table:table-cell office:value-type="float" office:value="0.45907">
            <text:p>0.45907</text:p>
          </table:table-cell>
          <table:table-cell office:value-type="float" office:value="20">
            <text:p>20</text:p>
          </table:table-cell>
          <table:table-cell office:value-type="float" office:value="296.738">
            <text:p>296.738</text:p>
          </table:table-cell>
          <table:table-cell office:value-type="float" office:value="24">
            <text:p>24</text:p>
          </table:table-cell>
          <table:table-cell office:value-type="float" office:value="18.9">
            <text:p>18.9</text:p>
          </table:table-cell>
          <table:table-cell office:value-type="float" office:value="1.16655">
            <text:p>1.1665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2.907955">
            <text:p>-92.907955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194247">
            <text:p>0.194247</text:p>
          </table:table-cell>
          <table:table-cell office:value-type="float" office:value="6">
            <text:p>6</text:p>
          </table:table-cell>
          <table:table-cell office:value-type="float" office:value="80.1497">
            <text:p>80.1497</text:p>
          </table:table-cell>
          <table:table-cell office:value-type="float" office:value="17.9">
            <text:p>17.9</text:p>
          </table:table-cell>
          <table:table-cell office:value-type="float" office:value="4.1">
            <text:p>4.1</text:p>
          </table:table-cell>
          <table:table-cell office:value-type="float" office:value="0.229234">
            <text:p>0.22923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2.622334">
            <text:p>-92.622334</text:p>
          </table:table-cell>
          <table:table-cell office:value-type="float" office:value="0.679583">
            <text:p>0.679583</text:p>
          </table:table-cell>
          <table:table-cell office:value-type="float" office:value="0.108765">
            <text:p>0.108765</text:p>
          </table:table-cell>
          <table:table-cell office:value-type="float" office:value="0.154135">
            <text:p>0.154135</text:p>
          </table:table-cell>
          <table:table-cell office:value-type="float" office:value="9">
            <text:p>9</text:p>
          </table:table-cell>
          <table:table-cell office:value-type="float" office:value="62.6998">
            <text:p>62.6998</text:p>
          </table:table-cell>
          <table:table-cell office:value-type="float" office:value="14.6">
            <text:p>14.6</text:p>
          </table:table-cell>
          <table:table-cell office:value-type="float" office:value="3">
            <text:p>3</text:p>
          </table:table-cell>
          <table:table-cell office:value-type="float" office:value="0.230274">
            <text:p>0.23027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2.263152">
            <text:p>-72.263152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0.085735">
            <text:p>0.085735</text:p>
          </table:table-cell>
          <table:table-cell office:value-type="float" office:value="1">
            <text:p>1</text:p>
          </table:table-cell>
          <table:table-cell office:value-type="float" office:value="2.69091">
            <text:p>2.69091</text:p>
          </table:table-cell>
          <table:table-cell table:number-columns-repeated="2" office:value-type="float" office:value="2.9">
            <text:p>2.9</text:p>
          </table:table-cell>
          <table:table-cell office:value-type="float" office:value="0.078627">
            <text:p>0.07862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2.199805">
            <text:p>-92.199805</text:p>
          </table:table-cell>
          <table:table-cell office:value-type="float" office:value="0.679583">
            <text:p>0.679583</text:p>
          </table:table-cell>
          <table:table-cell office:value-type="float" office:value="0.036927">
            <text:p>0.0369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5.7324">
            <text:p>65.7324</text:p>
          </table:table-cell>
          <table:table-cell office:value-type="float" office:value="15.4">
            <text:p>15.4</text:p>
          </table:table-cell>
          <table:table-cell office:value-type="float" office:value="3.2">
            <text:p>3.2</text:p>
          </table:table-cell>
          <table:table-cell office:value-type="float" office:value="0.04502">
            <text:p>0.0450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0.503213">
            <text:p>-70.503213</text:p>
          </table:table-cell>
          <table:table-cell office:value-type="float" office:value="2.302094">
            <text:p>2.302094</text:p>
          </table:table-cell>
          <table:table-cell office:value-type="float" office:value="0">
            <text:p>0</text:p>
          </table:table-cell>
          <table:table-cell office:value-type="float" office:value="4.163328">
            <text:p>4.163328</text:p>
          </table:table-cell>
          <table:table-cell office:value-type="float" office:value="1">
            <text:p>1</text:p>
          </table:table-cell>
          <table:table-cell office:value-type="float" office:value="10.7744">
            <text:p>10.7744</text:p>
          </table:table-cell>
          <table:table-cell office:value-type="float" office:value="3.1">
            <text:p>3.1</text:p>
          </table:table-cell>
          <table:table-cell office:value-type="float" office:value="2.8">
            <text:p>2.8</text:p>
          </table:table-cell>
          <table:table-cell office:value-type="float" office:value="1.58515">
            <text:p>1.5851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4.571415">
            <text:p>-94.571415</text:p>
          </table:table-cell>
          <table:table-cell office:value-type="float" office:value="0.679583">
            <text:p>0.679583</text:p>
          </table:table-cell>
          <table:table-cell office:value-type="float" office:value="0">
            <text:p>0</text:p>
          </table:table-cell>
          <table:table-cell office:value-type="float" office:value="0.488908">
            <text:p>0.488908</text:p>
          </table:table-cell>
          <table:table-cell office:value-type="float" office:value="8">
            <text:p>8</text:p>
          </table:table-cell>
          <table:table-cell office:value-type="float" office:value="16.3412">
            <text:p>16.3412</text:p>
          </table:table-cell>
          <table:table-cell office:value-type="float" office:value="6.8">
            <text:p>6.8</text:p>
          </table:table-cell>
          <table:table-cell office:value-type="float" office:value="0.1">
            <text:p>0.1</text:p>
          </table:table-cell>
          <table:table-cell office:value-type="float" office:value="0.021197">
            <text:p>0.02119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0.303994">
            <text:p>-90.303994</text:p>
          </table:table-cell>
          <table:table-cell office:value-type="float" office:value="2.23998">
            <text:p>2.23998</text:p>
          </table:table-cell>
          <table:table-cell office:value-type="float" office:value="0">
            <text:p>0</text:p>
          </table:table-cell>
          <table:table-cell office:value-type="float" office:value="0.355194">
            <text:p>0.355194</text:p>
          </table:table-cell>
          <table:table-cell office:value-type="float" office:value="19">
            <text:p>19</text:p>
          </table:table-cell>
          <table:table-cell office:value-type="float" office:value="122.727">
            <text:p>122.727</text:p>
          </table:table-cell>
          <table:table-cell office:value-type="float" office:value="20.4">
            <text:p>20.4</text:p>
          </table:table-cell>
          <table:table-cell office:value-type="float" office:value="6.8">
            <text:p>6.8</text:p>
          </table:table-cell>
          <table:table-cell office:value-type="float" office:value="0.462281">
            <text:p>0.462281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4.839449">
            <text:p>-94.839449</text:p>
          </table:table-cell>
          <table:table-cell office:value-type="float" office:value="0.162941">
            <text:p>0.162941</text:p>
          </table:table-cell>
          <table:table-cell office:value-type="float" office:value="1">
            <text:p>1</text:p>
          </table:table-cell>
          <table:table-cell office:value-type="float" office:value="0.130666">
            <text:p>0.130666</text:p>
          </table:table-cell>
          <table:table-cell office:value-type="float" office:value="41">
            <text:p>41</text:p>
          </table:table-cell>
          <table:table-cell office:value-type="float" office:value="20.6985">
            <text:p>20.6985</text:p>
          </table:table-cell>
          <table:table-cell office:value-type="float" office:value="7.9">
            <text:p>7.9</text:p>
          </table:table-cell>
          <table:table-cell office:value-type="float" office:value="0.4">
            <text:p>0.4</text:p>
          </table:table-cell>
          <table:table-cell office:value-type="float" office:value="0.278665">
            <text:p>0.27866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3.518751">
            <text:p>-93.518751</text:p>
          </table:table-cell>
          <table:table-cell office:value-type="float" office:value="0.679583">
            <text:p>0.679583</text:p>
          </table:table-cell>
          <table:table-cell office:value-type="float" office:value="0.480412">
            <text:p>0.480412</text:p>
          </table:table-cell>
          <table:table-cell office:value-type="float" office:value="0.488687">
            <text:p>0.488687</text:p>
          </table:table-cell>
          <table:table-cell office:value-type="float" office:value="2">
            <text:p>2</text:p>
          </table:table-cell>
          <table:table-cell office:value-type="float" office:value="44.3831">
            <text:p>44.3831</text:p>
          </table:table-cell>
          <table:table-cell office:value-type="float" office:value="12.2">
            <text:p>12.2</text:p>
          </table:table-cell>
          <table:table-cell office:value-type="float" office:value="1.9">
            <text:p>1.9</text:p>
          </table:table-cell>
          <table:table-cell office:value-type="float" office:value="0.82599">
            <text:p>0.82599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87.488141">
            <text:p>-87.488141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355194">
            <text:p>0.355194</text:p>
          </table:table-cell>
          <table:table-cell office:value-type="float" office:value="17">
            <text:p>17</text:p>
          </table:table-cell>
          <table:table-cell office:value-type="float" office:value="185.623">
            <text:p>185.623</text:p>
          </table:table-cell>
          <table:table-cell office:value-type="float" office:value="23.9">
            <text:p>23.9</text:p>
          </table:table-cell>
          <table:table-cell office:value-type="float" office:value="11.2">
            <text:p>11.2</text:p>
          </table:table-cell>
          <table:table-cell office:value-type="float" office:value="0.910014">
            <text:p>0.910014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3175">
            <text:p>-94.3175</text:p>
          </table:table-cell>
          <table:table-cell office:value-type="float" office:value="0.679583">
            <text:p>0.679583</text:p>
          </table:table-cell>
          <table:table-cell office:value-type="float" office:value="0">
            <text:p>0</text:p>
          </table:table-cell>
          <table:table-cell office:value-type="float" office:value="0.154135">
            <text:p>0.154135</text:p>
          </table:table-cell>
          <table:table-cell office:value-type="float" office:value="4">
            <text:p>4</text:p>
          </table:table-cell>
          <table:table-cell office:value-type="float" office:value="34.7849">
            <text:p>34.7849</text:p>
          </table:table-cell>
          <table:table-cell office:value-type="float" office:value="10.8">
            <text:p>10.8</text:p>
          </table:table-cell>
          <table:table-cell office:value-type="float" office:value="1.2">
            <text:p>1.2</text:p>
          </table:table-cell>
          <table:table-cell office:value-type="float" office:value="0.093567">
            <text:p>0.09356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4.537921">
            <text:p>-94.537921</text:p>
          </table:table-cell>
          <table:table-cell office:value-type="float" office:value="0.679583">
            <text:p>0.6795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984">
            <text:p>17.9984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0.14829">
            <text:p>0.14829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3.468117">
            <text:p>-93.468117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52.7819">
            <text:p>52.7819</text:p>
          </table:table-cell>
          <table:table-cell office:value-type="float" office:value="14.2">
            <text:p>14.2</text:p>
          </table:table-cell>
          <table:table-cell office:value-type="float" office:value="2.3">
            <text:p>2.3</text:p>
          </table:table-cell>
          <table:table-cell office:value-type="float" office:value="1.26829">
            <text:p>1.26829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4.123127">
            <text:p>-74.123127</text:p>
          </table:table-cell>
          <table:table-cell office:value-type="float" office:value="2.302094">
            <text:p>2.302094</text:p>
          </table:table-cell>
          <table:table-cell office:value-type="float" office:value="0.106693">
            <text:p>0.106693</text:p>
          </table:table-cell>
          <table:table-cell office:value-type="float" office:value="1.74407">
            <text:p>1.74407</text:p>
          </table:table-cell>
          <table:table-cell office:value-type="float" office:value="1">
            <text:p>1</text:p>
          </table:table-cell>
          <table:table-cell office:value-type="float" office:value="7.53272">
            <text:p>7.53272</text:p>
          </table:table-cell>
          <table:table-cell office:value-type="float" office:value="2.9">
            <text:p>2.9</text:p>
          </table:table-cell>
          <table:table-cell office:value-type="float" office:value="2.8">
            <text:p>2.8</text:p>
          </table:table-cell>
          <table:table-cell office:value-type="float" office:value="0.767318">
            <text:p>0.767318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94.686015">
            <text:p>-94.686015</text:p>
          </table:table-cell>
          <table:table-cell office:value-type="float" office:value="0.162941">
            <text:p>0.162941</text:p>
          </table:table-cell>
          <table:table-cell office:value-type="float" office:value="0.041197">
            <text:p>0.041197</text:p>
          </table:table-cell>
          <table:table-cell office:value-type="float" office:value="0.355091">
            <text:p>0.355091</text:p>
          </table:table-cell>
          <table:table-cell office:value-type="float" office:value="4">
            <text:p>4</text:p>
          </table:table-cell>
          <table:table-cell office:value-type="float" office:value="35.9737">
            <text:p>35.9737</text:p>
          </table:table-cell>
          <table:table-cell office:value-type="float" office:value="11.4">
            <text:p>11.4</text:p>
          </table:table-cell>
          <table:table-cell office:value-type="float" office:value="1.3">
            <text:p>1.3</text:p>
          </table:table-cell>
          <table:table-cell office:value-type="float" office:value="0.2249">
            <text:p>0.2249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4.570199">
            <text:p>-94.570199</text:p>
          </table:table-cell>
          <table:table-cell office:value-type="float" office:value="0.679583">
            <text:p>0.679583</text:p>
          </table:table-cell>
          <table:table-cell office:value-type="float" office:value="0.040334">
            <text:p>0.040334</text:p>
          </table:table-cell>
          <table:table-cell office:value-type="float" office:value="0.21808">
            <text:p>0.21808</text:p>
          </table:table-cell>
          <table:table-cell office:value-type="float" office:value="0">
            <text:p>0</text:p>
          </table:table-cell>
          <table:table-cell office:value-type="float" office:value="25.275">
            <text:p>25.275</text:p>
          </table:table-cell>
          <table:table-cell office:value-type="float" office:value="9.2">
            <text:p>9.2</text:p>
          </table:table-cell>
          <table:table-cell office:value-type="float" office:value="0.6">
            <text:p>0.6</text:p>
          </table:table-cell>
          <table:table-cell office:value-type="float" office:value="0.057568">
            <text:p>0.05756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71.576466">
            <text:p>-71.576466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1.794649">
            <text:p>1.794649</text:p>
          </table:table-cell>
          <table:table-cell office:value-type="float" office:value="1">
            <text:p>1</text:p>
          </table:table-cell>
          <table:table-cell office:value-type="float" office:value="13.0055">
            <text:p>13.0055</text:p>
          </table:table-cell>
          <table:table-cell office:value-type="float" office:value="3.8">
            <text:p>3.8</text:p>
          </table:table-cell>
          <table:table-cell office:value-type="float" office:value="3.3">
            <text:p>3.3</text:p>
          </table:table-cell>
          <table:table-cell office:value-type="float" office:value="0.637951">
            <text:p>0.637951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2.073017">
            <text:p>-92.073017</text:p>
          </table:table-cell>
          <table:table-cell office:value-type="float" office:value="2.541664">
            <text:p>2.541664</text:p>
          </table:table-cell>
          <table:table-cell office:value-type="float" office:value="1">
            <text:p>1</text:p>
          </table:table-cell>
          <table:table-cell office:value-type="float" office:value="0.45907">
            <text:p>0.45907</text:p>
          </table:table-cell>
          <table:table-cell office:value-type="float" office:value="5">
            <text:p>5</text:p>
          </table:table-cell>
          <table:table-cell office:value-type="float" office:value="89.657">
            <text:p>89.657</text:p>
          </table:table-cell>
          <table:table-cell office:value-type="float" office:value="18.2">
            <text:p>18.2</text:p>
          </table:table-cell>
          <table:table-cell office:value-type="float" office:value="4.6">
            <text:p>4.6</text:p>
          </table:table-cell>
          <table:table-cell office:value-type="float" office:value="1.78214">
            <text:p>1.78214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70.090096">
            <text:p>-70.090096</text:p>
          </table:table-cell>
          <table:table-cell office:value-type="float" office:value="2.302094">
            <text:p>2.302094</text:p>
          </table:table-cell>
          <table:table-cell office:value-type="float" office:value="1">
            <text:p>1</text:p>
          </table:table-cell>
          <table:table-cell office:value-type="float" office:value="2.995568">
            <text:p>2.995568</text:p>
          </table:table-cell>
          <table:table-cell office:value-type="float" office:value="0">
            <text:p>0</text:p>
          </table:table-cell>
          <table:table-cell office:value-type="float" office:value="4.46236">
            <text:p>4.46236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1.65242">
            <text:p>1.65242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0.914296">
            <text:p>-90.914296</text:p>
          </table:table-cell>
          <table:table-cell office:value-type="float" office:value="1.065244">
            <text:p>1.065244</text:p>
          </table:table-cell>
          <table:table-cell office:value-type="float" office:value="0">
            <text:p>0</text:p>
          </table:table-cell>
          <table:table-cell office:value-type="float" office:value="0.672366">
            <text:p>0.672366</text:p>
          </table:table-cell>
          <table:table-cell office:value-type="float" office:value="12">
            <text:p>12</text:p>
          </table:table-cell>
          <table:table-cell office:value-type="float" office:value="106.79">
            <text:p>106.79</text:p>
          </table:table-cell>
          <table:table-cell office:value-type="float" office:value="19.9">
            <text:p>19.9</text:p>
          </table:table-cell>
          <table:table-cell office:value-type="float" office:value="5.8">
            <text:p>5.8</text:p>
          </table:table-cell>
          <table:table-cell office:value-type="float" office:value="0.93229">
            <text:p>0.93229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87.44149">
            <text:p>-87.44149</text:p>
          </table:table-cell>
          <table:table-cell office:value-type="float" office:value="2.23998">
            <text:p>2.23998</text:p>
          </table:table-cell>
          <table:table-cell office:value-type="float" office:value="0">
            <text:p>0</text:p>
          </table:table-cell>
          <table:table-cell office:value-type="float" office:value="0.355194">
            <text:p>0.355194</text:p>
          </table:table-cell>
          <table:table-cell office:value-type="float" office:value="21">
            <text:p>21</text:p>
          </table:table-cell>
          <table:table-cell office:value-type="float" office:value="178.363">
            <text:p>178.363</text:p>
          </table:table-cell>
          <table:table-cell office:value-type="float" office:value="23.2">
            <text:p>23.2</text:p>
          </table:table-cell>
          <table:table-cell office:value-type="float" office:value="10.8">
            <text:p>10.8</text:p>
          </table:table-cell>
          <table:table-cell office:value-type="float" office:value="0.568495">
            <text:p>0.568495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88.05996">
            <text:p>-88.05996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355194">
            <text:p>0.355194</text:p>
          </table:table-cell>
          <table:table-cell office:value-type="float" office:value="15">
            <text:p>15</text:p>
          </table:table-cell>
          <table:table-cell office:value-type="float" office:value="175.72">
            <text:p>175.72</text:p>
          </table:table-cell>
          <table:table-cell office:value-type="float" office:value="23.1">
            <text:p>23.1</text:p>
          </table:table-cell>
          <table:table-cell office:value-type="float" office:value="10.6">
            <text:p>10.6</text:p>
          </table:table-cell>
          <table:table-cell office:value-type="float" office:value="0.937559">
            <text:p>0.937559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1.776948">
            <text:p>-91.776948</text:p>
          </table:table-cell>
          <table:table-cell office:value-type="float" office:value="1.065244">
            <text:p>1.065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8.3318">
            <text:p>88.3318</text:p>
          </table:table-cell>
          <table:table-cell office:value-type="float" office:value="18">
            <text:p>18</text:p>
          </table:table-cell>
          <table:table-cell office:value-type="float" office:value="4.6">
            <text:p>4.6</text:p>
          </table:table-cell>
          <table:table-cell office:value-type="float" office:value="1.10996">
            <text:p>1.10996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0.675983">
            <text:p>-70.675983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0.364605">
            <text:p>0.364605</text:p>
          </table:table-cell>
          <table:table-cell office:value-type="float" office:value="0">
            <text:p>0</text:p>
          </table:table-cell>
          <table:table-cell office:value-type="float" office:value="8.23801">
            <text:p>8.23801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0.229184">
            <text:p>0.229184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87.986224">
            <text:p>-87.986224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0.917551">
            <text:p>0.917551</text:p>
          </table:table-cell>
          <table:table-cell office:value-type="float" office:value="13">
            <text:p>13</text:p>
          </table:table-cell>
          <table:table-cell office:value-type="float" office:value="146.635">
            <text:p>146.635</text:p>
          </table:table-cell>
          <table:table-cell office:value-type="float" office:value="21.8">
            <text:p>21.8</text:p>
          </table:table-cell>
          <table:table-cell office:value-type="float" office:value="8.8">
            <text:p>8.8</text:p>
          </table:table-cell>
          <table:table-cell office:value-type="float" office:value="1.6479">
            <text:p>1.6479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2.728431">
            <text:p>-92.728431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1.185228">
            <text:p>1.185228</text:p>
          </table:table-cell>
          <table:table-cell office:value-type="float" office:value="0">
            <text:p>0</text:p>
          </table:table-cell>
          <table:table-cell office:value-type="float" office:value="65.6796">
            <text:p>65.6796</text:p>
          </table:table-cell>
          <table:table-cell office:value-type="float" office:value="15.2">
            <text:p>15.2</text:p>
          </table:table-cell>
          <table:table-cell office:value-type="float" office:value="3.1">
            <text:p>3.1</text:p>
          </table:table-cell>
          <table:table-cell office:value-type="float" office:value="1.23047">
            <text:p>1.23047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87.806632">
            <text:p>-87.806632</text:p>
          </table:table-cell>
          <table:table-cell office:value-type="float" office:value="2.541664">
            <text:p>2.541664</text:p>
          </table:table-cell>
          <table:table-cell office:value-type="float" office:value="0.27607">
            <text:p>0.27607</text:p>
          </table:table-cell>
          <table:table-cell office:value-type="float" office:value="0.45907">
            <text:p>0.45907</text:p>
          </table:table-cell>
          <table:table-cell office:value-type="float" office:value="17">
            <text:p>17</text:p>
          </table:table-cell>
          <table:table-cell office:value-type="float" office:value="171.283">
            <text:p>171.283</text:p>
          </table:table-cell>
          <table:table-cell office:value-type="float" office:value="22.7">
            <text:p>22.7</text:p>
          </table:table-cell>
          <table:table-cell office:value-type="float" office:value="10.3">
            <text:p>10.3</text:p>
          </table:table-cell>
          <table:table-cell office:value-type="float" office:value="1.43211">
            <text:p>1.43211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0.688941">
            <text:p>-90.688941</text:p>
          </table:table-cell>
          <table:table-cell office:value-type="float" office:value="2.302094">
            <text:p>2.302094</text:p>
          </table:table-cell>
          <table:table-cell office:value-type="float" office:value="0">
            <text:p>0</text:p>
          </table:table-cell>
          <table:table-cell office:value-type="float" office:value="0.118098">
            <text:p>0.118098</text:p>
          </table:table-cell>
          <table:table-cell office:value-type="float" office:value="7">
            <text:p>7</text:p>
          </table:table-cell>
          <table:table-cell office:value-type="float" office:value="122.879">
            <text:p>122.879</text:p>
          </table:table-cell>
          <table:table-cell office:value-type="float" office:value="20.8">
            <text:p>20.8</text:p>
          </table:table-cell>
          <table:table-cell office:value-type="float" office:value="6.8">
            <text:p>6.8</text:p>
          </table:table-cell>
          <table:table-cell office:value-type="float" office:value="0.152309">
            <text:p>0.152309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71.558583">
            <text:p>-71.558583</text:p>
          </table:table-cell>
          <table:table-cell office:value-type="float" office:value="2.302094">
            <text:p>2.302094</text:p>
          </table:table-cell>
          <table:table-cell office:value-type="float" office:value="0.024051">
            <text:p>0.024051</text:p>
          </table:table-cell>
          <table:table-cell office:value-type="float" office:value="0.251929">
            <text:p>0.251929</text:p>
          </table:table-cell>
          <table:table-cell office:value-type="float" office:value="1">
            <text:p>1</text:p>
          </table:table-cell>
          <table:table-cell office:value-type="float" office:value="11.835">
            <text:p>11.835</text:p>
          </table:table-cell>
          <table:table-cell office:value-type="float" office:value="3.7">
            <text:p>3.7</text:p>
          </table:table-cell>
          <table:table-cell office:value-type="float" office:value="3.2">
            <text:p>3.2</text:p>
          </table:table-cell>
          <table:table-cell office:value-type="float" office:value="0.078877">
            <text:p>0.078877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2.389462">
            <text:p>-92.389462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1.185228">
            <text:p>1.185228</text:p>
          </table:table-cell>
          <table:table-cell office:value-type="float" office:value="0">
            <text:p>0</text:p>
          </table:table-cell>
          <table:table-cell office:value-type="float" office:value="75.1784">
            <text:p>75.1784</text:p>
          </table:table-cell>
          <table:table-cell office:value-type="float" office:value="17">
            <text:p>17</text:p>
          </table:table-cell>
          <table:table-cell office:value-type="float" office:value="3.7">
            <text:p>3.7</text:p>
          </table:table-cell>
          <table:table-cell office:value-type="float" office:value="1.45796">
            <text:p>1.45796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2.125195">
            <text:p>-92.125195</text:p>
          </table:table-cell>
          <table:table-cell office:value-type="float" office:value="0.679583">
            <text:p>0.679583</text:p>
          </table:table-cell>
          <table:table-cell office:value-type="float" office:value="0.672504">
            <text:p>0.672504</text:p>
          </table:table-cell>
          <table:table-cell office:value-type="float" office:value="0.154135">
            <text:p>0.154135</text:p>
          </table:table-cell>
          <table:table-cell office:value-type="float" office:value="6">
            <text:p>6</text:p>
          </table:table-cell>
          <table:table-cell office:value-type="float" office:value="92.4943">
            <text:p>92.4943</text:p>
          </table:table-cell>
          <table:table-cell office:value-type="float" office:value="19.2">
            <text:p>19.2</text:p>
          </table:table-cell>
          <table:table-cell office:value-type="float" office:value="4.9">
            <text:p>4.9</text:p>
          </table:table-cell>
          <table:table-cell office:value-type="float" office:value="1.28963">
            <text:p>1.28963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4.119557">
            <text:p>-94.119557</text:p>
          </table:table-cell>
          <table:table-cell office:value-type="float" office:value="1.065244">
            <text:p>1.065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6.8194">
            <text:p>26.8194</text:p>
          </table:table-cell>
          <table:table-cell office:value-type="float" office:value="9.3">
            <text:p>9.3</text:p>
          </table:table-cell>
          <table:table-cell office:value-type="float" office:value="0.7">
            <text:p>0.7</text:p>
          </table:table-cell>
          <table:table-cell office:value-type="float" office:value="0.345745">
            <text:p>0.345745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520953">
            <text:p>-94.520953</text:p>
          </table:table-cell>
          <table:table-cell office:value-type="float" office:value="0.162941">
            <text:p>0.16294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.0003">
            <text:p>45.0003</text:p>
          </table:table-cell>
          <table:table-cell office:value-type="float" office:value="12.7">
            <text:p>12.7</text:p>
          </table:table-cell>
          <table:table-cell office:value-type="float" office:value="1.9">
            <text:p>1.9</text:p>
          </table:table-cell>
          <table:table-cell office:value-type="float" office:value="0.001969">
            <text:p>0.001969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2.267668">
            <text:p>-92.267668</text:p>
          </table:table-cell>
          <table:table-cell office:value-type="float" office:value="1.065244">
            <text:p>1.065244</text:p>
          </table:table-cell>
          <table:table-cell office:value-type="float" office:value="0.656278">
            <text:p>0.656278</text:p>
          </table:table-cell>
          <table:table-cell office:value-type="float" office:value="0.073007">
            <text:p>0.073007</text:p>
          </table:table-cell>
          <table:table-cell office:value-type="float" office:value="19">
            <text:p>19</text:p>
          </table:table-cell>
          <table:table-cell office:value-type="float" office:value="79.2154">
            <text:p>79.2154</text:p>
          </table:table-cell>
          <table:table-cell office:value-type="float" office:value="17.6">
            <text:p>17.6</text:p>
          </table:table-cell>
          <table:table-cell office:value-type="float" office:value="4">
            <text:p>4</text:p>
          </table:table-cell>
          <table:table-cell office:value-type="float" office:value="0.905103">
            <text:p>0.905103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2.663805">
            <text:p>-92.663805</text:p>
          </table:table-cell>
          <table:table-cell office:value-type="float" office:value="0.162941">
            <text:p>0.162941</text:p>
          </table:table-cell>
          <table:table-cell office:value-type="float" office:value="0.017666">
            <text:p>0.017666</text:p>
          </table:table-cell>
          <table:table-cell office:value-type="float" office:value="0.355091">
            <text:p>0.355091</text:p>
          </table:table-cell>
          <table:table-cell office:value-type="float" office:value="9">
            <text:p>9</text:p>
          </table:table-cell>
          <table:table-cell office:value-type="float" office:value="73.2485">
            <text:p>73.2485</text:p>
          </table:table-cell>
          <table:table-cell office:value-type="float" office:value="16.4">
            <text:p>16.4</text:p>
          </table:table-cell>
          <table:table-cell office:value-type="float" office:value="3.8">
            <text:p>3.8</text:p>
          </table:table-cell>
          <table:table-cell office:value-type="float" office:value="0.489664">
            <text:p>0.489664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86.734594">
            <text:p>-86.734594</text:p>
          </table:table-cell>
          <table:table-cell office:value-type="float" office:value="1.065244">
            <text:p>1.065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84.89">
            <text:p>184.89</text:p>
          </table:table-cell>
          <table:table-cell office:value-type="float" office:value="23.3">
            <text:p>23.3</text:p>
          </table:table-cell>
          <table:table-cell office:value-type="float" office:value="11.8">
            <text:p>11.8</text:p>
          </table:table-cell>
          <table:table-cell office:value-type="float" office:value="1.8122">
            <text:p>1.8122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0.862098">
            <text:p>-90.862098</text:p>
          </table:table-cell>
          <table:table-cell office:value-type="float" office:value="1.065244">
            <text:p>1.065244</text:p>
          </table:table-cell>
          <table:table-cell office:value-type="float" office:value="0">
            <text:p>0</text:p>
          </table:table-cell>
          <table:table-cell office:value-type="float" office:value="0.672366">
            <text:p>0.672366</text:p>
          </table:table-cell>
          <table:table-cell office:value-type="float" office:value="14">
            <text:p>14</text:p>
          </table:table-cell>
          <table:table-cell office:value-type="float" office:value="109.545">
            <text:p>109.545</text:p>
          </table:table-cell>
          <table:table-cell office:value-type="float" office:value="20.3">
            <text:p>20.3</text:p>
          </table:table-cell>
          <table:table-cell office:value-type="float" office:value="6">
            <text:p>6</text:p>
          </table:table-cell>
          <table:table-cell office:value-type="float" office:value="0.98379">
            <text:p>0.98379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4.832863">
            <text:p>-94.832863</text:p>
          </table:table-cell>
          <table:table-cell office:value-type="float" office:value="0.162941">
            <text:p>0.16294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8.9214">
            <text:p>28.9214</text:p>
          </table:table-cell>
          <table:table-cell office:value-type="float" office:value="9.9">
            <text:p>9.9</text:p>
          </table:table-cell>
          <table:table-cell office:value-type="float" office:value="0.9">
            <text:p>0.9</text:p>
          </table:table-cell>
          <table:table-cell office:value-type="float" office:value="0.00143">
            <text:p>0.00143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0.466292">
            <text:p>-70.466292</text:p>
          </table:table-cell>
          <table:table-cell office:value-type="float" office:value="2.302094">
            <text:p>2.302094</text:p>
          </table:table-cell>
          <table:table-cell office:value-type="float" office:value="1">
            <text:p>1</text:p>
          </table:table-cell>
          <table:table-cell office:value-type="float" office:value="2.995568">
            <text:p>2.995568</text:p>
          </table:table-cell>
          <table:table-cell office:value-type="float" office:value="0">
            <text:p>0</text:p>
          </table:table-cell>
          <table:table-cell office:value-type="float" office:value="7.93171">
            <text:p>7.93171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1.27498">
            <text:p>1.27498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3.041969">
            <text:p>-93.041969</text:p>
          </table:table-cell>
          <table:table-cell office:value-type="float" office:value="0.679583">
            <text:p>0.679583</text:p>
          </table:table-cell>
          <table:table-cell office:value-type="float" office:value="0.040334">
            <text:p>0.04033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4.622">
            <text:p>74.622</text:p>
          </table:table-cell>
          <table:table-cell office:value-type="float" office:value="16.4">
            <text:p>16.4</text:p>
          </table:table-cell>
          <table:table-cell office:value-type="float" office:value="3.7">
            <text:p>3.7</text:p>
          </table:table-cell>
          <table:table-cell office:value-type="float" office:value="0.048601">
            <text:p>0.048601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3.961666">
            <text:p>-93.961666</text:p>
          </table:table-cell>
          <table:table-cell office:value-type="float" office:value="0.162941">
            <text:p>0.162941</text:p>
          </table:table-cell>
          <table:table-cell office:value-type="float" office:value="0.901927">
            <text:p>0.901927</text:p>
          </table:table-cell>
          <table:table-cell office:value-type="float" office:value="0.283674">
            <text:p>0.283674</text:p>
          </table:table-cell>
          <table:table-cell office:value-type="float" office:value="2">
            <text:p>2</text:p>
          </table:table-cell>
          <table:table-cell office:value-type="float" office:value="47.0725">
            <text:p>47.0725</text:p>
          </table:table-cell>
          <table:table-cell office:value-type="float" office:value="13.1">
            <text:p>13.1</text:p>
          </table:table-cell>
          <table:table-cell office:value-type="float" office:value="2.1">
            <text:p>2.1</text:p>
          </table:table-cell>
          <table:table-cell office:value-type="float" office:value="0.912806">
            <text:p>0.912806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299254">
            <text:p>-94.299254</text:p>
          </table:table-cell>
          <table:table-cell office:value-type="float" office:value="0.679583">
            <text:p>0.679583</text:p>
          </table:table-cell>
          <table:table-cell office:value-type="float" office:value="0.780541">
            <text:p>0.780541</text:p>
          </table:table-cell>
          <table:table-cell office:value-type="float" office:value="0.009668">
            <text:p>0.009668</text:p>
          </table:table-cell>
          <table:table-cell office:value-type="float" office:value="5">
            <text:p>5</text:p>
          </table:table-cell>
          <table:table-cell office:value-type="float" office:value="34.6571">
            <text:p>34.6571</text:p>
          </table:table-cell>
          <table:table-cell office:value-type="float" office:value="10.7">
            <text:p>10.7</text:p>
          </table:table-cell>
          <table:table-cell office:value-type="float" office:value="1.3">
            <text:p>1.3</text:p>
          </table:table-cell>
          <table:table-cell office:value-type="float" office:value="0.450378">
            <text:p>0.450378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87.65889">
            <text:p>-87.65889</text:p>
          </table:table-cell>
          <table:table-cell office:value-type="float" office:value="1.762687">
            <text:p>1.762687</text:p>
          </table:table-cell>
          <table:table-cell office:value-type="float" office:value="0.231922">
            <text:p>0.23192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57.726">
            <text:p>157.726</text:p>
          </table:table-cell>
          <table:table-cell office:value-type="float" office:value="22">
            <text:p>22</text:p>
          </table:table-cell>
          <table:table-cell office:value-type="float" office:value="9.5">
            <text:p>9.5</text:p>
          </table:table-cell>
          <table:table-cell office:value-type="float" office:value="0.491963">
            <text:p>0.491963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2.371118">
            <text:p>-92.371118</text:p>
          </table:table-cell>
          <table:table-cell office:value-type="float" office:value="1.065244">
            <text:p>1.065244</text:p>
          </table:table-cell>
          <table:table-cell office:value-type="float" office:value="0.42298">
            <text:p>0.42298</text:p>
          </table:table-cell>
          <table:table-cell office:value-type="float" office:value="0.073007">
            <text:p>0.073007</text:p>
          </table:table-cell>
          <table:table-cell office:value-type="float" office:value="20">
            <text:p>20</text:p>
          </table:table-cell>
          <table:table-cell office:value-type="float" office:value="76.0251">
            <text:p>76.0251</text:p>
          </table:table-cell>
          <table:table-cell office:value-type="float" office:value="17.3">
            <text:p>17.3</text:p>
          </table:table-cell>
          <table:table-cell office:value-type="float" office:value="3.8">
            <text:p>3.8</text:p>
          </table:table-cell>
          <table:table-cell office:value-type="float" office:value="0.595487">
            <text:p>0.595487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2.15749">
            <text:p>-92.15749</text:p>
          </table:table-cell>
          <table:table-cell office:value-type="float" office:value="1.065244">
            <text:p>1.065244</text:p>
          </table:table-cell>
          <table:table-cell office:value-type="float" office:value="0.656278">
            <text:p>0.656278</text:p>
          </table:table-cell>
          <table:table-cell office:value-type="float" office:value="0.073007">
            <text:p>0.073007</text:p>
          </table:table-cell>
          <table:table-cell office:value-type="float" office:value="21">
            <text:p>21</text:p>
          </table:table-cell>
          <table:table-cell office:value-type="float" office:value="93.2917">
            <text:p>93.2917</text:p>
          </table:table-cell>
          <table:table-cell office:value-type="float" office:value="19.3">
            <text:p>19.3</text:p>
          </table:table-cell>
          <table:table-cell office:value-type="float" office:value="4.9">
            <text:p>4.9</text:p>
          </table:table-cell>
          <table:table-cell office:value-type="float" office:value="1.09404">
            <text:p>1.09404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2.161489">
            <text:p>-92.161489</text:p>
          </table:table-cell>
          <table:table-cell office:value-type="float" office:value="1.065244">
            <text:p>1.065244</text:p>
          </table:table-cell>
          <table:table-cell office:value-type="float" office:value="0.42298">
            <text:p>0.42298</text:p>
          </table:table-cell>
          <table:table-cell office:value-type="float" office:value="0.073007">
            <text:p>0.073007</text:p>
          </table:table-cell>
          <table:table-cell office:value-type="float" office:value="19">
            <text:p>19</text:p>
          </table:table-cell>
          <table:table-cell office:value-type="float" office:value="94.6559">
            <text:p>94.6559</text:p>
          </table:table-cell>
          <table:table-cell office:value-type="float" office:value="19.4">
            <text:p>19.4</text:p>
          </table:table-cell>
          <table:table-cell office:value-type="float" office:value="5">
            <text:p>5</text:p>
          </table:table-cell>
          <table:table-cell office:value-type="float" office:value="0.716959">
            <text:p>0.716959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3.719418">
            <text:p>-93.719418</text:p>
          </table:table-cell>
          <table:table-cell office:value-type="float" office:value="1.762687">
            <text:p>1.762687</text:p>
          </table:table-cell>
          <table:table-cell office:value-type="float" office:value="0.231922">
            <text:p>0.23192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9.9655">
            <text:p>39.9655</text:p>
          </table:table-cell>
          <table:table-cell office:value-type="float" office:value="11.7">
            <text:p>11.7</text:p>
          </table:table-cell>
          <table:table-cell office:value-type="float" office:value="1.5">
            <text:p>1.5</text:p>
          </table:table-cell>
          <table:table-cell office:value-type="float" office:value="0.172589">
            <text:p>0.172589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4.317096">
            <text:p>-94.317096</text:p>
          </table:table-cell>
          <table:table-cell office:value-type="float" office:value="0.162941">
            <text:p>0.16294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9.6305">
            <text:p>49.6305</text:p>
          </table:table-cell>
          <table:table-cell office:value-type="float" office:value="13.3">
            <text:p>13.3</text:p>
          </table:table-cell>
          <table:table-cell office:value-type="float" office:value="2.2">
            <text:p>2.2</text:p>
          </table:table-cell>
          <table:table-cell office:value-type="float" office:value="0.001969">
            <text:p>0.001969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3.987338">
            <text:p>-93.987338</text:p>
          </table:table-cell>
          <table:table-cell office:value-type="float" office:value="1.065244">
            <text:p>1.065244</text:p>
          </table:table-cell>
          <table:table-cell office:value-type="float" office:value="0.453156">
            <text:p>0.45315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8.4214">
            <text:p>28.4214</text:p>
          </table:table-cell>
          <table:table-cell office:value-type="float" office:value="9.4">
            <text:p>9.4</text:p>
          </table:table-cell>
          <table:table-cell office:value-type="float" office:value="0.8">
            <text:p>0.8</text:p>
          </table:table-cell>
          <table:table-cell office:value-type="float" office:value="0.191874">
            <text:p>0.191874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2.735583">
            <text:p>-72.735583</text:p>
          </table:table-cell>
          <table:table-cell office:value-type="float" office:value="2.302094">
            <text:p>2.302094</text:p>
          </table:table-cell>
          <table:table-cell office:value-type="float" office:value="1">
            <text:p>1</text:p>
          </table:table-cell>
          <table:table-cell office:value-type="float" office:value="2.995568">
            <text:p>2.995568</text:p>
          </table:table-cell>
          <table:table-cell office:value-type="float" office:value="0">
            <text:p>0</text:p>
          </table:table-cell>
          <table:table-cell office:value-type="float" office:value="14.0061">
            <text:p>14.0061</text:p>
          </table:table-cell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  <table:table-cell office:value-type="float" office:value="1.82708">
            <text:p>1.82708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0.16995">
            <text:p>-70.16995</text:p>
          </table:table-cell>
          <table:table-cell office:value-type="float" office:value="2.302094">
            <text:p>2.302094</text:p>
          </table:table-cell>
          <table:table-cell office:value-type="float" office:value="0">
            <text:p>0</text:p>
          </table:table-cell>
          <table:table-cell office:value-type="float" office:value="2.995568">
            <text:p>2.995568</text:p>
          </table:table-cell>
          <table:table-cell office:value-type="float" office:value="1">
            <text:p>1</text:p>
          </table:table-cell>
          <table:table-cell office:value-type="float" office:value="11.0758">
            <text:p>11.0758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1.60033">
            <text:p>1.60033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86.439162">
            <text:p>-86.439162</text:p>
          </table:table-cell>
          <table:table-cell office:value-type="float" office:value="2.541664">
            <text:p>2.541664</text:p>
          </table:table-cell>
          <table:table-cell office:value-type="float" office:value="0.27607">
            <text:p>0.27607</text:p>
          </table:table-cell>
          <table:table-cell office:value-type="float" office:value="0.45907">
            <text:p>0.45907</text:p>
          </table:table-cell>
          <table:table-cell office:value-type="float" office:value="8">
            <text:p>8</text:p>
          </table:table-cell>
          <table:table-cell office:value-type="float" office:value="185.039">
            <text:p>185.039</text:p>
          </table:table-cell>
          <table:table-cell office:value-type="float" office:value="23.3">
            <text:p>23.3</text:p>
          </table:table-cell>
          <table:table-cell office:value-type="float" office:value="11.5">
            <text:p>11.5</text:p>
          </table:table-cell>
          <table:table-cell office:value-type="float" office:value="1.44445">
            <text:p>1.44445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4.426091">
            <text:p>-94.426091</text:p>
          </table:table-cell>
          <table:table-cell office:value-type="float" office:value="0.162941">
            <text:p>0.162941</text:p>
          </table:table-cell>
          <table:table-cell office:value-type="float" office:value="0.817296">
            <text:p>0.817296</text:p>
          </table:table-cell>
          <table:table-cell office:value-type="float" office:value="0.611505">
            <text:p>0.611505</text:p>
          </table:table-cell>
          <table:table-cell office:value-type="float" office:value="0">
            <text:p>0</text:p>
          </table:table-cell>
          <table:table-cell office:value-type="float" office:value="39.4314">
            <text:p>39.4314</text:p>
          </table:table-cell>
          <table:table-cell office:value-type="float" office:value="11.8">
            <text:p>11.8</text:p>
          </table:table-cell>
          <table:table-cell office:value-type="float" office:value="1.6">
            <text:p>1.6</text:p>
          </table:table-cell>
          <table:table-cell office:value-type="float" office:value="1.07939">
            <text:p>1.07939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3.212458">
            <text:p>-93.212458</text:p>
          </table:table-cell>
          <table:table-cell office:value-type="float" office:value="0.679583">
            <text:p>0.679583</text:p>
          </table:table-cell>
          <table:table-cell office:value-type="float" office:value="0.108765">
            <text:p>0.1087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9.1202">
            <text:p>69.1202</text:p>
          </table:table-cell>
          <table:table-cell office:value-type="float" office:value="15.7">
            <text:p>15.7</text:p>
          </table:table-cell>
          <table:table-cell office:value-type="float" office:value="3.4">
            <text:p>3.4</text:p>
          </table:table-cell>
          <table:table-cell office:value-type="float" office:value="0.133424">
            <text:p>0.133424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4.84375">
            <text:p>-94.84375</text:p>
          </table:table-cell>
          <table:table-cell office:value-type="float" office:value="0.162941">
            <text:p>0.162941</text:p>
          </table:table-cell>
          <table:table-cell office:value-type="float" office:value="0.639363">
            <text:p>0.63936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.7124">
            <text:p>20.7124</text:p>
          </table:table-cell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0.133845">
            <text:p>0.133845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93.567856">
            <text:p>-93.567856</text:p>
          </table:table-cell>
          <table:table-cell office:value-type="float" office:value="1.762687">
            <text:p>1.762687</text:p>
          </table:table-cell>
          <table:table-cell office:value-type="float" office:value="1">
            <text:p>1</text:p>
          </table:table-cell>
          <table:table-cell office:value-type="float" office:value="1.317849">
            <text:p>1.317849</text:p>
          </table:table-cell>
          <table:table-cell office:value-type="float" office:value="40">
            <text:p>40</text:p>
          </table:table-cell>
          <table:table-cell office:value-type="float" office:value="44.6102">
            <text:p>44.6102</text:p>
          </table:table-cell>
          <table:table-cell office:value-type="float" office:value="11.9">
            <text:p>11.9</text:p>
          </table:table-cell>
          <table:table-cell office:value-type="float" office:value="1.8">
            <text:p>1.8</text:p>
          </table:table-cell>
          <table:table-cell office:value-type="float" office:value="1.47387">
            <text:p>1.47387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4.847252">
            <text:p>-94.847252</text:p>
          </table:table-cell>
          <table:table-cell office:value-type="float" office:value="0.162941">
            <text:p>0.162941</text:p>
          </table:table-cell>
          <table:table-cell office:value-type="float" office:value="0.298722">
            <text:p>0.298722</text:p>
          </table:table-cell>
          <table:table-cell office:value-type="float" office:value="0.104598">
            <text:p>0.104598</text:p>
          </table:table-cell>
          <table:table-cell office:value-type="float" office:value="30">
            <text:p>30</text:p>
          </table:table-cell>
          <table:table-cell office:value-type="float" office:value="19.1116">
            <text:p>19.1116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0.058044">
            <text:p>0.058044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0">
            <text:p>-70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2.995568">
            <text:p>2.995568</text:p>
          </table:table-cell>
          <table:table-cell office:value-type="float" office:value="0">
            <text:p>0</text:p>
          </table:table-cell>
          <table:table-cell office:value-type="float" office:value="8.95201">
            <text:p>8.95201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 office:value-type="float" office:value="1.19968">
            <text:p>1.19968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2.460623">
            <text:p>-92.460623</text:p>
          </table:table-cell>
          <table:table-cell office:value-type="float" office:value="0.162941">
            <text:p>0.162941</text:p>
          </table:table-cell>
          <table:table-cell office:value-type="float" office:value="0.901927">
            <text:p>0.901927</text:p>
          </table:table-cell>
          <table:table-cell office:value-type="float" office:value="0.283674">
            <text:p>0.283674</text:p>
          </table:table-cell>
          <table:table-cell office:value-type="float" office:value="4">
            <text:p>4</text:p>
          </table:table-cell>
          <table:table-cell office:value-type="float" office:value="68.5164">
            <text:p>68.5164</text:p>
          </table:table-cell>
          <table:table-cell office:value-type="float" office:value="15.9">
            <text:p>15.9</text:p>
          </table:table-cell>
          <table:table-cell office:value-type="float" office:value="3.5">
            <text:p>3.5</text:p>
          </table:table-cell>
          <table:table-cell office:value-type="float" office:value="1.4797">
            <text:p>1.4797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72.847006">
            <text:p>-72.847006</text:p>
          </table:table-cell>
          <table:table-cell office:value-type="float" office:value="2.302094">
            <text:p>2.302094</text:p>
          </table:table-cell>
          <table:table-cell office:value-type="float" office:value="0">
            <text:p>0</text:p>
          </table:table-cell>
          <table:table-cell office:value-type="float" office:value="0.118098">
            <text:p>0.118098</text:p>
          </table:table-cell>
          <table:table-cell office:value-type="float" office:value="1">
            <text:p>1</text:p>
          </table:table-cell>
          <table:table-cell office:value-type="float" office:value="12.6535">
            <text:p>12.6535</text:p>
          </table:table-cell>
          <table:table-cell office:value-type="float" office:value="4.5">
            <text:p>4.5</text:p>
          </table:table-cell>
          <table:table-cell office:value-type="float" office:value="4.3">
            <text:p>4.3</text:p>
          </table:table-cell>
          <table:table-cell office:value-type="float" office:value="0.074848">
            <text:p>0.074848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2.549086">
            <text:p>-92.549086</text:p>
          </table:table-cell>
          <table:table-cell office:value-type="float" office:value="0.679583">
            <text:p>0.679583</text:p>
          </table:table-cell>
          <table:table-cell office:value-type="float" office:value="0.108765">
            <text:p>0.108765</text:p>
          </table:table-cell>
          <table:table-cell office:value-type="float" office:value="0.154135">
            <text:p>0.154135</text:p>
          </table:table-cell>
          <table:table-cell office:value-type="float" office:value="5">
            <text:p>5</text:p>
          </table:table-cell>
          <table:table-cell office:value-type="float" office:value="72.8124">
            <text:p>72.8124</text:p>
          </table:table-cell>
          <table:table-cell office:value-type="float" office:value="16.2">
            <text:p>16.2</text:p>
          </table:table-cell>
          <table:table-cell office:value-type="float" office:value="3.7">
            <text:p>3.7</text:p>
          </table:table-cell>
          <table:table-cell office:value-type="float" office:value="0.349759">
            <text:p>0.349759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70.722841">
            <text:p>-70.722841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0.251929">
            <text:p>0.251929</text:p>
          </table:table-cell>
          <table:table-cell office:value-type="float" office:value="2">
            <text:p>2</text:p>
          </table:table-cell>
          <table:table-cell office:value-type="float" office:value="6.62058">
            <text:p>6.62058</text:p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0.102402">
            <text:p>0.102402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4.352267">
            <text:p>-94.352267</text:p>
          </table:table-cell>
          <table:table-cell office:value-type="float" office:value="0.162941">
            <text:p>0.162941</text:p>
          </table:table-cell>
          <table:table-cell office:value-type="float" office:value="0.901927">
            <text:p>0.901927</text:p>
          </table:table-cell>
          <table:table-cell office:value-type="float" office:value="0.290394">
            <text:p>0.290394</text:p>
          </table:table-cell>
          <table:table-cell office:value-type="float" office:value="0">
            <text:p>0</text:p>
          </table:table-cell>
          <table:table-cell office:value-type="float" office:value="35.7215">
            <text:p>35.7215</text:p>
          </table:table-cell>
          <table:table-cell office:value-type="float" office:value="11.1">
            <text:p>11.1</text:p>
          </table:table-cell>
          <table:table-cell office:value-type="float" office:value="1.3">
            <text:p>1.3</text:p>
          </table:table-cell>
          <table:table-cell office:value-type="float" office:value="0.730114">
            <text:p>0.730114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1.159755">
            <text:p>-91.159755</text:p>
          </table:table-cell>
          <table:table-cell office:value-type="float" office:value="1.065244">
            <text:p>1.065244</text:p>
          </table:table-cell>
          <table:table-cell office:value-type="float" office:value="0">
            <text:p>0</text:p>
          </table:table-cell>
          <table:table-cell office:value-type="float" office:value="0.672366">
            <text:p>0.672366</text:p>
          </table:table-cell>
          <table:table-cell office:value-type="float" office:value="15">
            <text:p>15</text:p>
          </table:table-cell>
          <table:table-cell office:value-type="float" office:value="108.392">
            <text:p>108.392</text:p>
          </table:table-cell>
          <table:table-cell office:value-type="float" office:value="20">
            <text:p>20</text:p>
          </table:table-cell>
          <table:table-cell office:value-type="float" office:value="5.9">
            <text:p>5.9</text:p>
          </table:table-cell>
          <table:table-cell office:value-type="float" office:value="0.941593">
            <text:p>0.941593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1.990839">
            <text:p>-71.990839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0.118098">
            <text:p>0.118098</text:p>
          </table:table-cell>
          <table:table-cell office:value-type="float" office:value="2">
            <text:p>2</text:p>
          </table:table-cell>
          <table:table-cell office:value-type="float" office:value="6.45187">
            <text:p>6.45187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.083628">
            <text:p>0.083628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0.285448">
            <text:p>-70.285448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0.085735">
            <text:p>0.085735</text:p>
          </table:table-cell>
          <table:table-cell office:value-type="float" office:value="0">
            <text:p>0</text:p>
          </table:table-cell>
          <table:table-cell office:value-type="float" office:value="6.91294">
            <text:p>6.91294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office:value-type="float" office:value="0.062592">
            <text:p>0.062592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2.846262">
            <text:p>-92.846262</text:p>
          </table:table-cell>
          <table:table-cell office:value-type="float" office:value="2.541664">
            <text:p>2.541664</text:p>
          </table:table-cell>
          <table:table-cell office:value-type="float" office:value="0">
            <text:p>0</text:p>
          </table:table-cell>
          <table:table-cell office:value-type="float" office:value="1.212918">
            <text:p>1.212918</text:p>
          </table:table-cell>
          <table:table-cell office:value-type="float" office:value="12">
            <text:p>12</text:p>
          </table:table-cell>
          <table:table-cell office:value-type="float" office:value="62.4803">
            <text:p>62.4803</text:p>
          </table:table-cell>
          <table:table-cell office:value-type="float" office:value="14.4">
            <text:p>14.4</text:p>
          </table:table-cell>
          <table:table-cell office:value-type="float" office:value="2.9">
            <text:p>2.9</text:p>
          </table:table-cell>
          <table:table-cell office:value-type="float" office:value="1.05293">
            <text:p>1.05293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1.10952">
            <text:p>-71.10952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1.794649">
            <text:p>1.794649</text:p>
          </table:table-cell>
          <table:table-cell office:value-type="float" office:value="1">
            <text:p>1</text:p>
          </table:table-cell>
          <table:table-cell office:value-type="float" office:value="5.0319">
            <text:p>5.0319</text:p>
          </table:table-cell>
          <table:table-cell office:value-type="float" office:value="2.5">
            <text:p>2.5</text:p>
          </table:table-cell>
          <table:table-cell office:value-type="float" office:value="2.3">
            <text:p>2.3</text:p>
          </table:table-cell>
          <table:table-cell office:value-type="float" office:value="0.657893">
            <text:p>0.657893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4.651173">
            <text:p>-94.651173</text:p>
          </table:table-cell>
          <table:table-cell office:value-type="float" office:value="0.162941">
            <text:p>0.162941</text:p>
          </table:table-cell>
          <table:table-cell office:value-type="float" office:value="0.816946">
            <text:p>0.816946</text:p>
          </table:table-cell>
          <table:table-cell office:value-type="float" office:value="0.283674">
            <text:p>0.283674</text:p>
          </table:table-cell>
          <table:table-cell office:value-type="float" office:value="0">
            <text:p>0</text:p>
          </table:table-cell>
          <table:table-cell office:value-type="float" office:value="34.3914">
            <text:p>34.3914</text:p>
          </table:table-cell>
          <table:table-cell office:value-type="float" office:value="10.5">
            <text:p>10.5</text:p>
          </table:table-cell>
          <table:table-cell office:value-type="float" office:value="1.2">
            <text:p>1.2</text:p>
          </table:table-cell>
          <table:table-cell office:value-type="float" office:value="0.650335">
            <text:p>0.650335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2.038496">
            <text:p>-72.038496</text:p>
          </table:table-cell>
          <table:table-cell office:value-type="float" office:value="2.302094">
            <text:p>2.302094</text:p>
          </table:table-cell>
          <table:table-cell office:value-type="float" office:value="0.070156">
            <text:p>0.070156</text:p>
          </table:table-cell>
          <table:table-cell office:value-type="float" office:value="0.118098">
            <text:p>0.118098</text:p>
          </table:table-cell>
          <table:table-cell office:value-type="float" office:value="1">
            <text:p>1</text:p>
          </table:table-cell>
          <table:table-cell office:value-type="float" office:value="3.52297">
            <text:p>3.52297</text:p>
          </table:table-cell>
          <table:table-cell table:number-columns-repeated="2" office:value-type="float" office:value="2.7">
            <text:p>2.7</text:p>
          </table:table-cell>
          <table:table-cell office:value-type="float" office:value="0.083597">
            <text:p>0.083597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3.533113">
            <text:p>-93.533113</text:p>
          </table:table-cell>
          <table:table-cell office:value-type="float" office:value="0.679583">
            <text:p>0.679583</text:p>
          </table:table-cell>
          <table:table-cell office:value-type="float" office:value="0.108765">
            <text:p>0.1087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.4002">
            <text:p>64.4002</text:p>
          </table:table-cell>
          <table:table-cell office:value-type="float" office:value="15">
            <text:p>15</text:p>
          </table:table-cell>
          <table:table-cell office:value-type="float" office:value="3.1">
            <text:p>3.1</text:p>
          </table:table-cell>
          <table:table-cell office:value-type="float" office:value="0.129514">
            <text:p>0.129514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2.397683">
            <text:p>-92.397683</text:p>
          </table:table-cell>
          <table:table-cell office:value-type="float" office:value="0.679583">
            <text:p>0.679583</text:p>
          </table:table-cell>
          <table:table-cell office:value-type="float" office:value="0.040334">
            <text:p>0.040334</text:p>
          </table:table-cell>
          <table:table-cell office:value-type="float" office:value="0.21808">
            <text:p>0.21808</text:p>
          </table:table-cell>
          <table:table-cell office:value-type="float" office:value="19">
            <text:p>19</text:p>
          </table:table-cell>
          <table:table-cell office:value-type="float" office:value="91.5127">
            <text:p>91.5127</text:p>
          </table:table-cell>
          <table:table-cell office:value-type="float" office:value="18.7">
            <text:p>18.7</text:p>
          </table:table-cell>
          <table:table-cell office:value-type="float" office:value="4.8">
            <text:p>4.8</text:p>
          </table:table-cell>
          <table:table-cell office:value-type="float" office:value="0.396348">
            <text:p>0.396348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0.329533">
            <text:p>-70.329533</text:p>
          </table:table-cell>
          <table:table-cell office:value-type="float" office:value="2.302094">
            <text:p>2.302094</text:p>
          </table:table-cell>
          <table:table-cell office:value-type="float" office:value="0.064607">
            <text:p>0.064607</text:p>
          </table:table-cell>
          <table:table-cell office:value-type="float" office:value="1.856634">
            <text:p>1.856634</text:p>
          </table:table-cell>
          <table:table-cell office:value-type="float" office:value="0">
            <text:p>0</text:p>
          </table:table-cell>
          <table:table-cell office:value-type="float" office:value="-0.215097">
            <text:p>-0.215097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0.463665">
            <text:p>0.463665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4.631406">
            <text:p>-94.631406</text:p>
          </table:table-cell>
          <table:table-cell office:value-type="float" office:value="0.162941">
            <text:p>0.162941</text:p>
          </table:table-cell>
          <table:table-cell office:value-type="float" office:value="0.901927">
            <text:p>0.9019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.0339">
            <text:p>45.0339</text:p>
          </table:table-cell>
          <table:table-cell office:value-type="float" office:value="13">
            <text:p>13</text:p>
          </table:table-cell>
          <table:table-cell office:value-type="float" office:value="1.9">
            <text:p>1.9</text:p>
          </table:table-cell>
          <table:table-cell office:value-type="float" office:value="0.733078">
            <text:p>0.733078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0.330121">
            <text:p>-90.330121</text:p>
          </table:table-cell>
          <table:table-cell office:value-type="float" office:value="2.23998">
            <text:p>2.23998</text:p>
          </table:table-cell>
          <table:table-cell office:value-type="float" office:value="0.140153">
            <text:p>0.140153</text:p>
          </table:table-cell>
          <table:table-cell office:value-type="float" office:value="0.695979">
            <text:p>0.695979</text:p>
          </table:table-cell>
          <table:table-cell office:value-type="float" office:value="15">
            <text:p>15</text:p>
          </table:table-cell>
          <table:table-cell office:value-type="float" office:value="128.45">
            <text:p>128.45</text:p>
          </table:table-cell>
          <table:table-cell office:value-type="float" office:value="21.3">
            <text:p>21.3</text:p>
          </table:table-cell>
          <table:table-cell office:value-type="float" office:value="7.1">
            <text:p>7.1</text:p>
          </table:table-cell>
          <table:table-cell office:value-type="float" office:value="1.35197">
            <text:p>1.35197</text:p>
          </table:table-cell>
          <table:table-cell table:number-columns-repeated="4"/>
        </table:table-row>
        <table:table-row table:style-name="ro2" table:number-rows-repeated="1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25.re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  <table:table-cell/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3.468153">
            <text:p>-93.468153</text:p>
          </table:table-cell>
          <table:table-cell office:value-type="float" office:value="1.762687">
            <text:p>1.762687</text:p>
          </table:table-cell>
          <table:table-cell office:value-type="float" office:value="0.064373">
            <text:p>0.064373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60.7922">
            <text:p>60.7922</text:p>
          </table:table-cell>
          <table:table-cell office:value-type="float" office:value="14.7">
            <text:p>14.7</text:p>
          </table:table-cell>
          <table:table-cell office:value-type="float" office:value="2.8">
            <text:p>2.8</text:p>
          </table:table-cell>
          <table:table-cell office:value-type="float" office:value="1.16896">
            <text:p>1.16896</text:p>
          </table:table-cell>
          <table:table-cell/>
          <table:table-cell table:formula="of:=MIN([.G2:.G150])" office:value-type="float" office:value="14.8475">
            <text:p>14.8475</text:p>
          </table:table-cell>
          <table:table-cell table:formula="of:=MAX([.H2:.H150])" office:value-type="float" office:value="24">
            <text:p>24</text:p>
          </table:table-cell>
          <table:table-cell table:formula="of:=MIN([.I2:.I150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5.801463">
            <text:p>-75.801463</text:p>
          </table:table-cell>
          <table:table-cell office:value-type="float" office:value="2.856529">
            <text:p>2.856529</text:p>
          </table:table-cell>
          <table:table-cell office:value-type="float" office:value="0.6758">
            <text:p>0.6758</text:p>
          </table:table-cell>
          <table:table-cell office:value-type="float" office:value="1.575808">
            <text:p>1.575808</text:p>
          </table:table-cell>
          <table:table-cell office:value-type="float" office:value="11">
            <text:p>11</text:p>
          </table:table-cell>
          <table:table-cell office:value-type="float" office:value="306.989">
            <text:p>306.989</text:p>
          </table:table-cell>
          <table:table-cell office:value-type="float" office:value="24">
            <text:p>24</text:p>
          </table:table-cell>
          <table:table-cell office:value-type="float" office:value="19.9">
            <text:p>19.9</text:p>
          </table:table-cell>
          <table:table-cell office:value-type="float" office:value="4.7356">
            <text:p>4.735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87.905941">
            <text:p>-87.905941</text:p>
          </table:table-cell>
          <table:table-cell office:value-type="float" office:value="2.465302">
            <text:p>2.465302</text:p>
          </table:table-cell>
          <table:table-cell office:value-type="float" office:value="0.668912">
            <text:p>0.668912</text:p>
          </table:table-cell>
          <table:table-cell office:value-type="float" office:value="0.425112">
            <text:p>0.425112</text:p>
          </table:table-cell>
          <table:table-cell office:value-type="float" office:value="19">
            <text:p>19</text:p>
          </table:table-cell>
          <table:table-cell office:value-type="float" office:value="180.785">
            <text:p>180.785</text:p>
          </table:table-cell>
          <table:table-cell office:value-type="float" office:value="23.4">
            <text:p>23.4</text:p>
          </table:table-cell>
          <table:table-cell office:value-type="float" office:value="10.9">
            <text:p>10.9</text:p>
          </table:table-cell>
          <table:table-cell office:value-type="float" office:value="2.11534">
            <text:p>2.1153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3.468117">
            <text:p>-93.468117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52.7819">
            <text:p>52.7819</text:p>
          </table:table-cell>
          <table:table-cell office:value-type="float" office:value="14.2">
            <text:p>14.2</text:p>
          </table:table-cell>
          <table:table-cell office:value-type="float" office:value="2.3">
            <text:p>2.3</text:p>
          </table:table-cell>
          <table:table-cell office:value-type="float" office:value="1.26829">
            <text:p>1.2682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3.63902">
            <text:p>-93.63902</text:p>
          </table:table-cell>
          <table:table-cell office:value-type="float" office:value="1.762687">
            <text:p>1.762687</text:p>
          </table:table-cell>
          <table:table-cell office:value-type="float" office:value="1">
            <text:p>1</text:p>
          </table:table-cell>
          <table:table-cell office:value-type="float" office:value="1.20074">
            <text:p>1.20074</text:p>
          </table:table-cell>
          <table:table-cell office:value-type="float" office:value="40">
            <text:p>40</text:p>
          </table:table-cell>
          <table:table-cell office:value-type="float" office:value="35.1335">
            <text:p>35.1335</text:p>
          </table:table-cell>
          <table:table-cell office:value-type="float" office:value="11.1">
            <text:p>11.1</text:p>
          </table:table-cell>
          <table:table-cell office:value-type="float" office:value="1.5">
            <text:p>1.5</text:p>
          </table:table-cell>
          <table:table-cell office:value-type="float" office:value="1.42675">
            <text:p>1.42675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87.332273">
            <text:p>-87.332273</text:p>
          </table:table-cell>
          <table:table-cell office:value-type="float" office:value="2.244206">
            <text:p>2.244206</text:p>
          </table:table-cell>
          <table:table-cell office:value-type="float" office:value="0.3978">
            <text:p>0.3978</text:p>
          </table:table-cell>
          <table:table-cell office:value-type="float" office:value="0.566912">
            <text:p>0.566912</text:p>
          </table:table-cell>
          <table:table-cell office:value-type="float" office:value="20">
            <text:p>20</text:p>
          </table:table-cell>
          <table:table-cell office:value-type="float" office:value="151.05">
            <text:p>151.05</text:p>
          </table:table-cell>
          <table:table-cell office:value-type="float" office:value="21.6">
            <text:p>21.6</text:p>
          </table:table-cell>
          <table:table-cell office:value-type="float" office:value="9">
            <text:p>9</text:p>
          </table:table-cell>
          <table:table-cell office:value-type="float" office:value="1.64826">
            <text:p>1.6482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4.451442">
            <text:p>-94.451442</text:p>
          </table:table-cell>
          <table:table-cell office:value-type="float" office:value="0.093165">
            <text:p>0.093165</text:p>
          </table:table-cell>
          <table:table-cell office:value-type="float" office:value="0.718136">
            <text:p>0.718136</text:p>
          </table:table-cell>
          <table:table-cell office:value-type="float" office:value="0.662531">
            <text:p>0.662531</text:p>
          </table:table-cell>
          <table:table-cell office:value-type="float" office:value="16">
            <text:p>16</text:p>
          </table:table-cell>
          <table:table-cell office:value-type="float" office:value="35.6091">
            <text:p>35.6091</text:p>
          </table:table-cell>
          <table:table-cell office:value-type="float" office:value="11.1">
            <text:p>11.1</text:p>
          </table:table-cell>
          <table:table-cell office:value-type="float" office:value="1.3">
            <text:p>1.3</text:p>
          </table:table-cell>
          <table:table-cell office:value-type="float" office:value="0.831266">
            <text:p>0.83126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4.289599">
            <text:p>-94.289599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table:number-columns-repeated="2" office:value-type="float" office:value="0">
            <text:p>0</text:p>
          </table:table-cell>
          <table:table-cell office:value-type="float" office:value="34.7849">
            <text:p>34.7849</text:p>
          </table:table-cell>
          <table:table-cell office:value-type="float" office:value="10.8">
            <text:p>10.8</text:p>
          </table:table-cell>
          <table:table-cell office:value-type="float" office:value="1.2">
            <text:p>1.2</text:p>
          </table:table-cell>
          <table:table-cell office:value-type="float" office:value="0.003469">
            <text:p>0.00346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4.687389">
            <text:p>-94.687389</text:p>
          </table:table-cell>
          <table:table-cell office:value-type="float" office:value="0.093165">
            <text:p>0.093165</text:p>
          </table:table-cell>
          <table:table-cell office:value-type="float" office:value="0.327625">
            <text:p>0.3276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4.9396">
            <text:p>44.9396</text:p>
          </table:table-cell>
          <table:table-cell office:value-type="float" office:value="13">
            <text:p>13</text:p>
          </table:table-cell>
          <table:table-cell office:value-type="float" office:value="1.9">
            <text:p>1.9</text:p>
          </table:table-cell>
          <table:table-cell office:value-type="float" office:value="0.294723">
            <text:p>0.29472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0.501697">
            <text:p>-90.501697</text:p>
          </table:table-cell>
          <table:table-cell office:value-type="float" office:value="2.244206">
            <text:p>2.244206</text:p>
          </table:table-cell>
          <table:table-cell office:value-type="float" office:value="0.195371">
            <text:p>0.195371</text:p>
          </table:table-cell>
          <table:table-cell office:value-type="float" office:value="0.548161">
            <text:p>0.548161</text:p>
          </table:table-cell>
          <table:table-cell office:value-type="float" office:value="20">
            <text:p>20</text:p>
          </table:table-cell>
          <table:table-cell office:value-type="float" office:value="112.705">
            <text:p>112.705</text:p>
          </table:table-cell>
          <table:table-cell office:value-type="float" office:value="19.7">
            <text:p>19.7</text:p>
          </table:table-cell>
          <table:table-cell office:value-type="float" office:value="6.1">
            <text:p>6.1</text:p>
          </table:table-cell>
          <table:table-cell office:value-type="float" office:value="1.04889">
            <text:p>1.0488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86.402012">
            <text:p>-86.402012</text:p>
          </table:table-cell>
          <table:table-cell office:value-type="float" office:value="2.244206">
            <text:p>2.244206</text:p>
          </table:table-cell>
          <table:table-cell office:value-type="float" office:value="0.44866">
            <text:p>0.44866</text:p>
          </table:table-cell>
          <table:table-cell office:value-type="float" office:value="0.566912">
            <text:p>0.566912</text:p>
          </table:table-cell>
          <table:table-cell office:value-type="float" office:value="23">
            <text:p>23</text:p>
          </table:table-cell>
          <table:table-cell office:value-type="float" office:value="181.878">
            <text:p>181.878</text:p>
          </table:table-cell>
          <table:table-cell office:value-type="float" office:value="23.5">
            <text:p>23.5</text:p>
          </table:table-cell>
          <table:table-cell office:value-type="float" office:value="11.4">
            <text:p>11.4</text:p>
          </table:table-cell>
          <table:table-cell office:value-type="float" office:value="1.977">
            <text:p>1.97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5">
            <text:p>-95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19">
            <text:p>19</text:p>
          </table:table-cell>
          <table:table-cell office:value-type="float" office:value="14.8475">
            <text:p>14.8475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000736">
            <text:p>0.000736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87.799158">
            <text:p>-87.799158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887539">
            <text:p>0.887539</text:p>
          </table:table-cell>
          <table:table-cell office:value-type="float" office:value="8">
            <text:p>8</text:p>
          </table:table-cell>
          <table:table-cell office:value-type="float" office:value="156.573">
            <text:p>156.573</text:p>
          </table:table-cell>
          <table:table-cell office:value-type="float" office:value="22.1">
            <text:p>22.1</text:p>
          </table:table-cell>
          <table:table-cell office:value-type="float" office:value="9.4">
            <text:p>9.4</text:p>
          </table:table-cell>
          <table:table-cell office:value-type="float" office:value="1.78149">
            <text:p>1.78149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2.663242">
            <text:p>-92.663242</text:p>
          </table:table-cell>
          <table:table-cell office:value-type="float" office:value="0.679583">
            <text:p>0.679583</text:p>
          </table:table-cell>
          <table:table-cell office:value-type="float" office:value="0">
            <text:p>0</text:p>
          </table:table-cell>
          <table:table-cell office:value-type="float" office:value="0.154135">
            <text:p>0.154135</text:p>
          </table:table-cell>
          <table:table-cell office:value-type="float" office:value="9">
            <text:p>9</text:p>
          </table:table-cell>
          <table:table-cell office:value-type="float" office:value="74.7048">
            <text:p>74.7048</text:p>
          </table:table-cell>
          <table:table-cell office:value-type="float" office:value="16.9">
            <text:p>16.9</text:p>
          </table:table-cell>
          <table:table-cell office:value-type="float" office:value="3.8">
            <text:p>3.8</text:p>
          </table:table-cell>
          <table:table-cell office:value-type="float" office:value="0.199888">
            <text:p>0.19988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909701">
            <text:p>-94.909701</text:p>
          </table:table-cell>
          <table:table-cell office:value-type="float" office:value="0.093165">
            <text:p>0.093165</text:p>
          </table:table-cell>
          <table:table-cell office:value-type="float" office:value="0.089138">
            <text:p>0.089138</text:p>
          </table:table-cell>
          <table:table-cell office:value-type="float" office:value="0.824461">
            <text:p>0.824461</text:p>
          </table:table-cell>
          <table:table-cell office:value-type="float" office:value="14">
            <text:p>14</text:p>
          </table:table-cell>
          <table:table-cell office:value-type="float" office:value="22.2039">
            <text:p>22.2039</text:p>
          </table:table-cell>
          <table:table-cell office:value-type="float" office:value="8.2">
            <text:p>8.2</text:p>
          </table:table-cell>
          <table:table-cell office:value-type="float" office:value="0.5">
            <text:p>0.5</text:p>
          </table:table-cell>
          <table:table-cell office:value-type="float" office:value="0.167339">
            <text:p>0.16733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87.488141">
            <text:p>-87.488141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355194">
            <text:p>0.355194</text:p>
          </table:table-cell>
          <table:table-cell office:value-type="float" office:value="17">
            <text:p>17</text:p>
          </table:table-cell>
          <table:table-cell office:value-type="float" office:value="185.623">
            <text:p>185.623</text:p>
          </table:table-cell>
          <table:table-cell office:value-type="float" office:value="23.9">
            <text:p>23.9</text:p>
          </table:table-cell>
          <table:table-cell office:value-type="float" office:value="11.2">
            <text:p>11.2</text:p>
          </table:table-cell>
          <table:table-cell office:value-type="float" office:value="0.910014">
            <text:p>0.910014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3.740901">
            <text:p>-93.740901</text:p>
          </table:table-cell>
          <table:table-cell office:value-type="float" office:value="2.244206">
            <text:p>2.244206</text:p>
          </table:table-cell>
          <table:table-cell office:value-type="float" office:value="0.307861">
            <text:p>0.30786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0.0136">
            <text:p>40.0136</text:p>
          </table:table-cell>
          <table:table-cell office:value-type="float" office:value="11.7">
            <text:p>11.7</text:p>
          </table:table-cell>
          <table:table-cell office:value-type="float" office:value="1.5">
            <text:p>1.5</text:p>
          </table:table-cell>
          <table:table-cell office:value-type="float" office:value="0.220002">
            <text:p>0.22000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4.029077">
            <text:p>-94.029077</text:p>
          </table:table-cell>
          <table:table-cell office:value-type="float" office:value="0.093165">
            <text:p>0.093165</text:p>
          </table:table-cell>
          <table:table-cell office:value-type="float" office:value="0.374145">
            <text:p>0.374145</text:p>
          </table:table-cell>
          <table:table-cell office:value-type="float" office:value="0.749073">
            <text:p>0.749073</text:p>
          </table:table-cell>
          <table:table-cell office:value-type="float" office:value="8">
            <text:p>8</text:p>
          </table:table-cell>
          <table:table-cell office:value-type="float" office:value="42.2146">
            <text:p>42.2146</text:p>
          </table:table-cell>
          <table:table-cell office:value-type="float" office:value="11.9">
            <text:p>11.9</text:p>
          </table:table-cell>
          <table:table-cell office:value-type="float" office:value="1.8">
            <text:p>1.8</text:p>
          </table:table-cell>
          <table:table-cell office:value-type="float" office:value="0.838159">
            <text:p>0.838159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87.962416">
            <text:p>-87.962416</text:p>
          </table:table-cell>
          <table:table-cell office:value-type="float" office:value="2.244206">
            <text:p>2.244206</text:p>
          </table:table-cell>
          <table:table-cell office:value-type="float" office:value="0.44866">
            <text:p>0.44866</text:p>
          </table:table-cell>
          <table:table-cell office:value-type="float" office:value="0.566912">
            <text:p>0.566912</text:p>
          </table:table-cell>
          <table:table-cell office:value-type="float" office:value="19">
            <text:p>19</text:p>
          </table:table-cell>
          <table:table-cell office:value-type="float" office:value="148.626">
            <text:p>148.626</text:p>
          </table:table-cell>
          <table:table-cell office:value-type="float" office:value="21.4">
            <text:p>21.4</text:p>
          </table:table-cell>
          <table:table-cell office:value-type="float" office:value="8.9">
            <text:p>8.9</text:p>
          </table:table-cell>
          <table:table-cell office:value-type="float" office:value="1.95541">
            <text:p>1.95541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2.526071">
            <text:p>-92.526071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203722">
            <text:p>0.203722</text:p>
          </table:table-cell>
          <table:table-cell office:value-type="float" office:value="3">
            <text:p>3</text:p>
          </table:table-cell>
          <table:table-cell office:value-type="float" office:value="68.5988">
            <text:p>68.5988</text:p>
          </table:table-cell>
          <table:table-cell office:value-type="float" office:value="16.2">
            <text:p>16.2</text:p>
          </table:table-cell>
          <table:table-cell office:value-type="float" office:value="3.5">
            <text:p>3.5</text:p>
          </table:table-cell>
          <table:table-cell office:value-type="float" office:value="0.24333">
            <text:p>0.24333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2.439526">
            <text:p>-92.439526</text:p>
          </table:table-cell>
          <table:table-cell office:value-type="float" office:value="2.23998">
            <text:p>2.23998</text:p>
          </table:table-cell>
          <table:table-cell office:value-type="float" office:value="0.142679">
            <text:p>0.142679</text:p>
          </table:table-cell>
          <table:table-cell office:value-type="float" office:value="1.049604">
            <text:p>1.049604</text:p>
          </table:table-cell>
          <table:table-cell office:value-type="float" office:value="8">
            <text:p>8</text:p>
          </table:table-cell>
          <table:table-cell office:value-type="float" office:value="78.4766">
            <text:p>78.4766</text:p>
          </table:table-cell>
          <table:table-cell office:value-type="float" office:value="17">
            <text:p>17</text:p>
          </table:table-cell>
          <table:table-cell office:value-type="float" office:value="3.9">
            <text:p>3.9</text:p>
          </table:table-cell>
          <table:table-cell office:value-type="float" office:value="1.49805">
            <text:p>1.49805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0.407125">
            <text:p>-90.407125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536662">
            <text:p>0.536662</text:p>
          </table:table-cell>
          <table:table-cell office:value-type="float" office:value="7">
            <text:p>7</text:p>
          </table:table-cell>
          <table:table-cell office:value-type="float" office:value="112.528">
            <text:p>112.528</text:p>
          </table:table-cell>
          <table:table-cell office:value-type="float" office:value="19.4">
            <text:p>19.4</text:p>
          </table:table-cell>
          <table:table-cell office:value-type="float" office:value="6.1">
            <text:p>6.1</text:p>
          </table:table-cell>
          <table:table-cell office:value-type="float" office:value="0.91995">
            <text:p>0.91995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1.51723">
            <text:p>-91.51723</text:p>
          </table:table-cell>
          <table:table-cell office:value-type="float" office:value="2.23998">
            <text:p>2.23998</text:p>
          </table:table-cell>
          <table:table-cell office:value-type="float" office:value="0">
            <text:p>0</text:p>
          </table:table-cell>
          <table:table-cell office:value-type="float" office:value="0.876618">
            <text:p>0.876618</text:p>
          </table:table-cell>
          <table:table-cell office:value-type="float" office:value="12">
            <text:p>12</text:p>
          </table:table-cell>
          <table:table-cell office:value-type="float" office:value="89.2888">
            <text:p>89.2888</text:p>
          </table:table-cell>
          <table:table-cell office:value-type="float" office:value="18.3">
            <text:p>18.3</text:p>
          </table:table-cell>
          <table:table-cell office:value-type="float" office:value="4.6">
            <text:p>4.6</text:p>
          </table:table-cell>
          <table:table-cell office:value-type="float" office:value="1.17018">
            <text:p>1.17018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1.34776">
            <text:p>-91.34776</text:p>
          </table:table-cell>
          <table:table-cell office:value-type="float" office:value="2.23998">
            <text:p>2.23998</text:p>
          </table:table-cell>
          <table:table-cell office:value-type="float" office:value="0">
            <text:p>0</text:p>
          </table:table-cell>
          <table:table-cell office:value-type="float" office:value="0.876618">
            <text:p>0.876618</text:p>
          </table:table-cell>
          <table:table-cell office:value-type="float" office:value="14">
            <text:p>14</text:p>
          </table:table-cell>
          <table:table-cell office:value-type="float" office:value="100.603">
            <text:p>100.603</text:p>
          </table:table-cell>
          <table:table-cell office:value-type="float" office:value="19.1">
            <text:p>19.1</text:p>
          </table:table-cell>
          <table:table-cell office:value-type="float" office:value="5.3">
            <text:p>5.3</text:p>
          </table:table-cell>
          <table:table-cell office:value-type="float" office:value="1.46033">
            <text:p>1.46033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4.623396">
            <text:p>-94.623396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203722">
            <text:p>0.203722</text:p>
          </table:table-cell>
          <table:table-cell office:value-type="float" office:value="0">
            <text:p>0</text:p>
          </table:table-cell>
          <table:table-cell office:value-type="float" office:value="23.3648">
            <text:p>23.3648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030452">
            <text:p>0.030452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93.753506">
            <text:p>-93.753506</text:p>
          </table:table-cell>
          <table:table-cell office:value-type="float" office:value="1.762687">
            <text:p>1.762687</text:p>
          </table:table-cell>
          <table:table-cell office:value-type="float" office:value="0.955961">
            <text:p>0.955961</text:p>
          </table:table-cell>
          <table:table-cell office:value-type="float" office:value="1.20074">
            <text:p>1.20074</text:p>
          </table:table-cell>
          <table:table-cell office:value-type="float" office:value="38">
            <text:p>38</text:p>
          </table:table-cell>
          <table:table-cell office:value-type="float" office:value="38.7586">
            <text:p>38.7586</text:p>
          </table:table-cell>
          <table:table-cell office:value-type="float" office:value="11.5">
            <text:p>11.5</text:p>
          </table:table-cell>
          <table:table-cell office:value-type="float" office:value="1.5">
            <text:p>1.5</text:p>
          </table:table-cell>
          <table:table-cell office:value-type="float" office:value="1.37308">
            <text:p>1.37308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4.145259">
            <text:p>-94.145259</text:p>
          </table:table-cell>
          <table:table-cell office:value-type="float" office:value="1.762687">
            <text:p>1.762687</text:p>
          </table:table-cell>
          <table:table-cell office:value-type="float" office:value="0">
            <text:p>0</text:p>
          </table:table-cell>
          <table:table-cell office:value-type="float" office:value="1.317849">
            <text:p>1.317849</text:p>
          </table:table-cell>
          <table:table-cell office:value-type="float" office:value="47">
            <text:p>47</text:p>
          </table:table-cell>
          <table:table-cell office:value-type="float" office:value="26.9629">
            <text:p>26.9629</text:p>
          </table:table-cell>
          <table:table-cell office:value-type="float" office:value="9.3">
            <text:p>9.3</text:p>
          </table:table-cell>
          <table:table-cell office:value-type="float" office:value="0.7">
            <text:p>0.7</text:p>
          </table:table-cell>
          <table:table-cell office:value-type="float" office:value="0.370894">
            <text:p>0.370894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3.771228">
            <text:p>-93.771228</text:p>
          </table:table-cell>
          <table:table-cell office:value-type="float" office:value="1.762687">
            <text:p>1.762687</text:p>
          </table:table-cell>
          <table:table-cell office:value-type="float" office:value="1">
            <text:p>1</text:p>
          </table:table-cell>
          <table:table-cell office:value-type="float" office:value="1.201288">
            <text:p>1.201288</text:p>
          </table:table-cell>
          <table:table-cell office:value-type="float" office:value="39">
            <text:p>39</text:p>
          </table:table-cell>
          <table:table-cell office:value-type="float" office:value="31.9294">
            <text:p>31.9294</text:p>
          </table:table-cell>
          <table:table-cell office:value-type="float" office:value="10.4">
            <text:p>10.4</text:p>
          </table:table-cell>
          <table:table-cell office:value-type="float" office:value="1.3">
            <text:p>1.3</text:p>
          </table:table-cell>
          <table:table-cell office:value-type="float" office:value="1.3276">
            <text:p>1.3276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87.916312">
            <text:p>-87.916312</text:p>
          </table:table-cell>
          <table:table-cell office:value-type="float" office:value="2.23998">
            <text:p>2.23998</text:p>
          </table:table-cell>
          <table:table-cell office:value-type="float" office:value="0.222534">
            <text:p>0.222534</text:p>
          </table:table-cell>
          <table:table-cell office:value-type="float" office:value="0.355194">
            <text:p>0.355194</text:p>
          </table:table-cell>
          <table:table-cell office:value-type="float" office:value="16">
            <text:p>16</text:p>
          </table:table-cell>
          <table:table-cell office:value-type="float" office:value="155.142">
            <text:p>155.142</text:p>
          </table:table-cell>
          <table:table-cell office:value-type="float" office:value="21.7">
            <text:p>21.7</text:p>
          </table:table-cell>
          <table:table-cell office:value-type="float" office:value="9.3">
            <text:p>9.3</text:p>
          </table:table-cell>
          <table:table-cell office:value-type="float" office:value="1.04144">
            <text:p>1.04144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88.020484">
            <text:p>-88.020484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536662">
            <text:p>0.536662</text:p>
          </table:table-cell>
          <table:table-cell office:value-type="float" office:value="13">
            <text:p>13</text:p>
          </table:table-cell>
          <table:table-cell office:value-type="float" office:value="145.955">
            <text:p>145.955</text:p>
          </table:table-cell>
          <table:table-cell office:value-type="float" office:value="21.2">
            <text:p>21.2</text:p>
          </table:table-cell>
          <table:table-cell office:value-type="float" office:value="8.7">
            <text:p>8.7</text:p>
          </table:table-cell>
          <table:table-cell office:value-type="float" office:value="1.16776">
            <text:p>1.16776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3.817432">
            <text:p>-93.817432</text:p>
          </table:table-cell>
          <table:table-cell office:value-type="float" office:value="1.762687">
            <text:p>1.762687</text:p>
          </table:table-cell>
          <table:table-cell office:value-type="float" office:value="1">
            <text:p>1</text:p>
          </table:table-cell>
          <table:table-cell office:value-type="float" office:value="1.20074">
            <text:p>1.20074</text:p>
          </table:table-cell>
          <table:table-cell office:value-type="float" office:value="39">
            <text:p>39</text:p>
          </table:table-cell>
          <table:table-cell office:value-type="float" office:value="28.7253">
            <text:p>28.7253</text:p>
          </table:table-cell>
          <table:table-cell office:value-type="float" office:value="10.1">
            <text:p>10.1</text:p>
          </table:table-cell>
          <table:table-cell office:value-type="float" office:value="1.1">
            <text:p>1.1</text:p>
          </table:table-cell>
          <table:table-cell office:value-type="float" office:value="1.10005">
            <text:p>1.10005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87.642366">
            <text:p>-87.642366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887539">
            <text:p>0.887539</text:p>
          </table:table-cell>
          <table:table-cell office:value-type="float" office:value="5">
            <text:p>5</text:p>
          </table:table-cell>
          <table:table-cell office:value-type="float" office:value="148.279">
            <text:p>148.279</text:p>
          </table:table-cell>
          <table:table-cell office:value-type="float" office:value="21.4">
            <text:p>21.4</text:p>
          </table:table-cell>
          <table:table-cell office:value-type="float" office:value="9.2">
            <text:p>9.2</text:p>
          </table:table-cell>
          <table:table-cell office:value-type="float" office:value="1.99085">
            <text:p>1.99085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2.548647">
            <text:p>-92.548647</text:p>
          </table:table-cell>
          <table:table-cell office:value-type="float" office:value="2.244206">
            <text:p>2.244206</text:p>
          </table:table-cell>
          <table:table-cell office:value-type="float" office:value="0.307861">
            <text:p>0.307861</text:p>
          </table:table-cell>
          <table:table-cell office:value-type="float" office:value="0.658637">
            <text:p>0.658637</text:p>
          </table:table-cell>
          <table:table-cell office:value-type="float" office:value="19">
            <text:p>19</text:p>
          </table:table-cell>
          <table:table-cell office:value-type="float" office:value="81.6694">
            <text:p>81.6694</text:p>
          </table:table-cell>
          <table:table-cell office:value-type="float" office:value="17.6">
            <text:p>17.6</text:p>
          </table:table-cell>
          <table:table-cell office:value-type="float" office:value="4.1">
            <text:p>4.1</text:p>
          </table:table-cell>
          <table:table-cell office:value-type="float" office:value="1.18943">
            <text:p>1.18943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3.81142">
            <text:p>-93.81142</text:p>
          </table:table-cell>
          <table:table-cell office:value-type="float" office:value="1.762687">
            <text:p>1.762687</text:p>
          </table:table-cell>
          <table:table-cell office:value-type="float" office:value="0.955961">
            <text:p>0.955961</text:p>
          </table:table-cell>
          <table:table-cell office:value-type="float" office:value="1.20074">
            <text:p>1.20074</text:p>
          </table:table-cell>
          <table:table-cell office:value-type="float" office:value="37">
            <text:p>37</text:p>
          </table:table-cell>
          <table:table-cell office:value-type="float" office:value="32.3504">
            <text:p>32.3504</text:p>
          </table:table-cell>
          <table:table-cell office:value-type="float" office:value="10.5">
            <text:p>10.5</text:p>
          </table:table-cell>
          <table:table-cell office:value-type="float" office:value="1.1">
            <text:p>1.1</text:p>
          </table:table-cell>
          <table:table-cell office:value-type="float" office:value="1.05379">
            <text:p>1.05379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2.655775">
            <text:p>-92.655775</text:p>
          </table:table-cell>
          <table:table-cell office:value-type="float" office:value="2.23998">
            <text:p>2.23998</text:p>
          </table:table-cell>
          <table:table-cell office:value-type="float" office:value="0.142679">
            <text:p>0.142679</text:p>
          </table:table-cell>
          <table:table-cell office:value-type="float" office:value="1.049604">
            <text:p>1.049604</text:p>
          </table:table-cell>
          <table:table-cell office:value-type="float" office:value="3">
            <text:p>3</text:p>
          </table:table-cell>
          <table:table-cell office:value-type="float" office:value="91.1733">
            <text:p>91.1733</text:p>
          </table:table-cell>
          <table:table-cell office:value-type="float" office:value="18.5">
            <text:p>18.5</text:p>
          </table:table-cell>
          <table:table-cell office:value-type="float" office:value="4.7">
            <text:p>4.7</text:p>
          </table:table-cell>
          <table:table-cell office:value-type="float" office:value="1.79109">
            <text:p>1.79109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4.752775">
            <text:p>-94.752775</text:p>
          </table:table-cell>
          <table:table-cell office:value-type="float" office:value="0.093165">
            <text:p>0.093165</text:p>
          </table:table-cell>
          <table:table-cell office:value-type="float" office:value="0.327625">
            <text:p>0.3276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.3091">
            <text:p>37.3091</text:p>
          </table:table-cell>
          <table:table-cell office:value-type="float" office:value="11.4">
            <text:p>11.4</text:p>
          </table:table-cell>
          <table:table-cell office:value-type="float" office:value="1.4">
            <text:p>1.4</text:p>
          </table:table-cell>
          <table:table-cell office:value-type="float" office:value="0.23901">
            <text:p>0.23901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122892">
            <text:p>-94.122892</text:p>
          </table:table-cell>
          <table:table-cell office:value-type="float" office:value="1.762687">
            <text:p>1.762687</text:p>
          </table:table-cell>
          <table:table-cell office:value-type="float" office:value="0.890447">
            <text:p>0.890447</text:p>
          </table:table-cell>
          <table:table-cell office:value-type="float" office:value="1.234137">
            <text:p>1.234137</text:p>
          </table:table-cell>
          <table:table-cell office:value-type="float" office:value="36">
            <text:p>36</text:p>
          </table:table-cell>
          <table:table-cell office:value-type="float" office:value="28.5649">
            <text:p>28.5649</text:p>
          </table:table-cell>
          <table:table-cell office:value-type="float" office:value="9.9">
            <text:p>9.9</text:p>
          </table:table-cell>
          <table:table-cell office:value-type="float" office:value="0.8">
            <text:p>0.8</text:p>
          </table:table-cell>
          <table:table-cell office:value-type="float" office:value="0.729812">
            <text:p>0.729812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4.089423">
            <text:p>-94.089423</text:p>
          </table:table-cell>
          <table:table-cell office:value-type="float" office:value="0.152978">
            <text:p>0.152978</text:p>
          </table:table-cell>
          <table:table-cell office:value-type="float" office:value="0">
            <text:p>0</text:p>
          </table:table-cell>
          <table:table-cell office:value-type="float" office:value="1.151223">
            <text:p>1.151223</text:p>
          </table:table-cell>
          <table:table-cell office:value-type="float" office:value="30">
            <text:p>30</text:p>
          </table:table-cell>
          <table:table-cell office:value-type="float" office:value="51.7945">
            <text:p>51.7945</text:p>
          </table:table-cell>
          <table:table-cell office:value-type="float" office:value="13.7">
            <text:p>13.7</text:p>
          </table:table-cell>
          <table:table-cell office:value-type="float" office:value="2.3">
            <text:p>2.3</text:p>
          </table:table-cell>
          <table:table-cell office:value-type="float" office:value="1.22451">
            <text:p>1.22451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4.915246">
            <text:p>-94.915246</text:p>
          </table:table-cell>
          <table:table-cell office:value-type="float" office:value="0.093165">
            <text:p>0.093165</text:p>
          </table:table-cell>
          <table:table-cell office:value-type="float" office:value="0.327625">
            <text:p>0.327625</text:p>
          </table:table-cell>
          <table:table-cell office:value-type="float" office:value="0.824461">
            <text:p>0.824461</text:p>
          </table:table-cell>
          <table:table-cell office:value-type="float" office:value="12">
            <text:p>12</text:p>
          </table:table-cell>
          <table:table-cell office:value-type="float" office:value="20.6286">
            <text:p>20.6286</text:p>
          </table:table-cell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0.221545">
            <text:p>0.221545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4.023483">
            <text:p>-94.023483</text:p>
          </table:table-cell>
          <table:table-cell office:value-type="float" office:value="1.762687">
            <text:p>1.762687</text:p>
          </table:table-cell>
          <table:table-cell office:value-type="float" office:value="0.321564">
            <text:p>0.321564</text:p>
          </table:table-cell>
          <table:table-cell office:value-type="float" office:value="1.20074">
            <text:p>1.20074</text:p>
          </table:table-cell>
          <table:table-cell office:value-type="float" office:value="40">
            <text:p>40</text:p>
          </table:table-cell>
          <table:table-cell office:value-type="float" office:value="31.7691">
            <text:p>31.769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736">
            <text:p>0.4736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1.533285">
            <text:p>-91.533285</text:p>
          </table:table-cell>
          <table:table-cell office:value-type="float" office:value="2.465302">
            <text:p>2.465302</text:p>
          </table:table-cell>
          <table:table-cell office:value-type="float" office:value="0.668912">
            <text:p>0.668912</text:p>
          </table:table-cell>
          <table:table-cell office:value-type="float" office:value="0.425112">
            <text:p>0.425112</text:p>
          </table:table-cell>
          <table:table-cell office:value-type="float" office:value="13">
            <text:p>13</text:p>
          </table:table-cell>
          <table:table-cell office:value-type="float" office:value="97.4958">
            <text:p>97.4958</text:p>
          </table:table-cell>
          <table:table-cell office:value-type="float" office:value="18.6">
            <text:p>18.6</text:p>
          </table:table-cell>
          <table:table-cell office:value-type="float" office:value="5.1">
            <text:p>5.1</text:p>
          </table:table-cell>
          <table:table-cell office:value-type="float" office:value="1.43342">
            <text:p>1.43342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0.406434">
            <text:p>-90.406434</text:p>
          </table:table-cell>
          <table:table-cell office:value-type="float" office:value="2.244206">
            <text:p>2.244206</text:p>
          </table:table-cell>
          <table:table-cell office:value-type="float" office:value="0.307861">
            <text:p>0.307861</text:p>
          </table:table-cell>
          <table:table-cell office:value-type="float" office:value="0.548161">
            <text:p>0.548161</text:p>
          </table:table-cell>
          <table:table-cell office:value-type="float" office:value="21">
            <text:p>21</text:p>
          </table:table-cell>
          <table:table-cell office:value-type="float" office:value="117.555">
            <text:p>117.555</text:p>
          </table:table-cell>
          <table:table-cell office:value-type="float" office:value="20.4">
            <text:p>20.4</text:p>
          </table:table-cell>
          <table:table-cell office:value-type="float" office:value="6.4">
            <text:p>6.4</text:p>
          </table:table-cell>
          <table:table-cell office:value-type="float" office:value="1.40398">
            <text:p>1.40398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94.559558">
            <text:p>-94.559558</text:p>
          </table:table-cell>
          <table:table-cell office:value-type="float" office:value="0.679583">
            <text:p>0.679583</text:p>
          </table:table-cell>
          <table:table-cell office:value-type="float" office:value="0">
            <text:p>0</text:p>
          </table:table-cell>
          <table:table-cell office:value-type="float" office:value="0.805905">
            <text:p>0.805905</text:p>
          </table:table-cell>
          <table:table-cell office:value-type="float" office:value="4">
            <text:p>4</text:p>
          </table:table-cell>
          <table:table-cell office:value-type="float" office:value="16.3412">
            <text:p>16.3412</text:p>
          </table:table-cell>
          <table:table-cell office:value-type="float" office:value="6.8">
            <text:p>6.8</text:p>
          </table:table-cell>
          <table:table-cell office:value-type="float" office:value="0.1">
            <text:p>0.1</text:p>
          </table:table-cell>
          <table:table-cell office:value-type="float" office:value="0.034416">
            <text:p>0.034416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87.589156">
            <text:p>-87.589156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536662">
            <text:p>0.536662</text:p>
          </table:table-cell>
          <table:table-cell office:value-type="float" office:value="11">
            <text:p>11</text:p>
          </table:table-cell>
          <table:table-cell office:value-type="float" office:value="170.632">
            <text:p>170.632</text:p>
          </table:table-cell>
          <table:table-cell office:value-type="float" office:value="23.1">
            <text:p>23.1</text:p>
          </table:table-cell>
          <table:table-cell office:value-type="float" office:value="10.3">
            <text:p>10.3</text:p>
          </table:table-cell>
          <table:table-cell office:value-type="float" office:value="1.21607">
            <text:p>1.21607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3.225754">
            <text:p>-93.225754</text:p>
          </table:table-cell>
          <table:table-cell office:value-type="float" office:value="1.762687">
            <text:p>1.762687</text:p>
          </table:table-cell>
          <table:table-cell office:value-type="float" office:value="1">
            <text:p>1</text:p>
          </table:table-cell>
          <table:table-cell office:value-type="float" office:value="1.258073">
            <text:p>1.258073</text:p>
          </table:table-cell>
          <table:table-cell office:value-type="float" office:value="38">
            <text:p>38</text:p>
          </table:table-cell>
          <table:table-cell office:value-type="float" office:value="51.1799">
            <text:p>51.1799</text:p>
          </table:table-cell>
          <table:table-cell office:value-type="float" office:value="13.2">
            <text:p>13.2</text:p>
          </table:table-cell>
          <table:table-cell office:value-type="float" office:value="2.2">
            <text:p>2.2</text:p>
          </table:table-cell>
          <table:table-cell office:value-type="float" office:value="1.59114">
            <text:p>1.59114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1.384818">
            <text:p>-91.384818</text:p>
          </table:table-cell>
          <table:table-cell office:value-type="float" office:value="2.23998">
            <text:p>2.23998</text:p>
          </table:table-cell>
          <table:table-cell office:value-type="float" office:value="0.142679">
            <text:p>0.142679</text:p>
          </table:table-cell>
          <table:table-cell office:value-type="float" office:value="0.683063">
            <text:p>0.683063</text:p>
          </table:table-cell>
          <table:table-cell office:value-type="float" office:value="7">
            <text:p>7</text:p>
          </table:table-cell>
          <table:table-cell office:value-type="float" office:value="105.455">
            <text:p>105.455</text:p>
          </table:table-cell>
          <table:table-cell office:value-type="float" office:value="19.2">
            <text:p>19.2</text:p>
          </table:table-cell>
          <table:table-cell office:value-type="float" office:value="5.6">
            <text:p>5.6</text:p>
          </table:table-cell>
          <table:table-cell office:value-type="float" office:value="1.4669">
            <text:p>1.4669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4.919039">
            <text:p>-94.919039</text:p>
          </table:table-cell>
          <table:table-cell office:value-type="float" office:value="0.093165">
            <text:p>0.093165</text:p>
          </table:table-cell>
          <table:table-cell office:value-type="float" office:value="0.237366">
            <text:p>0.237366</text:p>
          </table:table-cell>
          <table:table-cell office:value-type="float" office:value="1.222036">
            <text:p>1.222036</text:p>
          </table:table-cell>
          <table:table-cell office:value-type="float" office:value="11">
            <text:p>11</text:p>
          </table:table-cell>
          <table:table-cell office:value-type="float" office:value="19.0364">
            <text:p>19.0364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0.237169">
            <text:p>0.237169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3.471658">
            <text:p>-93.471658</text:p>
          </table:table-cell>
          <table:table-cell office:value-type="float" office:value="1.762687">
            <text:p>1.762687</text:p>
          </table:table-cell>
          <table:table-cell office:value-type="float" office:value="1">
            <text:p>1</text:p>
          </table:table-cell>
          <table:table-cell office:value-type="float" office:value="1.20074">
            <text:p>1.20074</text:p>
          </table:table-cell>
          <table:table-cell office:value-type="float" office:value="39">
            <text:p>39</text:p>
          </table:table-cell>
          <table:table-cell office:value-type="float" office:value="44.7716">
            <text:p>44.7716</text:p>
          </table:table-cell>
          <table:table-cell office:value-type="float" office:value="12.2">
            <text:p>12.2</text:p>
          </table:table-cell>
          <table:table-cell office:value-type="float" office:value="1.8">
            <text:p>1.8</text:p>
          </table:table-cell>
          <table:table-cell office:value-type="float" office:value="1.67893">
            <text:p>1.67893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3.878605">
            <text:p>-93.878605</text:p>
          </table:table-cell>
          <table:table-cell office:value-type="float" office:value="1.762687">
            <text:p>1.762687</text:p>
          </table:table-cell>
          <table:table-cell office:value-type="float" office:value="1">
            <text:p>1</text:p>
          </table:table-cell>
          <table:table-cell office:value-type="float" office:value="1.20074">
            <text:p>1.20074</text:p>
          </table:table-cell>
          <table:table-cell office:value-type="float" office:value="38">
            <text:p>38</text:p>
          </table:table-cell>
          <table:table-cell office:value-type="float" office:value="27.1232">
            <text:p>27.1232</text:p>
          </table:table-cell>
          <table:table-cell office:value-type="float" office:value="9.5">
            <text:p>9.5</text:p>
          </table:table-cell>
          <table:table-cell office:value-type="float" office:value="1">
            <text:p>1</text:p>
          </table:table-cell>
          <table:table-cell office:value-type="float" office:value="0.994823">
            <text:p>0.994823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3.488318">
            <text:p>-93.488318</text:p>
          </table:table-cell>
          <table:table-cell office:value-type="float" office:value="2.244206">
            <text:p>2.244206</text:p>
          </table:table-cell>
          <table:table-cell office:value-type="float" office:value="0.44866">
            <text:p>0.44866</text:p>
          </table:table-cell>
          <table:table-cell office:value-type="float" office:value="0.566912">
            <text:p>0.566912</text:p>
          </table:table-cell>
          <table:table-cell office:value-type="float" office:value="17">
            <text:p>17</text:p>
          </table:table-cell>
          <table:table-cell office:value-type="float" office:value="51.228">
            <text:p>51.228</text:p>
          </table:table-cell>
          <table:table-cell office:value-type="float" office:value="13.3">
            <text:p>13.3</text:p>
          </table:table-cell>
          <table:table-cell office:value-type="float" office:value="2.2">
            <text:p>2.2</text:p>
          </table:table-cell>
          <table:table-cell office:value-type="float" office:value="0.874611">
            <text:p>0.874611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4.2285">
            <text:p>-94.2285</text:p>
          </table:table-cell>
          <table:table-cell office:value-type="float" office:value="0.093165">
            <text:p>0.093165</text:p>
          </table:table-cell>
          <table:table-cell office:value-type="float" office:value="0.392889">
            <text:p>0.392889</text:p>
          </table:table-cell>
          <table:table-cell office:value-type="float" office:value="0.749073">
            <text:p>0.749073</text:p>
          </table:table-cell>
          <table:table-cell office:value-type="float" office:value="9">
            <text:p>9</text:p>
          </table:table-cell>
          <table:table-cell office:value-type="float" office:value="43.8147">
            <text:p>43.8147</text:p>
          </table:table-cell>
          <table:table-cell office:value-type="float" office:value="12.2">
            <text:p>12.2</text:p>
          </table:table-cell>
          <table:table-cell office:value-type="float" office:value="1.9">
            <text:p>1.9</text:p>
          </table:table-cell>
          <table:table-cell office:value-type="float" office:value="0.957343">
            <text:p>0.957343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2.570307">
            <text:p>-92.570307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203722">
            <text:p>0.203722</text:p>
          </table:table-cell>
          <table:table-cell office:value-type="float" office:value="3">
            <text:p>3</text:p>
          </table:table-cell>
          <table:table-cell office:value-type="float" office:value="71.4689">
            <text:p>71.4689</text:p>
          </table:table-cell>
          <table:table-cell office:value-type="float" office:value="16.7">
            <text:p>16.7</text:p>
          </table:table-cell>
          <table:table-cell office:value-type="float" office:value="3.7">
            <text:p>3.7</text:p>
          </table:table-cell>
          <table:table-cell office:value-type="float" office:value="0.280707">
            <text:p>0.280707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2.430293">
            <text:p>-92.430293</text:p>
          </table:table-cell>
          <table:table-cell office:value-type="float" office:value="2.23998">
            <text:p>2.23998</text:p>
          </table:table-cell>
          <table:table-cell office:value-type="float" office:value="0.142679">
            <text:p>0.142679</text:p>
          </table:table-cell>
          <table:table-cell office:value-type="float" office:value="1.049604">
            <text:p>1.049604</text:p>
          </table:table-cell>
          <table:table-cell office:value-type="float" office:value="4">
            <text:p>4</text:p>
          </table:table-cell>
          <table:table-cell office:value-type="float" office:value="79.9667">
            <text:p>79.9667</text:p>
          </table:table-cell>
          <table:table-cell office:value-type="float" office:value="17.1">
            <text:p>17.1</text:p>
          </table:table-cell>
          <table:table-cell office:value-type="float" office:value="4">
            <text:p>4</text:p>
          </table:table-cell>
          <table:table-cell office:value-type="float" office:value="1.49315">
            <text:p>1.49315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545387">
            <text:p>-94.545387</text:p>
          </table:table-cell>
          <table:table-cell office:value-type="float" office:value="0.093165">
            <text:p>0.093165</text:p>
          </table:table-cell>
          <table:table-cell office:value-type="float" office:value="1">
            <text:p>1</text:p>
          </table:table-cell>
          <table:table-cell office:value-type="float" office:value="0.824461">
            <text:p>0.824461</text:p>
          </table:table-cell>
          <table:table-cell office:value-type="float" office:value="8">
            <text:p>8</text:p>
          </table:table-cell>
          <table:table-cell office:value-type="float" office:value="39.2855">
            <text:p>39.2855</text:p>
          </table:table-cell>
          <table:table-cell office:value-type="float" office:value="11.8">
            <text:p>11.8</text:p>
          </table:table-cell>
          <table:table-cell office:value-type="float" office:value="1.6">
            <text:p>1.6</text:p>
          </table:table-cell>
          <table:table-cell office:value-type="float" office:value="1.36797">
            <text:p>1.36797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3.630126">
            <text:p>-93.630126</text:p>
          </table:table-cell>
          <table:table-cell office:value-type="float" office:value="1.762687">
            <text:p>1.762687</text:p>
          </table:table-cell>
          <table:table-cell office:value-type="float" office:value="1">
            <text:p>1</text:p>
          </table:table-cell>
          <table:table-cell office:value-type="float" office:value="1.214575">
            <text:p>1.214575</text:p>
          </table:table-cell>
          <table:table-cell office:value-type="float" office:value="38">
            <text:p>38</text:p>
          </table:table-cell>
          <table:table-cell office:value-type="float" office:value="34.7261">
            <text:p>34.7261</text:p>
          </table:table-cell>
          <table:table-cell office:value-type="float" office:value="10.6">
            <text:p>10.6</text:p>
          </table:table-cell>
          <table:table-cell office:value-type="float" office:value="1.2">
            <text:p>1.2</text:p>
          </table:table-cell>
          <table:table-cell office:value-type="float" office:value="0.897207">
            <text:p>0.897207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4.312791">
            <text:p>-94.312791</text:p>
          </table:table-cell>
          <table:table-cell office:value-type="float" office:value="0.679583">
            <text:p>0.679583</text:p>
          </table:table-cell>
          <table:table-cell office:value-type="float" office:value="0.757403">
            <text:p>0.757403</text:p>
          </table:table-cell>
          <table:table-cell office:value-type="float" office:value="0.203722">
            <text:p>0.203722</text:p>
          </table:table-cell>
          <table:table-cell office:value-type="float" office:value="0">
            <text:p>0</text:p>
          </table:table-cell>
          <table:table-cell office:value-type="float" office:value="34.6753">
            <text:p>34.6753</text:p>
          </table:table-cell>
          <table:table-cell office:value-type="float" office:value="10.7">
            <text:p>10.7</text:p>
          </table:table-cell>
          <table:table-cell office:value-type="float" office:value="1.3">
            <text:p>1.3</text:p>
          </table:table-cell>
          <table:table-cell office:value-type="float" office:value="0.50615">
            <text:p>0.50615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2.893776">
            <text:p>-92.893776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219273">
            <text:p>0.219273</text:p>
          </table:table-cell>
          <table:table-cell office:value-type="float" office:value="5">
            <text:p>5</text:p>
          </table:table-cell>
          <table:table-cell office:value-type="float" office:value="81.0572">
            <text:p>81.0572</text:p>
          </table:table-cell>
          <table:table-cell office:value-type="float" office:value="17.7">
            <text:p>17.7</text:p>
          </table:table-cell>
          <table:table-cell office:value-type="float" office:value="4.2">
            <text:p>4.2</text:p>
          </table:table-cell>
          <table:table-cell office:value-type="float" office:value="0.243819">
            <text:p>0.243819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4.545784">
            <text:p>-94.545784</text:p>
          </table:table-cell>
          <table:table-cell office:value-type="float" office:value="0.679583">
            <text:p>0.679583</text:p>
          </table:table-cell>
          <table:table-cell office:value-type="float" office:value="0">
            <text:p>0</text:p>
          </table:table-cell>
          <table:table-cell office:value-type="float" office:value="0.868899">
            <text:p>0.868899</text:p>
          </table:table-cell>
          <table:table-cell office:value-type="float" office:value="6">
            <text:p>6</text:p>
          </table:table-cell>
          <table:table-cell office:value-type="float" office:value="17.9984">
            <text:p>17.9984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0.046583">
            <text:p>0.046583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88.03121">
            <text:p>-88.03121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887539">
            <text:p>0.887539</text:p>
          </table:table-cell>
          <table:table-cell office:value-type="float" office:value="10">
            <text:p>10</text:p>
          </table:table-cell>
          <table:table-cell office:value-type="float" office:value="161.523">
            <text:p>161.523</text:p>
          </table:table-cell>
          <table:table-cell office:value-type="float" office:value="22.9">
            <text:p>22.9</text:p>
          </table:table-cell>
          <table:table-cell office:value-type="float" office:value="9.7">
            <text:p>9.7</text:p>
          </table:table-cell>
          <table:table-cell office:value-type="float" office:value="1.71171">
            <text:p>1.71171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2.707224">
            <text:p>-92.707224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154135">
            <text:p>0.154135</text:p>
          </table:table-cell>
          <table:table-cell office:value-type="float" office:value="3">
            <text:p>3</text:p>
          </table:table-cell>
          <table:table-cell office:value-type="float" office:value="61.9299">
            <text:p>61.9299</text:p>
          </table:table-cell>
          <table:table-cell office:value-type="float" office:value="15.5">
            <text:p>15.5</text:p>
          </table:table-cell>
          <table:table-cell office:value-type="float" office:value="3">
            <text:p>3</text:p>
          </table:table-cell>
          <table:table-cell office:value-type="float" office:value="0.179894">
            <text:p>0.179894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4.573032">
            <text:p>-94.573032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203722">
            <text:p>0.203722</text:p>
          </table:table-cell>
          <table:table-cell office:value-type="float" office:value="0">
            <text:p>0</text:p>
          </table:table-cell>
          <table:table-cell office:value-type="float" office:value="25.275">
            <text:p>25.275</text:p>
          </table:table-cell>
          <table:table-cell office:value-type="float" office:value="9.2">
            <text:p>9.2</text:p>
          </table:table-cell>
          <table:table-cell office:value-type="float" office:value="0.6">
            <text:p>0.6</text:p>
          </table:table-cell>
          <table:table-cell office:value-type="float" office:value="0.04383">
            <text:p>0.04383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87.333391">
            <text:p>-87.333391</text:p>
          </table:table-cell>
          <table:table-cell office:value-type="float" office:value="2.23998">
            <text:p>2.23998</text:p>
          </table:table-cell>
          <table:table-cell office:value-type="float" office:value="0">
            <text:p>0</text:p>
          </table:table-cell>
          <table:table-cell office:value-type="float" office:value="0.355194">
            <text:p>0.355194</text:p>
          </table:table-cell>
          <table:table-cell office:value-type="float" office:value="13">
            <text:p>13</text:p>
          </table:table-cell>
          <table:table-cell office:value-type="float" office:value="178.363">
            <text:p>178.363</text:p>
          </table:table-cell>
          <table:table-cell office:value-type="float" office:value="23.2">
            <text:p>23.2</text:p>
          </table:table-cell>
          <table:table-cell office:value-type="float" office:value="10.8">
            <text:p>10.8</text:p>
          </table:table-cell>
          <table:table-cell office:value-type="float" office:value="0.568495">
            <text:p>0.568495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0.434226">
            <text:p>-90.434226</text:p>
          </table:table-cell>
          <table:table-cell office:value-type="float" office:value="2.244206">
            <text:p>2.244206</text:p>
          </table:table-cell>
          <table:table-cell office:value-type="float" office:value="0.313018">
            <text:p>0.313018</text:p>
          </table:table-cell>
          <table:table-cell office:value-type="float" office:value="0.548161">
            <text:p>0.548161</text:p>
          </table:table-cell>
          <table:table-cell office:value-type="float" office:value="21">
            <text:p>21</text:p>
          </table:table-cell>
          <table:table-cell office:value-type="float" office:value="116.329">
            <text:p>116.329</text:p>
          </table:table-cell>
          <table:table-cell office:value-type="float" office:value="20">
            <text:p>20</text:p>
          </table:table-cell>
          <table:table-cell office:value-type="float" office:value="6.3">
            <text:p>6.3</text:p>
          </table:table-cell>
          <table:table-cell office:value-type="float" office:value="1.19637">
            <text:p>1.19637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0.294065">
            <text:p>-90.294065</text:p>
          </table:table-cell>
          <table:table-cell office:value-type="float" office:value="2.244206">
            <text:p>2.244206</text:p>
          </table:table-cell>
          <table:table-cell office:value-type="float" office:value="0.350147">
            <text:p>0.350147</text:p>
          </table:table-cell>
          <table:table-cell office:value-type="float" office:value="0.566912">
            <text:p>0.566912</text:p>
          </table:table-cell>
          <table:table-cell office:value-type="float" office:value="18">
            <text:p>18</text:p>
          </table:table-cell>
          <table:table-cell office:value-type="float" office:value="123.911">
            <text:p>123.911</text:p>
          </table:table-cell>
          <table:table-cell office:value-type="float" office:value="21.1">
            <text:p>21.1</text:p>
          </table:table-cell>
          <table:table-cell office:value-type="float" office:value="6.8">
            <text:p>6.8</text:p>
          </table:table-cell>
          <table:table-cell office:value-type="float" office:value="1.44132">
            <text:p>1.44132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2.678184">
            <text:p>-92.678184</text:p>
          </table:table-cell>
          <table:table-cell office:value-type="float" office:value="2.244206">
            <text:p>2.244206</text:p>
          </table:table-cell>
          <table:table-cell office:value-type="float" office:value="0.307861">
            <text:p>0.307861</text:p>
          </table:table-cell>
          <table:table-cell office:value-type="float" office:value="0.392314">
            <text:p>0.392314</text:p>
          </table:table-cell>
          <table:table-cell office:value-type="float" office:value="13">
            <text:p>13</text:p>
          </table:table-cell>
          <table:table-cell office:value-type="float" office:value="83.8228">
            <text:p>83.8228</text:p>
          </table:table-cell>
          <table:table-cell office:value-type="float" office:value="17.8">
            <text:p>17.8</text:p>
          </table:table-cell>
          <table:table-cell office:value-type="float" office:value="4.3">
            <text:p>4.3</text:p>
          </table:table-cell>
          <table:table-cell office:value-type="float" office:value="1.00115">
            <text:p>1.00115</text:p>
          </table:table-cell>
          <table:table-cell table:number-columns-repeated="4"/>
        </table:table-row>
        <table:table-row table:style-name="ro2" table:number-rows-repeated="3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25.s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  <table:table-cell/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712.147251">
            <text:p>-1712.147251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2.999909">
            <text:p>2.999909</text:p>
          </table:table-cell>
          <table:table-cell office:value-type="float" office:value="736">
            <text:p>736</text:p>
          </table:table-cell>
          <table:table-cell office:value-type="float" office:value="14.9474">
            <text:p>14.9474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000736">
            <text:p>0.000736</text:p>
          </table:table-cell>
          <table:table-cell/>
          <table:table-cell table:formula="of:=MIN([.G2:.G150])" office:value-type="float" office:value="-5.9697">
            <text:p>-5.9697</text:p>
          </table:table-cell>
          <table:table-cell table:formula="of:=MAX([.H2:.H150])" office:value-type="float" office:value="24">
            <text:p>24</text:p>
          </table:table-cell>
          <table:table-cell table:formula="of:=MIN([.I2:.I150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4.789988">
            <text:p>-94.789988</text:p>
          </table:table-cell>
          <table:table-cell office:value-type="float" office:value="0.208452">
            <text:p>0.208452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8.9701">
            <text:p>28.9701</text:p>
          </table:table-cell>
          <table:table-cell office:value-type="float" office:value="9.9">
            <text:p>9.9</text:p>
          </table:table-cell>
          <table:table-cell office:value-type="float" office:value="0.9">
            <text:p>0.9</text:p>
          </table:table-cell>
          <table:table-cell office:value-type="float" office:value="0.00143">
            <text:p>0.0014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70">
            <text:p>-70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3.44322">
            <text:p>-3.44322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.23288">
            <text:p>0.2328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4.806454">
            <text:p>-94.806454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348402">
            <text:p>0.348402</text:p>
          </table:table-cell>
          <table:table-cell office:value-type="float" office:value="50">
            <text:p>50</text:p>
          </table:table-cell>
          <table:table-cell office:value-type="float" office:value="17.8943">
            <text:p>17.8943</text:p>
          </table:table-cell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0.02825">
            <text:p>0.0282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70.607227">
            <text:p>-70.607227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999909">
            <text:p>2.999909</text:p>
          </table:table-cell>
          <table:table-cell office:value-type="float" office:value="4">
            <text:p>4</text:p>
          </table:table-cell>
          <table:table-cell office:value-type="float" office:value="14.741">
            <text:p>14.741</text:p>
          </table:table-cell>
          <table:table-cell office:value-type="float" office:value="4.1">
            <text:p>4.1</text:p>
          </table:table-cell>
          <table:table-cell office:value-type="float" office:value="3.6">
            <text:p>3.6</text:p>
          </table:table-cell>
          <table:table-cell office:value-type="float" office:value="1.48805">
            <text:p>1.48805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4.794504">
            <text:p>-94.794504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3.9511">
            <text:p>23.9511</text:p>
          </table:table-cell>
          <table:table-cell office:value-type="float" office:value="8.4">
            <text:p>8.4</text:p>
          </table:table-cell>
          <table:table-cell office:value-type="float" office:value="0.6">
            <text:p>0.6</text:p>
          </table:table-cell>
          <table:table-cell office:value-type="float" office:value="0.260354">
            <text:p>0.26035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2.49372">
            <text:p>-92.49372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0.730895">
            <text:p>0.730895</text:p>
          </table:table-cell>
          <table:table-cell office:value-type="float" office:value="49">
            <text:p>49</text:p>
          </table:table-cell>
          <table:table-cell office:value-type="float" office:value="73.6925">
            <text:p>73.6925</text:p>
          </table:table-cell>
          <table:table-cell office:value-type="float" office:value="16.5">
            <text:p>16.5</text:p>
          </table:table-cell>
          <table:table-cell office:value-type="float" office:value="3.8">
            <text:p>3.8</text:p>
          </table:table-cell>
          <table:table-cell office:value-type="float" office:value="1.78516">
            <text:p>1.7851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0">
            <text:p>-70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81372">
            <text:p>3.81372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1.94457">
            <text:p>1.9445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2.220021">
            <text:p>-72.220021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.48123">
            <text:p>3.48123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1.94457">
            <text:p>1.9445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87.977657">
            <text:p>-87.977657</text:p>
          </table:table-cell>
          <table:table-cell office:value-type="float" office:value="0.208452">
            <text:p>0.208452</text:p>
          </table:table-cell>
          <table:table-cell office:value-type="float" office:value="0.754068">
            <text:p>0.75406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72.43">
            <text:p>172.43</text:p>
          </table:table-cell>
          <table:table-cell office:value-type="float" office:value="23.5">
            <text:p>23.5</text:p>
          </table:table-cell>
          <table:table-cell office:value-type="float" office:value="11.1">
            <text:p>11.1</text:p>
          </table:table-cell>
          <table:table-cell office:value-type="float" office:value="1.49106">
            <text:p>1.4910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795094">
            <text:p>-94.795094</text:p>
          </table:table-cell>
          <table:table-cell office:value-type="float" office:value="0.208452">
            <text:p>0.208452</text:p>
          </table:table-cell>
          <table:table-cell office:value-type="float" office:value="0.970708">
            <text:p>0.970708</text:p>
          </table:table-cell>
          <table:table-cell office:value-type="float" office:value="0.209462">
            <text:p>0.209462</text:p>
          </table:table-cell>
          <table:table-cell office:value-type="float" office:value="45">
            <text:p>45</text:p>
          </table:table-cell>
          <table:table-cell office:value-type="float" office:value="19.1632">
            <text:p>19.1632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0.164607">
            <text:p>0.16460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87.346622">
            <text:p>-87.346622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62.123">
            <text:p>162.123</text:p>
          </table:table-cell>
          <table:table-cell office:value-type="float" office:value="21.8">
            <text:p>21.8</text:p>
          </table:table-cell>
          <table:table-cell office:value-type="float" office:value="10.4">
            <text:p>10.4</text:p>
          </table:table-cell>
          <table:table-cell office:value-type="float" office:value="1.09406">
            <text:p>1.09406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4.955444">
            <text:p>-74.955444</text:p>
          </table:table-cell>
          <table:table-cell office:value-type="float" office:value="0.208452">
            <text:p>0.208452</text:p>
          </table:table-cell>
          <table:table-cell office:value-type="float" office:value="0.777134">
            <text:p>0.777134</text:p>
          </table:table-cell>
          <table:table-cell office:value-type="float" office:value="2.68974">
            <text:p>2.68974</text:p>
          </table:table-cell>
          <table:table-cell office:value-type="float" office:value="2">
            <text:p>2</text:p>
          </table:table-cell>
          <table:table-cell office:value-type="float" office:value="11.1969">
            <text:p>11.1969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.71724">
            <text:p>1.71724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73.593073">
            <text:p>-73.593073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4.787158">
            <text:p>4.787158</text:p>
          </table:table-cell>
          <table:table-cell office:value-type="float" office:value="2">
            <text:p>2</text:p>
          </table:table-cell>
          <table:table-cell office:value-type="float" office:value="3.96067">
            <text:p>3.96067</text:p>
          </table:table-cell>
          <table:table-cell office:value-type="float" office:value="2.3">
            <text:p>2.3</text:p>
          </table:table-cell>
          <table:table-cell office:value-type="float" office:value="1.8">
            <text:p>1.8</text:p>
          </table:table-cell>
          <table:table-cell office:value-type="float" office:value="1.36888">
            <text:p>1.3688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489192">
            <text:p>-94.489192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0.453282">
            <text:p>0.453282</text:p>
          </table:table-cell>
          <table:table-cell office:value-type="float" office:value="0">
            <text:p>0</text:p>
          </table:table-cell>
          <table:table-cell office:value-type="float" office:value="35.867">
            <text:p>35.867</text:p>
          </table:table-cell>
          <table:table-cell office:value-type="float" office:value="11.1">
            <text:p>11.1</text:p>
          </table:table-cell>
          <table:table-cell office:value-type="float" office:value="1.3">
            <text:p>1.3</text:p>
          </table:table-cell>
          <table:table-cell office:value-type="float" office:value="0.867628">
            <text:p>0.867628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73.678228">
            <text:p>-73.678228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999909">
            <text:p>2.999909</text:p>
          </table:table-cell>
          <table:table-cell office:value-type="float" office:value="2">
            <text:p>2</text:p>
          </table:table-cell>
          <table:table-cell office:value-type="float" office:value="8.25948">
            <text:p>8.25948</text:p>
          </table:table-cell>
          <table:table-cell office:value-type="float" office:value="3.8">
            <text:p>3.8</text:p>
          </table:table-cell>
          <table:table-cell office:value-type="float" office:value="3.5">
            <text:p>3.5</text:p>
          </table:table-cell>
          <table:table-cell office:value-type="float" office:value="1.96929">
            <text:p>1.96929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0.320899">
            <text:p>-90.320899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38.146">
            <text:p>138.146</text:p>
          </table:table-cell>
          <table:table-cell office:value-type="float" office:value="20.9">
            <text:p>20.9</text:p>
          </table:table-cell>
          <table:table-cell office:value-type="float" office:value="8.1">
            <text:p>8.1</text:p>
          </table:table-cell>
          <table:table-cell office:value-type="float" office:value="1.08302">
            <text:p>1.0830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5.024025">
            <text:p>-75.024025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68974">
            <text:p>2.68974</text:p>
          </table:table-cell>
          <table:table-cell office:value-type="float" office:value="2">
            <text:p>2</text:p>
          </table:table-cell>
          <table:table-cell office:value-type="float" office:value="9.4523">
            <text:p>9.4523</text:p>
          </table:table-cell>
          <table:table-cell office:value-type="float" office:value="3.1">
            <text:p>3.1</text:p>
          </table:table-cell>
          <table:table-cell office:value-type="float" office:value="2.6">
            <text:p>2.6</text:p>
          </table:table-cell>
          <table:table-cell office:value-type="float" office:value="1.42187">
            <text:p>1.4218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9.063018">
            <text:p>-79.063018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452743">
            <text:p>2.452743</text:p>
          </table:table-cell>
          <table:table-cell office:value-type="float" office:value="0">
            <text:p>0</text:p>
          </table:table-cell>
          <table:table-cell office:value-type="float" office:value="12.8307">
            <text:p>12.8307</text:p>
          </table:table-cell>
          <table:table-cell office:value-type="float" office:value="2.9">
            <text:p>2.9</text:p>
          </table:table-cell>
          <table:table-cell office:value-type="float" office:value="2.4">
            <text:p>2.4</text:p>
          </table:table-cell>
          <table:table-cell office:value-type="float" office:value="1.64305">
            <text:p>1.64305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2.411321">
            <text:p>-92.411321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0.730895">
            <text:p>0.730895</text:p>
          </table:table-cell>
          <table:table-cell office:value-type="float" office:value="50">
            <text:p>50</text:p>
          </table:table-cell>
          <table:table-cell office:value-type="float" office:value="67.4181">
            <text:p>67.4181</text:p>
          </table:table-cell>
          <table:table-cell office:value-type="float" office:value="15.4">
            <text:p>15.4</text:p>
          </table:table-cell>
          <table:table-cell office:value-type="float" office:value="3.4">
            <text:p>3.4</text:p>
          </table:table-cell>
          <table:table-cell office:value-type="float" office:value="1.9148">
            <text:p>1.914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86.100007">
            <text:p>-86.100007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6.833">
            <text:p>186.833</text:p>
          </table:table-cell>
          <table:table-cell office:value-type="float" office:value="23.8">
            <text:p>23.8</text:p>
          </table:table-cell>
          <table:table-cell office:value-type="float" office:value="12.9">
            <text:p>12.9</text:p>
          </table:table-cell>
          <table:table-cell office:value-type="float" office:value="1.3961">
            <text:p>1.3961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75.636966">
            <text:p>-75.636966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999909">
            <text:p>2.999909</text:p>
          </table:table-cell>
          <table:table-cell office:value-type="float" office:value="1">
            <text:p>1</text:p>
          </table:table-cell>
          <table:table-cell office:value-type="float" office:value="10.4697">
            <text:p>10.4697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1.70534">
            <text:p>1.70534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88.243361">
            <text:p>-88.243361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1107">
            <text:p>0.1107</text:p>
          </table:table-cell>
          <table:table-cell office:value-type="float" office:value="25">
            <text:p>25</text:p>
          </table:table-cell>
          <table:table-cell office:value-type="float" office:value="168.839">
            <text:p>168.839</text:p>
          </table:table-cell>
          <table:table-cell office:value-type="float" office:value="21.6">
            <text:p>21.6</text:p>
          </table:table-cell>
          <table:table-cell office:value-type="float" office:value="10.3">
            <text:p>10.3</text:p>
          </table:table-cell>
          <table:table-cell office:value-type="float" office:value="0.15006">
            <text:p>0.15006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3.239875">
            <text:p>-93.239875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13801">
            <text:p>0.13801</text:p>
          </table:table-cell>
          <table:table-cell office:value-type="float" office:value="11">
            <text:p>11</text:p>
          </table:table-cell>
          <table:table-cell office:value-type="float" office:value="69.6254">
            <text:p>69.6254</text:p>
          </table:table-cell>
          <table:table-cell office:value-type="float" office:value="15.6">
            <text:p>15.6</text:p>
          </table:table-cell>
          <table:table-cell office:value-type="float" office:value="3.5">
            <text:p>3.5</text:p>
          </table:table-cell>
          <table:table-cell office:value-type="float" office:value="0.168177">
            <text:p>0.168177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94.504034">
            <text:p>-94.504034</text:p>
          </table:table-cell>
          <table:table-cell office:value-type="float" office:value="0.208452">
            <text:p>0.208452</text:p>
          </table:table-cell>
          <table:table-cell office:value-type="float" office:value="0.068252">
            <text:p>0.068252</text:p>
          </table:table-cell>
          <table:table-cell table:number-columns-repeated="2" office:value-type="float" office:value="0">
            <text:p>0</text:p>
          </table:table-cell>
          <table:table-cell office:value-type="float" office:value="45.1162">
            <text:p>45.1162</text:p>
          </table:table-cell>
          <table:table-cell office:value-type="float" office:value="13">
            <text:p>13</text:p>
          </table:table-cell>
          <table:table-cell office:value-type="float" office:value="1.9">
            <text:p>1.9</text:p>
          </table:table-cell>
          <table:table-cell office:value-type="float" office:value="0.064703">
            <text:p>0.064703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4.801604">
            <text:p>-94.801604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2.3658">
            <text:p>22.3658</text:p>
          </table:table-cell>
          <table:table-cell office:value-type="float" office:value="8.2">
            <text:p>8.2</text:p>
          </table:table-cell>
          <table:table-cell office:value-type="float" office:value="0.5">
            <text:p>0.5</text:p>
          </table:table-cell>
          <table:table-cell office:value-type="float" office:value="0.16431">
            <text:p>0.16431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2.456328">
            <text:p>-72.456328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2.68974">
            <text:p>2.68974</text:p>
          </table:table-cell>
          <table:table-cell office:value-type="float" office:value="2">
            <text:p>2</text:p>
          </table:table-cell>
          <table:table-cell office:value-type="float" office:value="7.07405">
            <text:p>7.07405</text:p>
          </table:table-cell>
          <table:table-cell office:value-type="float" office:value="3.4">
            <text:p>3.4</text:p>
          </table:table-cell>
          <table:table-cell office:value-type="float" office:value="3.1">
            <text:p>3.1</text:p>
          </table:table-cell>
          <table:table-cell office:value-type="float" office:value="1.91146">
            <text:p>1.91146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70">
            <text:p>-70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999909">
            <text:p>2.999909</text:p>
          </table:table-cell>
          <table:table-cell office:value-type="float" office:value="0">
            <text:p>0</text:p>
          </table:table-cell>
          <table:table-cell office:value-type="float" office:value="-5.00067">
            <text:p>-5.00067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.287604">
            <text:p>0.287604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4.622852">
            <text:p>-74.622852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4.787158">
            <text:p>4.787158</text:p>
          </table:table-cell>
          <table:table-cell office:value-type="float" office:value="0">
            <text:p>0</text:p>
          </table:table-cell>
          <table:table-cell office:value-type="float" office:value="-0.915658">
            <text:p>-0.91565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0789">
            <text:p>1.0789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5.2688">
            <text:p>-75.2688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68974">
            <text:p>2.68974</text:p>
          </table:table-cell>
          <table:table-cell office:value-type="float" office:value="2">
            <text:p>2</text:p>
          </table:table-cell>
          <table:table-cell office:value-type="float" office:value="13.9897">
            <text:p>13.9897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1.78181">
            <text:p>1.78181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70">
            <text:p>-70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2.68974">
            <text:p>2.68974</text:p>
          </table:table-cell>
          <table:table-cell office:value-type="float" office:value="0">
            <text:p>0</text:p>
          </table:table-cell>
          <table:table-cell office:value-type="float" office:value="-1.73463">
            <text:p>-1.73463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.390414">
            <text:p>0.390414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2.773703">
            <text:p>-92.773703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186127">
            <text:p>0.186127</text:p>
          </table:table-cell>
          <table:table-cell office:value-type="float" office:value="11">
            <text:p>11</text:p>
          </table:table-cell>
          <table:table-cell office:value-type="float" office:value="77.4538">
            <text:p>77.4538</text:p>
          </table:table-cell>
          <table:table-cell office:value-type="float" office:value="17.4">
            <text:p>17.4</text:p>
          </table:table-cell>
          <table:table-cell office:value-type="float" office:value="4">
            <text:p>4</text:p>
          </table:table-cell>
          <table:table-cell office:value-type="float" office:value="0.248076">
            <text:p>0.248076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79.464767">
            <text:p>-79.464767</text:p>
          </table:table-cell>
          <table:table-cell office:value-type="float" office:value="0.208452">
            <text:p>0.208452</text:p>
          </table:table-cell>
          <table:table-cell office:value-type="float" office:value="0.316332">
            <text:p>0.316332</text:p>
          </table:table-cell>
          <table:table-cell office:value-type="float" office:value="1.726385">
            <text:p>1.726385</text:p>
          </table:table-cell>
          <table:table-cell office:value-type="float" office:value="0">
            <text:p>0</text:p>
          </table:table-cell>
          <table:table-cell office:value-type="float" office:value="12.6718">
            <text:p>12.6718</text:p>
          </table:table-cell>
          <table:table-cell office:value-type="float" office:value="2.8">
            <text:p>2.8</text:p>
          </table:table-cell>
          <table:table-cell office:value-type="float" office:value="2.3">
            <text:p>2.3</text:p>
          </table:table-cell>
          <table:table-cell office:value-type="float" office:value="1.33087">
            <text:p>1.33087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0">
            <text:p>-70</text:p>
          </table:table-cell>
          <table:table-cell office:value-type="float" office:value="0.208452">
            <text:p>0.208452</text:p>
          </table:table-cell>
          <table:table-cell office:value-type="float" office:value="0.305652">
            <text:p>0.305652</text:p>
          </table:table-cell>
          <table:table-cell office:value-type="float" office:value="3.487918">
            <text:p>3.487918</text:p>
          </table:table-cell>
          <table:table-cell office:value-type="float" office:value="0">
            <text:p>0</text:p>
          </table:table-cell>
          <table:table-cell office:value-type="float" office:value="-4.30865">
            <text:p>-4.3086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417061">
            <text:p>0.417061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4.708889">
            <text:p>-74.708889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.94052">
            <text:p>4.94052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1.58274">
            <text:p>1.58274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2.095713">
            <text:p>-92.095713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1107">
            <text:p>0.1107</text:p>
          </table:table-cell>
          <table:table-cell office:value-type="float" office:value="40">
            <text:p>40</text:p>
          </table:table-cell>
          <table:table-cell office:value-type="float" office:value="104.149">
            <text:p>104.149</text:p>
          </table:table-cell>
          <table:table-cell office:value-type="float" office:value="19.1">
            <text:p>19.1</text:p>
          </table:table-cell>
          <table:table-cell office:value-type="float" office:value="5.9">
            <text:p>5.9</text:p>
          </table:table-cell>
          <table:table-cell office:value-type="float" office:value="0.182109">
            <text:p>0.182109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4.315357">
            <text:p>-94.315357</text:p>
          </table:table-cell>
          <table:table-cell office:value-type="float" office:value="0.208452">
            <text:p>0.208452</text:p>
          </table:table-cell>
          <table:table-cell office:value-type="float" office:value="0.324419">
            <text:p>0.324419</text:p>
          </table:table-cell>
          <table:table-cell office:value-type="float" office:value="1.860514">
            <text:p>1.860514</text:p>
          </table:table-cell>
          <table:table-cell office:value-type="float" office:value="21">
            <text:p>21</text:p>
          </table:table-cell>
          <table:table-cell office:value-type="float" office:value="48.1657">
            <text:p>48.1657</text:p>
          </table:table-cell>
          <table:table-cell office:value-type="float" office:value="13.6">
            <text:p>13.6</text:p>
          </table:table-cell>
          <table:table-cell office:value-type="float" office:value="2.1">
            <text:p>2.1</text:p>
          </table:table-cell>
          <table:table-cell office:value-type="float" office:value="1.77719">
            <text:p>1.77719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88.518127">
            <text:p>-88.518127</text:p>
          </table:table-cell>
          <table:table-cell office:value-type="float" office:value="0.208452">
            <text:p>0.208452</text:p>
          </table:table-cell>
          <table:table-cell office:value-type="float" office:value="0.633656">
            <text:p>0.63365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9.869">
            <text:p>159.869</text:p>
          </table:table-cell>
          <table:table-cell office:value-type="float" office:value="21.5">
            <text:p>21.5</text:p>
          </table:table-cell>
          <table:table-cell office:value-type="float" office:value="9.6">
            <text:p>9.6</text:p>
          </table:table-cell>
          <table:table-cell office:value-type="float" office:value="1.12682">
            <text:p>1.12682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4.817899">
            <text:p>-94.817899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.5494">
            <text:p>16.5494</text:p>
          </table:table-cell>
          <table:table-cell office:value-type="float" office:value="5.3">
            <text:p>5.3</text:p>
          </table:table-cell>
          <table:table-cell office:value-type="float" office:value="0.1">
            <text:p>0.1</text:p>
          </table:table-cell>
          <table:table-cell office:value-type="float" office:value="0.012551">
            <text:p>0.012551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72.9403">
            <text:p>-72.9403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68974">
            <text:p>2.68974</text:p>
          </table:table-cell>
          <table:table-cell office:value-type="float" office:value="2">
            <text:p>2</text:p>
          </table:table-cell>
          <table:table-cell office:value-type="float" office:value="10.284">
            <text:p>10.284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1.63106">
            <text:p>1.63106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86.611151">
            <text:p>-86.611151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0.013">
            <text:p>160.013</text:p>
          </table:table-cell>
          <table:table-cell office:value-type="float" office:value="22.9">
            <text:p>22.9</text:p>
          </table:table-cell>
          <table:table-cell office:value-type="float" office:value="10.9">
            <text:p>10.9</text:p>
          </table:table-cell>
          <table:table-cell office:value-type="float" office:value="1.32176">
            <text:p>1.32176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9.368704">
            <text:p>-79.368704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271891">
            <text:p>0.271891</text:p>
          </table:table-cell>
          <table:table-cell office:value-type="float" office:value="15">
            <text:p>15</text:p>
          </table:table-cell>
          <table:table-cell office:value-type="float" office:value="272.667">
            <text:p>272.667</text:p>
          </table:table-cell>
          <table:table-cell office:value-type="float" office:value="23.9">
            <text:p>23.9</text:p>
          </table:table-cell>
          <table:table-cell office:value-type="float" office:value="18.9">
            <text:p>18.9</text:p>
          </table:table-cell>
          <table:table-cell office:value-type="float" office:value="0.497056">
            <text:p>0.497056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73.391675">
            <text:p>-73.391675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1.775437">
            <text:p>1.775437</text:p>
          </table:table-cell>
          <table:table-cell office:value-type="float" office:value="0">
            <text:p>0</text:p>
          </table:table-cell>
          <table:table-cell office:value-type="float" office:value="-3.22336">
            <text:p>-3.22336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.337631">
            <text:p>0.337631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4.577777">
            <text:p>-94.577777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544015">
            <text:p>0.544015</text:p>
          </table:table-cell>
          <table:table-cell office:value-type="float" office:value="42">
            <text:p>42</text:p>
          </table:table-cell>
          <table:table-cell office:value-type="float" office:value="37.5232">
            <text:p>37.5232</text:p>
          </table:table-cell>
          <table:table-cell office:value-type="float" office:value="11.4">
            <text:p>11.4</text:p>
          </table:table-cell>
          <table:table-cell office:value-type="float" office:value="1.4">
            <text:p>1.4</text:p>
          </table:table-cell>
          <table:table-cell office:value-type="float" office:value="0.348374">
            <text:p>0.348374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3.225672">
            <text:p>-93.225672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186127">
            <text:p>0.186127</text:p>
          </table:table-cell>
          <table:table-cell office:value-type="float" office:value="5">
            <text:p>5</text:p>
          </table:table-cell>
          <table:table-cell office:value-type="float" office:value="62.8489">
            <text:p>62.8489</text:p>
          </table:table-cell>
          <table:table-cell office:value-type="float" office:value="15.1">
            <text:p>15.1</text:p>
          </table:table-cell>
          <table:table-cell office:value-type="float" office:value="3.1">
            <text:p>3.1</text:p>
          </table:table-cell>
          <table:table-cell office:value-type="float" office:value="0.191699">
            <text:p>0.191699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4.547687">
            <text:p>-94.547687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1.509968">
            <text:p>1.509968</text:p>
          </table:table-cell>
          <table:table-cell office:value-type="float" office:value="18">
            <text:p>18</text:p>
          </table:table-cell>
          <table:table-cell office:value-type="float" office:value="44.9357">
            <text:p>44.9357</text:p>
          </table:table-cell>
          <table:table-cell office:value-type="float" office:value="12.7">
            <text:p>12.7</text:p>
          </table:table-cell>
          <table:table-cell office:value-type="float" office:value="1.9">
            <text:p>1.9</text:p>
          </table:table-cell>
          <table:table-cell office:value-type="float" office:value="1.24629">
            <text:p>1.24629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2.405395">
            <text:p>-92.405395</text:p>
          </table:table-cell>
          <table:table-cell office:value-type="float" office:value="0.208452">
            <text:p>0.208452</text:p>
          </table:table-cell>
          <table:table-cell office:value-type="float" office:value="0.324419">
            <text:p>0.324419</text:p>
          </table:table-cell>
          <table:table-cell office:value-type="float" office:value="0.17799">
            <text:p>0.17799</text:p>
          </table:table-cell>
          <table:table-cell office:value-type="float" office:value="24">
            <text:p>24</text:p>
          </table:table-cell>
          <table:table-cell office:value-type="float" office:value="88.5319">
            <text:p>88.5319</text:p>
          </table:table-cell>
          <table:table-cell office:value-type="float" office:value="18.7">
            <text:p>18.7</text:p>
          </table:table-cell>
          <table:table-cell office:value-type="float" office:value="4.7">
            <text:p>4.7</text:p>
          </table:table-cell>
          <table:table-cell office:value-type="float" office:value="0.697784">
            <text:p>0.697784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4.783409">
            <text:p>-94.783409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0.668402">
            <text:p>0.668402</text:p>
          </table:table-cell>
          <table:table-cell office:value-type="float" office:value="46">
            <text:p>46</text:p>
          </table:table-cell>
          <table:table-cell office:value-type="float" office:value="27.3602">
            <text:p>27.3602</text:p>
          </table:table-cell>
          <table:table-cell office:value-type="float" office:value="9.2">
            <text:p>9.2</text:p>
          </table:table-cell>
          <table:table-cell office:value-type="float" office:value="0.8">
            <text:p>0.8</text:p>
          </table:table-cell>
          <table:table-cell office:value-type="float" office:value="0.683673">
            <text:p>0.683673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4.790829">
            <text:p>-94.790829</text:p>
          </table:table-cell>
          <table:table-cell office:value-type="float" office:value="0.208452">
            <text:p>0.208452</text:p>
          </table:table-cell>
          <table:table-cell office:value-type="float" office:value="0.983773">
            <text:p>0.983773</text:p>
          </table:table-cell>
          <table:table-cell office:value-type="float" office:value="2.999909">
            <text:p>2.999909</text:p>
          </table:table-cell>
          <table:table-cell office:value-type="float" office:value="47">
            <text:p>47</text:p>
          </table:table-cell>
          <table:table-cell office:value-type="float" office:value="25.7576">
            <text:p>25.7576</text:p>
          </table:table-cell>
          <table:table-cell office:value-type="float" office:value="9">
            <text:p>9</text:p>
          </table:table-cell>
          <table:table-cell office:value-type="float" office:value="0.7">
            <text:p>0.7</text:p>
          </table:table-cell>
          <table:table-cell office:value-type="float" office:value="1.21459">
            <text:p>1.21459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3.409659">
            <text:p>-93.409659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544015">
            <text:p>0.544015</text:p>
          </table:table-cell>
          <table:table-cell office:value-type="float" office:value="41">
            <text:p>41</text:p>
          </table:table-cell>
          <table:table-cell office:value-type="float" office:value="62.1855">
            <text:p>62.1855</text:p>
          </table:table-cell>
          <table:table-cell office:value-type="float" office:value="14.5">
            <text:p>14.5</text:p>
          </table:table-cell>
          <table:table-cell office:value-type="float" office:value="3">
            <text:p>3</text:p>
          </table:table-cell>
          <table:table-cell office:value-type="float" office:value="0.486145">
            <text:p>0.486145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2.388245">
            <text:p>-92.388245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0.1107">
            <text:p>0.1107</text:p>
          </table:table-cell>
          <table:table-cell office:value-type="float" office:value="17">
            <text:p>17</text:p>
          </table:table-cell>
          <table:table-cell office:value-type="float" office:value="70.7274">
            <text:p>70.7274</text:p>
          </table:table-cell>
          <table:table-cell office:value-type="float" office:value="15.9">
            <text:p>15.9</text:p>
          </table:table-cell>
          <table:table-cell office:value-type="float" office:value="3.6">
            <text:p>3.6</text:p>
          </table:table-cell>
          <table:table-cell office:value-type="float" office:value="1.15419">
            <text:p>1.15419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1.933598">
            <text:p>-91.933598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1.7106">
            <text:p>71.7106</text:p>
          </table:table-cell>
          <table:table-cell office:value-type="float" office:value="16">
            <text:p>16</text:p>
          </table:table-cell>
          <table:table-cell office:value-type="float" office:value="3.7">
            <text:p>3.7</text:p>
          </table:table-cell>
          <table:table-cell office:value-type="float" office:value="1.01124">
            <text:p>1.01124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0.077429">
            <text:p>-70.077429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4.266439">
            <text:p>4.266439</text:p>
          </table:table-cell>
          <table:table-cell office:value-type="float" office:value="0">
            <text:p>0</text:p>
          </table:table-cell>
          <table:table-cell office:value-type="float" office:value="-5.9697">
            <text:p>-5.9697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.204155">
            <text:p>0.204155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0.454941">
            <text:p>-70.454941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3.557972">
            <text:p>3.557972</text:p>
          </table:table-cell>
          <table:table-cell office:value-type="float" office:value="0">
            <text:p>0</text:p>
          </table:table-cell>
          <table:table-cell office:value-type="float" office:value="2.08162">
            <text:p>2.08162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73771">
            <text:p>1.73771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78.270313">
            <text:p>-78.270313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999909">
            <text:p>2.999909</text:p>
          </table:table-cell>
          <table:table-cell office:value-type="float" office:value="2">
            <text:p>2</text:p>
          </table:table-cell>
          <table:table-cell office:value-type="float" office:value="14.2782">
            <text:p>14.2782</text:p>
          </table:table-cell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  <table:table-cell office:value-type="float" office:value="1.40674">
            <text:p>1.40674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3.267192">
            <text:p>-93.267192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544015">
            <text:p>0.544015</text:p>
          </table:table-cell>
          <table:table-cell office:value-type="float" office:value="40">
            <text:p>40</text:p>
          </table:table-cell>
          <table:table-cell office:value-type="float" office:value="62.2021">
            <text:p>62.2021</text:p>
          </table:table-cell>
          <table:table-cell office:value-type="float" office:value="14.6">
            <text:p>14.6</text:p>
          </table:table-cell>
          <table:table-cell office:value-type="float" office:value="3">
            <text:p>3</text:p>
          </table:table-cell>
          <table:table-cell office:value-type="float" office:value="0.49062">
            <text:p>0.49062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75.155767">
            <text:p>-75.155767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735374">
            <text:p>2.735374</text:p>
          </table:table-cell>
          <table:table-cell office:value-type="float" office:value="0">
            <text:p>0</text:p>
          </table:table-cell>
          <table:table-cell office:value-type="float" office:value="9.15373">
            <text:p>9.15373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81359">
            <text:p>1.81359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4.574134">
            <text:p>-94.574134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028134">
            <text:p>0.028134</text:p>
          </table:table-cell>
          <table:table-cell office:value-type="float" office:value="22">
            <text:p>22</text:p>
          </table:table-cell>
          <table:table-cell office:value-type="float" office:value="40.7654">
            <text:p>40.7654</text:p>
          </table:table-cell>
          <table:table-cell office:value-type="float" office:value="12">
            <text:p>12</text:p>
          </table:table-cell>
          <table:table-cell office:value-type="float" office:value="1.6">
            <text:p>1.6</text:p>
          </table:table-cell>
          <table:table-cell office:value-type="float" office:value="0.01948">
            <text:p>0.01948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6.309846">
            <text:p>-76.309846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1.115214">
            <text:p>1.115214</text:p>
          </table:table-cell>
          <table:table-cell office:value-type="float" office:value="1">
            <text:p>1</text:p>
          </table:table-cell>
          <table:table-cell office:value-type="float" office:value="9.33942">
            <text:p>9.33942</text:p>
          </table:table-cell>
          <table:table-cell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0.542956">
            <text:p>0.542956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74.880218">
            <text:p>-74.880218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68974">
            <text:p>2.68974</text:p>
          </table:table-cell>
          <table:table-cell office:value-type="float" office:value="1">
            <text:p>1</text:p>
          </table:table-cell>
          <table:table-cell office:value-type="float" office:value="8.52325">
            <text:p>8.52325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1.51669">
            <text:p>1.51669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4.067588">
            <text:p>-74.067588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1.068557">
            <text:p>1.068557</text:p>
          </table:table-cell>
          <table:table-cell office:value-type="float" office:value="2">
            <text:p>2</text:p>
          </table:table-cell>
          <table:table-cell office:value-type="float" office:value="10.3618">
            <text:p>10.3618</text:p>
          </table:table-cell>
          <table:table-cell office:value-type="float" office:value="4.2">
            <text:p>4.2</text:p>
          </table:table-cell>
          <table:table-cell office:value-type="float" office:value="3.9">
            <text:p>3.9</text:p>
          </table:table-cell>
          <table:table-cell office:value-type="float" office:value="0.766423">
            <text:p>0.766423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0">
            <text:p>-70</text:p>
          </table:table-cell>
          <table:table-cell office:value-type="float" office:value="0.208452">
            <text:p>0.208452</text:p>
          </table:table-cell>
          <table:table-cell office:value-type="float" office:value="0.777134">
            <text:p>0.777134</text:p>
          </table:table-cell>
          <table:table-cell office:value-type="float" office:value="2.68974">
            <text:p>2.68974</text:p>
          </table:table-cell>
          <table:table-cell office:value-type="float" office:value="4">
            <text:p>4</text:p>
          </table:table-cell>
          <table:table-cell office:value-type="float" office:value="6.05985">
            <text:p>6.05985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1.68224">
            <text:p>1.68224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0.392744">
            <text:p>-90.392744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32.587">
            <text:p>132.587</text:p>
          </table:table-cell>
          <table:table-cell office:value-type="float" office:value="20.7">
            <text:p>20.7</text:p>
          </table:table-cell>
          <table:table-cell office:value-type="float" office:value="7.7">
            <text:p>7.7</text:p>
          </table:table-cell>
          <table:table-cell office:value-type="float" office:value="1.42829">
            <text:p>1.42829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4.411136">
            <text:p>-94.411136</text:p>
          </table:table-cell>
          <table:table-cell office:value-type="float" office:value="0.208452">
            <text:p>0.208452</text:p>
          </table:table-cell>
          <table:table-cell office:value-type="float" office:value="0.983773">
            <text:p>0.983773</text:p>
          </table:table-cell>
          <table:table-cell office:value-type="float" office:value="1.250375">
            <text:p>1.250375</text:p>
          </table:table-cell>
          <table:table-cell office:value-type="float" office:value="44">
            <text:p>44</text:p>
          </table:table-cell>
          <table:table-cell office:value-type="float" office:value="46.5383">
            <text:p>46.5383</text:p>
          </table:table-cell>
          <table:table-cell office:value-type="float" office:value="13.4">
            <text:p>13.4</text:p>
          </table:table-cell>
          <table:table-cell office:value-type="float" office:value="2">
            <text:p>2</text:p>
          </table:table-cell>
          <table:table-cell office:value-type="float" office:value="1.80101">
            <text:p>1.80101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88.03575">
            <text:p>-88.03575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1107">
            <text:p>0.1107</text:p>
          </table:table-cell>
          <table:table-cell office:value-type="float" office:value="23">
            <text:p>23</text:p>
          </table:table-cell>
          <table:table-cell office:value-type="float" office:value="154.392">
            <text:p>154.392</text:p>
          </table:table-cell>
          <table:table-cell office:value-type="float" office:value="21.2">
            <text:p>21.2</text:p>
          </table:table-cell>
          <table:table-cell office:value-type="float" office:value="9.7">
            <text:p>9.7</text:p>
          </table:table-cell>
          <table:table-cell office:value-type="float" office:value="0.179121">
            <text:p>0.179121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79.566599">
            <text:p>-79.566599</text:p>
          </table:table-cell>
          <table:table-cell office:value-type="float" office:value="0.208452">
            <text:p>0.208452</text:p>
          </table:table-cell>
          <table:table-cell office:value-type="float" office:value="0.096094">
            <text:p>0.096094</text:p>
          </table:table-cell>
          <table:table-cell office:value-type="float" office:value="0.1107">
            <text:p>0.1107</text:p>
          </table:table-cell>
          <table:table-cell office:value-type="float" office:value="26">
            <text:p>26</text:p>
          </table:table-cell>
          <table:table-cell office:value-type="float" office:value="283.96">
            <text:p>283.96</text:p>
          </table:table-cell>
          <table:table-cell office:value-type="float" office:value="24">
            <text:p>24</text:p>
          </table:table-cell>
          <table:table-cell office:value-type="float" office:value="19.8">
            <text:p>19.8</text:p>
          </table:table-cell>
          <table:table-cell office:value-type="float" office:value="0.414942">
            <text:p>0.414942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2.767214">
            <text:p>-92.767214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348402">
            <text:p>0.348402</text:p>
          </table:table-cell>
          <table:table-cell office:value-type="float" office:value="48">
            <text:p>48</text:p>
          </table:table-cell>
          <table:table-cell office:value-type="float" office:value="76.9694">
            <text:p>76.9694</text:p>
          </table:table-cell>
          <table:table-cell office:value-type="float" office:value="16.9">
            <text:p>16.9</text:p>
          </table:table-cell>
          <table:table-cell office:value-type="float" office:value="4">
            <text:p>4</text:p>
          </table:table-cell>
          <table:table-cell office:value-type="float" office:value="0.406623">
            <text:p>0.406623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0.891876">
            <text:p>-90.891876</text:p>
          </table:table-cell>
          <table:table-cell office:value-type="float" office:value="0.208452">
            <text:p>0.208452</text:p>
          </table:table-cell>
          <table:table-cell office:value-type="float" office:value="0.476606">
            <text:p>0.476606</text:p>
          </table:table-cell>
          <table:table-cell office:value-type="float" office:value="0.169252">
            <text:p>0.169252</text:p>
          </table:table-cell>
          <table:table-cell office:value-type="float" office:value="23">
            <text:p>23</text:p>
          </table:table-cell>
          <table:table-cell office:value-type="float" office:value="125.181">
            <text:p>125.181</text:p>
          </table:table-cell>
          <table:table-cell office:value-type="float" office:value="20.4">
            <text:p>20.4</text:p>
          </table:table-cell>
          <table:table-cell office:value-type="float" office:value="7.2">
            <text:p>7.2</text:p>
          </table:table-cell>
          <table:table-cell office:value-type="float" office:value="0.910135">
            <text:p>0.910135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4.778924">
            <text:p>-94.778924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0.1107">
            <text:p>0.1107</text:p>
          </table:table-cell>
          <table:table-cell office:value-type="float" office:value="12">
            <text:p>12</text:p>
          </table:table-cell>
          <table:table-cell office:value-type="float" office:value="28.5367">
            <text:p>28.5367</text:p>
          </table:table-cell>
          <table:table-cell office:value-type="float" office:value="9.3">
            <text:p>9.3</text:p>
          </table:table-cell>
          <table:table-cell office:value-type="float" office:value="0.9">
            <text:p>0.9</text:p>
          </table:table-cell>
          <table:table-cell office:value-type="float" office:value="0.595606">
            <text:p>0.595606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5.290453">
            <text:p>-75.290453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68974">
            <text:p>2.68974</text:p>
          </table:table-cell>
          <table:table-cell office:value-type="float" office:value="0">
            <text:p>0</text:p>
          </table:table-cell>
          <table:table-cell office:value-type="float" office:value="13.6383">
            <text:p>13.6383</text:p>
          </table:table-cell>
          <table:table-cell office:value-type="float" office:value="3.6">
            <text:p>3.6</text:p>
          </table:table-cell>
          <table:table-cell office:value-type="float" office:value="3.3">
            <text:p>3.3</text:p>
          </table:table-cell>
          <table:table-cell office:value-type="float" office:value="1.62996">
            <text:p>1.62996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4.666771">
            <text:p>-74.666771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147108">
            <text:p>2.147108</text:p>
          </table:table-cell>
          <table:table-cell office:value-type="float" office:value="0">
            <text:p>0</text:p>
          </table:table-cell>
          <table:table-cell office:value-type="float" office:value="1.29823">
            <text:p>1.29823</text:p>
          </table:table-cell>
          <table:table-cell table:number-columns-repeated="2" office:value-type="float" office:value="2.5">
            <text:p>2.5</text:p>
          </table:table-cell>
          <table:table-cell office:value-type="float" office:value="0.94844">
            <text:p>0.94844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6.320023">
            <text:p>-76.320023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943272">
            <text:p>2.943272</text:p>
          </table:table-cell>
          <table:table-cell office:value-type="float" office:value="2">
            <text:p>2</text:p>
          </table:table-cell>
          <table:table-cell office:value-type="float" office:value="13.4349">
            <text:p>13.4349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1.50282">
            <text:p>1.50282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94.793469">
            <text:p>-94.793469</text:p>
          </table:table-cell>
          <table:table-cell office:value-type="float" office:value="0.208452">
            <text:p>0.208452</text:p>
          </table:table-cell>
          <table:table-cell office:value-type="float" office:value="0.970708">
            <text:p>0.970708</text:p>
          </table:table-cell>
          <table:table-cell office:value-type="float" office:value="0.209462">
            <text:p>0.209462</text:p>
          </table:table-cell>
          <table:table-cell office:value-type="float" office:value="48">
            <text:p>48</text:p>
          </table:table-cell>
          <table:table-cell office:value-type="float" office:value="20.7485">
            <text:p>20.7485</text:p>
          </table:table-cell>
          <table:table-cell office:value-type="float" office:value="7.9">
            <text:p>7.9</text:p>
          </table:table-cell>
          <table:table-cell office:value-type="float" office:value="0.4">
            <text:p>0.4</text:p>
          </table:table-cell>
          <table:table-cell office:value-type="float" office:value="0.282163">
            <text:p>0.282163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72.575368">
            <text:p>-72.575368</text:p>
          </table:table-cell>
          <table:table-cell office:value-type="float" office:value="0.208452">
            <text:p>0.20845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06372">
            <text:p>6.06372</text:p>
          </table:table-cell>
          <table:table-cell office:value-type="float" office:value="3.2">
            <text:p>3.2</text:p>
          </table:table-cell>
          <table:table-cell office:value-type="float" office:value="3.1">
            <text:p>3.1</text:p>
          </table:table-cell>
          <table:table-cell office:value-type="float" office:value="0.001619">
            <text:p>0.001619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0.613784">
            <text:p>-90.613784</text:p>
          </table:table-cell>
          <table:table-cell office:value-type="float" office:value="0.208452">
            <text:p>0.208452</text:p>
          </table:table-cell>
          <table:table-cell office:value-type="float" office:value="0.324419">
            <text:p>0.324419</text:p>
          </table:table-cell>
          <table:table-cell office:value-type="float" office:value="0.17799">
            <text:p>0.17799</text:p>
          </table:table-cell>
          <table:table-cell office:value-type="float" office:value="34">
            <text:p>34</text:p>
          </table:table-cell>
          <table:table-cell office:value-type="float" office:value="113.321">
            <text:p>113.321</text:p>
          </table:table-cell>
          <table:table-cell office:value-type="float" office:value="19.6">
            <text:p>19.6</text:p>
          </table:table-cell>
          <table:table-cell office:value-type="float" office:value="6.4">
            <text:p>6.4</text:p>
          </table:table-cell>
          <table:table-cell office:value-type="float" office:value="0.656349">
            <text:p>0.656349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2.307424">
            <text:p>-92.307424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0.1107">
            <text:p>0.1107</text:p>
          </table:table-cell>
          <table:table-cell office:value-type="float" office:value="13">
            <text:p>13</text:p>
          </table:table-cell>
          <table:table-cell office:value-type="float" office:value="95.9285">
            <text:p>95.9285</text:p>
          </table:table-cell>
          <table:table-cell office:value-type="float" office:value="18.9">
            <text:p>18.9</text:p>
          </table:table-cell>
          <table:table-cell office:value-type="float" office:value="5.2">
            <text:p>5.2</text:p>
          </table:table-cell>
          <table:table-cell office:value-type="float" office:value="1.63617">
            <text:p>1.63617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1.545148">
            <text:p>-91.545148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186127">
            <text:p>0.186127</text:p>
          </table:table-cell>
          <table:table-cell office:value-type="float" office:value="14">
            <text:p>14</text:p>
          </table:table-cell>
          <table:table-cell office:value-type="float" office:value="106.209">
            <text:p>106.209</text:p>
          </table:table-cell>
          <table:table-cell office:value-type="float" office:value="19.2">
            <text:p>19.2</text:p>
          </table:table-cell>
          <table:table-cell office:value-type="float" office:value="6">
            <text:p>6</text:p>
          </table:table-cell>
          <table:table-cell office:value-type="float" office:value="0.275478">
            <text:p>0.275478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4.343769">
            <text:p>-74.343769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943272">
            <text:p>2.943272</text:p>
          </table:table-cell>
          <table:table-cell office:value-type="float" office:value="2">
            <text:p>2</text:p>
          </table:table-cell>
          <table:table-cell office:value-type="float" office:value="10.923">
            <text:p>10.923</text:p>
          </table:table-cell>
          <table:table-cell office:value-type="float" office:value="3.5">
            <text:p>3.5</text:p>
          </table:table-cell>
          <table:table-cell office:value-type="float" office:value="2.9">
            <text:p>2.9</text:p>
          </table:table-cell>
          <table:table-cell office:value-type="float" office:value="1.34227">
            <text:p>1.34227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70.551324">
            <text:p>-70.551324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3.532606">
            <text:p>3.532606</text:p>
          </table:table-cell>
          <table:table-cell office:value-type="float" office:value="0">
            <text:p>0</text:p>
          </table:table-cell>
          <table:table-cell office:value-type="float" office:value="2.04345">
            <text:p>2.0434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.71675">
            <text:p>1.71675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70">
            <text:p>-70</text:p>
          </table:table-cell>
          <table:table-cell office:value-type="float" office:value="0.208452">
            <text:p>0.208452</text:p>
          </table:table-cell>
          <table:table-cell office:value-type="float" office:value="0.423792">
            <text:p>0.42379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.14226">
            <text:p>3.14226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89062">
            <text:p>1.89062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89.152014">
            <text:p>-89.152014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4.483">
            <text:p>154.483</text:p>
          </table:table-cell>
          <table:table-cell office:value-type="float" office:value="21.4">
            <text:p>21.4</text:p>
          </table:table-cell>
          <table:table-cell office:value-type="float" office:value="9.5">
            <text:p>9.5</text:p>
          </table:table-cell>
          <table:table-cell office:value-type="float" office:value="1.04425">
            <text:p>1.04425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9.651678">
            <text:p>-79.651678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2.085462">
            <text:p>2.085462</text:p>
          </table:table-cell>
          <table:table-cell office:value-type="float" office:value="0">
            <text:p>0</text:p>
          </table:table-cell>
          <table:table-cell office:value-type="float" office:value="14.4202">
            <text:p>14.4202</text:p>
          </table:table-cell>
          <table:table-cell office:value-type="float" office:value="3.2">
            <text:p>3.2</text:p>
          </table:table-cell>
          <table:table-cell office:value-type="float" office:value="2.6">
            <text:p>2.6</text:p>
          </table:table-cell>
          <table:table-cell office:value-type="float" office:value="1.84256">
            <text:p>1.84256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94.124986">
            <text:p>-94.124986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1.058821">
            <text:p>1.058821</text:p>
          </table:table-cell>
          <table:table-cell office:value-type="float" office:value="6">
            <text:p>6</text:p>
          </table:table-cell>
          <table:table-cell office:value-type="float" office:value="51.9348">
            <text:p>51.9348</text:p>
          </table:table-cell>
          <table:table-cell office:value-type="float" office:value="13.7">
            <text:p>13.7</text:p>
          </table:table-cell>
          <table:table-cell office:value-type="float" office:value="2.3">
            <text:p>2.3</text:p>
          </table:table-cell>
          <table:table-cell office:value-type="float" office:value="0.958921">
            <text:p>0.958921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87.883482">
            <text:p>-87.883482</text:p>
          </table:table-cell>
          <table:table-cell office:value-type="float" office:value="0.208452">
            <text:p>0.208452</text:p>
          </table:table-cell>
          <table:table-cell office:value-type="float" office:value="0.754068">
            <text:p>0.75406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73.16">
            <text:p>173.16</text:p>
          </table:table-cell>
          <table:table-cell office:value-type="float" office:value="23.6">
            <text:p>23.6</text:p>
          </table:table-cell>
          <table:table-cell office:value-type="float" office:value="11.2">
            <text:p>11.2</text:p>
          </table:table-cell>
          <table:table-cell office:value-type="float" office:value="1.59056">
            <text:p>1.59056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0.901932">
            <text:p>-90.901932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1107">
            <text:p>0.1107</text:p>
          </table:table-cell>
          <table:table-cell office:value-type="float" office:value="15">
            <text:p>15</text:p>
          </table:table-cell>
          <table:table-cell office:value-type="float" office:value="116.137">
            <text:p>116.137</text:p>
          </table:table-cell>
          <table:table-cell office:value-type="float" office:value="19.8">
            <text:p>19.8</text:p>
          </table:table-cell>
          <table:table-cell office:value-type="float" office:value="6.7">
            <text:p>6.7</text:p>
          </table:table-cell>
          <table:table-cell office:value-type="float" office:value="0.104571">
            <text:p>0.104571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4.480772">
            <text:p>-74.480772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2.969991">
            <text:p>2.969991</text:p>
          </table:table-cell>
          <table:table-cell office:value-type="float" office:value="0">
            <text:p>0</text:p>
          </table:table-cell>
          <table:table-cell office:value-type="float" office:value="0.998805">
            <text:p>0.998805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1.36438">
            <text:p>1.36438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94.367558">
            <text:p>-94.367558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1.411493">
            <text:p>1.411493</text:p>
          </table:table-cell>
          <table:table-cell office:value-type="float" office:value="49">
            <text:p>49</text:p>
          </table:table-cell>
          <table:table-cell office:value-type="float" office:value="39.3387">
            <text:p>39.3387</text:p>
          </table:table-cell>
          <table:table-cell office:value-type="float" office:value="11.8">
            <text:p>11.8</text:p>
          </table:table-cell>
          <table:table-cell office:value-type="float" office:value="1.6">
            <text:p>1.6</text:p>
          </table:table-cell>
          <table:table-cell office:value-type="float" office:value="1.71553">
            <text:p>1.71553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92.532776">
            <text:p>-92.532776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348402">
            <text:p>0.348402</text:p>
          </table:table-cell>
          <table:table-cell office:value-type="float" office:value="49">
            <text:p>49</text:p>
          </table:table-cell>
          <table:table-cell office:value-type="float" office:value="71.7998">
            <text:p>71.7998</text:p>
          </table:table-cell>
          <table:table-cell office:value-type="float" office:value="16.1">
            <text:p>16.1</text:p>
          </table:table-cell>
          <table:table-cell office:value-type="float" office:value="3.7">
            <text:p>3.7</text:p>
          </table:table-cell>
          <table:table-cell office:value-type="float" office:value="0.402141">
            <text:p>0.402141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88.469901">
            <text:p>-88.469901</text:p>
          </table:table-cell>
          <table:table-cell office:value-type="float" office:value="0.208452">
            <text:p>0.208452</text:p>
          </table:table-cell>
          <table:table-cell office:value-type="float" office:value="0.480336">
            <text:p>0.48033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70.412">
            <text:p>170.412</text:p>
          </table:table-cell>
          <table:table-cell office:value-type="float" office:value="21.9">
            <text:p>21.9</text:p>
          </table:table-cell>
          <table:table-cell office:value-type="float" office:value="10.5">
            <text:p>10.5</text:p>
          </table:table-cell>
          <table:table-cell office:value-type="float" office:value="0.661326">
            <text:p>0.661326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71.313726">
            <text:p>-71.313726</text:p>
          </table:table-cell>
          <table:table-cell office:value-type="float" office:value="0.208452">
            <text:p>0.208452</text:p>
          </table:table-cell>
          <table:table-cell office:value-type="float" office:value="0.756786">
            <text:p>0.756786</text:p>
          </table:table-cell>
          <table:table-cell office:value-type="float" office:value="2.68974">
            <text:p>2.68974</text:p>
          </table:table-cell>
          <table:table-cell office:value-type="float" office:value="0">
            <text:p>0</text:p>
          </table:table-cell>
          <table:table-cell office:value-type="float" office:value="-5.36815">
            <text:p>-5.36815</text:p>
          </table:table-cell>
          <table:table-cell table:number-columns-repeated="2" office:value-type="float" office:value="1.8">
            <text:p>1.8</text:p>
          </table:table-cell>
          <table:table-cell office:value-type="float" office:value="1.02208">
            <text:p>1.02208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73.13324">
            <text:p>-73.13324</text:p>
          </table:table-cell>
          <table:table-cell office:value-type="float" office:value="0.208452">
            <text:p>0.208452</text:p>
          </table:table-cell>
          <table:table-cell office:value-type="float" office:value="0.957346">
            <text:p>0.9573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0.574279">
            <text:p>-0.574279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1183">
            <text:p>1.1183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72.716278">
            <text:p>-72.716278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2.68974">
            <text:p>2.68974</text:p>
          </table:table-cell>
          <table:table-cell office:value-type="float" office:value="2">
            <text:p>2</text:p>
          </table:table-cell>
          <table:table-cell office:value-type="float" office:value="12.4394">
            <text:p>12.4394</text:p>
          </table:table-cell>
          <table:table-cell office:value-type="float" office:value="2.6">
            <text:p>2.6</text:p>
          </table:table-cell>
          <table:table-cell office:value-type="float" office:value="2.3">
            <text:p>2.3</text:p>
          </table:table-cell>
          <table:table-cell office:value-type="float" office:value="1.66545">
            <text:p>1.66545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75.149491">
            <text:p>-75.149491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4.787158">
            <text:p>4.787158</text:p>
          </table:table-cell>
          <table:table-cell office:value-type="float" office:value="2">
            <text:p>2</text:p>
          </table:table-cell>
          <table:table-cell office:value-type="float" office:value="6.19548">
            <text:p>6.19548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office:value-type="float" office:value="1.40306">
            <text:p>1.40306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92.390746">
            <text:p>-92.390746</text:p>
          </table:table-cell>
          <table:table-cell office:value-type="float" office:value="0.208452">
            <text:p>0.208452</text:p>
          </table:table-cell>
          <table:table-cell office:value-type="float" office:value="0.324419">
            <text:p>0.324419</text:p>
          </table:table-cell>
          <table:table-cell office:value-type="float" office:value="0.17799">
            <text:p>0.17799</text:p>
          </table:table-cell>
          <table:table-cell office:value-type="float" office:value="23">
            <text:p>23</text:p>
          </table:table-cell>
          <table:table-cell office:value-type="float" office:value="79.1504">
            <text:p>79.1504</text:p>
          </table:table-cell>
          <table:table-cell office:value-type="float" office:value="17.7">
            <text:p>17.7</text:p>
          </table:table-cell>
          <table:table-cell office:value-type="float" office:value="4.1">
            <text:p>4.1</text:p>
          </table:table-cell>
          <table:table-cell office:value-type="float" office:value="0.654331">
            <text:p>0.654331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93.256264">
            <text:p>-93.256264</text:p>
          </table:table-cell>
          <table:table-cell office:value-type="float" office:value="0.208452">
            <text:p>0.208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.618">
            <text:p>55.618</text:p>
          </table:table-cell>
          <table:table-cell office:value-type="float" office:value="14.2">
            <text:p>14.2</text:p>
          </table:table-cell>
          <table:table-cell office:value-type="float" office:value="2.6">
            <text:p>2.6</text:p>
          </table:table-cell>
          <table:table-cell office:value-type="float" office:value="0.839223">
            <text:p>0.839223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2.573145">
            <text:p>-92.573145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1107">
            <text:p>0.1107</text:p>
          </table:table-cell>
          <table:table-cell office:value-type="float" office:value="22">
            <text:p>22</text:p>
          </table:table-cell>
          <table:table-cell office:value-type="float" office:value="72.0467">
            <text:p>72.0467</text:p>
          </table:table-cell>
          <table:table-cell office:value-type="float" office:value="16.4">
            <text:p>16.4</text:p>
          </table:table-cell>
          <table:table-cell office:value-type="float" office:value="3.7">
            <text:p>3.7</text:p>
          </table:table-cell>
          <table:table-cell office:value-type="float" office:value="0.142967">
            <text:p>0.142967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90.244927">
            <text:p>-90.244927</text:p>
          </table:table-cell>
          <table:table-cell office:value-type="float" office:value="0.208452">
            <text:p>0.208452</text:p>
          </table:table-cell>
          <table:table-cell office:value-type="float" office:value="0.970708">
            <text:p>0.970708</text:p>
          </table:table-cell>
          <table:table-cell office:value-type="float" office:value="0.047">
            <text:p>0.047</text:p>
          </table:table-cell>
          <table:table-cell office:value-type="float" office:value="42">
            <text:p>42</text:p>
          </table:table-cell>
          <table:table-cell office:value-type="float" office:value="116.877">
            <text:p>116.877</text:p>
          </table:table-cell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office:value-type="float" office:value="1.40295">
            <text:p>1.40295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94.773013">
            <text:p>-94.773013</text:p>
          </table:table-cell>
          <table:table-cell office:value-type="float" office:value="0.208452">
            <text:p>0.208452</text:p>
          </table:table-cell>
          <table:table-cell office:value-type="float" office:value="0.324419">
            <text:p>0.324419</text:p>
          </table:table-cell>
          <table:table-cell office:value-type="float" office:value="0.17799">
            <text:p>0.17799</text:p>
          </table:table-cell>
          <table:table-cell office:value-type="float" office:value="42">
            <text:p>42</text:p>
          </table:table-cell>
          <table:table-cell office:value-type="float" office:value="33.6702">
            <text:p>33.6702</text:p>
          </table:table-cell>
          <table:table-cell office:value-type="float" office:value="10.9">
            <text:p>10.9</text:p>
          </table:table-cell>
          <table:table-cell office:value-type="float" office:value="1.2">
            <text:p>1.2</text:p>
          </table:table-cell>
          <table:table-cell office:value-type="float" office:value="0.282065">
            <text:p>0.282065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88.947039">
            <text:p>-88.947039</text:p>
          </table:table-cell>
          <table:table-cell office:value-type="float" office:value="0.208452">
            <text:p>0.208452</text:p>
          </table:table-cell>
          <table:table-cell office:value-type="float" office:value="0">
            <text:p>0</text:p>
          </table:table-cell>
          <table:table-cell office:value-type="float" office:value="0.348402">
            <text:p>0.348402</text:p>
          </table:table-cell>
          <table:table-cell office:value-type="float" office:value="46">
            <text:p>46</text:p>
          </table:table-cell>
          <table:table-cell office:value-type="float" office:value="142.496">
            <text:p>142.496</text:p>
          </table:table-cell>
          <table:table-cell office:value-type="float" office:value="21.1">
            <text:p>21.1</text:p>
          </table:table-cell>
          <table:table-cell office:value-type="float" office:value="8.4">
            <text:p>8.4</text:p>
          </table:table-cell>
          <table:table-cell office:value-type="float" office:value="0.489788">
            <text:p>0.489788</text:p>
          </table:table-cell>
          <table:table-cell table:number-columns-repeated="4"/>
        </table:table-row>
      </table:table>
      <table:table table:name="25.se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  <table:table-cell/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4.808533">
            <text:p>-94.808533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9.1482">
            <text:p>19.1482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0.133386">
            <text:p>0.133386</text:p>
          </table:table-cell>
          <table:table-cell/>
          <table:table-cell table:formula="of:=MIN([.G2:.G150])" office:value-type="float" office:value="-5.48879">
            <text:p>-5.48879</text:p>
          </table:table-cell>
          <table:table-cell table:formula="of:=MAX([.H2:.H150])" office:value-type="float" office:value="24">
            <text:p>24</text:p>
          </table:table-cell>
          <table:table-cell table:formula="of:=MIN([.I2:.I150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686.699611">
            <text:p>-1686.699611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2.930593">
            <text:p>2.930593</text:p>
          </table:table-cell>
          <table:table-cell office:value-type="float" office:value="725">
            <text:p>725</text:p>
          </table:table-cell>
          <table:table-cell office:value-type="float" office:value="14.9364">
            <text:p>14.9364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000736">
            <text:p>0.00073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372713">
            <text:p>-94.372713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0.643336">
            <text:p>0.643336</text:p>
          </table:table-cell>
          <table:table-cell office:value-type="float" office:value="29">
            <text:p>29</text:p>
          </table:table-cell>
          <table:table-cell office:value-type="float" office:value="35.7779">
            <text:p>35.7779</text:p>
          </table:table-cell>
          <table:table-cell office:value-type="float" office:value="11.1">
            <text:p>11.1</text:p>
          </table:table-cell>
          <table:table-cell office:value-type="float" office:value="1.3">
            <text:p>1.3</text:p>
          </table:table-cell>
          <table:table-cell office:value-type="float" office:value="0.843536">
            <text:p>0.84353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3.47464">
            <text:p>-3.47464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.232243">
            <text:p>0.23224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0.820717">
            <text:p>-90.820717</text:p>
          </table:table-cell>
          <table:table-cell office:value-type="float" office:value="0.194792">
            <text:p>0.194792</text:p>
          </table:table-cell>
          <table:table-cell office:value-type="float" office:value="0.250047">
            <text:p>0.250047</text:p>
          </table:table-cell>
          <table:table-cell office:value-type="float" office:value="0.693836">
            <text:p>0.693836</text:p>
          </table:table-cell>
          <table:table-cell office:value-type="float" office:value="36">
            <text:p>36</text:p>
          </table:table-cell>
          <table:table-cell office:value-type="float" office:value="121.599">
            <text:p>121.599</text:p>
          </table:table-cell>
          <table:table-cell office:value-type="float" office:value="20.4">
            <text:p>20.4</text:p>
          </table:table-cell>
          <table:table-cell office:value-type="float" office:value="7.1">
            <text:p>7.1</text:p>
          </table:table-cell>
          <table:table-cell office:value-type="float" office:value="1.76782">
            <text:p>1.76782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3.427947">
            <text:p>-93.427947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693836">
            <text:p>0.693836</text:p>
          </table:table-cell>
          <table:table-cell office:value-type="float" office:value="41">
            <text:p>41</text:p>
          </table:table-cell>
          <table:table-cell office:value-type="float" office:value="63.7562">
            <text:p>63.7562</text:p>
          </table:table-cell>
          <table:table-cell office:value-type="float" office:value="14.9">
            <text:p>14.9</text:p>
          </table:table-cell>
          <table:table-cell office:value-type="float" office:value="3.1">
            <text:p>3.1</text:p>
          </table:table-cell>
          <table:table-cell office:value-type="float" office:value="0.722033">
            <text:p>0.72203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5.075327">
            <text:p>-75.075327</text:p>
          </table:table-cell>
          <table:table-cell office:value-type="float" office:value="0.194792">
            <text:p>0.194792</text:p>
          </table:table-cell>
          <table:table-cell office:value-type="float" office:value="0.357444">
            <text:p>0.357444</text:p>
          </table:table-cell>
          <table:table-cell office:value-type="float" office:value="4.957605">
            <text:p>4.957605</text:p>
          </table:table-cell>
          <table:table-cell office:value-type="float" office:value="2">
            <text:p>2</text:p>
          </table:table-cell>
          <table:table-cell office:value-type="float" office:value="5.7844">
            <text:p>5.7844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1.99371">
            <text:p>1.99371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4.814114">
            <text:p>-94.814114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0.7487">
            <text:p>20.7487</text:p>
          </table:table-cell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0.127642">
            <text:p>0.12764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89.44761">
            <text:p>-89.44761</text:p>
          </table:table-cell>
          <table:table-cell office:value-type="float" office:value="0.194792">
            <text:p>0.194792</text:p>
          </table:table-cell>
          <table:table-cell office:value-type="float" office:value="0.645658">
            <text:p>0.64565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1.491">
            <text:p>141.491</text:p>
          </table:table-cell>
          <table:table-cell office:value-type="float" office:value="21.3">
            <text:p>21.3</text:p>
          </table:table-cell>
          <table:table-cell office:value-type="float" office:value="8.5">
            <text:p>8.5</text:p>
          </table:table-cell>
          <table:table-cell office:value-type="float" office:value="0.743416">
            <text:p>0.743416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4.611688">
            <text:p>-94.611688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310473">
            <text:p>0.310473</text:p>
          </table:table-cell>
          <table:table-cell office:value-type="float" office:value="45">
            <text:p>45</text:p>
          </table:table-cell>
          <table:table-cell office:value-type="float" office:value="36.0222">
            <text:p>36.0222</text:p>
          </table:table-cell>
          <table:table-cell office:value-type="float" office:value="11.4">
            <text:p>11.4</text:p>
          </table:table-cell>
          <table:table-cell office:value-type="float" office:value="1.3">
            <text:p>1.3</text:p>
          </table:table-cell>
          <table:table-cell office:value-type="float" office:value="0.173569">
            <text:p>0.17356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3.33573">
            <text:p>-93.33573</text:p>
          </table:table-cell>
          <table:table-cell office:value-type="float" office:value="0.194792">
            <text:p>0.194792</text:p>
          </table:table-cell>
          <table:table-cell office:value-type="float" office:value="0.020541">
            <text:p>0.020541</text:p>
          </table:table-cell>
          <table:table-cell office:value-type="float" office:value="0.048577">
            <text:p>0.048577</text:p>
          </table:table-cell>
          <table:table-cell office:value-type="float" office:value="46">
            <text:p>46</text:p>
          </table:table-cell>
          <table:table-cell office:value-type="float" office:value="54.5667">
            <text:p>54.5667</text:p>
          </table:table-cell>
          <table:table-cell office:value-type="float" office:value="13.5">
            <text:p>13.5</text:p>
          </table:table-cell>
          <table:table-cell office:value-type="float" office:value="2.5">
            <text:p>2.5</text:p>
          </table:table-cell>
          <table:table-cell office:value-type="float" office:value="0.070653">
            <text:p>0.07065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0.975568">
            <text:p>0.9755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861933">
            <text:p>0.861933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69505">
            <text:p>1.6950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3.428822">
            <text:p>-93.428822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674571">
            <text:p>0.674571</text:p>
          </table:table-cell>
          <table:table-cell office:value-type="float" office:value="42">
            <text:p>42</text:p>
          </table:table-cell>
          <table:table-cell office:value-type="float" office:value="63.6866">
            <text:p>63.6866</text:p>
          </table:table-cell>
          <table:table-cell office:value-type="float" office:value="14.8">
            <text:p>14.8</text:p>
          </table:table-cell>
          <table:table-cell office:value-type="float" office:value="3.1">
            <text:p>3.1</text:p>
          </table:table-cell>
          <table:table-cell office:value-type="float" office:value="0.662831">
            <text:p>0.66283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4.422975">
            <text:p>-94.422975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2.930593">
            <text:p>2.930593</text:p>
          </table:table-cell>
          <table:table-cell office:value-type="float" office:value="45">
            <text:p>45</text:p>
          </table:table-cell>
          <table:table-cell office:value-type="float" office:value="34.277">
            <text:p>34.277</text:p>
          </table:table-cell>
          <table:table-cell office:value-type="float" office:value="10.8">
            <text:p>10.8</text:p>
          </table:table-cell>
          <table:table-cell office:value-type="float" office:value="1.2">
            <text:p>1.2</text:p>
          </table:table-cell>
          <table:table-cell office:value-type="float" office:value="1.90309">
            <text:p>1.9030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87.158617">
            <text:p>-87.158617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9.935">
            <text:p>159.935</text:p>
          </table:table-cell>
          <table:table-cell office:value-type="float" office:value="21.7">
            <text:p>21.7</text:p>
          </table:table-cell>
          <table:table-cell office:value-type="float" office:value="10.7">
            <text:p>10.7</text:p>
          </table:table-cell>
          <table:table-cell office:value-type="float" office:value="1.874">
            <text:p>1.87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2.537267">
            <text:p>-92.537267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72.2869">
            <text:p>72.2869</text:p>
          </table:table-cell>
          <table:table-cell office:value-type="float" office:value="15.9">
            <text:p>15.9</text:p>
          </table:table-cell>
          <table:table-cell office:value-type="float" office:value="3.7">
            <text:p>3.7</text:p>
          </table:table-cell>
          <table:table-cell office:value-type="float" office:value="1.23167">
            <text:p>1.2316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4.807105">
            <text:p>-94.807105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3.9361">
            <text:p>23.9361</text:p>
          </table:table-cell>
          <table:table-cell office:value-type="float" office:value="8.4">
            <text:p>8.4</text:p>
          </table:table-cell>
          <table:table-cell office:value-type="float" office:value="0.6">
            <text:p>0.6</text:p>
          </table:table-cell>
          <table:table-cell office:value-type="float" office:value="0.259147">
            <text:p>0.25914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4.56037">
            <text:p>-74.56037</text:p>
          </table:table-cell>
          <table:table-cell office:value-type="float" office:value="0.194792">
            <text:p>0.194792</text:p>
          </table:table-cell>
          <table:table-cell office:value-type="float" office:value="0.105005">
            <text:p>0.105005</text:p>
          </table:table-cell>
          <table:table-cell office:value-type="float" office:value="2.170705">
            <text:p>2.170705</text:p>
          </table:table-cell>
          <table:table-cell office:value-type="float" office:value="0">
            <text:p>0</text:p>
          </table:table-cell>
          <table:table-cell office:value-type="float" office:value="0.451523">
            <text:p>0.451523</text:p>
          </table:table-cell>
          <table:table-cell table:number-columns-repeated="2" office:value-type="float" office:value="2.5">
            <text:p>2.5</text:p>
          </table:table-cell>
          <table:table-cell office:value-type="float" office:value="1.08056">
            <text:p>1.0805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2.930593">
            <text:p>2.930593</text:p>
          </table:table-cell>
          <table:table-cell office:value-type="float" office:value="0">
            <text:p>0</text:p>
          </table:table-cell>
          <table:table-cell office:value-type="float" office:value="-4.10167">
            <text:p>-4.10167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.471693">
            <text:p>0.47169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4.502324">
            <text:p>-94.502324</text:p>
          </table:table-cell>
          <table:table-cell office:value-type="float" office:value="0.194792">
            <text:p>0.194792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5.0652">
            <text:p>45.0652</text:p>
          </table:table-cell>
          <table:table-cell office:value-type="float" office:value="12.7">
            <text:p>12.7</text:p>
          </table:table-cell>
          <table:table-cell office:value-type="float" office:value="1.9">
            <text:p>1.9</text:p>
          </table:table-cell>
          <table:table-cell office:value-type="float" office:value="0.001969">
            <text:p>0.001969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4.78861">
            <text:p>-94.78861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3.920849">
            <text:p>3.920849</text:p>
          </table:table-cell>
          <table:table-cell office:value-type="float" office:value="15">
            <text:p>15</text:p>
          </table:table-cell>
          <table:table-cell office:value-type="float" office:value="27.2025">
            <text:p>27.2025</text:p>
          </table:table-cell>
          <table:table-cell office:value-type="float" office:value="9.5">
            <text:p>9.5</text:p>
          </table:table-cell>
          <table:table-cell office:value-type="float" office:value="0.8">
            <text:p>0.8</text:p>
          </table:table-cell>
          <table:table-cell office:value-type="float" office:value="1.77092">
            <text:p>1.77092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89.794792">
            <text:p>-89.794792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674571">
            <text:p>0.674571</text:p>
          </table:table-cell>
          <table:table-cell office:value-type="float" office:value="43">
            <text:p>43</text:p>
          </table:table-cell>
          <table:table-cell office:value-type="float" office:value="141.817">
            <text:p>141.817</text:p>
          </table:table-cell>
          <table:table-cell office:value-type="float" office:value="21">
            <text:p>21</text:p>
          </table:table-cell>
          <table:table-cell office:value-type="float" office:value="8.4">
            <text:p>8.4</text:p>
          </table:table-cell>
          <table:table-cell office:value-type="float" office:value="0.913381">
            <text:p>0.913381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76.239067">
            <text:p>-76.239067</text:p>
          </table:table-cell>
          <table:table-cell office:value-type="float" office:value="0.194792">
            <text:p>0.194792</text:p>
          </table:table-cell>
          <table:table-cell office:value-type="float" office:value="0.751386">
            <text:p>0.751386</text:p>
          </table:table-cell>
          <table:table-cell office:value-type="float" office:value="2.205508">
            <text:p>2.205508</text:p>
          </table:table-cell>
          <table:table-cell office:value-type="float" office:value="2">
            <text:p>2</text:p>
          </table:table-cell>
          <table:table-cell office:value-type="float" office:value="12.4699">
            <text:p>12.4699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52767">
            <text:p>1.52767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1.914382">
            <text:p>-91.914382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9.5094">
            <text:p>89.5094</text:p>
          </table:table-cell>
          <table:table-cell office:value-type="float" office:value="17.8">
            <text:p>17.8</text:p>
          </table:table-cell>
          <table:table-cell office:value-type="float" office:value="4.9">
            <text:p>4.9</text:p>
          </table:table-cell>
          <table:table-cell office:value-type="float" office:value="0.979194">
            <text:p>0.979194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5.34439">
            <text:p>-75.34439</text:p>
          </table:table-cell>
          <table:table-cell office:value-type="float" office:value="0.194792">
            <text:p>0.194792</text:p>
          </table:table-cell>
          <table:table-cell office:value-type="float" office:value="0.118997">
            <text:p>0.118997</text:p>
          </table:table-cell>
          <table:table-cell office:value-type="float" office:value="4.648121">
            <text:p>4.648121</text:p>
          </table:table-cell>
          <table:table-cell office:value-type="float" office:value="2">
            <text:p>2</text:p>
          </table:table-cell>
          <table:table-cell office:value-type="float" office:value="11.4548">
            <text:p>11.4548</text:p>
          </table:table-cell>
          <table:table-cell office:value-type="float" office:value="3.9">
            <text:p>3.9</text:p>
          </table:table-cell>
          <table:table-cell office:value-type="float" office:value="3.5">
            <text:p>3.5</text:p>
          </table:table-cell>
          <table:table-cell office:value-type="float" office:value="1.98759">
            <text:p>1.98759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91.57294">
            <text:p>-91.57294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134196">
            <text:p>0.134196</text:p>
          </table:table-cell>
          <table:table-cell office:value-type="float" office:value="34">
            <text:p>34</text:p>
          </table:table-cell>
          <table:table-cell office:value-type="float" office:value="98.6921">
            <text:p>98.6921</text:p>
          </table:table-cell>
          <table:table-cell office:value-type="float" office:value="19.1">
            <text:p>19.1</text:p>
          </table:table-cell>
          <table:table-cell office:value-type="float" office:value="5.5">
            <text:p>5.5</text:p>
          </table:table-cell>
          <table:table-cell office:value-type="float" office:value="0.196491">
            <text:p>0.196491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2.8237">
            <text:p>-92.8237</text:p>
          </table:table-cell>
          <table:table-cell office:value-type="float" office:value="0.194792">
            <text:p>0.194792</text:p>
          </table:table-cell>
          <table:table-cell office:value-type="float" office:value="0.124671">
            <text:p>0.124671</text:p>
          </table:table-cell>
          <table:table-cell office:value-type="float" office:value="0.577662">
            <text:p>0.577662</text:p>
          </table:table-cell>
          <table:table-cell office:value-type="float" office:value="39">
            <text:p>39</text:p>
          </table:table-cell>
          <table:table-cell office:value-type="float" office:value="78.6197">
            <text:p>78.6197</text:p>
          </table:table-cell>
          <table:table-cell office:value-type="float" office:value="17.5">
            <text:p>17.5</text:p>
          </table:table-cell>
          <table:table-cell office:value-type="float" office:value="4.1">
            <text:p>4.1</text:p>
          </table:table-cell>
          <table:table-cell office:value-type="float" office:value="0.838345">
            <text:p>0.838345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4.668895">
            <text:p>-74.668895</text:p>
          </table:table-cell>
          <table:table-cell office:value-type="float" office:value="0.194792">
            <text:p>0.194792</text:p>
          </table:table-cell>
          <table:table-cell office:value-type="float" office:value="0.635782">
            <text:p>0.635782</text:p>
          </table:table-cell>
          <table:table-cell office:value-type="float" office:value="2.445591">
            <text:p>2.445591</text:p>
          </table:table-cell>
          <table:table-cell office:value-type="float" office:value="1">
            <text:p>1</text:p>
          </table:table-cell>
          <table:table-cell office:value-type="float" office:value="7.50279">
            <text:p>7.50279</text:p>
          </table:table-cell>
          <table:table-cell office:value-type="float" office:value="2.9">
            <text:p>2.9</text:p>
          </table:table-cell>
          <table:table-cell office:value-type="float" office:value="2.4">
            <text:p>2.4</text:p>
          </table:table-cell>
          <table:table-cell office:value-type="float" office:value="1.85725">
            <text:p>1.85725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1.346755">
            <text:p>-91.346755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076482">
            <text:p>0.076482</text:p>
          </table:table-cell>
          <table:table-cell office:value-type="float" office:value="38">
            <text:p>38</text:p>
          </table:table-cell>
          <table:table-cell office:value-type="float" office:value="110.063">
            <text:p>110.063</text:p>
          </table:table-cell>
          <table:table-cell office:value-type="float" office:value="19.7">
            <text:p>19.7</text:p>
          </table:table-cell>
          <table:table-cell office:value-type="float" office:value="6.2">
            <text:p>6.2</text:p>
          </table:table-cell>
          <table:table-cell office:value-type="float" office:value="0.118115">
            <text:p>0.118115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1.815119">
            <text:p>-91.815119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134196">
            <text:p>0.134196</text:p>
          </table:table-cell>
          <table:table-cell office:value-type="float" office:value="32">
            <text:p>32</text:p>
          </table:table-cell>
          <table:table-cell office:value-type="float" office:value="89.8946">
            <text:p>89.8946</text:p>
          </table:table-cell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  <table:table-cell office:value-type="float" office:value="0.1698">
            <text:p>0.1698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4.783484">
            <text:p>-94.783484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3.920849">
            <text:p>3.920849</text:p>
          </table:table-cell>
          <table:table-cell office:value-type="float" office:value="12">
            <text:p>12</text:p>
          </table:table-cell>
          <table:table-cell office:value-type="float" office:value="28.7662">
            <text:p>28.7662</text:p>
          </table:table-cell>
          <table:table-cell office:value-type="float" office:value="9.7">
            <text:p>9.7</text:p>
          </table:table-cell>
          <table:table-cell office:value-type="float" office:value="0.9">
            <text:p>0.9</text:p>
          </table:table-cell>
          <table:table-cell office:value-type="float" office:value="1.95821">
            <text:p>1.95821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2.043493">
            <text:p>-92.043493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0.537887">
            <text:p>0.537887</text:p>
          </table:table-cell>
          <table:table-cell office:value-type="float" office:value="37">
            <text:p>37</text:p>
          </table:table-cell>
          <table:table-cell office:value-type="float" office:value="65.9066">
            <text:p>65.9066</text:p>
          </table:table-cell>
          <table:table-cell office:value-type="float" office:value="15.3">
            <text:p>15.3</text:p>
          </table:table-cell>
          <table:table-cell office:value-type="float" office:value="3.3">
            <text:p>3.3</text:p>
          </table:table-cell>
          <table:table-cell office:value-type="float" office:value="1.50735">
            <text:p>1.50735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72.483356">
            <text:p>-72.483356</text:p>
          </table:table-cell>
          <table:table-cell office:value-type="float" office:value="0.194792">
            <text:p>0.194792</text:p>
          </table:table-cell>
          <table:table-cell office:value-type="float" office:value="0.975568">
            <text:p>0.9755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21909">
            <text:p>1.21909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.69505">
            <text:p>1.69505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73.865281">
            <text:p>-73.865281</text:p>
          </table:table-cell>
          <table:table-cell office:value-type="float" office:value="0.194792">
            <text:p>0.194792</text:p>
          </table:table-cell>
          <table:table-cell office:value-type="float" office:value="0.080416">
            <text:p>0.080416</text:p>
          </table:table-cell>
          <table:table-cell office:value-type="float" office:value="1.227519">
            <text:p>1.227519</text:p>
          </table:table-cell>
          <table:table-cell office:value-type="float" office:value="2">
            <text:p>2</text:p>
          </table:table-cell>
          <table:table-cell office:value-type="float" office:value="8.97064">
            <text:p>8.97064</text:p>
          </table:table-cell>
          <table:table-cell office:value-type="float" office:value="4.4">
            <text:p>4.4</text:p>
          </table:table-cell>
          <table:table-cell office:value-type="float" office:value="4.1">
            <text:p>4.1</text:p>
          </table:table-cell>
          <table:table-cell office:value-type="float" office:value="1.2696">
            <text:p>1.2696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5.186815">
            <text:p>-75.186815</text:p>
          </table:table-cell>
          <table:table-cell office:value-type="float" office:value="0.194792">
            <text:p>0.194792</text:p>
          </table:table-cell>
          <table:table-cell office:value-type="float" office:value="0.609506">
            <text:p>0.609506</text:p>
          </table:table-cell>
          <table:table-cell office:value-type="float" office:value="2.445591">
            <text:p>2.445591</text:p>
          </table:table-cell>
          <table:table-cell office:value-type="float" office:value="1">
            <text:p>1</text:p>
          </table:table-cell>
          <table:table-cell office:value-type="float" office:value="8.68252">
            <text:p>8.6825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.88188">
            <text:p>1.88188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4.271976">
            <text:p>-94.271976</text:p>
          </table:table-cell>
          <table:table-cell office:value-type="float" office:value="0.194792">
            <text:p>0.194792</text:p>
          </table:table-cell>
          <table:table-cell table:number-columns-repeated="3" office:value-type="float" office:value="0">
            <text:p>0</text:p>
          </table:table-cell>
          <table:table-cell office:value-type="float" office:value="49.5809">
            <text:p>49.5809</text:p>
          </table:table-cell>
          <table:table-cell office:value-type="float" office:value="13.3">
            <text:p>13.3</text:p>
          </table:table-cell>
          <table:table-cell office:value-type="float" office:value="2.2">
            <text:p>2.2</text:p>
          </table:table-cell>
          <table:table-cell office:value-type="float" office:value="0.001969">
            <text:p>0.001969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797388">
            <text:p>-94.797388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3.920849">
            <text:p>3.920849</text:p>
          </table:table-cell>
          <table:table-cell office:value-type="float" office:value="15">
            <text:p>15</text:p>
          </table:table-cell>
          <table:table-cell office:value-type="float" office:value="25.6689">
            <text:p>25.6689</text:p>
          </table:table-cell>
          <table:table-cell office:value-type="float" office:value="9">
            <text:p>9</text:p>
          </table:table-cell>
          <table:table-cell office:value-type="float" office:value="0.7">
            <text:p>0.7</text:p>
          </table:table-cell>
          <table:table-cell office:value-type="float" office:value="1.52699">
            <text:p>1.52699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5.143287">
            <text:p>-75.143287</text:p>
          </table:table-cell>
          <table:table-cell office:value-type="float" office:value="0.194792">
            <text:p>0.194792</text:p>
          </table:table-cell>
          <table:table-cell office:value-type="float" office:value="0.635782">
            <text:p>0.635782</text:p>
          </table:table-cell>
          <table:table-cell office:value-type="float" office:value="2.445591">
            <text:p>2.445591</text:p>
          </table:table-cell>
          <table:table-cell office:value-type="float" office:value="2">
            <text:p>2</text:p>
          </table:table-cell>
          <table:table-cell office:value-type="float" office:value="9.15361">
            <text:p>9.15361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87041">
            <text:p>1.87041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2.532775">
            <text:p>-72.532775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.44162">
            <text:p>3.44162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1.94457">
            <text:p>1.94457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5.164209">
            <text:p>-75.164209</text:p>
          </table:table-cell>
          <table:table-cell office:value-type="float" office:value="0.194792">
            <text:p>0.194792</text:p>
          </table:table-cell>
          <table:table-cell office:value-type="float" office:value="0.661199">
            <text:p>0.661199</text:p>
          </table:table-cell>
          <table:table-cell office:value-type="float" office:value="2.445591">
            <text:p>2.445591</text:p>
          </table:table-cell>
          <table:table-cell office:value-type="float" office:value="2">
            <text:p>2</text:p>
          </table:table-cell>
          <table:table-cell office:value-type="float" office:value="9.63893">
            <text:p>9.63893</text:p>
          </table:table-cell>
          <table:table-cell office:value-type="float" office:value="3.2">
            <text:p>3.2</text:p>
          </table:table-cell>
          <table:table-cell office:value-type="float" office:value="2.5">
            <text:p>2.5</text:p>
          </table:table-cell>
          <table:table-cell office:value-type="float" office:value="1.84441">
            <text:p>1.84441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1.202782">
            <text:p>-91.202782</text:p>
          </table:table-cell>
          <table:table-cell office:value-type="float" office:value="0.194792">
            <text:p>0.194792</text:p>
          </table:table-cell>
          <table:table-cell office:value-type="float" office:value="0.599713">
            <text:p>0.599713</text:p>
          </table:table-cell>
          <table:table-cell office:value-type="float" office:value="0.076482">
            <text:p>0.076482</text:p>
          </table:table-cell>
          <table:table-cell office:value-type="float" office:value="36">
            <text:p>36</text:p>
          </table:table-cell>
          <table:table-cell office:value-type="float" office:value="114.217">
            <text:p>114.217</text:p>
          </table:table-cell>
          <table:table-cell office:value-type="float" office:value="19.8">
            <text:p>19.8</text:p>
          </table:table-cell>
          <table:table-cell office:value-type="float" office:value="6.4">
            <text:p>6.4</text:p>
          </table:table-cell>
          <table:table-cell office:value-type="float" office:value="0.840019">
            <text:p>0.840019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89.763571">
            <text:p>-89.763571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674571">
            <text:p>0.674571</text:p>
          </table:table-cell>
          <table:table-cell office:value-type="float" office:value="42">
            <text:p>42</text:p>
          </table:table-cell>
          <table:table-cell office:value-type="float" office:value="147.756">
            <text:p>147.756</text:p>
          </table:table-cell>
          <table:table-cell office:value-type="float" office:value="21.5">
            <text:p>21.5</text:p>
          </table:table-cell>
          <table:table-cell office:value-type="float" office:value="8.8">
            <text:p>8.8</text:p>
          </table:table-cell>
          <table:table-cell office:value-type="float" office:value="1.112">
            <text:p>1.112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0.975568">
            <text:p>0.9755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2.39543">
            <text:p>-2.39543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1.69505">
            <text:p>1.69505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4.829796">
            <text:p>-94.829796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076482">
            <text:p>0.076482</text:p>
          </table:table-cell>
          <table:table-cell office:value-type="float" office:value="34">
            <text:p>34</text:p>
          </table:table-cell>
          <table:table-cell office:value-type="float" office:value="16.4833">
            <text:p>16.4833</text:p>
          </table:table-cell>
          <table:table-cell office:value-type="float" office:value="5.3">
            <text:p>5.3</text:p>
          </table:table-cell>
          <table:table-cell office:value-type="float" office:value="0.1">
            <text:p>0.1</text:p>
          </table:table-cell>
          <table:table-cell office:value-type="float" office:value="0.002415">
            <text:p>0.002415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2.071628">
            <text:p>-92.071628</text:p>
          </table:table-cell>
          <table:table-cell office:value-type="float" office:value="0.194792">
            <text:p>0.194792</text:p>
          </table:table-cell>
          <table:table-cell office:value-type="float" office:value="0.020541">
            <text:p>0.02054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84.7068">
            <text:p>84.7068</text:p>
          </table:table-cell>
          <table:table-cell office:value-type="float" office:value="17.7">
            <text:p>17.7</text:p>
          </table:table-cell>
          <table:table-cell office:value-type="float" office:value="4.5">
            <text:p>4.5</text:p>
          </table:table-cell>
          <table:table-cell office:value-type="float" office:value="0.034329">
            <text:p>0.034329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2.930593">
            <text:p>2.930593</text:p>
          </table:table-cell>
          <table:table-cell office:value-type="float" office:value="4">
            <text:p>4</text:p>
          </table:table-cell>
          <table:table-cell office:value-type="float" office:value="10.0563">
            <text:p>10.0563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1.51002">
            <text:p>1.51002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3.900001">
            <text:p>-73.900001</text:p>
          </table:table-cell>
          <table:table-cell office:value-type="float" office:value="0.194792">
            <text:p>0.194792</text:p>
          </table:table-cell>
          <table:table-cell office:value-type="float" office:value="0.095788">
            <text:p>0.095788</text:p>
          </table:table-cell>
          <table:table-cell office:value-type="float" office:value="1.491482">
            <text:p>1.491482</text:p>
          </table:table-cell>
          <table:table-cell office:value-type="float" office:value="2">
            <text:p>2</text:p>
          </table:table-cell>
          <table:table-cell office:value-type="float" office:value="8.71105">
            <text:p>8.71105</text:p>
          </table:table-cell>
          <table:table-cell office:value-type="float" office:value="4.1">
            <text:p>4.1</text:p>
          </table:table-cell>
          <table:table-cell office:value-type="float" office:value="3.8">
            <text:p>3.8</text:p>
          </table:table-cell>
          <table:table-cell office:value-type="float" office:value="0.967768">
            <text:p>0.967768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74.783469">
            <text:p>-74.783469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2.930593">
            <text:p>2.930593</text:p>
          </table:table-cell>
          <table:table-cell office:value-type="float" office:value="0">
            <text:p>0</text:p>
          </table:table-cell>
          <table:table-cell office:value-type="float" office:value="8.22578">
            <text:p>8.22578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1.87447">
            <text:p>1.87447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3.785122">
            <text:p>-73.785122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2.930593">
            <text:p>2.930593</text:p>
          </table:table-cell>
          <table:table-cell office:value-type="float" office:value="2">
            <text:p>2</text:p>
          </table:table-cell>
          <table:table-cell office:value-type="float" office:value="8.27221">
            <text:p>8.27221</text:p>
          </table:table-cell>
          <table:table-cell office:value-type="float" office:value="3.4">
            <text:p>3.4</text:p>
          </table:table-cell>
          <table:table-cell office:value-type="float" office:value="2.9">
            <text:p>2.9</text:p>
          </table:table-cell>
          <table:table-cell office:value-type="float" office:value="1.31817">
            <text:p>1.31817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89.091905">
            <text:p>-89.091905</text:p>
          </table:table-cell>
          <table:table-cell office:value-type="float" office:value="0.194792">
            <text:p>0.194792</text:p>
          </table:table-cell>
          <table:table-cell office:value-type="float" office:value="0.645658">
            <text:p>0.64565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6.405">
            <text:p>146.405</text:p>
          </table:table-cell>
          <table:table-cell office:value-type="float" office:value="21.4">
            <text:p>21.4</text:p>
          </table:table-cell>
          <table:table-cell office:value-type="float" office:value="8.8">
            <text:p>8.8</text:p>
          </table:table-cell>
          <table:table-cell office:value-type="float" office:value="0.8079">
            <text:p>0.8079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1.003831">
            <text:p>-91.003831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654434">
            <text:p>0.654434</text:p>
          </table:table-cell>
          <table:table-cell office:value-type="float" office:value="50">
            <text:p>50</text:p>
          </table:table-cell>
          <table:table-cell office:value-type="float" office:value="114.448">
            <text:p>114.448</text:p>
          </table:table-cell>
          <table:table-cell office:value-type="float" office:value="20.3">
            <text:p>20.3</text:p>
          </table:table-cell>
          <table:table-cell office:value-type="float" office:value="6.5">
            <text:p>6.5</text:p>
          </table:table-cell>
          <table:table-cell office:value-type="float" office:value="0.919264">
            <text:p>0.919264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74.794824">
            <text:p>-74.794824</text:p>
          </table:table-cell>
          <table:table-cell office:value-type="float" office:value="0.194792">
            <text:p>0.194792</text:p>
          </table:table-cell>
          <table:table-cell office:value-type="float" office:value="0.635782">
            <text:p>0.635782</text:p>
          </table:table-cell>
          <table:table-cell office:value-type="float" office:value="2.529776">
            <text:p>2.529776</text:p>
          </table:table-cell>
          <table:table-cell office:value-type="float" office:value="2">
            <text:p>2</text:p>
          </table:table-cell>
          <table:table-cell office:value-type="float" office:value="12.1205">
            <text:p>12.1205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1.57589">
            <text:p>1.57589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4.806">
            <text:p>-94.806</text:p>
          </table:table-cell>
          <table:table-cell office:value-type="float" office:value="0.194792">
            <text:p>0.19479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8.9564">
            <text:p>28.9564</text:p>
          </table:table-cell>
          <table:table-cell office:value-type="float" office:value="9.9">
            <text:p>9.9</text:p>
          </table:table-cell>
          <table:table-cell office:value-type="float" office:value="0.9">
            <text:p>0.9</text:p>
          </table:table-cell>
          <table:table-cell office:value-type="float" office:value="0.00143">
            <text:p>0.00143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586654">
            <text:p>-94.586654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134196">
            <text:p>0.134196</text:p>
          </table:table-cell>
          <table:table-cell office:value-type="float" office:value="31">
            <text:p>31</text:p>
          </table:table-cell>
          <table:table-cell office:value-type="float" office:value="40.8432">
            <text:p>40.8432</text:p>
          </table:table-cell>
          <table:table-cell office:value-type="float" office:value="11.9">
            <text:p>11.9</text:p>
          </table:table-cell>
          <table:table-cell office:value-type="float" office:value="1.6">
            <text:p>1.6</text:p>
          </table:table-cell>
          <table:table-cell office:value-type="float" office:value="0.109517">
            <text:p>0.109517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71.276664">
            <text:p>-71.276664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.48879">
            <text:p>-5.4887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.620881">
            <text:p>0.620881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2.170705">
            <text:p>2.170705</text:p>
          </table:table-cell>
          <table:table-cell office:value-type="float" office:value="1">
            <text:p>1</text:p>
          </table:table-cell>
          <table:table-cell office:value-type="float" office:value="-4.31926">
            <text:p>-4.31926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.328447">
            <text:p>0.328447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75.010113">
            <text:p>-75.010113</text:p>
          </table:table-cell>
          <table:table-cell office:value-type="float" office:value="0.194792">
            <text:p>0.194792</text:p>
          </table:table-cell>
          <table:table-cell office:value-type="float" office:value="0.271348">
            <text:p>0.2713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.807">
            <text:p>3.807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4697">
            <text:p>1.4697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74.831886">
            <text:p>-74.831886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2.930593">
            <text:p>2.930593</text:p>
          </table:table-cell>
          <table:table-cell office:value-type="float" office:value="2">
            <text:p>2</text:p>
          </table:table-cell>
          <table:table-cell office:value-type="float" office:value="8.71569">
            <text:p>8.71569</text:p>
          </table:table-cell>
          <table:table-cell office:value-type="float" office:value="3.1">
            <text:p>3.1</text:p>
          </table:table-cell>
          <table:table-cell office:value-type="float" office:value="2.6">
            <text:p>2.6</text:p>
          </table:table-cell>
          <table:table-cell office:value-type="float" office:value="1.90029">
            <text:p>1.90029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5.181729">
            <text:p>-75.181729</text:p>
          </table:table-cell>
          <table:table-cell office:value-type="float" office:value="0.194792">
            <text:p>0.194792</text:p>
          </table:table-cell>
          <table:table-cell office:value-type="float" office:value="0.357444">
            <text:p>0.357444</text:p>
          </table:table-cell>
          <table:table-cell office:value-type="float" office:value="4.957605">
            <text:p>4.957605</text:p>
          </table:table-cell>
          <table:table-cell office:value-type="float" office:value="0">
            <text:p>0</text:p>
          </table:table-cell>
          <table:table-cell office:value-type="float" office:value="5.4343">
            <text:p>5.4343</text:p>
          </table:table-cell>
          <table:table-cell office:value-type="float" office:value="2.3">
            <text:p>2.3</text:p>
          </table:table-cell>
          <table:table-cell office:value-type="float" office:value="1.8">
            <text:p>1.8</text:p>
          </table:table-cell>
          <table:table-cell office:value-type="float" office:value="1.40719">
            <text:p>1.40719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87.817906">
            <text:p>-87.817906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076482">
            <text:p>0.076482</text:p>
          </table:table-cell>
          <table:table-cell office:value-type="float" office:value="37">
            <text:p>37</text:p>
          </table:table-cell>
          <table:table-cell office:value-type="float" office:value="172.153">
            <text:p>172.153</text:p>
          </table:table-cell>
          <table:table-cell office:value-type="float" office:value="23.8">
            <text:p>23.8</text:p>
          </table:table-cell>
          <table:table-cell office:value-type="float" office:value="11">
            <text:p>11</text:p>
          </table:table-cell>
          <table:table-cell office:value-type="float" office:value="0.127561">
            <text:p>0.127561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0.975568">
            <text:p>0.975568</text:p>
          </table:table-cell>
          <table:table-cell office:value-type="float" office:value="4.885895">
            <text:p>4.885895</text:p>
          </table:table-cell>
          <table:table-cell office:value-type="float" office:value="0">
            <text:p>0</text:p>
          </table:table-cell>
          <table:table-cell office:value-type="float" office:value="2.21125">
            <text:p>2.21125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96993">
            <text:p>1.96993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0.112806">
            <text:p>-70.112806</text:p>
          </table:table-cell>
          <table:table-cell office:value-type="float" office:value="0.194792">
            <text:p>0.194792</text:p>
          </table:table-cell>
          <table:table-cell office:value-type="float" office:value="0.975568">
            <text:p>0.975568</text:p>
          </table:table-cell>
          <table:table-cell office:value-type="float" office:value="4.141299">
            <text:p>4.141299</text:p>
          </table:table-cell>
          <table:table-cell office:value-type="float" office:value="0">
            <text:p>0</text:p>
          </table:table-cell>
          <table:table-cell office:value-type="float" office:value="-2.18374">
            <text:p>-2.1837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.961464">
            <text:p>0.961464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77273">
            <text:p>3.77273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1.94457">
            <text:p>1.94457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88.440495">
            <text:p>-88.440495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424011">
            <text:p>0.424011</text:p>
          </table:table-cell>
          <table:table-cell office:value-type="float" office:value="39">
            <text:p>39</text:p>
          </table:table-cell>
          <table:table-cell office:value-type="float" office:value="140.043">
            <text:p>140.043</text:p>
          </table:table-cell>
          <table:table-cell office:value-type="float" office:value="20.7">
            <text:p>20.7</text:p>
          </table:table-cell>
          <table:table-cell office:value-type="float" office:value="8.4">
            <text:p>8.4</text:p>
          </table:table-cell>
          <table:table-cell office:value-type="float" office:value="0.618189">
            <text:p>0.618189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89.169017">
            <text:p>-89.169017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0.018562">
            <text:p>0.018562</text:p>
          </table:table-cell>
          <table:table-cell office:value-type="float" office:value="50">
            <text:p>50</text:p>
          </table:table-cell>
          <table:table-cell office:value-type="float" office:value="152.311">
            <text:p>152.311</text:p>
          </table:table-cell>
          <table:table-cell office:value-type="float" office:value="21.6">
            <text:p>21.6</text:p>
          </table:table-cell>
          <table:table-cell office:value-type="float" office:value="9.1">
            <text:p>9.1</text:p>
          </table:table-cell>
          <table:table-cell office:value-type="float" office:value="1.05207">
            <text:p>1.05207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87.646043">
            <text:p>-87.646043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310473">
            <text:p>0.310473</text:p>
          </table:table-cell>
          <table:table-cell office:value-type="float" office:value="45">
            <text:p>45</text:p>
          </table:table-cell>
          <table:table-cell office:value-type="float" office:value="184.21">
            <text:p>184.21</text:p>
          </table:table-cell>
          <table:table-cell office:value-type="float" office:value="23.9">
            <text:p>23.9</text:p>
          </table:table-cell>
          <table:table-cell office:value-type="float" office:value="11.9">
            <text:p>11.9</text:p>
          </table:table-cell>
          <table:table-cell office:value-type="float" office:value="0.545281">
            <text:p>0.545281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87.554374">
            <text:p>-87.554374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0.018562">
            <text:p>0.018562</text:p>
          </table:table-cell>
          <table:table-cell office:value-type="float" office:value="47">
            <text:p>47</text:p>
          </table:table-cell>
          <table:table-cell office:value-type="float" office:value="166.188">
            <text:p>166.188</text:p>
          </table:table-cell>
          <table:table-cell office:value-type="float" office:value="23.3">
            <text:p>23.3</text:p>
          </table:table-cell>
          <table:table-cell office:value-type="float" office:value="10.7">
            <text:p>10.7</text:p>
          </table:table-cell>
          <table:table-cell office:value-type="float" office:value="1.8167">
            <text:p>1.8167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3.381662">
            <text:p>-93.381662</text:p>
          </table:table-cell>
          <table:table-cell office:value-type="float" office:value="0.194792">
            <text:p>0.194792</text:p>
          </table:table-cell>
          <table:table-cell office:value-type="float" office:value="0.015778">
            <text:p>0.015778</text:p>
          </table:table-cell>
          <table:table-cell office:value-type="float" office:value="0.275331">
            <text:p>0.275331</text:p>
          </table:table-cell>
          <table:table-cell office:value-type="float" office:value="40">
            <text:p>40</text:p>
          </table:table-cell>
          <table:table-cell office:value-type="float" office:value="62.2821">
            <text:p>62.2821</text:p>
          </table:table-cell>
          <table:table-cell office:value-type="float" office:value="14.5">
            <text:p>14.5</text:p>
          </table:table-cell>
          <table:table-cell office:value-type="float" office:value="3">
            <text:p>3</text:p>
          </table:table-cell>
          <table:table-cell office:value-type="float" office:value="0.268945">
            <text:p>0.268945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1.945357">
            <text:p>-91.945357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0.577662">
            <text:p>0.577662</text:p>
          </table:table-cell>
          <table:table-cell office:value-type="float" office:value="48">
            <text:p>48</text:p>
          </table:table-cell>
          <table:table-cell office:value-type="float" office:value="73.4205">
            <text:p>73.4205</text:p>
          </table:table-cell>
          <table:table-cell office:value-type="float" office:value="16.5">
            <text:p>16.5</text:p>
          </table:table-cell>
          <table:table-cell office:value-type="float" office:value="3.8">
            <text:p>3.8</text:p>
          </table:table-cell>
          <table:table-cell office:value-type="float" office:value="1.79169">
            <text:p>1.79169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481122">
            <text:p>0.481122</text:p>
          </table:table-cell>
          <table:table-cell office:value-type="float" office:value="0">
            <text:p>0</text:p>
          </table:table-cell>
          <table:table-cell office:value-type="float" office:value="-5.345">
            <text:p>-5.345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.024095">
            <text:p>0.024095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4.291745">
            <text:p>-94.291745</text:p>
          </table:table-cell>
          <table:table-cell office:value-type="float" office:value="0.194792">
            <text:p>0.194792</text:p>
          </table:table-cell>
          <table:table-cell office:value-type="float" office:value="0.721195">
            <text:p>0.721195</text:p>
          </table:table-cell>
          <table:table-cell table:number-columns-repeated="2" office:value-type="float" office:value="0">
            <text:p>0</text:p>
          </table:table-cell>
          <table:table-cell office:value-type="float" office:value="39.4981">
            <text:p>39.4981</text:p>
          </table:table-cell>
          <table:table-cell office:value-type="float" office:value="11.8">
            <text:p>11.8</text:p>
          </table:table-cell>
          <table:table-cell office:value-type="float" office:value="1.6">
            <text:p>1.6</text:p>
          </table:table-cell>
          <table:table-cell office:value-type="float" office:value="0.513846">
            <text:p>0.513846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4.328803">
            <text:p>-74.328803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1.227519">
            <text:p>1.227519</text:p>
          </table:table-cell>
          <table:table-cell office:value-type="float" office:value="0">
            <text:p>0</text:p>
          </table:table-cell>
          <table:table-cell office:value-type="float" office:value="-1.41926">
            <text:p>-1.41926</text:p>
          </table:table-cell>
          <table:table-cell table:number-columns-repeated="2" office:value-type="float" office:value="2">
            <text:p>2</text:p>
          </table:table-cell>
          <table:table-cell office:value-type="float" office:value="0.60401">
            <text:p>0.60401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4.749899">
            <text:p>4.749899</text:p>
          </table:table-cell>
          <table:table-cell office:value-type="float" office:value="0">
            <text:p>0</text:p>
          </table:table-cell>
          <table:table-cell office:value-type="float" office:value="-0.908246">
            <text:p>-0.908246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04191">
            <text:p>1.04191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76.170705">
            <text:p>-76.170705</text:p>
          </table:table-cell>
          <table:table-cell office:value-type="float" office:value="0.194792">
            <text:p>0.194792</text:p>
          </table:table-cell>
          <table:table-cell office:value-type="float" office:value="0.067878">
            <text:p>0.067878</text:p>
          </table:table-cell>
          <table:table-cell office:value-type="float" office:value="4.957605">
            <text:p>4.957605</text:p>
          </table:table-cell>
          <table:table-cell office:value-type="float" office:value="0">
            <text:p>0</text:p>
          </table:table-cell>
          <table:table-cell office:value-type="float" office:value="6.51153">
            <text:p>6.51153</text:p>
          </table:table-cell>
          <table:table-cell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1.82005">
            <text:p>1.82005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3.317541">
            <text:p>-73.317541</text:p>
          </table:table-cell>
          <table:table-cell office:value-type="float" office:value="0.194792">
            <text:p>0.194792</text:p>
          </table:table-cell>
          <table:table-cell office:value-type="float" office:value="0.924143">
            <text:p>0.924143</text:p>
          </table:table-cell>
          <table:table-cell office:value-type="float" office:value="4.749899">
            <text:p>4.749899</text:p>
          </table:table-cell>
          <table:table-cell office:value-type="float" office:value="0">
            <text:p>0</text:p>
          </table:table-cell>
          <table:table-cell office:value-type="float" office:value="1.55076">
            <text:p>1.55076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1.73282">
            <text:p>1.73282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2.76451">
            <text:p>-92.76451</text:p>
          </table:table-cell>
          <table:table-cell office:value-type="float" office:value="0.194792">
            <text:p>0.194792</text:p>
          </table:table-cell>
          <table:table-cell office:value-type="float" office:value="0.124671">
            <text:p>0.124671</text:p>
          </table:table-cell>
          <table:table-cell office:value-type="float" office:value="0.577662">
            <text:p>0.577662</text:p>
          </table:table-cell>
          <table:table-cell office:value-type="float" office:value="39">
            <text:p>39</text:p>
          </table:table-cell>
          <table:table-cell office:value-type="float" office:value="77.8048">
            <text:p>77.8048</text:p>
          </table:table-cell>
          <table:table-cell office:value-type="float" office:value="17.2">
            <text:p>17.2</text:p>
          </table:table-cell>
          <table:table-cell office:value-type="float" office:value="4.1">
            <text:p>4.1</text:p>
          </table:table-cell>
          <table:table-cell office:value-type="float" office:value="0.918785">
            <text:p>0.918785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2.843003">
            <text:p>-92.843003</text:p>
          </table:table-cell>
          <table:table-cell office:value-type="float" office:value="0.194792">
            <text:p>0.194792</text:p>
          </table:table-cell>
          <table:table-cell office:value-type="float" office:value="0.020541">
            <text:p>0.02054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3.5001">
            <text:p>63.5001</text:p>
          </table:table-cell>
          <table:table-cell office:value-type="float" office:value="14.6">
            <text:p>14.6</text:p>
          </table:table-cell>
          <table:table-cell office:value-type="float" office:value="3.1">
            <text:p>3.1</text:p>
          </table:table-cell>
          <table:table-cell office:value-type="float" office:value="0.022863">
            <text:p>0.022863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5.341487">
            <text:p>-75.341487</text:p>
          </table:table-cell>
          <table:table-cell office:value-type="float" office:value="0.194792">
            <text:p>0.194792</text:p>
          </table:table-cell>
          <table:table-cell office:value-type="float" office:value="0.067878">
            <text:p>0.067878</text:p>
          </table:table-cell>
          <table:table-cell office:value-type="float" office:value="4.648121">
            <text:p>4.648121</text:p>
          </table:table-cell>
          <table:table-cell office:value-type="float" office:value="2">
            <text:p>2</text:p>
          </table:table-cell>
          <table:table-cell office:value-type="float" office:value="9.26235">
            <text:p>9.26235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1.67394">
            <text:p>1.67394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87.973987">
            <text:p>-87.973987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0.018562">
            <text:p>0.018562</text:p>
          </table:table-cell>
          <table:table-cell office:value-type="float" office:value="45">
            <text:p>45</text:p>
          </table:table-cell>
          <table:table-cell office:value-type="float" office:value="170.45">
            <text:p>170.45</text:p>
          </table:table-cell>
          <table:table-cell office:value-type="float" office:value="23.4">
            <text:p>23.4</text:p>
          </table:table-cell>
          <table:table-cell office:value-type="float" office:value="10.9">
            <text:p>10.9</text:p>
          </table:table-cell>
          <table:table-cell office:value-type="float" office:value="1.77241">
            <text:p>1.77241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72.497094">
            <text:p>-72.497094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4.749899">
            <text:p>4.749899</text:p>
          </table:table-cell>
          <table:table-cell office:value-type="float" office:value="1">
            <text:p>1</text:p>
          </table:table-cell>
          <table:table-cell office:value-type="float" office:value="1.04995">
            <text:p>1.04995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1.04191">
            <text:p>1.04191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4.075238">
            <text:p>-74.075238</text:p>
          </table:table-cell>
          <table:table-cell office:value-type="float" office:value="0.194792">
            <text:p>0.194792</text:p>
          </table:table-cell>
          <table:table-cell office:value-type="float" office:value="0.271348">
            <text:p>0.2713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.07594">
            <text:p>4.07594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1.52956">
            <text:p>1.52956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92.689869">
            <text:p>-92.689869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310473">
            <text:p>0.310473</text:p>
          </table:table-cell>
          <table:table-cell office:value-type="float" office:value="42">
            <text:p>42</text:p>
          </table:table-cell>
          <table:table-cell office:value-type="float" office:value="73.352">
            <text:p>73.352</text:p>
          </table:table-cell>
          <table:table-cell office:value-type="float" office:value="16.4">
            <text:p>16.4</text:p>
          </table:table-cell>
          <table:table-cell office:value-type="float" office:value="3.8">
            <text:p>3.8</text:p>
          </table:table-cell>
          <table:table-cell office:value-type="float" office:value="0.421037">
            <text:p>0.421037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0.192645">
            <text:p>-70.192645</text:p>
          </table:table-cell>
          <table:table-cell office:value-type="float" office:value="0.194792">
            <text:p>0.194792</text:p>
          </table:table-cell>
          <table:table-cell office:value-type="float" office:value="0.271348">
            <text:p>0.271348</text:p>
          </table:table-cell>
          <table:table-cell office:value-type="float" office:value="4.749899">
            <text:p>4.749899</text:p>
          </table:table-cell>
          <table:table-cell office:value-type="float" office:value="0">
            <text:p>0</text:p>
          </table:table-cell>
          <table:table-cell office:value-type="float" office:value="0.349656">
            <text:p>0.34965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40269">
            <text:p>0.140269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70">
            <text:p>-70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1.491482">
            <text:p>1.491482</text:p>
          </table:table-cell>
          <table:table-cell office:value-type="float" office:value="0">
            <text:p>0</text:p>
          </table:table-cell>
          <table:table-cell office:value-type="float" office:value="-5.37015">
            <text:p>-5.3701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229291">
            <text:p>0.229291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3.044254">
            <text:p>-93.044254</text:p>
          </table:table-cell>
          <table:table-cell office:value-type="float" office:value="0.194792">
            <text:p>0.194792</text:p>
          </table:table-cell>
          <table:table-cell office:value-type="float" office:value="0.020541">
            <text:p>0.02054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8.9342">
            <text:p>68.9342</text:p>
          </table:table-cell>
          <table:table-cell office:value-type="float" office:value="15.8">
            <text:p>15.8</text:p>
          </table:table-cell>
          <table:table-cell office:value-type="float" office:value="3.4">
            <text:p>3.4</text:p>
          </table:table-cell>
          <table:table-cell office:value-type="float" office:value="0.024628">
            <text:p>0.024628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94.829791">
            <text:p>-94.829791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8.0442">
            <text:p>18.0442</text:p>
          </table:table-cell>
          <table:table-cell office:value-type="float" office:value="6.2">
            <text:p>6.2</text:p>
          </table:table-cell>
          <table:table-cell office:value-type="float" office:value="0.2">
            <text:p>0.2</text:p>
          </table:table-cell>
          <table:table-cell office:value-type="float" office:value="0.122335">
            <text:p>0.122335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85.202775">
            <text:p>-85.202775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0.018562">
            <text:p>0.018562</text:p>
          </table:table-cell>
          <table:table-cell office:value-type="float" office:value="39">
            <text:p>39</text:p>
          </table:table-cell>
          <table:table-cell office:value-type="float" office:value="221.913">
            <text:p>221.913</text:p>
          </table:table-cell>
          <table:table-cell office:value-type="float" office:value="24">
            <text:p>24</text:p>
          </table:table-cell>
          <table:table-cell office:value-type="float" office:value="14.7">
            <text:p>14.7</text:p>
          </table:table-cell>
          <table:table-cell office:value-type="float" office:value="1.66928">
            <text:p>1.66928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2.334868">
            <text:p>-72.334868</text:p>
          </table:table-cell>
          <table:table-cell office:value-type="float" office:value="0.194792">
            <text:p>0.194792</text:p>
          </table:table-cell>
          <table:table-cell office:value-type="float" office:value="0.347902">
            <text:p>0.3479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.74324">
            <text:p>4.74324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87218">
            <text:p>1.87218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93.012787">
            <text:p>-93.012787</text:p>
          </table:table-cell>
          <table:table-cell office:value-type="float" office:value="0.194792">
            <text:p>0.194792</text:p>
          </table:table-cell>
          <table:table-cell office:value-type="float" office:value="0.020541">
            <text:p>0.02054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8.7705">
            <text:p>68.7705</text:p>
          </table:table-cell>
          <table:table-cell office:value-type="float" office:value="15.6">
            <text:p>15.6</text:p>
          </table:table-cell>
          <table:table-cell office:value-type="float" office:value="3.4">
            <text:p>3.4</text:p>
          </table:table-cell>
          <table:table-cell office:value-type="float" office:value="0.023968">
            <text:p>0.023968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88.031114">
            <text:p>-88.031114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0.018562">
            <text:p>0.018562</text:p>
          </table:table-cell>
          <table:table-cell office:value-type="float" office:value="50">
            <text:p>50</text:p>
          </table:table-cell>
          <table:table-cell office:value-type="float" office:value="165.738">
            <text:p>165.738</text:p>
          </table:table-cell>
          <table:table-cell office:value-type="float" office:value="22.1">
            <text:p>22.1</text:p>
          </table:table-cell>
          <table:table-cell office:value-type="float" office:value="10.5">
            <text:p>10.5</text:p>
          </table:table-cell>
          <table:table-cell office:value-type="float" office:value="1.45507">
            <text:p>1.45507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73.054583">
            <text:p>-73.054583</text:p>
          </table:table-cell>
          <table:table-cell office:value-type="float" office:value="0.194792">
            <text:p>0.194792</text:p>
          </table:table-cell>
          <table:table-cell office:value-type="float" office:value="1">
            <text:p>1</text:p>
          </table:table-cell>
          <table:table-cell office:value-type="float" office:value="4.980568">
            <text:p>4.980568</text:p>
          </table:table-cell>
          <table:table-cell office:value-type="float" office:value="0">
            <text:p>0</text:p>
          </table:table-cell>
          <table:table-cell office:value-type="float" office:value="-0.638335">
            <text:p>-0.638335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12982">
            <text:p>1.12982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2.506202">
            <text:p>-92.506202</text:p>
          </table:table-cell>
          <table:table-cell office:value-type="float" office:value="0.194792">
            <text:p>0.194792</text:p>
          </table:table-cell>
          <table:table-cell office:value-type="float" office:value="0.753262">
            <text:p>0.753262</text:p>
          </table:table-cell>
          <table:table-cell office:value-type="float" office:value="0.018562">
            <text:p>0.018562</text:p>
          </table:table-cell>
          <table:table-cell office:value-type="float" office:value="49">
            <text:p>49</text:p>
          </table:table-cell>
          <table:table-cell office:value-type="float" office:value="90.9698">
            <text:p>90.9698</text:p>
          </table:table-cell>
          <table:table-cell office:value-type="float" office:value="18.5">
            <text:p>18.5</text:p>
          </table:table-cell>
          <table:table-cell office:value-type="float" office:value="5">
            <text:p>5</text:p>
          </table:table-cell>
          <table:table-cell office:value-type="float" office:value="1.11577">
            <text:p>1.11577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92.747824">
            <text:p>-92.747824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0.424011">
            <text:p>0.424011</text:p>
          </table:table-cell>
          <table:table-cell office:value-type="float" office:value="40">
            <text:p>40</text:p>
          </table:table-cell>
          <table:table-cell office:value-type="float" office:value="78.6404">
            <text:p>78.6404</text:p>
          </table:table-cell>
          <table:table-cell office:value-type="float" office:value="17.6">
            <text:p>17.6</text:p>
          </table:table-cell>
          <table:table-cell office:value-type="float" office:value="4.1">
            <text:p>4.1</text:p>
          </table:table-cell>
          <table:table-cell office:value-type="float" office:value="0.525184">
            <text:p>0.525184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73.993454">
            <text:p>-73.993454</text:p>
          </table:table-cell>
          <table:table-cell office:value-type="float" office:value="0.194792">
            <text:p>0.194792</text:p>
          </table:table-cell>
          <table:table-cell office:value-type="float" office:value="0.635782">
            <text:p>0.635782</text:p>
          </table:table-cell>
          <table:table-cell office:value-type="float" office:value="2.445591">
            <text:p>2.445591</text:p>
          </table:table-cell>
          <table:table-cell office:value-type="float" office:value="2">
            <text:p>2</text:p>
          </table:table-cell>
          <table:table-cell office:value-type="float" office:value="6.21171">
            <text:p>6.21171</text:p>
          </table:table-cell>
          <table:table-cell office:value-type="float" office:value="2.8">
            <text:p>2.8</text:p>
          </table:table-cell>
          <table:table-cell office:value-type="float" office:value="2.3">
            <text:p>2.3</text:p>
          </table:table-cell>
          <table:table-cell office:value-type="float" office:value="1.9616">
            <text:p>1.9616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91.337304">
            <text:p>-91.337304</text:p>
          </table:table-cell>
          <table:table-cell office:value-type="float" office:value="0.194792">
            <text:p>0.194792</text:p>
          </table:table-cell>
          <table:table-cell office:value-type="float" office:value="0.698954">
            <text:p>0.69895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22.469">
            <text:p>122.469</text:p>
          </table:table-cell>
          <table:table-cell office:value-type="float" office:value="20.5">
            <text:p>20.5</text:p>
          </table:table-cell>
          <table:table-cell office:value-type="float" office:value="7.2">
            <text:p>7.2</text:p>
          </table:table-cell>
          <table:table-cell office:value-type="float" office:value="1.00574">
            <text:p>1.00574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4.516309">
            <text:p>-94.516309</text:p>
          </table:table-cell>
          <table:table-cell office:value-type="float" office:value="0.194792">
            <text:p>0.194792</text:p>
          </table:table-cell>
          <table:table-cell office:value-type="float" office:value="0.862184">
            <text:p>0.862184</text:p>
          </table:table-cell>
          <table:table-cell table:number-columns-repeated="2" office:value-type="float" office:value="0">
            <text:p>0</text:p>
          </table:table-cell>
          <table:table-cell office:value-type="float" office:value="45.0698">
            <text:p>45.0698</text:p>
          </table:table-cell>
          <table:table-cell office:value-type="float" office:value="13">
            <text:p>13</text:p>
          </table:table-cell>
          <table:table-cell office:value-type="float" office:value="1.9">
            <text:p>1.9</text:p>
          </table:table-cell>
          <table:table-cell office:value-type="float" office:value="0.67484">
            <text:p>0.67484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89.10441">
            <text:p>-89.10441</text:p>
          </table:table-cell>
          <table:table-cell office:value-type="float" office:value="0.194792">
            <text:p>0.194792</text:p>
          </table:table-cell>
          <table:table-cell office:value-type="float" office:value="0.545943">
            <text:p>0.54594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41.136">
            <text:p>141.136</text:p>
          </table:table-cell>
          <table:table-cell office:value-type="float" office:value="20.6">
            <text:p>20.6</text:p>
          </table:table-cell>
          <table:table-cell office:value-type="float" office:value="8.2">
            <text:p>8.2</text:p>
          </table:table-cell>
          <table:table-cell office:value-type="float" office:value="0.772223">
            <text:p>0.772223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92.939639">
            <text:p>-92.939639</text:p>
          </table:table-cell>
          <table:table-cell office:value-type="float" office:value="0.194792">
            <text:p>0.194792</text:p>
          </table:table-cell>
          <table:table-cell office:value-type="float" office:value="0.020541">
            <text:p>0.02054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0.3162">
            <text:p>60.3162</text:p>
          </table:table-cell>
          <table:table-cell office:value-type="float" office:value="14.2">
            <text:p>14.2</text:p>
          </table:table-cell>
          <table:table-cell office:value-type="float" office:value="2.9">
            <text:p>2.9</text:p>
          </table:table-cell>
          <table:table-cell office:value-type="float" office:value="0.022299">
            <text:p>0.022299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93.91811">
            <text:p>-93.91811</text:p>
          </table:table-cell>
          <table:table-cell office:value-type="float" office:value="0.194792">
            <text:p>0.194792</text:p>
          </table:table-cell>
          <table:table-cell office:value-type="float" office:value="0">
            <text:p>0</text:p>
          </table:table-cell>
          <table:table-cell office:value-type="float" office:value="2.403081">
            <text:p>2.403081</text:p>
          </table:table-cell>
          <table:table-cell office:value-type="float" office:value="36">
            <text:p>36</text:p>
          </table:table-cell>
          <table:table-cell office:value-type="float" office:value="59.0674">
            <text:p>59.0674</text:p>
          </table:table-cell>
          <table:table-cell office:value-type="float" office:value="14.1">
            <text:p>14.1</text:p>
          </table:table-cell>
          <table:table-cell office:value-type="float" office:value="2.8">
            <text:p>2.8</text:p>
          </table:table-cell>
          <table:table-cell office:value-type="float" office:value="1.70157">
            <text:p>1.70157</text:p>
          </table:table-cell>
          <table:table-cell table:number-columns-repeated="4"/>
        </table:table-row>
      </table:table>
      <table:table table:name="25.sc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  <table:table-cell/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4.301439">
            <text:p>-94.301439</text:p>
          </table:table-cell>
          <table:table-cell office:value-type="float" office:value="0.712104">
            <text:p>0.712104</text:p>
          </table:table-cell>
          <table:table-cell office:value-type="float" office:value="1">
            <text:p>1</text:p>
          </table:table-cell>
          <table:table-cell office:value-type="float" office:value="1.076271">
            <text:p>1.076271</text:p>
          </table:table-cell>
          <table:table-cell office:value-type="float" office:value="0">
            <text:p>0</text:p>
          </table:table-cell>
          <table:table-cell office:value-type="float" office:value="24.7524">
            <text:p>24.7524</text:p>
          </table:table-cell>
          <table:table-cell office:value-type="float" office:value="9.2">
            <text:p>9.2</text:p>
          </table:table-cell>
          <table:table-cell office:value-type="float" office:value="0.6">
            <text:p>0.6</text:p>
          </table:table-cell>
          <table:table-cell office:value-type="float" office:value="0.515122">
            <text:p>0.515122</text:p>
          </table:table-cell>
          <table:table-cell/>
          <table:table-cell table:formula="of:=MIN([.G2:.G150])" office:value-type="float" office:value="3.41569">
            <text:p>3.41569</text:p>
          </table:table-cell>
          <table:table-cell table:formula="of:=MAX([.H2:.H150])" office:value-type="float" office:value="24">
            <text:p>24</text:p>
          </table:table-cell>
          <table:table-cell table:formula="of:=MIN([.I2:.I150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0">
            <text:p>-70</text:p>
          </table:table-cell>
          <table:table-cell office:value-type="float" office:value="1.845029">
            <text:p>1.845029</text:p>
          </table:table-cell>
          <table:table-cell office:value-type="float" office:value="1">
            <text:p>1</text:p>
          </table:table-cell>
          <table:table-cell office:value-type="float" office:value="0.260484">
            <text:p>0.260484</text:p>
          </table:table-cell>
          <table:table-cell office:value-type="float" office:value="2">
            <text:p>2</text:p>
          </table:table-cell>
          <table:table-cell office:value-type="float" office:value="5.73722">
            <text:p>5.73722</text:p>
          </table:table-cell>
          <table:table-cell table:number-columns-repeated="2" office:value-type="float" office:value="2.2">
            <text:p>2.2</text:p>
          </table:table-cell>
          <table:table-cell office:value-type="float" office:value="0.358943">
            <text:p>0.35894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5.538196">
            <text:p>-95.538196</text:p>
          </table:table-cell>
          <table:table-cell office:value-type="float" office:value="0.08415">
            <text:p>0.08415</text:p>
          </table:table-cell>
          <table:table-cell office:value-type="float" office:value="0.037946">
            <text:p>0.037946</text:p>
          </table:table-cell>
          <table:table-cell office:value-type="float" office:value="0.838415">
            <text:p>0.838415</text:p>
          </table:table-cell>
          <table:table-cell office:value-type="float" office:value="18">
            <text:p>18</text:p>
          </table:table-cell>
          <table:table-cell office:value-type="float" office:value="14.8394">
            <text:p>14.8394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000736">
            <text:p>0.00073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2.480592">
            <text:p>-92.480592</text:p>
          </table:table-cell>
          <table:table-cell office:value-type="float" office:value="0.712104">
            <text:p>0.712104</text:p>
          </table:table-cell>
          <table:table-cell office:value-type="float" office:value="0.003302">
            <text:p>0.003302</text:p>
          </table:table-cell>
          <table:table-cell office:value-type="float" office:value="0.205044">
            <text:p>0.205044</text:p>
          </table:table-cell>
          <table:table-cell office:value-type="float" office:value="3">
            <text:p>3</text:p>
          </table:table-cell>
          <table:table-cell office:value-type="float" office:value="71.5659">
            <text:p>71.5659</text:p>
          </table:table-cell>
          <table:table-cell office:value-type="float" office:value="16.2">
            <text:p>16.2</text:p>
          </table:table-cell>
          <table:table-cell office:value-type="float" office:value="3.7">
            <text:p>3.7</text:p>
          </table:table-cell>
          <table:table-cell office:value-type="float" office:value="0.259455">
            <text:p>0.25945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2.456075">
            <text:p>-92.456075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0.930817">
            <text:p>0.930817</text:p>
          </table:table-cell>
          <table:table-cell office:value-type="float" office:value="46">
            <text:p>46</text:p>
          </table:table-cell>
          <table:table-cell office:value-type="float" office:value="81.333">
            <text:p>81.333</text:p>
          </table:table-cell>
          <table:table-cell office:value-type="float" office:value="17.6">
            <text:p>17.6</text:p>
          </table:table-cell>
          <table:table-cell office:value-type="float" office:value="4.1">
            <text:p>4.1</text:p>
          </table:table-cell>
          <table:table-cell office:value-type="float" office:value="1.33467">
            <text:p>1.33467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87.514171">
            <text:p>-87.514171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434342">
            <text:p>0.434342</text:p>
          </table:table-cell>
          <table:table-cell office:value-type="float" office:value="10">
            <text:p>10</text:p>
          </table:table-cell>
          <table:table-cell office:value-type="float" office:value="185.196">
            <text:p>185.196</text:p>
          </table:table-cell>
          <table:table-cell office:value-type="float" office:value="23.7">
            <text:p>23.7</text:p>
          </table:table-cell>
          <table:table-cell office:value-type="float" office:value="11.7">
            <text:p>11.7</text:p>
          </table:table-cell>
          <table:table-cell office:value-type="float" office:value="0.786543">
            <text:p>0.78654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4.440859">
            <text:p>-94.440859</text:p>
          </table:table-cell>
          <table:table-cell office:value-type="float" office:value="0.08415">
            <text:p>0.08415</text:p>
          </table:table-cell>
          <table:table-cell office:value-type="float" office:value="1">
            <text:p>1</text:p>
          </table:table-cell>
          <table:table-cell office:value-type="float" office:value="1.193165">
            <text:p>1.193165</text:p>
          </table:table-cell>
          <table:table-cell office:value-type="float" office:value="0">
            <text:p>0</text:p>
          </table:table-cell>
          <table:table-cell office:value-type="float" office:value="38.4093">
            <text:p>38.4093</text:p>
          </table:table-cell>
          <table:table-cell office:value-type="float" office:value="11.8">
            <text:p>11.8</text:p>
          </table:table-cell>
          <table:table-cell office:value-type="float" office:value="1.5">
            <text:p>1.5</text:p>
          </table:table-cell>
          <table:table-cell office:value-type="float" office:value="1.53087">
            <text:p>1.5308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1.261293">
            <text:p>-71.261293</text:p>
          </table:table-cell>
          <table:table-cell office:value-type="float" office:value="1.845029">
            <text:p>1.845029</text:p>
          </table:table-cell>
          <table:table-cell office:value-type="float" office:value="0">
            <text:p>0</text:p>
          </table:table-cell>
          <table:table-cell office:value-type="float" office:value="0.260484">
            <text:p>0.260484</text:p>
          </table:table-cell>
          <table:table-cell office:value-type="float" office:value="2">
            <text:p>2</text:p>
          </table:table-cell>
          <table:table-cell office:value-type="float" office:value="9.2823">
            <text:p>9.2823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0.093412">
            <text:p>0.09341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3.310887">
            <text:p>-93.310887</text:p>
          </table:table-cell>
          <table:table-cell office:value-type="float" office:value="0.142609">
            <text:p>0.142609</text:p>
          </table:table-cell>
          <table:table-cell office:value-type="float" office:value="0.129771">
            <text:p>0.129771</text:p>
          </table:table-cell>
          <table:table-cell office:value-type="float" office:value="0.109348">
            <text:p>0.109348</text:p>
          </table:table-cell>
          <table:table-cell office:value-type="float" office:value="17">
            <text:p>17</text:p>
          </table:table-cell>
          <table:table-cell office:value-type="float" office:value="66.9766">
            <text:p>66.9766</text:p>
          </table:table-cell>
          <table:table-cell office:value-type="float" office:value="15.7">
            <text:p>15.7</text:p>
          </table:table-cell>
          <table:table-cell office:value-type="float" office:value="3.3">
            <text:p>3.3</text:p>
          </table:table-cell>
          <table:table-cell office:value-type="float" office:value="0.244171">
            <text:p>0.24417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4.919882">
            <text:p>-94.919882</text:p>
          </table:table-cell>
          <table:table-cell office:value-type="float" office:value="0.08415">
            <text:p>0.08415</text:p>
          </table:table-cell>
          <table:table-cell office:value-type="float" office:value="1">
            <text:p>1</text:p>
          </table:table-cell>
          <table:table-cell office:value-type="float" office:value="1.260466">
            <text:p>1.260466</text:p>
          </table:table-cell>
          <table:table-cell office:value-type="float" office:value="0">
            <text:p>0</text:p>
          </table:table-cell>
          <table:table-cell office:value-type="float" office:value="17.908">
            <text:p>17.908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0.211966">
            <text:p>0.21196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619007">
            <text:p>-94.619007</text:p>
          </table:table-cell>
          <table:table-cell office:value-type="float" office:value="0.61238">
            <text:p>0.61238</text:p>
          </table:table-cell>
          <table:table-cell office:value-type="float" office:value="0.037795">
            <text:p>0.037795</text:p>
          </table:table-cell>
          <table:table-cell office:value-type="float" office:value="0.133105">
            <text:p>0.133105</text:p>
          </table:table-cell>
          <table:table-cell office:value-type="float" office:value="0">
            <text:p>0</text:p>
          </table:table-cell>
          <table:table-cell office:value-type="float" office:value="23.3312">
            <text:p>23.3312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033087">
            <text:p>0.03308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3.405544">
            <text:p>-93.405544</text:p>
          </table:table-cell>
          <table:table-cell office:value-type="float" office:value="0.142609">
            <text:p>0.142609</text:p>
          </table:table-cell>
          <table:table-cell office:value-type="float" office:value="0">
            <text:p>0</text:p>
          </table:table-cell>
          <table:table-cell office:value-type="float" office:value="0.678241">
            <text:p>0.678241</text:p>
          </table:table-cell>
          <table:table-cell office:value-type="float" office:value="27">
            <text:p>27</text:p>
          </table:table-cell>
          <table:table-cell office:value-type="float" office:value="63.5296">
            <text:p>63.5296</text:p>
          </table:table-cell>
          <table:table-cell office:value-type="float" office:value="14.8">
            <text:p>14.8</text:p>
          </table:table-cell>
          <table:table-cell office:value-type="float" office:value="3.1">
            <text:p>3.1</text:p>
          </table:table-cell>
          <table:table-cell office:value-type="float" office:value="0.666424">
            <text:p>0.666424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0.291383">
            <text:p>-90.291383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434342">
            <text:p>0.434342</text:p>
          </table:table-cell>
          <table:table-cell office:value-type="float" office:value="9">
            <text:p>9</text:p>
          </table:table-cell>
          <table:table-cell office:value-type="float" office:value="129.801">
            <text:p>129.801</text:p>
          </table:table-cell>
          <table:table-cell office:value-type="float" office:value="20.4">
            <text:p>20.4</text:p>
          </table:table-cell>
          <table:table-cell office:value-type="float" office:value="7.4">
            <text:p>7.4</text:p>
          </table:table-cell>
          <table:table-cell office:value-type="float" office:value="0.798482">
            <text:p>0.79848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87.927745">
            <text:p>-87.927745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434342">
            <text:p>0.434342</text:p>
          </table:table-cell>
          <table:table-cell office:value-type="float" office:value="14">
            <text:p>14</text:p>
          </table:table-cell>
          <table:table-cell office:value-type="float" office:value="162.425">
            <text:p>162.425</text:p>
          </table:table-cell>
          <table:table-cell office:value-type="float" office:value="23.1">
            <text:p>23.1</text:p>
          </table:table-cell>
          <table:table-cell office:value-type="float" office:value="10.2">
            <text:p>10.2</text:p>
          </table:table-cell>
          <table:table-cell office:value-type="float" office:value="0.544511">
            <text:p>0.544511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87.705438">
            <text:p>-87.705438</text:p>
          </table:table-cell>
          <table:table-cell office:value-type="float" office:value="0.808178">
            <text:p>0.808178</text:p>
          </table:table-cell>
          <table:table-cell office:value-type="float" office:value="0.003573">
            <text:p>0.003573</text:p>
          </table:table-cell>
          <table:table-cell office:value-type="float" office:value="0.147236">
            <text:p>0.147236</text:p>
          </table:table-cell>
          <table:table-cell office:value-type="float" office:value="6">
            <text:p>6</text:p>
          </table:table-cell>
          <table:table-cell office:value-type="float" office:value="159.999">
            <text:p>159.999</text:p>
          </table:table-cell>
          <table:table-cell office:value-type="float" office:value="22">
            <text:p>22</text:p>
          </table:table-cell>
          <table:table-cell office:value-type="float" office:value="10.2">
            <text:p>10.2</text:p>
          </table:table-cell>
          <table:table-cell office:value-type="float" office:value="0.29755">
            <text:p>0.2975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87.819464">
            <text:p>-87.819464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341485">
            <text:p>0.341485</text:p>
          </table:table-cell>
          <table:table-cell office:value-type="float" office:value="14">
            <text:p>14</text:p>
          </table:table-cell>
          <table:table-cell office:value-type="float" office:value="161.064">
            <text:p>161.064</text:p>
          </table:table-cell>
          <table:table-cell office:value-type="float" office:value="22.3">
            <text:p>22.3</text:p>
          </table:table-cell>
          <table:table-cell office:value-type="float" office:value="10">
            <text:p>10</text:p>
          </table:table-cell>
          <table:table-cell office:value-type="float" office:value="0.52609">
            <text:p>0.52609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3.468117">
            <text:p>-93.468117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52.7819">
            <text:p>52.7819</text:p>
          </table:table-cell>
          <table:table-cell office:value-type="float" office:value="14.2">
            <text:p>14.2</text:p>
          </table:table-cell>
          <table:table-cell office:value-type="float" office:value="2.3">
            <text:p>2.3</text:p>
          </table:table-cell>
          <table:table-cell office:value-type="float" office:value="1.26829">
            <text:p>1.26829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87.488141">
            <text:p>-87.488141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355194">
            <text:p>0.355194</text:p>
          </table:table-cell>
          <table:table-cell office:value-type="float" office:value="17">
            <text:p>17</text:p>
          </table:table-cell>
          <table:table-cell office:value-type="float" office:value="185.623">
            <text:p>185.623</text:p>
          </table:table-cell>
          <table:table-cell office:value-type="float" office:value="23.9">
            <text:p>23.9</text:p>
          </table:table-cell>
          <table:table-cell office:value-type="float" office:value="11.2">
            <text:p>11.2</text:p>
          </table:table-cell>
          <table:table-cell office:value-type="float" office:value="0.910014">
            <text:p>0.91001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4.505655">
            <text:p>-74.505655</text:p>
          </table:table-cell>
          <table:table-cell office:value-type="float" office:value="1.845029">
            <text:p>1.845029</text:p>
          </table:table-cell>
          <table:table-cell office:value-type="float" office:value="0.591927">
            <text:p>0.591927</text:p>
          </table:table-cell>
          <table:table-cell office:value-type="float" office:value="0.260484">
            <text:p>0.260484</text:p>
          </table:table-cell>
          <table:table-cell office:value-type="float" office:value="0">
            <text:p>0</text:p>
          </table:table-cell>
          <table:table-cell office:value-type="float" office:value="3.41569">
            <text:p>3.41569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.210141">
            <text:p>0.210141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89.029872">
            <text:p>-89.029872</text:p>
          </table:table-cell>
          <table:table-cell office:value-type="float" office:value="0.594645">
            <text:p>0.594645</text:p>
          </table:table-cell>
          <table:table-cell office:value-type="float" office:value="0.003279">
            <text:p>0.003279</text:p>
          </table:table-cell>
          <table:table-cell office:value-type="float" office:value="0.127959">
            <text:p>0.127959</text:p>
          </table:table-cell>
          <table:table-cell office:value-type="float" office:value="10">
            <text:p>10</text:p>
          </table:table-cell>
          <table:table-cell office:value-type="float" office:value="143.77">
            <text:p>143.77</text:p>
          </table:table-cell>
          <table:table-cell office:value-type="float" office:value="20.8">
            <text:p>20.8</text:p>
          </table:table-cell>
          <table:table-cell office:value-type="float" office:value="8.3">
            <text:p>8.3</text:p>
          </table:table-cell>
          <table:table-cell office:value-type="float" office:value="0.15775">
            <text:p>0.1577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2.683078">
            <text:p>-92.683078</text:p>
          </table:table-cell>
          <table:table-cell office:value-type="float" office:value="0.153511">
            <text:p>0.153511</text:p>
          </table:table-cell>
          <table:table-cell office:value-type="float" office:value="0">
            <text:p>0</text:p>
          </table:table-cell>
          <table:table-cell office:value-type="float" office:value="0.343724">
            <text:p>0.343724</text:p>
          </table:table-cell>
          <table:table-cell office:value-type="float" office:value="20">
            <text:p>20</text:p>
          </table:table-cell>
          <table:table-cell office:value-type="float" office:value="73.2218">
            <text:p>73.2218</text:p>
          </table:table-cell>
          <table:table-cell office:value-type="float" office:value="16.4">
            <text:p>16.4</text:p>
          </table:table-cell>
          <table:table-cell office:value-type="float" office:value="3.8">
            <text:p>3.8</text:p>
          </table:table-cell>
          <table:table-cell office:value-type="float" office:value="0.464235">
            <text:p>0.464235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913269">
            <text:p>-94.913269</text:p>
          </table:table-cell>
          <table:table-cell office:value-type="float" office:value="0.093165">
            <text:p>0.093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.0364">
            <text:p>19.0364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0.133386">
            <text:p>0.133386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4.103666">
            <text:p>-94.103666</text:p>
          </table:table-cell>
          <table:table-cell office:value-type="float" office:value="1.762687">
            <text:p>1.762687</text:p>
          </table:table-cell>
          <table:table-cell office:value-type="float" office:value="0.05047">
            <text:p>0.05047</text:p>
          </table:table-cell>
          <table:table-cell office:value-type="float" office:value="1.317849">
            <text:p>1.317849</text:p>
          </table:table-cell>
          <table:table-cell office:value-type="float" office:value="44">
            <text:p>44</text:p>
          </table:table-cell>
          <table:table-cell office:value-type="float" office:value="26.9629">
            <text:p>26.9629</text:p>
          </table:table-cell>
          <table:table-cell office:value-type="float" office:value="9.3">
            <text:p>9.3</text:p>
          </table:table-cell>
          <table:table-cell office:value-type="float" office:value="0.7">
            <text:p>0.7</text:p>
          </table:table-cell>
          <table:table-cell office:value-type="float" office:value="0.387017">
            <text:p>0.387017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2.89539">
            <text:p>-92.89539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0.930817">
            <text:p>0.930817</text:p>
          </table:table-cell>
          <table:table-cell office:value-type="float" office:value="44">
            <text:p>44</text:p>
          </table:table-cell>
          <table:table-cell office:value-type="float" office:value="87.575">
            <text:p>87.575</text:p>
          </table:table-cell>
          <table:table-cell office:value-type="float" office:value="17.9">
            <text:p>17.9</text:p>
          </table:table-cell>
          <table:table-cell office:value-type="float" office:value="4.5">
            <text:p>4.5</text:p>
          </table:table-cell>
          <table:table-cell office:value-type="float" office:value="1.33887">
            <text:p>1.33887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4.264095">
            <text:p>-94.264095</text:p>
          </table:table-cell>
          <table:table-cell office:value-type="float" office:value="0.679583">
            <text:p>0.679583</text:p>
          </table:table-cell>
          <table:table-cell office:value-type="float" office:value="0.046539">
            <text:p>0.046539</text:p>
          </table:table-cell>
          <table:table-cell office:value-type="float" office:value="0.154135">
            <text:p>0.154135</text:p>
          </table:table-cell>
          <table:table-cell office:value-type="float" office:value="1">
            <text:p>1</text:p>
          </table:table-cell>
          <table:table-cell office:value-type="float" office:value="34.8477">
            <text:p>34.8477</text:p>
          </table:table-cell>
          <table:table-cell office:value-type="float" office:value="11.1">
            <text:p>11.1</text:p>
          </table:table-cell>
          <table:table-cell office:value-type="float" office:value="1.5">
            <text:p>1.5</text:p>
          </table:table-cell>
          <table:table-cell office:value-type="float" office:value="0.122627">
            <text:p>0.122627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87.90043">
            <text:p>-87.90043</text:p>
          </table:table-cell>
          <table:table-cell office:value-type="float" office:value="1.845029">
            <text:p>1.845029</text:p>
          </table:table-cell>
          <table:table-cell office:value-type="float" office:value="0.591927">
            <text:p>0.591927</text:p>
          </table:table-cell>
          <table:table-cell office:value-type="float" office:value="0.260484">
            <text:p>0.260484</text:p>
          </table:table-cell>
          <table:table-cell office:value-type="float" office:value="13">
            <text:p>13</text:p>
          </table:table-cell>
          <table:table-cell office:value-type="float" office:value="160.353">
            <text:p>160.353</text:p>
          </table:table-cell>
          <table:table-cell office:value-type="float" office:value="21.7">
            <text:p>21.7</text:p>
          </table:table-cell>
          <table:table-cell office:value-type="float" office:value="9.7">
            <text:p>9.7</text:p>
          </table:table-cell>
          <table:table-cell office:value-type="float" office:value="1.83885">
            <text:p>1.83885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2.987776">
            <text:p>-92.987776</text:p>
          </table:table-cell>
          <table:table-cell office:value-type="float" office:value="0.142609">
            <text:p>0.142609</text:p>
          </table:table-cell>
          <table:table-cell office:value-type="float" office:value="0.129771">
            <text:p>0.129771</text:p>
          </table:table-cell>
          <table:table-cell office:value-type="float" office:value="0.109348">
            <text:p>0.109348</text:p>
          </table:table-cell>
          <table:table-cell office:value-type="float" office:value="17">
            <text:p>17</text:p>
          </table:table-cell>
          <table:table-cell office:value-type="float" office:value="61.5931">
            <text:p>61.5931</text:p>
          </table:table-cell>
          <table:table-cell office:value-type="float" office:value="14.4">
            <text:p>14.4</text:p>
          </table:table-cell>
          <table:table-cell office:value-type="float" office:value="3">
            <text:p>3</text:p>
          </table:table-cell>
          <table:table-cell office:value-type="float" office:value="0.245833">
            <text:p>0.245833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4.046231">
            <text:p>-94.046231</text:p>
          </table:table-cell>
          <table:table-cell office:value-type="float" office:value="1.762687">
            <text:p>1.762687</text:p>
          </table:table-cell>
          <table:table-cell office:value-type="float" office:value="0.180697">
            <text:p>0.180697</text:p>
          </table:table-cell>
          <table:table-cell office:value-type="float" office:value="1.317849">
            <text:p>1.317849</text:p>
          </table:table-cell>
          <table:table-cell office:value-type="float" office:value="46">
            <text:p>46</text:p>
          </table:table-cell>
          <table:table-cell office:value-type="float" office:value="31.7691">
            <text:p>31.769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94728">
            <text:p>0.494728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2.776573">
            <text:p>-92.776573</text:p>
          </table:table-cell>
          <table:table-cell office:value-type="float" office:value="0.712104">
            <text:p>0.712104</text:p>
          </table:table-cell>
          <table:table-cell office:value-type="float" office:value="0.219041">
            <text:p>0.219041</text:p>
          </table:table-cell>
          <table:table-cell office:value-type="float" office:value="0.77205">
            <text:p>0.77205</text:p>
          </table:table-cell>
          <table:table-cell office:value-type="float" office:value="7">
            <text:p>7</text:p>
          </table:table-cell>
          <table:table-cell office:value-type="float" office:value="80.4434">
            <text:p>80.4434</text:p>
          </table:table-cell>
          <table:table-cell office:value-type="float" office:value="17.4">
            <text:p>17.4</text:p>
          </table:table-cell>
          <table:table-cell office:value-type="float" office:value="4.2">
            <text:p>4.2</text:p>
          </table:table-cell>
          <table:table-cell office:value-type="float" office:value="1.47584">
            <text:p>1.47584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4.863333">
            <text:p>-94.863333</text:p>
          </table:table-cell>
          <table:table-cell office:value-type="float" office:value="0.142609">
            <text:p>0.142609</text:p>
          </table:table-cell>
          <table:table-cell office:value-type="float" office:value="0.020692">
            <text:p>0.020692</text:p>
          </table:table-cell>
          <table:table-cell office:value-type="float" office:value="0.79412">
            <text:p>0.79412</text:p>
          </table:table-cell>
          <table:table-cell office:value-type="float" office:value="21">
            <text:p>21</text:p>
          </table:table-cell>
          <table:table-cell office:value-type="float" office:value="20.688">
            <text:p>20.688</text:p>
          </table:table-cell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0.188075">
            <text:p>0.188075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7.960875">
            <text:p>-77.960875</text:p>
          </table:table-cell>
          <table:table-cell office:value-type="float" office:value="1.845029">
            <text:p>1.845029</text:p>
          </table:table-cell>
          <table:table-cell office:value-type="float" office:value="0.591927">
            <text:p>0.591927</text:p>
          </table:table-cell>
          <table:table-cell office:value-type="float" office:value="0.260484">
            <text:p>0.260484</text:p>
          </table:table-cell>
          <table:table-cell office:value-type="float" office:value="13">
            <text:p>13</text:p>
          </table:table-cell>
          <table:table-cell office:value-type="float" office:value="288.655">
            <text:p>288.65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.47235">
            <text:p>1.47235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4.548363">
            <text:p>-94.548363</text:p>
          </table:table-cell>
          <table:table-cell office:value-type="float" office:value="0.142609">
            <text:p>0.14260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4.9555">
            <text:p>44.9555</text:p>
          </table:table-cell>
          <table:table-cell office:value-type="float" office:value="12.7">
            <text:p>12.7</text:p>
          </table:table-cell>
          <table:table-cell office:value-type="float" office:value="1.9">
            <text:p>1.9</text:p>
          </table:table-cell>
          <table:table-cell office:value-type="float" office:value="0.001969">
            <text:p>0.001969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1.515193">
            <text:p>-91.515193</text:p>
          </table:table-cell>
          <table:table-cell office:value-type="float" office:value="0.61238">
            <text:p>0.61238</text:p>
          </table:table-cell>
          <table:table-cell office:value-type="float" office:value="0">
            <text:p>0</text:p>
          </table:table-cell>
          <table:table-cell office:value-type="float" office:value="0.133105">
            <text:p>0.133105</text:p>
          </table:table-cell>
          <table:table-cell office:value-type="float" office:value="7">
            <text:p>7</text:p>
          </table:table-cell>
          <table:table-cell office:value-type="float" office:value="105.904">
            <text:p>105.904</text:p>
          </table:table-cell>
          <table:table-cell office:value-type="float" office:value="19.4">
            <text:p>19.4</text:p>
          </table:table-cell>
          <table:table-cell office:value-type="float" office:value="5.9">
            <text:p>5.9</text:p>
          </table:table-cell>
          <table:table-cell office:value-type="float" office:value="0.211318">
            <text:p>0.211318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74.784901">
            <text:p>-74.784901</text:p>
          </table:table-cell>
          <table:table-cell office:value-type="float" office:value="1.845029">
            <text:p>1.845029</text:p>
          </table:table-cell>
          <table:table-cell office:value-type="float" office:value="1">
            <text:p>1</text:p>
          </table:table-cell>
          <table:table-cell office:value-type="float" office:value="0.260484">
            <text:p>0.260484</text:p>
          </table:table-cell>
          <table:table-cell office:value-type="float" office:value="0">
            <text:p>0</text:p>
          </table:table-cell>
          <table:table-cell office:value-type="float" office:value="10.6388">
            <text:p>10.6388</text:p>
          </table:table-cell>
          <table:table-cell table:number-columns-repeated="2" office:value-type="float" office:value="2.9">
            <text:p>2.9</text:p>
          </table:table-cell>
          <table:table-cell office:value-type="float" office:value="0.472506">
            <text:p>0.472506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4.919209">
            <text:p>-94.919209</text:p>
          </table:table-cell>
          <table:table-cell office:value-type="float" office:value="0.08415">
            <text:p>0.08415</text:p>
          </table:table-cell>
          <table:table-cell office:value-type="float" office:value="0.115201">
            <text:p>0.115201</text:p>
          </table:table-cell>
          <table:table-cell office:value-type="float" office:value="1.46468">
            <text:p>1.46468</text:p>
          </table:table-cell>
          <table:table-cell office:value-type="float" office:value="0">
            <text:p>0</text:p>
          </table:table-cell>
          <table:table-cell office:value-type="float" office:value="17.6282">
            <text:p>17.6282</text:p>
          </table:table-cell>
          <table:table-cell office:value-type="float" office:value="7.5">
            <text:p>7.5</text:p>
          </table:table-cell>
          <table:table-cell office:value-type="float" office:value="0.2">
            <text:p>0.2</text:p>
          </table:table-cell>
          <table:table-cell office:value-type="float" office:value="0.19695">
            <text:p>0.19695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4.914997">
            <text:p>-94.914997</text:p>
          </table:table-cell>
          <table:table-cell office:value-type="float" office:value="0.08415">
            <text:p>0.08415</text:p>
          </table:table-cell>
          <table:table-cell office:value-type="float" office:value="0.037946">
            <text:p>0.037946</text:p>
          </table:table-cell>
          <table:table-cell office:value-type="float" office:value="1.400817">
            <text:p>1.400817</text:p>
          </table:table-cell>
          <table:table-cell office:value-type="float" office:value="0">
            <text:p>0</text:p>
          </table:table-cell>
          <table:table-cell office:value-type="float" office:value="22.6213">
            <text:p>22.6213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office:value-type="float" office:value="0.292445">
            <text:p>0.292445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860064">
            <text:p>-94.860064</text:p>
          </table:table-cell>
          <table:table-cell office:value-type="float" office:value="0.142609">
            <text:p>0.142609</text:p>
          </table:table-cell>
          <table:table-cell office:value-type="float" office:value="0">
            <text:p>0</text:p>
          </table:table-cell>
          <table:table-cell office:value-type="float" office:value="0.249234">
            <text:p>0.249234</text:p>
          </table:table-cell>
          <table:table-cell office:value-type="float" office:value="17">
            <text:p>17</text:p>
          </table:table-cell>
          <table:table-cell office:value-type="float" office:value="22.2715">
            <text:p>22.2715</text:p>
          </table:table-cell>
          <table:table-cell office:value-type="float" office:value="8.2">
            <text:p>8.2</text:p>
          </table:table-cell>
          <table:table-cell office:value-type="float" office:value="0.5">
            <text:p>0.5</text:p>
          </table:table-cell>
          <table:table-cell office:value-type="float" office:value="0.052488">
            <text:p>0.052488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0.583489">
            <text:p>-90.583489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434342">
            <text:p>0.434342</text:p>
          </table:table-cell>
          <table:table-cell office:value-type="float" office:value="7">
            <text:p>7</text:p>
          </table:table-cell>
          <table:table-cell office:value-type="float" office:value="113.351">
            <text:p>113.351</text:p>
          </table:table-cell>
          <table:table-cell office:value-type="float" office:value="19.9">
            <text:p>19.9</text:p>
          </table:table-cell>
          <table:table-cell office:value-type="float" office:value="6.4">
            <text:p>6.4</text:p>
          </table:table-cell>
          <table:table-cell office:value-type="float" office:value="0.558477">
            <text:p>0.558477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4.84002">
            <text:p>-94.84002</text:p>
          </table:table-cell>
          <table:table-cell office:value-type="float" office:value="0.142609">
            <text:p>0.142609</text:p>
          </table:table-cell>
          <table:table-cell office:value-type="float" office:value="0.213819">
            <text:p>0.213819</text:p>
          </table:table-cell>
          <table:table-cell office:value-type="float" office:value="0.124758">
            <text:p>0.124758</text:p>
          </table:table-cell>
          <table:table-cell office:value-type="float" office:value="24">
            <text:p>24</text:p>
          </table:table-cell>
          <table:table-cell office:value-type="float" office:value="33.5531">
            <text:p>33.5531</text:p>
          </table:table-cell>
          <table:table-cell office:value-type="float" office:value="10.9">
            <text:p>10.9</text:p>
          </table:table-cell>
          <table:table-cell office:value-type="float" office:value="1.2">
            <text:p>1.2</text:p>
          </table:table-cell>
          <table:table-cell office:value-type="float" office:value="0.185175">
            <text:p>0.185175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87.999638">
            <text:p>-87.999638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434342">
            <text:p>0.434342</text:p>
          </table:table-cell>
          <table:table-cell office:value-type="float" office:value="10">
            <text:p>10</text:p>
          </table:table-cell>
          <table:table-cell office:value-type="float" office:value="172.979">
            <text:p>172.979</text:p>
          </table:table-cell>
          <table:table-cell office:value-type="float" office:value="23.2">
            <text:p>23.2</text:p>
          </table:table-cell>
          <table:table-cell office:value-type="float" office:value="10.9">
            <text:p>10.9</text:p>
          </table:table-cell>
          <table:table-cell office:value-type="float" office:value="0.660822">
            <text:p>0.660822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2.424811">
            <text:p>-92.424811</text:p>
          </table:table-cell>
          <table:table-cell office:value-type="float" office:value="0.61238">
            <text:p>0.61238</text:p>
          </table:table-cell>
          <table:table-cell office:value-type="float" office:value="0.037795">
            <text:p>0.037795</text:p>
          </table:table-cell>
          <table:table-cell office:value-type="float" office:value="0.133105">
            <text:p>0.133105</text:p>
          </table:table-cell>
          <table:table-cell office:value-type="float" office:value="4">
            <text:p>4</text:p>
          </table:table-cell>
          <table:table-cell office:value-type="float" office:value="73.5849">
            <text:p>73.5849</text:p>
          </table:table-cell>
          <table:table-cell office:value-type="float" office:value="16.6">
            <text:p>16.6</text:p>
          </table:table-cell>
          <table:table-cell office:value-type="float" office:value="3.8">
            <text:p>3.8</text:p>
          </table:table-cell>
          <table:table-cell office:value-type="float" office:value="0.188379">
            <text:p>0.188379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4.605724">
            <text:p>-94.605724</text:p>
          </table:table-cell>
          <table:table-cell office:value-type="float" office:value="0.594645">
            <text:p>0.594645</text:p>
          </table:table-cell>
          <table:table-cell office:value-type="float" office:value="0.15135">
            <text:p>0.15135</text:p>
          </table:table-cell>
          <table:table-cell office:value-type="float" office:value="0.21205">
            <text:p>0.21205</text:p>
          </table:table-cell>
          <table:table-cell office:value-type="float" office:value="16">
            <text:p>16</text:p>
          </table:table-cell>
          <table:table-cell office:value-type="float" office:value="16.2818">
            <text:p>16.2818</text:p>
          </table:table-cell>
          <table:table-cell office:value-type="float" office:value="6.8">
            <text:p>6.8</text:p>
          </table:table-cell>
          <table:table-cell office:value-type="float" office:value="0.1">
            <text:p>0.1</text:p>
          </table:table-cell>
          <table:table-cell office:value-type="float" office:value="0.018476">
            <text:p>0.018476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92.471163">
            <text:p>-92.471163</text:p>
          </table:table-cell>
          <table:table-cell office:value-type="float" office:value="0.153511">
            <text:p>0.153511</text:p>
          </table:table-cell>
          <table:table-cell office:value-type="float" office:value="1">
            <text:p>1</text:p>
          </table:table-cell>
          <table:table-cell office:value-type="float" office:value="0.343724">
            <text:p>0.343724</text:p>
          </table:table-cell>
          <table:table-cell office:value-type="float" office:value="16">
            <text:p>16</text:p>
          </table:table-cell>
          <table:table-cell office:value-type="float" office:value="94.1366">
            <text:p>94.1366</text:p>
          </table:table-cell>
          <table:table-cell office:value-type="float" office:value="18.6">
            <text:p>18.6</text:p>
          </table:table-cell>
          <table:table-cell office:value-type="float" office:value="5.1">
            <text:p>5.1</text:p>
          </table:table-cell>
          <table:table-cell office:value-type="float" office:value="1.7976">
            <text:p>1.7976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4.643513">
            <text:p>-94.643513</text:p>
          </table:table-cell>
          <table:table-cell office:value-type="float" office:value="0.142609">
            <text:p>0.142609</text:p>
          </table:table-cell>
          <table:table-cell office:value-type="float" office:value="0.213819">
            <text:p>0.21381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5.0423">
            <text:p>45.0423</text:p>
          </table:table-cell>
          <table:table-cell office:value-type="float" office:value="13.2">
            <text:p>13.2</text:p>
          </table:table-cell>
          <table:table-cell office:value-type="float" office:value="1.9">
            <text:p>1.9</text:p>
          </table:table-cell>
          <table:table-cell office:value-type="float" office:value="0.169432">
            <text:p>0.169432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2.490989">
            <text:p>-92.490989</text:p>
          </table:table-cell>
          <table:table-cell office:value-type="float" office:value="0.61238">
            <text:p>0.61238</text:p>
          </table:table-cell>
          <table:table-cell office:value-type="float" office:value="0.037795">
            <text:p>0.037795</text:p>
          </table:table-cell>
          <table:table-cell office:value-type="float" office:value="0.133105">
            <text:p>0.133105</text:p>
          </table:table-cell>
          <table:table-cell office:value-type="float" office:value="4">
            <text:p>4</text:p>
          </table:table-cell>
          <table:table-cell office:value-type="float" office:value="74.0291">
            <text:p>74.0291</text:p>
          </table:table-cell>
          <table:table-cell office:value-type="float" office:value="16.7">
            <text:p>16.7</text:p>
          </table:table-cell>
          <table:table-cell office:value-type="float" office:value="3.8">
            <text:p>3.8</text:p>
          </table:table-cell>
          <table:table-cell office:value-type="float" office:value="0.173996">
            <text:p>0.173996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2.161328">
            <text:p>-92.161328</text:p>
          </table:table-cell>
          <table:table-cell office:value-type="float" office:value="1.941453">
            <text:p>1.941453</text:p>
          </table:table-cell>
          <table:table-cell office:value-type="float" office:value="0.541969">
            <text:p>0.541969</text:p>
          </table:table-cell>
          <table:table-cell office:value-type="float" office:value="0.511668">
            <text:p>0.511668</text:p>
          </table:table-cell>
          <table:table-cell office:value-type="float" office:value="9">
            <text:p>9</text:p>
          </table:table-cell>
          <table:table-cell office:value-type="float" office:value="95.1777">
            <text:p>95.1777</text:p>
          </table:table-cell>
          <table:table-cell office:value-type="float" office:value="18.9">
            <text:p>18.9</text:p>
          </table:table-cell>
          <table:table-cell office:value-type="float" office:value="5">
            <text:p>5</text:p>
          </table:table-cell>
          <table:table-cell office:value-type="float" office:value="1.53127">
            <text:p>1.53127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87.805451">
            <text:p>-87.805451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434342">
            <text:p>0.434342</text:p>
          </table:table-cell>
          <table:table-cell office:value-type="float" office:value="14">
            <text:p>14</text:p>
          </table:table-cell>
          <table:table-cell office:value-type="float" office:value="174.152">
            <text:p>174.152</text:p>
          </table:table-cell>
          <table:table-cell office:value-type="float" office:value="23.3">
            <text:p>23.3</text:p>
          </table:table-cell>
          <table:table-cell office:value-type="float" office:value="11.2">
            <text:p>11.2</text:p>
          </table:table-cell>
          <table:table-cell office:value-type="float" office:value="0.723145">
            <text:p>0.723145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3.327459">
            <text:p>-93.327459</text:p>
          </table:table-cell>
          <table:table-cell office:value-type="float" office:value="0.142609">
            <text:p>0.142609</text:p>
          </table:table-cell>
          <table:table-cell office:value-type="float" office:value="0.129771">
            <text:p>0.12977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4.7954">
            <text:p>64.7954</text:p>
          </table:table-cell>
          <table:table-cell office:value-type="float" office:value="15.5">
            <text:p>15.5</text:p>
          </table:table-cell>
          <table:table-cell office:value-type="float" office:value="3.2">
            <text:p>3.2</text:p>
          </table:table-cell>
          <table:table-cell office:value-type="float" office:value="0.160461">
            <text:p>0.160461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2.572086">
            <text:p>-92.572086</text:p>
          </table:table-cell>
          <table:table-cell office:value-type="float" office:value="0.142609">
            <text:p>0.142609</text:p>
          </table:table-cell>
          <table:table-cell office:value-type="float" office:value="0">
            <text:p>0</text:p>
          </table:table-cell>
          <table:table-cell office:value-type="float" office:value="0.124758">
            <text:p>0.124758</text:p>
          </table:table-cell>
          <table:table-cell office:value-type="float" office:value="21">
            <text:p>21</text:p>
          </table:table-cell>
          <table:table-cell office:value-type="float" office:value="68.6966">
            <text:p>68.6966</text:p>
          </table:table-cell>
          <table:table-cell office:value-type="float" office:value="15.8">
            <text:p>15.8</text:p>
          </table:table-cell>
          <table:table-cell office:value-type="float" office:value="3.5">
            <text:p>3.5</text:p>
          </table:table-cell>
          <table:table-cell office:value-type="float" office:value="0.141387">
            <text:p>0.141387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88.194967">
            <text:p>-88.194967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159714">
            <text:p>0.159714</text:p>
          </table:table-cell>
          <table:table-cell office:value-type="float" office:value="10">
            <text:p>10</text:p>
          </table:table-cell>
          <table:table-cell office:value-type="float" office:value="146.895">
            <text:p>146.895</text:p>
          </table:table-cell>
          <table:table-cell office:value-type="float" office:value="21.6">
            <text:p>21.6</text:p>
          </table:table-cell>
          <table:table-cell office:value-type="float" office:value="8.6">
            <text:p>8.6</text:p>
          </table:table-cell>
          <table:table-cell office:value-type="float" office:value="0.270123">
            <text:p>0.270123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89.123073">
            <text:p>-89.123073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434342">
            <text:p>0.434342</text:p>
          </table:table-cell>
          <table:table-cell office:value-type="float" office:value="12">
            <text:p>12</text:p>
          </table:table-cell>
          <table:table-cell office:value-type="float" office:value="146.517">
            <text:p>146.517</text:p>
          </table:table-cell>
          <table:table-cell office:value-type="float" office:value="20.9">
            <text:p>20.9</text:p>
          </table:table-cell>
          <table:table-cell office:value-type="float" office:value="8.5">
            <text:p>8.5</text:p>
          </table:table-cell>
          <table:table-cell office:value-type="float" office:value="0.607871">
            <text:p>0.607871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4.354132">
            <text:p>-94.354132</text:p>
          </table:table-cell>
          <table:table-cell office:value-type="float" office:value="0.153845">
            <text:p>0.15384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9.6086">
            <text:p>49.6086</text:p>
          </table:table-cell>
          <table:table-cell office:value-type="float" office:value="13.3">
            <text:p>13.3</text:p>
          </table:table-cell>
          <table:table-cell office:value-type="float" office:value="2.2">
            <text:p>2.2</text:p>
          </table:table-cell>
          <table:table-cell office:value-type="float" office:value="0.001969">
            <text:p>0.001969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4.013406">
            <text:p>-94.013406</text:p>
          </table:table-cell>
          <table:table-cell office:value-type="float" office:value="0.08415">
            <text:p>0.08415</text:p>
          </table:table-cell>
          <table:table-cell office:value-type="float" office:value="0.317484">
            <text:p>0.317484</text:p>
          </table:table-cell>
          <table:table-cell office:value-type="float" office:value="1.095409">
            <text:p>1.095409</text:p>
          </table:table-cell>
          <table:table-cell office:value-type="float" office:value="4">
            <text:p>4</text:p>
          </table:table-cell>
          <table:table-cell office:value-type="float" office:value="43.5476">
            <text:p>43.5476</text:p>
          </table:table-cell>
          <table:table-cell office:value-type="float" office:value="12.4">
            <text:p>12.4</text:p>
          </table:table-cell>
          <table:table-cell office:value-type="float" office:value="1.9">
            <text:p>1.9</text:p>
          </table:table-cell>
          <table:table-cell office:value-type="float" office:value="1.11506">
            <text:p>1.11506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2.58692">
            <text:p>-92.58692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0.930817">
            <text:p>0.930817</text:p>
          </table:table-cell>
          <table:table-cell office:value-type="float" office:value="44">
            <text:p>44</text:p>
          </table:table-cell>
          <table:table-cell office:value-type="float" office:value="87.7412">
            <text:p>87.7412</text:p>
          </table:table-cell>
          <table:table-cell office:value-type="float" office:value="18.4">
            <text:p>18.4</text:p>
          </table:table-cell>
          <table:table-cell office:value-type="float" office:value="4.5">
            <text:p>4.5</text:p>
          </table:table-cell>
          <table:table-cell office:value-type="float" office:value="1.44443">
            <text:p>1.44443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0.007427">
            <text:p>-70.007427</text:p>
          </table:table-cell>
          <table:table-cell office:value-type="float" office:value="1.845029">
            <text:p>1.845029</text:p>
          </table:table-cell>
          <table:table-cell office:value-type="float" office:value="1">
            <text:p>1</text:p>
          </table:table-cell>
          <table:table-cell office:value-type="float" office:value="0.260484">
            <text:p>0.260484</text:p>
          </table:table-cell>
          <table:table-cell office:value-type="float" office:value="0">
            <text:p>0</text:p>
          </table:table-cell>
          <table:table-cell office:value-type="float" office:value="4.46966">
            <text:p>4.46966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.372832">
            <text:p>0.372832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2.720294">
            <text:p>-92.720294</text:p>
          </table:table-cell>
          <table:table-cell office:value-type="float" office:value="0.712104">
            <text:p>0.712104</text:p>
          </table:table-cell>
          <table:table-cell office:value-type="float" office:value="0.003302">
            <text:p>0.003302</text:p>
          </table:table-cell>
          <table:table-cell office:value-type="float" office:value="0.205044">
            <text:p>0.205044</text:p>
          </table:table-cell>
          <table:table-cell office:value-type="float" office:value="3">
            <text:p>3</text:p>
          </table:table-cell>
          <table:table-cell office:value-type="float" office:value="69.0403">
            <text:p>69.0403</text:p>
          </table:table-cell>
          <table:table-cell office:value-type="float" office:value="16.1">
            <text:p>16.1</text:p>
          </table:table-cell>
          <table:table-cell office:value-type="float" office:value="3.5">
            <text:p>3.5</text:p>
          </table:table-cell>
          <table:table-cell office:value-type="float" office:value="0.253426">
            <text:p>0.253426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4.7278">
            <text:p>-94.7278</text:p>
          </table:table-cell>
          <table:table-cell office:value-type="float" office:value="0.08415">
            <text:p>0.08415</text:p>
          </table:table-cell>
          <table:table-cell office:value-type="float" office:value="0">
            <text:p>0</text:p>
          </table:table-cell>
          <table:table-cell office:value-type="float" office:value="0.321022">
            <text:p>0.321022</text:p>
          </table:table-cell>
          <table:table-cell office:value-type="float" office:value="12">
            <text:p>12</text:p>
          </table:table-cell>
          <table:table-cell office:value-type="float" office:value="35.8151">
            <text:p>35.8151</text:p>
          </table:table-cell>
          <table:table-cell office:value-type="float" office:value="11.4">
            <text:p>11.4</text:p>
          </table:table-cell>
          <table:table-cell office:value-type="float" office:value="1.3">
            <text:p>1.3</text:p>
          </table:table-cell>
          <table:table-cell office:value-type="float" office:value="0.179411">
            <text:p>0.179411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73.622144">
            <text:p>-73.622144</text:p>
          </table:table-cell>
          <table:table-cell office:value-type="float" office:value="1.845029">
            <text:p>1.845029</text:p>
          </table:table-cell>
          <table:table-cell office:value-type="float" office:value="1">
            <text:p>1</text:p>
          </table:table-cell>
          <table:table-cell office:value-type="float" office:value="0.260484">
            <text:p>0.260484</text:p>
          </table:table-cell>
          <table:table-cell office:value-type="float" office:value="0">
            <text:p>0</text:p>
          </table:table-cell>
          <table:table-cell office:value-type="float" office:value="4.58148">
            <text:p>4.58148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.547934">
            <text:p>0.547934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2.661052">
            <text:p>-92.661052</text:p>
          </table:table-cell>
          <table:table-cell office:value-type="float" office:value="0.142609">
            <text:p>0.142609</text:p>
          </table:table-cell>
          <table:table-cell office:value-type="float" office:value="0.129771">
            <text:p>0.129771</text:p>
          </table:table-cell>
          <table:table-cell office:value-type="float" office:value="0.939183">
            <text:p>0.939183</text:p>
          </table:table-cell>
          <table:table-cell office:value-type="float" office:value="18">
            <text:p>18</text:p>
          </table:table-cell>
          <table:table-cell office:value-type="float" office:value="75.2688">
            <text:p>75.2688</text:p>
          </table:table-cell>
          <table:table-cell office:value-type="float" office:value="17.3">
            <text:p>17.3</text:p>
          </table:table-cell>
          <table:table-cell office:value-type="float" office:value="3.9">
            <text:p>3.9</text:p>
          </table:table-cell>
          <table:table-cell office:value-type="float" office:value="1.4806">
            <text:p>1.4806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3.839494">
            <text:p>-73.839494</text:p>
          </table:table-cell>
          <table:table-cell office:value-type="float" office:value="1.845029">
            <text:p>1.845029</text:p>
          </table:table-cell>
          <table:table-cell office:value-type="float" office:value="1">
            <text:p>1</text:p>
          </table:table-cell>
          <table:table-cell office:value-type="float" office:value="0.260484">
            <text:p>0.260484</text:p>
          </table:table-cell>
          <table:table-cell office:value-type="float" office:value="2">
            <text:p>2</text:p>
          </table:table-cell>
          <table:table-cell office:value-type="float" office:value="7.02331">
            <text:p>7.02331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547934">
            <text:p>0.547934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4.491852">
            <text:p>-94.491852</text:p>
          </table:table-cell>
          <table:table-cell office:value-type="float" office:value="0.08415">
            <text:p>0.08415</text:p>
          </table:table-cell>
          <table:table-cell office:value-type="float" office:value="0.091625">
            <text:p>0.091625</text:p>
          </table:table-cell>
          <table:table-cell office:value-type="float" office:value="0.838415">
            <text:p>0.838415</text:p>
          </table:table-cell>
          <table:table-cell office:value-type="float" office:value="15">
            <text:p>15</text:p>
          </table:table-cell>
          <table:table-cell office:value-type="float" office:value="35.6943">
            <text:p>35.6943</text:p>
          </table:table-cell>
          <table:table-cell office:value-type="float" office:value="11.1">
            <text:p>11.1</text:p>
          </table:table-cell>
          <table:table-cell office:value-type="float" office:value="1.3">
            <text:p>1.3</text:p>
          </table:table-cell>
          <table:table-cell office:value-type="float" office:value="0.537005">
            <text:p>0.537005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4.207203">
            <text:p>-94.207203</text:p>
          </table:table-cell>
          <table:table-cell office:value-type="float" office:value="0.712104">
            <text:p>0.712104</text:p>
          </table:table-cell>
          <table:table-cell office:value-type="float" office:value="1">
            <text:p>1</text:p>
          </table:table-cell>
          <table:table-cell office:value-type="float" office:value="1.076271">
            <text:p>1.076271</text:p>
          </table:table-cell>
          <table:table-cell office:value-type="float" office:value="0">
            <text:p>0</text:p>
          </table:table-cell>
          <table:table-cell office:value-type="float" office:value="44.4786">
            <text:p>44.4786</text:p>
          </table:table-cell>
          <table:table-cell office:value-type="float" office:value="12.2">
            <text:p>12.2</text:p>
          </table:table-cell>
          <table:table-cell office:value-type="float" office:value="1.8">
            <text:p>1.8</text:p>
          </table:table-cell>
          <table:table-cell office:value-type="float" office:value="1.55456">
            <text:p>1.55456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3.614689">
            <text:p>-73.614689</text:p>
          </table:table-cell>
          <table:table-cell office:value-type="float" office:value="1.845029">
            <text:p>1.845029</text:p>
          </table:table-cell>
          <table:table-cell office:value-type="float" office:value="0">
            <text:p>0</text:p>
          </table:table-cell>
          <table:table-cell office:value-type="float" office:value="0.260484">
            <text:p>0.260484</text:p>
          </table:table-cell>
          <table:table-cell office:value-type="float" office:value="2">
            <text:p>2</text:p>
          </table:table-cell>
          <table:table-cell office:value-type="float" office:value="13.8661">
            <text:p>13.8661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0.088483">
            <text:p>0.088483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0.076728">
            <text:p>-70.076728</text:p>
          </table:table-cell>
          <table:table-cell office:value-type="float" office:value="1.845029">
            <text:p>1.845029</text:p>
          </table:table-cell>
          <table:table-cell office:value-type="float" office:value="0">
            <text:p>0</text:p>
          </table:table-cell>
          <table:table-cell office:value-type="float" office:value="0.260484">
            <text:p>0.260484</text:p>
          </table:table-cell>
          <table:table-cell office:value-type="float" office:value="2">
            <text:p>2</text:p>
          </table:table-cell>
          <table:table-cell office:value-type="float" office:value="7.53025">
            <text:p>7.53025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0.074183">
            <text:p>0.074183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1.533894">
            <text:p>-91.533894</text:p>
          </table:table-cell>
          <table:table-cell office:value-type="float" office:value="0.594645">
            <text:p>0.594645</text:p>
          </table:table-cell>
          <table:table-cell office:value-type="float" office:value="0">
            <text:p>0</text:p>
          </table:table-cell>
          <table:table-cell office:value-type="float" office:value="0.127959">
            <text:p>0.127959</text:p>
          </table:table-cell>
          <table:table-cell office:value-type="float" office:value="7">
            <text:p>7</text:p>
          </table:table-cell>
          <table:table-cell office:value-type="float" office:value="102.562">
            <text:p>102.562</text:p>
          </table:table-cell>
          <table:table-cell office:value-type="float" office:value="19">
            <text:p>19</text:p>
          </table:table-cell>
          <table:table-cell office:value-type="float" office:value="5.7">
            <text:p>5.7</text:p>
          </table:table-cell>
          <table:table-cell office:value-type="float" office:value="0.205153">
            <text:p>0.205153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3.801379">
            <text:p>-93.801379</text:p>
          </table:table-cell>
          <table:table-cell office:value-type="float" office:value="1.762687">
            <text:p>1.762687</text:p>
          </table:table-cell>
          <table:table-cell office:value-type="float" office:value="0.983979">
            <text:p>0.983979</text:p>
          </table:table-cell>
          <table:table-cell office:value-type="float" office:value="1.194397">
            <text:p>1.194397</text:p>
          </table:table-cell>
          <table:table-cell office:value-type="float" office:value="32">
            <text:p>32</text:p>
          </table:table-cell>
          <table:table-cell office:value-type="float" office:value="32.3504">
            <text:p>32.3504</text:p>
          </table:table-cell>
          <table:table-cell office:value-type="float" office:value="10.5">
            <text:p>10.5</text:p>
          </table:table-cell>
          <table:table-cell office:value-type="float" office:value="1.1">
            <text:p>1.1</text:p>
          </table:table-cell>
          <table:table-cell office:value-type="float" office:value="1.06828">
            <text:p>1.06828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2.69815">
            <text:p>-92.69815</text:p>
          </table:table-cell>
          <table:table-cell office:value-type="float" office:value="1.845029">
            <text:p>1.845029</text:p>
          </table:table-cell>
          <table:table-cell office:value-type="float" office:value="0">
            <text:p>0</text:p>
          </table:table-cell>
          <table:table-cell office:value-type="float" office:value="0.260484">
            <text:p>0.260484</text:p>
          </table:table-cell>
          <table:table-cell office:value-type="float" office:value="0">
            <text:p>0</text:p>
          </table:table-cell>
          <table:table-cell office:value-type="float" office:value="69.5071">
            <text:p>69.5071</text:p>
          </table:table-cell>
          <table:table-cell office:value-type="float" office:value="15.8">
            <text:p>15.8</text:p>
          </table:table-cell>
          <table:table-cell office:value-type="float" office:value="3.4">
            <text:p>3.4</text:p>
          </table:table-cell>
          <table:table-cell office:value-type="float" office:value="0.266373">
            <text:p>0.266373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2.609131">
            <text:p>-92.609131</text:p>
          </table:table-cell>
          <table:table-cell office:value-type="float" office:value="0.712104">
            <text:p>0.712104</text:p>
          </table:table-cell>
          <table:table-cell office:value-type="float" office:value="0.190098">
            <text:p>0.190098</text:p>
          </table:table-cell>
          <table:table-cell office:value-type="float" office:value="0.205044">
            <text:p>0.205044</text:p>
          </table:table-cell>
          <table:table-cell office:value-type="float" office:value="2">
            <text:p>2</text:p>
          </table:table-cell>
          <table:table-cell office:value-type="float" office:value="81.2972">
            <text:p>81.2972</text:p>
          </table:table-cell>
          <table:table-cell office:value-type="float" office:value="17.5">
            <text:p>17.5</text:p>
          </table:table-cell>
          <table:table-cell office:value-type="float" office:value="4.4">
            <text:p>4.4</text:p>
          </table:table-cell>
          <table:table-cell office:value-type="float" office:value="0.493357">
            <text:p>0.493357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4.16022">
            <text:p>-94.16022</text:p>
          </table:table-cell>
          <table:table-cell office:value-type="float" office:value="1.762687">
            <text:p>1.762687</text:p>
          </table:table-cell>
          <table:table-cell office:value-type="float" office:value="0.09801">
            <text:p>0.09801</text:p>
          </table:table-cell>
          <table:table-cell office:value-type="float" office:value="1.825414">
            <text:p>1.825414</text:p>
          </table:table-cell>
          <table:table-cell office:value-type="float" office:value="39">
            <text:p>39</text:p>
          </table:table-cell>
          <table:table-cell office:value-type="float" office:value="28.5649">
            <text:p>28.5649</text:p>
          </table:table-cell>
          <table:table-cell office:value-type="float" office:value="9.9">
            <text:p>9.9</text:p>
          </table:table-cell>
          <table:table-cell office:value-type="float" office:value="0.8">
            <text:p>0.8</text:p>
          </table:table-cell>
          <table:table-cell office:value-type="float" office:value="0.598835">
            <text:p>0.598835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4.37832">
            <text:p>-94.37832</text:p>
          </table:table-cell>
          <table:table-cell office:value-type="float" office:value="0.08415">
            <text:p>0.08415</text:p>
          </table:table-cell>
          <table:table-cell office:value-type="float" office:value="1">
            <text:p>1</text:p>
          </table:table-cell>
          <table:table-cell office:value-type="float" office:value="1.095409">
            <text:p>1.095409</text:p>
          </table:table-cell>
          <table:table-cell office:value-type="float" office:value="0">
            <text:p>0</text:p>
          </table:table-cell>
          <table:table-cell office:value-type="float" office:value="40.0004">
            <text:p>40.0004</text:p>
          </table:table-cell>
          <table:table-cell office:value-type="float" office:value="12.1">
            <text:p>12.1</text:p>
          </table:table-cell>
          <table:table-cell office:value-type="float" office:value="1.6">
            <text:p>1.6</text:p>
          </table:table-cell>
          <table:table-cell office:value-type="float" office:value="1.57122">
            <text:p>1.57122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  <table:table-cell office:value-type="float" office:value="1.845029">
            <text:p>1.845029</text:p>
          </table:table-cell>
          <table:table-cell office:value-type="float" office:value="0">
            <text:p>0</text:p>
          </table:table-cell>
          <table:table-cell office:value-type="float" office:value="0.260484">
            <text:p>0.260484</text:p>
          </table:table-cell>
          <table:table-cell office:value-type="float" office:value="0">
            <text:p>0</text:p>
          </table:table-cell>
          <table:table-cell office:value-type="float" office:value="11.4761">
            <text:p>11.4761</text:p>
          </table:table-cell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0.088483">
            <text:p>0.088483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4.068741">
            <text:p>-74.068741</text:p>
          </table:table-cell>
          <table:table-cell office:value-type="float" office:value="1.845029">
            <text:p>1.845029</text:p>
          </table:table-cell>
          <table:table-cell office:value-type="float" office:value="1">
            <text:p>1</text:p>
          </table:table-cell>
          <table:table-cell office:value-type="float" office:value="0.260484">
            <text:p>0.260484</text:p>
          </table:table-cell>
          <table:table-cell office:value-type="float" office:value="2">
            <text:p>2</text:p>
          </table:table-cell>
          <table:table-cell office:value-type="float" office:value="11.88">
            <text:p>11.88</text:p>
          </table:table-cell>
          <table:table-cell office:value-type="float" office:value="2.9">
            <text:p>2.9</text:p>
          </table:table-cell>
          <table:table-cell office:value-type="float" office:value="2.8">
            <text:p>2.8</text:p>
          </table:table-cell>
          <table:table-cell office:value-type="float" office:value="0.820685">
            <text:p>0.820685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4.415055">
            <text:p>-94.415055</text:p>
          </table:table-cell>
          <table:table-cell office:value-type="float" office:value="0.142609">
            <text:p>0.142609</text:p>
          </table:table-cell>
          <table:table-cell office:value-type="float" office:value="0.055073">
            <text:p>0.055073</text:p>
          </table:table-cell>
          <table:table-cell office:value-type="float" office:value="0.109348">
            <text:p>0.109348</text:p>
          </table:table-cell>
          <table:table-cell office:value-type="float" office:value="6">
            <text:p>6</text:p>
          </table:table-cell>
          <table:table-cell office:value-type="float" office:value="44.9762">
            <text:p>44.9762</text:p>
          </table:table-cell>
          <table:table-cell office:value-type="float" office:value="13">
            <text:p>13</text:p>
          </table:table-cell>
          <table:table-cell office:value-type="float" office:value="1.9">
            <text:p>1.9</text:p>
          </table:table-cell>
          <table:table-cell office:value-type="float" office:value="0.148771">
            <text:p>0.148771</text:p>
          </table:table-cell>
          <table:table-cell table:number-columns-repeated="4"/>
        </table:table-row>
        <table:table-row table:style-name="ro2" table:number-rows-repeated="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25.sce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  <table:table-cell/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3.53434">
            <text:p>-93.53434</text:p>
          </table:table-cell>
          <table:table-cell office:value-type="float" office:value="2.542781">
            <text:p>2.542781</text:p>
          </table:table-cell>
          <table:table-cell office:value-type="float" office:value="0.167068">
            <text:p>0.167068</text:p>
          </table:table-cell>
          <table:table-cell office:value-type="float" office:value="0.351123">
            <text:p>0.351123</text:p>
          </table:table-cell>
          <table:table-cell office:value-type="float" office:value="11">
            <text:p>11</text:p>
          </table:table-cell>
          <table:table-cell office:value-type="float" office:value="46.4517">
            <text:p>46.4517</text:p>
          </table:table-cell>
          <table:table-cell office:value-type="float" office:value="12.4">
            <text:p>12.4</text:p>
          </table:table-cell>
          <table:table-cell office:value-type="float" office:value="1.9">
            <text:p>1.9</text:p>
          </table:table-cell>
          <table:table-cell office:value-type="float" office:value="0.331353">
            <text:p>0.331353</text:p>
          </table:table-cell>
          <table:table-cell/>
          <table:table-cell table:formula="of:=MIN([.G2:.G150])" office:value-type="float" office:value="1.61952">
            <text:p>1.61952</text:p>
          </table:table-cell>
          <table:table-cell table:formula="of:=MAX([.H2:.H150])" office:value-type="float" office:value="24">
            <text:p>24</text:p>
          </table:table-cell>
          <table:table-cell table:formula="of:=MIN([.I2:.I150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1.261287">
            <text:p>-71.261287</text:p>
          </table:table-cell>
          <table:table-cell office:value-type="float" office:value="2.137103">
            <text:p>2.137103</text:p>
          </table:table-cell>
          <table:table-cell office:value-type="float" office:value="0.59824">
            <text:p>0.59824</text:p>
          </table:table-cell>
          <table:table-cell office:value-type="float" office:value="0.289986">
            <text:p>0.289986</text:p>
          </table:table-cell>
          <table:table-cell office:value-type="float" office:value="0">
            <text:p>0</text:p>
          </table:table-cell>
          <table:table-cell office:value-type="float" office:value="8.36568">
            <text:p>8.36568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0.346724">
            <text:p>0.34672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70.463868">
            <text:p>-70.463868</text:p>
          </table:table-cell>
          <table:table-cell office:value-type="float" office:value="2.137103">
            <text:p>2.137103</text:p>
          </table:table-cell>
          <table:table-cell office:value-type="float" office:value="0">
            <text:p>0</text:p>
          </table:table-cell>
          <table:table-cell office:value-type="float" office:value="0.19372">
            <text:p>0.19372</text:p>
          </table:table-cell>
          <table:table-cell office:value-type="float" office:value="0">
            <text:p>0</text:p>
          </table:table-cell>
          <table:table-cell office:value-type="float" office:value="8.6943">
            <text:p>8.6943</text:p>
          </table:table-cell>
          <table:table-cell office:value-type="float" office:value="3.5">
            <text:p>3.5</text:p>
          </table:table-cell>
          <table:table-cell office:value-type="float" office:value="3.3">
            <text:p>3.3</text:p>
          </table:table-cell>
          <table:table-cell office:value-type="float" office:value="0.069149">
            <text:p>0.069149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4.117861">
            <text:p>-94.117861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26.9629">
            <text:p>26.9629</text:p>
          </table:table-cell>
          <table:table-cell office:value-type="float" office:value="9.3">
            <text:p>9.3</text:p>
          </table:table-cell>
          <table:table-cell office:value-type="float" office:value="0.7">
            <text:p>0.7</text:p>
          </table:table-cell>
          <table:table-cell office:value-type="float" office:value="0.407739">
            <text:p>0.40773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88.190361">
            <text:p>-88.190361</text:p>
          </table:table-cell>
          <table:table-cell office:value-type="float" office:value="0.082876">
            <text:p>0.082876</text:p>
          </table:table-cell>
          <table:table-cell office:value-type="float" office:value="0.030419">
            <text:p>0.030419</text:p>
          </table:table-cell>
          <table:table-cell office:value-type="float" office:value="0.245952">
            <text:p>0.245952</text:p>
          </table:table-cell>
          <table:table-cell office:value-type="float" office:value="15">
            <text:p>15</text:p>
          </table:table-cell>
          <table:table-cell office:value-type="float" office:value="152.461">
            <text:p>152.461</text:p>
          </table:table-cell>
          <table:table-cell office:value-type="float" office:value="21.9">
            <text:p>21.9</text:p>
          </table:table-cell>
          <table:table-cell office:value-type="float" office:value="9.8">
            <text:p>9.8</text:p>
          </table:table-cell>
          <table:table-cell office:value-type="float" office:value="0.459117">
            <text:p>0.459117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2.69937">
            <text:p>-92.69937</text:p>
          </table:table-cell>
          <table:table-cell office:value-type="float" office:value="0.724152">
            <text:p>0.724152</text:p>
          </table:table-cell>
          <table:table-cell office:value-type="float" office:value="0.003229">
            <text:p>0.003229</text:p>
          </table:table-cell>
          <table:table-cell office:value-type="float" office:value="0.188256">
            <text:p>0.188256</text:p>
          </table:table-cell>
          <table:table-cell office:value-type="float" office:value="3">
            <text:p>3</text:p>
          </table:table-cell>
          <table:table-cell office:value-type="float" office:value="67.108">
            <text:p>67.108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0.216564">
            <text:p>0.21656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2.757214">
            <text:p>-72.757214</text:p>
          </table:table-cell>
          <table:table-cell office:value-type="float" office:value="2.137103">
            <text:p>2.137103</text:p>
          </table:table-cell>
          <table:table-cell office:value-type="float" office:value="0.57637">
            <text:p>0.57637</text:p>
          </table:table-cell>
          <table:table-cell office:value-type="float" office:value="0.098941">
            <text:p>0.098941</text:p>
          </table:table-cell>
          <table:table-cell office:value-type="float" office:value="0">
            <text:p>0</text:p>
          </table:table-cell>
          <table:table-cell office:value-type="float" office:value="11.7744">
            <text:p>11.7744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office:value-type="float" office:value="0.640542">
            <text:p>0.640542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0">
            <text:p>-70</text:p>
          </table:table-cell>
          <table:table-cell office:value-type="float" office:value="2.137103">
            <text:p>2.13710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.328">
            <text:p>11.328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0.001429">
            <text:p>0.00142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2.4353">
            <text:p>-72.4353</text:p>
          </table:table-cell>
          <table:table-cell office:value-type="float" office:value="2.137103">
            <text:p>2.137103</text:p>
          </table:table-cell>
          <table:table-cell office:value-type="float" office:value="0.59824">
            <text:p>0.59824</text:p>
          </table:table-cell>
          <table:table-cell office:value-type="float" office:value="0.289986">
            <text:p>0.289986</text:p>
          </table:table-cell>
          <table:table-cell office:value-type="float" office:value="0">
            <text:p>0</text:p>
          </table:table-cell>
          <table:table-cell office:value-type="float" office:value="7.08342">
            <text:p>7.08342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.586447">
            <text:p>0.58644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111.26916">
            <text:p>-111.26916</text:p>
          </table:table-cell>
          <table:table-cell office:value-type="float" office:value="0.076455">
            <text:p>0.076455</text:p>
          </table:table-cell>
          <table:table-cell office:value-type="float" office:value="0.038829">
            <text:p>0.038829</text:p>
          </table:table-cell>
          <table:table-cell office:value-type="float" office:value="0.75708">
            <text:p>0.75708</text:p>
          </table:table-cell>
          <table:table-cell office:value-type="float" office:value="18">
            <text:p>18</text:p>
          </table:table-cell>
          <table:table-cell office:value-type="float" office:value="14.8323">
            <text:p>14.8323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000736">
            <text:p>0.00073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70.394478">
            <text:p>-70.394478</text:p>
          </table:table-cell>
          <table:table-cell office:value-type="float" office:value="2.137103">
            <text:p>2.137103</text:p>
          </table:table-cell>
          <table:table-cell office:value-type="float" office:value="0">
            <text:p>0</text:p>
          </table:table-cell>
          <table:table-cell office:value-type="float" office:value="1.105507">
            <text:p>1.105507</text:p>
          </table:table-cell>
          <table:table-cell office:value-type="float" office:value="0">
            <text:p>0</text:p>
          </table:table-cell>
          <table:table-cell office:value-type="float" office:value="4.24039">
            <text:p>4.24039</text:p>
          </table:table-cell>
          <table:table-cell office:value-type="float" office:value="2.5">
            <text:p>2.5</text:p>
          </table:table-cell>
          <table:table-cell office:value-type="float" office:value="2.3">
            <text:p>2.3</text:p>
          </table:table-cell>
          <table:table-cell office:value-type="float" office:value="0.351957">
            <text:p>0.35195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2.873884">
            <text:p>-92.873884</text:p>
          </table:table-cell>
          <table:table-cell office:value-type="float" office:value="0.731878">
            <text:p>0.731878</text:p>
          </table:table-cell>
          <table:table-cell office:value-type="float" office:value="0.003194">
            <text:p>0.003194</text:p>
          </table:table-cell>
          <table:table-cell office:value-type="float" office:value="0.197107">
            <text:p>0.197107</text:p>
          </table:table-cell>
          <table:table-cell office:value-type="float" office:value="8">
            <text:p>8</text:p>
          </table:table-cell>
          <table:table-cell office:value-type="float" office:value="80.2414">
            <text:p>80.2414</text:p>
          </table:table-cell>
          <table:table-cell office:value-type="float" office:value="17.9">
            <text:p>17.9</text:p>
          </table:table-cell>
          <table:table-cell office:value-type="float" office:value="4.1">
            <text:p>4.1</text:p>
          </table:table-cell>
          <table:table-cell office:value-type="float" office:value="0.231531">
            <text:p>0.23153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0.204991">
            <text:p>-70.204991</text:p>
          </table:table-cell>
          <table:table-cell office:value-type="float" office:value="2.350746">
            <text:p>2.350746</text:p>
          </table:table-cell>
          <table:table-cell office:value-type="float" office:value="0">
            <text:p>0</text:p>
          </table:table-cell>
          <table:table-cell office:value-type="float" office:value="0.204774">
            <text:p>0.204774</text:p>
          </table:table-cell>
          <table:table-cell office:value-type="float" office:value="0">
            <text:p>0</text:p>
          </table:table-cell>
          <table:table-cell office:value-type="float" office:value="5.28583">
            <text:p>5.28583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office:value-type="float" office:value="0.114571">
            <text:p>0.11457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4.121601">
            <text:p>-94.121601</text:p>
          </table:table-cell>
          <table:table-cell office:value-type="float" office:value="0.076455">
            <text:p>0.076455</text:p>
          </table:table-cell>
          <table:table-cell office:value-type="float" office:value="0.29254">
            <text:p>0.29254</text:p>
          </table:table-cell>
          <table:table-cell office:value-type="float" office:value="0.687288">
            <text:p>0.687288</text:p>
          </table:table-cell>
          <table:table-cell office:value-type="float" office:value="32">
            <text:p>32</text:p>
          </table:table-cell>
          <table:table-cell office:value-type="float" office:value="46.9484">
            <text:p>46.9484</text:p>
          </table:table-cell>
          <table:table-cell office:value-type="float" office:value="12.5">
            <text:p>12.5</text:p>
          </table:table-cell>
          <table:table-cell office:value-type="float" office:value="2.1">
            <text:p>2.1</text:p>
          </table:table-cell>
          <table:table-cell office:value-type="float" office:value="0.77422">
            <text:p>0.77422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3.468117">
            <text:p>-93.468117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52.7819">
            <text:p>52.7819</text:p>
          </table:table-cell>
          <table:table-cell office:value-type="float" office:value="14.2">
            <text:p>14.2</text:p>
          </table:table-cell>
          <table:table-cell office:value-type="float" office:value="2.3">
            <text:p>2.3</text:p>
          </table:table-cell>
          <table:table-cell office:value-type="float" office:value="1.26829">
            <text:p>1.2682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2.561748">
            <text:p>-92.561748</text:p>
          </table:table-cell>
          <table:table-cell office:value-type="float" office:value="0.724152">
            <text:p>0.724152</text:p>
          </table:table-cell>
          <table:table-cell office:value-type="float" office:value="0.003229">
            <text:p>0.003229</text:p>
          </table:table-cell>
          <table:table-cell office:value-type="float" office:value="0.188256">
            <text:p>0.188256</text:p>
          </table:table-cell>
          <table:table-cell office:value-type="float" office:value="3">
            <text:p>3</text:p>
          </table:table-cell>
          <table:table-cell office:value-type="float" office:value="71.6204">
            <text:p>71.6204</text:p>
          </table:table-cell>
          <table:table-cell office:value-type="float" office:value="16.7">
            <text:p>16.7</text:p>
          </table:table-cell>
          <table:table-cell office:value-type="float" office:value="3.7">
            <text:p>3.7</text:p>
          </table:table-cell>
          <table:table-cell office:value-type="float" office:value="0.236104">
            <text:p>0.236104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4.366698">
            <text:p>-94.366698</text:p>
          </table:table-cell>
          <table:table-cell office:value-type="float" office:value="0.099843">
            <text:p>0.099843</text:p>
          </table:table-cell>
          <table:table-cell office:value-type="float" office:value="0">
            <text:p>0</text:p>
          </table:table-cell>
          <table:table-cell office:value-type="float" office:value="0.867612">
            <text:p>0.867612</text:p>
          </table:table-cell>
          <table:table-cell office:value-type="float" office:value="15">
            <text:p>15</text:p>
          </table:table-cell>
          <table:table-cell office:value-type="float" office:value="33.9036">
            <text:p>33.9036</text:p>
          </table:table-cell>
          <table:table-cell office:value-type="float" office:value="10.3">
            <text:p>10.3</text:p>
          </table:table-cell>
          <table:table-cell office:value-type="float" office:value="1.2">
            <text:p>1.2</text:p>
          </table:table-cell>
          <table:table-cell office:value-type="float" office:value="0.41256">
            <text:p>0.4125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0.933468">
            <text:p>-70.933468</text:p>
          </table:table-cell>
          <table:table-cell office:value-type="float" office:value="2.350746">
            <text:p>2.350746</text:p>
          </table:table-cell>
          <table:table-cell office:value-type="float" office:value="0">
            <text:p>0</text:p>
          </table:table-cell>
          <table:table-cell office:value-type="float" office:value="4.329332">
            <text:p>4.329332</text:p>
          </table:table-cell>
          <table:table-cell office:value-type="float" office:value="0">
            <text:p>0</text:p>
          </table:table-cell>
          <table:table-cell office:value-type="float" office:value="7.29737">
            <text:p>7.29737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0.821549">
            <text:p>0.821549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87.488141">
            <text:p>-87.488141</text:p>
          </table:table-cell>
          <table:table-cell office:value-type="float" office:value="2.23998">
            <text:p>2.23998</text:p>
          </table:table-cell>
          <table:table-cell office:value-type="float" office:value="0.115642">
            <text:p>0.115642</text:p>
          </table:table-cell>
          <table:table-cell office:value-type="float" office:value="0.355194">
            <text:p>0.355194</text:p>
          </table:table-cell>
          <table:table-cell office:value-type="float" office:value="17">
            <text:p>17</text:p>
          </table:table-cell>
          <table:table-cell office:value-type="float" office:value="185.623">
            <text:p>185.623</text:p>
          </table:table-cell>
          <table:table-cell office:value-type="float" office:value="23.9">
            <text:p>23.9</text:p>
          </table:table-cell>
          <table:table-cell office:value-type="float" office:value="11.2">
            <text:p>11.2</text:p>
          </table:table-cell>
          <table:table-cell office:value-type="float" office:value="0.910014">
            <text:p>0.910014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1.562937">
            <text:p>-91.562937</text:p>
          </table:table-cell>
          <table:table-cell office:value-type="float" office:value="0.724152">
            <text:p>0.724152</text:p>
          </table:table-cell>
          <table:table-cell office:value-type="float" office:value="0.003229">
            <text:p>0.003229</text:p>
          </table:table-cell>
          <table:table-cell office:value-type="float" office:value="0.188256">
            <text:p>0.188256</text:p>
          </table:table-cell>
          <table:table-cell office:value-type="float" office:value="11">
            <text:p>11</text:p>
          </table:table-cell>
          <table:table-cell office:value-type="float" office:value="111.747">
            <text:p>111.747</text:p>
          </table:table-cell>
          <table:table-cell office:value-type="float" office:value="20.7">
            <text:p>20.7</text:p>
          </table:table-cell>
          <table:table-cell office:value-type="float" office:value="6.2">
            <text:p>6.2</text:p>
          </table:table-cell>
          <table:table-cell office:value-type="float" office:value="0.360273">
            <text:p>0.360273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4.921443">
            <text:p>-94.921443</text:p>
          </table:table-cell>
          <table:table-cell office:value-type="float" office:value="0.076455">
            <text:p>0.076455</text:p>
          </table:table-cell>
          <table:table-cell office:value-type="float" office:value="0.038829">
            <text:p>0.03882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2.6121">
            <text:p>22.612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office:value-type="float" office:value="0.012759">
            <text:p>0.012759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565519">
            <text:p>-94.565519</text:p>
          </table:table-cell>
          <table:table-cell office:value-type="float" office:value="0.689494">
            <text:p>0.689494</text:p>
          </table:table-cell>
          <table:table-cell office:value-type="float" office:value="0.320677">
            <text:p>0.320677</text:p>
          </table:table-cell>
          <table:table-cell office:value-type="float" office:value="0.132454">
            <text:p>0.132454</text:p>
          </table:table-cell>
          <table:table-cell office:value-type="float" office:value="7">
            <text:p>7</text:p>
          </table:table-cell>
          <table:table-cell office:value-type="float" office:value="16.3482">
            <text:p>16.3482</text:p>
          </table:table-cell>
          <table:table-cell office:value-type="float" office:value="6.8">
            <text:p>6.8</text:p>
          </table:table-cell>
          <table:table-cell office:value-type="float" office:value="0.1">
            <text:p>0.1</text:p>
          </table:table-cell>
          <table:table-cell office:value-type="float" office:value="0.025029">
            <text:p>0.025029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4.894139">
            <text:p>-94.894139</text:p>
          </table:table-cell>
          <table:table-cell office:value-type="float" office:value="0.099843">
            <text:p>0.099843</text:p>
          </table:table-cell>
          <table:table-cell office:value-type="float" office:value="0">
            <text:p>0</text:p>
          </table:table-cell>
          <table:table-cell office:value-type="float" office:value="1.098606">
            <text:p>1.098606</text:p>
          </table:table-cell>
          <table:table-cell office:value-type="float" office:value="13">
            <text:p>13</text:p>
          </table:table-cell>
          <table:table-cell office:value-type="float" office:value="28.6171">
            <text:p>28.6171</text:p>
          </table:table-cell>
          <table:table-cell office:value-type="float" office:value="9.7">
            <text:p>9.7</text:p>
          </table:table-cell>
          <table:table-cell office:value-type="float" office:value="0.9">
            <text:p>0.9</text:p>
          </table:table-cell>
          <table:table-cell office:value-type="float" office:value="0.43265">
            <text:p>0.43265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1.437633">
            <text:p>-71.437633</text:p>
          </table:table-cell>
          <table:table-cell office:value-type="float" office:value="2.137103">
            <text:p>2.137103</text:p>
          </table:table-cell>
          <table:table-cell office:value-type="float" office:value="0.111311">
            <text:p>0.111311</text:p>
          </table:table-cell>
          <table:table-cell office:value-type="float" office:value="1.105507">
            <text:p>1.105507</text:p>
          </table:table-cell>
          <table:table-cell office:value-type="float" office:value="0">
            <text:p>0</text:p>
          </table:table-cell>
          <table:table-cell office:value-type="float" office:value="8.89807">
            <text:p>8.89807</text:p>
          </table:table-cell>
          <table:table-cell office:value-type="float" office:value="3.7">
            <text:p>3.7</text:p>
          </table:table-cell>
          <table:table-cell office:value-type="float" office:value="3.4">
            <text:p>3.4</text:p>
          </table:table-cell>
          <table:table-cell office:value-type="float" office:value="0.392828">
            <text:p>0.392828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87.73976">
            <text:p>-87.73976</text:p>
          </table:table-cell>
          <table:table-cell office:value-type="float" office:value="0.724152">
            <text:p>0.724152</text:p>
          </table:table-cell>
          <table:table-cell office:value-type="float" office:value="0">
            <text:p>0</text:p>
          </table:table-cell>
          <table:table-cell office:value-type="float" office:value="0.237074">
            <text:p>0.237074</text:p>
          </table:table-cell>
          <table:table-cell office:value-type="float" office:value="13">
            <text:p>13</text:p>
          </table:table-cell>
          <table:table-cell office:value-type="float" office:value="149.931">
            <text:p>149.931</text:p>
          </table:table-cell>
          <table:table-cell office:value-type="float" office:value="21.5">
            <text:p>21.5</text:p>
          </table:table-cell>
          <table:table-cell office:value-type="float" office:value="9.1">
            <text:p>9.1</text:p>
          </table:table-cell>
          <table:table-cell office:value-type="float" office:value="0.360896">
            <text:p>0.360896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2.005615">
            <text:p>-72.005615</text:p>
          </table:table-cell>
          <table:table-cell office:value-type="float" office:value="2.137103">
            <text:p>2.137103</text:p>
          </table:table-cell>
          <table:table-cell office:value-type="float" office:value="0.257339">
            <text:p>0.257339</text:p>
          </table:table-cell>
          <table:table-cell office:value-type="float" office:value="0.19372">
            <text:p>0.19372</text:p>
          </table:table-cell>
          <table:table-cell office:value-type="float" office:value="0">
            <text:p>0</text:p>
          </table:table-cell>
          <table:table-cell office:value-type="float" office:value="1.9516">
            <text:p>1.951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0.230493">
            <text:p>0.230493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72.996841">
            <text:p>-72.996841</text:p>
          </table:table-cell>
          <table:table-cell office:value-type="float" office:value="2.137103">
            <text:p>2.137103</text:p>
          </table:table-cell>
          <table:table-cell office:value-type="float" office:value="0">
            <text:p>0</text:p>
          </table:table-cell>
          <table:table-cell office:value-type="float" office:value="0.184327">
            <text:p>0.184327</text:p>
          </table:table-cell>
          <table:table-cell office:value-type="float" office:value="0">
            <text:p>0</text:p>
          </table:table-cell>
          <table:table-cell office:value-type="float" office:value="12.7128">
            <text:p>12.7128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0.148938">
            <text:p>0.148938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87.705671">
            <text:p>-87.705671</text:p>
          </table:table-cell>
          <table:table-cell office:value-type="float" office:value="2.542781">
            <text:p>2.542781</text:p>
          </table:table-cell>
          <table:table-cell office:value-type="float" office:value="0.167068">
            <text:p>0.167068</text:p>
          </table:table-cell>
          <table:table-cell office:value-type="float" office:value="0.351123">
            <text:p>0.351123</text:p>
          </table:table-cell>
          <table:table-cell office:value-type="float" office:value="10">
            <text:p>10</text:p>
          </table:table-cell>
          <table:table-cell office:value-type="float" office:value="175.306">
            <text:p>175.306</text:p>
          </table:table-cell>
          <table:table-cell office:value-type="float" office:value="23.1">
            <text:p>23.1</text:p>
          </table:table-cell>
          <table:table-cell office:value-type="float" office:value="10.6">
            <text:p>10.6</text:p>
          </table:table-cell>
          <table:table-cell office:value-type="float" office:value="1.05416">
            <text:p>1.05416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1.65677">
            <text:p>-91.65677</text:p>
          </table:table-cell>
          <table:table-cell office:value-type="float" office:value="2.542781">
            <text:p>2.542781</text:p>
          </table:table-cell>
          <table:table-cell office:value-type="float" office:value="0.167068">
            <text:p>0.167068</text:p>
          </table:table-cell>
          <table:table-cell office:value-type="float" office:value="0.351123">
            <text:p>0.351123</text:p>
          </table:table-cell>
          <table:table-cell office:value-type="float" office:value="11">
            <text:p>11</text:p>
          </table:table-cell>
          <table:table-cell office:value-type="float" office:value="107.242">
            <text:p>107.242</text:p>
          </table:table-cell>
          <table:table-cell office:value-type="float" office:value="19.6">
            <text:p>19.6</text:p>
          </table:table-cell>
          <table:table-cell office:value-type="float" office:value="5.7">
            <text:p>5.7</text:p>
          </table:table-cell>
          <table:table-cell office:value-type="float" office:value="0.799361">
            <text:p>0.799361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4.563166">
            <text:p>-94.563166</text:p>
          </table:table-cell>
          <table:table-cell office:value-type="float" office:value="0.082876">
            <text:p>0.082876</text:p>
          </table:table-cell>
          <table:table-cell office:value-type="float" office:value="0.959937">
            <text:p>0.959937</text:p>
          </table:table-cell>
          <table:table-cell office:value-type="float" office:value="0.245952">
            <text:p>0.245952</text:p>
          </table:table-cell>
          <table:table-cell office:value-type="float" office:value="16">
            <text:p>16</text:p>
          </table:table-cell>
          <table:table-cell office:value-type="float" office:value="35.7035">
            <text:p>35.7035</text:p>
          </table:table-cell>
          <table:table-cell office:value-type="float" office:value="11.1">
            <text:p>11.1</text:p>
          </table:table-cell>
          <table:table-cell office:value-type="float" office:value="1.3">
            <text:p>1.3</text:p>
          </table:table-cell>
          <table:table-cell office:value-type="float" office:value="0.740449">
            <text:p>0.740449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4.098015">
            <text:p>-74.098015</text:p>
          </table:table-cell>
          <table:table-cell office:value-type="float" office:value="2.137103">
            <text:p>2.137103</text:p>
          </table:table-cell>
          <table:table-cell office:value-type="float" office:value="0.575637">
            <text:p>0.575637</text:p>
          </table:table-cell>
          <table:table-cell office:value-type="float" office:value="0.19372">
            <text:p>0.19372</text:p>
          </table:table-cell>
          <table:table-cell office:value-type="float" office:value="0">
            <text:p>0</text:p>
          </table:table-cell>
          <table:table-cell office:value-type="float" office:value="13.0866">
            <text:p>13.0866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  <table:table-cell office:value-type="float" office:value="0.562496">
            <text:p>0.562496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87.83789">
            <text:p>-87.83789</text:p>
          </table:table-cell>
          <table:table-cell office:value-type="float" office:value="0.724152">
            <text:p>0.724152</text:p>
          </table:table-cell>
          <table:table-cell office:value-type="float" office:value="0.186759">
            <text:p>0.186759</text:p>
          </table:table-cell>
          <table:table-cell office:value-type="float" office:value="0.237074">
            <text:p>0.237074</text:p>
          </table:table-cell>
          <table:table-cell office:value-type="float" office:value="12">
            <text:p>12</text:p>
          </table:table-cell>
          <table:table-cell office:value-type="float" office:value="164.631">
            <text:p>164.631</text:p>
          </table:table-cell>
          <table:table-cell office:value-type="float" office:value="22.9">
            <text:p>22.9</text:p>
          </table:table-cell>
          <table:table-cell office:value-type="float" office:value="10.2">
            <text:p>10.2</text:p>
          </table:table-cell>
          <table:table-cell office:value-type="float" office:value="0.871222">
            <text:p>0.871222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72.391011">
            <text:p>-72.391011</text:p>
          </table:table-cell>
          <table:table-cell office:value-type="float" office:value="2.137103">
            <text:p>2.137103</text:p>
          </table:table-cell>
          <table:table-cell office:value-type="float" office:value="0.47984">
            <text:p>0.47984</text:p>
          </table:table-cell>
          <table:table-cell office:value-type="float" office:value="0.289986">
            <text:p>0.289986</text:p>
          </table:table-cell>
          <table:table-cell office:value-type="float" office:value="1">
            <text:p>1</text:p>
          </table:table-cell>
          <table:table-cell office:value-type="float" office:value="9.47382">
            <text:p>9.47382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0.605191">
            <text:p>0.605191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3.623595">
            <text:p>-93.623595</text:p>
          </table:table-cell>
          <table:table-cell office:value-type="float" office:value="0.689494">
            <text:p>0.6894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.7321">
            <text:p>50.7321</text:p>
          </table:table-cell>
          <table:table-cell office:value-type="float" office:value="12.6">
            <text:p>12.6</text:p>
          </table:table-cell>
          <table:table-cell office:value-type="float" office:value="2.3">
            <text:p>2.3</text:p>
          </table:table-cell>
          <table:table-cell office:value-type="float" office:value="0.001969">
            <text:p>0.001969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3.453683">
            <text:p>-93.453683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15098">
            <text:p>1.15098</text:p>
          </table:table-cell>
          <table:table-cell office:value-type="float" office:value="47">
            <text:p>47</text:p>
          </table:table-cell>
          <table:table-cell office:value-type="float" office:value="50.869">
            <text:p>50.869</text:p>
          </table:table-cell>
          <table:table-cell office:value-type="float" office:value="13">
            <text:p>13</text:p>
          </table:table-cell>
          <table:table-cell office:value-type="float" office:value="2.2">
            <text:p>2.2</text:p>
          </table:table-cell>
          <table:table-cell office:value-type="float" office:value="1.1338">
            <text:p>1.1338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70.37675">
            <text:p>-70.37675</text:p>
          </table:table-cell>
          <table:table-cell office:value-type="float" office:value="2.137103">
            <text:p>2.137103</text:p>
          </table:table-cell>
          <table:table-cell office:value-type="float" office:value="0.636411">
            <text:p>0.636411</text:p>
          </table:table-cell>
          <table:table-cell office:value-type="float" office:value="0.289986">
            <text:p>0.289986</text:p>
          </table:table-cell>
          <table:table-cell office:value-type="float" office:value="0">
            <text:p>0</text:p>
          </table:table-cell>
          <table:table-cell office:value-type="float" office:value="1.61952">
            <text:p>1.6195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0.280759">
            <text:p>0.280759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0.903028">
            <text:p>-70.903028</text:p>
          </table:table-cell>
          <table:table-cell office:value-type="float" office:value="2.350746">
            <text:p>2.350746</text:p>
          </table:table-cell>
          <table:table-cell office:value-type="float" office:value="0.692914">
            <text:p>0.692914</text:p>
          </table:table-cell>
          <table:table-cell office:value-type="float" office:value="2.207301">
            <text:p>2.207301</text:p>
          </table:table-cell>
          <table:table-cell office:value-type="float" office:value="1">
            <text:p>1</text:p>
          </table:table-cell>
          <table:table-cell office:value-type="float" office:value="9.62324">
            <text:p>9.62324</text:p>
          </table:table-cell>
          <table:table-cell office:value-type="float" office:value="3.8">
            <text:p>3.8</text:p>
          </table:table-cell>
          <table:table-cell office:value-type="float" office:value="3.5">
            <text:p>3.5</text:p>
          </table:table-cell>
          <table:table-cell office:value-type="float" office:value="1.50228">
            <text:p>1.50228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1.415898">
            <text:p>-71.415898</text:p>
          </table:table-cell>
          <table:table-cell office:value-type="float" office:value="2.137103">
            <text:p>2.137103</text:p>
          </table:table-cell>
          <table:table-cell office:value-type="float" office:value="0.59824">
            <text:p>0.59824</text:p>
          </table:table-cell>
          <table:table-cell office:value-type="float" office:value="0.289986">
            <text:p>0.289986</text:p>
          </table:table-cell>
          <table:table-cell office:value-type="float" office:value="0">
            <text:p>0</text:p>
          </table:table-cell>
          <table:table-cell office:value-type="float" office:value="7.5546">
            <text:p>7.5546</text:p>
          </table:table-cell>
          <table:table-cell office:value-type="float" office:value="3.1">
            <text:p>3.1</text:p>
          </table:table-cell>
          <table:table-cell office:value-type="float" office:value="2.8">
            <text:p>2.8</text:p>
          </table:table-cell>
          <table:table-cell office:value-type="float" office:value="0.420821">
            <text:p>0.420821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3.019705">
            <text:p>-93.019705</text:p>
          </table:table-cell>
          <table:table-cell office:value-type="float" office:value="0.731878">
            <text:p>0.731878</text:p>
          </table:table-cell>
          <table:table-cell office:value-type="float" office:value="0.003194">
            <text:p>0.003194</text:p>
          </table:table-cell>
          <table:table-cell office:value-type="float" office:value="0.135154">
            <text:p>0.135154</text:p>
          </table:table-cell>
          <table:table-cell office:value-type="float" office:value="9">
            <text:p>9</text:p>
          </table:table-cell>
          <table:table-cell office:value-type="float" office:value="67.08">
            <text:p>67.08</text:p>
          </table:table-cell>
          <table:table-cell office:value-type="float" office:value="15.1">
            <text:p>15.1</text:p>
          </table:table-cell>
          <table:table-cell office:value-type="float" office:value="3.3">
            <text:p>3.3</text:p>
          </table:table-cell>
          <table:table-cell office:value-type="float" office:value="0.100151">
            <text:p>0.100151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1.473859">
            <text:p>-91.473859</text:p>
          </table:table-cell>
          <table:table-cell office:value-type="float" office:value="0.724152">
            <text:p>0.724152</text:p>
          </table:table-cell>
          <table:table-cell office:value-type="float" office:value="0.003229">
            <text:p>0.003229</text:p>
          </table:table-cell>
          <table:table-cell office:value-type="float" office:value="0.188256">
            <text:p>0.188256</text:p>
          </table:table-cell>
          <table:table-cell office:value-type="float" office:value="9">
            <text:p>9</text:p>
          </table:table-cell>
          <table:table-cell office:value-type="float" office:value="92.6103">
            <text:p>92.6103</text:p>
          </table:table-cell>
          <table:table-cell office:value-type="float" office:value="18.1">
            <text:p>18.1</text:p>
          </table:table-cell>
          <table:table-cell office:value-type="float" office:value="4.9">
            <text:p>4.9</text:p>
          </table:table-cell>
          <table:table-cell office:value-type="float" office:value="0.26879">
            <text:p>0.26879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4.908894">
            <text:p>-94.908894</text:p>
          </table:table-cell>
          <table:table-cell office:value-type="float" office:value="0.099843">
            <text:p>0.099843</text:p>
          </table:table-cell>
          <table:table-cell office:value-type="float" office:value="1">
            <text:p>1</text:p>
          </table:table-cell>
          <table:table-cell office:value-type="float" office:value="0.54941">
            <text:p>0.54941</text:p>
          </table:table-cell>
          <table:table-cell office:value-type="float" office:value="8">
            <text:p>8</text:p>
          </table:table-cell>
          <table:table-cell office:value-type="float" office:value="19.0437">
            <text:p>19.0437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0.225452">
            <text:p>0.225452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94.147486">
            <text:p>-94.147486</text:p>
          </table:table-cell>
          <table:table-cell office:value-type="float" office:value="0.082876">
            <text:p>0.082876</text:p>
          </table:table-cell>
          <table:table-cell office:value-type="float" office:value="0.030419">
            <text:p>0.030419</text:p>
          </table:table-cell>
          <table:table-cell office:value-type="float" office:value="0.737402">
            <text:p>0.737402</text:p>
          </table:table-cell>
          <table:table-cell office:value-type="float" office:value="16">
            <text:p>16</text:p>
          </table:table-cell>
          <table:table-cell office:value-type="float" office:value="51.6368">
            <text:p>51.6368</text:p>
          </table:table-cell>
          <table:table-cell office:value-type="float" office:value="13.7">
            <text:p>13.7</text:p>
          </table:table-cell>
          <table:table-cell office:value-type="float" office:value="2.3">
            <text:p>2.3</text:p>
          </table:table-cell>
          <table:table-cell office:value-type="float" office:value="0.720014">
            <text:p>0.720014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2.57519">
            <text:p>-92.57519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15098">
            <text:p>1.15098</text:p>
          </table:table-cell>
          <table:table-cell office:value-type="float" office:value="45">
            <text:p>45</text:p>
          </table:table-cell>
          <table:table-cell office:value-type="float" office:value="93.8989">
            <text:p>93.8989</text:p>
          </table:table-cell>
          <table:table-cell office:value-type="float" office:value="18.7">
            <text:p>18.7</text:p>
          </table:table-cell>
          <table:table-cell office:value-type="float" office:value="4.9">
            <text:p>4.9</text:p>
          </table:table-cell>
          <table:table-cell office:value-type="float" office:value="1.73817">
            <text:p>1.73817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70.043611">
            <text:p>-70.043611</text:p>
          </table:table-cell>
          <table:table-cell office:value-type="float" office:value="2.350746">
            <text:p>2.350746</text:p>
          </table:table-cell>
          <table:table-cell office:value-type="float" office:value="0">
            <text:p>0</text:p>
          </table:table-cell>
          <table:table-cell office:value-type="float" office:value="4.286199">
            <text:p>4.286199</text:p>
          </table:table-cell>
          <table:table-cell office:value-type="float" office:value="1">
            <text:p>1</text:p>
          </table:table-cell>
          <table:table-cell office:value-type="float" office:value="3.37322">
            <text:p>3.37322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1.7399">
            <text:p>1.7399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71.804696">
            <text:p>-71.804696</text:p>
          </table:table-cell>
          <table:table-cell office:value-type="float" office:value="2.350746">
            <text:p>2.350746</text:p>
          </table:table-cell>
          <table:table-cell office:value-type="float" office:value="0">
            <text:p>0</text:p>
          </table:table-cell>
          <table:table-cell office:value-type="float" office:value="3.650941">
            <text:p>3.650941</text:p>
          </table:table-cell>
          <table:table-cell office:value-type="float" office:value="0">
            <text:p>0</text:p>
          </table:table-cell>
          <table:table-cell office:value-type="float" office:value="8.35406">
            <text:p>8.35406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office:value-type="float" office:value="1.47389">
            <text:p>1.47389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4.041931">
            <text:p>-94.041931</text:p>
          </table:table-cell>
          <table:table-cell office:value-type="float" office:value="1.762687">
            <text:p>1.762687</text:p>
          </table:table-cell>
          <table:table-cell office:value-type="float" office:value="0.252764">
            <text:p>0.252764</text:p>
          </table:table-cell>
          <table:table-cell office:value-type="float" office:value="1.317849">
            <text:p>1.317849</text:p>
          </table:table-cell>
          <table:table-cell office:value-type="float" office:value="47">
            <text:p>47</text:p>
          </table:table-cell>
          <table:table-cell office:value-type="float" office:value="31.7691">
            <text:p>31.769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95958">
            <text:p>0.495958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3.156029">
            <text:p>-93.156029</text:p>
          </table:table-cell>
          <table:table-cell office:value-type="float" office:value="0.724152">
            <text:p>0.724152</text:p>
          </table:table-cell>
          <table:table-cell office:value-type="float" office:value="0.186759">
            <text:p>0.186759</text:p>
          </table:table-cell>
          <table:table-cell office:value-type="float" office:value="0.237074">
            <text:p>0.237074</text:p>
          </table:table-cell>
          <table:table-cell office:value-type="float" office:value="6">
            <text:p>6</text:p>
          </table:table-cell>
          <table:table-cell office:value-type="float" office:value="66.0983">
            <text:p>66.0983</text:p>
          </table:table-cell>
          <table:table-cell office:value-type="float" office:value="15">
            <text:p>15</text:p>
          </table:table-cell>
          <table:table-cell office:value-type="float" office:value="3.2">
            <text:p>3.2</text:p>
          </table:table-cell>
          <table:table-cell office:value-type="float" office:value="0.386558">
            <text:p>0.386558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4.592892">
            <text:p>-94.592892</text:p>
          </table:table-cell>
          <table:table-cell office:value-type="float" office:value="0.724152">
            <text:p>0.724152</text:p>
          </table:table-cell>
          <table:table-cell office:value-type="float" office:value="0.003229">
            <text:p>0.003229</text:p>
          </table:table-cell>
          <table:table-cell office:value-type="float" office:value="0.237074">
            <text:p>0.237074</text:p>
          </table:table-cell>
          <table:table-cell office:value-type="float" office:value="3">
            <text:p>3</text:p>
          </table:table-cell>
          <table:table-cell office:value-type="float" office:value="25.2973">
            <text:p>25.2973</text:p>
          </table:table-cell>
          <table:table-cell office:value-type="float" office:value="9.2">
            <text:p>9.2</text:p>
          </table:table-cell>
          <table:table-cell office:value-type="float" office:value="0.6">
            <text:p>0.6</text:p>
          </table:table-cell>
          <table:table-cell office:value-type="float" office:value="0.050495">
            <text:p>0.050495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4.050617">
            <text:p>-94.050617</text:p>
          </table:table-cell>
          <table:table-cell office:value-type="float" office:value="0.724152">
            <text:p>0.724152</text:p>
          </table:table-cell>
          <table:table-cell office:value-type="float" office:value="0.003229">
            <text:p>0.003229</text:p>
          </table:table-cell>
          <table:table-cell office:value-type="float" office:value="0.237074">
            <text:p>0.237074</text:p>
          </table:table-cell>
          <table:table-cell office:value-type="float" office:value="10">
            <text:p>10</text:p>
          </table:table-cell>
          <table:table-cell office:value-type="float" office:value="45.5127">
            <text:p>45.5127</text:p>
          </table:table-cell>
          <table:table-cell office:value-type="float" office:value="12">
            <text:p>12</text:p>
          </table:table-cell>
          <table:table-cell office:value-type="float" office:value="1.9">
            <text:p>1.9</text:p>
          </table:table-cell>
          <table:table-cell office:value-type="float" office:value="0.201498">
            <text:p>0.201498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71.933666">
            <text:p>-71.933666</text:p>
          </table:table-cell>
          <table:table-cell office:value-type="float" office:value="2.137103">
            <text:p>2.137103</text:p>
          </table:table-cell>
          <table:table-cell office:value-type="float" office:value="0.131496">
            <text:p>0.131496</text:p>
          </table:table-cell>
          <table:table-cell office:value-type="float" office:value="0.098941">
            <text:p>0.098941</text:p>
          </table:table-cell>
          <table:table-cell office:value-type="float" office:value="0">
            <text:p>0</text:p>
          </table:table-cell>
          <table:table-cell office:value-type="float" office:value="2.44791">
            <text:p>2.44791</text:p>
          </table:table-cell>
          <table:table-cell table:number-columns-repeated="2" office:value-type="float" office:value="2.7">
            <text:p>2.7</text:p>
          </table:table-cell>
          <table:table-cell office:value-type="float" office:value="0.107885">
            <text:p>0.107885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4.477985">
            <text:p>-94.477985</text:p>
          </table:table-cell>
          <table:table-cell office:value-type="float" office:value="0.099843">
            <text:p>0.099843</text:p>
          </table:table-cell>
          <table:table-cell office:value-type="float" office:value="1">
            <text:p>1</text:p>
          </table:table-cell>
          <table:table-cell office:value-type="float" office:value="1.098606">
            <text:p>1.098606</text:p>
          </table:table-cell>
          <table:table-cell office:value-type="float" office:value="14">
            <text:p>14</text:p>
          </table:table-cell>
          <table:table-cell office:value-type="float" office:value="39.2206">
            <text:p>39.2206</text:p>
          </table:table-cell>
          <table:table-cell office:value-type="float" office:value="11.8">
            <text:p>11.8</text:p>
          </table:table-cell>
          <table:table-cell office:value-type="float" office:value="1.6">
            <text:p>1.6</text:p>
          </table:table-cell>
          <table:table-cell office:value-type="float" office:value="1.56821">
            <text:p>1.56821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4.631596">
            <text:p>-94.631596</text:p>
          </table:table-cell>
          <table:table-cell office:value-type="float" office:value="0.731878">
            <text:p>0.731878</text:p>
          </table:table-cell>
          <table:table-cell office:value-type="float" office:value="0.003194">
            <text:p>0.003194</text:p>
          </table:table-cell>
          <table:table-cell office:value-type="float" office:value="0.197107">
            <text:p>0.197107</text:p>
          </table:table-cell>
          <table:table-cell office:value-type="float" office:value="6">
            <text:p>6</text:p>
          </table:table-cell>
          <table:table-cell office:value-type="float" office:value="23.3909">
            <text:p>23.3909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029385">
            <text:p>0.029385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2.018651">
            <text:p>-92.018651</text:p>
          </table:table-cell>
          <table:table-cell office:value-type="float" office:value="2.23998">
            <text:p>2.23998</text:p>
          </table:table-cell>
          <table:table-cell office:value-type="float" office:value="0">
            <text:p>0</text:p>
          </table:table-cell>
          <table:table-cell office:value-type="float" office:value="1.019313">
            <text:p>1.019313</text:p>
          </table:table-cell>
          <table:table-cell office:value-type="float" office:value="19">
            <text:p>19</text:p>
          </table:table-cell>
          <table:table-cell office:value-type="float" office:value="99.8578">
            <text:p>99.8578</text:p>
          </table:table-cell>
          <table:table-cell office:value-type="float" office:value="19.2">
            <text:p>19.2</text:p>
          </table:table-cell>
          <table:table-cell office:value-type="float" office:value="5.3">
            <text:p>5.3</text:p>
          </table:table-cell>
          <table:table-cell office:value-type="float" office:value="1.65718">
            <text:p>1.65718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2.451684">
            <text:p>-72.451684</text:p>
          </table:table-cell>
          <table:table-cell office:value-type="float" office:value="2.137103">
            <text:p>2.137103</text:p>
          </table:table-cell>
          <table:table-cell office:value-type="float" office:value="0">
            <text:p>0</text:p>
          </table:table-cell>
          <table:table-cell office:value-type="float" office:value="0.19372">
            <text:p>0.19372</text:p>
          </table:table-cell>
          <table:table-cell office:value-type="float" office:value="1">
            <text:p>1</text:p>
          </table:table-cell>
          <table:table-cell office:value-type="float" office:value="11.9003">
            <text:p>11.9003</text:p>
          </table:table-cell>
          <table:table-cell office:value-type="float" office:value="4.8">
            <text:p>4.8</text:p>
          </table:table-cell>
          <table:table-cell office:value-type="float" office:value="4.5">
            <text:p>4.5</text:p>
          </table:table-cell>
          <table:table-cell office:value-type="float" office:value="0.143351">
            <text:p>0.143351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4.907764">
            <text:p>-94.907764</text:p>
          </table:table-cell>
          <table:table-cell office:value-type="float" office:value="0.099843">
            <text:p>0.099843</text:p>
          </table:table-cell>
          <table:table-cell office:value-type="float" office:value="0">
            <text:p>0</text:p>
          </table:table-cell>
          <table:table-cell office:value-type="float" office:value="0.867612">
            <text:p>0.867612</text:p>
          </table:table-cell>
          <table:table-cell office:value-type="float" office:value="15">
            <text:p>15</text:p>
          </table:table-cell>
          <table:table-cell office:value-type="float" office:value="20.6366">
            <text:p>20.6366</text:p>
          </table:table-cell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0.167848">
            <text:p>0.167848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3.308242">
            <text:p>-93.308242</text:p>
          </table:table-cell>
          <table:table-cell office:value-type="float" office:value="0.724152">
            <text:p>0.724152</text:p>
          </table:table-cell>
          <table:table-cell office:value-type="float" office:value="0.186759">
            <text:p>0.186759</text:p>
          </table:table-cell>
          <table:table-cell office:value-type="float" office:value="0.237074">
            <text:p>0.237074</text:p>
          </table:table-cell>
          <table:table-cell office:value-type="float" office:value="6">
            <text:p>6</text:p>
          </table:table-cell>
          <table:table-cell office:value-type="float" office:value="67.7169">
            <text:p>67.7169</text:p>
          </table:table-cell>
          <table:table-cell office:value-type="float" office:value="15.2">
            <text:p>15.2</text:p>
          </table:table-cell>
          <table:table-cell office:value-type="float" office:value="3.3">
            <text:p>3.3</text:p>
          </table:table-cell>
          <table:table-cell office:value-type="float" office:value="0.404749">
            <text:p>0.404749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0.219685">
            <text:p>-90.219685</text:p>
          </table:table-cell>
          <table:table-cell office:value-type="float" office:value="2.23998">
            <text:p>2.23998</text:p>
          </table:table-cell>
          <table:table-cell office:value-type="float" office:value="0.010638">
            <text:p>0.010638</text:p>
          </table:table-cell>
          <table:table-cell office:value-type="float" office:value="0.355194">
            <text:p>0.355194</text:p>
          </table:table-cell>
          <table:table-cell office:value-type="float" office:value="20">
            <text:p>20</text:p>
          </table:table-cell>
          <table:table-cell office:value-type="float" office:value="130.689">
            <text:p>130.689</text:p>
          </table:table-cell>
          <table:table-cell office:value-type="float" office:value="21">
            <text:p>21</text:p>
          </table:table-cell>
          <table:table-cell office:value-type="float" office:value="7.3">
            <text:p>7.3</text:p>
          </table:table-cell>
          <table:table-cell office:value-type="float" office:value="0.529758">
            <text:p>0.529758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4.35559">
            <text:p>-94.35559</text:p>
          </table:table-cell>
          <table:table-cell office:value-type="float" office:value="0.099843">
            <text:p>0.099843</text:p>
          </table:table-cell>
          <table:table-cell office:value-type="float" office:value="0">
            <text:p>0</text:p>
          </table:table-cell>
          <table:table-cell office:value-type="float" office:value="1.098606">
            <text:p>1.098606</text:p>
          </table:table-cell>
          <table:table-cell office:value-type="float" office:value="17">
            <text:p>17</text:p>
          </table:table-cell>
          <table:table-cell office:value-type="float" office:value="51.1233">
            <text:p>51.1233</text:p>
          </table:table-cell>
          <table:table-cell office:value-type="float" office:value="13.3">
            <text:p>13.3</text:p>
          </table:table-cell>
          <table:table-cell office:value-type="float" office:value="2.3">
            <text:p>2.3</text:p>
          </table:table-cell>
          <table:table-cell office:value-type="float" office:value="0.88488">
            <text:p>0.88488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94.74964">
            <text:p>-94.74964</text:p>
          </table:table-cell>
          <table:table-cell office:value-type="float" office:value="0.082876">
            <text:p>0.082876</text:p>
          </table:table-cell>
          <table:table-cell office:value-type="float" office:value="0.030419">
            <text:p>0.030419</text:p>
          </table:table-cell>
          <table:table-cell office:value-type="float" office:value="0.245952">
            <text:p>0.245952</text:p>
          </table:table-cell>
          <table:table-cell office:value-type="float" office:value="15">
            <text:p>15</text:p>
          </table:table-cell>
          <table:table-cell office:value-type="float" office:value="35.8126">
            <text:p>35.8126</text:p>
          </table:table-cell>
          <table:table-cell office:value-type="float" office:value="11.4">
            <text:p>11.4</text:p>
          </table:table-cell>
          <table:table-cell office:value-type="float" office:value="1.3">
            <text:p>1.3</text:p>
          </table:table-cell>
          <table:table-cell office:value-type="float" office:value="0.162318">
            <text:p>0.162318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2.9773">
            <text:p>-92.9773</text:p>
          </table:table-cell>
          <table:table-cell office:value-type="float" office:value="0.076455">
            <text:p>0.076455</text:p>
          </table:table-cell>
          <table:table-cell office:value-type="float" office:value="0.038829">
            <text:p>0.03882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3.1484">
            <text:p>63.1484</text:p>
          </table:table-cell>
          <table:table-cell office:value-type="float" office:value="14.6">
            <text:p>14.6</text:p>
          </table:table-cell>
          <table:table-cell office:value-type="float" office:value="3.1">
            <text:p>3.1</text:p>
          </table:table-cell>
          <table:table-cell office:value-type="float" office:value="0.041811">
            <text:p>0.041811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0.532694">
            <text:p>-70.532694</text:p>
          </table:table-cell>
          <table:table-cell office:value-type="float" office:value="2.137103">
            <text:p>2.137103</text:p>
          </table:table-cell>
          <table:table-cell office:value-type="float" office:value="0.131496">
            <text:p>0.131496</text:p>
          </table:table-cell>
          <table:table-cell office:value-type="float" office:value="0.098941">
            <text:p>0.098941</text:p>
          </table:table-cell>
          <table:table-cell office:value-type="float" office:value="0">
            <text:p>0</text:p>
          </table:table-cell>
          <table:table-cell office:value-type="float" office:value="7.53025">
            <text:p>7.53025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0.082976">
            <text:p>0.082976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4.761172">
            <text:p>-94.761172</text:p>
          </table:table-cell>
          <table:table-cell office:value-type="float" office:value="0.076455">
            <text:p>0.076455</text:p>
          </table:table-cell>
          <table:table-cell office:value-type="float" office:value="0.038829">
            <text:p>0.038829</text:p>
          </table:table-cell>
          <table:table-cell office:value-type="float" office:value="0.098147">
            <text:p>0.098147</text:p>
          </table:table-cell>
          <table:table-cell office:value-type="float" office:value="26">
            <text:p>26</text:p>
          </table:table-cell>
          <table:table-cell office:value-type="float" office:value="34.2622">
            <text:p>34.2622</text:p>
          </table:table-cell>
          <table:table-cell office:value-type="float" office:value="10.5">
            <text:p>10.5</text:p>
          </table:table-cell>
          <table:table-cell office:value-type="float" office:value="1.2">
            <text:p>1.2</text:p>
          </table:table-cell>
          <table:table-cell office:value-type="float" office:value="0.075849">
            <text:p>0.075849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1.680891">
            <text:p>-91.680891</text:p>
          </table:table-cell>
          <table:table-cell office:value-type="float" office:value="2.137103">
            <text:p>2.137103</text:p>
          </table:table-cell>
          <table:table-cell office:value-type="float" office:value="0.446093">
            <text:p>0.446093</text:p>
          </table:table-cell>
          <table:table-cell office:value-type="float" office:value="0.788407">
            <text:p>0.788407</text:p>
          </table:table-cell>
          <table:table-cell office:value-type="float" office:value="21">
            <text:p>21</text:p>
          </table:table-cell>
          <table:table-cell office:value-type="float" office:value="96.1319">
            <text:p>96.1319</text:p>
          </table:table-cell>
          <table:table-cell office:value-type="float" office:value="18.8">
            <text:p>18.8</text:p>
          </table:table-cell>
          <table:table-cell office:value-type="float" office:value="5.1">
            <text:p>5.1</text:p>
          </table:table-cell>
          <table:table-cell office:value-type="float" office:value="1.97267">
            <text:p>1.97267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4.929307">
            <text:p>-94.929307</text:p>
          </table:table-cell>
          <table:table-cell office:value-type="float" office:value="0.076455">
            <text:p>0.076455</text:p>
          </table:table-cell>
          <table:table-cell office:value-type="float" office:value="0.038829">
            <text:p>0.038829</text:p>
          </table:table-cell>
          <table:table-cell office:value-type="float" office:value="0.398396">
            <text:p>0.398396</text:p>
          </table:table-cell>
          <table:table-cell office:value-type="float" office:value="25">
            <text:p>25</text:p>
          </table:table-cell>
          <table:table-cell office:value-type="float" office:value="17.6205">
            <text:p>17.6205</text:p>
          </table:table-cell>
          <table:table-cell office:value-type="float" office:value="7.5">
            <text:p>7.5</text:p>
          </table:table-cell>
          <table:table-cell office:value-type="float" office:value="0.2">
            <text:p>0.2</text:p>
          </table:table-cell>
          <table:table-cell office:value-type="float" office:value="0.054752">
            <text:p>0.054752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88.19458">
            <text:p>-88.19458</text:p>
          </table:table-cell>
          <table:table-cell office:value-type="float" office:value="0.082876">
            <text:p>0.082876</text:p>
          </table:table-cell>
          <table:table-cell office:value-type="float" office:value="0">
            <text:p>0</text:p>
          </table:table-cell>
          <table:table-cell office:value-type="float" office:value="0.68106">
            <text:p>0.68106</text:p>
          </table:table-cell>
          <table:table-cell office:value-type="float" office:value="8">
            <text:p>8</text:p>
          </table:table-cell>
          <table:table-cell office:value-type="float" office:value="162.652">
            <text:p>162.652</text:p>
          </table:table-cell>
          <table:table-cell office:value-type="float" office:value="22.7">
            <text:p>22.7</text:p>
          </table:table-cell>
          <table:table-cell office:value-type="float" office:value="10.6">
            <text:p>10.6</text:p>
          </table:table-cell>
          <table:table-cell office:value-type="float" office:value="1.31341">
            <text:p>1.31341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71.930795">
            <text:p>-71.930795</text:p>
          </table:table-cell>
          <table:table-cell office:value-type="float" office:value="2.137103">
            <text:p>2.137103</text:p>
          </table:table-cell>
          <table:table-cell office:value-type="float" office:value="0.487511">
            <text:p>0.487511</text:p>
          </table:table-cell>
          <table:table-cell office:value-type="float" office:value="0.098941">
            <text:p>0.098941</text:p>
          </table:table-cell>
          <table:table-cell office:value-type="float" office:value="0">
            <text:p>0</text:p>
          </table:table-cell>
          <table:table-cell office:value-type="float" office:value="1.63812">
            <text:p>1.63812</text:p>
          </table:table-cell>
          <table:table-cell table:number-columns-repeated="2" office:value-type="float" office:value="2.9">
            <text:p>2.9</text:p>
          </table:table-cell>
          <table:table-cell office:value-type="float" office:value="0.313591">
            <text:p>0.313591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89.212264">
            <text:p>-89.212264</text:p>
          </table:table-cell>
          <table:table-cell office:value-type="float" office:value="0.099843">
            <text:p>0.099843</text:p>
          </table:table-cell>
          <table:table-cell office:value-type="float" office:value="0">
            <text:p>0</text:p>
          </table:table-cell>
          <table:table-cell office:value-type="float" office:value="0.867612">
            <text:p>0.867612</text:p>
          </table:table-cell>
          <table:table-cell office:value-type="float" office:value="8">
            <text:p>8</text:p>
          </table:table-cell>
          <table:table-cell office:value-type="float" office:value="140.002">
            <text:p>140.002</text:p>
          </table:table-cell>
          <table:table-cell office:value-type="float" office:value="21.1">
            <text:p>21.1</text:p>
          </table:table-cell>
          <table:table-cell office:value-type="float" office:value="8.5">
            <text:p>8.5</text:p>
          </table:table-cell>
          <table:table-cell office:value-type="float" office:value="1.42203">
            <text:p>1.42203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71.427993">
            <text:p>-71.427993</text:p>
          </table:table-cell>
          <table:table-cell office:value-type="float" office:value="2.137103">
            <text:p>2.137103</text:p>
          </table:table-cell>
          <table:table-cell office:value-type="float" office:value="0.59824">
            <text:p>0.59824</text:p>
          </table:table-cell>
          <table:table-cell office:value-type="float" office:value="0.098941">
            <text:p>0.098941</text:p>
          </table:table-cell>
          <table:table-cell office:value-type="float" office:value="0">
            <text:p>0</text:p>
          </table:table-cell>
          <table:table-cell office:value-type="float" office:value="10.0343">
            <text:p>10.0343</text:p>
          </table:table-cell>
          <table:table-cell office:value-type="float" office:value="3.4">
            <text:p>3.4</text:p>
          </table:table-cell>
          <table:table-cell office:value-type="float" office:value="3.1">
            <text:p>3.1</text:p>
          </table:table-cell>
          <table:table-cell office:value-type="float" office:value="0.470683">
            <text:p>0.470683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73.021887">
            <text:p>-73.021887</text:p>
          </table:table-cell>
          <table:table-cell office:value-type="float" office:value="2.137103">
            <text:p>2.137103</text:p>
          </table:table-cell>
          <table:table-cell office:value-type="float" office:value="0.59824">
            <text:p>0.59824</text:p>
          </table:table-cell>
          <table:table-cell office:value-type="float" office:value="0.098941">
            <text:p>0.098941</text:p>
          </table:table-cell>
          <table:table-cell office:value-type="float" office:value="0">
            <text:p>0</text:p>
          </table:table-cell>
          <table:table-cell office:value-type="float" office:value="10.4824">
            <text:p>10.4824</text:p>
          </table:table-cell>
          <table:table-cell office:value-type="float" office:value="4.4">
            <text:p>4.4</text:p>
          </table:table-cell>
          <table:table-cell office:value-type="float" office:value="4.2">
            <text:p>4.2</text:p>
          </table:table-cell>
          <table:table-cell office:value-type="float" office:value="0.569847">
            <text:p>0.569847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92.613478">
            <text:p>-92.613478</text:p>
          </table:table-cell>
          <table:table-cell office:value-type="float" office:value="0.731878">
            <text:p>0.731878</text:p>
          </table:table-cell>
          <table:table-cell office:value-type="float" office:value="0.003194">
            <text:p>0.003194</text:p>
          </table:table-cell>
          <table:table-cell office:value-type="float" office:value="0.135154">
            <text:p>0.135154</text:p>
          </table:table-cell>
          <table:table-cell office:value-type="float" office:value="6">
            <text:p>6</text:p>
          </table:table-cell>
          <table:table-cell office:value-type="float" office:value="71.6965">
            <text:p>71.6965</text:p>
          </table:table-cell>
          <table:table-cell office:value-type="float" office:value="16.3">
            <text:p>16.3</text:p>
          </table:table-cell>
          <table:table-cell office:value-type="float" office:value="3.6">
            <text:p>3.6</text:p>
          </table:table-cell>
          <table:table-cell office:value-type="float" office:value="0.139045">
            <text:p>0.139045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0.720662">
            <text:p>-70.720662</text:p>
          </table:table-cell>
          <table:table-cell office:value-type="float" office:value="2.350746">
            <text:p>2.3507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.8535">
            <text:p>10.8535</text:p>
          </table:table-cell>
          <table:table-cell office:value-type="float" office:value="3.7">
            <text:p>3.7</text:p>
          </table:table-cell>
          <table:table-cell office:value-type="float" office:value="3.2">
            <text:p>3.2</text:p>
          </table:table-cell>
          <table:table-cell office:value-type="float" office:value="0.456282">
            <text:p>0.456282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1.421527">
            <text:p>-71.421527</text:p>
          </table:table-cell>
          <table:table-cell office:value-type="float" office:value="2.137103">
            <text:p>2.137103</text:p>
          </table:table-cell>
          <table:table-cell office:value-type="float" office:value="0.095932">
            <text:p>0.095932</text:p>
          </table:table-cell>
          <table:table-cell office:value-type="float" office:value="1.105507">
            <text:p>1.105507</text:p>
          </table:table-cell>
          <table:table-cell office:value-type="float" office:value="0">
            <text:p>0</text:p>
          </table:table-cell>
          <table:table-cell office:value-type="float" office:value="11.8564">
            <text:p>11.8564</text:p>
          </table:table-cell>
          <table:table-cell office:value-type="float" office:value="3.8">
            <text:p>3.8</text:p>
          </table:table-cell>
          <table:table-cell office:value-type="float" office:value="3.3">
            <text:p>3.3</text:p>
          </table:table-cell>
          <table:table-cell office:value-type="float" office:value="0.353345">
            <text:p>0.353345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92.546669">
            <text:p>-92.546669</text:p>
          </table:table-cell>
          <table:table-cell office:value-type="float" office:value="0.724152">
            <text:p>0.724152</text:p>
          </table:table-cell>
          <table:table-cell office:value-type="float" office:value="0.003229">
            <text:p>0.003229</text:p>
          </table:table-cell>
          <table:table-cell office:value-type="float" office:value="0.188256">
            <text:p>0.188256</text:p>
          </table:table-cell>
          <table:table-cell office:value-type="float" office:value="3">
            <text:p>3</text:p>
          </table:table-cell>
          <table:table-cell office:value-type="float" office:value="68.7458">
            <text:p>68.7458</text:p>
          </table:table-cell>
          <table:table-cell office:value-type="float" office:value="16.2">
            <text:p>16.2</text:p>
          </table:table-cell>
          <table:table-cell office:value-type="float" office:value="3.5">
            <text:p>3.5</text:p>
          </table:table-cell>
          <table:table-cell office:value-type="float" office:value="0.211528">
            <text:p>0.211528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72.557251">
            <text:p>-72.557251</text:p>
          </table:table-cell>
          <table:table-cell office:value-type="float" office:value="2.137103">
            <text:p>2.137103</text:p>
          </table:table-cell>
          <table:table-cell office:value-type="float" office:value="0.575637">
            <text:p>0.575637</text:p>
          </table:table-cell>
          <table:table-cell office:value-type="float" office:value="0.098941">
            <text:p>0.098941</text:p>
          </table:table-cell>
          <table:table-cell office:value-type="float" office:value="2">
            <text:p>2</text:p>
          </table:table-cell>
          <table:table-cell office:value-type="float" office:value="10.7014">
            <text:p>10.7014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office:value-type="float" office:value="0.539671">
            <text:p>0.539671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4.63559">
            <text:p>-94.63559</text:p>
          </table:table-cell>
          <table:table-cell office:value-type="float" office:value="0.076455">
            <text:p>0.076455</text:p>
          </table:table-cell>
          <table:table-cell office:value-type="float" office:value="0.038829">
            <text:p>0.038829</text:p>
          </table:table-cell>
          <table:table-cell office:value-type="float" office:value="0.098147">
            <text:p>0.098147</text:p>
          </table:table-cell>
          <table:table-cell office:value-type="float" office:value="27">
            <text:p>27</text:p>
          </table:table-cell>
          <table:table-cell office:value-type="float" office:value="38.8786">
            <text:p>38.8786</text:p>
          </table:table-cell>
          <table:table-cell office:value-type="float" office:value="11.5">
            <text:p>11.5</text:p>
          </table:table-cell>
          <table:table-cell office:value-type="float" office:value="1.5">
            <text:p>1.5</text:p>
          </table:table-cell>
          <table:table-cell office:value-type="float" office:value="0.092136">
            <text:p>0.092136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4.257186">
            <text:p>-94.257186</text:p>
          </table:table-cell>
          <table:table-cell office:value-type="float" office:value="0.689494">
            <text:p>0.689494</text:p>
          </table:table-cell>
          <table:table-cell table:number-columns-repeated="3" office:value-type="float" office:value="0">
            <text:p>0</text:p>
          </table:table-cell>
          <table:table-cell office:value-type="float" office:value="34.7857">
            <text:p>34.7857</text:p>
          </table:table-cell>
          <table:table-cell office:value-type="float" office:value="10.8">
            <text:p>10.8</text:p>
          </table:table-cell>
          <table:table-cell office:value-type="float" office:value="1.2">
            <text:p>1.2</text:p>
          </table:table-cell>
          <table:table-cell office:value-type="float" office:value="0.001584">
            <text:p>0.001584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3.98874">
            <text:p>-93.98874</text:p>
          </table:table-cell>
          <table:table-cell office:value-type="float" office:value="2.542781">
            <text:p>2.542781</text:p>
          </table:table-cell>
          <table:table-cell office:value-type="float" office:value="0.096392">
            <text:p>0.096392</text:p>
          </table:table-cell>
          <table:table-cell office:value-type="float" office:value="0.351123">
            <text:p>0.351123</text:p>
          </table:table-cell>
          <table:table-cell office:value-type="float" office:value="7">
            <text:p>7</text:p>
          </table:table-cell>
          <table:table-cell office:value-type="float" office:value="28.7024">
            <text:p>28.7024</text:p>
          </table:table-cell>
          <table:table-cell office:value-type="float" office:value="9.4">
            <text:p>9.4</text:p>
          </table:table-cell>
          <table:table-cell office:value-type="float" office:value="0.8">
            <text:p>0.8</text:p>
          </table:table-cell>
          <table:table-cell office:value-type="float" office:value="0.146281">
            <text:p>0.146281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91.579712">
            <text:p>-91.579712</text:p>
          </table:table-cell>
          <table:table-cell office:value-type="float" office:value="2.137103">
            <text:p>2.137103</text:p>
          </table:table-cell>
          <table:table-cell office:value-type="float" office:value="0.446093">
            <text:p>0.446093</text:p>
          </table:table-cell>
          <table:table-cell office:value-type="float" office:value="0.788407">
            <text:p>0.788407</text:p>
          </table:table-cell>
          <table:table-cell office:value-type="float" office:value="21">
            <text:p>21</text:p>
          </table:table-cell>
          <table:table-cell office:value-type="float" office:value="97.734">
            <text:p>97.734</text:p>
          </table:table-cell>
          <table:table-cell office:value-type="float" office:value="19">
            <text:p>19</text:p>
          </table:table-cell>
          <table:table-cell office:value-type="float" office:value="5.2">
            <text:p>5.2</text:p>
          </table:table-cell>
          <table:table-cell office:value-type="float" office:value="1.98274">
            <text:p>1.98274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74.040066">
            <text:p>-74.040066</text:p>
          </table:table-cell>
          <table:table-cell office:value-type="float" office:value="2.350746">
            <text:p>2.350746</text:p>
          </table:table-cell>
          <table:table-cell office:value-type="float" office:value="0.692914">
            <text:p>0.692914</text:p>
          </table:table-cell>
          <table:table-cell office:value-type="float" office:value="0.204774">
            <text:p>0.204774</text:p>
          </table:table-cell>
          <table:table-cell office:value-type="float" office:value="0">
            <text:p>0</text:p>
          </table:table-cell>
          <table:table-cell office:value-type="float" office:value="11.8681">
            <text:p>11.8681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0.583324">
            <text:p>0.583324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87.915104">
            <text:p>-87.915104</text:p>
          </table:table-cell>
          <table:table-cell office:value-type="float" office:value="0.082876">
            <text:p>0.082876</text:p>
          </table:table-cell>
          <table:table-cell office:value-type="float" office:value="0">
            <text:p>0</text:p>
          </table:table-cell>
          <table:table-cell office:value-type="float" office:value="0.68106">
            <text:p>0.68106</text:p>
          </table:table-cell>
          <table:table-cell office:value-type="float" office:value="9">
            <text:p>9</text:p>
          </table:table-cell>
          <table:table-cell office:value-type="float" office:value="146.704">
            <text:p>146.704</text:p>
          </table:table-cell>
          <table:table-cell office:value-type="float" office:value="21.7">
            <text:p>21.7</text:p>
          </table:table-cell>
          <table:table-cell office:value-type="float" office:value="9.4">
            <text:p>9.4</text:p>
          </table:table-cell>
          <table:table-cell office:value-type="float" office:value="1.13579">
            <text:p>1.13579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0.601555">
            <text:p>-70.601555</text:p>
          </table:table-cell>
          <table:table-cell office:value-type="float" office:value="2.137103">
            <text:p>2.137103</text:p>
          </table:table-cell>
          <table:table-cell office:value-type="float" office:value="0.050074">
            <text:p>0.050074</text:p>
          </table:table-cell>
          <table:table-cell office:value-type="float" office:value="0.098941">
            <text:p>0.098941</text:p>
          </table:table-cell>
          <table:table-cell office:value-type="float" office:value="1">
            <text:p>1</text:p>
          </table:table-cell>
          <table:table-cell office:value-type="float" office:value="5.19029">
            <text:p>5.19029</text:p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0.052689">
            <text:p>0.052689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2.006461">
            <text:p>-72.006461</text:p>
          </table:table-cell>
          <table:table-cell office:value-type="float" office:value="2.137103">
            <text:p>2.137103</text:p>
          </table:table-cell>
          <table:table-cell office:value-type="float" office:value="0">
            <text:p>0</text:p>
          </table:table-cell>
          <table:table-cell office:value-type="float" office:value="0.19372">
            <text:p>0.19372</text:p>
          </table:table-cell>
          <table:table-cell office:value-type="float" office:value="0">
            <text:p>0</text:p>
          </table:table-cell>
          <table:table-cell office:value-type="float" office:value="9.57285">
            <text:p>9.57285</text:p>
          </table:table-cell>
          <table:table-cell office:value-type="float" office:value="4.7">
            <text:p>4.7</text:p>
          </table:table-cell>
          <table:table-cell office:value-type="float" office:value="4.5">
            <text:p>4.5</text:p>
          </table:table-cell>
          <table:table-cell office:value-type="float" office:value="0.154754">
            <text:p>0.154754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87.822824">
            <text:p>-87.822824</text:p>
          </table:table-cell>
          <table:table-cell office:value-type="float" office:value="0.099843">
            <text:p>0.099843</text:p>
          </table:table-cell>
          <table:table-cell office:value-type="float" office:value="0">
            <text:p>0</text:p>
          </table:table-cell>
          <table:table-cell office:value-type="float" office:value="0.867612">
            <text:p>0.867612</text:p>
          </table:table-cell>
          <table:table-cell office:value-type="float" office:value="13">
            <text:p>13</text:p>
          </table:table-cell>
          <table:table-cell office:value-type="float" office:value="172.102">
            <text:p>172.102</text:p>
          </table:table-cell>
          <table:table-cell office:value-type="float" office:value="23.7">
            <text:p>23.7</text:p>
          </table:table-cell>
          <table:table-cell office:value-type="float" office:value="11.1">
            <text:p>11.1</text:p>
          </table:table-cell>
          <table:table-cell office:value-type="float" office:value="1.39792">
            <text:p>1.39792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72.91056">
            <text:p>-72.91056</text:p>
          </table:table-cell>
          <table:table-cell office:value-type="float" office:value="2.137103">
            <text:p>2.137103</text:p>
          </table:table-cell>
          <table:table-cell office:value-type="float" office:value="0.47984">
            <text:p>0.47984</text:p>
          </table:table-cell>
          <table:table-cell office:value-type="float" office:value="0.289986">
            <text:p>0.289986</text:p>
          </table:table-cell>
          <table:table-cell office:value-type="float" office:value="0">
            <text:p>0</text:p>
          </table:table-cell>
          <table:table-cell office:value-type="float" office:value="10.6851">
            <text:p>10.6851</text:p>
          </table:table-cell>
          <table:table-cell office:value-type="float" office:value="4.5">
            <text:p>4.5</text:p>
          </table:table-cell>
          <table:table-cell office:value-type="float" office:value="4.3">
            <text:p>4.3</text:p>
          </table:table-cell>
          <table:table-cell office:value-type="float" office:value="0.65489">
            <text:p>0.65489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0.637672">
            <text:p>-70.637672</text:p>
          </table:table-cell>
          <table:table-cell office:value-type="float" office:value="2.137103">
            <text:p>2.137103</text:p>
          </table:table-cell>
          <table:table-cell office:value-type="float" office:value="0">
            <text:p>0</text:p>
          </table:table-cell>
          <table:table-cell office:value-type="float" office:value="1.105507">
            <text:p>1.105507</text:p>
          </table:table-cell>
          <table:table-cell office:value-type="float" office:value="0">
            <text:p>0</text:p>
          </table:table-cell>
          <table:table-cell office:value-type="float" office:value="6.64363">
            <text:p>6.64363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0.454141">
            <text:p>0.454141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79.524719">
            <text:p>-79.524719</text:p>
          </table:table-cell>
          <table:table-cell office:value-type="float" office:value="2.137103">
            <text:p>2.137103</text:p>
          </table:table-cell>
          <table:table-cell office:value-type="float" office:value="0.575637">
            <text:p>0.5756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5.476">
            <text:p>255.476</text:p>
          </table:table-cell>
          <table:table-cell office:value-type="float" office:value="24">
            <text:p>24</text:p>
          </table:table-cell>
          <table:table-cell office:value-type="float" office:value="18.2">
            <text:p>18.2</text:p>
          </table:table-cell>
          <table:table-cell office:value-type="float" office:value="0.885093">
            <text:p>0.885093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4.782467">
            <text:p>-74.782467</text:p>
          </table:table-cell>
          <table:table-cell office:value-type="float" office:value="2.137103">
            <text:p>2.137103</text:p>
          </table:table-cell>
          <table:table-cell office:value-type="float" office:value="0.59824">
            <text:p>0.59824</text:p>
          </table:table-cell>
          <table:table-cell office:value-type="float" office:value="0.949529">
            <text:p>0.949529</text:p>
          </table:table-cell>
          <table:table-cell office:value-type="float" office:value="1">
            <text:p>1</text:p>
          </table:table-cell>
          <table:table-cell office:value-type="float" office:value="8.99794">
            <text:p>8.99794</text:p>
          </table:table-cell>
          <table:table-cell office:value-type="float" office:value="2.3">
            <text:p>2.3</text:p>
          </table:table-cell>
          <table:table-cell office:value-type="float" office:value="2.2">
            <text:p>2.2</text:p>
          </table:table-cell>
          <table:table-cell office:value-type="float" office:value="0.55697">
            <text:p>0.55697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87.918627">
            <text:p>-87.918627</text:p>
          </table:table-cell>
          <table:table-cell office:value-type="float" office:value="0.724152">
            <text:p>0.724152</text:p>
          </table:table-cell>
          <table:table-cell office:value-type="float" office:value="0">
            <text:p>0</text:p>
          </table:table-cell>
          <table:table-cell office:value-type="float" office:value="0.237074">
            <text:p>0.237074</text:p>
          </table:table-cell>
          <table:table-cell office:value-type="float" office:value="10">
            <text:p>10</text:p>
          </table:table-cell>
          <table:table-cell office:value-type="float" office:value="150.586">
            <text:p>150.586</text:p>
          </table:table-cell>
          <table:table-cell office:value-type="float" office:value="21.6">
            <text:p>21.6</text:p>
          </table:table-cell>
          <table:table-cell office:value-type="float" office:value="9.2">
            <text:p>9.2</text:p>
          </table:table-cell>
          <table:table-cell office:value-type="float" office:value="0.357694">
            <text:p>0.357694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70.320177">
            <text:p>-70.320177</text:p>
          </table:table-cell>
          <table:table-cell office:value-type="float" office:value="2.137103">
            <text:p>2.137103</text:p>
          </table:table-cell>
          <table:table-cell office:value-type="float" office:value="0.59824">
            <text:p>0.59824</text:p>
          </table:table-cell>
          <table:table-cell office:value-type="float" office:value="0.289986">
            <text:p>0.289986</text:p>
          </table:table-cell>
          <table:table-cell office:value-type="float" office:value="1">
            <text:p>1</text:p>
          </table:table-cell>
          <table:table-cell office:value-type="float" office:value="14.2435">
            <text:p>14.2435</text:p>
          </table:table-cell>
          <table:table-cell office:value-type="float" office:value="4.8">
            <text:p>4.8</text:p>
          </table:table-cell>
          <table:table-cell office:value-type="float" office:value="4.3">
            <text:p>4.3</text:p>
          </table:table-cell>
          <table:table-cell office:value-type="float" office:value="0.530047">
            <text:p>0.530047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71.376183">
            <text:p>-71.376183</text:p>
          </table:table-cell>
          <table:table-cell office:value-type="float" office:value="2.350746">
            <text:p>2.350746</text:p>
          </table:table-cell>
          <table:table-cell office:value-type="float" office:value="0">
            <text:p>0</text:p>
          </table:table-cell>
          <table:table-cell office:value-type="float" office:value="4.286199">
            <text:p>4.286199</text:p>
          </table:table-cell>
          <table:table-cell office:value-type="float" office:value="0">
            <text:p>0</text:p>
          </table:table-cell>
          <table:table-cell office:value-type="float" office:value="9.85728">
            <text:p>9.85728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1.03101">
            <text:p>1.03101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71.940887">
            <text:p>-71.940887</text:p>
          </table:table-cell>
          <table:table-cell office:value-type="float" office:value="2.137103">
            <text:p>2.137103</text:p>
          </table:table-cell>
          <table:table-cell office:value-type="float" office:value="0.068831">
            <text:p>0.068831</text:p>
          </table:table-cell>
          <table:table-cell office:value-type="float" office:value="0.19372">
            <text:p>0.19372</text:p>
          </table:table-cell>
          <table:table-cell office:value-type="float" office:value="0">
            <text:p>0</text:p>
          </table:table-cell>
          <table:table-cell office:value-type="float" office:value="2.83637">
            <text:p>2.83637</text:p>
          </table:table-cell>
          <table:table-cell table:number-columns-repeated="2" office:value-type="float" office:value="2.4">
            <text:p>2.4</text:p>
          </table:table-cell>
          <table:table-cell office:value-type="float" office:value="0.097671">
            <text:p>0.097671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72.02959">
            <text:p>-72.02959</text:p>
          </table:table-cell>
          <table:table-cell office:value-type="float" office:value="2.350746">
            <text:p>2.350746</text:p>
          </table:table-cell>
          <table:table-cell office:value-type="float" office:value="0">
            <text:p>0</text:p>
          </table:table-cell>
          <table:table-cell office:value-type="float" office:value="4.286199">
            <text:p>4.286199</text:p>
          </table:table-cell>
          <table:table-cell office:value-type="float" office:value="0">
            <text:p>0</text:p>
          </table:table-cell>
          <table:table-cell office:value-type="float" office:value="11.7036">
            <text:p>11.703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79144">
            <text:p>1.79144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94.932356">
            <text:p>-94.932356</text:p>
          </table:table-cell>
          <table:table-cell office:value-type="float" office:value="0.076455">
            <text:p>0.076455</text:p>
          </table:table-cell>
          <table:table-cell office:value-type="float" office:value="0.181319">
            <text:p>0.18131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7.8871">
            <text:p>17.8871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0.029433">
            <text:p>0.029433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92.812378">
            <text:p>-92.812378</text:p>
          </table:table-cell>
          <table:table-cell office:value-type="float" office:value="0.724152">
            <text:p>0.724152</text:p>
          </table:table-cell>
          <table:table-cell office:value-type="float" office:value="0.003229">
            <text:p>0.003229</text:p>
          </table:table-cell>
          <table:table-cell office:value-type="float" office:value="0.188256">
            <text:p>0.188256</text:p>
          </table:table-cell>
          <table:table-cell office:value-type="float" office:value="3">
            <text:p>3</text:p>
          </table:table-cell>
          <table:table-cell office:value-type="float" office:value="65.5282">
            <text:p>65.5282</text:p>
          </table:table-cell>
          <table:table-cell office:value-type="float" office:value="14.7">
            <text:p>14.7</text:p>
          </table:table-cell>
          <table:table-cell office:value-type="float" office:value="3.2">
            <text:p>3.2</text:p>
          </table:table-cell>
          <table:table-cell office:value-type="float" office:value="0.228085">
            <text:p>0.228085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3.524986">
            <text:p>-93.524986</text:p>
          </table:table-cell>
          <table:table-cell office:value-type="float" office:value="2.23998">
            <text:p>2.23998</text:p>
          </table:table-cell>
          <table:table-cell office:value-type="float" office:value="0.010638">
            <text:p>0.010638</text:p>
          </table:table-cell>
          <table:table-cell office:value-type="float" office:value="0.355194">
            <text:p>0.355194</text:p>
          </table:table-cell>
          <table:table-cell office:value-type="float" office:value="26">
            <text:p>26</text:p>
          </table:table-cell>
          <table:table-cell office:value-type="float" office:value="51.2276">
            <text:p>51.2276</text:p>
          </table:table-cell>
          <table:table-cell office:value-type="float" office:value="13.1">
            <text:p>13.1</text:p>
          </table:table-cell>
          <table:table-cell office:value-type="float" office:value="2.2">
            <text:p>2.2</text:p>
          </table:table-cell>
          <table:table-cell office:value-type="float" office:value="0.255734">
            <text:p>0.255734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89.000992">
            <text:p>-89.000992</text:p>
          </table:table-cell>
          <table:table-cell office:value-type="float" office:value="2.542781">
            <text:p>2.542781</text:p>
          </table:table-cell>
          <table:table-cell office:value-type="float" office:value="0.395334">
            <text:p>0.395334</text:p>
          </table:table-cell>
          <table:table-cell office:value-type="float" office:value="0.351123">
            <text:p>0.351123</text:p>
          </table:table-cell>
          <table:table-cell office:value-type="float" office:value="10">
            <text:p>10</text:p>
          </table:table-cell>
          <table:table-cell office:value-type="float" office:value="147.809">
            <text:p>147.809</text:p>
          </table:table-cell>
          <table:table-cell office:value-type="float" office:value="21.3">
            <text:p>21.3</text:p>
          </table:table-cell>
          <table:table-cell office:value-type="float" office:value="8.3">
            <text:p>8.3</text:p>
          </table:table-cell>
          <table:table-cell office:value-type="float" office:value="1.3374">
            <text:p>1.3374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71.734187">
            <text:p>-71.734187</text:p>
          </table:table-cell>
          <table:table-cell office:value-type="float" office:value="2.137103">
            <text:p>2.137103</text:p>
          </table:table-cell>
          <table:table-cell office:value-type="float" office:value="0.598343">
            <text:p>0.598343</text:p>
          </table:table-cell>
          <table:table-cell office:value-type="float" office:value="1.105507">
            <text:p>1.105507</text:p>
          </table:table-cell>
          <table:table-cell office:value-type="float" office:value="0">
            <text:p>0</text:p>
          </table:table-cell>
          <table:table-cell office:value-type="float" office:value="13.1094">
            <text:p>13.1094</text:p>
          </table:table-cell>
          <table:table-cell office:value-type="float" office:value="4.5">
            <text:p>4.5</text:p>
          </table:table-cell>
          <table:table-cell office:value-type="float" office:value="4.2">
            <text:p>4.2</text:p>
          </table:table-cell>
          <table:table-cell office:value-type="float" office:value="0.980795">
            <text:p>0.980795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50.r" table:style-name="ta1">
        <table:table-column table:style-name="co1" table:number-columns-repeated="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0.406522">
            <text:p>-70.406522</text:p>
          </table:table-cell>
          <table:table-cell office:value-type="float" office:value="0.908123">
            <text:p>0.908123</text:p>
          </table:table-cell>
          <table:table-cell office:value-type="float" office:value="0.269427">
            <text:p>0.269427</text:p>
          </table:table-cell>
          <table:table-cell office:value-type="float" office:value="1.982805">
            <text:p>1.982805</text:p>
          </table:table-cell>
          <table:table-cell office:value-type="float" office:value="1">
            <text:p>1</text:p>
          </table:table-cell>
          <table:table-cell office:value-type="float" office:value="-11.1545">
            <text:p>-11.1545</text:p>
          </table:table-cell>
          <table:table-cell office:value-type="float" office:value="3.2">
            <text:p>3.2</text:p>
          </table:table-cell>
          <table:table-cell office:value-type="float" office:value="3.1">
            <text:p>3.1</text:p>
          </table:table-cell>
          <table:table-cell office:value-type="float" office:value="1.83554">
            <text:p>1.8355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0.423177">
            <text:p>-70.423177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2.354958">
            <text:p>2.354958</text:p>
          </table:table-cell>
          <table:table-cell office:value-type="float" office:value="3">
            <text:p>3</text:p>
          </table:table-cell>
          <table:table-cell office:value-type="float" office:value="-10.3852">
            <text:p>-10.3852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 office:value-type="float" office:value="1.86074">
            <text:p>1.8607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0.116975">
            <text:p>-70.116975</text:p>
          </table:table-cell>
          <table:table-cell office:value-type="float" office:value="0.908123">
            <text:p>0.908123</text:p>
          </table:table-cell>
          <table:table-cell office:value-type="float" office:value="0.474099">
            <text:p>0.474099</text:p>
          </table:table-cell>
          <table:table-cell office:value-type="float" office:value="1.982805">
            <text:p>1.982805</text:p>
          </table:table-cell>
          <table:table-cell office:value-type="float" office:value="4">
            <text:p>4</text:p>
          </table:table-cell>
          <table:table-cell office:value-type="float" office:value="-10.1634">
            <text:p>-10.1634</text:p>
          </table:table-cell>
          <table:table-cell table:number-columns-repeated="2" office:value-type="float" office:value="2.9">
            <text:p>2.9</text:p>
          </table:table-cell>
          <table:table-cell office:value-type="float" office:value="1.90025">
            <text:p>1.900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70">
            <text:p>-70</text:p>
          </table:table-cell>
          <table:table-cell office:value-type="float" office:value="0.908123">
            <text:p>0.908123</text:p>
          </table:table-cell>
          <table:table-cell office:value-type="float" office:value="0.283487">
            <text:p>0.283487</text:p>
          </table:table-cell>
          <table:table-cell office:value-type="float" office:value="1.982805">
            <text:p>1.982805</text:p>
          </table:table-cell>
          <table:table-cell office:value-type="float" office:value="0">
            <text:p>0</text:p>
          </table:table-cell>
          <table:table-cell office:value-type="float" office:value="-9.30051">
            <text:p>-9.30051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.67259">
            <text:p>1.6725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0.683078">
            <text:p>-70.683078</text:p>
          </table:table-cell>
          <table:table-cell office:value-type="float" office:value="0.908123">
            <text:p>0.908123</text:p>
          </table:table-cell>
          <table:table-cell office:value-type="float" office:value="0.090287">
            <text:p>0.090287</text:p>
          </table:table-cell>
          <table:table-cell office:value-type="float" office:value="1.972373">
            <text:p>1.972373</text:p>
          </table:table-cell>
          <table:table-cell office:value-type="float" office:value="1">
            <text:p>1</text:p>
          </table:table-cell>
          <table:table-cell office:value-type="float" office:value="-9.27026">
            <text:p>-9.27026</text:p>
          </table:table-cell>
          <table:table-cell office:value-type="float" office:value="2.9">
            <text:p>2.9</text:p>
          </table:table-cell>
          <table:table-cell office:value-type="float" office:value="2.8">
            <text:p>2.8</text:p>
          </table:table-cell>
          <table:table-cell office:value-type="float" office:value="1.70808">
            <text:p>1.7080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71.70477">
            <text:p>-71.70477</text:p>
          </table:table-cell>
          <table:table-cell office:value-type="float" office:value="0.908123">
            <text:p>0.908123</text:p>
          </table:table-cell>
          <table:table-cell office:value-type="float" office:value="0.474099">
            <text:p>0.474099</text:p>
          </table:table-cell>
          <table:table-cell office:value-type="float" office:value="2.847228">
            <text:p>2.847228</text:p>
          </table:table-cell>
          <table:table-cell office:value-type="float" office:value="4">
            <text:p>4</text:p>
          </table:table-cell>
          <table:table-cell office:value-type="float" office:value="-8.72894">
            <text:p>-8.72894</text:p>
          </table:table-cell>
          <table:table-cell office:value-type="float" office:value="3.7">
            <text:p>3.7</text:p>
          </table:table-cell>
          <table:table-cell office:value-type="float" office:value="3.6">
            <text:p>3.6</text:p>
          </table:table-cell>
          <table:table-cell office:value-type="float" office:value="1.99206">
            <text:p>1.9920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70.156405">
            <text:p>-70.156405</text:p>
          </table:table-cell>
          <table:table-cell office:value-type="float" office:value="0.272243">
            <text:p>0.272243</text:p>
          </table:table-cell>
          <table:table-cell office:value-type="float" office:value="0">
            <text:p>0</text:p>
          </table:table-cell>
          <table:table-cell office:value-type="float" office:value="3.931322">
            <text:p>3.931322</text:p>
          </table:table-cell>
          <table:table-cell office:value-type="float" office:value="4">
            <text:p>4</text:p>
          </table:table-cell>
          <table:table-cell office:value-type="float" office:value="-7.90363">
            <text:p>-7.90363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1.75592">
            <text:p>1.7559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1.754668">
            <text:p>-71.754668</text:p>
          </table:table-cell>
          <table:table-cell office:value-type="float" office:value="0.908123">
            <text:p>0.908123</text:p>
          </table:table-cell>
          <table:table-cell office:value-type="float" office:value="0.269427">
            <text:p>0.269427</text:p>
          </table:table-cell>
          <table:table-cell office:value-type="float" office:value="1.761431">
            <text:p>1.761431</text:p>
          </table:table-cell>
          <table:table-cell office:value-type="float" office:value="0">
            <text:p>0</text:p>
          </table:table-cell>
          <table:table-cell office:value-type="float" office:value="-7.76144">
            <text:p>-7.76144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1.87529">
            <text:p>1.8752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0.596309">
            <text:p>-70.596309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2.216824">
            <text:p>2.216824</text:p>
          </table:table-cell>
          <table:table-cell office:value-type="float" office:value="1">
            <text:p>1</text:p>
          </table:table-cell>
          <table:table-cell office:value-type="float" office:value="-7.50801">
            <text:p>-7.50801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1.53948">
            <text:p>1.5394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1.440711">
            <text:p>-71.440711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2.354958">
            <text:p>2.354958</text:p>
          </table:table-cell>
          <table:table-cell office:value-type="float" office:value="2">
            <text:p>2</text:p>
          </table:table-cell>
          <table:table-cell office:value-type="float" office:value="-7.50476">
            <text:p>-7.50476</text:p>
          </table:table-cell>
          <table:table-cell office:value-type="float" office:value="3.4">
            <text:p>3.4</text:p>
          </table:table-cell>
          <table:table-cell office:value-type="float" office:value="3.3">
            <text:p>3.3</text:p>
          </table:table-cell>
          <table:table-cell office:value-type="float" office:value="1.70067">
            <text:p>1.7006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70.411703">
            <text:p>-70.411703</text:p>
          </table:table-cell>
          <table:table-cell office:value-type="float" office:value="0.908123">
            <text:p>0.908123</text:p>
          </table:table-cell>
          <table:table-cell office:value-type="float" office:value="0.474099">
            <text:p>0.474099</text:p>
          </table:table-cell>
          <table:table-cell office:value-type="float" office:value="2.45236">
            <text:p>2.45236</text:p>
          </table:table-cell>
          <table:table-cell office:value-type="float" office:value="4">
            <text:p>4</text:p>
          </table:table-cell>
          <table:table-cell office:value-type="float" office:value="-7.35819">
            <text:p>-7.35819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1.51343">
            <text:p>1.5134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71.842994">
            <text:p>-71.842994</text:p>
          </table:table-cell>
          <table:table-cell office:value-type="float" office:value="0.908123">
            <text:p>0.908123</text:p>
          </table:table-cell>
          <table:table-cell office:value-type="float" office:value="0.090287">
            <text:p>0.090287</text:p>
          </table:table-cell>
          <table:table-cell office:value-type="float" office:value="2.074754">
            <text:p>2.074754</text:p>
          </table:table-cell>
          <table:table-cell office:value-type="float" office:value="0">
            <text:p>0</text:p>
          </table:table-cell>
          <table:table-cell office:value-type="float" office:value="-7.3034">
            <text:p>-7.3034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1.51317">
            <text:p>1.5131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0.393673">
            <text:p>-70.393673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3.084355">
            <text:p>3.084355</text:p>
          </table:table-cell>
          <table:table-cell office:value-type="float" office:value="2">
            <text:p>2</text:p>
          </table:table-cell>
          <table:table-cell office:value-type="float" office:value="-6.87087">
            <text:p>-6.87087</text:p>
          </table:table-cell>
          <table:table-cell office:value-type="float" office:value="2.2">
            <text:p>2.2</text:p>
          </table:table-cell>
          <table:table-cell office:value-type="float" office:value="2.1">
            <text:p>2.1</text:p>
          </table:table-cell>
          <table:table-cell office:value-type="float" office:value="1.65666">
            <text:p>1.6566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0.730354">
            <text:p>-70.730354</text:p>
          </table:table-cell>
          <table:table-cell office:value-type="float" office:value="0.908123">
            <text:p>0.908123</text:p>
          </table:table-cell>
          <table:table-cell office:value-type="float" office:value="1">
            <text:p>1</text:p>
          </table:table-cell>
          <table:table-cell office:value-type="float" office:value="1.754937">
            <text:p>1.754937</text:p>
          </table:table-cell>
          <table:table-cell office:value-type="float" office:value="1">
            <text:p>1</text:p>
          </table:table-cell>
          <table:table-cell office:value-type="float" office:value="-6.86454">
            <text:p>-6.86454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1.76646">
            <text:p>1.7664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71.606875">
            <text:p>-71.606875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.84437">
            <text:p>-6.84437</text:p>
          </table:table-cell>
          <table:table-cell office:value-type="float" office:value="4.7">
            <text:p>4.7</text:p>
          </table:table-cell>
          <table:table-cell office:value-type="float" office:value="4.5">
            <text:p>4.5</text:p>
          </table:table-cell>
          <table:table-cell office:value-type="float" office:value="0.150791">
            <text:p>0.15079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1.578884">
            <text:p>-71.578884</text:p>
          </table:table-cell>
          <table:table-cell office:value-type="float" office:value="0.908123">
            <text:p>0.908123</text:p>
          </table:table-cell>
          <table:table-cell office:value-type="float" office:value="0.474099">
            <text:p>0.474099</text:p>
          </table:table-cell>
          <table:table-cell office:value-type="float" office:value="3.250214">
            <text:p>3.250214</text:p>
          </table:table-cell>
          <table:table-cell office:value-type="float" office:value="3">
            <text:p>3</text:p>
          </table:table-cell>
          <table:table-cell office:value-type="float" office:value="-6.8404">
            <text:p>-6.8404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1.66083">
            <text:p>1.6608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72.208485">
            <text:p>-72.208485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2.007899">
            <text:p>2.007899</text:p>
          </table:table-cell>
          <table:table-cell office:value-type="float" office:value="4">
            <text:p>4</text:p>
          </table:table-cell>
          <table:table-cell office:value-type="float" office:value="-6.77919">
            <text:p>-6.77919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office:value-type="float" office:value="1.97426">
            <text:p>1.97426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70.871173">
            <text:p>-70.871173</text:p>
          </table:table-cell>
          <table:table-cell office:value-type="float" office:value="0.908123">
            <text:p>0.908123</text:p>
          </table:table-cell>
          <table:table-cell office:value-type="float" office:value="1">
            <text:p>1</text:p>
          </table:table-cell>
          <table:table-cell office:value-type="float" office:value="1.982805">
            <text:p>1.982805</text:p>
          </table:table-cell>
          <table:table-cell office:value-type="float" office:value="2">
            <text:p>2</text:p>
          </table:table-cell>
          <table:table-cell office:value-type="float" office:value="-6.26681">
            <text:p>-6.26681</text:p>
          </table:table-cell>
          <table:table-cell office:value-type="float" office:value="2.5">
            <text:p>2.5</text:p>
          </table:table-cell>
          <table:table-cell office:value-type="float" office:value="2.3">
            <text:p>2.3</text:p>
          </table:table-cell>
          <table:table-cell office:value-type="float" office:value="1.85779">
            <text:p>1.8577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0">
            <text:p>-70</text:p>
          </table:table-cell>
          <table:table-cell office:value-type="float" office:value="0.908123">
            <text:p>0.908123</text:p>
          </table:table-cell>
          <table:table-cell office:value-type="float" office:value="0.478361">
            <text:p>0.478361</text:p>
          </table:table-cell>
          <table:table-cell office:value-type="float" office:value="1.982805">
            <text:p>1.982805</text:p>
          </table:table-cell>
          <table:table-cell office:value-type="float" office:value="1">
            <text:p>1</text:p>
          </table:table-cell>
          <table:table-cell office:value-type="float" office:value="-6.15784">
            <text:p>-6.15784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1.99664">
            <text:p>1.996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71.527586">
            <text:p>-71.527586</text:p>
          </table:table-cell>
          <table:table-cell office:value-type="float" office:value="0.908123">
            <text:p>0.908123</text:p>
          </table:table-cell>
          <table:table-cell office:value-type="float" office:value="0.474099">
            <text:p>0.474099</text:p>
          </table:table-cell>
          <table:table-cell office:value-type="float" office:value="2.343893">
            <text:p>2.343893</text:p>
          </table:table-cell>
          <table:table-cell office:value-type="float" office:value="1">
            <text:p>1</text:p>
          </table:table-cell>
          <table:table-cell office:value-type="float" office:value="-5.64616">
            <text:p>-5.64616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office:value-type="float" office:value="1.66082">
            <text:p>1.6608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71.961372">
            <text:p>-71.961372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1.982805">
            <text:p>1.982805</text:p>
          </table:table-cell>
          <table:table-cell office:value-type="float" office:value="3">
            <text:p>3</text:p>
          </table:table-cell>
          <table:table-cell office:value-type="float" office:value="-5.4009">
            <text:p>-5.4009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1.91007">
            <text:p>1.9100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70">
            <text:p>-70</text:p>
          </table:table-cell>
          <table:table-cell office:value-type="float" office:value="0.908123">
            <text:p>0.908123</text:p>
          </table:table-cell>
          <table:table-cell office:value-type="float" office:value="1">
            <text:p>1</text:p>
          </table:table-cell>
          <table:table-cell office:value-type="float" office:value="1.704765">
            <text:p>1.704765</text:p>
          </table:table-cell>
          <table:table-cell office:value-type="float" office:value="5">
            <text:p>5</text:p>
          </table:table-cell>
          <table:table-cell office:value-type="float" office:value="-5.30024">
            <text:p>-5.30024</text:p>
          </table:table-cell>
          <table:table-cell office:value-type="float" office:value="3.8">
            <text:p>3.8</text:p>
          </table:table-cell>
          <table:table-cell office:value-type="float" office:value="3.7">
            <text:p>3.7</text:p>
          </table:table-cell>
          <table:table-cell office:value-type="float" office:value="1.96025">
            <text:p>1.9602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72.878769">
            <text:p>-72.878769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1.633594">
            <text:p>1.633594</text:p>
          </table:table-cell>
          <table:table-cell office:value-type="float" office:value="0">
            <text:p>0</text:p>
          </table:table-cell>
          <table:table-cell office:value-type="float" office:value="-5.22129">
            <text:p>-5.22129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1.16485">
            <text:p>1.1648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3.1125">
            <text:p>-73.1125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2.008571">
            <text:p>2.008571</text:p>
          </table:table-cell>
          <table:table-cell office:value-type="float" office:value="0">
            <text:p>0</text:p>
          </table:table-cell>
          <table:table-cell office:value-type="float" office:value="-5.04633">
            <text:p>-5.04633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1.97499">
            <text:p>1.9749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3.564399">
            <text:p>-73.564399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0.870694">
            <text:p>0.870694</text:p>
          </table:table-cell>
          <table:table-cell office:value-type="float" office:value="2">
            <text:p>2</text:p>
          </table:table-cell>
          <table:table-cell office:value-type="float" office:value="-4.25963">
            <text:p>-4.25963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office:value-type="float" office:value="0.466722">
            <text:p>0.46672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0.115324">
            <text:p>-70.115324</text:p>
          </table:table-cell>
          <table:table-cell office:value-type="float" office:value="0.272243">
            <text:p>0.272243</text:p>
          </table:table-cell>
          <table:table-cell office:value-type="float" office:value="0.006456">
            <text:p>0.006456</text:p>
          </table:table-cell>
          <table:table-cell office:value-type="float" office:value="3.931322">
            <text:p>3.931322</text:p>
          </table:table-cell>
          <table:table-cell office:value-type="float" office:value="3">
            <text:p>3</text:p>
          </table:table-cell>
          <table:table-cell office:value-type="float" office:value="-4.04665">
            <text:p>-4.04665</text:p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0.99673">
            <text:p>0.9967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70">
            <text:p>-70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1.200386">
            <text:p>1.200386</text:p>
          </table:table-cell>
          <table:table-cell office:value-type="float" office:value="4">
            <text:p>4</text:p>
          </table:table-cell>
          <table:table-cell office:value-type="float" office:value="-3.86153">
            <text:p>-3.86153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0.603705">
            <text:p>0.60370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72.973423">
            <text:p>-72.973423</text:p>
          </table:table-cell>
          <table:table-cell office:value-type="float" office:value="0.908123">
            <text:p>0.908123</text:p>
          </table:table-cell>
          <table:table-cell office:value-type="float" office:value="0.918899">
            <text:p>0.918899</text:p>
          </table:table-cell>
          <table:table-cell office:value-type="float" office:value="1.982805">
            <text:p>1.982805</text:p>
          </table:table-cell>
          <table:table-cell office:value-type="float" office:value="1">
            <text:p>1</text:p>
          </table:table-cell>
          <table:table-cell office:value-type="float" office:value="-3.44819">
            <text:p>-3.44819</text:p>
          </table:table-cell>
          <table:table-cell office:value-type="float" office:value="4.1">
            <text:p>4.1</text:p>
          </table:table-cell>
          <table:table-cell office:value-type="float" office:value="3.8">
            <text:p>3.8</text:p>
          </table:table-cell>
          <table:table-cell office:value-type="float" office:value="1.97481">
            <text:p>1.9748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73.708236">
            <text:p>-73.708236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1.015996">
            <text:p>1.015996</text:p>
          </table:table-cell>
          <table:table-cell office:value-type="float" office:value="2">
            <text:p>2</text:p>
          </table:table-cell>
          <table:table-cell office:value-type="float" office:value="-2.20709">
            <text:p>-2.20709</text:p>
          </table:table-cell>
          <table:table-cell office:value-type="float" office:value="5.6">
            <text:p>5.6</text:p>
          </table:table-cell>
          <table:table-cell office:value-type="float" office:value="5.4">
            <text:p>5.4</text:p>
          </table:table-cell>
          <table:table-cell office:value-type="float" office:value="1.56934">
            <text:p>1.5693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2.97563">
            <text:p>-72.97563</text:p>
          </table:table-cell>
          <table:table-cell office:value-type="float" office:value="0.908123">
            <text:p>0.908123</text:p>
          </table:table-cell>
          <table:table-cell office:value-type="float" office:value="0.269427">
            <text:p>0.269427</text:p>
          </table:table-cell>
          <table:table-cell office:value-type="float" office:value="1.982805">
            <text:p>1.982805</text:p>
          </table:table-cell>
          <table:table-cell office:value-type="float" office:value="1">
            <text:p>1</text:p>
          </table:table-cell>
          <table:table-cell office:value-type="float" office:value="-2.15721">
            <text:p>-2.15721</text:p>
          </table:table-cell>
          <table:table-cell office:value-type="float" office:value="3.6">
            <text:p>3.6</text:p>
          </table:table-cell>
          <table:table-cell office:value-type="float" office:value="3.4">
            <text:p>3.4</text:p>
          </table:table-cell>
          <table:table-cell office:value-type="float" office:value="1.63318">
            <text:p>1.6331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1.032169">
            <text:p>-71.032169</text:p>
          </table:table-cell>
          <table:table-cell office:value-type="float" office:value="0.908123">
            <text:p>0.908123</text:p>
          </table:table-cell>
          <table:table-cell office:value-type="float" office:value="0.052542">
            <text:p>0.05254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1.30339">
            <text:p>-1.30339</text:p>
          </table:table-cell>
          <table:table-cell office:value-type="float" office:value="4.9">
            <text:p>4.9</text:p>
          </table:table-cell>
          <table:table-cell office:value-type="float" office:value="4.5">
            <text:p>4.5</text:p>
          </table:table-cell>
          <table:table-cell office:value-type="float" office:value="0.046207">
            <text:p>0.04620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73.132594">
            <text:p>-73.132594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2.074761">
            <text:p>2.074761</text:p>
          </table:table-cell>
          <table:table-cell office:value-type="float" office:value="0">
            <text:p>0</text:p>
          </table:table-cell>
          <table:table-cell office:value-type="float" office:value="-0.671592">
            <text:p>-0.671592</text:p>
          </table:table-cell>
          <table:table-cell office:value-type="float" office:value="4.6">
            <text:p>4.6</text:p>
          </table:table-cell>
          <table:table-cell office:value-type="float" office:value="4.3">
            <text:p>4.3</text:p>
          </table:table-cell>
          <table:table-cell office:value-type="float" office:value="1.9462">
            <text:p>1.94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73.849326">
            <text:p>-73.849326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1.639004">
            <text:p>1.639004</text:p>
          </table:table-cell>
          <table:table-cell office:value-type="float" office:value="2">
            <text:p>2</text:p>
          </table:table-cell>
          <table:table-cell office:value-type="float" office:value="-0.309861">
            <text:p>-0.309861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  <table:table-cell office:value-type="float" office:value="1.82139">
            <text:p>1.8213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73.843982">
            <text:p>-73.843982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0.870694">
            <text:p>0.870694</text:p>
          </table:table-cell>
          <table:table-cell office:value-type="float" office:value="1">
            <text:p>1</text:p>
          </table:table-cell>
          <table:table-cell office:value-type="float" office:value="-0.22565">
            <text:p>-0.22565</text:p>
          </table:table-cell>
          <table:table-cell office:value-type="float" office:value="5.4">
            <text:p>5.4</text:p>
          </table:table-cell>
          <table:table-cell office:value-type="float" office:value="4.9">
            <text:p>4.9</text:p>
          </table:table-cell>
          <table:table-cell office:value-type="float" office:value="1.12891">
            <text:p>1.1289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74.369047">
            <text:p>-74.369047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2.216824">
            <text:p>2.216824</text:p>
          </table:table-cell>
          <table:table-cell office:value-type="float" office:value="1">
            <text:p>1</text:p>
          </table:table-cell>
          <table:table-cell office:value-type="float" office:value="0.390559">
            <text:p>0.390559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1.49005">
            <text:p>1.490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73.186863">
            <text:p>-73.186863</text:p>
          </table:table-cell>
          <table:table-cell office:value-type="float" office:value="0.272243">
            <text:p>0.272243</text:p>
          </table:table-cell>
          <table:table-cell office:value-type="float" office:value="0.500644">
            <text:p>0.500644</text:p>
          </table:table-cell>
          <table:table-cell office:value-type="float" office:value="3.931322">
            <text:p>3.931322</text:p>
          </table:table-cell>
          <table:table-cell office:value-type="float" office:value="7">
            <text:p>7</text:p>
          </table:table-cell>
          <table:table-cell office:value-type="float" office:value="0.59983">
            <text:p>0.59983</text:p>
          </table:table-cell>
          <table:table-cell office:value-type="float" office:value="4.2">
            <text:p>4.2</text:p>
          </table:table-cell>
          <table:table-cell office:value-type="float" office:value="3.6">
            <text:p>3.6</text:p>
          </table:table-cell>
          <table:table-cell office:value-type="float" office:value="3.07288">
            <text:p>3.0728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73.240064">
            <text:p>-73.240064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2.216824">
            <text:p>2.216824</text:p>
          </table:table-cell>
          <table:table-cell office:value-type="float" office:value="6">
            <text:p>6</text:p>
          </table:table-cell>
          <table:table-cell office:value-type="float" office:value="0.934178">
            <text:p>0.934178</text:p>
          </table:table-cell>
          <table:table-cell office:value-type="float" office:value="4.7">
            <text:p>4.7</text:p>
          </table:table-cell>
          <table:table-cell office:value-type="float" office:value="4.2">
            <text:p>4.2</text:p>
          </table:table-cell>
          <table:table-cell office:value-type="float" office:value="1.7602">
            <text:p>1.7602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5.236027">
            <text:p>-75.236027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0.870694">
            <text:p>0.870694</text:p>
          </table:table-cell>
          <table:table-cell office:value-type="float" office:value="0">
            <text:p>0</text:p>
          </table:table-cell>
          <table:table-cell office:value-type="float" office:value="1.56366">
            <text:p>1.56366</text:p>
          </table:table-cell>
          <table:table-cell office:value-type="float" office:value="5.1">
            <text:p>5.1</text:p>
          </table:table-cell>
          <table:table-cell office:value-type="float" office:value="4.8">
            <text:p>4.8</text:p>
          </table:table-cell>
          <table:table-cell office:value-type="float" office:value="1.05437">
            <text:p>1.0543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73.849798">
            <text:p>-73.849798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0.870694">
            <text:p>0.870694</text:p>
          </table:table-cell>
          <table:table-cell office:value-type="float" office:value="7">
            <text:p>7</text:p>
          </table:table-cell>
          <table:table-cell office:value-type="float" office:value="2.99313">
            <text:p>2.99313</text:p>
          </table:table-cell>
          <table:table-cell office:value-type="float" office:value="7.3">
            <text:p>7.3</text:p>
          </table:table-cell>
          <table:table-cell office:value-type="float" office:value="6.7">
            <text:p>6.7</text:p>
          </table:table-cell>
          <table:table-cell office:value-type="float" office:value="1.40517">
            <text:p>1.405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1.703495">
            <text:p>-71.703495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1.494611">
            <text:p>1.494611</text:p>
          </table:table-cell>
          <table:table-cell office:value-type="float" office:value="5">
            <text:p>5</text:p>
          </table:table-cell>
          <table:table-cell office:value-type="float" office:value="3.59913">
            <text:p>3.59913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1.37012">
            <text:p>1.37012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0">
            <text:p>-70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1.494611">
            <text:p>1.494611</text:p>
          </table:table-cell>
          <table:table-cell office:value-type="float" office:value="6">
            <text:p>6</text:p>
          </table:table-cell>
          <table:table-cell office:value-type="float" office:value="3.67097">
            <text:p>3.67097</text:p>
          </table:table-cell>
          <table:table-cell office:value-type="float" office:value="4.3">
            <text:p>4.3</text:p>
          </table:table-cell>
          <table:table-cell office:value-type="float" office:value="3.8">
            <text:p>3.8</text:p>
          </table:table-cell>
          <table:table-cell office:value-type="float" office:value="0.987464">
            <text:p>0.987464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73.4054">
            <text:p>-73.4054</text:p>
          </table:table-cell>
          <table:table-cell office:value-type="float" office:value="0.908123">
            <text:p>0.908123</text:p>
          </table:table-cell>
          <table:table-cell office:value-type="float" office:value="0.474099">
            <text:p>0.474099</text:p>
          </table:table-cell>
          <table:table-cell office:value-type="float" office:value="2.216824">
            <text:p>2.216824</text:p>
          </table:table-cell>
          <table:table-cell office:value-type="float" office:value="7">
            <text:p>7</text:p>
          </table:table-cell>
          <table:table-cell office:value-type="float" office:value="3.96573">
            <text:p>3.96573</text:p>
          </table:table-cell>
          <table:table-cell office:value-type="float" office:value="4.9">
            <text:p>4.9</text:p>
          </table:table-cell>
          <table:table-cell office:value-type="float" office:value="4.3">
            <text:p>4.3</text:p>
          </table:table-cell>
          <table:table-cell office:value-type="float" office:value="1.76721">
            <text:p>1.7672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0">
            <text:p>-70</text:p>
          </table:table-cell>
          <table:table-cell office:value-type="float" office:value="0.908123">
            <text:p>0.908123</text:p>
          </table:table-cell>
          <table:table-cell office:value-type="float" office:value="0.052542">
            <text:p>0.0525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47117">
            <text:p>4.47117</text:p>
          </table:table-cell>
          <table:table-cell office:value-type="float" office:value="7.9">
            <text:p>7.9</text:p>
          </table:table-cell>
          <table:table-cell office:value-type="float" office:value="7.5">
            <text:p>7.5</text:p>
          </table:table-cell>
          <table:table-cell office:value-type="float" office:value="0.050467">
            <text:p>0.05046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75.364123">
            <text:p>-75.364123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0.870694">
            <text:p>0.870694</text:p>
          </table:table-cell>
          <table:table-cell office:value-type="float" office:value="3">
            <text:p>3</text:p>
          </table:table-cell>
          <table:table-cell office:value-type="float" office:value="4.91341">
            <text:p>4.91341</text:p>
          </table:table-cell>
          <table:table-cell office:value-type="float" office:value="6.1">
            <text:p>6.1</text:p>
          </table:table-cell>
          <table:table-cell office:value-type="float" office:value="5.8">
            <text:p>5.8</text:p>
          </table:table-cell>
          <table:table-cell office:value-type="float" office:value="1.21452">
            <text:p>1.2145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5.146941">
            <text:p>-75.146941</text:p>
          </table:table-cell>
          <table:table-cell office:value-type="float" office:value="0.908123">
            <text:p>0.908123</text:p>
          </table:table-cell>
          <table:table-cell office:value-type="float" office:value="0.052542">
            <text:p>0.052542</text:p>
          </table:table-cell>
          <table:table-cell office:value-type="float" office:value="0.910682">
            <text:p>0.910682</text:p>
          </table:table-cell>
          <table:table-cell office:value-type="float" office:value="4">
            <text:p>4</text:p>
          </table:table-cell>
          <table:table-cell office:value-type="float" office:value="5.84833">
            <text:p>5.84833</text:p>
          </table:table-cell>
          <table:table-cell office:value-type="float" office:value="6.2">
            <text:p>6.2</text:p>
          </table:table-cell>
          <table:table-cell office:value-type="float" office:value="5.6">
            <text:p>5.6</text:p>
          </table:table-cell>
          <table:table-cell office:value-type="float" office:value="1.29938">
            <text:p>1.2993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75.47234">
            <text:p>-75.47234</text:p>
          </table:table-cell>
          <table:table-cell office:value-type="float" office:value="0.908123">
            <text:p>0.908123</text:p>
          </table:table-cell>
          <table:table-cell office:value-type="float" office:value="0.104557">
            <text:p>0.104557</text:p>
          </table:table-cell>
          <table:table-cell office:value-type="float" office:value="1.955722">
            <text:p>1.955722</text:p>
          </table:table-cell>
          <table:table-cell office:value-type="float" office:value="0">
            <text:p>0</text:p>
          </table:table-cell>
          <table:table-cell office:value-type="float" office:value="7.06057">
            <text:p>7.06057</text:p>
          </table:table-cell>
          <table:table-cell office:value-type="float" office:value="5.4">
            <text:p>5.4</text:p>
          </table:table-cell>
          <table:table-cell office:value-type="float" office:value="4.7">
            <text:p>4.7</text:p>
          </table:table-cell>
          <table:table-cell office:value-type="float" office:value="1.565">
            <text:p>1.56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71.772726">
            <text:p>-71.772726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1.494611">
            <text:p>1.494611</text:p>
          </table:table-cell>
          <table:table-cell office:value-type="float" office:value="6">
            <text:p>6</text:p>
          </table:table-cell>
          <table:table-cell office:value-type="float" office:value="7.31498">
            <text:p>7.31498</text:p>
          </table:table-cell>
          <table:table-cell office:value-type="float" office:value="6.8">
            <text:p>6.8</text:p>
          </table:table-cell>
          <table:table-cell office:value-type="float" office:value="6.3">
            <text:p>6.3</text:p>
          </table:table-cell>
          <table:table-cell office:value-type="float" office:value="1.89069">
            <text:p>1.8906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72.932261">
            <text:p>-72.932261</text:p>
          </table:table-cell>
          <table:table-cell office:value-type="float" office:value="0.908123">
            <text:p>0.908123</text:p>
          </table:table-cell>
          <table:table-cell office:value-type="float" office:value="1">
            <text:p>1</text:p>
          </table:table-cell>
          <table:table-cell office:value-type="float" office:value="1.483303">
            <text:p>1.483303</text:p>
          </table:table-cell>
          <table:table-cell office:value-type="float" office:value="5">
            <text:p>5</text:p>
          </table:table-cell>
          <table:table-cell office:value-type="float" office:value="7.53319">
            <text:p>7.53319</text:p>
          </table:table-cell>
          <table:table-cell office:value-type="float" office:value="3.6">
            <text:p>3.6</text:p>
          </table:table-cell>
          <table:table-cell office:value-type="float" office:value="3.1">
            <text:p>3.1</text:p>
          </table:table-cell>
          <table:table-cell office:value-type="float" office:value="0.968651">
            <text:p>0.96865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5.029834">
            <text:p>-75.029834</text:p>
          </table:table-cell>
          <table:table-cell office:value-type="float" office:value="1.768054">
            <text:p>1.768054</text:p>
          </table:table-cell>
          <table:table-cell office:value-type="float" office:value="0.786001">
            <text:p>0.786001</text:p>
          </table:table-cell>
          <table:table-cell office:value-type="float" office:value="3.60499">
            <text:p>3.60499</text:p>
          </table:table-cell>
          <table:table-cell office:value-type="float" office:value="4">
            <text:p>4</text:p>
          </table:table-cell>
          <table:table-cell office:value-type="float" office:value="7.63729">
            <text:p>7.63729</text:p>
          </table:table-cell>
          <table:table-cell office:value-type="float" office:value="4.9">
            <text:p>4.9</text:p>
          </table:table-cell>
          <table:table-cell office:value-type="float" office:value="4.1">
            <text:p>4.1</text:p>
          </table:table-cell>
          <table:table-cell office:value-type="float" office:value="3.50968">
            <text:p>3.5096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74.400996">
            <text:p>-74.400996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0.870694">
            <text:p>0.870694</text:p>
          </table:table-cell>
          <table:table-cell office:value-type="float" office:value="6">
            <text:p>6</text:p>
          </table:table-cell>
          <table:table-cell office:value-type="float" office:value="8.00596">
            <text:p>8.00596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1.13988">
            <text:p>1.1398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72.634891">
            <text:p>-72.634891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1.494611">
            <text:p>1.494611</text:p>
          </table:table-cell>
          <table:table-cell office:value-type="float" office:value="8">
            <text:p>8</text:p>
          </table:table-cell>
          <table:table-cell office:value-type="float" office:value="8.06681">
            <text:p>8.06681</text:p>
          </table:table-cell>
          <table:table-cell office:value-type="float" office:value="6.9">
            <text:p>6.9</text:p>
          </table:table-cell>
          <table:table-cell office:value-type="float" office:value="6.5">
            <text:p>6.5</text:p>
          </table:table-cell>
          <table:table-cell office:value-type="float" office:value="1.7441">
            <text:p>1.744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6.10658">
            <text:p>-76.10658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1.460594">
            <text:p>1.460594</text:p>
          </table:table-cell>
          <table:table-cell office:value-type="float" office:value="2">
            <text:p>2</text:p>
          </table:table-cell>
          <table:table-cell office:value-type="float" office:value="8.36659">
            <text:p>8.36659</text:p>
          </table:table-cell>
          <table:table-cell office:value-type="float" office:value="6.4">
            <text:p>6.4</text:p>
          </table:table-cell>
          <table:table-cell office:value-type="float" office:value="5.9">
            <text:p>5.9</text:p>
          </table:table-cell>
          <table:table-cell office:value-type="float" office:value="1.79493">
            <text:p>1.7949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73.383083">
            <text:p>-73.383083</text:p>
          </table:table-cell>
          <table:table-cell office:value-type="float" office:value="0.908123">
            <text:p>0.908123</text:p>
          </table:table-cell>
          <table:table-cell office:value-type="float" office:value="0.474099">
            <text:p>0.474099</text:p>
          </table:table-cell>
          <table:table-cell office:value-type="float" office:value="1.982805">
            <text:p>1.982805</text:p>
          </table:table-cell>
          <table:table-cell office:value-type="float" office:value="5">
            <text:p>5</text:p>
          </table:table-cell>
          <table:table-cell office:value-type="float" office:value="8.46231">
            <text:p>8.46231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88723">
            <text:p>1.8872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72.804471">
            <text:p>-72.804471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1.494611">
            <text:p>1.494611</text:p>
          </table:table-cell>
          <table:table-cell office:value-type="float" office:value="8">
            <text:p>8</text:p>
          </table:table-cell>
          <table:table-cell office:value-type="float" office:value="8.533">
            <text:p>8.533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1.83953">
            <text:p>1.8395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75.690584">
            <text:p>-75.690584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0.870694">
            <text:p>0.870694</text:p>
          </table:table-cell>
          <table:table-cell office:value-type="float" office:value="5">
            <text:p>5</text:p>
          </table:table-cell>
          <table:table-cell office:value-type="float" office:value="8.92454">
            <text:p>8.92454</text:p>
          </table:table-cell>
          <table:table-cell office:value-type="float" office:value="5.7">
            <text:p>5.7</text:p>
          </table:table-cell>
          <table:table-cell office:value-type="float" office:value="5.2">
            <text:p>5.2</text:p>
          </table:table-cell>
          <table:table-cell office:value-type="float" office:value="0.928717">
            <text:p>0.92871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2.16166">
            <text:p>-72.16166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1.494611">
            <text:p>1.494611</text:p>
          </table:table-cell>
          <table:table-cell office:value-type="float" office:value="8">
            <text:p>8</text:p>
          </table:table-cell>
          <table:table-cell office:value-type="float" office:value="9.98223">
            <text:p>9.98223</text:p>
          </table:table-cell>
          <table:table-cell office:value-type="float" office:value="5.5">
            <text:p>5.5</text:p>
          </table:table-cell>
          <table:table-cell office:value-type="float" office:value="4.9">
            <text:p>4.9</text:p>
          </table:table-cell>
          <table:table-cell office:value-type="float" office:value="1.43385">
            <text:p>1.4338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72.007245">
            <text:p>-72.007245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1.494611">
            <text:p>1.494611</text:p>
          </table:table-cell>
          <table:table-cell office:value-type="float" office:value="8">
            <text:p>8</text:p>
          </table:table-cell>
          <table:table-cell office:value-type="float" office:value="12.593">
            <text:p>12.593</text:p>
          </table:table-cell>
          <table:table-cell office:value-type="float" office:value="8.1">
            <text:p>8.1</text:p>
          </table:table-cell>
          <table:table-cell office:value-type="float" office:value="7.6">
            <text:p>7.6</text:p>
          </table:table-cell>
          <table:table-cell office:value-type="float" office:value="1.76485">
            <text:p>1.7648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5">
            <text:p>-95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20">
            <text:p>20</text:p>
          </table:table-cell>
          <table:table-cell office:value-type="float" office:value="15.1214">
            <text:p>15.12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0737">
            <text:p>0.00073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4.915288">
            <text:p>-94.915288</text:p>
          </table:table-cell>
          <table:table-cell office:value-type="float" office:value="0.162941">
            <text:p>0.162941</text:p>
          </table:table-cell>
          <table:table-cell office:value-type="float" office:value="0">
            <text:p>0</text:p>
          </table:table-cell>
          <table:table-cell office:value-type="float" office:value="0.056798">
            <text:p>0.056798</text:p>
          </table:table-cell>
          <table:table-cell office:value-type="float" office:value="50">
            <text:p>50</text:p>
          </table:table-cell>
          <table:table-cell office:value-type="float" office:value="16.6293">
            <text:p>16.6293</text:p>
          </table:table-cell>
          <table:table-cell office:value-type="float" office:value="11.4">
            <text:p>11.4</text:p>
          </table:table-cell>
          <table:table-cell office:value-type="float" office:value="0.1">
            <text:p>0.1</text:p>
          </table:table-cell>
          <table:table-cell office:value-type="float" office:value="0.003422">
            <text:p>0.00342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4.958468">
            <text:p>-94.958468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.2285">
            <text:p>18.2285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0.001818">
            <text:p>0.00181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4.944886">
            <text:p>-94.944886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218203">
            <text:p>0.218203</text:p>
          </table:table-cell>
          <table:table-cell office:value-type="float" office:value="13">
            <text:p>13</text:p>
          </table:table-cell>
          <table:table-cell office:value-type="float" office:value="18.821">
            <text:p>18.821</text:p>
          </table:table-cell>
          <table:table-cell office:value-type="float" office:value="14.3">
            <text:p>14.3</text:p>
          </table:table-cell>
          <table:table-cell office:value-type="float" office:value="0.2">
            <text:p>0.2</text:p>
          </table:table-cell>
          <table:table-cell office:value-type="float" office:value="0.029395">
            <text:p>0.02939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4.895186">
            <text:p>-94.895186</text:p>
          </table:table-cell>
          <table:table-cell office:value-type="float" office:value="0.162941">
            <text:p>0.162941</text:p>
          </table:table-cell>
          <table:table-cell office:value-type="float" office:value="1">
            <text:p>1</text:p>
          </table:table-cell>
          <table:table-cell office:value-type="float" office:value="0.35529">
            <text:p>0.35529</text:p>
          </table:table-cell>
          <table:table-cell office:value-type="float" office:value="33">
            <text:p>33</text:p>
          </table:table-cell>
          <table:table-cell office:value-type="float" office:value="20.4267">
            <text:p>20.4267</text:p>
          </table:table-cell>
          <table:table-cell office:value-type="float" office:value="15.9">
            <text:p>15.9</text:p>
          </table:table-cell>
          <table:table-cell office:value-type="float" office:value="0.3">
            <text:p>0.3</text:p>
          </table:table-cell>
          <table:table-cell office:value-type="float" office:value="0.188448">
            <text:p>0.1884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4.879142">
            <text:p>-94.879142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155424">
            <text:p>0.15542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6.5">
            <text:p>16.5</text:p>
          </table:table-cell>
          <table:table-cell office:value-type="float" office:value="0.4">
            <text:p>0.4</text:p>
          </table:table-cell>
          <table:table-cell office:value-type="float" office:value="0.063244">
            <text:p>0.06324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4.453014">
            <text:p>-94.453014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0.870694">
            <text:p>0.870694</text:p>
          </table:table-cell>
          <table:table-cell office:value-type="float" office:value="0">
            <text:p>0</text:p>
          </table:table-cell>
          <table:table-cell office:value-type="float" office:value="26.8704">
            <text:p>26.8704</text:p>
          </table:table-cell>
          <table:table-cell office:value-type="float" office:value="16.6">
            <text:p>16.6</text:p>
          </table:table-cell>
          <table:table-cell office:value-type="float" office:value="0.7">
            <text:p>0.7</text:p>
          </table:table-cell>
          <table:table-cell office:value-type="float" office:value="0.195531">
            <text:p>0.19553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4.84273">
            <text:p>-94.84273</text:p>
          </table:table-cell>
          <table:table-cell office:value-type="float" office:value="0.093165">
            <text:p>0.093165</text:p>
          </table:table-cell>
          <table:table-cell office:value-type="float" office:value="0.766737">
            <text:p>0.76673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8.1271">
            <text:p>28.1271</text:p>
          </table:table-cell>
          <table:table-cell office:value-type="float" office:value="17.9">
            <text:p>17.9</text:p>
          </table:table-cell>
          <table:table-cell office:value-type="float" office:value="0.8">
            <text:p>0.8</text:p>
          </table:table-cell>
          <table:table-cell office:value-type="float" office:value="0.201499">
            <text:p>0.20149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4.45762">
            <text:p>-94.45762</text:p>
          </table:table-cell>
          <table:table-cell office:value-type="float" office:value="1.27695">
            <text:p>1.276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8.6398">
            <text:p>28.6398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0.29149">
            <text:p>0.2914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4.839567">
            <text:p>-94.839567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table:number-columns-repeated="2" office:value-type="float" office:value="0">
            <text:p>0</text:p>
          </table:table-cell>
          <table:table-cell office:value-type="float" office:value="29.7429">
            <text:p>29.7429</text:p>
          </table:table-cell>
          <table:table-cell office:value-type="float" office:value="18.6">
            <text:p>18.6</text:p>
          </table:table-cell>
          <table:table-cell office:value-type="float" office:value="0.9">
            <text:p>0.9</text:p>
          </table:table-cell>
          <table:table-cell office:value-type="float" office:value="0.015502">
            <text:p>0.01550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4.84147">
            <text:p>-94.84147</text:p>
          </table:table-cell>
          <table:table-cell office:value-type="float" office:value="0.093165">
            <text:p>0.093165</text:p>
          </table:table-cell>
          <table:table-cell office:value-type="float" office:value="0.385811">
            <text:p>0.385811</text:p>
          </table:table-cell>
          <table:table-cell office:value-type="float" office:value="0.028176">
            <text:p>0.028176</text:p>
          </table:table-cell>
          <table:table-cell office:value-type="float" office:value="17">
            <text:p>17</text:p>
          </table:table-cell>
          <table:table-cell office:value-type="float" office:value="29.8656">
            <text:p>29.8656</text:p>
          </table:table-cell>
          <table:table-cell office:value-type="float" office:value="19.1">
            <text:p>19.1</text:p>
          </table:table-cell>
          <table:table-cell office:value-type="float" office:value="0.9">
            <text:p>0.9</text:p>
          </table:table-cell>
          <table:table-cell office:value-type="float" office:value="0.18726">
            <text:p>0.1872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4.785319">
            <text:p>-94.785319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32">
            <text:p>32</text:p>
          </table:table-cell>
          <table:table-cell office:value-type="float" office:value="31.3717">
            <text:p>31.3717</text:p>
          </table:table-cell>
          <table:table-cell office:value-type="float" office:value="22.1">
            <text:p>22.1</text:p>
          </table:table-cell>
          <table:table-cell office:value-type="float" office:value="1">
            <text:p>1</text:p>
          </table:table-cell>
          <table:table-cell office:value-type="float" office:value="0.127925">
            <text:p>0.12792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94.774126">
            <text:p>-94.774126</text:p>
          </table:table-cell>
          <table:table-cell office:value-type="float" office:value="0.093165">
            <text:p>0.093165</text:p>
          </table:table-cell>
          <table:table-cell office:value-type="float" office:value="0.766737">
            <text:p>0.76673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3.2144">
            <text:p>33.2144</text:p>
          </table:table-cell>
          <table:table-cell office:value-type="float" office:value="22.3">
            <text:p>22.3</text:p>
          </table:table-cell>
          <table:table-cell office:value-type="float" office:value="1.1">
            <text:p>1.1</text:p>
          </table:table-cell>
          <table:table-cell office:value-type="float" office:value="0.460222">
            <text:p>0.46022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4.121329">
            <text:p>-94.121329</text:p>
          </table:table-cell>
          <table:table-cell office:value-type="float" office:value="1.762687">
            <text:p>1.762687</text:p>
          </table:table-cell>
          <table:table-cell office:value-type="float" office:value="0.160624">
            <text:p>0.160624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8.4494">
            <text:p>38.4494</text:p>
          </table:table-cell>
          <table:table-cell office:value-type="float" office:value="22.5">
            <text:p>22.5</text:p>
          </table:table-cell>
          <table:table-cell office:value-type="float" office:value="1.4">
            <text:p>1.4</text:p>
          </table:table-cell>
          <table:table-cell office:value-type="float" office:value="0.07607">
            <text:p>0.0760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571108">
            <text:p>-94.571108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1.913709">
            <text:p>1.913709</text:p>
          </table:table-cell>
          <table:table-cell office:value-type="float" office:value="48">
            <text:p>48</text:p>
          </table:table-cell>
          <table:table-cell office:value-type="float" office:value="40.6866">
            <text:p>40.6866</text:p>
          </table:table-cell>
          <table:table-cell office:value-type="float" office:value="24.5">
            <text:p>24.5</text:p>
          </table:table-cell>
          <table:table-cell office:value-type="float" office:value="1.6">
            <text:p>1.6</text:p>
          </table:table-cell>
          <table:table-cell office:value-type="float" office:value="1.43901">
            <text:p>1.439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4.589055">
            <text:p>-94.589055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708901">
            <text:p>0.708901</text:p>
          </table:table-cell>
          <table:table-cell office:value-type="float" office:value="18">
            <text:p>18</text:p>
          </table:table-cell>
          <table:table-cell office:value-type="float" office:value="43.8197">
            <text:p>43.8197</text:p>
          </table:table-cell>
          <table:table-cell office:value-type="float" office:value="27.5">
            <text:p>27.5</text:p>
          </table:table-cell>
          <table:table-cell office:value-type="float" office:value="1.8">
            <text:p>1.8</text:p>
          </table:table-cell>
          <table:table-cell office:value-type="float" office:value="0.632914">
            <text:p>0.63291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4.544613">
            <text:p>-94.544613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21">
            <text:p>21</text:p>
          </table:table-cell>
          <table:table-cell office:value-type="float" office:value="50.2677">
            <text:p>50.2677</text:p>
          </table:table-cell>
          <table:table-cell office:value-type="float" office:value="29.8">
            <text:p>29.8</text:p>
          </table:table-cell>
          <table:table-cell office:value-type="float" office:value="2.2">
            <text:p>2.2</text:p>
          </table:table-cell>
          <table:table-cell office:value-type="float" office:value="0.890303">
            <text:p>0.89030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4.522482">
            <text:p>-94.522482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16">
            <text:p>16</text:p>
          </table:table-cell>
          <table:table-cell office:value-type="float" office:value="51.8311">
            <text:p>51.8311</text:p>
          </table:table-cell>
          <table:table-cell office:value-type="float" office:value="30.8">
            <text:p>30.8</text:p>
          </table:table-cell>
          <table:table-cell office:value-type="float" office:value="2.3">
            <text:p>2.3</text:p>
          </table:table-cell>
          <table:table-cell office:value-type="float" office:value="0.953263">
            <text:p>0.95326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4.403734">
            <text:p>-94.403734</text:p>
          </table:table-cell>
          <table:table-cell office:value-type="float" office:value="0.093165">
            <text:p>0.093165</text:p>
          </table:table-cell>
          <table:table-cell office:value-type="float" office:value="0.135864">
            <text:p>0.135864</text:p>
          </table:table-cell>
          <table:table-cell table:number-columns-repeated="2" office:value-type="float" office:value="0">
            <text:p>0</text:p>
          </table:table-cell>
          <table:table-cell office:value-type="float" office:value="59.6203">
            <text:p>59.6203</text:p>
          </table:table-cell>
          <table:table-cell office:value-type="float" office:value="31.4">
            <text:p>31.4</text:p>
          </table:table-cell>
          <table:table-cell office:value-type="float" office:value="2.8">
            <text:p>2.8</text:p>
          </table:table-cell>
          <table:table-cell office:value-type="float" office:value="0.146273">
            <text:p>0.14627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94.507145">
            <text:p>-94.507145</text:p>
          </table:table-cell>
          <table:table-cell office:value-type="float" office:value="0.162941">
            <text:p>0.162941</text:p>
          </table:table-cell>
          <table:table-cell office:value-type="float" office:value="0.622428">
            <text:p>0.62242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3.3639">
            <text:p>63.3639</text:p>
          </table:table-cell>
          <table:table-cell office:value-type="float" office:value="33.9">
            <text:p>33.9</text:p>
          </table:table-cell>
          <table:table-cell office:value-type="float" office:value="3">
            <text:p>3</text:p>
          </table:table-cell>
          <table:table-cell office:value-type="float" office:value="0.747826">
            <text:p>0.74782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4.058883">
            <text:p>-94.058883</text:p>
          </table:table-cell>
          <table:table-cell office:value-type="float" office:value="1.698037">
            <text:p>1.698037</text:p>
          </table:table-cell>
          <table:table-cell office:value-type="float" office:value="0.378422">
            <text:p>0.37842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5.2968">
            <text:p>75.2968</text:p>
          </table:table-cell>
          <table:table-cell office:value-type="float" office:value="34.3">
            <text:p>34.3</text:p>
          </table:table-cell>
          <table:table-cell office:value-type="float" office:value="3.7">
            <text:p>3.7</text:p>
          </table:table-cell>
          <table:table-cell office:value-type="float" office:value="0.528059">
            <text:p>0.52805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3.586916">
            <text:p>-93.586916</text:p>
          </table:table-cell>
          <table:table-cell office:value-type="float" office:value="0.679583">
            <text:p>0.679583</text:p>
          </table:table-cell>
          <table:table-cell office:value-type="float" office:value="0">
            <text:p>0</text:p>
          </table:table-cell>
          <table:table-cell office:value-type="float" office:value="0.154135">
            <text:p>0.154135</text:p>
          </table:table-cell>
          <table:table-cell office:value-type="float" office:value="6">
            <text:p>6</text:p>
          </table:table-cell>
          <table:table-cell office:value-type="float" office:value="82.7984">
            <text:p>82.7984</text:p>
          </table:table-cell>
          <table:table-cell office:value-type="float" office:value="35">
            <text:p>35</text:p>
          </table:table-cell>
          <table:table-cell office:value-type="float" office:value="4.2">
            <text:p>4.2</text:p>
          </table:table-cell>
          <table:table-cell office:value-type="float" office:value="0.181067">
            <text:p>0.1810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94.249568">
            <text:p>-94.249568</text:p>
          </table:table-cell>
          <table:table-cell office:value-type="float" office:value="0.093165">
            <text:p>0.093165</text:p>
          </table:table-cell>
          <table:table-cell office:value-type="float" office:value="0.362569">
            <text:p>0.36256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86.0383">
            <text:p>86.0383</text:p>
          </table:table-cell>
          <table:table-cell office:value-type="float" office:value="36.8">
            <text:p>36.8</text:p>
          </table:table-cell>
          <table:table-cell office:value-type="float" office:value="4.5">
            <text:p>4.5</text:p>
          </table:table-cell>
          <table:table-cell office:value-type="float" office:value="0.473943">
            <text:p>0.47394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3.389201">
            <text:p>-93.389201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88.0288">
            <text:p>88.0288</text:p>
          </table:table-cell>
          <table:table-cell office:value-type="float" office:value="37.3">
            <text:p>37.3</text:p>
          </table:table-cell>
          <table:table-cell office:value-type="float" office:value="4.5">
            <text:p>4.5</text:p>
          </table:table-cell>
          <table:table-cell office:value-type="float" office:value="1.79903">
            <text:p>1.7990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3.468117">
            <text:p>-93.468117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89.6309">
            <text:p>89.6309</text:p>
          </table:table-cell>
          <table:table-cell office:value-type="float" office:value="37.6">
            <text:p>37.6</text:p>
          </table:table-cell>
          <table:table-cell office:value-type="float" office:value="4.6">
            <text:p>4.6</text:p>
          </table:table-cell>
          <table:table-cell office:value-type="float" office:value="1.57393">
            <text:p>1.5739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93.594037">
            <text:p>-93.594037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50">
            <text:p>50</text:p>
          </table:table-cell>
          <table:table-cell office:value-type="float" office:value="92.8909">
            <text:p>92.8909</text:p>
          </table:table-cell>
          <table:table-cell office:value-type="float" office:value="38.5">
            <text:p>38.5</text:p>
          </table:table-cell>
          <table:table-cell office:value-type="float" office:value="4.8">
            <text:p>4.8</text:p>
          </table:table-cell>
          <table:table-cell office:value-type="float" office:value="1.89898">
            <text:p>1.8989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3.659656">
            <text:p>-93.659656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94.493">
            <text:p>94.493</text:p>
          </table:table-cell>
          <table:table-cell office:value-type="float" office:value="39.7">
            <text:p>39.7</text:p>
          </table:table-cell>
          <table:table-cell office:value-type="float" office:value="4.9">
            <text:p>4.9</text:p>
          </table:table-cell>
          <table:table-cell office:value-type="float" office:value="1.9681">
            <text:p>1.968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3.174093">
            <text:p>-93.174093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04.086">
            <text:p>104.086</text:p>
          </table:table-cell>
          <table:table-cell office:value-type="float" office:value="40.4">
            <text:p>40.4</text:p>
          </table:table-cell>
          <table:table-cell office:value-type="float" office:value="5.5">
            <text:p>5.5</text:p>
          </table:table-cell>
          <table:table-cell office:value-type="float" office:value="0.175969">
            <text:p>0.17596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3.353854">
            <text:p>-93.353854</text:p>
          </table:table-cell>
          <table:table-cell office:value-type="float" office:value="0.908123">
            <text:p>0.908123</text:p>
          </table:table-cell>
          <table:table-cell office:value-type="float" office:value="0">
            <text:p>0</text:p>
          </table:table-cell>
          <table:table-cell office:value-type="float" office:value="0.870694">
            <text:p>0.870694</text:p>
          </table:table-cell>
          <table:table-cell office:value-type="float" office:value="10">
            <text:p>10</text:p>
          </table:table-cell>
          <table:table-cell office:value-type="float" office:value="107.158">
            <text:p>107.158</text:p>
          </table:table-cell>
          <table:table-cell office:value-type="float" office:value="41.4">
            <text:p>41.4</text:p>
          </table:table-cell>
          <table:table-cell office:value-type="float" office:value="5.7">
            <text:p>5.7</text:p>
          </table:table-cell>
          <table:table-cell office:value-type="float" office:value="1.28626">
            <text:p>1.2862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3.190814">
            <text:p>-93.190814</text:p>
          </table:table-cell>
          <table:table-cell office:value-type="float" office:value="0.093165">
            <text:p>0.093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0.921">
            <text:p>110.921</text:p>
          </table:table-cell>
          <table:table-cell office:value-type="float" office:value="42.2">
            <text:p>42.2</text:p>
          </table:table-cell>
          <table:table-cell office:value-type="float" office:value="6.1">
            <text:p>6.1</text:p>
          </table:table-cell>
          <table:table-cell office:value-type="float" office:value="1.809">
            <text:p>1.80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3.019295">
            <text:p>-93.019295</text:p>
          </table:table-cell>
          <table:table-cell office:value-type="float" office:value="0.093165">
            <text:p>0.093165</text:p>
          </table:table-cell>
          <table:table-cell office:value-type="float" office:value="0.362569">
            <text:p>0.362569</text:p>
          </table:table-cell>
          <table:table-cell office:value-type="float" office:value="0.638438">
            <text:p>0.638438</text:p>
          </table:table-cell>
          <table:table-cell office:value-type="float" office:value="50">
            <text:p>50</text:p>
          </table:table-cell>
          <table:table-cell office:value-type="float" office:value="117.028">
            <text:p>117.028</text:p>
          </table:table-cell>
          <table:table-cell office:value-type="float" office:value="42.9">
            <text:p>42.9</text:p>
          </table:table-cell>
          <table:table-cell office:value-type="float" office:value="6.5">
            <text:p>6.5</text:p>
          </table:table-cell>
          <table:table-cell office:value-type="float" office:value="1.84587">
            <text:p>1.8458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2.811227">
            <text:p>-92.811227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404541">
            <text:p>0.404541</text:p>
          </table:table-cell>
          <table:table-cell office:value-type="float" office:value="13">
            <text:p>13</text:p>
          </table:table-cell>
          <table:table-cell office:value-type="float" office:value="118.398">
            <text:p>118.398</text:p>
          </table:table-cell>
          <table:table-cell office:value-type="float" office:value="43">
            <text:p>43</text:p>
          </table:table-cell>
          <table:table-cell office:value-type="float" office:value="6.6">
            <text:p>6.6</text:p>
          </table:table-cell>
          <table:table-cell office:value-type="float" office:value="0.539905">
            <text:p>0.53990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3.325011">
            <text:p>-93.325011</text:p>
          </table:table-cell>
          <table:table-cell office:value-type="float" office:value="0.093165">
            <text:p>0.093165</text:p>
          </table:table-cell>
          <table:table-cell office:value-type="float" office:value="0.047151">
            <text:p>0.047151</text:p>
          </table:table-cell>
          <table:table-cell office:value-type="float" office:value="0.824461">
            <text:p>0.824461</text:p>
          </table:table-cell>
          <table:table-cell office:value-type="float" office:value="16">
            <text:p>16</text:p>
          </table:table-cell>
          <table:table-cell office:value-type="float" office:value="121.614">
            <text:p>121.614</text:p>
          </table:table-cell>
          <table:table-cell office:value-type="float" office:value="44.8">
            <text:p>44.8</text:p>
          </table:table-cell>
          <table:table-cell office:value-type="float" office:value="6.8">
            <text:p>6.8</text:p>
          </table:table-cell>
          <table:table-cell office:value-type="float" office:value="1.71341">
            <text:p>1.7134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92.860059">
            <text:p>-92.860059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154135">
            <text:p>0.154135</text:p>
          </table:table-cell>
          <table:table-cell office:value-type="float" office:value="8">
            <text:p>8</text:p>
          </table:table-cell>
          <table:table-cell office:value-type="float" office:value="122.138">
            <text:p>122.138</text:p>
          </table:table-cell>
          <table:table-cell office:value-type="float" office:value="44.5">
            <text:p>44.5</text:p>
          </table:table-cell>
          <table:table-cell office:value-type="float" office:value="6.7">
            <text:p>6.7</text:p>
          </table:table-cell>
          <table:table-cell office:value-type="float" office:value="0.32213">
            <text:p>0.3221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3.207687">
            <text:p>-93.207687</text:p>
          </table:table-cell>
          <table:table-cell office:value-type="float" office:value="0.093165">
            <text:p>0.093165</text:p>
          </table:table-cell>
          <table:table-cell office:value-type="float" office:value="0">
            <text:p>0</text:p>
          </table:table-cell>
          <table:table-cell office:value-type="float" office:value="0.265031">
            <text:p>0.265031</text:p>
          </table:table-cell>
          <table:table-cell office:value-type="float" office:value="38">
            <text:p>38</text:p>
          </table:table-cell>
          <table:table-cell office:value-type="float" office:value="124.957">
            <text:p>124.957</text:p>
          </table:table-cell>
          <table:table-cell office:value-type="float" office:value="45.6">
            <text:p>45.6</text:p>
          </table:table-cell>
          <table:table-cell office:value-type="float" office:value="7">
            <text:p>7</text:p>
          </table:table-cell>
          <table:table-cell office:value-type="float" office:value="0.492101">
            <text:p>0.4921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2.916096">
            <text:p>-92.916096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154135">
            <text:p>0.154135</text:p>
          </table:table-cell>
          <table:table-cell office:value-type="float" office:value="9">
            <text:p>9</text:p>
          </table:table-cell>
          <table:table-cell office:value-type="float" office:value="131.517">
            <text:p>131.517</text:p>
          </table:table-cell>
          <table:table-cell office:value-type="float" office:value="46.5">
            <text:p>46.5</text:p>
          </table:table-cell>
          <table:table-cell office:value-type="float" office:value="7.3">
            <text:p>7.3</text:p>
          </table:table-cell>
          <table:table-cell office:value-type="float" office:value="0.295153">
            <text:p>0.29515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2.434557">
            <text:p>-92.434557</text:p>
          </table:table-cell>
          <table:table-cell office:value-type="float" office:value="0.162941">
            <text:p>0.162941</text:p>
          </table:table-cell>
          <table:table-cell office:value-type="float" office:value="0">
            <text:p>0</text:p>
          </table:table-cell>
          <table:table-cell office:value-type="float" office:value="0.072387">
            <text:p>0.072387</text:p>
          </table:table-cell>
          <table:table-cell office:value-type="float" office:value="43">
            <text:p>43</text:p>
          </table:table-cell>
          <table:table-cell office:value-type="float" office:value="139.384">
            <text:p>139.384</text:p>
          </table:table-cell>
          <table:table-cell office:value-type="float" office:value="46.7">
            <text:p>46.7</text:p>
          </table:table-cell>
          <table:table-cell office:value-type="float" office:value="7.9">
            <text:p>7.9</text:p>
          </table:table-cell>
          <table:table-cell office:value-type="float" office:value="0.097335">
            <text:p>0.09733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92.835574">
            <text:p>-92.835574</text:p>
          </table:table-cell>
          <table:table-cell office:value-type="float" office:value="0.093165">
            <text:p>0.093165</text:p>
          </table:table-cell>
          <table:table-cell office:value-type="float" office:value="0.362569">
            <text:p>0.362569</text:p>
          </table:table-cell>
          <table:table-cell office:value-type="float" office:value="0.638438">
            <text:p>0.638438</text:p>
          </table:table-cell>
          <table:table-cell office:value-type="float" office:value="50">
            <text:p>50</text:p>
          </table:table-cell>
          <table:table-cell office:value-type="float" office:value="141.094">
            <text:p>141.094</text:p>
          </table:table-cell>
          <table:table-cell office:value-type="float" office:value="47.7">
            <text:p>47.7</text:p>
          </table:table-cell>
          <table:table-cell office:value-type="float" office:value="8">
            <text:p>8</text:p>
          </table:table-cell>
          <table:table-cell office:value-type="float" office:value="1.85851">
            <text:p>1.8585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2.220184">
            <text:p>-92.220184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196666">
            <text:p>0.196666</text:p>
          </table:table-cell>
          <table:table-cell office:value-type="float" office:value="31">
            <text:p>31</text:p>
          </table:table-cell>
          <table:table-cell office:value-type="float" office:value="150.891">
            <text:p>150.891</text:p>
          </table:table-cell>
          <table:table-cell office:value-type="float" office:value="47.8">
            <text:p>47.8</text:p>
          </table:table-cell>
          <table:table-cell office:value-type="float" office:value="8.7">
            <text:p>8.7</text:p>
          </table:table-cell>
          <table:table-cell office:value-type="float" office:value="0.336255">
            <text:p>0.33625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1.963129">
            <text:p>-91.963129</text:p>
          </table:table-cell>
          <table:table-cell office:value-type="float" office:value="0.908123">
            <text:p>0.908123</text:p>
          </table:table-cell>
          <table:table-cell office:value-type="float" office:value="0.221216">
            <text:p>0.221216</text:p>
          </table:table-cell>
          <table:table-cell office:value-type="float" office:value="1.015996">
            <text:p>1.015996</text:p>
          </table:table-cell>
          <table:table-cell office:value-type="float" office:value="33">
            <text:p>33</text:p>
          </table:table-cell>
          <table:table-cell office:value-type="float" office:value="160.085">
            <text:p>160.085</text:p>
          </table:table-cell>
          <table:table-cell office:value-type="float" office:value="48.7">
            <text:p>48.7</text:p>
          </table:table-cell>
          <table:table-cell office:value-type="float" office:value="9.1">
            <text:p>9.1</text:p>
          </table:table-cell>
          <table:table-cell office:value-type="float" office:value="1.88109">
            <text:p>1.8810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0.144021">
            <text:p>-90.144021</text:p>
          </table:table-cell>
          <table:table-cell office:value-type="float" office:value="1.698037">
            <text:p>1.698037</text:p>
          </table:table-cell>
          <table:table-cell office:value-type="float" office:value="0.201801">
            <text:p>0.20180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88.657">
            <text:p>188.657</text:p>
          </table:table-cell>
          <table:table-cell office:value-type="float" office:value="49">
            <text:p>49</text:p>
          </table:table-cell>
          <table:table-cell office:value-type="float" office:value="10.8">
            <text:p>10.8</text:p>
          </table:table-cell>
          <table:table-cell office:value-type="float" office:value="0.356551">
            <text:p>0.356551</text:p>
          </table:table-cell>
        </table:table-row>
        <table:table-row table:style-name="ro2" table:number-rows-repeated="104847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50.re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4.582681">
            <text:p>-94.582681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21">
            <text:p>21</text:p>
          </table:table-cell>
          <table:table-cell office:value-type="float" office:value="43.8298">
            <text:p>43.8298</text:p>
          </table:table-cell>
          <table:table-cell office:value-type="float" office:value="27.5">
            <text:p>27.5</text:p>
          </table:table-cell>
          <table:table-cell office:value-type="float" office:value="1.8">
            <text:p>1.8</text:p>
          </table:table-cell>
          <table:table-cell office:value-type="float" office:value="0.762889">
            <text:p>0.7628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3.625255">
            <text:p>-93.625255</text:p>
          </table:table-cell>
          <table:table-cell office:value-type="float" office:value="0.392818">
            <text:p>0.392818</text:p>
          </table:table-cell>
          <table:table-cell office:value-type="float" office:value="0.184577">
            <text:p>0.18457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7.2204">
            <text:p>87.2204</text:p>
          </table:table-cell>
          <table:table-cell office:value-type="float" office:value="36.8">
            <text:p>36.8</text:p>
          </table:table-cell>
          <table:table-cell office:value-type="float" office:value="4.5">
            <text:p>4.5</text:p>
          </table:table-cell>
          <table:table-cell office:value-type="float" office:value="0.225369">
            <text:p>0.2253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3.468117">
            <text:p>-93.468117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89.6309">
            <text:p>89.6309</text:p>
          </table:table-cell>
          <table:table-cell office:value-type="float" office:value="37.6">
            <text:p>37.6</text:p>
          </table:table-cell>
          <table:table-cell office:value-type="float" office:value="4.6">
            <text:p>4.6</text:p>
          </table:table-cell>
          <table:table-cell office:value-type="float" office:value="1.57393">
            <text:p>1.5739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2.846077">
            <text:p>-92.846077</text:p>
          </table:table-cell>
          <table:table-cell office:value-type="float" office:value="2.996914">
            <text:p>2.996914</text:p>
          </table:table-cell>
          <table:table-cell office:value-type="float" office:value="0.517167">
            <text:p>0.517167</text:p>
          </table:table-cell>
          <table:table-cell office:value-type="float" office:value="3.047592">
            <text:p>3.047592</text:p>
          </table:table-cell>
          <table:table-cell office:value-type="float" office:value="6">
            <text:p>6</text:p>
          </table:table-cell>
          <table:table-cell office:value-type="float" office:value="110.542">
            <text:p>110.542</text:p>
          </table:table-cell>
          <table:table-cell office:value-type="float" office:value="41.4">
            <text:p>41.4</text:p>
          </table:table-cell>
          <table:table-cell office:value-type="float" office:value="5.9">
            <text:p>5.9</text:p>
          </table:table-cell>
          <table:table-cell office:value-type="float" office:value="4.82522">
            <text:p>4.825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4.875616">
            <text:p>-94.875616</text:p>
          </table:table-cell>
          <table:table-cell office:value-type="float" office:value="0.093165">
            <text:p>0.093165</text:p>
          </table:table-cell>
          <table:table-cell office:value-type="float" office:value="0.189074">
            <text:p>0.18907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8.1665">
            <text:p>28.1665</text:p>
          </table:table-cell>
          <table:table-cell office:value-type="float" office:value="17.3">
            <text:p>17.3</text:p>
          </table:table-cell>
          <table:table-cell office:value-type="float" office:value="0.8">
            <text:p>0.8</text:p>
          </table:table-cell>
          <table:table-cell office:value-type="float" office:value="0.041458">
            <text:p>0.04145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3.393653">
            <text:p>-93.393653</text:p>
          </table:table-cell>
          <table:table-cell office:value-type="float" office:value="0.392818">
            <text:p>0.392818</text:p>
          </table:table-cell>
          <table:table-cell office:value-type="float" office:value="0.408718">
            <text:p>0.408718</text:p>
          </table:table-cell>
          <table:table-cell office:value-type="float" office:value="0.078487">
            <text:p>0.078487</text:p>
          </table:table-cell>
          <table:table-cell office:value-type="float" office:value="21">
            <text:p>21</text:p>
          </table:table-cell>
          <table:table-cell office:value-type="float" office:value="107.096">
            <text:p>107.096</text:p>
          </table:table-cell>
          <table:table-cell office:value-type="float" office:value="41">
            <text:p>41</text:p>
          </table:table-cell>
          <table:table-cell office:value-type="float" office:value="5.8">
            <text:p>5.8</text:p>
          </table:table-cell>
          <table:table-cell office:value-type="float" office:value="0.669002">
            <text:p>0.6690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4.773845">
            <text:p>-94.773845</text:p>
          </table:table-cell>
          <table:table-cell office:value-type="float" office:value="0.162941">
            <text:p>0.162941</text:p>
          </table:table-cell>
          <table:table-cell office:value-type="float" office:value="0.141242">
            <text:p>0.141242</text:p>
          </table:table-cell>
          <table:table-cell office:value-type="float" office:value="0.056798">
            <text:p>0.056798</text:p>
          </table:table-cell>
          <table:table-cell office:value-type="float" office:value="34">
            <text:p>34</text:p>
          </table:table-cell>
          <table:table-cell office:value-type="float" office:value="29.8602">
            <text:p>29.8602</text:p>
          </table:table-cell>
          <table:table-cell office:value-type="float" office:value="20">
            <text:p>20</text:p>
          </table:table-cell>
          <table:table-cell office:value-type="float" office:value="0.9">
            <text:p>0.9</text:p>
          </table:table-cell>
          <table:table-cell office:value-type="float" office:value="0.104215">
            <text:p>0.10421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4.663237">
            <text:p>-94.663237</text:p>
          </table:table-cell>
          <table:table-cell office:value-type="float" office:value="0.392818">
            <text:p>0.392818</text:p>
          </table:table-cell>
          <table:table-cell office:value-type="float" office:value="0.408718">
            <text:p>0.40871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.2673">
            <text:p>28.2673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0.098632">
            <text:p>0.0986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2.132886">
            <text:p>-72.132886</text:p>
          </table:table-cell>
          <table:table-cell office:value-type="float" office:value="0.820771">
            <text:p>0.820771</text:p>
          </table:table-cell>
          <table:table-cell office:value-type="float" office:value="0.086367">
            <text:p>0.086367</text:p>
          </table:table-cell>
          <table:table-cell office:value-type="float" office:value="1.183201">
            <text:p>1.183201</text:p>
          </table:table-cell>
          <table:table-cell office:value-type="float" office:value="0">
            <text:p>0</text:p>
          </table:table-cell>
          <table:table-cell office:value-type="float" office:value="-8.1782">
            <text:p>-8.1782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1.08564">
            <text:p>1.0856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75.257422">
            <text:p>-75.257422</text:p>
          </table:table-cell>
          <table:table-cell office:value-type="float" office:value="0.820771">
            <text:p>0.820771</text:p>
          </table:table-cell>
          <table:table-cell office:value-type="float" office:value="0.492741">
            <text:p>0.4927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.18294">
            <text:p>9.18294</text:p>
          </table:table-cell>
          <table:table-cell office:value-type="float" office:value="3.7">
            <text:p>3.7</text:p>
          </table:table-cell>
          <table:table-cell office:value-type="float" office:value="3.3">
            <text:p>3.3</text:p>
          </table:table-cell>
          <table:table-cell office:value-type="float" office:value="0.283705">
            <text:p>0.2837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70.972913">
            <text:p>-70.972913</text:p>
          </table:table-cell>
          <table:table-cell office:value-type="float" office:value="0.820771">
            <text:p>0.820771</text:p>
          </table:table-cell>
          <table:table-cell office:value-type="float" office:value="0.046585">
            <text:p>0.046585</text:p>
          </table:table-cell>
          <table:table-cell office:value-type="float" office:value="1.069827">
            <text:p>1.069827</text:p>
          </table:table-cell>
          <table:table-cell office:value-type="float" office:value="3">
            <text:p>3</text:p>
          </table:table-cell>
          <table:table-cell office:value-type="float" office:value="0.797589">
            <text:p>0.797589</text:p>
          </table:table-cell>
          <table:table-cell office:value-type="float" office:value="3.6">
            <text:p>3.6</text:p>
          </table:table-cell>
          <table:table-cell office:value-type="float" office:value="3.3">
            <text:p>3.3</text:p>
          </table:table-cell>
          <table:table-cell office:value-type="float" office:value="0.558748">
            <text:p>0.55874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70">
            <text:p>-70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1.071125">
            <text:p>1.071125</text:p>
          </table:table-cell>
          <table:table-cell office:value-type="float" office:value="1">
            <text:p>1</text:p>
          </table:table-cell>
          <table:table-cell office:value-type="float" office:value="-8.1825">
            <text:p>-8.1825</text:p>
          </table:table-cell>
          <table:table-cell table:number-columns-repeated="2" office:value-type="float" office:value="3.7">
            <text:p>3.7</text:p>
          </table:table-cell>
          <table:table-cell office:value-type="float" office:value="0.772814">
            <text:p>0.7728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0">
            <text:p>-70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2.95099">
            <text:p>2.95099</text:p>
          </table:table-cell>
          <table:table-cell office:value-type="float" office:value="2">
            <text:p>2</text:p>
          </table:table-cell>
          <table:table-cell office:value-type="float" office:value="-6.89933">
            <text:p>-6.89933</text:p>
          </table:table-cell>
          <table:table-cell office:value-type="float" office:value="2.5">
            <text:p>2.5</text:p>
          </table:table-cell>
          <table:table-cell office:value-type="float" office:value="2.3">
            <text:p>2.3</text:p>
          </table:table-cell>
          <table:table-cell office:value-type="float" office:value="1.88591">
            <text:p>1.8859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5">
            <text:p>-95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20">
            <text:p>20</text:p>
          </table:table-cell>
          <table:table-cell office:value-type="float" office:value="15.1214">
            <text:p>15.12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0737">
            <text:p>0.00073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2.916096">
            <text:p>-92.916096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154135">
            <text:p>0.154135</text:p>
          </table:table-cell>
          <table:table-cell office:value-type="float" office:value="9">
            <text:p>9</text:p>
          </table:table-cell>
          <table:table-cell office:value-type="float" office:value="131.517">
            <text:p>131.517</text:p>
          </table:table-cell>
          <table:table-cell office:value-type="float" office:value="46.5">
            <text:p>46.5</text:p>
          </table:table-cell>
          <table:table-cell office:value-type="float" office:value="7.3">
            <text:p>7.3</text:p>
          </table:table-cell>
          <table:table-cell office:value-type="float" office:value="0.295153">
            <text:p>0.29515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4.544613">
            <text:p>-94.544613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21">
            <text:p>21</text:p>
          </table:table-cell>
          <table:table-cell office:value-type="float" office:value="50.2677">
            <text:p>50.2677</text:p>
          </table:table-cell>
          <table:table-cell office:value-type="float" office:value="29.8">
            <text:p>29.8</text:p>
          </table:table-cell>
          <table:table-cell office:value-type="float" office:value="2.2">
            <text:p>2.2</text:p>
          </table:table-cell>
          <table:table-cell office:value-type="float" office:value="0.890303">
            <text:p>0.8903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72.377216">
            <text:p>-72.377216</text:p>
          </table:table-cell>
          <table:table-cell office:value-type="float" office:value="0.820771">
            <text:p>0.820771</text:p>
          </table:table-cell>
          <table:table-cell office:value-type="float" office:value="0.488028">
            <text:p>0.488028</text:p>
          </table:table-cell>
          <table:table-cell office:value-type="float" office:value="1.216382">
            <text:p>1.216382</text:p>
          </table:table-cell>
          <table:table-cell office:value-type="float" office:value="1">
            <text:p>1</text:p>
          </table:table-cell>
          <table:table-cell office:value-type="float" office:value="-7.34742">
            <text:p>-7.34742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1.29874">
            <text:p>1.2987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93.383355">
            <text:p>-93.383355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44">
            <text:p>44</text:p>
          </table:table-cell>
          <table:table-cell office:value-type="float" office:value="99.0373">
            <text:p>99.0373</text:p>
          </table:table-cell>
          <table:table-cell office:value-type="float" office:value="40">
            <text:p>40</text:p>
          </table:table-cell>
          <table:table-cell office:value-type="float" office:value="5.3">
            <text:p>5.3</text:p>
          </table:table-cell>
          <table:table-cell office:value-type="float" office:value="0.271834">
            <text:p>0.27183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4.171564">
            <text:p>-94.171564</text:p>
          </table:table-cell>
          <table:table-cell office:value-type="float" office:value="0.392818">
            <text:p>0.392818</text:p>
          </table:table-cell>
          <table:table-cell office:value-type="float" office:value="0.446738">
            <text:p>0.446738</text:p>
          </table:table-cell>
          <table:table-cell office:value-type="float" office:value="0.222961">
            <text:p>0.222961</text:p>
          </table:table-cell>
          <table:table-cell office:value-type="float" office:value="9">
            <text:p>9</text:p>
          </table:table-cell>
          <table:table-cell office:value-type="float" office:value="66.7136">
            <text:p>66.7136</text:p>
          </table:table-cell>
          <table:table-cell office:value-type="float" office:value="33.5">
            <text:p>33.5</text:p>
          </table:table-cell>
          <table:table-cell office:value-type="float" office:value="3.2">
            <text:p>3.2</text:p>
          </table:table-cell>
          <table:table-cell office:value-type="float" office:value="0.787887">
            <text:p>0.7878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70">
            <text:p>-70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3.70967">
            <text:p>3.70967</text:p>
          </table:table-cell>
          <table:table-cell office:value-type="float" office:value="0">
            <text:p>0</text:p>
          </table:table-cell>
          <table:table-cell office:value-type="float" office:value="-9.28212">
            <text:p>-9.28212</text:p>
          </table:table-cell>
          <table:table-cell table:number-columns-repeated="2" office:value-type="float" office:value="2.4">
            <text:p>2.4</text:p>
          </table:table-cell>
          <table:table-cell office:value-type="float" office:value="1.80917">
            <text:p>1.8091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72.511214">
            <text:p>-72.511214</text:p>
          </table:table-cell>
          <table:table-cell office:value-type="float" office:value="0.820771">
            <text:p>0.820771</text:p>
          </table:table-cell>
          <table:table-cell office:value-type="float" office:value="0.310741">
            <text:p>0.310741</text:p>
          </table:table-cell>
          <table:table-cell office:value-type="float" office:value="0.678839">
            <text:p>0.678839</text:p>
          </table:table-cell>
          <table:table-cell office:value-type="float" office:value="5">
            <text:p>5</text:p>
          </table:table-cell>
          <table:table-cell office:value-type="float" office:value="2.07145">
            <text:p>2.07145</text:p>
          </table:table-cell>
          <table:table-cell office:value-type="float" office:value="4.7">
            <text:p>4.7</text:p>
          </table:table-cell>
          <table:table-cell office:value-type="float" office:value="4.1">
            <text:p>4.1</text:p>
          </table:table-cell>
          <table:table-cell office:value-type="float" office:value="0.792284">
            <text:p>0.79228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74.068271">
            <text:p>-74.068271</text:p>
          </table:table-cell>
          <table:table-cell office:value-type="float" office:value="0.820771">
            <text:p>0.820771</text:p>
          </table:table-cell>
          <table:table-cell office:value-type="float" office:value="0.065051">
            <text:p>0.065051</text:p>
          </table:table-cell>
          <table:table-cell office:value-type="float" office:value="0.38499">
            <text:p>0.38499</text:p>
          </table:table-cell>
          <table:table-cell office:value-type="float" office:value="5">
            <text:p>5</text:p>
          </table:table-cell>
          <table:table-cell office:value-type="float" office:value="8.32249">
            <text:p>8.32249</text:p>
          </table:table-cell>
          <table:table-cell office:value-type="float" office:value="6.1">
            <text:p>6.1</text:p>
          </table:table-cell>
          <table:table-cell office:value-type="float" office:value="5.4">
            <text:p>5.4</text:p>
          </table:table-cell>
          <table:table-cell office:value-type="float" office:value="0.49418">
            <text:p>0.4941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1.067555">
            <text:p>-91.067555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33">
            <text:p>33</text:p>
          </table:table-cell>
          <table:table-cell office:value-type="float" office:value="177.646">
            <text:p>177.646</text:p>
          </table:table-cell>
          <table:table-cell office:value-type="float" office:value="49">
            <text:p>49</text:p>
          </table:table-cell>
          <table:table-cell office:value-type="float" office:value="10.4">
            <text:p>10.4</text:p>
          </table:table-cell>
          <table:table-cell office:value-type="float" office:value="0.334963">
            <text:p>0.33496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3.15888">
            <text:p>-73.15888</text:p>
          </table:table-cell>
          <table:table-cell office:value-type="float" office:value="0.820771">
            <text:p>0.820771</text:p>
          </table:table-cell>
          <table:table-cell office:value-type="float" office:value="0.072925">
            <text:p>0.072925</text:p>
          </table:table-cell>
          <table:table-cell office:value-type="float" office:value="2.14085">
            <text:p>2.14085</text:p>
          </table:table-cell>
          <table:table-cell office:value-type="float" office:value="0">
            <text:p>0</text:p>
          </table:table-cell>
          <table:table-cell office:value-type="float" office:value="-1.29501">
            <text:p>-1.29501</text:p>
          </table:table-cell>
          <table:table-cell office:value-type="float" office:value="3.7">
            <text:p>3.7</text:p>
          </table:table-cell>
          <table:table-cell office:value-type="float" office:value="3.4">
            <text:p>3.4</text:p>
          </table:table-cell>
          <table:table-cell office:value-type="float" office:value="1.30637">
            <text:p>1.3063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5.021141">
            <text:p>-75.021141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0.257662">
            <text:p>0.257662</text:p>
          </table:table-cell>
          <table:table-cell office:value-type="float" office:value="2">
            <text:p>2</text:p>
          </table:table-cell>
          <table:table-cell office:value-type="float" office:value="2.51966">
            <text:p>2.51966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0.163411">
            <text:p>0.16341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73.571345">
            <text:p>-73.571345</text:p>
          </table:table-cell>
          <table:table-cell office:value-type="float" office:value="0.820771">
            <text:p>0.820771</text:p>
          </table:table-cell>
          <table:table-cell office:value-type="float" office:value="0.235239">
            <text:p>0.235239</text:p>
          </table:table-cell>
          <table:table-cell office:value-type="float" office:value="0.990233">
            <text:p>0.990233</text:p>
          </table:table-cell>
          <table:table-cell office:value-type="float" office:value="3">
            <text:p>3</text:p>
          </table:table-cell>
          <table:table-cell office:value-type="float" office:value="7.39895">
            <text:p>7.39895</text:p>
          </table:table-cell>
          <table:table-cell office:value-type="float" office:value="6.5">
            <text:p>6.5</text:p>
          </table:table-cell>
          <table:table-cell office:value-type="float" office:value="5.8">
            <text:p>5.8</text:p>
          </table:table-cell>
          <table:table-cell office:value-type="float" office:value="1.85606">
            <text:p>1.8560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2.322488">
            <text:p>-72.322488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1.071125">
            <text:p>1.071125</text:p>
          </table:table-cell>
          <table:table-cell office:value-type="float" office:value="1">
            <text:p>1</text:p>
          </table:table-cell>
          <table:table-cell office:value-type="float" office:value="-2.97681">
            <text:p>-2.97681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.03884">
            <text:p>1.0388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70">
            <text:p>-70</text:p>
          </table:table-cell>
          <table:table-cell office:value-type="float" office:value="0.820771">
            <text:p>0.820771</text:p>
          </table:table-cell>
          <table:table-cell office:value-type="float" office:value="0.257422">
            <text:p>0.257422</text:p>
          </table:table-cell>
          <table:table-cell office:value-type="float" office:value="0.853567">
            <text:p>0.853567</text:p>
          </table:table-cell>
          <table:table-cell office:value-type="float" office:value="0">
            <text:p>0</text:p>
          </table:table-cell>
          <table:table-cell office:value-type="float" office:value="-7.20731">
            <text:p>-7.20731</text:p>
          </table:table-cell>
          <table:table-cell office:value-type="float" office:value="2.2">
            <text:p>2.2</text:p>
          </table:table-cell>
          <table:table-cell office:value-type="float" office:value="2.1">
            <text:p>2.1</text:p>
          </table:table-cell>
          <table:table-cell office:value-type="float" office:value="0.666804">
            <text:p>0.66680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1.316095">
            <text:p>-71.316095</text:p>
          </table:table-cell>
          <table:table-cell office:value-type="float" office:value="0.820771">
            <text:p>0.820771</text:p>
          </table:table-cell>
          <table:table-cell office:value-type="float" office:value="0.046585">
            <text:p>0.046585</text:p>
          </table:table-cell>
          <table:table-cell office:value-type="float" office:value="0.977692">
            <text:p>0.977692</text:p>
          </table:table-cell>
          <table:table-cell office:value-type="float" office:value="4">
            <text:p>4</text:p>
          </table:table-cell>
          <table:table-cell office:value-type="float" office:value="-2.8823">
            <text:p>-2.8823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0.706694">
            <text:p>0.7066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1.380161">
            <text:p>-71.380161</text:p>
          </table:table-cell>
          <table:table-cell office:value-type="float" office:value="0.820771">
            <text:p>0.820771</text:p>
          </table:table-cell>
          <table:table-cell office:value-type="float" office:value="1">
            <text:p>1</text:p>
          </table:table-cell>
          <table:table-cell office:value-type="float" office:value="0.334809">
            <text:p>0.334809</text:p>
          </table:table-cell>
          <table:table-cell office:value-type="float" office:value="5">
            <text:p>5</text:p>
          </table:table-cell>
          <table:table-cell office:value-type="float" office:value="2.00356">
            <text:p>2.00356</text:p>
          </table:table-cell>
          <table:table-cell office:value-type="float" office:value="5.2">
            <text:p>5.2</text:p>
          </table:table-cell>
          <table:table-cell office:value-type="float" office:value="4.8">
            <text:p>4.8</text:p>
          </table:table-cell>
          <table:table-cell office:value-type="float" office:value="1.21408">
            <text:p>1.2140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70.612868">
            <text:p>-70.612868</text:p>
          </table:table-cell>
          <table:table-cell office:value-type="float" office:value="0.820771">
            <text:p>0.820771</text:p>
          </table:table-cell>
          <table:table-cell office:value-type="float" office:value="0.057738">
            <text:p>0.0577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2.73179">
            <text:p>-2.73179</text:p>
          </table:table-cell>
          <table:table-cell office:value-type="float" office:value="4.9">
            <text:p>4.9</text:p>
          </table:table-cell>
          <table:table-cell office:value-type="float" office:value="4.6">
            <text:p>4.6</text:p>
          </table:table-cell>
          <table:table-cell office:value-type="float" office:value="0.051812">
            <text:p>0.05181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73.760675">
            <text:p>-73.760675</text:p>
          </table:table-cell>
          <table:table-cell office:value-type="float" office:value="0.820771">
            <text:p>0.820771</text:p>
          </table:table-cell>
          <table:table-cell office:value-type="float" office:value="0.065051">
            <text:p>0.065051</text:p>
          </table:table-cell>
          <table:table-cell office:value-type="float" office:value="0.38499">
            <text:p>0.38499</text:p>
          </table:table-cell>
          <table:table-cell office:value-type="float" office:value="7">
            <text:p>7</text:p>
          </table:table-cell>
          <table:table-cell office:value-type="float" office:value="1.22969">
            <text:p>1.22969</text:p>
          </table:table-cell>
          <table:table-cell office:value-type="float" office:value="7.5">
            <text:p>7.5</text:p>
          </table:table-cell>
          <table:table-cell office:value-type="float" office:value="6.8">
            <text:p>6.8</text:p>
          </table:table-cell>
          <table:table-cell office:value-type="float" office:value="0.687459">
            <text:p>0.68745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4.709093">
            <text:p>-94.709093</text:p>
          </table:table-cell>
          <table:table-cell office:value-type="float" office:value="0.093165">
            <text:p>0.093165</text:p>
          </table:table-cell>
          <table:table-cell office:value-type="float" office:value="0.189074">
            <text:p>0.189074</text:p>
          </table:table-cell>
          <table:table-cell office:value-type="float" office:value="0.502342">
            <text:p>0.502342</text:p>
          </table:table-cell>
          <table:table-cell office:value-type="float" office:value="21">
            <text:p>21</text:p>
          </table:table-cell>
          <table:table-cell office:value-type="float" office:value="36.1687">
            <text:p>36.1687</text:p>
          </table:table-cell>
          <table:table-cell office:value-type="float" office:value="22.7">
            <text:p>22.7</text:p>
          </table:table-cell>
          <table:table-cell office:value-type="float" office:value="1.3">
            <text:p>1.3</text:p>
          </table:table-cell>
          <table:table-cell office:value-type="float" office:value="0.434127">
            <text:p>0.43412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2.559299">
            <text:p>-72.559299</text:p>
          </table:table-cell>
          <table:table-cell office:value-type="float" office:value="0.820771">
            <text:p>0.820771</text:p>
          </table:table-cell>
          <table:table-cell office:value-type="float" office:value="0.53142">
            <text:p>0.53142</text:p>
          </table:table-cell>
          <table:table-cell office:value-type="float" office:value="0.678839">
            <text:p>0.678839</text:p>
          </table:table-cell>
          <table:table-cell office:value-type="float" office:value="5">
            <text:p>5</text:p>
          </table:table-cell>
          <table:table-cell office:value-type="float" office:value="5.67202">
            <text:p>5.67202</text:p>
          </table:table-cell>
          <table:table-cell office:value-type="float" office:value="5.3">
            <text:p>5.3</text:p>
          </table:table-cell>
          <table:table-cell office:value-type="float" office:value="4.6">
            <text:p>4.6</text:p>
          </table:table-cell>
          <table:table-cell office:value-type="float" office:value="1.09399">
            <text:p>1.0939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2.47042">
            <text:p>-72.47042</text:p>
          </table:table-cell>
          <table:table-cell office:value-type="float" office:value="0.820771">
            <text:p>0.820771</text:p>
          </table:table-cell>
          <table:table-cell office:value-type="float" office:value="0.488028">
            <text:p>0.488028</text:p>
          </table:table-cell>
          <table:table-cell office:value-type="float" office:value="1.323037">
            <text:p>1.323037</text:p>
          </table:table-cell>
          <table:table-cell office:value-type="float" office:value="0">
            <text:p>0</text:p>
          </table:table-cell>
          <table:table-cell office:value-type="float" office:value="-4.9045">
            <text:p>-4.9045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.834479">
            <text:p>0.83447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3.673978">
            <text:p>-93.673978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7">
            <text:p>47</text:p>
          </table:table-cell>
          <table:table-cell office:value-type="float" office:value="94.493">
            <text:p>94.493</text:p>
          </table:table-cell>
          <table:table-cell office:value-type="float" office:value="39.7">
            <text:p>39.7</text:p>
          </table:table-cell>
          <table:table-cell office:value-type="float" office:value="4.9">
            <text:p>4.9</text:p>
          </table:table-cell>
          <table:table-cell office:value-type="float" office:value="1.9681">
            <text:p>1.968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2.470993">
            <text:p>-72.470993</text:p>
          </table:table-cell>
          <table:table-cell office:value-type="float" office:value="0.820771">
            <text:p>0.820771</text:p>
          </table:table-cell>
          <table:table-cell office:value-type="float" office:value="0.15517">
            <text:p>0.15517</text:p>
          </table:table-cell>
          <table:table-cell office:value-type="float" office:value="1.224989">
            <text:p>1.224989</text:p>
          </table:table-cell>
          <table:table-cell office:value-type="float" office:value="4">
            <text:p>4</text:p>
          </table:table-cell>
          <table:table-cell office:value-type="float" office:value="-8.09256">
            <text:p>-8.09256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1.27699">
            <text:p>1.2769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0.745451">
            <text:p>-70.745451</text:p>
          </table:table-cell>
          <table:table-cell office:value-type="float" office:value="0.820771">
            <text:p>0.820771</text:p>
          </table:table-cell>
          <table:table-cell office:value-type="float" office:value="0.046585">
            <text:p>0.046585</text:p>
          </table:table-cell>
          <table:table-cell office:value-type="float" office:value="1.071125">
            <text:p>1.071125</text:p>
          </table:table-cell>
          <table:table-cell office:value-type="float" office:value="5">
            <text:p>5</text:p>
          </table:table-cell>
          <table:table-cell office:value-type="float" office:value="0.6827">
            <text:p>0.6827</text:p>
          </table:table-cell>
          <table:table-cell office:value-type="float" office:value="4.7">
            <text:p>4.7</text:p>
          </table:table-cell>
          <table:table-cell office:value-type="float" office:value="4.3">
            <text:p>4.3</text:p>
          </table:table-cell>
          <table:table-cell office:value-type="float" office:value="0.991489">
            <text:p>0.99148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0.542753">
            <text:p>-70.542753</text:p>
          </table:table-cell>
          <table:table-cell office:value-type="float" office:value="0.820771">
            <text:p>0.820771</text:p>
          </table:table-cell>
          <table:table-cell office:value-type="float" office:value="0.046585">
            <text:p>0.046585</text:p>
          </table:table-cell>
          <table:table-cell office:value-type="float" office:value="0.38499">
            <text:p>0.38499</text:p>
          </table:table-cell>
          <table:table-cell office:value-type="float" office:value="6">
            <text:p>6</text:p>
          </table:table-cell>
          <table:table-cell office:value-type="float" office:value="3.03998">
            <text:p>3.03998</text:p>
          </table:table-cell>
          <table:table-cell office:value-type="float" office:value="4.3">
            <text:p>4.3</text:p>
          </table:table-cell>
          <table:table-cell office:value-type="float" office:value="3.7">
            <text:p>3.7</text:p>
          </table:table-cell>
          <table:table-cell office:value-type="float" office:value="0.336638">
            <text:p>0.33663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73.570666">
            <text:p>-73.570666</text:p>
          </table:table-cell>
          <table:table-cell office:value-type="float" office:value="0.820771">
            <text:p>0.820771</text:p>
          </table:table-cell>
          <table:table-cell office:value-type="float" office:value="0.235239">
            <text:p>0.235239</text:p>
          </table:table-cell>
          <table:table-cell office:value-type="float" office:value="0.990233">
            <text:p>0.990233</text:p>
          </table:table-cell>
          <table:table-cell office:value-type="float" office:value="4">
            <text:p>4</text:p>
          </table:table-cell>
          <table:table-cell office:value-type="float" office:value="5.59421">
            <text:p>5.59421</text:p>
          </table:table-cell>
          <table:table-cell office:value-type="float" office:value="5.9">
            <text:p>5.9</text:p>
          </table:table-cell>
          <table:table-cell office:value-type="float" office:value="5.3">
            <text:p>5.3</text:p>
          </table:table-cell>
          <table:table-cell office:value-type="float" office:value="1.6557">
            <text:p>1.655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75.68192">
            <text:p>-75.68192</text:p>
          </table:table-cell>
          <table:table-cell office:value-type="float" office:value="0.820771">
            <text:p>0.820771</text:p>
          </table:table-cell>
          <table:table-cell office:value-type="float" office:value="0.492741">
            <text:p>0.492741</text:p>
          </table:table-cell>
          <table:table-cell office:value-type="float" office:value="0.311395">
            <text:p>0.311395</text:p>
          </table:table-cell>
          <table:table-cell office:value-type="float" office:value="0">
            <text:p>0</text:p>
          </table:table-cell>
          <table:table-cell office:value-type="float" office:value="7.57625">
            <text:p>7.57625</text:p>
          </table:table-cell>
          <table:table-cell office:value-type="float" office:value="6.7">
            <text:p>6.7</text:p>
          </table:table-cell>
          <table:table-cell office:value-type="float" office:value="6.1">
            <text:p>6.1</text:p>
          </table:table-cell>
          <table:table-cell office:value-type="float" office:value="1.04518">
            <text:p>1.0451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1.718277">
            <text:p>-71.718277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1.071125">
            <text:p>1.071125</text:p>
          </table:table-cell>
          <table:table-cell office:value-type="float" office:value="3">
            <text:p>3</text:p>
          </table:table-cell>
          <table:table-cell office:value-type="float" office:value="-6.34178">
            <text:p>-6.34178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office:value-type="float" office:value="0.816299">
            <text:p>0.81629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70.828099">
            <text:p>-70.828099</text:p>
          </table:table-cell>
          <table:table-cell office:value-type="float" office:value="0.820771">
            <text:p>0.820771</text:p>
          </table:table-cell>
          <table:table-cell office:value-type="float" office:value="0.046585">
            <text:p>0.046585</text:p>
          </table:table-cell>
          <table:table-cell office:value-type="float" office:value="1.071125">
            <text:p>1.071125</text:p>
          </table:table-cell>
          <table:table-cell office:value-type="float" office:value="4">
            <text:p>4</text:p>
          </table:table-cell>
          <table:table-cell office:value-type="float" office:value="-5.3381">
            <text:p>-5.3381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  <table:table-cell office:value-type="float" office:value="0.844569">
            <text:p>0.84456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3.896938">
            <text:p>-93.896938</text:p>
          </table:table-cell>
          <table:table-cell office:value-type="float" office:value="0.392818">
            <text:p>0.392818</text:p>
          </table:table-cell>
          <table:table-cell office:value-type="float" office:value="0.184577">
            <text:p>0.1845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7.4817">
            <text:p>87.4817</text:p>
          </table:table-cell>
          <table:table-cell office:value-type="float" office:value="37.1">
            <text:p>37.1</text:p>
          </table:table-cell>
          <table:table-cell office:value-type="float" office:value="4.5">
            <text:p>4.5</text:p>
          </table:table-cell>
          <table:table-cell office:value-type="float" office:value="0.271119">
            <text:p>0.27111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160854">
            <text:p>-94.160854</text:p>
          </table:table-cell>
          <table:table-cell office:value-type="float" office:value="0.392818">
            <text:p>0.392818</text:p>
          </table:table-cell>
          <table:table-cell office:value-type="float" office:value="0.408718">
            <text:p>0.408718</text:p>
          </table:table-cell>
          <table:table-cell office:value-type="float" office:value="0.500054">
            <text:p>0.500054</text:p>
          </table:table-cell>
          <table:table-cell office:value-type="float" office:value="20">
            <text:p>20</text:p>
          </table:table-cell>
          <table:table-cell office:value-type="float" office:value="73.3269">
            <text:p>73.3269</text:p>
          </table:table-cell>
          <table:table-cell office:value-type="float" office:value="36.6">
            <text:p>36.6</text:p>
          </table:table-cell>
          <table:table-cell office:value-type="float" office:value="3.6">
            <text:p>3.6</text:p>
          </table:table-cell>
          <table:table-cell office:value-type="float" office:value="1.13747">
            <text:p>1.1374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71.128553">
            <text:p>-71.128553</text:p>
          </table:table-cell>
          <table:table-cell office:value-type="float" office:value="0.820771">
            <text:p>0.820771</text:p>
          </table:table-cell>
          <table:table-cell office:value-type="float" office:value="0.259001">
            <text:p>0.259001</text:p>
          </table:table-cell>
          <table:table-cell office:value-type="float" office:value="0.678839">
            <text:p>0.678839</text:p>
          </table:table-cell>
          <table:table-cell office:value-type="float" office:value="5">
            <text:p>5</text:p>
          </table:table-cell>
          <table:table-cell office:value-type="float" office:value="3.09886">
            <text:p>3.09886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office:value-type="float" office:value="0.654128">
            <text:p>0.65412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6.198175">
            <text:p>-76.198175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0.990233">
            <text:p>0.990233</text:p>
          </table:table-cell>
          <table:table-cell office:value-type="float" office:value="1">
            <text:p>1</text:p>
          </table:table-cell>
          <table:table-cell office:value-type="float" office:value="8.6542">
            <text:p>8.6542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36424">
            <text:p>1.3642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72.183198">
            <text:p>-72.183198</text:p>
          </table:table-cell>
          <table:table-cell office:value-type="float" office:value="0.820771">
            <text:p>0.820771</text:p>
          </table:table-cell>
          <table:table-cell office:value-type="float" office:value="0.065051">
            <text:p>0.065051</text:p>
          </table:table-cell>
          <table:table-cell office:value-type="float" office:value="1.224989">
            <text:p>1.224989</text:p>
          </table:table-cell>
          <table:table-cell office:value-type="float" office:value="6">
            <text:p>6</text:p>
          </table:table-cell>
          <table:table-cell office:value-type="float" office:value="5.33194">
            <text:p>5.33194</text:p>
          </table:table-cell>
          <table:table-cell office:value-type="float" office:value="4.3">
            <text:p>4.3</text:p>
          </table:table-cell>
          <table:table-cell office:value-type="float" office:value="3.6">
            <text:p>3.6</text:p>
          </table:table-cell>
          <table:table-cell office:value-type="float" office:value="1.00305">
            <text:p>1.0030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3.281512">
            <text:p>-93.281512</text:p>
          </table:table-cell>
          <table:table-cell office:value-type="float" office:value="0.392818">
            <text:p>0.392818</text:p>
          </table:table-cell>
          <table:table-cell office:value-type="float" office:value="0.184577">
            <text:p>0.1845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6.693">
            <text:p>116.693</text:p>
          </table:table-cell>
          <table:table-cell office:value-type="float" office:value="44.6">
            <text:p>44.6</text:p>
          </table:table-cell>
          <table:table-cell office:value-type="float" office:value="6.4">
            <text:p>6.4</text:p>
          </table:table-cell>
          <table:table-cell office:value-type="float" office:value="0.273461">
            <text:p>0.2734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3.316946">
            <text:p>-93.316946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38">
            <text:p>38</text:p>
          </table:table-cell>
          <table:table-cell office:value-type="float" office:value="102.031">
            <text:p>102.031</text:p>
          </table:table-cell>
          <table:table-cell office:value-type="float" office:value="40.7">
            <text:p>40.7</text:p>
          </table:table-cell>
          <table:table-cell office:value-type="float" office:value="5.5">
            <text:p>5.5</text:p>
          </table:table-cell>
          <table:table-cell office:value-type="float" office:value="0.294842">
            <text:p>0.29484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73.759749">
            <text:p>-73.759749</text:p>
          </table:table-cell>
          <table:table-cell office:value-type="float" office:value="0.820771">
            <text:p>0.820771</text:p>
          </table:table-cell>
          <table:table-cell office:value-type="float" office:value="0.065051">
            <text:p>0.065051</text:p>
          </table:table-cell>
          <table:table-cell office:value-type="float" office:value="0.38499">
            <text:p>0.38499</text:p>
          </table:table-cell>
          <table:table-cell office:value-type="float" office:value="5">
            <text:p>5</text:p>
          </table:table-cell>
          <table:table-cell office:value-type="float" office:value="3.99645">
            <text:p>3.99645</text:p>
          </table:table-cell>
          <table:table-cell office:value-type="float" office:value="7.3">
            <text:p>7.3</text:p>
          </table:table-cell>
          <table:table-cell office:value-type="float" office:value="6.6">
            <text:p>6.6</text:p>
          </table:table-cell>
          <table:table-cell office:value-type="float" office:value="0.660981">
            <text:p>0.66098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4.507207">
            <text:p>-94.507207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19">
            <text:p>19</text:p>
          </table:table-cell>
          <table:table-cell office:value-type="float" office:value="51.8311">
            <text:p>51.8311</text:p>
          </table:table-cell>
          <table:table-cell office:value-type="float" office:value="30.8">
            <text:p>30.8</text:p>
          </table:table-cell>
          <table:table-cell office:value-type="float" office:value="2.3">
            <text:p>2.3</text:p>
          </table:table-cell>
          <table:table-cell office:value-type="float" office:value="0.953263">
            <text:p>0.95326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3.408745">
            <text:p>-73.408745</text:p>
          </table:table-cell>
          <table:table-cell office:value-type="float" office:value="1.265964">
            <text:p>1.265964</text:p>
          </table:table-cell>
          <table:table-cell office:value-type="float" office:value="0.60172">
            <text:p>0.60172</text:p>
          </table:table-cell>
          <table:table-cell office:value-type="float" office:value="2.382338">
            <text:p>2.382338</text:p>
          </table:table-cell>
          <table:table-cell office:value-type="float" office:value="0">
            <text:p>0</text:p>
          </table:table-cell>
          <table:table-cell office:value-type="float" office:value="-0.857886">
            <text:p>-0.857886</text:p>
          </table:table-cell>
          <table:table-cell office:value-type="float" office:value="4.5">
            <text:p>4.5</text:p>
          </table:table-cell>
          <table:table-cell office:value-type="float" office:value="4.2">
            <text:p>4.2</text:p>
          </table:table-cell>
          <table:table-cell office:value-type="float" office:value="1.8684">
            <text:p>1.868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0.803936">
            <text:p>-70.803936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2.151138">
            <text:p>2.151138</text:p>
          </table:table-cell>
          <table:table-cell office:value-type="float" office:value="0">
            <text:p>0</text:p>
          </table:table-cell>
          <table:table-cell office:value-type="float" office:value="-9.23731">
            <text:p>-9.23731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.5556">
            <text:p>1.555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72.581175">
            <text:p>-72.581175</text:p>
          </table:table-cell>
          <table:table-cell office:value-type="float" office:value="0.820771">
            <text:p>0.820771</text:p>
          </table:table-cell>
          <table:table-cell office:value-type="float" office:value="0.285756">
            <text:p>0.285756</text:p>
          </table:table-cell>
          <table:table-cell office:value-type="float" office:value="0.678839">
            <text:p>0.678839</text:p>
          </table:table-cell>
          <table:table-cell office:value-type="float" office:value="5">
            <text:p>5</text:p>
          </table:table-cell>
          <table:table-cell office:value-type="float" office:value="2.0593">
            <text:p>2.0593</text:p>
          </table:table-cell>
          <table:table-cell office:value-type="float" office:value="5.6">
            <text:p>5.6</text:p>
          </table:table-cell>
          <table:table-cell office:value-type="float" office:value="4.8">
            <text:p>4.8</text:p>
          </table:table-cell>
          <table:table-cell office:value-type="float" office:value="1.05325">
            <text:p>1.0532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0.656032">
            <text:p>-70.656032</text:p>
          </table:table-cell>
          <table:table-cell office:value-type="float" office:value="0.820771">
            <text:p>0.820771</text:p>
          </table:table-cell>
          <table:table-cell office:value-type="float" office:value="0.046585">
            <text:p>0.046585</text:p>
          </table:table-cell>
          <table:table-cell office:value-type="float" office:value="0.792744">
            <text:p>0.792744</text:p>
          </table:table-cell>
          <table:table-cell office:value-type="float" office:value="1">
            <text:p>1</text:p>
          </table:table-cell>
          <table:table-cell office:value-type="float" office:value="-9.47554">
            <text:p>-9.47554</text:p>
          </table:table-cell>
          <table:table-cell table:number-columns-repeated="2" office:value-type="float" office:value="3.8">
            <text:p>3.8</text:p>
          </table:table-cell>
          <table:table-cell office:value-type="float" office:value="0.778115">
            <text:p>0.77811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2.428316">
            <text:p>-92.428316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443551">
            <text:p>0.443551</text:p>
          </table:table-cell>
          <table:table-cell office:value-type="float" office:value="43">
            <text:p>43</text:p>
          </table:table-cell>
          <table:table-cell office:value-type="float" office:value="147.375">
            <text:p>147.375</text:p>
          </table:table-cell>
          <table:table-cell office:value-type="float" office:value="47.8">
            <text:p>47.8</text:p>
          </table:table-cell>
          <table:table-cell office:value-type="float" office:value="8.4">
            <text:p>8.4</text:p>
          </table:table-cell>
          <table:table-cell office:value-type="float" office:value="0.941624">
            <text:p>0.94162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74.136832">
            <text:p>-74.136832</text:p>
          </table:table-cell>
          <table:table-cell office:value-type="float" office:value="0.820771">
            <text:p>0.820771</text:p>
          </table:table-cell>
          <table:table-cell office:value-type="float" office:value="0.065051">
            <text:p>0.065051</text:p>
          </table:table-cell>
          <table:table-cell office:value-type="float" office:value="0.38499">
            <text:p>0.38499</text:p>
          </table:table-cell>
          <table:table-cell office:value-type="float" office:value="5">
            <text:p>5</text:p>
          </table:table-cell>
          <table:table-cell office:value-type="float" office:value="7.9169">
            <text:p>7.9169</text:p>
          </table:table-cell>
          <table:table-cell office:value-type="float" office:value="6.2">
            <text:p>6.2</text:p>
          </table:table-cell>
          <table:table-cell office:value-type="float" office:value="5.7">
            <text:p>5.7</text:p>
          </table:table-cell>
          <table:table-cell office:value-type="float" office:value="0.667053">
            <text:p>0.66705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0.370111">
            <text:p>-70.370111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0.775345">
            <text:p>0.775345</text:p>
          </table:table-cell>
          <table:table-cell office:value-type="float" office:value="0">
            <text:p>0</text:p>
          </table:table-cell>
          <table:table-cell office:value-type="float" office:value="-7.27049">
            <text:p>-7.27049</text:p>
          </table:table-cell>
          <table:table-cell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.347042">
            <text:p>0.34704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73.654521">
            <text:p>-73.654521</text:p>
          </table:table-cell>
          <table:table-cell office:value-type="float" office:value="0.820771">
            <text:p>0.820771</text:p>
          </table:table-cell>
          <table:table-cell office:value-type="float" office:value="1">
            <text:p>1</text:p>
          </table:table-cell>
          <table:table-cell office:value-type="float" office:value="0.334809">
            <text:p>0.334809</text:p>
          </table:table-cell>
          <table:table-cell office:value-type="float" office:value="9">
            <text:p>9</text:p>
          </table:table-cell>
          <table:table-cell office:value-type="float" office:value="5.77732">
            <text:p>5.77732</text:p>
          </table:table-cell>
          <table:table-cell office:value-type="float" office:value="6.8">
            <text:p>6.8</text:p>
          </table:table-cell>
          <table:table-cell office:value-type="float" office:value="6.3">
            <text:p>6.3</text:p>
          </table:table-cell>
          <table:table-cell office:value-type="float" office:value="1.57561">
            <text:p>1.5756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3.931587">
            <text:p>-73.931587</text:p>
          </table:table-cell>
          <table:table-cell office:value-type="float" office:value="0.820771">
            <text:p>0.820771</text:p>
          </table:table-cell>
          <table:table-cell office:value-type="float" office:value="0.065051">
            <text:p>0.065051</text:p>
          </table:table-cell>
          <table:table-cell office:value-type="float" office:value="0.38499">
            <text:p>0.38499</text:p>
          </table:table-cell>
          <table:table-cell office:value-type="float" office:value="7">
            <text:p>7</text:p>
          </table:table-cell>
          <table:table-cell office:value-type="float" office:value="0.755351">
            <text:p>0.755351</text:p>
          </table:table-cell>
          <table:table-cell office:value-type="float" office:value="7.3">
            <text:p>7.3</text:p>
          </table:table-cell>
          <table:table-cell office:value-type="float" office:value="6.7">
            <text:p>6.7</text:p>
          </table:table-cell>
          <table:table-cell office:value-type="float" office:value="0.621355">
            <text:p>0.62135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4.78766">
            <text:p>-94.78766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35">
            <text:p>35</text:p>
          </table:table-cell>
          <table:table-cell office:value-type="float" office:value="31.3717">
            <text:p>31.3717</text:p>
          </table:table-cell>
          <table:table-cell office:value-type="float" office:value="22.1">
            <text:p>22.1</text:p>
          </table:table-cell>
          <table:table-cell office:value-type="float" office:value="1">
            <text:p>1</text:p>
          </table:table-cell>
          <table:table-cell office:value-type="float" office:value="0.127925">
            <text:p>0.12792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0.065629">
            <text:p>-70.065629</text:p>
          </table:table-cell>
          <table:table-cell office:value-type="float" office:value="0.820771">
            <text:p>0.820771</text:p>
          </table:table-cell>
          <table:table-cell office:value-type="float" office:value="1">
            <text:p>1</text:p>
          </table:table-cell>
          <table:table-cell office:value-type="float" office:value="0.678839">
            <text:p>0.678839</text:p>
          </table:table-cell>
          <table:table-cell office:value-type="float" office:value="4">
            <text:p>4</text:p>
          </table:table-cell>
          <table:table-cell office:value-type="float" office:value="-7.47895">
            <text:p>-7.47895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0.732786">
            <text:p>0.73278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73.369217">
            <text:p>-73.369217</text:p>
          </table:table-cell>
          <table:table-cell office:value-type="float" office:value="1.265964">
            <text:p>1.265964</text:p>
          </table:table-cell>
          <table:table-cell office:value-type="float" office:value="0.590543">
            <text:p>0.590543</text:p>
          </table:table-cell>
          <table:table-cell office:value-type="float" office:value="2.382338">
            <text:p>2.382338</text:p>
          </table:table-cell>
          <table:table-cell office:value-type="float" office:value="0">
            <text:p>0</text:p>
          </table:table-cell>
          <table:table-cell office:value-type="float" office:value="-0.509339">
            <text:p>-0.509339</text:p>
          </table:table-cell>
          <table:table-cell office:value-type="float" office:value="4.5">
            <text:p>4.5</text:p>
          </table:table-cell>
          <table:table-cell office:value-type="float" office:value="4.1">
            <text:p>4.1</text:p>
          </table:table-cell>
          <table:table-cell office:value-type="float" office:value="1.90765">
            <text:p>1.9076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71.678259">
            <text:p>-71.678259</text:p>
          </table:table-cell>
          <table:table-cell office:value-type="float" office:value="0.820771">
            <text:p>0.820771</text:p>
          </table:table-cell>
          <table:table-cell office:value-type="float" office:value="0.046585">
            <text:p>0.046585</text:p>
          </table:table-cell>
          <table:table-cell office:value-type="float" office:value="0.792744">
            <text:p>0.792744</text:p>
          </table:table-cell>
          <table:table-cell office:value-type="float" office:value="2">
            <text:p>2</text:p>
          </table:table-cell>
          <table:table-cell office:value-type="float" office:value="-4.52963">
            <text:p>-4.52963</text:p>
          </table:table-cell>
          <table:table-cell office:value-type="float" office:value="4.7">
            <text:p>4.7</text:p>
          </table:table-cell>
          <table:table-cell office:value-type="float" office:value="4.5">
            <text:p>4.5</text:p>
          </table:table-cell>
          <table:table-cell office:value-type="float" office:value="0.925583">
            <text:p>0.92558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73.514284">
            <text:p>-73.514284</text:p>
          </table:table-cell>
          <table:table-cell office:value-type="float" office:value="0.820771">
            <text:p>0.820771</text:p>
          </table:table-cell>
          <table:table-cell office:value-type="float" office:value="0.038533">
            <text:p>0.038533</text:p>
          </table:table-cell>
          <table:table-cell office:value-type="float" office:value="0.38499">
            <text:p>0.38499</text:p>
          </table:table-cell>
          <table:table-cell office:value-type="float" office:value="5">
            <text:p>5</text:p>
          </table:table-cell>
          <table:table-cell office:value-type="float" office:value="7.4228">
            <text:p>7.4228</text:p>
          </table:table-cell>
          <table:table-cell office:value-type="float" office:value="6.9">
            <text:p>6.9</text:p>
          </table:table-cell>
          <table:table-cell office:value-type="float" office:value="6.3">
            <text:p>6.3</text:p>
          </table:table-cell>
          <table:table-cell office:value-type="float" office:value="0.506371">
            <text:p>0.50637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870939">
            <text:p>-94.870939</text:p>
          </table:table-cell>
          <table:table-cell office:value-type="float" office:value="0.093165">
            <text:p>0.093165</text:p>
          </table:table-cell>
          <table:table-cell office:value-type="float" office:value="0.189074">
            <text:p>0.189074</text:p>
          </table:table-cell>
          <table:table-cell office:value-type="float" office:value="0.502342">
            <text:p>0.502342</text:p>
          </table:table-cell>
          <table:table-cell office:value-type="float" office:value="15">
            <text:p>15</text:p>
          </table:table-cell>
          <table:table-cell office:value-type="float" office:value="21.5002">
            <text:p>21.5002</text:p>
          </table:table-cell>
          <table:table-cell office:value-type="float" office:value="14.7">
            <text:p>14.7</text:p>
          </table:table-cell>
          <table:table-cell office:value-type="float" office:value="0.4">
            <text:p>0.4</text:p>
          </table:table-cell>
          <table:table-cell office:value-type="float" office:value="0.144328">
            <text:p>0.14432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74.728253">
            <text:p>-74.728253</text:p>
          </table:table-cell>
          <table:table-cell office:value-type="float" office:value="0.820771">
            <text:p>0.820771</text:p>
          </table:table-cell>
          <table:table-cell office:value-type="float" office:value="0.057738">
            <text:p>0.057738</text:p>
          </table:table-cell>
          <table:table-cell table:number-columns-repeated="2" office:value-type="float" office:value="0">
            <text:p>0</text:p>
          </table:table-cell>
          <table:table-cell office:value-type="float" office:value="-0.166873">
            <text:p>-0.166873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0.049012">
            <text:p>0.04901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75.756358">
            <text:p>-75.756358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0.257662">
            <text:p>0.257662</text:p>
          </table:table-cell>
          <table:table-cell office:value-type="float" office:value="5">
            <text:p>5</text:p>
          </table:table-cell>
          <table:table-cell office:value-type="float" office:value="3.78099">
            <text:p>3.78099</text:p>
          </table:table-cell>
          <table:table-cell office:value-type="float" office:value="3.4">
            <text:p>3.4</text:p>
          </table:table-cell>
          <table:table-cell office:value-type="float" office:value="3.1">
            <text:p>3.1</text:p>
          </table:table-cell>
          <table:table-cell office:value-type="float" office:value="0.151881">
            <text:p>0.15188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3.576522">
            <text:p>-73.576522</text:p>
          </table:table-cell>
          <table:table-cell office:value-type="float" office:value="2.031893">
            <text:p>2.031893</text:p>
          </table:table-cell>
          <table:table-cell office:value-type="float" office:value="0.824613">
            <text:p>0.824613</text:p>
          </table:table-cell>
          <table:table-cell office:value-type="float" office:value="0.102579">
            <text:p>0.102579</text:p>
          </table:table-cell>
          <table:table-cell office:value-type="float" office:value="0">
            <text:p>0</text:p>
          </table:table-cell>
          <table:table-cell office:value-type="float" office:value="11.7641">
            <text:p>11.7641</text:p>
          </table:table-cell>
          <table:table-cell office:value-type="float" office:value="8.8">
            <text:p>8.8</text:p>
          </table:table-cell>
          <table:table-cell office:value-type="float" office:value="8.1">
            <text:p>8.1</text:p>
          </table:table-cell>
          <table:table-cell office:value-type="float" office:value="1.54489">
            <text:p>1.5448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1.657781">
            <text:p>-71.657781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1.216382">
            <text:p>1.216382</text:p>
          </table:table-cell>
          <table:table-cell office:value-type="float" office:value="0">
            <text:p>0</text:p>
          </table:table-cell>
          <table:table-cell office:value-type="float" office:value="-8.05582">
            <text:p>-8.05582</text:p>
          </table:table-cell>
          <table:table-cell office:value-type="float" office:value="4.9">
            <text:p>4.9</text:p>
          </table:table-cell>
          <table:table-cell office:value-type="float" office:value="4.7">
            <text:p>4.7</text:p>
          </table:table-cell>
          <table:table-cell office:value-type="float" office:value="1.01599">
            <text:p>1.0159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3.851363">
            <text:p>-73.851363</text:p>
          </table:table-cell>
          <table:table-cell office:value-type="float" office:value="0.820771">
            <text:p>0.820771</text:p>
          </table:table-cell>
          <table:table-cell office:value-type="float" office:value="1">
            <text:p>1</text:p>
          </table:table-cell>
          <table:table-cell office:value-type="float" office:value="0.217957">
            <text:p>0.217957</text:p>
          </table:table-cell>
          <table:table-cell office:value-type="float" office:value="9">
            <text:p>9</text:p>
          </table:table-cell>
          <table:table-cell office:value-type="float" office:value="8.69984">
            <text:p>8.69984</text:p>
          </table:table-cell>
          <table:table-cell office:value-type="float" office:value="7.9">
            <text:p>7.9</text:p>
          </table:table-cell>
          <table:table-cell office:value-type="float" office:value="7.4">
            <text:p>7.4</text:p>
          </table:table-cell>
          <table:table-cell office:value-type="float" office:value="1.40896">
            <text:p>1.4089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94.521973">
            <text:p>-94.521973</text:p>
          </table:table-cell>
          <table:table-cell office:value-type="float" office:value="0.392818">
            <text:p>0.392818</text:p>
          </table:table-cell>
          <table:table-cell office:value-type="float" office:value="0.446738">
            <text:p>0.446738</text:p>
          </table:table-cell>
          <table:table-cell office:value-type="float" office:value="0.222961">
            <text:p>0.222961</text:p>
          </table:table-cell>
          <table:table-cell office:value-type="float" office:value="6">
            <text:p>6</text:p>
          </table:table-cell>
          <table:table-cell office:value-type="float" office:value="38.0452">
            <text:p>38.0452</text:p>
          </table:table-cell>
          <table:table-cell office:value-type="float" office:value="24.2">
            <text:p>24.2</text:p>
          </table:table-cell>
          <table:table-cell office:value-type="float" office:value="1.4">
            <text:p>1.4</text:p>
          </table:table-cell>
          <table:table-cell office:value-type="float" office:value="0.455465">
            <text:p>0.45546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4.864562">
            <text:p>-94.864562</text:p>
          </table:table-cell>
          <table:table-cell office:value-type="float" office:value="0.093165">
            <text:p>0.093165</text:p>
          </table:table-cell>
          <table:table-cell office:value-type="float" office:value="0.189074">
            <text:p>0.189074</text:p>
          </table:table-cell>
          <table:table-cell office:value-type="float" office:value="0.502342">
            <text:p>0.502342</text:p>
          </table:table-cell>
          <table:table-cell office:value-type="float" office:value="18">
            <text:p>18</text:p>
          </table:table-cell>
          <table:table-cell office:value-type="float" office:value="23.1795">
            <text:p>23.1795</text:p>
          </table:table-cell>
          <table:table-cell office:value-type="float" office:value="15.4">
            <text:p>15.4</text:p>
          </table:table-cell>
          <table:table-cell office:value-type="float" office:value="0.5">
            <text:p>0.5</text:p>
          </table:table-cell>
          <table:table-cell office:value-type="float" office:value="0.157378">
            <text:p>0.15737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2.480786">
            <text:p>-72.480786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1.071125">
            <text:p>1.071125</text:p>
          </table:table-cell>
          <table:table-cell office:value-type="float" office:value="0">
            <text:p>0</text:p>
          </table:table-cell>
          <table:table-cell office:value-type="float" office:value="-0.772681">
            <text:p>-0.772681</text:p>
          </table:table-cell>
          <table:table-cell office:value-type="float" office:value="4.1">
            <text:p>4.1</text:p>
          </table:table-cell>
          <table:table-cell office:value-type="float" office:value="3.7">
            <text:p>3.7</text:p>
          </table:table-cell>
          <table:table-cell office:value-type="float" office:value="1.03737">
            <text:p>1.0373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72.075626">
            <text:p>-72.075626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0.325382">
            <text:p>0.325382</text:p>
          </table:table-cell>
          <table:table-cell office:value-type="float" office:value="0">
            <text:p>0</text:p>
          </table:table-cell>
          <table:table-cell office:value-type="float" office:value="-5.3801">
            <text:p>-5.3801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0.179125">
            <text:p>0.17912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4.619972">
            <text:p>-94.619972</text:p>
          </table:table-cell>
          <table:table-cell office:value-type="float" office:value="0.392818">
            <text:p>0.392818</text:p>
          </table:table-cell>
          <table:table-cell office:value-type="float" office:value="0.446738">
            <text:p>0.446738</text:p>
          </table:table-cell>
          <table:table-cell office:value-type="float" office:value="0.222961">
            <text:p>0.222961</text:p>
          </table:table-cell>
          <table:table-cell office:value-type="float" office:value="9">
            <text:p>9</text:p>
          </table:table-cell>
          <table:table-cell office:value-type="float" office:value="24.7599">
            <text:p>24.7599</text:p>
          </table:table-cell>
          <table:table-cell office:value-type="float" office:value="15.5">
            <text:p>15.5</text:p>
          </table:table-cell>
          <table:table-cell office:value-type="float" office:value="0.6">
            <text:p>0.6</text:p>
          </table:table-cell>
          <table:table-cell office:value-type="float" office:value="0.190403">
            <text:p>0.19040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1.938906">
            <text:p>-71.938906</text:p>
          </table:table-cell>
          <table:table-cell office:value-type="float" office:value="0.820771">
            <text:p>0.820771</text:p>
          </table:table-cell>
          <table:table-cell office:value-type="float" office:value="0.086367">
            <text:p>0.086367</text:p>
          </table:table-cell>
          <table:table-cell office:value-type="float" office:value="0.990233">
            <text:p>0.990233</text:p>
          </table:table-cell>
          <table:table-cell office:value-type="float" office:value="0">
            <text:p>0</text:p>
          </table:table-cell>
          <table:table-cell office:value-type="float" office:value="-8.15773">
            <text:p>-8.15773</text:p>
          </table:table-cell>
          <table:table-cell office:value-type="float" office:value="4.7">
            <text:p>4.7</text:p>
          </table:table-cell>
          <table:table-cell office:value-type="float" office:value="4.6">
            <text:p>4.6</text:p>
          </table:table-cell>
          <table:table-cell office:value-type="float" office:value="0.959241">
            <text:p>0.95924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73.924424">
            <text:p>-73.924424</text:p>
          </table:table-cell>
          <table:table-cell office:value-type="float" office:value="0.820771">
            <text:p>0.8207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55159">
            <text:p>-0.55159</text:p>
          </table:table-cell>
          <table:table-cell office:value-type="float" office:value="4.2">
            <text:p>4.2</text:p>
          </table:table-cell>
          <table:table-cell office:value-type="float" office:value="4.1">
            <text:p>4.1</text:p>
          </table:table-cell>
          <table:table-cell office:value-type="float" office:value="0.002408">
            <text:p>0.00240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72.905416">
            <text:p>-72.905416</text:p>
          </table:table-cell>
          <table:table-cell office:value-type="float" office:value="0.820771">
            <text:p>0.820771</text:p>
          </table:table-cell>
          <table:table-cell office:value-type="float" office:value="0.285756">
            <text:p>0.285756</text:p>
          </table:table-cell>
          <table:table-cell office:value-type="float" office:value="0.678839">
            <text:p>0.678839</text:p>
          </table:table-cell>
          <table:table-cell office:value-type="float" office:value="5">
            <text:p>5</text:p>
          </table:table-cell>
          <table:table-cell office:value-type="float" office:value="3.20206">
            <text:p>3.20206</text:p>
          </table:table-cell>
          <table:table-cell office:value-type="float" office:value="5.7">
            <text:p>5.7</text:p>
          </table:table-cell>
          <table:table-cell office:value-type="float" office:value="4.8">
            <text:p>4.8</text:p>
          </table:table-cell>
          <table:table-cell office:value-type="float" office:value="1.07922">
            <text:p>1.0792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0.811301">
            <text:p>-70.811301</text:p>
          </table:table-cell>
          <table:table-cell office:value-type="float" office:value="1.265964">
            <text:p>1.265964</text:p>
          </table:table-cell>
          <table:table-cell office:value-type="float" office:value="0.60172">
            <text:p>0.60172</text:p>
          </table:table-cell>
          <table:table-cell office:value-type="float" office:value="2.382338">
            <text:p>2.382338</text:p>
          </table:table-cell>
          <table:table-cell office:value-type="float" office:value="2">
            <text:p>2</text:p>
          </table:table-cell>
          <table:table-cell office:value-type="float" office:value="-6.74915">
            <text:p>-6.74915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1.96205">
            <text:p>1.962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3.955735">
            <text:p>-73.955735</text:p>
          </table:table-cell>
          <table:table-cell office:value-type="float" office:value="0.820771">
            <text:p>0.820771</text:p>
          </table:table-cell>
          <table:table-cell office:value-type="float" office:value="0.065051">
            <text:p>0.065051</text:p>
          </table:table-cell>
          <table:table-cell office:value-type="float" office:value="0.38499">
            <text:p>0.38499</text:p>
          </table:table-cell>
          <table:table-cell office:value-type="float" office:value="6">
            <text:p>6</text:p>
          </table:table-cell>
          <table:table-cell office:value-type="float" office:value="11.6837">
            <text:p>11.6837</text:p>
          </table:table-cell>
          <table:table-cell office:value-type="float" office:value="7.8">
            <text:p>7.8</text:p>
          </table:table-cell>
          <table:table-cell office:value-type="float" office:value="6.8">
            <text:p>6.8</text:p>
          </table:table-cell>
          <table:table-cell office:value-type="float" office:value="0.605407">
            <text:p>0.60540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5.892779">
            <text:p>-75.892779</text:p>
          </table:table-cell>
          <table:table-cell office:value-type="float" office:value="0.820771">
            <text:p>0.820771</text:p>
          </table:table-cell>
          <table:table-cell office:value-type="float" office:value="0.259001">
            <text:p>0.259001</text:p>
          </table:table-cell>
          <table:table-cell office:value-type="float" office:value="0.678839">
            <text:p>0.678839</text:p>
          </table:table-cell>
          <table:table-cell office:value-type="float" office:value="1">
            <text:p>1</text:p>
          </table:table-cell>
          <table:table-cell office:value-type="float" office:value="2.81289">
            <text:p>2.81289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0.915112">
            <text:p>0.91511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72.500153">
            <text:p>-72.500153</text:p>
          </table:table-cell>
          <table:table-cell office:value-type="float" office:value="0.820771">
            <text:p>0.820771</text:p>
          </table:table-cell>
          <table:table-cell office:value-type="float" office:value="0.15517">
            <text:p>0.15517</text:p>
          </table:table-cell>
          <table:table-cell office:value-type="float" office:value="1.202907">
            <text:p>1.202907</text:p>
          </table:table-cell>
          <table:table-cell office:value-type="float" office:value="3">
            <text:p>3</text:p>
          </table:table-cell>
          <table:table-cell office:value-type="float" office:value="-3.5374">
            <text:p>-3.5374</text:p>
          </table:table-cell>
          <table:table-cell office:value-type="float" office:value="2.9">
            <text:p>2.9</text:p>
          </table:table-cell>
          <table:table-cell office:value-type="float" office:value="2.8">
            <text:p>2.8</text:p>
          </table:table-cell>
          <table:table-cell office:value-type="float" office:value="0.595486">
            <text:p>0.595486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71.363841">
            <text:p>-71.363841</text:p>
          </table:table-cell>
          <table:table-cell office:value-type="float" office:value="0.820771">
            <text:p>0.820771</text:p>
          </table:table-cell>
          <table:table-cell office:value-type="float" office:value="0.15517">
            <text:p>0.15517</text:p>
          </table:table-cell>
          <table:table-cell office:value-type="float" office:value="1.928419">
            <text:p>1.928419</text:p>
          </table:table-cell>
          <table:table-cell office:value-type="float" office:value="0">
            <text:p>0</text:p>
          </table:table-cell>
          <table:table-cell office:value-type="float" office:value="-4.69555">
            <text:p>-4.69555</text:p>
          </table:table-cell>
          <table:table-cell office:value-type="float" office:value="3.6">
            <text:p>3.6</text:p>
          </table:table-cell>
          <table:table-cell office:value-type="float" office:value="3.4">
            <text:p>3.4</text:p>
          </table:table-cell>
          <table:table-cell office:value-type="float" office:value="1.41103">
            <text:p>1.4110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94.956203">
            <text:p>-94.956203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.2285">
            <text:p>18.2285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0.001818">
            <text:p>0.00181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94.916081">
            <text:p>-94.916081</text:p>
          </table:table-cell>
          <table:table-cell office:value-type="float" office:value="0.162941">
            <text:p>0.16294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.6293">
            <text:p>16.6293</text:p>
          </table:table-cell>
          <table:table-cell office:value-type="float" office:value="11.4">
            <text:p>11.4</text:p>
          </table:table-cell>
          <table:table-cell office:value-type="float" office:value="0.1">
            <text:p>0.1</text:p>
          </table:table-cell>
          <table:table-cell office:value-type="float" office:value="0.000814">
            <text:p>0.000814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6.124588">
            <text:p>-76.124588</text:p>
          </table:table-cell>
          <table:table-cell office:value-type="float" office:value="0.820771">
            <text:p>0.820771</text:p>
          </table:table-cell>
          <table:table-cell office:value-type="float" office:value="0.065051">
            <text:p>0.065051</text:p>
          </table:table-cell>
          <table:table-cell office:value-type="float" office:value="0.38499">
            <text:p>0.38499</text:p>
          </table:table-cell>
          <table:table-cell office:value-type="float" office:value="0">
            <text:p>0</text:p>
          </table:table-cell>
          <table:table-cell office:value-type="float" office:value="6.19377">
            <text:p>6.19377</text:p>
          </table:table-cell>
          <table:table-cell office:value-type="float" office:value="7.1">
            <text:p>7.1</text:p>
          </table:table-cell>
          <table:table-cell office:value-type="float" office:value="6.5">
            <text:p>6.5</text:p>
          </table:table-cell>
          <table:table-cell office:value-type="float" office:value="0.587826">
            <text:p>0.58782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70.880442">
            <text:p>-70.880442</text:p>
          </table:table-cell>
          <table:table-cell office:value-type="float" office:value="1.265964">
            <text:p>1.265964</text:p>
          </table:table-cell>
          <table:table-cell office:value-type="float" office:value="0.60172">
            <text:p>0.60172</text:p>
          </table:table-cell>
          <table:table-cell office:value-type="float" office:value="2.382338">
            <text:p>2.382338</text:p>
          </table:table-cell>
          <table:table-cell office:value-type="float" office:value="4">
            <text:p>4</text:p>
          </table:table-cell>
          <table:table-cell office:value-type="float" office:value="-2.96615">
            <text:p>-2.96615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1.9346">
            <text:p>1.934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74.79561">
            <text:p>-74.79561</text:p>
          </table:table-cell>
          <table:table-cell office:value-type="float" office:value="0.820771">
            <text:p>0.820771</text:p>
          </table:table-cell>
          <table:table-cell office:value-type="float" office:value="0.065051">
            <text:p>0.065051</text:p>
          </table:table-cell>
          <table:table-cell office:value-type="float" office:value="0.330045">
            <text:p>0.330045</text:p>
          </table:table-cell>
          <table:table-cell office:value-type="float" office:value="1">
            <text:p>1</text:p>
          </table:table-cell>
          <table:table-cell office:value-type="float" office:value="6.48097">
            <text:p>6.48097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.371374">
            <text:p>0.37137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74.617763">
            <text:p>-74.617763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0.257662">
            <text:p>0.257662</text:p>
          </table:table-cell>
          <table:table-cell office:value-type="float" office:value="4">
            <text:p>4</text:p>
          </table:table-cell>
          <table:table-cell office:value-type="float" office:value="1.01796">
            <text:p>1.01796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0.163411">
            <text:p>0.16341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72.876432">
            <text:p>-72.876432</text:p>
          </table:table-cell>
          <table:table-cell office:value-type="float" office:value="0.820771">
            <text:p>0.820771</text:p>
          </table:table-cell>
          <table:table-cell office:value-type="float" office:value="0.310741">
            <text:p>0.310741</text:p>
          </table:table-cell>
          <table:table-cell office:value-type="float" office:value="0.678839">
            <text:p>0.678839</text:p>
          </table:table-cell>
          <table:table-cell office:value-type="float" office:value="6">
            <text:p>6</text:p>
          </table:table-cell>
          <table:table-cell office:value-type="float" office:value="9.07481">
            <text:p>9.07481</text:p>
          </table:table-cell>
          <table:table-cell office:value-type="float" office:value="5.9">
            <text:p>5.9</text:p>
          </table:table-cell>
          <table:table-cell office:value-type="float" office:value="5.1">
            <text:p>5.1</text:p>
          </table:table-cell>
          <table:table-cell office:value-type="float" office:value="1.08844">
            <text:p>1.08844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93.458087">
            <text:p>-93.458087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06026">
            <text:p>1.306026</text:p>
          </table:table-cell>
          <table:table-cell office:value-type="float" office:value="48">
            <text:p>48</text:p>
          </table:table-cell>
          <table:table-cell office:value-type="float" office:value="91.2889">
            <text:p>91.2889</text:p>
          </table:table-cell>
          <table:table-cell office:value-type="float" office:value="38.9">
            <text:p>38.9</text:p>
          </table:table-cell>
          <table:table-cell office:value-type="float" office:value="4.7">
            <text:p>4.7</text:p>
          </table:table-cell>
          <table:table-cell office:value-type="float" office:value="1.59853">
            <text:p>1.5985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94.295406">
            <text:p>-94.295406</text:p>
          </table:table-cell>
          <table:table-cell office:value-type="float" office:value="0.392818">
            <text:p>0.392818</text:p>
          </table:table-cell>
          <table:table-cell office:value-type="float" office:value="0.446738">
            <text:p>0.446738</text:p>
          </table:table-cell>
          <table:table-cell office:value-type="float" office:value="0.222961">
            <text:p>0.222961</text:p>
          </table:table-cell>
          <table:table-cell office:value-type="float" office:value="9">
            <text:p>9</text:p>
          </table:table-cell>
          <table:table-cell office:value-type="float" office:value="65.2028">
            <text:p>65.2028</text:p>
          </table:table-cell>
          <table:table-cell office:value-type="float" office:value="32.3">
            <text:p>32.3</text:p>
          </table:table-cell>
          <table:table-cell office:value-type="float" office:value="3.1">
            <text:p>3.1</text:p>
          </table:table-cell>
          <table:table-cell office:value-type="float" office:value="0.893087">
            <text:p>0.89308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72.979754">
            <text:p>-72.979754</text:p>
          </table:table-cell>
          <table:table-cell office:value-type="float" office:value="0.820771">
            <text:p>0.820771</text:p>
          </table:table-cell>
          <table:table-cell office:value-type="float" office:value="0.310741">
            <text:p>0.310741</text:p>
          </table:table-cell>
          <table:table-cell office:value-type="float" office:value="0.678839">
            <text:p>0.678839</text:p>
          </table:table-cell>
          <table:table-cell office:value-type="float" office:value="5">
            <text:p>5</text:p>
          </table:table-cell>
          <table:table-cell office:value-type="float" office:value="3.21421">
            <text:p>3.21421</text:p>
          </table:table-cell>
          <table:table-cell office:value-type="float" office:value="4.8">
            <text:p>4.8</text:p>
          </table:table-cell>
          <table:table-cell office:value-type="float" office:value="4.1">
            <text:p>4.1</text:p>
          </table:table-cell>
          <table:table-cell office:value-type="float" office:value="0.816608">
            <text:p>0.81660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1.868306">
            <text:p>-91.868306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443551">
            <text:p>0.443551</text:p>
          </table:table-cell>
          <table:table-cell office:value-type="float" office:value="41">
            <text:p>41</text:p>
          </table:table-cell>
          <table:table-cell office:value-type="float" office:value="162.904">
            <text:p>162.904</text:p>
          </table:table-cell>
          <table:table-cell office:value-type="float" office:value="48.5">
            <text:p>48.5</text:p>
          </table:table-cell>
          <table:table-cell office:value-type="float" office:value="9.4">
            <text:p>9.4</text:p>
          </table:table-cell>
          <table:table-cell office:value-type="float" office:value="1.10815">
            <text:p>1.1081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70">
            <text:p>-70</text:p>
          </table:table-cell>
          <table:table-cell office:value-type="float" office:value="0.820771">
            <text:p>0.820771</text:p>
          </table:table-cell>
          <table:table-cell office:value-type="float" office:value="0">
            <text:p>0</text:p>
          </table:table-cell>
          <table:table-cell office:value-type="float" office:value="1.071125">
            <text:p>1.071125</text:p>
          </table:table-cell>
          <table:table-cell office:value-type="float" office:value="3">
            <text:p>3</text:p>
          </table:table-cell>
          <table:table-cell office:value-type="float" office:value="-4.07465">
            <text:p>-4.07465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0.672634">
            <text:p>0.67263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0">
            <text:p>-70</text:p>
          </table:table-cell>
          <table:table-cell office:value-type="float" office:value="0.820771">
            <text:p>0.820771</text:p>
          </table:table-cell>
          <table:table-cell office:value-type="float" office:value="0.15517">
            <text:p>0.15517</text:p>
          </table:table-cell>
          <table:table-cell office:value-type="float" office:value="1.224989">
            <text:p>1.224989</text:p>
          </table:table-cell>
          <table:table-cell office:value-type="float" office:value="1">
            <text:p>1</text:p>
          </table:table-cell>
          <table:table-cell office:value-type="float" office:value="-9.10506">
            <text:p>-9.10506</text:p>
          </table:table-cell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0.856895">
            <text:p>0.85689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94.939516">
            <text:p>-94.939516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9.5685">
            <text:p>19.5685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.005128">
            <text:p>0.005128</text:p>
          </table:table-cell>
        </table:table-row>
      </table:table>
      <table:table table:name="50.s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71.910924">
            <text:p>-71.910924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4.765276">
            <text:p>4.765276</text:p>
          </table:table-cell>
          <table:table-cell office:value-type="float" office:value="1">
            <text:p>1</text:p>
          </table:table-cell>
          <table:table-cell office:value-type="float" office:value="-4.77707">
            <text:p>-4.77707</text:p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1.85832">
            <text:p>1.8583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394.474321">
            <text:p>-1394.474321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3.978097">
            <text:p>3.978097</text:p>
          </table:table-cell>
          <table:table-cell office:value-type="float" office:value="1371">
            <text:p>1371</text:p>
          </table:table-cell>
          <table:table-cell office:value-type="float" office:value="15.1168">
            <text:p>15.116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0737">
            <text:p>0.00073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960961">
            <text:p>-94.960961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1.6393">
            <text:p>21.6393</text:p>
          </table:table-cell>
          <table:table-cell office:value-type="float" office:value="15.6">
            <text:p>15.6</text:p>
          </table:table-cell>
          <table:table-cell office:value-type="float" office:value="0.4">
            <text:p>0.4</text:p>
          </table:table-cell>
          <table:table-cell office:value-type="float" office:value="0.094542">
            <text:p>0.09454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76.245722">
            <text:p>-76.245722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1.66331">
            <text:p>1.66331</text:p>
          </table:table-cell>
          <table:table-cell office:value-type="float" office:value="6">
            <text:p>6</text:p>
          </table:table-cell>
          <table:table-cell office:value-type="float" office:value="2.15996">
            <text:p>2.15996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0.762014">
            <text:p>0.76201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3.289119">
            <text:p>-93.289119</text:p>
          </table:table-cell>
          <table:table-cell office:value-type="float" office:value="0.088027">
            <text:p>0.088027</text:p>
          </table:table-cell>
          <table:table-cell office:value-type="float" office:value="0.492161">
            <text:p>0.49216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24.577">
            <text:p>124.577</text:p>
          </table:table-cell>
          <table:table-cell office:value-type="float" office:value="45.3">
            <text:p>45.3</text:p>
          </table:table-cell>
          <table:table-cell office:value-type="float" office:value="7">
            <text:p>7</text:p>
          </table:table-cell>
          <table:table-cell office:value-type="float" office:value="0.877435">
            <text:p>0.87743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73.030769">
            <text:p>-73.030769</text:p>
          </table:table-cell>
          <table:table-cell office:value-type="float" office:value="0.088027">
            <text:p>0.08802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.87698">
            <text:p>2.87698</text:p>
          </table:table-cell>
          <table:table-cell office:value-type="float" office:value="4.5">
            <text:p>4.5</text:p>
          </table:table-cell>
          <table:table-cell office:value-type="float" office:value="4.3">
            <text:p>4.3</text:p>
          </table:table-cell>
          <table:table-cell office:value-type="float" office:value="0.001892">
            <text:p>0.0018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2.662652">
            <text:p>2.662652</text:p>
          </table:table-cell>
          <table:table-cell office:value-type="float" office:value="8">
            <text:p>8</text:p>
          </table:table-cell>
          <table:table-cell office:value-type="float" office:value="-6.28737">
            <text:p>-6.28737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1.3491">
            <text:p>1.349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4.908782">
            <text:p>-94.908782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.074143">
            <text:p>0.074143</text:p>
          </table:table-cell>
          <table:table-cell office:value-type="float" office:value="46">
            <text:p>46</text:p>
          </table:table-cell>
          <table:table-cell office:value-type="float" office:value="24.7066">
            <text:p>24.7066</text:p>
          </table:table-cell>
          <table:table-cell office:value-type="float" office:value="16.1">
            <text:p>16.1</text:p>
          </table:table-cell>
          <table:table-cell office:value-type="float" office:value="0.6">
            <text:p>0.6</text:p>
          </table:table-cell>
          <table:table-cell office:value-type="float" office:value="0.261097">
            <text:p>0.26109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3.880299">
            <text:p>-93.880299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1.744">
            <text:p>101.744</text:p>
          </table:table-cell>
          <table:table-cell office:value-type="float" office:value="41">
            <text:p>41</text:p>
          </table:table-cell>
          <table:table-cell office:value-type="float" office:value="5.5">
            <text:p>5.5</text:p>
          </table:table-cell>
          <table:table-cell office:value-type="float" office:value="1.056">
            <text:p>1.05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4.200442">
            <text:p>-94.200442</text:p>
          </table:table-cell>
          <table:table-cell office:value-type="float" office:value="0.088027">
            <text:p>0.088027</text:p>
          </table:table-cell>
          <table:table-cell office:value-type="float" office:value="0.280402">
            <text:p>0.28040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89.3922">
            <text:p>89.3922</text:p>
          </table:table-cell>
          <table:table-cell office:value-type="float" office:value="38.2">
            <text:p>38.2</text:p>
          </table:table-cell>
          <table:table-cell office:value-type="float" office:value="4.7">
            <text:p>4.7</text:p>
          </table:table-cell>
          <table:table-cell office:value-type="float" office:value="0.46433">
            <text:p>0.464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.5787">
            <text:p>10.5787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0.397318">
            <text:p>0.39731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4.983595">
            <text:p>-94.983595</text:p>
          </table:table-cell>
          <table:table-cell office:value-type="float" office:value="0.088027">
            <text:p>0.088027</text:p>
          </table:table-cell>
          <table:table-cell office:value-type="float" office:value="0.798853">
            <text:p>0.798853</text:p>
          </table:table-cell>
          <table:table-cell office:value-type="float" office:value="0.090112">
            <text:p>0.090112</text:p>
          </table:table-cell>
          <table:table-cell office:value-type="float" office:value="48">
            <text:p>48</text:p>
          </table:table-cell>
          <table:table-cell office:value-type="float" office:value="17.2143">
            <text:p>17.2143</text:p>
          </table:table-cell>
          <table:table-cell office:value-type="float" office:value="14.2">
            <text:p>14.2</text:p>
          </table:table-cell>
          <table:table-cell office:value-type="float" office:value="0.1">
            <text:p>0.1</text:p>
          </table:table-cell>
          <table:table-cell office:value-type="float" office:value="0.014046">
            <text:p>0.01404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6.536105">
            <text:p>-76.536105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0.311844">
            <text:p>0.311844</text:p>
          </table:table-cell>
          <table:table-cell office:value-type="float" office:value="0">
            <text:p>0</text:p>
          </table:table-cell>
          <table:table-cell office:value-type="float" office:value="9.13497">
            <text:p>9.13497</text:p>
          </table:table-cell>
          <table:table-cell office:value-type="float" office:value="3.3">
            <text:p>3.3</text:p>
          </table:table-cell>
          <table:table-cell office:value-type="float" office:value="2.7">
            <text:p>2.7</text:p>
          </table:table-cell>
          <table:table-cell office:value-type="float" office:value="0.249866">
            <text:p>0.24986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3.684454">
            <text:p>3.684454</text:p>
          </table:table-cell>
          <table:table-cell office:value-type="float" office:value="3">
            <text:p>3</text:p>
          </table:table-cell>
          <table:table-cell office:value-type="float" office:value="-8.72681">
            <text:p>-8.72681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 office:value-type="float" office:value="1.76575">
            <text:p>1.7657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819797">
            <text:p>-94.819797</text:p>
          </table:table-cell>
          <table:table-cell office:value-type="float" office:value="0.088027">
            <text:p>0.088027</text:p>
          </table:table-cell>
          <table:table-cell office:value-type="float" office:value="0.314397">
            <text:p>0.314397</text:p>
          </table:table-cell>
          <table:table-cell office:value-type="float" office:value="0.179412">
            <text:p>0.179412</text:p>
          </table:table-cell>
          <table:table-cell office:value-type="float" office:value="47">
            <text:p>47</text:p>
          </table:table-cell>
          <table:table-cell office:value-type="float" office:value="31.4224">
            <text:p>31.4224</text:p>
          </table:table-cell>
          <table:table-cell office:value-type="float" office:value="20.7">
            <text:p>20.7</text:p>
          </table:table-cell>
          <table:table-cell office:value-type="float" office:value="1">
            <text:p>1</text:p>
          </table:table-cell>
          <table:table-cell office:value-type="float" office:value="0.249669">
            <text:p>0.24966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70.384168">
            <text:p>-70.384168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3.684454">
            <text:p>3.684454</text:p>
          </table:table-cell>
          <table:table-cell office:value-type="float" office:value="7">
            <text:p>7</text:p>
          </table:table-cell>
          <table:table-cell office:value-type="float" office:value="-3.37834">
            <text:p>-3.37834</text:p>
          </table:table-cell>
          <table:table-cell office:value-type="float" office:value="3.5">
            <text:p>3.5</text:p>
          </table:table-cell>
          <table:table-cell office:value-type="float" office:value="3.1">
            <text:p>3.1</text:p>
          </table:table-cell>
          <table:table-cell office:value-type="float" office:value="1.0869">
            <text:p>1.086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78.325341">
            <text:p>-78.325341</text:p>
          </table:table-cell>
          <table:table-cell office:value-type="float" office:value="0.088027">
            <text:p>0.088027</text:p>
          </table:table-cell>
          <table:table-cell office:value-type="float" office:value="0.598708">
            <text:p>0.598708</text:p>
          </table:table-cell>
          <table:table-cell table:number-columns-repeated="2" office:value-type="float" office:value="0">
            <text:p>0</text:p>
          </table:table-cell>
          <table:table-cell office:value-type="float" office:value="14.6098">
            <text:p>14.6098</text:p>
          </table:table-cell>
          <table:table-cell office:value-type="float" office:value="4.7">
            <text:p>4.7</text:p>
          </table:table-cell>
          <table:table-cell office:value-type="float" office:value="4.1">
            <text:p>4.1</text:p>
          </table:table-cell>
          <table:table-cell office:value-type="float" office:value="0.377851">
            <text:p>0.37785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3.585725">
            <text:p>-93.585725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.074143">
            <text:p>0.074143</text:p>
          </table:table-cell>
          <table:table-cell office:value-type="float" office:value="50">
            <text:p>50</text:p>
          </table:table-cell>
          <table:table-cell office:value-type="float" office:value="120.887">
            <text:p>120.887</text:p>
          </table:table-cell>
          <table:table-cell office:value-type="float" office:value="44.3">
            <text:p>44.3</text:p>
          </table:table-cell>
          <table:table-cell office:value-type="float" office:value="6.7">
            <text:p>6.7</text:p>
          </table:table-cell>
          <table:table-cell office:value-type="float" office:value="1.73344">
            <text:p>1.7334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2.799404">
            <text:p>-72.799404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2.391686">
            <text:p>2.391686</text:p>
          </table:table-cell>
          <table:table-cell office:value-type="float" office:value="0">
            <text:p>0</text:p>
          </table:table-cell>
          <table:table-cell office:value-type="float" office:value="-7.84228">
            <text:p>-7.84228</text:p>
          </table:table-cell>
          <table:table-cell office:value-type="float" office:value="3.4">
            <text:p>3.4</text:p>
          </table:table-cell>
          <table:table-cell office:value-type="float" office:value="3.3">
            <text:p>3.3</text:p>
          </table:table-cell>
          <table:table-cell office:value-type="float" office:value="1.30979">
            <text:p>1.3097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70.368607">
            <text:p>-70.368607</text:p>
          </table:table-cell>
          <table:table-cell office:value-type="float" office:value="0.088027">
            <text:p>0.088027</text:p>
          </table:table-cell>
          <table:table-cell office:value-type="float" office:value="0.003657">
            <text:p>0.003657</text:p>
          </table:table-cell>
          <table:table-cell office:value-type="float" office:value="3.978097">
            <text:p>3.978097</text:p>
          </table:table-cell>
          <table:table-cell office:value-type="float" office:value="2">
            <text:p>2</text:p>
          </table:table-cell>
          <table:table-cell office:value-type="float" office:value="-6.25915">
            <text:p>-6.25915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1.23205">
            <text:p>1.232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4.373266">
            <text:p>-94.373266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61.3775">
            <text:p>61.3775</text:p>
          </table:table-cell>
          <table:table-cell office:value-type="float" office:value="31.3">
            <text:p>31.3</text:p>
          </table:table-cell>
          <table:table-cell office:value-type="float" office:value="2.9">
            <text:p>2.9</text:p>
          </table:table-cell>
          <table:table-cell office:value-type="float" office:value="0.720622">
            <text:p>0.72062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.36747">
            <text:p>0.36747</text:p>
          </table:table-cell>
          <table:table-cell office:value-type="float" office:value="2.783222">
            <text:p>2.783222</text:p>
          </table:table-cell>
          <table:table-cell office:value-type="float" office:value="2">
            <text:p>2</text:p>
          </table:table-cell>
          <table:table-cell office:value-type="float" office:value="-10.6596">
            <text:p>-10.6596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1.64263">
            <text:p>1.6426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75.876081">
            <text:p>-75.876081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1.648495">
            <text:p>1.648495</text:p>
          </table:table-cell>
          <table:table-cell office:value-type="float" office:value="0">
            <text:p>0</text:p>
          </table:table-cell>
          <table:table-cell office:value-type="float" office:value="-1.2483">
            <text:p>-1.2483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0.819349">
            <text:p>0.81934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5.288394">
            <text:p>-75.288394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1.40699">
            <text:p>1.40699</text:p>
          </table:table-cell>
          <table:table-cell office:value-type="float" office:value="6">
            <text:p>6</text:p>
          </table:table-cell>
          <table:table-cell office:value-type="float" office:value="11.5532">
            <text:p>11.5532</text:p>
          </table:table-cell>
          <table:table-cell office:value-type="float" office:value="4.6">
            <text:p>4.6</text:p>
          </table:table-cell>
          <table:table-cell office:value-type="float" office:value="3.9">
            <text:p>3.9</text:p>
          </table:table-cell>
          <table:table-cell office:value-type="float" office:value="0.924087">
            <text:p>0.92408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4.891655">
            <text:p>-74.891655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0.385663">
            <text:p>0.385663</text:p>
          </table:table-cell>
          <table:table-cell office:value-type="float" office:value="0">
            <text:p>0</text:p>
          </table:table-cell>
          <table:table-cell office:value-type="float" office:value="0.337461">
            <text:p>0.337461</text:p>
          </table:table-cell>
          <table:table-cell office:value-type="float" office:value="3.7">
            <text:p>3.7</text:p>
          </table:table-cell>
          <table:table-cell office:value-type="float" office:value="3.3">
            <text:p>3.3</text:p>
          </table:table-cell>
          <table:table-cell office:value-type="float" office:value="0.333623">
            <text:p>0.33362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94.72891">
            <text:p>-94.72891</text:p>
          </table:table-cell>
          <table:table-cell office:value-type="float" office:value="0.088027">
            <text:p>0.088027</text:p>
          </table:table-cell>
          <table:table-cell office:value-type="float" office:value="0.888425">
            <text:p>0.888425</text:p>
          </table:table-cell>
          <table:table-cell office:value-type="float" office:value="1.730689">
            <text:p>1.730689</text:p>
          </table:table-cell>
          <table:table-cell office:value-type="float" office:value="34">
            <text:p>34</text:p>
          </table:table-cell>
          <table:table-cell office:value-type="float" office:value="39.6189">
            <text:p>39.6189</text:p>
          </table:table-cell>
          <table:table-cell office:value-type="float" office:value="24.1">
            <text:p>24.1</text:p>
          </table:table-cell>
          <table:table-cell office:value-type="float" office:value="1.5">
            <text:p>1.5</text:p>
          </table:table-cell>
          <table:table-cell office:value-type="float" office:value="1.5736">
            <text:p>1.573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73.284821">
            <text:p>-73.284821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4.465195">
            <text:p>4.465195</text:p>
          </table:table-cell>
          <table:table-cell office:value-type="float" office:value="0">
            <text:p>0</text:p>
          </table:table-cell>
          <table:table-cell office:value-type="float" office:value="-4.72773">
            <text:p>-4.72773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69092">
            <text:p>1.6909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4.586387">
            <text:p>-74.586387</text:p>
          </table:table-cell>
          <table:table-cell office:value-type="float" office:value="0.088027">
            <text:p>0.088027</text:p>
          </table:table-cell>
          <table:table-cell office:value-type="float" office:value="0.215657">
            <text:p>0.215657</text:p>
          </table:table-cell>
          <table:table-cell office:value-type="float" office:value="3.5583">
            <text:p>3.5583</text:p>
          </table:table-cell>
          <table:table-cell office:value-type="float" office:value="6">
            <text:p>6</text:p>
          </table:table-cell>
          <table:table-cell office:value-type="float" office:value="8.15619">
            <text:p>8.15619</text:p>
          </table:table-cell>
          <table:table-cell office:value-type="float" office:value="4.4">
            <text:p>4.4</text:p>
          </table:table-cell>
          <table:table-cell office:value-type="float" office:value="3.8">
            <text:p>3.8</text:p>
          </table:table-cell>
          <table:table-cell office:value-type="float" office:value="1.81073">
            <text:p>1.8107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71.072982">
            <text:p>-71.072982</text:p>
          </table:table-cell>
          <table:table-cell office:value-type="float" office:value="0.088027">
            <text:p>0.088027</text:p>
          </table:table-cell>
          <table:table-cell office:value-type="float" office:value="0.598708">
            <text:p>0.59870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78335">
            <text:p>5.78335</text:p>
          </table:table-cell>
          <table:table-cell office:value-type="float" office:value="4.3">
            <text:p>4.3</text:p>
          </table:table-cell>
          <table:table-cell office:value-type="float" office:value="4">
            <text:p>4</text:p>
          </table:table-cell>
          <table:table-cell office:value-type="float" office:value="0.350103">
            <text:p>0.35010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4.884487">
            <text:p>-94.884487</text:p>
          </table:table-cell>
          <table:table-cell office:value-type="float" office:value="0.088027">
            <text:p>0.088027</text:p>
          </table:table-cell>
          <table:table-cell office:value-type="float" office:value="0.634541">
            <text:p>0.634541</text:p>
          </table:table-cell>
          <table:table-cell office:value-type="float" office:value="0.252277">
            <text:p>0.252277</text:p>
          </table:table-cell>
          <table:table-cell office:value-type="float" office:value="47">
            <text:p>47</text:p>
          </table:table-cell>
          <table:table-cell office:value-type="float" office:value="26.5558">
            <text:p>26.5558</text:p>
          </table:table-cell>
          <table:table-cell office:value-type="float" office:value="16.3">
            <text:p>16.3</text:p>
          </table:table-cell>
          <table:table-cell office:value-type="float" office:value="0.7">
            <text:p>0.7</text:p>
          </table:table-cell>
          <table:table-cell office:value-type="float" office:value="0.27581">
            <text:p>0.2758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1.985472">
            <text:p>-71.985472</text:p>
          </table:table-cell>
          <table:table-cell office:value-type="float" office:value="0.088027">
            <text:p>0.088027</text:p>
          </table:table-cell>
          <table:table-cell office:value-type="float" office:value="0.215657">
            <text:p>0.2156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7.81703">
            <text:p>-7.81703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1.65645">
            <text:p>1.6564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76.417493">
            <text:p>-76.417493</text:p>
          </table:table-cell>
          <table:table-cell office:value-type="float" office:value="0.088027">
            <text:p>0.088027</text:p>
          </table:table-cell>
          <table:table-cell office:value-type="float" office:value="0.598708">
            <text:p>0.59870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.19714">
            <text:p>5.19714</text:p>
          </table:table-cell>
          <table:table-cell office:value-type="float" office:value="5.4">
            <text:p>5.4</text:p>
          </table:table-cell>
          <table:table-cell office:value-type="float" office:value="5.1">
            <text:p>5.1</text:p>
          </table:table-cell>
          <table:table-cell office:value-type="float" office:value="0.74524">
            <text:p>0.7452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74.764798">
            <text:p>-74.764798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2.585968">
            <text:p>2.585968</text:p>
          </table:table-cell>
          <table:table-cell office:value-type="float" office:value="1">
            <text:p>1</text:p>
          </table:table-cell>
          <table:table-cell office:value-type="float" office:value="-3.66498">
            <text:p>-3.66498</text:p>
          </table:table-cell>
          <table:table-cell table:number-columns-repeated="2" office:value-type="float" office:value="3.9">
            <text:p>3.9</text:p>
          </table:table-cell>
          <table:table-cell office:value-type="float" office:value="1.73068">
            <text:p>1.7306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0.621876">
            <text:p>-70.621876</text:p>
          </table:table-cell>
          <table:table-cell office:value-type="float" office:value="0.088027">
            <text:p>0.088027</text:p>
          </table:table-cell>
          <table:table-cell office:value-type="float" office:value="0.887485">
            <text:p>0.887485</text:p>
          </table:table-cell>
          <table:table-cell office:value-type="float" office:value="3.684454">
            <text:p>3.684454</text:p>
          </table:table-cell>
          <table:table-cell office:value-type="float" office:value="1">
            <text:p>1</text:p>
          </table:table-cell>
          <table:table-cell office:value-type="float" office:value="-9.00183">
            <text:p>-9.00183</text:p>
          </table:table-cell>
          <table:table-cell table:number-columns-repeated="2" office:value-type="float" office:value="1.8">
            <text:p>1.8</text:p>
          </table:table-cell>
          <table:table-cell office:value-type="float" office:value="1.38468">
            <text:p>1.3846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.510699">
            <text:p>0.510699</text:p>
          </table:table-cell>
          <table:table-cell office:value-type="float" office:value="3.978097">
            <text:p>3.978097</text:p>
          </table:table-cell>
          <table:table-cell office:value-type="float" office:value="4">
            <text:p>4</text:p>
          </table:table-cell>
          <table:table-cell office:value-type="float" office:value="-10.053">
            <text:p>-10.053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.17296">
            <text:p>1.1729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0.914418">
            <text:p>-90.914418</text:p>
          </table:table-cell>
          <table:table-cell office:value-type="float" office:value="0.088027">
            <text:p>0.088027</text:p>
          </table:table-cell>
          <table:table-cell office:value-type="float" office:value="0.96854">
            <text:p>0.96854</text:p>
          </table:table-cell>
          <table:table-cell office:value-type="float" office:value="0.178204">
            <text:p>0.178204</text:p>
          </table:table-cell>
          <table:table-cell office:value-type="float" office:value="50">
            <text:p>50</text:p>
          </table:table-cell>
          <table:table-cell office:value-type="float" office:value="172.912">
            <text:p>172.912</text:p>
          </table:table-cell>
          <table:table-cell office:value-type="float" office:value="49">
            <text:p>49</text:p>
          </table:table-cell>
          <table:table-cell office:value-type="float" office:value="10.1">
            <text:p>10.1</text:p>
          </table:table-cell>
          <table:table-cell office:value-type="float" office:value="1.55799">
            <text:p>1.5579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2.104407">
            <text:p>-92.104407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0.49694">
            <text:p>0.49694</text:p>
          </table:table-cell>
          <table:table-cell office:value-type="float" office:value="48">
            <text:p>48</text:p>
          </table:table-cell>
          <table:table-cell office:value-type="float" office:value="160.206">
            <text:p>160.206</text:p>
          </table:table-cell>
          <table:table-cell office:value-type="float" office:value="48.7">
            <text:p>48.7</text:p>
          </table:table-cell>
          <table:table-cell office:value-type="float" office:value="9.3">
            <text:p>9.3</text:p>
          </table:table-cell>
          <table:table-cell office:value-type="float" office:value="0.666213">
            <text:p>0.66621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7.550502">
            <text:p>-77.550502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1.981555">
            <text:p>1.981555</text:p>
          </table:table-cell>
          <table:table-cell office:value-type="float" office:value="4">
            <text:p>4</text:p>
          </table:table-cell>
          <table:table-cell office:value-type="float" office:value="5.63897">
            <text:p>5.63897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1.94367">
            <text:p>1.943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2.635427">
            <text:p>-92.635427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0.179412">
            <text:p>0.179412</text:p>
          </table:table-cell>
          <table:table-cell office:value-type="float" office:value="48">
            <text:p>48</text:p>
          </table:table-cell>
          <table:table-cell office:value-type="float" office:value="152.674">
            <text:p>152.674</text:p>
          </table:table-cell>
          <table:table-cell office:value-type="float" office:value="48">
            <text:p>48</text:p>
          </table:table-cell>
          <table:table-cell office:value-type="float" office:value="8.8">
            <text:p>8.8</text:p>
          </table:table-cell>
          <table:table-cell office:value-type="float" office:value="0.310397">
            <text:p>0.31039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4.568814">
            <text:p>-94.568814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.230095">
            <text:p>0.230095</text:p>
          </table:table-cell>
          <table:table-cell office:value-type="float" office:value="47">
            <text:p>47</text:p>
          </table:table-cell>
          <table:table-cell office:value-type="float" office:value="47.0182">
            <text:p>47.0182</text:p>
          </table:table-cell>
          <table:table-cell office:value-type="float" office:value="27.8">
            <text:p>27.8</text:p>
          </table:table-cell>
          <table:table-cell office:value-type="float" office:value="2">
            <text:p>2</text:p>
          </table:table-cell>
          <table:table-cell office:value-type="float" office:value="0.929916">
            <text:p>0.92991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3.903719">
            <text:p>-93.903719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0.6687">
            <text:p>90.6687</text:p>
          </table:table-cell>
          <table:table-cell office:value-type="float" office:value="39.1">
            <text:p>39.1</text:p>
          </table:table-cell>
          <table:table-cell office:value-type="float" office:value="4.8">
            <text:p>4.8</text:p>
          </table:table-cell>
          <table:table-cell office:value-type="float" office:value="1.03084">
            <text:p>1.0308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.282466">
            <text:p>0.282466</text:p>
          </table:table-cell>
          <table:table-cell office:value-type="float" office:value="2.783222">
            <text:p>2.783222</text:p>
          </table:table-cell>
          <table:table-cell office:value-type="float" office:value="1">
            <text:p>1</text:p>
          </table:table-cell>
          <table:table-cell office:value-type="float" office:value="-11.0009">
            <text:p>-11.0009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0.756368">
            <text:p>0.75636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4.312639">
            <text:p>-94.312639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1.027285">
            <text:p>1.027285</text:p>
          </table:table-cell>
          <table:table-cell office:value-type="float" office:value="8">
            <text:p>8</text:p>
          </table:table-cell>
          <table:table-cell office:value-type="float" office:value="76.7074">
            <text:p>76.7074</text:p>
          </table:table-cell>
          <table:table-cell office:value-type="float" office:value="34.4">
            <text:p>34.4</text:p>
          </table:table-cell>
          <table:table-cell office:value-type="float" office:value="3.9">
            <text:p>3.9</text:p>
          </table:table-cell>
          <table:table-cell office:value-type="float" office:value="1.19824">
            <text:p>1.1982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3.194012">
            <text:p>-93.194012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10.895">
            <text:p>110.895</text:p>
          </table:table-cell>
          <table:table-cell office:value-type="float" office:value="42.2">
            <text:p>42.2</text:p>
          </table:table-cell>
          <table:table-cell office:value-type="float" office:value="6.1">
            <text:p>6.1</text:p>
          </table:table-cell>
          <table:table-cell office:value-type="float" office:value="1.809">
            <text:p>1.80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2.695112">
            <text:p>-92.695112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.074143">
            <text:p>0.074143</text:p>
          </table:table-cell>
          <table:table-cell office:value-type="float" office:value="47">
            <text:p>47</text:p>
          </table:table-cell>
          <table:table-cell office:value-type="float" office:value="144.045">
            <text:p>144.045</text:p>
          </table:table-cell>
          <table:table-cell office:value-type="float" office:value="47.3">
            <text:p>47.3</text:p>
          </table:table-cell>
          <table:table-cell office:value-type="float" office:value="8.3">
            <text:p>8.3</text:p>
          </table:table-cell>
          <table:table-cell office:value-type="float" office:value="1.69961">
            <text:p>1.6996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4.838495">
            <text:p>-94.838495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8.1188">
            <text:p>28.1188</text:p>
          </table:table-cell>
          <table:table-cell office:value-type="float" office:value="17.9">
            <text:p>17.9</text:p>
          </table:table-cell>
          <table:table-cell office:value-type="float" office:value="0.8">
            <text:p>0.8</text:p>
          </table:table-cell>
          <table:table-cell office:value-type="float" office:value="0.193547">
            <text:p>0.19354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4.916544">
            <text:p>-94.916544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1.6277">
            <text:p>21.6277</text:p>
          </table:table-cell>
          <table:table-cell office:value-type="float" office:value="15.2">
            <text:p>15.2</text:p>
          </table:table-cell>
          <table:table-cell office:value-type="float" office:value="0.4">
            <text:p>0.4</text:p>
          </table:table-cell>
          <table:table-cell office:value-type="float" office:value="0.120148">
            <text:p>0.12014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4.56762">
            <text:p>-94.56762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.07544">
            <text:p>0.07544</text:p>
          </table:table-cell>
          <table:table-cell office:value-type="float" office:value="43">
            <text:p>43</text:p>
          </table:table-cell>
          <table:table-cell office:value-type="float" office:value="51.7423">
            <text:p>51.7423</text:p>
          </table:table-cell>
          <table:table-cell office:value-type="float" office:value="30.7">
            <text:p>30.7</text:p>
          </table:table-cell>
          <table:table-cell office:value-type="float" office:value="2.3">
            <text:p>2.3</text:p>
          </table:table-cell>
          <table:table-cell office:value-type="float" office:value="0.812815">
            <text:p>0.81281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.766601">
            <text:p>0.76660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0.976744">
            <text:p>-0.976744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1.94659">
            <text:p>1.9465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71.871621">
            <text:p>-71.871621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0.385663">
            <text:p>0.385663</text:p>
          </table:table-cell>
          <table:table-cell office:value-type="float" office:value="3">
            <text:p>3</text:p>
          </table:table-cell>
          <table:table-cell office:value-type="float" office:value="-9.88241">
            <text:p>-9.88241</text:p>
          </table:table-cell>
          <table:table-cell office:value-type="float" office:value="3.3">
            <text:p>3.3</text:p>
          </table:table-cell>
          <table:table-cell office:value-type="float" office:value="3.2">
            <text:p>3.2</text:p>
          </table:table-cell>
          <table:table-cell office:value-type="float" office:value="0.313127">
            <text:p>0.31312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3.563597">
            <text:p>-93.563597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14.134">
            <text:p>114.134</text:p>
          </table:table-cell>
          <table:table-cell office:value-type="float" office:value="43.1">
            <text:p>43.1</text:p>
          </table:table-cell>
          <table:table-cell office:value-type="float" office:value="6.3">
            <text:p>6.3</text:p>
          </table:table-cell>
          <table:table-cell office:value-type="float" office:value="0.98694">
            <text:p>0.9869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75.374931">
            <text:p>-75.374931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0.385663">
            <text:p>0.385663</text:p>
          </table:table-cell>
          <table:table-cell office:value-type="float" office:value="0">
            <text:p>0</text:p>
          </table:table-cell>
          <table:table-cell office:value-type="float" office:value="5.47011">
            <text:p>5.47011</text:p>
          </table:table-cell>
          <table:table-cell office:value-type="float" office:value="4.1">
            <text:p>4.1</text:p>
          </table:table-cell>
          <table:table-cell office:value-type="float" office:value="3.5">
            <text:p>3.5</text:p>
          </table:table-cell>
          <table:table-cell office:value-type="float" office:value="0.400081">
            <text:p>0.40008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1.188994">
            <text:p>-71.188994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2.662652">
            <text:p>2.662652</text:p>
          </table:table-cell>
          <table:table-cell office:value-type="float" office:value="5">
            <text:p>5</text:p>
          </table:table-cell>
          <table:table-cell office:value-type="float" office:value="-4.84228">
            <text:p>-4.84228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1.85999">
            <text:p>1.8599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8.452487">
            <text:p>-78.452487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2.927982">
            <text:p>2.927982</text:p>
          </table:table-cell>
          <table:table-cell office:value-type="float" office:value="0">
            <text:p>0</text:p>
          </table:table-cell>
          <table:table-cell office:value-type="float" office:value="13.1032">
            <text:p>13.1032</text:p>
          </table:table-cell>
          <table:table-cell office:value-type="float" office:value="4.3">
            <text:p>4.3</text:p>
          </table:table-cell>
          <table:table-cell office:value-type="float" office:value="3.3">
            <text:p>3.3</text:p>
          </table:table-cell>
          <table:table-cell office:value-type="float" office:value="1.96147">
            <text:p>1.9614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3.512294">
            <text:p>-93.512294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19.121">
            <text:p>119.121</text:p>
          </table:table-cell>
          <table:table-cell office:value-type="float" office:value="43.3">
            <text:p>43.3</text:p>
          </table:table-cell>
          <table:table-cell office:value-type="float" office:value="6.6">
            <text:p>6.6</text:p>
          </table:table-cell>
          <table:table-cell office:value-type="float" office:value="1.60346">
            <text:p>1.6034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3.978097">
            <text:p>3.978097</text:p>
          </table:table-cell>
          <table:table-cell office:value-type="float" office:value="3">
            <text:p>3</text:p>
          </table:table-cell>
          <table:table-cell office:value-type="float" office:value="-7.97919">
            <text:p>-7.97919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1.72244">
            <text:p>1.7224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4.631433">
            <text:p>-94.631433</text:p>
          </table:table-cell>
          <table:table-cell office:value-type="float" office:value="0.088027">
            <text:p>0.08802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3.2907">
            <text:p>63.2907</text:p>
          </table:table-cell>
          <table:table-cell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float" office:value="0.002355">
            <text:p>0.00235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74.910917">
            <text:p>-74.910917</text:p>
          </table:table-cell>
          <table:table-cell office:value-type="float" office:value="0.088027">
            <text:p>0.088027</text:p>
          </table:table-cell>
          <table:table-cell office:value-type="float" office:value="0.510699">
            <text:p>0.510699</text:p>
          </table:table-cell>
          <table:table-cell office:value-type="float" office:value="2.86355">
            <text:p>2.86355</text:p>
          </table:table-cell>
          <table:table-cell office:value-type="float" office:value="1">
            <text:p>1</text:p>
          </table:table-cell>
          <table:table-cell office:value-type="float" office:value="1.103">
            <text:p>1.103</text:p>
          </table:table-cell>
          <table:table-cell office:value-type="float" office:value="3.7">
            <text:p>3.7</text:p>
          </table:table-cell>
          <table:table-cell office:value-type="float" office:value="3.1">
            <text:p>3.1</text:p>
          </table:table-cell>
          <table:table-cell office:value-type="float" office:value="1.92234">
            <text:p>1.9223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6.396642">
            <text:p>-76.396642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2.33291">
            <text:p>2.33291</text:p>
          </table:table-cell>
          <table:table-cell office:value-type="float" office:value="0">
            <text:p>0</text:p>
          </table:table-cell>
          <table:table-cell office:value-type="float" office:value="9.82046">
            <text:p>9.82046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60638">
            <text:p>1.6063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70.130515">
            <text:p>-70.130515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2.391686">
            <text:p>2.391686</text:p>
          </table:table-cell>
          <table:table-cell office:value-type="float" office:value="2">
            <text:p>2</text:p>
          </table:table-cell>
          <table:table-cell office:value-type="float" office:value="-12.1526">
            <text:p>-12.1526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40084">
            <text:p>1.4008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5.699836">
            <text:p>-75.699836</text:p>
          </table:table-cell>
          <table:table-cell office:value-type="float" office:value="0.088027">
            <text:p>0.088027</text:p>
          </table:table-cell>
          <table:table-cell office:value-type="float" office:value="0.482242">
            <text:p>0.482242</text:p>
          </table:table-cell>
          <table:table-cell office:value-type="float" office:value="0.667597">
            <text:p>0.667597</text:p>
          </table:table-cell>
          <table:table-cell office:value-type="float" office:value="0">
            <text:p>0</text:p>
          </table:table-cell>
          <table:table-cell office:value-type="float" office:value="2.23943">
            <text:p>2.2394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0.754595">
            <text:p>0.75459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4.937095">
            <text:p>-94.937095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.07544">
            <text:p>0.07544</text:p>
          </table:table-cell>
          <table:table-cell office:value-type="float" office:value="50">
            <text:p>50</text:p>
          </table:table-cell>
          <table:table-cell office:value-type="float" office:value="20.075">
            <text:p>20.075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 office:value-type="float" office:value="0.112746">
            <text:p>0.11274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2.353772">
            <text:p>-92.353772</text:p>
          </table:table-cell>
          <table:table-cell office:value-type="float" office:value="0.088027">
            <text:p>0.088027</text:p>
          </table:table-cell>
          <table:table-cell office:value-type="float" office:value="0.170446">
            <text:p>0.170446</text:p>
          </table:table-cell>
          <table:table-cell office:value-type="float" office:value="0.516689">
            <text:p>0.516689</text:p>
          </table:table-cell>
          <table:table-cell office:value-type="float" office:value="45">
            <text:p>45</text:p>
          </table:table-cell>
          <table:table-cell office:value-type="float" office:value="140.208">
            <text:p>140.208</text:p>
          </table:table-cell>
          <table:table-cell office:value-type="float" office:value="46.4">
            <text:p>46.4</text:p>
          </table:table-cell>
          <table:table-cell office:value-type="float" office:value="8">
            <text:p>8</text:p>
          </table:table-cell>
          <table:table-cell office:value-type="float" office:value="1.01062">
            <text:p>1.0106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2.865647">
            <text:p>-92.865647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0.343976">
            <text:p>0.343976</text:p>
          </table:table-cell>
          <table:table-cell office:value-type="float" office:value="47">
            <text:p>47</text:p>
          </table:table-cell>
          <table:table-cell office:value-type="float" office:value="128.878">
            <text:p>128.878</text:p>
          </table:table-cell>
          <table:table-cell office:value-type="float" office:value="45.8">
            <text:p>45.8</text:p>
          </table:table-cell>
          <table:table-cell office:value-type="float" office:value="7.2">
            <text:p>7.2</text:p>
          </table:table-cell>
          <table:table-cell office:value-type="float" office:value="0.499156">
            <text:p>0.49915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76.304919">
            <text:p>-76.304919</text:p>
          </table:table-cell>
          <table:table-cell office:value-type="float" office:value="0.088027">
            <text:p>0.088027</text:p>
          </table:table-cell>
          <table:table-cell office:value-type="float" office:value="0.124493">
            <text:p>0.124493</text:p>
          </table:table-cell>
          <table:table-cell office:value-type="float" office:value="0.667597">
            <text:p>0.667597</text:p>
          </table:table-cell>
          <table:table-cell office:value-type="float" office:value="1">
            <text:p>1</text:p>
          </table:table-cell>
          <table:table-cell office:value-type="float" office:value="5.67195">
            <text:p>5.67195</text:p>
          </table:table-cell>
          <table:table-cell office:value-type="float" office:value="4.6">
            <text:p>4.6</text:p>
          </table:table-cell>
          <table:table-cell office:value-type="float" office:value="4.1">
            <text:p>4.1</text:p>
          </table:table-cell>
          <table:table-cell office:value-type="float" office:value="0.767096">
            <text:p>0.76709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3.090571">
            <text:p>-93.090571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0.762837">
            <text:p>0.762837</text:p>
          </table:table-cell>
          <table:table-cell office:value-type="float" office:value="46">
            <text:p>46</text:p>
          </table:table-cell>
          <table:table-cell office:value-type="float" office:value="141.314">
            <text:p>141.314</text:p>
          </table:table-cell>
          <table:table-cell office:value-type="float" office:value="46.6">
            <text:p>46.6</text:p>
          </table:table-cell>
          <table:table-cell office:value-type="float" office:value="8.1">
            <text:p>8.1</text:p>
          </table:table-cell>
          <table:table-cell office:value-type="float" office:value="1.58855">
            <text:p>1.5885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945714">
            <text:p>-94.945714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.07544">
            <text:p>0.07544</text:p>
          </table:table-cell>
          <table:table-cell office:value-type="float" office:value="43">
            <text:p>43</text:p>
          </table:table-cell>
          <table:table-cell office:value-type="float" office:value="18.8164">
            <text:p>18.8164</text:p>
          </table:table-cell>
          <table:table-cell office:value-type="float" office:value="14.3">
            <text:p>14.3</text:p>
          </table:table-cell>
          <table:table-cell office:value-type="float" office:value="0.2">
            <text:p>0.2</text:p>
          </table:table-cell>
          <table:table-cell office:value-type="float" office:value="0.091489">
            <text:p>0.09148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77.041419">
            <text:p>-77.041419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0.311844">
            <text:p>0.311844</text:p>
          </table:table-cell>
          <table:table-cell office:value-type="float" office:value="0">
            <text:p>0</text:p>
          </table:table-cell>
          <table:table-cell office:value-type="float" office:value="7.27601">
            <text:p>7.27601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0.259621">
            <text:p>0.25962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4.525912">
            <text:p>-94.525912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0.230095">
            <text:p>0.230095</text:p>
          </table:table-cell>
          <table:table-cell office:value-type="float" office:value="49">
            <text:p>49</text:p>
          </table:table-cell>
          <table:table-cell office:value-type="float" office:value="51.6943">
            <text:p>51.6943</text:p>
          </table:table-cell>
          <table:table-cell office:value-type="float" office:value="30.3">
            <text:p>30.3</text:p>
          </table:table-cell>
          <table:table-cell office:value-type="float" office:value="2.3">
            <text:p>2.3</text:p>
          </table:table-cell>
          <table:table-cell office:value-type="float" office:value="0.925842">
            <text:p>0.92584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.766601">
            <text:p>0.76660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4.67794">
            <text:p>-4.67794</text:p>
          </table:table-cell>
          <table:table-cell office:value-type="float" office:value="2.7">
            <text:p>2.7</text:p>
          </table:table-cell>
          <table:table-cell office:value-type="float" office:value="2.4">
            <text:p>2.4</text:p>
          </table:table-cell>
          <table:table-cell office:value-type="float" office:value="1.93764">
            <text:p>1.9376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0.384666">
            <text:p>-70.384666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2.662652">
            <text:p>2.662652</text:p>
          </table:table-cell>
          <table:table-cell office:value-type="float" office:value="3">
            <text:p>3</text:p>
          </table:table-cell>
          <table:table-cell office:value-type="float" office:value="-9.91868">
            <text:p>-9.91868</text:p>
          </table:table-cell>
          <table:table-cell office:value-type="float" office:value="2.6">
            <text:p>2.6</text:p>
          </table:table-cell>
          <table:table-cell office:value-type="float" office:value="2.1">
            <text:p>2.1</text:p>
          </table:table-cell>
          <table:table-cell office:value-type="float" office:value="1.91289">
            <text:p>1.9128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4.365911">
            <text:p>-94.365911</text:p>
          </table:table-cell>
          <table:table-cell office:value-type="float" office:value="0.088027">
            <text:p>0.088027</text:p>
          </table:table-cell>
          <table:table-cell office:value-type="float" office:value="0.415443">
            <text:p>0.41544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2.9163">
            <text:p>62.9163</text:p>
          </table:table-cell>
          <table:table-cell office:value-type="float" office:value="32.2">
            <text:p>32.2</text:p>
          </table:table-cell>
          <table:table-cell office:value-type="float" office:value="3">
            <text:p>3</text:p>
          </table:table-cell>
          <table:table-cell office:value-type="float" office:value="0.422716">
            <text:p>0.42271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7.051544">
            <text:p>-77.051544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1.719656">
            <text:p>1.719656</text:p>
          </table:table-cell>
          <table:table-cell office:value-type="float" office:value="3">
            <text:p>3</text:p>
          </table:table-cell>
          <table:table-cell office:value-type="float" office:value="5.55944">
            <text:p>5.55944</text:p>
          </table:table-cell>
          <table:table-cell office:value-type="float" office:value="4.9">
            <text:p>4.9</text:p>
          </table:table-cell>
          <table:table-cell office:value-type="float" office:value="4.2">
            <text:p>4.2</text:p>
          </table:table-cell>
          <table:table-cell office:value-type="float" office:value="1.6376">
            <text:p>1.637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4.342793">
            <text:p>-94.342793</text:p>
          </table:table-cell>
          <table:table-cell office:value-type="float" office:value="0.088027">
            <text:p>0.088027</text:p>
          </table:table-cell>
          <table:table-cell office:value-type="float" office:value="0.415443">
            <text:p>0.41544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1.4748">
            <text:p>61.4748</text:p>
          </table:table-cell>
          <table:table-cell office:value-type="float" office:value="31.9">
            <text:p>31.9</text:p>
          </table:table-cell>
          <table:table-cell office:value-type="float" office:value="2.9">
            <text:p>2.9</text:p>
          </table:table-cell>
          <table:table-cell office:value-type="float" office:value="0.348289">
            <text:p>0.34828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0.316923">
            <text:p>-70.316923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2.509474">
            <text:p>2.509474</text:p>
          </table:table-cell>
          <table:table-cell office:value-type="float" office:value="4">
            <text:p>4</text:p>
          </table:table-cell>
          <table:table-cell office:value-type="float" office:value="-5.63567">
            <text:p>-5.63567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0.807824">
            <text:p>0.80782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77.56054">
            <text:p>-77.56054</text:p>
          </table:table-cell>
          <table:table-cell office:value-type="float" office:value="0.088027">
            <text:p>0.088027</text:p>
          </table:table-cell>
          <table:table-cell office:value-type="float" office:value="0.510699">
            <text:p>0.510699</text:p>
          </table:table-cell>
          <table:table-cell office:value-type="float" office:value="0.881634">
            <text:p>0.881634</text:p>
          </table:table-cell>
          <table:table-cell office:value-type="float" office:value="4">
            <text:p>4</text:p>
          </table:table-cell>
          <table:table-cell office:value-type="float" office:value="10.0643">
            <text:p>10.0643</text:p>
          </table:table-cell>
          <table:table-cell office:value-type="float" office:value="5.4">
            <text:p>5.4</text:p>
          </table:table-cell>
          <table:table-cell office:value-type="float" office:value="4.8">
            <text:p>4.8</text:p>
          </table:table-cell>
          <table:table-cell office:value-type="float" office:value="1.87127">
            <text:p>1.8712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4.791418">
            <text:p>-94.791418</text:p>
          </table:table-cell>
          <table:table-cell office:value-type="float" office:value="0.088027">
            <text:p>0.088027</text:p>
          </table:table-cell>
          <table:table-cell office:value-type="float" office:value="0.744607">
            <text:p>0.74460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3.2067">
            <text:p>33.2067</text:p>
          </table:table-cell>
          <table:table-cell office:value-type="float" office:value="22.3">
            <text:p>22.3</text:p>
          </table:table-cell>
          <table:table-cell office:value-type="float" office:value="1.1">
            <text:p>1.1</text:p>
          </table:table-cell>
          <table:table-cell office:value-type="float" office:value="0.446981">
            <text:p>0.44698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94.575781">
            <text:p>-94.575781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.088465">
            <text:p>0.088465</text:p>
          </table:table-cell>
          <table:table-cell office:value-type="float" office:value="47">
            <text:p>47</text:p>
          </table:table-cell>
          <table:table-cell office:value-type="float" office:value="48.6355">
            <text:p>48.6355</text:p>
          </table:table-cell>
          <table:table-cell office:value-type="float" office:value="28.8">
            <text:p>28.8</text:p>
          </table:table-cell>
          <table:table-cell office:value-type="float" office:value="2.1">
            <text:p>2.1</text:p>
          </table:table-cell>
          <table:table-cell office:value-type="float" office:value="0.721167">
            <text:p>0.72116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4.126976">
            <text:p>-94.126976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1.9781">
            <text:p>81.9781</text:p>
          </table:table-cell>
          <table:table-cell office:value-type="float" office:value="37.6">
            <text:p>37.6</text:p>
          </table:table-cell>
          <table:table-cell office:value-type="float" office:value="4.2">
            <text:p>4.2</text:p>
          </table:table-cell>
          <table:table-cell office:value-type="float" office:value="0.841523">
            <text:p>0.84152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4.287211">
            <text:p>-94.287211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0.179412">
            <text:p>0.179412</text:p>
          </table:table-cell>
          <table:table-cell office:value-type="float" office:value="48">
            <text:p>48</text:p>
          </table:table-cell>
          <table:table-cell office:value-type="float" office:value="67.5259">
            <text:p>67.5259</text:p>
          </table:table-cell>
          <table:table-cell office:value-type="float" office:value="34.1">
            <text:p>34.1</text:p>
          </table:table-cell>
          <table:table-cell office:value-type="float" office:value="3.3">
            <text:p>3.3</text:p>
          </table:table-cell>
          <table:table-cell office:value-type="float" office:value="1.07433">
            <text:p>1.074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.887485">
            <text:p>0.887485</text:p>
          </table:table-cell>
          <table:table-cell office:value-type="float" office:value="3.684454">
            <text:p>3.684454</text:p>
          </table:table-cell>
          <table:table-cell office:value-type="float" office:value="7">
            <text:p>7</text:p>
          </table:table-cell>
          <table:table-cell office:value-type="float" office:value="-4.9998">
            <text:p>-4.9998</text:p>
          </table:table-cell>
          <table:table-cell office:value-type="float" office:value="3.3">
            <text:p>3.3</text:p>
          </table:table-cell>
          <table:table-cell office:value-type="float" office:value="2.9">
            <text:p>2.9</text:p>
          </table:table-cell>
          <table:table-cell office:value-type="float" office:value="0.683467">
            <text:p>0.6834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0.199426">
            <text:p>-70.199426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3.684454">
            <text:p>3.684454</text:p>
          </table:table-cell>
          <table:table-cell office:value-type="float" office:value="5">
            <text:p>5</text:p>
          </table:table-cell>
          <table:table-cell office:value-type="float" office:value="-6.88964">
            <text:p>-6.88964</text:p>
          </table:table-cell>
          <table:table-cell office:value-type="float" office:value="3.2">
            <text:p>3.2</text:p>
          </table:table-cell>
          <table:table-cell office:value-type="float" office:value="3.1">
            <text:p>3.1</text:p>
          </table:table-cell>
          <table:table-cell office:value-type="float" office:value="1.95026">
            <text:p>1.9502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2.601878">
            <text:p>-72.601878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3.978097">
            <text:p>3.978097</text:p>
          </table:table-cell>
          <table:table-cell office:value-type="float" office:value="5">
            <text:p>5</text:p>
          </table:table-cell>
          <table:table-cell office:value-type="float" office:value="1.53272">
            <text:p>1.53272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1.46884">
            <text:p>1.4688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94.813556">
            <text:p>-94.813556</text:p>
          </table:table-cell>
          <table:table-cell office:value-type="float" office:value="0.088027">
            <text:p>0.088027</text:p>
          </table:table-cell>
          <table:table-cell office:value-type="float" office:value="0.783213">
            <text:p>0.783213</text:p>
          </table:table-cell>
          <table:table-cell office:value-type="float" office:value="0.230095">
            <text:p>0.230095</text:p>
          </table:table-cell>
          <table:table-cell office:value-type="float" office:value="46">
            <text:p>46</text:p>
          </table:table-cell>
          <table:table-cell office:value-type="float" office:value="29.7481">
            <text:p>29.7481</text:p>
          </table:table-cell>
          <table:table-cell office:value-type="float" office:value="18.6">
            <text:p>18.6</text:p>
          </table:table-cell>
          <table:table-cell office:value-type="float" office:value="0.9">
            <text:p>0.9</text:p>
          </table:table-cell>
          <table:table-cell office:value-type="float" office:value="0.417638">
            <text:p>0.41763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4.859512">
            <text:p>-94.859512</text:p>
          </table:table-cell>
          <table:table-cell office:value-type="float" office:value="0.088027">
            <text:p>0.088027</text:p>
          </table:table-cell>
          <table:table-cell office:value-type="float" office:value="0.133125">
            <text:p>0.13312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9.857">
            <text:p>29.857</text:p>
          </table:table-cell>
          <table:table-cell office:value-type="float" office:value="19.1">
            <text:p>19.1</text:p>
          </table:table-cell>
          <table:table-cell office:value-type="float" office:value="0.9">
            <text:p>0.9</text:p>
          </table:table-cell>
          <table:table-cell office:value-type="float" office:value="0.063646">
            <text:p>0.06364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3.534595">
            <text:p>-73.534595</text:p>
          </table:table-cell>
          <table:table-cell office:value-type="float" office:value="0.088027">
            <text:p>0.088027</text:p>
          </table:table-cell>
          <table:table-cell office:value-type="float" office:value="0.537397">
            <text:p>0.537397</text:p>
          </table:table-cell>
          <table:table-cell office:value-type="float" office:value="2.86355">
            <text:p>2.86355</text:p>
          </table:table-cell>
          <table:table-cell office:value-type="float" office:value="3">
            <text:p>3</text:p>
          </table:table-cell>
          <table:table-cell office:value-type="float" office:value="-7.63163">
            <text:p>-7.63163</text:p>
          </table:table-cell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1.94305">
            <text:p>1.9430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77.11906">
            <text:p>-77.11906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1.981555">
            <text:p>1.981555</text:p>
          </table:table-cell>
          <table:table-cell office:value-type="float" office:value="4">
            <text:p>4</text:p>
          </table:table-cell>
          <table:table-cell office:value-type="float" office:value="9.88741">
            <text:p>9.88741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.49206">
            <text:p>1.4920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2.343406">
            <text:p>-72.343406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1.648495">
            <text:p>1.648495</text:p>
          </table:table-cell>
          <table:table-cell office:value-type="float" office:value="6">
            <text:p>6</text:p>
          </table:table-cell>
          <table:table-cell office:value-type="float" office:value="1.58377">
            <text:p>1.58377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  <table:table-cell office:value-type="float" office:value="1.30995">
            <text:p>1.3099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74.759927">
            <text:p>-74.759927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1.648495">
            <text:p>1.648495</text:p>
          </table:table-cell>
          <table:table-cell office:value-type="float" office:value="1">
            <text:p>1</text:p>
          </table:table-cell>
          <table:table-cell office:value-type="float" office:value="-5.48706">
            <text:p>-5.48706</text:p>
          </table:table-cell>
          <table:table-cell table:number-columns-repeated="2" office:value-type="float" office:value="4">
            <text:p>4</text:p>
          </table:table-cell>
          <table:table-cell office:value-type="float" office:value="1.02922">
            <text:p>1.0292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94.444679">
            <text:p>-94.444679</text:p>
          </table:table-cell>
          <table:table-cell office:value-type="float" office:value="0.088027">
            <text:p>0.088027</text:p>
          </table:table-cell>
          <table:table-cell office:value-type="float" office:value="0.603963">
            <text:p>0.60396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.383">
            <text:p>45.383</text:p>
          </table:table-cell>
          <table:table-cell office:value-type="float" office:value="25.9">
            <text:p>25.9</text:p>
          </table:table-cell>
          <table:table-cell office:value-type="float" office:value="1.9">
            <text:p>1.9</text:p>
          </table:table-cell>
          <table:table-cell office:value-type="float" office:value="0.368331">
            <text:p>0.36833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94.935418">
            <text:p>-94.935418</text:p>
          </table:table-cell>
          <table:table-cell office:value-type="float" office:value="0.088027">
            <text:p>0.088027</text:p>
          </table:table-cell>
          <table:table-cell office:value-type="float" office:value="1">
            <text:p>1</text:p>
          </table:table-cell>
          <table:table-cell office:value-type="float" office:value="1.730689">
            <text:p>1.730689</text:p>
          </table:table-cell>
          <table:table-cell office:value-type="float" office:value="17">
            <text:p>17</text:p>
          </table:table-cell>
          <table:table-cell office:value-type="float" office:value="20.42">
            <text:p>20.42</text:p>
          </table:table-cell>
          <table:table-cell office:value-type="float" office:value="15.1">
            <text:p>15.1</text:p>
          </table:table-cell>
          <table:table-cell office:value-type="float" office:value="0.3">
            <text:p>0.3</text:p>
          </table:table-cell>
          <table:table-cell office:value-type="float" office:value="0.405657">
            <text:p>0.40565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70">
            <text:p>-70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2.509474">
            <text:p>2.509474</text:p>
          </table:table-cell>
          <table:table-cell office:value-type="float" office:value="1">
            <text:p>1</text:p>
          </table:table-cell>
          <table:table-cell office:value-type="float" office:value="-8.18196">
            <text:p>-8.18196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0.927554">
            <text:p>0.927554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73.211668">
            <text:p>-73.211668</text:p>
          </table:table-cell>
          <table:table-cell office:value-type="float" office:value="0.088027">
            <text:p>0.088027</text:p>
          </table:table-cell>
          <table:table-cell office:value-type="float" office:value="0.598708">
            <text:p>0.59870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99087">
            <text:p>3.99087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14583">
            <text:p>0.21458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73.417852">
            <text:p>-73.417852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4.335891">
            <text:p>4.335891</text:p>
          </table:table-cell>
          <table:table-cell office:value-type="float" office:value="1">
            <text:p>1</text:p>
          </table:table-cell>
          <table:table-cell office:value-type="float" office:value="-5.248">
            <text:p>-5.248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.65362">
            <text:p>1.6536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70.364857">
            <text:p>-70.364857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2.783222">
            <text:p>2.783222</text:p>
          </table:table-cell>
          <table:table-cell office:value-type="float" office:value="1">
            <text:p>1</text:p>
          </table:table-cell>
          <table:table-cell office:value-type="float" office:value="-9.61146">
            <text:p>-9.61146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0.645396">
            <text:p>0.64539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71.477927">
            <text:p>-71.477927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2.509474">
            <text:p>2.509474</text:p>
          </table:table-cell>
          <table:table-cell office:value-type="float" office:value="6">
            <text:p>6</text:p>
          </table:table-cell>
          <table:table-cell office:value-type="float" office:value="-5.07506">
            <text:p>-5.07506</text:p>
          </table:table-cell>
          <table:table-cell office:value-type="float" office:value="3.8">
            <text:p>3.8</text:p>
          </table:table-cell>
          <table:table-cell office:value-type="float" office:value="3.5">
            <text:p>3.5</text:p>
          </table:table-cell>
          <table:table-cell office:value-type="float" office:value="1.73915">
            <text:p>1.7391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70.166834">
            <text:p>-70.166834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3.425937">
            <text:p>3.425937</text:p>
          </table:table-cell>
          <table:table-cell office:value-type="float" office:value="7">
            <text:p>7</text:p>
          </table:table-cell>
          <table:table-cell office:value-type="float" office:value="2.3933">
            <text:p>2.3933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1.54321">
            <text:p>1.5432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0.193432">
            <text:p>-70.193432</text:p>
          </table:table-cell>
          <table:table-cell office:value-type="float" office:value="0.088027">
            <text:p>0.088027</text:p>
          </table:table-cell>
          <table:table-cell office:value-type="float" office:value="0.736288">
            <text:p>0.736288</text:p>
          </table:table-cell>
          <table:table-cell office:value-type="float" office:value="4.01922">
            <text:p>4.01922</text:p>
          </table:table-cell>
          <table:table-cell office:value-type="float" office:value="6">
            <text:p>6</text:p>
          </table:table-cell>
          <table:table-cell office:value-type="float" office:value="-7.12664">
            <text:p>-7.12664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1.49867">
            <text:p>1.4986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72.434122">
            <text:p>-72.434122</text:p>
          </table:table-cell>
          <table:table-cell office:value-type="float" office:value="0.088027">
            <text:p>0.088027</text:p>
          </table:table-cell>
          <table:table-cell office:value-type="float" office:value="0">
            <text:p>0</text:p>
          </table:table-cell>
          <table:table-cell office:value-type="float" office:value="1.648495">
            <text:p>1.648495</text:p>
          </table:table-cell>
          <table:table-cell office:value-type="float" office:value="5">
            <text:p>5</text:p>
          </table:table-cell>
          <table:table-cell office:value-type="float" office:value="4.73606">
            <text:p>4.73606</text:p>
          </table:table-cell>
          <table:table-cell office:value-type="float" office:value="5.8">
            <text:p>5.8</text:p>
          </table:table-cell>
          <table:table-cell office:value-type="float" office:value="5.3">
            <text:p>5.3</text:p>
          </table:table-cell>
          <table:table-cell office:value-type="float" office:value="1.6441">
            <text:p>1.6441</text:p>
          </table:table-cell>
        </table:table-row>
      </table:table>
      <table:table table:name="50.se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220.123972">
            <text:p>-1220.123972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2.188013">
            <text:p>2.188013</text:p>
          </table:table-cell>
          <table:table-cell office:value-type="float" office:value="505">
            <text:p>505</text:p>
          </table:table-cell>
          <table:table-cell office:value-type="float" office:value="15.165">
            <text:p>15.16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0737">
            <text:p>0.00073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1.262162">
            <text:p>-71.262162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4.174197">
            <text:p>4.174197</text:p>
          </table:table-cell>
          <table:table-cell office:value-type="float" office:value="7">
            <text:p>7</text:p>
          </table:table-cell>
          <table:table-cell office:value-type="float" office:value="-5.00406">
            <text:p>-5.00406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1.73187">
            <text:p>1.7318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70">
            <text:p>-70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10.9093">
            <text:p>-10.9093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49362">
            <text:p>1.4936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3.098566">
            <text:p>-93.098566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1.186">
            <text:p>111.186</text:p>
          </table:table-cell>
          <table:table-cell office:value-type="float" office:value="42.2">
            <text:p>42.2</text:p>
          </table:table-cell>
          <table:table-cell office:value-type="float" office:value="6.1">
            <text:p>6.1</text:p>
          </table:table-cell>
          <table:table-cell office:value-type="float" office:value="1.809">
            <text:p>1.80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70">
            <text:p>-70</text:p>
          </table:table-cell>
          <table:table-cell office:value-type="float" office:value="0.145912">
            <text:p>0.145912</text:p>
          </table:table-cell>
          <table:table-cell office:value-type="float" office:value="0.751635">
            <text:p>0.751635</text:p>
          </table:table-cell>
          <table:table-cell office:value-type="float" office:value="2.737823">
            <text:p>2.737823</text:p>
          </table:table-cell>
          <table:table-cell office:value-type="float" office:value="3">
            <text:p>3</text:p>
          </table:table-cell>
          <table:table-cell office:value-type="float" office:value="-10.104">
            <text:p>-10.104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1.82202">
            <text:p>1.8220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71.190444">
            <text:p>-71.190444</text:p>
          </table:table-cell>
          <table:table-cell office:value-type="float" office:value="0.145912">
            <text:p>0.145912</text:p>
          </table:table-cell>
          <table:table-cell office:value-type="float" office:value="0.753704">
            <text:p>0.753704</text:p>
          </table:table-cell>
          <table:table-cell office:value-type="float" office:value="1.756455">
            <text:p>1.756455</text:p>
          </table:table-cell>
          <table:table-cell office:value-type="float" office:value="6">
            <text:p>6</text:p>
          </table:table-cell>
          <table:table-cell office:value-type="float" office:value="1.70045">
            <text:p>1.70045</text:p>
          </table:table-cell>
          <table:table-cell office:value-type="float" office:value="4.1">
            <text:p>4.1</text:p>
          </table:table-cell>
          <table:table-cell office:value-type="float" office:value="3.6">
            <text:p>3.6</text:p>
          </table:table-cell>
          <table:table-cell office:value-type="float" office:value="1.59081">
            <text:p>1.5908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0">
            <text:p>-70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2.241255">
            <text:p>2.241255</text:p>
          </table:table-cell>
          <table:table-cell office:value-type="float" office:value="3">
            <text:p>3</text:p>
          </table:table-cell>
          <table:table-cell office:value-type="float" office:value="-10.4902">
            <text:p>-10.4902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25808">
            <text:p>1.2580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5.430158">
            <text:p>-75.430158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1.099378">
            <text:p>1.099378</text:p>
          </table:table-cell>
          <table:table-cell office:value-type="float" office:value="3">
            <text:p>3</text:p>
          </table:table-cell>
          <table:table-cell office:value-type="float" office:value="2.51981">
            <text:p>2.51981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0.931971">
            <text:p>0.93197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2.007711">
            <text:p>-72.007711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3.122973">
            <text:p>3.122973</text:p>
          </table:table-cell>
          <table:table-cell office:value-type="float" office:value="0">
            <text:p>0</text:p>
          </table:table-cell>
          <table:table-cell office:value-type="float" office:value="-5.71744">
            <text:p>-5.71744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.99642">
            <text:p>1.9964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76.836229">
            <text:p>-76.836229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0.282071">
            <text:p>0.282071</text:p>
          </table:table-cell>
          <table:table-cell office:value-type="float" office:value="3">
            <text:p>3</text:p>
          </table:table-cell>
          <table:table-cell office:value-type="float" office:value="14.8072">
            <text:p>14.8072</text:p>
          </table:table-cell>
          <table:table-cell office:value-type="float" office:value="7.5">
            <text:p>7.5</text:p>
          </table:table-cell>
          <table:table-cell office:value-type="float" office:value="6.9">
            <text:p>6.9</text:p>
          </table:table-cell>
          <table:table-cell office:value-type="float" office:value="1.94463">
            <text:p>1.944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70.671548">
            <text:p>-70.671548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3.070801">
            <text:p>3.070801</text:p>
          </table:table-cell>
          <table:table-cell office:value-type="float" office:value="3">
            <text:p>3</text:p>
          </table:table-cell>
          <table:table-cell office:value-type="float" office:value="-9.82871">
            <text:p>-9.82871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.42956">
            <text:p>1.4295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74.797942">
            <text:p>-74.797942</text:p>
          </table:table-cell>
          <table:table-cell office:value-type="float" office:value="0.145912">
            <text:p>0.145912</text:p>
          </table:table-cell>
          <table:table-cell office:value-type="float" office:value="0.250743">
            <text:p>0.250743</text:p>
          </table:table-cell>
          <table:table-cell office:value-type="float" office:value="2.105647">
            <text:p>2.105647</text:p>
          </table:table-cell>
          <table:table-cell office:value-type="float" office:value="0">
            <text:p>0</text:p>
          </table:table-cell>
          <table:table-cell office:value-type="float" office:value="0.971724">
            <text:p>0.971724</text:p>
          </table:table-cell>
          <table:table-cell office:value-type="float" office:value="3.7">
            <text:p>3.7</text:p>
          </table:table-cell>
          <table:table-cell office:value-type="float" office:value="3.2">
            <text:p>3.2</text:p>
          </table:table-cell>
          <table:table-cell office:value-type="float" office:value="1.97098">
            <text:p>1.9709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4.790188">
            <text:p>-94.790188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3.2832">
            <text:p>33.2832</text:p>
          </table:table-cell>
          <table:table-cell office:value-type="float" office:value="22.3">
            <text:p>22.3</text:p>
          </table:table-cell>
          <table:table-cell office:value-type="float" office:value="1.1">
            <text:p>1.1</text:p>
          </table:table-cell>
          <table:table-cell office:value-type="float" office:value="0.329653">
            <text:p>0.32965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3.174459">
            <text:p>-93.174459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5.711">
            <text:p>115.711</text:p>
          </table:table-cell>
          <table:table-cell office:value-type="float" office:value="42.4">
            <text:p>42.4</text:p>
          </table:table-cell>
          <table:table-cell office:value-type="float" office:value="6.4">
            <text:p>6.4</text:p>
          </table:table-cell>
          <table:table-cell office:value-type="float" office:value="1.74407">
            <text:p>1.7440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423106">
            <text:p>-94.423106</text:p>
          </table:table-cell>
          <table:table-cell office:value-type="float" office:value="0.145912">
            <text:p>0.145912</text:p>
          </table:table-cell>
          <table:table-cell office:value-type="float" office:value="0.405077">
            <text:p>0.40507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3.5546">
            <text:p>53.5546</text:p>
          </table:table-cell>
          <table:table-cell office:value-type="float" office:value="30">
            <text:p>30</text:p>
          </table:table-cell>
          <table:table-cell office:value-type="float" office:value="2.4">
            <text:p>2.4</text:p>
          </table:table-cell>
          <table:table-cell office:value-type="float" office:value="0.276731">
            <text:p>0.27673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4.925883">
            <text:p>-94.925883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8.2865">
            <text:p>18.2865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0.02921">
            <text:p>0.0292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72.898626">
            <text:p>-72.898626</text:p>
          </table:table-cell>
          <table:table-cell office:value-type="float" office:value="0.145912">
            <text:p>0.145912</text:p>
          </table:table-cell>
          <table:table-cell office:value-type="float" office:value="0.296784">
            <text:p>0.296784</text:p>
          </table:table-cell>
          <table:table-cell office:value-type="float" office:value="1.843241">
            <text:p>1.843241</text:p>
          </table:table-cell>
          <table:table-cell office:value-type="float" office:value="6">
            <text:p>6</text:p>
          </table:table-cell>
          <table:table-cell office:value-type="float" office:value="5.79072">
            <text:p>5.79072</text:p>
          </table:table-cell>
          <table:table-cell office:value-type="float" office:value="4.5">
            <text:p>4.5</text:p>
          </table:table-cell>
          <table:table-cell office:value-type="float" office:value="3.8">
            <text:p>3.8</text:p>
          </table:table-cell>
          <table:table-cell office:value-type="float" office:value="1.50697">
            <text:p>1.5069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0.636627">
            <text:p>-70.636627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2.99826">
            <text:p>2.99826</text:p>
          </table:table-cell>
          <table:table-cell office:value-type="float" office:value="3">
            <text:p>3</text:p>
          </table:table-cell>
          <table:table-cell office:value-type="float" office:value="-10.6684">
            <text:p>-10.6684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1.90457">
            <text:p>1.9045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2.550763">
            <text:p>-72.550763</text:p>
          </table:table-cell>
          <table:table-cell office:value-type="float" office:value="0.145912">
            <text:p>0.145912</text:p>
          </table:table-cell>
          <table:table-cell office:value-type="float" office:value="0.558636">
            <text:p>0.558636</text:p>
          </table:table-cell>
          <table:table-cell office:value-type="float" office:value="1.756455">
            <text:p>1.756455</text:p>
          </table:table-cell>
          <table:table-cell office:value-type="float" office:value="5">
            <text:p>5</text:p>
          </table:table-cell>
          <table:table-cell office:value-type="float" office:value="3.08213">
            <text:p>3.08213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1.86132">
            <text:p>1.8613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4.850797">
            <text:p>-94.850797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0.591586">
            <text:p>0.591586</text:p>
          </table:table-cell>
          <table:table-cell office:value-type="float" office:value="50">
            <text:p>50</text:p>
          </table:table-cell>
          <table:table-cell office:value-type="float" office:value="24.7659">
            <text:p>24.7659</text:p>
          </table:table-cell>
          <table:table-cell office:value-type="float" office:value="16.1">
            <text:p>16.1</text:p>
          </table:table-cell>
          <table:table-cell office:value-type="float" office:value="0.6">
            <text:p>0.6</text:p>
          </table:table-cell>
          <table:table-cell office:value-type="float" office:value="0.242738">
            <text:p>0.2427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73.890851">
            <text:p>-73.890851</text:p>
          </table:table-cell>
          <table:table-cell office:value-type="float" office:value="0.145912">
            <text:p>0.145912</text:p>
          </table:table-cell>
          <table:table-cell office:value-type="float" office:value="0.476871">
            <text:p>0.476871</text:p>
          </table:table-cell>
          <table:table-cell office:value-type="float" office:value="1.367623">
            <text:p>1.367623</text:p>
          </table:table-cell>
          <table:table-cell office:value-type="float" office:value="4">
            <text:p>4</text:p>
          </table:table-cell>
          <table:table-cell office:value-type="float" office:value="-5.94629">
            <text:p>-5.94629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1.55416">
            <text:p>1.554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917112">
            <text:p>-94.917112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1.546655">
            <text:p>1.546655</text:p>
          </table:table-cell>
          <table:table-cell office:value-type="float" office:value="50">
            <text:p>50</text:p>
          </table:table-cell>
          <table:table-cell office:value-type="float" office:value="18.87">
            <text:p>18.87</text:p>
          </table:table-cell>
          <table:table-cell office:value-type="float" office:value="14.3">
            <text:p>14.3</text:p>
          </table:table-cell>
          <table:table-cell office:value-type="float" office:value="0.2">
            <text:p>0.2</text:p>
          </table:table-cell>
          <table:table-cell office:value-type="float" office:value="0.183886">
            <text:p>0.18388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73.56579">
            <text:p>-73.56579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0.530973">
            <text:p>0.530973</text:p>
          </table:table-cell>
          <table:table-cell office:value-type="float" office:value="5">
            <text:p>5</text:p>
          </table:table-cell>
          <table:table-cell office:value-type="float" office:value="8.28211">
            <text:p>8.28211</text:p>
          </table:table-cell>
          <table:table-cell office:value-type="float" office:value="5.4">
            <text:p>5.4</text:p>
          </table:table-cell>
          <table:table-cell office:value-type="float" office:value="4.7">
            <text:p>4.7</text:p>
          </table:table-cell>
          <table:table-cell office:value-type="float" office:value="0.970519">
            <text:p>0.97051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1.233777">
            <text:p>-71.233777</text:p>
          </table:table-cell>
          <table:table-cell office:value-type="float" office:value="0.145912">
            <text:p>0.145912</text:p>
          </table:table-cell>
          <table:table-cell office:value-type="float" office:value="0.296784">
            <text:p>0.296784</text:p>
          </table:table-cell>
          <table:table-cell office:value-type="float" office:value="1.843241">
            <text:p>1.843241</text:p>
          </table:table-cell>
          <table:table-cell office:value-type="float" office:value="8">
            <text:p>8</text:p>
          </table:table-cell>
          <table:table-cell office:value-type="float" office:value="7.00299">
            <text:p>7.00299</text:p>
          </table:table-cell>
          <table:table-cell office:value-type="float" office:value="5.1">
            <text:p>5.1</text:p>
          </table:table-cell>
          <table:table-cell office:value-type="float" office:value="4.3">
            <text:p>4.3</text:p>
          </table:table-cell>
          <table:table-cell office:value-type="float" office:value="1.68496">
            <text:p>1.6849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2.663546">
            <text:p>-72.663546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1.864274">
            <text:p>1.864274</text:p>
          </table:table-cell>
          <table:table-cell office:value-type="float" office:value="5">
            <text:p>5</text:p>
          </table:table-cell>
          <table:table-cell office:value-type="float" office:value="2.81339">
            <text:p>2.81339</text:p>
          </table:table-cell>
          <table:table-cell office:value-type="float" office:value="5.3">
            <text:p>5.3</text:p>
          </table:table-cell>
          <table:table-cell office:value-type="float" office:value="4.8">
            <text:p>4.8</text:p>
          </table:table-cell>
          <table:table-cell office:value-type="float" office:value="1.74942">
            <text:p>1.7494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3.905789">
            <text:p>-73.905789</text:p>
          </table:table-cell>
          <table:table-cell office:value-type="float" office:value="0.145912">
            <text:p>0.145912</text:p>
          </table:table-cell>
          <table:table-cell office:value-type="float" office:value="0.509194">
            <text:p>0.509194</text:p>
          </table:table-cell>
          <table:table-cell office:value-type="float" office:value="2.592457">
            <text:p>2.592457</text:p>
          </table:table-cell>
          <table:table-cell office:value-type="float" office:value="0">
            <text:p>0</text:p>
          </table:table-cell>
          <table:table-cell office:value-type="float" office:value="-0.724444">
            <text:p>-0.724444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1.98299">
            <text:p>1.9829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73.586083">
            <text:p>-73.586083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1.467145">
            <text:p>1.467145</text:p>
          </table:table-cell>
          <table:table-cell office:value-type="float" office:value="6">
            <text:p>6</text:p>
          </table:table-cell>
          <table:table-cell office:value-type="float" office:value="2.09541">
            <text:p>2.09541</text:p>
          </table:table-cell>
          <table:table-cell office:value-type="float" office:value="5.2">
            <text:p>5.2</text:p>
          </table:table-cell>
          <table:table-cell office:value-type="float" office:value="4.9">
            <text:p>4.9</text:p>
          </table:table-cell>
          <table:table-cell office:value-type="float" office:value="1.75922">
            <text:p>1.7592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5.411013">
            <text:p>-75.411013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1.453867">
            <text:p>1.453867</text:p>
          </table:table-cell>
          <table:table-cell office:value-type="float" office:value="5">
            <text:p>5</text:p>
          </table:table-cell>
          <table:table-cell office:value-type="float" office:value="-0.425534">
            <text:p>-0.425534</text:p>
          </table:table-cell>
          <table:table-cell office:value-type="float" office:value="5.3">
            <text:p>5.3</text:p>
          </table:table-cell>
          <table:table-cell office:value-type="float" office:value="5.1">
            <text:p>5.1</text:p>
          </table:table-cell>
          <table:table-cell office:value-type="float" office:value="1.32718">
            <text:p>1.3271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4.539856">
            <text:p>-94.539856</text:p>
          </table:table-cell>
          <table:table-cell office:value-type="float" office:value="0.145912">
            <text:p>0.145912</text:p>
          </table:table-cell>
          <table:table-cell office:value-type="float" office:value="0.538451">
            <text:p>0.53845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3.2831">
            <text:p>63.2831</text:p>
          </table:table-cell>
          <table:table-cell office:value-type="float" office:value="34.2">
            <text:p>34.2</text:p>
          </table:table-cell>
          <table:table-cell office:value-type="float" office:value="3">
            <text:p>3</text:p>
          </table:table-cell>
          <table:table-cell office:value-type="float" office:value="0.637496">
            <text:p>0.63749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3.199923">
            <text:p>-73.199923</text:p>
          </table:table-cell>
          <table:table-cell office:value-type="float" office:value="0.145912">
            <text:p>0.145912</text:p>
          </table:table-cell>
          <table:table-cell office:value-type="float" office:value="0.717205">
            <text:p>0.717205</text:p>
          </table:table-cell>
          <table:table-cell office:value-type="float" office:value="2.245739">
            <text:p>2.245739</text:p>
          </table:table-cell>
          <table:table-cell office:value-type="float" office:value="1">
            <text:p>1</text:p>
          </table:table-cell>
          <table:table-cell office:value-type="float" office:value="-0.890326">
            <text:p>-0.890326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1.68368">
            <text:p>1.6836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2.81916">
            <text:p>-92.81916</text:p>
          </table:table-cell>
          <table:table-cell office:value-type="float" office:value="0.145912">
            <text:p>0.145912</text:p>
          </table:table-cell>
          <table:table-cell office:value-type="float" office:value="0.504662">
            <text:p>0.50466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17.851">
            <text:p>117.851</text:p>
          </table:table-cell>
          <table:table-cell office:value-type="float" office:value="44.5">
            <text:p>44.5</text:p>
          </table:table-cell>
          <table:table-cell office:value-type="float" office:value="6.5">
            <text:p>6.5</text:p>
          </table:table-cell>
          <table:table-cell office:value-type="float" office:value="0.786575">
            <text:p>0.78657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2.859078">
            <text:p>-92.859078</text:p>
          </table:table-cell>
          <table:table-cell office:value-type="float" office:value="0.145912">
            <text:p>0.145912</text:p>
          </table:table-cell>
          <table:table-cell office:value-type="float" office:value="0.504662">
            <text:p>0.50466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37.095">
            <text:p>137.095</text:p>
          </table:table-cell>
          <table:table-cell office:value-type="float" office:value="46.7">
            <text:p>46.7</text:p>
          </table:table-cell>
          <table:table-cell office:value-type="float" office:value="7.7">
            <text:p>7.7</text:p>
          </table:table-cell>
          <table:table-cell office:value-type="float" office:value="0.776546">
            <text:p>0.77654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4.353682">
            <text:p>-94.353682</text:p>
          </table:table-cell>
          <table:table-cell office:value-type="float" office:value="0.145912">
            <text:p>0.145912</text:p>
          </table:table-cell>
          <table:table-cell office:value-type="float" office:value="0.538451">
            <text:p>0.53845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1.2833">
            <text:p>61.2833</text:p>
          </table:table-cell>
          <table:table-cell office:value-type="float" office:value="31.5">
            <text:p>31.5</text:p>
          </table:table-cell>
          <table:table-cell office:value-type="float" office:value="2.9">
            <text:p>2.9</text:p>
          </table:table-cell>
          <table:table-cell office:value-type="float" office:value="0.452345">
            <text:p>0.45234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70.687448">
            <text:p>-70.687448</text:p>
          </table:table-cell>
          <table:table-cell office:value-type="float" office:value="0.145912">
            <text:p>0.145912</text:p>
          </table:table-cell>
          <table:table-cell office:value-type="float" office:value="0.656932">
            <text:p>0.656932</text:p>
          </table:table-cell>
          <table:table-cell office:value-type="float" office:value="2.245739">
            <text:p>2.245739</text:p>
          </table:table-cell>
          <table:table-cell office:value-type="float" office:value="3">
            <text:p>3</text:p>
          </table:table-cell>
          <table:table-cell office:value-type="float" office:value="-7.88071">
            <text:p>-7.88071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96998">
            <text:p>1.9699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5.645442">
            <text:p>-75.645442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1.678872">
            <text:p>1.678872</text:p>
          </table:table-cell>
          <table:table-cell office:value-type="float" office:value="0">
            <text:p>0</text:p>
          </table:table-cell>
          <table:table-cell office:value-type="float" office:value="4.14456">
            <text:p>4.14456</text:p>
          </table:table-cell>
          <table:table-cell office:value-type="float" office:value="3.7">
            <text:p>3.7</text:p>
          </table:table-cell>
          <table:table-cell office:value-type="float" office:value="3">
            <text:p>3</text:p>
          </table:table-cell>
          <table:table-cell office:value-type="float" office:value="1.61948">
            <text:p>1.6194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3.467251">
            <text:p>-73.467251</text:p>
          </table:table-cell>
          <table:table-cell office:value-type="float" office:value="0.145912">
            <text:p>0.145912</text:p>
          </table:table-cell>
          <table:table-cell office:value-type="float" office:value="0.762243">
            <text:p>0.762243</text:p>
          </table:table-cell>
          <table:table-cell office:value-type="float" office:value="2.105647">
            <text:p>2.105647</text:p>
          </table:table-cell>
          <table:table-cell office:value-type="float" office:value="0">
            <text:p>0</text:p>
          </table:table-cell>
          <table:table-cell office:value-type="float" office:value="-6.30613">
            <text:p>-6.30613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1.38258">
            <text:p>1.3825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3.156579">
            <text:p>-93.156579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0.591586">
            <text:p>0.591586</text:p>
          </table:table-cell>
          <table:table-cell office:value-type="float" office:value="49">
            <text:p>49</text:p>
          </table:table-cell>
          <table:table-cell office:value-type="float" office:value="117.172">
            <text:p>117.172</text:p>
          </table:table-cell>
          <table:table-cell office:value-type="float" office:value="43.5">
            <text:p>43.5</text:p>
          </table:table-cell>
          <table:table-cell office:value-type="float" office:value="6.5">
            <text:p>6.5</text:p>
          </table:table-cell>
          <table:table-cell office:value-type="float" office:value="0.993196">
            <text:p>0.99319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0">
            <text:p>-70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4.174197">
            <text:p>4.174197</text:p>
          </table:table-cell>
          <table:table-cell office:value-type="float" office:value="7">
            <text:p>7</text:p>
          </table:table-cell>
          <table:table-cell office:value-type="float" office:value="-4.95019">
            <text:p>-4.95019</text:p>
          </table:table-cell>
          <table:table-cell office:value-type="float" office:value="3.4">
            <text:p>3.4</text:p>
          </table:table-cell>
          <table:table-cell office:value-type="float" office:value="3.1">
            <text:p>3.1</text:p>
          </table:table-cell>
          <table:table-cell office:value-type="float" office:value="1.74862">
            <text:p>1.7486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5.5467">
            <text:p>-75.5467</text:p>
          </table:table-cell>
          <table:table-cell office:value-type="float" office:value="0.145912">
            <text:p>0.145912</text:p>
          </table:table-cell>
          <table:table-cell office:value-type="float" office:value="0.25704">
            <text:p>0.25704</text:p>
          </table:table-cell>
          <table:table-cell office:value-type="float" office:value="1.678872">
            <text:p>1.678872</text:p>
          </table:table-cell>
          <table:table-cell office:value-type="float" office:value="0">
            <text:p>0</text:p>
          </table:table-cell>
          <table:table-cell office:value-type="float" office:value="-0.67904">
            <text:p>-0.67904</text:p>
          </table:table-cell>
          <table:table-cell office:value-type="float" office:value="3.9">
            <text:p>3.9</text:p>
          </table:table-cell>
          <table:table-cell office:value-type="float" office:value="3.3">
            <text:p>3.3</text:p>
          </table:table-cell>
          <table:table-cell office:value-type="float" office:value="1.55993">
            <text:p>1.5599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0.65519">
            <text:p>-70.65519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2.669107">
            <text:p>2.669107</text:p>
          </table:table-cell>
          <table:table-cell office:value-type="float" office:value="2">
            <text:p>2</text:p>
          </table:table-cell>
          <table:table-cell office:value-type="float" office:value="-9.47408">
            <text:p>-9.4740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40825">
            <text:p>1.4082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70.0264">
            <text:p>-70.0264</text:p>
          </table:table-cell>
          <table:table-cell office:value-type="float" office:value="0.145912">
            <text:p>0.145912</text:p>
          </table:table-cell>
          <table:table-cell office:value-type="float" office:value="0.751635">
            <text:p>0.751635</text:p>
          </table:table-cell>
          <table:table-cell office:value-type="float" office:value="2.544035">
            <text:p>2.544035</text:p>
          </table:table-cell>
          <table:table-cell office:value-type="float" office:value="4">
            <text:p>4</text:p>
          </table:table-cell>
          <table:table-cell office:value-type="float" office:value="-12.5572">
            <text:p>-12.5572</text:p>
          </table:table-cell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1.88163">
            <text:p>1.8816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3.752419">
            <text:p>-93.752419</text:p>
          </table:table-cell>
          <table:table-cell office:value-type="float" office:value="0.145912">
            <text:p>0.145912</text:p>
          </table:table-cell>
          <table:table-cell office:value-type="float" office:value="0.405077">
            <text:p>0.40507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6.5514">
            <text:p>86.5514</text:p>
          </table:table-cell>
          <table:table-cell office:value-type="float" office:value="36.9">
            <text:p>36.9</text:p>
          </table:table-cell>
          <table:table-cell office:value-type="float" office:value="4.5">
            <text:p>4.5</text:p>
          </table:table-cell>
          <table:table-cell office:value-type="float" office:value="0.458113">
            <text:p>0.45811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7.5887">
            <text:p>-77.5887</text:p>
          </table:table-cell>
          <table:table-cell office:value-type="float" office:value="0.145912">
            <text:p>0.145912</text:p>
          </table:table-cell>
          <table:table-cell office:value-type="float" office:value="0.447616">
            <text:p>0.447616</text:p>
          </table:table-cell>
          <table:table-cell office:value-type="float" office:value="0.721512">
            <text:p>0.721512</text:p>
          </table:table-cell>
          <table:table-cell office:value-type="float" office:value="0">
            <text:p>0</text:p>
          </table:table-cell>
          <table:table-cell office:value-type="float" office:value="9.36592">
            <text:p>9.36592</text:p>
          </table:table-cell>
          <table:table-cell office:value-type="float" office:value="6.8">
            <text:p>6.8</text:p>
          </table:table-cell>
          <table:table-cell office:value-type="float" office:value="5.9">
            <text:p>5.9</text:p>
          </table:table-cell>
          <table:table-cell office:value-type="float" office:value="1.43459">
            <text:p>1.4345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72.04336">
            <text:p>-72.04336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1.469111">
            <text:p>1.469111</text:p>
          </table:table-cell>
          <table:table-cell office:value-type="float" office:value="6">
            <text:p>6</text:p>
          </table:table-cell>
          <table:table-cell office:value-type="float" office:value="1.99361">
            <text:p>1.99361</text:p>
          </table:table-cell>
          <table:table-cell office:value-type="float" office:value="4.4">
            <text:p>4.4</text:p>
          </table:table-cell>
          <table:table-cell office:value-type="float" office:value="3.7">
            <text:p>3.7</text:p>
          </table:table-cell>
          <table:table-cell office:value-type="float" office:value="1.41307">
            <text:p>1.4130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70.48372">
            <text:p>-70.48372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7.44832">
            <text:p>-7.44832</text:p>
          </table:table-cell>
          <table:table-cell office:value-type="float" office:value="3.6">
            <text:p>3.6</text:p>
          </table:table-cell>
          <table:table-cell office:value-type="float" office:value="3.4">
            <text:p>3.4</text:p>
          </table:table-cell>
          <table:table-cell office:value-type="float" office:value="0.496167">
            <text:p>0.4961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522687">
            <text:p>-94.522687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0.591586">
            <text:p>0.591586</text:p>
          </table:table-cell>
          <table:table-cell office:value-type="float" office:value="50">
            <text:p>50</text:p>
          </table:table-cell>
          <table:table-cell office:value-type="float" office:value="43.9114">
            <text:p>43.9114</text:p>
          </table:table-cell>
          <table:table-cell office:value-type="float" office:value="26.7">
            <text:p>26.7</text:p>
          </table:table-cell>
          <table:table-cell office:value-type="float" office:value="1.8">
            <text:p>1.8</text:p>
          </table:table-cell>
          <table:table-cell office:value-type="float" office:value="0.499185">
            <text:p>0.49918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75.516146">
            <text:p>-75.516146</text:p>
          </table:table-cell>
          <table:table-cell office:value-type="float" office:value="0.145912">
            <text:p>0.145912</text:p>
          </table:table-cell>
          <table:table-cell office:value-type="float" office:value="0.903176">
            <text:p>0.903176</text:p>
          </table:table-cell>
          <table:table-cell office:value-type="float" office:value="1.678872">
            <text:p>1.678872</text:p>
          </table:table-cell>
          <table:table-cell office:value-type="float" office:value="0">
            <text:p>0</text:p>
          </table:table-cell>
          <table:table-cell office:value-type="float" office:value="-1.75239">
            <text:p>-1.75239</text:p>
          </table:table-cell>
          <table:table-cell office:value-type="float" office:value="4.6">
            <text:p>4.6</text:p>
          </table:table-cell>
          <table:table-cell office:value-type="float" office:value="4.2">
            <text:p>4.2</text:p>
          </table:table-cell>
          <table:table-cell office:value-type="float" office:value="1.86291">
            <text:p>1.8629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4.887823">
            <text:p>-74.887823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0.686117">
            <text:p>0.686117</text:p>
          </table:table-cell>
          <table:table-cell office:value-type="float" office:value="0">
            <text:p>0</text:p>
          </table:table-cell>
          <table:table-cell office:value-type="float" office:value="-2.6388">
            <text:p>-2.6388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0.804995">
            <text:p>0.80499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4.791863">
            <text:p>-94.791863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2.188013">
            <text:p>2.188013</text:p>
          </table:table-cell>
          <table:table-cell office:value-type="float" office:value="48">
            <text:p>48</text:p>
          </table:table-cell>
          <table:table-cell office:value-type="float" office:value="32.9992">
            <text:p>32.9992</text:p>
          </table:table-cell>
          <table:table-cell office:value-type="float" office:value="19.6">
            <text:p>19.6</text:p>
          </table:table-cell>
          <table:table-cell office:value-type="float" office:value="1.1">
            <text:p>1.1</text:p>
          </table:table-cell>
          <table:table-cell office:value-type="float" office:value="1.59729">
            <text:p>1.5972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4.677582">
            <text:p>-74.677582</text:p>
          </table:table-cell>
          <table:table-cell office:value-type="float" office:value="0.145912">
            <text:p>0.145912</text:p>
          </table:table-cell>
          <table:table-cell office:value-type="float" office:value="0.296784">
            <text:p>0.296784</text:p>
          </table:table-cell>
          <table:table-cell office:value-type="float" office:value="1.181376">
            <text:p>1.181376</text:p>
          </table:table-cell>
          <table:table-cell office:value-type="float" office:value="6">
            <text:p>6</text:p>
          </table:table-cell>
          <table:table-cell office:value-type="float" office:value="11.0459">
            <text:p>11.0459</text:p>
          </table:table-cell>
          <table:table-cell office:value-type="float" office:value="5.5">
            <text:p>5.5</text:p>
          </table:table-cell>
          <table:table-cell office:value-type="float" office:value="4.7">
            <text:p>4.7</text:p>
          </table:table-cell>
          <table:table-cell office:value-type="float" office:value="1.31324">
            <text:p>1.313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73.364485">
            <text:p>-73.364485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1.886479">
            <text:p>1.886479</text:p>
          </table:table-cell>
          <table:table-cell office:value-type="float" office:value="6">
            <text:p>6</text:p>
          </table:table-cell>
          <table:table-cell office:value-type="float" office:value="7.99555">
            <text:p>7.99555</text:p>
          </table:table-cell>
          <table:table-cell office:value-type="float" office:value="4.9">
            <text:p>4.9</text:p>
          </table:table-cell>
          <table:table-cell office:value-type="float" office:value="4">
            <text:p>4</text:p>
          </table:table-cell>
          <table:table-cell office:value-type="float" office:value="1.49153">
            <text:p>1.4915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71.03986">
            <text:p>-71.03986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2.241255">
            <text:p>2.241255</text:p>
          </table:table-cell>
          <table:table-cell office:value-type="float" office:value="3">
            <text:p>3</text:p>
          </table:table-cell>
          <table:table-cell office:value-type="float" office:value="-12.4177">
            <text:p>-12.4177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1.96008">
            <text:p>1.9600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77.197133">
            <text:p>-77.197133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0.394417">
            <text:p>0.394417</text:p>
          </table:table-cell>
          <table:table-cell office:value-type="float" office:value="0">
            <text:p>0</text:p>
          </table:table-cell>
          <table:table-cell office:value-type="float" office:value="6.42328">
            <text:p>6.42328</text:p>
          </table:table-cell>
          <table:table-cell office:value-type="float" office:value="5.2">
            <text:p>5.2</text:p>
          </table:table-cell>
          <table:table-cell office:value-type="float" office:value="4.6">
            <text:p>4.6</text:p>
          </table:table-cell>
          <table:table-cell office:value-type="float" office:value="0.942825">
            <text:p>0.94282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1.565876">
            <text:p>-71.565876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2.188013">
            <text:p>2.188013</text:p>
          </table:table-cell>
          <table:table-cell office:value-type="float" office:value="8">
            <text:p>8</text:p>
          </table:table-cell>
          <table:table-cell office:value-type="float" office:value="-0.066501">
            <text:p>-0.066501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1.80678">
            <text:p>1.8067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4.253939">
            <text:p>-74.253939</text:p>
          </table:table-cell>
          <table:table-cell office:value-type="float" office:value="0.145912">
            <text:p>0.145912</text:p>
          </table:table-cell>
          <table:table-cell office:value-type="float" office:value="0.503684">
            <text:p>0.503684</text:p>
          </table:table-cell>
          <table:table-cell office:value-type="float" office:value="2.592457">
            <text:p>2.592457</text:p>
          </table:table-cell>
          <table:table-cell office:value-type="float" office:value="0">
            <text:p>0</text:p>
          </table:table-cell>
          <table:table-cell office:value-type="float" office:value="-3.6519">
            <text:p>-3.6519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  <table:table-cell office:value-type="float" office:value="1.87036">
            <text:p>1.8703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2.437036">
            <text:p>-92.437036</text:p>
          </table:table-cell>
          <table:table-cell office:value-type="float" office:value="0.145912">
            <text:p>0.145912</text:p>
          </table:table-cell>
          <table:table-cell office:value-type="float" office:value="0.007734">
            <text:p>0.007734</text:p>
          </table:table-cell>
          <table:table-cell office:value-type="float" office:value="0.591586">
            <text:p>0.591586</text:p>
          </table:table-cell>
          <table:table-cell office:value-type="float" office:value="50">
            <text:p>50</text:p>
          </table:table-cell>
          <table:table-cell office:value-type="float" office:value="165.292">
            <text:p>165.292</text:p>
          </table:table-cell>
          <table:table-cell office:value-type="float" office:value="48.5">
            <text:p>48.5</text:p>
          </table:table-cell>
          <table:table-cell office:value-type="float" office:value="9.6">
            <text:p>9.6</text:p>
          </table:table-cell>
          <table:table-cell office:value-type="float" office:value="0.997076">
            <text:p>0.99707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5.100896">
            <text:p>-75.100896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1.678872">
            <text:p>1.678872</text:p>
          </table:table-cell>
          <table:table-cell office:value-type="float" office:value="0">
            <text:p>0</text:p>
          </table:table-cell>
          <table:table-cell office:value-type="float" office:value="6.10285">
            <text:p>6.10285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83552">
            <text:p>1.83552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4.860698">
            <text:p>-94.860698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0.591586">
            <text:p>0.591586</text:p>
          </table:table-cell>
          <table:table-cell office:value-type="float" office:value="50">
            <text:p>50</text:p>
          </table:table-cell>
          <table:table-cell office:value-type="float" office:value="21.6914">
            <text:p>21.6914</text:p>
          </table:table-cell>
          <table:table-cell office:value-type="float" office:value="15.2">
            <text:p>15.2</text:p>
          </table:table-cell>
          <table:table-cell office:value-type="float" office:value="0.4">
            <text:p>0.4</text:p>
          </table:table-cell>
          <table:table-cell office:value-type="float" office:value="0.183183">
            <text:p>0.18318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71.051362">
            <text:p>-71.051362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4.174197">
            <text:p>4.174197</text:p>
          </table:table-cell>
          <table:table-cell office:value-type="float" office:value="7">
            <text:p>7</text:p>
          </table:table-cell>
          <table:table-cell office:value-type="float" office:value="-3.8102">
            <text:p>-3.8102</text:p>
          </table:table-cell>
          <table:table-cell office:value-type="float" office:value="3.5">
            <text:p>3.5</text:p>
          </table:table-cell>
          <table:table-cell office:value-type="float" office:value="3.1">
            <text:p>3.1</text:p>
          </table:table-cell>
          <table:table-cell office:value-type="float" office:value="1.12142">
            <text:p>1.1214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6.536527">
            <text:p>-76.536527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0.282071">
            <text:p>0.282071</text:p>
          </table:table-cell>
          <table:table-cell office:value-type="float" office:value="4">
            <text:p>4</text:p>
          </table:table-cell>
          <table:table-cell office:value-type="float" office:value="8.69385">
            <text:p>8.69385</text:p>
          </table:table-cell>
          <table:table-cell office:value-type="float" office:value="6.2">
            <text:p>6.2</text:p>
          </table:table-cell>
          <table:table-cell office:value-type="float" office:value="5.6">
            <text:p>5.6</text:p>
          </table:table-cell>
          <table:table-cell office:value-type="float" office:value="1.68158">
            <text:p>1.6815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75.301917">
            <text:p>-75.301917</text:p>
          </table:table-cell>
          <table:table-cell office:value-type="float" office:value="0.145912">
            <text:p>0.145912</text:p>
          </table:table-cell>
          <table:table-cell office:value-type="float" office:value="0.363041">
            <text:p>0.363041</text:p>
          </table:table-cell>
          <table:table-cell office:value-type="float" office:value="0.721512">
            <text:p>0.721512</text:p>
          </table:table-cell>
          <table:table-cell office:value-type="float" office:value="3">
            <text:p>3</text:p>
          </table:table-cell>
          <table:table-cell office:value-type="float" office:value="1.14931">
            <text:p>1.14931</text:p>
          </table:table-cell>
          <table:table-cell office:value-type="float" office:value="3.7">
            <text:p>3.7</text:p>
          </table:table-cell>
          <table:table-cell office:value-type="float" office:value="3.1">
            <text:p>3.1</text:p>
          </table:table-cell>
          <table:table-cell office:value-type="float" office:value="0.802042">
            <text:p>0.80204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3.879974">
            <text:p>-73.879974</text:p>
          </table:table-cell>
          <table:table-cell office:value-type="float" office:value="0.145912">
            <text:p>0.145912</text:p>
          </table:table-cell>
          <table:table-cell office:value-type="float" office:value="0.991158">
            <text:p>0.991158</text:p>
          </table:table-cell>
          <table:table-cell office:value-type="float" office:value="2.088152">
            <text:p>2.088152</text:p>
          </table:table-cell>
          <table:table-cell office:value-type="float" office:value="4">
            <text:p>4</text:p>
          </table:table-cell>
          <table:table-cell office:value-type="float" office:value="-2.42094">
            <text:p>-2.42094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1.60237">
            <text:p>1.6023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5.183593">
            <text:p>-75.183593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0.167948">
            <text:p>0.167948</text:p>
          </table:table-cell>
          <table:table-cell office:value-type="float" office:value="0">
            <text:p>0</text:p>
          </table:table-cell>
          <table:table-cell office:value-type="float" office:value="6.46615">
            <text:p>6.46615</text:p>
          </table:table-cell>
          <table:table-cell office:value-type="float" office:value="4.3">
            <text:p>4.3</text:p>
          </table:table-cell>
          <table:table-cell office:value-type="float" office:value="3.6">
            <text:p>3.6</text:p>
          </table:table-cell>
          <table:table-cell office:value-type="float" office:value="1.1957">
            <text:p>1.195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5.445124">
            <text:p>-75.445124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0.282071">
            <text:p>0.282071</text:p>
          </table:table-cell>
          <table:table-cell office:value-type="float" office:value="5">
            <text:p>5</text:p>
          </table:table-cell>
          <table:table-cell office:value-type="float" office:value="3.70612">
            <text:p>3.70612</text:p>
          </table:table-cell>
          <table:table-cell office:value-type="float" office:value="4.1">
            <text:p>4.1</text:p>
          </table:table-cell>
          <table:table-cell office:value-type="float" office:value="3.3">
            <text:p>3.3</text:p>
          </table:table-cell>
          <table:table-cell office:value-type="float" office:value="0.189008">
            <text:p>0.18900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71.292322">
            <text:p>-71.292322</text:p>
          </table:table-cell>
          <table:table-cell office:value-type="float" office:value="0.145912">
            <text:p>0.145912</text:p>
          </table:table-cell>
          <table:table-cell office:value-type="float" office:value="0.753704">
            <text:p>0.753704</text:p>
          </table:table-cell>
          <table:table-cell office:value-type="float" office:value="1.756455">
            <text:p>1.756455</text:p>
          </table:table-cell>
          <table:table-cell office:value-type="float" office:value="5">
            <text:p>5</text:p>
          </table:table-cell>
          <table:table-cell office:value-type="float" office:value="4.42854">
            <text:p>4.42854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67347">
            <text:p>1.6734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2.133534">
            <text:p>-92.133534</text:p>
          </table:table-cell>
          <table:table-cell office:value-type="float" office:value="0.145912">
            <text:p>0.145912</text:p>
          </table:table-cell>
          <table:table-cell office:value-type="float" office:value="0.007734">
            <text:p>0.007734</text:p>
          </table:table-cell>
          <table:table-cell office:value-type="float" office:value="0.591586">
            <text:p>0.591586</text:p>
          </table:table-cell>
          <table:table-cell office:value-type="float" office:value="47">
            <text:p>47</text:p>
          </table:table-cell>
          <table:table-cell office:value-type="float" office:value="155.098">
            <text:p>155.098</text:p>
          </table:table-cell>
          <table:table-cell office:value-type="float" office:value="47.7">
            <text:p>47.7</text:p>
          </table:table-cell>
          <table:table-cell office:value-type="float" office:value="8.9">
            <text:p>8.9</text:p>
          </table:table-cell>
          <table:table-cell office:value-type="float" office:value="1.00831">
            <text:p>1.0083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70">
            <text:p>-70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2.471342">
            <text:p>2.471342</text:p>
          </table:table-cell>
          <table:table-cell office:value-type="float" office:value="3">
            <text:p>3</text:p>
          </table:table-cell>
          <table:table-cell office:value-type="float" office:value="-6.39056">
            <text:p>-6.39056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1.30441">
            <text:p>1.3044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70">
            <text:p>-70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2.241255">
            <text:p>2.241255</text:p>
          </table:table-cell>
          <table:table-cell office:value-type="float" office:value="4">
            <text:p>4</text:p>
          </table:table-cell>
          <table:table-cell office:value-type="float" office:value="-8.97584">
            <text:p>-8.97584</text:p>
          </table:table-cell>
          <table:table-cell office:value-type="float" office:value="2.9">
            <text:p>2.9</text:p>
          </table:table-cell>
          <table:table-cell office:value-type="float" office:value="2.8">
            <text:p>2.8</text:p>
          </table:table-cell>
          <table:table-cell office:value-type="float" office:value="1.72124">
            <text:p>1.7212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0.968847">
            <text:p>-90.968847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5.748">
            <text:p>175.748</text:p>
          </table:table-cell>
          <table:table-cell office:value-type="float" office:value="48.9">
            <text:p>48.9</text:p>
          </table:table-cell>
          <table:table-cell office:value-type="float" office:value="10.3">
            <text:p>10.3</text:p>
          </table:table-cell>
          <table:table-cell office:value-type="float" office:value="1.32144">
            <text:p>1.3214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72.757415">
            <text:p>-72.757415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1.570456">
            <text:p>1.570456</text:p>
          </table:table-cell>
          <table:table-cell office:value-type="float" office:value="8">
            <text:p>8</text:p>
          </table:table-cell>
          <table:table-cell office:value-type="float" office:value="4.74992">
            <text:p>4.74992</text:p>
          </table:table-cell>
          <table:table-cell office:value-type="float" office:value="7.5">
            <text:p>7.5</text:p>
          </table:table-cell>
          <table:table-cell office:value-type="float" office:value="7.1">
            <text:p>7.1</text:p>
          </table:table-cell>
          <table:table-cell office:value-type="float" office:value="1.96966">
            <text:p>1.9696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93.085064">
            <text:p>-93.085064</text:p>
          </table:table-cell>
          <table:table-cell office:value-type="float" office:value="0.145912">
            <text:p>0.145912</text:p>
          </table:table-cell>
          <table:table-cell office:value-type="float" office:value="0.405077">
            <text:p>0.40507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23.96">
            <text:p>123.96</text:p>
          </table:table-cell>
          <table:table-cell office:value-type="float" office:value="45.3">
            <text:p>45.3</text:p>
          </table:table-cell>
          <table:table-cell office:value-type="float" office:value="6.9">
            <text:p>6.9</text:p>
          </table:table-cell>
          <table:table-cell office:value-type="float" office:value="0.653896">
            <text:p>0.65389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5.784015">
            <text:p>-75.784015</text:p>
          </table:table-cell>
          <table:table-cell office:value-type="float" office:value="0.145912">
            <text:p>0.145912</text:p>
          </table:table-cell>
          <table:table-cell office:value-type="float" office:value="0.991158">
            <text:p>0.991158</text:p>
          </table:table-cell>
          <table:table-cell office:value-type="float" office:value="1.678872">
            <text:p>1.678872</text:p>
          </table:table-cell>
          <table:table-cell office:value-type="float" office:value="0">
            <text:p>0</text:p>
          </table:table-cell>
          <table:table-cell office:value-type="float" office:value="2.20854">
            <text:p>2.20854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1.56748">
            <text:p>1.5674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4.471872">
            <text:p>-94.471872</text:p>
          </table:table-cell>
          <table:table-cell office:value-type="float" office:value="0.145912">
            <text:p>0.145912</text:p>
          </table:table-cell>
          <table:table-cell office:value-type="float" office:value="0.689477">
            <text:p>0.68947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1.9673">
            <text:p>51.9673</text:p>
          </table:table-cell>
          <table:table-cell office:value-type="float" office:value="29.7">
            <text:p>29.7</text:p>
          </table:table-cell>
          <table:table-cell office:value-type="float" office:value="2.3">
            <text:p>2.3</text:p>
          </table:table-cell>
          <table:table-cell office:value-type="float" office:value="0.592213">
            <text:p>0.59221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0.398628">
            <text:p>-70.398628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2.162929">
            <text:p>2.162929</text:p>
          </table:table-cell>
          <table:table-cell office:value-type="float" office:value="4">
            <text:p>4</text:p>
          </table:table-cell>
          <table:table-cell office:value-type="float" office:value="-8.11851">
            <text:p>-8.11851</text:p>
          </table:table-cell>
          <table:table-cell office:value-type="float" office:value="3.3">
            <text:p>3.3</text:p>
          </table:table-cell>
          <table:table-cell office:value-type="float" office:value="3.2">
            <text:p>3.2</text:p>
          </table:table-cell>
          <table:table-cell office:value-type="float" office:value="1.69651">
            <text:p>1.6965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2.350945">
            <text:p>-92.350945</text:p>
          </table:table-cell>
          <table:table-cell office:value-type="float" office:value="0.145912">
            <text:p>0.145912</text:p>
          </table:table-cell>
          <table:table-cell office:value-type="float" office:value="0.007734">
            <text:p>0.007734</text:p>
          </table:table-cell>
          <table:table-cell office:value-type="float" office:value="0.591586">
            <text:p>0.591586</text:p>
          </table:table-cell>
          <table:table-cell office:value-type="float" office:value="50">
            <text:p>50</text:p>
          </table:table-cell>
          <table:table-cell office:value-type="float" office:value="153.171">
            <text:p>153.171</text:p>
          </table:table-cell>
          <table:table-cell office:value-type="float" office:value="47.4">
            <text:p>47.4</text:p>
          </table:table-cell>
          <table:table-cell office:value-type="float" office:value="8.8">
            <text:p>8.8</text:p>
          </table:table-cell>
          <table:table-cell office:value-type="float" office:value="0.923325">
            <text:p>0.92332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75.78817">
            <text:p>-75.78817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0.530973">
            <text:p>0.530973</text:p>
          </table:table-cell>
          <table:table-cell office:value-type="float" office:value="0">
            <text:p>0</text:p>
          </table:table-cell>
          <table:table-cell office:value-type="float" office:value="3.86579">
            <text:p>3.86579</text:p>
          </table:table-cell>
          <table:table-cell office:value-type="float" office:value="5.7">
            <text:p>5.7</text:p>
          </table:table-cell>
          <table:table-cell office:value-type="float" office:value="5.4">
            <text:p>5.4</text:p>
          </table:table-cell>
          <table:table-cell office:value-type="float" office:value="1.30033">
            <text:p>1.3003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8.024975">
            <text:p>-78.024975</text:p>
          </table:table-cell>
          <table:table-cell office:value-type="float" office:value="0.145912">
            <text:p>0.145912</text:p>
          </table:table-cell>
          <table:table-cell office:value-type="float" office:value="1">
            <text:p>1</text:p>
          </table:table-cell>
          <table:table-cell office:value-type="float" office:value="0.134433">
            <text:p>0.134433</text:p>
          </table:table-cell>
          <table:table-cell office:value-type="float" office:value="0">
            <text:p>0</text:p>
          </table:table-cell>
          <table:table-cell office:value-type="float" office:value="13.8578">
            <text:p>13.8578</text:p>
          </table:table-cell>
          <table:table-cell office:value-type="float" office:value="6.1">
            <text:p>6.1</text:p>
          </table:table-cell>
          <table:table-cell office:value-type="float" office:value="5.1">
            <text:p>5.1</text:p>
          </table:table-cell>
          <table:table-cell office:value-type="float" office:value="1.1269">
            <text:p>1.126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2.514087">
            <text:p>-72.514087</text:p>
          </table:table-cell>
          <table:table-cell office:value-type="float" office:value="0.145912">
            <text:p>0.145912</text:p>
          </table:table-cell>
          <table:table-cell office:value-type="float" office:value="0.753704">
            <text:p>0.753704</text:p>
          </table:table-cell>
          <table:table-cell office:value-type="float" office:value="1.756455">
            <text:p>1.756455</text:p>
          </table:table-cell>
          <table:table-cell office:value-type="float" office:value="6">
            <text:p>6</text:p>
          </table:table-cell>
          <table:table-cell office:value-type="float" office:value="3.60403">
            <text:p>3.60403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.2851">
            <text:p>1.285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89.996345">
            <text:p>-89.996345</text:p>
          </table:table-cell>
          <table:table-cell office:value-type="float" office:value="0.145912">
            <text:p>0.145912</text:p>
          </table:table-cell>
          <table:table-cell office:value-type="float" office:value="0.538451">
            <text:p>0.53845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00.046">
            <text:p>200.046</text:p>
          </table:table-cell>
          <table:table-cell office:value-type="float" office:value="49">
            <text:p>49</text:p>
          </table:table-cell>
          <table:table-cell office:value-type="float" office:value="11.9">
            <text:p>11.9</text:p>
          </table:table-cell>
          <table:table-cell office:value-type="float" office:value="0.762158">
            <text:p>0.76215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72.779209">
            <text:p>-72.779209</text:p>
          </table:table-cell>
          <table:table-cell office:value-type="float" office:value="0.145912">
            <text:p>0.145912</text:p>
          </table:table-cell>
          <table:table-cell office:value-type="float" office:value="0.447616">
            <text:p>0.4476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400627">
            <text:p>0.400627</text:p>
          </table:table-cell>
          <table:table-cell office:value-type="float" office:value="5.1">
            <text:p>5.1</text:p>
          </table:table-cell>
          <table:table-cell office:value-type="float" office:value="4.5">
            <text:p>4.5</text:p>
          </table:table-cell>
          <table:table-cell office:value-type="float" office:value="0.244063">
            <text:p>0.24406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0.086545">
            <text:p>-70.086545</text:p>
          </table:table-cell>
          <table:table-cell office:value-type="float" office:value="0.145912">
            <text:p>0.145912</text:p>
          </table:table-cell>
          <table:table-cell office:value-type="float" office:value="0.751635">
            <text:p>0.751635</text:p>
          </table:table-cell>
          <table:table-cell office:value-type="float" office:value="3.01798">
            <text:p>3.01798</text:p>
          </table:table-cell>
          <table:table-cell office:value-type="float" office:value="1">
            <text:p>1</text:p>
          </table:table-cell>
          <table:table-cell office:value-type="float" office:value="-11.4691">
            <text:p>-11.4691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.991652">
            <text:p>0.99165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5.425654">
            <text:p>-75.425654</text:p>
          </table:table-cell>
          <table:table-cell office:value-type="float" office:value="0.145912">
            <text:p>0.145912</text:p>
          </table:table-cell>
          <table:table-cell office:value-type="float" office:value="0.903176">
            <text:p>0.903176</text:p>
          </table:table-cell>
          <table:table-cell office:value-type="float" office:value="1.678872">
            <text:p>1.678872</text:p>
          </table:table-cell>
          <table:table-cell office:value-type="float" office:value="0">
            <text:p>0</text:p>
          </table:table-cell>
          <table:table-cell office:value-type="float" office:value="-0.918684">
            <text:p>-0.918684</text:p>
          </table:table-cell>
          <table:table-cell office:value-type="float" office:value="4.1">
            <text:p>4.1</text:p>
          </table:table-cell>
          <table:table-cell office:value-type="float" office:value="3.8">
            <text:p>3.8</text:p>
          </table:table-cell>
          <table:table-cell office:value-type="float" office:value="1.58674">
            <text:p>1.58674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3.467204">
            <text:p>-73.467204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2.245739">
            <text:p>2.245739</text:p>
          </table:table-cell>
          <table:table-cell office:value-type="float" office:value="0">
            <text:p>0</text:p>
          </table:table-cell>
          <table:table-cell office:value-type="float" office:value="-3.79814">
            <text:p>-3.79814</text:p>
          </table:table-cell>
          <table:table-cell office:value-type="float" office:value="3.1">
            <text:p>3.1</text:p>
          </table:table-cell>
          <table:table-cell office:value-type="float" office:value="2.8">
            <text:p>2.8</text:p>
          </table:table-cell>
          <table:table-cell office:value-type="float" office:value="1.55299">
            <text:p>1.5529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70.406495">
            <text:p>-70.406495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2.241255">
            <text:p>2.241255</text:p>
          </table:table-cell>
          <table:table-cell office:value-type="float" office:value="0">
            <text:p>0</text:p>
          </table:table-cell>
          <table:table-cell office:value-type="float" office:value="-15.9306">
            <text:p>-15.9306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 office:value-type="float" office:value="1.59814">
            <text:p>1.59814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4.669808">
            <text:p>-94.669808</text:p>
          </table:table-cell>
          <table:table-cell office:value-type="float" office:value="0.145912">
            <text:p>0.145912</text:p>
          </table:table-cell>
          <table:table-cell office:value-type="float" office:value="0.538451">
            <text:p>0.538451</text:p>
          </table:table-cell>
          <table:table-cell office:value-type="float" office:value="0.283011">
            <text:p>0.283011</text:p>
          </table:table-cell>
          <table:table-cell office:value-type="float" office:value="47">
            <text:p>47</text:p>
          </table:table-cell>
          <table:table-cell office:value-type="float" office:value="36.2368">
            <text:p>36.2368</text:p>
          </table:table-cell>
          <table:table-cell office:value-type="float" office:value="22.7">
            <text:p>22.7</text:p>
          </table:table-cell>
          <table:table-cell office:value-type="float" office:value="1.3">
            <text:p>1.3</text:p>
          </table:table-cell>
          <table:table-cell office:value-type="float" office:value="0.493233">
            <text:p>0.4932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6.638882">
            <text:p>-76.638882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table:number-columns-repeated="2" office:value-type="float" office:value="0">
            <text:p>0</text:p>
          </table:table-cell>
          <table:table-cell office:value-type="float" office:value="9.87301">
            <text:p>9.87301</text:p>
          </table:table-cell>
          <table:table-cell office:value-type="float" office:value="5.5">
            <text:p>5.5</text:p>
          </table:table-cell>
          <table:table-cell office:value-type="float" office:value="4.8">
            <text:p>4.8</text:p>
          </table:table-cell>
          <table:table-cell office:value-type="float" office:value="0.426402">
            <text:p>0.42640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70.698212">
            <text:p>-70.698212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9.1947">
            <text:p>-9.1947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06227">
            <text:p>1.0622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92.874307">
            <text:p>-92.874307</text:p>
          </table:table-cell>
          <table:table-cell office:value-type="float" office:value="0.145912">
            <text:p>0.145912</text:p>
          </table:table-cell>
          <table:table-cell office:value-type="float" office:value="0.504662">
            <text:p>0.50466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1.425">
            <text:p>141.425</text:p>
          </table:table-cell>
          <table:table-cell office:value-type="float" office:value="46.9">
            <text:p>46.9</text:p>
          </table:table-cell>
          <table:table-cell office:value-type="float" office:value="8">
            <text:p>8</text:p>
          </table:table-cell>
          <table:table-cell office:value-type="float" office:value="0.832131">
            <text:p>0.83213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71.227423">
            <text:p>-71.227423</text:p>
          </table:table-cell>
          <table:table-cell office:value-type="float" office:value="0.145912">
            <text:p>0.145912</text:p>
          </table:table-cell>
          <table:table-cell office:value-type="float" office:value="0.541909">
            <text:p>0.541909</text:p>
          </table:table-cell>
          <table:table-cell office:value-type="float" office:value="1.756455">
            <text:p>1.756455</text:p>
          </table:table-cell>
          <table:table-cell office:value-type="float" office:value="6">
            <text:p>6</text:p>
          </table:table-cell>
          <table:table-cell office:value-type="float" office:value="-8.43094">
            <text:p>-8.43094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office:value-type="float" office:value="1.63817">
            <text:p>1.6381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76.433465">
            <text:p>-76.433465</text:p>
          </table:table-cell>
          <table:table-cell office:value-type="float" office:value="0.145912">
            <text:p>0.145912</text:p>
          </table:table-cell>
          <table:table-cell office:value-type="float" office:value="0.447616">
            <text:p>0.447616</text:p>
          </table:table-cell>
          <table:table-cell office:value-type="float" office:value="0.721512">
            <text:p>0.721512</text:p>
          </table:table-cell>
          <table:table-cell office:value-type="float" office:value="0">
            <text:p>0</text:p>
          </table:table-cell>
          <table:table-cell office:value-type="float" office:value="4.88775">
            <text:p>4.88775</text:p>
          </table:table-cell>
          <table:table-cell office:value-type="float" office:value="5.7">
            <text:p>5.7</text:p>
          </table:table-cell>
          <table:table-cell office:value-type="float" office:value="5.1">
            <text:p>5.1</text:p>
          </table:table-cell>
          <table:table-cell office:value-type="float" office:value="1.43396">
            <text:p>1.4339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93.221956">
            <text:p>-93.221956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0.591586">
            <text:p>0.591586</text:p>
          </table:table-cell>
          <table:table-cell office:value-type="float" office:value="46">
            <text:p>46</text:p>
          </table:table-cell>
          <table:table-cell office:value-type="float" office:value="105.893">
            <text:p>105.893</text:p>
          </table:table-cell>
          <table:table-cell office:value-type="float" office:value="41.3">
            <text:p>41.3</text:p>
          </table:table-cell>
          <table:table-cell office:value-type="float" office:value="5.8">
            <text:p>5.8</text:p>
          </table:table-cell>
          <table:table-cell office:value-type="float" office:value="0.926897">
            <text:p>0.92689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70.285777">
            <text:p>-70.285777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2.496349">
            <text:p>2.496349</text:p>
          </table:table-cell>
          <table:table-cell office:value-type="float" office:value="2">
            <text:p>2</text:p>
          </table:table-cell>
          <table:table-cell office:value-type="float" office:value="-11.5401">
            <text:p>-11.5401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1.33022">
            <text:p>1.33022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94.72965">
            <text:p>-94.72965</text:p>
          </table:table-cell>
          <table:table-cell office:value-type="float" office:value="0.145912">
            <text:p>0.145912</text:p>
          </table:table-cell>
          <table:table-cell office:value-type="float" office:value="0.785043">
            <text:p>0.78504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8.1968">
            <text:p>38.1968</text:p>
          </table:table-cell>
          <table:table-cell office:value-type="float" office:value="25.3">
            <text:p>25.3</text:p>
          </table:table-cell>
          <table:table-cell office:value-type="float" office:value="1.4">
            <text:p>1.4</text:p>
          </table:table-cell>
          <table:table-cell office:value-type="float" office:value="0.533265">
            <text:p>0.53326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70">
            <text:p>-70</text:p>
          </table:table-cell>
          <table:table-cell office:value-type="float" office:value="0.145912">
            <text:p>0.145912</text:p>
          </table:table-cell>
          <table:table-cell office:value-type="float" office:value="0.035562">
            <text:p>0.035562</text:p>
          </table:table-cell>
          <table:table-cell office:value-type="float" office:value="2.471342">
            <text:p>2.471342</text:p>
          </table:table-cell>
          <table:table-cell office:value-type="float" office:value="2">
            <text:p>2</text:p>
          </table:table-cell>
          <table:table-cell office:value-type="float" office:value="-12.3364">
            <text:p>-12.3364</text:p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1.67779">
            <text:p>1.6777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71.117017">
            <text:p>-71.117017</text:p>
          </table:table-cell>
          <table:table-cell office:value-type="float" office:value="0.145912">
            <text:p>0.145912</text:p>
          </table:table-cell>
          <table:table-cell office:value-type="float" office:value="0.296784">
            <text:p>0.296784</text:p>
          </table:table-cell>
          <table:table-cell office:value-type="float" office:value="1.843241">
            <text:p>1.843241</text:p>
          </table:table-cell>
          <table:table-cell office:value-type="float" office:value="6">
            <text:p>6</text:p>
          </table:table-cell>
          <table:table-cell office:value-type="float" office:value="2.24015">
            <text:p>2.2401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1.71036">
            <text:p>1.7103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4.003135">
            <text:p>-94.003135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2.7918">
            <text:p>92.7918</text:p>
          </table:table-cell>
          <table:table-cell office:value-type="float" office:value="39.3">
            <text:p>39.3</text:p>
          </table:table-cell>
          <table:table-cell office:value-type="float" office:value="4.9">
            <text:p>4.9</text:p>
          </table:table-cell>
          <table:table-cell office:value-type="float" office:value="0.640094">
            <text:p>0.640094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71.970969">
            <text:p>-71.970969</text:p>
          </table:table-cell>
          <table:table-cell office:value-type="float" office:value="0.145912">
            <text:p>0.145912</text:p>
          </table:table-cell>
          <table:table-cell office:value-type="float" office:value="0">
            <text:p>0</text:p>
          </table:table-cell>
          <table:table-cell office:value-type="float" office:value="2.669107">
            <text:p>2.669107</text:p>
          </table:table-cell>
          <table:table-cell office:value-type="float" office:value="6">
            <text:p>6</text:p>
          </table:table-cell>
          <table:table-cell office:value-type="float" office:value="5.45361">
            <text:p>5.45361</text:p>
          </table:table-cell>
          <table:table-cell office:value-type="float" office:value="4.6">
            <text:p>4.6</text:p>
          </table:table-cell>
          <table:table-cell office:value-type="float" office:value="3.9">
            <text:p>3.9</text:p>
          </table:table-cell>
          <table:table-cell office:value-type="float" office:value="1.52503">
            <text:p>1.5250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0">
            <text:p>-70</text:p>
          </table:table-cell>
          <table:table-cell office:value-type="float" office:value="0.145912">
            <text:p>0.145912</text:p>
          </table:table-cell>
          <table:table-cell office:value-type="float" office:value="0.751635">
            <text:p>0.751635</text:p>
          </table:table-cell>
          <table:table-cell office:value-type="float" office:value="2.544035">
            <text:p>2.544035</text:p>
          </table:table-cell>
          <table:table-cell office:value-type="float" office:value="4">
            <text:p>4</text:p>
          </table:table-cell>
          <table:table-cell office:value-type="float" office:value="-10.9209">
            <text:p>-10.9209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1.85995">
            <text:p>1.8599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71.564192">
            <text:p>-71.564192</text:p>
          </table:table-cell>
          <table:table-cell office:value-type="float" office:value="0.145912">
            <text:p>0.145912</text:p>
          </table:table-cell>
          <table:table-cell office:value-type="float" office:value="0.548509">
            <text:p>0.54850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8.85912">
            <text:p>-8.85912</text:p>
          </table:table-cell>
          <table:table-cell office:value-type="float" office:value="2.2">
            <text:p>2.2</text:p>
          </table:table-cell>
          <table:table-cell office:value-type="float" office:value="2.1">
            <text:p>2.1</text:p>
          </table:table-cell>
          <table:table-cell office:value-type="float" office:value="1.61157">
            <text:p>1.61157</text:p>
          </table:table-cell>
        </table:table-row>
      </table:table>
      <table:table table:name="50.sc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1.86787">
            <text:p>-91.86787</text:p>
          </table:table-cell>
          <table:table-cell office:value-type="float" office:value="0.077335">
            <text:p>0.077335</text:p>
          </table:table-cell>
          <table:table-cell office:value-type="float" office:value="0.21844">
            <text:p>0.21844</text:p>
          </table:table-cell>
          <table:table-cell office:value-type="float" office:value="0.08418">
            <text:p>0.08418</text:p>
          </table:table-cell>
          <table:table-cell office:value-type="float" office:value="36">
            <text:p>36</text:p>
          </table:table-cell>
          <table:table-cell office:value-type="float" office:value="150.562">
            <text:p>150.562</text:p>
          </table:table-cell>
          <table:table-cell office:value-type="float" office:value="48">
            <text:p>48</text:p>
          </table:table-cell>
          <table:table-cell office:value-type="float" office:value="8.7">
            <text:p>8.7</text:p>
          </table:table-cell>
          <table:table-cell office:value-type="float" office:value="0.535738">
            <text:p>0.53573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3.390665">
            <text:p>-93.390665</text:p>
          </table:table-cell>
          <table:table-cell office:value-type="float" office:value="0.093165">
            <text:p>0.093165</text:p>
          </table:table-cell>
          <table:table-cell office:value-type="float" office:value="0.907746">
            <text:p>0.90774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9.268">
            <text:p>119.268</text:p>
          </table:table-cell>
          <table:table-cell office:value-type="float" office:value="44.2">
            <text:p>44.2</text:p>
          </table:table-cell>
          <table:table-cell office:value-type="float" office:value="6.6">
            <text:p>6.6</text:p>
          </table:table-cell>
          <table:table-cell office:value-type="float" office:value="1.52231">
            <text:p>1.5223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544613">
            <text:p>-94.544613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21">
            <text:p>21</text:p>
          </table:table-cell>
          <table:table-cell office:value-type="float" office:value="50.2677">
            <text:p>50.2677</text:p>
          </table:table-cell>
          <table:table-cell office:value-type="float" office:value="29.8">
            <text:p>29.8</text:p>
          </table:table-cell>
          <table:table-cell office:value-type="float" office:value="2.2">
            <text:p>2.2</text:p>
          </table:table-cell>
          <table:table-cell office:value-type="float" office:value="0.890303">
            <text:p>0.89030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70">
            <text:p>-70</text:p>
          </table:table-cell>
          <table:table-cell office:value-type="float" office:value="2.036825">
            <text:p>2.036825</text:p>
          </table:table-cell>
          <table:table-cell office:value-type="float" office:value="1">
            <text:p>1</text:p>
          </table:table-cell>
          <table:table-cell office:value-type="float" office:value="0.398652">
            <text:p>0.398652</text:p>
          </table:table-cell>
          <table:table-cell office:value-type="float" office:value="6">
            <text:p>6</text:p>
          </table:table-cell>
          <table:table-cell office:value-type="float" office:value="5.49791">
            <text:p>5.49791</text:p>
          </table:table-cell>
          <table:table-cell office:value-type="float" office:value="5.9">
            <text:p>5.9</text:p>
          </table:table-cell>
          <table:table-cell office:value-type="float" office:value="5.6">
            <text:p>5.6</text:p>
          </table:table-cell>
          <table:table-cell office:value-type="float" office:value="1.56422">
            <text:p>1.564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70">
            <text:p>-70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5">
            <text:p>5</text:p>
          </table:table-cell>
          <table:table-cell office:value-type="float" office:value="1.94634">
            <text:p>1.94634</text:p>
          </table:table-cell>
          <table:table-cell office:value-type="float" office:value="4.6">
            <text:p>4.6</text:p>
          </table:table-cell>
          <table:table-cell office:value-type="float" office:value="4.3">
            <text:p>4.3</text:p>
          </table:table-cell>
          <table:table-cell office:value-type="float" office:value="0.682026">
            <text:p>0.68202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73.608211">
            <text:p>-73.608211</text:p>
          </table:table-cell>
          <table:table-cell office:value-type="float" office:value="1.933199">
            <text:p>1.933199</text:p>
          </table:table-cell>
          <table:table-cell office:value-type="float" office:value="0.561234">
            <text:p>0.561234</text:p>
          </table:table-cell>
          <table:table-cell office:value-type="float" office:value="0.177593">
            <text:p>0.177593</text:p>
          </table:table-cell>
          <table:table-cell office:value-type="float" office:value="4">
            <text:p>4</text:p>
          </table:table-cell>
          <table:table-cell office:value-type="float" office:value="3.52693">
            <text:p>3.52693</text:p>
          </table:table-cell>
          <table:table-cell office:value-type="float" office:value="5.5">
            <text:p>5.5</text:p>
          </table:table-cell>
          <table:table-cell office:value-type="float" office:value="5.1">
            <text:p>5.1</text:p>
          </table:table-cell>
          <table:table-cell office:value-type="float" office:value="0.595947">
            <text:p>0.59594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109.070552">
            <text:p>-109.070552</text:p>
          </table:table-cell>
          <table:table-cell office:value-type="float" office:value="0.077335">
            <text:p>0.077335</text:p>
          </table:table-cell>
          <table:table-cell office:value-type="float" office:value="0.028179">
            <text:p>0.028179</text:p>
          </table:table-cell>
          <table:table-cell office:value-type="float" office:value="0.741332">
            <text:p>0.741332</text:p>
          </table:table-cell>
          <table:table-cell office:value-type="float" office:value="18">
            <text:p>18</text:p>
          </table:table-cell>
          <table:table-cell office:value-type="float" office:value="15.1072">
            <text:p>15.107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0737">
            <text:p>0.00073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2.474902">
            <text:p>-72.474902</text:p>
          </table:table-cell>
          <table:table-cell office:value-type="float" office:value="2.151894">
            <text:p>2.151894</text:p>
          </table:table-cell>
          <table:table-cell office:value-type="float" office:value="0">
            <text:p>0</text:p>
          </table:table-cell>
          <table:table-cell office:value-type="float" office:value="1.077649">
            <text:p>1.077649</text:p>
          </table:table-cell>
          <table:table-cell office:value-type="float" office:value="0">
            <text:p>0</text:p>
          </table:table-cell>
          <table:table-cell office:value-type="float" office:value="1.40704">
            <text:p>1.40704</text:p>
          </table:table-cell>
          <table:table-cell office:value-type="float" office:value="5.2">
            <text:p>5.2</text:p>
          </table:table-cell>
          <table:table-cell office:value-type="float" office:value="4.9">
            <text:p>4.9</text:p>
          </table:table-cell>
          <table:table-cell office:value-type="float" office:value="0.90908">
            <text:p>0.9090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4.307662">
            <text:p>-74.307662</text:p>
          </table:table-cell>
          <table:table-cell office:value-type="float" office:value="1.933199">
            <text:p>1.933199</text:p>
          </table:table-cell>
          <table:table-cell office:value-type="float" office:value="0">
            <text:p>0</text:p>
          </table:table-cell>
          <table:table-cell office:value-type="float" office:value="0.275751">
            <text:p>0.275751</text:p>
          </table:table-cell>
          <table:table-cell office:value-type="float" office:value="0">
            <text:p>0</text:p>
          </table:table-cell>
          <table:table-cell office:value-type="float" office:value="6.09177">
            <text:p>6.09177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0.179672">
            <text:p>0.17967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2.916096">
            <text:p>-92.916096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154135">
            <text:p>0.154135</text:p>
          </table:table-cell>
          <table:table-cell office:value-type="float" office:value="9">
            <text:p>9</text:p>
          </table:table-cell>
          <table:table-cell office:value-type="float" office:value="131.517">
            <text:p>131.517</text:p>
          </table:table-cell>
          <table:table-cell office:value-type="float" office:value="46.5">
            <text:p>46.5</text:p>
          </table:table-cell>
          <table:table-cell office:value-type="float" office:value="7.3">
            <text:p>7.3</text:p>
          </table:table-cell>
          <table:table-cell office:value-type="float" office:value="0.295153">
            <text:p>0.2951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0.752444">
            <text:p>-90.752444</text:p>
          </table:table-cell>
          <table:table-cell office:value-type="float" office:value="2.036825">
            <text:p>2.036825</text:p>
          </table:table-cell>
          <table:table-cell office:value-type="float" office:value="0.645063">
            <text:p>0.64506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76.121">
            <text:p>176.121</text:p>
          </table:table-cell>
          <table:table-cell office:value-type="float" office:value="48.8">
            <text:p>48.8</text:p>
          </table:table-cell>
          <table:table-cell office:value-type="float" office:value="10">
            <text:p>10</text:p>
          </table:table-cell>
          <table:table-cell office:value-type="float" office:value="0.723417">
            <text:p>0.72341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4.87774">
            <text:p>-94.87774</text:p>
          </table:table-cell>
          <table:table-cell office:value-type="float" office:value="0.162941">
            <text:p>0.162941</text:p>
          </table:table-cell>
          <table:table-cell office:value-type="float" office:value="0.098607">
            <text:p>0.098607</text:p>
          </table:table-cell>
          <table:table-cell office:value-type="float" office:value="0.213396">
            <text:p>0.213396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6.5">
            <text:p>16.5</text:p>
          </table:table-cell>
          <table:table-cell office:value-type="float" office:value="0.4">
            <text:p>0.4</text:p>
          </table:table-cell>
          <table:table-cell office:value-type="float" office:value="0.070413">
            <text:p>0.07041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0">
            <text:p>-70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0">
            <text:p>0</text:p>
          </table:table-cell>
          <table:table-cell office:value-type="float" office:value="-2.75389">
            <text:p>-2.75389</text:p>
          </table:table-cell>
          <table:table-cell table:number-columns-repeated="2" office:value-type="float" office:value="3.6">
            <text:p>3.6</text:p>
          </table:table-cell>
          <table:table-cell office:value-type="float" office:value="0.83103">
            <text:p>0.8310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3.608741">
            <text:p>-93.608741</text:p>
          </table:table-cell>
          <table:table-cell office:value-type="float" office:value="1.762687">
            <text:p>1.762687</text:p>
          </table:table-cell>
          <table:table-cell office:value-type="float" office:value="0.155911">
            <text:p>0.155911</text:p>
          </table:table-cell>
          <table:table-cell office:value-type="float" office:value="1.354225">
            <text:p>1.354225</text:p>
          </table:table-cell>
          <table:table-cell office:value-type="float" office:value="33">
            <text:p>33</text:p>
          </table:table-cell>
          <table:table-cell office:value-type="float" office:value="78.4082">
            <text:p>78.4082</text:p>
          </table:table-cell>
          <table:table-cell office:value-type="float" office:value="35.6">
            <text:p>35.6</text:p>
          </table:table-cell>
          <table:table-cell office:value-type="float" office:value="3.9">
            <text:p>3.9</text:p>
          </table:table-cell>
          <table:table-cell office:value-type="float" office:value="1.68561">
            <text:p>1.6856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70">
            <text:p>-70</text:p>
          </table:table-cell>
          <table:table-cell office:value-type="float" office:value="2.036825">
            <text:p>2.036825</text:p>
          </table:table-cell>
          <table:table-cell office:value-type="float" office:value="0.924268">
            <text:p>0.924268</text:p>
          </table:table-cell>
          <table:table-cell office:value-type="float" office:value="0.857238">
            <text:p>0.857238</text:p>
          </table:table-cell>
          <table:table-cell office:value-type="float" office:value="4">
            <text:p>4</text:p>
          </table:table-cell>
          <table:table-cell office:value-type="float" office:value="-0.545822">
            <text:p>-0.545822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0.901805">
            <text:p>0.9018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1.744769">
            <text:p>-91.744769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154135">
            <text:p>0.154135</text:p>
          </table:table-cell>
          <table:table-cell office:value-type="float" office:value="14">
            <text:p>14</text:p>
          </table:table-cell>
          <table:table-cell office:value-type="float" office:value="166.636">
            <text:p>166.636</text:p>
          </table:table-cell>
          <table:table-cell office:value-type="float" office:value="48.7">
            <text:p>48.7</text:p>
          </table:table-cell>
          <table:table-cell office:value-type="float" office:value="9.6">
            <text:p>9.6</text:p>
          </table:table-cell>
          <table:table-cell office:value-type="float" office:value="0.22744">
            <text:p>0.227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3.293767">
            <text:p>-93.293767</text:p>
          </table:table-cell>
          <table:table-cell office:value-type="float" office:value="0.162941">
            <text:p>0.162941</text:p>
          </table:table-cell>
          <table:table-cell office:value-type="float" office:value="0.150075">
            <text:p>0.150075</text:p>
          </table:table-cell>
          <table:table-cell office:value-type="float" office:value="0.056798">
            <text:p>0.056798</text:p>
          </table:table-cell>
          <table:table-cell office:value-type="float" office:value="35">
            <text:p>35</text:p>
          </table:table-cell>
          <table:table-cell office:value-type="float" office:value="114.586">
            <text:p>114.586</text:p>
          </table:table-cell>
          <table:table-cell office:value-type="float" office:value="43">
            <text:p>43</text:p>
          </table:table-cell>
          <table:table-cell office:value-type="float" office:value="6.3">
            <text:p>6.3</text:p>
          </table:table-cell>
          <table:table-cell office:value-type="float" office:value="0.396395">
            <text:p>0.39639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1.672825">
            <text:p>-71.672825</text:p>
          </table:table-cell>
          <table:table-cell office:value-type="float" office:value="1.933199">
            <text:p>1.933199</text:p>
          </table:table-cell>
          <table:table-cell office:value-type="float" office:value="0.561234">
            <text:p>0.561234</text:p>
          </table:table-cell>
          <table:table-cell office:value-type="float" office:value="0.195373">
            <text:p>0.195373</text:p>
          </table:table-cell>
          <table:table-cell office:value-type="float" office:value="4">
            <text:p>4</text:p>
          </table:table-cell>
          <table:table-cell office:value-type="float" office:value="-0.365063">
            <text:p>-0.365063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.470255">
            <text:p>0.47025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0.229598">
            <text:p>-70.229598</text:p>
          </table:table-cell>
          <table:table-cell office:value-type="float" office:value="2.151894">
            <text:p>2.151894</text:p>
          </table:table-cell>
          <table:table-cell office:value-type="float" office:value="0.433352">
            <text:p>0.433352</text:p>
          </table:table-cell>
          <table:table-cell office:value-type="float" office:value="0.243302">
            <text:p>0.243302</text:p>
          </table:table-cell>
          <table:table-cell office:value-type="float" office:value="3">
            <text:p>3</text:p>
          </table:table-cell>
          <table:table-cell office:value-type="float" office:value="-0.147432">
            <text:p>-0.147432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office:value-type="float" office:value="0.557192">
            <text:p>0.55719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73.388645">
            <text:p>-73.388645</text:p>
          </table:table-cell>
          <table:table-cell office:value-type="float" office:value="1.933199">
            <text:p>1.933199</text:p>
          </table:table-cell>
          <table:table-cell office:value-type="float" office:value="0.561234">
            <text:p>0.561234</text:p>
          </table:table-cell>
          <table:table-cell office:value-type="float" office:value="0.195373">
            <text:p>0.195373</text:p>
          </table:table-cell>
          <table:table-cell office:value-type="float" office:value="3">
            <text:p>3</text:p>
          </table:table-cell>
          <table:table-cell office:value-type="float" office:value="12.0665">
            <text:p>12.0665</text:p>
          </table:table-cell>
          <table:table-cell office:value-type="float" office:value="7.6">
            <text:p>7.6</text:p>
          </table:table-cell>
          <table:table-cell office:value-type="float" office:value="7.3">
            <text:p>7.3</text:p>
          </table:table-cell>
          <table:table-cell office:value-type="float" office:value="0.889084">
            <text:p>0.8890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4.498721">
            <text:p>-94.498721</text:p>
          </table:table-cell>
          <table:table-cell office:value-type="float" office:value="0.077335">
            <text:p>0.077335</text:p>
          </table:table-cell>
          <table:table-cell office:value-type="float" office:value="0.028179">
            <text:p>0.028179</text:p>
          </table:table-cell>
          <table:table-cell office:value-type="float" office:value="0.739961">
            <text:p>0.739961</text:p>
          </table:table-cell>
          <table:table-cell office:value-type="float" office:value="30">
            <text:p>30</text:p>
          </table:table-cell>
          <table:table-cell office:value-type="float" office:value="53.3187">
            <text:p>53.3187</text:p>
          </table:table-cell>
          <table:table-cell office:value-type="float" office:value="30.9">
            <text:p>30.9</text:p>
          </table:table-cell>
          <table:table-cell office:value-type="float" office:value="2.4">
            <text:p>2.4</text:p>
          </table:table-cell>
          <table:table-cell office:value-type="float" office:value="0.818518">
            <text:p>0.81851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74.728393">
            <text:p>-74.728393</text:p>
          </table:table-cell>
          <table:table-cell office:value-type="float" office:value="1.933199">
            <text:p>1.933199</text:p>
          </table:table-cell>
          <table:table-cell office:value-type="float" office:value="0.561234">
            <text:p>0.561234</text:p>
          </table:table-cell>
          <table:table-cell office:value-type="float" office:value="0.177593">
            <text:p>0.177593</text:p>
          </table:table-cell>
          <table:table-cell office:value-type="float" office:value="0">
            <text:p>0</text:p>
          </table:table-cell>
          <table:table-cell office:value-type="float" office:value="12.4271">
            <text:p>12.4271</text:p>
          </table:table-cell>
          <table:table-cell office:value-type="float" office:value="6.1">
            <text:p>6.1</text:p>
          </table:table-cell>
          <table:table-cell office:value-type="float" office:value="5.8">
            <text:p>5.8</text:p>
          </table:table-cell>
          <table:table-cell office:value-type="float" office:value="0.769756">
            <text:p>0.76975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74.060982">
            <text:p>-74.060982</text:p>
          </table:table-cell>
          <table:table-cell office:value-type="float" office:value="2.036825">
            <text:p>2.036825</text:p>
          </table:table-cell>
          <table:table-cell office:value-type="float" office:value="0.645063">
            <text:p>0.645063</text:p>
          </table:table-cell>
          <table:table-cell office:value-type="float" office:value="0.235304">
            <text:p>0.235304</text:p>
          </table:table-cell>
          <table:table-cell office:value-type="float" office:value="2">
            <text:p>2</text:p>
          </table:table-cell>
          <table:table-cell office:value-type="float" office:value="11.6441">
            <text:p>11.6441</text:p>
          </table:table-cell>
          <table:table-cell office:value-type="float" office:value="6">
            <text:p>6</text:p>
          </table:table-cell>
          <table:table-cell office:value-type="float" office:value="5.7">
            <text:p>5.7</text:p>
          </table:table-cell>
          <table:table-cell office:value-type="float" office:value="0.772345">
            <text:p>0.77234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4.049822">
            <text:p>-74.049822</text:p>
          </table:table-cell>
          <table:table-cell office:value-type="float" office:value="2.036825">
            <text:p>2.036825</text:p>
          </table:table-cell>
          <table:table-cell office:value-type="float" office:value="1">
            <text:p>1</text:p>
          </table:table-cell>
          <table:table-cell office:value-type="float" office:value="0.079921">
            <text:p>0.079921</text:p>
          </table:table-cell>
          <table:table-cell office:value-type="float" office:value="2">
            <text:p>2</text:p>
          </table:table-cell>
          <table:table-cell office:value-type="float" office:value="5.40536">
            <text:p>5.40536</text:p>
          </table:table-cell>
          <table:table-cell office:value-type="float" office:value="7.3">
            <text:p>7.3</text:p>
          </table:table-cell>
          <table:table-cell office:value-type="float" office:value="6.8">
            <text:p>6.8</text:p>
          </table:table-cell>
          <table:table-cell office:value-type="float" office:value="1.28632">
            <text:p>1.2863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4.515934">
            <text:p>-94.515934</text:p>
          </table:table-cell>
          <table:table-cell office:value-type="float" office:value="0.077335">
            <text:p>0.077335</text:p>
          </table:table-cell>
          <table:table-cell office:value-type="float" office:value="0.028179">
            <text:p>0.028179</text:p>
          </table:table-cell>
          <table:table-cell office:value-type="float" office:value="0.739961">
            <text:p>0.739961</text:p>
          </table:table-cell>
          <table:table-cell office:value-type="float" office:value="17">
            <text:p>17</text:p>
          </table:table-cell>
          <table:table-cell office:value-type="float" office:value="51.7891">
            <text:p>51.7891</text:p>
          </table:table-cell>
          <table:table-cell office:value-type="float" office:value="30.8">
            <text:p>30.8</text:p>
          </table:table-cell>
          <table:table-cell office:value-type="float" office:value="2.3">
            <text:p>2.3</text:p>
          </table:table-cell>
          <table:table-cell office:value-type="float" office:value="0.798772">
            <text:p>0.79877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1.941848">
            <text:p>-71.941848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4">
            <text:p>4</text:p>
          </table:table-cell>
          <table:table-cell office:value-type="float" office:value="-1.46299">
            <text:p>-1.46299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office:value-type="float" office:value="0.835515">
            <text:p>0.83551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1.86563">
            <text:p>-91.86563</text:p>
          </table:table-cell>
          <table:table-cell office:value-type="float" office:value="0.144616">
            <text:p>0.144616</text:p>
          </table:table-cell>
          <table:table-cell office:value-type="float" office:value="0.158349">
            <text:p>0.158349</text:p>
          </table:table-cell>
          <table:table-cell office:value-type="float" office:value="0.064106">
            <text:p>0.064106</text:p>
          </table:table-cell>
          <table:table-cell office:value-type="float" office:value="50">
            <text:p>50</text:p>
          </table:table-cell>
          <table:table-cell office:value-type="float" office:value="147.928">
            <text:p>147.928</text:p>
          </table:table-cell>
          <table:table-cell office:value-type="float" office:value="47.6">
            <text:p>47.6</text:p>
          </table:table-cell>
          <table:table-cell office:value-type="float" office:value="8.4">
            <text:p>8.4</text:p>
          </table:table-cell>
          <table:table-cell office:value-type="float" office:value="0.358034">
            <text:p>0.35803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4.906716">
            <text:p>-94.906716</text:p>
          </table:table-cell>
          <table:table-cell office:value-type="float" office:value="0.162941">
            <text:p>0.162941</text:p>
          </table:table-cell>
          <table:table-cell office:value-type="float" office:value="0">
            <text:p>0</text:p>
          </table:table-cell>
          <table:table-cell office:value-type="float" office:value="0.213396">
            <text:p>0.213396</text:p>
          </table:table-cell>
          <table:table-cell office:value-type="float" office:value="31">
            <text:p>31</text:p>
          </table:table-cell>
          <table:table-cell office:value-type="float" office:value="18.6447">
            <text:p>18.6447</text:p>
          </table:table-cell>
          <table:table-cell office:value-type="float" office:value="15.7">
            <text:p>15.7</text:p>
          </table:table-cell>
          <table:table-cell office:value-type="float" office:value="0.2">
            <text:p>0.2</text:p>
          </table:table-cell>
          <table:table-cell office:value-type="float" office:value="0.033252">
            <text:p>0.03325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71.349678">
            <text:p>-71.349678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707477">
            <text:p>0.707477</text:p>
          </table:table-cell>
          <table:table-cell office:value-type="float" office:value="0">
            <text:p>0</text:p>
          </table:table-cell>
          <table:table-cell office:value-type="float" office:value="0.916716">
            <text:p>0.916716</text:p>
          </table:table-cell>
          <table:table-cell office:value-type="float" office:value="3.5">
            <text:p>3.5</text:p>
          </table:table-cell>
          <table:table-cell office:value-type="float" office:value="3.3">
            <text:p>3.3</text:p>
          </table:table-cell>
          <table:table-cell office:value-type="float" office:value="0.829722">
            <text:p>0.82972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2.795233">
            <text:p>-92.795233</text:p>
          </table:table-cell>
          <table:table-cell office:value-type="float" office:value="2.182277">
            <text:p>2.182277</text:p>
          </table:table-cell>
          <table:table-cell office:value-type="float" office:value="0.107333">
            <text:p>0.107333</text:p>
          </table:table-cell>
          <table:table-cell office:value-type="float" office:value="0.424778">
            <text:p>0.424778</text:p>
          </table:table-cell>
          <table:table-cell office:value-type="float" office:value="16">
            <text:p>16</text:p>
          </table:table-cell>
          <table:table-cell office:value-type="float" office:value="129.576">
            <text:p>129.576</text:p>
          </table:table-cell>
          <table:table-cell office:value-type="float" office:value="45.4">
            <text:p>45.4</text:p>
          </table:table-cell>
          <table:table-cell office:value-type="float" office:value="7.1">
            <text:p>7.1</text:p>
          </table:table-cell>
          <table:table-cell office:value-type="float" office:value="1.02076">
            <text:p>1.0207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3.881753">
            <text:p>-93.881753</text:p>
          </table:table-cell>
          <table:table-cell office:value-type="float" office:value="0.077335">
            <text:p>0.077335</text:p>
          </table:table-cell>
          <table:table-cell office:value-type="float" office:value="0.028179">
            <text:p>0.028179</text:p>
          </table:table-cell>
          <table:table-cell office:value-type="float" office:value="0.741332">
            <text:p>0.741332</text:p>
          </table:table-cell>
          <table:table-cell office:value-type="float" office:value="26">
            <text:p>26</text:p>
          </table:table-cell>
          <table:table-cell office:value-type="float" office:value="100.406">
            <text:p>100.406</text:p>
          </table:table-cell>
          <table:table-cell office:value-type="float" office:value="40.4">
            <text:p>40.4</text:p>
          </table:table-cell>
          <table:table-cell office:value-type="float" office:value="5.4">
            <text:p>5.4</text:p>
          </table:table-cell>
          <table:table-cell office:value-type="float" office:value="1.24046">
            <text:p>1.2404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2.706919">
            <text:p>-92.706919</text:p>
          </table:table-cell>
          <table:table-cell office:value-type="float" office:value="2.182277">
            <text:p>2.182277</text:p>
          </table:table-cell>
          <table:table-cell office:value-type="float" office:value="0.107333">
            <text:p>0.107333</text:p>
          </table:table-cell>
          <table:table-cell office:value-type="float" office:value="0.424778">
            <text:p>0.424778</text:p>
          </table:table-cell>
          <table:table-cell office:value-type="float" office:value="16">
            <text:p>16</text:p>
          </table:table-cell>
          <table:table-cell office:value-type="float" office:value="126.372">
            <text:p>126.372</text:p>
          </table:table-cell>
          <table:table-cell office:value-type="float" office:value="44.5">
            <text:p>44.5</text:p>
          </table:table-cell>
          <table:table-cell office:value-type="float" office:value="6.9">
            <text:p>6.9</text:p>
          </table:table-cell>
          <table:table-cell office:value-type="float" office:value="0.921416">
            <text:p>0.92141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71.671231">
            <text:p>-71.671231</text:p>
          </table:table-cell>
          <table:table-cell office:value-type="float" office:value="1.933199">
            <text:p>1.933199</text:p>
          </table:table-cell>
          <table:table-cell office:value-type="float" office:value="0.097019">
            <text:p>0.097019</text:p>
          </table:table-cell>
          <table:table-cell office:value-type="float" office:value="0.275751">
            <text:p>0.275751</text:p>
          </table:table-cell>
          <table:table-cell office:value-type="float" office:value="0">
            <text:p>0</text:p>
          </table:table-cell>
          <table:table-cell office:value-type="float" office:value="0.169663">
            <text:p>0.169663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0.250748">
            <text:p>0.25074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4.616185">
            <text:p>-94.616185</text:p>
          </table:table-cell>
          <table:table-cell office:value-type="float" office:value="0.077335">
            <text:p>0.0773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7.0131">
            <text:p>47.0131</text:p>
          </table:table-cell>
          <table:table-cell office:value-type="float" office:value="27.8">
            <text:p>27.8</text:p>
          </table:table-cell>
          <table:table-cell office:value-type="float" office:value="2">
            <text:p>2</text:p>
          </table:table-cell>
          <table:table-cell office:value-type="float" office:value="0.723534">
            <text:p>0.72353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3.443935">
            <text:p>-93.443935</text:p>
          </table:table-cell>
          <table:table-cell office:value-type="float" office:value="0.093165">
            <text:p>0.093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19.146">
            <text:p>119.146</text:p>
          </table:table-cell>
          <table:table-cell office:value-type="float" office:value="43.3">
            <text:p>43.3</text:p>
          </table:table-cell>
          <table:table-cell office:value-type="float" office:value="6.6">
            <text:p>6.6</text:p>
          </table:table-cell>
          <table:table-cell office:value-type="float" office:value="1.60346">
            <text:p>1.6034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3.54015">
            <text:p>-93.54015</text:p>
          </table:table-cell>
          <table:table-cell office:value-type="float" office:value="1.933199">
            <text:p>1.933199</text:p>
          </table:table-cell>
          <table:table-cell office:value-type="float" office:value="0.129667">
            <text:p>0.12966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8.1133">
            <text:p>88.1133</text:p>
          </table:table-cell>
          <table:table-cell office:value-type="float" office:value="36.9">
            <text:p>36.9</text:p>
          </table:table-cell>
          <table:table-cell office:value-type="float" office:value="4.5">
            <text:p>4.5</text:p>
          </table:table-cell>
          <table:table-cell office:value-type="float" office:value="0.105087">
            <text:p>0.10508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4.796879">
            <text:p>-94.796879</text:p>
          </table:table-cell>
          <table:table-cell office:value-type="float" office:value="0.158956">
            <text:p>0.158956</text:p>
          </table:table-cell>
          <table:table-cell office:value-type="float" office:value="0.133593">
            <text:p>0.133593</text:p>
          </table:table-cell>
          <table:table-cell office:value-type="float" office:value="0.063647">
            <text:p>0.063647</text:p>
          </table:table-cell>
          <table:table-cell office:value-type="float" office:value="27">
            <text:p>27</text:p>
          </table:table-cell>
          <table:table-cell office:value-type="float" office:value="29.8546">
            <text:p>29.8546</text:p>
          </table:table-cell>
          <table:table-cell office:value-type="float" office:value="20">
            <text:p>20</text:p>
          </table:table-cell>
          <table:table-cell office:value-type="float" office:value="0.9">
            <text:p>0.9</text:p>
          </table:table-cell>
          <table:table-cell office:value-type="float" office:value="0.101501">
            <text:p>0.10150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4.845541">
            <text:p>-94.845541</text:p>
          </table:table-cell>
          <table:table-cell office:value-type="float" office:value="0.077335">
            <text:p>0.077335</text:p>
          </table:table-cell>
          <table:table-cell office:value-type="float" office:value="0.473458">
            <text:p>0.473458</text:p>
          </table:table-cell>
          <table:table-cell office:value-type="float" office:value="0.08418">
            <text:p>0.08418</text:p>
          </table:table-cell>
          <table:table-cell office:value-type="float" office:value="33">
            <text:p>33</text:p>
          </table:table-cell>
          <table:table-cell office:value-type="float" office:value="29.7993">
            <text:p>29.7993</text:p>
          </table:table-cell>
          <table:table-cell office:value-type="float" office:value="19.9">
            <text:p>19.9</text:p>
          </table:table-cell>
          <table:table-cell office:value-type="float" office:value="0.9">
            <text:p>0.9</text:p>
          </table:table-cell>
          <table:table-cell office:value-type="float" office:value="0.237161">
            <text:p>0.23716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4.734038">
            <text:p>-94.734038</text:p>
          </table:table-cell>
          <table:table-cell office:value-type="float" office:value="0.158956">
            <text:p>0.158956</text:p>
          </table:table-cell>
          <table:table-cell office:value-type="float" office:value="0.133593">
            <text:p>0.133593</text:p>
          </table:table-cell>
          <table:table-cell office:value-type="float" office:value="0.063647">
            <text:p>0.063647</text:p>
          </table:table-cell>
          <table:table-cell office:value-type="float" office:value="12">
            <text:p>12</text:p>
          </table:table-cell>
          <table:table-cell office:value-type="float" office:value="33.124">
            <text:p>33.124</text:p>
          </table:table-cell>
          <table:table-cell office:value-type="float" office:value="21.1">
            <text:p>21.1</text:p>
          </table:table-cell>
          <table:table-cell office:value-type="float" office:value="1.1">
            <text:p>1.1</text:p>
          </table:table-cell>
          <table:table-cell office:value-type="float" office:value="0.102497">
            <text:p>0.10249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74.668673">
            <text:p>-74.668673</text:p>
          </table:table-cell>
          <table:table-cell office:value-type="float" office:value="1.933199">
            <text:p>1.933199</text:p>
          </table:table-cell>
          <table:table-cell office:value-type="float" office:value="0.88402">
            <text:p>0.88402</text:p>
          </table:table-cell>
          <table:table-cell office:value-type="float" office:value="0.177593">
            <text:p>0.177593</text:p>
          </table:table-cell>
          <table:table-cell office:value-type="float" office:value="0">
            <text:p>0</text:p>
          </table:table-cell>
          <table:table-cell office:value-type="float" office:value="12.5822">
            <text:p>12.5822</text:p>
          </table:table-cell>
          <table:table-cell office:value-type="float" office:value="8.1">
            <text:p>8.1</text:p>
          </table:table-cell>
          <table:table-cell office:value-type="float" office:value="7.3">
            <text:p>7.3</text:p>
          </table:table-cell>
          <table:table-cell office:value-type="float" office:value="1.65714">
            <text:p>1.6571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4.81523">
            <text:p>-94.81523</text:p>
          </table:table-cell>
          <table:table-cell office:value-type="float" office:value="0.077335">
            <text:p>0.077335</text:p>
          </table:table-cell>
          <table:table-cell office:value-type="float" office:value="0.882951">
            <text:p>0.88295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3.1905">
            <text:p>33.1905</text:p>
          </table:table-cell>
          <table:table-cell office:value-type="float" office:value="22.3">
            <text:p>22.3</text:p>
          </table:table-cell>
          <table:table-cell office:value-type="float" office:value="1.1">
            <text:p>1.1</text:p>
          </table:table-cell>
          <table:table-cell office:value-type="float" office:value="0.468646">
            <text:p>0.46864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3.27991">
            <text:p>-73.27991</text:p>
          </table:table-cell>
          <table:table-cell office:value-type="float" office:value="2.151894">
            <text:p>2.151894</text:p>
          </table:table-cell>
          <table:table-cell office:value-type="float" office:value="0">
            <text:p>0</text:p>
          </table:table-cell>
          <table:table-cell office:value-type="float" office:value="1.077649">
            <text:p>1.077649</text:p>
          </table:table-cell>
          <table:table-cell office:value-type="float" office:value="0">
            <text:p>0</text:p>
          </table:table-cell>
          <table:table-cell office:value-type="float" office:value="0.206046">
            <text:p>0.206046</text:p>
          </table:table-cell>
          <table:table-cell office:value-type="float" office:value="4.7">
            <text:p>4.7</text:p>
          </table:table-cell>
          <table:table-cell office:value-type="float" office:value="4.4">
            <text:p>4.4</text:p>
          </table:table-cell>
          <table:table-cell office:value-type="float" office:value="0.803018">
            <text:p>0.80301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4.597768">
            <text:p>-94.597768</text:p>
          </table:table-cell>
          <table:table-cell office:value-type="float" office:value="0.158956">
            <text:p>0.158956</text:p>
          </table:table-cell>
          <table:table-cell office:value-type="float" office:value="0.133593">
            <text:p>0.133593</text:p>
          </table:table-cell>
          <table:table-cell office:value-type="float" office:value="0.063647">
            <text:p>0.063647</text:p>
          </table:table-cell>
          <table:table-cell office:value-type="float" office:value="14">
            <text:p>14</text:p>
          </table:table-cell>
          <table:table-cell office:value-type="float" office:value="48.7554">
            <text:p>48.7554</text:p>
          </table:table-cell>
          <table:table-cell office:value-type="float" office:value="28.1">
            <text:p>28.1</text:p>
          </table:table-cell>
          <table:table-cell office:value-type="float" office:value="2.1">
            <text:p>2.1</text:p>
          </table:table-cell>
          <table:table-cell office:value-type="float" office:value="0.151195">
            <text:p>0.15119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71.049829">
            <text:p>-71.049829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5">
            <text:p>5</text:p>
          </table:table-cell>
          <table:table-cell office:value-type="float" office:value="2.97553">
            <text:p>2.97553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office:value-type="float" office:value="0.912502">
            <text:p>0.91250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935788">
            <text:p>-94.935788</text:p>
          </table:table-cell>
          <table:table-cell office:value-type="float" office:value="0.077335">
            <text:p>0.07733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6.6777">
            <text:p>16.6777</text:p>
          </table:table-cell>
          <table:table-cell office:value-type="float" office:value="11.7">
            <text:p>11.7</text:p>
          </table:table-cell>
          <table:table-cell office:value-type="float" office:value="0.1">
            <text:p>0.1</text:p>
          </table:table-cell>
          <table:table-cell office:value-type="float" office:value="0.000854">
            <text:p>0.00085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4.474512">
            <text:p>-94.474512</text:p>
          </table:table-cell>
          <table:table-cell office:value-type="float" office:value="0.144616">
            <text:p>0.144616</text:p>
          </table:table-cell>
          <table:table-cell office:value-type="float" office:value="0.976487">
            <text:p>0.97648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93">
            <text:p>58.393</text:p>
          </table:table-cell>
          <table:table-cell office:value-type="float" office:value="32.4">
            <text:p>32.4</text:p>
          </table:table-cell>
          <table:table-cell office:value-type="float" office:value="2.7">
            <text:p>2.7</text:p>
          </table:table-cell>
          <table:table-cell office:value-type="float" office:value="1.00382">
            <text:p>1.0038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4.328917">
            <text:p>-94.328917</text:p>
          </table:table-cell>
          <table:table-cell office:value-type="float" office:value="0.077335">
            <text:p>0.077335</text:p>
          </table:table-cell>
          <table:table-cell office:value-type="float" office:value="0.028179">
            <text:p>0.02817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.2984">
            <text:p>69.2984</text:p>
          </table:table-cell>
          <table:table-cell office:value-type="float" office:value="35.2">
            <text:p>35.2</text:p>
          </table:table-cell>
          <table:table-cell office:value-type="float" office:value="3.4">
            <text:p>3.4</text:p>
          </table:table-cell>
          <table:table-cell office:value-type="float" office:value="0.037187">
            <text:p>0.03718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74.187446">
            <text:p>-74.187446</text:p>
          </table:table-cell>
          <table:table-cell office:value-type="float" office:value="2.036825">
            <text:p>2.036825</text:p>
          </table:table-cell>
          <table:table-cell office:value-type="float" office:value="1">
            <text:p>1</text:p>
          </table:table-cell>
          <table:table-cell office:value-type="float" office:value="0.235304">
            <text:p>0.235304</text:p>
          </table:table-cell>
          <table:table-cell office:value-type="float" office:value="3">
            <text:p>3</text:p>
          </table:table-cell>
          <table:table-cell office:value-type="float" office:value="7.52224">
            <text:p>7.52224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1.84934">
            <text:p>1.8493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3.750512">
            <text:p>-73.750512</text:p>
          </table:table-cell>
          <table:table-cell office:value-type="float" office:value="2.036825">
            <text:p>2.036825</text:p>
          </table:table-cell>
          <table:table-cell office:value-type="float" office:value="0.645063">
            <text:p>0.645063</text:p>
          </table:table-cell>
          <table:table-cell office:value-type="float" office:value="0.235304">
            <text:p>0.235304</text:p>
          </table:table-cell>
          <table:table-cell office:value-type="float" office:value="2">
            <text:p>2</text:p>
          </table:table-cell>
          <table:table-cell office:value-type="float" office:value="12.5224">
            <text:p>12.5224</text:p>
          </table:table-cell>
          <table:table-cell office:value-type="float" office:value="9.6">
            <text:p>9.6</text:p>
          </table:table-cell>
          <table:table-cell office:value-type="float" office:value="9.2">
            <text:p>9.2</text:p>
          </table:table-cell>
          <table:table-cell office:value-type="float" office:value="1.5701">
            <text:p>1.57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70">
            <text:p>-70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6">
            <text:p>6</text:p>
          </table:table-cell>
          <table:table-cell office:value-type="float" office:value="6.33591">
            <text:p>6.33591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0.655055">
            <text:p>0.65505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3.964951">
            <text:p>-93.964951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213396">
            <text:p>0.213396</text:p>
          </table:table-cell>
          <table:table-cell office:value-type="float" office:value="49">
            <text:p>49</text:p>
          </table:table-cell>
          <table:table-cell office:value-type="float" office:value="94.5295">
            <text:p>94.5295</text:p>
          </table:table-cell>
          <table:table-cell office:value-type="float" office:value="40.1">
            <text:p>40.1</text:p>
          </table:table-cell>
          <table:table-cell office:value-type="float" office:value="5">
            <text:p>5</text:p>
          </table:table-cell>
          <table:table-cell office:value-type="float" office:value="0.517953">
            <text:p>0.51795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4.597284">
            <text:p>-94.597284</text:p>
          </table:table-cell>
          <table:table-cell office:value-type="float" office:value="0.077335">
            <text:p>0.077335</text:p>
          </table:table-cell>
          <table:table-cell office:value-type="float" office:value="0.620539">
            <text:p>0.620539</text:p>
          </table:table-cell>
          <table:table-cell office:value-type="float" office:value="1.193573">
            <text:p>1.193573</text:p>
          </table:table-cell>
          <table:table-cell office:value-type="float" office:value="39">
            <text:p>39</text:p>
          </table:table-cell>
          <table:table-cell office:value-type="float" office:value="43.7881">
            <text:p>43.7881</text:p>
          </table:table-cell>
          <table:table-cell office:value-type="float" office:value="27.5">
            <text:p>27.5</text:p>
          </table:table-cell>
          <table:table-cell office:value-type="float" office:value="1.8">
            <text:p>1.8</text:p>
          </table:table-cell>
          <table:table-cell office:value-type="float" office:value="1.43959">
            <text:p>1.43959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3.617481">
            <text:p>-93.617481</text:p>
          </table:table-cell>
          <table:table-cell office:value-type="float" office:value="0.162941">
            <text:p>0.162941</text:p>
          </table:table-cell>
          <table:table-cell office:value-type="float" office:value="0.150075">
            <text:p>0.150075</text:p>
          </table:table-cell>
          <table:table-cell office:value-type="float" office:value="0.056798">
            <text:p>0.056798</text:p>
          </table:table-cell>
          <table:table-cell office:value-type="float" office:value="33">
            <text:p>33</text:p>
          </table:table-cell>
          <table:table-cell office:value-type="float" office:value="88.4468">
            <text:p>88.4468</text:p>
          </table:table-cell>
          <table:table-cell office:value-type="float" office:value="37.6">
            <text:p>37.6</text:p>
          </table:table-cell>
          <table:table-cell office:value-type="float" office:value="4.6">
            <text:p>4.6</text:p>
          </table:table-cell>
          <table:table-cell office:value-type="float" office:value="0.23564">
            <text:p>0.2356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1.560849">
            <text:p>-91.560849</text:p>
          </table:table-cell>
          <table:table-cell office:value-type="float" office:value="2.151894">
            <text:p>2.151894</text:p>
          </table:table-cell>
          <table:table-cell office:value-type="float" office:value="0.576551">
            <text:p>0.576551</text:p>
          </table:table-cell>
          <table:table-cell office:value-type="float" office:value="0.243302">
            <text:p>0.243302</text:p>
          </table:table-cell>
          <table:table-cell office:value-type="float" office:value="32">
            <text:p>32</text:p>
          </table:table-cell>
          <table:table-cell office:value-type="float" office:value="176.14">
            <text:p>176.14</text:p>
          </table:table-cell>
          <table:table-cell office:value-type="float" office:value="48.9">
            <text:p>48.9</text:p>
          </table:table-cell>
          <table:table-cell office:value-type="float" office:value="10">
            <text:p>10</text:p>
          </table:table-cell>
          <table:table-cell office:value-type="float" office:value="1.37793">
            <text:p>1.3779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3.76845">
            <text:p>-93.76845</text:p>
          </table:table-cell>
          <table:table-cell office:value-type="float" office:value="0.077335">
            <text:p>0.077335</text:p>
          </table:table-cell>
          <table:table-cell office:value-type="float" office:value="0.028179">
            <text:p>0.028179</text:p>
          </table:table-cell>
          <table:table-cell office:value-type="float" office:value="0.741332">
            <text:p>0.741332</text:p>
          </table:table-cell>
          <table:table-cell office:value-type="float" office:value="17">
            <text:p>17</text:p>
          </table:table-cell>
          <table:table-cell office:value-type="float" office:value="102.001">
            <text:p>102.001</text:p>
          </table:table-cell>
          <table:table-cell office:value-type="float" office:value="40.7">
            <text:p>40.7</text:p>
          </table:table-cell>
          <table:table-cell office:value-type="float" office:value="5.5">
            <text:p>5.5</text:p>
          </table:table-cell>
          <table:table-cell office:value-type="float" office:value="1.21124">
            <text:p>1.2112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1.933022">
            <text:p>-71.933022</text:p>
          </table:table-cell>
          <table:table-cell office:value-type="float" office:value="1.933199">
            <text:p>1.933199</text:p>
          </table:table-cell>
          <table:table-cell office:value-type="float" office:value="0.625082">
            <text:p>0.625082</text:p>
          </table:table-cell>
          <table:table-cell office:value-type="float" office:value="0.497478">
            <text:p>0.497478</text:p>
          </table:table-cell>
          <table:table-cell office:value-type="float" office:value="8">
            <text:p>8</text:p>
          </table:table-cell>
          <table:table-cell office:value-type="float" office:value="12.0595">
            <text:p>12.0595</text:p>
          </table:table-cell>
          <table:table-cell office:value-type="float" office:value="7">
            <text:p>7</text:p>
          </table:table-cell>
          <table:table-cell office:value-type="float" office:value="6.3">
            <text:p>6.3</text:p>
          </table:table-cell>
          <table:table-cell office:value-type="float" office:value="1.07834">
            <text:p>1.0783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4.920949">
            <text:p>-94.920949</text:p>
          </table:table-cell>
          <table:table-cell office:value-type="float" office:value="0.158956">
            <text:p>0.158956</text:p>
          </table:table-cell>
          <table:table-cell office:value-type="float" office:value="0.133593">
            <text:p>0.133593</text:p>
          </table:table-cell>
          <table:table-cell office:value-type="float" office:value="0.063647">
            <text:p>0.063647</text:p>
          </table:table-cell>
          <table:table-cell office:value-type="float" office:value="20">
            <text:p>20</text:p>
          </table:table-cell>
          <table:table-cell office:value-type="float" office:value="16.6265">
            <text:p>16.6265</text:p>
          </table:table-cell>
          <table:table-cell office:value-type="float" office:value="11.4">
            <text:p>11.4</text:p>
          </table:table-cell>
          <table:table-cell office:value-type="float" office:value="0.1">
            <text:p>0.1</text:p>
          </table:table-cell>
          <table:table-cell office:value-type="float" office:value="0.010953">
            <text:p>0.01095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89.51729">
            <text:p>-89.51729</text:p>
          </table:table-cell>
          <table:table-cell office:value-type="float" office:value="2.036825">
            <text:p>2.036825</text:p>
          </table:table-cell>
          <table:table-cell office:value-type="float" office:value="0.645063">
            <text:p>0.64506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01.131">
            <text:p>201.131</text:p>
          </table:table-cell>
          <table:table-cell office:value-type="float" office:value="49">
            <text:p>49</text:p>
          </table:table-cell>
          <table:table-cell office:value-type="float" office:value="11.6">
            <text:p>11.6</text:p>
          </table:table-cell>
          <table:table-cell office:value-type="float" office:value="0.889924">
            <text:p>0.88992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94.832746">
            <text:p>-94.832746</text:p>
          </table:table-cell>
          <table:table-cell office:value-type="float" office:value="0.077335">
            <text:p>0.077335</text:p>
          </table:table-cell>
          <table:table-cell office:value-type="float" office:value="0.473458">
            <text:p>0.473458</text:p>
          </table:table-cell>
          <table:table-cell office:value-type="float" office:value="0.121128">
            <text:p>0.121128</text:p>
          </table:table-cell>
          <table:table-cell office:value-type="float" office:value="16">
            <text:p>16</text:p>
          </table:table-cell>
          <table:table-cell office:value-type="float" office:value="31.4075">
            <text:p>31.4075</text:p>
          </table:table-cell>
          <table:table-cell office:value-type="float" office:value="20.3">
            <text:p>20.3</text:p>
          </table:table-cell>
          <table:table-cell office:value-type="float" office:value="1">
            <text:p>1</text:p>
          </table:table-cell>
          <table:table-cell office:value-type="float" office:value="0.279481">
            <text:p>0.27948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4.871673">
            <text:p>-94.871673</text:p>
          </table:table-cell>
          <table:table-cell office:value-type="float" office:value="0.158956">
            <text:p>0.158956</text:p>
          </table:table-cell>
          <table:table-cell office:value-type="float" office:value="0.402148">
            <text:p>0.402148</text:p>
          </table:table-cell>
          <table:table-cell office:value-type="float" office:value="1.242144">
            <text:p>1.242144</text:p>
          </table:table-cell>
          <table:table-cell office:value-type="float" office:value="37">
            <text:p>37</text:p>
          </table:table-cell>
          <table:table-cell office:value-type="float" office:value="20.4235">
            <text:p>20.4235</text:p>
          </table:table-cell>
          <table:table-cell office:value-type="float" office:value="15.9">
            <text:p>15.9</text:p>
          </table:table-cell>
          <table:table-cell office:value-type="float" office:value="0.3">
            <text:p>0.3</text:p>
          </table:table-cell>
          <table:table-cell office:value-type="float" office:value="0.268192">
            <text:p>0.26819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0">
            <text:p>-70</text:p>
          </table:table-cell>
          <table:table-cell office:value-type="float" office:value="2.036825">
            <text:p>2.036825</text:p>
          </table:table-cell>
          <table:table-cell office:value-type="float" office:value="0.645063">
            <text:p>0.645063</text:p>
          </table:table-cell>
          <table:table-cell office:value-type="float" office:value="0.235304">
            <text:p>0.235304</text:p>
          </table:table-cell>
          <table:table-cell office:value-type="float" office:value="2">
            <text:p>2</text:p>
          </table:table-cell>
          <table:table-cell office:value-type="float" office:value="-2.13704">
            <text:p>-2.13704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1.03394">
            <text:p>1.0339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4.74953">
            <text:p>-94.74953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1.5272">
            <text:p>31.5272</text:p>
          </table:table-cell>
          <table:table-cell office:value-type="float" office:value="20.7">
            <text:p>20.7</text:p>
          </table:table-cell>
          <table:table-cell office:value-type="float" office:value="1">
            <text:p>1</text:p>
          </table:table-cell>
          <table:table-cell office:value-type="float" office:value="0.090315">
            <text:p>0.09031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4.726543">
            <text:p>-94.726543</text:p>
          </table:table-cell>
          <table:table-cell office:value-type="float" office:value="0.144616">
            <text:p>0.1446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8.211">
            <text:p>38.211</text:p>
          </table:table-cell>
          <table:table-cell office:value-type="float" office:value="25.3">
            <text:p>25.3</text:p>
          </table:table-cell>
          <table:table-cell office:value-type="float" office:value="1.4">
            <text:p>1.4</text:p>
          </table:table-cell>
          <table:table-cell office:value-type="float" office:value="0.663002">
            <text:p>0.66300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3.692246">
            <text:p>-93.692246</text:p>
          </table:table-cell>
          <table:table-cell office:value-type="float" office:value="0.077335">
            <text:p>0.077335</text:p>
          </table:table-cell>
          <table:table-cell office:value-type="float" office:value="0">
            <text:p>0</text:p>
          </table:table-cell>
          <table:table-cell office:value-type="float" office:value="0.546357">
            <text:p>0.546357</text:p>
          </table:table-cell>
          <table:table-cell office:value-type="float" office:value="38">
            <text:p>38</text:p>
          </table:table-cell>
          <table:table-cell office:value-type="float" office:value="121.604">
            <text:p>121.604</text:p>
          </table:table-cell>
          <table:table-cell office:value-type="float" office:value="44.3">
            <text:p>44.3</text:p>
          </table:table-cell>
          <table:table-cell office:value-type="float" office:value="6.8">
            <text:p>6.8</text:p>
          </table:table-cell>
          <table:table-cell office:value-type="float" office:value="0.844179">
            <text:p>0.84417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70">
            <text:p>-70</text:p>
          </table:table-cell>
          <table:table-cell office:value-type="float" office:value="2.151894">
            <text:p>2.151894</text:p>
          </table:table-cell>
          <table:table-cell office:value-type="float" office:value="0">
            <text:p>0</text:p>
          </table:table-cell>
          <table:table-cell office:value-type="float" office:value="1.077649">
            <text:p>1.077649</text:p>
          </table:table-cell>
          <table:table-cell office:value-type="float" office:value="4">
            <text:p>4</text:p>
          </table:table-cell>
          <table:table-cell office:value-type="float" office:value="-7.23991">
            <text:p>-7.23991</text:p>
          </table:table-cell>
          <table:table-cell office:value-type="float" office:value="4.1">
            <text:p>4.1</text:p>
          </table:table-cell>
          <table:table-cell office:value-type="float" office:value="4">
            <text:p>4</text:p>
          </table:table-cell>
          <table:table-cell office:value-type="float" office:value="0.723688">
            <text:p>0.72368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3.269732">
            <text:p>-93.269732</text:p>
          </table:table-cell>
          <table:table-cell office:value-type="float" office:value="0.077335">
            <text:p>0.077335</text:p>
          </table:table-cell>
          <table:table-cell office:value-type="float" office:value="0.028179">
            <text:p>0.028179</text:p>
          </table:table-cell>
          <table:table-cell office:value-type="float" office:value="0.741332">
            <text:p>0.741332</text:p>
          </table:table-cell>
          <table:table-cell office:value-type="float" office:value="27">
            <text:p>27</text:p>
          </table:table-cell>
          <table:table-cell office:value-type="float" office:value="126.342">
            <text:p>126.342</text:p>
          </table:table-cell>
          <table:table-cell office:value-type="float" office:value="44.4">
            <text:p>44.4</text:p>
          </table:table-cell>
          <table:table-cell office:value-type="float" office:value="7.1">
            <text:p>7.1</text:p>
          </table:table-cell>
          <table:table-cell office:value-type="float" office:value="1.3343">
            <text:p>1.334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856365">
            <text:p>-94.856365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213396">
            <text:p>0.213396</text:p>
          </table:table-cell>
          <table:table-cell office:value-type="float" office:value="36">
            <text:p>36</text:p>
          </table:table-cell>
          <table:table-cell office:value-type="float" office:value="23.5814">
            <text:p>23.5814</text:p>
          </table:table-cell>
          <table:table-cell office:value-type="float" office:value="17.2">
            <text:p>17.2</text:p>
          </table:table-cell>
          <table:table-cell office:value-type="float" office:value="0.5">
            <text:p>0.5</text:p>
          </table:table-cell>
          <table:table-cell office:value-type="float" office:value="0.09545">
            <text:p>0.0954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4.320209">
            <text:p>-94.320209</text:p>
          </table:table-cell>
          <table:table-cell office:value-type="float" office:value="0.077335">
            <text:p>0.077335</text:p>
          </table:table-cell>
          <table:table-cell office:value-type="float" office:value="0.028179">
            <text:p>0.028179</text:p>
          </table:table-cell>
          <table:table-cell office:value-type="float" office:value="0.219898">
            <text:p>0.219898</text:p>
          </table:table-cell>
          <table:table-cell office:value-type="float" office:value="10">
            <text:p>10</text:p>
          </table:table-cell>
          <table:table-cell office:value-type="float" office:value="80.0904">
            <text:p>80.0904</text:p>
          </table:table-cell>
          <table:table-cell office:value-type="float" office:value="36.7">
            <text:p>36.7</text:p>
          </table:table-cell>
          <table:table-cell office:value-type="float" office:value="4.1">
            <text:p>4.1</text:p>
          </table:table-cell>
          <table:table-cell office:value-type="float" office:value="0.32098">
            <text:p>0.3209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71.329953">
            <text:p>-71.329953</text:p>
          </table:table-cell>
          <table:table-cell office:value-type="float" office:value="2.151894">
            <text:p>2.151894</text:p>
          </table:table-cell>
          <table:table-cell office:value-type="float" office:value="0">
            <text:p>0</text:p>
          </table:table-cell>
          <table:table-cell office:value-type="float" office:value="1.077649">
            <text:p>1.077649</text:p>
          </table:table-cell>
          <table:table-cell office:value-type="float" office:value="7">
            <text:p>7</text:p>
          </table:table-cell>
          <table:table-cell office:value-type="float" office:value="5.64125">
            <text:p>5.64125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1.18101">
            <text:p>1.18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4.316176">
            <text:p>-74.316176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0">
            <text:p>0</text:p>
          </table:table-cell>
          <table:table-cell office:value-type="float" office:value="11.4445">
            <text:p>11.4445</text:p>
          </table:table-cell>
          <table:table-cell office:value-type="float" office:value="8.8">
            <text:p>8.8</text:p>
          </table:table-cell>
          <table:table-cell office:value-type="float" office:value="8.4">
            <text:p>8.4</text:p>
          </table:table-cell>
          <table:table-cell office:value-type="float" office:value="1.99233">
            <text:p>1.992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3.41795">
            <text:p>-93.41795</text:p>
          </table:table-cell>
          <table:table-cell office:value-type="float" office:value="0.077335">
            <text:p>0.0773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7.38">
            <text:p>117.38</text:p>
          </table:table-cell>
          <table:table-cell office:value-type="float" office:value="43.2">
            <text:p>43.2</text:p>
          </table:table-cell>
          <table:table-cell office:value-type="float" office:value="6.5">
            <text:p>6.5</text:p>
          </table:table-cell>
          <table:table-cell office:value-type="float" office:value="1.47574">
            <text:p>1.4757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2.85376">
            <text:p>-72.85376</text:p>
          </table:table-cell>
          <table:table-cell office:value-type="float" office:value="2.151894">
            <text:p>2.151894</text:p>
          </table:table-cell>
          <table:table-cell office:value-type="float" office:value="0">
            <text:p>0</text:p>
          </table:table-cell>
          <table:table-cell office:value-type="float" office:value="1.07308">
            <text:p>1.07308</text:p>
          </table:table-cell>
          <table:table-cell office:value-type="float" office:value="0">
            <text:p>0</text:p>
          </table:table-cell>
          <table:table-cell office:value-type="float" office:value="-1.27012">
            <text:p>-1.27012</text:p>
          </table:table-cell>
          <table:table-cell office:value-type="float" office:value="4.4">
            <text:p>4.4</text:p>
          </table:table-cell>
          <table:table-cell office:value-type="float" office:value="4.1">
            <text:p>4.1</text:p>
          </table:table-cell>
          <table:table-cell office:value-type="float" office:value="0.933894">
            <text:p>0.93389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4.010305">
            <text:p>-74.010305</text:p>
          </table:table-cell>
          <table:table-cell office:value-type="float" office:value="1.933199">
            <text:p>1.933199</text:p>
          </table:table-cell>
          <table:table-cell office:value-type="float" office:value="0.561234">
            <text:p>0.561234</text:p>
          </table:table-cell>
          <table:table-cell office:value-type="float" office:value="0.177593">
            <text:p>0.177593</text:p>
          </table:table-cell>
          <table:table-cell office:value-type="float" office:value="3">
            <text:p>3</text:p>
          </table:table-cell>
          <table:table-cell office:value-type="float" office:value="5.43129">
            <text:p>5.43129</text:p>
          </table:table-cell>
          <table:table-cell office:value-type="float" office:value="5.1">
            <text:p>5.1</text:p>
          </table:table-cell>
          <table:table-cell office:value-type="float" office:value="4.6">
            <text:p>4.6</text:p>
          </table:table-cell>
          <table:table-cell office:value-type="float" office:value="0.663982">
            <text:p>0.66398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73.719146">
            <text:p>-73.719146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3">
            <text:p>3</text:p>
          </table:table-cell>
          <table:table-cell office:value-type="float" office:value="6.0871">
            <text:p>6.0871</text:p>
          </table:table-cell>
          <table:table-cell office:value-type="float" office:value="7.5">
            <text:p>7.5</text:p>
          </table:table-cell>
          <table:table-cell office:value-type="float" office:value="7">
            <text:p>7</text:p>
          </table:table-cell>
          <table:table-cell office:value-type="float" office:value="1.74176">
            <text:p>1.7417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1.715672">
            <text:p>-71.715672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026092">
            <text:p>0.026092</text:p>
          </table:table-cell>
          <table:table-cell office:value-type="float" office:value="6">
            <text:p>6</text:p>
          </table:table-cell>
          <table:table-cell office:value-type="float" office:value="3.12449">
            <text:p>3.12449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0.278233">
            <text:p>0.27823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71.338413">
            <text:p>-71.338413</text:p>
          </table:table-cell>
          <table:table-cell office:value-type="float" office:value="1.933199">
            <text:p>1.933199</text:p>
          </table:table-cell>
          <table:table-cell office:value-type="float" office:value="0.561234">
            <text:p>0.561234</text:p>
          </table:table-cell>
          <table:table-cell office:value-type="float" office:value="0.177593">
            <text:p>0.177593</text:p>
          </table:table-cell>
          <table:table-cell office:value-type="float" office:value="7">
            <text:p>7</text:p>
          </table:table-cell>
          <table:table-cell office:value-type="float" office:value="4.67741">
            <text:p>4.67741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0.838513">
            <text:p>0.83851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4.318663">
            <text:p>-74.318663</text:p>
          </table:table-cell>
          <table:table-cell office:value-type="float" office:value="1.933199">
            <text:p>1.933199</text:p>
          </table:table-cell>
          <table:table-cell office:value-type="float" office:value="0.561234">
            <text:p>0.561234</text:p>
          </table:table-cell>
          <table:table-cell office:value-type="float" office:value="0.177593">
            <text:p>0.177593</text:p>
          </table:table-cell>
          <table:table-cell office:value-type="float" office:value="0">
            <text:p>0</text:p>
          </table:table-cell>
          <table:table-cell office:value-type="float" office:value="6.32462">
            <text:p>6.32462</text:p>
          </table:table-cell>
          <table:table-cell office:value-type="float" office:value="5.9">
            <text:p>5.9</text:p>
          </table:table-cell>
          <table:table-cell office:value-type="float" office:value="5.2">
            <text:p>5.2</text:p>
          </table:table-cell>
          <table:table-cell office:value-type="float" office:value="0.665165">
            <text:p>0.66516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4.254578">
            <text:p>-74.254578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0">
            <text:p>0</text:p>
          </table:table-cell>
          <table:table-cell office:value-type="float" office:value="8.86353">
            <text:p>8.86353</text:p>
          </table:table-cell>
          <table:table-cell office:value-type="float" office:value="7.8">
            <text:p>7.8</text:p>
          </table:table-cell>
          <table:table-cell office:value-type="float" office:value="7.4">
            <text:p>7.4</text:p>
          </table:table-cell>
          <table:table-cell office:value-type="float" office:value="1.76319">
            <text:p>1.7631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2.360941">
            <text:p>-92.360941</text:p>
          </table:table-cell>
          <table:table-cell office:value-type="float" office:value="0.162941">
            <text:p>0.162941</text:p>
          </table:table-cell>
          <table:table-cell office:value-type="float" office:value="0">
            <text:p>0</text:p>
          </table:table-cell>
          <table:table-cell office:value-type="float" office:value="0.213396">
            <text:p>0.213396</text:p>
          </table:table-cell>
          <table:table-cell office:value-type="float" office:value="31">
            <text:p>31</text:p>
          </table:table-cell>
          <table:table-cell office:value-type="float" office:value="158.861">
            <text:p>158.861</text:p>
          </table:table-cell>
          <table:table-cell office:value-type="float" office:value="48.4">
            <text:p>48.4</text:p>
          </table:table-cell>
          <table:table-cell office:value-type="float" office:value="9.2">
            <text:p>9.2</text:p>
          </table:table-cell>
          <table:table-cell office:value-type="float" office:value="0.350268">
            <text:p>0.35026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4.5074">
            <text:p>-94.5074</text:p>
          </table:table-cell>
          <table:table-cell office:value-type="float" office:value="0.162941">
            <text:p>0.162941</text:p>
          </table:table-cell>
          <table:table-cell office:value-type="float" office:value="0.55097">
            <text:p>0.5509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5.237">
            <text:p>65.237</text:p>
          </table:table-cell>
          <table:table-cell office:value-type="float" office:value="34.8">
            <text:p>34.8</text:p>
          </table:table-cell>
          <table:table-cell office:value-type="float" office:value="3.1">
            <text:p>3.1</text:p>
          </table:table-cell>
          <table:table-cell office:value-type="float" office:value="0.626933">
            <text:p>0.6269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3.716497">
            <text:p>-73.716497</text:p>
          </table:table-cell>
          <table:table-cell office:value-type="float" office:value="1.933199">
            <text:p>1.933199</text:p>
          </table:table-cell>
          <table:table-cell office:value-type="float" office:value="0.561234">
            <text:p>0.561234</text:p>
          </table:table-cell>
          <table:table-cell office:value-type="float" office:value="0.177593">
            <text:p>0.177593</text:p>
          </table:table-cell>
          <table:table-cell office:value-type="float" office:value="0">
            <text:p>0</text:p>
          </table:table-cell>
          <table:table-cell office:value-type="float" office:value="3.50035">
            <text:p>3.50035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0.611054">
            <text:p>0.61105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94.001348">
            <text:p>-94.001348</text:p>
          </table:table-cell>
          <table:table-cell office:value-type="float" office:value="0.093165">
            <text:p>0.093165</text:p>
          </table:table-cell>
          <table:table-cell office:value-type="float" office:value="0.59474">
            <text:p>0.5947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9.4029">
            <text:p>89.4029</text:p>
          </table:table-cell>
          <table:table-cell office:value-type="float" office:value="38.8">
            <text:p>38.8</text:p>
          </table:table-cell>
          <table:table-cell office:value-type="float" office:value="4.7">
            <text:p>4.7</text:p>
          </table:table-cell>
          <table:table-cell office:value-type="float" office:value="0.838727">
            <text:p>0.83872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1.097437">
            <text:p>-71.097437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4">
            <text:p>4</text:p>
          </table:table-cell>
          <table:table-cell office:value-type="float" office:value="2.83971">
            <text:p>2.83971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0.522228">
            <text:p>0.52222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71.63689">
            <text:p>-71.63689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3">
            <text:p>3</text:p>
          </table:table-cell>
          <table:table-cell office:value-type="float" office:value="-3.52923">
            <text:p>-3.52923</text:p>
          </table:table-cell>
          <table:table-cell office:value-type="float" office:value="3.8">
            <text:p>3.8</text:p>
          </table:table-cell>
          <table:table-cell office:value-type="float" office:value="3.7">
            <text:p>3.7</text:p>
          </table:table-cell>
          <table:table-cell office:value-type="float" office:value="0.611248">
            <text:p>0.61124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3.192169">
            <text:p>-93.192169</text:p>
          </table:table-cell>
          <table:table-cell office:value-type="float" office:value="0.093165">
            <text:p>0.093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10.921">
            <text:p>110.921</text:p>
          </table:table-cell>
          <table:table-cell office:value-type="float" office:value="42.2">
            <text:p>42.2</text:p>
          </table:table-cell>
          <table:table-cell office:value-type="float" office:value="6.1">
            <text:p>6.1</text:p>
          </table:table-cell>
          <table:table-cell office:value-type="float" office:value="1.809">
            <text:p>1.8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1.773711">
            <text:p>-71.773711</text:p>
          </table:table-cell>
          <table:table-cell office:value-type="float" office:value="1.933199">
            <text:p>1.933199</text:p>
          </table:table-cell>
          <table:table-cell office:value-type="float" office:value="0.625082">
            <text:p>0.6250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.36119">
            <text:p>2.36119</text:p>
          </table:table-cell>
          <table:table-cell table:number-columns-repeated="2" office:value-type="float" office:value="6.3">
            <text:p>6.3</text:p>
          </table:table-cell>
          <table:table-cell office:value-type="float" office:value="0.843222">
            <text:p>0.84322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94.502555">
            <text:p>-94.502555</text:p>
          </table:table-cell>
          <table:table-cell office:value-type="float" office:value="0.162941">
            <text:p>0.162941</text:p>
          </table:table-cell>
          <table:table-cell office:value-type="float" office:value="0.829791">
            <text:p>0.82979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0.2877">
            <text:p>60.2877</text:p>
          </table:table-cell>
          <table:table-cell office:value-type="float" office:value="33.5">
            <text:p>33.5</text:p>
          </table:table-cell>
          <table:table-cell office:value-type="float" office:value="2.8">
            <text:p>2.8</text:p>
          </table:table-cell>
          <table:table-cell office:value-type="float" office:value="0.863924">
            <text:p>0.863924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0">
            <text:p>-70</text:p>
          </table:table-cell>
          <table:table-cell office:value-type="float" office:value="2.036825">
            <text:p>2.036825</text:p>
          </table:table-cell>
          <table:table-cell office:value-type="float" office:value="0.924268">
            <text:p>0.924268</text:p>
          </table:table-cell>
          <table:table-cell office:value-type="float" office:value="0.398652">
            <text:p>0.398652</text:p>
          </table:table-cell>
          <table:table-cell office:value-type="float" office:value="6">
            <text:p>6</text:p>
          </table:table-cell>
          <table:table-cell office:value-type="float" office:value="1.96891">
            <text:p>1.96891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1.53988">
            <text:p>1.5398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71.691804">
            <text:p>-71.691804</text:p>
          </table:table-cell>
          <table:table-cell office:value-type="float" office:value="2.036825">
            <text:p>2.036825</text:p>
          </table:table-cell>
          <table:table-cell office:value-type="float" office:value="0.645063">
            <text:p>0.645063</text:p>
          </table:table-cell>
          <table:table-cell office:value-type="float" office:value="0.617466">
            <text:p>0.617466</text:p>
          </table:table-cell>
          <table:table-cell office:value-type="float" office:value="6">
            <text:p>6</text:p>
          </table:table-cell>
          <table:table-cell office:value-type="float" office:value="12.8307">
            <text:p>12.8307</text:p>
          </table:table-cell>
          <table:table-cell office:value-type="float" office:value="6.4">
            <text:p>6.4</text:p>
          </table:table-cell>
          <table:table-cell office:value-type="float" office:value="5.9">
            <text:p>5.9</text:p>
          </table:table-cell>
          <table:table-cell office:value-type="float" office:value="1.13017">
            <text:p>1.1301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73.589541">
            <text:p>-73.589541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4">
            <text:p>4</text:p>
          </table:table-cell>
          <table:table-cell office:value-type="float" office:value="8.84678">
            <text:p>8.84678</text:p>
          </table:table-cell>
          <table:table-cell office:value-type="float" office:value="8.1">
            <text:p>8.1</text:p>
          </table:table-cell>
          <table:table-cell office:value-type="float" office:value="7.7">
            <text:p>7.7</text:p>
          </table:table-cell>
          <table:table-cell office:value-type="float" office:value="1.56459">
            <text:p>1.5645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91.922155">
            <text:p>-91.922155</text:p>
          </table:table-cell>
          <table:table-cell office:value-type="float" office:value="0.077335">
            <text:p>0.077335</text:p>
          </table:table-cell>
          <table:table-cell office:value-type="float" office:value="0.21844">
            <text:p>0.21844</text:p>
          </table:table-cell>
          <table:table-cell office:value-type="float" office:value="0.08418">
            <text:p>0.08418</text:p>
          </table:table-cell>
          <table:table-cell office:value-type="float" office:value="37">
            <text:p>37</text:p>
          </table:table-cell>
          <table:table-cell office:value-type="float" office:value="148.98">
            <text:p>148.98</text:p>
          </table:table-cell>
          <table:table-cell office:value-type="float" office:value="47.7">
            <text:p>47.7</text:p>
          </table:table-cell>
          <table:table-cell office:value-type="float" office:value="8.6">
            <text:p>8.6</text:p>
          </table:table-cell>
          <table:table-cell office:value-type="float" office:value="0.548321">
            <text:p>0.54832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4.846566">
            <text:p>-94.846566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213396">
            <text:p>0.213396</text:p>
          </table:table-cell>
          <table:table-cell office:value-type="float" office:value="34">
            <text:p>34</text:p>
          </table:table-cell>
          <table:table-cell office:value-type="float" office:value="26.7137">
            <text:p>26.7137</text:p>
          </table:table-cell>
          <table:table-cell office:value-type="float" office:value="18.8">
            <text:p>18.8</text:p>
          </table:table-cell>
          <table:table-cell office:value-type="float" office:value="0.7">
            <text:p>0.7</text:p>
          </table:table-cell>
          <table:table-cell office:value-type="float" office:value="0.09535">
            <text:p>0.0953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70.290299">
            <text:p>-70.290299</text:p>
          </table:table-cell>
          <table:table-cell office:value-type="float" office:value="2.036825">
            <text:p>2.036825</text:p>
          </table:table-cell>
          <table:table-cell office:value-type="float" office:value="0.645063">
            <text:p>0.645063</text:p>
          </table:table-cell>
          <table:table-cell office:value-type="float" office:value="0.235304">
            <text:p>0.235304</text:p>
          </table:table-cell>
          <table:table-cell office:value-type="float" office:value="2">
            <text:p>2</text:p>
          </table:table-cell>
          <table:table-cell office:value-type="float" office:value="-1.31859">
            <text:p>-1.31859</text:p>
          </table:table-cell>
          <table:table-cell office:value-type="float" office:value="6.2">
            <text:p>6.2</text:p>
          </table:table-cell>
          <table:table-cell office:value-type="float" office:value="6.1">
            <text:p>6.1</text:p>
          </table:table-cell>
          <table:table-cell office:value-type="float" office:value="1.12456">
            <text:p>1.1245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94.992577">
            <text:p>-94.992577</text:p>
          </table:table-cell>
          <table:table-cell office:value-type="float" office:value="0.077335">
            <text:p>0.077335</text:p>
          </table:table-cell>
          <table:table-cell office:value-type="float" office:value="1">
            <text:p>1</text:p>
          </table:table-cell>
          <table:table-cell office:value-type="float" office:value="1.395971">
            <text:p>1.395971</text:p>
          </table:table-cell>
          <table:table-cell office:value-type="float" office:value="50">
            <text:p>50</text:p>
          </table:table-cell>
          <table:table-cell office:value-type="float" office:value="17.2057">
            <text:p>17.2057</text:p>
          </table:table-cell>
          <table:table-cell office:value-type="float" office:value="14.2">
            <text:p>14.2</text:p>
          </table:table-cell>
          <table:table-cell office:value-type="float" office:value="0.1">
            <text:p>0.1</text:p>
          </table:table-cell>
          <table:table-cell office:value-type="float" office:value="0.138047">
            <text:p>0.13804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70">
            <text:p>-70</text:p>
          </table:table-cell>
          <table:table-cell office:value-type="float" office:value="2.036825">
            <text:p>2.036825</text:p>
          </table:table-cell>
          <table:table-cell office:value-type="float" office:value="0.924268">
            <text:p>0.924268</text:p>
          </table:table-cell>
          <table:table-cell office:value-type="float" office:value="0.398652">
            <text:p>0.398652</text:p>
          </table:table-cell>
          <table:table-cell office:value-type="float" office:value="3">
            <text:p>3</text:p>
          </table:table-cell>
          <table:table-cell office:value-type="float" office:value="-5.12922">
            <text:p>-5.1292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00084">
            <text:p>1.00084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2.090696">
            <text:p>-92.090696</text:p>
          </table:table-cell>
          <table:table-cell office:value-type="float" office:value="2.151894">
            <text:p>2.151894</text:p>
          </table:table-cell>
          <table:table-cell office:value-type="float" office:value="0">
            <text:p>0</text:p>
          </table:table-cell>
          <table:table-cell office:value-type="float" office:value="0.790181">
            <text:p>0.790181</text:p>
          </table:table-cell>
          <table:table-cell office:value-type="float" office:value="4">
            <text:p>4</text:p>
          </table:table-cell>
          <table:table-cell office:value-type="float" office:value="147.642">
            <text:p>147.642</text:p>
          </table:table-cell>
          <table:table-cell office:value-type="float" office:value="47">
            <text:p>47</text:p>
          </table:table-cell>
          <table:table-cell office:value-type="float" office:value="8.3">
            <text:p>8.3</text:p>
          </table:table-cell>
          <table:table-cell office:value-type="float" office:value="1.20428">
            <text:p>1.2042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93.194199">
            <text:p>-93.194199</text:p>
          </table:table-cell>
          <table:table-cell office:value-type="float" office:value="0.162941">
            <text:p>0.162941</text:p>
          </table:table-cell>
          <table:table-cell office:value-type="float" office:value="1">
            <text:p>1</text:p>
          </table:table-cell>
          <table:table-cell office:value-type="float" office:value="0.213396">
            <text:p>0.213396</text:p>
          </table:table-cell>
          <table:table-cell office:value-type="float" office:value="40">
            <text:p>40</text:p>
          </table:table-cell>
          <table:table-cell office:value-type="float" office:value="106.68">
            <text:p>106.68</text:p>
          </table:table-cell>
          <table:table-cell office:value-type="float" office:value="41.7">
            <text:p>41.7</text:p>
          </table:table-cell>
          <table:table-cell office:value-type="float" office:value="5.8">
            <text:p>5.8</text:p>
          </table:table-cell>
          <table:table-cell office:value-type="float" office:value="1.65567">
            <text:p>1.655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0">
            <text:p>-70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10309">
            <text:p>1.10309</text:p>
          </table:table-cell>
          <table:table-cell table:number-columns-repeated="2" office:value-type="float" office:value="5.1">
            <text:p>5.1</text:p>
          </table:table-cell>
          <table:table-cell office:value-type="float" office:value="0.972129">
            <text:p>0.97212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92.083141">
            <text:p>-92.083141</text:p>
          </table:table-cell>
          <table:table-cell office:value-type="float" office:value="2.151894">
            <text:p>2.151894</text:p>
          </table:table-cell>
          <table:table-cell office:value-type="float" office:value="1">
            <text:p>1</text:p>
          </table:table-cell>
          <table:table-cell office:value-type="float" office:value="0.243302">
            <text:p>0.243302</text:p>
          </table:table-cell>
          <table:table-cell office:value-type="float" office:value="22">
            <text:p>22</text:p>
          </table:table-cell>
          <table:table-cell office:value-type="float" office:value="156.55">
            <text:p>156.55</text:p>
          </table:table-cell>
          <table:table-cell office:value-type="float" office:value="48.1">
            <text:p>48.1</text:p>
          </table:table-cell>
          <table:table-cell office:value-type="float" office:value="8.8">
            <text:p>8.8</text:p>
          </table:table-cell>
          <table:table-cell office:value-type="float" office:value="1.62712">
            <text:p>1.62712</text:p>
          </table:table-cell>
        </table:table-row>
      </table:table>
      <table:table table:name="50.sce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3.330826">
            <text:p>-93.330826</text:p>
          </table:table-cell>
          <table:table-cell office:value-type="float" office:value="0.081142">
            <text:p>0.081142</text:p>
          </table:table-cell>
          <table:table-cell office:value-type="float" office:value="0">
            <text:p>0</text:p>
          </table:table-cell>
          <table:table-cell office:value-type="float" office:value="0.836196">
            <text:p>0.836196</text:p>
          </table:table-cell>
          <table:table-cell office:value-type="float" office:value="18">
            <text:p>18</text:p>
          </table:table-cell>
          <table:table-cell office:value-type="float" office:value="112.065">
            <text:p>112.065</text:p>
          </table:table-cell>
          <table:table-cell office:value-type="float" office:value="43.1">
            <text:p>43.1</text:p>
          </table:table-cell>
          <table:table-cell office:value-type="float" office:value="6.2">
            <text:p>6.2</text:p>
          </table:table-cell>
          <table:table-cell office:value-type="float" office:value="1.57839">
            <text:p>1.5783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2.916096">
            <text:p>-92.916096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154135">
            <text:p>0.154135</text:p>
          </table:table-cell>
          <table:table-cell office:value-type="float" office:value="9">
            <text:p>9</text:p>
          </table:table-cell>
          <table:table-cell office:value-type="float" office:value="131.517">
            <text:p>131.517</text:p>
          </table:table-cell>
          <table:table-cell office:value-type="float" office:value="46.5">
            <text:p>46.5</text:p>
          </table:table-cell>
          <table:table-cell office:value-type="float" office:value="7.3">
            <text:p>7.3</text:p>
          </table:table-cell>
          <table:table-cell office:value-type="float" office:value="0.295153">
            <text:p>0.2951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70">
            <text:p>-70</text:p>
          </table:table-cell>
          <table:table-cell office:value-type="float" office:value="2.249315">
            <text:p>2.249315</text:p>
          </table:table-cell>
          <table:table-cell office:value-type="float" office:value="0">
            <text:p>0</text:p>
          </table:table-cell>
          <table:table-cell office:value-type="float" office:value="1.403135">
            <text:p>1.403135</text:p>
          </table:table-cell>
          <table:table-cell office:value-type="float" office:value="1">
            <text:p>1</text:p>
          </table:table-cell>
          <table:table-cell office:value-type="float" office:value="-6.10291">
            <text:p>-6.10291</text:p>
          </table:table-cell>
          <table:table-cell table:number-columns-repeated="2" office:value-type="float" office:value="3.8">
            <text:p>3.8</text:p>
          </table:table-cell>
          <table:table-cell office:value-type="float" office:value="0.625956">
            <text:p>0.62595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3.468117">
            <text:p>-93.468117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8">
            <text:p>48</text:p>
          </table:table-cell>
          <table:table-cell office:value-type="float" office:value="89.6309">
            <text:p>89.6309</text:p>
          </table:table-cell>
          <table:table-cell office:value-type="float" office:value="37.6">
            <text:p>37.6</text:p>
          </table:table-cell>
          <table:table-cell office:value-type="float" office:value="4.6">
            <text:p>4.6</text:p>
          </table:table-cell>
          <table:table-cell office:value-type="float" office:value="1.57393">
            <text:p>1.5739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3.661778">
            <text:p>-93.661778</text:p>
          </table:table-cell>
          <table:table-cell office:value-type="float" office:value="0.081142">
            <text:p>0.081142</text:p>
          </table:table-cell>
          <table:table-cell office:value-type="float" office:value="0">
            <text:p>0</text:p>
          </table:table-cell>
          <table:table-cell office:value-type="float" office:value="0.836196">
            <text:p>0.836196</text:p>
          </table:table-cell>
          <table:table-cell office:value-type="float" office:value="13">
            <text:p>13</text:p>
          </table:table-cell>
          <table:table-cell office:value-type="float" office:value="98.6006">
            <text:p>98.6006</text:p>
          </table:table-cell>
          <table:table-cell office:value-type="float" office:value="41.4">
            <text:p>41.4</text:p>
          </table:table-cell>
          <table:table-cell office:value-type="float" office:value="5.3">
            <text:p>5.3</text:p>
          </table:table-cell>
          <table:table-cell office:value-type="float" office:value="1.40988">
            <text:p>1.4098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2.245992">
            <text:p>-92.245992</text:p>
          </table:table-cell>
          <table:table-cell office:value-type="float" office:value="1.899444">
            <text:p>1.899444</text:p>
          </table:table-cell>
          <table:table-cell office:value-type="float" office:value="0.129568">
            <text:p>0.12956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5.729">
            <text:p>145.729</text:p>
          </table:table-cell>
          <table:table-cell office:value-type="float" office:value="46.6">
            <text:p>46.6</text:p>
          </table:table-cell>
          <table:table-cell office:value-type="float" office:value="8.1">
            <text:p>8.1</text:p>
          </table:table-cell>
          <table:table-cell office:value-type="float" office:value="0.197444">
            <text:p>0.19744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4.63311">
            <text:p>-74.63311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.82453">
            <text:p>9.82453</text:p>
          </table:table-cell>
          <table:table-cell office:value-type="float" office:value="7.6">
            <text:p>7.6</text:p>
          </table:table-cell>
          <table:table-cell office:value-type="float" office:value="7.3">
            <text:p>7.3</text:p>
          </table:table-cell>
          <table:table-cell office:value-type="float" office:value="0.735261">
            <text:p>0.73526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6.13102">
            <text:p>-76.13102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.204807">
            <text:p>0.204807</text:p>
          </table:table-cell>
          <table:table-cell office:value-type="float" office:value="0">
            <text:p>0</text:p>
          </table:table-cell>
          <table:table-cell office:value-type="float" office:value="13.8554">
            <text:p>13.8554</text:p>
          </table:table-cell>
          <table:table-cell office:value-type="float" office:value="7">
            <text:p>7</text:p>
          </table:table-cell>
          <table:table-cell office:value-type="float" office:value="6.3">
            <text:p>6.3</text:p>
          </table:table-cell>
          <table:table-cell office:value-type="float" office:value="0.769747">
            <text:p>0.76974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3.970791">
            <text:p>-73.970791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.866422">
            <text:p>0.866422</text:p>
          </table:table-cell>
          <table:table-cell office:value-type="float" office:value="3">
            <text:p>3</text:p>
          </table:table-cell>
          <table:table-cell office:value-type="float" office:value="1.23243">
            <text:p>1.23243</text:p>
          </table:table-cell>
          <table:table-cell office:value-type="float" office:value="6.9">
            <text:p>6.9</text:p>
          </table:table-cell>
          <table:table-cell office:value-type="float" office:value="6.5">
            <text:p>6.5</text:p>
          </table:table-cell>
          <table:table-cell office:value-type="float" office:value="1.93191">
            <text:p>1.9319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70.149707">
            <text:p>-70.149707</text:p>
          </table:table-cell>
          <table:table-cell office:value-type="float" office:value="2.042479">
            <text:p>2.042479</text:p>
          </table:table-cell>
          <table:table-cell office:value-type="float" office:value="0.589369">
            <text:p>0.589369</text:p>
          </table:table-cell>
          <table:table-cell office:value-type="float" office:value="0.276125">
            <text:p>0.276125</text:p>
          </table:table-cell>
          <table:table-cell office:value-type="float" office:value="0">
            <text:p>0</text:p>
          </table:table-cell>
          <table:table-cell office:value-type="float" office:value="-2.31912">
            <text:p>-2.31912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0.985524">
            <text:p>0.98552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561997">
            <text:p>-94.561997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.836196">
            <text:p>0.836196</text:p>
          </table:table-cell>
          <table:table-cell office:value-type="float" office:value="11">
            <text:p>11</text:p>
          </table:table-cell>
          <table:table-cell office:value-type="float" office:value="50.2412">
            <text:p>50.2412</text:p>
          </table:table-cell>
          <table:table-cell office:value-type="float" office:value="29.8">
            <text:p>29.8</text:p>
          </table:table-cell>
          <table:table-cell office:value-type="float" office:value="2.2">
            <text:p>2.2</text:p>
          </table:table-cell>
          <table:table-cell office:value-type="float" office:value="0.890821">
            <text:p>0.89082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74.165872">
            <text:p>-74.165872</text:p>
          </table:table-cell>
          <table:table-cell office:value-type="float" office:value="2.042479">
            <text:p>2.042479</text:p>
          </table:table-cell>
          <table:table-cell office:value-type="float" office:value="0.537147">
            <text:p>0.537147</text:p>
          </table:table-cell>
          <table:table-cell office:value-type="float" office:value="0.234862">
            <text:p>0.234862</text:p>
          </table:table-cell>
          <table:table-cell office:value-type="float" office:value="0">
            <text:p>0</text:p>
          </table:table-cell>
          <table:table-cell office:value-type="float" office:value="10.2841">
            <text:p>10.2841</text:p>
          </table:table-cell>
          <table:table-cell office:value-type="float" office:value="7.4">
            <text:p>7.4</text:p>
          </table:table-cell>
          <table:table-cell office:value-type="float" office:value="6.8">
            <text:p>6.8</text:p>
          </table:table-cell>
          <table:table-cell office:value-type="float" office:value="1.03154">
            <text:p>1.0315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4.622614">
            <text:p>-94.622614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.836196">
            <text:p>0.836196</text:p>
          </table:table-cell>
          <table:table-cell office:value-type="float" office:value="10">
            <text:p>10</text:p>
          </table:table-cell>
          <table:table-cell office:value-type="float" office:value="48.943">
            <text:p>48.943</text:p>
          </table:table-cell>
          <table:table-cell office:value-type="float" office:value="29">
            <text:p>29</text:p>
          </table:table-cell>
          <table:table-cell office:value-type="float" office:value="2.1">
            <text:p>2.1</text:p>
          </table:table-cell>
          <table:table-cell office:value-type="float" office:value="0.910099">
            <text:p>0.91009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3.527005">
            <text:p>-93.527005</text:p>
          </table:table-cell>
          <table:table-cell office:value-type="float" office:value="0.081142">
            <text:p>0.081142</text:p>
          </table:table-cell>
          <table:table-cell office:value-type="float" office:value="0.000316">
            <text:p>0.000316</text:p>
          </table:table-cell>
          <table:table-cell office:value-type="float" office:value="0.836196">
            <text:p>0.836196</text:p>
          </table:table-cell>
          <table:table-cell office:value-type="float" office:value="5">
            <text:p>5</text:p>
          </table:table-cell>
          <table:table-cell office:value-type="float" office:value="89.7837">
            <text:p>89.7837</text:p>
          </table:table-cell>
          <table:table-cell office:value-type="float" office:value="37.8">
            <text:p>37.8</text:p>
          </table:table-cell>
          <table:table-cell office:value-type="float" office:value="4.8">
            <text:p>4.8</text:p>
          </table:table-cell>
          <table:table-cell office:value-type="float" office:value="1.14803">
            <text:p>1.1480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70.127101">
            <text:p>-70.127101</text:p>
          </table:table-cell>
          <table:table-cell office:value-type="float" office:value="1.859831">
            <text:p>1.859831</text:p>
          </table:table-cell>
          <table:table-cell office:value-type="float" office:value="0.537345">
            <text:p>0.537345</text:p>
          </table:table-cell>
          <table:table-cell table:number-columns-repeated="2" office:value-type="float" office:value="5">
            <text:p>5</text:p>
          </table:table-cell>
          <table:table-cell office:value-type="float" office:value="0.037361">
            <text:p>0.037361</text:p>
          </table:table-cell>
          <table:table-cell office:value-type="float" office:value="3.2">
            <text:p>3.2</text:p>
          </table:table-cell>
          <table:table-cell office:value-type="float" office:value="2.9">
            <text:p>2.9</text:p>
          </table:table-cell>
          <table:table-cell office:value-type="float" office:value="1.90919">
            <text:p>1.9091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70">
            <text:p>-70</text:p>
          </table:table-cell>
          <table:table-cell office:value-type="float" office:value="1.859831">
            <text:p>1.859831</text:p>
          </table:table-cell>
          <table:table-cell office:value-type="float" office:value="0">
            <text:p>0</text:p>
          </table:table-cell>
          <table:table-cell office:value-type="float" office:value="1.80448">
            <text:p>1.80448</text:p>
          </table:table-cell>
          <table:table-cell office:value-type="float" office:value="0">
            <text:p>0</text:p>
          </table:table-cell>
          <table:table-cell office:value-type="float" office:value="-2.63407">
            <text:p>-2.63407</text:p>
          </table:table-cell>
          <table:table-cell table:number-columns-repeated="2" office:value-type="float" office:value="4.5">
            <text:p>4.5</text:p>
          </table:table-cell>
          <table:table-cell office:value-type="float" office:value="1.486">
            <text:p>1.48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70.100177">
            <text:p>-70.100177</text:p>
          </table:table-cell>
          <table:table-cell office:value-type="float" office:value="1.859831">
            <text:p>1.859831</text:p>
          </table:table-cell>
          <table:table-cell office:value-type="float" office:value="0.672835">
            <text:p>0.672835</text:p>
          </table:table-cell>
          <table:table-cell office:value-type="float" office:value="2.051228">
            <text:p>2.051228</text:p>
          </table:table-cell>
          <table:table-cell office:value-type="float" office:value="3">
            <text:p>3</text:p>
          </table:table-cell>
          <table:table-cell office:value-type="float" office:value="1.78254">
            <text:p>1.78254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1.60373">
            <text:p>1.6037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3.070091">
            <text:p>-93.070091</text:p>
          </table:table-cell>
          <table:table-cell office:value-type="float" office:value="0.192088">
            <text:p>0.192088</text:p>
          </table:table-cell>
          <table:table-cell office:value-type="float" office:value="0.130644">
            <text:p>0.130644</text:p>
          </table:table-cell>
          <table:table-cell office:value-type="float" office:value="0.060758">
            <text:p>0.060758</text:p>
          </table:table-cell>
          <table:table-cell office:value-type="float" office:value="37">
            <text:p>37</text:p>
          </table:table-cell>
          <table:table-cell office:value-type="float" office:value="119.733">
            <text:p>119.733</text:p>
          </table:table-cell>
          <table:table-cell office:value-type="float" office:value="44.1">
            <text:p>44.1</text:p>
          </table:table-cell>
          <table:table-cell office:value-type="float" office:value="6.6">
            <text:p>6.6</text:p>
          </table:table-cell>
          <table:table-cell office:value-type="float" office:value="0.319318">
            <text:p>0.31931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3.611593">
            <text:p>-73.611593</text:p>
          </table:table-cell>
          <table:table-cell office:value-type="float" office:value="2.042479">
            <text:p>2.042479</text:p>
          </table:table-cell>
          <table:table-cell office:value-type="float" office:value="1">
            <text:p>1</text:p>
          </table:table-cell>
          <table:table-cell office:value-type="float" office:value="0.234862">
            <text:p>0.234862</text:p>
          </table:table-cell>
          <table:table-cell office:value-type="float" office:value="0">
            <text:p>0</text:p>
          </table:table-cell>
          <table:table-cell office:value-type="float" office:value="6.28673">
            <text:p>6.28673</text:p>
          </table:table-cell>
          <table:table-cell office:value-type="float" office:value="6.4">
            <text:p>6.4</text:p>
          </table:table-cell>
          <table:table-cell office:value-type="float" office:value="6">
            <text:p>6</text:p>
          </table:table-cell>
          <table:table-cell office:value-type="float" office:value="1.35373">
            <text:p>1.3537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9.690025">
            <text:p>-99.690025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.836196">
            <text:p>0.836196</text:p>
          </table:table-cell>
          <table:table-cell office:value-type="float" office:value="18">
            <text:p>18</text:p>
          </table:table-cell>
          <table:table-cell office:value-type="float" office:value="15.1106">
            <text:p>15.110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0737">
            <text:p>0.0007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3.327253">
            <text:p>-93.327253</text:p>
          </table:table-cell>
          <table:table-cell office:value-type="float" office:value="0.162941">
            <text:p>0.162941</text:p>
          </table:table-cell>
          <table:table-cell office:value-type="float" office:value="0.579428">
            <text:p>0.579428</text:p>
          </table:table-cell>
          <table:table-cell office:value-type="float" office:value="0.43997">
            <text:p>0.43997</text:p>
          </table:table-cell>
          <table:table-cell office:value-type="float" office:value="39">
            <text:p>39</text:p>
          </table:table-cell>
          <table:table-cell office:value-type="float" office:value="122.831">
            <text:p>122.831</text:p>
          </table:table-cell>
          <table:table-cell office:value-type="float" office:value="45.3">
            <text:p>45.3</text:p>
          </table:table-cell>
          <table:table-cell office:value-type="float" office:value="6.8">
            <text:p>6.8</text:p>
          </table:table-cell>
          <table:table-cell office:value-type="float" office:value="1.72063">
            <text:p>1.7206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72.099133">
            <text:p>-72.099133</text:p>
          </table:table-cell>
          <table:table-cell office:value-type="float" office:value="2.249315">
            <text:p>2.249315</text:p>
          </table:table-cell>
          <table:table-cell office:value-type="float" office:value="0">
            <text:p>0</text:p>
          </table:table-cell>
          <table:table-cell office:value-type="float" office:value="2.834446">
            <text:p>2.834446</text:p>
          </table:table-cell>
          <table:table-cell office:value-type="float" office:value="0">
            <text:p>0</text:p>
          </table:table-cell>
          <table:table-cell office:value-type="float" office:value="5.5676">
            <text:p>5.5676</text:p>
          </table:table-cell>
          <table:table-cell office:value-type="float" office:value="4.5">
            <text:p>4.5</text:p>
          </table:table-cell>
          <table:table-cell office:value-type="float" office:value="4.1">
            <text:p>4.1</text:p>
          </table:table-cell>
          <table:table-cell office:value-type="float" office:value="1.97863">
            <text:p>1.9786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2.982215">
            <text:p>-92.982215</text:p>
          </table:table-cell>
          <table:table-cell office:value-type="float" office:value="0.093165">
            <text:p>0.093165</text:p>
          </table:table-cell>
          <table:table-cell office:value-type="float" office:value="0">
            <text:p>0</text:p>
          </table:table-cell>
          <table:table-cell office:value-type="float" office:value="0.824461">
            <text:p>0.824461</text:p>
          </table:table-cell>
          <table:table-cell office:value-type="float" office:value="17">
            <text:p>17</text:p>
          </table:table-cell>
          <table:table-cell office:value-type="float" office:value="143.829">
            <text:p>143.829</text:p>
          </table:table-cell>
          <table:table-cell office:value-type="float" office:value="46.6">
            <text:p>46.6</text:p>
          </table:table-cell>
          <table:table-cell office:value-type="float" office:value="8.2">
            <text:p>8.2</text:p>
          </table:table-cell>
          <table:table-cell office:value-type="float" office:value="1.53107">
            <text:p>1.5310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3.623291">
            <text:p>-73.623291</text:p>
          </table:table-cell>
          <table:table-cell office:value-type="float" office:value="1.859831">
            <text:p>1.859831</text:p>
          </table:table-cell>
          <table:table-cell office:value-type="float" office:value="0.491647">
            <text:p>0.491647</text:p>
          </table:table-cell>
          <table:table-cell office:value-type="float" office:value="0.204807">
            <text:p>0.204807</text:p>
          </table:table-cell>
          <table:table-cell office:value-type="float" office:value="0">
            <text:p>0</text:p>
          </table:table-cell>
          <table:table-cell office:value-type="float" office:value="3.69093">
            <text:p>3.69093</text:p>
          </table:table-cell>
          <table:table-cell office:value-type="float" office:value="5.5">
            <text:p>5.5</text:p>
          </table:table-cell>
          <table:table-cell office:value-type="float" office:value="4.9">
            <text:p>4.9</text:p>
          </table:table-cell>
          <table:table-cell office:value-type="float" office:value="0.585768">
            <text:p>0.58576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4.023607">
            <text:p>-74.023607</text:p>
          </table:table-cell>
          <table:table-cell office:value-type="float" office:value="2.042479">
            <text:p>2.042479</text:p>
          </table:table-cell>
          <table:table-cell office:value-type="float" office:value="0.591755">
            <text:p>0.591755</text:p>
          </table:table-cell>
          <table:table-cell office:value-type="float" office:value="0.234862">
            <text:p>0.234862</text:p>
          </table:table-cell>
          <table:table-cell office:value-type="float" office:value="0">
            <text:p>0</text:p>
          </table:table-cell>
          <table:table-cell office:value-type="float" office:value="7.95486">
            <text:p>7.95486</text:p>
          </table:table-cell>
          <table:table-cell office:value-type="float" office:value="7.9">
            <text:p>7.9</text:p>
          </table:table-cell>
          <table:table-cell office:value-type="float" office:value="7.6">
            <text:p>7.6</text:p>
          </table:table-cell>
          <table:table-cell office:value-type="float" office:value="1.13296">
            <text:p>1.1329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0.171243">
            <text:p>-70.171243</text:p>
          </table:table-cell>
          <table:table-cell office:value-type="float" office:value="1.859831">
            <text:p>1.859831</text:p>
          </table:table-cell>
          <table:table-cell office:value-type="float" office:value="1">
            <text:p>1</text:p>
          </table:table-cell>
          <table:table-cell office:value-type="float" office:value="1.80448">
            <text:p>1.80448</text:p>
          </table:table-cell>
          <table:table-cell office:value-type="float" office:value="0">
            <text:p>0</text:p>
          </table:table-cell>
          <table:table-cell office:value-type="float" office:value="-5.47053">
            <text:p>-5.47053</text:p>
          </table:table-cell>
          <table:table-cell table:number-columns-repeated="2" office:value-type="float" office:value="3.3">
            <text:p>3.3</text:p>
          </table:table-cell>
          <table:table-cell office:value-type="float" office:value="1.53483">
            <text:p>1.5348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73.70619">
            <text:p>-73.70619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.167091">
            <text:p>0.167091</text:p>
          </table:table-cell>
          <table:table-cell office:value-type="float" office:value="4">
            <text:p>4</text:p>
          </table:table-cell>
          <table:table-cell office:value-type="float" office:value="3.51994">
            <text:p>3.51994</text:p>
          </table:table-cell>
          <table:table-cell office:value-type="float" office:value="5.5">
            <text:p>5.5</text:p>
          </table:table-cell>
          <table:table-cell office:value-type="float" office:value="5.1">
            <text:p>5.1</text:p>
          </table:table-cell>
          <table:table-cell office:value-type="float" office:value="0.596616">
            <text:p>0.59661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4.013811">
            <text:p>-74.013811</text:p>
          </table:table-cell>
          <table:table-cell office:value-type="float" office:value="2.042479">
            <text:p>2.042479</text:p>
          </table:table-cell>
          <table:table-cell office:value-type="float" office:value="0.591755">
            <text:p>0.591755</text:p>
          </table:table-cell>
          <table:table-cell office:value-type="float" office:value="0.615625">
            <text:p>0.615625</text:p>
          </table:table-cell>
          <table:table-cell office:value-type="float" office:value="0">
            <text:p>0</text:p>
          </table:table-cell>
          <table:table-cell office:value-type="float" office:value="2.54248">
            <text:p>2.54248</text:p>
          </table:table-cell>
          <table:table-cell office:value-type="float" office:value="6.5">
            <text:p>6.5</text:p>
          </table:table-cell>
          <table:table-cell office:value-type="float" office:value="6.2">
            <text:p>6.2</text:p>
          </table:table-cell>
          <table:table-cell office:value-type="float" office:value="1.63082">
            <text:p>1.6308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4.341001">
            <text:p>-94.341001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4.5929">
            <text:p>64.5929</text:p>
          </table:table-cell>
          <table:table-cell office:value-type="float" office:value="32.9">
            <text:p>32.9</text:p>
          </table:table-cell>
          <table:table-cell office:value-type="float" office:value="3.1">
            <text:p>3.1</text:p>
          </table:table-cell>
          <table:table-cell office:value-type="float" office:value="0.034373">
            <text:p>0.03437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4.868638">
            <text:p>-94.868638</text:p>
          </table:table-cell>
          <table:table-cell office:value-type="float" office:value="0.162941">
            <text:p>0.162941</text:p>
          </table:table-cell>
          <table:table-cell office:value-type="float" office:value="0.579428">
            <text:p>0.579428</text:p>
          </table:table-cell>
          <table:table-cell office:value-type="float" office:value="0.43997">
            <text:p>0.43997</text:p>
          </table:table-cell>
          <table:table-cell office:value-type="float" office:value="32">
            <text:p>32</text:p>
          </table:table-cell>
          <table:table-cell office:value-type="float" office:value="20.4267">
            <text:p>20.4267</text:p>
          </table:table-cell>
          <table:table-cell office:value-type="float" office:value="15.9">
            <text:p>15.9</text:p>
          </table:table-cell>
          <table:table-cell office:value-type="float" office:value="0.3">
            <text:p>0.3</text:p>
          </table:table-cell>
          <table:table-cell office:value-type="float" office:value="0.150449">
            <text:p>0.1504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3.764826">
            <text:p>-73.764826</text:p>
          </table:table-cell>
          <table:table-cell office:value-type="float" office:value="1.967133">
            <text:p>1.967133</text:p>
          </table:table-cell>
          <table:table-cell office:value-type="float" office:value="0.572058">
            <text:p>0.572058</text:p>
          </table:table-cell>
          <table:table-cell office:value-type="float" office:value="0.285104">
            <text:p>0.285104</text:p>
          </table:table-cell>
          <table:table-cell office:value-type="float" office:value="1">
            <text:p>1</text:p>
          </table:table-cell>
          <table:table-cell office:value-type="float" office:value="1.86829">
            <text:p>1.86829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0.871232">
            <text:p>0.87123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74.203442">
            <text:p>-74.203442</text:p>
          </table:table-cell>
          <table:table-cell office:value-type="float" office:value="2.042479">
            <text:p>2.042479</text:p>
          </table:table-cell>
          <table:table-cell office:value-type="float" office:value="1">
            <text:p>1</text:p>
          </table:table-cell>
          <table:table-cell office:value-type="float" office:value="0.234862">
            <text:p>0.234862</text:p>
          </table:table-cell>
          <table:table-cell office:value-type="float" office:value="0">
            <text:p>0</text:p>
          </table:table-cell>
          <table:table-cell office:value-type="float" office:value="7.5652">
            <text:p>7.5652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1.78773">
            <text:p>1.7877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4.988038">
            <text:p>-94.988038</text:p>
          </table:table-cell>
          <table:table-cell office:value-type="float" office:value="0.081142">
            <text:p>0.081142</text:p>
          </table:table-cell>
          <table:table-cell office:value-type="float" office:value="0.383487">
            <text:p>0.383487</text:p>
          </table:table-cell>
          <table:table-cell office:value-type="float" office:value="0.179534">
            <text:p>0.179534</text:p>
          </table:table-cell>
          <table:table-cell office:value-type="float" office:value="22">
            <text:p>22</text:p>
          </table:table-cell>
          <table:table-cell office:value-type="float" office:value="17.208">
            <text:p>17.208</text:p>
          </table:table-cell>
          <table:table-cell office:value-type="float" office:value="14.2">
            <text:p>14.2</text:p>
          </table:table-cell>
          <table:table-cell office:value-type="float" office:value="0.1">
            <text:p>0.1</text:p>
          </table:table-cell>
          <table:table-cell office:value-type="float" office:value="0.019979">
            <text:p>0.01997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3.679375">
            <text:p>-93.679375</text:p>
          </table:table-cell>
          <table:table-cell office:value-type="float" office:value="0.081142">
            <text:p>0.081142</text:p>
          </table:table-cell>
          <table:table-cell office:value-type="float" office:value="0">
            <text:p>0</text:p>
          </table:table-cell>
          <table:table-cell office:value-type="float" office:value="0.836196">
            <text:p>0.836196</text:p>
          </table:table-cell>
          <table:table-cell office:value-type="float" office:value="22">
            <text:p>22</text:p>
          </table:table-cell>
          <table:table-cell office:value-type="float" office:value="92.347">
            <text:p>92.347</text:p>
          </table:table-cell>
          <table:table-cell office:value-type="float" office:value="39.7">
            <text:p>39.7</text:p>
          </table:table-cell>
          <table:table-cell office:value-type="float" office:value="4.9">
            <text:p>4.9</text:p>
          </table:table-cell>
          <table:table-cell office:value-type="float" office:value="1.27728">
            <text:p>1.2772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4.841159">
            <text:p>-94.841159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.7167">
            <text:p>29.7167</text:p>
          </table:table-cell>
          <table:table-cell office:value-type="float" office:value="18.8">
            <text:p>18.8</text:p>
          </table:table-cell>
          <table:table-cell office:value-type="float" office:value="0.9">
            <text:p>0.9</text:p>
          </table:table-cell>
          <table:table-cell office:value-type="float" office:value="0.012158">
            <text:p>0.01215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1.615409">
            <text:p>-71.615409</text:p>
          </table:table-cell>
          <table:table-cell office:value-type="float" office:value="1.859831">
            <text:p>1.859831</text:p>
          </table:table-cell>
          <table:table-cell office:value-type="float" office:value="0.387001">
            <text:p>0.3870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07505">
            <text:p>-0.607505</text:p>
          </table:table-cell>
          <table:table-cell office:value-type="float" office:value="3.5">
            <text:p>3.5</text:p>
          </table:table-cell>
          <table:table-cell office:value-type="float" office:value="3.3">
            <text:p>3.3</text:p>
          </table:table-cell>
          <table:table-cell office:value-type="float" office:value="0.210357">
            <text:p>0.21035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571115">
            <text:p>-94.571115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.836196">
            <text:p>0.836196</text:p>
          </table:table-cell>
          <table:table-cell office:value-type="float" office:value="12">
            <text:p>12</text:p>
          </table:table-cell>
          <table:table-cell office:value-type="float" office:value="43.8045">
            <text:p>43.8045</text:p>
          </table:table-cell>
          <table:table-cell office:value-type="float" office:value="27.5">
            <text:p>27.5</text:p>
          </table:table-cell>
          <table:table-cell office:value-type="float" office:value="1.8">
            <text:p>1.8</text:p>
          </table:table-cell>
          <table:table-cell office:value-type="float" office:value="0.786765">
            <text:p>0.78676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1.959474">
            <text:p>-91.959474</text:p>
          </table:table-cell>
          <table:table-cell office:value-type="float" office:value="0.192088">
            <text:p>0.192088</text:p>
          </table:table-cell>
          <table:table-cell office:value-type="float" office:value="0.130644">
            <text:p>0.130644</text:p>
          </table:table-cell>
          <table:table-cell office:value-type="float" office:value="0.060758">
            <text:p>0.060758</text:p>
          </table:table-cell>
          <table:table-cell office:value-type="float" office:value="49">
            <text:p>49</text:p>
          </table:table-cell>
          <table:table-cell office:value-type="float" office:value="145.684">
            <text:p>145.684</text:p>
          </table:table-cell>
          <table:table-cell office:value-type="float" office:value="47.3">
            <text:p>47.3</text:p>
          </table:table-cell>
          <table:table-cell office:value-type="float" office:value="8.3">
            <text:p>8.3</text:p>
          </table:table-cell>
          <table:table-cell office:value-type="float" office:value="0.319044">
            <text:p>0.31904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3.543938">
            <text:p>-93.543938</text:p>
          </table:table-cell>
          <table:table-cell office:value-type="float" office:value="0.192088">
            <text:p>0.192088</text:p>
          </table:table-cell>
          <table:table-cell office:value-type="float" office:value="0.130644">
            <text:p>0.13064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6.9391">
            <text:p>86.9391</text:p>
          </table:table-cell>
          <table:table-cell office:value-type="float" office:value="37.3">
            <text:p>37.3</text:p>
          </table:table-cell>
          <table:table-cell office:value-type="float" office:value="4.5">
            <text:p>4.5</text:p>
          </table:table-cell>
          <table:table-cell office:value-type="float" office:value="0.118727">
            <text:p>0.11872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4.706212">
            <text:p>-94.706212</text:p>
          </table:table-cell>
          <table:table-cell office:value-type="float" office:value="0.192088">
            <text:p>0.192088</text:p>
          </table:table-cell>
          <table:table-cell office:value-type="float" office:value="0.151975">
            <text:p>0.151975</text:p>
          </table:table-cell>
          <table:table-cell office:value-type="float" office:value="0.060758">
            <text:p>0.060758</text:p>
          </table:table-cell>
          <table:table-cell office:value-type="float" office:value="49">
            <text:p>49</text:p>
          </table:table-cell>
          <table:table-cell office:value-type="float" office:value="39.6561">
            <text:p>39.6561</text:p>
          </table:table-cell>
          <table:table-cell office:value-type="float" office:value="23.3">
            <text:p>23.3</text:p>
          </table:table-cell>
          <table:table-cell office:value-type="float" office:value="1.5">
            <text:p>1.5</text:p>
          </table:table-cell>
          <table:table-cell office:value-type="float" office:value="0.129175">
            <text:p>0.12917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71.689901">
            <text:p>-71.689901</text:p>
          </table:table-cell>
          <table:table-cell office:value-type="float" office:value="1.859831">
            <text:p>1.859831</text:p>
          </table:table-cell>
          <table:table-cell office:value-type="float" office:value="0.638865">
            <text:p>0.6388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.48184">
            <text:p>-1.48184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0.522381">
            <text:p>0.52238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4.921802">
            <text:p>-94.921802</text:p>
          </table:table-cell>
          <table:table-cell office:value-type="float" office:value="0.192088">
            <text:p>0.192088</text:p>
          </table:table-cell>
          <table:table-cell office:value-type="float" office:value="0.130644">
            <text:p>0.130644</text:p>
          </table:table-cell>
          <table:table-cell office:value-type="float" office:value="0.060758">
            <text:p>0.060758</text:p>
          </table:table-cell>
          <table:table-cell office:value-type="float" office:value="46">
            <text:p>46</text:p>
          </table:table-cell>
          <table:table-cell office:value-type="float" office:value="16.6497">
            <text:p>16.6497</text:p>
          </table:table-cell>
          <table:table-cell office:value-type="float" office:value="11.4">
            <text:p>11.4</text:p>
          </table:table-cell>
          <table:table-cell office:value-type="float" office:value="0.1">
            <text:p>0.1</text:p>
          </table:table-cell>
          <table:table-cell office:value-type="float" office:value="0.010661">
            <text:p>0.01066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90.045409">
            <text:p>-90.045409</text:p>
          </table:table-cell>
          <table:table-cell office:value-type="float" office:value="1.899444">
            <text:p>1.899444</text:p>
          </table:table-cell>
          <table:table-cell office:value-type="float" office:value="0.129568">
            <text:p>0.12956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96.271">
            <text:p>196.271</text:p>
          </table:table-cell>
          <table:table-cell office:value-type="float" office:value="49">
            <text:p>49</text:p>
          </table:table-cell>
          <table:table-cell office:value-type="float" office:value="11.3">
            <text:p>11.3</text:p>
          </table:table-cell>
          <table:table-cell office:value-type="float" office:value="0.206408">
            <text:p>0.20640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74.324897">
            <text:p>-74.324897</text:p>
          </table:table-cell>
          <table:table-cell office:value-type="float" office:value="1.859831">
            <text:p>1.859831</text:p>
          </table:table-cell>
          <table:table-cell office:value-type="float" office:value="0.66645">
            <text:p>0.66645</text:p>
          </table:table-cell>
          <table:table-cell table:number-columns-repeated="2" office:value-type="float" office:value="0">
            <text:p>0</text:p>
          </table:table-cell>
          <table:table-cell office:value-type="float" office:value="7.74091">
            <text:p>7.74091</text:p>
          </table:table-cell>
          <table:table-cell office:value-type="float" office:value="6.1">
            <text:p>6.1</text:p>
          </table:table-cell>
          <table:table-cell office:value-type="float" office:value="5.6">
            <text:p>5.6</text:p>
          </table:table-cell>
          <table:table-cell office:value-type="float" office:value="0.797205">
            <text:p>0.79720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1.532329">
            <text:p>-91.532329</text:p>
          </table:table-cell>
          <table:table-cell office:value-type="float" office:value="0.081142">
            <text:p>0.081142</text:p>
          </table:table-cell>
          <table:table-cell office:value-type="float" office:value="0.179695">
            <text:p>0.179695</text:p>
          </table:table-cell>
          <table:table-cell office:value-type="float" office:value="0.836196">
            <text:p>0.836196</text:p>
          </table:table-cell>
          <table:table-cell office:value-type="float" office:value="22">
            <text:p>22</text:p>
          </table:table-cell>
          <table:table-cell office:value-type="float" office:value="169.157">
            <text:p>169.157</text:p>
          </table:table-cell>
          <table:table-cell office:value-type="float" office:value="48.5">
            <text:p>48.5</text:p>
          </table:table-cell>
          <table:table-cell office:value-type="float" office:value="9.8">
            <text:p>9.8</text:p>
          </table:table-cell>
          <table:table-cell office:value-type="float" office:value="1.64338">
            <text:p>1.6433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955785">
            <text:p>-94.955785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.6815">
            <text:p>16.6815</text:p>
          </table:table-cell>
          <table:table-cell office:value-type="float" office:value="11.7">
            <text:p>11.7</text:p>
          </table:table-cell>
          <table:table-cell office:value-type="float" office:value="0.1">
            <text:p>0.1</text:p>
          </table:table-cell>
          <table:table-cell office:value-type="float" office:value="0.00103">
            <text:p>0.001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3.330842">
            <text:p>-93.330842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.836196">
            <text:p>0.836196</text:p>
          </table:table-cell>
          <table:table-cell office:value-type="float" office:value="8">
            <text:p>8</text:p>
          </table:table-cell>
          <table:table-cell office:value-type="float" office:value="114.735">
            <text:p>114.735</text:p>
          </table:table-cell>
          <table:table-cell office:value-type="float" office:value="43.3">
            <text:p>43.3</text:p>
          </table:table-cell>
          <table:table-cell office:value-type="float" office:value="6.4">
            <text:p>6.4</text:p>
          </table:table-cell>
          <table:table-cell office:value-type="float" office:value="1.54716">
            <text:p>1.5471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3.624752">
            <text:p>-73.624752</text:p>
          </table:table-cell>
          <table:table-cell office:value-type="float" office:value="1.859831">
            <text:p>1.859831</text:p>
          </table:table-cell>
          <table:table-cell office:value-type="float" office:value="0.623983">
            <text:p>0.623983</text:p>
          </table:table-cell>
          <table:table-cell office:value-type="float" office:value="0.167091">
            <text:p>0.167091</text:p>
          </table:table-cell>
          <table:table-cell office:value-type="float" office:value="2">
            <text:p>2</text:p>
          </table:table-cell>
          <table:table-cell office:value-type="float" office:value="2.16344">
            <text:p>2.16344</text:p>
          </table:table-cell>
          <table:table-cell office:value-type="float" office:value="5.3">
            <text:p>5.3</text:p>
          </table:table-cell>
          <table:table-cell office:value-type="float" office:value="4.9">
            <text:p>4.9</text:p>
          </table:table-cell>
          <table:table-cell office:value-type="float" office:value="0.628908">
            <text:p>0.62890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70.003661">
            <text:p>-70.003661</text:p>
          </table:table-cell>
          <table:table-cell office:value-type="float" office:value="1.859831">
            <text:p>1.859831</text:p>
          </table:table-cell>
          <table:table-cell office:value-type="float" office:value="0">
            <text:p>0</text:p>
          </table:table-cell>
          <table:table-cell office:value-type="float" office:value="1.812772">
            <text:p>1.812772</text:p>
          </table:table-cell>
          <table:table-cell office:value-type="float" office:value="0">
            <text:p>0</text:p>
          </table:table-cell>
          <table:table-cell office:value-type="float" office:value="-0.384773">
            <text:p>-0.384773</text:p>
          </table:table-cell>
          <table:table-cell office:value-type="float" office:value="5.1">
            <text:p>5.1</text:p>
          </table:table-cell>
          <table:table-cell office:value-type="float" office:value="5">
            <text:p>5</text:p>
          </table:table-cell>
          <table:table-cell office:value-type="float" office:value="1.73873">
            <text:p>1.7387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3.953659">
            <text:p>-73.953659</text:p>
          </table:table-cell>
          <table:table-cell office:value-type="float" office:value="2.042479">
            <text:p>2.042479</text:p>
          </table:table-cell>
          <table:table-cell office:value-type="float" office:value="0.591755">
            <text:p>0.591755</text:p>
          </table:table-cell>
          <table:table-cell office:value-type="float" office:value="0.234862">
            <text:p>0.234862</text:p>
          </table:table-cell>
          <table:table-cell office:value-type="float" office:value="0">
            <text:p>0</text:p>
          </table:table-cell>
          <table:table-cell office:value-type="float" office:value="12.8935">
            <text:p>12.8935</text:p>
          </table:table-cell>
          <table:table-cell office:value-type="float" office:value="9.6">
            <text:p>9.6</text:p>
          </table:table-cell>
          <table:table-cell office:value-type="float" office:value="9.1">
            <text:p>9.1</text:p>
          </table:table-cell>
          <table:table-cell office:value-type="float" office:value="1.50397">
            <text:p>1.5039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2.599362">
            <text:p>-92.599362</text:p>
          </table:table-cell>
          <table:table-cell office:value-type="float" office:value="0.081142">
            <text:p>0.081142</text:p>
          </table:table-cell>
          <table:table-cell office:value-type="float" office:value="0">
            <text:p>0</text:p>
          </table:table-cell>
          <table:table-cell office:value-type="float" office:value="0.836196">
            <text:p>0.836196</text:p>
          </table:table-cell>
          <table:table-cell office:value-type="float" office:value="20">
            <text:p>20</text:p>
          </table:table-cell>
          <table:table-cell office:value-type="float" office:value="154.752">
            <text:p>154.752</text:p>
          </table:table-cell>
          <table:table-cell office:value-type="float" office:value="48.3">
            <text:p>48.3</text:p>
          </table:table-cell>
          <table:table-cell office:value-type="float" office:value="8.9">
            <text:p>8.9</text:p>
          </table:table-cell>
          <table:table-cell office:value-type="float" office:value="1.22996">
            <text:p>1.2299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73.576786">
            <text:p>-73.576786</text:p>
          </table:table-cell>
          <table:table-cell office:value-type="float" office:value="1.967133">
            <text:p>1.967133</text:p>
          </table:table-cell>
          <table:table-cell office:value-type="float" office:value="0.572058">
            <text:p>0.572058</text:p>
          </table:table-cell>
          <table:table-cell office:value-type="float" office:value="0.239462">
            <text:p>0.239462</text:p>
          </table:table-cell>
          <table:table-cell office:value-type="float" office:value="1">
            <text:p>1</text:p>
          </table:table-cell>
          <table:table-cell office:value-type="float" office:value="5.3532">
            <text:p>5.3532</text:p>
          </table:table-cell>
          <table:table-cell office:value-type="float" office:value="5.9">
            <text:p>5.9</text:p>
          </table:table-cell>
          <table:table-cell office:value-type="float" office:value="5.2">
            <text:p>5.2</text:p>
          </table:table-cell>
          <table:table-cell office:value-type="float" office:value="0.794825">
            <text:p>0.79482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70">
            <text:p>-70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.868722">
            <text:p>0.868722</text:p>
          </table:table-cell>
          <table:table-cell office:value-type="float" office:value="6">
            <text:p>6</text:p>
          </table:table-cell>
          <table:table-cell office:value-type="float" office:value="-0.222195">
            <text:p>-0.222195</text:p>
          </table:table-cell>
          <table:table-cell office:value-type="float" office:value="6.2">
            <text:p>6.2</text:p>
          </table:table-cell>
          <table:table-cell office:value-type="float" office:value="5.9">
            <text:p>5.9</text:p>
          </table:table-cell>
          <table:table-cell office:value-type="float" office:value="1.58679">
            <text:p>1.58679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4.669838">
            <text:p>-94.669838</text:p>
          </table:table-cell>
          <table:table-cell office:value-type="float" office:value="0.192088">
            <text:p>0.192088</text:p>
          </table:table-cell>
          <table:table-cell office:value-type="float" office:value="0.130644">
            <text:p>0.130644</text:p>
          </table:table-cell>
          <table:table-cell office:value-type="float" office:value="0.060758">
            <text:p>0.060758</text:p>
          </table:table-cell>
          <table:table-cell office:value-type="float" office:value="50">
            <text:p>50</text:p>
          </table:table-cell>
          <table:table-cell office:value-type="float" office:value="41.0495">
            <text:p>41.0495</text:p>
          </table:table-cell>
          <table:table-cell office:value-type="float" office:value="24.8">
            <text:p>24.8</text:p>
          </table:table-cell>
          <table:table-cell office:value-type="float" office:value="1.6">
            <text:p>1.6</text:p>
          </table:table-cell>
          <table:table-cell office:value-type="float" office:value="0.131553">
            <text:p>0.13155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1.65511">
            <text:p>-91.65511</text:p>
          </table:table-cell>
          <table:table-cell office:value-type="float" office:value="0.081142">
            <text:p>0.081142</text:p>
          </table:table-cell>
          <table:table-cell office:value-type="float" office:value="0.433058">
            <text:p>0.433058</text:p>
          </table:table-cell>
          <table:table-cell office:value-type="float" office:value="0.836196">
            <text:p>0.836196</text:p>
          </table:table-cell>
          <table:table-cell office:value-type="float" office:value="24">
            <text:p>24</text:p>
          </table:table-cell>
          <table:table-cell office:value-type="float" office:value="170.432">
            <text:p>170.432</text:p>
          </table:table-cell>
          <table:table-cell office:value-type="float" office:value="48.8">
            <text:p>48.8</text:p>
          </table:table-cell>
          <table:table-cell office:value-type="float" office:value="10">
            <text:p>10</text:p>
          </table:table-cell>
          <table:table-cell office:value-type="float" office:value="1.78515">
            <text:p>1.7851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71.77923">
            <text:p>-71.77923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.868722">
            <text:p>0.868722</text:p>
          </table:table-cell>
          <table:table-cell office:value-type="float" office:value="2">
            <text:p>2</text:p>
          </table:table-cell>
          <table:table-cell office:value-type="float" office:value="1.32058">
            <text:p>1.32058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0.810532">
            <text:p>0.81053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3.572003">
            <text:p>-73.572003</text:p>
          </table:table-cell>
          <table:table-cell office:value-type="float" office:value="2.042479">
            <text:p>2.042479</text:p>
          </table:table-cell>
          <table:table-cell office:value-type="float" office:value="0.512788">
            <text:p>0.512788</text:p>
          </table:table-cell>
          <table:table-cell office:value-type="float" office:value="0.234862">
            <text:p>0.234862</text:p>
          </table:table-cell>
          <table:table-cell office:value-type="float" office:value="0">
            <text:p>0</text:p>
          </table:table-cell>
          <table:table-cell office:value-type="float" office:value="3.29005">
            <text:p>3.29005</text:p>
          </table:table-cell>
          <table:table-cell office:value-type="float" office:value="5.2">
            <text:p>5.2</text:p>
          </table:table-cell>
          <table:table-cell office:value-type="float" office:value="4.6">
            <text:p>4.6</text:p>
          </table:table-cell>
          <table:table-cell office:value-type="float" office:value="0.702354">
            <text:p>0.70235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4.514592">
            <text:p>-94.514592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.836196">
            <text:p>0.836196</text:p>
          </table:table-cell>
          <table:table-cell office:value-type="float" office:value="17">
            <text:p>17</text:p>
          </table:table-cell>
          <table:table-cell office:value-type="float" office:value="51.8009">
            <text:p>51.8009</text:p>
          </table:table-cell>
          <table:table-cell office:value-type="float" office:value="30.8">
            <text:p>30.8</text:p>
          </table:table-cell>
          <table:table-cell office:value-type="float" office:value="2.3">
            <text:p>2.3</text:p>
          </table:table-cell>
          <table:table-cell office:value-type="float" office:value="0.921965">
            <text:p>0.92196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74.840791">
            <text:p>-74.840791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.204807">
            <text:p>0.204807</text:p>
          </table:table-cell>
          <table:table-cell office:value-type="float" office:value="4">
            <text:p>4</text:p>
          </table:table-cell>
          <table:table-cell office:value-type="float" office:value="12.8124">
            <text:p>12.8124</text:p>
          </table:table-cell>
          <table:table-cell office:value-type="float" office:value="8">
            <text:p>8</text:p>
          </table:table-cell>
          <table:table-cell office:value-type="float" office:value="7.4">
            <text:p>7.4</text:p>
          </table:table-cell>
          <table:table-cell office:value-type="float" office:value="0.99598">
            <text:p>0.9959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3.746324">
            <text:p>-73.746324</text:p>
          </table:table-cell>
          <table:table-cell office:value-type="float" office:value="1.859831">
            <text:p>1.859831</text:p>
          </table:table-cell>
          <table:table-cell office:value-type="float" office:value="0.537345">
            <text:p>0.537345</text:p>
          </table:table-cell>
          <table:table-cell table:number-columns-repeated="2" office:value-type="float" office:value="0">
            <text:p>0</text:p>
          </table:table-cell>
          <table:table-cell office:value-type="float" office:value="4.34075">
            <text:p>4.34075</text:p>
          </table:table-cell>
          <table:table-cell office:value-type="float" office:value="5.6">
            <text:p>5.6</text:p>
          </table:table-cell>
          <table:table-cell office:value-type="float" office:value="4.7">
            <text:p>4.7</text:p>
          </table:table-cell>
          <table:table-cell office:value-type="float" office:value="0.423589">
            <text:p>0.42358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3.660187">
            <text:p>-93.660187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43997">
            <text:p>0.43997</text:p>
          </table:table-cell>
          <table:table-cell office:value-type="float" office:value="34">
            <text:p>34</text:p>
          </table:table-cell>
          <table:table-cell office:value-type="float" office:value="115.983">
            <text:p>115.983</text:p>
          </table:table-cell>
          <table:table-cell office:value-type="float" office:value="43.6">
            <text:p>43.6</text:p>
          </table:table-cell>
          <table:table-cell office:value-type="float" office:value="6.4">
            <text:p>6.4</text:p>
          </table:table-cell>
          <table:table-cell office:value-type="float" office:value="1.16251">
            <text:p>1.1625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0">
            <text:p>-70</text:p>
          </table:table-cell>
          <table:table-cell office:value-type="float" office:value="1.859831">
            <text:p>1.859831</text:p>
          </table:table-cell>
          <table:table-cell office:value-type="float" office:value="0.500771">
            <text:p>0.5007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.0243">
            <text:p>1.0243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0.366057">
            <text:p>0.36605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3.891182">
            <text:p>-93.891182</text:p>
          </table:table-cell>
          <table:table-cell office:value-type="float" office:value="0.162941">
            <text:p>0.162941</text:p>
          </table:table-cell>
          <table:table-cell office:value-type="float" office:value="1">
            <text:p>1</text:p>
          </table:table-cell>
          <table:table-cell office:value-type="float" office:value="0.056798">
            <text:p>0.056798</text:p>
          </table:table-cell>
          <table:table-cell office:value-type="float" office:value="38">
            <text:p>38</text:p>
          </table:table-cell>
          <table:table-cell office:value-type="float" office:value="81.4714">
            <text:p>81.4714</text:p>
          </table:table-cell>
          <table:table-cell office:value-type="float" office:value="36.4">
            <text:p>36.4</text:p>
          </table:table-cell>
          <table:table-cell office:value-type="float" office:value="4.2">
            <text:p>4.2</text:p>
          </table:table-cell>
          <table:table-cell office:value-type="float" office:value="1.15814">
            <text:p>1.1581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4.268964">
            <text:p>-74.268964</text:p>
          </table:table-cell>
          <table:table-cell office:value-type="float" office:value="2.042479">
            <text:p>2.042479</text:p>
          </table:table-cell>
          <table:table-cell office:value-type="float" office:value="0.591755">
            <text:p>0.591755</text:p>
          </table:table-cell>
          <table:table-cell office:value-type="float" office:value="0.234862">
            <text:p>0.234862</text:p>
          </table:table-cell>
          <table:table-cell office:value-type="float" office:value="0">
            <text:p>0</text:p>
          </table:table-cell>
          <table:table-cell office:value-type="float" office:value="12.4915">
            <text:p>12.4915</text:p>
          </table:table-cell>
          <table:table-cell office:value-type="float" office:value="7.2">
            <text:p>7.2</text:p>
          </table:table-cell>
          <table:table-cell office:value-type="float" office:value="6.7">
            <text:p>6.7</text:p>
          </table:table-cell>
          <table:table-cell office:value-type="float" office:value="1.17883">
            <text:p>1.1788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1.552017">
            <text:p>-91.552017</text:p>
          </table:table-cell>
          <table:table-cell office:value-type="float" office:value="0.081142">
            <text:p>0.081142</text:p>
          </table:table-cell>
          <table:table-cell office:value-type="float" office:value="0.433058">
            <text:p>0.433058</text:p>
          </table:table-cell>
          <table:table-cell office:value-type="float" office:value="0.836196">
            <text:p>0.836196</text:p>
          </table:table-cell>
          <table:table-cell office:value-type="float" office:value="23">
            <text:p>23</text:p>
          </table:table-cell>
          <table:table-cell office:value-type="float" office:value="172.294">
            <text:p>172.294</text:p>
          </table:table-cell>
          <table:table-cell office:value-type="float" office:value="48.9">
            <text:p>48.9</text:p>
          </table:table-cell>
          <table:table-cell office:value-type="float" office:value="10.1">
            <text:p>10.1</text:p>
          </table:table-cell>
          <table:table-cell office:value-type="float" office:value="1.85288">
            <text:p>1.8528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70">
            <text:p>-70</text:p>
          </table:table-cell>
          <table:table-cell office:value-type="float" office:value="1.859831">
            <text:p>1.859831</text:p>
          </table:table-cell>
          <table:table-cell office:value-type="float" office:value="0.500771">
            <text:p>0.500771</text:p>
          </table:table-cell>
          <table:table-cell office:value-type="float" office:value="1.197646">
            <text:p>1.197646</text:p>
          </table:table-cell>
          <table:table-cell office:value-type="float" office:value="1">
            <text:p>1</text:p>
          </table:table-cell>
          <table:table-cell office:value-type="float" office:value="1.70947">
            <text:p>1.70947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1.62947">
            <text:p>1.6294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70.578707">
            <text:p>-70.578707</text:p>
          </table:table-cell>
          <table:table-cell office:value-type="float" office:value="1.859831">
            <text:p>1.859831</text:p>
          </table:table-cell>
          <table:table-cell office:value-type="float" office:value="0">
            <text:p>0</text:p>
          </table:table-cell>
          <table:table-cell office:value-type="float" office:value="0.167091">
            <text:p>0.167091</text:p>
          </table:table-cell>
          <table:table-cell office:value-type="float" office:value="6">
            <text:p>6</text:p>
          </table:table-cell>
          <table:table-cell office:value-type="float" office:value="10.187">
            <text:p>10.187</text:p>
          </table:table-cell>
          <table:table-cell office:value-type="float" office:value="6.8">
            <text:p>6.8</text:p>
          </table:table-cell>
          <table:table-cell office:value-type="float" office:value="6.3">
            <text:p>6.3</text:p>
          </table:table-cell>
          <table:table-cell office:value-type="float" office:value="0.226326">
            <text:p>0.22632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503854">
            <text:p>-94.503854</text:p>
          </table:table-cell>
          <table:table-cell office:value-type="float" office:value="0.162941">
            <text:p>0.162941</text:p>
          </table:table-cell>
          <table:table-cell office:value-type="float" office:value="0.579428">
            <text:p>0.579428</text:p>
          </table:table-cell>
          <table:table-cell office:value-type="float" office:value="0.43997">
            <text:p>0.43997</text:p>
          </table:table-cell>
          <table:table-cell office:value-type="float" office:value="33">
            <text:p>33</text:p>
          </table:table-cell>
          <table:table-cell office:value-type="float" office:value="63.3765">
            <text:p>63.3765</text:p>
          </table:table-cell>
          <table:table-cell office:value-type="float" office:value="32.5">
            <text:p>32.5</text:p>
          </table:table-cell>
          <table:table-cell office:value-type="float" office:value="3">
            <text:p>3</text:p>
          </table:table-cell>
          <table:table-cell office:value-type="float" office:value="1.14587">
            <text:p>1.1458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3.588726">
            <text:p>-93.588726</text:p>
          </table:table-cell>
          <table:table-cell office:value-type="float" office:value="1.762687">
            <text:p>1.762687</text:p>
          </table:table-cell>
          <table:table-cell office:value-type="float" office:value="0.115337">
            <text:p>0.115337</text:p>
          </table:table-cell>
          <table:table-cell office:value-type="float" office:value="1.317849">
            <text:p>1.317849</text:p>
          </table:table-cell>
          <table:table-cell office:value-type="float" office:value="46">
            <text:p>46</text:p>
          </table:table-cell>
          <table:table-cell office:value-type="float" office:value="92.8909">
            <text:p>92.8909</text:p>
          </table:table-cell>
          <table:table-cell office:value-type="float" office:value="38.5">
            <text:p>38.5</text:p>
          </table:table-cell>
          <table:table-cell office:value-type="float" office:value="4.8">
            <text:p>4.8</text:p>
          </table:table-cell>
          <table:table-cell office:value-type="float" office:value="1.89898">
            <text:p>1.8989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4.917543">
            <text:p>-94.917543</text:p>
          </table:table-cell>
          <table:table-cell office:value-type="float" office:value="0.081142">
            <text:p>0.081142</text:p>
          </table:table-cell>
          <table:table-cell office:value-type="float" office:value="0.383487">
            <text:p>0.383487</text:p>
          </table:table-cell>
          <table:table-cell office:value-type="float" office:value="0.212569">
            <text:p>0.212569</text:p>
          </table:table-cell>
          <table:table-cell office:value-type="float" office:value="14">
            <text:p>14</text:p>
          </table:table-cell>
          <table:table-cell office:value-type="float" office:value="24.6817">
            <text:p>24.6817</text:p>
          </table:table-cell>
          <table:table-cell office:value-type="float" office:value="16.1">
            <text:p>16.1</text:p>
          </table:table-cell>
          <table:table-cell office:value-type="float" office:value="0.6">
            <text:p>0.6</text:p>
          </table:table-cell>
          <table:table-cell office:value-type="float" office:value="0.165673">
            <text:p>0.16567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4.476794">
            <text:p>-74.476794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.33171">
            <text:p>8.33171</text:p>
          </table:table-cell>
          <table:table-cell office:value-type="float" office:value="7.1">
            <text:p>7.1</text:p>
          </table:table-cell>
          <table:table-cell office:value-type="float" office:value="6.7">
            <text:p>6.7</text:p>
          </table:table-cell>
          <table:table-cell office:value-type="float" office:value="0.745382">
            <text:p>0.74538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0">
            <text:p>-70</text:p>
          </table:table-cell>
          <table:table-cell office:value-type="float" office:value="1.859831">
            <text:p>1.859831</text:p>
          </table:table-cell>
          <table:table-cell office:value-type="float" office:value="0">
            <text:p>0</text:p>
          </table:table-cell>
          <table:table-cell office:value-type="float" office:value="1.920795">
            <text:p>1.920795</text:p>
          </table:table-cell>
          <table:table-cell office:value-type="float" office:value="1">
            <text:p>1</text:p>
          </table:table-cell>
          <table:table-cell office:value-type="float" office:value="-2.53679">
            <text:p>-2.53679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1.36538">
            <text:p>1.3653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4.795912">
            <text:p>-94.795912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.8773">
            <text:p>29.8773</text:p>
          </table:table-cell>
          <table:table-cell office:value-type="float" office:value="20">
            <text:p>20</text:p>
          </table:table-cell>
          <table:table-cell office:value-type="float" office:value="0.9">
            <text:p>0.9</text:p>
          </table:table-cell>
          <table:table-cell office:value-type="float" office:value="0.096976">
            <text:p>0.09697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4.544046">
            <text:p>-74.544046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.29553">
            <text:p>9.29553</text:p>
          </table:table-cell>
          <table:table-cell office:value-type="float" office:value="7.2">
            <text:p>7.2</text:p>
          </table:table-cell>
          <table:table-cell office:value-type="float" office:value="6.8">
            <text:p>6.8</text:p>
          </table:table-cell>
          <table:table-cell office:value-type="float" office:value="0.747422">
            <text:p>0.74742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73.996562">
            <text:p>-73.996562</text:p>
          </table:table-cell>
          <table:table-cell office:value-type="float" office:value="1.859831">
            <text:p>1.859831</text:p>
          </table:table-cell>
          <table:table-cell office:value-type="float" office:value="0.567066">
            <text:p>0.567066</text:p>
          </table:table-cell>
          <table:table-cell office:value-type="float" office:value="0.167091">
            <text:p>0.167091</text:p>
          </table:table-cell>
          <table:table-cell office:value-type="float" office:value="0">
            <text:p>0</text:p>
          </table:table-cell>
          <table:table-cell office:value-type="float" office:value="4.88844">
            <text:p>4.88844</text:p>
          </table:table-cell>
          <table:table-cell office:value-type="float" office:value="4.9">
            <text:p>4.9</text:p>
          </table:table-cell>
          <table:table-cell office:value-type="float" office:value="4.4">
            <text:p>4.4</text:p>
          </table:table-cell>
          <table:table-cell office:value-type="float" office:value="0.623763">
            <text:p>0.62376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3.529562">
            <text:p>-93.529562</text:p>
          </table:table-cell>
          <table:table-cell office:value-type="float" office:value="0.081142">
            <text:p>0.081142</text:p>
          </table:table-cell>
          <table:table-cell office:value-type="float" office:value="0">
            <text:p>0</text:p>
          </table:table-cell>
          <table:table-cell office:value-type="float" office:value="0.836196">
            <text:p>0.836196</text:p>
          </table:table-cell>
          <table:table-cell office:value-type="float" office:value="12">
            <text:p>12</text:p>
          </table:table-cell>
          <table:table-cell office:value-type="float" office:value="107.854">
            <text:p>107.854</text:p>
          </table:table-cell>
          <table:table-cell office:value-type="float" office:value="43">
            <text:p>43</text:p>
          </table:table-cell>
          <table:table-cell office:value-type="float" office:value="5.9">
            <text:p>5.9</text:p>
          </table:table-cell>
          <table:table-cell office:value-type="float" office:value="1.41752">
            <text:p>1.41752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73.562637">
            <text:p>-73.562637</text:p>
          </table:table-cell>
          <table:table-cell office:value-type="float" office:value="1.859831">
            <text:p>1.859831</text:p>
          </table:table-cell>
          <table:table-cell office:value-type="float" office:value="0.537345">
            <text:p>0.537345</text:p>
          </table:table-cell>
          <table:table-cell table:number-columns-repeated="2" office:value-type="float" office:value="0">
            <text:p>0</text:p>
          </table:table-cell>
          <table:table-cell office:value-type="float" office:value="-0.988041">
            <text:p>-0.988041</text:p>
          </table:table-cell>
          <table:table-cell office:value-type="float" office:value="4.2">
            <text:p>4.2</text:p>
          </table:table-cell>
          <table:table-cell office:value-type="float" office:value="3.6">
            <text:p>3.6</text:p>
          </table:table-cell>
          <table:table-cell office:value-type="float" office:value="0.287705">
            <text:p>0.28770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4.825528">
            <text:p>-94.825528</text:p>
          </table:table-cell>
          <table:table-cell office:value-type="float" office:value="0.081142">
            <text:p>0.081142</text:p>
          </table:table-cell>
          <table:table-cell office:value-type="float" office:value="0.383487">
            <text:p>0.383487</text:p>
          </table:table-cell>
          <table:table-cell office:value-type="float" office:value="0.212569">
            <text:p>0.212569</text:p>
          </table:table-cell>
          <table:table-cell office:value-type="float" office:value="17">
            <text:p>17</text:p>
          </table:table-cell>
          <table:table-cell office:value-type="float" office:value="29.8173">
            <text:p>29.8173</text:p>
          </table:table-cell>
          <table:table-cell office:value-type="float" office:value="19.6">
            <text:p>19.6</text:p>
          </table:table-cell>
          <table:table-cell office:value-type="float" office:value="0.9">
            <text:p>0.9</text:p>
          </table:table-cell>
          <table:table-cell office:value-type="float" office:value="0.262961">
            <text:p>0.26296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4.862109">
            <text:p>-74.862109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.9933">
            <text:p>13.9933</text:p>
          </table:table-cell>
          <table:table-cell office:value-type="float" office:value="8.8">
            <text:p>8.8</text:p>
          </table:table-cell>
          <table:table-cell office:value-type="float" office:value="8.4">
            <text:p>8.4</text:p>
          </table:table-cell>
          <table:table-cell office:value-type="float" office:value="0.940396">
            <text:p>0.94039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73.620578">
            <text:p>-73.620578</text:p>
          </table:table-cell>
          <table:table-cell office:value-type="float" office:value="1.859831">
            <text:p>1.859831</text:p>
          </table:table-cell>
          <table:table-cell office:value-type="float" office:value="0.567066">
            <text:p>0.567066</text:p>
          </table:table-cell>
          <table:table-cell office:value-type="float" office:value="0.167091">
            <text:p>0.167091</text:p>
          </table:table-cell>
          <table:table-cell office:value-type="float" office:value="2">
            <text:p>2</text:p>
          </table:table-cell>
          <table:table-cell office:value-type="float" office:value="0.254489">
            <text:p>0.254489</text:p>
          </table:table-cell>
          <table:table-cell office:value-type="float" office:value="4.9">
            <text:p>4.9</text:p>
          </table:table-cell>
          <table:table-cell office:value-type="float" office:value="4.5">
            <text:p>4.5</text:p>
          </table:table-cell>
          <table:table-cell office:value-type="float" office:value="0.639908">
            <text:p>0.63990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70">
            <text:p>-70</text:p>
          </table:table-cell>
          <table:table-cell office:value-type="float" office:value="1.859831">
            <text:p>1.859831</text:p>
          </table:table-cell>
          <table:table-cell office:value-type="float" office:value="0">
            <text:p>0</text:p>
          </table:table-cell>
          <table:table-cell office:value-type="float" office:value="1.282683">
            <text:p>1.282683</text:p>
          </table:table-cell>
          <table:table-cell office:value-type="float" office:value="0">
            <text:p>0</text:p>
          </table:table-cell>
          <table:table-cell office:value-type="float" office:value="-3.00421">
            <text:p>-3.00421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.10935">
            <text:p>1.1093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0.02695">
            <text:p>-70.02695</text:p>
          </table:table-cell>
          <table:table-cell office:value-type="float" office:value="2.042479">
            <text:p>2.042479</text:p>
          </table:table-cell>
          <table:table-cell office:value-type="float" office:value="0.589369">
            <text:p>0.589369</text:p>
          </table:table-cell>
          <table:table-cell office:value-type="float" office:value="0.235681">
            <text:p>0.235681</text:p>
          </table:table-cell>
          <table:table-cell office:value-type="float" office:value="0">
            <text:p>0</text:p>
          </table:table-cell>
          <table:table-cell office:value-type="float" office:value="-0.77782">
            <text:p>-0.77782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office:value-type="float" office:value="0.678845">
            <text:p>0.67884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2.071964">
            <text:p>-72.071964</text:p>
          </table:table-cell>
          <table:table-cell office:value-type="float" office:value="1.859831">
            <text:p>1.859831</text:p>
          </table:table-cell>
          <table:table-cell office:value-type="float" office:value="0">
            <text:p>0</text:p>
          </table:table-cell>
          <table:table-cell office:value-type="float" office:value="1.282683">
            <text:p>1.282683</text:p>
          </table:table-cell>
          <table:table-cell office:value-type="float" office:value="1">
            <text:p>1</text:p>
          </table:table-cell>
          <table:table-cell office:value-type="float" office:value="-0.421006">
            <text:p>-0.421006</text:p>
          </table:table-cell>
          <table:table-cell table:number-columns-repeated="2" office:value-type="float" office:value="2.9">
            <text:p>2.9</text:p>
          </table:table-cell>
          <table:table-cell office:value-type="float" office:value="0.759517">
            <text:p>0.75951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0.313274">
            <text:p>-70.313274</text:p>
          </table:table-cell>
          <table:table-cell office:value-type="float" office:value="1.859831">
            <text:p>1.859831</text:p>
          </table:table-cell>
          <table:table-cell office:value-type="float" office:value="0">
            <text:p>0</text:p>
          </table:table-cell>
          <table:table-cell office:value-type="float" office:value="2.051228">
            <text:p>2.051228</text:p>
          </table:table-cell>
          <table:table-cell office:value-type="float" office:value="1">
            <text:p>1</text:p>
          </table:table-cell>
          <table:table-cell office:value-type="float" office:value="-2.26711">
            <text:p>-2.26711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1.10088">
            <text:p>1.1008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71.108969">
            <text:p>-71.108969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1.829229">
            <text:p>1.829229</text:p>
          </table:table-cell>
          <table:table-cell office:value-type="float" office:value="2">
            <text:p>2</text:p>
          </table:table-cell>
          <table:table-cell office:value-type="float" office:value="-3.78051">
            <text:p>-3.78051</text:p>
          </table:table-cell>
          <table:table-cell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1.34687">
            <text:p>1.3468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70.245555">
            <text:p>-70.245555</text:p>
          </table:table-cell>
          <table:table-cell office:value-type="float" office:value="1.859831">
            <text:p>1.859831</text:p>
          </table:table-cell>
          <table:table-cell office:value-type="float" office:value="0.500771">
            <text:p>0.50077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.45951">
            <text:p>2.45951</text:p>
          </table:table-cell>
          <table:table-cell office:value-type="float" office:value="4.6">
            <text:p>4.6</text:p>
          </table:table-cell>
          <table:table-cell office:value-type="float" office:value="4.2">
            <text:p>4.2</text:p>
          </table:table-cell>
          <table:table-cell office:value-type="float" office:value="0.312079">
            <text:p>0.31207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0">
            <text:p>-70</text:p>
          </table:table-cell>
          <table:table-cell office:value-type="float" office:value="2.249315">
            <text:p>2.249315</text:p>
          </table:table-cell>
          <table:table-cell office:value-type="float" office:value="0">
            <text:p>0</text:p>
          </table:table-cell>
          <table:table-cell office:value-type="float" office:value="2.610339">
            <text:p>2.610339</text:p>
          </table:table-cell>
          <table:table-cell office:value-type="float" office:value="3">
            <text:p>3</text:p>
          </table:table-cell>
          <table:table-cell office:value-type="float" office:value="-2.84531">
            <text:p>-2.84531</text:p>
          </table:table-cell>
          <table:table-cell table:number-columns-repeated="2" office:value-type="float" office:value="3.4">
            <text:p>3.4</text:p>
          </table:table-cell>
          <table:table-cell office:value-type="float" office:value="1.99024">
            <text:p>1.99024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94.778024">
            <text:p>-94.778024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39">
            <text:p>39</text:p>
          </table:table-cell>
          <table:table-cell office:value-type="float" office:value="31.3717">
            <text:p>31.3717</text:p>
          </table:table-cell>
          <table:table-cell office:value-type="float" office:value="22.1">
            <text:p>22.1</text:p>
          </table:table-cell>
          <table:table-cell office:value-type="float" office:value="1">
            <text:p>1</text:p>
          </table:table-cell>
          <table:table-cell office:value-type="float" office:value="0.127925">
            <text:p>0.12792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94.319668">
            <text:p>-94.319668</text:p>
          </table:table-cell>
          <table:table-cell office:value-type="float" office:value="0.081142">
            <text:p>0.081142</text:p>
          </table:table-cell>
          <table:table-cell office:value-type="float" office:value="0.030022">
            <text:p>0.03002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9.3099">
            <text:p>69.3099</text:p>
          </table:table-cell>
          <table:table-cell office:value-type="float" office:value="35.2">
            <text:p>35.2</text:p>
          </table:table-cell>
          <table:table-cell office:value-type="float" office:value="3.4">
            <text:p>3.4</text:p>
          </table:table-cell>
          <table:table-cell office:value-type="float" office:value="0.039431">
            <text:p>0.03943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70.114266">
            <text:p>-70.114266</text:p>
          </table:table-cell>
          <table:table-cell office:value-type="float" office:value="2.249315">
            <text:p>2.249315</text:p>
          </table:table-cell>
          <table:table-cell office:value-type="float" office:value="0">
            <text:p>0</text:p>
          </table:table-cell>
          <table:table-cell office:value-type="float" office:value="1.525173">
            <text:p>1.525173</text:p>
          </table:table-cell>
          <table:table-cell office:value-type="float" office:value="0">
            <text:p>0</text:p>
          </table:table-cell>
          <table:table-cell office:value-type="float" office:value="-4.67687">
            <text:p>-4.67687</text:p>
          </table:table-cell>
          <table:table-cell table:number-columns-repeated="2" office:value-type="float" office:value="3.7">
            <text:p>3.7</text:p>
          </table:table-cell>
          <table:table-cell office:value-type="float" office:value="0.744418">
            <text:p>0.74441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70">
            <text:p>-70</text:p>
          </table:table-cell>
          <table:table-cell office:value-type="float" office:value="1.859831">
            <text:p>1.859831</text:p>
          </table:table-cell>
          <table:table-cell office:value-type="float" office:value="0.571986">
            <text:p>0.571986</text:p>
          </table:table-cell>
          <table:table-cell office:value-type="float" office:value="1.282683">
            <text:p>1.282683</text:p>
          </table:table-cell>
          <table:table-cell office:value-type="float" office:value="0">
            <text:p>0</text:p>
          </table:table-cell>
          <table:table-cell office:value-type="float" office:value="1.75494">
            <text:p>1.75494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office:value-type="float" office:value="1.05093">
            <text:p>1.0509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74.361023">
            <text:p>-74.361023</text:p>
          </table:table-cell>
          <table:table-cell office:value-type="float" office:value="1.967133">
            <text:p>1.967133</text:p>
          </table:table-cell>
          <table:table-cell office:value-type="float" office:value="0.56751">
            <text:p>0.56751</text:p>
          </table:table-cell>
          <table:table-cell office:value-type="float" office:value="0.239462">
            <text:p>0.239462</text:p>
          </table:table-cell>
          <table:table-cell office:value-type="float" office:value="3">
            <text:p>3</text:p>
          </table:table-cell>
          <table:table-cell office:value-type="float" office:value="10.3682">
            <text:p>10.3682</text:p>
          </table:table-cell>
          <table:table-cell office:value-type="float" office:value="8">
            <text:p>8</text:p>
          </table:table-cell>
          <table:table-cell office:value-type="float" office:value="7.6">
            <text:p>7.6</text:p>
          </table:table-cell>
          <table:table-cell office:value-type="float" office:value="1.3848">
            <text:p>1.384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73.759738">
            <text:p>-73.759738</text:p>
          </table:table-cell>
          <table:table-cell office:value-type="float" office:value="1.859831">
            <text:p>1.859831</text:p>
          </table:table-cell>
          <table:table-cell office:value-type="float" office:value="0.66645">
            <text:p>0.66645</text:p>
          </table:table-cell>
          <table:table-cell table:number-columns-repeated="2" office:value-type="float" office:value="0">
            <text:p>0</text:p>
          </table:table-cell>
          <table:table-cell office:value-type="float" office:value="13.0319">
            <text:p>13.0319</text:p>
          </table:table-cell>
          <table:table-cell office:value-type="float" office:value="7.9">
            <text:p>7.9</text:p>
          </table:table-cell>
          <table:table-cell office:value-type="float" office:value="6.8">
            <text:p>6.8</text:p>
          </table:table-cell>
          <table:table-cell office:value-type="float" office:value="0.751769">
            <text:p>0.75176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71.156326">
            <text:p>-71.156326</text:p>
          </table:table-cell>
          <table:table-cell office:value-type="float" office:value="1.859831">
            <text:p>1.859831</text:p>
          </table:table-cell>
          <table:table-cell office:value-type="float" office:value="0">
            <text:p>0</text:p>
          </table:table-cell>
          <table:table-cell office:value-type="float" office:value="0.167091">
            <text:p>0.167091</text:p>
          </table:table-cell>
          <table:table-cell office:value-type="float" office:value="1">
            <text:p>1</text:p>
          </table:table-cell>
          <table:table-cell office:value-type="float" office:value="-1.95324">
            <text:p>-1.95324</text:p>
          </table:table-cell>
          <table:table-cell office:value-type="float" office:value="3.2">
            <text:p>3.2</text:p>
          </table:table-cell>
          <table:table-cell office:value-type="float" office:value="3.1">
            <text:p>3.1</text:p>
          </table:table-cell>
          <table:table-cell office:value-type="float" office:value="0.065423">
            <text:p>0.06542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74.172415">
            <text:p>-74.172415</text:p>
          </table:table-cell>
          <table:table-cell office:value-type="float" office:value="1.859831">
            <text:p>1.859831</text:p>
          </table:table-cell>
          <table:table-cell office:value-type="float" office:value="1">
            <text:p>1</text:p>
          </table:table-cell>
          <table:table-cell office:value-type="float" office:value="0.204807">
            <text:p>0.204807</text:p>
          </table:table-cell>
          <table:table-cell office:value-type="float" office:value="7">
            <text:p>7</text:p>
          </table:table-cell>
          <table:table-cell office:value-type="float" office:value="12.3469">
            <text:p>12.3469</text:p>
          </table:table-cell>
          <table:table-cell office:value-type="float" office:value="7.6">
            <text:p>7.6</text:p>
          </table:table-cell>
          <table:table-cell office:value-type="float" office:value="7.2">
            <text:p>7.2</text:p>
          </table:table-cell>
          <table:table-cell office:value-type="float" office:value="1.54745">
            <text:p>1.5474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4.849758">
            <text:p>-94.849758</text:p>
          </table:table-cell>
          <table:table-cell office:value-type="float" office:value="0.162941">
            <text:p>0.162941</text:p>
          </table:table-cell>
          <table:table-cell office:value-type="float" office:value="0.579428">
            <text:p>0.579428</text:p>
          </table:table-cell>
          <table:table-cell office:value-type="float" office:value="0.43997">
            <text:p>0.43997</text:p>
          </table:table-cell>
          <table:table-cell office:value-type="float" office:value="31">
            <text:p>31</text:p>
          </table:table-cell>
          <table:table-cell office:value-type="float" office:value="25.161">
            <text:p>25.161</text:p>
          </table:table-cell>
          <table:table-cell office:value-type="float" office:value="17.6">
            <text:p>17.6</text:p>
          </table:table-cell>
          <table:table-cell office:value-type="float" office:value="0.6">
            <text:p>0.6</text:p>
          </table:table-cell>
          <table:table-cell office:value-type="float" office:value="0.205877">
            <text:p>0.20587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92.073099">
            <text:p>-92.073099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32">
            <text:p>32</text:p>
          </table:table-cell>
          <table:table-cell office:value-type="float" office:value="152.745">
            <text:p>152.745</text:p>
          </table:table-cell>
          <table:table-cell office:value-type="float" office:value="47.6">
            <text:p>47.6</text:p>
          </table:table-cell>
          <table:table-cell office:value-type="float" office:value="8.8">
            <text:p>8.8</text:p>
          </table:table-cell>
          <table:table-cell office:value-type="float" office:value="0.404454">
            <text:p>0.40445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93.548657">
            <text:p>-93.548657</text:p>
          </table:table-cell>
          <table:table-cell office:value-type="float" office:value="0.081142">
            <text:p>0.081142</text:p>
          </table:table-cell>
          <table:table-cell office:value-type="float" office:value="0">
            <text:p>0</text:p>
          </table:table-cell>
          <table:table-cell office:value-type="float" office:value="0.836196">
            <text:p>0.836196</text:p>
          </table:table-cell>
          <table:table-cell office:value-type="float" office:value="13">
            <text:p>13</text:p>
          </table:table-cell>
          <table:table-cell office:value-type="float" office:value="101.548">
            <text:p>101.548</text:p>
          </table:table-cell>
          <table:table-cell office:value-type="float" office:value="42">
            <text:p>42</text:p>
          </table:table-cell>
          <table:table-cell office:value-type="float" office:value="5.5">
            <text:p>5.5</text:p>
          </table:table-cell>
          <table:table-cell office:value-type="float" office:value="1.34329">
            <text:p>1.3432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73.567985">
            <text:p>-73.567985</text:p>
          </table:table-cell>
          <table:table-cell office:value-type="float" office:value="2.042479">
            <text:p>2.042479</text:p>
          </table:table-cell>
          <table:table-cell office:value-type="float" office:value="0.591755">
            <text:p>0.591755</text:p>
          </table:table-cell>
          <table:table-cell office:value-type="float" office:value="0.234862">
            <text:p>0.234862</text:p>
          </table:table-cell>
          <table:table-cell office:value-type="float" office:value="0">
            <text:p>0</text:p>
          </table:table-cell>
          <table:table-cell office:value-type="float" office:value="12.5786">
            <text:p>12.5786</text:p>
          </table:table-cell>
          <table:table-cell office:value-type="float" office:value="9.6">
            <text:p>9.6</text:p>
          </table:table-cell>
          <table:table-cell office:value-type="float" office:value="9.2">
            <text:p>9.2</text:p>
          </table:table-cell>
          <table:table-cell office:value-type="float" office:value="1.50397">
            <text:p>1.50397</text:p>
          </table:table-cell>
        </table:table-row>
      </table:table>
      <table:table table:name="75.r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  <table:table-cell/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0">
            <text:p>-70</text:p>
          </table:table-cell>
          <table:table-cell office:value-type="float" office:value="1.644358">
            <text:p>1.644358</text:p>
          </table:table-cell>
          <table:table-cell office:value-type="float" office:value="0.158805">
            <text:p>0.158805</text:p>
          </table:table-cell>
          <table:table-cell office:value-type="float" office:value="3.094374">
            <text:p>3.094374</text:p>
          </table:table-cell>
          <table:table-cell office:value-type="float" office:value="9">
            <text:p>9</text:p>
          </table:table-cell>
          <table:table-cell office:value-type="float" office:value="-19.8063">
            <text:p>-19.8063</text:p>
          </table:table-cell>
          <table:table-cell office:value-type="float" office:value="5.4">
            <text:p>5.4</text:p>
          </table:table-cell>
          <table:table-cell office:value-type="float" office:value="5.3">
            <text:p>5.3</text:p>
          </table:table-cell>
          <table:table-cell office:value-type="float" office:value="1.93497">
            <text:p>1.93497</text:p>
          </table:table-cell>
          <table:table-cell/>
          <table:table-cell table:formula="of:=MIN([.G2:.G150])" office:value-type="float" office:value="-19.8063">
            <text:p>-19.8063</text:p>
          </table:table-cell>
          <table:table-cell table:formula="of:=MAX([.H2:.H150])" office:value-type="float" office:value="74">
            <text:p>74</text:p>
          </table:table-cell>
          <table:table-cell table:formula="of:=MIN([.I2:.I150])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70">
            <text:p>-70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3.446713">
            <text:p>3.446713</text:p>
          </table:table-cell>
          <table:table-cell office:value-type="float" office:value="9">
            <text:p>9</text:p>
          </table:table-cell>
          <table:table-cell office:value-type="float" office:value="-19.2567">
            <text:p>-19.2567</text:p>
          </table:table-cell>
          <table:table-cell office:value-type="float" office:value="5.4">
            <text:p>5.4</text:p>
          </table:table-cell>
          <table:table-cell office:value-type="float" office:value="5.2">
            <text:p>5.2</text:p>
          </table:table-cell>
          <table:table-cell office:value-type="float" office:value="1.88941">
            <text:p>1.88941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0.039322">
            <text:p>-70.039322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1.600573">
            <text:p>1.600573</text:p>
          </table:table-cell>
          <table:table-cell office:value-type="float" office:value="7">
            <text:p>7</text:p>
          </table:table-cell>
          <table:table-cell office:value-type="float" office:value="-17.37">
            <text:p>-17.37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1.14883">
            <text:p>1.14883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70">
            <text:p>-70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1.354715">
            <text:p>1.354715</text:p>
          </table:table-cell>
          <table:table-cell office:value-type="float" office:value="7">
            <text:p>7</text:p>
          </table:table-cell>
          <table:table-cell office:value-type="float" office:value="-17.118">
            <text:p>-17.118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1.4357">
            <text:p>1.4357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0">
            <text:p>-70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3.446713">
            <text:p>3.446713</text:p>
          </table:table-cell>
          <table:table-cell office:value-type="float" office:value="13">
            <text:p>13</text:p>
          </table:table-cell>
          <table:table-cell office:value-type="float" office:value="-15.3954">
            <text:p>-15.3954</text:p>
          </table:table-cell>
          <table:table-cell office:value-type="float" office:value="5.6">
            <text:p>5.6</text:p>
          </table:table-cell>
          <table:table-cell office:value-type="float" office:value="5.2">
            <text:p>5.2</text:p>
          </table:table-cell>
          <table:table-cell office:value-type="float" office:value="1.60828">
            <text:p>1.60828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0">
            <text:p>-70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0.674445">
            <text:p>0.674445</text:p>
          </table:table-cell>
          <table:table-cell office:value-type="float" office:value="7">
            <text:p>7</text:p>
          </table:table-cell>
          <table:table-cell office:value-type="float" office:value="-14.4107">
            <text:p>-14.4107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0.582108">
            <text:p>0.582108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2.462805">
            <text:p>-72.462805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1.600573">
            <text:p>1.600573</text:p>
          </table:table-cell>
          <table:table-cell office:value-type="float" office:value="0">
            <text:p>0</text:p>
          </table:table-cell>
          <table:table-cell office:value-type="float" office:value="-14.3294">
            <text:p>-14.3294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  <table:table-cell office:value-type="float" office:value="1.4737">
            <text:p>1.473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70">
            <text:p>-70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0.674445">
            <text:p>0.674445</text:p>
          </table:table-cell>
          <table:table-cell office:value-type="float" office:value="13">
            <text:p>13</text:p>
          </table:table-cell>
          <table:table-cell office:value-type="float" office:value="-14.3206">
            <text:p>-14.3206</text:p>
          </table:table-cell>
          <table:table-cell office:value-type="float" office:value="9.3">
            <text:p>9.3</text:p>
          </table:table-cell>
          <table:table-cell office:value-type="float" office:value="8.8">
            <text:p>8.8</text:p>
          </table:table-cell>
          <table:table-cell office:value-type="float" office:value="0.741879">
            <text:p>0.741879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1.137864">
            <text:p>-71.137864</text:p>
          </table:table-cell>
          <table:table-cell office:value-type="float" office:value="0.796284">
            <text:p>0.796284</text:p>
          </table:table-cell>
          <table:table-cell office:value-type="float" office:value="0.280667">
            <text:p>0.280667</text:p>
          </table:table-cell>
          <table:table-cell office:value-type="float" office:value="1.354715">
            <text:p>1.354715</text:p>
          </table:table-cell>
          <table:table-cell office:value-type="float" office:value="10">
            <text:p>10</text:p>
          </table:table-cell>
          <table:table-cell office:value-type="float" office:value="-14.1888">
            <text:p>-14.1888</text:p>
          </table:table-cell>
          <table:table-cell office:value-type="float" office:value="6.2">
            <text:p>6.2</text:p>
          </table:table-cell>
          <table:table-cell office:value-type="float" office:value="5.7">
            <text:p>5.7</text:p>
          </table:table-cell>
          <table:table-cell office:value-type="float" office:value="1.93015">
            <text:p>1.93015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0">
            <text:p>-70</text:p>
          </table:table-cell>
          <table:table-cell office:value-type="float" office:value="1.644358">
            <text:p>1.644358</text:p>
          </table:table-cell>
          <table:table-cell office:value-type="float" office:value="0.158805">
            <text:p>0.158805</text:p>
          </table:table-cell>
          <table:table-cell office:value-type="float" office:value="0.444746">
            <text:p>0.444746</text:p>
          </table:table-cell>
          <table:table-cell office:value-type="float" office:value="3">
            <text:p>3</text:p>
          </table:table-cell>
          <table:table-cell office:value-type="float" office:value="-13.855">
            <text:p>-13.855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0.566377">
            <text:p>0.566377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70.961628">
            <text:p>-70.961628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3.446713">
            <text:p>3.446713</text:p>
          </table:table-cell>
          <table:table-cell office:value-type="float" office:value="0">
            <text:p>0</text:p>
          </table:table-cell>
          <table:table-cell office:value-type="float" office:value="-13.8371">
            <text:p>-13.8371</text:p>
          </table:table-cell>
          <table:table-cell office:value-type="float" office:value="3.7">
            <text:p>3.7</text:p>
          </table:table-cell>
          <table:table-cell office:value-type="float" office:value="3.3">
            <text:p>3.3</text:p>
          </table:table-cell>
          <table:table-cell office:value-type="float" office:value="1.9798">
            <text:p>1.9798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1.525448">
            <text:p>-71.525448</text:p>
          </table:table-cell>
          <table:table-cell office:value-type="float" office:value="0.796284">
            <text:p>0.796284</text:p>
          </table:table-cell>
          <table:table-cell office:value-type="float" office:value="0.345177">
            <text:p>0.345177</text:p>
          </table:table-cell>
          <table:table-cell office:value-type="float" office:value="0.674445">
            <text:p>0.674445</text:p>
          </table:table-cell>
          <table:table-cell office:value-type="float" office:value="1">
            <text:p>1</text:p>
          </table:table-cell>
          <table:table-cell office:value-type="float" office:value="-13.7259">
            <text:p>-13.7259</text:p>
          </table:table-cell>
          <table:table-cell office:value-type="float" office:value="4.9">
            <text:p>4.9</text:p>
          </table:table-cell>
          <table:table-cell office:value-type="float" office:value="4.6">
            <text:p>4.6</text:p>
          </table:table-cell>
          <table:table-cell office:value-type="float" office:value="0.895167">
            <text:p>0.895167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70">
            <text:p>-70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1.529001">
            <text:p>1.529001</text:p>
          </table:table-cell>
          <table:table-cell office:value-type="float" office:value="7">
            <text:p>7</text:p>
          </table:table-cell>
          <table:table-cell office:value-type="float" office:value="-13.5356">
            <text:p>-13.5356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0.992449">
            <text:p>0.992449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70.07727">
            <text:p>-70.07727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1.529001">
            <text:p>1.529001</text:p>
          </table:table-cell>
          <table:table-cell office:value-type="float" office:value="0">
            <text:p>0</text:p>
          </table:table-cell>
          <table:table-cell office:value-type="float" office:value="-13.217">
            <text:p>-13.217</text:p>
          </table:table-cell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  <table:table-cell office:value-type="float" office:value="1.10872">
            <text:p>1.10872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70">
            <text:p>-70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1.529001">
            <text:p>1.529001</text:p>
          </table:table-cell>
          <table:table-cell office:value-type="float" office:value="9">
            <text:p>9</text:p>
          </table:table-cell>
          <table:table-cell office:value-type="float" office:value="-13.0989">
            <text:p>-13.0989</text:p>
          </table:table-cell>
          <table:table-cell office:value-type="float" office:value="8.3">
            <text:p>8.3</text:p>
          </table:table-cell>
          <table:table-cell office:value-type="float" office:value="8">
            <text:p>8</text:p>
          </table:table-cell>
          <table:table-cell office:value-type="float" office:value="1.84858">
            <text:p>1.84858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74.329822">
            <text:p>-74.329822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0.814346">
            <text:p>0.814346</text:p>
          </table:table-cell>
          <table:table-cell office:value-type="float" office:value="0">
            <text:p>0</text:p>
          </table:table-cell>
          <table:table-cell office:value-type="float" office:value="-12.185">
            <text:p>-12.185</text:p>
          </table:table-cell>
          <table:table-cell office:value-type="float" office:value="8">
            <text:p>8</text:p>
          </table:table-cell>
          <table:table-cell office:value-type="float" office:value="7.7">
            <text:p>7.7</text:p>
          </table:table-cell>
          <table:table-cell office:value-type="float" office:value="0.963203">
            <text:p>0.963203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70.928021">
            <text:p>-70.928021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1.354715">
            <text:p>1.354715</text:p>
          </table:table-cell>
          <table:table-cell office:value-type="float" office:value="10">
            <text:p>10</text:p>
          </table:table-cell>
          <table:table-cell office:value-type="float" office:value="-12.0729">
            <text:p>-12.0729</text:p>
          </table:table-cell>
          <table:table-cell office:value-type="float" office:value="6.4">
            <text:p>6.4</text:p>
          </table:table-cell>
          <table:table-cell office:value-type="float" office:value="6.2">
            <text:p>6.2</text:p>
          </table:table-cell>
          <table:table-cell office:value-type="float" office:value="1.79698">
            <text:p>1.79698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70">
            <text:p>-70</text:p>
          </table:table-cell>
          <table:table-cell office:value-type="float" office:value="1.644358">
            <text:p>1.644358</text:p>
          </table:table-cell>
          <table:table-cell office:value-type="float" office:value="0.158805">
            <text:p>0.158805</text:p>
          </table:table-cell>
          <table:table-cell office:value-type="float" office:value="3.094374">
            <text:p>3.094374</text:p>
          </table:table-cell>
          <table:table-cell office:value-type="float" office:value="10">
            <text:p>10</text:p>
          </table:table-cell>
          <table:table-cell office:value-type="float" office:value="-10.6049">
            <text:p>-10.6049</text:p>
          </table:table-cell>
          <table:table-cell office:value-type="float" office:value="5.9">
            <text:p>5.9</text:p>
          </table:table-cell>
          <table:table-cell office:value-type="float" office:value="5.6">
            <text:p>5.6</text:p>
          </table:table-cell>
          <table:table-cell office:value-type="float" office:value="1.73096">
            <text:p>1.73096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0">
            <text:p>-70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3.446713">
            <text:p>3.446713</text:p>
          </table:table-cell>
          <table:table-cell office:value-type="float" office:value="4">
            <text:p>4</text:p>
          </table:table-cell>
          <table:table-cell office:value-type="float" office:value="-10.2546">
            <text:p>-10.2546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1.70155">
            <text:p>1.70155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71.779993">
            <text:p>-71.779993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9">
            <text:p>9</text:p>
          </table:table-cell>
          <table:table-cell office:value-type="float" office:value="-9.85">
            <text:p>-9.85</text:p>
          </table:table-cell>
          <table:table-cell office:value-type="float" office:value="6.8">
            <text:p>6.8</text:p>
          </table:table-cell>
          <table:table-cell office:value-type="float" office:value="6.5">
            <text:p>6.5</text:p>
          </table:table-cell>
          <table:table-cell office:value-type="float" office:value="1.0379">
            <text:p>1.0379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71.8251">
            <text:p>-71.8251</text:p>
          </table:table-cell>
          <table:table-cell office:value-type="float" office:value="1.644358">
            <text:p>1.644358</text:p>
          </table:table-cell>
          <table:table-cell office:value-type="float" office:value="0.158805">
            <text:p>0.158805</text:p>
          </table:table-cell>
          <table:table-cell office:value-type="float" office:value="2.902107">
            <text:p>2.902107</text:p>
          </table:table-cell>
          <table:table-cell office:value-type="float" office:value="5">
            <text:p>5</text:p>
          </table:table-cell>
          <table:table-cell office:value-type="float" office:value="-9.39093">
            <text:p>-9.39093</text:p>
          </table:table-cell>
          <table:table-cell office:value-type="float" office:value="4.3">
            <text:p>4.3</text:p>
          </table:table-cell>
          <table:table-cell office:value-type="float" office:value="3.7">
            <text:p>3.7</text:p>
          </table:table-cell>
          <table:table-cell office:value-type="float" office:value="1.98701">
            <text:p>1.98701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73.206876">
            <text:p>-73.206876</text:p>
          </table:table-cell>
          <table:table-cell office:value-type="float" office:value="0.796284">
            <text:p>0.796284</text:p>
          </table:table-cell>
          <table:table-cell office:value-type="float" office:value="1">
            <text:p>1</text:p>
          </table:table-cell>
          <table:table-cell office:value-type="float" office:value="0.363396">
            <text:p>0.363396</text:p>
          </table:table-cell>
          <table:table-cell office:value-type="float" office:value="6">
            <text:p>6</text:p>
          </table:table-cell>
          <table:table-cell office:value-type="float" office:value="-8.09448">
            <text:p>-8.09448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04202">
            <text:p>1.04202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71.782143">
            <text:p>-71.782143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7">
            <text:p>7</text:p>
          </table:table-cell>
          <table:table-cell office:value-type="float" office:value="-7.96748">
            <text:p>-7.96748</text:p>
          </table:table-cell>
          <table:table-cell office:value-type="float" office:value="5.2">
            <text:p>5.2</text:p>
          </table:table-cell>
          <table:table-cell office:value-type="float" office:value="4.9">
            <text:p>4.9</text:p>
          </table:table-cell>
          <table:table-cell office:value-type="float" office:value="0.529723">
            <text:p>0.529723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4.836383">
            <text:p>-74.836383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0.674445">
            <text:p>0.674445</text:p>
          </table:table-cell>
          <table:table-cell office:value-type="float" office:value="0">
            <text:p>0</text:p>
          </table:table-cell>
          <table:table-cell office:value-type="float" office:value="-7.51601">
            <text:p>-7.51601</text:p>
          </table:table-cell>
          <table:table-cell office:value-type="float" office:value="6.9">
            <text:p>6.9</text:p>
          </table:table-cell>
          <table:table-cell office:value-type="float" office:value="6.5">
            <text:p>6.5</text:p>
          </table:table-cell>
          <table:table-cell office:value-type="float" office:value="0.784443">
            <text:p>0.784443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4.138571">
            <text:p>-74.138571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6.74826">
            <text:p>-6.74826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0.075444">
            <text:p>0.075444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5.123572">
            <text:p>-75.123572</text:p>
          </table:table-cell>
          <table:table-cell office:value-type="float" office:value="0.796284">
            <text:p>0.796284</text:p>
          </table:table-cell>
          <table:table-cell office:value-type="float" office:value="0.492594">
            <text:p>0.49259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-5.7804">
            <text:p>-5.7804</text:p>
          </table:table-cell>
          <table:table-cell office:value-type="float" office:value="10.2">
            <text:p>10.2</text:p>
          </table:table-cell>
          <table:table-cell office:value-type="float" office:value="9.6">
            <text:p>9.6</text:p>
          </table:table-cell>
          <table:table-cell office:value-type="float" office:value="0.903652">
            <text:p>0.903652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0">
            <text:p>-70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13">
            <text:p>13</text:p>
          </table:table-cell>
          <table:table-cell office:value-type="float" office:value="-3.85919">
            <text:p>-3.85919</text:p>
          </table:table-cell>
          <table:table-cell office:value-type="float" office:value="16">
            <text:p>16</text:p>
          </table:table-cell>
          <table:table-cell office:value-type="float" office:value="14.7">
            <text:p>14.7</text:p>
          </table:table-cell>
          <table:table-cell office:value-type="float" office:value="1.05393">
            <text:p>1.05393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5.385288">
            <text:p>-75.385288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354104">
            <text:p>0.354104</text:p>
          </table:table-cell>
          <table:table-cell office:value-type="float" office:value="5">
            <text:p>5</text:p>
          </table:table-cell>
          <table:table-cell office:value-type="float" office:value="-3.40329">
            <text:p>-3.40329</text:p>
          </table:table-cell>
          <table:table-cell office:value-type="float" office:value="12.1">
            <text:p>12.1</text:p>
          </table:table-cell>
          <table:table-cell office:value-type="float" office:value="11">
            <text:p>11</text:p>
          </table:table-cell>
          <table:table-cell office:value-type="float" office:value="1.22601">
            <text:p>1.22601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75.153287">
            <text:p>-75.153287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836858">
            <text:p>0.836858</text:p>
          </table:table-cell>
          <table:table-cell office:value-type="float" office:value="4">
            <text:p>4</text:p>
          </table:table-cell>
          <table:table-cell office:value-type="float" office:value="-3.16472">
            <text:p>-3.16472</text:p>
          </table:table-cell>
          <table:table-cell office:value-type="float" office:value="8.4">
            <text:p>8.4</text:p>
          </table:table-cell>
          <table:table-cell office:value-type="float" office:value="7.9">
            <text:p>7.9</text:p>
          </table:table-cell>
          <table:table-cell office:value-type="float" office:value="1.66115">
            <text:p>1.6611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4.183348">
            <text:p>-74.183348</text:p>
          </table:table-cell>
          <table:table-cell office:value-type="float" office:value="1.514065">
            <text:p>1.514065</text:p>
          </table:table-cell>
          <table:table-cell office:value-type="float" office:value="0.658175">
            <text:p>0.658175</text:p>
          </table:table-cell>
          <table:table-cell office:value-type="float" office:value="3.63174">
            <text:p>3.63174</text:p>
          </table:table-cell>
          <table:table-cell office:value-type="float" office:value="1">
            <text:p>1</text:p>
          </table:table-cell>
          <table:table-cell office:value-type="float" office:value="-2.27671">
            <text:p>-2.27671</text:p>
          </table:table-cell>
          <table:table-cell office:value-type="float" office:value="7.7">
            <text:p>7.7</text:p>
          </table:table-cell>
          <table:table-cell office:value-type="float" office:value="6.6">
            <text:p>6.6</text:p>
          </table:table-cell>
          <table:table-cell office:value-type="float" office:value="6.51994">
            <text:p>6.51994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4.85129">
            <text:p>-74.85129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5">
            <text:p>5</text:p>
          </table:table-cell>
          <table:table-cell office:value-type="float" office:value="-1.23113">
            <text:p>-1.23113</text:p>
          </table:table-cell>
          <table:table-cell office:value-type="float" office:value="9.8">
            <text:p>9.8</text:p>
          </table:table-cell>
          <table:table-cell office:value-type="float" office:value="8.9">
            <text:p>8.9</text:p>
          </table:table-cell>
          <table:table-cell office:value-type="float" office:value="1.30832">
            <text:p>1.30832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4.897726">
            <text:p>-74.897726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354104">
            <text:p>0.354104</text:p>
          </table:table-cell>
          <table:table-cell office:value-type="float" office:value="6">
            <text:p>6</text:p>
          </table:table-cell>
          <table:table-cell office:value-type="float" office:value="-0.740311">
            <text:p>-0.740311</text:p>
          </table:table-cell>
          <table:table-cell office:value-type="float" office:value="8.3">
            <text:p>8.3</text:p>
          </table:table-cell>
          <table:table-cell office:value-type="float" office:value="7.7">
            <text:p>7.7</text:p>
          </table:table-cell>
          <table:table-cell office:value-type="float" office:value="0.656154">
            <text:p>0.656154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71.951588">
            <text:p>-71.951588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11">
            <text:p>11</text:p>
          </table:table-cell>
          <table:table-cell office:value-type="float" office:value="0.000094">
            <text:p>0.000094</text:p>
          </table:table-cell>
          <table:table-cell office:value-type="float" office:value="15.6">
            <text:p>15.6</text:p>
          </table:table-cell>
          <table:table-cell office:value-type="float" office:value="14.1">
            <text:p>14.1</text:p>
          </table:table-cell>
          <table:table-cell office:value-type="float" office:value="1.457">
            <text:p>1.457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4.190019">
            <text:p>-74.190019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0.674445">
            <text:p>0.674445</text:p>
          </table:table-cell>
          <table:table-cell office:value-type="float" office:value="7">
            <text:p>7</text:p>
          </table:table-cell>
          <table:table-cell office:value-type="float" office:value="0.953029">
            <text:p>0.953029</text:p>
          </table:table-cell>
          <table:table-cell office:value-type="float" office:value="5.5">
            <text:p>5.5</text:p>
          </table:table-cell>
          <table:table-cell office:value-type="float" office:value="5.1">
            <text:p>5.1</text:p>
          </table:table-cell>
          <table:table-cell office:value-type="float" office:value="0.58899">
            <text:p>0.58899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75.628628">
            <text:p>-75.628628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0.354104">
            <text:p>0.354104</text:p>
          </table:table-cell>
          <table:table-cell office:value-type="float" office:value="0">
            <text:p>0</text:p>
          </table:table-cell>
          <table:table-cell office:value-type="float" office:value="1.92597">
            <text:p>1.92597</text:p>
          </table:table-cell>
          <table:table-cell office:value-type="float" office:value="11.1">
            <text:p>11.1</text:p>
          </table:table-cell>
          <table:table-cell office:value-type="float" office:value="10">
            <text:p>10</text:p>
          </table:table-cell>
          <table:table-cell office:value-type="float" office:value="0.889499">
            <text:p>0.889499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4.883661">
            <text:p>-74.883661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0.814346">
            <text:p>0.814346</text:p>
          </table:table-cell>
          <table:table-cell office:value-type="float" office:value="0">
            <text:p>0</text:p>
          </table:table-cell>
          <table:table-cell office:value-type="float" office:value="2.32724">
            <text:p>2.32724</text:p>
          </table:table-cell>
          <table:table-cell office:value-type="float" office:value="8.8">
            <text:p>8.8</text:p>
          </table:table-cell>
          <table:table-cell office:value-type="float" office:value="8">
            <text:p>8</text:p>
          </table:table-cell>
          <table:table-cell office:value-type="float" office:value="1.25968">
            <text:p>1.25968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4.672577">
            <text:p>-74.672577</text:p>
          </table:table-cell>
          <table:table-cell office:value-type="float" office:value="1.644358">
            <text:p>1.644358</text:p>
          </table:table-cell>
          <table:table-cell office:value-type="float" office:value="0.158805">
            <text:p>0.15880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2072">
            <text:p>5.2072</text:p>
          </table:table-cell>
          <table:table-cell office:value-type="float" office:value="10.2">
            <text:p>10.2</text:p>
          </table:table-cell>
          <table:table-cell office:value-type="float" office:value="9.4">
            <text:p>9.4</text:p>
          </table:table-cell>
          <table:table-cell office:value-type="float" office:value="0.280828">
            <text:p>0.280828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75.373013">
            <text:p>-75.373013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7">
            <text:p>7</text:p>
          </table:table-cell>
          <table:table-cell office:value-type="float" office:value="6.65637">
            <text:p>6.65637</text:p>
          </table:table-cell>
          <table:table-cell office:value-type="float" office:value="9.5">
            <text:p>9.5</text:p>
          </table:table-cell>
          <table:table-cell office:value-type="float" office:value="8.1">
            <text:p>8.1</text:p>
          </table:table-cell>
          <table:table-cell office:value-type="float" office:value="1.09756">
            <text:p>1.0975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77.011852">
            <text:p>-77.011852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0">
            <text:p>0</text:p>
          </table:table-cell>
          <table:table-cell office:value-type="float" office:value="9.21438">
            <text:p>9.21438</text:p>
          </table:table-cell>
          <table:table-cell office:value-type="float" office:value="8.4">
            <text:p>8.4</text:p>
          </table:table-cell>
          <table:table-cell office:value-type="float" office:value="7.5">
            <text:p>7.5</text:p>
          </table:table-cell>
          <table:table-cell office:value-type="float" office:value="1.37541">
            <text:p>1.37541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6.204834">
            <text:p>-76.204834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3">
            <text:p>3</text:p>
          </table:table-cell>
          <table:table-cell office:value-type="float" office:value="9.73956">
            <text:p>9.73956</text:p>
          </table:table-cell>
          <table:table-cell office:value-type="float" office:value="8.1">
            <text:p>8.1</text:p>
          </table:table-cell>
          <table:table-cell office:value-type="float" office:value="7.1">
            <text:p>7.1</text:p>
          </table:table-cell>
          <table:table-cell office:value-type="float" office:value="1.34718">
            <text:p>1.34718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3.07129">
            <text:p>-73.07129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13">
            <text:p>13</text:p>
          </table:table-cell>
          <table:table-cell office:value-type="float" office:value="10.7445">
            <text:p>10.7445</text:p>
          </table:table-cell>
          <table:table-cell office:value-type="float" office:value="20.4">
            <text:p>20.4</text:p>
          </table:table-cell>
          <table:table-cell office:value-type="float" office:value="18.1">
            <text:p>18.1</text:p>
          </table:table-cell>
          <table:table-cell office:value-type="float" office:value="1.87469">
            <text:p>1.87469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6.220131">
            <text:p>-76.220131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0.674445">
            <text:p>0.674445</text:p>
          </table:table-cell>
          <table:table-cell office:value-type="float" office:value="6">
            <text:p>6</text:p>
          </table:table-cell>
          <table:table-cell office:value-type="float" office:value="10.7997">
            <text:p>10.7997</text:p>
          </table:table-cell>
          <table:table-cell office:value-type="float" office:value="9.1">
            <text:p>9.1</text:p>
          </table:table-cell>
          <table:table-cell office:value-type="float" office:value="8">
            <text:p>8</text:p>
          </table:table-cell>
          <table:table-cell office:value-type="float" office:value="1.49031">
            <text:p>1.49031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70.280629">
            <text:p>-70.280629</text:p>
          </table:table-cell>
          <table:table-cell office:value-type="float" office:value="0.796284">
            <text:p>0.796284</text:p>
          </table:table-cell>
          <table:table-cell office:value-type="float" office:value="0">
            <text:p>0</text:p>
          </table:table-cell>
          <table:table-cell office:value-type="float" office:value="0.674445">
            <text:p>0.674445</text:p>
          </table:table-cell>
          <table:table-cell office:value-type="float" office:value="14">
            <text:p>14</text:p>
          </table:table-cell>
          <table:table-cell office:value-type="float" office:value="12.7416">
            <text:p>12.7416</text:p>
          </table:table-cell>
          <table:table-cell office:value-type="float" office:value="17.6">
            <text:p>17.6</text:p>
          </table:table-cell>
          <table:table-cell office:value-type="float" office:value="16.4">
            <text:p>16.4</text:p>
          </table:table-cell>
          <table:table-cell office:value-type="float" office:value="1.09868">
            <text:p>1.09868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5">
            <text:p>-95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20">
            <text:p>20</text:p>
          </table:table-cell>
          <table:table-cell office:value-type="float" office:value="15.7398">
            <text:p>15.7398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  <table:table-cell office:value-type="float" office:value="0.000787">
            <text:p>0.000787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4.990414">
            <text:p>-94.990414</text:p>
          </table:table-cell>
          <table:table-cell office:value-type="float" office:value="0.093165">
            <text:p>0.093165</text:p>
          </table:table-cell>
          <table:table-cell office:value-type="float" office:value="0.074201">
            <text:p>0.074201</text:p>
          </table:table-cell>
          <table:table-cell office:value-type="float" office:value="3.686348">
            <text:p>3.686348</text:p>
          </table:table-cell>
          <table:table-cell office:value-type="float" office:value="4">
            <text:p>4</text:p>
          </table:table-cell>
          <table:table-cell office:value-type="float" office:value="17.2677">
            <text:p>17.2677</text:p>
          </table:table-cell>
          <table:table-cell office:value-type="float" office:value="19.2">
            <text:p>19.2</text:p>
          </table:table-cell>
          <table:table-cell office:value-type="float" office:value="0.1">
            <text:p>0.1</text:p>
          </table:table-cell>
          <table:table-cell office:value-type="float" office:value="0.342272">
            <text:p>0.342272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94.984074">
            <text:p>-94.984074</text:p>
          </table:table-cell>
          <table:table-cell office:value-type="float" office:value="0.232063">
            <text:p>0.232063</text:p>
          </table:table-cell>
          <table:table-cell office:value-type="float" office:value="0.738717">
            <text:p>0.738717</text:p>
          </table:table-cell>
          <table:table-cell office:value-type="float" office:value="3.451244">
            <text:p>3.451244</text:p>
          </table:table-cell>
          <table:table-cell office:value-type="float" office:value="10">
            <text:p>10</text:p>
          </table:table-cell>
          <table:table-cell office:value-type="float" office:value="17.3312">
            <text:p>17.3312</text:p>
          </table:table-cell>
          <table:table-cell office:value-type="float" office:value="19.3">
            <text:p>19.3</text:p>
          </table:table-cell>
          <table:table-cell office:value-type="float" office:value="0.1">
            <text:p>0.1</text:p>
          </table:table-cell>
          <table:table-cell office:value-type="float" office:value="0.325542">
            <text:p>0.325542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4.90774">
            <text:p>-94.90774</text:p>
          </table:table-cell>
          <table:table-cell office:value-type="float" office:value="0.232063">
            <text:p>0.232063</text:p>
          </table:table-cell>
          <table:table-cell office:value-type="float" office:value="0.738717">
            <text:p>0.738717</text:p>
          </table:table-cell>
          <table:table-cell office:value-type="float" office:value="3.451244">
            <text:p>3.451244</text:p>
          </table:table-cell>
          <table:table-cell office:value-type="float" office:value="12">
            <text:p>12</text:p>
          </table:table-cell>
          <table:table-cell office:value-type="float" office:value="18.9265">
            <text:p>18.9265</text:p>
          </table:table-cell>
          <table:table-cell office:value-type="float" office:value="21.1">
            <text:p>21.1</text:p>
          </table:table-cell>
          <table:table-cell office:value-type="float" office:value="0.2">
            <text:p>0.2</text:p>
          </table:table-cell>
          <table:table-cell office:value-type="float" office:value="0.597793">
            <text:p>0.59779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895122">
            <text:p>-94.895122</text:p>
          </table:table-cell>
          <table:table-cell office:value-type="float" office:value="0.232063">
            <text:p>0.232063</text:p>
          </table:table-cell>
          <table:table-cell office:value-type="float" office:value="0.855877">
            <text:p>0.855877</text:p>
          </table:table-cell>
          <table:table-cell office:value-type="float" office:value="3.451244">
            <text:p>3.451244</text:p>
          </table:table-cell>
          <table:table-cell office:value-type="float" office:value="11">
            <text:p>11</text:p>
          </table:table-cell>
          <table:table-cell office:value-type="float" office:value="20.3276">
            <text:p>20.3276</text:p>
          </table:table-cell>
          <table:table-cell office:value-type="float" office:value="22.7">
            <text:p>22.7</text:p>
          </table:table-cell>
          <table:table-cell office:value-type="float" office:value="0.3">
            <text:p>0.3</text:p>
          </table:table-cell>
          <table:table-cell office:value-type="float" office:value="0.709875">
            <text:p>0.709875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4.832229">
            <text:p>-94.832229</text:p>
          </table:table-cell>
          <table:table-cell office:value-type="float" office:value="0.232063">
            <text:p>0.232063</text:p>
          </table:table-cell>
          <table:table-cell office:value-type="float" office:value="0.738717">
            <text:p>0.738717</text:p>
          </table:table-cell>
          <table:table-cell office:value-type="float" office:value="3.451244">
            <text:p>3.451244</text:p>
          </table:table-cell>
          <table:table-cell office:value-type="float" office:value="15">
            <text:p>15</text:p>
          </table:table-cell>
          <table:table-cell office:value-type="float" office:value="20.375">
            <text:p>20.375</text:p>
          </table:table-cell>
          <table:table-cell office:value-type="float" office:value="24.7">
            <text:p>24.7</text:p>
          </table:table-cell>
          <table:table-cell office:value-type="float" office:value="0.3">
            <text:p>0.3</text:p>
          </table:table-cell>
          <table:table-cell office:value-type="float" office:value="0.775954">
            <text:p>0.775954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4.785599">
            <text:p>-94.785599</text:p>
          </table:table-cell>
          <table:table-cell office:value-type="float" office:value="0.304633">
            <text:p>0.304633</text:p>
          </table:table-cell>
          <table:table-cell office:value-type="float" office:value="1">
            <text:p>1</text:p>
          </table:table-cell>
          <table:table-cell office:value-type="float" office:value="2.674205">
            <text:p>2.674205</text:p>
          </table:table-cell>
          <table:table-cell office:value-type="float" office:value="48">
            <text:p>48</text:p>
          </table:table-cell>
          <table:table-cell office:value-type="float" office:value="22.0246">
            <text:p>22.0246</text:p>
          </table:table-cell>
          <table:table-cell office:value-type="float" office:value="25.3">
            <text:p>25.3</text:p>
          </table:table-cell>
          <table:table-cell office:value-type="float" office:value="0.4">
            <text:p>0.4</text:p>
          </table:table-cell>
          <table:table-cell office:value-type="float" office:value="0.803802">
            <text:p>0.803802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94.693823">
            <text:p>-94.693823</text:p>
          </table:table-cell>
          <table:table-cell office:value-type="float" office:value="0.796284">
            <text:p>0.796284</text:p>
          </table:table-cell>
          <table:table-cell office:value-type="float" office:value="0.094514">
            <text:p>0.094514</text:p>
          </table:table-cell>
          <table:table-cell office:value-type="float" office:value="1.223707">
            <text:p>1.223707</text:p>
          </table:table-cell>
          <table:table-cell office:value-type="float" office:value="0">
            <text:p>0</text:p>
          </table:table-cell>
          <table:table-cell office:value-type="float" office:value="23.8452">
            <text:p>23.8452</text:p>
          </table:table-cell>
          <table:table-cell office:value-type="float" office:value="27.4">
            <text:p>27.4</text:p>
          </table:table-cell>
          <table:table-cell office:value-type="float" office:value="0.5">
            <text:p>0.5</text:p>
          </table:table-cell>
          <table:table-cell office:value-type="float" office:value="0.332747">
            <text:p>0.33274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905984">
            <text:p>-94.905984</text:p>
          </table:table-cell>
          <table:table-cell office:value-type="float" office:value="0.093165">
            <text:p>0.093165</text:p>
          </table:table-cell>
          <table:table-cell office:value-type="float" office:value="1">
            <text:p>1</text:p>
          </table:table-cell>
          <table:table-cell office:value-type="float" office:value="0.94135">
            <text:p>0.94135</text:p>
          </table:table-cell>
          <table:table-cell office:value-type="float" office:value="0">
            <text:p>0</text:p>
          </table:table-cell>
          <table:table-cell office:value-type="float" office:value="28.1782">
            <text:p>28.1782</text:p>
          </table:table-cell>
          <table:table-cell office:value-type="float" office:value="28.3">
            <text:p>28.3</text:p>
          </table:table-cell>
          <table:table-cell office:value-type="float" office:value="0.8">
            <text:p>0.8</text:p>
          </table:table-cell>
          <table:table-cell office:value-type="float" office:value="0.770295">
            <text:p>0.770295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94.758649">
            <text:p>-94.758649</text:p>
          </table:table-cell>
          <table:table-cell office:value-type="float" office:value="0.232063">
            <text:p>0.232063</text:p>
          </table:table-cell>
          <table:table-cell office:value-type="float" office:value="0.738717">
            <text:p>0.738717</text:p>
          </table:table-cell>
          <table:table-cell office:value-type="float" office:value="3.271941">
            <text:p>3.271941</text:p>
          </table:table-cell>
          <table:table-cell office:value-type="float" office:value="15">
            <text:p>15</text:p>
          </table:table-cell>
          <table:table-cell office:value-type="float" office:value="29.7904">
            <text:p>29.7904</text:p>
          </table:table-cell>
          <table:table-cell office:value-type="float" office:value="28.5">
            <text:p>28.5</text:p>
          </table:table-cell>
          <table:table-cell office:value-type="float" office:value="0.9">
            <text:p>0.9</text:p>
          </table:table-cell>
          <table:table-cell office:value-type="float" office:value="1.77562">
            <text:p>1.77562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4.87683">
            <text:p>-94.87683</text:p>
          </table:table-cell>
          <table:table-cell office:value-type="float" office:value="0.093165">
            <text:p>0.093165</text:p>
          </table:table-cell>
          <table:table-cell office:value-type="float" office:value="0.642424">
            <text:p>0.642424</text:p>
          </table:table-cell>
          <table:table-cell office:value-type="float" office:value="1.00333">
            <text:p>1.00333</text:p>
          </table:table-cell>
          <table:table-cell office:value-type="float" office:value="0">
            <text:p>0</text:p>
          </table:table-cell>
          <table:table-cell office:value-type="float" office:value="31.3931">
            <text:p>31.3931</text:p>
          </table:table-cell>
          <table:table-cell office:value-type="float" office:value="29.5">
            <text:p>29.5</text:p>
          </table:table-cell>
          <table:table-cell office:value-type="float" office:value="1">
            <text:p>1</text:p>
          </table:table-cell>
          <table:table-cell office:value-type="float" office:value="0.837493">
            <text:p>0.837493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94.797762">
            <text:p>-94.797762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93934">
            <text:p>0.093934</text:p>
          </table:table-cell>
          <table:table-cell office:value-type="float" office:value="33">
            <text:p>33</text:p>
          </table:table-cell>
          <table:table-cell office:value-type="float" office:value="31.7143">
            <text:p>31.7143</text:p>
          </table:table-cell>
          <table:table-cell office:value-type="float" office:value="32.1">
            <text:p>32.1</text:p>
          </table:table-cell>
          <table:table-cell office:value-type="float" office:value="1">
            <text:p>1</text:p>
          </table:table-cell>
          <table:table-cell office:value-type="float" office:value="0.120703">
            <text:p>0.120703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4.817642">
            <text:p>-94.817642</text:p>
          </table:table-cell>
          <table:table-cell office:value-type="float" office:value="0.093165">
            <text:p>0.093165</text:p>
          </table:table-cell>
          <table:table-cell office:value-type="float" office:value="0.167804">
            <text:p>0.167804</text:p>
          </table:table-cell>
          <table:table-cell table:number-columns-repeated="2" office:value-type="float" office:value="0">
            <text:p>0</text:p>
          </table:table-cell>
          <table:table-cell office:value-type="float" office:value="34.5815">
            <text:p>34.5815</text:p>
          </table:table-cell>
          <table:table-cell office:value-type="float" office:value="33">
            <text:p>33</text:p>
          </table:table-cell>
          <table:table-cell office:value-type="float" office:value="1.2">
            <text:p>1.2</text:p>
          </table:table-cell>
          <table:table-cell office:value-type="float" office:value="0.079292">
            <text:p>0.079292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4.79903">
            <text:p>-94.79903</text:p>
          </table:table-cell>
          <table:table-cell office:value-type="float" office:value="0.162941">
            <text:p>0.162941</text:p>
          </table:table-cell>
          <table:table-cell office:value-type="float" office:value="0.187757">
            <text:p>0.187757</text:p>
          </table:table-cell>
          <table:table-cell office:value-type="float" office:value="0.038989">
            <text:p>0.038989</text:p>
          </table:table-cell>
          <table:table-cell office:value-type="float" office:value="36">
            <text:p>36</text:p>
          </table:table-cell>
          <table:table-cell office:value-type="float" office:value="37.82">
            <text:p>37.82</text:p>
          </table:table-cell>
          <table:table-cell office:value-type="float" office:value="34">
            <text:p>34</text:p>
          </table:table-cell>
          <table:table-cell office:value-type="float" office:value="1.4">
            <text:p>1.4</text:p>
          </table:table-cell>
          <table:table-cell office:value-type="float" office:value="0.14217">
            <text:p>0.14217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4.789516">
            <text:p>-94.789516</text:p>
          </table:table-cell>
          <table:table-cell office:value-type="float" office:value="0.093165">
            <text:p>0.093165</text:p>
          </table:table-cell>
          <table:table-cell office:value-type="float" office:value="0.206797">
            <text:p>0.20679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.0005">
            <text:p>38.0005</text:p>
          </table:table-cell>
          <table:table-cell office:value-type="float" office:value="35.7">
            <text:p>35.7</text:p>
          </table:table-cell>
          <table:table-cell office:value-type="float" office:value="1.4">
            <text:p>1.4</text:p>
          </table:table-cell>
          <table:table-cell office:value-type="float" office:value="0.111869">
            <text:p>0.111869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4.710814">
            <text:p>-94.710814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1.2441">
            <text:p>41.2441</text:p>
          </table:table-cell>
          <table:table-cell office:value-type="float" office:value="37.7">
            <text:p>37.7</text:p>
          </table:table-cell>
          <table:table-cell office:value-type="float" office:value="1.6">
            <text:p>1.6</text:p>
          </table:table-cell>
          <table:table-cell office:value-type="float" office:value="0.031698">
            <text:p>0.031698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4.608903">
            <text:p>-94.608903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20">
            <text:p>20</text:p>
          </table:table-cell>
          <table:table-cell office:value-type="float" office:value="45.2523">
            <text:p>45.2523</text:p>
          </table:table-cell>
          <table:table-cell office:value-type="float" office:value="37.8">
            <text:p>37.8</text:p>
          </table:table-cell>
          <table:table-cell office:value-type="float" office:value="1.9">
            <text:p>1.9</text:p>
          </table:table-cell>
          <table:table-cell office:value-type="float" office:value="0.868144">
            <text:p>0.868144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94.692908">
            <text:p>-94.692908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93934">
            <text:p>0.093934</text:p>
          </table:table-cell>
          <table:table-cell office:value-type="float" office:value="33">
            <text:p>33</text:p>
          </table:table-cell>
          <table:table-cell office:value-type="float" office:value="46.0085">
            <text:p>46.0085</text:p>
          </table:table-cell>
          <table:table-cell office:value-type="float" office:value="39.1">
            <text:p>39.1</text:p>
          </table:table-cell>
          <table:table-cell office:value-type="float" office:value="1.9">
            <text:p>1.9</text:p>
          </table:table-cell>
          <table:table-cell office:value-type="float" office:value="0.195037">
            <text:p>0.195037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4.700823">
            <text:p>-94.700823</text:p>
          </table:table-cell>
          <table:table-cell office:value-type="float" office:value="0.093165">
            <text:p>0.093165</text:p>
          </table:table-cell>
          <table:table-cell office:value-type="float" office:value="0">
            <text:p>0</text:p>
          </table:table-cell>
          <table:table-cell office:value-type="float" office:value="1.09189">
            <text:p>1.09189</text:p>
          </table:table-cell>
          <table:table-cell office:value-type="float" office:value="12">
            <text:p>12</text:p>
          </table:table-cell>
          <table:table-cell office:value-type="float" office:value="47.0397">
            <text:p>47.0397</text:p>
          </table:table-cell>
          <table:table-cell office:value-type="float" office:value="39.8">
            <text:p>39.8</text:p>
          </table:table-cell>
          <table:table-cell office:value-type="float" office:value="2">
            <text:p>2</text:p>
          </table:table-cell>
          <table:table-cell office:value-type="float" office:value="1.28205">
            <text:p>1.28205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4.755624">
            <text:p>-94.755624</text:p>
          </table:table-cell>
          <table:table-cell office:value-type="float" office:value="0.093165">
            <text:p>0.093165</text:p>
          </table:table-cell>
          <table:table-cell office:value-type="float" office:value="1">
            <text:p>1</text:p>
          </table:table-cell>
          <table:table-cell office:value-type="float" office:value="0.094797">
            <text:p>0.094797</text:p>
          </table:table-cell>
          <table:table-cell office:value-type="float" office:value="15">
            <text:p>15</text:p>
          </table:table-cell>
          <table:table-cell office:value-type="float" office:value="47.5907">
            <text:p>47.5907</text:p>
          </table:table-cell>
          <table:table-cell office:value-type="float" office:value="42.2">
            <text:p>42.2</text:p>
          </table:table-cell>
          <table:table-cell office:value-type="float" office:value="2">
            <text:p>2</text:p>
          </table:table-cell>
          <table:table-cell office:value-type="float" office:value="0.990909">
            <text:p>0.990909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94.550391">
            <text:p>-94.550391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1.181286">
            <text:p>1.181286</text:p>
          </table:table-cell>
          <table:table-cell office:value-type="float" office:value="18">
            <text:p>18</text:p>
          </table:table-cell>
          <table:table-cell office:value-type="float" office:value="53.8572">
            <text:p>53.8572</text:p>
          </table:table-cell>
          <table:table-cell office:value-type="float" office:value="43.2">
            <text:p>43.2</text:p>
          </table:table-cell>
          <table:table-cell office:value-type="float" office:value="2.4">
            <text:p>2.4</text:p>
          </table:table-cell>
          <table:table-cell office:value-type="float" office:value="1.197">
            <text:p>1.19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4.564411">
            <text:p>-94.564411</text:p>
          </table:table-cell>
          <table:table-cell office:value-type="float" office:value="0.232063">
            <text:p>0.232063</text:p>
          </table:table-cell>
          <table:table-cell office:value-type="float" office:value="0.323512">
            <text:p>0.323512</text:p>
          </table:table-cell>
          <table:table-cell office:value-type="float" office:value="1.013328">
            <text:p>1.013328</text:p>
          </table:table-cell>
          <table:table-cell office:value-type="float" office:value="25">
            <text:p>25</text:p>
          </table:table-cell>
          <table:table-cell office:value-type="float" office:value="55.7862">
            <text:p>55.7862</text:p>
          </table:table-cell>
          <table:table-cell office:value-type="float" office:value="45.3">
            <text:p>45.3</text:p>
          </table:table-cell>
          <table:table-cell office:value-type="float" office:value="2.5">
            <text:p>2.5</text:p>
          </table:table-cell>
          <table:table-cell office:value-type="float" office:value="1.27601">
            <text:p>1.27601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94.558829">
            <text:p>-94.558829</text:p>
          </table:table-cell>
          <table:table-cell office:value-type="float" office:value="0.093165">
            <text:p>0.093165</text:p>
          </table:table-cell>
          <table:table-cell office:value-type="float" office:value="0">
            <text:p>0</text:p>
          </table:table-cell>
          <table:table-cell office:value-type="float" office:value="1.24259">
            <text:p>1.24259</text:p>
          </table:table-cell>
          <table:table-cell office:value-type="float" office:value="16">
            <text:p>16</text:p>
          </table:table-cell>
          <table:table-cell office:value-type="float" office:value="56.9381">
            <text:p>56.9381</text:p>
          </table:table-cell>
          <table:table-cell office:value-type="float" office:value="45.8">
            <text:p>45.8</text:p>
          </table:table-cell>
          <table:table-cell office:value-type="float" office:value="2.6">
            <text:p>2.6</text:p>
          </table:table-cell>
          <table:table-cell office:value-type="float" office:value="1.13391">
            <text:p>1.13391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4.580815">
            <text:p>-94.580815</text:p>
          </table:table-cell>
          <table:table-cell office:value-type="float" office:value="0.232063">
            <text:p>0.232063</text:p>
          </table:table-cell>
          <table:table-cell office:value-type="float" office:value="0.323512">
            <text:p>0.323512</text:p>
          </table:table-cell>
          <table:table-cell office:value-type="float" office:value="1.013328">
            <text:p>1.013328</text:p>
          </table:table-cell>
          <table:table-cell office:value-type="float" office:value="21">
            <text:p>21</text:p>
          </table:table-cell>
          <table:table-cell office:value-type="float" office:value="57.4088">
            <text:p>57.4088</text:p>
          </table:table-cell>
          <table:table-cell office:value-type="float" office:value="46.6">
            <text:p>46.6</text:p>
          </table:table-cell>
          <table:table-cell office:value-type="float" office:value="2.6">
            <text:p>2.6</text:p>
          </table:table-cell>
          <table:table-cell office:value-type="float" office:value="1.36756">
            <text:p>1.36756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94.630274">
            <text:p>-94.630274</text:p>
          </table:table-cell>
          <table:table-cell office:value-type="float" office:value="0.093165">
            <text:p>0.093165</text:p>
          </table:table-cell>
          <table:table-cell office:value-type="float" office:value="0">
            <text:p>0</text:p>
          </table:table-cell>
          <table:table-cell office:value-type="float" office:value="1.24259">
            <text:p>1.24259</text:p>
          </table:table-cell>
          <table:table-cell office:value-type="float" office:value="16">
            <text:p>16</text:p>
          </table:table-cell>
          <table:table-cell office:value-type="float" office:value="60.3908">
            <text:p>60.3908</text:p>
          </table:table-cell>
          <table:table-cell office:value-type="float" office:value="47.3">
            <text:p>47.3</text:p>
          </table:table-cell>
          <table:table-cell office:value-type="float" office:value="2.8">
            <text:p>2.8</text:p>
          </table:table-cell>
          <table:table-cell office:value-type="float" office:value="1.21139">
            <text:p>1.21139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4.688919">
            <text:p>-94.688919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1.464475">
            <text:p>1.464475</text:p>
          </table:table-cell>
          <table:table-cell office:value-type="float" office:value="11">
            <text:p>11</text:p>
          </table:table-cell>
          <table:table-cell office:value-type="float" office:value="63.3167">
            <text:p>63.3167</text:p>
          </table:table-cell>
          <table:table-cell office:value-type="float" office:value="50.8">
            <text:p>50.8</text:p>
          </table:table-cell>
          <table:table-cell office:value-type="float" office:value="3">
            <text:p>3</text:p>
          </table:table-cell>
          <table:table-cell office:value-type="float" office:value="1.65728">
            <text:p>1.65728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4.628122">
            <text:p>-94.628122</text:p>
          </table:table-cell>
          <table:table-cell office:value-type="float" office:value="0.162941">
            <text:p>0.162941</text:p>
          </table:table-cell>
          <table:table-cell office:value-type="float" office:value="0.310116">
            <text:p>0.310116</text:p>
          </table:table-cell>
          <table:table-cell office:value-type="float" office:value="0.34461">
            <text:p>0.34461</text:p>
          </table:table-cell>
          <table:table-cell office:value-type="float" office:value="46">
            <text:p>46</text:p>
          </table:table-cell>
          <table:table-cell office:value-type="float" office:value="66.8325">
            <text:p>66.8325</text:p>
          </table:table-cell>
          <table:table-cell office:value-type="float" office:value="51.6">
            <text:p>51.6</text:p>
          </table:table-cell>
          <table:table-cell office:value-type="float" office:value="3.2">
            <text:p>3.2</text:p>
          </table:table-cell>
          <table:table-cell office:value-type="float" office:value="0.689852">
            <text:p>0.689852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94.301194">
            <text:p>-94.301194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97824">
            <text:p>0.97824</text:p>
          </table:table-cell>
          <table:table-cell office:value-type="float" office:value="39">
            <text:p>39</text:p>
          </table:table-cell>
          <table:table-cell office:value-type="float" office:value="77.4484">
            <text:p>77.4484</text:p>
          </table:table-cell>
          <table:table-cell office:value-type="float" office:value="52.6">
            <text:p>52.6</text:p>
          </table:table-cell>
          <table:table-cell office:value-type="float" office:value="3.9">
            <text:p>3.9</text:p>
          </table:table-cell>
          <table:table-cell office:value-type="float" office:value="1.16053">
            <text:p>1.1605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177018">
            <text:p>-94.177018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1.055672">
            <text:p>1.055672</text:p>
          </table:table-cell>
          <table:table-cell office:value-type="float" office:value="39">
            <text:p>39</text:p>
          </table:table-cell>
          <table:table-cell office:value-type="float" office:value="78.8075">
            <text:p>78.8075</text:p>
          </table:table-cell>
          <table:table-cell office:value-type="float" office:value="53.8">
            <text:p>53.8</text:p>
          </table:table-cell>
          <table:table-cell office:value-type="float" office:value="4">
            <text:p>4</text:p>
          </table:table-cell>
          <table:table-cell office:value-type="float" office:value="1.71752">
            <text:p>1.71752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377223">
            <text:p>-94.377223</text:p>
          </table:table-cell>
          <table:table-cell office:value-type="float" office:value="0.304633">
            <text:p>0.304633</text:p>
          </table:table-cell>
          <table:table-cell office:value-type="float" office:value="0.894292">
            <text:p>0.89429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1.0259">
            <text:p>81.0259</text:p>
          </table:table-cell>
          <table:table-cell office:value-type="float" office:value="55.3">
            <text:p>55.3</text:p>
          </table:table-cell>
          <table:table-cell office:value-type="float" office:value="4.1">
            <text:p>4.1</text:p>
          </table:table-cell>
          <table:table-cell office:value-type="float" office:value="1.17517">
            <text:p>1.17517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4.271727">
            <text:p>-94.271727</text:p>
          </table:table-cell>
          <table:table-cell office:value-type="float" office:value="0.093165">
            <text:p>0.093165</text:p>
          </table:table-cell>
          <table:table-cell office:value-type="float" office:value="1">
            <text:p>1</text:p>
          </table:table-cell>
          <table:table-cell office:value-type="float" office:value="0.216482">
            <text:p>0.216482</text:p>
          </table:table-cell>
          <table:table-cell office:value-type="float" office:value="21">
            <text:p>21</text:p>
          </table:table-cell>
          <table:table-cell office:value-type="float" office:value="83.568">
            <text:p>83.568</text:p>
          </table:table-cell>
          <table:table-cell office:value-type="float" office:value="56.5">
            <text:p>56.5</text:p>
          </table:table-cell>
          <table:table-cell office:value-type="float" office:value="4.3">
            <text:p>4.3</text:p>
          </table:table-cell>
          <table:table-cell office:value-type="float" office:value="1.74709">
            <text:p>1.74709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4.146474">
            <text:p>-94.146474</text:p>
          </table:table-cell>
          <table:table-cell office:value-type="float" office:value="0.304633">
            <text:p>0.304633</text:p>
          </table:table-cell>
          <table:table-cell office:value-type="float" office:value="0.602954">
            <text:p>0.60295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4.0725">
            <text:p>84.0725</text:p>
          </table:table-cell>
          <table:table-cell office:value-type="float" office:value="56.9">
            <text:p>56.9</text:p>
          </table:table-cell>
          <table:table-cell office:value-type="float" office:value="4.3">
            <text:p>4.3</text:p>
          </table:table-cell>
          <table:table-cell office:value-type="float" office:value="0.696362">
            <text:p>0.696362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4.274867">
            <text:p>-94.274867</text:p>
          </table:table-cell>
          <table:table-cell office:value-type="float" office:value="0.304633">
            <text:p>0.304633</text:p>
          </table:table-cell>
          <table:table-cell office:value-type="float" office:value="0.872985">
            <text:p>0.87298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9.1493">
            <text:p>89.1493</text:p>
          </table:table-cell>
          <table:table-cell office:value-type="float" office:value="58.2">
            <text:p>58.2</text:p>
          </table:table-cell>
          <table:table-cell office:value-type="float" office:value="4.6">
            <text:p>4.6</text:p>
          </table:table-cell>
          <table:table-cell office:value-type="float" office:value="1.32501">
            <text:p>1.32501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4.115321">
            <text:p>-94.115321</text:p>
          </table:table-cell>
          <table:table-cell office:value-type="float" office:value="0.304633">
            <text:p>0.304633</text:p>
          </table:table-cell>
          <table:table-cell office:value-type="float" office:value="0.602954">
            <text:p>0.60295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0.29">
            <text:p>90.29</text:p>
          </table:table-cell>
          <table:table-cell office:value-type="float" office:value="59.6">
            <text:p>59.6</text:p>
          </table:table-cell>
          <table:table-cell office:value-type="float" office:value="4.7">
            <text:p>4.7</text:p>
          </table:table-cell>
          <table:table-cell office:value-type="float" office:value="0.81362">
            <text:p>0.8136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4.100653">
            <text:p>-94.100653</text:p>
          </table:table-cell>
          <table:table-cell office:value-type="float" office:value="0.304633">
            <text:p>0.304633</text:p>
          </table:table-cell>
          <table:table-cell office:value-type="float" office:value="0.602954">
            <text:p>0.60295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1.8916">
            <text:p>91.8916</text:p>
          </table:table-cell>
          <table:table-cell office:value-type="float" office:value="60.2">
            <text:p>60.2</text:p>
          </table:table-cell>
          <table:table-cell office:value-type="float" office:value="4.8">
            <text:p>4.8</text:p>
          </table:table-cell>
          <table:table-cell office:value-type="float" office:value="0.762671">
            <text:p>0.762671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4.009288">
            <text:p>-94.009288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975584">
            <text:p>0.975584</text:p>
          </table:table-cell>
          <table:table-cell office:value-type="float" office:value="15">
            <text:p>15</text:p>
          </table:table-cell>
          <table:table-cell office:value-type="float" office:value="99.4551">
            <text:p>99.4551</text:p>
          </table:table-cell>
          <table:table-cell office:value-type="float" office:value="61.4">
            <text:p>61.4</text:p>
          </table:table-cell>
          <table:table-cell office:value-type="float" office:value="5.3">
            <text:p>5.3</text:p>
          </table:table-cell>
          <table:table-cell office:value-type="float" office:value="1.34931">
            <text:p>1.34931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94.055772">
            <text:p>-94.055772</text:p>
          </table:table-cell>
          <table:table-cell office:value-type="float" office:value="0.093165">
            <text:p>0.093165</text:p>
          </table:table-cell>
          <table:table-cell office:value-type="float" office:value="0.033197">
            <text:p>0.033197</text:p>
          </table:table-cell>
          <table:table-cell office:value-type="float" office:value="0.824461">
            <text:p>0.824461</text:p>
          </table:table-cell>
          <table:table-cell office:value-type="float" office:value="13">
            <text:p>13</text:p>
          </table:table-cell>
          <table:table-cell office:value-type="float" office:value="99.7135">
            <text:p>99.7135</text:p>
          </table:table-cell>
          <table:table-cell office:value-type="float" office:value="62.2">
            <text:p>62.2</text:p>
          </table:table-cell>
          <table:table-cell office:value-type="float" office:value="5.3">
            <text:p>5.3</text:p>
          </table:table-cell>
          <table:table-cell office:value-type="float" office:value="1.00441">
            <text:p>1.00441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3.858621">
            <text:p>-93.858621</text:p>
          </table:table-cell>
          <table:table-cell office:value-type="float" office:value="0.903467">
            <text:p>0.903467</text:p>
          </table:table-cell>
          <table:table-cell office:value-type="float" office:value="0.179881">
            <text:p>0.179881</text:p>
          </table:table-cell>
          <table:table-cell office:value-type="float" office:value="0.443074">
            <text:p>0.443074</text:p>
          </table:table-cell>
          <table:table-cell office:value-type="float" office:value="34">
            <text:p>34</text:p>
          </table:table-cell>
          <table:table-cell office:value-type="float" office:value="100.546">
            <text:p>100.546</text:p>
          </table:table-cell>
          <table:table-cell office:value-type="float" office:value="63.4">
            <text:p>63.4</text:p>
          </table:table-cell>
          <table:table-cell office:value-type="float" office:value="5.3">
            <text:p>5.3</text:p>
          </table:table-cell>
          <table:table-cell office:value-type="float" office:value="0.871762">
            <text:p>0.871762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93.91169">
            <text:p>-93.91169</text:p>
          </table:table-cell>
          <table:table-cell office:value-type="float" office:value="0.093165">
            <text:p>0.093165</text:p>
          </table:table-cell>
          <table:table-cell office:value-type="float" office:value="0.002018">
            <text:p>0.002018</text:p>
          </table:table-cell>
          <table:table-cell office:value-type="float" office:value="0.824461">
            <text:p>0.824461</text:p>
          </table:table-cell>
          <table:table-cell office:value-type="float" office:value="9">
            <text:p>9</text:p>
          </table:table-cell>
          <table:table-cell office:value-type="float" office:value="109.115">
            <text:p>109.115</text:p>
          </table:table-cell>
          <table:table-cell office:value-type="float" office:value="64.8">
            <text:p>64.8</text:p>
          </table:table-cell>
          <table:table-cell office:value-type="float" office:value="5.9">
            <text:p>5.9</text:p>
          </table:table-cell>
          <table:table-cell office:value-type="float" office:value="1.06258">
            <text:p>1.06258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4.025865">
            <text:p>-94.025865</text:p>
          </table:table-cell>
          <table:table-cell office:value-type="float" office:value="0.093165">
            <text:p>0.093165</text:p>
          </table:table-cell>
          <table:table-cell office:value-type="float" office:value="0">
            <text:p>0</text:p>
          </table:table-cell>
          <table:table-cell office:value-type="float" office:value="1.24259">
            <text:p>1.24259</text:p>
          </table:table-cell>
          <table:table-cell office:value-type="float" office:value="8">
            <text:p>8</text:p>
          </table:table-cell>
          <table:table-cell office:value-type="float" office:value="110.323">
            <text:p>110.323</text:p>
          </table:table-cell>
          <table:table-cell office:value-type="float" office:value="67.2">
            <text:p>67.2</text:p>
          </table:table-cell>
          <table:table-cell office:value-type="float" office:value="6">
            <text:p>6</text:p>
          </table:table-cell>
          <table:table-cell office:value-type="float" office:value="1.90437">
            <text:p>1.90437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93.439804">
            <text:p>-93.439804</text:p>
          </table:table-cell>
          <table:table-cell office:value-type="float" office:value="0.093165">
            <text:p>0.093165</text:p>
          </table:table-cell>
          <table:table-cell office:value-type="float" office:value="0.033197">
            <text:p>0.033197</text:p>
          </table:table-cell>
          <table:table-cell office:value-type="float" office:value="0.824461">
            <text:p>0.824461</text:p>
          </table:table-cell>
          <table:table-cell office:value-type="float" office:value="16">
            <text:p>16</text:p>
          </table:table-cell>
          <table:table-cell office:value-type="float" office:value="123.408">
            <text:p>123.408</text:p>
          </table:table-cell>
          <table:table-cell office:value-type="float" office:value="67.8">
            <text:p>67.8</text:p>
          </table:table-cell>
          <table:table-cell office:value-type="float" office:value="6.8">
            <text:p>6.8</text:p>
          </table:table-cell>
          <table:table-cell office:value-type="float" office:value="1.37821">
            <text:p>1.37821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93.602462">
            <text:p>-93.602462</text:p>
          </table:table-cell>
          <table:table-cell office:value-type="float" office:value="0.304633">
            <text:p>0.304633</text:p>
          </table:table-cell>
          <table:table-cell office:value-type="float" office:value="0.872985">
            <text:p>0.87298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26.395">
            <text:p>126.395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.50468">
            <text:p>1.5046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3.277074">
            <text:p>-93.277074</text:p>
          </table:table-cell>
          <table:table-cell office:value-type="float" office:value="0.903467">
            <text:p>0.903467</text:p>
          </table:table-cell>
          <table:table-cell office:value-type="float" office:value="0">
            <text:p>0</text:p>
          </table:table-cell>
          <table:table-cell office:value-type="float" office:value="0.506358">
            <text:p>0.506358</text:p>
          </table:table-cell>
          <table:table-cell office:value-type="float" office:value="38">
            <text:p>38</text:p>
          </table:table-cell>
          <table:table-cell office:value-type="float" office:value="132.662">
            <text:p>132.662</text:p>
          </table:table-cell>
          <table:table-cell office:value-type="float" office:value="69">
            <text:p>69</text:p>
          </table:table-cell>
          <table:table-cell office:value-type="float" office:value="7.3">
            <text:p>7.3</text:p>
          </table:table-cell>
          <table:table-cell office:value-type="float" office:value="1.03259">
            <text:p>1.03259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3.386989">
            <text:p>-93.386989</text:p>
          </table:table-cell>
          <table:table-cell office:value-type="float" office:value="0.304633">
            <text:p>0.304633</text:p>
          </table:table-cell>
          <table:table-cell office:value-type="float" office:value="0.956269">
            <text:p>0.95626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34.652">
            <text:p>134.652</text:p>
          </table:table-cell>
          <table:table-cell office:value-type="float" office:value="69.3">
            <text:p>69.3</text:p>
          </table:table-cell>
          <table:table-cell office:value-type="float" office:value="7.5">
            <text:p>7.5</text:p>
          </table:table-cell>
          <table:table-cell office:value-type="float" office:value="1.36549">
            <text:p>1.36549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3.30876">
            <text:p>-93.30876</text:p>
          </table:table-cell>
          <table:table-cell office:value-type="float" office:value="0.903467">
            <text:p>0.903467</text:p>
          </table:table-cell>
          <table:table-cell office:value-type="float" office:value="0">
            <text:p>0</text:p>
          </table:table-cell>
          <table:table-cell office:value-type="float" office:value="0.443074">
            <text:p>0.443074</text:p>
          </table:table-cell>
          <table:table-cell office:value-type="float" office:value="45">
            <text:p>45</text:p>
          </table:table-cell>
          <table:table-cell office:value-type="float" office:value="137.515">
            <text:p>137.515</text:p>
          </table:table-cell>
          <table:table-cell office:value-type="float" office:value="70">
            <text:p>70</text:p>
          </table:table-cell>
          <table:table-cell office:value-type="float" office:value="7.6">
            <text:p>7.6</text:p>
          </table:table-cell>
          <table:table-cell office:value-type="float" office:value="0.685342">
            <text:p>0.685342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3.28746">
            <text:p>-93.28746</text:p>
          </table:table-cell>
          <table:table-cell office:value-type="float" office:value="0.093165">
            <text:p>0.093165</text:p>
          </table:table-cell>
          <table:table-cell office:value-type="float" office:value="0.609058">
            <text:p>0.609058</text:p>
          </table:table-cell>
          <table:table-cell office:value-type="float" office:value="0.068642">
            <text:p>0.068642</text:p>
          </table:table-cell>
          <table:table-cell office:value-type="float" office:value="39">
            <text:p>39</text:p>
          </table:table-cell>
          <table:table-cell office:value-type="float" office:value="141.458">
            <text:p>141.458</text:p>
          </table:table-cell>
          <table:table-cell office:value-type="float" office:value="70.5">
            <text:p>70.5</text:p>
          </table:table-cell>
          <table:table-cell office:value-type="float" office:value="8">
            <text:p>8</text:p>
          </table:table-cell>
          <table:table-cell office:value-type="float" office:value="1.15951">
            <text:p>1.15951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2.552398">
            <text:p>-92.552398</text:p>
          </table:table-cell>
          <table:table-cell office:value-type="float" office:value="0.903467">
            <text:p>0.903467</text:p>
          </table:table-cell>
          <table:table-cell office:value-type="float" office:value="0">
            <text:p>0</text:p>
          </table:table-cell>
          <table:table-cell office:value-type="float" office:value="0.443074">
            <text:p>0.443074</text:p>
          </table:table-cell>
          <table:table-cell office:value-type="float" office:value="41">
            <text:p>41</text:p>
          </table:table-cell>
          <table:table-cell office:value-type="float" office:value="142.166">
            <text:p>142.166</text:p>
          </table:table-cell>
          <table:table-cell office:value-type="float" office:value="70.6">
            <text:p>70.6</text:p>
          </table:table-cell>
          <table:table-cell office:value-type="float" office:value="7.9">
            <text:p>7.9</text:p>
          </table:table-cell>
          <table:table-cell office:value-type="float" office:value="0.742537">
            <text:p>0.74253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3.450619">
            <text:p>-93.450619</text:p>
          </table:table-cell>
          <table:table-cell office:value-type="float" office:value="0.093165">
            <text:p>0.093165</text:p>
          </table:table-cell>
          <table:table-cell office:value-type="float" office:value="0">
            <text:p>0</text:p>
          </table:table-cell>
          <table:table-cell office:value-type="float" office:value="1.24259">
            <text:p>1.24259</text:p>
          </table:table-cell>
          <table:table-cell office:value-type="float" office:value="21">
            <text:p>21</text:p>
          </table:table-cell>
          <table:table-cell office:value-type="float" office:value="143.245">
            <text:p>143.245</text:p>
          </table:table-cell>
          <table:table-cell office:value-type="float" office:value="71.1">
            <text:p>71.1</text:p>
          </table:table-cell>
          <table:table-cell office:value-type="float" office:value="8.1">
            <text:p>8.1</text:p>
          </table:table-cell>
          <table:table-cell office:value-type="float" office:value="1.9066">
            <text:p>1.9066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3.053634">
            <text:p>-93.053634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1.009765">
            <text:p>1.009765</text:p>
          </table:table-cell>
          <table:table-cell office:value-type="float" office:value="20">
            <text:p>20</text:p>
          </table:table-cell>
          <table:table-cell office:value-type="float" office:value="149.225">
            <text:p>149.225</text:p>
          </table:table-cell>
          <table:table-cell office:value-type="float" office:value="72.9">
            <text:p>72.9</text:p>
          </table:table-cell>
          <table:table-cell office:value-type="float" office:value="8.5">
            <text:p>8.5</text:p>
          </table:table-cell>
          <table:table-cell office:value-type="float" office:value="1.89403">
            <text:p>1.8940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2.872198">
            <text:p>-92.872198</text:p>
          </table:table-cell>
          <table:table-cell office:value-type="float" office:value="0.162941">
            <text:p>0.162941</text:p>
          </table:table-cell>
          <table:table-cell office:value-type="float" office:value="0.585898">
            <text:p>0.585898</text:p>
          </table:table-cell>
          <table:table-cell office:value-type="float" office:value="0.290244">
            <text:p>0.290244</text:p>
          </table:table-cell>
          <table:table-cell office:value-type="float" office:value="48">
            <text:p>48</text:p>
          </table:table-cell>
          <table:table-cell office:value-type="float" office:value="157.529">
            <text:p>157.529</text:p>
          </table:table-cell>
          <table:table-cell office:value-type="float" office:value="73.1">
            <text:p>73.1</text:p>
          </table:table-cell>
          <table:table-cell office:value-type="float" office:value="9">
            <text:p>9</text:p>
          </table:table-cell>
          <table:table-cell office:value-type="float" office:value="1.51611">
            <text:p>1.5161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2.761305">
            <text:p>-92.761305</text:p>
          </table:table-cell>
          <table:table-cell office:value-type="float" office:value="0.162941">
            <text:p>0.162941</text:p>
          </table:table-cell>
          <table:table-cell office:value-type="float" office:value="0.585898">
            <text:p>0.585898</text:p>
          </table:table-cell>
          <table:table-cell office:value-type="float" office:value="0.290244">
            <text:p>0.290244</text:p>
          </table:table-cell>
          <table:table-cell office:value-type="float" office:value="48">
            <text:p>48</text:p>
          </table:table-cell>
          <table:table-cell office:value-type="float" office:value="164.193">
            <text:p>164.193</text:p>
          </table:table-cell>
          <table:table-cell office:value-type="float" office:value="73.4">
            <text:p>73.4</text:p>
          </table:table-cell>
          <table:table-cell office:value-type="float" office:value="9.4">
            <text:p>9.4</text:p>
          </table:table-cell>
          <table:table-cell office:value-type="float" office:value="1.45752">
            <text:p>1.45752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2.271223">
            <text:p>-92.271223</text:p>
          </table:table-cell>
          <table:table-cell office:value-type="float" office:value="0.304633">
            <text:p>0.304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7.895">
            <text:p>167.895</text:p>
          </table:table-cell>
          <table:table-cell office:value-type="float" office:value="73.5">
            <text:p>73.5</text:p>
          </table:table-cell>
          <table:table-cell office:value-type="float" office:value="9.6">
            <text:p>9.6</text:p>
          </table:table-cell>
          <table:table-cell office:value-type="float" office:value="1.49141">
            <text:p>1.49141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92.005977">
            <text:p>-92.005977</text:p>
          </table:table-cell>
          <table:table-cell office:value-type="float" office:value="1.316782">
            <text:p>1.316782</text:p>
          </table:table-cell>
          <table:table-cell office:value-type="float" office:value="0.162698">
            <text:p>0.162698</text:p>
          </table:table-cell>
          <table:table-cell office:value-type="float" office:value="0.00107">
            <text:p>0.00107</text:p>
          </table:table-cell>
          <table:table-cell office:value-type="float" office:value="14">
            <text:p>14</text:p>
          </table:table-cell>
          <table:table-cell office:value-type="float" office:value="169.357">
            <text:p>169.357</text:p>
          </table:table-cell>
          <table:table-cell office:value-type="float" office:value="73.6">
            <text:p>73.6</text:p>
          </table:table-cell>
          <table:table-cell office:value-type="float" office:value="9.6">
            <text:p>9.6</text:p>
          </table:table-cell>
          <table:table-cell office:value-type="float" office:value="0.25633">
            <text:p>0.2563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2.071354">
            <text:p>-92.071354</text:p>
          </table:table-cell>
          <table:table-cell office:value-type="float" office:value="0.304633">
            <text:p>0.304633</text:p>
          </table:table-cell>
          <table:table-cell office:value-type="float" office:value="0.360458">
            <text:p>0.360458</text:p>
          </table:table-cell>
          <table:table-cell office:value-type="float" office:value="0.052693">
            <text:p>0.052693</text:p>
          </table:table-cell>
          <table:table-cell office:value-type="float" office:value="37">
            <text:p>37</text:p>
          </table:table-cell>
          <table:table-cell office:value-type="float" office:value="173.08">
            <text:p>173.08</text:p>
          </table:table-cell>
          <table:table-cell office:value-type="float" office:value="73.8">
            <text:p>73.8</text:p>
          </table:table-cell>
          <table:table-cell office:value-type="float" office:value="9.9">
            <text:p>9.9</text:p>
          </table:table-cell>
          <table:table-cell office:value-type="float" office:value="0.744166">
            <text:p>0.744166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1.562598">
            <text:p>-91.562598</text:p>
          </table:table-cell>
          <table:table-cell office:value-type="float" office:value="0.796284">
            <text:p>0.796284</text:p>
          </table:table-cell>
          <table:table-cell office:value-type="float" office:value="0.610127">
            <text:p>0.61012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76.95">
            <text:p>176.95</text:p>
          </table:table-cell>
          <table:table-cell office:value-type="float" office:value="73.9">
            <text:p>73.9</text:p>
          </table:table-cell>
          <table:table-cell office:value-type="float" office:value="10.1">
            <text:p>10.1</text:p>
          </table:table-cell>
          <table:table-cell office:value-type="float" office:value="0.737059">
            <text:p>0.737059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1.644746">
            <text:p>-91.644746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1.464475">
            <text:p>1.464475</text:p>
          </table:table-cell>
          <table:table-cell office:value-type="float" office:value="21">
            <text:p>21</text:p>
          </table:table-cell>
          <table:table-cell office:value-type="float" office:value="184.893">
            <text:p>184.893</text:p>
          </table:table-cell>
          <table:table-cell office:value-type="float" office:value="74">
            <text:p>74</text:p>
          </table:table-cell>
          <table:table-cell office:value-type="float" office:value="10.8">
            <text:p>10.8</text:p>
          </table:table-cell>
          <table:table-cell office:value-type="float" office:value="1.67608">
            <text:p>1.67608</text:p>
          </table:table-cell>
          <table:table-cell table:number-columns-repeated="4"/>
        </table:table-row>
        <table:table-row table:style-name="ro2" table:number-rows-repeated="104847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75.re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  <table:table-cell/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4.933141">
            <text:p>-94.933141</text:p>
          </table:table-cell>
          <table:table-cell office:value-type="float" office:value="0.114455">
            <text:p>0.114455</text:p>
          </table:table-cell>
          <table:table-cell office:value-type="float" office:value="0.479472">
            <text:p>0.479472</text:p>
          </table:table-cell>
          <table:table-cell office:value-type="float" office:value="2.709298">
            <text:p>2.709298</text:p>
          </table:table-cell>
          <table:table-cell office:value-type="float" office:value="36">
            <text:p>36</text:p>
          </table:table-cell>
          <table:table-cell office:value-type="float" office:value="18.8739">
            <text:p>18.8739</text:p>
          </table:table-cell>
          <table:table-cell office:value-type="float" office:value="21">
            <text:p>21</text:p>
          </table:table-cell>
          <table:table-cell office:value-type="float" office:value="0.2">
            <text:p>0.2</text:p>
          </table:table-cell>
          <table:table-cell office:value-type="float" office:value="0.466022">
            <text:p>0.466022</text:p>
          </table:table-cell>
          <table:table-cell/>
          <table:table-cell table:formula="of:=MIN([.G2:.G150])" office:value-type="float" office:value="-25.1247">
            <text:p>-25.1247</text:p>
          </table:table-cell>
          <table:table-cell table:formula="of:=MAX([.H2:.H150])" office:value-type="float" office:value="74">
            <text:p>74</text:p>
          </table:table-cell>
          <table:table-cell table:formula="of:=MIN([.I2:.I150])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5">
            <text:p>-95</text:p>
          </table:table-cell>
          <table:table-cell office:value-type="float" office:value="0.040896">
            <text:p>0.040896</text:p>
          </table:table-cell>
          <table:table-cell office:value-type="float" office:value="0.091013">
            <text:p>0.091013</text:p>
          </table:table-cell>
          <table:table-cell office:value-type="float" office:value="2.19399">
            <text:p>2.19399</text:p>
          </table:table-cell>
          <table:table-cell office:value-type="float" office:value="5">
            <text:p>5</text:p>
          </table:table-cell>
          <table:table-cell office:value-type="float" office:value="15.7123">
            <text:p>15.7123</text:p>
          </table:table-cell>
          <table:table-cell office:value-type="float" office:value="17.7">
            <text:p>17.7</text:p>
          </table:table-cell>
          <table:table-cell office:value-type="float" office:value="0">
            <text:p>0</text:p>
          </table:table-cell>
          <table:table-cell office:value-type="float" office:value="0.000787">
            <text:p>0.00078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75.773993">
            <text:p>-75.773993</text:p>
          </table:table-cell>
          <table:table-cell office:value-type="float" office:value="1.347031">
            <text:p>1.347031</text:p>
          </table:table-cell>
          <table:table-cell office:value-type="float" office:value="0.295296">
            <text:p>0.295296</text:p>
          </table:table-cell>
          <table:table-cell office:value-type="float" office:value="3.767118">
            <text:p>3.767118</text:p>
          </table:table-cell>
          <table:table-cell office:value-type="float" office:value="3">
            <text:p>3</text:p>
          </table:table-cell>
          <table:table-cell office:value-type="float" office:value="11.8974">
            <text:p>11.8974</text:p>
          </table:table-cell>
          <table:table-cell office:value-type="float" office:value="11.9">
            <text:p>11.9</text:p>
          </table:table-cell>
          <table:table-cell office:value-type="float" office:value="9.7">
            <text:p>9.7</text:p>
          </table:table-cell>
          <table:table-cell office:value-type="float" office:value="6.12768">
            <text:p>6.1276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4.695376">
            <text:p>-94.695376</text:p>
          </table:table-cell>
          <table:table-cell office:value-type="float" office:value="0.177321">
            <text:p>0.177321</text:p>
          </table:table-cell>
          <table:table-cell office:value-type="float" office:value="0.364918">
            <text:p>0.3649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.8985">
            <text:p>42.8985</text:p>
          </table:table-cell>
          <table:table-cell office:value-type="float" office:value="38.1">
            <text:p>38.1</text:p>
          </table:table-cell>
          <table:table-cell office:value-type="float" office:value="1.7">
            <text:p>1.7</text:p>
          </table:table-cell>
          <table:table-cell office:value-type="float" office:value="0.308738">
            <text:p>0.30873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70">
            <text:p>-70</text:p>
          </table:table-cell>
          <table:table-cell office:value-type="float" office:value="1.076589">
            <text:p>1.076589</text:p>
          </table:table-cell>
          <table:table-cell office:value-type="float" office:value="0.012539">
            <text:p>0.012539</text:p>
          </table:table-cell>
          <table:table-cell office:value-type="float" office:value="2.427718">
            <text:p>2.427718</text:p>
          </table:table-cell>
          <table:table-cell office:value-type="float" office:value="0">
            <text:p>0</text:p>
          </table:table-cell>
          <table:table-cell office:value-type="float" office:value="-18.3613">
            <text:p>-18.3613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office:value-type="float" office:value="1.60099">
            <text:p>1.60099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70.351706">
            <text:p>-70.351706</text:p>
          </table:table-cell>
          <table:table-cell office:value-type="float" office:value="1.418286">
            <text:p>1.418286</text:p>
          </table:table-cell>
          <table:table-cell office:value-type="float" office:value="0.512025">
            <text:p>0.512025</text:p>
          </table:table-cell>
          <table:table-cell office:value-type="float" office:value="4.185458">
            <text:p>4.185458</text:p>
          </table:table-cell>
          <table:table-cell office:value-type="float" office:value="12">
            <text:p>12</text:p>
          </table:table-cell>
          <table:table-cell office:value-type="float" office:value="4.96356">
            <text:p>4.96356</text:p>
          </table:table-cell>
          <table:table-cell office:value-type="float" office:value="11.3">
            <text:p>11.3</text:p>
          </table:table-cell>
          <table:table-cell office:value-type="float" office:value="10.1">
            <text:p>10.1</text:p>
          </table:table-cell>
          <table:table-cell office:value-type="float" office:value="4.08677">
            <text:p>4.0867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1.62546">
            <text:p>-71.62546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1.477726">
            <text:p>1.477726</text:p>
          </table:table-cell>
          <table:table-cell office:value-type="float" office:value="4">
            <text:p>4</text:p>
          </table:table-cell>
          <table:table-cell office:value-type="float" office:value="-20.2869">
            <text:p>-20.2869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76603">
            <text:p>1.7660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3.617713">
            <text:p>-93.617713</text:p>
          </table:table-cell>
          <table:table-cell office:value-type="float" office:value="0.177321">
            <text:p>0.177321</text:p>
          </table:table-cell>
          <table:table-cell office:value-type="float" office:value="0.364918">
            <text:p>0.36491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3.795">
            <text:p>123.795</text:p>
          </table:table-cell>
          <table:table-cell office:value-type="float" office:value="71.4">
            <text:p>71.4</text:p>
          </table:table-cell>
          <table:table-cell office:value-type="float" office:value="6.8">
            <text:p>6.8</text:p>
          </table:table-cell>
          <table:table-cell office:value-type="float" office:value="0.46527">
            <text:p>0.4652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4.387794">
            <text:p>-94.387794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41">
            <text:p>41</text:p>
          </table:table-cell>
          <table:table-cell office:value-type="float" office:value="79.4388">
            <text:p>79.4388</text:p>
          </table:table-cell>
          <table:table-cell office:value-type="float" office:value="51.8">
            <text:p>51.8</text:p>
          </table:table-cell>
          <table:table-cell office:value-type="float" office:value="4">
            <text:p>4</text:p>
          </table:table-cell>
          <table:table-cell office:value-type="float" office:value="0.262959">
            <text:p>0.26295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70.649901">
            <text:p>-70.649901</text:p>
          </table:table-cell>
          <table:table-cell office:value-type="float" office:value="0.289361">
            <text:p>0.289361</text:p>
          </table:table-cell>
          <table:table-cell office:value-type="float" office:value="0.757823">
            <text:p>0.757823</text:p>
          </table:table-cell>
          <table:table-cell office:value-type="float" office:value="0.107958">
            <text:p>0.107958</text:p>
          </table:table-cell>
          <table:table-cell office:value-type="float" office:value="4">
            <text:p>4</text:p>
          </table:table-cell>
          <table:table-cell office:value-type="float" office:value="-25.1247">
            <text:p>-25.1247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0.886763">
            <text:p>0.88676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73.698946">
            <text:p>-73.698946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032148">
            <text:p>0.032148</text:p>
          </table:table-cell>
          <table:table-cell office:value-type="float" office:value="9">
            <text:p>9</text:p>
          </table:table-cell>
          <table:table-cell office:value-type="float" office:value="-5.95145">
            <text:p>-5.95145</text:p>
          </table:table-cell>
          <table:table-cell office:value-type="float" office:value="11.1">
            <text:p>11.1</text:p>
          </table:table-cell>
          <table:table-cell office:value-type="float" office:value="10.4">
            <text:p>10.4</text:p>
          </table:table-cell>
          <table:table-cell office:value-type="float" office:value="1.84914">
            <text:p>1.8491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4.983202">
            <text:p>-94.983202</text:p>
          </table:table-cell>
          <table:table-cell office:value-type="float" office:value="0.114455">
            <text:p>0.114455</text:p>
          </table:table-cell>
          <table:table-cell office:value-type="float" office:value="0.479472">
            <text:p>0.479472</text:p>
          </table:table-cell>
          <table:table-cell office:value-type="float" office:value="2.709298">
            <text:p>2.709298</text:p>
          </table:table-cell>
          <table:table-cell office:value-type="float" office:value="39">
            <text:p>39</text:p>
          </table:table-cell>
          <table:table-cell office:value-type="float" office:value="17.2784">
            <text:p>17.2784</text:p>
          </table:table-cell>
          <table:table-cell office:value-type="float" office:value="19.2">
            <text:p>19.2</text:p>
          </table:table-cell>
          <table:table-cell office:value-type="float" office:value="0.1">
            <text:p>0.1</text:p>
          </table:table-cell>
          <table:table-cell office:value-type="float" office:value="0.254985">
            <text:p>0.25498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5.125919">
            <text:p>-75.125919</text:p>
          </table:table-cell>
          <table:table-cell office:value-type="float" office:value="0.289361">
            <text:p>0.289361</text:p>
          </table:table-cell>
          <table:table-cell office:value-type="float" office:value="1">
            <text:p>1</text:p>
          </table:table-cell>
          <table:table-cell office:value-type="float" office:value="0.032148">
            <text:p>0.032148</text:p>
          </table:table-cell>
          <table:table-cell office:value-type="float" office:value="3">
            <text:p>3</text:p>
          </table:table-cell>
          <table:table-cell office:value-type="float" office:value="-3.81218">
            <text:p>-3.81218</text:p>
          </table:table-cell>
          <table:table-cell office:value-type="float" office:value="9.1">
            <text:p>9.1</text:p>
          </table:table-cell>
          <table:table-cell office:value-type="float" office:value="8">
            <text:p>8</text:p>
          </table:table-cell>
          <table:table-cell office:value-type="float" office:value="1.7495">
            <text:p>1.749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73.136619">
            <text:p>-73.136619</text:p>
          </table:table-cell>
          <table:table-cell office:value-type="float" office:value="0.174755">
            <text:p>0.174755</text:p>
          </table:table-cell>
          <table:table-cell office:value-type="float" office:value="0">
            <text:p>0</text:p>
          </table:table-cell>
          <table:table-cell office:value-type="float" office:value="1.554686">
            <text:p>1.554686</text:p>
          </table:table-cell>
          <table:table-cell office:value-type="float" office:value="0">
            <text:p>0</text:p>
          </table:table-cell>
          <table:table-cell office:value-type="float" office:value="-10.4833">
            <text:p>-10.4833</text:p>
          </table:table-cell>
          <table:table-cell office:value-type="float" office:value="3.3">
            <text:p>3.3</text:p>
          </table:table-cell>
          <table:table-cell office:value-type="float" office:value="2.9">
            <text:p>2.9</text:p>
          </table:table-cell>
          <table:table-cell office:value-type="float" office:value="0.979292">
            <text:p>0.979292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70.774574">
            <text:p>-70.774574</text:p>
          </table:table-cell>
          <table:table-cell office:value-type="float" office:value="0.289361">
            <text:p>0.289361</text:p>
          </table:table-cell>
          <table:table-cell office:value-type="float" office:value="0.857816">
            <text:p>0.8578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7.9478">
            <text:p>-17.9478</text:p>
          </table:table-cell>
          <table:table-cell office:value-type="float" office:value="3.7">
            <text:p>3.7</text:p>
          </table:table-cell>
          <table:table-cell office:value-type="float" office:value="3.4">
            <text:p>3.4</text:p>
          </table:table-cell>
          <table:table-cell office:value-type="float" office:value="0.479924">
            <text:p>0.47992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4.751731">
            <text:p>-94.751731</text:p>
          </table:table-cell>
          <table:table-cell office:value-type="float" office:value="0.177321">
            <text:p>0.177321</text:p>
          </table:table-cell>
          <table:table-cell office:value-type="float" office:value="0.369038">
            <text:p>0.369038</text:p>
          </table:table-cell>
          <table:table-cell office:value-type="float" office:value="0.019513">
            <text:p>0.019513</text:p>
          </table:table-cell>
          <table:table-cell office:value-type="float" office:value="7">
            <text:p>7</text:p>
          </table:table-cell>
          <table:table-cell office:value-type="float" office:value="57.2718">
            <text:p>57.2718</text:p>
          </table:table-cell>
          <table:table-cell office:value-type="float" office:value="46.3">
            <text:p>46.3</text:p>
          </table:table-cell>
          <table:table-cell office:value-type="float" office:value="2.6">
            <text:p>2.6</text:p>
          </table:table-cell>
          <table:table-cell office:value-type="float" office:value="0.398266">
            <text:p>0.398266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4.1254">
            <text:p>-94.1254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20">
            <text:p>20</text:p>
          </table:table-cell>
          <table:table-cell office:value-type="float" office:value="77.222">
            <text:p>77.222</text:p>
          </table:table-cell>
          <table:table-cell office:value-type="float" office:value="49.4">
            <text:p>49.4</text:p>
          </table:table-cell>
          <table:table-cell office:value-type="float" office:value="3.9">
            <text:p>3.9</text:p>
          </table:table-cell>
          <table:table-cell office:value-type="float" office:value="0.282418">
            <text:p>0.282418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0.540739">
            <text:p>-70.540739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0.477953">
            <text:p>0.477953</text:p>
          </table:table-cell>
          <table:table-cell office:value-type="float" office:value="2">
            <text:p>2</text:p>
          </table:table-cell>
          <table:table-cell office:value-type="float" office:value="-19.165">
            <text:p>-19.165</text:p>
          </table:table-cell>
          <table:table-cell office:value-type="float" office:value="3.8">
            <text:p>3.8</text:p>
          </table:table-cell>
          <table:table-cell office:value-type="float" office:value="3.6">
            <text:p>3.6</text:p>
          </table:table-cell>
          <table:table-cell office:value-type="float" office:value="0.366994">
            <text:p>0.36699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3.381116">
            <text:p>-73.381116</text:p>
          </table:table-cell>
          <table:table-cell office:value-type="float" office:value="0.289361">
            <text:p>0.289361</text:p>
          </table:table-cell>
          <table:table-cell office:value-type="float" office:value="1">
            <text:p>1</text:p>
          </table:table-cell>
          <table:table-cell office:value-type="float" office:value="0.503457">
            <text:p>0.503457</text:p>
          </table:table-cell>
          <table:table-cell office:value-type="float" office:value="1">
            <text:p>1</text:p>
          </table:table-cell>
          <table:table-cell office:value-type="float" office:value="-14.4622">
            <text:p>-14.4622</text:p>
          </table:table-cell>
          <table:table-cell office:value-type="float" office:value="5.1">
            <text:p>5.1</text:p>
          </table:table-cell>
          <table:table-cell office:value-type="float" office:value="4.7">
            <text:p>4.7</text:p>
          </table:table-cell>
          <table:table-cell office:value-type="float" office:value="1.11224">
            <text:p>1.11224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70.570181">
            <text:p>-70.570181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1.183537">
            <text:p>1.183537</text:p>
          </table:table-cell>
          <table:table-cell office:value-type="float" office:value="0">
            <text:p>0</text:p>
          </table:table-cell>
          <table:table-cell office:value-type="float" office:value="-16.1532">
            <text:p>-16.1532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1.36692">
            <text:p>1.36692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71.910059">
            <text:p>-71.910059</text:p>
          </table:table-cell>
          <table:table-cell office:value-type="float" office:value="0.289361">
            <text:p>0.289361</text:p>
          </table:table-cell>
          <table:table-cell office:value-type="float" office:value="0">
            <text:p>0</text:p>
          </table:table-cell>
          <table:table-cell office:value-type="float" office:value="1.130732">
            <text:p>1.130732</text:p>
          </table:table-cell>
          <table:table-cell office:value-type="float" office:value="1">
            <text:p>1</text:p>
          </table:table-cell>
          <table:table-cell office:value-type="float" office:value="-13.8894">
            <text:p>-13.8894</text:p>
          </table:table-cell>
          <table:table-cell office:value-type="float" office:value="3.8">
            <text:p>3.8</text:p>
          </table:table-cell>
          <table:table-cell office:value-type="float" office:value="3.3">
            <text:p>3.3</text:p>
          </table:table-cell>
          <table:table-cell office:value-type="float" office:value="0.6061">
            <text:p>0.6061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70.229498">
            <text:p>-70.229498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80432">
            <text:p>0.180432</text:p>
          </table:table-cell>
          <table:table-cell office:value-type="float" office:value="0">
            <text:p>0</text:p>
          </table:table-cell>
          <table:table-cell office:value-type="float" office:value="-20.5647">
            <text:p>-20.5647</text:p>
          </table:table-cell>
          <table:table-cell table:number-columns-repeated="2" office:value-type="float" office:value="3.2">
            <text:p>3.2</text:p>
          </table:table-cell>
          <table:table-cell office:value-type="float" office:value="0.627739">
            <text:p>0.627739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3.272858">
            <text:p>-93.272858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24">
            <text:p>24</text:p>
          </table:table-cell>
          <table:table-cell office:value-type="float" office:value="149.823">
            <text:p>149.823</text:p>
          </table:table-cell>
          <table:table-cell office:value-type="float" office:value="72">
            <text:p>72</text:p>
          </table:table-cell>
          <table:table-cell office:value-type="float" office:value="8.5">
            <text:p>8.5</text:p>
          </table:table-cell>
          <table:table-cell office:value-type="float" office:value="0.321067">
            <text:p>0.321067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4.783197">
            <text:p>-74.783197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-1.94451">
            <text:p>-1.94451</text:p>
          </table:table-cell>
          <table:table-cell office:value-type="float" office:value="11.1">
            <text:p>11.1</text:p>
          </table:table-cell>
          <table:table-cell office:value-type="float" office:value="10">
            <text:p>10</text:p>
          </table:table-cell>
          <table:table-cell office:value-type="float" office:value="1.36833">
            <text:p>1.36833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3.111334">
            <text:p>-73.111334</text:p>
          </table:table-cell>
          <table:table-cell office:value-type="float" office:value="0.174755">
            <text:p>0.174755</text:p>
          </table:table-cell>
          <table:table-cell office:value-type="float" office:value="0">
            <text:p>0</text:p>
          </table:table-cell>
          <table:table-cell office:value-type="float" office:value="1.554686">
            <text:p>1.554686</text:p>
          </table:table-cell>
          <table:table-cell office:value-type="float" office:value="1">
            <text:p>1</text:p>
          </table:table-cell>
          <table:table-cell office:value-type="float" office:value="-12.5694">
            <text:p>-12.5694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.981932">
            <text:p>0.981932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3.020448">
            <text:p>-73.020448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07958">
            <text:p>0.107958</text:p>
          </table:table-cell>
          <table:table-cell office:value-type="float" office:value="12">
            <text:p>12</text:p>
          </table:table-cell>
          <table:table-cell office:value-type="float" office:value="7.99258">
            <text:p>7.99258</text:p>
          </table:table-cell>
          <table:table-cell office:value-type="float" office:value="15.8">
            <text:p>15.8</text:p>
          </table:table-cell>
          <table:table-cell office:value-type="float" office:value="14">
            <text:p>14</text:p>
          </table:table-cell>
          <table:table-cell office:value-type="float" office:value="1.74888">
            <text:p>1.74888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75.194191">
            <text:p>-75.194191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07958">
            <text:p>0.107958</text:p>
          </table:table-cell>
          <table:table-cell office:value-type="float" office:value="9">
            <text:p>9</text:p>
          </table:table-cell>
          <table:table-cell office:value-type="float" office:value="3.86402">
            <text:p>3.86402</text:p>
          </table:table-cell>
          <table:table-cell office:value-type="float" office:value="8">
            <text:p>8</text:p>
          </table:table-cell>
          <table:table-cell office:value-type="float" office:value="7.1">
            <text:p>7.1</text:p>
          </table:table-cell>
          <table:table-cell office:value-type="float" office:value="1.14632">
            <text:p>1.14632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4.6923">
            <text:p>-94.6923</text:p>
          </table:table-cell>
          <table:table-cell office:value-type="float" office:value="2.346843">
            <text:p>2.346843</text:p>
          </table:table-cell>
          <table:table-cell office:value-type="float" office:value="1">
            <text:p>1</text:p>
          </table:table-cell>
          <table:table-cell office:value-type="float" office:value="2.788141">
            <text:p>2.788141</text:p>
          </table:table-cell>
          <table:table-cell office:value-type="float" office:value="35">
            <text:p>35</text:p>
          </table:table-cell>
          <table:table-cell office:value-type="float" office:value="22.4288">
            <text:p>22.4288</text:p>
          </table:table-cell>
          <table:table-cell office:value-type="float" office:value="26.8">
            <text:p>26.8</text:p>
          </table:table-cell>
          <table:table-cell office:value-type="float" office:value="0.4">
            <text:p>0.4</text:p>
          </table:table-cell>
          <table:table-cell office:value-type="float" office:value="0.74437">
            <text:p>0.74437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73.665971">
            <text:p>-73.665971</text:p>
          </table:table-cell>
          <table:table-cell office:value-type="float" office:value="0.289361">
            <text:p>0.289361</text:p>
          </table:table-cell>
          <table:table-cell office:value-type="float" office:value="0">
            <text:p>0</text:p>
          </table:table-cell>
          <table:table-cell office:value-type="float" office:value="1.130732">
            <text:p>1.130732</text:p>
          </table:table-cell>
          <table:table-cell office:value-type="float" office:value="0">
            <text:p>0</text:p>
          </table:table-cell>
          <table:table-cell office:value-type="float" office:value="-11.5276">
            <text:p>-11.5276</text:p>
          </table:table-cell>
          <table:table-cell office:value-type="float" office:value="6.5">
            <text:p>6.5</text:p>
          </table:table-cell>
          <table:table-cell office:value-type="float" office:value="5.8">
            <text:p>5.8</text:p>
          </table:table-cell>
          <table:table-cell office:value-type="float" office:value="1.52095">
            <text:p>1.52095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2.45481">
            <text:p>-72.45481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1.301114">
            <text:p>1.301114</text:p>
          </table:table-cell>
          <table:table-cell office:value-type="float" office:value="7">
            <text:p>7</text:p>
          </table:table-cell>
          <table:table-cell office:value-type="float" office:value="-14.6087">
            <text:p>-14.6087</text:p>
          </table:table-cell>
          <table:table-cell office:value-type="float" office:value="4.7">
            <text:p>4.7</text:p>
          </table:table-cell>
          <table:table-cell office:value-type="float" office:value="4.2">
            <text:p>4.2</text:p>
          </table:table-cell>
          <table:table-cell office:value-type="float" office:value="1.41798">
            <text:p>1.41798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4.598817">
            <text:p>-94.598817</text:p>
          </table:table-cell>
          <table:table-cell office:value-type="float" office:value="0.177321">
            <text:p>0.177321</text:p>
          </table:table-cell>
          <table:table-cell office:value-type="float" office:value="0.004525">
            <text:p>0.004525</text:p>
          </table:table-cell>
          <table:table-cell office:value-type="float" office:value="1.836043">
            <text:p>1.836043</text:p>
          </table:table-cell>
          <table:table-cell office:value-type="float" office:value="7">
            <text:p>7</text:p>
          </table:table-cell>
          <table:table-cell office:value-type="float" office:value="63.795">
            <text:p>63.795</text:p>
          </table:table-cell>
          <table:table-cell office:value-type="float" office:value="49.2">
            <text:p>49.2</text:p>
          </table:table-cell>
          <table:table-cell office:value-type="float" office:value="3">
            <text:p>3</text:p>
          </table:table-cell>
          <table:table-cell office:value-type="float" office:value="1.71943">
            <text:p>1.71943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4.090279">
            <text:p>-94.090279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40">
            <text:p>40</text:p>
          </table:table-cell>
          <table:table-cell office:value-type="float" office:value="93.4876">
            <text:p>93.4876</text:p>
          </table:table-cell>
          <table:table-cell office:value-type="float" office:value="58.9">
            <text:p>58.9</text:p>
          </table:table-cell>
          <table:table-cell office:value-type="float" office:value="4.9">
            <text:p>4.9</text:p>
          </table:table-cell>
          <table:table-cell office:value-type="float" office:value="0.329312">
            <text:p>0.329312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75.382093">
            <text:p>-75.382093</text:p>
          </table:table-cell>
          <table:table-cell office:value-type="float" office:value="0.289361">
            <text:p>0.289361</text:p>
          </table:table-cell>
          <table:table-cell office:value-type="float" office:value="0.889035">
            <text:p>0.889035</text:p>
          </table:table-cell>
          <table:table-cell office:value-type="float" office:value="0.107958">
            <text:p>0.107958</text:p>
          </table:table-cell>
          <table:table-cell office:value-type="float" office:value="8">
            <text:p>8</text:p>
          </table:table-cell>
          <table:table-cell office:value-type="float" office:value="4.49244">
            <text:p>4.49244</text:p>
          </table:table-cell>
          <table:table-cell office:value-type="float" office:value="9.6">
            <text:p>9.6</text:p>
          </table:table-cell>
          <table:table-cell office:value-type="float" office:value="8.3">
            <text:p>8.3</text:p>
          </table:table-cell>
          <table:table-cell office:value-type="float" office:value="1.55513">
            <text:p>1.55513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71.795289">
            <text:p>-71.795289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032148">
            <text:p>0.032148</text:p>
          </table:table-cell>
          <table:table-cell office:value-type="float" office:value="2">
            <text:p>2</text:p>
          </table:table-cell>
          <table:table-cell office:value-type="float" office:value="-19.3711">
            <text:p>-19.3711</text:p>
          </table:table-cell>
          <table:table-cell office:value-type="float" office:value="5.3">
            <text:p>5.3</text:p>
          </table:table-cell>
          <table:table-cell office:value-type="float" office:value="4.8">
            <text:p>4.8</text:p>
          </table:table-cell>
          <table:table-cell office:value-type="float" office:value="0.918547">
            <text:p>0.918547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3.181552">
            <text:p>-73.181552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73564">
            <text:p>0.173564</text:p>
          </table:table-cell>
          <table:table-cell office:value-type="float" office:value="9">
            <text:p>9</text:p>
          </table:table-cell>
          <table:table-cell office:value-type="float" office:value="-13.1347">
            <text:p>-13.1347</text:p>
          </table:table-cell>
          <table:table-cell office:value-type="float" office:value="6.9">
            <text:p>6.9</text:p>
          </table:table-cell>
          <table:table-cell office:value-type="float" office:value="6.3">
            <text:p>6.3</text:p>
          </table:table-cell>
          <table:table-cell office:value-type="float" office:value="1.1029">
            <text:p>1.1029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0.13057">
            <text:p>-70.13057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80432">
            <text:p>0.180432</text:p>
          </table:table-cell>
          <table:table-cell office:value-type="float" office:value="8">
            <text:p>8</text:p>
          </table:table-cell>
          <table:table-cell office:value-type="float" office:value="-19.0462">
            <text:p>-19.0462</text:p>
          </table:table-cell>
          <table:table-cell table:number-columns-repeated="2" office:value-type="float" office:value="3.1">
            <text:p>3.1</text:p>
          </table:table-cell>
          <table:table-cell office:value-type="float" office:value="0.591184">
            <text:p>0.591184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74.58129">
            <text:p>-74.58129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07958">
            <text:p>0.107958</text:p>
          </table:table-cell>
          <table:table-cell office:value-type="float" office:value="7">
            <text:p>7</text:p>
          </table:table-cell>
          <table:table-cell office:value-type="float" office:value="-5.74674">
            <text:p>-5.74674</text:p>
          </table:table-cell>
          <table:table-cell office:value-type="float" office:value="6.3">
            <text:p>6.3</text:p>
          </table:table-cell>
          <table:table-cell office:value-type="float" office:value="5.2">
            <text:p>5.2</text:p>
          </table:table-cell>
          <table:table-cell office:value-type="float" office:value="0.902488">
            <text:p>0.902488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0">
            <text:p>-70</text:p>
          </table:table-cell>
          <table:table-cell office:value-type="float" office:value="0.479682">
            <text:p>0.479682</text:p>
          </table:table-cell>
          <table:table-cell office:value-type="float" office:value="0.978204">
            <text:p>0.978204</text:p>
          </table:table-cell>
          <table:table-cell office:value-type="float" office:value="0.317022">
            <text:p>0.317022</text:p>
          </table:table-cell>
          <table:table-cell office:value-type="float" office:value="6">
            <text:p>6</text:p>
          </table:table-cell>
          <table:table-cell office:value-type="float" office:value="-23.2583">
            <text:p>-23.2583</text:p>
          </table:table-cell>
          <table:table-cell table:number-columns-repeated="2" office:value-type="float" office:value="4.5">
            <text:p>4.5</text:p>
          </table:table-cell>
          <table:table-cell office:value-type="float" office:value="1.29606">
            <text:p>1.29606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4.568172">
            <text:p>-74.568172</text:p>
          </table:table-cell>
          <table:table-cell office:value-type="float" office:value="0.289361">
            <text:p>0.289361</text:p>
          </table:table-cell>
          <table:table-cell office:value-type="float" office:value="1">
            <text:p>1</text:p>
          </table:table-cell>
          <table:table-cell office:value-type="float" office:value="0.107958">
            <text:p>0.107958</text:p>
          </table:table-cell>
          <table:table-cell office:value-type="float" office:value="6">
            <text:p>6</text:p>
          </table:table-cell>
          <table:table-cell office:value-type="float" office:value="-7.22978">
            <text:p>-7.22978</text:p>
          </table:table-cell>
          <table:table-cell office:value-type="float" office:value="6.4">
            <text:p>6.4</text:p>
          </table:table-cell>
          <table:table-cell office:value-type="float" office:value="5.3">
            <text:p>5.3</text:p>
          </table:table-cell>
          <table:table-cell office:value-type="float" office:value="0.997249">
            <text:p>0.997249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5.03201">
            <text:p>-75.03201</text:p>
          </table:table-cell>
          <table:table-cell office:value-type="float" office:value="0.479682">
            <text:p>0.479682</text:p>
          </table:table-cell>
          <table:table-cell office:value-type="float" office:value="0.798405">
            <text:p>0.798405</text:p>
          </table:table-cell>
          <table:table-cell office:value-type="float" office:value="0.317022">
            <text:p>0.317022</text:p>
          </table:table-cell>
          <table:table-cell office:value-type="float" office:value="5">
            <text:p>5</text:p>
          </table:table-cell>
          <table:table-cell office:value-type="float" office:value="-6.41539">
            <text:p>-6.41539</text:p>
          </table:table-cell>
          <table:table-cell office:value-type="float" office:value="8.1">
            <text:p>8.1</text:p>
          </table:table-cell>
          <table:table-cell office:value-type="float" office:value="7.3">
            <text:p>7.3</text:p>
          </table:table-cell>
          <table:table-cell office:value-type="float" office:value="1.92954">
            <text:p>1.92954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4.651118">
            <text:p>-94.651118</text:p>
          </table:table-cell>
          <table:table-cell office:value-type="float" office:value="0.177321">
            <text:p>0.177321</text:p>
          </table:table-cell>
          <table:table-cell office:value-type="float" office:value="0.875523">
            <text:p>0.87552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.7511">
            <text:p>50.7511</text:p>
          </table:table-cell>
          <table:table-cell office:value-type="float" office:value="41.9">
            <text:p>41.9</text:p>
          </table:table-cell>
          <table:table-cell office:value-type="float" office:value="2.2">
            <text:p>2.2</text:p>
          </table:table-cell>
          <table:table-cell office:value-type="float" office:value="0.717883">
            <text:p>0.717883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4.851938">
            <text:p>-94.851938</text:p>
          </table:table-cell>
          <table:table-cell office:value-type="float" office:value="0.802236">
            <text:p>0.802236</text:p>
          </table:table-cell>
          <table:table-cell office:value-type="float" office:value="0.325207">
            <text:p>0.325207</text:p>
          </table:table-cell>
          <table:table-cell office:value-type="float" office:value="2.625218">
            <text:p>2.625218</text:p>
          </table:table-cell>
          <table:table-cell office:value-type="float" office:value="22">
            <text:p>22</text:p>
          </table:table-cell>
          <table:table-cell office:value-type="float" office:value="19.0563">
            <text:p>19.0563</text:p>
          </table:table-cell>
          <table:table-cell office:value-type="float" office:value="21.1">
            <text:p>21.1</text:p>
          </table:table-cell>
          <table:table-cell office:value-type="float" office:value="0.2">
            <text:p>0.2</text:p>
          </table:table-cell>
          <table:table-cell office:value-type="float" office:value="0.44679">
            <text:p>0.44679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3.712862">
            <text:p>-73.712862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07958">
            <text:p>0.107958</text:p>
          </table:table-cell>
          <table:table-cell office:value-type="float" office:value="11">
            <text:p>11</text:p>
          </table:table-cell>
          <table:table-cell office:value-type="float" office:value="0.096101">
            <text:p>0.096101</text:p>
          </table:table-cell>
          <table:table-cell office:value-type="float" office:value="10.7">
            <text:p>10.7</text:p>
          </table:table-cell>
          <table:table-cell office:value-type="float" office:value="9.7">
            <text:p>9.7</text:p>
          </table:table-cell>
          <table:table-cell office:value-type="float" office:value="1.64018">
            <text:p>1.64018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73.44965">
            <text:p>-73.44965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07958">
            <text:p>0.107958</text:p>
          </table:table-cell>
          <table:table-cell office:value-type="float" office:value="11">
            <text:p>11</text:p>
          </table:table-cell>
          <table:table-cell office:value-type="float" office:value="-4.03442">
            <text:p>-4.03442</text:p>
          </table:table-cell>
          <table:table-cell office:value-type="float" office:value="8.6">
            <text:p>8.6</text:p>
          </table:table-cell>
          <table:table-cell office:value-type="float" office:value="7.6">
            <text:p>7.6</text:p>
          </table:table-cell>
          <table:table-cell office:value-type="float" office:value="1.39661">
            <text:p>1.39661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4.696477">
            <text:p>-94.696477</text:p>
          </table:table-cell>
          <table:table-cell office:value-type="float" office:value="0.927508">
            <text:p>0.927508</text:p>
          </table:table-cell>
          <table:table-cell office:value-type="float" office:value="0">
            <text:p>0</text:p>
          </table:table-cell>
          <table:table-cell office:value-type="float" office:value="4.365037">
            <text:p>4.365037</text:p>
          </table:table-cell>
          <table:table-cell office:value-type="float" office:value="20">
            <text:p>20</text:p>
          </table:table-cell>
          <table:table-cell office:value-type="float" office:value="22.3035">
            <text:p>22.3035</text:p>
          </table:table-cell>
          <table:table-cell office:value-type="float" office:value="24.9">
            <text:p>24.9</text:p>
          </table:table-cell>
          <table:table-cell office:value-type="float" office:value="0.4">
            <text:p>0.4</text:p>
          </table:table-cell>
          <table:table-cell office:value-type="float" office:value="0.949805">
            <text:p>0.949805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70">
            <text:p>-70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0.477953">
            <text:p>0.477953</text:p>
          </table:table-cell>
          <table:table-cell office:value-type="float" office:value="4">
            <text:p>4</text:p>
          </table:table-cell>
          <table:table-cell office:value-type="float" office:value="-17.02">
            <text:p>-17.02</text:p>
          </table:table-cell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0.308184">
            <text:p>0.308184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1.561119">
            <text:p>-91.561119</text:p>
          </table:table-cell>
          <table:table-cell office:value-type="float" office:value="0.177321">
            <text:p>0.177321</text:p>
          </table:table-cell>
          <table:table-cell office:value-type="float" office:value="0.875523">
            <text:p>0.87552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5.428">
            <text:p>185.428</text:p>
          </table:table-cell>
          <table:table-cell office:value-type="float" office:value="74">
            <text:p>74</text:p>
          </table:table-cell>
          <table:table-cell office:value-type="float" office:value="10.8">
            <text:p>10.8</text:p>
          </table:table-cell>
          <table:table-cell office:value-type="float" office:value="0.913007">
            <text:p>0.913007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0">
            <text:p>-70</text:p>
          </table:table-cell>
          <table:table-cell office:value-type="float" office:value="0.174755">
            <text:p>0.174755</text:p>
          </table:table-cell>
          <table:table-cell office:value-type="float" office:value="0.949742">
            <text:p>0.949742</text:p>
          </table:table-cell>
          <table:table-cell office:value-type="float" office:value="1.554686">
            <text:p>1.554686</text:p>
          </table:table-cell>
          <table:table-cell office:value-type="float" office:value="6">
            <text:p>6</text:p>
          </table:table-cell>
          <table:table-cell office:value-type="float" office:value="-16.4288">
            <text:p>-16.4288</text:p>
          </table:table-cell>
          <table:table-cell office:value-type="float" office:value="2.5">
            <text:p>2.5</text:p>
          </table:table-cell>
          <table:table-cell office:value-type="float" office:value="2.3">
            <text:p>2.3</text:p>
          </table:table-cell>
          <table:table-cell office:value-type="float" office:value="1.22274">
            <text:p>1.22274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70">
            <text:p>-70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07958">
            <text:p>0.107958</text:p>
          </table:table-cell>
          <table:table-cell office:value-type="float" office:value="9">
            <text:p>9</text:p>
          </table:table-cell>
          <table:table-cell office:value-type="float" office:value="-12.7705">
            <text:p>-12.7705</text:p>
          </table:table-cell>
          <table:table-cell office:value-type="float" office:value="6.3">
            <text:p>6.3</text:p>
          </table:table-cell>
          <table:table-cell office:value-type="float" office:value="6.2">
            <text:p>6.2</text:p>
          </table:table-cell>
          <table:table-cell office:value-type="float" office:value="1.10518">
            <text:p>1.10518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0.501516">
            <text:p>-70.501516</text:p>
          </table:table-cell>
          <table:table-cell office:value-type="float" office:value="0.289361">
            <text:p>0.289361</text:p>
          </table:table-cell>
          <table:table-cell office:value-type="float" office:value="0.857816">
            <text:p>0.857816</text:p>
          </table:table-cell>
          <table:table-cell office:value-type="float" office:value="0.107958">
            <text:p>0.107958</text:p>
          </table:table-cell>
          <table:table-cell office:value-type="float" office:value="8">
            <text:p>8</text:p>
          </table:table-cell>
          <table:table-cell office:value-type="float" office:value="-17.6397">
            <text:p>-17.6397</text:p>
          </table:table-cell>
          <table:table-cell office:value-type="float" office:value="3.5">
            <text:p>3.5</text:p>
          </table:table-cell>
          <table:table-cell office:value-type="float" office:value="3.3">
            <text:p>3.3</text:p>
          </table:table-cell>
          <table:table-cell office:value-type="float" office:value="0.606498">
            <text:p>0.606498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71.909388">
            <text:p>-71.909388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1.477726">
            <text:p>1.477726</text:p>
          </table:table-cell>
          <table:table-cell office:value-type="float" office:value="1">
            <text:p>1</text:p>
          </table:table-cell>
          <table:table-cell office:value-type="float" office:value="-15.1035">
            <text:p>-15.1035</text:p>
          </table:table-cell>
          <table:table-cell office:value-type="float" office:value="4.3">
            <text:p>4.3</text:p>
          </table:table-cell>
          <table:table-cell office:value-type="float" office:value="3.9">
            <text:p>3.9</text:p>
          </table:table-cell>
          <table:table-cell office:value-type="float" office:value="1.36623">
            <text:p>1.36623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70.812168">
            <text:p>-70.812168</text:p>
          </table:table-cell>
          <table:table-cell office:value-type="float" office:value="0.289361">
            <text:p>0.289361</text:p>
          </table:table-cell>
          <table:table-cell office:value-type="float" office:value="0.86325">
            <text:p>0.863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18.0649">
            <text:p>-18.0649</text:p>
          </table:table-cell>
          <table:table-cell office:value-type="float" office:value="3.9">
            <text:p>3.9</text:p>
          </table:table-cell>
          <table:table-cell office:value-type="float" office:value="3.7">
            <text:p>3.7</text:p>
          </table:table-cell>
          <table:table-cell office:value-type="float" office:value="0.669569">
            <text:p>0.669569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70">
            <text:p>-70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0.477953">
            <text:p>0.477953</text:p>
          </table:table-cell>
          <table:table-cell office:value-type="float" office:value="9">
            <text:p>9</text:p>
          </table:table-cell>
          <table:table-cell office:value-type="float" office:value="-23.1216">
            <text:p>-23.1216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0.426613">
            <text:p>0.426613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0.818802">
            <text:p>-70.818802</text:p>
          </table:table-cell>
          <table:table-cell office:value-type="float" office:value="0.174755">
            <text:p>0.174755</text:p>
          </table:table-cell>
          <table:table-cell office:value-type="float" office:value="0.949742">
            <text:p>0.949742</text:p>
          </table:table-cell>
          <table:table-cell office:value-type="float" office:value="1.545802">
            <text:p>1.545802</text:p>
          </table:table-cell>
          <table:table-cell office:value-type="float" office:value="1">
            <text:p>1</text:p>
          </table:table-cell>
          <table:table-cell office:value-type="float" office:value="-17.1989">
            <text:p>-17.1989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1.21744">
            <text:p>1.21744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1.115252">
            <text:p>-71.115252</text:p>
          </table:table-cell>
          <table:table-cell office:value-type="float" office:value="0.289361">
            <text:p>0.289361</text:p>
          </table:table-cell>
          <table:table-cell office:value-type="float" office:value="0">
            <text:p>0</text:p>
          </table:table-cell>
          <table:table-cell office:value-type="float" office:value="1.130732">
            <text:p>1.130732</text:p>
          </table:table-cell>
          <table:table-cell office:value-type="float" office:value="3">
            <text:p>3</text:p>
          </table:table-cell>
          <table:table-cell office:value-type="float" office:value="-15.1107">
            <text:p>-15.1107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0.595678">
            <text:p>0.595678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75.273566">
            <text:p>-75.273566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032148">
            <text:p>0.032148</text:p>
          </table:table-cell>
          <table:table-cell office:value-type="float" office:value="0">
            <text:p>0</text:p>
          </table:table-cell>
          <table:table-cell office:value-type="float" office:value="-1.96753">
            <text:p>-1.96753</text:p>
          </table:table-cell>
          <table:table-cell office:value-type="float" office:value="9.2">
            <text:p>9.2</text:p>
          </table:table-cell>
          <table:table-cell office:value-type="float" office:value="8.6">
            <text:p>8.6</text:p>
          </table:table-cell>
          <table:table-cell office:value-type="float" office:value="1.799">
            <text:p>1.799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0.019891">
            <text:p>-70.019891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1.183537">
            <text:p>1.183537</text:p>
          </table:table-cell>
          <table:table-cell office:value-type="float" office:value="0">
            <text:p>0</text:p>
          </table:table-cell>
          <table:table-cell office:value-type="float" office:value="-17.7879">
            <text:p>-17.7879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office:value-type="float" office:value="1.27764">
            <text:p>1.27764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5">
            <text:p>-95</text:p>
          </table:table-cell>
          <table:table-cell office:value-type="float" office:value="0.114455">
            <text:p>0.114455</text:p>
          </table:table-cell>
          <table:table-cell office:value-type="float" office:value="0.467094">
            <text:p>0.467094</text:p>
          </table:table-cell>
          <table:table-cell office:value-type="float" office:value="2.709298">
            <text:p>2.709298</text:p>
          </table:table-cell>
          <table:table-cell office:value-type="float" office:value="40">
            <text:p>40</text:p>
          </table:table-cell>
          <table:table-cell office:value-type="float" office:value="15.7443">
            <text:p>15.7443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  <table:table-cell office:value-type="float" office:value="0.000787">
            <text:p>0.000787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75.212636">
            <text:p>-75.212636</text:p>
          </table:table-cell>
          <table:table-cell office:value-type="float" office:value="0.289361">
            <text:p>0.289361</text:p>
          </table:table-cell>
          <table:table-cell office:value-type="float" office:value="0.857816">
            <text:p>0.857816</text:p>
          </table:table-cell>
          <table:table-cell office:value-type="float" office:value="0.107958">
            <text:p>0.107958</text:p>
          </table:table-cell>
          <table:table-cell office:value-type="float" office:value="0">
            <text:p>0</text:p>
          </table:table-cell>
          <table:table-cell office:value-type="float" office:value="-5.5102">
            <text:p>-5.5102</text:p>
          </table:table-cell>
          <table:table-cell office:value-type="float" office:value="9.6">
            <text:p>9.6</text:p>
          </table:table-cell>
          <table:table-cell office:value-type="float" office:value="8.7">
            <text:p>8.7</text:p>
          </table:table-cell>
          <table:table-cell office:value-type="float" office:value="1.59805">
            <text:p>1.59805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1.812029">
            <text:p>-71.812029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1.183537">
            <text:p>1.183537</text:p>
          </table:table-cell>
          <table:table-cell office:value-type="float" office:value="6">
            <text:p>6</text:p>
          </table:table-cell>
          <table:table-cell office:value-type="float" office:value="-14.4318">
            <text:p>-14.4318</text:p>
          </table:table-cell>
          <table:table-cell office:value-type="float" office:value="4.1">
            <text:p>4.1</text:p>
          </table:table-cell>
          <table:table-cell office:value-type="float" office:value="3.7">
            <text:p>3.7</text:p>
          </table:table-cell>
          <table:table-cell office:value-type="float" office:value="1.25702">
            <text:p>1.25702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74.36026">
            <text:p>-74.36026</text:p>
          </table:table-cell>
          <table:table-cell office:value-type="float" office:value="0.289361">
            <text:p>0.289361</text:p>
          </table:table-cell>
          <table:table-cell office:value-type="float" office:value="0.857816">
            <text:p>0.857816</text:p>
          </table:table-cell>
          <table:table-cell office:value-type="float" office:value="0.107958">
            <text:p>0.107958</text:p>
          </table:table-cell>
          <table:table-cell office:value-type="float" office:value="7">
            <text:p>7</text:p>
          </table:table-cell>
          <table:table-cell office:value-type="float" office:value="-13.3803">
            <text:p>-13.3803</text:p>
          </table:table-cell>
          <table:table-cell office:value-type="float" office:value="7.8">
            <text:p>7.8</text:p>
          </table:table-cell>
          <table:table-cell office:value-type="float" office:value="7.2">
            <text:p>7.2</text:p>
          </table:table-cell>
          <table:table-cell office:value-type="float" office:value="1.34494">
            <text:p>1.34494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1.259305">
            <text:p>-71.259305</text:p>
          </table:table-cell>
          <table:table-cell office:value-type="float" office:value="0.289361">
            <text:p>0.289361</text:p>
          </table:table-cell>
          <table:table-cell office:value-type="float" office:value="1">
            <text:p>1</text:p>
          </table:table-cell>
          <table:table-cell office:value-type="float" office:value="0.107958">
            <text:p>0.107958</text:p>
          </table:table-cell>
          <table:table-cell office:value-type="float" office:value="13">
            <text:p>13</text:p>
          </table:table-cell>
          <table:table-cell office:value-type="float" office:value="-4.11484">
            <text:p>-4.11484</text:p>
          </table:table-cell>
          <table:table-cell office:value-type="float" office:value="12.3">
            <text:p>12.3</text:p>
          </table:table-cell>
          <table:table-cell office:value-type="float" office:value="11.5">
            <text:p>11.5</text:p>
          </table:table-cell>
          <table:table-cell office:value-type="float" office:value="0.910512">
            <text:p>0.910512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4.065682">
            <text:p>-94.065682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39">
            <text:p>39</text:p>
          </table:table-cell>
          <table:table-cell office:value-type="float" office:value="99.7428">
            <text:p>99.7428</text:p>
          </table:table-cell>
          <table:table-cell office:value-type="float" office:value="61.8">
            <text:p>61.8</text:p>
          </table:table-cell>
          <table:table-cell office:value-type="float" office:value="5.3">
            <text:p>5.3</text:p>
          </table:table-cell>
          <table:table-cell office:value-type="float" office:value="0.375918">
            <text:p>0.375918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5.423478">
            <text:p>-75.423478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0.477953">
            <text:p>0.477953</text:p>
          </table:table-cell>
          <table:table-cell office:value-type="float" office:value="0">
            <text:p>0</text:p>
          </table:table-cell>
          <table:table-cell office:value-type="float" office:value="-1.65092">
            <text:p>-1.65092</text:p>
          </table:table-cell>
          <table:table-cell office:value-type="float" office:value="11.3">
            <text:p>11.3</text:p>
          </table:table-cell>
          <table:table-cell office:value-type="float" office:value="10.4">
            <text:p>10.4</text:p>
          </table:table-cell>
          <table:table-cell office:value-type="float" office:value="0.940911">
            <text:p>0.940911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70.645568">
            <text:p>-70.645568</text:p>
          </table:table-cell>
          <table:table-cell office:value-type="float" office:value="0.289361">
            <text:p>0.289361</text:p>
          </table:table-cell>
          <table:table-cell office:value-type="float" office:value="0.857816">
            <text:p>0.857816</text:p>
          </table:table-cell>
          <table:table-cell office:value-type="float" office:value="0.100793">
            <text:p>0.100793</text:p>
          </table:table-cell>
          <table:table-cell office:value-type="float" office:value="8">
            <text:p>8</text:p>
          </table:table-cell>
          <table:table-cell office:value-type="float" office:value="-17.7853">
            <text:p>-17.7853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office:value-type="float" office:value="0.495431">
            <text:p>0.495431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72.746192">
            <text:p>-72.746192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032148">
            <text:p>0.032148</text:p>
          </table:table-cell>
          <table:table-cell office:value-type="float" office:value="3">
            <text:p>3</text:p>
          </table:table-cell>
          <table:table-cell office:value-type="float" office:value="-17.2943">
            <text:p>-17.2943</text:p>
          </table:table-cell>
          <table:table-cell office:value-type="float" office:value="4.4">
            <text:p>4.4</text:p>
          </table:table-cell>
          <table:table-cell office:value-type="float" office:value="4.1">
            <text:p>4.1</text:p>
          </table:table-cell>
          <table:table-cell office:value-type="float" office:value="0.689675">
            <text:p>0.689675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4.797389">
            <text:p>-94.797389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27">
            <text:p>27</text:p>
          </table:table-cell>
          <table:table-cell office:value-type="float" office:value="33.1255">
            <text:p>33.1255</text:p>
          </table:table-cell>
          <table:table-cell office:value-type="float" office:value="33.1">
            <text:p>33.1</text:p>
          </table:table-cell>
          <table:table-cell office:value-type="float" office:value="1.1">
            <text:p>1.1</text:p>
          </table:table-cell>
          <table:table-cell office:value-type="float" office:value="0.099954">
            <text:p>0.099954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74.201226">
            <text:p>-74.201226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07958">
            <text:p>0.107958</text:p>
          </table:table-cell>
          <table:table-cell office:value-type="float" office:value="8">
            <text:p>8</text:p>
          </table:table-cell>
          <table:table-cell office:value-type="float" office:value="-1.08627">
            <text:p>-1.08627</text:p>
          </table:table-cell>
          <table:table-cell office:value-type="float" office:value="11.8">
            <text:p>11.8</text:p>
          </table:table-cell>
          <table:table-cell office:value-type="float" office:value="11">
            <text:p>11</text:p>
          </table:table-cell>
          <table:table-cell office:value-type="float" office:value="1.78296">
            <text:p>1.78296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75.090155">
            <text:p>-75.090155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.42095">
            <text:p>7.42095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0.997768">
            <text:p>0.997768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75.819118">
            <text:p>-75.819118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032148">
            <text:p>0.032148</text:p>
          </table:table-cell>
          <table:table-cell office:value-type="float" office:value="9">
            <text:p>9</text:p>
          </table:table-cell>
          <table:table-cell office:value-type="float" office:value="7.66174">
            <text:p>7.66174</text:p>
          </table:table-cell>
          <table:table-cell office:value-type="float" office:value="11.2">
            <text:p>11.2</text:p>
          </table:table-cell>
          <table:table-cell office:value-type="float" office:value="9.9">
            <text:p>9.9</text:p>
          </table:table-cell>
          <table:table-cell office:value-type="float" office:value="1.718">
            <text:p>1.718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2.708579">
            <text:p>-72.708579</text:p>
          </table:table-cell>
          <table:table-cell office:value-type="float" office:value="0.289361">
            <text:p>0.289361</text:p>
          </table:table-cell>
          <table:table-cell office:value-type="float" office:value="0">
            <text:p>0</text:p>
          </table:table-cell>
          <table:table-cell office:value-type="float" office:value="1.130732">
            <text:p>1.130732</text:p>
          </table:table-cell>
          <table:table-cell office:value-type="float" office:value="0">
            <text:p>0</text:p>
          </table:table-cell>
          <table:table-cell office:value-type="float" office:value="-17.0688">
            <text:p>-17.0688</text:p>
          </table:table-cell>
          <table:table-cell office:value-type="float" office:value="4.3">
            <text:p>4.3</text:p>
          </table:table-cell>
          <table:table-cell office:value-type="float" office:value="4">
            <text:p>4</text:p>
          </table:table-cell>
          <table:table-cell office:value-type="float" office:value="1.05412">
            <text:p>1.05412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3.355113">
            <text:p>-73.355113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07958">
            <text:p>0.107958</text:p>
          </table:table-cell>
          <table:table-cell office:value-type="float" office:value="7">
            <text:p>7</text:p>
          </table:table-cell>
          <table:table-cell office:value-type="float" office:value="-8.06679">
            <text:p>-8.06679</text:p>
          </table:table-cell>
          <table:table-cell office:value-type="float" office:value="7.1">
            <text:p>7.1</text:p>
          </table:table-cell>
          <table:table-cell office:value-type="float" office:value="5.9">
            <text:p>5.9</text:p>
          </table:table-cell>
          <table:table-cell office:value-type="float" office:value="0.964699">
            <text:p>0.964699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0.263919">
            <text:p>-70.263919</text:p>
          </table:table-cell>
          <table:table-cell office:value-type="float" office:value="0.174755">
            <text:p>0.174755</text:p>
          </table:table-cell>
          <table:table-cell office:value-type="float" office:value="0">
            <text:p>0</text:p>
          </table:table-cell>
          <table:table-cell office:value-type="float" office:value="1.554686">
            <text:p>1.554686</text:p>
          </table:table-cell>
          <table:table-cell office:value-type="float" office:value="11">
            <text:p>11</text:p>
          </table:table-cell>
          <table:table-cell office:value-type="float" office:value="-16.6853">
            <text:p>-16.6853</text:p>
          </table:table-cell>
          <table:table-cell office:value-type="float" office:value="5.5">
            <text:p>5.5</text:p>
          </table:table-cell>
          <table:table-cell office:value-type="float" office:value="5.1">
            <text:p>5.1</text:p>
          </table:table-cell>
          <table:table-cell office:value-type="float" office:value="1.45125">
            <text:p>1.45125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0">
            <text:p>-70</text:p>
          </table:table-cell>
          <table:table-cell office:value-type="float" office:value="0.479682">
            <text:p>0.479682</text:p>
          </table:table-cell>
          <table:table-cell office:value-type="float" office:value="0.798405">
            <text:p>0.798405</text:p>
          </table:table-cell>
          <table:table-cell office:value-type="float" office:value="1.477726">
            <text:p>1.477726</text:p>
          </table:table-cell>
          <table:table-cell office:value-type="float" office:value="4">
            <text:p>4</text:p>
          </table:table-cell>
          <table:table-cell office:value-type="float" office:value="-15.2456">
            <text:p>-15.2456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1.4511">
            <text:p>1.4511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4.796324">
            <text:p>-94.796324</text:p>
          </table:table-cell>
          <table:table-cell office:value-type="float" office:value="0.802236">
            <text:p>0.802236</text:p>
          </table:table-cell>
          <table:table-cell office:value-type="float" office:value="0.433655">
            <text:p>0.433655</text:p>
          </table:table-cell>
          <table:table-cell office:value-type="float" office:value="2.625218">
            <text:p>2.625218</text:p>
          </table:table-cell>
          <table:table-cell office:value-type="float" office:value="21">
            <text:p>21</text:p>
          </table:table-cell>
          <table:table-cell office:value-type="float" office:value="20.6583">
            <text:p>20.6583</text:p>
          </table:table-cell>
          <table:table-cell office:value-type="float" office:value="22.8">
            <text:p>22.8</text:p>
          </table:table-cell>
          <table:table-cell office:value-type="float" office:value="0.3">
            <text:p>0.3</text:p>
          </table:table-cell>
          <table:table-cell office:value-type="float" office:value="0.554571">
            <text:p>0.554571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3.731527">
            <text:p>-73.731527</text:p>
          </table:table-cell>
          <table:table-cell office:value-type="float" office:value="0.289361">
            <text:p>0.289361</text:p>
          </table:table-cell>
          <table:table-cell office:value-type="float" office:value="0.857816">
            <text:p>0.8578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2.019">
            <text:p>-12.019</text:p>
          </table:table-cell>
          <table:table-cell office:value-type="float" office:value="7.6">
            <text:p>7.6</text:p>
          </table:table-cell>
          <table:table-cell office:value-type="float" office:value="7">
            <text:p>7</text:p>
          </table:table-cell>
          <table:table-cell office:value-type="float" office:value="1.46047">
            <text:p>1.46047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70.54546">
            <text:p>-70.54546</text:p>
          </table:table-cell>
          <table:table-cell office:value-type="float" office:value="0.289361">
            <text:p>0.289361</text:p>
          </table:table-cell>
          <table:table-cell office:value-type="float" office:value="0.857816">
            <text:p>0.8578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22.1079">
            <text:p>-22.1079</text:p>
          </table:table-cell>
          <table:table-cell office:value-type="float" office:value="4.8">
            <text:p>4.8</text:p>
          </table:table-cell>
          <table:table-cell office:value-type="float" office:value="4.5">
            <text:p>4.5</text:p>
          </table:table-cell>
          <table:table-cell office:value-type="float" office:value="0.718069">
            <text:p>0.718069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5.037253">
            <text:p>-75.037253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0.477953">
            <text:p>0.477953</text:p>
          </table:table-cell>
          <table:table-cell office:value-type="float" office:value="1">
            <text:p>1</text:p>
          </table:table-cell>
          <table:table-cell office:value-type="float" office:value="-6.48849">
            <text:p>-6.48849</text:p>
          </table:table-cell>
          <table:table-cell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1.01387">
            <text:p>1.01387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3.550267">
            <text:p>-73.550267</text:p>
          </table:table-cell>
          <table:table-cell office:value-type="float" office:value="0.289361">
            <text:p>0.289361</text:p>
          </table:table-cell>
          <table:table-cell office:value-type="float" office:value="1">
            <text:p>1</text:p>
          </table:table-cell>
          <table:table-cell office:value-type="float" office:value="0.107958">
            <text:p>0.107958</text:p>
          </table:table-cell>
          <table:table-cell office:value-type="float" office:value="7">
            <text:p>7</text:p>
          </table:table-cell>
          <table:table-cell office:value-type="float" office:value="-9.18157">
            <text:p>-9.18157</text:p>
          </table:table-cell>
          <table:table-cell office:value-type="float" office:value="5.1">
            <text:p>5.1</text:p>
          </table:table-cell>
          <table:table-cell office:value-type="float" office:value="4.1">
            <text:p>4.1</text:p>
          </table:table-cell>
          <table:table-cell office:value-type="float" office:value="0.593375">
            <text:p>0.593375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73.380975">
            <text:p>-73.380975</text:p>
          </table:table-cell>
          <table:table-cell office:value-type="float" office:value="0.289361">
            <text:p>0.289361</text:p>
          </table:table-cell>
          <table:table-cell office:value-type="float" office:value="0.857816">
            <text:p>0.857816</text:p>
          </table:table-cell>
          <table:table-cell office:value-type="float" office:value="0.107958">
            <text:p>0.107958</text:p>
          </table:table-cell>
          <table:table-cell office:value-type="float" office:value="7">
            <text:p>7</text:p>
          </table:table-cell>
          <table:table-cell office:value-type="float" office:value="-10.2598">
            <text:p>-10.2598</text:p>
          </table:table-cell>
          <table:table-cell office:value-type="float" office:value="7.4">
            <text:p>7.4</text:p>
          </table:table-cell>
          <table:table-cell office:value-type="float" office:value="6.3">
            <text:p>6.3</text:p>
          </table:table-cell>
          <table:table-cell office:value-type="float" office:value="1.10616">
            <text:p>1.10616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70.59964">
            <text:p>-70.59964</text:p>
          </table:table-cell>
          <table:table-cell office:value-type="float" office:value="0.174755">
            <text:p>0.174755</text:p>
          </table:table-cell>
          <table:table-cell office:value-type="float" office:value="0.949742">
            <text:p>0.949742</text:p>
          </table:table-cell>
          <table:table-cell office:value-type="float" office:value="1.554686">
            <text:p>1.554686</text:p>
          </table:table-cell>
          <table:table-cell office:value-type="float" office:value="10">
            <text:p>10</text:p>
          </table:table-cell>
          <table:table-cell office:value-type="float" office:value="-16.9781">
            <text:p>-16.9781</text:p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1.22282">
            <text:p>1.22282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92.339438">
            <text:p>-92.339438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.056798">
            <text:p>0.056798</text:p>
          </table:table-cell>
          <table:table-cell office:value-type="float" office:value="18">
            <text:p>18</text:p>
          </table:table-cell>
          <table:table-cell office:value-type="float" office:value="169.842">
            <text:p>169.842</text:p>
          </table:table-cell>
          <table:table-cell office:value-type="float" office:value="73.9">
            <text:p>73.9</text:p>
          </table:table-cell>
          <table:table-cell office:value-type="float" office:value="9.8">
            <text:p>9.8</text:p>
          </table:table-cell>
          <table:table-cell office:value-type="float" office:value="0.410296">
            <text:p>0.410296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3.000172">
            <text:p>-73.000172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1.477726">
            <text:p>1.477726</text:p>
          </table:table-cell>
          <table:table-cell office:value-type="float" office:value="8">
            <text:p>8</text:p>
          </table:table-cell>
          <table:table-cell office:value-type="float" office:value="-14.5658">
            <text:p>-14.5658</text:p>
          </table:table-cell>
          <table:table-cell office:value-type="float" office:value="6.2">
            <text:p>6.2</text:p>
          </table:table-cell>
          <table:table-cell office:value-type="float" office:value="5.5">
            <text:p>5.5</text:p>
          </table:table-cell>
          <table:table-cell office:value-type="float" office:value="1.67444">
            <text:p>1.67444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5.069145">
            <text:p>-75.069145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107958">
            <text:p>0.107958</text:p>
          </table:table-cell>
          <table:table-cell office:value-type="float" office:value="7">
            <text:p>7</text:p>
          </table:table-cell>
          <table:table-cell office:value-type="float" office:value="0.988162">
            <text:p>0.988162</text:p>
          </table:table-cell>
          <table:table-cell office:value-type="float" office:value="9.8">
            <text:p>9.8</text:p>
          </table:table-cell>
          <table:table-cell office:value-type="float" office:value="8.7">
            <text:p>8.7</text:p>
          </table:table-cell>
          <table:table-cell office:value-type="float" office:value="1.50768">
            <text:p>1.50768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92.859889">
            <text:p>-92.859889</text:p>
          </table:table-cell>
          <table:table-cell office:value-type="float" office:value="0.162941">
            <text:p>0.162941</text:p>
          </table:table-cell>
          <table:table-cell office:value-type="float" office:value="0.628966">
            <text:p>0.62896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2.595">
            <text:p>162.595</text:p>
          </table:table-cell>
          <table:table-cell office:value-type="float" office:value="73.2">
            <text:p>73.2</text:p>
          </table:table-cell>
          <table:table-cell office:value-type="float" office:value="9.3">
            <text:p>9.3</text:p>
          </table:table-cell>
          <table:table-cell office:value-type="float" office:value="1.07815">
            <text:p>1.07815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2.944092">
            <text:p>-92.944092</text:p>
          </table:table-cell>
          <table:table-cell office:value-type="float" office:value="0.162941">
            <text:p>0.162941</text:p>
          </table:table-cell>
          <table:table-cell office:value-type="float" office:value="0.628966">
            <text:p>0.62896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53.652">
            <text:p>153.652</text:p>
          </table:table-cell>
          <table:table-cell office:value-type="float" office:value="72.4">
            <text:p>72.4</text:p>
          </table:table-cell>
          <table:table-cell office:value-type="float" office:value="8.7">
            <text:p>8.7</text:p>
          </table:table-cell>
          <table:table-cell office:value-type="float" office:value="0.93727">
            <text:p>0.93727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2.875412">
            <text:p>-72.875412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032148">
            <text:p>0.032148</text:p>
          </table:table-cell>
          <table:table-cell office:value-type="float" office:value="0">
            <text:p>0</text:p>
          </table:table-cell>
          <table:table-cell office:value-type="float" office:value="-10.166">
            <text:p>-10.166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0.30372">
            <text:p>0.30372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94.955127">
            <text:p>-94.955127</text:p>
          </table:table-cell>
          <table:table-cell office:value-type="float" office:value="0.802236">
            <text:p>0.802236</text:p>
          </table:table-cell>
          <table:table-cell office:value-type="float" office:value="0.433655">
            <text:p>0.433655</text:p>
          </table:table-cell>
          <table:table-cell office:value-type="float" office:value="2.625218">
            <text:p>2.625218</text:p>
          </table:table-cell>
          <table:table-cell office:value-type="float" office:value="23">
            <text:p>23</text:p>
          </table:table-cell>
          <table:table-cell office:value-type="float" office:value="17.4542">
            <text:p>17.4542</text:p>
          </table:table-cell>
          <table:table-cell office:value-type="float" office:value="19.3">
            <text:p>19.3</text:p>
          </table:table-cell>
          <table:table-cell office:value-type="float" office:value="0.1">
            <text:p>0.1</text:p>
          </table:table-cell>
          <table:table-cell office:value-type="float" office:value="0.246866">
            <text:p>0.246866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0">
            <text:p>-70</text:p>
          </table:table-cell>
          <table:table-cell office:value-type="float" office:value="0.289361">
            <text:p>0.289361</text:p>
          </table:table-cell>
          <table:table-cell office:value-type="float" office:value="0.857816">
            <text:p>0.857816</text:p>
          </table:table-cell>
          <table:table-cell table:number-columns-repeated="2" office:value-type="float" office:value="0">
            <text:p>0</text:p>
          </table:table-cell>
          <table:table-cell office:value-type="float" office:value="-17.1516">
            <text:p>-17.1516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0.479924">
            <text:p>0.479924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94.839084">
            <text:p>-94.839084</text:p>
          </table:table-cell>
          <table:table-cell office:value-type="float" office:value="0.177321">
            <text:p>0.177321</text:p>
          </table:table-cell>
          <table:table-cell office:value-type="float" office:value="0.364918">
            <text:p>0.364918</text:p>
          </table:table-cell>
          <table:table-cell office:value-type="float" office:value="1.836043">
            <text:p>1.836043</text:p>
          </table:table-cell>
          <table:table-cell office:value-type="float" office:value="4">
            <text:p>4</text:p>
          </table:table-cell>
          <table:table-cell office:value-type="float" office:value="20.5436">
            <text:p>20.5436</text:p>
          </table:table-cell>
          <table:table-cell office:value-type="float" office:value="22.1">
            <text:p>22.1</text:p>
          </table:table-cell>
          <table:table-cell office:value-type="float" office:value="0.3">
            <text:p>0.3</text:p>
          </table:table-cell>
          <table:table-cell office:value-type="float" office:value="0.406249">
            <text:p>0.406249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70">
            <text:p>-70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.272406">
            <text:p>0.272406</text:p>
          </table:table-cell>
          <table:table-cell office:value-type="float" office:value="12">
            <text:p>12</text:p>
          </table:table-cell>
          <table:table-cell office:value-type="float" office:value="-15.9688">
            <text:p>-15.9688</text:p>
          </table:table-cell>
          <table:table-cell office:value-type="float" office:value="7.8">
            <text:p>7.8</text:p>
          </table:table-cell>
          <table:table-cell office:value-type="float" office:value="7.6">
            <text:p>7.6</text:p>
          </table:table-cell>
          <table:table-cell office:value-type="float" office:value="1.04538">
            <text:p>1.04538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94.736224">
            <text:p>-94.736224</text:p>
          </table:table-cell>
          <table:table-cell office:value-type="float" office:value="0.177321">
            <text:p>0.177321</text:p>
          </table:table-cell>
          <table:table-cell office:value-type="float" office:value="0.037955">
            <text:p>0.037955</text:p>
          </table:table-cell>
          <table:table-cell office:value-type="float" office:value="1.966559">
            <text:p>1.966559</text:p>
          </table:table-cell>
          <table:table-cell office:value-type="float" office:value="4">
            <text:p>4</text:p>
          </table:table-cell>
          <table:table-cell office:value-type="float" office:value="53.7384">
            <text:p>53.7384</text:p>
          </table:table-cell>
          <table:table-cell office:value-type="float" office:value="44.2">
            <text:p>44.2</text:p>
          </table:table-cell>
          <table:table-cell office:value-type="float" office:value="2.4">
            <text:p>2.4</text:p>
          </table:table-cell>
          <table:table-cell office:value-type="float" office:value="1.9989">
            <text:p>1.9989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71.62875">
            <text:p>-71.62875</text:p>
          </table:table-cell>
          <table:table-cell office:value-type="float" office:value="0.289361">
            <text:p>0.289361</text:p>
          </table:table-cell>
          <table:table-cell office:value-type="float" office:value="0">
            <text:p>0</text:p>
          </table:table-cell>
          <table:table-cell office:value-type="float" office:value="1.130732">
            <text:p>1.130732</text:p>
          </table:table-cell>
          <table:table-cell office:value-type="float" office:value="8">
            <text:p>8</text:p>
          </table:table-cell>
          <table:table-cell office:value-type="float" office:value="-18.2271">
            <text:p>-18.2271</text:p>
          </table:table-cell>
          <table:table-cell office:value-type="float" office:value="6.2">
            <text:p>6.2</text:p>
          </table:table-cell>
          <table:table-cell office:value-type="float" office:value="5.7">
            <text:p>5.7</text:p>
          </table:table-cell>
          <table:table-cell office:value-type="float" office:value="1.43652">
            <text:p>1.43652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94.376887">
            <text:p>-94.376887</text:p>
          </table:table-cell>
          <table:table-cell office:value-type="float" office:value="0.177321">
            <text:p>0.177321</text:p>
          </table:table-cell>
          <table:table-cell office:value-type="float" office:value="0.875523">
            <text:p>0.8755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.7708">
            <text:p>85.7708</text:p>
          </table:table-cell>
          <table:table-cell office:value-type="float" office:value="57.7">
            <text:p>57.7</text:p>
          </table:table-cell>
          <table:table-cell office:value-type="float" office:value="4.4">
            <text:p>4.4</text:p>
          </table:table-cell>
          <table:table-cell office:value-type="float" office:value="1.14815">
            <text:p>1.14815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94.923659">
            <text:p>-94.923659</text:p>
          </table:table-cell>
          <table:table-cell office:value-type="float" office:value="0.040896">
            <text:p>0.040896</text:p>
          </table:table-cell>
          <table:table-cell office:value-type="float" office:value="0.091013">
            <text:p>0.091013</text:p>
          </table:table-cell>
          <table:table-cell office:value-type="float" office:value="0.615739">
            <text:p>0.615739</text:p>
          </table:table-cell>
          <table:table-cell office:value-type="float" office:value="9">
            <text:p>9</text:p>
          </table:table-cell>
          <table:table-cell office:value-type="float" office:value="20.4505">
            <text:p>20.4505</text:p>
          </table:table-cell>
          <table:table-cell office:value-type="float" office:value="21.5">
            <text:p>21.5</text:p>
          </table:table-cell>
          <table:table-cell office:value-type="float" office:value="0.3">
            <text:p>0.3</text:p>
          </table:table-cell>
          <table:table-cell office:value-type="float" office:value="0.080671">
            <text:p>0.080671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72.422655">
            <text:p>-72.422655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1.477726">
            <text:p>1.477726</text:p>
          </table:table-cell>
          <table:table-cell office:value-type="float" office:value="7">
            <text:p>7</text:p>
          </table:table-cell>
          <table:table-cell office:value-type="float" office:value="-12.2392">
            <text:p>-12.2392</text:p>
          </table:table-cell>
          <table:table-cell office:value-type="float" office:value="5.5">
            <text:p>5.5</text:p>
          </table:table-cell>
          <table:table-cell office:value-type="float" office:value="4.7">
            <text:p>4.7</text:p>
          </table:table-cell>
          <table:table-cell office:value-type="float" office:value="1.46304">
            <text:p>1.46304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71.068841">
            <text:p>-71.068841</text:p>
          </table:table-cell>
          <table:table-cell office:value-type="float" office:value="0.479682">
            <text:p>0.479682</text:p>
          </table:table-cell>
          <table:table-cell office:value-type="float" office:value="0">
            <text:p>0</text:p>
          </table:table-cell>
          <table:table-cell office:value-type="float" office:value="1.477726">
            <text:p>1.477726</text:p>
          </table:table-cell>
          <table:table-cell office:value-type="float" office:value="11">
            <text:p>11</text:p>
          </table:table-cell>
          <table:table-cell office:value-type="float" office:value="-12.4659">
            <text:p>-12.4659</text:p>
          </table:table-cell>
          <table:table-cell office:value-type="float" office:value="6.9">
            <text:p>6.9</text:p>
          </table:table-cell>
          <table:table-cell office:value-type="float" office:value="6.1">
            <text:p>6.1</text:p>
          </table:table-cell>
          <table:table-cell office:value-type="float" office:value="1.43439">
            <text:p>1.43439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0.831293">
            <text:p>-70.831293</text:p>
          </table:table-cell>
          <table:table-cell office:value-type="float" office:value="0.289361">
            <text:p>0.289361</text:p>
          </table:table-cell>
          <table:table-cell office:value-type="float" office:value="0.768497">
            <text:p>0.76849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9.0778">
            <text:p>-19.0778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0.674121">
            <text:p>0.674121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73.363625">
            <text:p>-73.363625</text:p>
          </table:table-cell>
          <table:table-cell office:value-type="float" office:value="0.289361">
            <text:p>0.289361</text:p>
          </table:table-cell>
          <table:table-cell office:value-type="float" office:value="0.891747">
            <text:p>0.8917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8.12164">
            <text:p>-8.12164</text:p>
          </table:table-cell>
          <table:table-cell office:value-type="float" office:value="6.9">
            <text:p>6.9</text:p>
          </table:table-cell>
          <table:table-cell office:value-type="float" office:value="5.8">
            <text:p>5.8</text:p>
          </table:table-cell>
          <table:table-cell office:value-type="float" office:value="0.905325">
            <text:p>0.905325</text:p>
          </table:table-cell>
          <table:table-cell table:number-columns-repeated="4"/>
        </table:table-row>
      </table:table>
      <table:table table:name="75.sc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71.357535">
            <text:p>-71.357535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17991">
            <text:p>0.217991</text:p>
          </table:table-cell>
          <table:table-cell office:value-type="float" office:value="8">
            <text:p>8</text:p>
          </table:table-cell>
          <table:table-cell office:value-type="float" office:value="-14.944">
            <text:p>-14.944</text:p>
          </table:table-cell>
          <table:table-cell office:value-type="float" office:value="7.6">
            <text:p>7.6</text:p>
          </table:table-cell>
          <table:table-cell office:value-type="float" office:value="7.2">
            <text:p>7.2</text:p>
          </table:table-cell>
          <table:table-cell office:value-type="float" office:value="1.51741">
            <text:p>1.5174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3.359833">
            <text:p>-73.359833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17991">
            <text:p>0.217991</text:p>
          </table:table-cell>
          <table:table-cell office:value-type="float" office:value="5">
            <text:p>5</text:p>
          </table:table-cell>
          <table:table-cell office:value-type="float" office:value="-2.99572">
            <text:p>-2.99572</text:p>
          </table:table-cell>
          <table:table-cell office:value-type="float" office:value="7.3">
            <text:p>7.3</text:p>
          </table:table-cell>
          <table:table-cell office:value-type="float" office:value="6.4">
            <text:p>6.4</text:p>
          </table:table-cell>
          <table:table-cell office:value-type="float" office:value="1.53584">
            <text:p>1.535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74.54014">
            <text:p>-74.54014</text:p>
          </table:table-cell>
          <table:table-cell office:value-type="float" office:value="0.790807">
            <text:p>0.790807</text:p>
          </table:table-cell>
          <table:table-cell office:value-type="float" office:value="0">
            <text:p>0</text:p>
          </table:table-cell>
          <table:table-cell office:value-type="float" office:value="0.056631">
            <text:p>0.056631</text:p>
          </table:table-cell>
          <table:table-cell office:value-type="float" office:value="6">
            <text:p>6</text:p>
          </table:table-cell>
          <table:table-cell office:value-type="float" office:value="3.40696">
            <text:p>3.40696</text:p>
          </table:table-cell>
          <table:table-cell office:value-type="float" office:value="8.6">
            <text:p>8.6</text:p>
          </table:table-cell>
          <table:table-cell office:value-type="float" office:value="7.5">
            <text:p>7.5</text:p>
          </table:table-cell>
          <table:table-cell office:value-type="float" office:value="0.073228">
            <text:p>0.07322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70">
            <text:p>-70</text:p>
          </table:table-cell>
          <table:table-cell office:value-type="float" office:value="1.860445">
            <text:p>1.860445</text:p>
          </table:table-cell>
          <table:table-cell office:value-type="float" office:value="0">
            <text:p>0</text:p>
          </table:table-cell>
          <table:table-cell office:value-type="float" office:value="0.25326">
            <text:p>0.25326</text:p>
          </table:table-cell>
          <table:table-cell office:value-type="float" office:value="0">
            <text:p>0</text:p>
          </table:table-cell>
          <table:table-cell office:value-type="float" office:value="-16.4366">
            <text:p>-16.4366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0.251417">
            <text:p>0.2514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3.549905">
            <text:p>-93.549905</text:p>
          </table:table-cell>
          <table:table-cell office:value-type="float" office:value="0.093165">
            <text:p>0.093165</text:p>
          </table:table-cell>
          <table:table-cell office:value-type="float" office:value="0">
            <text:p>0</text:p>
          </table:table-cell>
          <table:table-cell office:value-type="float" office:value="0.667991">
            <text:p>0.667991</text:p>
          </table:table-cell>
          <table:table-cell office:value-type="float" office:value="20">
            <text:p>20</text:p>
          </table:table-cell>
          <table:table-cell office:value-type="float" office:value="129.158">
            <text:p>129.158</text:p>
          </table:table-cell>
          <table:table-cell office:value-type="float" office:value="68.5">
            <text:p>68.5</text:p>
          </table:table-cell>
          <table:table-cell office:value-type="float" office:value="7.2">
            <text:p>7.2</text:p>
          </table:table-cell>
          <table:table-cell office:value-type="float" office:value="1.0178">
            <text:p>1.017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102.451991">
            <text:p>-102.451991</text:p>
          </table:table-cell>
          <table:table-cell office:value-type="float" office:value="0.078293">
            <text:p>0.078293</text:p>
          </table:table-cell>
          <table:table-cell office:value-type="float" office:value="0.02721">
            <text:p>0.02721</text:p>
          </table:table-cell>
          <table:table-cell office:value-type="float" office:value="0.959028">
            <text:p>0.959028</text:p>
          </table:table-cell>
          <table:table-cell office:value-type="float" office:value="23">
            <text:p>23</text:p>
          </table:table-cell>
          <table:table-cell office:value-type="float" office:value="15.7334">
            <text:p>15.7334</text:p>
          </table:table-cell>
          <table:table-cell office:value-type="float" office:value="17.7">
            <text:p>17.7</text:p>
          </table:table-cell>
          <table:table-cell office:value-type="float" office:value="0">
            <text:p>0</text:p>
          </table:table-cell>
          <table:table-cell office:value-type="float" office:value="0.000787">
            <text:p>0.0007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6.062246">
            <text:p>-76.062246</text:p>
          </table:table-cell>
          <table:table-cell office:value-type="float" office:value="0.790807">
            <text:p>0.790807</text:p>
          </table:table-cell>
          <table:table-cell office:value-type="float" office:value="0.004172">
            <text:p>0.004172</text:p>
          </table:table-cell>
          <table:table-cell office:value-type="float" office:value="0.153977">
            <text:p>0.153977</text:p>
          </table:table-cell>
          <table:table-cell office:value-type="float" office:value="0">
            <text:p>0</text:p>
          </table:table-cell>
          <table:table-cell office:value-type="float" office:value="6.019">
            <text:p>6.019</text:p>
          </table:table-cell>
          <table:table-cell office:value-type="float" office:value="13.4">
            <text:p>13.4</text:p>
          </table:table-cell>
          <table:table-cell office:value-type="float" office:value="12.1">
            <text:p>12.1</text:p>
          </table:table-cell>
          <table:table-cell office:value-type="float" office:value="0.31993">
            <text:p>0.3199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1.419819">
            <text:p>-71.419819</text:p>
          </table:table-cell>
          <table:table-cell office:value-type="float" office:value="1.860445">
            <text:p>1.860445</text:p>
          </table:table-cell>
          <table:table-cell office:value-type="float" office:value="0.942866">
            <text:p>0.942866</text:p>
          </table:table-cell>
          <table:table-cell office:value-type="float" office:value="0.38341">
            <text:p>0.38341</text:p>
          </table:table-cell>
          <table:table-cell office:value-type="float" office:value="0">
            <text:p>0</text:p>
          </table:table-cell>
          <table:table-cell office:value-type="float" office:value="-12.6138">
            <text:p>-12.6138</text:p>
          </table:table-cell>
          <table:table-cell office:value-type="float" office:value="6.7">
            <text:p>6.7</text:p>
          </table:table-cell>
          <table:table-cell office:value-type="float" office:value="6.5">
            <text:p>6.5</text:p>
          </table:table-cell>
          <table:table-cell office:value-type="float" office:value="1.39333">
            <text:p>1.393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1.111077">
            <text:p>-71.111077</text:p>
          </table:table-cell>
          <table:table-cell office:value-type="float" office:value="0.790807">
            <text:p>0.790807</text:p>
          </table:table-cell>
          <table:table-cell office:value-type="float" office:value="0">
            <text:p>0</text:p>
          </table:table-cell>
          <table:table-cell office:value-type="float" office:value="0.203035">
            <text:p>0.203035</text:p>
          </table:table-cell>
          <table:table-cell office:value-type="float" office:value="7">
            <text:p>7</text:p>
          </table:table-cell>
          <table:table-cell office:value-type="float" office:value="-11.0367">
            <text:p>-11.0367</text:p>
          </table:table-cell>
          <table:table-cell office:value-type="float" office:value="5.6">
            <text:p>5.6</text:p>
          </table:table-cell>
          <table:table-cell office:value-type="float" office:value="5.4">
            <text:p>5.4</text:p>
          </table:table-cell>
          <table:table-cell office:value-type="float" office:value="0.176899">
            <text:p>0.17689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2.295431">
            <text:p>-92.295431</text:p>
          </table:table-cell>
          <table:table-cell office:value-type="float" office:value="0.078293">
            <text:p>0.078293</text:p>
          </table:table-cell>
          <table:table-cell office:value-type="float" office:value="0.434673">
            <text:p>0.43467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2.747">
            <text:p>172.747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0.645952">
            <text:p>0.6459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894765">
            <text:p>-94.894765</text:p>
          </table:table-cell>
          <table:table-cell office:value-type="float" office:value="0.078293">
            <text:p>0.078293</text:p>
          </table:table-cell>
          <table:table-cell office:value-type="float" office:value="0.420421">
            <text:p>0.420421</text:p>
          </table:table-cell>
          <table:table-cell office:value-type="float" office:value="0.497482">
            <text:p>0.497482</text:p>
          </table:table-cell>
          <table:table-cell office:value-type="float" office:value="24">
            <text:p>24</text:p>
          </table:table-cell>
          <table:table-cell office:value-type="float" office:value="28.2344">
            <text:p>28.2344</text:p>
          </table:table-cell>
          <table:table-cell office:value-type="float" office:value="28.3">
            <text:p>28.3</text:p>
          </table:table-cell>
          <table:table-cell office:value-type="float" office:value="0.8">
            <text:p>0.8</text:p>
          </table:table-cell>
          <table:table-cell office:value-type="float" office:value="0.373354">
            <text:p>0.37335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3.435768">
            <text:p>-93.435768</text:p>
          </table:table-cell>
          <table:table-cell office:value-type="float" office:value="0.162941">
            <text:p>0.162941</text:p>
          </table:table-cell>
          <table:table-cell office:value-type="float" office:value="0.155732">
            <text:p>0.15573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35.751">
            <text:p>135.751</text:p>
          </table:table-cell>
          <table:table-cell office:value-type="float" office:value="69.7">
            <text:p>69.7</text:p>
          </table:table-cell>
          <table:table-cell office:value-type="float" office:value="7.6">
            <text:p>7.6</text:p>
          </table:table-cell>
          <table:table-cell office:value-type="float" office:value="0.245387">
            <text:p>0.2453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0">
            <text:p>-70</text:p>
          </table:table-cell>
          <table:table-cell office:value-type="float" office:value="1.860445">
            <text:p>1.860445</text:p>
          </table:table-cell>
          <table:table-cell office:value-type="float" office:value="0.683095">
            <text:p>0.683095</text:p>
          </table:table-cell>
          <table:table-cell office:value-type="float" office:value="0.25326">
            <text:p>0.25326</text:p>
          </table:table-cell>
          <table:table-cell office:value-type="float" office:value="11">
            <text:p>11</text:p>
          </table:table-cell>
          <table:table-cell office:value-type="float" office:value="-15.6101">
            <text:p>-15.6101</text:p>
          </table:table-cell>
          <table:table-cell office:value-type="float" office:value="7.6">
            <text:p>7.6</text:p>
          </table:table-cell>
          <table:table-cell office:value-type="float" office:value="7.5">
            <text:p>7.5</text:p>
          </table:table-cell>
          <table:table-cell office:value-type="float" office:value="1.03407">
            <text:p>1.0340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70">
            <text:p>-70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953752">
            <text:p>0.953752</text:p>
          </table:table-cell>
          <table:table-cell office:value-type="float" office:value="1">
            <text:p>1</text:p>
          </table:table-cell>
          <table:table-cell office:value-type="float" office:value="-15.0305">
            <text:p>-15.0305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1.56298">
            <text:p>1.5629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101.85211">
            <text:p>-101.85211</text:p>
          </table:table-cell>
          <table:table-cell office:value-type="float" office:value="0.085903">
            <text:p>0.085903</text:p>
          </table:table-cell>
          <table:table-cell office:value-type="float" office:value="0.036321">
            <text:p>0.036321</text:p>
          </table:table-cell>
          <table:table-cell office:value-type="float" office:value="0.907638">
            <text:p>0.907638</text:p>
          </table:table-cell>
          <table:table-cell office:value-type="float" office:value="20">
            <text:p>20</text:p>
          </table:table-cell>
          <table:table-cell office:value-type="float" office:value="15.737">
            <text:p>15.737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  <table:table-cell office:value-type="float" office:value="0.000787">
            <text:p>0.00078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4.700775">
            <text:p>-94.700775</text:p>
          </table:table-cell>
          <table:table-cell office:value-type="float" office:value="0.078293">
            <text:p>0.078293</text:p>
          </table:table-cell>
          <table:table-cell office:value-type="float" office:value="0.827322">
            <text:p>0.827322</text:p>
          </table:table-cell>
          <table:table-cell office:value-type="float" office:value="0.959028">
            <text:p>0.959028</text:p>
          </table:table-cell>
          <table:table-cell office:value-type="float" office:value="26">
            <text:p>26</text:p>
          </table:table-cell>
          <table:table-cell office:value-type="float" office:value="61.727">
            <text:p>61.727</text:p>
          </table:table-cell>
          <table:table-cell office:value-type="float" office:value="49.7">
            <text:p>49.7</text:p>
          </table:table-cell>
          <table:table-cell office:value-type="float" office:value="2.9">
            <text:p>2.9</text:p>
          </table:table-cell>
          <table:table-cell office:value-type="float" office:value="1.9323">
            <text:p>1.932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2.174092">
            <text:p>-92.174092</text:p>
          </table:table-cell>
          <table:table-cell office:value-type="float" office:value="0.638995">
            <text:p>0.638995</text:p>
          </table:table-cell>
          <table:table-cell office:value-type="float" office:value="1">
            <text:p>1</text:p>
          </table:table-cell>
          <table:table-cell office:value-type="float" office:value="0.136562">
            <text:p>0.136562</text:p>
          </table:table-cell>
          <table:table-cell office:value-type="float" office:value="20">
            <text:p>20</text:p>
          </table:table-cell>
          <table:table-cell office:value-type="float" office:value="166.702">
            <text:p>166.702</text:p>
          </table:table-cell>
          <table:table-cell office:value-type="float" office:value="73.7">
            <text:p>73.7</text:p>
          </table:table-cell>
          <table:table-cell office:value-type="float" office:value="9.5">
            <text:p>9.5</text:p>
          </table:table-cell>
          <table:table-cell office:value-type="float" office:value="1.8369">
            <text:p>1.836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0">
            <text:p>-70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5326">
            <text:p>0.25326</text:p>
          </table:table-cell>
          <table:table-cell office:value-type="float" office:value="11">
            <text:p>11</text:p>
          </table:table-cell>
          <table:table-cell office:value-type="float" office:value="-15.0976">
            <text:p>-15.0976</text:p>
          </table:table-cell>
          <table:table-cell office:value-type="float" office:value="7.7">
            <text:p>7.7</text:p>
          </table:table-cell>
          <table:table-cell office:value-type="float" office:value="7.6">
            <text:p>7.6</text:p>
          </table:table-cell>
          <table:table-cell office:value-type="float" office:value="1.44674">
            <text:p>1.4467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2.168078">
            <text:p>-72.168078</text:p>
          </table:table-cell>
          <table:table-cell office:value-type="float" office:value="1.860445">
            <text:p>1.860445</text:p>
          </table:table-cell>
          <table:table-cell office:value-type="float" office:value="0.53951">
            <text:p>0.53951</text:p>
          </table:table-cell>
          <table:table-cell office:value-type="float" office:value="0.595451">
            <text:p>0.595451</text:p>
          </table:table-cell>
          <table:table-cell office:value-type="float" office:value="1">
            <text:p>1</text:p>
          </table:table-cell>
          <table:table-cell office:value-type="float" office:value="-11.6226">
            <text:p>-11.6226</text:p>
          </table:table-cell>
          <table:table-cell office:value-type="float" office:value="6.2">
            <text:p>6.2</text:p>
          </table:table-cell>
          <table:table-cell office:value-type="float" office:value="5.8">
            <text:p>5.8</text:p>
          </table:table-cell>
          <table:table-cell office:value-type="float" office:value="1.41116">
            <text:p>1.4111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3.89482">
            <text:p>-93.89482</text:p>
          </table:table-cell>
          <table:table-cell office:value-type="float" office:value="0.638995">
            <text:p>0.638995</text:p>
          </table:table-cell>
          <table:table-cell office:value-type="float" office:value="0.003851">
            <text:p>0.003851</text:p>
          </table:table-cell>
          <table:table-cell office:value-type="float" office:value="0.136562">
            <text:p>0.136562</text:p>
          </table:table-cell>
          <table:table-cell office:value-type="float" office:value="7">
            <text:p>7</text:p>
          </table:table-cell>
          <table:table-cell office:value-type="float" office:value="93.929">
            <text:p>93.929</text:p>
          </table:table-cell>
          <table:table-cell office:value-type="float" office:value="61.1">
            <text:p>61.1</text:p>
          </table:table-cell>
          <table:table-cell office:value-type="float" office:value="4.9">
            <text:p>4.9</text:p>
          </table:table-cell>
          <table:table-cell office:value-type="float" office:value="0.200372">
            <text:p>0.2003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72.93182">
            <text:p>-72.93182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17991">
            <text:p>0.217991</text:p>
          </table:table-cell>
          <table:table-cell office:value-type="float" office:value="8">
            <text:p>8</text:p>
          </table:table-cell>
          <table:table-cell office:value-type="float" office:value="-6.09251">
            <text:p>-6.09251</text:p>
          </table:table-cell>
          <table:table-cell office:value-type="float" office:value="6.2">
            <text:p>6.2</text:p>
          </table:table-cell>
          <table:table-cell office:value-type="float" office:value="5.7">
            <text:p>5.7</text:p>
          </table:table-cell>
          <table:table-cell office:value-type="float" office:value="1.17481">
            <text:p>1.1748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70.915554">
            <text:p>-70.915554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17991">
            <text:p>0.217991</text:p>
          </table:table-cell>
          <table:table-cell office:value-type="float" office:value="7">
            <text:p>7</text:p>
          </table:table-cell>
          <table:table-cell office:value-type="float" office:value="-10.9205">
            <text:p>-10.9205</text:p>
          </table:table-cell>
          <table:table-cell office:value-type="float" office:value="4.9">
            <text:p>4.9</text:p>
          </table:table-cell>
          <table:table-cell office:value-type="float" office:value="4.7">
            <text:p>4.7</text:p>
          </table:table-cell>
          <table:table-cell office:value-type="float" office:value="1.18155">
            <text:p>1.1815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4.555198">
            <text:p>-94.555198</text:p>
          </table:table-cell>
          <table:table-cell office:value-type="float" office:value="0.093165">
            <text:p>0.093165</text:p>
          </table:table-cell>
          <table:table-cell office:value-type="float" office:value="0.032972">
            <text:p>0.032972</text:p>
          </table:table-cell>
          <table:table-cell office:value-type="float" office:value="0.824461">
            <text:p>0.824461</text:p>
          </table:table-cell>
          <table:table-cell office:value-type="float" office:value="23">
            <text:p>23</text:p>
          </table:table-cell>
          <table:table-cell office:value-type="float" office:value="55.4143">
            <text:p>55.4143</text:p>
          </table:table-cell>
          <table:table-cell office:value-type="float" office:value="43.7">
            <text:p>43.7</text:p>
          </table:table-cell>
          <table:table-cell office:value-type="float" office:value="2.5">
            <text:p>2.5</text:p>
          </table:table-cell>
          <table:table-cell office:value-type="float" office:value="0.89666">
            <text:p>0.8966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3.381682">
            <text:p>-73.381682</text:p>
          </table:table-cell>
          <table:table-cell office:value-type="float" office:value="1.860445">
            <text:p>1.860445</text:p>
          </table:table-cell>
          <table:table-cell office:value-type="float" office:value="0">
            <text:p>0</text:p>
          </table:table-cell>
          <table:table-cell office:value-type="float" office:value="0.25326">
            <text:p>0.25326</text:p>
          </table:table-cell>
          <table:table-cell office:value-type="float" office:value="8">
            <text:p>8</text:p>
          </table:table-cell>
          <table:table-cell office:value-type="float" office:value="-5.24777">
            <text:p>-5.24777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0.325498">
            <text:p>0.32549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2.614796">
            <text:p>-72.614796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33844">
            <text:p>0.33844</text:p>
          </table:table-cell>
          <table:table-cell office:value-type="float" office:value="5">
            <text:p>5</text:p>
          </table:table-cell>
          <table:table-cell office:value-type="float" office:value="-9.89347">
            <text:p>-9.89347</text:p>
          </table:table-cell>
          <table:table-cell office:value-type="float" office:value="7.8">
            <text:p>7.8</text:p>
          </table:table-cell>
          <table:table-cell office:value-type="float" office:value="7.3">
            <text:p>7.3</text:p>
          </table:table-cell>
          <table:table-cell office:value-type="float" office:value="1.82178">
            <text:p>1.8217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0.7616">
            <text:p>-70.7616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404252">
            <text:p>0.404252</text:p>
          </table:table-cell>
          <table:table-cell office:value-type="float" office:value="6">
            <text:p>6</text:p>
          </table:table-cell>
          <table:table-cell office:value-type="float" office:value="-9.55319">
            <text:p>-9.55319</text:p>
          </table:table-cell>
          <table:table-cell office:value-type="float" office:value="6.6">
            <text:p>6.6</text:p>
          </table:table-cell>
          <table:table-cell office:value-type="float" office:value="6.1">
            <text:p>6.1</text:p>
          </table:table-cell>
          <table:table-cell office:value-type="float" office:value="1.63421">
            <text:p>1.6342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3.939268">
            <text:p>-93.939268</text:p>
          </table:table-cell>
          <table:table-cell office:value-type="float" office:value="0.638995">
            <text:p>0.638995</text:p>
          </table:table-cell>
          <table:table-cell office:value-type="float" office:value="0.003851">
            <text:p>0.003851</text:p>
          </table:table-cell>
          <table:table-cell office:value-type="float" office:value="0.136562">
            <text:p>0.136562</text:p>
          </table:table-cell>
          <table:table-cell office:value-type="float" office:value="6">
            <text:p>6</text:p>
          </table:table-cell>
          <table:table-cell office:value-type="float" office:value="93.9596">
            <text:p>93.9596</text:p>
          </table:table-cell>
          <table:table-cell office:value-type="float" office:value="61.8">
            <text:p>61.8</text:p>
          </table:table-cell>
          <table:table-cell office:value-type="float" office:value="4.9">
            <text:p>4.9</text:p>
          </table:table-cell>
          <table:table-cell office:value-type="float" office:value="0.198402">
            <text:p>0.19840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4.690785">
            <text:p>-94.690785</text:p>
          </table:table-cell>
          <table:table-cell office:value-type="float" office:value="0.638995">
            <text:p>0.638995</text:p>
          </table:table-cell>
          <table:table-cell office:value-type="float" office:value="0.955501">
            <text:p>0.955501</text:p>
          </table:table-cell>
          <table:table-cell office:value-type="float" office:value="0.757751">
            <text:p>0.757751</text:p>
          </table:table-cell>
          <table:table-cell office:value-type="float" office:value="24">
            <text:p>24</text:p>
          </table:table-cell>
          <table:table-cell office:value-type="float" office:value="23.8138">
            <text:p>23.8138</text:p>
          </table:table-cell>
          <table:table-cell office:value-type="float" office:value="27.1">
            <text:p>27.1</text:p>
          </table:table-cell>
          <table:table-cell office:value-type="float" office:value="0.5">
            <text:p>0.5</text:p>
          </table:table-cell>
          <table:table-cell office:value-type="float" office:value="0.439396">
            <text:p>0.43939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74.469269">
            <text:p>-74.469269</text:p>
          </table:table-cell>
          <table:table-cell office:value-type="float" office:value="1.860445">
            <text:p>1.860445</text:p>
          </table:table-cell>
          <table:table-cell office:value-type="float" office:value="0.50315">
            <text:p>0.503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.9514">
            <text:p>3.9514</text:p>
          </table:table-cell>
          <table:table-cell office:value-type="float" office:value="10.1">
            <text:p>10.1</text:p>
          </table:table-cell>
          <table:table-cell office:value-type="float" office:value="9.1">
            <text:p>9.1</text:p>
          </table:table-cell>
          <table:table-cell office:value-type="float" office:value="1.0167">
            <text:p>1.01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2.33211">
            <text:p>-72.33211</text:p>
          </table:table-cell>
          <table:table-cell office:value-type="float" office:value="0.790807">
            <text:p>0.790807</text:p>
          </table:table-cell>
          <table:table-cell office:value-type="float" office:value="0.004172">
            <text:p>0.004172</text:p>
          </table:table-cell>
          <table:table-cell office:value-type="float" office:value="0.153977">
            <text:p>0.153977</text:p>
          </table:table-cell>
          <table:table-cell office:value-type="float" office:value="12">
            <text:p>12</text:p>
          </table:table-cell>
          <table:table-cell office:value-type="float" office:value="-17.5502">
            <text:p>-17.5502</text:p>
          </table:table-cell>
          <table:table-cell office:value-type="float" office:value="9.4">
            <text:p>9.4</text:p>
          </table:table-cell>
          <table:table-cell office:value-type="float" office:value="8.9">
            <text:p>8.9</text:p>
          </table:table-cell>
          <table:table-cell office:value-type="float" office:value="0.183688">
            <text:p>0.1836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4.560106">
            <text:p>-94.560106</text:p>
          </table:table-cell>
          <table:table-cell office:value-type="float" office:value="0.078293">
            <text:p>0.078293</text:p>
          </table:table-cell>
          <table:table-cell office:value-type="float" office:value="0.02721">
            <text:p>0.02721</text:p>
          </table:table-cell>
          <table:table-cell office:value-type="float" office:value="0.959028">
            <text:p>0.959028</text:p>
          </table:table-cell>
          <table:table-cell office:value-type="float" office:value="33">
            <text:p>33</text:p>
          </table:table-cell>
          <table:table-cell office:value-type="float" office:value="56.9088">
            <text:p>56.9088</text:p>
          </table:table-cell>
          <table:table-cell office:value-type="float" office:value="45.4">
            <text:p>45.4</text:p>
          </table:table-cell>
          <table:table-cell office:value-type="float" office:value="2.6">
            <text:p>2.6</text:p>
          </table:table-cell>
          <table:table-cell office:value-type="float" office:value="0.957362">
            <text:p>0.95736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73.369359">
            <text:p>-73.369359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17991">
            <text:p>0.217991</text:p>
          </table:table-cell>
          <table:table-cell office:value-type="float" office:value="1">
            <text:p>1</text:p>
          </table:table-cell>
          <table:table-cell office:value-type="float" office:value="-4.48566">
            <text:p>-4.48566</text:p>
          </table:table-cell>
          <table:table-cell office:value-type="float" office:value="5.2">
            <text:p>5.2</text:p>
          </table:table-cell>
          <table:table-cell office:value-type="float" office:value="4.6">
            <text:p>4.6</text:p>
          </table:table-cell>
          <table:table-cell office:value-type="float" office:value="0.993088">
            <text:p>0.99308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4.722851">
            <text:p>-94.722851</text:p>
          </table:table-cell>
          <table:table-cell office:value-type="float" office:value="0.078293">
            <text:p>0.078293</text:p>
          </table:table-cell>
          <table:table-cell office:value-type="float" office:value="0.02721">
            <text:p>0.02721</text:p>
          </table:table-cell>
          <table:table-cell office:value-type="float" office:value="0.959028">
            <text:p>0.959028</text:p>
          </table:table-cell>
          <table:table-cell office:value-type="float" office:value="23">
            <text:p>23</text:p>
          </table:table-cell>
          <table:table-cell office:value-type="float" office:value="47.1199">
            <text:p>47.1199</text:p>
          </table:table-cell>
          <table:table-cell office:value-type="float" office:value="39.9">
            <text:p>39.9</text:p>
          </table:table-cell>
          <table:table-cell office:value-type="float" office:value="2">
            <text:p>2</text:p>
          </table:table-cell>
          <table:table-cell office:value-type="float" office:value="1.05297">
            <text:p>1.0529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73.28136">
            <text:p>-73.28136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17991">
            <text:p>0.217991</text:p>
          </table:table-cell>
          <table:table-cell office:value-type="float" office:value="7">
            <text:p>7</text:p>
          </table:table-cell>
          <table:table-cell office:value-type="float" office:value="-3.10714">
            <text:p>-3.10714</text:p>
          </table:table-cell>
          <table:table-cell office:value-type="float" office:value="9">
            <text:p>9</text:p>
          </table:table-cell>
          <table:table-cell office:value-type="float" office:value="8.2">
            <text:p>8.2</text:p>
          </table:table-cell>
          <table:table-cell office:value-type="float" office:value="1.99159">
            <text:p>1.9915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4.717063">
            <text:p>-94.717063</text:p>
          </table:table-cell>
          <table:table-cell office:value-type="float" office:value="0.085903">
            <text:p>0.085903</text:p>
          </table:table-cell>
          <table:table-cell office:value-type="float" office:value="0.036321">
            <text:p>0.03632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1.236">
            <text:p>41.236</text:p>
          </table:table-cell>
          <table:table-cell office:value-type="float" office:value="37.7">
            <text:p>37.7</text:p>
          </table:table-cell>
          <table:table-cell office:value-type="float" office:value="1.6">
            <text:p>1.6</text:p>
          </table:table-cell>
          <table:table-cell office:value-type="float" office:value="0.034742">
            <text:p>0.03474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5.067634">
            <text:p>-75.067634</text:p>
          </table:table-cell>
          <table:table-cell office:value-type="float" office:value="0.790807">
            <text:p>0.790807</text:p>
          </table:table-cell>
          <table:table-cell office:value-type="float" office:value="0">
            <text:p>0</text:p>
          </table:table-cell>
          <table:table-cell office:value-type="float" office:value="0.153977">
            <text:p>0.153977</text:p>
          </table:table-cell>
          <table:table-cell office:value-type="float" office:value="7">
            <text:p>7</text:p>
          </table:table-cell>
          <table:table-cell office:value-type="float" office:value="3.37077">
            <text:p>3.37077</text:p>
          </table:table-cell>
          <table:table-cell office:value-type="float" office:value="13">
            <text:p>13</text:p>
          </table:table-cell>
          <table:table-cell office:value-type="float" office:value="11.7">
            <text:p>11.7</text:p>
          </table:table-cell>
          <table:table-cell office:value-type="float" office:value="0.394608">
            <text:p>0.39460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096217">
            <text:p>-94.096217</text:p>
          </table:table-cell>
          <table:table-cell office:value-type="float" office:value="0.679583">
            <text:p>0.679583</text:p>
          </table:table-cell>
          <table:table-cell office:value-type="float" office:value="0.048179">
            <text:p>0.048179</text:p>
          </table:table-cell>
          <table:table-cell office:value-type="float" office:value="0.609074">
            <text:p>0.609074</text:p>
          </table:table-cell>
          <table:table-cell office:value-type="float" office:value="0">
            <text:p>0</text:p>
          </table:table-cell>
          <table:table-cell office:value-type="float" office:value="76.1793">
            <text:p>76.1793</text:p>
          </table:table-cell>
          <table:table-cell office:value-type="float" office:value="52">
            <text:p>52</text:p>
          </table:table-cell>
          <table:table-cell office:value-type="float" office:value="3.8">
            <text:p>3.8</text:p>
          </table:table-cell>
          <table:table-cell office:value-type="float" office:value="0.842931">
            <text:p>0.84293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2.954735">
            <text:p>-72.954735</text:p>
          </table:table-cell>
          <table:table-cell office:value-type="float" office:value="1.860445">
            <text:p>1.860445</text:p>
          </table:table-cell>
          <table:table-cell office:value-type="float" office:value="0.50315">
            <text:p>0.503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3.35092">
            <text:p>-3.35092</text:p>
          </table:table-cell>
          <table:table-cell office:value-type="float" office:value="9.3">
            <text:p>9.3</text:p>
          </table:table-cell>
          <table:table-cell office:value-type="float" office:value="8.8">
            <text:p>8.8</text:p>
          </table:table-cell>
          <table:table-cell office:value-type="float" office:value="0.858213">
            <text:p>0.85821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4.777705">
            <text:p>-94.777705</text:p>
          </table:table-cell>
          <table:table-cell office:value-type="float" office:value="0.078293">
            <text:p>0.078293</text:p>
          </table:table-cell>
          <table:table-cell office:value-type="float" office:value="0.439378">
            <text:p>0.43937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8.6405">
            <text:p>58.6405</text:p>
          </table:table-cell>
          <table:table-cell office:value-type="float" office:value="47.8">
            <text:p>47.8</text:p>
          </table:table-cell>
          <table:table-cell office:value-type="float" office:value="2.7">
            <text:p>2.7</text:p>
          </table:table-cell>
          <table:table-cell office:value-type="float" office:value="0.382113">
            <text:p>0.38211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0">
            <text:p>-70</text:p>
          </table:table-cell>
          <table:table-cell office:value-type="float" office:value="1.860445">
            <text:p>1.860445</text:p>
          </table:table-cell>
          <table:table-cell office:value-type="float" office:value="0">
            <text:p>0</text:p>
          </table:table-cell>
          <table:table-cell office:value-type="float" office:value="0.474958">
            <text:p>0.474958</text:p>
          </table:table-cell>
          <table:table-cell office:value-type="float" office:value="7">
            <text:p>7</text:p>
          </table:table-cell>
          <table:table-cell office:value-type="float" office:value="-14.907">
            <text:p>-14.907</text:p>
          </table:table-cell>
          <table:table-cell table:number-columns-repeated="2" office:value-type="float" office:value="4.1">
            <text:p>4.1</text:p>
          </table:table-cell>
          <table:table-cell office:value-type="float" office:value="0.254604">
            <text:p>0.25460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71.853374">
            <text:p>-71.853374</text:p>
          </table:table-cell>
          <table:table-cell office:value-type="float" office:value="0.790807">
            <text:p>0.790807</text:p>
          </table:table-cell>
          <table:table-cell office:value-type="float" office:value="0.395662">
            <text:p>0.395662</text:p>
          </table:table-cell>
          <table:table-cell office:value-type="float" office:value="0.153977">
            <text:p>0.153977</text:p>
          </table:table-cell>
          <table:table-cell office:value-type="float" office:value="6">
            <text:p>6</text:p>
          </table:table-cell>
          <table:table-cell office:value-type="float" office:value="-14.1483">
            <text:p>-14.1483</text:p>
          </table:table-cell>
          <table:table-cell office:value-type="float" office:value="4.7">
            <text:p>4.7</text:p>
          </table:table-cell>
          <table:table-cell office:value-type="float" office:value="4.4">
            <text:p>4.4</text:p>
          </table:table-cell>
          <table:table-cell office:value-type="float" office:value="0.459874">
            <text:p>0.45987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71.275523">
            <text:p>-71.275523</text:p>
          </table:table-cell>
          <table:table-cell office:value-type="float" office:value="1.860445">
            <text:p>1.860445</text:p>
          </table:table-cell>
          <table:table-cell office:value-type="float" office:value="0.480668">
            <text:p>0.480668</text:p>
          </table:table-cell>
          <table:table-cell office:value-type="float" office:value="0.217991">
            <text:p>0.217991</text:p>
          </table:table-cell>
          <table:table-cell office:value-type="float" office:value="0">
            <text:p>0</text:p>
          </table:table-cell>
          <table:table-cell office:value-type="float" office:value="-9.83431">
            <text:p>-9.83431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0.488713">
            <text:p>0.48871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0.858162">
            <text:p>-70.858162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5326">
            <text:p>0.25326</text:p>
          </table:table-cell>
          <table:table-cell office:value-type="float" office:value="8">
            <text:p>8</text:p>
          </table:table-cell>
          <table:table-cell office:value-type="float" office:value="-6.82034">
            <text:p>-6.82034</text:p>
          </table:table-cell>
          <table:table-cell office:value-type="float" office:value="6.8">
            <text:p>6.8</text:p>
          </table:table-cell>
          <table:table-cell office:value-type="float" office:value="6.5">
            <text:p>6.5</text:p>
          </table:table-cell>
          <table:table-cell office:value-type="float" office:value="1.4573">
            <text:p>1.457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4.77613">
            <text:p>-94.77613</text:p>
          </table:table-cell>
          <table:table-cell office:value-type="float" office:value="0.638995">
            <text:p>0.638995</text:p>
          </table:table-cell>
          <table:table-cell office:value-type="float" office:value="0.003851">
            <text:p>0.003851</text:p>
          </table:table-cell>
          <table:table-cell office:value-type="float" office:value="0.136562">
            <text:p>0.136562</text:p>
          </table:table-cell>
          <table:table-cell office:value-type="float" office:value="11">
            <text:p>11</text:p>
          </table:table-cell>
          <table:table-cell office:value-type="float" office:value="20.6639">
            <text:p>20.6639</text:p>
          </table:table-cell>
          <table:table-cell office:value-type="float" office:value="22.4">
            <text:p>22.4</text:p>
          </table:table-cell>
          <table:table-cell office:value-type="float" office:value="0.3">
            <text:p>0.3</text:p>
          </table:table-cell>
          <table:table-cell office:value-type="float" office:value="0.027806">
            <text:p>0.02780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74.663433">
            <text:p>-74.663433</text:p>
          </table:table-cell>
          <table:table-cell office:value-type="float" office:value="1.860445">
            <text:p>1.860445</text:p>
          </table:table-cell>
          <table:table-cell office:value-type="float" office:value="0.50315">
            <text:p>0.50315</text:p>
          </table:table-cell>
          <table:table-cell office:value-type="float" office:value="0.25326">
            <text:p>0.25326</text:p>
          </table:table-cell>
          <table:table-cell office:value-type="float" office:value="0">
            <text:p>0</text:p>
          </table:table-cell>
          <table:table-cell office:value-type="float" office:value="9.30992">
            <text:p>9.30992</text:p>
          </table:table-cell>
          <table:table-cell office:value-type="float" office:value="13.7">
            <text:p>13.7</text:p>
          </table:table-cell>
          <table:table-cell office:value-type="float" office:value="12.8">
            <text:p>12.8</text:p>
          </table:table-cell>
          <table:table-cell office:value-type="float" office:value="1.67067">
            <text:p>1.6706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72.756413">
            <text:p>-72.756413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17991">
            <text:p>0.217991</text:p>
          </table:table-cell>
          <table:table-cell office:value-type="float" office:value="8">
            <text:p>8</text:p>
          </table:table-cell>
          <table:table-cell office:value-type="float" office:value="-5.66796">
            <text:p>-5.66796</text:p>
          </table:table-cell>
          <table:table-cell office:value-type="float" office:value="9">
            <text:p>9</text:p>
          </table:table-cell>
          <table:table-cell office:value-type="float" office:value="8.3">
            <text:p>8.3</text:p>
          </table:table-cell>
          <table:table-cell office:value-type="float" office:value="1.99159">
            <text:p>1.9915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3.846591">
            <text:p>-93.846591</text:p>
          </table:table-cell>
          <table:table-cell office:value-type="float" office:value="0.085903">
            <text:p>0.085903</text:p>
          </table:table-cell>
          <table:table-cell office:value-type="float" office:value="0.036321">
            <text:p>0.036321</text:p>
          </table:table-cell>
          <table:table-cell office:value-type="float" office:value="1.000587">
            <text:p>1.000587</text:p>
          </table:table-cell>
          <table:table-cell office:value-type="float" office:value="25">
            <text:p>25</text:p>
          </table:table-cell>
          <table:table-cell office:value-type="float" office:value="109.159">
            <text:p>109.159</text:p>
          </table:table-cell>
          <table:table-cell office:value-type="float" office:value="65">
            <text:p>65</text:p>
          </table:table-cell>
          <table:table-cell office:value-type="float" office:value="5.9">
            <text:p>5.9</text:p>
          </table:table-cell>
          <table:table-cell office:value-type="float" office:value="1.60016">
            <text:p>1.6001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2.657034">
            <text:p>-92.657034</text:p>
          </table:table-cell>
          <table:table-cell office:value-type="float" office:value="0.679583">
            <text:p>0.679583</text:p>
          </table:table-cell>
          <table:table-cell office:value-type="float" office:value="0">
            <text:p>0</text:p>
          </table:table-cell>
          <table:table-cell office:value-type="float" office:value="0.154135">
            <text:p>0.154135</text:p>
          </table:table-cell>
          <table:table-cell office:value-type="float" office:value="13">
            <text:p>13</text:p>
          </table:table-cell>
          <table:table-cell office:value-type="float" office:value="146.698">
            <text:p>146.698</text:p>
          </table:table-cell>
          <table:table-cell office:value-type="float" office:value="72">
            <text:p>72</text:p>
          </table:table-cell>
          <table:table-cell office:value-type="float" office:value="8.2">
            <text:p>8.2</text:p>
          </table:table-cell>
          <table:table-cell office:value-type="float" office:value="0.270249">
            <text:p>0.27024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74.636569">
            <text:p>-74.636569</text:p>
          </table:table-cell>
          <table:table-cell office:value-type="float" office:value="2.384349">
            <text:p>2.384349</text:p>
          </table:table-cell>
          <table:table-cell office:value-type="float" office:value="0.558318">
            <text:p>0.558318</text:p>
          </table:table-cell>
          <table:table-cell office:value-type="float" office:value="0.182864">
            <text:p>0.182864</text:p>
          </table:table-cell>
          <table:table-cell office:value-type="float" office:value="0">
            <text:p>0</text:p>
          </table:table-cell>
          <table:table-cell office:value-type="float" office:value="11.4568">
            <text:p>11.4568</text:p>
          </table:table-cell>
          <table:table-cell office:value-type="float" office:value="15.5">
            <text:p>15.5</text:p>
          </table:table-cell>
          <table:table-cell office:value-type="float" office:value="14.4">
            <text:p>14.4</text:p>
          </table:table-cell>
          <table:table-cell office:value-type="float" office:value="1.66706">
            <text:p>1.6670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1.20444">
            <text:p>-71.20444</text:p>
          </table:table-cell>
          <table:table-cell office:value-type="float" office:value="1.860445">
            <text:p>1.86044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13.6226">
            <text:p>-13.6226</text:p>
          </table:table-cell>
          <table:table-cell table:number-columns-repeated="2" office:value-type="float" office:value="6">
            <text:p>6</text:p>
          </table:table-cell>
          <table:table-cell office:value-type="float" office:value="0.003009">
            <text:p>0.0030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4.215352">
            <text:p>-94.215352</text:p>
          </table:table-cell>
          <table:table-cell office:value-type="float" office:value="0.638995">
            <text:p>0.638995</text:p>
          </table:table-cell>
          <table:table-cell office:value-type="float" office:value="0.310197">
            <text:p>0.310197</text:p>
          </table:table-cell>
          <table:table-cell office:value-type="float" office:value="0.757751">
            <text:p>0.757751</text:p>
          </table:table-cell>
          <table:table-cell office:value-type="float" office:value="21">
            <text:p>21</text:p>
          </table:table-cell>
          <table:table-cell office:value-type="float" office:value="87.8897">
            <text:p>87.8897</text:p>
          </table:table-cell>
          <table:table-cell office:value-type="float" office:value="58.5">
            <text:p>58.5</text:p>
          </table:table-cell>
          <table:table-cell office:value-type="float" office:value="4.5">
            <text:p>4.5</text:p>
          </table:table-cell>
          <table:table-cell office:value-type="float" office:value="1.42319">
            <text:p>1.4231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73.801316">
            <text:p>-73.801316</text:p>
          </table:table-cell>
          <table:table-cell office:value-type="float" office:value="1.860445">
            <text:p>1.860445</text:p>
          </table:table-cell>
          <table:table-cell office:value-type="float" office:value="0.964688">
            <text:p>0.964688</text:p>
          </table:table-cell>
          <table:table-cell office:value-type="float" office:value="0.349025">
            <text:p>0.349025</text:p>
          </table:table-cell>
          <table:table-cell office:value-type="float" office:value="0">
            <text:p>0</text:p>
          </table:table-cell>
          <table:table-cell office:value-type="float" office:value="1.24026">
            <text:p>1.24026</text:p>
          </table:table-cell>
          <table:table-cell office:value-type="float" office:value="7.9">
            <text:p>7.9</text:p>
          </table:table-cell>
          <table:table-cell office:value-type="float" office:value="7">
            <text:p>7</text:p>
          </table:table-cell>
          <table:table-cell office:value-type="float" office:value="1.11476">
            <text:p>1.1147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70.726433">
            <text:p>-70.726433</text:p>
          </table:table-cell>
          <table:table-cell office:value-type="float" office:value="1.860445">
            <text:p>1.860445</text:p>
          </table:table-cell>
          <table:table-cell office:value-type="float" office:value="0.991653">
            <text:p>0.991653</text:p>
          </table:table-cell>
          <table:table-cell office:value-type="float" office:value="0.317241">
            <text:p>0.317241</text:p>
          </table:table-cell>
          <table:table-cell office:value-type="float" office:value="7">
            <text:p>7</text:p>
          </table:table-cell>
          <table:table-cell office:value-type="float" office:value="-7.92814">
            <text:p>-7.92814</text:p>
          </table:table-cell>
          <table:table-cell office:value-type="float" office:value="9.5">
            <text:p>9.5</text:p>
          </table:table-cell>
          <table:table-cell office:value-type="float" office:value="9">
            <text:p>9</text:p>
          </table:table-cell>
          <table:table-cell office:value-type="float" office:value="1.86284">
            <text:p>1.8628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4.887223">
            <text:p>-94.887223</text:p>
          </table:table-cell>
          <table:table-cell office:value-type="float" office:value="0.078293">
            <text:p>0.078293</text:p>
          </table:table-cell>
          <table:table-cell office:value-type="float" office:value="0">
            <text:p>0</text:p>
          </table:table-cell>
          <table:table-cell office:value-type="float" office:value="0.498101">
            <text:p>0.498101</text:p>
          </table:table-cell>
          <table:table-cell office:value-type="float" office:value="26">
            <text:p>26</text:p>
          </table:table-cell>
          <table:table-cell office:value-type="float" office:value="25.2772">
            <text:p>25.2772</text:p>
          </table:table-cell>
          <table:table-cell office:value-type="float" office:value="27.9">
            <text:p>27.9</text:p>
          </table:table-cell>
          <table:table-cell office:value-type="float" office:value="0.6">
            <text:p>0.6</text:p>
          </table:table-cell>
          <table:table-cell office:value-type="float" office:value="0.135349">
            <text:p>0.13534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841333">
            <text:p>-94.841333</text:p>
          </table:table-cell>
          <table:table-cell office:value-type="float" office:value="0.093165">
            <text:p>0.093165</text:p>
          </table:table-cell>
          <table:table-cell office:value-type="float" office:value="0.772898">
            <text:p>0.772898</text:p>
          </table:table-cell>
          <table:table-cell office:value-type="float" office:value="0.345269">
            <text:p>0.345269</text:p>
          </table:table-cell>
          <table:table-cell office:value-type="float" office:value="26">
            <text:p>26</text:p>
          </table:table-cell>
          <table:table-cell office:value-type="float" office:value="36.2649">
            <text:p>36.2649</text:p>
          </table:table-cell>
          <table:table-cell office:value-type="float" office:value="34.8">
            <text:p>34.8</text:p>
          </table:table-cell>
          <table:table-cell office:value-type="float" office:value="1.3">
            <text:p>1.3</text:p>
          </table:table-cell>
          <table:table-cell office:value-type="float" office:value="0.592811">
            <text:p>0.59281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2.45677">
            <text:p>-92.45677</text:p>
          </table:table-cell>
          <table:table-cell office:value-type="float" office:value="0.078293">
            <text:p>0.078293</text:p>
          </table:table-cell>
          <table:table-cell office:value-type="float" office:value="0">
            <text:p>0</text:p>
          </table:table-cell>
          <table:table-cell office:value-type="float" office:value="0.959028">
            <text:p>0.959028</text:p>
          </table:table-cell>
          <table:table-cell office:value-type="float" office:value="19">
            <text:p>19</text:p>
          </table:table-cell>
          <table:table-cell office:value-type="float" office:value="160.747">
            <text:p>160.747</text:p>
          </table:table-cell>
          <table:table-cell office:value-type="float" office:value="73">
            <text:p>73</text:p>
          </table:table-cell>
          <table:table-cell office:value-type="float" office:value="9.2">
            <text:p>9.2</text:p>
          </table:table-cell>
          <table:table-cell office:value-type="float" office:value="1.58195">
            <text:p>1.5819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1.329281">
            <text:p>-71.329281</text:p>
          </table:table-cell>
          <table:table-cell office:value-type="float" office:value="0.790807">
            <text:p>0.790807</text:p>
          </table:table-cell>
          <table:table-cell office:value-type="float" office:value="0">
            <text:p>0</text:p>
          </table:table-cell>
          <table:table-cell office:value-type="float" office:value="0.153977">
            <text:p>0.153977</text:p>
          </table:table-cell>
          <table:table-cell office:value-type="float" office:value="11">
            <text:p>11</text:p>
          </table:table-cell>
          <table:table-cell office:value-type="float" office:value="-16.6685">
            <text:p>-16.6685</text:p>
          </table:table-cell>
          <table:table-cell office:value-type="float" office:value="14.6">
            <text:p>14.6</text:p>
          </table:table-cell>
          <table:table-cell office:value-type="float" office:value="13.6">
            <text:p>13.6</text:p>
          </table:table-cell>
          <table:table-cell office:value-type="float" office:value="0.317448">
            <text:p>0.31744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74.778319">
            <text:p>-74.778319</text:p>
          </table:table-cell>
          <table:table-cell office:value-type="float" office:value="1.860445">
            <text:p>1.860445</text:p>
          </table:table-cell>
          <table:table-cell office:value-type="float" office:value="0.964688">
            <text:p>0.9646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.7459">
            <text:p>10.7459</text:p>
          </table:table-cell>
          <table:table-cell office:value-type="float" office:value="10.8">
            <text:p>10.8</text:p>
          </table:table-cell>
          <table:table-cell office:value-type="float" office:value="9.5">
            <text:p>9.5</text:p>
          </table:table-cell>
          <table:table-cell office:value-type="float" office:value="1.48495">
            <text:p>1.4849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70.29716">
            <text:p>-70.29716</text:p>
          </table:table-cell>
          <table:table-cell office:value-type="float" office:value="1.860445">
            <text:p>1.860445</text:p>
          </table:table-cell>
          <table:table-cell office:value-type="float" office:value="0.50315">
            <text:p>0.50315</text:p>
          </table:table-cell>
          <table:table-cell office:value-type="float" office:value="1.213749">
            <text:p>1.213749</text:p>
          </table:table-cell>
          <table:table-cell office:value-type="float" office:value="3">
            <text:p>3</text:p>
          </table:table-cell>
          <table:table-cell office:value-type="float" office:value="-8.77438">
            <text:p>-8.77438</text:p>
          </table:table-cell>
          <table:table-cell office:value-type="float" office:value="4.1">
            <text:p>4.1</text:p>
          </table:table-cell>
          <table:table-cell office:value-type="float" office:value="3.8">
            <text:p>3.8</text:p>
          </table:table-cell>
          <table:table-cell office:value-type="float" office:value="1.47604">
            <text:p>1.4760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93.65247">
            <text:p>-93.65247</text:p>
          </table:table-cell>
          <table:table-cell office:value-type="float" office:value="0.078293">
            <text:p>0.078293</text:p>
          </table:table-cell>
          <table:table-cell office:value-type="float" office:value="0">
            <text:p>0</text:p>
          </table:table-cell>
          <table:table-cell office:value-type="float" office:value="0.498101">
            <text:p>0.498101</text:p>
          </table:table-cell>
          <table:table-cell office:value-type="float" office:value="47">
            <text:p>47</text:p>
          </table:table-cell>
          <table:table-cell office:value-type="float" office:value="118.627">
            <text:p>118.627</text:p>
          </table:table-cell>
          <table:table-cell office:value-type="float" office:value="66.2">
            <text:p>66.2</text:p>
          </table:table-cell>
          <table:table-cell office:value-type="float" office:value="6.5">
            <text:p>6.5</text:p>
          </table:table-cell>
          <table:table-cell office:value-type="float" office:value="0.642848">
            <text:p>0.64284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4.694263">
            <text:p>-94.694263</text:p>
          </table:table-cell>
          <table:table-cell office:value-type="float" office:value="0.638995">
            <text:p>0.638995</text:p>
          </table:table-cell>
          <table:table-cell office:value-type="float" office:value="0.003851">
            <text:p>0.003851</text:p>
          </table:table-cell>
          <table:table-cell office:value-type="float" office:value="0.136562">
            <text:p>0.136562</text:p>
          </table:table-cell>
          <table:table-cell office:value-type="float" office:value="0">
            <text:p>0</text:p>
          </table:table-cell>
          <table:table-cell office:value-type="float" office:value="27.0179">
            <text:p>27.0179</text:p>
          </table:table-cell>
          <table:table-cell office:value-type="float" office:value="28">
            <text:p>28</text:p>
          </table:table-cell>
          <table:table-cell office:value-type="float" office:value="0.7">
            <text:p>0.7</text:p>
          </table:table-cell>
          <table:table-cell office:value-type="float" office:value="0.050405">
            <text:p>0.05040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3.381116">
            <text:p>-73.381116</text:p>
          </table:table-cell>
          <table:table-cell office:value-type="float" office:value="1.860445">
            <text:p>1.860445</text:p>
          </table:table-cell>
          <table:table-cell office:value-type="float" office:value="0.964688">
            <text:p>0.964688</text:p>
          </table:table-cell>
          <table:table-cell office:value-type="float" office:value="0.349025">
            <text:p>0.349025</text:p>
          </table:table-cell>
          <table:table-cell office:value-type="float" office:value="7">
            <text:p>7</text:p>
          </table:table-cell>
          <table:table-cell office:value-type="float" office:value="-9.77605">
            <text:p>-9.77605</text:p>
          </table:table-cell>
          <table:table-cell office:value-type="float" office:value="7.4">
            <text:p>7.4</text:p>
          </table:table-cell>
          <table:table-cell office:value-type="float" office:value="6.7">
            <text:p>6.7</text:p>
          </table:table-cell>
          <table:table-cell office:value-type="float" office:value="1.62143">
            <text:p>1.6214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3.824726">
            <text:p>-93.824726</text:p>
          </table:table-cell>
          <table:table-cell office:value-type="float" office:value="0.085903">
            <text:p>0.085903</text:p>
          </table:table-cell>
          <table:table-cell office:value-type="float" office:value="0.036321">
            <text:p>0.036321</text:p>
          </table:table-cell>
          <table:table-cell office:value-type="float" office:value="1.000587">
            <text:p>1.000587</text:p>
          </table:table-cell>
          <table:table-cell office:value-type="float" office:value="15">
            <text:p>15</text:p>
          </table:table-cell>
          <table:table-cell office:value-type="float" office:value="104.353">
            <text:p>104.353</text:p>
          </table:table-cell>
          <table:table-cell office:value-type="float" office:value="62">
            <text:p>62</text:p>
          </table:table-cell>
          <table:table-cell office:value-type="float" office:value="5.6">
            <text:p>5.6</text:p>
          </table:table-cell>
          <table:table-cell office:value-type="float" office:value="1.2869">
            <text:p>1.286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3.276207">
            <text:p>-73.276207</text:p>
          </table:table-cell>
          <table:table-cell office:value-type="float" office:value="1.860445">
            <text:p>1.860445</text:p>
          </table:table-cell>
          <table:table-cell office:value-type="float" office:value="0.942866">
            <text:p>0.942866</text:p>
          </table:table-cell>
          <table:table-cell office:value-type="float" office:value="0.219384">
            <text:p>0.219384</text:p>
          </table:table-cell>
          <table:table-cell office:value-type="float" office:value="0">
            <text:p>0</text:p>
          </table:table-cell>
          <table:table-cell office:value-type="float" office:value="-3.6634">
            <text:p>-3.6634</text:p>
          </table:table-cell>
          <table:table-cell office:value-type="float" office:value="7.6">
            <text:p>7.6</text:p>
          </table:table-cell>
          <table:table-cell office:value-type="float" office:value="6.7">
            <text:p>6.7</text:p>
          </table:table-cell>
          <table:table-cell office:value-type="float" office:value="1.53144">
            <text:p>1.5314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4.686575">
            <text:p>-94.686575</text:p>
          </table:table-cell>
          <table:table-cell office:value-type="float" office:value="0.679583">
            <text:p>0.679583</text:p>
          </table:table-cell>
          <table:table-cell office:value-type="float" office:value="0">
            <text:p>0</text:p>
          </table:table-cell>
          <table:table-cell office:value-type="float" office:value="0.154135">
            <text:p>0.154135</text:p>
          </table:table-cell>
          <table:table-cell office:value-type="float" office:value="11">
            <text:p>11</text:p>
          </table:table-cell>
          <table:table-cell office:value-type="float" office:value="22.2198">
            <text:p>22.2198</text:p>
          </table:table-cell>
          <table:table-cell office:value-type="float" office:value="25.1">
            <text:p>25.1</text:p>
          </table:table-cell>
          <table:table-cell office:value-type="float" office:value="0.4">
            <text:p>0.4</text:p>
          </table:table-cell>
          <table:table-cell office:value-type="float" office:value="0.035811">
            <text:p>0.03581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4.938766">
            <text:p>-94.938766</text:p>
          </table:table-cell>
          <table:table-cell office:value-type="float" office:value="0.093165">
            <text:p>0.093165</text:p>
          </table:table-cell>
          <table:table-cell office:value-type="float" office:value="1">
            <text:p>1</text:p>
          </table:table-cell>
          <table:table-cell office:value-type="float" office:value="3.263618">
            <text:p>3.263618</text:p>
          </table:table-cell>
          <table:table-cell office:value-type="float" office:value="31">
            <text:p>31</text:p>
          </table:table-cell>
          <table:table-cell office:value-type="float" office:value="18.8492">
            <text:p>18.8492</text:p>
          </table:table-cell>
          <table:table-cell office:value-type="float" office:value="21">
            <text:p>21</text:p>
          </table:table-cell>
          <table:table-cell office:value-type="float" office:value="0.2">
            <text:p>0.2</text:p>
          </table:table-cell>
          <table:table-cell office:value-type="float" office:value="0.575723">
            <text:p>0.57572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992601">
            <text:p>-94.992601</text:p>
          </table:table-cell>
          <table:table-cell office:value-type="float" office:value="0.085903">
            <text:p>0.085903</text:p>
          </table:table-cell>
          <table:table-cell office:value-type="float" office:value="0">
            <text:p>0</text:p>
          </table:table-cell>
          <table:table-cell office:value-type="float" office:value="3.177351">
            <text:p>3.177351</text:p>
          </table:table-cell>
          <table:table-cell office:value-type="float" office:value="11">
            <text:p>11</text:p>
          </table:table-cell>
          <table:table-cell office:value-type="float" office:value="17.2635">
            <text:p>17.2635</text:p>
          </table:table-cell>
          <table:table-cell office:value-type="float" office:value="19.2">
            <text:p>19.2</text:p>
          </table:table-cell>
          <table:table-cell office:value-type="float" office:value="0.1">
            <text:p>0.1</text:p>
          </table:table-cell>
          <table:table-cell office:value-type="float" office:value="0.29465">
            <text:p>0.2946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4.077571">
            <text:p>-94.077571</text:p>
          </table:table-cell>
          <table:table-cell office:value-type="float" office:value="0.679583">
            <text:p>0.679583</text:p>
          </table:table-cell>
          <table:table-cell office:value-type="float" office:value="0.048179">
            <text:p>0.048179</text:p>
          </table:table-cell>
          <table:table-cell office:value-type="float" office:value="0.396341">
            <text:p>0.396341</text:p>
          </table:table-cell>
          <table:table-cell office:value-type="float" office:value="0">
            <text:p>0</text:p>
          </table:table-cell>
          <table:table-cell office:value-type="float" office:value="80.9861">
            <text:p>80.9861</text:p>
          </table:table-cell>
          <table:table-cell office:value-type="float" office:value="57.2">
            <text:p>57.2</text:p>
          </table:table-cell>
          <table:table-cell office:value-type="float" office:value="4.1">
            <text:p>4.1</text:p>
          </table:table-cell>
          <table:table-cell office:value-type="float" office:value="0.507105">
            <text:p>0.50710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72.075062">
            <text:p>-72.075062</text:p>
          </table:table-cell>
          <table:table-cell office:value-type="float" office:value="1.860445">
            <text:p>1.86044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10.1362">
            <text:p>-10.1362</text:p>
          </table:table-cell>
          <table:table-cell office:value-type="float" office:value="5.8">
            <text:p>5.8</text:p>
          </table:table-cell>
          <table:table-cell office:value-type="float" office:value="5.6">
            <text:p>5.6</text:p>
          </table:table-cell>
          <table:table-cell office:value-type="float" office:value="0.002481">
            <text:p>0.00248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  <table:table-cell office:value-type="float" office:value="1.860445">
            <text:p>1.860445</text:p>
          </table:table-cell>
          <table:table-cell office:value-type="float" office:value="0.53951">
            <text:p>0.539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3.6959">
            <text:p>-13.6959</text:p>
          </table:table-cell>
          <table:table-cell table:number-columns-repeated="2" office:value-type="float" office:value="6.2">
            <text:p>6.2</text:p>
          </table:table-cell>
          <table:table-cell office:value-type="float" office:value="0.592981">
            <text:p>0.59298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1.358153">
            <text:p>-71.358153</text:p>
          </table:table-cell>
          <table:table-cell office:value-type="float" office:value="0.790807">
            <text:p>0.790807</text:p>
          </table:table-cell>
          <table:table-cell office:value-type="float" office:value="0">
            <text:p>0</text:p>
          </table:table-cell>
          <table:table-cell office:value-type="float" office:value="0.153977">
            <text:p>0.153977</text:p>
          </table:table-cell>
          <table:table-cell office:value-type="float" office:value="12">
            <text:p>12</text:p>
          </table:table-cell>
          <table:table-cell office:value-type="float" office:value="-21.4469">
            <text:p>-21.4469</text:p>
          </table:table-cell>
          <table:table-cell office:value-type="float" office:value="8.7">
            <text:p>8.7</text:p>
          </table:table-cell>
          <table:table-cell office:value-type="float" office:value="8.3">
            <text:p>8.3</text:p>
          </table:table-cell>
          <table:table-cell office:value-type="float" office:value="0.187636">
            <text:p>0.187636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4.689284">
            <text:p>-94.689284</text:p>
          </table:table-cell>
          <table:table-cell office:value-type="float" office:value="0.085903">
            <text:p>0.085903</text:p>
          </table:table-cell>
          <table:table-cell office:value-type="float" office:value="0.438949">
            <text:p>0.438949</text:p>
          </table:table-cell>
          <table:table-cell office:value-type="float" office:value="0.907638">
            <text:p>0.907638</text:p>
          </table:table-cell>
          <table:table-cell office:value-type="float" office:value="33">
            <text:p>33</text:p>
          </table:table-cell>
          <table:table-cell office:value-type="float" office:value="47.0242">
            <text:p>47.0242</text:p>
          </table:table-cell>
          <table:table-cell office:value-type="float" office:value="39.8">
            <text:p>39.8</text:p>
          </table:table-cell>
          <table:table-cell office:value-type="float" office:value="2">
            <text:p>2</text:p>
          </table:table-cell>
          <table:table-cell office:value-type="float" office:value="1.24527">
            <text:p>1.2452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3.868722">
            <text:p>-73.868722</text:p>
          </table:table-cell>
          <table:table-cell office:value-type="float" office:value="1.860445">
            <text:p>1.860445</text:p>
          </table:table-cell>
          <table:table-cell office:value-type="float" office:value="0.50315">
            <text:p>0.50315</text:p>
          </table:table-cell>
          <table:table-cell office:value-type="float" office:value="0.25326">
            <text:p>0.25326</text:p>
          </table:table-cell>
          <table:table-cell office:value-type="float" office:value="1">
            <text:p>1</text:p>
          </table:table-cell>
          <table:table-cell office:value-type="float" office:value="8.47095">
            <text:p>8.47095</text:p>
          </table:table-cell>
          <table:table-cell office:value-type="float" office:value="11">
            <text:p>11</text:p>
          </table:table-cell>
          <table:table-cell office:value-type="float" office:value="9.8">
            <text:p>9.8</text:p>
          </table:table-cell>
          <table:table-cell office:value-type="float" office:value="1.28422">
            <text:p>1.2842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4.89153">
            <text:p>-94.89153</text:p>
          </table:table-cell>
          <table:table-cell office:value-type="float" office:value="0.093165">
            <text:p>0.093165</text:p>
          </table:table-cell>
          <table:table-cell office:value-type="float" office:value="0.772898">
            <text:p>0.772898</text:p>
          </table:table-cell>
          <table:table-cell office:value-type="float" office:value="0.345269">
            <text:p>0.345269</text:p>
          </table:table-cell>
          <table:table-cell office:value-type="float" office:value="26">
            <text:p>26</text:p>
          </table:table-cell>
          <table:table-cell office:value-type="float" office:value="31.3946">
            <text:p>31.3946</text:p>
          </table:table-cell>
          <table:table-cell office:value-type="float" office:value="29.5">
            <text:p>29.5</text:p>
          </table:table-cell>
          <table:table-cell office:value-type="float" office:value="1">
            <text:p>1</text:p>
          </table:table-cell>
          <table:table-cell office:value-type="float" office:value="0.513712">
            <text:p>0.51371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5.957766">
            <text:p>-75.957766</text:p>
          </table:table-cell>
          <table:table-cell office:value-type="float" office:value="0.790807">
            <text:p>0.790807</text:p>
          </table:table-cell>
          <table:table-cell office:value-type="float" office:value="0.395662">
            <text:p>0.395662</text:p>
          </table:table-cell>
          <table:table-cell office:value-type="float" office:value="0.153977">
            <text:p>0.153977</text:p>
          </table:table-cell>
          <table:table-cell office:value-type="float" office:value="1">
            <text:p>1</text:p>
          </table:table-cell>
          <table:table-cell office:value-type="float" office:value="6.52051">
            <text:p>6.52051</text:p>
          </table:table-cell>
          <table:table-cell office:value-type="float" office:value="11.9">
            <text:p>11.9</text:p>
          </table:table-cell>
          <table:table-cell office:value-type="float" office:value="10.4">
            <text:p>10.4</text:p>
          </table:table-cell>
          <table:table-cell office:value-type="float" office:value="1.09809">
            <text:p>1.0980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73.58199">
            <text:p>-73.58199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5326">
            <text:p>0.25326</text:p>
          </table:table-cell>
          <table:table-cell office:value-type="float" office:value="4">
            <text:p>4</text:p>
          </table:table-cell>
          <table:table-cell office:value-type="float" office:value="-0.627014">
            <text:p>-0.627014</text:p>
          </table:table-cell>
          <table:table-cell office:value-type="float" office:value="10.4">
            <text:p>10.4</text:p>
          </table:table-cell>
          <table:table-cell office:value-type="float" office:value="9.4">
            <text:p>9.4</text:p>
          </table:table-cell>
          <table:table-cell office:value-type="float" office:value="1.95598">
            <text:p>1.95598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3.325659">
            <text:p>-73.325659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25326">
            <text:p>0.25326</text:p>
          </table:table-cell>
          <table:table-cell office:value-type="float" office:value="6">
            <text:p>6</text:p>
          </table:table-cell>
          <table:table-cell office:value-type="float" office:value="-0.636154">
            <text:p>-0.636154</text:p>
          </table:table-cell>
          <table:table-cell office:value-type="float" office:value="8.7">
            <text:p>8.7</text:p>
          </table:table-cell>
          <table:table-cell office:value-type="float" office:value="8.1">
            <text:p>8.1</text:p>
          </table:table-cell>
          <table:table-cell office:value-type="float" office:value="1.92316">
            <text:p>1.9231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94.202806">
            <text:p>-94.202806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396341">
            <text:p>0.396341</text:p>
          </table:table-cell>
          <table:table-cell office:value-type="float" office:value="0">
            <text:p>0</text:p>
          </table:table-cell>
          <table:table-cell office:value-type="float" office:value="79.77">
            <text:p>79.77</text:p>
          </table:table-cell>
          <table:table-cell office:value-type="float" office:value="54.1">
            <text:p>54.1</text:p>
          </table:table-cell>
          <table:table-cell office:value-type="float" office:value="4">
            <text:p>4</text:p>
          </table:table-cell>
          <table:table-cell office:value-type="float" office:value="0.50779">
            <text:p>0.5077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4.769824">
            <text:p>-94.769824</text:p>
          </table:table-cell>
          <table:table-cell office:value-type="float" office:value="0.093165">
            <text:p>0.093165</text:p>
          </table:table-cell>
          <table:table-cell office:value-type="float" office:value="0.772898">
            <text:p>0.772898</text:p>
          </table:table-cell>
          <table:table-cell office:value-type="float" office:value="0.345269">
            <text:p>0.345269</text:p>
          </table:table-cell>
          <table:table-cell office:value-type="float" office:value="24">
            <text:p>24</text:p>
          </table:table-cell>
          <table:table-cell office:value-type="float" office:value="44.249">
            <text:p>44.249</text:p>
          </table:table-cell>
          <table:table-cell office:value-type="float" office:value="39.1">
            <text:p>39.1</text:p>
          </table:table-cell>
          <table:table-cell office:value-type="float" office:value="1.8">
            <text:p>1.8</text:p>
          </table:table-cell>
          <table:table-cell office:value-type="float" office:value="0.917241">
            <text:p>0.91724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4.754326">
            <text:p>-94.754326</text:p>
          </table:table-cell>
          <table:table-cell office:value-type="float" office:value="0.078293">
            <text:p>0.078293</text:p>
          </table:table-cell>
          <table:table-cell office:value-type="float" office:value="0.178536">
            <text:p>0.17853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7.9819">
            <text:p>37.9819</text:p>
          </table:table-cell>
          <table:table-cell office:value-type="float" office:value="35.7">
            <text:p>35.7</text:p>
          </table:table-cell>
          <table:table-cell office:value-type="float" office:value="1.4">
            <text:p>1.4</text:p>
          </table:table-cell>
          <table:table-cell office:value-type="float" office:value="0.094812">
            <text:p>0.09481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94.933051">
            <text:p>-94.933051</text:p>
          </table:table-cell>
          <table:table-cell office:value-type="float" office:value="0.078293">
            <text:p>0.078293</text:p>
          </table:table-cell>
          <table:table-cell office:value-type="float" office:value="0.420421">
            <text:p>0.420421</text:p>
          </table:table-cell>
          <table:table-cell office:value-type="float" office:value="0.497482">
            <text:p>0.497482</text:p>
          </table:table-cell>
          <table:table-cell office:value-type="float" office:value="22">
            <text:p>22</text:p>
          </table:table-cell>
          <table:table-cell office:value-type="float" office:value="21.9961">
            <text:p>21.9961</text:p>
          </table:table-cell>
          <table:table-cell office:value-type="float" office:value="23.1">
            <text:p>23.1</text:p>
          </table:table-cell>
          <table:table-cell office:value-type="float" office:value="0.4">
            <text:p>0.4</text:p>
          </table:table-cell>
          <table:table-cell office:value-type="float" office:value="0.181021">
            <text:p>0.18102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94.044418">
            <text:p>-94.044418</text:p>
          </table:table-cell>
          <table:table-cell office:value-type="float" office:value="0.085903">
            <text:p>0.085903</text:p>
          </table:table-cell>
          <table:table-cell office:value-type="float" office:value="0.07174">
            <text:p>0.07174</text:p>
          </table:table-cell>
          <table:table-cell office:value-type="float" office:value="1.000587">
            <text:p>1.000587</text:p>
          </table:table-cell>
          <table:table-cell office:value-type="float" office:value="15">
            <text:p>15</text:p>
          </table:table-cell>
          <table:table-cell office:value-type="float" office:value="75.6563">
            <text:p>75.6563</text:p>
          </table:table-cell>
          <table:table-cell office:value-type="float" office:value="51.6">
            <text:p>51.6</text:p>
          </table:table-cell>
          <table:table-cell office:value-type="float" office:value="3.8">
            <text:p>3.8</text:p>
          </table:table-cell>
          <table:table-cell office:value-type="float" office:value="1.38639">
            <text:p>1.3863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0">
            <text:p>-70</text:p>
          </table:table-cell>
          <table:table-cell office:value-type="float" office:value="1.860445">
            <text:p>1.860445</text:p>
          </table:table-cell>
          <table:table-cell office:value-type="float" office:value="0.525528">
            <text:p>0.525528</text:p>
          </table:table-cell>
          <table:table-cell office:value-type="float" office:value="0.953752">
            <text:p>0.953752</text:p>
          </table:table-cell>
          <table:table-cell office:value-type="float" office:value="6">
            <text:p>6</text:p>
          </table:table-cell>
          <table:table-cell office:value-type="float" office:value="-15.5219">
            <text:p>-15.5219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1.42771">
            <text:p>1.4277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73.304135">
            <text:p>-73.304135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474958">
            <text:p>0.474958</text:p>
          </table:table-cell>
          <table:table-cell office:value-type="float" office:value="0">
            <text:p>0</text:p>
          </table:table-cell>
          <table:table-cell office:value-type="float" office:value="-4.07286">
            <text:p>-4.07286</text:p>
          </table:table-cell>
          <table:table-cell office:value-type="float" office:value="5.9">
            <text:p>5.9</text:p>
          </table:table-cell>
          <table:table-cell office:value-type="float" office:value="5.2">
            <text:p>5.2</text:p>
          </table:table-cell>
          <table:table-cell office:value-type="float" office:value="1.60142">
            <text:p>1.60142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72.395985">
            <text:p>-72.395985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474958">
            <text:p>0.474958</text:p>
          </table:table-cell>
          <table:table-cell office:value-type="float" office:value="0">
            <text:p>0</text:p>
          </table:table-cell>
          <table:table-cell office:value-type="float" office:value="-10.4508">
            <text:p>-10.4508</text:p>
          </table:table-cell>
          <table:table-cell office:value-type="float" office:value="7.3">
            <text:p>7.3</text:p>
          </table:table-cell>
          <table:table-cell office:value-type="float" office:value="6.9">
            <text:p>6.9</text:p>
          </table:table-cell>
          <table:table-cell office:value-type="float" office:value="1.85321">
            <text:p>1.8532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94.680263">
            <text:p>-94.680263</text:p>
          </table:table-cell>
          <table:table-cell office:value-type="float" office:value="0.078293">
            <text:p>0.078293</text:p>
          </table:table-cell>
          <table:table-cell office:value-type="float" office:value="0">
            <text:p>0</text:p>
          </table:table-cell>
          <table:table-cell office:value-type="float" office:value="0.973355">
            <text:p>0.973355</text:p>
          </table:table-cell>
          <table:table-cell office:value-type="float" office:value="27">
            <text:p>27</text:p>
          </table:table-cell>
          <table:table-cell office:value-type="float" office:value="48.7257">
            <text:p>48.7257</text:p>
          </table:table-cell>
          <table:table-cell office:value-type="float" office:value="40.8">
            <text:p>40.8</text:p>
          </table:table-cell>
          <table:table-cell office:value-type="float" office:value="2.1">
            <text:p>2.1</text:p>
          </table:table-cell>
          <table:table-cell office:value-type="float" office:value="1.03027">
            <text:p>1.0302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72.8938">
            <text:p>-72.8938</text:p>
          </table:table-cell>
          <table:table-cell office:value-type="float" office:value="1.860445">
            <text:p>1.860445</text:p>
          </table:table-cell>
          <table:table-cell office:value-type="float" office:value="0">
            <text:p>0</text:p>
          </table:table-cell>
          <table:table-cell office:value-type="float" office:value="0.25326">
            <text:p>0.25326</text:p>
          </table:table-cell>
          <table:table-cell office:value-type="float" office:value="11">
            <text:p>11</text:p>
          </table:table-cell>
          <table:table-cell office:value-type="float" office:value="-1.38333">
            <text:p>-1.38333</text:p>
          </table:table-cell>
          <table:table-cell office:value-type="float" office:value="7.9">
            <text:p>7.9</text:p>
          </table:table-cell>
          <table:table-cell office:value-type="float" office:value="7.5">
            <text:p>7.5</text:p>
          </table:table-cell>
          <table:table-cell office:value-type="float" office:value="0.343082">
            <text:p>0.343082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4.505422">
            <text:p>-74.505422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18799">
            <text:p>0.18799</text:p>
          </table:table-cell>
          <table:table-cell office:value-type="float" office:value="4">
            <text:p>4</text:p>
          </table:table-cell>
          <table:table-cell office:value-type="float" office:value="6.03276">
            <text:p>6.03276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.78484">
            <text:p>1.7848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93.448578">
            <text:p>-93.448578</text:p>
          </table:table-cell>
          <table:table-cell office:value-type="float" office:value="0.758744">
            <text:p>0.758744</text:p>
          </table:table-cell>
          <table:table-cell office:value-type="float" office:value="0.004169">
            <text:p>0.004169</text:p>
          </table:table-cell>
          <table:table-cell office:value-type="float" office:value="0.201096">
            <text:p>0.201096</text:p>
          </table:table-cell>
          <table:table-cell office:value-type="float" office:value="9">
            <text:p>9</text:p>
          </table:table-cell>
          <table:table-cell office:value-type="float" office:value="108.646">
            <text:p>108.646</text:p>
          </table:table-cell>
          <table:table-cell office:value-type="float" office:value="63.8">
            <text:p>63.8</text:p>
          </table:table-cell>
          <table:table-cell office:value-type="float" office:value="5.8">
            <text:p>5.8</text:p>
          </table:table-cell>
          <table:table-cell office:value-type="float" office:value="0.300099">
            <text:p>0.30009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93.644324">
            <text:p>-93.644324</text:p>
          </table:table-cell>
          <table:table-cell office:value-type="float" office:value="0.078293">
            <text:p>0.0782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9.882">
            <text:p>119.882</text:p>
          </table:table-cell>
          <table:table-cell office:value-type="float" office:value="67">
            <text:p>67</text:p>
          </table:table-cell>
          <table:table-cell office:value-type="float" office:value="6.6">
            <text:p>6.6</text:p>
          </table:table-cell>
          <table:table-cell office:value-type="float" office:value="1.44174">
            <text:p>1.4417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93.371658">
            <text:p>-93.371658</text:p>
          </table:table-cell>
          <table:table-cell office:value-type="float" office:value="0.078293">
            <text:p>0.0782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39.842">
            <text:p>139.842</text:p>
          </table:table-cell>
          <table:table-cell office:value-type="float" office:value="70.4">
            <text:p>70.4</text:p>
          </table:table-cell>
          <table:table-cell office:value-type="float" office:value="7.9">
            <text:p>7.9</text:p>
          </table:table-cell>
          <table:table-cell office:value-type="float" office:value="1.46174">
            <text:p>1.46174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4.872523">
            <text:p>-94.872523</text:p>
          </table:table-cell>
          <table:table-cell office:value-type="float" office:value="0.085903">
            <text:p>0.085903</text:p>
          </table:table-cell>
          <table:table-cell office:value-type="float" office:value="0.036321">
            <text:p>0.03632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3.063">
            <text:p>33.063</text:p>
          </table:table-cell>
          <table:table-cell office:value-type="float" office:value="33.1">
            <text:p>33.1</text:p>
          </table:table-cell>
          <table:table-cell office:value-type="float" office:value="1.1">
            <text:p>1.1</text:p>
          </table:table-cell>
          <table:table-cell office:value-type="float" office:value="0.013996">
            <text:p>0.01399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73.29715">
            <text:p>-73.29715</text:p>
          </table:table-cell>
          <table:table-cell office:value-type="float" office:value="1.860445">
            <text:p>1.860445</text:p>
          </table:table-cell>
          <table:table-cell office:value-type="float" office:value="0.800396">
            <text:p>0.800396</text:p>
          </table:table-cell>
          <table:table-cell office:value-type="float" office:value="0.168086">
            <text:p>0.168086</text:p>
          </table:table-cell>
          <table:table-cell office:value-type="float" office:value="9">
            <text:p>9</text:p>
          </table:table-cell>
          <table:table-cell office:value-type="float" office:value="6.69155">
            <text:p>6.6915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.5562">
            <text:p>1.5562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94.881581">
            <text:p>-94.881581</text:p>
          </table:table-cell>
          <table:table-cell office:value-type="float" office:value="0.078293">
            <text:p>0.078293</text:p>
          </table:table-cell>
          <table:table-cell office:value-type="float" office:value="0">
            <text:p>0</text:p>
          </table:table-cell>
          <table:table-cell office:value-type="float" office:value="0.592881">
            <text:p>0.592881</text:p>
          </table:table-cell>
          <table:table-cell office:value-type="float" office:value="31">
            <text:p>31</text:p>
          </table:table-cell>
          <table:table-cell office:value-type="float" office:value="32.7404">
            <text:p>32.7404</text:p>
          </table:table-cell>
          <table:table-cell office:value-type="float" office:value="30.4">
            <text:p>30.4</text:p>
          </table:table-cell>
          <table:table-cell office:value-type="float" office:value="1.1">
            <text:p>1.1</text:p>
          </table:table-cell>
          <table:table-cell office:value-type="float" office:value="0.414798">
            <text:p>0.41479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73.393411">
            <text:p>-73.393411</text:p>
          </table:table-cell>
          <table:table-cell office:value-type="float" office:value="1.860445">
            <text:p>1.860445</text:p>
          </table:table-cell>
          <table:table-cell office:value-type="float" office:value="0.942866">
            <text:p>0.942866</text:p>
          </table:table-cell>
          <table:table-cell office:value-type="float" office:value="0.38341">
            <text:p>0.38341</text:p>
          </table:table-cell>
          <table:table-cell office:value-type="float" office:value="0">
            <text:p>0</text:p>
          </table:table-cell>
          <table:table-cell office:value-type="float" office:value="-2.92222">
            <text:p>-2.92222</text:p>
          </table:table-cell>
          <table:table-cell office:value-type="float" office:value="5.3">
            <text:p>5.3</text:p>
          </table:table-cell>
          <table:table-cell office:value-type="float" office:value="4.7">
            <text:p>4.7</text:p>
          </table:table-cell>
          <table:table-cell office:value-type="float" office:value="1.03437">
            <text:p>1.0343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71.423049">
            <text:p>-71.423049</text:p>
          </table:table-cell>
          <table:table-cell office:value-type="float" office:value="0.790807">
            <text:p>0.790807</text:p>
          </table:table-cell>
          <table:table-cell office:value-type="float" office:value="0.014167">
            <text:p>0.014167</text:p>
          </table:table-cell>
          <table:table-cell office:value-type="float" office:value="0.153977">
            <text:p>0.153977</text:p>
          </table:table-cell>
          <table:table-cell office:value-type="float" office:value="11">
            <text:p>11</text:p>
          </table:table-cell>
          <table:table-cell office:value-type="float" office:value="-14.9631">
            <text:p>-14.9631</text:p>
          </table:table-cell>
          <table:table-cell office:value-type="float" office:value="4.6">
            <text:p>4.6</text:p>
          </table:table-cell>
          <table:table-cell office:value-type="float" office:value="4.5">
            <text:p>4.5</text:p>
          </table:table-cell>
          <table:table-cell office:value-type="float" office:value="0.09308">
            <text:p>0.0930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70">
            <text:p>-70</text:p>
          </table:table-cell>
          <table:table-cell office:value-type="float" office:value="1.860445">
            <text:p>1.860445</text:p>
          </table:table-cell>
          <table:table-cell office:value-type="float" office:value="1">
            <text:p>1</text:p>
          </table:table-cell>
          <table:table-cell office:value-type="float" office:value="0.317511">
            <text:p>0.317511</text:p>
          </table:table-cell>
          <table:table-cell office:value-type="float" office:value="2">
            <text:p>2</text:p>
          </table:table-cell>
          <table:table-cell office:value-type="float" office:value="-9.74637">
            <text:p>-9.74637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1.36504">
            <text:p>1.3650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5.876299">
            <text:p>-75.876299</text:p>
          </table:table-cell>
          <table:table-cell office:value-type="float" office:value="0.790807">
            <text:p>0.790807</text:p>
          </table:table-cell>
          <table:table-cell office:value-type="float" office:value="0.004172">
            <text:p>0.004172</text:p>
          </table:table-cell>
          <table:table-cell office:value-type="float" office:value="0.153977">
            <text:p>0.153977</text:p>
          </table:table-cell>
          <table:table-cell office:value-type="float" office:value="7">
            <text:p>7</text:p>
          </table:table-cell>
          <table:table-cell office:value-type="float" office:value="-0.876902">
            <text:p>-0.876902</text:p>
          </table:table-cell>
          <table:table-cell office:value-type="float" office:value="11.8">
            <text:p>11.8</text:p>
          </table:table-cell>
          <table:table-cell office:value-type="float" office:value="10.3">
            <text:p>10.3</text:p>
          </table:table-cell>
          <table:table-cell office:value-type="float" office:value="0.291938">
            <text:p>0.29193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71.710019">
            <text:p>-71.710019</text:p>
          </table:table-cell>
          <table:table-cell office:value-type="float" office:value="1.860445">
            <text:p>1.860445</text:p>
          </table:table-cell>
          <table:table-cell office:value-type="float" office:value="0.964688">
            <text:p>0.964688</text:p>
          </table:table-cell>
          <table:table-cell table:number-columns-repeated="2" office:value-type="float" office:value="0">
            <text:p>0</text:p>
          </table:table-cell>
          <table:table-cell office:value-type="float" office:value="-5.54678">
            <text:p>-5.54678</text:p>
          </table:table-cell>
          <table:table-cell office:value-type="float" office:value="5.6">
            <text:p>5.6</text:p>
          </table:table-cell>
          <table:table-cell office:value-type="float" office:value="4.9">
            <text:p>4.9</text:p>
          </table:table-cell>
          <table:table-cell office:value-type="float" office:value="0.633416">
            <text:p>0.633416</text:p>
          </table:table-cell>
        </table:table-row>
      </table:table>
      <table:table table:name="75.sce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70.948901">
            <text:p>-70.948901</text:p>
          </table:table-cell>
          <table:table-cell office:value-type="float" office:value="1.942433">
            <text:p>1.942433</text:p>
          </table:table-cell>
          <table:table-cell office:value-type="float" office:value="0">
            <text:p>0</text:p>
          </table:table-cell>
          <table:table-cell office:value-type="float" office:value="1.217332">
            <text:p>1.217332</text:p>
          </table:table-cell>
          <table:table-cell office:value-type="float" office:value="1">
            <text:p>1</text:p>
          </table:table-cell>
          <table:table-cell office:value-type="float" office:value="-11.5866">
            <text:p>-11.5866</text:p>
          </table:table-cell>
          <table:table-cell office:value-type="float" office:value="5.9">
            <text:p>5.9</text:p>
          </table:table-cell>
          <table:table-cell office:value-type="float" office:value="5.5">
            <text:p>5.5</text:p>
          </table:table-cell>
          <table:table-cell office:value-type="float" office:value="1.37992">
            <text:p>1.3799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1.162245">
            <text:p>-71.162245</text:p>
          </table:table-cell>
          <table:table-cell office:value-type="float" office:value="1.942433">
            <text:p>1.942433</text:p>
          </table:table-cell>
          <table:table-cell office:value-type="float" office:value="0.790173">
            <text:p>0.790173</text:p>
          </table:table-cell>
          <table:table-cell office:value-type="float" office:value="0.24527">
            <text:p>0.24527</text:p>
          </table:table-cell>
          <table:table-cell office:value-type="float" office:value="1">
            <text:p>1</text:p>
          </table:table-cell>
          <table:table-cell office:value-type="float" office:value="-15.8494">
            <text:p>-15.8494</text:p>
          </table:table-cell>
          <table:table-cell office:value-type="float" office:value="6.2">
            <text:p>6.2</text:p>
          </table:table-cell>
          <table:table-cell office:value-type="float" office:value="5.9">
            <text:p>5.9</text:p>
          </table:table-cell>
          <table:table-cell office:value-type="float" office:value="1.29228">
            <text:p>1.2922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74.607035">
            <text:p>-74.607035</text:p>
          </table:table-cell>
          <table:table-cell office:value-type="float" office:value="1.942433">
            <text:p>1.942433</text:p>
          </table:table-cell>
          <table:table-cell office:value-type="float" office:value="0.641561">
            <text:p>0.641561</text:p>
          </table:table-cell>
          <table:table-cell office:value-type="float" office:value="0.24527">
            <text:p>0.24527</text:p>
          </table:table-cell>
          <table:table-cell office:value-type="float" office:value="1">
            <text:p>1</text:p>
          </table:table-cell>
          <table:table-cell office:value-type="float" office:value="11.1265">
            <text:p>11.1265</text:p>
          </table:table-cell>
          <table:table-cell office:value-type="float" office:value="14.5">
            <text:p>14.5</text:p>
          </table:table-cell>
          <table:table-cell office:value-type="float" office:value="12.5">
            <text:p>12.5</text:p>
          </table:table-cell>
          <table:table-cell office:value-type="float" office:value="1.78029">
            <text:p>1.7802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3.253423">
            <text:p>-93.253423</text:p>
          </table:table-cell>
          <table:table-cell office:value-type="float" office:value="0.679583">
            <text:p>0.679583</text:p>
          </table:table-cell>
          <table:table-cell office:value-type="float" office:value="1">
            <text:p>1</text:p>
          </table:table-cell>
          <table:table-cell office:value-type="float" office:value="0.154135">
            <text:p>0.154135</text:p>
          </table:table-cell>
          <table:table-cell office:value-type="float" office:value="19">
            <text:p>19</text:p>
          </table:table-cell>
          <table:table-cell office:value-type="float" office:value="135.5">
            <text:p>135.5</text:p>
          </table:table-cell>
          <table:table-cell office:value-type="float" office:value="68.9">
            <text:p>68.9</text:p>
          </table:table-cell>
          <table:table-cell office:value-type="float" office:value="7.5">
            <text:p>7.5</text:p>
          </table:table-cell>
          <table:table-cell office:value-type="float" office:value="1.88738">
            <text:p>1.8873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74.465244">
            <text:p>-74.465244</text:p>
          </table:table-cell>
          <table:table-cell office:value-type="float" office:value="0.581862">
            <text:p>0.581862</text:p>
          </table:table-cell>
          <table:table-cell office:value-type="float" office:value="1">
            <text:p>1</text:p>
          </table:table-cell>
          <table:table-cell office:value-type="float" office:value="0.176807">
            <text:p>0.176807</text:p>
          </table:table-cell>
          <table:table-cell office:value-type="float" office:value="10">
            <text:p>10</text:p>
          </table:table-cell>
          <table:table-cell office:value-type="float" office:value="0.749321">
            <text:p>0.749321</text:p>
          </table:table-cell>
          <table:table-cell office:value-type="float" office:value="11.2">
            <text:p>11.2</text:p>
          </table:table-cell>
          <table:table-cell office:value-type="float" office:value="10.1">
            <text:p>10.1</text:p>
          </table:table-cell>
          <table:table-cell office:value-type="float" office:value="1.66353">
            <text:p>1.6635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4.169055">
            <text:p>-94.169055</text:p>
          </table:table-cell>
          <table:table-cell office:value-type="float" office:value="0.087172">
            <text:p>0.087172</text:p>
          </table:table-cell>
          <table:table-cell office:value-type="float" office:value="0">
            <text:p>0</text:p>
          </table:table-cell>
          <table:table-cell office:value-type="float" office:value="0.918516">
            <text:p>0.918516</text:p>
          </table:table-cell>
          <table:table-cell office:value-type="float" office:value="34">
            <text:p>34</text:p>
          </table:table-cell>
          <table:table-cell office:value-type="float" office:value="72.3328">
            <text:p>72.3328</text:p>
          </table:table-cell>
          <table:table-cell office:value-type="float" office:value="51.2">
            <text:p>51.2</text:p>
          </table:table-cell>
          <table:table-cell office:value-type="float" office:value="3.6">
            <text:p>3.6</text:p>
          </table:table-cell>
          <table:table-cell office:value-type="float" office:value="0.977935">
            <text:p>0.97793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0.564423">
            <text:p>-70.564423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176807">
            <text:p>0.176807</text:p>
          </table:table-cell>
          <table:table-cell office:value-type="float" office:value="9">
            <text:p>9</text:p>
          </table:table-cell>
          <table:table-cell office:value-type="float" office:value="-17.6956">
            <text:p>-17.6956</text:p>
          </table:table-cell>
          <table:table-cell office:value-type="float" office:value="6.4">
            <text:p>6.4</text:p>
          </table:table-cell>
          <table:table-cell office:value-type="float" office:value="6.2">
            <text:p>6.2</text:p>
          </table:table-cell>
          <table:table-cell office:value-type="float" office:value="0.22477">
            <text:p>0.2247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0.648835">
            <text:p>-70.648835</text:p>
          </table:table-cell>
          <table:table-cell office:value-type="float" office:value="0.581862">
            <text:p>0.581862</text:p>
          </table:table-cell>
          <table:table-cell office:value-type="float" office:value="0">
            <text:p>0</text:p>
          </table:table-cell>
          <table:table-cell office:value-type="float" office:value="2.063407">
            <text:p>2.063407</text:p>
          </table:table-cell>
          <table:table-cell office:value-type="float" office:value="3">
            <text:p>3</text:p>
          </table:table-cell>
          <table:table-cell office:value-type="float" office:value="-14.9186">
            <text:p>-14.9186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  <table:table-cell office:value-type="float" office:value="1.46472">
            <text:p>1.4647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6.553762">
            <text:p>-96.553762</text:p>
          </table:table-cell>
          <table:table-cell office:value-type="float" office:value="0.087172">
            <text:p>0.087172</text:p>
          </table:table-cell>
          <table:table-cell office:value-type="float" office:value="0.031842">
            <text:p>0.031842</text:p>
          </table:table-cell>
          <table:table-cell office:value-type="float" office:value="0.918516">
            <text:p>0.918516</text:p>
          </table:table-cell>
          <table:table-cell office:value-type="float" office:value="17">
            <text:p>17</text:p>
          </table:table-cell>
          <table:table-cell office:value-type="float" office:value="15.7376">
            <text:p>15.7376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  <table:table-cell office:value-type="float" office:value="0.000787">
            <text:p>0.00078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75.042528">
            <text:p>-75.042528</text:p>
          </table:table-cell>
          <table:table-cell office:value-type="float" office:value="1.942433">
            <text:p>1.942433</text:p>
          </table:table-cell>
          <table:table-cell office:value-type="float" office:value="0">
            <text:p>0</text:p>
          </table:table-cell>
          <table:table-cell office:value-type="float" office:value="0.24527">
            <text:p>0.24527</text:p>
          </table:table-cell>
          <table:table-cell office:value-type="float" office:value="0">
            <text:p>0</text:p>
          </table:table-cell>
          <table:table-cell office:value-type="float" office:value="12.8354">
            <text:p>12.8354</text:p>
          </table:table-cell>
          <table:table-cell office:value-type="float" office:value="16.9">
            <text:p>16.9</text:p>
          </table:table-cell>
          <table:table-cell office:value-type="float" office:value="16.1">
            <text:p>16.1</text:p>
          </table:table-cell>
          <table:table-cell office:value-type="float" office:value="0.589371">
            <text:p>0.5893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119948">
            <text:p>-94.119948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465648">
            <text:p>0.465648</text:p>
          </table:table-cell>
          <table:table-cell office:value-type="float" office:value="4">
            <text:p>4</text:p>
          </table:table-cell>
          <table:table-cell office:value-type="float" office:value="97.1033">
            <text:p>97.1033</text:p>
          </table:table-cell>
          <table:table-cell office:value-type="float" office:value="60.2">
            <text:p>60.2</text:p>
          </table:table-cell>
          <table:table-cell office:value-type="float" office:value="5.1">
            <text:p>5.1</text:p>
          </table:table-cell>
          <table:table-cell office:value-type="float" office:value="0.547755">
            <text:p>0.54775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73.493386">
            <text:p>-73.493386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063096">
            <text:p>0.063096</text:p>
          </table:table-cell>
          <table:table-cell office:value-type="float" office:value="0">
            <text:p>0</text:p>
          </table:table-cell>
          <table:table-cell office:value-type="float" office:value="-11.2679">
            <text:p>-11.2679</text:p>
          </table:table-cell>
          <table:table-cell office:value-type="float" office:value="5.2">
            <text:p>5.2</text:p>
          </table:table-cell>
          <table:table-cell office:value-type="float" office:value="4.6">
            <text:p>4.6</text:p>
          </table:table-cell>
          <table:table-cell office:value-type="float" office:value="0.064864">
            <text:p>0.06486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4.901587">
            <text:p>-74.901587</text:p>
          </table:table-cell>
          <table:table-cell office:value-type="float" office:value="0.581862">
            <text:p>0.581862</text:p>
          </table:table-cell>
          <table:table-cell office:value-type="float" office:value="0">
            <text:p>0</text:p>
          </table:table-cell>
          <table:table-cell office:value-type="float" office:value="0.174908">
            <text:p>0.174908</text:p>
          </table:table-cell>
          <table:table-cell office:value-type="float" office:value="0">
            <text:p>0</text:p>
          </table:table-cell>
          <table:table-cell office:value-type="float" office:value="-5.15007">
            <text:p>-5.15007</text:p>
          </table:table-cell>
          <table:table-cell office:value-type="float" office:value="8.8">
            <text:p>8.8</text:p>
          </table:table-cell>
          <table:table-cell office:value-type="float" office:value="7.6">
            <text:p>7.6</text:p>
          </table:table-cell>
          <table:table-cell office:value-type="float" office:value="0.284328">
            <text:p>0.28432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4.567162">
            <text:p>-94.567162</text:p>
          </table:table-cell>
          <table:table-cell office:value-type="float" office:value="0.087172">
            <text:p>0.087172</text:p>
          </table:table-cell>
          <table:table-cell office:value-type="float" office:value="0.145636">
            <text:p>0.145636</text:p>
          </table:table-cell>
          <table:table-cell office:value-type="float" office:value="0.918516">
            <text:p>0.918516</text:p>
          </table:table-cell>
          <table:table-cell office:value-type="float" office:value="10">
            <text:p>10</text:p>
          </table:table-cell>
          <table:table-cell office:value-type="float" office:value="56.9285">
            <text:p>56.9285</text:p>
          </table:table-cell>
          <table:table-cell office:value-type="float" office:value="45.4">
            <text:p>45.4</text:p>
          </table:table-cell>
          <table:table-cell office:value-type="float" office:value="2.6">
            <text:p>2.6</text:p>
          </table:table-cell>
          <table:table-cell office:value-type="float" office:value="1.02588">
            <text:p>1.0258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74.308239">
            <text:p>-74.308239</text:p>
          </table:table-cell>
          <table:table-cell office:value-type="float" office:value="2.240121">
            <text:p>2.240121</text:p>
          </table:table-cell>
          <table:table-cell office:value-type="float" office:value="0.541705">
            <text:p>0.5417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.1063">
            <text:p>15.1063</text:p>
          </table:table-cell>
          <table:table-cell office:value-type="float" office:value="16.2">
            <text:p>16.2</text:p>
          </table:table-cell>
          <table:table-cell office:value-type="float" office:value="15.1">
            <text:p>15.1</text:p>
          </table:table-cell>
          <table:table-cell office:value-type="float" office:value="1.1776">
            <text:p>1.177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4.083818">
            <text:p>-94.083818</text:p>
          </table:table-cell>
          <table:table-cell office:value-type="float" office:value="0.764961">
            <text:p>0.764961</text:p>
          </table:table-cell>
          <table:table-cell office:value-type="float" office:value="0.003388">
            <text:p>0.003388</text:p>
          </table:table-cell>
          <table:table-cell office:value-type="float" office:value="0.265482">
            <text:p>0.265482</text:p>
          </table:table-cell>
          <table:table-cell office:value-type="float" office:value="8">
            <text:p>8</text:p>
          </table:table-cell>
          <table:table-cell office:value-type="float" office:value="114.943">
            <text:p>114.943</text:p>
          </table:table-cell>
          <table:table-cell office:value-type="float" office:value="66.9">
            <text:p>66.9</text:p>
          </table:table-cell>
          <table:table-cell office:value-type="float" office:value="6.2">
            <text:p>6.2</text:p>
          </table:table-cell>
          <table:table-cell office:value-type="float" office:value="0.455252">
            <text:p>0.45525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74.732301">
            <text:p>-74.732301</text:p>
          </table:table-cell>
          <table:table-cell office:value-type="float" office:value="1.942433">
            <text:p>1.942433</text:p>
          </table:table-cell>
          <table:table-cell office:value-type="float" office:value="0.004784">
            <text:p>0.004784</text:p>
          </table:table-cell>
          <table:table-cell office:value-type="float" office:value="0.24527">
            <text:p>0.24527</text:p>
          </table:table-cell>
          <table:table-cell office:value-type="float" office:value="0">
            <text:p>0</text:p>
          </table:table-cell>
          <table:table-cell office:value-type="float" office:value="7.94751">
            <text:p>7.94751</text:p>
          </table:table-cell>
          <table:table-cell office:value-type="float" office:value="15.4">
            <text:p>15.4</text:p>
          </table:table-cell>
          <table:table-cell office:value-type="float" office:value="14.9">
            <text:p>14.9</text:p>
          </table:table-cell>
          <table:table-cell office:value-type="float" office:value="0.511713">
            <text:p>0.51171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4.619692">
            <text:p>-94.619692</text:p>
          </table:table-cell>
          <table:table-cell office:value-type="float" office:value="0.192894">
            <text:p>0.192894</text:p>
          </table:table-cell>
          <table:table-cell office:value-type="float" office:value="1">
            <text:p>1</text:p>
          </table:table-cell>
          <table:table-cell office:value-type="float" office:value="0.006354">
            <text:p>0.006354</text:p>
          </table:table-cell>
          <table:table-cell office:value-type="float" office:value="23">
            <text:p>23</text:p>
          </table:table-cell>
          <table:table-cell office:value-type="float" office:value="50.7793">
            <text:p>50.7793</text:p>
          </table:table-cell>
          <table:table-cell office:value-type="float" office:value="42.2">
            <text:p>42.2</text:p>
          </table:table-cell>
          <table:table-cell office:value-type="float" office:value="2.2">
            <text:p>2.2</text:p>
          </table:table-cell>
          <table:table-cell office:value-type="float" office:value="0.865408">
            <text:p>0.86540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4.624729">
            <text:p>-74.624729</text:p>
          </table:table-cell>
          <table:table-cell office:value-type="float" office:value="1.942433">
            <text:p>1.942433</text:p>
          </table:table-cell>
          <table:table-cell office:value-type="float" office:value="0">
            <text:p>0</text:p>
          </table:table-cell>
          <table:table-cell office:value-type="float" office:value="0.24527">
            <text:p>0.24527</text:p>
          </table:table-cell>
          <table:table-cell office:value-type="float" office:value="3">
            <text:p>3</text:p>
          </table:table-cell>
          <table:table-cell office:value-type="float" office:value="4.46464">
            <text:p>4.46464</text:p>
          </table:table-cell>
          <table:table-cell office:value-type="float" office:value="10.4">
            <text:p>10.4</text:p>
          </table:table-cell>
          <table:table-cell office:value-type="float" office:value="9.5">
            <text:p>9.5</text:p>
          </table:table-cell>
          <table:table-cell office:value-type="float" office:value="0.422288">
            <text:p>0.42228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74.768599">
            <text:p>-74.768599</text:p>
          </table:table-cell>
          <table:table-cell office:value-type="float" office:value="1.942433">
            <text:p>1.942433</text:p>
          </table:table-cell>
          <table:table-cell office:value-type="float" office:value="0">
            <text:p>0</text:p>
          </table:table-cell>
          <table:table-cell office:value-type="float" office:value="0.24527">
            <text:p>0.24527</text:p>
          </table:table-cell>
          <table:table-cell office:value-type="float" office:value="0">
            <text:p>0</text:p>
          </table:table-cell>
          <table:table-cell office:value-type="float" office:value="8.95019">
            <text:p>8.95019</text:p>
          </table:table-cell>
          <table:table-cell office:value-type="float" office:value="16.2">
            <text:p>16.2</text:p>
          </table:table-cell>
          <table:table-cell office:value-type="float" office:value="15.7">
            <text:p>15.7</text:p>
          </table:table-cell>
          <table:table-cell office:value-type="float" office:value="0.725954">
            <text:p>0.7259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4.123398">
            <text:p>-94.123398</text:p>
          </table:table-cell>
          <table:table-cell office:value-type="float" office:value="0.764961">
            <text:p>0.764961</text:p>
          </table:table-cell>
          <table:table-cell office:value-type="float" office:value="0.00511">
            <text:p>0.00511</text:p>
          </table:table-cell>
          <table:table-cell office:value-type="float" office:value="0.143827">
            <text:p>0.143827</text:p>
          </table:table-cell>
          <table:table-cell office:value-type="float" office:value="0">
            <text:p>0</text:p>
          </table:table-cell>
          <table:table-cell office:value-type="float" office:value="89.213">
            <text:p>89.213</text:p>
          </table:table-cell>
          <table:table-cell office:value-type="float" office:value="58.3">
            <text:p>58.3</text:p>
          </table:table-cell>
          <table:table-cell office:value-type="float" office:value="4.6">
            <text:p>4.6</text:p>
          </table:table-cell>
          <table:table-cell office:value-type="float" office:value="0.247914">
            <text:p>0.24791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926999">
            <text:p>-94.926999</text:p>
          </table:table-cell>
          <table:table-cell office:value-type="float" office:value="0.14577">
            <text:p>0.14577</text:p>
          </table:table-cell>
          <table:table-cell office:value-type="float" office:value="0.24118">
            <text:p>0.24118</text:p>
          </table:table-cell>
          <table:table-cell office:value-type="float" office:value="0.050478">
            <text:p>0.050478</text:p>
          </table:table-cell>
          <table:table-cell office:value-type="float" office:value="29">
            <text:p>29</text:p>
          </table:table-cell>
          <table:table-cell office:value-type="float" office:value="18.9343">
            <text:p>18.9343</text:p>
          </table:table-cell>
          <table:table-cell office:value-type="float" office:value="20.7">
            <text:p>20.7</text:p>
          </table:table-cell>
          <table:table-cell office:value-type="float" office:value="0.2">
            <text:p>0.2</text:p>
          </table:table-cell>
          <table:table-cell office:value-type="float" office:value="0.017595">
            <text:p>0.01759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72.081878">
            <text:p>-72.081878</text:p>
          </table:table-cell>
          <table:table-cell office:value-type="float" office:value="1.942433">
            <text:p>1.942433</text:p>
          </table:table-cell>
          <table:table-cell office:value-type="float" office:value="1">
            <text:p>1</text:p>
          </table:table-cell>
          <table:table-cell office:value-type="float" office:value="0.24527">
            <text:p>0.24527</text:p>
          </table:table-cell>
          <table:table-cell office:value-type="float" office:value="4">
            <text:p>4</text:p>
          </table:table-cell>
          <table:table-cell office:value-type="float" office:value="-8.43668">
            <text:p>-8.43668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1.6142">
            <text:p>1.614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2.430142">
            <text:p>-72.430142</text:p>
          </table:table-cell>
          <table:table-cell office:value-type="float" office:value="0.581862">
            <text:p>0.581862</text:p>
          </table:table-cell>
          <table:table-cell office:value-type="float" office:value="0.2723">
            <text:p>0.2723</text:p>
          </table:table-cell>
          <table:table-cell office:value-type="float" office:value="0.947302">
            <text:p>0.947302</text:p>
          </table:table-cell>
          <table:table-cell office:value-type="float" office:value="8">
            <text:p>8</text:p>
          </table:table-cell>
          <table:table-cell office:value-type="float" office:value="-18.8229">
            <text:p>-18.8229</text:p>
          </table:table-cell>
          <table:table-cell office:value-type="float" office:value="4.8">
            <text:p>4.8</text:p>
          </table:table-cell>
          <table:table-cell office:value-type="float" office:value="4.5">
            <text:p>4.5</text:p>
          </table:table-cell>
          <table:table-cell office:value-type="float" office:value="1.02063">
            <text:p>1.0206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0.763179">
            <text:p>-70.763179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1.529338">
            <text:p>1.529338</text:p>
          </table:table-cell>
          <table:table-cell office:value-type="float" office:value="6">
            <text:p>6</text:p>
          </table:table-cell>
          <table:table-cell office:value-type="float" office:value="-15.0928">
            <text:p>-15.0928</text:p>
          </table:table-cell>
          <table:table-cell office:value-type="float" office:value="3.7">
            <text:p>3.7</text:p>
          </table:table-cell>
          <table:table-cell office:value-type="float" office:value="3.2">
            <text:p>3.2</text:p>
          </table:table-cell>
          <table:table-cell office:value-type="float" office:value="1.02311">
            <text:p>1.0231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94.984604">
            <text:p>-94.984604</text:p>
          </table:table-cell>
          <table:table-cell office:value-type="float" office:value="0.087172">
            <text:p>0.087172</text:p>
          </table:table-cell>
          <table:table-cell office:value-type="float" office:value="0.031842">
            <text:p>0.031842</text:p>
          </table:table-cell>
          <table:table-cell office:value-type="float" office:value="0.918516">
            <text:p>0.918516</text:p>
          </table:table-cell>
          <table:table-cell office:value-type="float" office:value="16">
            <text:p>16</text:p>
          </table:table-cell>
          <table:table-cell office:value-type="float" office:value="17.3025">
            <text:p>17.3025</text:p>
          </table:table-cell>
          <table:table-cell office:value-type="float" office:value="18.9">
            <text:p>18.9</text:p>
          </table:table-cell>
          <table:table-cell office:value-type="float" office:value="0.1">
            <text:p>0.1</text:p>
          </table:table-cell>
          <table:table-cell office:value-type="float" office:value="0.08603">
            <text:p>0.0860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70.331564">
            <text:p>-70.331564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1.529338">
            <text:p>1.529338</text:p>
          </table:table-cell>
          <table:table-cell office:value-type="float" office:value="4">
            <text:p>4</text:p>
          </table:table-cell>
          <table:table-cell office:value-type="float" office:value="-17.4569">
            <text:p>-17.4569</text:p>
          </table:table-cell>
          <table:table-cell office:value-type="float" office:value="5.1">
            <text:p>5.1</text:p>
          </table:table-cell>
          <table:table-cell office:value-type="float" office:value="4.6">
            <text:p>4.6</text:p>
          </table:table-cell>
          <table:table-cell office:value-type="float" office:value="1.41671">
            <text:p>1.4167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3.960455">
            <text:p>-73.960455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03645">
            <text:p>0.03645</text:p>
          </table:table-cell>
          <table:table-cell office:value-type="float" office:value="3">
            <text:p>3</text:p>
          </table:table-cell>
          <table:table-cell office:value-type="float" office:value="-12.3716">
            <text:p>-12.3716</text:p>
          </table:table-cell>
          <table:table-cell office:value-type="float" office:value="5.7">
            <text:p>5.7</text:p>
          </table:table-cell>
          <table:table-cell office:value-type="float" office:value="5.1">
            <text:p>5.1</text:p>
          </table:table-cell>
          <table:table-cell office:value-type="float" office:value="0.03967">
            <text:p>0.0396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74.609875">
            <text:p>-74.609875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176807">
            <text:p>0.176807</text:p>
          </table:table-cell>
          <table:table-cell office:value-type="float" office:value="6">
            <text:p>6</text:p>
          </table:table-cell>
          <table:table-cell office:value-type="float" office:value="-5.73722">
            <text:p>-5.73722</text:p>
          </table:table-cell>
          <table:table-cell office:value-type="float" office:value="9.9">
            <text:p>9.9</text:p>
          </table:table-cell>
          <table:table-cell office:value-type="float" office:value="9">
            <text:p>9</text:p>
          </table:table-cell>
          <table:table-cell office:value-type="float" office:value="0.293279">
            <text:p>0.29327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4.537595">
            <text:p>-94.537595</text:p>
          </table:table-cell>
          <table:table-cell office:value-type="float" office:value="1.634056">
            <text:p>1.634056</text:p>
          </table:table-cell>
          <table:table-cell office:value-type="float" office:value="0.093856">
            <text:p>0.093856</text:p>
          </table:table-cell>
          <table:table-cell office:value-type="float" office:value="1.08698">
            <text:p>1.08698</text:p>
          </table:table-cell>
          <table:table-cell office:value-type="float" office:value="14">
            <text:p>14</text:p>
          </table:table-cell>
          <table:table-cell office:value-type="float" office:value="28.7385">
            <text:p>28.7385</text:p>
          </table:table-cell>
          <table:table-cell office:value-type="float" office:value="28.1">
            <text:p>28.1</text:p>
          </table:table-cell>
          <table:table-cell office:value-type="float" office:value="0.8">
            <text:p>0.8</text:p>
          </table:table-cell>
          <table:table-cell office:value-type="float" office:value="0.481303">
            <text:p>0.4813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1.248871">
            <text:p>-71.248871</text:p>
          </table:table-cell>
          <table:table-cell office:value-type="float" office:value="1.942433">
            <text:p>1.942433</text:p>
          </table:table-cell>
          <table:table-cell office:value-type="float" office:value="1">
            <text:p>1</text:p>
          </table:table-cell>
          <table:table-cell office:value-type="float" office:value="0.200327">
            <text:p>0.200327</text:p>
          </table:table-cell>
          <table:table-cell office:value-type="float" office:value="7">
            <text:p>7</text:p>
          </table:table-cell>
          <table:table-cell office:value-type="float" office:value="-13.4242">
            <text:p>-13.4242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1.90653">
            <text:p>1.9065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74.270913">
            <text:p>-74.270913</text:p>
          </table:table-cell>
          <table:table-cell office:value-type="float" office:value="0.581862">
            <text:p>0.581862</text:p>
          </table:table-cell>
          <table:table-cell office:value-type="float" office:value="0.079003">
            <text:p>0.079003</text:p>
          </table:table-cell>
          <table:table-cell office:value-type="float" office:value="0.176807">
            <text:p>0.176807</text:p>
          </table:table-cell>
          <table:table-cell office:value-type="float" office:value="10">
            <text:p>10</text:p>
          </table:table-cell>
          <table:table-cell office:value-type="float" office:value="-7.39893">
            <text:p>-7.39893</text:p>
          </table:table-cell>
          <table:table-cell office:value-type="float" office:value="9.1">
            <text:p>9.1</text:p>
          </table:table-cell>
          <table:table-cell office:value-type="float" office:value="8.5">
            <text:p>8.5</text:p>
          </table:table-cell>
          <table:table-cell office:value-type="float" office:value="0.475405">
            <text:p>0.47540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70.877507">
            <text:p>-70.877507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1.944934">
            <text:p>1.944934</text:p>
          </table:table-cell>
          <table:table-cell office:value-type="float" office:value="7">
            <text:p>7</text:p>
          </table:table-cell>
          <table:table-cell office:value-type="float" office:value="-15.8867">
            <text:p>-15.8867</text:p>
          </table:table-cell>
          <table:table-cell office:value-type="float" office:value="3.4">
            <text:p>3.4</text:p>
          </table:table-cell>
          <table:table-cell office:value-type="float" office:value="3.1">
            <text:p>3.1</text:p>
          </table:table-cell>
          <table:table-cell office:value-type="float" office:value="1.44572">
            <text:p>1.4457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4.844045">
            <text:p>-94.844045</text:p>
          </table:table-cell>
          <table:table-cell office:value-type="float" office:value="0.192894">
            <text:p>0.192894</text:p>
          </table:table-cell>
          <table:table-cell office:value-type="float" office:value="0.119806">
            <text:p>0.119806</text:p>
          </table:table-cell>
          <table:table-cell office:value-type="float" office:value="0.006354">
            <text:p>0.006354</text:p>
          </table:table-cell>
          <table:table-cell office:value-type="float" office:value="25">
            <text:p>25</text:p>
          </table:table-cell>
          <table:table-cell office:value-type="float" office:value="22.0131">
            <text:p>22.0131</text:p>
          </table:table-cell>
          <table:table-cell office:value-type="float" office:value="22.8">
            <text:p>22.8</text:p>
          </table:table-cell>
          <table:table-cell office:value-type="float" office:value="0.4">
            <text:p>0.4</text:p>
          </table:table-cell>
          <table:table-cell office:value-type="float" office:value="0.022768">
            <text:p>0.02276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4.073392">
            <text:p>-94.073392</text:p>
          </table:table-cell>
          <table:table-cell office:value-type="float" office:value="0.764961">
            <text:p>0.764961</text:p>
          </table:table-cell>
          <table:table-cell office:value-type="float" office:value="0.04442">
            <text:p>0.04442</text:p>
          </table:table-cell>
          <table:table-cell office:value-type="float" office:value="0.073857">
            <text:p>0.073857</text:p>
          </table:table-cell>
          <table:table-cell office:value-type="float" office:value="0">
            <text:p>0</text:p>
          </table:table-cell>
          <table:table-cell office:value-type="float" office:value="97.3646">
            <text:p>97.3646</text:p>
          </table:table-cell>
          <table:table-cell office:value-type="float" office:value="63.1">
            <text:p>63.1</text:p>
          </table:table-cell>
          <table:table-cell office:value-type="float" office:value="5.1">
            <text:p>5.1</text:p>
          </table:table-cell>
          <table:table-cell office:value-type="float" office:value="0.184564">
            <text:p>0.18456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3.194022">
            <text:p>-93.194022</text:p>
          </table:table-cell>
          <table:table-cell office:value-type="float" office:value="0.087172">
            <text:p>0.087172</text:p>
          </table:table-cell>
          <table:table-cell office:value-type="float" office:value="0.031842">
            <text:p>0.03184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38.588">
            <text:p>138.588</text:p>
          </table:table-cell>
          <table:table-cell office:value-type="float" office:value="70.2">
            <text:p>70.2</text:p>
          </table:table-cell>
          <table:table-cell office:value-type="float" office:value="7.8">
            <text:p>7.8</text:p>
          </table:table-cell>
          <table:table-cell office:value-type="float" office:value="0.049933">
            <text:p>0.04993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782068">
            <text:p>-94.782068</text:p>
          </table:table-cell>
          <table:table-cell office:value-type="float" office:value="0.192894">
            <text:p>0.192894</text:p>
          </table:table-cell>
          <table:table-cell office:value-type="float" office:value="0.119806">
            <text:p>0.119806</text:p>
          </table:table-cell>
          <table:table-cell office:value-type="float" office:value="0.006354">
            <text:p>0.006354</text:p>
          </table:table-cell>
          <table:table-cell office:value-type="float" office:value="31">
            <text:p>31</text:p>
          </table:table-cell>
          <table:table-cell office:value-type="float" office:value="31.3683">
            <text:p>31.368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03998">
            <text:p>0.0399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4.761707">
            <text:p>-74.761707</text:p>
          </table:table-cell>
          <table:table-cell office:value-type="float" office:value="0.581862">
            <text:p>0.581862</text:p>
          </table:table-cell>
          <table:table-cell office:value-type="float" office:value="0">
            <text:p>0</text:p>
          </table:table-cell>
          <table:table-cell office:value-type="float" office:value="0.311134">
            <text:p>0.311134</text:p>
          </table:table-cell>
          <table:table-cell office:value-type="float" office:value="8">
            <text:p>8</text:p>
          </table:table-cell>
          <table:table-cell office:value-type="float" office:value="-6.05674">
            <text:p>-6.05674</text:p>
          </table:table-cell>
          <table:table-cell office:value-type="float" office:value="9.7">
            <text:p>9.7</text:p>
          </table:table-cell>
          <table:table-cell office:value-type="float" office:value="8.7">
            <text:p>8.7</text:p>
          </table:table-cell>
          <table:table-cell office:value-type="float" office:value="0.536196">
            <text:p>0.53619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1.856029">
            <text:p>-71.856029</text:p>
          </table:table-cell>
          <table:table-cell office:value-type="float" office:value="1.942433">
            <text:p>1.942433</text:p>
          </table:table-cell>
          <table:table-cell office:value-type="float" office:value="1">
            <text:p>1</text:p>
          </table:table-cell>
          <table:table-cell office:value-type="float" office:value="0.24527">
            <text:p>0.24527</text:p>
          </table:table-cell>
          <table:table-cell office:value-type="float" office:value="9">
            <text:p>9</text:p>
          </table:table-cell>
          <table:table-cell office:value-type="float" office:value="-9.52122">
            <text:p>-9.52122</text:p>
          </table:table-cell>
          <table:table-cell office:value-type="float" office:value="6.9">
            <text:p>6.9</text:p>
          </table:table-cell>
          <table:table-cell office:value-type="float" office:value="6.5">
            <text:p>6.5</text:p>
          </table:table-cell>
          <table:table-cell office:value-type="float" office:value="1.6142">
            <text:p>1.614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4.854376">
            <text:p>-94.854376</text:p>
          </table:table-cell>
          <table:table-cell office:value-type="float" office:value="0.192894">
            <text:p>0.192894</text:p>
          </table:table-cell>
          <table:table-cell office:value-type="float" office:value="0.119806">
            <text:p>0.119806</text:p>
          </table:table-cell>
          <table:table-cell office:value-type="float" office:value="0.006354">
            <text:p>0.006354</text:p>
          </table:table-cell>
          <table:table-cell office:value-type="float" office:value="26">
            <text:p>26</text:p>
          </table:table-cell>
          <table:table-cell office:value-type="float" office:value="22.0397">
            <text:p>22.0397</text:p>
          </table:table-cell>
          <table:table-cell office:value-type="float" office:value="23.3">
            <text:p>23.3</text:p>
          </table:table-cell>
          <table:table-cell office:value-type="float" office:value="0.4">
            <text:p>0.4</text:p>
          </table:table-cell>
          <table:table-cell office:value-type="float" office:value="0.017962">
            <text:p>0.01796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3.42386">
            <text:p>-93.42386</text:p>
          </table:table-cell>
          <table:table-cell office:value-type="float" office:value="0.679583">
            <text:p>0.679583</text:p>
          </table:table-cell>
          <table:table-cell office:value-type="float" office:value="1">
            <text:p>1</text:p>
          </table:table-cell>
          <table:table-cell office:value-type="float" office:value="0.154135">
            <text:p>0.154135</text:p>
          </table:table-cell>
          <table:table-cell office:value-type="float" office:value="15">
            <text:p>15</text:p>
          </table:table-cell>
          <table:table-cell office:value-type="float" office:value="126.056">
            <text:p>126.056</text:p>
          </table:table-cell>
          <table:table-cell office:value-type="float" office:value="67.9">
            <text:p>67.9</text:p>
          </table:table-cell>
          <table:table-cell office:value-type="float" office:value="6.9">
            <text:p>6.9</text:p>
          </table:table-cell>
          <table:table-cell office:value-type="float" office:value="1.90233">
            <text:p>1.9023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2.843256">
            <text:p>-92.843256</text:p>
          </table:table-cell>
          <table:table-cell office:value-type="float" office:value="2.007067">
            <text:p>2.007067</text:p>
          </table:table-cell>
          <table:table-cell office:value-type="float" office:value="0">
            <text:p>0</text:p>
          </table:table-cell>
          <table:table-cell office:value-type="float" office:value="0.39891">
            <text:p>0.39891</text:p>
          </table:table-cell>
          <table:table-cell office:value-type="float" office:value="18">
            <text:p>18</text:p>
          </table:table-cell>
          <table:table-cell office:value-type="float" office:value="147.33">
            <text:p>147.33</text:p>
          </table:table-cell>
          <table:table-cell office:value-type="float" office:value="73.2">
            <text:p>73.2</text:p>
          </table:table-cell>
          <table:table-cell office:value-type="float" office:value="8.2">
            <text:p>8.2</text:p>
          </table:table-cell>
          <table:table-cell office:value-type="float" office:value="0.590402">
            <text:p>0.59040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3.53595">
            <text:p>-73.53595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010635">
            <text:p>0.010635</text:p>
          </table:table-cell>
          <table:table-cell office:value-type="float" office:value="0">
            <text:p>0</text:p>
          </table:table-cell>
          <table:table-cell office:value-type="float" office:value="-13.4933">
            <text:p>-13.4933</text:p>
          </table:table-cell>
          <table:table-cell office:value-type="float" office:value="5.5">
            <text:p>5.5</text:p>
          </table:table-cell>
          <table:table-cell office:value-type="float" office:value="4.7">
            <text:p>4.7</text:p>
          </table:table-cell>
          <table:table-cell office:value-type="float" office:value="0.016805">
            <text:p>0.01680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4.040895">
            <text:p>-94.040895</text:p>
          </table:table-cell>
          <table:table-cell office:value-type="float" office:value="0.192894">
            <text:p>0.192894</text:p>
          </table:table-cell>
          <table:table-cell office:value-type="float" office:value="0.158804">
            <text:p>0.158804</text:p>
          </table:table-cell>
          <table:table-cell office:value-type="float" office:value="0.054796">
            <text:p>0.054796</text:p>
          </table:table-cell>
          <table:table-cell office:value-type="float" office:value="31">
            <text:p>31</text:p>
          </table:table-cell>
          <table:table-cell office:value-type="float" office:value="111.185">
            <text:p>111.185</text:p>
          </table:table-cell>
          <table:table-cell office:value-type="float" office:value="65.6">
            <text:p>65.6</text:p>
          </table:table-cell>
          <table:table-cell office:value-type="float" office:value="6">
            <text:p>6</text:p>
          </table:table-cell>
          <table:table-cell office:value-type="float" office:value="0.324333">
            <text:p>0.324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75.060948">
            <text:p>-75.060948</text:p>
          </table:table-cell>
          <table:table-cell office:value-type="float" office:value="0.581862">
            <text:p>0.581862</text:p>
          </table:table-cell>
          <table:table-cell office:value-type="float" office:value="0.054263">
            <text:p>0.054263</text:p>
          </table:table-cell>
          <table:table-cell office:value-type="float" office:value="0.176807">
            <text:p>0.176807</text:p>
          </table:table-cell>
          <table:table-cell office:value-type="float" office:value="6">
            <text:p>6</text:p>
          </table:table-cell>
          <table:table-cell office:value-type="float" office:value="-2.18888">
            <text:p>-2.18888</text:p>
          </table:table-cell>
          <table:table-cell office:value-type="float" office:value="6.9">
            <text:p>6.9</text:p>
          </table:table-cell>
          <table:table-cell office:value-type="float" office:value="5.9">
            <text:p>5.9</text:p>
          </table:table-cell>
          <table:table-cell office:value-type="float" office:value="0.231882">
            <text:p>0.23188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620682">
            <text:p>-94.620682</text:p>
          </table:table-cell>
          <table:table-cell office:value-type="float" office:value="0.087172">
            <text:p>0.087172</text:p>
          </table:table-cell>
          <table:table-cell office:value-type="float" office:value="0.19745">
            <text:p>0.19745</text:p>
          </table:table-cell>
          <table:table-cell office:value-type="float" office:value="0.918516">
            <text:p>0.918516</text:p>
          </table:table-cell>
          <table:table-cell office:value-type="float" office:value="12">
            <text:p>12</text:p>
          </table:table-cell>
          <table:table-cell office:value-type="float" office:value="60.3829">
            <text:p>60.3829</text:p>
          </table:table-cell>
          <table:table-cell office:value-type="float" office:value="47.3">
            <text:p>47.3</text:p>
          </table:table-cell>
          <table:table-cell office:value-type="float" office:value="2.8">
            <text:p>2.8</text:p>
          </table:table-cell>
          <table:table-cell office:value-type="float" office:value="1.14865">
            <text:p>1.1486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70">
            <text:p>-70</text:p>
          </table:table-cell>
          <table:table-cell office:value-type="float" office:value="1.942433">
            <text:p>1.942433</text:p>
          </table:table-cell>
          <table:table-cell office:value-type="float" office:value="0">
            <text:p>0</text:p>
          </table:table-cell>
          <table:table-cell office:value-type="float" office:value="0.171835">
            <text:p>0.171835</text:p>
          </table:table-cell>
          <table:table-cell office:value-type="float" office:value="9">
            <text:p>9</text:p>
          </table:table-cell>
          <table:table-cell office:value-type="float" office:value="-17.9326">
            <text:p>-17.9326</text:p>
          </table:table-cell>
          <table:table-cell office:value-type="float" office:value="5.4">
            <text:p>5.4</text:p>
          </table:table-cell>
          <table:table-cell office:value-type="float" office:value="5.2">
            <text:p>5.2</text:p>
          </table:table-cell>
          <table:table-cell office:value-type="float" office:value="0.166748">
            <text:p>0.16674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4.391326">
            <text:p>-74.391326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063096">
            <text:p>0.063096</text:p>
          </table:table-cell>
          <table:table-cell office:value-type="float" office:value="0">
            <text:p>0</text:p>
          </table:table-cell>
          <table:table-cell office:value-type="float" office:value="-13.632">
            <text:p>-13.632</text:p>
          </table:table-cell>
          <table:table-cell office:value-type="float" office:value="8.6">
            <text:p>8.6</text:p>
          </table:table-cell>
          <table:table-cell office:value-type="float" office:value="7.9">
            <text:p>7.9</text:p>
          </table:table-cell>
          <table:table-cell office:value-type="float" office:value="0.109183">
            <text:p>0.10918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73.134183">
            <text:p>-73.134183</text:p>
          </table:table-cell>
          <table:table-cell office:value-type="float" office:value="1.942433">
            <text:p>1.942433</text:p>
          </table:table-cell>
          <table:table-cell office:value-type="float" office:value="0.641561">
            <text:p>0.641561</text:p>
          </table:table-cell>
          <table:table-cell office:value-type="float" office:value="0.2927">
            <text:p>0.2927</text:p>
          </table:table-cell>
          <table:table-cell office:value-type="float" office:value="5">
            <text:p>5</text:p>
          </table:table-cell>
          <table:table-cell office:value-type="float" office:value="-4.09434">
            <text:p>-4.09434</text:p>
          </table:table-cell>
          <table:table-cell office:value-type="float" office:value="7.2">
            <text:p>7.2</text:p>
          </table:table-cell>
          <table:table-cell office:value-type="float" office:value="6.5">
            <text:p>6.5</text:p>
          </table:table-cell>
          <table:table-cell office:value-type="float" office:value="1.22398">
            <text:p>1.2239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6.865847">
            <text:p>-76.865847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176807">
            <text:p>0.176807</text:p>
          </table:table-cell>
          <table:table-cell office:value-type="float" office:value="2">
            <text:p>2</text:p>
          </table:table-cell>
          <table:table-cell office:value-type="float" office:value="8.70306">
            <text:p>8.70306</text:p>
          </table:table-cell>
          <table:table-cell office:value-type="float" office:value="12.4">
            <text:p>12.4</text:p>
          </table:table-cell>
          <table:table-cell office:value-type="float" office:value="10.5">
            <text:p>10.5</text:p>
          </table:table-cell>
          <table:table-cell office:value-type="float" office:value="0.319717">
            <text:p>0.31971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4.197514">
            <text:p>-94.197514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414115">
            <text:p>0.414115</text:p>
          </table:table-cell>
          <table:table-cell office:value-type="float" office:value="4">
            <text:p>4</text:p>
          </table:table-cell>
          <table:table-cell office:value-type="float" office:value="79.8469">
            <text:p>79.8469</text:p>
          </table:table-cell>
          <table:table-cell office:value-type="float" office:value="53.8">
            <text:p>53.8</text:p>
          </table:table-cell>
          <table:table-cell office:value-type="float" office:value="4">
            <text:p>4</text:p>
          </table:table-cell>
          <table:table-cell office:value-type="float" office:value="0.465071">
            <text:p>0.46507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74.56707">
            <text:p>-74.56707</text:p>
          </table:table-cell>
          <table:table-cell office:value-type="float" office:value="0.581862">
            <text:p>0.581862</text:p>
          </table:table-cell>
          <table:table-cell office:value-type="float" office:value="1">
            <text:p>1</text:p>
          </table:table-cell>
          <table:table-cell office:value-type="float" office:value="0.176807">
            <text:p>0.176807</text:p>
          </table:table-cell>
          <table:table-cell office:value-type="float" office:value="10">
            <text:p>10</text:p>
          </table:table-cell>
          <table:table-cell office:value-type="float" office:value="-3.78936">
            <text:p>-3.78936</text:p>
          </table:table-cell>
          <table:table-cell office:value-type="float" office:value="8.4">
            <text:p>8.4</text:p>
          </table:table-cell>
          <table:table-cell office:value-type="float" office:value="7.3">
            <text:p>7.3</text:p>
          </table:table-cell>
          <table:table-cell office:value-type="float" office:value="1.67736">
            <text:p>1.6773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76.133684">
            <text:p>-76.133684</text:p>
          </table:table-cell>
          <table:table-cell office:value-type="float" office:value="0.581862">
            <text:p>0.581862</text:p>
          </table:table-cell>
          <table:table-cell office:value-type="float" office:value="0.078968">
            <text:p>0.078968</text:p>
          </table:table-cell>
          <table:table-cell office:value-type="float" office:value="0.176807">
            <text:p>0.176807</text:p>
          </table:table-cell>
          <table:table-cell office:value-type="float" office:value="7">
            <text:p>7</text:p>
          </table:table-cell>
          <table:table-cell office:value-type="float" office:value="3.53253">
            <text:p>3.53253</text:p>
          </table:table-cell>
          <table:table-cell office:value-type="float" office:value="9.3">
            <text:p>9.3</text:p>
          </table:table-cell>
          <table:table-cell office:value-type="float" office:value="8.5">
            <text:p>8.5</text:p>
          </table:table-cell>
          <table:table-cell office:value-type="float" office:value="0.437458">
            <text:p>0.43745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1.173572">
            <text:p>-71.173572</text:p>
          </table:table-cell>
          <table:table-cell office:value-type="float" office:value="1.942433">
            <text:p>1.942433</text:p>
          </table:table-cell>
          <table:table-cell office:value-type="float" office:value="0.775187">
            <text:p>0.775187</text:p>
          </table:table-cell>
          <table:table-cell office:value-type="float" office:value="0.24527">
            <text:p>0.24527</text:p>
          </table:table-cell>
          <table:table-cell office:value-type="float" office:value="3">
            <text:p>3</text:p>
          </table:table-cell>
          <table:table-cell office:value-type="float" office:value="-11.7305">
            <text:p>-11.7305</text:p>
          </table:table-cell>
          <table:table-cell office:value-type="float" office:value="7.7">
            <text:p>7.7</text:p>
          </table:table-cell>
          <table:table-cell office:value-type="float" office:value="6.8">
            <text:p>6.8</text:p>
          </table:table-cell>
          <table:table-cell office:value-type="float" office:value="1.5653">
            <text:p>1.565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158019">
            <text:p>-94.158019</text:p>
          </table:table-cell>
          <table:table-cell office:value-type="float" office:value="0.764961">
            <text:p>0.764961</text:p>
          </table:table-cell>
          <table:table-cell office:value-type="float" office:value="0.003388">
            <text:p>0.003388</text:p>
          </table:table-cell>
          <table:table-cell office:value-type="float" office:value="0.143827">
            <text:p>0.143827</text:p>
          </table:table-cell>
          <table:table-cell office:value-type="float" office:value="0">
            <text:p>0</text:p>
          </table:table-cell>
          <table:table-cell office:value-type="float" office:value="84.209">
            <text:p>84.209</text:p>
          </table:table-cell>
          <table:table-cell office:value-type="float" office:value="56.1">
            <text:p>56.1</text:p>
          </table:table-cell>
          <table:table-cell office:value-type="float" office:value="4.3">
            <text:p>4.3</text:p>
          </table:table-cell>
          <table:table-cell office:value-type="float" office:value="0.204523">
            <text:p>0.20452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4.683132">
            <text:p>-94.683132</text:p>
          </table:table-cell>
          <table:table-cell office:value-type="float" office:value="0.192894">
            <text:p>0.192894</text:p>
          </table:table-cell>
          <table:table-cell office:value-type="float" office:value="0.119806">
            <text:p>0.119806</text:p>
          </table:table-cell>
          <table:table-cell office:value-type="float" office:value="0.006354">
            <text:p>0.006354</text:p>
          </table:table-cell>
          <table:table-cell office:value-type="float" office:value="32">
            <text:p>32</text:p>
          </table:table-cell>
          <table:table-cell office:value-type="float" office:value="42.9191">
            <text:p>42.9191</text:p>
          </table:table-cell>
          <table:table-cell office:value-type="float" office:value="38.1">
            <text:p>38.1</text:p>
          </table:table-cell>
          <table:table-cell office:value-type="float" office:value="1.7">
            <text:p>1.7</text:p>
          </table:table-cell>
          <table:table-cell office:value-type="float" office:value="0.100683">
            <text:p>0.10068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6.227561">
            <text:p>-76.227561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176807">
            <text:p>0.176807</text:p>
          </table:table-cell>
          <table:table-cell office:value-type="float" office:value="2">
            <text:p>2</text:p>
          </table:table-cell>
          <table:table-cell office:value-type="float" office:value="2.5945">
            <text:p>2.5945</text:p>
          </table:table-cell>
          <table:table-cell office:value-type="float" office:value="12.9">
            <text:p>12.9</text:p>
          </table:table-cell>
          <table:table-cell office:value-type="float" office:value="11.4">
            <text:p>11.4</text:p>
          </table:table-cell>
          <table:table-cell office:value-type="float" office:value="0.335565">
            <text:p>0.33556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70.975497">
            <text:p>-70.975497</text:p>
          </table:table-cell>
          <table:table-cell office:value-type="float" office:value="1.942433">
            <text:p>1.942433</text:p>
          </table:table-cell>
          <table:table-cell office:value-type="float" office:value="1">
            <text:p>1</text:p>
          </table:table-cell>
          <table:table-cell office:value-type="float" office:value="0.24527">
            <text:p>0.24527</text:p>
          </table:table-cell>
          <table:table-cell office:value-type="float" office:value="7">
            <text:p>7</text:p>
          </table:table-cell>
          <table:table-cell office:value-type="float" office:value="-5.92565">
            <text:p>-5.92565</text:p>
          </table:table-cell>
          <table:table-cell office:value-type="float" office:value="7.5">
            <text:p>7.5</text:p>
          </table:table-cell>
          <table:table-cell office:value-type="float" office:value="6.7">
            <text:p>6.7</text:p>
          </table:table-cell>
          <table:table-cell office:value-type="float" office:value="1.04938">
            <text:p>1.0493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2.67522">
            <text:p>-92.67522</text:p>
          </table:table-cell>
          <table:table-cell office:value-type="float" office:value="0.679583">
            <text:p>0.679583</text:p>
          </table:table-cell>
          <table:table-cell office:value-type="float" office:value="1">
            <text:p>1</text:p>
          </table:table-cell>
          <table:table-cell office:value-type="float" office:value="0.154135">
            <text:p>0.154135</text:p>
          </table:table-cell>
          <table:table-cell office:value-type="float" office:value="22">
            <text:p>22</text:p>
          </table:table-cell>
          <table:table-cell office:value-type="float" office:value="144.631">
            <text:p>144.631</text:p>
          </table:table-cell>
          <table:table-cell office:value-type="float" office:value="71.8">
            <text:p>71.8</text:p>
          </table:table-cell>
          <table:table-cell office:value-type="float" office:value="8.1">
            <text:p>8.1</text:p>
          </table:table-cell>
          <table:table-cell office:value-type="float" office:value="1.55763">
            <text:p>1.5576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0">
            <text:p>-70</text:p>
          </table:table-cell>
          <table:table-cell office:value-type="float" office:value="0.581862">
            <text:p>0.581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-18.2339">
            <text:p>-18.2339</text:p>
          </table:table-cell>
          <table:table-cell office:value-type="float" office:value="7.8">
            <text:p>7.8</text:p>
          </table:table-cell>
          <table:table-cell office:value-type="float" office:value="7.6">
            <text:p>7.6</text:p>
          </table:table-cell>
          <table:table-cell office:value-type="float" office:value="0.992079">
            <text:p>0.99207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70.812426">
            <text:p>-70.812426</text:p>
          </table:table-cell>
          <table:table-cell office:value-type="float" office:value="1.942433">
            <text:p>1.942433</text:p>
          </table:table-cell>
          <table:table-cell office:value-type="float" office:value="0">
            <text:p>0</text:p>
          </table:table-cell>
          <table:table-cell office:value-type="float" office:value="0.24527">
            <text:p>0.24527</text:p>
          </table:table-cell>
          <table:table-cell office:value-type="float" office:value="10">
            <text:p>10</text:p>
          </table:table-cell>
          <table:table-cell office:value-type="float" office:value="-14.2641">
            <text:p>-14.2641</text:p>
          </table:table-cell>
          <table:table-cell office:value-type="float" office:value="7.4">
            <text:p>7.4</text:p>
          </table:table-cell>
          <table:table-cell office:value-type="float" office:value="7.2">
            <text:p>7.2</text:p>
          </table:table-cell>
          <table:table-cell office:value-type="float" office:value="0.307459">
            <text:p>0.30745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1.972006">
            <text:p>-91.972006</text:p>
          </table:table-cell>
          <table:table-cell office:value-type="float" office:value="0.087172">
            <text:p>0.087172</text:p>
          </table:table-cell>
          <table:table-cell office:value-type="float" office:value="0.031842">
            <text:p>0.031842</text:p>
          </table:table-cell>
          <table:table-cell office:value-type="float" office:value="0.918516">
            <text:p>0.918516</text:p>
          </table:table-cell>
          <table:table-cell office:value-type="float" office:value="17">
            <text:p>17</text:p>
          </table:table-cell>
          <table:table-cell office:value-type="float" office:value="165.19">
            <text:p>165.19</text:p>
          </table:table-cell>
          <table:table-cell office:value-type="float" office:value="73.6">
            <text:p>73.6</text:p>
          </table:table-cell>
          <table:table-cell office:value-type="float" office:value="9.5">
            <text:p>9.5</text:p>
          </table:table-cell>
          <table:table-cell office:value-type="float" office:value="1.31118">
            <text:p>1.3111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0.757367">
            <text:p>-70.757367</text:p>
          </table:table-cell>
          <table:table-cell office:value-type="float" office:value="1.942433">
            <text:p>1.942433</text:p>
          </table:table-cell>
          <table:table-cell office:value-type="float" office:value="1">
            <text:p>1</text:p>
          </table:table-cell>
          <table:table-cell office:value-type="float" office:value="0.086707">
            <text:p>0.086707</text:p>
          </table:table-cell>
          <table:table-cell office:value-type="float" office:value="8">
            <text:p>8</text:p>
          </table:table-cell>
          <table:table-cell office:value-type="float" office:value="-8.62483">
            <text:p>-8.62483</text:p>
          </table:table-cell>
          <table:table-cell office:value-type="float" office:value="9">
            <text:p>9</text:p>
          </table:table-cell>
          <table:table-cell office:value-type="float" office:value="8.6">
            <text:p>8.6</text:p>
          </table:table-cell>
          <table:table-cell office:value-type="float" office:value="1.96739">
            <text:p>1.9673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1.246176">
            <text:p>-71.246176</text:p>
          </table:table-cell>
          <table:table-cell office:value-type="float" office:value="1.942433">
            <text:p>1.942433</text:p>
          </table:table-cell>
          <table:table-cell office:value-type="float" office:value="0">
            <text:p>0</text:p>
          </table:table-cell>
          <table:table-cell office:value-type="float" office:value="0.83661">
            <text:p>0.83661</text:p>
          </table:table-cell>
          <table:table-cell office:value-type="float" office:value="7">
            <text:p>7</text:p>
          </table:table-cell>
          <table:table-cell office:value-type="float" office:value="-5.92604">
            <text:p>-5.92604</text:p>
          </table:table-cell>
          <table:table-cell office:value-type="float" office:value="9">
            <text:p>9</text:p>
          </table:table-cell>
          <table:table-cell office:value-type="float" office:value="8.4">
            <text:p>8.4</text:p>
          </table:table-cell>
          <table:table-cell office:value-type="float" office:value="1.17863">
            <text:p>1.1786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74.943258">
            <text:p>-74.943258</text:p>
          </table:table-cell>
          <table:table-cell office:value-type="float" office:value="0.581862">
            <text:p>0.581862</text:p>
          </table:table-cell>
          <table:table-cell office:value-type="float" office:value="1">
            <text:p>1</text:p>
          </table:table-cell>
          <table:table-cell office:value-type="float" office:value="0.176807">
            <text:p>0.176807</text:p>
          </table:table-cell>
          <table:table-cell office:value-type="float" office:value="8">
            <text:p>8</text:p>
          </table:table-cell>
          <table:table-cell office:value-type="float" office:value="-3.21045">
            <text:p>-3.21045</text:p>
          </table:table-cell>
          <table:table-cell office:value-type="float" office:value="8.4">
            <text:p>8.4</text:p>
          </table:table-cell>
          <table:table-cell office:value-type="float" office:value="7.1">
            <text:p>7.1</text:p>
          </table:table-cell>
          <table:table-cell office:value-type="float" office:value="1.68474">
            <text:p>1.6847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73.686374">
            <text:p>-73.686374</text:p>
          </table:table-cell>
          <table:table-cell office:value-type="float" office:value="0.581862">
            <text:p>0.581862</text:p>
          </table:table-cell>
          <table:table-cell office:value-type="float" office:value="0.130517">
            <text:p>0.130517</text:p>
          </table:table-cell>
          <table:table-cell office:value-type="float" office:value="0.176807">
            <text:p>0.176807</text:p>
          </table:table-cell>
          <table:table-cell office:value-type="float" office:value="10">
            <text:p>10</text:p>
          </table:table-cell>
          <table:table-cell office:value-type="float" office:value="-12.1811">
            <text:p>-12.1811</text:p>
          </table:table-cell>
          <table:table-cell office:value-type="float" office:value="10.8">
            <text:p>10.8</text:p>
          </table:table-cell>
          <table:table-cell office:value-type="float" office:value="9.9">
            <text:p>9.9</text:p>
          </table:table-cell>
          <table:table-cell office:value-type="float" office:value="0.611963">
            <text:p>0.61196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74.653635">
            <text:p>-74.653635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174908">
            <text:p>0.174908</text:p>
          </table:table-cell>
          <table:table-cell office:value-type="float" office:value="0">
            <text:p>0</text:p>
          </table:table-cell>
          <table:table-cell office:value-type="float" office:value="-6.4265">
            <text:p>-6.4265</text:p>
          </table:table-cell>
          <table:table-cell office:value-type="float" office:value="11.2">
            <text:p>11.2</text:p>
          </table:table-cell>
          <table:table-cell office:value-type="float" office:value="10.4">
            <text:p>10.4</text:p>
          </table:table-cell>
          <table:table-cell office:value-type="float" office:value="0.317115">
            <text:p>0.31711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1.674407">
            <text:p>-91.674407</text:p>
          </table:table-cell>
          <table:table-cell office:value-type="float" office:value="2.007067">
            <text:p>2.007067</text:p>
          </table:table-cell>
          <table:table-cell office:value-type="float" office:value="0.111622">
            <text:p>0.111622</text:p>
          </table:table-cell>
          <table:table-cell office:value-type="float" office:value="1.16786">
            <text:p>1.16786</text:p>
          </table:table-cell>
          <table:table-cell office:value-type="float" office:value="16">
            <text:p>16</text:p>
          </table:table-cell>
          <table:table-cell office:value-type="float" office:value="183.916">
            <text:p>183.916</text:p>
          </table:table-cell>
          <table:table-cell office:value-type="float" office:value="74">
            <text:p>74</text:p>
          </table:table-cell>
          <table:table-cell office:value-type="float" office:value="10.5">
            <text:p>10.5</text:p>
          </table:table-cell>
          <table:table-cell office:value-type="float" office:value="1.87211">
            <text:p>1.8721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72.385645">
            <text:p>-72.385645</text:p>
          </table:table-cell>
          <table:table-cell office:value-type="float" office:value="0.581862">
            <text:p>0.581862</text:p>
          </table:table-cell>
          <table:table-cell office:value-type="float" office:value="0">
            <text:p>0</text:p>
          </table:table-cell>
          <table:table-cell office:value-type="float" office:value="1.751134">
            <text:p>1.751134</text:p>
          </table:table-cell>
          <table:table-cell office:value-type="float" office:value="1">
            <text:p>1</text:p>
          </table:table-cell>
          <table:table-cell office:value-type="float" office:value="-14.8942">
            <text:p>-14.8942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1.25263">
            <text:p>1.2526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3.64522">
            <text:p>-73.64522</text:p>
          </table:table-cell>
          <table:table-cell office:value-type="float" office:value="1.942433">
            <text:p>1.942433</text:p>
          </table:table-cell>
          <table:table-cell office:value-type="float" office:value="0.641561">
            <text:p>0.641561</text:p>
          </table:table-cell>
          <table:table-cell office:value-type="float" office:value="0.24527">
            <text:p>0.24527</text:p>
          </table:table-cell>
          <table:table-cell office:value-type="float" office:value="4">
            <text:p>4</text:p>
          </table:table-cell>
          <table:table-cell office:value-type="float" office:value="6.38107">
            <text:p>6.38107</text:p>
          </table:table-cell>
          <table:table-cell office:value-type="float" office:value="9.5">
            <text:p>9.5</text:p>
          </table:table-cell>
          <table:table-cell office:value-type="float" office:value="8.6">
            <text:p>8.6</text:p>
          </table:table-cell>
          <table:table-cell office:value-type="float" office:value="1.16769">
            <text:p>1.1676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4.131781">
            <text:p>-94.131781</text:p>
          </table:table-cell>
          <table:table-cell office:value-type="float" office:value="0.764961">
            <text:p>0.764961</text:p>
          </table:table-cell>
          <table:table-cell office:value-type="float" office:value="0.00511">
            <text:p>0.00511</text:p>
          </table:table-cell>
          <table:table-cell office:value-type="float" office:value="0.143827">
            <text:p>0.143827</text:p>
          </table:table-cell>
          <table:table-cell office:value-type="float" office:value="0">
            <text:p>0</text:p>
          </table:table-cell>
          <table:table-cell office:value-type="float" office:value="68.499">
            <text:p>68.499</text:p>
          </table:table-cell>
          <table:table-cell office:value-type="float" office:value="47.7">
            <text:p>47.7</text:p>
          </table:table-cell>
          <table:table-cell office:value-type="float" office:value="3.3">
            <text:p>3.3</text:p>
          </table:table-cell>
          <table:table-cell office:value-type="float" office:value="0.195074">
            <text:p>0.19507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1.17613">
            <text:p>-71.17613</text:p>
          </table:table-cell>
          <table:table-cell office:value-type="float" office:value="1.942433">
            <text:p>1.942433</text:p>
          </table:table-cell>
          <table:table-cell office:value-type="float" office:value="1">
            <text:p>1</text:p>
          </table:table-cell>
          <table:table-cell office:value-type="float" office:value="0.153364">
            <text:p>0.153364</text:p>
          </table:table-cell>
          <table:table-cell office:value-type="float" office:value="8">
            <text:p>8</text:p>
          </table:table-cell>
          <table:table-cell office:value-type="float" office:value="-8.80996">
            <text:p>-8.80996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0.674611">
            <text:p>0.67461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2.327081">
            <text:p>-72.327081</text:p>
          </table:table-cell>
          <table:table-cell office:value-type="float" office:value="0.581862">
            <text:p>0.581862</text:p>
          </table:table-cell>
          <table:table-cell office:value-type="float" office:value="0">
            <text:p>0</text:p>
          </table:table-cell>
          <table:table-cell office:value-type="float" office:value="0.947302">
            <text:p>0.947302</text:p>
          </table:table-cell>
          <table:table-cell office:value-type="float" office:value="10">
            <text:p>10</text:p>
          </table:table-cell>
          <table:table-cell office:value-type="float" office:value="-12.435">
            <text:p>-12.435</text:p>
          </table:table-cell>
          <table:table-cell office:value-type="float" office:value="6.8">
            <text:p>6.8</text:p>
          </table:table-cell>
          <table:table-cell office:value-type="float" office:value="6.1">
            <text:p>6.1</text:p>
          </table:table-cell>
          <table:table-cell office:value-type="float" office:value="1.08154">
            <text:p>1.0815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72.366533">
            <text:p>-72.366533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344686">
            <text:p>0.344686</text:p>
          </table:table-cell>
          <table:table-cell office:value-type="float" office:value="13">
            <text:p>13</text:p>
          </table:table-cell>
          <table:table-cell office:value-type="float" office:value="0.443554">
            <text:p>0.443554</text:p>
          </table:table-cell>
          <table:table-cell office:value-type="float" office:value="13.7">
            <text:p>13.7</text:p>
          </table:table-cell>
          <table:table-cell office:value-type="float" office:value="12.7">
            <text:p>12.7</text:p>
          </table:table-cell>
          <table:table-cell office:value-type="float" office:value="0.485623">
            <text:p>0.48562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0.345025">
            <text:p>-70.345025</text:p>
          </table:table-cell>
          <table:table-cell office:value-type="float" office:value="0.581862">
            <text:p>0.581862</text:p>
          </table:table-cell>
          <table:table-cell office:value-type="float" office:value="0">
            <text:p>0</text:p>
          </table:table-cell>
          <table:table-cell office:value-type="float" office:value="1.529338">
            <text:p>1.529338</text:p>
          </table:table-cell>
          <table:table-cell office:value-type="float" office:value="3">
            <text:p>3</text:p>
          </table:table-cell>
          <table:table-cell office:value-type="float" office:value="-11.4531">
            <text:p>-11.4531</text:p>
          </table:table-cell>
          <table:table-cell office:value-type="float" office:value="3.3">
            <text:p>3.3</text:p>
          </table:table-cell>
          <table:table-cell office:value-type="float" office:value="2.8">
            <text:p>2.8</text:p>
          </table:table-cell>
          <table:table-cell office:value-type="float" office:value="1.00037">
            <text:p>1.0003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4.813998">
            <text:p>-94.813998</text:p>
          </table:table-cell>
          <table:table-cell office:value-type="float" office:value="0.192894">
            <text:p>0.192894</text:p>
          </table:table-cell>
          <table:table-cell office:value-type="float" office:value="0.158804">
            <text:p>0.158804</text:p>
          </table:table-cell>
          <table:table-cell office:value-type="float" office:value="0.054796">
            <text:p>0.054796</text:p>
          </table:table-cell>
          <table:table-cell office:value-type="float" office:value="35">
            <text:p>35</text:p>
          </table:table-cell>
          <table:table-cell office:value-type="float" office:value="23.5437">
            <text:p>23.5437</text:p>
          </table:table-cell>
          <table:table-cell office:value-type="float" office:value="23.9">
            <text:p>23.9</text:p>
          </table:table-cell>
          <table:table-cell office:value-type="float" office:value="0.5">
            <text:p>0.5</text:p>
          </table:table-cell>
          <table:table-cell office:value-type="float" office:value="0.044963">
            <text:p>0.04496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6.722844">
            <text:p>-76.722844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176807">
            <text:p>0.176807</text:p>
          </table:table-cell>
          <table:table-cell office:value-type="float" office:value="0">
            <text:p>0</text:p>
          </table:table-cell>
          <table:table-cell office:value-type="float" office:value="6.91088">
            <text:p>6.91088</text:p>
          </table:table-cell>
          <table:table-cell office:value-type="float" office:value="12.9">
            <text:p>12.9</text:p>
          </table:table-cell>
          <table:table-cell office:value-type="float" office:value="11.3">
            <text:p>11.3</text:p>
          </table:table-cell>
          <table:table-cell office:value-type="float" office:value="0.338901">
            <text:p>0.33890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4.250328">
            <text:p>-74.250328</text:p>
          </table:table-cell>
          <table:table-cell office:value-type="float" office:value="1.942433">
            <text:p>1.942433</text:p>
          </table:table-cell>
          <table:table-cell office:value-type="float" office:value="1">
            <text:p>1</text:p>
          </table:table-cell>
          <table:table-cell office:value-type="float" office:value="0.200327">
            <text:p>0.200327</text:p>
          </table:table-cell>
          <table:table-cell office:value-type="float" office:value="2">
            <text:p>2</text:p>
          </table:table-cell>
          <table:table-cell office:value-type="float" office:value="10.5323">
            <text:p>10.5323</text:p>
          </table:table-cell>
          <table:table-cell office:value-type="float" office:value="9.4">
            <text:p>9.4</text:p>
          </table:table-cell>
          <table:table-cell office:value-type="float" office:value="8.3">
            <text:p>8.3</text:p>
          </table:table-cell>
          <table:table-cell office:value-type="float" office:value="1.14342">
            <text:p>1.14342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70.73628">
            <text:p>-70.73628</text:p>
          </table:table-cell>
          <table:table-cell office:value-type="float" office:value="1.942433">
            <text:p>1.942433</text:p>
          </table:table-cell>
          <table:table-cell office:value-type="float" office:value="0">
            <text:p>0</text:p>
          </table:table-cell>
          <table:table-cell office:value-type="float" office:value="0.834572">
            <text:p>0.834572</text:p>
          </table:table-cell>
          <table:table-cell office:value-type="float" office:value="7">
            <text:p>7</text:p>
          </table:table-cell>
          <table:table-cell office:value-type="float" office:value="-10.275">
            <text:p>-10.275</text:p>
          </table:table-cell>
          <table:table-cell office:value-type="float" office:value="7.2">
            <text:p>7.2</text:p>
          </table:table-cell>
          <table:table-cell office:value-type="float" office:value="6.7">
            <text:p>6.7</text:p>
          </table:table-cell>
          <table:table-cell office:value-type="float" office:value="1.05711">
            <text:p>1.0571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76.016705">
            <text:p>-76.016705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176807">
            <text:p>0.176807</text:p>
          </table:table-cell>
          <table:table-cell office:value-type="float" office:value="2">
            <text:p>2</text:p>
          </table:table-cell>
          <table:table-cell office:value-type="float" office:value="2.66269">
            <text:p>2.66269</text:p>
          </table:table-cell>
          <table:table-cell office:value-type="float" office:value="11.9">
            <text:p>11.9</text:p>
          </table:table-cell>
          <table:table-cell office:value-type="float" office:value="10.4">
            <text:p>10.4</text:p>
          </table:table-cell>
          <table:table-cell office:value-type="float" office:value="0.353274">
            <text:p>0.35327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2.79325">
            <text:p>-72.79325</text:p>
          </table:table-cell>
          <table:table-cell office:value-type="float" office:value="1.942433">
            <text:p>1.942433</text:p>
          </table:table-cell>
          <table:table-cell office:value-type="float" office:value="0">
            <text:p>0</text:p>
          </table:table-cell>
          <table:table-cell office:value-type="float" office:value="0.834572">
            <text:p>0.834572</text:p>
          </table:table-cell>
          <table:table-cell office:value-type="float" office:value="7">
            <text:p>7</text:p>
          </table:table-cell>
          <table:table-cell office:value-type="float" office:value="0.095836">
            <text:p>0.09583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933036">
            <text:p>0.93303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94.690624">
            <text:p>-94.690624</text:p>
          </table:table-cell>
          <table:table-cell office:value-type="float" office:value="1.634056">
            <text:p>1.634056</text:p>
          </table:table-cell>
          <table:table-cell office:value-type="float" office:value="0.121966">
            <text:p>0.121966</text:p>
          </table:table-cell>
          <table:table-cell office:value-type="float" office:value="1.08698">
            <text:p>1.08698</text:p>
          </table:table-cell>
          <table:table-cell office:value-type="float" office:value="17">
            <text:p>17</text:p>
          </table:table-cell>
          <table:table-cell office:value-type="float" office:value="23.9762">
            <text:p>23.9762</text:p>
          </table:table-cell>
          <table:table-cell office:value-type="float" office:value="27.4">
            <text:p>27.4</text:p>
          </table:table-cell>
          <table:table-cell office:value-type="float" office:value="0.5">
            <text:p>0.5</text:p>
          </table:table-cell>
          <table:table-cell office:value-type="float" office:value="0.313786">
            <text:p>0.31378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6.399531">
            <text:p>-76.399531</text:p>
          </table:table-cell>
          <table:table-cell office:value-type="float" office:value="0.581862">
            <text:p>0.581862</text:p>
          </table:table-cell>
          <table:table-cell office:value-type="float" office:value="0">
            <text:p>0</text:p>
          </table:table-cell>
          <table:table-cell office:value-type="float" office:value="0.176807">
            <text:p>0.176807</text:p>
          </table:table-cell>
          <table:table-cell office:value-type="float" office:value="5">
            <text:p>5</text:p>
          </table:table-cell>
          <table:table-cell office:value-type="float" office:value="10.6832">
            <text:p>10.6832</text:p>
          </table:table-cell>
          <table:table-cell office:value-type="float" office:value="11.3">
            <text:p>11.3</text:p>
          </table:table-cell>
          <table:table-cell office:value-type="float" office:value="10">
            <text:p>10</text:p>
          </table:table-cell>
          <table:table-cell office:value-type="float" office:value="0.395869">
            <text:p>0.39586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94.890338">
            <text:p>-94.890338</text:p>
          </table:table-cell>
          <table:table-cell office:value-type="float" office:value="0.087172">
            <text:p>0.087172</text:p>
          </table:table-cell>
          <table:table-cell office:value-type="float" office:value="0.031842">
            <text:p>0.031842</text:p>
          </table:table-cell>
          <table:table-cell office:value-type="float" office:value="0.918516">
            <text:p>0.918516</text:p>
          </table:table-cell>
          <table:table-cell office:value-type="float" office:value="12">
            <text:p>12</text:p>
          </table:table-cell>
          <table:table-cell office:value-type="float" office:value="26.7969">
            <text:p>26.7969</text:p>
          </table:table-cell>
          <table:table-cell office:value-type="float" office:value="27.6">
            <text:p>27.6</text:p>
          </table:table-cell>
          <table:table-cell office:value-type="float" office:value="0.7">
            <text:p>0.7</text:p>
          </table:table-cell>
          <table:table-cell office:value-type="float" office:value="0.337399">
            <text:p>0.33739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4.100225">
            <text:p>-94.100225</text:p>
          </table:table-cell>
          <table:table-cell office:value-type="float" office:value="0.14577">
            <text:p>0.14577</text:p>
          </table:table-cell>
          <table:table-cell office:value-type="float" office:value="0.153949">
            <text:p>0.153949</text:p>
          </table:table-cell>
          <table:table-cell office:value-type="float" office:value="0.056801">
            <text:p>0.056801</text:p>
          </table:table-cell>
          <table:table-cell office:value-type="float" office:value="40">
            <text:p>40</text:p>
          </table:table-cell>
          <table:table-cell office:value-type="float" office:value="93.4433">
            <text:p>93.4433</text:p>
          </table:table-cell>
          <table:table-cell office:value-type="float" office:value="58.9">
            <text:p>58.9</text:p>
          </table:table-cell>
          <table:table-cell office:value-type="float" office:value="4.9">
            <text:p>4.9</text:p>
          </table:table-cell>
          <table:table-cell office:value-type="float" office:value="0.31976">
            <text:p>0.319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94.103201">
            <text:p>-94.103201</text:p>
          </table:table-cell>
          <table:table-cell office:value-type="float" office:value="0.764961">
            <text:p>0.764961</text:p>
          </table:table-cell>
          <table:table-cell office:value-type="float" office:value="0.003388">
            <text:p>0.003388</text:p>
          </table:table-cell>
          <table:table-cell office:value-type="float" office:value="0.143827">
            <text:p>0.143827</text:p>
          </table:table-cell>
          <table:table-cell office:value-type="float" office:value="9">
            <text:p>9</text:p>
          </table:table-cell>
          <table:table-cell office:value-type="float" office:value="78.0827">
            <text:p>78.0827</text:p>
          </table:table-cell>
          <table:table-cell office:value-type="float" office:value="51.4">
            <text:p>51.4</text:p>
          </table:table-cell>
          <table:table-cell office:value-type="float" office:value="3.9">
            <text:p>3.9</text:p>
          </table:table-cell>
          <table:table-cell office:value-type="float" office:value="0.208381">
            <text:p>0.20838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74.073132">
            <text:p>-74.073132</text:p>
          </table:table-cell>
          <table:table-cell office:value-type="float" office:value="0.581862">
            <text:p>0.581862</text:p>
          </table:table-cell>
          <table:table-cell office:value-type="float" office:value="0.079003">
            <text:p>0.079003</text:p>
          </table:table-cell>
          <table:table-cell office:value-type="float" office:value="0.176807">
            <text:p>0.176807</text:p>
          </table:table-cell>
          <table:table-cell office:value-type="float" office:value="10">
            <text:p>10</text:p>
          </table:table-cell>
          <table:table-cell office:value-type="float" office:value="-6.8649">
            <text:p>-6.8649</text:p>
          </table:table-cell>
          <table:table-cell office:value-type="float" office:value="6.8">
            <text:p>6.8</text:p>
          </table:table-cell>
          <table:table-cell office:value-type="float" office:value="5.9">
            <text:p>5.9</text:p>
          </table:table-cell>
          <table:table-cell office:value-type="float" office:value="0.28839">
            <text:p>0.2883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91.738103">
            <text:p>-91.738103</text:p>
          </table:table-cell>
          <table:table-cell office:value-type="float" office:value="0.679583">
            <text:p>0.679583</text:p>
          </table:table-cell>
          <table:table-cell office:value-type="float" office:value="1">
            <text:p>1</text:p>
          </table:table-cell>
          <table:table-cell office:value-type="float" office:value="0.223452">
            <text:p>0.223452</text:p>
          </table:table-cell>
          <table:table-cell office:value-type="float" office:value="21">
            <text:p>21</text:p>
          </table:table-cell>
          <table:table-cell office:value-type="float" office:value="175.387">
            <text:p>175.387</text:p>
          </table:table-cell>
          <table:table-cell office:value-type="float" office:value="73.9">
            <text:p>73.9</text:p>
          </table:table-cell>
          <table:table-cell office:value-type="float" office:value="10">
            <text:p>10</text:p>
          </table:table-cell>
          <table:table-cell office:value-type="float" office:value="1.6679">
            <text:p>1.667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72.888428">
            <text:p>-72.888428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1.751134">
            <text:p>1.751134</text:p>
          </table:table-cell>
          <table:table-cell office:value-type="float" office:value="9">
            <text:p>9</text:p>
          </table:table-cell>
          <table:table-cell office:value-type="float" office:value="-13.3477">
            <text:p>-13.3477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1.51494">
            <text:p>1.5149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73.852829">
            <text:p>-73.852829</text:p>
          </table:table-cell>
          <table:table-cell office:value-type="float" office:value="0.581862">
            <text:p>0.581862</text:p>
          </table:table-cell>
          <table:table-cell office:value-type="float" office:value="0">
            <text:p>0</text:p>
          </table:table-cell>
          <table:table-cell office:value-type="float" office:value="0.176807">
            <text:p>0.176807</text:p>
          </table:table-cell>
          <table:table-cell office:value-type="float" office:value="13">
            <text:p>13</text:p>
          </table:table-cell>
          <table:table-cell office:value-type="float" office:value="3.56707">
            <text:p>3.56707</text:p>
          </table:table-cell>
          <table:table-cell office:value-type="float" office:value="15.2">
            <text:p>15.2</text:p>
          </table:table-cell>
          <table:table-cell office:value-type="float" office:value="14.3">
            <text:p>14.3</text:p>
          </table:table-cell>
          <table:table-cell office:value-type="float" office:value="0.276753">
            <text:p>0.27675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73.469135">
            <text:p>-73.469135</text:p>
          </table:table-cell>
          <table:table-cell office:value-type="float" office:value="0.581862">
            <text:p>0.581862</text:p>
          </table:table-cell>
          <table:table-cell office:value-type="float" office:value="0">
            <text:p>0</text:p>
          </table:table-cell>
          <table:table-cell office:value-type="float" office:value="0.176807">
            <text:p>0.176807</text:p>
          </table:table-cell>
          <table:table-cell office:value-type="float" office:value="7">
            <text:p>7</text:p>
          </table:table-cell>
          <table:table-cell office:value-type="float" office:value="-1.80716">
            <text:p>-1.80716</text:p>
          </table:table-cell>
          <table:table-cell office:value-type="float" office:value="10.9">
            <text:p>10.9</text:p>
          </table:table-cell>
          <table:table-cell office:value-type="float" office:value="9.9">
            <text:p>9.9</text:p>
          </table:table-cell>
          <table:table-cell office:value-type="float" office:value="0.302423">
            <text:p>0.30242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4.802098">
            <text:p>-94.802098</text:p>
          </table:table-cell>
          <table:table-cell office:value-type="float" office:value="0.679583">
            <text:p>0.679583</text:p>
          </table:table-cell>
          <table:table-cell office:value-type="float" office:value="0.003801">
            <text:p>0.003801</text:p>
          </table:table-cell>
          <table:table-cell office:value-type="float" office:value="0.154135">
            <text:p>0.154135</text:p>
          </table:table-cell>
          <table:table-cell office:value-type="float" office:value="3">
            <text:p>3</text:p>
          </table:table-cell>
          <table:table-cell office:value-type="float" office:value="20.6721">
            <text:p>20.6721</text:p>
          </table:table-cell>
          <table:table-cell office:value-type="float" office:value="22.4">
            <text:p>22.4</text:p>
          </table:table-cell>
          <table:table-cell office:value-type="float" office:value="0.3">
            <text:p>0.3</text:p>
          </table:table-cell>
          <table:table-cell office:value-type="float" office:value="0.031203">
            <text:p>0.03120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94.816785">
            <text:p>-94.816785</text:p>
          </table:table-cell>
          <table:table-cell office:value-type="float" office:value="0.14577">
            <text:p>0.14577</text:p>
          </table:table-cell>
          <table:table-cell office:value-type="float" office:value="0.153949">
            <text:p>0.15394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3.1073">
            <text:p>33.1073</text:p>
          </table:table-cell>
          <table:table-cell office:value-type="float" office:value="33.1">
            <text:p>33.1</text:p>
          </table:table-cell>
          <table:table-cell office:value-type="float" office:value="1.1">
            <text:p>1.1</text:p>
          </table:table-cell>
          <table:table-cell office:value-type="float" office:value="0.061267">
            <text:p>0.06126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73.85122">
            <text:p>-73.85122</text:p>
          </table:table-cell>
          <table:table-cell office:value-type="float" office:value="2.240121">
            <text:p>2.240121</text:p>
          </table:table-cell>
          <table:table-cell office:value-type="float" office:value="0.541705">
            <text:p>0.5417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.39007">
            <text:p>9.39007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.02476">
            <text:p>1.0247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94.698632">
            <text:p>-94.698632</text:p>
          </table:table-cell>
          <table:table-cell office:value-type="float" office:value="0.087172">
            <text:p>0.087172</text:p>
          </table:table-cell>
          <table:table-cell office:value-type="float" office:value="0.19745">
            <text:p>0.19745</text:p>
          </table:table-cell>
          <table:table-cell office:value-type="float" office:value="0.918516">
            <text:p>0.918516</text:p>
          </table:table-cell>
          <table:table-cell office:value-type="float" office:value="13">
            <text:p>13</text:p>
          </table:table-cell>
          <table:table-cell office:value-type="float" office:value="47.1371">
            <text:p>47.1371</text:p>
          </table:table-cell>
          <table:table-cell office:value-type="float" office:value="39.9">
            <text:p>39.9</text:p>
          </table:table-cell>
          <table:table-cell office:value-type="float" office:value="2">
            <text:p>2</text:p>
          </table:table-cell>
          <table:table-cell office:value-type="float" office:value="1.08823">
            <text:p>1.0882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73.832693">
            <text:p>-73.832693</text:p>
          </table:table-cell>
          <table:table-cell office:value-type="float" office:value="0.581862">
            <text:p>0.581862</text:p>
          </table:table-cell>
          <table:table-cell office:value-type="float" office:value="0.130517">
            <text:p>0.130517</text:p>
          </table:table-cell>
          <table:table-cell office:value-type="float" office:value="0.176807">
            <text:p>0.176807</text:p>
          </table:table-cell>
          <table:table-cell office:value-type="float" office:value="10">
            <text:p>10</text:p>
          </table:table-cell>
          <table:table-cell office:value-type="float" office:value="-13.6347">
            <text:p>-13.6347</text:p>
          </table:table-cell>
          <table:table-cell office:value-type="float" office:value="10.1">
            <text:p>10.1</text:p>
          </table:table-cell>
          <table:table-cell office:value-type="float" office:value="9.1">
            <text:p>9.1</text:p>
          </table:table-cell>
          <table:table-cell office:value-type="float" office:value="0.541233">
            <text:p>0.5412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71.225898">
            <text:p>-71.225898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1.529338">
            <text:p>1.529338</text:p>
          </table:table-cell>
          <table:table-cell office:value-type="float" office:value="2">
            <text:p>2</text:p>
          </table:table-cell>
          <table:table-cell office:value-type="float" office:value="-16.2488">
            <text:p>-16.2488</text:p>
          </table:table-cell>
          <table:table-cell office:value-type="float" office:value="4.3">
            <text:p>4.3</text:p>
          </table:table-cell>
          <table:table-cell office:value-type="float" office:value="3.9">
            <text:p>3.9</text:p>
          </table:table-cell>
          <table:table-cell office:value-type="float" office:value="1.55317">
            <text:p>1.5531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94.796656">
            <text:p>-94.796656</text:p>
          </table:table-cell>
          <table:table-cell office:value-type="float" office:value="0.087172">
            <text:p>0.087172</text:p>
          </table:table-cell>
          <table:table-cell office:value-type="float" office:value="0.19745">
            <text:p>0.197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.9938">
            <text:p>37.9938</text:p>
          </table:table-cell>
          <table:table-cell office:value-type="float" office:value="35.7">
            <text:p>35.7</text:p>
          </table:table-cell>
          <table:table-cell office:value-type="float" office:value="1.4">
            <text:p>1.4</text:p>
          </table:table-cell>
          <table:table-cell office:value-type="float" office:value="0.107119">
            <text:p>0.10711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76.059735">
            <text:p>-76.059735</text:p>
          </table:table-cell>
          <table:table-cell office:value-type="float" office:value="0.581862">
            <text:p>0.581862</text:p>
          </table:table-cell>
          <table:table-cell office:value-type="float" office:value="0.003949">
            <text:p>0.003949</text:p>
          </table:table-cell>
          <table:table-cell office:value-type="float" office:value="0.176807">
            <text:p>0.176807</text:p>
          </table:table-cell>
          <table:table-cell office:value-type="float" office:value="4">
            <text:p>4</text:p>
          </table:table-cell>
          <table:table-cell office:value-type="float" office:value="5.00794">
            <text:p>5.00794</text:p>
          </table:table-cell>
          <table:table-cell office:value-type="float" office:value="12.4">
            <text:p>12.4</text:p>
          </table:table-cell>
          <table:table-cell office:value-type="float" office:value="11">
            <text:p>11</text:p>
          </table:table-cell>
          <table:table-cell office:value-type="float" office:value="0.414705">
            <text:p>0.414705</text:p>
          </table:table-cell>
        </table:table-row>
      </table:table>
      <table:table table:name="100pf" table:style-name="ta1">
        <table:table-column table:style-name="co1" table:number-columns-repeated="7" table:default-cell-style-name="Default"/>
        <table:table-row table:style-name="ro2">
          <table:table-cell office:value-type="float" office:value="132.983">
            <text:p>132.983</text:p>
          </table:table-cell>
          <table:table-cell office:value-type="float" office:value="-21.6">
            <text:p>-21.6</text:p>
          </table:table-cell>
          <table:table-cell office:value-type="float" office:value="7.9">
            <text:p>7.9</text:p>
          </table:table-cell>
          <table:table-cell/>
          <table:table-cell table:formula="of:=[.A1]" office:value-type="float" office:value="132.983">
            <text:p>132.983</text:p>
          </table:table-cell>
          <table:table-cell table:formula="of:=[.B1]*-1" office:value-type="float" office:value="21.6">
            <text:p>21.6</text:p>
          </table:table-cell>
          <table:table-cell table:formula="of:=[.C1]" office:value-type="float" office:value="7.9">
            <text:p>7.9</text:p>
          </table:table-cell>
        </table:table-row>
        <table:table-row table:style-name="ro2">
          <table:table-cell office:value-type="float" office:value="87.7155">
            <text:p>87.7155</text:p>
          </table:table-cell>
          <table:table-cell office:value-type="float" office:value="-18.9">
            <text:p>-18.9</text:p>
          </table:table-cell>
          <table:table-cell office:value-type="float" office:value="4.5">
            <text:p>4.5</text:p>
          </table:table-cell>
          <table:table-cell/>
          <table:table-cell table:formula="of:=[.A2]" office:value-type="float" office:value="87.7155">
            <text:p>87.7155</text:p>
          </table:table-cell>
          <table:table-cell table:formula="of:=[.B2]*-1" office:value-type="float" office:value="18.9">
            <text:p>18.9</text:p>
          </table:table-cell>
          <table:table-cell table:formula="of:=[.C2]" office:value-type="float" office:value="4.5">
            <text:p>4.5</text:p>
          </table:table-cell>
        </table:table-row>
        <table:table-row table:style-name="ro2">
          <table:table-cell office:value-type="float" office:value="52.9845">
            <text:p>52.9845</text:p>
          </table:table-cell>
          <table:table-cell office:value-type="float" office:value="-14.4">
            <text:p>-14.4</text:p>
          </table:table-cell>
          <table:table-cell office:value-type="float" office:value="2.4">
            <text:p>2.4</text:p>
          </table:table-cell>
          <table:table-cell/>
          <table:table-cell table:formula="of:=[.A3]" office:value-type="float" office:value="52.9845">
            <text:p>52.9845</text:p>
          </table:table-cell>
          <table:table-cell table:formula="of:=[.B3]*-1" office:value-type="float" office:value="14.4">
            <text:p>14.4</text:p>
          </table:table-cell>
          <table:table-cell table:formula="of:=[.C3]" office:value-type="float" office:value="2.4">
            <text:p>2.4</text:p>
          </table:table-cell>
        </table:table-row>
        <table:table-row table:style-name="ro2">
          <table:table-cell office:value-type="float" office:value="108.601">
            <text:p>108.601</text:p>
          </table:table-cell>
          <table:table-cell office:value-type="float" office:value="-20.3">
            <text:p>-20.3</text:p>
          </table:table-cell>
          <table:table-cell office:value-type="float" office:value="6">
            <text:p>6</text:p>
          </table:table-cell>
          <table:table-cell/>
          <table:table-cell table:formula="of:=[.A4]" office:value-type="float" office:value="108.601">
            <text:p>108.601</text:p>
          </table:table-cell>
          <table:table-cell table:formula="of:=[.B4]*-1" office:value-type="float" office:value="20.3">
            <text:p>20.3</text:p>
          </table:table-cell>
          <table:table-cell table:formula="of:=[.C4]" office:value-type="float" office:value="6">
            <text:p>6</text:p>
          </table:table-cell>
        </table:table-row>
        <table:table-row table:style-name="ro2">
          <table:table-cell office:value-type="float" office:value="57.2098">
            <text:p>57.2098</text:p>
          </table:table-cell>
          <table:table-cell office:value-type="float" office:value="-14.5">
            <text:p>-14.5</text:p>
          </table:table-cell>
          <table:table-cell office:value-type="float" office:value="2.7">
            <text:p>2.7</text:p>
          </table:table-cell>
          <table:table-cell/>
          <table:table-cell table:formula="of:=[.A5]" office:value-type="float" office:value="57.2098">
            <text:p>57.2098</text:p>
          </table:table-cell>
          <table:table-cell table:formula="of:=[.B5]*-1" office:value-type="float" office:value="14.5">
            <text:p>14.5</text:p>
          </table:table-cell>
          <table:table-cell table:formula="of:=[.C5]" office:value-type="float" office:value="2.7">
            <text:p>2.7</text:p>
          </table:table-cell>
        </table:table-row>
        <table:table-row table:style-name="ro2">
          <table:table-cell office:value-type="float" office:value="95.1442">
            <text:p>95.1442</text:p>
          </table:table-cell>
          <table:table-cell office:value-type="float" office:value="-19.9">
            <text:p>-19.9</text:p>
          </table:table-cell>
          <table:table-cell office:value-type="float" office:value="5">
            <text:p>5</text:p>
          </table:table-cell>
          <table:table-cell/>
          <table:table-cell table:formula="of:=[.A6]" office:value-type="float" office:value="95.1442">
            <text:p>95.1442</text:p>
          </table:table-cell>
          <table:table-cell table:formula="of:=[.B6]*-1" office:value-type="float" office:value="19.9">
            <text:p>19.9</text:p>
          </table:table-cell>
          <table:table-cell table:formula="of:=[.C6]" office:value-type="float" office:value="5">
            <text:p>5</text:p>
          </table:table-cell>
        </table:table-row>
        <table:table-row table:style-name="ro2">
          <table:table-cell office:value-type="float" office:value="91.9742">
            <text:p>91.9742</text:p>
          </table:table-cell>
          <table:table-cell office:value-type="float" office:value="-19.6">
            <text:p>-19.6</text:p>
          </table:table-cell>
          <table:table-cell office:value-type="float" office:value="4.8">
            <text:p>4.8</text:p>
          </table:table-cell>
          <table:table-cell/>
          <table:table-cell table:formula="of:=[.A7]" office:value-type="float" office:value="91.9742">
            <text:p>91.9742</text:p>
          </table:table-cell>
          <table:table-cell table:formula="of:=[.B7]*-1" office:value-type="float" office:value="19.6">
            <text:p>19.6</text:p>
          </table:table-cell>
          <table:table-cell table:formula="of:=[.C7]" office:value-type="float" office:value="4.8">
            <text:p>4.8</text:p>
          </table:table-cell>
        </table:table-row>
        <table:table-row table:style-name="ro2">
          <table:table-cell office:value-type="float" office:value="81.6287">
            <text:p>81.6287</text:p>
          </table:table-cell>
          <table:table-cell office:value-type="float" office:value="-18.5">
            <text:p>-18.5</text:p>
          </table:table-cell>
          <table:table-cell office:value-type="float" office:value="4.2">
            <text:p>4.2</text:p>
          </table:table-cell>
          <table:table-cell/>
          <table:table-cell table:formula="of:=[.A8]" office:value-type="float" office:value="81.6287">
            <text:p>81.6287</text:p>
          </table:table-cell>
          <table:table-cell table:formula="of:=[.B8]*-1" office:value-type="float" office:value="18.5">
            <text:p>18.5</text:p>
          </table:table-cell>
          <table:table-cell table:formula="of:=[.C8]" office:value-type="float" office:value="4.2">
            <text:p>4.2</text:p>
          </table:table-cell>
        </table:table-row>
        <table:table-row table:style-name="ro2">
          <table:table-cell office:value-type="float" office:value="163.971">
            <text:p>163.971</text:p>
          </table:table-cell>
          <table:table-cell office:value-type="float" office:value="-23.1">
            <text:p>-23.1</text:p>
          </table:table-cell>
          <table:table-cell office:value-type="float" office:value="9.9">
            <text:p>9.9</text:p>
          </table:table-cell>
          <table:table-cell/>
          <table:table-cell table:formula="of:=[.A9]" office:value-type="float" office:value="163.971">
            <text:p>163.971</text:p>
          </table:table-cell>
          <table:table-cell table:formula="of:=[.B9]*-1" office:value-type="float" office:value="23.1">
            <text:p>23.1</text:p>
          </table:table-cell>
          <table:table-cell table:formula="of:=[.C9]" office:value-type="float" office:value="9.9">
            <text:p>9.9</text:p>
          </table:table-cell>
        </table:table-row>
        <table:table-row table:style-name="ro2">
          <table:table-cell office:value-type="float" office:value="160.933">
            <text:p>160.933</text:p>
          </table:table-cell>
          <table:table-cell office:value-type="float" office:value="-23.5">
            <text:p>-23.5</text:p>
          </table:table-cell>
          <table:table-cell office:value-type="float" office:value="10.4">
            <text:p>10.4</text:p>
          </table:table-cell>
          <table:table-cell/>
          <table:table-cell table:formula="of:=[.A10]" office:value-type="float" office:value="160.933">
            <text:p>160.933</text:p>
          </table:table-cell>
          <table:table-cell table:formula="of:=[.B10]*-1" office:value-type="float" office:value="23.5">
            <text:p>23.5</text:p>
          </table:table-cell>
          <table:table-cell table:formula="of:=[.C10]" office:value-type="float" office:value="10.4">
            <text:p>10.4</text:p>
          </table:table-cell>
        </table:table-row>
        <table:table-row table:style-name="ro2">
          <table:table-cell office:value-type="float" office:value="139.993">
            <text:p>139.993</text:p>
          </table:table-cell>
          <table:table-cell office:value-type="float" office:value="-21.8">
            <text:p>-21.8</text:p>
          </table:table-cell>
          <table:table-cell office:value-type="float" office:value="8.4">
            <text:p>8.4</text:p>
          </table:table-cell>
          <table:table-cell/>
          <table:table-cell table:formula="of:=[.A11]" office:value-type="float" office:value="139.993">
            <text:p>139.993</text:p>
          </table:table-cell>
          <table:table-cell table:formula="of:=[.B11]*-1" office:value-type="float" office:value="21.8">
            <text:p>21.8</text:p>
          </table:table-cell>
          <table:table-cell table:formula="of:=[.C11]" office:value-type="float" office:value="8.4">
            <text:p>8.4</text:p>
          </table:table-cell>
        </table:table-row>
        <table:table-row table:style-name="ro2">
          <table:table-cell office:value-type="float" office:value="14.7812">
            <text:p>14.7812</text:p>
          </table:table-cell>
          <table:table-cell office:value-type="float" office:value="-4.8">
            <text:p>-4.8</text:p>
          </table:table-cell>
          <table:table-cell office:value-type="float" office:value="0">
            <text:p>0</text:p>
          </table:table-cell>
          <table:table-cell/>
          <table:table-cell table:formula="of:=[.A12]" office:value-type="float" office:value="14.7812">
            <text:p>14.7812</text:p>
          </table:table-cell>
          <table:table-cell table:formula="of:=[.B12]*-1" office:value-type="float" office:value="4.8">
            <text:p>4.8</text:p>
          </table:table-cell>
          <table:table-cell table:formula="of:=[.C12]" office:value-type="float" office:value="0">
            <text:p>0</text:p>
          </table:table-cell>
        </table:table-row>
        <table:table-row table:style-name="ro2">
          <table:table-cell office:value-type="float" office:value="74.8046">
            <text:p>74.8046</text:p>
          </table:table-cell>
          <table:table-cell office:value-type="float" office:value="-17.3">
            <text:p>-17.3</text:p>
          </table:table-cell>
          <table:table-cell office:value-type="float" office:value="3.8">
            <text:p>3.8</text:p>
          </table:table-cell>
          <table:table-cell/>
          <table:table-cell table:formula="of:=[.A13]" office:value-type="float" office:value="74.8046">
            <text:p>74.8046</text:p>
          </table:table-cell>
          <table:table-cell table:formula="of:=[.B13]*-1" office:value-type="float" office:value="17.3">
            <text:p>17.3</text:p>
          </table:table-cell>
          <table:table-cell table:formula="of:=[.C13]" office:value-type="float" office:value="3.8">
            <text:p>3.8</text:p>
          </table:table-cell>
        </table:table-row>
        <table:table-row table:style-name="ro2">
          <table:table-cell office:value-type="float" office:value="158.554">
            <text:p>158.554</text:p>
          </table:table-cell>
          <table:table-cell office:value-type="float" office:value="-22.9">
            <text:p>-22.9</text:p>
          </table:table-cell>
          <table:table-cell office:value-type="float" office:value="9.7">
            <text:p>9.7</text:p>
          </table:table-cell>
          <table:table-cell/>
          <table:table-cell table:formula="of:=[.A14]" office:value-type="float" office:value="158.554">
            <text:p>158.554</text:p>
          </table:table-cell>
          <table:table-cell table:formula="of:=[.B14]*-1" office:value-type="float" office:value="22.9">
            <text:p>22.9</text:p>
          </table:table-cell>
          <table:table-cell table:formula="of:=[.C14]" office:value-type="float" office:value="9.7">
            <text:p>9.7</text:p>
          </table:table-cell>
        </table:table-row>
        <table:table-row table:style-name="ro2">
          <table:table-cell office:value-type="float" office:value="156.259">
            <text:p>156.259</text:p>
          </table:table-cell>
          <table:table-cell office:value-type="float" office:value="-23.2">
            <text:p>-23.2</text:p>
          </table:table-cell>
          <table:table-cell office:value-type="float" office:value="10.2">
            <text:p>10.2</text:p>
          </table:table-cell>
          <table:table-cell/>
          <table:table-cell table:formula="of:=[.A15]" office:value-type="float" office:value="156.259">
            <text:p>156.259</text:p>
          </table:table-cell>
          <table:table-cell table:formula="of:=[.B15]*-1" office:value-type="float" office:value="23.2">
            <text:p>23.2</text:p>
          </table:table-cell>
          <table:table-cell table:formula="of:=[.C15]" office:value-type="float" office:value="10.2">
            <text:p>10.2</text:p>
          </table:table-cell>
        </table:table-row>
        <table:table-row table:style-name="ro2">
          <table:table-cell office:value-type="float" office:value="123.722">
            <text:p>123.722</text:p>
          </table:table-cell>
          <table:table-cell office:value-type="float" office:value="-21.5">
            <text:p>-21.5</text:p>
          </table:table-cell>
          <table:table-cell office:value-type="float" office:value="7.1">
            <text:p>7.1</text:p>
          </table:table-cell>
          <table:table-cell/>
          <table:table-cell table:formula="of:=[.A16]" office:value-type="float" office:value="123.722">
            <text:p>123.722</text:p>
          </table:table-cell>
          <table:table-cell table:formula="of:=[.B16]*-1" office:value-type="float" office:value="21.5">
            <text:p>21.5</text:p>
          </table:table-cell>
          <table:table-cell table:formula="of:=[.C16]" office:value-type="float" office:value="7.1">
            <text:p>7.1</text:p>
          </table:table-cell>
        </table:table-row>
        <table:table-row table:style-name="ro2">
          <table:table-cell office:value-type="float" office:value="121.467">
            <text:p>121.467</text:p>
          </table:table-cell>
          <table:table-cell office:value-type="float" office:value="-21.3">
            <text:p>-21.3</text:p>
          </table:table-cell>
          <table:table-cell office:value-type="float" office:value="6.8">
            <text:p>6.8</text:p>
          </table:table-cell>
          <table:table-cell/>
          <table:table-cell table:formula="of:=[.A17]" office:value-type="float" office:value="121.467">
            <text:p>121.467</text:p>
          </table:table-cell>
          <table:table-cell table:formula="of:=[.B17]*-1" office:value-type="float" office:value="21.3">
            <text:p>21.3</text:p>
          </table:table-cell>
          <table:table-cell table:formula="of:=[.C17]" office:value-type="float" office:value="6.8">
            <text:p>6.8</text:p>
          </table:table-cell>
        </table:table-row>
        <table:table-row table:style-name="ro2">
          <table:table-cell office:value-type="float" office:value="174.171">
            <text:p>174.171</text:p>
          </table:table-cell>
          <table:table-cell office:value-type="float" office:value="-24">
            <text:p>-24</text:p>
          </table:table-cell>
          <table:table-cell office:value-type="float" office:value="10.9">
            <text:p>10.9</text:p>
          </table:table-cell>
          <table:table-cell/>
          <table:table-cell table:formula="of:=[.A18]" office:value-type="float" office:value="174.171">
            <text:p>174.171</text:p>
          </table:table-cell>
          <table:table-cell table:formula="of:=[.B18]*-1" office:value-type="float" office:value="24">
            <text:p>24</text:p>
          </table:table-cell>
          <table:table-cell table:formula="of:=[.C18]" office:value-type="float" office:value="10.9">
            <text:p>10.9</text:p>
          </table:table-cell>
        </table:table-row>
        <table:table-row table:style-name="ro2">
          <table:table-cell office:value-type="float" office:value="172.15">
            <text:p>172.15</text:p>
          </table:table-cell>
          <table:table-cell office:value-type="float" office:value="-23.9">
            <text:p>-23.9</text:p>
          </table:table-cell>
          <table:table-cell office:value-type="float" office:value="10.5">
            <text:p>10.5</text:p>
          </table:table-cell>
          <table:table-cell/>
          <table:table-cell table:formula="of:=[.A19]" office:value-type="float" office:value="172.15">
            <text:p>172.15</text:p>
          </table:table-cell>
          <table:table-cell table:formula="of:=[.B19]*-1" office:value-type="float" office:value="23.9">
            <text:p>23.9</text:p>
          </table:table-cell>
          <table:table-cell table:formula="of:=[.C19]" office:value-type="float" office:value="10.5">
            <text:p>10.5</text:p>
          </table:table-cell>
        </table:table-row>
        <table:table-row table:style-name="ro2">
          <table:table-cell office:value-type="float" office:value="102.311">
            <text:p>102.311</text:p>
          </table:table-cell>
          <table:table-cell office:value-type="float" office:value="-20.1">
            <text:p>-20.1</text:p>
          </table:table-cell>
          <table:table-cell office:value-type="float" office:value="5.8">
            <text:p>5.8</text:p>
          </table:table-cell>
          <table:table-cell/>
          <table:table-cell table:formula="of:=[.A20]" office:value-type="float" office:value="102.311">
            <text:p>102.311</text:p>
          </table:table-cell>
          <table:table-cell table:formula="of:=[.B20]*-1" office:value-type="float" office:value="20.1">
            <text:p>20.1</text:p>
          </table:table-cell>
          <table:table-cell table:formula="of:=[.C20]" office:value-type="float" office:value="5.8">
            <text:p>5.8</text:p>
          </table:table-cell>
        </table:table-row>
        <table:table-row table:style-name="ro2">
          <table:table-cell office:value-type="float" office:value="104.368">
            <text:p>104.368</text:p>
          </table:table-cell>
          <table:table-cell office:value-type="float" office:value="-20">
            <text:p>-20</text:p>
          </table:table-cell>
          <table:table-cell office:value-type="float" office:value="5.7">
            <text:p>5.7</text:p>
          </table:table-cell>
          <table:table-cell/>
          <table:table-cell table:formula="of:=[.A21]" office:value-type="float" office:value="104.368">
            <text:p>104.368</text:p>
          </table:table-cell>
          <table:table-cell table:formula="of:=[.B21]*-1" office:value-type="float" office:value="20">
            <text:p>20</text:p>
          </table:table-cell>
          <table:table-cell table:formula="of:=[.C21]" office:value-type="float" office:value="5.7">
            <text:p>5.7</text:p>
          </table:table-cell>
        </table:table-row>
        <table:table-row table:style-name="ro2">
          <table:table-cell office:value-type="float" office:value="22.3778">
            <text:p>22.3778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  <table:table-cell/>
          <table:table-cell table:formula="of:=[.A22]" office:value-type="float" office:value="22.3778">
            <text:p>22.3778</text:p>
          </table:table-cell>
          <table:table-cell table:formula="of:=[.B22]*-1" office:value-type="float" office:value="9">
            <text:p>9</text:p>
          </table:table-cell>
          <table:table-cell table:formula="of:=[.C22]" office:value-type="float" office:value="0.5">
            <text:p>0.5</text:p>
          </table:table-cell>
        </table:table-row>
        <table:table-row table:style-name="ro2">
          <table:table-cell office:value-type="float" office:value="77.126">
            <text:p>77.126</text:p>
          </table:table-cell>
          <table:table-cell office:value-type="float" office:value="-17.8">
            <text:p>-17.8</text:p>
          </table:table-cell>
          <table:table-cell office:value-type="float" office:value="4">
            <text:p>4</text:p>
          </table:table-cell>
          <table:table-cell/>
          <table:table-cell table:formula="of:=[.A23]" office:value-type="float" office:value="77.126">
            <text:p>77.126</text:p>
          </table:table-cell>
          <table:table-cell table:formula="of:=[.B23]*-1" office:value-type="float" office:value="17.8">
            <text:p>17.8</text:p>
          </table:table-cell>
          <table:table-cell table:formula="of:=[.C23]" office:value-type="float" office:value="4">
            <text:p>4</text:p>
          </table:table-cell>
        </table:table-row>
        <table:table-row table:style-name="ro2">
          <table:table-cell office:value-type="float" office:value="79.083">
            <text:p>79.083</text:p>
          </table:table-cell>
          <table:table-cell office:value-type="float" office:value="-18">
            <text:p>-18</text:p>
          </table:table-cell>
          <table:table-cell office:value-type="float" office:value="4.1">
            <text:p>4.1</text:p>
          </table:table-cell>
          <table:table-cell/>
          <table:table-cell table:formula="of:=[.A24]" office:value-type="float" office:value="79.083">
            <text:p>79.083</text:p>
          </table:table-cell>
          <table:table-cell table:formula="of:=[.B24]*-1" office:value-type="float" office:value="18">
            <text:p>18</text:p>
          </table:table-cell>
          <table:table-cell table:formula="of:=[.C24]" office:value-type="float" office:value="4.1">
            <text:p>4.1</text:p>
          </table:table-cell>
        </table:table-row>
        <table:table-row table:style-name="ro2">
          <table:table-cell office:value-type="float" office:value="67.0326">
            <text:p>67.0326</text:p>
          </table:table-cell>
          <table:table-cell office:value-type="float" office:value="-16.3">
            <text:p>-16.3</text:p>
          </table:table-cell>
          <table:table-cell office:value-type="float" office:value="3.3">
            <text:p>3.3</text:p>
          </table:table-cell>
          <table:table-cell/>
          <table:table-cell table:formula="of:=[.A25]" office:value-type="float" office:value="67.0326">
            <text:p>67.0326</text:p>
          </table:table-cell>
          <table:table-cell table:formula="of:=[.B25]*-1" office:value-type="float" office:value="16.3">
            <text:p>16.3</text:p>
          </table:table-cell>
          <table:table-cell table:formula="of:=[.C25]" office:value-type="float" office:value="3.3">
            <text:p>3.3</text:p>
          </table:table-cell>
        </table:table-row>
        <table:table-row table:style-name="ro2">
          <table:table-cell office:value-type="float" office:value="169.749">
            <text:p>169.749</text:p>
          </table:table-cell>
          <table:table-cell office:value-type="float" office:value="-23.9">
            <text:p>-23.9</text:p>
          </table:table-cell>
          <table:table-cell office:value-type="float" office:value="10.8">
            <text:p>10.8</text:p>
          </table:table-cell>
          <table:table-cell/>
          <table:table-cell table:formula="of:=[.A26]" office:value-type="float" office:value="169.749">
            <text:p>169.749</text:p>
          </table:table-cell>
          <table:table-cell table:formula="of:=[.B26]*-1" office:value-type="float" office:value="23.9">
            <text:p>23.9</text:p>
          </table:table-cell>
          <table:table-cell table:formula="of:=[.C26]" office:value-type="float" office:value="10.8">
            <text:p>10.8</text:p>
          </table:table-cell>
        </table:table-row>
        <table:table-row table:style-name="ro2">
          <table:table-cell office:value-type="float" office:value="117.956">
            <text:p>117.956</text:p>
          </table:table-cell>
          <table:table-cell office:value-type="float" office:value="-21.2">
            <text:p>-21.2</text:p>
          </table:table-cell>
          <table:table-cell office:value-type="float" office:value="6.8">
            <text:p>6.8</text:p>
          </table:table-cell>
          <table:table-cell/>
          <table:table-cell table:formula="of:=[.A27]" office:value-type="float" office:value="117.956">
            <text:p>117.956</text:p>
          </table:table-cell>
          <table:table-cell table:formula="of:=[.B27]*-1" office:value-type="float" office:value="21.2">
            <text:p>21.2</text:p>
          </table:table-cell>
          <table:table-cell table:formula="of:=[.C27]" office:value-type="float" office:value="6.8">
            <text:p>6.8</text:p>
          </table:table-cell>
        </table:table-row>
        <table:table-row table:style-name="ro2">
          <table:table-cell office:value-type="float" office:value="116.094">
            <text:p>116.094</text:p>
          </table:table-cell>
          <table:table-cell office:value-type="float" office:value="-21.1">
            <text:p>-21.1</text:p>
          </table:table-cell>
          <table:table-cell office:value-type="float" office:value="6.7">
            <text:p>6.7</text:p>
          </table:table-cell>
          <table:table-cell/>
          <table:table-cell table:formula="of:=[.A28]" office:value-type="float" office:value="116.094">
            <text:p>116.094</text:p>
          </table:table-cell>
          <table:table-cell table:formula="of:=[.B28]*-1" office:value-type="float" office:value="21.1">
            <text:p>21.1</text:p>
          </table:table-cell>
          <table:table-cell table:formula="of:=[.C28]" office:value-type="float" office:value="6.7">
            <text:p>6.7</text:p>
          </table:table-cell>
        </table:table-row>
        <table:table-row table:style-name="ro2">
          <table:table-cell office:value-type="float" office:value="72.3498">
            <text:p>72.3498</text:p>
          </table:table-cell>
          <table:table-cell office:value-type="float" office:value="-16.8">
            <text:p>-16.8</text:p>
          </table:table-cell>
          <table:table-cell office:value-type="float" office:value="3.6">
            <text:p>3.6</text:p>
          </table:table-cell>
          <table:table-cell/>
          <table:table-cell table:formula="of:=[.A29]" office:value-type="float" office:value="72.3498">
            <text:p>72.3498</text:p>
          </table:table-cell>
          <table:table-cell table:formula="of:=[.B29]*-1" office:value-type="float" office:value="16.8">
            <text:p>16.8</text:p>
          </table:table-cell>
          <table:table-cell table:formula="of:=[.C29]" office:value-type="float" office:value="3.6">
            <text:p>3.6</text:p>
          </table:table-cell>
        </table:table-row>
        <table:table-row table:style-name="ro2">
          <table:table-cell office:value-type="float" office:value="144.154">
            <text:p>144.154</text:p>
          </table:table-cell>
          <table:table-cell office:value-type="float" office:value="-22.3">
            <text:p>-22.3</text:p>
          </table:table-cell>
          <table:table-cell office:value-type="float" office:value="9.1">
            <text:p>9.1</text:p>
          </table:table-cell>
          <table:table-cell/>
          <table:table-cell table:formula="of:=[.A30]" office:value-type="float" office:value="144.154">
            <text:p>144.154</text:p>
          </table:table-cell>
          <table:table-cell table:formula="of:=[.B30]*-1" office:value-type="float" office:value="22.3">
            <text:p>22.3</text:p>
          </table:table-cell>
          <table:table-cell table:formula="of:=[.C30]" office:value-type="float" office:value="9.1">
            <text:p>9.1</text:p>
          </table:table-cell>
        </table:table-row>
        <table:table-row table:style-name="ro2">
          <table:table-cell office:value-type="float" office:value="142.512">
            <text:p>142.512</text:p>
          </table:table-cell>
          <table:table-cell office:value-type="float" office:value="-21.9">
            <text:p>-21.9</text:p>
          </table:table-cell>
          <table:table-cell office:value-type="float" office:value="8.5">
            <text:p>8.5</text:p>
          </table:table-cell>
          <table:table-cell/>
          <table:table-cell table:formula="of:=[.A31]" office:value-type="float" office:value="142.512">
            <text:p>142.512</text:p>
          </table:table-cell>
          <table:table-cell table:formula="of:=[.B31]*-1" office:value-type="float" office:value="21.9">
            <text:p>21.9</text:p>
          </table:table-cell>
          <table:table-cell table:formula="of:=[.C31]" office:value-type="float" office:value="8.5">
            <text:p>8.5</text:p>
          </table:table-cell>
        </table:table-row>
        <table:table-row table:style-name="ro2">
          <table:table-cell office:value-type="float" office:value="25.2013">
            <text:p>25.2013</text:p>
          </table:table-cell>
          <table:table-cell office:value-type="float" office:value="-9.4">
            <text:p>-9.4</text:p>
          </table:table-cell>
          <table:table-cell office:value-type="float" office:value="0.6">
            <text:p>0.6</text:p>
          </table:table-cell>
          <table:table-cell/>
          <table:table-cell table:formula="of:=[.A32]" office:value-type="float" office:value="25.2013">
            <text:p>25.2013</text:p>
          </table:table-cell>
          <table:table-cell table:formula="of:=[.B32]*-1" office:value-type="float" office:value="9.4">
            <text:p>9.4</text:p>
          </table:table-cell>
          <table:table-cell table:formula="of:=[.C32]" office:value-type="float" office:value="0.6">
            <text:p>0.6</text:p>
          </table:table-cell>
        </table:table-row>
        <table:table-row table:style-name="ro2">
          <table:table-cell office:value-type="float" office:value="32.997">
            <text:p>32.997</text:p>
          </table:table-cell>
          <table:table-cell office:value-type="float" office:value="-11">
            <text:p>-11</text:p>
          </table:table-cell>
          <table:table-cell office:value-type="float" office:value="1.1">
            <text:p>1.1</text:p>
          </table:table-cell>
          <table:table-cell/>
          <table:table-cell table:formula="of:=[.A33]" office:value-type="float" office:value="32.997">
            <text:p>32.997</text:p>
          </table:table-cell>
          <table:table-cell table:formula="of:=[.B33]*-1" office:value-type="float" office:value="11">
            <text:p>11</text:p>
          </table:table-cell>
          <table:table-cell table:formula="of:=[.C33]" office:value-type="float" office:value="1.1">
            <text:p>1.1</text:p>
          </table:table-cell>
        </table:table-row>
        <table:table-row table:style-name="ro2">
          <table:table-cell office:value-type="float" office:value="20.6251">
            <text:p>20.6251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  <table:table-cell/>
          <table:table-cell table:formula="of:=[.A34]" office:value-type="float" office:value="20.6251">
            <text:p>20.6251</text:p>
          </table:table-cell>
          <table:table-cell table:formula="of:=[.B34]*-1" office:value-type="float" office:value="8">
            <text:p>8</text:p>
          </table:table-cell>
          <table:table-cell table:formula="of:=[.C34]" office:value-type="float" office:value="0.4">
            <text:p>0.4</text:p>
          </table:table-cell>
        </table:table-row>
        <table:table-row table:style-name="ro2">
          <table:table-cell office:value-type="float" office:value="4.67206">
            <text:p>4.67206</text:p>
          </table:table-cell>
          <table:table-cell office:value-type="float" office:value="-2.3">
            <text:p>-2.3</text:p>
          </table:table-cell>
          <table:table-cell office:value-type="float" office:value="1.8">
            <text:p>1.8</text:p>
          </table:table-cell>
          <table:table-cell/>
          <table:table-cell table:formula="of:=[.A35]" office:value-type="float" office:value="4.67206">
            <text:p>4.67206</text:p>
          </table:table-cell>
          <table:table-cell table:formula="of:=[.B35]*-1" office:value-type="float" office:value="2.3">
            <text:p>2.3</text:p>
          </table:table-cell>
          <table:table-cell table:formula="of:=[.C35]" office:value-type="float" office:value="1.8">
            <text:p>1.8</text:p>
          </table:table-cell>
        </table:table-row>
        <table:table-row table:style-name="ro2">
          <table:table-cell office:value-type="float" office:value="38.3737">
            <text:p>38.3737</text:p>
          </table:table-cell>
          <table:table-cell office:value-type="float" office:value="-11.8">
            <text:p>-11.8</text:p>
          </table:table-cell>
          <table:table-cell office:value-type="float" office:value="1.5">
            <text:p>1.5</text:p>
          </table:table-cell>
          <table:table-cell/>
          <table:table-cell table:formula="of:=[.A36]" office:value-type="float" office:value="38.3737">
            <text:p>38.3737</text:p>
          </table:table-cell>
          <table:table-cell table:formula="of:=[.B36]*-1" office:value-type="float" office:value="11.8">
            <text:p>11.8</text:p>
          </table:table-cell>
          <table:table-cell table:formula="of:=[.C36]" office:value-type="float" office:value="1.5">
            <text:p>1.5</text:p>
          </table:table-cell>
        </table:table-row>
        <table:table-row table:style-name="ro2">
          <table:table-cell office:value-type="float" office:value="41.6981">
            <text:p>41.6981</text:p>
          </table:table-cell>
          <table:table-cell office:value-type="float" office:value="-12.5">
            <text:p>-12.5</text:p>
          </table:table-cell>
          <table:table-cell office:value-type="float" office:value="1.7">
            <text:p>1.7</text:p>
          </table:table-cell>
          <table:table-cell/>
          <table:table-cell table:formula="of:=[.A37]" office:value-type="float" office:value="41.6981">
            <text:p>41.6981</text:p>
          </table:table-cell>
          <table:table-cell table:formula="of:=[.B37]*-1" office:value-type="float" office:value="12.5">
            <text:p>12.5</text:p>
          </table:table-cell>
          <table:table-cell table:formula="of:=[.C37]" office:value-type="float" office:value="1.7">
            <text:p>1.7</text:p>
          </table:table-cell>
        </table:table-row>
        <table:table-row table:style-name="ro2">
          <table:table-cell office:value-type="float" office:value="40.0493">
            <text:p>40.0493</text:p>
          </table:table-cell>
          <table:table-cell office:value-type="float" office:value="-12.1">
            <text:p>-12.1</text:p>
          </table:table-cell>
          <table:table-cell office:value-type="float" office:value="1.6">
            <text:p>1.6</text:p>
          </table:table-cell>
          <table:table-cell/>
          <table:table-cell table:formula="of:=[.A38]" office:value-type="float" office:value="40.0493">
            <text:p>40.0493</text:p>
          </table:table-cell>
          <table:table-cell table:formula="of:=[.B38]*-1" office:value-type="float" office:value="12.1">
            <text:p>12.1</text:p>
          </table:table-cell>
          <table:table-cell table:formula="of:=[.C38]" office:value-type="float" office:value="1.6">
            <text:p>1.6</text:p>
          </table:table-cell>
        </table:table-row>
        <table:table-row table:style-name="ro2">
          <table:table-cell office:value-type="float" office:value="146.126">
            <text:p>146.126</text:p>
          </table:table-cell>
          <table:table-cell office:value-type="float" office:value="-22.3">
            <text:p>-22.3</text:p>
          </table:table-cell>
          <table:table-cell office:value-type="float" office:value="8.9">
            <text:p>8.9</text:p>
          </table:table-cell>
          <table:table-cell/>
          <table:table-cell table:formula="of:=[.A39]" office:value-type="float" office:value="146.126">
            <text:p>146.126</text:p>
          </table:table-cell>
          <table:table-cell table:formula="of:=[.B39]*-1" office:value-type="float" office:value="22.3">
            <text:p>22.3</text:p>
          </table:table-cell>
          <table:table-cell table:formula="of:=[.C39]" office:value-type="float" office:value="8.9">
            <text:p>8.9</text:p>
          </table:table-cell>
        </table:table-row>
        <table:table-row table:style-name="ro2">
          <table:table-cell office:value-type="float" office:value="68.9149">
            <text:p>68.9149</text:p>
          </table:table-cell>
          <table:table-cell office:value-type="float" office:value="-16.5">
            <text:p>-16.5</text:p>
          </table:table-cell>
          <table:table-cell office:value-type="float" office:value="3.4">
            <text:p>3.4</text:p>
          </table:table-cell>
          <table:table-cell/>
          <table:table-cell table:formula="of:=[.A40]" office:value-type="float" office:value="68.9149">
            <text:p>68.9149</text:p>
          </table:table-cell>
          <table:table-cell table:formula="of:=[.B40]*-1" office:value-type="float" office:value="16.5">
            <text:p>16.5</text:p>
          </table:table-cell>
          <table:table-cell table:formula="of:=[.C40]" office:value-type="float" office:value="3.4">
            <text:p>3.4</text:p>
          </table:table-cell>
        </table:table-row>
        <table:table-row table:style-name="ro2">
          <table:table-cell office:value-type="float" office:value="70.5117">
            <text:p>70.5117</text:p>
          </table:table-cell>
          <table:table-cell office:value-type="float" office:value="-16.7">
            <text:p>-16.7</text:p>
          </table:table-cell>
          <table:table-cell office:value-type="float" office:value="3.5">
            <text:p>3.5</text:p>
          </table:table-cell>
          <table:table-cell/>
          <table:table-cell table:formula="of:=[.A41]" office:value-type="float" office:value="70.5117">
            <text:p>70.5117</text:p>
          </table:table-cell>
          <table:table-cell table:formula="of:=[.B41]*-1" office:value-type="float" office:value="16.7">
            <text:p>16.7</text:p>
          </table:table-cell>
          <table:table-cell table:formula="of:=[.C41]" office:value-type="float" office:value="3.5">
            <text:p>3.5</text:p>
          </table:table-cell>
        </table:table-row>
        <table:table-row table:style-name="ro2">
          <table:table-cell office:value-type="float" office:value="11.0266">
            <text:p>11.0266</text:p>
          </table:table-cell>
          <table:table-cell office:value-type="float" office:value="-3.4">
            <text:p>-3.4</text:p>
          </table:table-cell>
          <table:table-cell office:value-type="float" office:value="2.9">
            <text:p>2.9</text:p>
          </table:table-cell>
          <table:table-cell/>
          <table:table-cell table:formula="of:=[.A42]" office:value-type="float" office:value="11.0266">
            <text:p>11.0266</text:p>
          </table:table-cell>
          <table:table-cell table:formula="of:=[.B42]*-1" office:value-type="float" office:value="3.4">
            <text:p>3.4</text:p>
          </table:table-cell>
          <table:table-cell table:formula="of:=[.C42]" office:value-type="float" office:value="2.9">
            <text:p>2.9</text:p>
          </table:table-cell>
        </table:table-row>
        <table:table-row table:style-name="ro2">
          <table:table-cell office:value-type="float" office:value="13.488">
            <text:p>13.488</text:p>
          </table:table-cell>
          <table:table-cell office:value-type="float" office:value="-2.3">
            <text:p>-2.3</text:p>
          </table:table-cell>
          <table:table-cell office:value-type="float" office:value="1.2">
            <text:p>1.2</text:p>
          </table:table-cell>
          <table:table-cell/>
          <table:table-cell table:formula="of:=[.A43]" office:value-type="float" office:value="13.488">
            <text:p>13.488</text:p>
          </table:table-cell>
          <table:table-cell table:formula="of:=[.B43]*-1" office:value-type="float" office:value="2.3">
            <text:p>2.3</text:p>
          </table:table-cell>
          <table:table-cell table:formula="of:=[.C43]" office:value-type="float" office:value="1.2">
            <text:p>1.2</text:p>
          </table:table-cell>
        </table:table-row>
        <table:table-row table:style-name="ro2">
          <table:table-cell office:value-type="float" office:value="8.54031">
            <text:p>8.54031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/>
          <table:table-cell table:formula="of:=[.A44]" office:value-type="float" office:value="8.54031">
            <text:p>8.54031</text:p>
          </table:table-cell>
          <table:table-cell table:formula="of:=[.B44]*-1" office:value-type="float" office:value="1.5">
            <text:p>1.5</text:p>
          </table:table-cell>
          <table:table-cell table:formula="of:=[.C44]" office:value-type="float" office:value="1">
            <text:p>1</text:p>
          </table:table-cell>
        </table:table-row>
        <table:table-row table:style-name="ro2">
          <table:table-cell office:value-type="float" office:value="16.176">
            <text:p>16.176</text:p>
          </table:table-cell>
          <table:table-cell office:value-type="float" office:value="-6.8">
            <text:p>-6.8</text:p>
          </table:table-cell>
          <table:table-cell office:value-type="float" office:value="0.1">
            <text:p>0.1</text:p>
          </table:table-cell>
          <table:table-cell/>
          <table:table-cell table:formula="of:=[.A45]" office:value-type="float" office:value="16.176">
            <text:p>16.176</text:p>
          </table:table-cell>
          <table:table-cell table:formula="of:=[.B45]*-1" office:value-type="float" office:value="6.8">
            <text:p>6.8</text:p>
          </table:table-cell>
          <table:table-cell table:formula="of:=[.C45]" office:value-type="float" office:value="0.1">
            <text:p>0.1</text:p>
          </table:table-cell>
        </table:table-row>
        <table:table-row table:style-name="ro2">
          <table:table-cell office:value-type="float" office:value="167.87">
            <text:p>167.87</text:p>
          </table:table-cell>
          <table:table-cell office:value-type="float" office:value="-23.9">
            <text:p>-23.9</text:p>
          </table:table-cell>
          <table:table-cell office:value-type="float" office:value="10.9">
            <text:p>10.9</text:p>
          </table:table-cell>
          <table:table-cell/>
          <table:table-cell table:formula="of:=[.A46]" office:value-type="float" office:value="167.87">
            <text:p>167.87</text:p>
          </table:table-cell>
          <table:table-cell table:formula="of:=[.B46]*-1" office:value-type="float" office:value="23.9">
            <text:p>23.9</text:p>
          </table:table-cell>
          <table:table-cell table:formula="of:=[.C46]" office:value-type="float" office:value="10.9">
            <text:p>10.9</text:p>
          </table:table-cell>
        </table:table-row>
        <table:table-row table:style-name="ro2">
          <table:table-cell office:value-type="float" office:value="166.488">
            <text:p>166.488</text:p>
          </table:table-cell>
          <table:table-cell office:value-type="float" office:value="-23.5">
            <text:p>-23.5</text:p>
          </table:table-cell>
          <table:table-cell office:value-type="float" office:value="10.3">
            <text:p>10.3</text:p>
          </table:table-cell>
          <table:table-cell/>
          <table:table-cell table:formula="of:=[.A47]" office:value-type="float" office:value="166.488">
            <text:p>166.488</text:p>
          </table:table-cell>
          <table:table-cell table:formula="of:=[.B47]*-1" office:value-type="float" office:value="23.5">
            <text:p>23.5</text:p>
          </table:table-cell>
          <table:table-cell table:formula="of:=[.C47]" office:value-type="float" office:value="10.3">
            <text:p>10.3</text:p>
          </table:table-cell>
        </table:table-row>
        <table:table-row table:style-name="ro2">
          <table:table-cell office:value-type="float" office:value="45.9415">
            <text:p>45.9415</text:p>
          </table:table-cell>
          <table:table-cell office:value-type="float" office:value="-13.8">
            <text:p>-13.8</text:p>
          </table:table-cell>
          <table:table-cell office:value-type="float" office:value="2">
            <text:p>2</text:p>
          </table:table-cell>
          <table:table-cell/>
          <table:table-cell table:formula="of:=[.A48]" office:value-type="float" office:value="45.9415">
            <text:p>45.9415</text:p>
          </table:table-cell>
          <table:table-cell table:formula="of:=[.B48]*-1" office:value-type="float" office:value="13.8">
            <text:p>13.8</text:p>
          </table:table-cell>
          <table:table-cell table:formula="of:=[.C48]" office:value-type="float" office:value="2">
            <text:p>2</text:p>
          </table:table-cell>
        </table:table-row>
        <table:table-row table:style-name="ro2">
          <table:table-cell office:value-type="float" office:value="44.5808">
            <text:p>44.5808</text:p>
          </table:table-cell>
          <table:table-cell office:value-type="float" office:value="-13.1">
            <text:p>-13.1</text:p>
          </table:table-cell>
          <table:table-cell office:value-type="float" office:value="1.8">
            <text:p>1.8</text:p>
          </table:table-cell>
          <table:table-cell/>
          <table:table-cell table:formula="of:=[.A49]" office:value-type="float" office:value="44.5808">
            <text:p>44.5808</text:p>
          </table:table-cell>
          <table:table-cell table:formula="of:=[.B49]*-1" office:value-type="float" office:value="13.1">
            <text:p>13.1</text:p>
          </table:table-cell>
          <table:table-cell table:formula="of:=[.C49]" office:value-type="float" office:value="1.8">
            <text:p>1.8</text:p>
          </table:table-cell>
        </table:table-row>
        <table:table-row table:style-name="ro2">
          <table:table-cell office:value-type="float" office:value="5.00393">
            <text:p>5.00393</text:p>
          </table:table-cell>
          <table:table-cell office:value-type="float" office:value="-3.5">
            <text:p>-3.5</text:p>
          </table:table-cell>
          <table:table-cell office:value-type="float" office:value="3.3">
            <text:p>3.3</text:p>
          </table:table-cell>
          <table:table-cell/>
          <table:table-cell table:formula="of:=[.A50]" office:value-type="float" office:value="5.00393">
            <text:p>5.00393</text:p>
          </table:table-cell>
          <table:table-cell table:formula="of:=[.B50]*-1" office:value-type="float" office:value="3.5">
            <text:p>3.5</text:p>
          </table:table-cell>
          <table:table-cell table:formula="of:=[.C50]" office:value-type="float" office:value="3.3">
            <text:p>3.3</text:p>
          </table:table-cell>
        </table:table-row>
        <table:table-row table:style-name="ro2">
          <table:table-cell office:value-type="float" office:value="-1.48094">
            <text:p>-1.48094</text:p>
          </table:table-cell>
          <table:table-cell office:value-type="float" office:value="-2.7">
            <text:p>-2.7</text:p>
          </table:table-cell>
          <table:table-cell office:value-type="float" office:value="2.7">
            <text:p>2.7</text:p>
          </table:table-cell>
          <table:table-cell/>
          <table:table-cell table:formula="of:=[.A51]" office:value-type="float" office:value="-1.48094">
            <text:p>-1.48094</text:p>
          </table:table-cell>
          <table:table-cell table:formula="of:=[.B51]*-1" office:value-type="float" office:value="2.7">
            <text:p>2.7</text:p>
          </table:table-cell>
          <table:table-cell table:formula="of:=[.C51]" office:value-type="float" office:value="2.7">
            <text:p>2.7</text:p>
          </table:table-cell>
        </table:table-row>
        <table:table-row table:style-name="ro2">
          <table:table-cell office:value-type="float" office:value="0.015777">
            <text:p>0.015777</text:p>
          </table:table-cell>
          <table:table-cell office:value-type="float" office:value="-2.9">
            <text:p>-2.9</text:p>
          </table:table-cell>
          <table:table-cell office:value-type="float" office:value="2.9">
            <text:p>2.9</text:p>
          </table:table-cell>
          <table:table-cell/>
          <table:table-cell table:formula="of:=[.A52]" office:value-type="float" office:value="0.015777">
            <text:p>0.015777</text:p>
          </table:table-cell>
          <table:table-cell table:formula="of:=[.B52]*-1" office:value-type="float" office:value="2.9">
            <text:p>2.9</text:p>
          </table:table-cell>
          <table:table-cell table:formula="of:=[.C52]" office:value-type="float" office:value="2.9">
            <text:p>2.9</text:p>
          </table:table-cell>
        </table:table-row>
        <table:table-row table:style-name="ro2">
          <table:table-cell office:value-type="float" office:value="1.73041">
            <text:p>1.73041</text:p>
          </table:table-cell>
          <table:table-cell office:value-type="float" office:value="-1.1">
            <text:p>-1.1</text:p>
          </table:table-cell>
          <table:table-cell office:value-type="float" office:value="1">
            <text:p>1</text:p>
          </table:table-cell>
          <table:table-cell/>
          <table:table-cell table:formula="of:=[.A53]" office:value-type="float" office:value="1.73041">
            <text:p>1.73041</text:p>
          </table:table-cell>
          <table:table-cell table:formula="of:=[.B53]*-1" office:value-type="float" office:value="1.1">
            <text:p>1.1</text:p>
          </table:table-cell>
          <table:table-cell table:formula="of:=[.C53]" office:value-type="float" office:value="1">
            <text:p>1</text:p>
          </table:table-cell>
        </table:table-row>
        <table:table-row table:style-name="ro2">
          <table:table-cell office:value-type="float" office:value="-1.81744">
            <text:p>-1.81744</text:p>
          </table:table-cell>
          <table:table-cell office:value-type="float" office:value="-0.8">
            <text:p>-0.8</text:p>
          </table:table-cell>
          <table:table-cell office:value-type="float" office:value="0.8">
            <text:p>0.8</text:p>
          </table:table-cell>
          <table:table-cell/>
          <table:table-cell table:formula="of:=[.A54]" office:value-type="float" office:value="-1.81744">
            <text:p>-1.81744</text:p>
          </table:table-cell>
          <table:table-cell table:formula="of:=[.B54]*-1" office:value-type="float" office:value="0.8">
            <text:p>0.8</text:p>
          </table:table-cell>
          <table:table-cell table:formula="of:=[.C54]" office:value-type="float" office:value="0.8">
            <text:p>0.8</text:p>
          </table:table-cell>
        </table:table-row>
        <table:table-row table:style-name="ro2">
          <table:table-cell office:value-type="float" office:value="3.79082">
            <text:p>3.79082</text:p>
          </table:table-cell>
          <table:table-cell office:value-type="float" office:value="-4.1">
            <text:p>-4.1</text:p>
          </table:table-cell>
          <table:table-cell office:value-type="float" office:value="4">
            <text:p>4</text:p>
          </table:table-cell>
          <table:table-cell/>
          <table:table-cell table:formula="of:=[.A55]" office:value-type="float" office:value="3.79082">
            <text:p>3.79082</text:p>
          </table:table-cell>
          <table:table-cell table:formula="of:=[.B55]*-1" office:value-type="float" office:value="4.1">
            <text:p>4.1</text:p>
          </table:table-cell>
          <table:table-cell table:formula="of:=[.C55]" office:value-type="float" office:value="4">
            <text:p>4</text:p>
          </table:table-cell>
        </table:table-row>
        <table:table-row table:style-name="ro2">
          <table:table-cell office:value-type="float" office:value="64.6735">
            <text:p>64.6735</text:p>
          </table:table-cell>
          <table:table-cell office:value-type="float" office:value="-15.7">
            <text:p>-15.7</text:p>
          </table:table-cell>
          <table:table-cell office:value-type="float" office:value="3.1">
            <text:p>3.1</text:p>
          </table:table-cell>
          <table:table-cell/>
          <table:table-cell table:formula="of:=[.A56]" office:value-type="float" office:value="64.6735">
            <text:p>64.6735</text:p>
          </table:table-cell>
          <table:table-cell table:formula="of:=[.B56]*-1" office:value-type="float" office:value="15.7">
            <text:p>15.7</text:p>
          </table:table-cell>
          <table:table-cell table:formula="of:=[.C56]" office:value-type="float" office:value="3.1">
            <text:p>3.1</text:p>
          </table:table-cell>
        </table:table-row>
        <table:table-row table:style-name="ro2">
          <table:table-cell office:value-type="float" office:value="149.074">
            <text:p>149.074</text:p>
          </table:table-cell>
          <table:table-cell office:value-type="float" office:value="-22.7">
            <text:p>-22.7</text:p>
          </table:table-cell>
          <table:table-cell office:value-type="float" office:value="9.6">
            <text:p>9.6</text:p>
          </table:table-cell>
          <table:table-cell/>
          <table:table-cell table:formula="of:=[.A57]" office:value-type="float" office:value="149.074">
            <text:p>149.074</text:p>
          </table:table-cell>
          <table:table-cell table:formula="of:=[.B57]*-1" office:value-type="float" office:value="22.7">
            <text:p>22.7</text:p>
          </table:table-cell>
          <table:table-cell table:formula="of:=[.C57]" office:value-type="float" office:value="9.6">
            <text:p>9.6</text:p>
          </table:table-cell>
        </table:table-row>
        <table:table-row table:style-name="ro2">
          <table:table-cell office:value-type="float" office:value="147.634">
            <text:p>147.634</text:p>
          </table:table-cell>
          <table:table-cell office:value-type="float" office:value="-22.4">
            <text:p>-22.4</text:p>
          </table:table-cell>
          <table:table-cell office:value-type="float" office:value="9.5">
            <text:p>9.5</text:p>
          </table:table-cell>
          <table:table-cell/>
          <table:table-cell table:formula="of:=[.A58]" office:value-type="float" office:value="147.634">
            <text:p>147.634</text:p>
          </table:table-cell>
          <table:table-cell table:formula="of:=[.B58]*-1" office:value-type="float" office:value="22.4">
            <text:p>22.4</text:p>
          </table:table-cell>
          <table:table-cell table:formula="of:=[.C58]" office:value-type="float" office:value="9.5">
            <text:p>9.5</text:p>
          </table:table-cell>
        </table:table-row>
        <table:table-row table:style-name="ro2">
          <table:table-cell office:value-type="float" office:value="29.7705">
            <text:p>29.7705</text:p>
          </table:table-cell>
          <table:table-cell office:value-type="float" office:value="-10.6">
            <text:p>-10.6</text:p>
          </table:table-cell>
          <table:table-cell office:value-type="float" office:value="0.9">
            <text:p>0.9</text:p>
          </table:table-cell>
          <table:table-cell/>
          <table:table-cell table:formula="of:=[.A59]" office:value-type="float" office:value="29.7705">
            <text:p>29.7705</text:p>
          </table:table-cell>
          <table:table-cell table:formula="of:=[.B59]*-1" office:value-type="float" office:value="10.6">
            <text:p>10.6</text:p>
          </table:table-cell>
          <table:table-cell table:formula="of:=[.C59]" office:value-type="float" office:value="0.9">
            <text:p>0.9</text:p>
          </table:table-cell>
        </table:table-row>
        <table:table-row table:style-name="ro2">
          <table:table-cell office:value-type="float" office:value="31.223">
            <text:p>31.223</text:p>
          </table:table-cell>
          <table:table-cell office:value-type="float" office:value="-10.8">
            <text:p>-10.8</text:p>
          </table:table-cell>
          <table:table-cell office:value-type="float" office:value="1">
            <text:p>1</text:p>
          </table:table-cell>
          <table:table-cell/>
          <table:table-cell table:formula="of:=[.A60]" office:value-type="float" office:value="31.223">
            <text:p>31.223</text:p>
          </table:table-cell>
          <table:table-cell table:formula="of:=[.B60]*-1" office:value-type="float" office:value="10.8">
            <text:p>10.8</text:p>
          </table:table-cell>
          <table:table-cell table:formula="of:=[.C60]" office:value-type="float" office:value="1">
            <text:p>1</text:p>
          </table:table-cell>
        </table:table-row>
        <table:table-row table:style-name="ro2">
          <table:table-cell office:value-type="float" office:value="-0.948066">
            <text:p>-0.948066</text:p>
          </table:table-cell>
          <table:table-cell office:value-type="float" office:value="-1.7">
            <text:p>-1.7</text:p>
          </table:table-cell>
          <table:table-cell office:value-type="float" office:value="1.6">
            <text:p>1.6</text:p>
          </table:table-cell>
          <table:table-cell/>
          <table:table-cell table:formula="of:=[.A61]" office:value-type="float" office:value="-0.948066">
            <text:p>-0.948066</text:p>
          </table:table-cell>
          <table:table-cell table:formula="of:=[.B61]*-1" office:value-type="float" office:value="1.7">
            <text:p>1.7</text:p>
          </table:table-cell>
          <table:table-cell table:formula="of:=[.C61]" office:value-type="float" office:value="1.6">
            <text:p>1.6</text:p>
          </table:table-cell>
        </table:table-row>
        <table:table-row table:style-name="ro2">
          <table:table-cell office:value-type="float" office:value="60.5859">
            <text:p>60.5859</text:p>
          </table:table-cell>
          <table:table-cell office:value-type="float" office:value="-15.1">
            <text:p>-15.1</text:p>
          </table:table-cell>
          <table:table-cell office:value-type="float" office:value="2.8">
            <text:p>2.8</text:p>
          </table:table-cell>
          <table:table-cell/>
          <table:table-cell table:formula="of:=[.A62]" office:value-type="float" office:value="60.5859">
            <text:p>60.5859</text:p>
          </table:table-cell>
          <table:table-cell table:formula="of:=[.B62]*-1" office:value-type="float" office:value="15.1">
            <text:p>15.1</text:p>
          </table:table-cell>
          <table:table-cell table:formula="of:=[.C62]" office:value-type="float" office:value="2.8">
            <text:p>2.8</text:p>
          </table:table-cell>
        </table:table-row>
        <table:table-row table:style-name="ro2">
          <table:table-cell office:value-type="float" office:value="8.27553">
            <text:p>8.27553</text:p>
          </table:table-cell>
          <table:table-cell office:value-type="float" office:value="-3.2">
            <text:p>-3.2</text:p>
          </table:table-cell>
          <table:table-cell office:value-type="float" office:value="2.8">
            <text:p>2.8</text:p>
          </table:table-cell>
          <table:table-cell/>
          <table:table-cell table:formula="of:=[.A63]" office:value-type="float" office:value="8.27553">
            <text:p>8.27553</text:p>
          </table:table-cell>
          <table:table-cell table:formula="of:=[.B63]*-1" office:value-type="float" office:value="3.2">
            <text:p>3.2</text:p>
          </table:table-cell>
          <table:table-cell table:formula="of:=[.C63]" office:value-type="float" office:value="2.8">
            <text:p>2.8</text:p>
          </table:table-cell>
        </table:table-row>
        <table:table-row table:style-name="ro2">
          <table:table-cell office:value-type="float" office:value="3.17168">
            <text:p>3.17168</text:p>
          </table:table-cell>
          <table:table-cell office:value-type="float" office:value="-3.2">
            <text:p>-3.2</text:p>
          </table:table-cell>
          <table:table-cell office:value-type="float" office:value="3">
            <text:p>3</text:p>
          </table:table-cell>
          <table:table-cell/>
          <table:table-cell table:formula="of:=[.A64]" office:value-type="float" office:value="3.17168">
            <text:p>3.17168</text:p>
          </table:table-cell>
          <table:table-cell table:formula="of:=[.B64]*-1" office:value-type="float" office:value="3.2">
            <text:p>3.2</text:p>
          </table:table-cell>
          <table:table-cell table:formula="of:=[.C64]" office:value-type="float" office:value="3">
            <text:p>3</text:p>
          </table:table-cell>
        </table:table-row>
        <table:table-row table:style-name="ro2">
          <table:table-cell office:value-type="float" office:value="28.3267">
            <text:p>28.3267</text:p>
          </table:table-cell>
          <table:table-cell office:value-type="float" office:value="-9.9">
            <text:p>-9.9</text:p>
          </table:table-cell>
          <table:table-cell office:value-type="float" office:value="0.8">
            <text:p>0.8</text:p>
          </table:table-cell>
          <table:table-cell/>
          <table:table-cell table:formula="of:=[.A65]" office:value-type="float" office:value="28.3267">
            <text:p>28.3267</text:p>
          </table:table-cell>
          <table:table-cell table:formula="of:=[.B65]*-1" office:value-type="float" office:value="9.9">
            <text:p>9.9</text:p>
          </table:table-cell>
          <table:table-cell table:formula="of:=[.C65]" office:value-type="float" office:value="0.8">
            <text:p>0.8</text:p>
          </table:table-cell>
        </table:table-row>
        <table:table-row table:style-name="ro2">
          <table:table-cell office:value-type="float" office:value="26.9784">
            <text:p>26.9784</text:p>
          </table:table-cell>
          <table:table-cell office:value-type="float" office:value="-9.5">
            <text:p>-9.5</text:p>
          </table:table-cell>
          <table:table-cell office:value-type="float" office:value="0.8">
            <text:p>0.8</text:p>
          </table:table-cell>
          <table:table-cell/>
          <table:table-cell table:formula="of:=[.A66]" office:value-type="float" office:value="26.9784">
            <text:p>26.9784</text:p>
          </table:table-cell>
          <table:table-cell table:formula="of:=[.B66]*-1" office:value-type="float" office:value="9.5">
            <text:p>9.5</text:p>
          </table:table-cell>
          <table:table-cell table:formula="of:=[.C66]" office:value-type="float" office:value="0.8">
            <text:p>0.8</text:p>
          </table:table-cell>
        </table:table-row>
        <table:table-row table:style-name="ro2">
          <table:table-cell office:value-type="float" office:value="14.7555">
            <text:p>14.7555</text:p>
          </table:table-cell>
          <table:table-cell office:value-type="float" office:value="-4.1">
            <text:p>-4.1</text:p>
          </table:table-cell>
          <table:table-cell office:value-type="float" office:value="3.7">
            <text:p>3.7</text:p>
          </table:table-cell>
          <table:table-cell/>
          <table:table-cell table:formula="of:=[.A67]" office:value-type="float" office:value="14.7555">
            <text:p>14.7555</text:p>
          </table:table-cell>
          <table:table-cell table:formula="of:=[.B67]*-1" office:value-type="float" office:value="4.1">
            <text:p>4.1</text:p>
          </table:table-cell>
          <table:table-cell table:formula="of:=[.C67]" office:value-type="float" office:value="3.7">
            <text:p>3.7</text:p>
          </table:table-cell>
        </table:table-row>
        <table:table-row table:style-name="ro2">
          <table:table-cell office:value-type="float" office:value="6.50419">
            <text:p>6.50419</text:p>
          </table:table-cell>
          <table:table-cell office:value-type="float" office:value="-3.8">
            <text:p>-3.8</text:p>
          </table:table-cell>
          <table:table-cell office:value-type="float" office:value="3.5">
            <text:p>3.5</text:p>
          </table:table-cell>
          <table:table-cell/>
          <table:table-cell table:formula="of:=[.A68]" office:value-type="float" office:value="6.50419">
            <text:p>6.50419</text:p>
          </table:table-cell>
          <table:table-cell table:formula="of:=[.B68]*-1" office:value-type="float" office:value="3.8">
            <text:p>3.8</text:p>
          </table:table-cell>
          <table:table-cell table:formula="of:=[.C68]" office:value-type="float" office:value="3.5">
            <text:p>3.5</text:p>
          </table:table-cell>
        </table:table-row>
        <table:table-row table:style-name="ro2">
          <table:table-cell office:value-type="float" office:value="-2.97623">
            <text:p>-2.97623</text:p>
          </table:table-cell>
          <table:table-cell office:value-type="float" office:value="-2.3">
            <text:p>-2.3</text:p>
          </table:table-cell>
          <table:table-cell office:value-type="float" office:value="2.3">
            <text:p>2.3</text:p>
          </table:table-cell>
          <table:table-cell/>
          <table:table-cell table:formula="of:=[.A69]" office:value-type="float" office:value="-2.97623">
            <text:p>-2.97623</text:p>
          </table:table-cell>
          <table:table-cell table:formula="of:=[.B69]*-1" office:value-type="float" office:value="2.3">
            <text:p>2.3</text:p>
          </table:table-cell>
          <table:table-cell table:formula="of:=[.C69]" office:value-type="float" office:value="2.3">
            <text:p>2.3</text:p>
          </table:table-cell>
        </table:table-row>
        <table:table-row table:style-name="ro2">
          <table:table-cell office:value-type="float" office:value="14.5659">
            <text:p>14.5659</text:p>
          </table:table-cell>
          <table:table-cell office:value-type="float" office:value="-3">
            <text:p>-3</text:p>
          </table:table-cell>
          <table:table-cell office:value-type="float" office:value="2.5">
            <text:p>2.5</text:p>
          </table:table-cell>
          <table:table-cell/>
          <table:table-cell table:formula="of:=[.A70]" office:value-type="float" office:value="14.5659">
            <text:p>14.5659</text:p>
          </table:table-cell>
          <table:table-cell table:formula="of:=[.B70]*-1" office:value-type="float" office:value="3">
            <text:p>3</text:p>
          </table:table-cell>
          <table:table-cell table:formula="of:=[.C70]" office:value-type="float" office:value="2.5">
            <text:p>2.5</text:p>
          </table:table-cell>
        </table:table-row>
        <table:table-row table:style-name="ro2">
          <table:table-cell office:value-type="float" office:value="-6.16338">
            <text:p>-6.16338</text:p>
          </table:table-cell>
          <table:table-cell office:value-type="float" office:value="-1.4">
            <text:p>-1.4</text:p>
          </table:table-cell>
          <table:table-cell office:value-type="float" office:value="1.4">
            <text:p>1.4</text:p>
          </table:table-cell>
          <table:table-cell/>
          <table:table-cell table:formula="of:=[.A71]" office:value-type="float" office:value="-6.16338">
            <text:p>-6.16338</text:p>
          </table:table-cell>
          <table:table-cell table:formula="of:=[.B71]*-1" office:value-type="float" office:value="1.4">
            <text:p>1.4</text:p>
          </table:table-cell>
          <table:table-cell table:formula="of:=[.C71]" office:value-type="float" office:value="1.4">
            <text:p>1.4</text:p>
          </table:table-cell>
        </table:table-row>
        <table:table-row table:style-name="ro2">
          <table:table-cell office:value-type="float" office:value="0.121506">
            <text:p>0.121506</text:p>
          </table:table-cell>
          <table:table-cell office:value-type="float" office:value="-1">
            <text:p>-1</text:p>
          </table:table-cell>
          <table:table-cell office:value-type="float" office:value="0.9">
            <text:p>0.9</text:p>
          </table:table-cell>
          <table:table-cell/>
          <table:table-cell table:formula="of:=[.A72]" office:value-type="float" office:value="0.121506">
            <text:p>0.121506</text:p>
          </table:table-cell>
          <table:table-cell table:formula="of:=[.B72]*-1" office:value-type="float" office:value="1">
            <text:p>1</text:p>
          </table:table-cell>
          <table:table-cell table:formula="of:=[.C72]" office:value-type="float" office:value="0.9">
            <text:p>0.9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/>
          <table:table-cell table:formula="of:=[.A73]" office:value-type="float" office:value="0">
            <text:p>0</text:p>
          </table:table-cell>
          <table:table-cell table:formula="of:=[.B73]*-1" office:value-type="float" office:value="-0">
            <text:p>0</text:p>
          </table:table-cell>
          <table:table-cell table:formula="of:=[.C73]" office:value-type="float" office:value="0">
            <text:p>0</text:p>
          </table:table-cell>
        </table:table-row>
        <table:table-row table:style-name="ro2">
          <table:table-cell office:value-type="float" office:value="12.0728">
            <text:p>12.0728</text:p>
          </table:table-cell>
          <table:table-cell office:value-type="float" office:value="-5.3">
            <text:p>-5.3</text:p>
          </table:table-cell>
          <table:table-cell office:value-type="float" office:value="5">
            <text:p>5</text:p>
          </table:table-cell>
          <table:table-cell/>
          <table:table-cell table:formula="of:=[.A74]" office:value-type="float" office:value="12.0728">
            <text:p>12.0728</text:p>
          </table:table-cell>
          <table:table-cell table:formula="of:=[.B74]*-1" office:value-type="float" office:value="5.3">
            <text:p>5.3</text:p>
          </table:table-cell>
          <table:table-cell table:formula="of:=[.C74]" office:value-type="float" office:value="5">
            <text:p>5</text:p>
          </table:table-cell>
        </table:table-row>
        <table:table-row table:style-name="ro2">
          <table:table-cell office:value-type="float" office:value="12.0436">
            <text:p>12.0436</text:p>
          </table:table-cell>
          <table:table-cell office:value-type="float" office:value="-4.4">
            <text:p>-4.4</text:p>
          </table:table-cell>
          <table:table-cell office:value-type="float" office:value="4">
            <text:p>4</text:p>
          </table:table-cell>
          <table:table-cell/>
          <table:table-cell table:formula="of:=[.A75]" office:value-type="float" office:value="12.0436">
            <text:p>12.0436</text:p>
          </table:table-cell>
          <table:table-cell table:formula="of:=[.B75]*-1" office:value-type="float" office:value="4.4">
            <text:p>4.4</text:p>
          </table:table-cell>
          <table:table-cell table:formula="of:=[.C75]" office:value-type="float" office:value="4">
            <text:p>4</text:p>
          </table:table-cell>
        </table:table-row>
        <table:table-row table:style-name="ro2">
          <table:table-cell office:value-type="float" office:value="-3.55046">
            <text:p>-3.550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.A76]" office:value-type="float" office:value="-3.55046">
            <text:p>-3.55046</text:p>
          </table:table-cell>
          <table:table-cell table:formula="of:=[.B76]*-1" office:value-type="float" office:value="1">
            <text:p>1</text:p>
          </table:table-cell>
          <table:table-cell table:formula="of:=[.C76]" office:value-type="float" office:value="1">
            <text:p>1</text:p>
          </table:table-cell>
        </table:table-row>
        <table:table-row table:style-name="ro2">
          <table:table-cell office:value-type="float" office:value="18.8817">
            <text:p>18.8817</text:p>
          </table:table-cell>
          <table:table-cell office:value-type="float" office:value="-7.7">
            <text:p>-7.7</text:p>
          </table:table-cell>
          <table:table-cell office:value-type="float" office:value="0.3">
            <text:p>0.3</text:p>
          </table:table-cell>
          <table:table-cell/>
          <table:table-cell table:formula="of:=[.A77]" office:value-type="float" office:value="18.8817">
            <text:p>18.8817</text:p>
          </table:table-cell>
          <table:table-cell table:formula="of:=[.B77]*-1" office:value-type="float" office:value="7.7">
            <text:p>7.7</text:p>
          </table:table-cell>
          <table:table-cell table:formula="of:=[.C77]" office:value-type="float" office:value="0.3">
            <text:p>0.3</text:p>
          </table:table-cell>
        </table:table-row>
        <table:table-row table:style-name="ro2">
          <table:table-cell office:value-type="float" office:value="17.5689">
            <text:p>17.5689</text:p>
          </table:table-cell>
          <table:table-cell office:value-type="float" office:value="-7.5">
            <text:p>-7.5</text:p>
          </table:table-cell>
          <table:table-cell office:value-type="float" office:value="0.2">
            <text:p>0.2</text:p>
          </table:table-cell>
          <table:table-cell/>
          <table:table-cell table:formula="of:=[.A78]" office:value-type="float" office:value="17.5689">
            <text:p>17.5689</text:p>
          </table:table-cell>
          <table:table-cell table:formula="of:=[.B78]*-1" office:value-type="float" office:value="7.5">
            <text:p>7.5</text:p>
          </table:table-cell>
          <table:table-cell table:formula="of:=[.C78]" office:value-type="float" office:value="0.2">
            <text:p>0.2</text:p>
          </table:table-cell>
        </table:table-row>
        <table:table-row table:style-name="ro2">
          <table:table-cell office:value-type="float" office:value="6.97111">
            <text:p>6.97111</text:p>
          </table:table-cell>
          <table:table-cell office:value-type="float" office:value="-1.7">
            <text:p>-1.7</text:p>
          </table:table-cell>
          <table:table-cell office:value-type="float" office:value="1.1">
            <text:p>1.1</text:p>
          </table:table-cell>
          <table:table-cell/>
          <table:table-cell table:formula="of:=[.A79]" office:value-type="float" office:value="6.97111">
            <text:p>6.97111</text:p>
          </table:table-cell>
          <table:table-cell table:formula="of:=[.B79]*-1" office:value-type="float" office:value="1.7">
            <text:p>1.7</text:p>
          </table:table-cell>
          <table:table-cell table:formula="of:=[.C79]" office:value-type="float" office:value="1.1">
            <text:p>1.1</text:p>
          </table:table-cell>
        </table:table-row>
        <table:table-row table:style-name="ro2">
          <table:table-cell office:value-type="float" office:value="7.23331">
            <text:p>7.23331</text:p>
          </table:table-cell>
          <table:table-cell office:value-type="float" office:value="-2.5">
            <text:p>-2.5</text:p>
          </table:table-cell>
          <table:table-cell office:value-type="float" office:value="2.1">
            <text:p>2.1</text:p>
          </table:table-cell>
          <table:table-cell/>
          <table:table-cell table:formula="of:=[.A80]" office:value-type="float" office:value="7.23331">
            <text:p>7.23331</text:p>
          </table:table-cell>
          <table:table-cell table:formula="of:=[.B80]*-1" office:value-type="float" office:value="2.5">
            <text:p>2.5</text:p>
          </table:table-cell>
          <table:table-cell table:formula="of:=[.C80]" office:value-type="float" office:value="2.1">
            <text:p>2.1</text:p>
          </table:table-cell>
        </table:table-row>
        <table:table-row table:style-name="ro2">
          <table:table-cell office:value-type="float" office:value="-4.87919">
            <text:p>-4.87919</text:p>
          </table:table-cell>
          <table:table-cell office:value-type="float" office:value="-1.1">
            <text:p>-1.1</text:p>
          </table:table-cell>
          <table:table-cell office:value-type="float" office:value="1.1">
            <text:p>1.1</text:p>
          </table:table-cell>
          <table:table-cell/>
          <table:table-cell table:formula="of:=[.A81]" office:value-type="float" office:value="-4.87919">
            <text:p>-4.87919</text:p>
          </table:table-cell>
          <table:table-cell table:formula="of:=[.B81]*-1" office:value-type="float" office:value="1.1">
            <text:p>1.1</text:p>
          </table:table-cell>
          <table:table-cell table:formula="of:=[.C81]" office:value-type="float" office:value="1.1">
            <text:p>1.1</text:p>
          </table:table-cell>
        </table:table-row>
        <table:table-row table:style-name="ro2">
          <table:table-cell office:value-type="float" office:value="-4.22797">
            <text:p>-4.22797</text:p>
          </table:table-cell>
          <table:table-cell office:value-type="float" office:value="-1.9">
            <text:p>-1.9</text:p>
          </table:table-cell>
          <table:table-cell office:value-type="float" office:value="1.9">
            <text:p>1.9</text:p>
          </table:table-cell>
          <table:table-cell/>
          <table:table-cell table:formula="of:=[.A82]" office:value-type="float" office:value="-4.22797">
            <text:p>-4.22797</text:p>
          </table:table-cell>
          <table:table-cell table:formula="of:=[.B82]*-1" office:value-type="float" office:value="1.9">
            <text:p>1.9</text:p>
          </table:table-cell>
          <table:table-cell table:formula="of:=[.C82]" office:value-type="float" office:value="1.9">
            <text:p>1.9</text:p>
          </table:table-cell>
        </table:table-row>
        <table:table-row table:style-name="ro2">
          <table:table-cell office:value-type="float" office:value="8.74907">
            <text:p>8.74907</text:p>
          </table:table-cell>
          <table:table-cell office:value-type="float" office:value="-4.7">
            <text:p>-4.7</text:p>
          </table:table-cell>
          <table:table-cell office:value-type="float" office:value="4.5">
            <text:p>4.5</text:p>
          </table:table-cell>
          <table:table-cell/>
          <table:table-cell table:formula="of:=[.A83]" office:value-type="float" office:value="8.74907">
            <text:p>8.74907</text:p>
          </table:table-cell>
          <table:table-cell table:formula="of:=[.B83]*-1" office:value-type="float" office:value="4.7">
            <text:p>4.7</text:p>
          </table:table-cell>
          <table:table-cell table:formula="of:=[.C83]" office:value-type="float" office:value="4.5">
            <text:p>4.5</text:p>
          </table:table-cell>
        </table:table-row>
        <table:table-row table:style-name="ro2">
          <table:table-cell office:value-type="float" office:value="7.84051">
            <text:p>7.84051</text:p>
          </table:table-cell>
          <table:table-cell office:value-type="float" office:value="-4.1">
            <text:p>-4.1</text:p>
          </table:table-cell>
          <table:table-cell office:value-type="float" office:value="3.8">
            <text:p>3.8</text:p>
          </table:table-cell>
          <table:table-cell/>
          <table:table-cell table:formula="of:=[.A84]" office:value-type="float" office:value="7.84051">
            <text:p>7.84051</text:p>
          </table:table-cell>
          <table:table-cell table:formula="of:=[.B84]*-1" office:value-type="float" office:value="4.1">
            <text:p>4.1</text:p>
          </table:table-cell>
          <table:table-cell table:formula="of:=[.C84]" office:value-type="float" office:value="3.8">
            <text:p>3.8</text:p>
          </table:table-cell>
        </table:table-row>
        <table:table-row table:style-name="ro2">
          <table:table-cell office:value-type="float" office:value="13.2138">
            <text:p>13.2138</text:p>
          </table:table-cell>
          <table:table-cell office:value-type="float" office:value="-3">
            <text:p>-3</text:p>
          </table:table-cell>
          <table:table-cell office:value-type="float" office:value="2.6">
            <text:p>2.6</text:p>
          </table:table-cell>
          <table:table-cell/>
          <table:table-cell table:formula="of:=[.A85]" office:value-type="float" office:value="13.2138">
            <text:p>13.2138</text:p>
          </table:table-cell>
          <table:table-cell table:formula="of:=[.B85]*-1" office:value-type="float" office:value="3">
            <text:p>3</text:p>
          </table:table-cell>
          <table:table-cell table:formula="of:=[.C85]" office:value-type="float" office:value="2.6">
            <text:p>2.6</text:p>
          </table:table-cell>
        </table:table-row>
        <table:table-row table:style-name="ro2">
          <table:table-cell office:value-type="float" office:value="13.388">
            <text:p>13.388</text:p>
          </table:table-cell>
          <table:table-cell office:value-type="float" office:value="-4">
            <text:p>-4</text:p>
          </table:table-cell>
          <table:table-cell office:value-type="float" office:value="3.4">
            <text:p>3.4</text:p>
          </table:table-cell>
          <table:table-cell/>
          <table:table-cell table:formula="of:=[.A86]" office:value-type="float" office:value="13.388">
            <text:p>13.388</text:p>
          </table:table-cell>
          <table:table-cell table:formula="of:=[.B86]*-1" office:value-type="float" office:value="4">
            <text:p>4</text:p>
          </table:table-cell>
          <table:table-cell table:formula="of:=[.C86]" office:value-type="float" office:value="3.4">
            <text:p>3.4</text:p>
          </table:table-cell>
        </table:table-row>
        <table:table-row table:style-name="ro2">
          <table:table-cell office:value-type="float" office:value="11.3353">
            <text:p>11.3353</text:p>
          </table:table-cell>
          <table:table-cell office:value-type="float" office:value="-2.5">
            <text:p>-2.5</text:p>
          </table:table-cell>
          <table:table-cell office:value-type="float" office:value="1.6">
            <text:p>1.6</text:p>
          </table:table-cell>
          <table:table-cell/>
          <table:table-cell table:formula="of:=[.A87]" office:value-type="float" office:value="11.3353">
            <text:p>11.3353</text:p>
          </table:table-cell>
          <table:table-cell table:formula="of:=[.B87]*-1" office:value-type="float" office:value="2.5">
            <text:p>2.5</text:p>
          </table:table-cell>
          <table:table-cell table:formula="of:=[.C87]" office:value-type="float" office:value="1.6">
            <text:p>1.6</text:p>
          </table:table-cell>
        </table:table-row>
        <table:table-row table:style-name="ro2">
          <table:table-cell office:value-type="float" office:value="10.321">
            <text:p>10.321</text:p>
          </table:table-cell>
          <table:table-cell office:value-type="float" office:value="-1.8">
            <text:p>-1.8</text:p>
          </table:table-cell>
          <table:table-cell office:value-type="float" office:value="1.3">
            <text:p>1.3</text:p>
          </table:table-cell>
          <table:table-cell/>
          <table:table-cell table:formula="of:=[.A88]" office:value-type="float" office:value="10.321">
            <text:p>10.321</text:p>
          </table:table-cell>
          <table:table-cell table:formula="of:=[.B88]*-1" office:value-type="float" office:value="1.8">
            <text:p>1.8</text:p>
          </table:table-cell>
          <table:table-cell table:formula="of:=[.C88]" office:value-type="float" office:value="1.3">
            <text:p>1.3</text:p>
          </table:table-cell>
        </table:table-row>
        <table:table-row table:style-name="ro2">
          <table:table-cell office:value-type="float" office:value="63.2244">
            <text:p>63.2244</text:p>
          </table:table-cell>
          <table:table-cell office:value-type="float" office:value="-15.4">
            <text:p>-15.4</text:p>
          </table:table-cell>
          <table:table-cell office:value-type="float" office:value="3.1">
            <text:p>3.1</text:p>
          </table:table-cell>
          <table:table-cell/>
          <table:table-cell table:formula="of:=[.A89]" office:value-type="float" office:value="63.2244">
            <text:p>63.2244</text:p>
          </table:table-cell>
          <table:table-cell table:formula="of:=[.B89]*-1" office:value-type="float" office:value="15.4">
            <text:p>15.4</text:p>
          </table:table-cell>
          <table:table-cell table:formula="of:=[.C89]" office:value-type="float" office:value="3.1">
            <text:p>3.1</text:p>
          </table:table-cell>
        </table:table-row>
        <table:table-row table:style-name="ro2">
          <table:table-cell office:value-type="float" office:value="61.9927">
            <text:p>61.9927</text:p>
          </table:table-cell>
          <table:table-cell office:value-type="float" office:value="-15.2">
            <text:p>-15.2</text:p>
          </table:table-cell>
          <table:table-cell office:value-type="float" office:value="3">
            <text:p>3</text:p>
          </table:table-cell>
          <table:table-cell/>
          <table:table-cell table:formula="of:=[.A90]" office:value-type="float" office:value="61.9927">
            <text:p>61.9927</text:p>
          </table:table-cell>
          <table:table-cell table:formula="of:=[.B90]*-1" office:value-type="float" office:value="15.2">
            <text:p>15.2</text:p>
          </table:table-cell>
          <table:table-cell table:formula="of:=[.C90]" office:value-type="float" office:value="3">
            <text:p>3</text:p>
          </table:table-cell>
        </table:table-row>
        <table:table-row table:style-name="ro2">
          <table:table-cell office:value-type="float" office:value="112.592">
            <text:p>112.592</text:p>
          </table:table-cell>
          <table:table-cell office:value-type="float" office:value="-20.8">
            <text:p>-20.8</text:p>
          </table:table-cell>
          <table:table-cell office:value-type="float" office:value="6.5">
            <text:p>6.5</text:p>
          </table:table-cell>
          <table:table-cell/>
          <table:table-cell table:formula="of:=[.A91]" office:value-type="float" office:value="112.592">
            <text:p>112.592</text:p>
          </table:table-cell>
          <table:table-cell table:formula="of:=[.B91]*-1" office:value-type="float" office:value="20.8">
            <text:p>20.8</text:p>
          </table:table-cell>
          <table:table-cell table:formula="of:=[.C91]" office:value-type="float" office:value="6.5">
            <text:p>6.5</text:p>
          </table:table-cell>
        </table:table-row>
        <table:table-row table:style-name="ro2">
          <table:table-cell office:value-type="float" office:value="113.818">
            <text:p>113.818</text:p>
          </table:table-cell>
          <table:table-cell office:value-type="float" office:value="-20.6">
            <text:p>-20.6</text:p>
          </table:table-cell>
          <table:table-cell office:value-type="float" office:value="6.4">
            <text:p>6.4</text:p>
          </table:table-cell>
          <table:table-cell/>
          <table:table-cell table:formula="of:=[.A92]" office:value-type="float" office:value="113.818">
            <text:p>113.818</text:p>
          </table:table-cell>
          <table:table-cell table:formula="of:=[.B92]*-1" office:value-type="float" office:value="20.6">
            <text:p>20.6</text:p>
          </table:table-cell>
          <table:table-cell table:formula="of:=[.C92]" office:value-type="float" office:value="6.4">
            <text:p>6.4</text:p>
          </table:table-cell>
        </table:table-row>
        <table:table-row table:style-name="ro2">
          <table:table-cell office:value-type="float" office:value="3.52099">
            <text:p>3.52099</text:p>
          </table:table-cell>
          <table:table-cell office:value-type="float" office:value="-1.2">
            <text:p>-1.2</text:p>
          </table:table-cell>
          <table:table-cell office:value-type="float" office:value="1.1">
            <text:p>1.1</text:p>
          </table:table-cell>
          <table:table-cell/>
          <table:table-cell table:formula="of:=[.A93]" office:value-type="float" office:value="3.52099">
            <text:p>3.52099</text:p>
          </table:table-cell>
          <table:table-cell table:formula="of:=[.B93]*-1" office:value-type="float" office:value="1.2">
            <text:p>1.2</text:p>
          </table:table-cell>
          <table:table-cell table:formula="of:=[.C93]" office:value-type="float" office:value="1.1">
            <text:p>1.1</text:p>
          </table:table-cell>
        </table:table-row>
        <table:table-row table:style-name="ro2">
          <table:table-cell office:value-type="float" office:value="2.91584">
            <text:p>2.91584</text:p>
          </table:table-cell>
          <table:table-cell office:value-type="float" office:value="-2.1">
            <text:p>-2.1</text:p>
          </table:table-cell>
          <table:table-cell office:value-type="float" office:value="1.7">
            <text:p>1.7</text:p>
          </table:table-cell>
          <table:table-cell/>
          <table:table-cell table:formula="of:=[.A94]" office:value-type="float" office:value="2.91584">
            <text:p>2.91584</text:p>
          </table:table-cell>
          <table:table-cell table:formula="of:=[.B94]*-1" office:value-type="float" office:value="2.1">
            <text:p>2.1</text:p>
          </table:table-cell>
          <table:table-cell table:formula="of:=[.C94]" office:value-type="float" office:value="1.7">
            <text:p>1.7</text:p>
          </table:table-cell>
        </table:table-row>
        <table:table-row table:style-name="ro2">
          <table:table-cell office:value-type="float" office:value="152.174">
            <text:p>152.174</text:p>
          </table:table-cell>
          <table:table-cell office:value-type="float" office:value="-22.8">
            <text:p>-22.8</text:p>
          </table:table-cell>
          <table:table-cell office:value-type="float" office:value="9.8">
            <text:p>9.8</text:p>
          </table:table-cell>
          <table:table-cell/>
          <table:table-cell table:formula="of:=[.A95]" office:value-type="float" office:value="152.174">
            <text:p>152.174</text:p>
          </table:table-cell>
          <table:table-cell table:formula="of:=[.B95]*-1" office:value-type="float" office:value="22.8">
            <text:p>22.8</text:p>
          </table:table-cell>
          <table:table-cell table:formula="of:=[.C95]" office:value-type="float" office:value="9.8">
            <text:p>9.8</text:p>
          </table:table-cell>
        </table:table-row>
        <table:table-row table:style-name="ro2">
          <table:table-cell office:value-type="float" office:value="151.058">
            <text:p>151.058</text:p>
          </table:table-cell>
          <table:table-cell office:value-type="float" office:value="-22.5">
            <text:p>-22.5</text:p>
          </table:table-cell>
          <table:table-cell office:value-type="float" office:value="9.5">
            <text:p>9.5</text:p>
          </table:table-cell>
          <table:table-cell/>
          <table:table-cell table:formula="of:=[.A96]" office:value-type="float" office:value="151.058">
            <text:p>151.058</text:p>
          </table:table-cell>
          <table:table-cell table:formula="of:=[.B96]*-1" office:value-type="float" office:value="22.5">
            <text:p>22.5</text:p>
          </table:table-cell>
          <table:table-cell table:formula="of:=[.C96]" office:value-type="float" office:value="9.5">
            <text:p>9.5</text:p>
          </table:table-cell>
        </table:table-row>
        <table:table-row table:style-name="ro2">
          <table:table-cell office:value-type="float" office:value="1.80813">
            <text:p>1.8081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/>
          <table:table-cell table:formula="of:=[.A97]" office:value-type="float" office:value="1.80813">
            <text:p>1.80813</text:p>
          </table:table-cell>
          <table:table-cell table:formula="of:=[.B97]*-1" office:value-type="float" office:value="3.4">
            <text:p>3.4</text:p>
          </table:table-cell>
          <table:table-cell table:formula="of:=[.C97]" office:value-type="float" office:value="3.3">
            <text:p>3.3</text:p>
          </table:table-cell>
        </table:table-row>
        <table:table-row table:style-name="ro2">
          <table:table-cell office:value-type="float" office:value="1.10218">
            <text:p>1.10218</text:p>
          </table:table-cell>
          <table:table-cell office:value-type="float" office:value="-2.2">
            <text:p>-2.2</text:p>
          </table:table-cell>
          <table:table-cell office:value-type="float" office:value="1.8">
            <text:p>1.8</text:p>
          </table:table-cell>
          <table:table-cell/>
          <table:table-cell table:formula="of:=[.A98]" office:value-type="float" office:value="1.10218">
            <text:p>1.10218</text:p>
          </table:table-cell>
          <table:table-cell table:formula="of:=[.B98]*-1" office:value-type="float" office:value="2.2">
            <text:p>2.2</text:p>
          </table:table-cell>
          <table:table-cell table:formula="of:=[.C98]" office:value-type="float" office:value="1.8">
            <text:p>1.8</text:p>
          </table:table-cell>
        </table:table-row>
        <table:table-row table:style-name="ro2">
          <table:table-cell office:value-type="float" office:value="1.72135">
            <text:p>1.72135</text:p>
          </table:table-cell>
          <table:table-cell office:value-type="float" office:value="-2.7">
            <text:p>-2.7</text:p>
          </table:table-cell>
          <table:table-cell office:value-type="float" office:value="2.4">
            <text:p>2.4</text:p>
          </table:table-cell>
          <table:table-cell/>
          <table:table-cell table:formula="of:=[.A99]" office:value-type="float" office:value="1.72135">
            <text:p>1.72135</text:p>
          </table:table-cell>
          <table:table-cell table:formula="of:=[.B99]*-1" office:value-type="float" office:value="2.7">
            <text:p>2.7</text:p>
          </table:table-cell>
          <table:table-cell table:formula="of:=[.C99]" office:value-type="float" office:value="2.4">
            <text:p>2.4</text:p>
          </table:table-cell>
        </table:table-row>
        <table:table-row table:style-name="ro2">
          <table:table-cell office:value-type="float" office:value="35.0635">
            <text:p>35.0635</text:p>
          </table:table-cell>
          <table:table-cell office:value-type="float" office:value="-11.1">
            <text:p>-11.1</text:p>
          </table:table-cell>
          <table:table-cell office:value-type="float" office:value="1.5">
            <text:p>1.5</text:p>
          </table:table-cell>
          <table:table-cell/>
          <table:table-cell table:formula="of:=[.A100]" office:value-type="float" office:value="35.0635">
            <text:p>35.0635</text:p>
          </table:table-cell>
          <table:table-cell table:formula="of:=[.B100]*-1" office:value-type="float" office:value="11.1">
            <text:p>11.1</text:p>
          </table:table-cell>
          <table:table-cell table:formula="of:=[.C100]" office:value-type="float" office:value="1.5">
            <text:p>1.5</text:p>
          </table:table-cell>
        </table:table-row>
      </table:table>
      <table:table table:name="200pf" table:style-name="ta1">
        <table:table-column table:style-name="co1" table:number-columns-repeated="7" table:default-cell-style-name="Default"/>
        <table:table-row table:style-name="ro2">
          <table:table-cell office:value-type="float" office:value="110.004">
            <text:p>110.004</text:p>
          </table:table-cell>
          <table:table-cell office:value-type="float" office:value="-45">
            <text:p>-45</text:p>
          </table:table-cell>
          <table:table-cell office:value-type="float" office:value="6">
            <text:p>6</text:p>
          </table:table-cell>
          <table:table-cell/>
          <table:table-cell table:formula="of:=[.A1]" office:value-type="float" office:value="110.004">
            <text:p>110.004</text:p>
          </table:table-cell>
          <table:table-cell table:formula="of:=[.B1]*-1" office:value-type="float" office:value="45">
            <text:p>45</text:p>
          </table:table-cell>
          <table:table-cell table:formula="of:=[.C1]" office:value-type="float" office:value="6">
            <text:p>6</text:p>
          </table:table-cell>
        </table:table-row>
        <table:table-row table:style-name="ro2">
          <table:table-cell office:value-type="float" office:value="119.23">
            <text:p>119.23</text:p>
          </table:table-cell>
          <table:table-cell office:value-type="float" office:value="-45.6">
            <text:p>-45.6</text:p>
          </table:table-cell>
          <table:table-cell office:value-type="float" office:value="6.6">
            <text:p>6.6</text:p>
          </table:table-cell>
          <table:table-cell/>
          <table:table-cell table:formula="of:=[.A2]" office:value-type="float" office:value="119.23">
            <text:p>119.23</text:p>
          </table:table-cell>
          <table:table-cell table:formula="of:=[.B2]*-1" office:value-type="float" office:value="45.6">
            <text:p>45.6</text:p>
          </table:table-cell>
          <table:table-cell table:formula="of:=[.C2]" office:value-type="float" office:value="6.6">
            <text:p>6.6</text:p>
          </table:table-cell>
        </table:table-row>
        <table:table-row table:style-name="ro2">
          <table:table-cell office:value-type="float" office:value="114.808">
            <text:p>114.808</text:p>
          </table:table-cell>
          <table:table-cell office:value-type="float" office:value="-45.4">
            <text:p>-45.4</text:p>
          </table:table-cell>
          <table:table-cell office:value-type="float" office:value="6.3">
            <text:p>6.3</text:p>
          </table:table-cell>
          <table:table-cell/>
          <table:table-cell table:formula="of:=[.A3]" office:value-type="float" office:value="114.808">
            <text:p>114.808</text:p>
          </table:table-cell>
          <table:table-cell table:formula="of:=[.B3]*-1" office:value-type="float" office:value="45.4">
            <text:p>45.4</text:p>
          </table:table-cell>
          <table:table-cell table:formula="of:=[.C3]" office:value-type="float" office:value="6.3">
            <text:p>6.3</text:p>
          </table:table-cell>
        </table:table-row>
        <table:table-row table:style-name="ro2"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/>
          <table:table-cell table:formula="of:=[.A4]" office:value-type="float" office:value="-17.7783">
            <text:p>-17.7783</text:p>
          </table:table-cell>
          <table:table-cell table:formula="of:=[.B4]*-1" office:value-type="float" office:value="3.4">
            <text:p>3.4</text:p>
          </table:table-cell>
          <table:table-cell table:formula="of:=[.C4]" office:value-type="float" office:value="3.3">
            <text:p>3.3</text:p>
          </table:table-cell>
        </table:table-row>
        <table:table-row table:style-name="ro2">
          <table:table-cell office:value-type="float" office:value="55.2666">
            <text:p>55.2666</text:p>
          </table:table-cell>
          <table:table-cell office:value-type="float" office:value="-32.3">
            <text:p>-32.3</text:p>
          </table:table-cell>
          <table:table-cell office:value-type="float" office:value="2.5">
            <text:p>2.5</text:p>
          </table:table-cell>
          <table:table-cell/>
          <table:table-cell table:formula="of:=[.A5]" office:value-type="float" office:value="55.2666">
            <text:p>55.2666</text:p>
          </table:table-cell>
          <table:table-cell table:formula="of:=[.B5]*-1" office:value-type="float" office:value="32.3">
            <text:p>32.3</text:p>
          </table:table-cell>
          <table:table-cell table:formula="of:=[.C5]" office:value-type="float" office:value="2.5">
            <text:p>2.5</text:p>
          </table:table-cell>
        </table:table-row>
        <table:table-row table:style-name="ro2">
          <table:table-cell office:value-type="float" office:value="-13.669">
            <text:p>-13.669</text:p>
          </table:table-cell>
          <table:table-cell office:value-type="float" office:value="-3.9">
            <text:p>-3.9</text:p>
          </table:table-cell>
          <table:table-cell office:value-type="float" office:value="3.7">
            <text:p>3.7</text:p>
          </table:table-cell>
          <table:table-cell/>
          <table:table-cell table:formula="of:=[.A6]" office:value-type="float" office:value="-13.669">
            <text:p>-13.669</text:p>
          </table:table-cell>
          <table:table-cell table:formula="of:=[.B6]*-1" office:value-type="float" office:value="3.9">
            <text:p>3.9</text:p>
          </table:table-cell>
          <table:table-cell table:formula="of:=[.C6]" office:value-type="float" office:value="3.7">
            <text:p>3.7</text:p>
          </table:table-cell>
        </table:table-row>
        <table:table-row table:style-name="ro2">
          <table:table-cell office:value-type="float" office:value="15.7385">
            <text:p>15.7385</text:p>
          </table:table-cell>
          <table:table-cell office:value-type="float" office:value="-12.1">
            <text:p>-12.1</text:p>
          </table:table-cell>
          <table:table-cell office:value-type="float" office:value="11.3">
            <text:p>11.3</text:p>
          </table:table-cell>
          <table:table-cell/>
          <table:table-cell table:formula="of:=[.A7]" office:value-type="float" office:value="15.7385">
            <text:p>15.7385</text:p>
          </table:table-cell>
          <table:table-cell table:formula="of:=[.B7]*-1" office:value-type="float" office:value="12.1">
            <text:p>12.1</text:p>
          </table:table-cell>
          <table:table-cell table:formula="of:=[.C7]" office:value-type="float" office:value="11.3">
            <text:p>11.3</text:p>
          </table:table-cell>
        </table:table-row>
        <table:table-row table:style-name="ro2">
          <table:table-cell office:value-type="float" office:value="136.038">
            <text:p>136.038</text:p>
          </table:table-cell>
          <table:table-cell office:value-type="float" office:value="-47.4">
            <text:p>-47.4</text:p>
          </table:table-cell>
          <table:table-cell office:value-type="float" office:value="7.6">
            <text:p>7.6</text:p>
          </table:table-cell>
          <table:table-cell/>
          <table:table-cell table:formula="of:=[.A8]" office:value-type="float" office:value="136.038">
            <text:p>136.038</text:p>
          </table:table-cell>
          <table:table-cell table:formula="of:=[.B8]*-1" office:value-type="float" office:value="47.4">
            <text:p>47.4</text:p>
          </table:table-cell>
          <table:table-cell table:formula="of:=[.C8]" office:value-type="float" office:value="7.6">
            <text:p>7.6</text:p>
          </table:table-cell>
        </table:table-row>
        <table:table-row table:style-name="ro2">
          <table:table-cell office:value-type="float" office:value="163.283">
            <text:p>163.283</text:p>
          </table:table-cell>
          <table:table-cell office:value-type="float" office:value="-49">
            <text:p>-49</text:p>
          </table:table-cell>
          <table:table-cell office:value-type="float" office:value="9.3">
            <text:p>9.3</text:p>
          </table:table-cell>
          <table:table-cell/>
          <table:table-cell table:formula="of:=[.A9]" office:value-type="float" office:value="163.283">
            <text:p>163.283</text:p>
          </table:table-cell>
          <table:table-cell table:formula="of:=[.B9]*-1" office:value-type="float" office:value="49">
            <text:p>49</text:p>
          </table:table-cell>
          <table:table-cell table:formula="of:=[.C9]" office:value-type="float" office:value="9.3">
            <text:p>9.3</text:p>
          </table:table-cell>
        </table:table-row>
        <table:table-row table:style-name="ro2">
          <table:table-cell office:value-type="float" office:value="159.791">
            <text:p>159.791</text:p>
          </table:table-cell>
          <table:table-cell office:value-type="float" office:value="-48.8">
            <text:p>-48.8</text:p>
          </table:table-cell>
          <table:table-cell office:value-type="float" office:value="9.2">
            <text:p>9.2</text:p>
          </table:table-cell>
          <table:table-cell/>
          <table:table-cell table:formula="of:=[.A10]" office:value-type="float" office:value="159.791">
            <text:p>159.791</text:p>
          </table:table-cell>
          <table:table-cell table:formula="of:=[.B10]*-1" office:value-type="float" office:value="48.8">
            <text:p>48.8</text:p>
          </table:table-cell>
          <table:table-cell table:formula="of:=[.C10]" office:value-type="float" office:value="9.2">
            <text:p>9.2</text:p>
          </table:table-cell>
        </table:table-row>
        <table:table-row table:style-name="ro2">
          <table:table-cell office:value-type="float" office:value="97.8196">
            <text:p>97.8196</text:p>
          </table:table-cell>
          <table:table-cell office:value-type="float" office:value="-43">
            <text:p>-43</text:p>
          </table:table-cell>
          <table:table-cell office:value-type="float" office:value="5.2">
            <text:p>5.2</text:p>
          </table:table-cell>
          <table:table-cell/>
          <table:table-cell table:formula="of:=[.A11]" office:value-type="float" office:value="97.8196">
            <text:p>97.8196</text:p>
          </table:table-cell>
          <table:table-cell table:formula="of:=[.B11]*-1" office:value-type="float" office:value="43">
            <text:p>43</text:p>
          </table:table-cell>
          <table:table-cell table:formula="of:=[.C11]" office:value-type="float" office:value="5.2">
            <text:p>5.2</text:p>
          </table:table-cell>
        </table:table-row>
        <table:table-row table:style-name="ro2">
          <table:table-cell office:value-type="float" office:value="51.6958">
            <text:p>51.6958</text:p>
          </table:table-cell>
          <table:table-cell office:value-type="float" office:value="-30.8">
            <text:p>-30.8</text:p>
          </table:table-cell>
          <table:table-cell office:value-type="float" office:value="2.3">
            <text:p>2.3</text:p>
          </table:table-cell>
          <table:table-cell/>
          <table:table-cell table:formula="of:=[.A12]" office:value-type="float" office:value="51.6958">
            <text:p>51.6958</text:p>
          </table:table-cell>
          <table:table-cell table:formula="of:=[.B12]*-1" office:value-type="float" office:value="30.8">
            <text:p>30.8</text:p>
          </table:table-cell>
          <table:table-cell table:formula="of:=[.C12]" office:value-type="float" office:value="2.3">
            <text:p>2.3</text:p>
          </table:table-cell>
        </table:table-row>
        <table:table-row table:style-name="ro2">
          <table:table-cell office:value-type="float" office:value="48.5107">
            <text:p>48.5107</text:p>
          </table:table-cell>
          <table:table-cell office:value-type="float" office:value="-29.8">
            <text:p>-29.8</text:p>
          </table:table-cell>
          <table:table-cell office:value-type="float" office:value="2.1">
            <text:p>2.1</text:p>
          </table:table-cell>
          <table:table-cell/>
          <table:table-cell table:formula="of:=[.A13]" office:value-type="float" office:value="48.5107">
            <text:p>48.5107</text:p>
          </table:table-cell>
          <table:table-cell table:formula="of:=[.B13]*-1" office:value-type="float" office:value="29.8">
            <text:p>29.8</text:p>
          </table:table-cell>
          <table:table-cell table:formula="of:=[.C13]" office:value-type="float" office:value="2.1">
            <text:p>2.1</text:p>
          </table:table-cell>
        </table:table-row>
        <table:table-row table:style-name="ro2">
          <table:table-cell office:value-type="float" office:value="3.50802">
            <text:p>3.50802</text:p>
          </table:table-cell>
          <table:table-cell office:value-type="float" office:value="-2.1">
            <text:p>-2.1</text:p>
          </table:table-cell>
          <table:table-cell office:value-type="float" office:value="1.6">
            <text:p>1.6</text:p>
          </table:table-cell>
          <table:table-cell/>
          <table:table-cell table:formula="of:=[.A14]" office:value-type="float" office:value="3.50802">
            <text:p>3.50802</text:p>
          </table:table-cell>
          <table:table-cell table:formula="of:=[.B14]*-1" office:value-type="float" office:value="2.1">
            <text:p>2.1</text:p>
          </table:table-cell>
          <table:table-cell table:formula="of:=[.C14]" office:value-type="float" office:value="1.6">
            <text:p>1.6</text:p>
          </table:table-cell>
        </table:table-row>
        <table:table-row table:style-name="ro2">
          <table:table-cell office:value-type="float" office:value="59.9286">
            <text:p>59.9286</text:p>
          </table:table-cell>
          <table:table-cell office:value-type="float" office:value="-32.7">
            <text:p>-32.7</text:p>
          </table:table-cell>
          <table:table-cell office:value-type="float" office:value="2.8">
            <text:p>2.8</text:p>
          </table:table-cell>
          <table:table-cell/>
          <table:table-cell table:formula="of:=[.A15]" office:value-type="float" office:value="59.9286">
            <text:p>59.9286</text:p>
          </table:table-cell>
          <table:table-cell table:formula="of:=[.B15]*-1" office:value-type="float" office:value="32.7">
            <text:p>32.7</text:p>
          </table:table-cell>
          <table:table-cell table:formula="of:=[.C15]" office:value-type="float" office:value="2.8">
            <text:p>2.8</text:p>
          </table:table-cell>
        </table:table-row>
        <table:table-row table:style-name="ro2">
          <table:table-cell office:value-type="float" office:value="148.537">
            <text:p>148.537</text:p>
          </table:table-cell>
          <table:table-cell office:value-type="float" office:value="-48.3">
            <text:p>-48.3</text:p>
          </table:table-cell>
          <table:table-cell office:value-type="float" office:value="8.4">
            <text:p>8.4</text:p>
          </table:table-cell>
          <table:table-cell/>
          <table:table-cell table:formula="of:=[.A16]" office:value-type="float" office:value="148.537">
            <text:p>148.537</text:p>
          </table:table-cell>
          <table:table-cell table:formula="of:=[.B16]*-1" office:value-type="float" office:value="48.3">
            <text:p>48.3</text:p>
          </table:table-cell>
          <table:table-cell table:formula="of:=[.C16]" office:value-type="float" office:value="8.4">
            <text:p>8.4</text:p>
          </table:table-cell>
        </table:table-row>
        <table:table-row table:style-name="ro2">
          <table:table-cell office:value-type="float" office:value="154.603">
            <text:p>154.603</text:p>
          </table:table-cell>
          <table:table-cell office:value-type="float" office:value="-48.6">
            <text:p>-48.6</text:p>
          </table:table-cell>
          <table:table-cell office:value-type="float" office:value="8.7">
            <text:p>8.7</text:p>
          </table:table-cell>
          <table:table-cell/>
          <table:table-cell table:formula="of:=[.A17]" office:value-type="float" office:value="154.603">
            <text:p>154.603</text:p>
          </table:table-cell>
          <table:table-cell table:formula="of:=[.B17]*-1" office:value-type="float" office:value="48.6">
            <text:p>48.6</text:p>
          </table:table-cell>
          <table:table-cell table:formula="of:=[.C17]" office:value-type="float" office:value="8.7">
            <text:p>8.7</text:p>
          </table:table-cell>
        </table:table-row>
        <table:table-row table:style-name="ro2">
          <table:table-cell office:value-type="float" office:value="151.589">
            <text:p>151.589</text:p>
          </table:table-cell>
          <table:table-cell office:value-type="float" office:value="-48.5">
            <text:p>-48.5</text:p>
          </table:table-cell>
          <table:table-cell office:value-type="float" office:value="8.6">
            <text:p>8.6</text:p>
          </table:table-cell>
          <table:table-cell/>
          <table:table-cell table:formula="of:=[.A18]" office:value-type="float" office:value="151.589">
            <text:p>151.589</text:p>
          </table:table-cell>
          <table:table-cell table:formula="of:=[.B18]*-1" office:value-type="float" office:value="48.5">
            <text:p>48.5</text:p>
          </table:table-cell>
          <table:table-cell table:formula="of:=[.C18]" office:value-type="float" office:value="8.6">
            <text:p>8.6</text:p>
          </table:table-cell>
        </table:table-row>
        <table:table-row table:style-name="ro2">
          <table:table-cell office:value-type="float" office:value="88.5797">
            <text:p>88.5797</text:p>
          </table:table-cell>
          <table:table-cell office:value-type="float" office:value="-39.7">
            <text:p>-39.7</text:p>
          </table:table-cell>
          <table:table-cell office:value-type="float" office:value="4.6">
            <text:p>4.6</text:p>
          </table:table-cell>
          <table:table-cell/>
          <table:table-cell table:formula="of:=[.A19]" office:value-type="float" office:value="88.5797">
            <text:p>88.5797</text:p>
          </table:table-cell>
          <table:table-cell table:formula="of:=[.B19]*-1" office:value-type="float" office:value="39.7">
            <text:p>39.7</text:p>
          </table:table-cell>
          <table:table-cell table:formula="of:=[.C19]" office:value-type="float" office:value="4.6">
            <text:p>4.6</text:p>
          </table:table-cell>
        </table:table-row>
        <table:table-row table:style-name="ro2">
          <table:table-cell office:value-type="float" office:value="85.8036">
            <text:p>85.8036</text:p>
          </table:table-cell>
          <table:table-cell office:value-type="float" office:value="-38.7">
            <text:p>-38.7</text:p>
          </table:table-cell>
          <table:table-cell office:value-type="float" office:value="4.6">
            <text:p>4.6</text:p>
          </table:table-cell>
          <table:table-cell/>
          <table:table-cell table:formula="of:=[.A20]" office:value-type="float" office:value="85.8036">
            <text:p>85.8036</text:p>
          </table:table-cell>
          <table:table-cell table:formula="of:=[.B20]*-1" office:value-type="float" office:value="38.7">
            <text:p>38.7</text:p>
          </table:table-cell>
          <table:table-cell table:formula="of:=[.C20]" office:value-type="float" office:value="4.6">
            <text:p>4.6</text:p>
          </table:table-cell>
        </table:table-row>
        <table:table-row table:style-name="ro2">
          <table:table-cell office:value-type="float" office:value="132.087">
            <text:p>132.087</text:p>
          </table:table-cell>
          <table:table-cell office:value-type="float" office:value="-47.1">
            <text:p>-47.1</text:p>
          </table:table-cell>
          <table:table-cell office:value-type="float" office:value="7.4">
            <text:p>7.4</text:p>
          </table:table-cell>
          <table:table-cell/>
          <table:table-cell table:formula="of:=[.A21]" office:value-type="float" office:value="132.087">
            <text:p>132.087</text:p>
          </table:table-cell>
          <table:table-cell table:formula="of:=[.B21]*-1" office:value-type="float" office:value="47.1">
            <text:p>47.1</text:p>
          </table:table-cell>
          <table:table-cell table:formula="of:=[.C21]" office:value-type="float" office:value="7.4">
            <text:p>7.4</text:p>
          </table:table-cell>
        </table:table-row>
        <table:table-row table:style-name="ro2">
          <table:table-cell office:value-type="float" office:value="-11.6243">
            <text:p>-11.6243</text:p>
          </table:table-cell>
          <table:table-cell office:value-type="float" office:value="-1.5">
            <text:p>-1.5</text:p>
          </table:table-cell>
          <table:table-cell office:value-type="float" office:value="1.5">
            <text:p>1.5</text:p>
          </table:table-cell>
          <table:table-cell/>
          <table:table-cell table:formula="of:=[.A22]" office:value-type="float" office:value="-11.6243">
            <text:p>-11.6243</text:p>
          </table:table-cell>
          <table:table-cell table:formula="of:=[.B22]*-1" office:value-type="float" office:value="1.5">
            <text:p>1.5</text:p>
          </table:table-cell>
          <table:table-cell table:formula="of:=[.C22]" office:value-type="float" office:value="1.5">
            <text:p>1.5</text:p>
          </table:table-cell>
        </table:table-row>
        <table:table-row table:style-name="ro2">
          <table:table-cell office:value-type="float" office:value="9.3839">
            <text:p>9.3839</text:p>
          </table:table-cell>
          <table:table-cell office:value-type="float" office:value="-12">
            <text:p>-12</text:p>
          </table:table-cell>
          <table:table-cell office:value-type="float" office:value="11.4">
            <text:p>11.4</text:p>
          </table:table-cell>
          <table:table-cell/>
          <table:table-cell table:formula="of:=[.A23]" office:value-type="float" office:value="9.3839">
            <text:p>9.3839</text:p>
          </table:table-cell>
          <table:table-cell table:formula="of:=[.B23]*-1" office:value-type="float" office:value="12">
            <text:p>12</text:p>
          </table:table-cell>
          <table:table-cell table:formula="of:=[.C23]" office:value-type="float" office:value="11.4">
            <text:p>11.4</text:p>
          </table:table-cell>
        </table:table-row>
        <table:table-row table:style-name="ro2">
          <table:table-cell office:value-type="float" office:value="101.235">
            <text:p>101.235</text:p>
          </table:table-cell>
          <table:table-cell office:value-type="float" office:value="-43.4">
            <text:p>-43.4</text:p>
          </table:table-cell>
          <table:table-cell office:value-type="float" office:value="5.4">
            <text:p>5.4</text:p>
          </table:table-cell>
          <table:table-cell/>
          <table:table-cell table:formula="of:=[.A24]" office:value-type="float" office:value="101.235">
            <text:p>101.235</text:p>
          </table:table-cell>
          <table:table-cell table:formula="of:=[.B24]*-1" office:value-type="float" office:value="43.4">
            <text:p>43.4</text:p>
          </table:table-cell>
          <table:table-cell table:formula="of:=[.C24]" office:value-type="float" office:value="5.4">
            <text:p>5.4</text:p>
          </table:table-cell>
        </table:table-row>
        <table:table-row table:style-name="ro2">
          <table:table-cell office:value-type="float" office:value="9.24725">
            <text:p>9.24725</text:p>
          </table:table-cell>
          <table:table-cell office:value-type="float" office:value="-10.1">
            <text:p>-10.1</text:p>
          </table:table-cell>
          <table:table-cell office:value-type="float" office:value="9.4">
            <text:p>9.4</text:p>
          </table:table-cell>
          <table:table-cell/>
          <table:table-cell table:formula="of:=[.A25]" office:value-type="float" office:value="9.24725">
            <text:p>9.24725</text:p>
          </table:table-cell>
          <table:table-cell table:formula="of:=[.B25]*-1" office:value-type="float" office:value="10.1">
            <text:p>10.1</text:p>
          </table:table-cell>
          <table:table-cell table:formula="of:=[.C25]" office:value-type="float" office:value="9.4">
            <text:p>9.4</text:p>
          </table:table-cell>
        </table:table-row>
        <table:table-row table:style-name="ro2">
          <table:table-cell office:value-type="float" office:value="124.793">
            <text:p>124.793</text:p>
          </table:table-cell>
          <table:table-cell office:value-type="float" office:value="-46.3">
            <text:p>-46.3</text:p>
          </table:table-cell>
          <table:table-cell office:value-type="float" office:value="6.9">
            <text:p>6.9</text:p>
          </table:table-cell>
          <table:table-cell/>
          <table:table-cell table:formula="of:=[.A26]" office:value-type="float" office:value="124.793">
            <text:p>124.793</text:p>
          </table:table-cell>
          <table:table-cell table:formula="of:=[.B26]*-1" office:value-type="float" office:value="46.3">
            <text:p>46.3</text:p>
          </table:table-cell>
          <table:table-cell table:formula="of:=[.C26]" office:value-type="float" office:value="6.9">
            <text:p>6.9</text:p>
          </table:table-cell>
        </table:table-row>
        <table:table-row table:style-name="ro2">
          <table:table-cell office:value-type="float" office:value="94.0705">
            <text:p>94.0705</text:p>
          </table:table-cell>
          <table:table-cell office:value-type="float" office:value="-41.4">
            <text:p>-41.4</text:p>
          </table:table-cell>
          <table:table-cell office:value-type="float" office:value="4.9">
            <text:p>4.9</text:p>
          </table:table-cell>
          <table:table-cell/>
          <table:table-cell table:formula="of:=[.A27]" office:value-type="float" office:value="94.0705">
            <text:p>94.0705</text:p>
          </table:table-cell>
          <table:table-cell table:formula="of:=[.B27]*-1" office:value-type="float" office:value="41.4">
            <text:p>41.4</text:p>
          </table:table-cell>
          <table:table-cell table:formula="of:=[.C27]" office:value-type="float" office:value="4.9">
            <text:p>4.9</text:p>
          </table:table-cell>
        </table:table-row>
        <table:table-row table:style-name="ro2">
          <table:table-cell office:value-type="float" office:value="91.5944">
            <text:p>91.5944</text:p>
          </table:table-cell>
          <table:table-cell office:value-type="float" office:value="-40.5">
            <text:p>-40.5</text:p>
          </table:table-cell>
          <table:table-cell office:value-type="float" office:value="4.8">
            <text:p>4.8</text:p>
          </table:table-cell>
          <table:table-cell/>
          <table:table-cell table:formula="of:=[.A28]" office:value-type="float" office:value="91.5944">
            <text:p>91.5944</text:p>
          </table:table-cell>
          <table:table-cell table:formula="of:=[.B28]*-1" office:value-type="float" office:value="40.5">
            <text:p>40.5</text:p>
          </table:table-cell>
          <table:table-cell table:formula="of:=[.C28]" office:value-type="float" office:value="4.8">
            <text:p>4.8</text:p>
          </table:table-cell>
        </table:table-row>
        <table:table-row table:style-name="ro2">
          <table:table-cell office:value-type="float" office:value="142.16">
            <text:p>142.16</text:p>
          </table:table-cell>
          <table:table-cell office:value-type="float" office:value="-48.1">
            <text:p>-48.1</text:p>
          </table:table-cell>
          <table:table-cell office:value-type="float" office:value="8">
            <text:p>8</text:p>
          </table:table-cell>
          <table:table-cell/>
          <table:table-cell table:formula="of:=[.A29]" office:value-type="float" office:value="142.16">
            <text:p>142.16</text:p>
          </table:table-cell>
          <table:table-cell table:formula="of:=[.B29]*-1" office:value-type="float" office:value="48.1">
            <text:p>48.1</text:p>
          </table:table-cell>
          <table:table-cell table:formula="of:=[.C29]" office:value-type="float" office:value="8">
            <text:p>8</text:p>
          </table:table-cell>
        </table:table-row>
        <table:table-row table:style-name="ro2">
          <table:table-cell office:value-type="float" office:value="139.56">
            <text:p>139.56</text:p>
          </table:table-cell>
          <table:table-cell office:value-type="float" office:value="-47.8">
            <text:p>-47.8</text:p>
          </table:table-cell>
          <table:table-cell office:value-type="float" office:value="7.8">
            <text:p>7.8</text:p>
          </table:table-cell>
          <table:table-cell/>
          <table:table-cell table:formula="of:=[.A30]" office:value-type="float" office:value="139.56">
            <text:p>139.56</text:p>
          </table:table-cell>
          <table:table-cell table:formula="of:=[.B30]*-1" office:value-type="float" office:value="47.8">
            <text:p>47.8</text:p>
          </table:table-cell>
          <table:table-cell table:formula="of:=[.C30]" office:value-type="float" office:value="7.8">
            <text:p>7.8</text:p>
          </table:table-cell>
        </table:table-row>
        <table:table-row table:style-name="ro2">
          <table:table-cell office:value-type="float" office:value="-1.88628">
            <text:p>-1.88628</text:p>
          </table:table-cell>
          <table:table-cell office:value-type="float" office:value="-2">
            <text:p>-2</text:p>
          </table:table-cell>
          <table:table-cell office:value-type="float" office:value="1.3">
            <text:p>1.3</text:p>
          </table:table-cell>
          <table:table-cell/>
          <table:table-cell table:formula="of:=[.A31]" office:value-type="float" office:value="-1.88628">
            <text:p>-1.88628</text:p>
          </table:table-cell>
          <table:table-cell table:formula="of:=[.B31]*-1" office:value-type="float" office:value="2">
            <text:p>2</text:p>
          </table:table-cell>
          <table:table-cell table:formula="of:=[.C31]" office:value-type="float" office:value="1.3">
            <text:p>1.3</text:p>
          </table:table-cell>
        </table:table-row>
        <table:table-row table:style-name="ro2">
          <table:table-cell office:value-type="float" office:value="35.5607">
            <text:p>35.5607</text:p>
          </table:table-cell>
          <table:table-cell office:value-type="float" office:value="-23.2">
            <text:p>-23.2</text:p>
          </table:table-cell>
          <table:table-cell office:value-type="float" office:value="1.3">
            <text:p>1.3</text:p>
          </table:table-cell>
          <table:table-cell/>
          <table:table-cell table:formula="of:=[.A32]" office:value-type="float" office:value="35.5607">
            <text:p>35.5607</text:p>
          </table:table-cell>
          <table:table-cell table:formula="of:=[.B32]*-1" office:value-type="float" office:value="23.2">
            <text:p>23.2</text:p>
          </table:table-cell>
          <table:table-cell table:formula="of:=[.C32]" office:value-type="float" office:value="1.3">
            <text:p>1.3</text:p>
          </table:table-cell>
        </table:table-row>
        <table:table-row table:style-name="ro2">
          <table:table-cell office:value-type="float" office:value="6.47815">
            <text:p>6.47815</text:p>
          </table:table-cell>
          <table:table-cell office:value-type="float" office:value="-6.4">
            <text:p>-6.4</text:p>
          </table:table-cell>
          <table:table-cell office:value-type="float" office:value="5.6">
            <text:p>5.6</text:p>
          </table:table-cell>
          <table:table-cell/>
          <table:table-cell table:formula="of:=[.A33]" office:value-type="float" office:value="6.47815">
            <text:p>6.47815</text:p>
          </table:table-cell>
          <table:table-cell table:formula="of:=[.B33]*-1" office:value-type="float" office:value="6.4">
            <text:p>6.4</text:p>
          </table:table-cell>
          <table:table-cell table:formula="of:=[.C33]" office:value-type="float" office:value="5.6">
            <text:p>5.6</text:p>
          </table:table-cell>
        </table:table-row>
        <table:table-row table:style-name="ro2">
          <table:table-cell office:value-type="float" office:value="-8.87339">
            <text:p>-8.87339</text:p>
          </table:table-cell>
          <table:table-cell office:value-type="float" office:value="-1.1">
            <text:p>-1.1</text:p>
          </table:table-cell>
          <table:table-cell office:value-type="float" office:value="1.1">
            <text:p>1.1</text:p>
          </table:table-cell>
          <table:table-cell/>
          <table:table-cell table:formula="of:=[.A34]" office:value-type="float" office:value="-8.87339">
            <text:p>-8.87339</text:p>
          </table:table-cell>
          <table:table-cell table:formula="of:=[.B34]*-1" office:value-type="float" office:value="1.1">
            <text:p>1.1</text:p>
          </table:table-cell>
          <table:table-cell table:formula="of:=[.C34]" office:value-type="float" office:value="1.1">
            <text:p>1.1</text:p>
          </table:table-cell>
        </table:table-row>
        <table:table-row table:style-name="ro2">
          <table:table-cell office:value-type="float" office:value="-4.07334">
            <text:p>-4.07334</text:p>
          </table:table-cell>
          <table:table-cell office:value-type="float" office:value="-0.7">
            <text:p>-0.7</text:p>
          </table:table-cell>
          <table:table-cell office:value-type="float" office:value="0.7">
            <text:p>0.7</text:p>
          </table:table-cell>
          <table:table-cell/>
          <table:table-cell table:formula="of:=[.A35]" office:value-type="float" office:value="-4.07334">
            <text:p>-4.07334</text:p>
          </table:table-cell>
          <table:table-cell table:formula="of:=[.B35]*-1" office:value-type="float" office:value="0.7">
            <text:p>0.7</text:p>
          </table:table-cell>
          <table:table-cell table:formula="of:=[.C35]" office:value-type="float" office:value="0.7">
            <text:p>0.7</text:p>
          </table:table-cell>
        </table:table-row>
        <table:table-row table:style-name="ro2">
          <table:table-cell office:value-type="float" office:value="80.0027">
            <text:p>80.0027</text:p>
          </table:table-cell>
          <table:table-cell office:value-type="float" office:value="-38.2">
            <text:p>-38.2</text:p>
          </table:table-cell>
          <table:table-cell office:value-type="float" office:value="4.1">
            <text:p>4.1</text:p>
          </table:table-cell>
          <table:table-cell/>
          <table:table-cell table:formula="of:=[.A36]" office:value-type="float" office:value="80.0027">
            <text:p>80.0027</text:p>
          </table:table-cell>
          <table:table-cell table:formula="of:=[.B36]*-1" office:value-type="float" office:value="38.2">
            <text:p>38.2</text:p>
          </table:table-cell>
          <table:table-cell table:formula="of:=[.C36]" office:value-type="float" office:value="4.1">
            <text:p>4.1</text:p>
          </table:table-cell>
        </table:table-row>
        <table:table-row table:style-name="ro2">
          <table:table-cell office:value-type="float" office:value="82.4267">
            <text:p>82.4267</text:p>
          </table:table-cell>
          <table:table-cell office:value-type="float" office:value="-38.3">
            <text:p>-38.3</text:p>
          </table:table-cell>
          <table:table-cell office:value-type="float" office:value="4.2">
            <text:p>4.2</text:p>
          </table:table-cell>
          <table:table-cell/>
          <table:table-cell table:formula="of:=[.A37]" office:value-type="float" office:value="82.4267">
            <text:p>82.4267</text:p>
          </table:table-cell>
          <table:table-cell table:formula="of:=[.B37]*-1" office:value-type="float" office:value="38.3">
            <text:p>38.3</text:p>
          </table:table-cell>
          <table:table-cell table:formula="of:=[.C37]" office:value-type="float" office:value="4.2">
            <text:p>4.2</text:p>
          </table:table-cell>
        </table:table-row>
        <table:table-row table:style-name="ro2">
          <table:table-cell office:value-type="float" office:value="2.11101">
            <text:p>2.11101</text:p>
          </table:table-cell>
          <table:table-cell office:value-type="float" office:value="-8.4">
            <text:p>-8.4</text:p>
          </table:table-cell>
          <table:table-cell office:value-type="float" office:value="8.3">
            <text:p>8.3</text:p>
          </table:table-cell>
          <table:table-cell/>
          <table:table-cell table:formula="of:=[.A38]" office:value-type="float" office:value="2.11101">
            <text:p>2.11101</text:p>
          </table:table-cell>
          <table:table-cell table:formula="of:=[.B38]*-1" office:value-type="float" office:value="8.4">
            <text:p>8.4</text:p>
          </table:table-cell>
          <table:table-cell table:formula="of:=[.C38]" office:value-type="float" office:value="8.3">
            <text:p>8.3</text:p>
          </table:table-cell>
        </table:table-row>
        <table:table-row table:style-name="ro2">
          <table:table-cell office:value-type="float" office:value="42.299">
            <text:p>42.299</text:p>
          </table:table-cell>
          <table:table-cell office:value-type="float" office:value="-25.7">
            <text:p>-25.7</text:p>
          </table:table-cell>
          <table:table-cell office:value-type="float" office:value="1.7">
            <text:p>1.7</text:p>
          </table:table-cell>
          <table:table-cell/>
          <table:table-cell table:formula="of:=[.A39]" office:value-type="float" office:value="42.299">
            <text:p>42.299</text:p>
          </table:table-cell>
          <table:table-cell table:formula="of:=[.B39]*-1" office:value-type="float" office:value="25.7">
            <text:p>25.7</text:p>
          </table:table-cell>
          <table:table-cell table:formula="of:=[.C39]" office:value-type="float" office:value="1.7">
            <text:p>1.7</text:p>
          </table:table-cell>
        </table:table-row>
        <table:table-row table:style-name="ro2">
          <table:table-cell office:value-type="float" office:value="2.70791">
            <text:p>2.70791</text:p>
          </table:table-cell>
          <table:table-cell office:value-type="float" office:value="-5.7">
            <text:p>-5.7</text:p>
          </table:table-cell>
          <table:table-cell office:value-type="float" office:value="4.9">
            <text:p>4.9</text:p>
          </table:table-cell>
          <table:table-cell/>
          <table:table-cell table:formula="of:=[.A40]" office:value-type="float" office:value="2.70791">
            <text:p>2.70791</text:p>
          </table:table-cell>
          <table:table-cell table:formula="of:=[.B40]*-1" office:value-type="float" office:value="5.7">
            <text:p>5.7</text:p>
          </table:table-cell>
          <table:table-cell table:formula="of:=[.C40]" office:value-type="float" office:value="4.9">
            <text:p>4.9</text:p>
          </table:table-cell>
        </table:table-row>
        <table:table-row table:style-name="ro2">
          <table:table-cell office:value-type="float" office:value="13.665">
            <text:p>13.665</text:p>
          </table:table-cell>
          <table:table-cell office:value-type="float" office:value="-8.2">
            <text:p>-8.2</text:p>
          </table:table-cell>
          <table:table-cell office:value-type="float" office:value="7.1">
            <text:p>7.1</text:p>
          </table:table-cell>
          <table:table-cell/>
          <table:table-cell table:formula="of:=[.A41]" office:value-type="float" office:value="13.665">
            <text:p>13.665</text:p>
          </table:table-cell>
          <table:table-cell table:formula="of:=[.B41]*-1" office:value-type="float" office:value="8.2">
            <text:p>8.2</text:p>
          </table:table-cell>
          <table:table-cell table:formula="of:=[.C41]" office:value-type="float" office:value="7.1">
            <text:p>7.1</text:p>
          </table:table-cell>
        </table:table-row>
        <table:table-row table:style-name="ro2">
          <table:table-cell office:value-type="float" office:value="-8.96011">
            <text:p>-8.96011</text:p>
          </table:table-cell>
          <table:table-cell office:value-type="float" office:value="-2.9">
            <text:p>-2.9</text:p>
          </table:table-cell>
          <table:table-cell office:value-type="float" office:value="2.9">
            <text:p>2.9</text:p>
          </table:table-cell>
          <table:table-cell/>
          <table:table-cell table:formula="of:=[.A42]" office:value-type="float" office:value="-8.96011">
            <text:p>-8.96011</text:p>
          </table:table-cell>
          <table:table-cell table:formula="of:=[.B42]*-1" office:value-type="float" office:value="2.9">
            <text:p>2.9</text:p>
          </table:table-cell>
          <table:table-cell table:formula="of:=[.C42]" office:value-type="float" office:value="2.9">
            <text:p>2.9</text:p>
          </table:table-cell>
        </table:table-row>
        <table:table-row table:style-name="ro2">
          <table:table-cell office:value-type="float" office:value="71.1022">
            <text:p>71.1022</text:p>
          </table:table-cell>
          <table:table-cell office:value-type="float" office:value="-36.3">
            <text:p>-36.3</text:p>
          </table:table-cell>
          <table:table-cell office:value-type="float" office:value="3.5">
            <text:p>3.5</text:p>
          </table:table-cell>
          <table:table-cell/>
          <table:table-cell table:formula="of:=[.A43]" office:value-type="float" office:value="71.1022">
            <text:p>71.1022</text:p>
          </table:table-cell>
          <table:table-cell table:formula="of:=[.B43]*-1" office:value-type="float" office:value="36.3">
            <text:p>36.3</text:p>
          </table:table-cell>
          <table:table-cell table:formula="of:=[.C43]" office:value-type="float" office:value="3.5">
            <text:p>3.5</text:p>
          </table:table-cell>
        </table:table-row>
        <table:table-row table:style-name="ro2">
          <table:table-cell office:value-type="float" office:value="63.0932">
            <text:p>63.0932</text:p>
          </table:table-cell>
          <table:table-cell office:value-type="float" office:value="-33.5">
            <text:p>-33.5</text:p>
          </table:table-cell>
          <table:table-cell office:value-type="float" office:value="3">
            <text:p>3</text:p>
          </table:table-cell>
          <table:table-cell/>
          <table:table-cell table:formula="of:=[.A44]" office:value-type="float" office:value="63.0932">
            <text:p>63.0932</text:p>
          </table:table-cell>
          <table:table-cell table:formula="of:=[.B44]*-1" office:value-type="float" office:value="33.5">
            <text:p>33.5</text:p>
          </table:table-cell>
          <table:table-cell table:formula="of:=[.C44]" office:value-type="float" office:value="3">
            <text:p>3</text:p>
          </table:table-cell>
        </table:table-row>
        <table:table-row table:style-name="ro2">
          <table:table-cell office:value-type="float" office:value="9.93528">
            <text:p>9.93528</text:p>
          </table:table-cell>
          <table:table-cell office:value-type="float" office:value="-5.9">
            <text:p>-5.9</text:p>
          </table:table-cell>
          <table:table-cell office:value-type="float" office:value="5.3">
            <text:p>5.3</text:p>
          </table:table-cell>
          <table:table-cell/>
          <table:table-cell table:formula="of:=[.A45]" office:value-type="float" office:value="9.93528">
            <text:p>9.93528</text:p>
          </table:table-cell>
          <table:table-cell table:formula="of:=[.B45]*-1" office:value-type="float" office:value="5.9">
            <text:p>5.9</text:p>
          </table:table-cell>
          <table:table-cell table:formula="of:=[.C45]" office:value-type="float" office:value="5.3">
            <text:p>5.3</text:p>
          </table:table-cell>
        </table:table-row>
        <table:table-row table:style-name="ro2">
          <table:table-cell office:value-type="float" office:value="4.85134">
            <text:p>4.85134</text:p>
          </table:table-cell>
          <table:table-cell office:value-type="float" office:value="-7.7">
            <text:p>-7.7</text:p>
          </table:table-cell>
          <table:table-cell office:value-type="float" office:value="7.2">
            <text:p>7.2</text:p>
          </table:table-cell>
          <table:table-cell/>
          <table:table-cell table:formula="of:=[.A46]" office:value-type="float" office:value="4.85134">
            <text:p>4.85134</text:p>
          </table:table-cell>
          <table:table-cell table:formula="of:=[.B46]*-1" office:value-type="float" office:value="7.7">
            <text:p>7.7</text:p>
          </table:table-cell>
          <table:table-cell table:formula="of:=[.C46]" office:value-type="float" office:value="7.2">
            <text:p>7.2</text:p>
          </table:table-cell>
        </table:table-row>
        <table:table-row table:style-name="ro2">
          <table:table-cell office:value-type="float" office:value="8.87243">
            <text:p>8.87243</text:p>
          </table:table-cell>
          <table:table-cell office:value-type="float" office:value="-3.1">
            <text:p>-3.1</text:p>
          </table:table-cell>
          <table:table-cell office:value-type="float" office:value="2.5">
            <text:p>2.5</text:p>
          </table:table-cell>
          <table:table-cell/>
          <table:table-cell table:formula="of:=[.A47]" office:value-type="float" office:value="8.87243">
            <text:p>8.87243</text:p>
          </table:table-cell>
          <table:table-cell table:formula="of:=[.B47]*-1" office:value-type="float" office:value="3.1">
            <text:p>3.1</text:p>
          </table:table-cell>
          <table:table-cell table:formula="of:=[.C47]" office:value-type="float" office:value="2.5">
            <text:p>2.5</text:p>
          </table:table-cell>
        </table:table-row>
        <table:table-row table:style-name="ro2">
          <table:table-cell office:value-type="float" office:value="14.8275">
            <text:p>14.8275</text:p>
          </table:table-cell>
          <table:table-cell office:value-type="float" office:value="-9.6">
            <text:p>-9.6</text:p>
          </table:table-cell>
          <table:table-cell office:value-type="float" office:value="8.3">
            <text:p>8.3</text:p>
          </table:table-cell>
          <table:table-cell/>
          <table:table-cell table:formula="of:=[.A48]" office:value-type="float" office:value="14.8275">
            <text:p>14.8275</text:p>
          </table:table-cell>
          <table:table-cell table:formula="of:=[.B48]*-1" office:value-type="float" office:value="9.6">
            <text:p>9.6</text:p>
          </table:table-cell>
          <table:table-cell table:formula="of:=[.C48]" office:value-type="float" office:value="8.3">
            <text:p>8.3</text:p>
          </table:table-cell>
        </table:table-row>
        <table:table-row table:style-name="ro2">
          <table:table-cell office:value-type="float" office:value="13.5921">
            <text:p>13.5921</text:p>
          </table:table-cell>
          <table:table-cell office:value-type="float" office:value="-6.2">
            <text:p>-6.2</text:p>
          </table:table-cell>
          <table:table-cell office:value-type="float" office:value="5.2">
            <text:p>5.2</text:p>
          </table:table-cell>
          <table:table-cell/>
          <table:table-cell table:formula="of:=[.A49]" office:value-type="float" office:value="13.5921">
            <text:p>13.5921</text:p>
          </table:table-cell>
          <table:table-cell table:formula="of:=[.B49]*-1" office:value-type="float" office:value="6.2">
            <text:p>6.2</text:p>
          </table:table-cell>
          <table:table-cell table:formula="of:=[.C49]" office:value-type="float" office:value="5.2">
            <text:p>5.2</text:p>
          </table:table-cell>
        </table:table-row>
        <table:table-row table:style-name="ro2">
          <table:table-cell office:value-type="float" office:value="39.8134">
            <text:p>39.8134</text:p>
          </table:table-cell>
          <table:table-cell office:value-type="float" office:value="-25.5">
            <text:p>-25.5</text:p>
          </table:table-cell>
          <table:table-cell office:value-type="float" office:value="1.5">
            <text:p>1.5</text:p>
          </table:table-cell>
          <table:table-cell/>
          <table:table-cell table:formula="of:=[.A50]" office:value-type="float" office:value="39.8134">
            <text:p>39.8134</text:p>
          </table:table-cell>
          <table:table-cell table:formula="of:=[.B50]*-1" office:value-type="float" office:value="25.5">
            <text:p>25.5</text:p>
          </table:table-cell>
          <table:table-cell table:formula="of:=[.C50]" office:value-type="float" office:value="1.5">
            <text:p>1.5</text:p>
          </table:table-cell>
        </table:table-row>
        <table:table-row table:style-name="ro2">
          <table:table-cell office:value-type="float" office:value="37.9073">
            <text:p>37.9073</text:p>
          </table:table-cell>
          <table:table-cell office:value-type="float" office:value="-24.8">
            <text:p>-24.8</text:p>
          </table:table-cell>
          <table:table-cell office:value-type="float" office:value="1.4">
            <text:p>1.4</text:p>
          </table:table-cell>
          <table:table-cell/>
          <table:table-cell table:formula="of:=[.A51]" office:value-type="float" office:value="37.9073">
            <text:p>37.9073</text:p>
          </table:table-cell>
          <table:table-cell table:formula="of:=[.B51]*-1" office:value-type="float" office:value="24.8">
            <text:p>24.8</text:p>
          </table:table-cell>
          <table:table-cell table:formula="of:=[.C51]" office:value-type="float" office:value="1.4">
            <text:p>1.4</text:p>
          </table:table-cell>
        </table:table-row>
        <table:table-row table:style-name="ro2">
          <table:table-cell office:value-type="float" office:value="10.2338">
            <text:p>10.2338</text:p>
          </table:table-cell>
          <table:table-cell office:value-type="float" office:value="-8.4">
            <text:p>-8.4</text:p>
          </table:table-cell>
          <table:table-cell office:value-type="float" office:value="7.6">
            <text:p>7.6</text:p>
          </table:table-cell>
          <table:table-cell/>
          <table:table-cell table:formula="of:=[.A52]" office:value-type="float" office:value="10.2338">
            <text:p>10.2338</text:p>
          </table:table-cell>
          <table:table-cell table:formula="of:=[.B52]*-1" office:value-type="float" office:value="8.4">
            <text:p>8.4</text:p>
          </table:table-cell>
          <table:table-cell table:formula="of:=[.C52]" office:value-type="float" office:value="7.6">
            <text:p>7.6</text:p>
          </table:table-cell>
        </table:table-row>
        <table:table-row table:style-name="ro2">
          <table:table-cell office:value-type="float" office:value="-4.5526">
            <text:p>-4.5526</text:p>
          </table:table-cell>
          <table:table-cell office:value-type="float" office:value="-6.3">
            <text:p>-6.3</text:p>
          </table:table-cell>
          <table:table-cell office:value-type="float" office:value="6.2">
            <text:p>6.2</text:p>
          </table:table-cell>
          <table:table-cell/>
          <table:table-cell table:formula="of:=[.A53]" office:value-type="float" office:value="-4.5526">
            <text:p>-4.5526</text:p>
          </table:table-cell>
          <table:table-cell table:formula="of:=[.B53]*-1" office:value-type="float" office:value="6.3">
            <text:p>6.3</text:p>
          </table:table-cell>
          <table:table-cell table:formula="of:=[.C53]" office:value-type="float" office:value="6.2">
            <text:p>6.2</text:p>
          </table:table-cell>
        </table:table-row>
        <table:table-row table:style-name="ro2">
          <table:table-cell office:value-type="float" office:value="65.0337">
            <text:p>65.0337</text:p>
          </table:table-cell>
          <table:table-cell office:value-type="float" office:value="-34.3">
            <text:p>-34.3</text:p>
          </table:table-cell>
          <table:table-cell office:value-type="float" office:value="3.1">
            <text:p>3.1</text:p>
          </table:table-cell>
          <table:table-cell/>
          <table:table-cell table:formula="of:=[.A54]" office:value-type="float" office:value="65.0337">
            <text:p>65.0337</text:p>
          </table:table-cell>
          <table:table-cell table:formula="of:=[.B54]*-1" office:value-type="float" office:value="34.3">
            <text:p>34.3</text:p>
          </table:table-cell>
          <table:table-cell table:formula="of:=[.C54]" office:value-type="float" office:value="3.1">
            <text:p>3.1</text:p>
          </table:table-cell>
        </table:table-row>
        <table:table-row table:style-name="ro2">
          <table:table-cell office:value-type="float" office:value="66.7499">
            <text:p>66.7499</text:p>
          </table:table-cell>
          <table:table-cell office:value-type="float" office:value="-35.3">
            <text:p>-35.3</text:p>
          </table:table-cell>
          <table:table-cell office:value-type="float" office:value="3.2">
            <text:p>3.2</text:p>
          </table:table-cell>
          <table:table-cell/>
          <table:table-cell table:formula="of:=[.A55]" office:value-type="float" office:value="66.7499">
            <text:p>66.7499</text:p>
          </table:table-cell>
          <table:table-cell table:formula="of:=[.B55]*-1" office:value-type="float" office:value="35.3">
            <text:p>35.3</text:p>
          </table:table-cell>
          <table:table-cell table:formula="of:=[.C55]" office:value-type="float" office:value="3.2">
            <text:p>3.2</text:p>
          </table:table-cell>
        </table:table-row>
        <table:table-row table:style-name="ro2">
          <table:table-cell office:value-type="float" office:value="-9.84609">
            <text:p>-9.84609</text:p>
          </table:table-cell>
          <table:table-cell office:value-type="float" office:value="-5.6">
            <text:p>-5.6</text:p>
          </table:table-cell>
          <table:table-cell office:value-type="float" office:value="5.6">
            <text:p>5.6</text:p>
          </table:table-cell>
          <table:table-cell/>
          <table:table-cell table:formula="of:=[.A56]" office:value-type="float" office:value="-9.84609">
            <text:p>-9.84609</text:p>
          </table:table-cell>
          <table:table-cell table:formula="of:=[.B56]*-1" office:value-type="float" office:value="5.6">
            <text:p>5.6</text:p>
          </table:table-cell>
          <table:table-cell table:formula="of:=[.C56]" office:value-type="float" office:value="5.6">
            <text:p>5.6</text:p>
          </table:table-cell>
        </table:table-row>
        <table:table-row table:style-name="ro2">
          <table:table-cell office:value-type="float" office:value="-8.89739">
            <text:p>-8.89739</text:p>
          </table:table-cell>
          <table:table-cell office:value-type="float" office:value="-4.6">
            <text:p>-4.6</text:p>
          </table:table-cell>
          <table:table-cell office:value-type="float" office:value="4.2">
            <text:p>4.2</text:p>
          </table:table-cell>
          <table:table-cell/>
          <table:table-cell table:formula="of:=[.A57]" office:value-type="float" office:value="-8.89739">
            <text:p>-8.89739</text:p>
          </table:table-cell>
          <table:table-cell table:formula="of:=[.B57]*-1" office:value-type="float" office:value="4.6">
            <text:p>4.6</text:p>
          </table:table-cell>
          <table:table-cell table:formula="of:=[.C57]" office:value-type="float" office:value="4.2">
            <text:p>4.2</text:p>
          </table:table-cell>
        </table:table-row>
        <table:table-row table:style-name="ro2">
          <table:table-cell office:value-type="float" office:value="-1.34774">
            <text:p>-1.34774</text:p>
          </table:table-cell>
          <table:table-cell office:value-type="float" office:value="-5.1">
            <text:p>-5.1</text:p>
          </table:table-cell>
          <table:table-cell office:value-type="float" office:value="4.4">
            <text:p>4.4</text:p>
          </table:table-cell>
          <table:table-cell/>
          <table:table-cell table:formula="of:=[.A58]" office:value-type="float" office:value="-1.34774">
            <text:p>-1.34774</text:p>
          </table:table-cell>
          <table:table-cell table:formula="of:=[.B58]*-1" office:value-type="float" office:value="5.1">
            <text:p>5.1</text:p>
          </table:table-cell>
          <table:table-cell table:formula="of:=[.C58]" office:value-type="float" office:value="4.4">
            <text:p>4.4</text:p>
          </table:table-cell>
        </table:table-row>
        <table:table-row table:style-name="ro2">
          <table:table-cell office:value-type="float" office:value="43.7052">
            <text:p>43.7052</text:p>
          </table:table-cell>
          <table:table-cell office:value-type="float" office:value="-27.5">
            <text:p>-27.5</text:p>
          </table:table-cell>
          <table:table-cell office:value-type="float" office:value="1.8">
            <text:p>1.8</text:p>
          </table:table-cell>
          <table:table-cell/>
          <table:table-cell table:formula="of:=[.A59]" office:value-type="float" office:value="43.7052">
            <text:p>43.7052</text:p>
          </table:table-cell>
          <table:table-cell table:formula="of:=[.B59]*-1" office:value-type="float" office:value="27.5">
            <text:p>27.5</text:p>
          </table:table-cell>
          <table:table-cell table:formula="of:=[.C59]" office:value-type="float" office:value="1.8">
            <text:p>1.8</text:p>
          </table:table-cell>
        </table:table-row>
        <table:table-row table:style-name="ro2">
          <table:table-cell office:value-type="float" office:value="45.6516">
            <text:p>45.6516</text:p>
          </table:table-cell>
          <table:table-cell office:value-type="float" office:value="-27.7">
            <text:p>-27.7</text:p>
          </table:table-cell>
          <table:table-cell office:value-type="float" office:value="1.9">
            <text:p>1.9</text:p>
          </table:table-cell>
          <table:table-cell/>
          <table:table-cell table:formula="of:=[.A60]" office:value-type="float" office:value="45.6516">
            <text:p>45.6516</text:p>
          </table:table-cell>
          <table:table-cell table:formula="of:=[.B60]*-1" office:value-type="float" office:value="27.7">
            <text:p>27.7</text:p>
          </table:table-cell>
          <table:table-cell table:formula="of:=[.C60]" office:value-type="float" office:value="1.9">
            <text:p>1.9</text:p>
          </table:table-cell>
        </table:table-row>
        <table:table-row table:style-name="ro2">
          <table:table-cell office:value-type="float" office:value="9.64239">
            <text:p>9.64239</text:p>
          </table:table-cell>
          <table:table-cell office:value-type="float" office:value="-4.5">
            <text:p>-4.5</text:p>
          </table:table-cell>
          <table:table-cell office:value-type="float" office:value="3.8">
            <text:p>3.8</text:p>
          </table:table-cell>
          <table:table-cell/>
          <table:table-cell table:formula="of:=[.A61]" office:value-type="float" office:value="9.64239">
            <text:p>9.64239</text:p>
          </table:table-cell>
          <table:table-cell table:formula="of:=[.B61]*-1" office:value-type="float" office:value="4.5">
            <text:p>4.5</text:p>
          </table:table-cell>
          <table:table-cell table:formula="of:=[.C61]" office:value-type="float" office:value="3.8">
            <text:p>3.8</text:p>
          </table:table-cell>
        </table:table-row>
        <table:table-row table:style-name="ro2">
          <table:table-cell office:value-type="float" office:value="29.6916">
            <text:p>29.6916</text:p>
          </table:table-cell>
          <table:table-cell office:value-type="float" office:value="-21.1">
            <text:p>-21.1</text:p>
          </table:table-cell>
          <table:table-cell office:value-type="float" office:value="0.9">
            <text:p>0.9</text:p>
          </table:table-cell>
          <table:table-cell/>
          <table:table-cell table:formula="of:=[.A62]" office:value-type="float" office:value="29.6916">
            <text:p>29.6916</text:p>
          </table:table-cell>
          <table:table-cell table:formula="of:=[.B62]*-1" office:value-type="float" office:value="21.1">
            <text:p>21.1</text:p>
          </table:table-cell>
          <table:table-cell table:formula="of:=[.C62]" office:value-type="float" office:value="0.9">
            <text:p>0.9</text:p>
          </table:table-cell>
        </table:table-row>
        <table:table-row table:style-name="ro2">
          <table:table-cell office:value-type="float" office:value="6.06901">
            <text:p>6.06901</text:p>
          </table:table-cell>
          <table:table-cell office:value-type="float" office:value="-4.5">
            <text:p>-4.5</text:p>
          </table:table-cell>
          <table:table-cell office:value-type="float" office:value="3.9">
            <text:p>3.9</text:p>
          </table:table-cell>
          <table:table-cell/>
          <table:table-cell table:formula="of:=[.A63]" office:value-type="float" office:value="6.06901">
            <text:p>6.06901</text:p>
          </table:table-cell>
          <table:table-cell table:formula="of:=[.B63]*-1" office:value-type="float" office:value="4.5">
            <text:p>4.5</text:p>
          </table:table-cell>
          <table:table-cell table:formula="of:=[.C63]" office:value-type="float" office:value="3.9">
            <text:p>3.9</text:p>
          </table:table-cell>
        </table:table-row>
        <table:table-row table:style-name="ro2">
          <table:table-cell office:value-type="float" office:value="4.15813">
            <text:p>4.15813</text:p>
          </table:table-cell>
          <table:table-cell office:value-type="float" office:value="-4.4">
            <text:p>-4.4</text:p>
          </table:table-cell>
          <table:table-cell office:value-type="float" office:value="3.9">
            <text:p>3.9</text:p>
          </table:table-cell>
          <table:table-cell/>
          <table:table-cell table:formula="of:=[.A64]" office:value-type="float" office:value="4.15813">
            <text:p>4.15813</text:p>
          </table:table-cell>
          <table:table-cell table:formula="of:=[.B64]*-1" office:value-type="float" office:value="4.4">
            <text:p>4.4</text:p>
          </table:table-cell>
          <table:table-cell table:formula="of:=[.C64]" office:value-type="float" office:value="3.9">
            <text:p>3.9</text:p>
          </table:table-cell>
        </table:table-row>
        <table:table-row table:style-name="ro2">
          <table:table-cell office:value-type="float" office:value="129.287">
            <text:p>129.287</text:p>
          </table:table-cell>
          <table:table-cell office:value-type="float" office:value="-46.9">
            <text:p>-46.9</text:p>
          </table:table-cell>
          <table:table-cell office:value-type="float" office:value="7.1">
            <text:p>7.1</text:p>
          </table:table-cell>
          <table:table-cell/>
          <table:table-cell table:formula="of:=[.A65]" office:value-type="float" office:value="129.287">
            <text:p>129.287</text:p>
          </table:table-cell>
          <table:table-cell table:formula="of:=[.B65]*-1" office:value-type="float" office:value="46.9">
            <text:p>46.9</text:p>
          </table:table-cell>
          <table:table-cell table:formula="of:=[.C65]" office:value-type="float" office:value="7.1">
            <text:p>7.1</text:p>
          </table:table-cell>
        </table:table-row>
        <table:table-row table:style-name="ro2">
          <table:table-cell office:value-type="float" office:value="127.399">
            <text:p>127.399</text:p>
          </table:table-cell>
          <table:table-cell office:value-type="float" office:value="-46.8">
            <text:p>-46.8</text:p>
          </table:table-cell>
          <table:table-cell office:value-type="float" office:value="7.1">
            <text:p>7.1</text:p>
          </table:table-cell>
          <table:table-cell/>
          <table:table-cell table:formula="of:=[.A66]" office:value-type="float" office:value="127.399">
            <text:p>127.399</text:p>
          </table:table-cell>
          <table:table-cell table:formula="of:=[.B66]*-1" office:value-type="float" office:value="46.8">
            <text:p>46.8</text:p>
          </table:table-cell>
          <table:table-cell table:formula="of:=[.C66]" office:value-type="float" office:value="7.1">
            <text:p>7.1</text:p>
          </table:table-cell>
        </table:table-row>
        <table:table-row table:style-name="ro2">
          <table:table-cell office:value-type="float" office:value="105.555">
            <text:p>105.555</text:p>
          </table:table-cell>
          <table:table-cell office:value-type="float" office:value="-44.6">
            <text:p>-44.6</text:p>
          </table:table-cell>
          <table:table-cell office:value-type="float" office:value="5.7">
            <text:p>5.7</text:p>
          </table:table-cell>
          <table:table-cell/>
          <table:table-cell table:formula="of:=[.A67]" office:value-type="float" office:value="105.555">
            <text:p>105.555</text:p>
          </table:table-cell>
          <table:table-cell table:formula="of:=[.B67]*-1" office:value-type="float" office:value="44.6">
            <text:p>44.6</text:p>
          </table:table-cell>
          <table:table-cell table:formula="of:=[.C67]" office:value-type="float" office:value="5.7">
            <text:p>5.7</text:p>
          </table:table-cell>
        </table:table-row>
        <table:table-row table:style-name="ro2">
          <table:table-cell office:value-type="float" office:value="103.901">
            <text:p>103.901</text:p>
          </table:table-cell>
          <table:table-cell office:value-type="float" office:value="-43.7">
            <text:p>-43.7</text:p>
          </table:table-cell>
          <table:table-cell office:value-type="float" office:value="5.6">
            <text:p>5.6</text:p>
          </table:table-cell>
          <table:table-cell/>
          <table:table-cell table:formula="of:=[.A68]" office:value-type="float" office:value="103.901">
            <text:p>103.901</text:p>
          </table:table-cell>
          <table:table-cell table:formula="of:=[.B68]*-1" office:value-type="float" office:value="43.7">
            <text:p>43.7</text:p>
          </table:table-cell>
          <table:table-cell table:formula="of:=[.C68]" office:value-type="float" office:value="5.6">
            <text:p>5.6</text:p>
          </table:table-cell>
        </table:table-row>
        <table:table-row table:style-name="ro2">
          <table:table-cell office:value-type="float" office:value="-1.08256">
            <text:p>-1.08256</text:p>
          </table:table-cell>
          <table:table-cell office:value-type="float" office:value="-3.5">
            <text:p>-3.5</text:p>
          </table:table-cell>
          <table:table-cell office:value-type="float" office:value="3.3">
            <text:p>3.3</text:p>
          </table:table-cell>
          <table:table-cell/>
          <table:table-cell table:formula="of:=[.A69]" office:value-type="float" office:value="-1.08256">
            <text:p>-1.08256</text:p>
          </table:table-cell>
          <table:table-cell table:formula="of:=[.B69]*-1" office:value-type="float" office:value="3.5">
            <text:p>3.5</text:p>
          </table:table-cell>
          <table:table-cell table:formula="of:=[.C69]" office:value-type="float" office:value="3.3">
            <text:p>3.3</text:p>
          </table:table-cell>
        </table:table-row>
        <table:table-row table:style-name="ro2">
          <table:table-cell office:value-type="float" office:value="0.797189">
            <text:p>0.797189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  <table:table-cell/>
          <table:table-cell table:formula="of:=[.A70]" office:value-type="float" office:value="0.797189">
            <text:p>0.797189</text:p>
          </table:table-cell>
          <table:table-cell table:formula="of:=[.B70]*-1" office:value-type="float" office:value="3.6">
            <text:p>3.6</text:p>
          </table:table-cell>
          <table:table-cell table:formula="of:=[.C70]" office:value-type="float" office:value="3.4">
            <text:p>3.4</text:p>
          </table:table-cell>
        </table:table-row>
        <table:table-row table:style-name="ro2">
          <table:table-cell office:value-type="float" office:value="0.589669">
            <text:p>0.589669</text:p>
          </table:table-cell>
          <table:table-cell office:value-type="float" office:value="-7">
            <text:p>-7</text:p>
          </table:table-cell>
          <table:table-cell office:value-type="float" office:value="6.4">
            <text:p>6.4</text:p>
          </table:table-cell>
          <table:table-cell/>
          <table:table-cell table:formula="of:=[.A71]" office:value-type="float" office:value="0.589669">
            <text:p>0.589669</text:p>
          </table:table-cell>
          <table:table-cell table:formula="of:=[.B71]*-1" office:value-type="float" office:value="7">
            <text:p>7</text:p>
          </table:table-cell>
          <table:table-cell table:formula="of:=[.C71]" office:value-type="float" office:value="6.4">
            <text:p>6.4</text:p>
          </table:table-cell>
        </table:table-row>
        <table:table-row table:style-name="ro2">
          <table:table-cell office:value-type="float" office:value="0.442652">
            <text:p>0.442652</text:p>
          </table:table-cell>
          <table:table-cell office:value-type="float" office:value="-5.5">
            <text:p>-5.5</text:p>
          </table:table-cell>
          <table:table-cell office:value-type="float" office:value="5.3">
            <text:p>5.3</text:p>
          </table:table-cell>
          <table:table-cell/>
          <table:table-cell table:formula="of:=[.A72]" office:value-type="float" office:value="0.442652">
            <text:p>0.442652</text:p>
          </table:table-cell>
          <table:table-cell table:formula="of:=[.B72]*-1" office:value-type="float" office:value="5.5">
            <text:p>5.5</text:p>
          </table:table-cell>
          <table:table-cell table:formula="of:=[.C72]" office:value-type="float" office:value="5.3">
            <text:p>5.3</text:p>
          </table:table-cell>
        </table:table-row>
        <table:table-row table:style-name="ro2">
          <table:table-cell office:value-type="float" office:value="74.7191">
            <text:p>74.7191</text:p>
          </table:table-cell>
          <table:table-cell office:value-type="float" office:value="-37.7">
            <text:p>-37.7</text:p>
          </table:table-cell>
          <table:table-cell office:value-type="float" office:value="3.7">
            <text:p>3.7</text:p>
          </table:table-cell>
          <table:table-cell/>
          <table:table-cell table:formula="of:=[.A73]" office:value-type="float" office:value="74.7191">
            <text:p>74.7191</text:p>
          </table:table-cell>
          <table:table-cell table:formula="of:=[.B73]*-1" office:value-type="float" office:value="37.7">
            <text:p>37.7</text:p>
          </table:table-cell>
          <table:table-cell table:formula="of:=[.C73]" office:value-type="float" office:value="3.7">
            <text:p>3.7</text:p>
          </table:table-cell>
        </table:table-row>
        <table:table-row table:style-name="ro2">
          <table:table-cell office:value-type="float" office:value="73.2195">
            <text:p>73.2195</text:p>
          </table:table-cell>
          <table:table-cell office:value-type="float" office:value="-36.6">
            <text:p>-36.6</text:p>
          </table:table-cell>
          <table:table-cell office:value-type="float" office:value="3.6">
            <text:p>3.6</text:p>
          </table:table-cell>
          <table:table-cell/>
          <table:table-cell table:formula="of:=[.A74]" office:value-type="float" office:value="73.2195">
            <text:p>73.2195</text:p>
          </table:table-cell>
          <table:table-cell table:formula="of:=[.B74]*-1" office:value-type="float" office:value="36.6">
            <text:p>36.6</text:p>
          </table:table-cell>
          <table:table-cell table:formula="of:=[.C74]" office:value-type="float" office:value="3.6">
            <text:p>3.6</text:p>
          </table:table-cell>
        </table:table-row>
        <table:table-row table:style-name="ro2">
          <table:table-cell office:value-type="float" office:value="11.4969">
            <text:p>11.4969</text:p>
          </table:table-cell>
          <table:table-cell office:value-type="float" office:value="-4">
            <text:p>-4</text:p>
          </table:table-cell>
          <table:table-cell office:value-type="float" office:value="3.6">
            <text:p>3.6</text:p>
          </table:table-cell>
          <table:table-cell/>
          <table:table-cell table:formula="of:=[.A75]" office:value-type="float" office:value="11.4969">
            <text:p>11.4969</text:p>
          </table:table-cell>
          <table:table-cell table:formula="of:=[.B75]*-1" office:value-type="float" office:value="4">
            <text:p>4</text:p>
          </table:table-cell>
          <table:table-cell table:formula="of:=[.C75]" office:value-type="float" office:value="3.6">
            <text:p>3.6</text:p>
          </table:table-cell>
        </table:table-row>
        <table:table-row table:style-name="ro2">
          <table:table-cell office:value-type="float" office:value="-6.343">
            <text:p>-6.343</text:p>
          </table:table-cell>
          <table:table-cell office:value-type="float" office:value="-1.4">
            <text:p>-1.4</text:p>
          </table:table-cell>
          <table:table-cell office:value-type="float" office:value="1.4">
            <text:p>1.4</text:p>
          </table:table-cell>
          <table:table-cell/>
          <table:table-cell table:formula="of:=[.A76]" office:value-type="float" office:value="-6.343">
            <text:p>-6.343</text:p>
          </table:table-cell>
          <table:table-cell table:formula="of:=[.B76]*-1" office:value-type="float" office:value="1.4">
            <text:p>1.4</text:p>
          </table:table-cell>
          <table:table-cell table:formula="of:=[.C76]" office:value-type="float" office:value="1.4">
            <text:p>1.4</text:p>
          </table:table-cell>
        </table:table-row>
        <table:table-row table:style-name="ro2">
          <table:table-cell office:value-type="float" office:value="11.829">
            <text:p>11.829</text:p>
          </table:table-cell>
          <table:table-cell office:value-type="float" office:value="-9.3">
            <text:p>-9.3</text:p>
          </table:table-cell>
          <table:table-cell office:value-type="float" office:value="8.4">
            <text:p>8.4</text:p>
          </table:table-cell>
          <table:table-cell/>
          <table:table-cell table:formula="of:=[.A77]" office:value-type="float" office:value="11.829">
            <text:p>11.829</text:p>
          </table:table-cell>
          <table:table-cell table:formula="of:=[.B77]*-1" office:value-type="float" office:value="9.3">
            <text:p>9.3</text:p>
          </table:table-cell>
          <table:table-cell table:formula="of:=[.C77]" office:value-type="float" office:value="8.4">
            <text:p>8.4</text:p>
          </table:table-cell>
        </table:table-row>
        <table:table-row table:style-name="ro2">
          <table:table-cell office:value-type="float" office:value="33.1373">
            <text:p>33.1373</text:p>
          </table:table-cell>
          <table:table-cell office:value-type="float" office:value="-22.3">
            <text:p>-22.3</text:p>
          </table:table-cell>
          <table:table-cell office:value-type="float" office:value="1.1">
            <text:p>1.1</text:p>
          </table:table-cell>
          <table:table-cell/>
          <table:table-cell table:formula="of:=[.A78]" office:value-type="float" office:value="33.1373">
            <text:p>33.1373</text:p>
          </table:table-cell>
          <table:table-cell table:formula="of:=[.B78]*-1" office:value-type="float" office:value="22.3">
            <text:p>22.3</text:p>
          </table:table-cell>
          <table:table-cell table:formula="of:=[.C78]" office:value-type="float" office:value="1.1">
            <text:p>1.1</text:p>
          </table:table-cell>
        </table:table-row>
        <table:table-row table:style-name="ro2">
          <table:table-cell office:value-type="float" office:value="31.3297">
            <text:p>31.3297</text:p>
          </table:table-cell>
          <table:table-cell office:value-type="float" office:value="-22.1">
            <text:p>-22.1</text:p>
          </table:table-cell>
          <table:table-cell office:value-type="float" office:value="1">
            <text:p>1</text:p>
          </table:table-cell>
          <table:table-cell/>
          <table:table-cell table:formula="of:=[.A79]" office:value-type="float" office:value="31.3297">
            <text:p>31.3297</text:p>
          </table:table-cell>
          <table:table-cell table:formula="of:=[.B79]*-1" office:value-type="float" office:value="22.1">
            <text:p>22.1</text:p>
          </table:table-cell>
          <table:table-cell table:formula="of:=[.C79]" office:value-type="float" office:value="1">
            <text:p>1</text:p>
          </table:table-cell>
        </table:table-row>
        <table:table-row table:style-name="ro2">
          <table:table-cell office:value-type="float" office:value="-4.28052">
            <text:p>-4.28052</text:p>
          </table:table-cell>
          <table:table-cell office:value-type="float" office:value="-5.3">
            <text:p>-5.3</text:p>
          </table:table-cell>
          <table:table-cell office:value-type="float" office:value="4.5">
            <text:p>4.5</text:p>
          </table:table-cell>
          <table:table-cell/>
          <table:table-cell table:formula="of:=[.A80]" office:value-type="float" office:value="-4.28052">
            <text:p>-4.28052</text:p>
          </table:table-cell>
          <table:table-cell table:formula="of:=[.B80]*-1" office:value-type="float" office:value="5.3">
            <text:p>5.3</text:p>
          </table:table-cell>
          <table:table-cell table:formula="of:=[.C80]" office:value-type="float" office:value="4.5">
            <text:p>4.5</text:p>
          </table:table-cell>
        </table:table-row>
        <table:table-row table:style-name="ro2">
          <table:table-cell office:value-type="float" office:value="-5.54055">
            <text:p>-5.54055</text:p>
          </table:table-cell>
          <table:table-cell office:value-type="float" office:value="-4.2">
            <text:p>-4.2</text:p>
          </table:table-cell>
          <table:table-cell office:value-type="float" office:value="3.8">
            <text:p>3.8</text:p>
          </table:table-cell>
          <table:table-cell/>
          <table:table-cell table:formula="of:=[.A81]" office:value-type="float" office:value="-5.54055">
            <text:p>-5.54055</text:p>
          </table:table-cell>
          <table:table-cell table:formula="of:=[.B81]*-1" office:value-type="float" office:value="4.2">
            <text:p>4.2</text:p>
          </table:table-cell>
          <table:table-cell table:formula="of:=[.C81]" office:value-type="float" office:value="3.8">
            <text:p>3.8</text:p>
          </table:table-cell>
        </table:table-row>
        <table:table-row table:style-name="ro2">
          <table:table-cell office:value-type="float" office:value="12.168">
            <text:p>12.168</text:p>
          </table:table-cell>
          <table:table-cell office:value-type="float" office:value="-11.1">
            <text:p>-11.1</text:p>
          </table:table-cell>
          <table:table-cell office:value-type="float" office:value="10.5">
            <text:p>10.5</text:p>
          </table:table-cell>
          <table:table-cell/>
          <table:table-cell table:formula="of:=[.A82]" office:value-type="float" office:value="12.168">
            <text:p>12.168</text:p>
          </table:table-cell>
          <table:table-cell table:formula="of:=[.B82]*-1" office:value-type="float" office:value="11.1">
            <text:p>11.1</text:p>
          </table:table-cell>
          <table:table-cell table:formula="of:=[.C82]" office:value-type="float" office:value="10.5">
            <text:p>10.5</text:p>
          </table:table-cell>
        </table:table-row>
        <table:table-row table:style-name="ro2">
          <table:table-cell office:value-type="float" office:value="13.1488">
            <text:p>13.1488</text:p>
          </table:table-cell>
          <table:table-cell office:value-type="float" office:value="-10.2">
            <text:p>-10.2</text:p>
          </table:table-cell>
          <table:table-cell office:value-type="float" office:value="9.3">
            <text:p>9.3</text:p>
          </table:table-cell>
          <table:table-cell/>
          <table:table-cell table:formula="of:=[.A83]" office:value-type="float" office:value="13.1488">
            <text:p>13.1488</text:p>
          </table:table-cell>
          <table:table-cell table:formula="of:=[.B83]*-1" office:value-type="float" office:value="10.2">
            <text:p>10.2</text:p>
          </table:table-cell>
          <table:table-cell table:formula="of:=[.C83]" office:value-type="float" office:value="9.3">
            <text:p>9.3</text:p>
          </table:table-cell>
        </table:table-row>
        <table:table-row table:style-name="ro2">
          <table:table-cell office:value-type="float" office:value="-0.160224">
            <text:p>-0.160224</text:p>
          </table:table-cell>
          <table:table-cell office:value-type="float" office:value="-8.2">
            <text:p>-8.2</text:p>
          </table:table-cell>
          <table:table-cell office:value-type="float" office:value="7.7">
            <text:p>7.7</text:p>
          </table:table-cell>
          <table:table-cell/>
          <table:table-cell table:formula="of:=[.A84]" office:value-type="float" office:value="-0.160224">
            <text:p>-0.160224</text:p>
          </table:table-cell>
          <table:table-cell table:formula="of:=[.B84]*-1" office:value-type="float" office:value="8.2">
            <text:p>8.2</text:p>
          </table:table-cell>
          <table:table-cell table:formula="of:=[.C84]" office:value-type="float" office:value="7.7">
            <text:p>7.7</text:p>
          </table:table-cell>
        </table:table-row>
        <table:table-row table:style-name="ro2">
          <table:table-cell office:value-type="float" office:value="-1.64906">
            <text:p>-1.64906</text:p>
          </table:table-cell>
          <table:table-cell office:value-type="float" office:value="-7.5">
            <text:p>-7.5</text:p>
          </table:table-cell>
          <table:table-cell office:value-type="float" office:value="7">
            <text:p>7</text:p>
          </table:table-cell>
          <table:table-cell/>
          <table:table-cell table:formula="of:=[.A85]" office:value-type="float" office:value="-1.64906">
            <text:p>-1.64906</text:p>
          </table:table-cell>
          <table:table-cell table:formula="of:=[.B85]*-1" office:value-type="float" office:value="7.5">
            <text:p>7.5</text:p>
          </table:table-cell>
          <table:table-cell table:formula="of:=[.C85]" office:value-type="float" office:value="7">
            <text:p>7</text:p>
          </table:table-cell>
        </table:table-row>
        <table:table-row table:style-name="ro2">
          <table:table-cell office:value-type="float" office:value="27.8098">
            <text:p>27.8098</text:p>
          </table:table-cell>
          <table:table-cell office:value-type="float" office:value="-18.9">
            <text:p>-18.9</text:p>
          </table:table-cell>
          <table:table-cell office:value-type="float" office:value="0.8">
            <text:p>0.8</text:p>
          </table:table-cell>
          <table:table-cell/>
          <table:table-cell table:formula="of:=[.A86]" office:value-type="float" office:value="27.8098">
            <text:p>27.8098</text:p>
          </table:table-cell>
          <table:table-cell table:formula="of:=[.B86]*-1" office:value-type="float" office:value="18.9">
            <text:p>18.9</text:p>
          </table:table-cell>
          <table:table-cell table:formula="of:=[.C86]" office:value-type="float" office:value="0.8">
            <text:p>0.8</text:p>
          </table:table-cell>
        </table:table-row>
        <table:table-row table:style-name="ro2">
          <table:table-cell office:value-type="float" office:value="13.2818">
            <text:p>13.2818</text:p>
          </table:table-cell>
          <table:table-cell office:value-type="float" office:value="-4.5">
            <text:p>-4.5</text:p>
          </table:table-cell>
          <table:table-cell office:value-type="float" office:value="3.7">
            <text:p>3.7</text:p>
          </table:table-cell>
          <table:table-cell/>
          <table:table-cell table:formula="of:=[.A87]" office:value-type="float" office:value="13.2818">
            <text:p>13.2818</text:p>
          </table:table-cell>
          <table:table-cell table:formula="of:=[.B87]*-1" office:value-type="float" office:value="4.5">
            <text:p>4.5</text:p>
          </table:table-cell>
          <table:table-cell table:formula="of:=[.C87]" office:value-type="float" office:value="3.7">
            <text:p>3.7</text:p>
          </table:table-cell>
        </table:table-row>
        <table:table-row table:style-name="ro2">
          <table:table-cell office:value-type="float" office:value="14.8954">
            <text:p>14.8954</text:p>
          </table:table-cell>
          <table:table-cell office:value-type="float" office:value="-5">
            <text:p>-5</text:p>
          </table:table-cell>
          <table:table-cell office:value-type="float" office:value="4.2">
            <text:p>4.2</text:p>
          </table:table-cell>
          <table:table-cell/>
          <table:table-cell table:formula="of:=[.A88]" office:value-type="float" office:value="14.8954">
            <text:p>14.8954</text:p>
          </table:table-cell>
          <table:table-cell table:formula="of:=[.B88]*-1" office:value-type="float" office:value="5">
            <text:p>5</text:p>
          </table:table-cell>
          <table:table-cell table:formula="of:=[.C88]" office:value-type="float" office:value="4.2">
            <text:p>4.2</text:p>
          </table:table-cell>
        </table:table-row>
        <table:table-row table:style-name="ro2">
          <table:table-cell office:value-type="float" office:value="4.64544">
            <text:p>4.64544</text:p>
          </table:table-cell>
          <table:table-cell office:value-type="float" office:value="-9.3">
            <text:p>-9.3</text:p>
          </table:table-cell>
          <table:table-cell office:value-type="float" office:value="8.5">
            <text:p>8.5</text:p>
          </table:table-cell>
          <table:table-cell/>
          <table:table-cell table:formula="of:=[.A89]" office:value-type="float" office:value="4.64544">
            <text:p>4.64544</text:p>
          </table:table-cell>
          <table:table-cell table:formula="of:=[.B89]*-1" office:value-type="float" office:value="9.3">
            <text:p>9.3</text:p>
          </table:table-cell>
          <table:table-cell table:formula="of:=[.C89]" office:value-type="float" office:value="8.5">
            <text:p>8.5</text:p>
          </table:table-cell>
        </table:table-row>
        <table:table-row table:style-name="ro2">
          <table:table-cell office:value-type="float" office:value="6.17893">
            <text:p>6.17893</text:p>
          </table:table-cell>
          <table:table-cell office:value-type="float" office:value="-9.6">
            <text:p>-9.6</text:p>
          </table:table-cell>
          <table:table-cell office:value-type="float" office:value="9.3">
            <text:p>9.3</text:p>
          </table:table-cell>
          <table:table-cell/>
          <table:table-cell table:formula="of:=[.A90]" office:value-type="float" office:value="6.17893">
            <text:p>6.17893</text:p>
          </table:table-cell>
          <table:table-cell table:formula="of:=[.B90]*-1" office:value-type="float" office:value="9.6">
            <text:p>9.6</text:p>
          </table:table-cell>
          <table:table-cell table:formula="of:=[.C90]" office:value-type="float" office:value="9.3">
            <text:p>9.3</text:p>
          </table:table-cell>
        </table:table-row>
        <table:table-row table:style-name="ro2">
          <table:table-cell office:value-type="float" office:value="6.93013">
            <text:p>6.93013</text:p>
          </table:table-cell>
          <table:table-cell office:value-type="float" office:value="-8.7">
            <text:p>-8.7</text:p>
          </table:table-cell>
          <table:table-cell office:value-type="float" office:value="8">
            <text:p>8</text:p>
          </table:table-cell>
          <table:table-cell/>
          <table:table-cell table:formula="of:=[.A91]" office:value-type="float" office:value="6.93013">
            <text:p>6.93013</text:p>
          </table:table-cell>
          <table:table-cell table:formula="of:=[.B91]*-1" office:value-type="float" office:value="8.7">
            <text:p>8.7</text:p>
          </table:table-cell>
          <table:table-cell table:formula="of:=[.C91]" office:value-type="float" office:value="8">
            <text:p>8</text:p>
          </table:table-cell>
        </table:table-row>
        <table:table-row table:style-name="ro2">
          <table:table-cell office:value-type="float" office:value="-6.46394">
            <text:p>-6.46394</text:p>
          </table:table-cell>
          <table:table-cell office:value-type="float" office:value="-2.8">
            <text:p>-2.8</text:p>
          </table:table-cell>
          <table:table-cell office:value-type="float" office:value="2.6">
            <text:p>2.6</text:p>
          </table:table-cell>
          <table:table-cell/>
          <table:table-cell table:formula="of:=[.A92]" office:value-type="float" office:value="-6.46394">
            <text:p>-6.46394</text:p>
          </table:table-cell>
          <table:table-cell table:formula="of:=[.B92]*-1" office:value-type="float" office:value="2.8">
            <text:p>2.8</text:p>
          </table:table-cell>
          <table:table-cell table:formula="of:=[.C92]" office:value-type="float" office:value="2.6">
            <text:p>2.6</text:p>
          </table:table-cell>
        </table:table-row>
        <table:table-row table:style-name="ro2">
          <table:table-cell office:value-type="float" office:value="-4.73291">
            <text:p>-4.73291</text:p>
          </table:table-cell>
          <table:table-cell office:value-type="float" office:value="-2.9">
            <text:p>-2.9</text:p>
          </table:table-cell>
          <table:table-cell office:value-type="float" office:value="2.7">
            <text:p>2.7</text:p>
          </table:table-cell>
          <table:table-cell/>
          <table:table-cell table:formula="of:=[.A93]" office:value-type="float" office:value="-4.73291">
            <text:p>-4.73291</text:p>
          </table:table-cell>
          <table:table-cell table:formula="of:=[.B93]*-1" office:value-type="float" office:value="2.9">
            <text:p>2.9</text:p>
          </table:table-cell>
          <table:table-cell table:formula="of:=[.C93]" office:value-type="float" office:value="2.7">
            <text:p>2.7</text:p>
          </table:table-cell>
        </table:table-row>
        <table:table-row table:style-name="ro2">
          <table:table-cell office:value-type="float" office:value="16.6193">
            <text:p>16.6193</text:p>
          </table:table-cell>
          <table:table-cell office:value-type="float" office:value="-11.4">
            <text:p>-11.4</text:p>
          </table:table-cell>
          <table:table-cell office:value-type="float" office:value="0.1">
            <text:p>0.1</text:p>
          </table:table-cell>
          <table:table-cell/>
          <table:table-cell table:formula="of:=[.A94]" office:value-type="float" office:value="16.6193">
            <text:p>16.6193</text:p>
          </table:table-cell>
          <table:table-cell table:formula="of:=[.B94]*-1" office:value-type="float" office:value="11.4">
            <text:p>11.4</text:p>
          </table:table-cell>
          <table:table-cell table:formula="of:=[.C94]" office:value-type="float" office:value="0.1">
            <text:p>0.1</text:p>
          </table:table-cell>
        </table:table-row>
        <table:table-row table:style-name="ro2">
          <table:table-cell office:value-type="float" office:value="15.0368">
            <text:p>15.0368</text:p>
          </table:table-cell>
          <table:table-cell office:value-type="float" office:value="-10.7">
            <text:p>-10.7</text:p>
          </table:table-cell>
          <table:table-cell office:value-type="float" office:value="0">
            <text:p>0</text:p>
          </table:table-cell>
          <table:table-cell/>
          <table:table-cell table:formula="of:=[.A95]" office:value-type="float" office:value="15.0368">
            <text:p>15.0368</text:p>
          </table:table-cell>
          <table:table-cell table:formula="of:=[.B95]*-1" office:value-type="float" office:value="10.7">
            <text:p>10.7</text:p>
          </table:table-cell>
          <table:table-cell table:formula="of:=[.C95]" office:value-type="float" office:value="0">
            <text:p>0</text:p>
          </table:table-cell>
        </table:table-row>
        <table:table-row table:style-name="ro2">
          <table:table-cell office:value-type="float" office:value="23.5716">
            <text:p>23.5716</text:p>
          </table:table-cell>
          <table:table-cell office:value-type="float" office:value="-17.2">
            <text:p>-17.2</text:p>
          </table:table-cell>
          <table:table-cell office:value-type="float" office:value="0.5">
            <text:p>0.5</text:p>
          </table:table-cell>
          <table:table-cell/>
          <table:table-cell table:formula="of:=[.A96]" office:value-type="float" office:value="23.5716">
            <text:p>23.5716</text:p>
          </table:table-cell>
          <table:table-cell table:formula="of:=[.B96]*-1" office:value-type="float" office:value="17.2">
            <text:p>17.2</text:p>
          </table:table-cell>
          <table:table-cell table:formula="of:=[.C96]" office:value-type="float" office:value="0.5">
            <text:p>0.5</text:p>
          </table:table-cell>
        </table:table-row>
        <table:table-row table:style-name="ro2">
          <table:table-cell office:value-type="float" office:value="21.9965">
            <text:p>21.9965</text:p>
          </table:table-cell>
          <table:table-cell office:value-type="float" office:value="-16.5">
            <text:p>-16.5</text:p>
          </table:table-cell>
          <table:table-cell office:value-type="float" office:value="0.4">
            <text:p>0.4</text:p>
          </table:table-cell>
          <table:table-cell/>
          <table:table-cell table:formula="of:=[.A97]" office:value-type="float" office:value="21.9965">
            <text:p>21.9965</text:p>
          </table:table-cell>
          <table:table-cell table:formula="of:=[.B97]*-1" office:value-type="float" office:value="16.5">
            <text:p>16.5</text:p>
          </table:table-cell>
          <table:table-cell table:formula="of:=[.C97]" office:value-type="float" office:value="0.4">
            <text:p>0.4</text:p>
          </table:table-cell>
        </table:table-row>
        <table:table-row table:style-name="ro2">
          <table:table-cell office:value-type="float" office:value="18.6407">
            <text:p>18.6407</text:p>
          </table:table-cell>
          <table:table-cell office:value-type="float" office:value="-15.7">
            <text:p>-15.7</text:p>
          </table:table-cell>
          <table:table-cell office:value-type="float" office:value="0.2">
            <text:p>0.2</text:p>
          </table:table-cell>
          <table:table-cell/>
          <table:table-cell table:formula="of:=[.A98]" office:value-type="float" office:value="18.6407">
            <text:p>18.6407</text:p>
          </table:table-cell>
          <table:table-cell table:formula="of:=[.B98]*-1" office:value-type="float" office:value="15.7">
            <text:p>15.7</text:p>
          </table:table-cell>
          <table:table-cell table:formula="of:=[.C98]" office:value-type="float" office:value="0.2">
            <text:p>0.2</text:p>
          </table:table-cell>
        </table:table-row>
        <table:table-row table:style-name="ro2">
          <table:table-cell office:value-type="float" office:value="20.2849">
            <text:p>20.2849</text:p>
          </table:table-cell>
          <table:table-cell office:value-type="float" office:value="-16.2">
            <text:p>-16.2</text:p>
          </table:table-cell>
          <table:table-cell office:value-type="float" office:value="0.3">
            <text:p>0.3</text:p>
          </table:table-cell>
          <table:table-cell/>
          <table:table-cell table:formula="of:=[.A99]" office:value-type="float" office:value="20.2849">
            <text:p>20.2849</text:p>
          </table:table-cell>
          <table:table-cell table:formula="of:=[.B99]*-1" office:value-type="float" office:value="16.2">
            <text:p>16.2</text:p>
          </table:table-cell>
          <table:table-cell table:formula="of:=[.C99]" office:value-type="float" office:value="0.3">
            <text:p>0.3</text:p>
          </table:table-cell>
        </table:table-row>
        <table:table-row table:style-name="ro2">
          <table:table-cell office:value-type="float" office:value="26.0087">
            <text:p>26.0087</text:p>
          </table:table-cell>
          <table:table-cell office:value-type="float" office:value="-17.8">
            <text:p>-17.8</text:p>
          </table:table-cell>
          <table:table-cell office:value-type="float" office:value="0.7">
            <text:p>0.7</text:p>
          </table:table-cell>
          <table:table-cell/>
          <table:table-cell table:formula="of:=[.A100]" office:value-type="float" office:value="26.0087">
            <text:p>26.0087</text:p>
          </table:table-cell>
          <table:table-cell table:formula="of:=[.B100]*-1" office:value-type="float" office:value="17.8">
            <text:p>17.8</text:p>
          </table:table-cell>
          <table:table-cell table:formula="of:=[.C100]" office:value-type="float" office:value="0.7">
            <text:p>0.7</text:p>
          </table:table-cell>
        </table:table-row>
      </table:table>
      <table:table table:name="300pf" table:style-name="ta1">
        <table:table-column table:style-name="co1" table:number-columns-repeated="7" table:default-cell-style-name="Default"/>
        <table:table-row table:style-name="ro2">
          <table:table-cell office:value-type="float" office:value="166.614">
            <text:p>166.614</text:p>
          </table:table-cell>
          <table:table-cell office:value-type="float" office:value="-73.9">
            <text:p>-73.9</text:p>
          </table:table-cell>
          <table:table-cell office:value-type="float" office:value="9.4">
            <text:p>9.4</text:p>
          </table:table-cell>
          <table:table-cell/>
          <table:table-cell table:formula="of:=[.A1]" office:value-type="float" office:value="166.614">
            <text:p>166.614</text:p>
          </table:table-cell>
          <table:table-cell table:formula="of:=[.B1]*-1" office:value-type="float" office:value="73.9">
            <text:p>73.9</text:p>
          </table:table-cell>
          <table:table-cell table:formula="of:=[.C1]" office:value-type="float" office:value="9.4">
            <text:p>9.4</text:p>
          </table:table-cell>
        </table:table-row>
        <table:table-row table:style-name="ro2">
          <table:table-cell office:value-type="float" office:value="176.66">
            <text:p>176.66</text:p>
          </table:table-cell>
          <table:table-cell office:value-type="float" office:value="-74">
            <text:p>-74</text:p>
          </table:table-cell>
          <table:table-cell office:value-type="float" office:value="10.3">
            <text:p>10.3</text:p>
          </table:table-cell>
          <table:table-cell/>
          <table:table-cell table:formula="of:=[.A2]" office:value-type="float" office:value="176.66">
            <text:p>176.66</text:p>
          </table:table-cell>
          <table:table-cell table:formula="of:=[.B2]*-1" office:value-type="float" office:value="74">
            <text:p>74</text:p>
          </table:table-cell>
          <table:table-cell table:formula="of:=[.C2]" office:value-type="float" office:value="10.3">
            <text:p>10.3</text:p>
          </table:table-cell>
        </table:table-row>
        <table:table-row table:style-name="ro2">
          <table:table-cell office:value-type="float" office:value="-33.0847">
            <text:p>-33.0847</text:p>
          </table:table-cell>
          <table:table-cell office:value-type="float" office:value="-10.4">
            <text:p>-10.4</text:p>
          </table:table-cell>
          <table:table-cell office:value-type="float" office:value="10.3">
            <text:p>10.3</text:p>
          </table:table-cell>
          <table:table-cell/>
          <table:table-cell table:formula="of:=[.A3]" office:value-type="float" office:value="-33.0847">
            <text:p>-33.0847</text:p>
          </table:table-cell>
          <table:table-cell table:formula="of:=[.B3]*-1" office:value-type="float" office:value="10.4">
            <text:p>10.4</text:p>
          </table:table-cell>
          <table:table-cell table:formula="of:=[.C3]" office:value-type="float" office:value="10.3">
            <text:p>10.3</text:p>
          </table:table-cell>
        </table:table-row>
        <table:table-row table:style-name="ro2">
          <table:table-cell office:value-type="float" office:value="-10.4439">
            <text:p>-10.4439</text:p>
          </table:table-cell>
          <table:table-cell office:value-type="float" office:value="-22.9">
            <text:p>-22.9</text:p>
          </table:table-cell>
          <table:table-cell office:value-type="float" office:value="22.1">
            <text:p>22.1</text:p>
          </table:table-cell>
          <table:table-cell/>
          <table:table-cell table:formula="of:=[.A4]" office:value-type="float" office:value="-10.4439">
            <text:p>-10.4439</text:p>
          </table:table-cell>
          <table:table-cell table:formula="of:=[.B4]*-1" office:value-type="float" office:value="22.9">
            <text:p>22.9</text:p>
          </table:table-cell>
          <table:table-cell table:formula="of:=[.C4]" office:value-type="float" office:value="22.1">
            <text:p>22.1</text:p>
          </table:table-cell>
        </table:table-row>
        <table:table-row table:style-name="ro2">
          <table:table-cell office:value-type="float" office:value="77.7574">
            <text:p>77.7574</text:p>
          </table:table-cell>
          <table:table-cell office:value-type="float" office:value="-55.7">
            <text:p>-55.7</text:p>
          </table:table-cell>
          <table:table-cell office:value-type="float" office:value="3.9">
            <text:p>3.9</text:p>
          </table:table-cell>
          <table:table-cell/>
          <table:table-cell table:formula="of:=[.A5]" office:value-type="float" office:value="77.7574">
            <text:p>77.7574</text:p>
          </table:table-cell>
          <table:table-cell table:formula="of:=[.B5]*-1" office:value-type="float" office:value="55.7">
            <text:p>55.7</text:p>
          </table:table-cell>
          <table:table-cell table:formula="of:=[.C5]" office:value-type="float" office:value="3.9">
            <text:p>3.9</text:p>
          </table:table-cell>
        </table:table-row>
        <table:table-row table:style-name="ro2">
          <table:table-cell office:value-type="float" office:value="71.3729">
            <text:p>71.3729</text:p>
          </table:table-cell>
          <table:table-cell office:value-type="float" office:value="-55.3">
            <text:p>-55.3</text:p>
          </table:table-cell>
          <table:table-cell office:value-type="float" office:value="3.5">
            <text:p>3.5</text:p>
          </table:table-cell>
          <table:table-cell/>
          <table:table-cell table:formula="of:=[.A6]" office:value-type="float" office:value="71.3729">
            <text:p>71.3729</text:p>
          </table:table-cell>
          <table:table-cell table:formula="of:=[.B6]*-1" office:value-type="float" office:value="55.3">
            <text:p>55.3</text:p>
          </table:table-cell>
          <table:table-cell table:formula="of:=[.C6]" office:value-type="float" office:value="3.5">
            <text:p>3.5</text:p>
          </table:table-cell>
        </table:table-row>
        <table:table-row table:style-name="ro2">
          <table:table-cell office:value-type="float" office:value="121.649">
            <text:p>121.649</text:p>
          </table:table-cell>
          <table:table-cell office:value-type="float" office:value="-69.2">
            <text:p>-69.2</text:p>
          </table:table-cell>
          <table:table-cell office:value-type="float" office:value="6.6">
            <text:p>6.6</text:p>
          </table:table-cell>
          <table:table-cell/>
          <table:table-cell table:formula="of:=[.A7]" office:value-type="float" office:value="121.649">
            <text:p>121.649</text:p>
          </table:table-cell>
          <table:table-cell table:formula="of:=[.B7]*-1" office:value-type="float" office:value="69.2">
            <text:p>69.2</text:p>
          </table:table-cell>
          <table:table-cell table:formula="of:=[.C7]" office:value-type="float" office:value="6.6">
            <text:p>6.6</text:p>
          </table:table-cell>
        </table:table-row>
        <table:table-row table:style-name="ro2">
          <table:table-cell office:value-type="float" office:value="16.3172">
            <text:p>16.3172</text:p>
          </table:table-cell>
          <table:table-cell office:value-type="float" office:value="-29.7">
            <text:p>-29.7</text:p>
          </table:table-cell>
          <table:table-cell office:value-type="float" office:value="27.2">
            <text:p>27.2</text:p>
          </table:table-cell>
          <table:table-cell/>
          <table:table-cell table:formula="of:=[.A8]" office:value-type="float" office:value="16.3172">
            <text:p>16.3172</text:p>
          </table:table-cell>
          <table:table-cell table:formula="of:=[.B8]*-1" office:value-type="float" office:value="29.7">
            <text:p>29.7</text:p>
          </table:table-cell>
          <table:table-cell table:formula="of:=[.C8]" office:value-type="float" office:value="27.2">
            <text:p>27.2</text:p>
          </table:table-cell>
        </table:table-row>
        <table:table-row table:style-name="ro2">
          <table:table-cell office:value-type="float" office:value="18.58">
            <text:p>18.58</text:p>
          </table:table-cell>
          <table:table-cell office:value-type="float" office:value="-21.2">
            <text:p>-21.2</text:p>
          </table:table-cell>
          <table:table-cell office:value-type="float" office:value="18.9">
            <text:p>18.9</text:p>
          </table:table-cell>
          <table:table-cell/>
          <table:table-cell table:formula="of:=[.A9]" office:value-type="float" office:value="18.58">
            <text:p>18.58</text:p>
          </table:table-cell>
          <table:table-cell table:formula="of:=[.B9]*-1" office:value-type="float" office:value="21.2">
            <text:p>21.2</text:p>
          </table:table-cell>
          <table:table-cell table:formula="of:=[.C9]" office:value-type="float" office:value="18.9">
            <text:p>18.9</text:p>
          </table:table-cell>
        </table:table-row>
        <table:table-row table:style-name="ro2">
          <table:table-cell office:value-type="float" office:value="-28.7014">
            <text:p>-28.7014</text:p>
          </table:table-cell>
          <table:table-cell office:value-type="float" office:value="-6.9">
            <text:p>-6.9</text:p>
          </table:table-cell>
          <table:table-cell office:value-type="float" office:value="6.8">
            <text:p>6.8</text:p>
          </table:table-cell>
          <table:table-cell/>
          <table:table-cell table:formula="of:=[.A10]" office:value-type="float" office:value="-28.7014">
            <text:p>-28.7014</text:p>
          </table:table-cell>
          <table:table-cell table:formula="of:=[.B10]*-1" office:value-type="float" office:value="6.9">
            <text:p>6.9</text:p>
          </table:table-cell>
          <table:table-cell table:formula="of:=[.C10]" office:value-type="float" office:value="6.8">
            <text:p>6.8</text:p>
          </table:table-cell>
        </table:table-row>
        <table:table-row table:style-name="ro2">
          <table:table-cell office:value-type="float" office:value="16.0474">
            <text:p>16.0474</text:p>
          </table:table-cell>
          <table:table-cell office:value-type="float" office:value="-25.1">
            <text:p>-25.1</text:p>
          </table:table-cell>
          <table:table-cell office:value-type="float" office:value="22.9">
            <text:p>22.9</text:p>
          </table:table-cell>
          <table:table-cell/>
          <table:table-cell table:formula="of:=[.A11]" office:value-type="float" office:value="16.0474">
            <text:p>16.0474</text:p>
          </table:table-cell>
          <table:table-cell table:formula="of:=[.B11]*-1" office:value-type="float" office:value="25.1">
            <text:p>25.1</text:p>
          </table:table-cell>
          <table:table-cell table:formula="of:=[.C11]" office:value-type="float" office:value="22.9">
            <text:p>22.9</text:p>
          </table:table-cell>
        </table:table-row>
        <table:table-row table:style-name="ro2">
          <table:table-cell office:value-type="float" office:value="65.0974">
            <text:p>65.0974</text:p>
          </table:table-cell>
          <table:table-cell office:value-type="float" office:value="-51.5">
            <text:p>-51.5</text:p>
          </table:table-cell>
          <table:table-cell office:value-type="float" office:value="3.1">
            <text:p>3.1</text:p>
          </table:table-cell>
          <table:table-cell/>
          <table:table-cell table:formula="of:=[.A12]" office:value-type="float" office:value="65.0974">
            <text:p>65.0974</text:p>
          </table:table-cell>
          <table:table-cell table:formula="of:=[.B12]*-1" office:value-type="float" office:value="51.5">
            <text:p>51.5</text:p>
          </table:table-cell>
          <table:table-cell table:formula="of:=[.C12]" office:value-type="float" office:value="3.1">
            <text:p>3.1</text:p>
          </table:table-cell>
        </table:table-row>
        <table:table-row table:style-name="ro2">
          <table:table-cell office:value-type="float" office:value="29.2433">
            <text:p>29.2433</text:p>
          </table:table-cell>
          <table:table-cell office:value-type="float" office:value="-33.8">
            <text:p>-33.8</text:p>
          </table:table-cell>
          <table:table-cell office:value-type="float" office:value="31.4">
            <text:p>31.4</text:p>
          </table:table-cell>
          <table:table-cell/>
          <table:table-cell table:formula="of:=[.A13]" office:value-type="float" office:value="29.2433">
            <text:p>29.2433</text:p>
          </table:table-cell>
          <table:table-cell table:formula="of:=[.B13]*-1" office:value-type="float" office:value="33.8">
            <text:p>33.8</text:p>
          </table:table-cell>
          <table:table-cell table:formula="of:=[.C13]" office:value-type="float" office:value="31.4">
            <text:p>31.4</text:p>
          </table:table-cell>
        </table:table-row>
        <table:table-row table:style-name="ro2">
          <table:table-cell office:value-type="float" office:value="24.0702">
            <text:p>24.0702</text:p>
          </table:table-cell>
          <table:table-cell office:value-type="float" office:value="-27.6">
            <text:p>-27.6</text:p>
          </table:table-cell>
          <table:table-cell office:value-type="float" office:value="24.9">
            <text:p>24.9</text:p>
          </table:table-cell>
          <table:table-cell/>
          <table:table-cell table:formula="of:=[.A14]" office:value-type="float" office:value="24.0702">
            <text:p>24.0702</text:p>
          </table:table-cell>
          <table:table-cell table:formula="of:=[.B14]*-1" office:value-type="float" office:value="27.6">
            <text:p>27.6</text:p>
          </table:table-cell>
          <table:table-cell table:formula="of:=[.C14]" office:value-type="float" office:value="24.9">
            <text:p>24.9</text:p>
          </table:table-cell>
        </table:table-row>
        <table:table-row table:style-name="ro2">
          <table:table-cell office:value-type="float" office:value="84.0101">
            <text:p>84.0101</text:p>
          </table:table-cell>
          <table:table-cell office:value-type="float" office:value="-58.3">
            <text:p>-58.3</text:p>
          </table:table-cell>
          <table:table-cell office:value-type="float" office:value="4.3">
            <text:p>4.3</text:p>
          </table:table-cell>
          <table:table-cell/>
          <table:table-cell table:formula="of:=[.A15]" office:value-type="float" office:value="84.0101">
            <text:p>84.0101</text:p>
          </table:table-cell>
          <table:table-cell table:formula="of:=[.B15]*-1" office:value-type="float" office:value="58.3">
            <text:p>58.3</text:p>
          </table:table-cell>
          <table:table-cell table:formula="of:=[.C15]" office:value-type="float" office:value="4.3">
            <text:p>4.3</text:p>
          </table:table-cell>
        </table:table-row>
        <table:table-row table:style-name="ro2">
          <table:table-cell office:value-type="float" office:value="88.5832">
            <text:p>88.5832</text:p>
          </table:table-cell>
          <table:table-cell office:value-type="float" office:value="-60.6">
            <text:p>-60.6</text:p>
          </table:table-cell>
          <table:table-cell office:value-type="float" office:value="4.6">
            <text:p>4.6</text:p>
          </table:table-cell>
          <table:table-cell/>
          <table:table-cell table:formula="of:=[.A16]" office:value-type="float" office:value="88.5832">
            <text:p>88.5832</text:p>
          </table:table-cell>
          <table:table-cell table:formula="of:=[.B16]*-1" office:value-type="float" office:value="60.6">
            <text:p>60.6</text:p>
          </table:table-cell>
          <table:table-cell table:formula="of:=[.C16]" office:value-type="float" office:value="4.6">
            <text:p>4.6</text:p>
          </table:table-cell>
        </table:table-row>
        <table:table-row table:style-name="ro2">
          <table:table-cell office:value-type="float" office:value="15.7337">
            <text:p>15.7337</text:p>
          </table:table-cell>
          <table:table-cell office:value-type="float" office:value="-17.8">
            <text:p>-17.8</text:p>
          </table:table-cell>
          <table:table-cell office:value-type="float" office:value="0">
            <text:p>0</text:p>
          </table:table-cell>
          <table:table-cell/>
          <table:table-cell table:formula="of:=[.A17]" office:value-type="float" office:value="15.7337">
            <text:p>15.7337</text:p>
          </table:table-cell>
          <table:table-cell table:formula="of:=[.B17]*-1" office:value-type="float" office:value="17.8">
            <text:p>17.8</text:p>
          </table:table-cell>
          <table:table-cell table:formula="of:=[.C17]" office:value-type="float" office:value="0">
            <text:p>0</text:p>
          </table:table-cell>
        </table:table-row>
        <table:table-row table:style-name="ro2">
          <table:table-cell office:value-type="float" office:value="142.492">
            <text:p>142.492</text:p>
          </table:table-cell>
          <table:table-cell office:value-type="float" office:value="-73.4">
            <text:p>-73.4</text:p>
          </table:table-cell>
          <table:table-cell office:value-type="float" office:value="7.9">
            <text:p>7.9</text:p>
          </table:table-cell>
          <table:table-cell/>
          <table:table-cell table:formula="of:=[.A18]" office:value-type="float" office:value="142.492">
            <text:p>142.492</text:p>
          </table:table-cell>
          <table:table-cell table:formula="of:=[.B18]*-1" office:value-type="float" office:value="73.4">
            <text:p>73.4</text:p>
          </table:table-cell>
          <table:table-cell table:formula="of:=[.C18]" office:value-type="float" office:value="7.9">
            <text:p>7.9</text:p>
          </table:table-cell>
        </table:table-row>
        <table:table-row table:style-name="ro2">
          <table:table-cell office:value-type="float" office:value="137.733">
            <text:p>137.733</text:p>
          </table:table-cell>
          <table:table-cell office:value-type="float" office:value="-72.4">
            <text:p>-72.4</text:p>
          </table:table-cell>
          <table:table-cell office:value-type="float" office:value="7.6">
            <text:p>7.6</text:p>
          </table:table-cell>
          <table:table-cell/>
          <table:table-cell table:formula="of:=[.A19]" office:value-type="float" office:value="137.733">
            <text:p>137.733</text:p>
          </table:table-cell>
          <table:table-cell table:formula="of:=[.B19]*-1" office:value-type="float" office:value="72.4">
            <text:p>72.4</text:p>
          </table:table-cell>
          <table:table-cell table:formula="of:=[.C19]" office:value-type="float" office:value="7.6">
            <text:p>7.6</text:p>
          </table:table-cell>
        </table:table-row>
        <table:table-row table:style-name="ro2">
          <table:table-cell office:value-type="float" office:value="107.183">
            <text:p>107.183</text:p>
          </table:table-cell>
          <table:table-cell office:value-type="float" office:value="-66.4">
            <text:p>-66.4</text:p>
          </table:table-cell>
          <table:table-cell office:value-type="float" office:value="5.7">
            <text:p>5.7</text:p>
          </table:table-cell>
          <table:table-cell/>
          <table:table-cell table:formula="of:=[.A20]" office:value-type="float" office:value="107.183">
            <text:p>107.183</text:p>
          </table:table-cell>
          <table:table-cell table:formula="of:=[.B20]*-1" office:value-type="float" office:value="66.4">
            <text:p>66.4</text:p>
          </table:table-cell>
          <table:table-cell table:formula="of:=[.C20]" office:value-type="float" office:value="5.7">
            <text:p>5.7</text:p>
          </table:table-cell>
        </table:table-row>
        <table:table-row table:style-name="ro2">
          <table:table-cell office:value-type="float" office:value="22.7611">
            <text:p>22.7611</text:p>
          </table:table-cell>
          <table:table-cell office:value-type="float" office:value="-31.3">
            <text:p>-31.3</text:p>
          </table:table-cell>
          <table:table-cell office:value-type="float" office:value="29.4">
            <text:p>29.4</text:p>
          </table:table-cell>
          <table:table-cell/>
          <table:table-cell table:formula="of:=[.A21]" office:value-type="float" office:value="22.7611">
            <text:p>22.7611</text:p>
          </table:table-cell>
          <table:table-cell table:formula="of:=[.B21]*-1" office:value-type="float" office:value="31.3">
            <text:p>31.3</text:p>
          </table:table-cell>
          <table:table-cell table:formula="of:=[.C21]" office:value-type="float" office:value="29.4">
            <text:p>29.4</text:p>
          </table:table-cell>
        </table:table-row>
        <table:table-row table:style-name="ro2">
          <table:table-cell office:value-type="float" office:value="27.2204">
            <text:p>27.2204</text:p>
          </table:table-cell>
          <table:table-cell office:value-type="float" office:value="-30.4">
            <text:p>-30.4</text:p>
          </table:table-cell>
          <table:table-cell office:value-type="float" office:value="27.9">
            <text:p>27.9</text:p>
          </table:table-cell>
          <table:table-cell/>
          <table:table-cell table:formula="of:=[.A22]" office:value-type="float" office:value="27.2204">
            <text:p>27.2204</text:p>
          </table:table-cell>
          <table:table-cell table:formula="of:=[.B22]*-1" office:value-type="float" office:value="30.4">
            <text:p>30.4</text:p>
          </table:table-cell>
          <table:table-cell table:formula="of:=[.C22]" office:value-type="float" office:value="27.9">
            <text:p>27.9</text:p>
          </table:table-cell>
        </table:table-row>
        <table:table-row table:style-name="ro2">
          <table:table-cell office:value-type="float" office:value="18.7285">
            <text:p>18.7285</text:p>
          </table:table-cell>
          <table:table-cell office:value-type="float" office:value="-21.8">
            <text:p>-21.8</text:p>
          </table:table-cell>
          <table:table-cell office:value-type="float" office:value="0.2">
            <text:p>0.2</text:p>
          </table:table-cell>
          <table:table-cell/>
          <table:table-cell table:formula="of:=[.A23]" office:value-type="float" office:value="18.7285">
            <text:p>18.7285</text:p>
          </table:table-cell>
          <table:table-cell table:formula="of:=[.B23]*-1" office:value-type="float" office:value="21.8">
            <text:p>21.8</text:p>
          </table:table-cell>
          <table:table-cell table:formula="of:=[.C23]" office:value-type="float" office:value="0.2">
            <text:p>0.2</text:p>
          </table:table-cell>
        </table:table-row>
        <table:table-row table:style-name="ro2">
          <table:table-cell office:value-type="float" office:value="3.65442">
            <text:p>3.65442</text:p>
          </table:table-cell>
          <table:table-cell office:value-type="float" office:value="-9.2">
            <text:p>-9.2</text:p>
          </table:table-cell>
          <table:table-cell office:value-type="float" office:value="8.1">
            <text:p>8.1</text:p>
          </table:table-cell>
          <table:table-cell/>
          <table:table-cell table:formula="of:=[.A24]" office:value-type="float" office:value="3.65442">
            <text:p>3.65442</text:p>
          </table:table-cell>
          <table:table-cell table:formula="of:=[.B24]*-1" office:value-type="float" office:value="9.2">
            <text:p>9.2</text:p>
          </table:table-cell>
          <table:table-cell table:formula="of:=[.C24]" office:value-type="float" office:value="8.1">
            <text:p>8.1</text:p>
          </table:table-cell>
        </table:table-row>
        <table:table-row table:style-name="ro2">
          <table:table-cell office:value-type="float" office:value="147.351">
            <text:p>147.351</text:p>
          </table:table-cell>
          <table:table-cell office:value-type="float" office:value="-73.6">
            <text:p>-73.6</text:p>
          </table:table-cell>
          <table:table-cell office:value-type="float" office:value="8.2">
            <text:p>8.2</text:p>
          </table:table-cell>
          <table:table-cell/>
          <table:table-cell table:formula="of:=[.A25]" office:value-type="float" office:value="147.351">
            <text:p>147.351</text:p>
          </table:table-cell>
          <table:table-cell table:formula="of:=[.B25]*-1" office:value-type="float" office:value="73.6">
            <text:p>73.6</text:p>
          </table:table-cell>
          <table:table-cell table:formula="of:=[.C25]" office:value-type="float" office:value="8.2">
            <text:p>8.2</text:p>
          </table:table-cell>
        </table:table-row>
        <table:table-row table:style-name="ro2">
          <table:table-cell office:value-type="float" office:value="151.986">
            <text:p>151.986</text:p>
          </table:table-cell>
          <table:table-cell office:value-type="float" office:value="-73.8">
            <text:p>-73.8</text:p>
          </table:table-cell>
          <table:table-cell office:value-type="float" office:value="8.5">
            <text:p>8.5</text:p>
          </table:table-cell>
          <table:table-cell/>
          <table:table-cell table:formula="of:=[.A26]" office:value-type="float" office:value="151.986">
            <text:p>151.986</text:p>
          </table:table-cell>
          <table:table-cell table:formula="of:=[.B26]*-1" office:value-type="float" office:value="73.8">
            <text:p>73.8</text:p>
          </table:table-cell>
          <table:table-cell table:formula="of:=[.C26]" office:value-type="float" office:value="8.5">
            <text:p>8.5</text:p>
          </table:table-cell>
        </table:table-row>
        <table:table-row table:style-name="ro2">
          <table:table-cell office:value-type="float" office:value="10.8634">
            <text:p>10.8634</text:p>
          </table:table-cell>
          <table:table-cell office:value-type="float" office:value="-28.1">
            <text:p>-28.1</text:p>
          </table:table-cell>
          <table:table-cell office:value-type="float" office:value="25.7">
            <text:p>25.7</text:p>
          </table:table-cell>
          <table:table-cell/>
          <table:table-cell table:formula="of:=[.A27]" office:value-type="float" office:value="10.8634">
            <text:p>10.8634</text:p>
          </table:table-cell>
          <table:table-cell table:formula="of:=[.B27]*-1" office:value-type="float" office:value="28.1">
            <text:p>28.1</text:p>
          </table:table-cell>
          <table:table-cell table:formula="of:=[.C27]" office:value-type="float" office:value="25.7">
            <text:p>25.7</text:p>
          </table:table-cell>
        </table:table-row>
        <table:table-row table:style-name="ro2">
          <table:table-cell office:value-type="float" office:value="52.4465">
            <text:p>52.4465</text:p>
          </table:table-cell>
          <table:table-cell office:value-type="float" office:value="-45.1">
            <text:p>-45.1</text:p>
          </table:table-cell>
          <table:table-cell office:value-type="float" office:value="2.3">
            <text:p>2.3</text:p>
          </table:table-cell>
          <table:table-cell/>
          <table:table-cell table:formula="of:=[.A28]" office:value-type="float" office:value="52.4465">
            <text:p>52.4465</text:p>
          </table:table-cell>
          <table:table-cell table:formula="of:=[.B28]*-1" office:value-type="float" office:value="45.1">
            <text:p>45.1</text:p>
          </table:table-cell>
          <table:table-cell table:formula="of:=[.C28]" office:value-type="float" office:value="2.3">
            <text:p>2.3</text:p>
          </table:table-cell>
        </table:table-row>
        <table:table-row table:style-name="ro2">
          <table:table-cell office:value-type="float" office:value="-16.2329">
            <text:p>-16.2329</text:p>
          </table:table-cell>
          <table:table-cell office:value-type="float" office:value="-19">
            <text:p>-19</text:p>
          </table:table-cell>
          <table:table-cell office:value-type="float" office:value="18">
            <text:p>18</text:p>
          </table:table-cell>
          <table:table-cell/>
          <table:table-cell table:formula="of:=[.A29]" office:value-type="float" office:value="-16.2329">
            <text:p>-16.2329</text:p>
          </table:table-cell>
          <table:table-cell table:formula="of:=[.B29]*-1" office:value-type="float" office:value="19">
            <text:p>19</text:p>
          </table:table-cell>
          <table:table-cell table:formula="of:=[.C29]" office:value-type="float" office:value="18">
            <text:p>18</text:p>
          </table:table-cell>
        </table:table-row>
        <table:table-row table:style-name="ro2">
          <table:table-cell office:value-type="float" office:value="15.0902">
            <text:p>15.0902</text:p>
          </table:table-cell>
          <table:table-cell office:value-type="float" office:value="-11.7">
            <text:p>-11.7</text:p>
          </table:table-cell>
          <table:table-cell office:value-type="float" office:value="10">
            <text:p>10</text:p>
          </table:table-cell>
          <table:table-cell/>
          <table:table-cell table:formula="of:=[.A30]" office:value-type="float" office:value="15.0902">
            <text:p>15.0902</text:p>
          </table:table-cell>
          <table:table-cell table:formula="of:=[.B30]*-1" office:value-type="float" office:value="11.7">
            <text:p>11.7</text:p>
          </table:table-cell>
          <table:table-cell table:formula="of:=[.C30]" office:value-type="float" office:value="10">
            <text:p>10</text:p>
          </table:table-cell>
        </table:table-row>
        <table:table-row table:style-name="ro2">
          <table:table-cell office:value-type="float" office:value="14.8207">
            <text:p>14.8207</text:p>
          </table:table-cell>
          <table:table-cell office:value-type="float" office:value="-4.8">
            <text:p>-4.8</text:p>
          </table:table-cell>
          <table:table-cell office:value-type="float" office:value="0">
            <text:p>0</text:p>
          </table:table-cell>
          <table:table-cell/>
          <table:table-cell table:formula="of:=[.A31]" office:value-type="float" office:value="14.8207">
            <text:p>14.8207</text:p>
          </table:table-cell>
          <table:table-cell table:formula="of:=[.B31]*-1" office:value-type="float" office:value="4.8">
            <text:p>4.8</text:p>
          </table:table-cell>
          <table:table-cell table:formula="of:=[.C31]" office:value-type="float" office:value="0">
            <text:p>0</text:p>
          </table:table-cell>
        </table:table-row>
        <table:table-row table:style-name="ro2">
          <table:table-cell office:value-type="float" office:value="-23.5632">
            <text:p>-23.5632</text:p>
          </table:table-cell>
          <table:table-cell office:value-type="float" office:value="-16.6">
            <text:p>-16.6</text:p>
          </table:table-cell>
          <table:table-cell office:value-type="float" office:value="16">
            <text:p>16</text:p>
          </table:table-cell>
          <table:table-cell/>
          <table:table-cell table:formula="of:=[.A32]" office:value-type="float" office:value="-23.5632">
            <text:p>-23.5632</text:p>
          </table:table-cell>
          <table:table-cell table:formula="of:=[.B32]*-1" office:value-type="float" office:value="16.6">
            <text:p>16.6</text:p>
          </table:table-cell>
          <table:table-cell table:formula="of:=[.C32]" office:value-type="float" office:value="16">
            <text:p>16</text:p>
          </table:table-cell>
        </table:table-row>
        <table:table-row table:style-name="ro2">
          <table:table-cell office:value-type="float" office:value="11.344">
            <text:p>11.344</text:p>
          </table:table-cell>
          <table:table-cell office:value-type="float" office:value="-9.7">
            <text:p>-9.7</text:p>
          </table:table-cell>
          <table:table-cell office:value-type="float" office:value="8.7">
            <text:p>8.7</text:p>
          </table:table-cell>
          <table:table-cell/>
          <table:table-cell table:formula="of:=[.A33]" office:value-type="float" office:value="11.344">
            <text:p>11.344</text:p>
          </table:table-cell>
          <table:table-cell table:formula="of:=[.B33]*-1" office:value-type="float" office:value="9.7">
            <text:p>9.7</text:p>
          </table:table-cell>
          <table:table-cell table:formula="of:=[.C33]" office:value-type="float" office:value="8.7">
            <text:p>8.7</text:p>
          </table:table-cell>
        </table:table-row>
        <table:table-row table:style-name="ro2">
          <table:table-cell office:value-type="float" office:value="14.1503">
            <text:p>14.1503</text:p>
          </table:table-cell>
          <table:table-cell office:value-type="float" office:value="-7.6">
            <text:p>-7.6</text:p>
          </table:table-cell>
          <table:table-cell office:value-type="float" office:value="6.3">
            <text:p>6.3</text:p>
          </table:table-cell>
          <table:table-cell/>
          <table:table-cell table:formula="of:=[.A34]" office:value-type="float" office:value="14.1503">
            <text:p>14.1503</text:p>
          </table:table-cell>
          <table:table-cell table:formula="of:=[.B34]*-1" office:value-type="float" office:value="7.6">
            <text:p>7.6</text:p>
          </table:table-cell>
          <table:table-cell table:formula="of:=[.C34]" office:value-type="float" office:value="6.3">
            <text:p>6.3</text:p>
          </table:table-cell>
        </table:table-row>
        <table:table-row table:style-name="ro2">
          <table:table-cell office:value-type="float" office:value="39.0673">
            <text:p>39.0673</text:p>
          </table:table-cell>
          <table:table-cell office:value-type="float" office:value="-35">
            <text:p>-35</text:p>
          </table:table-cell>
          <table:table-cell office:value-type="float" office:value="1.5">
            <text:p>1.5</text:p>
          </table:table-cell>
          <table:table-cell/>
          <table:table-cell table:formula="of:=[.A35]" office:value-type="float" office:value="39.0673">
            <text:p>39.0673</text:p>
          </table:table-cell>
          <table:table-cell table:formula="of:=[.B35]*-1" office:value-type="float" office:value="35">
            <text:p>35</text:p>
          </table:table-cell>
          <table:table-cell table:formula="of:=[.C35]" office:value-type="float" office:value="1.5">
            <text:p>1.5</text:p>
          </table:table-cell>
        </table:table-row>
        <table:table-row table:style-name="ro2">
          <table:table-cell office:value-type="float" office:value="-22.3458">
            <text:p>-22.3458</text:p>
          </table:table-cell>
          <table:table-cell office:value-type="float" office:value="-13.5">
            <text:p>-13.5</text:p>
          </table:table-cell>
          <table:table-cell office:value-type="float" office:value="13.1">
            <text:p>13.1</text:p>
          </table:table-cell>
          <table:table-cell/>
          <table:table-cell table:formula="of:=[.A36]" office:value-type="float" office:value="-22.3458">
            <text:p>-22.3458</text:p>
          </table:table-cell>
          <table:table-cell table:formula="of:=[.B36]*-1" office:value-type="float" office:value="13.5">
            <text:p>13.5</text:p>
          </table:table-cell>
          <table:table-cell table:formula="of:=[.C36]" office:value-type="float" office:value="13.1">
            <text:p>13.1</text:p>
          </table:table-cell>
        </table:table-row>
        <table:table-row table:style-name="ro2">
          <table:table-cell office:value-type="float" office:value="93.641">
            <text:p>93.641</text:p>
          </table:table-cell>
          <table:table-cell office:value-type="float" office:value="-62.9">
            <text:p>-62.9</text:p>
          </table:table-cell>
          <table:table-cell office:value-type="float" office:value="4.9">
            <text:p>4.9</text:p>
          </table:table-cell>
          <table:table-cell/>
          <table:table-cell table:formula="of:=[.A37]" office:value-type="float" office:value="93.641">
            <text:p>93.641</text:p>
          </table:table-cell>
          <table:table-cell table:formula="of:=[.B37]*-1" office:value-type="float" office:value="62.9">
            <text:p>62.9</text:p>
          </table:table-cell>
          <table:table-cell table:formula="of:=[.C37]" office:value-type="float" office:value="4.9">
            <text:p>4.9</text:p>
          </table:table-cell>
        </table:table-row>
        <table:table-row table:style-name="ro2">
          <table:table-cell office:value-type="float" office:value="22.1438">
            <text:p>22.1438</text:p>
          </table:table-cell>
          <table:table-cell office:value-type="float" office:value="-25.1">
            <text:p>-25.1</text:p>
          </table:table-cell>
          <table:table-cell office:value-type="float" office:value="0.4">
            <text:p>0.4</text:p>
          </table:table-cell>
          <table:table-cell/>
          <table:table-cell table:formula="of:=[.A38]" office:value-type="float" office:value="22.1438">
            <text:p>22.1438</text:p>
          </table:table-cell>
          <table:table-cell table:formula="of:=[.B38]*-1" office:value-type="float" office:value="25.1">
            <text:p>25.1</text:p>
          </table:table-cell>
          <table:table-cell table:formula="of:=[.C38]" office:value-type="float" office:value="0.4">
            <text:p>0.4</text:p>
          </table:table-cell>
        </table:table-row>
        <table:table-row table:style-name="ro2">
          <table:table-cell office:value-type="float" office:value="25.3116">
            <text:p>25.3116</text:p>
          </table:table-cell>
          <table:table-cell office:value-type="float" office:value="-27.6">
            <text:p>-27.6</text:p>
          </table:table-cell>
          <table:table-cell office:value-type="float" office:value="0.6">
            <text:p>0.6</text:p>
          </table:table-cell>
          <table:table-cell/>
          <table:table-cell table:formula="of:=[.A39]" office:value-type="float" office:value="25.3116">
            <text:p>25.3116</text:p>
          </table:table-cell>
          <table:table-cell table:formula="of:=[.B39]*-1" office:value-type="float" office:value="27.6">
            <text:p>27.6</text:p>
          </table:table-cell>
          <table:table-cell table:formula="of:=[.C39]" office:value-type="float" office:value="0.6">
            <text:p>0.6</text:p>
          </table:table-cell>
        </table:table-row>
        <table:table-row table:style-name="ro2">
          <table:table-cell office:value-type="float" office:value="28.2154">
            <text:p>28.2154</text:p>
          </table:table-cell>
          <table:table-cell office:value-type="float" office:value="-30.4">
            <text:p>-30.4</text:p>
          </table:table-cell>
          <table:table-cell office:value-type="float" office:value="0.8">
            <text:p>0.8</text:p>
          </table:table-cell>
          <table:table-cell/>
          <table:table-cell table:formula="of:=[.A40]" office:value-type="float" office:value="28.2154">
            <text:p>28.2154</text:p>
          </table:table-cell>
          <table:table-cell table:formula="of:=[.B40]*-1" office:value-type="float" office:value="30.4">
            <text:p>30.4</text:p>
          </table:table-cell>
          <table:table-cell table:formula="of:=[.C40]" office:value-type="float" office:value="0.8">
            <text:p>0.8</text:p>
          </table:table-cell>
        </table:table-row>
        <table:table-row table:style-name="ro2">
          <table:table-cell office:value-type="float" office:value="-17.3159">
            <text:p>-17.3159</text:p>
          </table:table-cell>
          <table:table-cell office:value-type="float" office:value="-6">
            <text:p>-6</text:p>
          </table:table-cell>
          <table:table-cell office:value-type="float" office:value="5.6">
            <text:p>5.6</text:p>
          </table:table-cell>
          <table:table-cell/>
          <table:table-cell table:formula="of:=[.A41]" office:value-type="float" office:value="-17.3159">
            <text:p>-17.3159</text:p>
          </table:table-cell>
          <table:table-cell table:formula="of:=[.B41]*-1" office:value-type="float" office:value="6">
            <text:p>6</text:p>
          </table:table-cell>
          <table:table-cell table:formula="of:=[.C41]" office:value-type="float" office:value="5.6">
            <text:p>5.6</text:p>
          </table:table-cell>
        </table:table-row>
        <table:table-row table:style-name="ro2">
          <table:table-cell office:value-type="float" office:value="-2.39436">
            <text:p>-2.39436</text:p>
          </table:table-cell>
          <table:table-cell office:value-type="float" office:value="-14.2">
            <text:p>-14.2</text:p>
          </table:table-cell>
          <table:table-cell office:value-type="float" office:value="12.9">
            <text:p>12.9</text:p>
          </table:table-cell>
          <table:table-cell/>
          <table:table-cell table:formula="of:=[.A42]" office:value-type="float" office:value="-2.39436">
            <text:p>-2.39436</text:p>
          </table:table-cell>
          <table:table-cell table:formula="of:=[.B42]*-1" office:value-type="float" office:value="14.2">
            <text:p>14.2</text:p>
          </table:table-cell>
          <table:table-cell table:formula="of:=[.C42]" office:value-type="float" office:value="12.9">
            <text:p>12.9</text:p>
          </table:table-cell>
        </table:table-row>
        <table:table-row table:style-name="ro2">
          <table:table-cell office:value-type="float" office:value="14.1537">
            <text:p>14.1537</text:p>
          </table:table-cell>
          <table:table-cell office:value-type="float" office:value="-18.4">
            <text:p>-18.4</text:p>
          </table:table-cell>
          <table:table-cell office:value-type="float" office:value="16.3">
            <text:p>16.3</text:p>
          </table:table-cell>
          <table:table-cell/>
          <table:table-cell table:formula="of:=[.A43]" office:value-type="float" office:value="14.1537">
            <text:p>14.1537</text:p>
          </table:table-cell>
          <table:table-cell table:formula="of:=[.B43]*-1" office:value-type="float" office:value="18.4">
            <text:p>18.4</text:p>
          </table:table-cell>
          <table:table-cell table:formula="of:=[.C43]" office:value-type="float" office:value="16.3">
            <text:p>16.3</text:p>
          </table:table-cell>
        </table:table-row>
        <table:table-row table:style-name="ro2">
          <table:table-cell office:value-type="float" office:value="14.0827">
            <text:p>14.0827</text:p>
          </table:table-cell>
          <table:table-cell office:value-type="float" office:value="-15.4">
            <text:p>-15.4</text:p>
          </table:table-cell>
          <table:table-cell office:value-type="float" office:value="13.8">
            <text:p>13.8</text:p>
          </table:table-cell>
          <table:table-cell/>
          <table:table-cell table:formula="of:=[.A44]" office:value-type="float" office:value="14.0827">
            <text:p>14.0827</text:p>
          </table:table-cell>
          <table:table-cell table:formula="of:=[.B44]*-1" office:value-type="float" office:value="15.4">
            <text:p>15.4</text:p>
          </table:table-cell>
          <table:table-cell table:formula="of:=[.C44]" office:value-type="float" office:value="13.8">
            <text:p>13.8</text:p>
          </table:table-cell>
        </table:table-row>
        <table:table-row table:style-name="ro2">
          <table:table-cell office:value-type="float" office:value="-17.0522">
            <text:p>-17.0522</text:p>
          </table:table-cell>
          <table:table-cell office:value-type="float" office:value="-11.2">
            <text:p>-11.2</text:p>
          </table:table-cell>
          <table:table-cell office:value-type="float" office:value="10.7">
            <text:p>10.7</text:p>
          </table:table-cell>
          <table:table-cell/>
          <table:table-cell table:formula="of:=[.A45]" office:value-type="float" office:value="-17.0522">
            <text:p>-17.0522</text:p>
          </table:table-cell>
          <table:table-cell table:formula="of:=[.B45]*-1" office:value-type="float" office:value="11.2">
            <text:p>11.2</text:p>
          </table:table-cell>
          <table:table-cell table:formula="of:=[.C45]" office:value-type="float" office:value="10.7">
            <text:p>10.7</text:p>
          </table:table-cell>
        </table:table-row>
        <table:table-row table:style-name="ro2">
          <table:table-cell office:value-type="float" office:value="-14.7215">
            <text:p>-14.7215</text:p>
          </table:table-cell>
          <table:table-cell office:value-type="float" office:value="-13.5">
            <text:p>-13.5</text:p>
          </table:table-cell>
          <table:table-cell office:value-type="float" office:value="12.8">
            <text:p>12.8</text:p>
          </table:table-cell>
          <table:table-cell/>
          <table:table-cell table:formula="of:=[.A46]" office:value-type="float" office:value="-14.7215">
            <text:p>-14.7215</text:p>
          </table:table-cell>
          <table:table-cell table:formula="of:=[.B46]*-1" office:value-type="float" office:value="13.5">
            <text:p>13.5</text:p>
          </table:table-cell>
          <table:table-cell table:formula="of:=[.C46]" office:value-type="float" office:value="12.8">
            <text:p>12.8</text:p>
          </table:table-cell>
        </table:table-row>
        <table:table-row table:style-name="ro2">
          <table:table-cell office:value-type="float" office:value="6.84704">
            <text:p>6.84704</text:p>
          </table:table-cell>
          <table:table-cell office:value-type="float" office:value="-12.6">
            <text:p>-12.6</text:p>
          </table:table-cell>
          <table:table-cell office:value-type="float" office:value="11.3">
            <text:p>11.3</text:p>
          </table:table-cell>
          <table:table-cell/>
          <table:table-cell table:formula="of:=[.A47]" office:value-type="float" office:value="6.84704">
            <text:p>6.84704</text:p>
          </table:table-cell>
          <table:table-cell table:formula="of:=[.B47]*-1" office:value-type="float" office:value="12.6">
            <text:p>12.6</text:p>
          </table:table-cell>
          <table:table-cell table:formula="of:=[.C47]" office:value-type="float" office:value="11.3">
            <text:p>11.3</text:p>
          </table:table-cell>
        </table:table-row>
        <table:table-row table:style-name="ro2">
          <table:table-cell office:value-type="float" office:value="-14.8286">
            <text:p>-14.8286</text:p>
          </table:table-cell>
          <table:table-cell office:value-type="float" office:value="-8.3">
            <text:p>-8.3</text:p>
          </table:table-cell>
          <table:table-cell office:value-type="float" office:value="7.7">
            <text:p>7.7</text:p>
          </table:table-cell>
          <table:table-cell/>
          <table:table-cell table:formula="of:=[.A48]" office:value-type="float" office:value="-14.8286">
            <text:p>-14.8286</text:p>
          </table:table-cell>
          <table:table-cell table:formula="of:=[.B48]*-1" office:value-type="float" office:value="8.3">
            <text:p>8.3</text:p>
          </table:table-cell>
          <table:table-cell table:formula="of:=[.C48]" office:value-type="float" office:value="7.7">
            <text:p>7.7</text:p>
          </table:table-cell>
        </table:table-row>
        <table:table-row table:style-name="ro2">
          <table:table-cell office:value-type="float" office:value="-11.3047">
            <text:p>-11.3047</text:p>
          </table:table-cell>
          <table:table-cell office:value-type="float" office:value="-7">
            <text:p>-7</text:p>
          </table:table-cell>
          <table:table-cell office:value-type="float" office:value="6.7">
            <text:p>6.7</text:p>
          </table:table-cell>
          <table:table-cell/>
          <table:table-cell table:formula="of:=[.A49]" office:value-type="float" office:value="-11.3047">
            <text:p>-11.3047</text:p>
          </table:table-cell>
          <table:table-cell table:formula="of:=[.B49]*-1" office:value-type="float" office:value="7">
            <text:p>7</text:p>
          </table:table-cell>
          <table:table-cell table:formula="of:=[.C49]" office:value-type="float" office:value="6.7">
            <text:p>6.7</text:p>
          </table:table-cell>
        </table:table-row>
        <table:table-row table:style-name="ro2">
          <table:table-cell office:value-type="float" office:value="42.4596">
            <text:p>42.4596</text:p>
          </table:table-cell>
          <table:table-cell office:value-type="float" office:value="-38">
            <text:p>-38</text:p>
          </table:table-cell>
          <table:table-cell office:value-type="float" office:value="1.7">
            <text:p>1.7</text:p>
          </table:table-cell>
          <table:table-cell/>
          <table:table-cell table:formula="of:=[.A50]" office:value-type="float" office:value="42.4596">
            <text:p>42.4596</text:p>
          </table:table-cell>
          <table:table-cell table:formula="of:=[.B50]*-1" office:value-type="float" office:value="38">
            <text:p>38</text:p>
          </table:table-cell>
          <table:table-cell table:formula="of:=[.C50]" office:value-type="float" office:value="1.7">
            <text:p>1.7</text:p>
          </table:table-cell>
        </table:table-row>
        <table:table-row table:style-name="ro2">
          <table:table-cell office:value-type="float" office:value="115.174">
            <text:p>115.174</text:p>
          </table:table-cell>
          <table:table-cell office:value-type="float" office:value="-68.8">
            <text:p>-68.8</text:p>
          </table:table-cell>
          <table:table-cell office:value-type="float" office:value="6.2">
            <text:p>6.2</text:p>
          </table:table-cell>
          <table:table-cell/>
          <table:table-cell table:formula="of:=[.A51]" office:value-type="float" office:value="115.174">
            <text:p>115.174</text:p>
          </table:table-cell>
          <table:table-cell table:formula="of:=[.B51]*-1" office:value-type="float" office:value="68.8">
            <text:p>68.8</text:p>
          </table:table-cell>
          <table:table-cell table:formula="of:=[.C51]" office:value-type="float" office:value="6.2">
            <text:p>6.2</text:p>
          </table:table-cell>
        </table:table-row>
        <table:table-row table:style-name="ro2">
          <table:table-cell office:value-type="float" office:value="112.032">
            <text:p>112.032</text:p>
          </table:table-cell>
          <table:table-cell office:value-type="float" office:value="-66.6">
            <text:p>-66.6</text:p>
          </table:table-cell>
          <table:table-cell office:value-type="float" office:value="6">
            <text:p>6</text:p>
          </table:table-cell>
          <table:table-cell/>
          <table:table-cell table:formula="of:=[.A52]" office:value-type="float" office:value="112.032">
            <text:p>112.032</text:p>
          </table:table-cell>
          <table:table-cell table:formula="of:=[.B52]*-1" office:value-type="float" office:value="66.6">
            <text:p>66.6</text:p>
          </table:table-cell>
          <table:table-cell table:formula="of:=[.C52]" office:value-type="float" office:value="6">
            <text:p>6</text:p>
          </table:table-cell>
        </table:table-row>
        <table:table-row table:style-name="ro2">
          <table:table-cell office:value-type="float" office:value="-8.41372">
            <text:p>-8.41372</text:p>
          </table:table-cell>
          <table:table-cell office:value-type="float" office:value="-15.8">
            <text:p>-15.8</text:p>
          </table:table-cell>
          <table:table-cell office:value-type="float" office:value="14.6">
            <text:p>14.6</text:p>
          </table:table-cell>
          <table:table-cell/>
          <table:table-cell table:formula="of:=[.A53]" office:value-type="float" office:value="-8.41372">
            <text:p>-8.41372</text:p>
          </table:table-cell>
          <table:table-cell table:formula="of:=[.B53]*-1" office:value-type="float" office:value="15.8">
            <text:p>15.8</text:p>
          </table:table-cell>
          <table:table-cell table:formula="of:=[.C53]" office:value-type="float" office:value="14.6">
            <text:p>14.6</text:p>
          </table:table-cell>
        </table:table-row>
        <table:table-row table:style-name="ro2">
          <table:table-cell office:value-type="float" office:value="-26.5819">
            <text:p>-26.5819</text:p>
          </table:table-cell>
          <table:table-cell office:value-type="float" office:value="-10.8">
            <text:p>-10.8</text:p>
          </table:table-cell>
          <table:table-cell office:value-type="float" office:value="10.2">
            <text:p>10.2</text:p>
          </table:table-cell>
          <table:table-cell/>
          <table:table-cell table:formula="of:=[.A54]" office:value-type="float" office:value="-26.5819">
            <text:p>-26.5819</text:p>
          </table:table-cell>
          <table:table-cell table:formula="of:=[.B54]*-1" office:value-type="float" office:value="10.8">
            <text:p>10.8</text:p>
          </table:table-cell>
          <table:table-cell table:formula="of:=[.C54]" office:value-type="float" office:value="10.2">
            <text:p>10.2</text:p>
          </table:table-cell>
        </table:table-row>
        <table:table-row table:style-name="ro2">
          <table:table-cell office:value-type="float" office:value="-22.7751">
            <text:p>-22.7751</text:p>
          </table:table-cell>
          <table:table-cell office:value-type="float" office:value="-10.7">
            <text:p>-10.7</text:p>
          </table:table-cell>
          <table:table-cell office:value-type="float" office:value="10">
            <text:p>10</text:p>
          </table:table-cell>
          <table:table-cell/>
          <table:table-cell table:formula="of:=[.A55]" office:value-type="float" office:value="-22.7751">
            <text:p>-22.7751</text:p>
          </table:table-cell>
          <table:table-cell table:formula="of:=[.B55]*-1" office:value-type="float" office:value="10.7">
            <text:p>10.7</text:p>
          </table:table-cell>
          <table:table-cell table:formula="of:=[.C55]" office:value-type="float" office:value="10">
            <text:p>10</text:p>
          </table:table-cell>
        </table:table-row>
        <table:table-row table:style-name="ro2">
          <table:table-cell office:value-type="float" office:value="-23.3468">
            <text:p>-23.3468</text:p>
          </table:table-cell>
          <table:table-cell office:value-type="float" office:value="-4.7">
            <text:p>-4.7</text:p>
          </table:table-cell>
          <table:table-cell office:value-type="float" office:value="4.4">
            <text:p>4.4</text:p>
          </table:table-cell>
          <table:table-cell/>
          <table:table-cell table:formula="of:=[.A56]" office:value-type="float" office:value="-23.3468">
            <text:p>-23.3468</text:p>
          </table:table-cell>
          <table:table-cell table:formula="of:=[.B56]*-1" office:value-type="float" office:value="4.7">
            <text:p>4.7</text:p>
          </table:table-cell>
          <table:table-cell table:formula="of:=[.C56]" office:value-type="float" office:value="4.4">
            <text:p>4.4</text:p>
          </table:table-cell>
        </table:table-row>
        <table:table-row table:style-name="ro2">
          <table:table-cell office:value-type="float" office:value="4.87217">
            <text:p>4.87217</text:p>
          </table:table-cell>
          <table:table-cell office:value-type="float" office:value="-3.2">
            <text:p>-3.2</text:p>
          </table:table-cell>
          <table:table-cell office:value-type="float" office:value="3">
            <text:p>3</text:p>
          </table:table-cell>
          <table:table-cell/>
          <table:table-cell table:formula="of:=[.A57]" office:value-type="float" office:value="4.87217">
            <text:p>4.87217</text:p>
          </table:table-cell>
          <table:table-cell table:formula="of:=[.B57]*-1" office:value-type="float" office:value="3.2">
            <text:p>3.2</text:p>
          </table:table-cell>
          <table:table-cell table:formula="of:=[.C57]" office:value-type="float" office:value="3">
            <text:p>3</text:p>
          </table:table-cell>
        </table:table-row>
        <table:table-row table:style-name="ro2">
          <table:table-cell office:value-type="float" office:value="45.7819">
            <text:p>45.7819</text:p>
          </table:table-cell>
          <table:table-cell office:value-type="float" office:value="-40">
            <text:p>-40</text:p>
          </table:table-cell>
          <table:table-cell office:value-type="float" office:value="1.9">
            <text:p>1.9</text:p>
          </table:table-cell>
          <table:table-cell/>
          <table:table-cell table:formula="of:=[.A58]" office:value-type="float" office:value="45.7819">
            <text:p>45.7819</text:p>
          </table:table-cell>
          <table:table-cell table:formula="of:=[.B58]*-1" office:value-type="float" office:value="40">
            <text:p>40</text:p>
          </table:table-cell>
          <table:table-cell table:formula="of:=[.C58]" office:value-type="float" office:value="1.9">
            <text:p>1.9</text:p>
          </table:table-cell>
        </table:table-row>
        <table:table-row table:style-name="ro2">
          <table:table-cell office:value-type="float" office:value="48.6379">
            <text:p>48.6379</text:p>
          </table:table-cell>
          <table:table-cell office:value-type="float" office:value="-42.5">
            <text:p>-42.5</text:p>
          </table:table-cell>
          <table:table-cell office:value-type="float" office:value="2.1">
            <text:p>2.1</text:p>
          </table:table-cell>
          <table:table-cell/>
          <table:table-cell table:formula="of:=[.A59]" office:value-type="float" office:value="48.6379">
            <text:p>48.6379</text:p>
          </table:table-cell>
          <table:table-cell table:formula="of:=[.B59]*-1" office:value-type="float" office:value="42.5">
            <text:p>42.5</text:p>
          </table:table-cell>
          <table:table-cell table:formula="of:=[.C59]" office:value-type="float" office:value="2.1">
            <text:p>2.1</text:p>
          </table:table-cell>
        </table:table-row>
        <table:table-row table:style-name="ro2">
          <table:table-cell office:value-type="float" office:value="7.30175">
            <text:p>7.30175</text:p>
          </table:table-cell>
          <table:table-cell office:value-type="float" office:value="-5.7">
            <text:p>-5.7</text:p>
          </table:table-cell>
          <table:table-cell office:value-type="float" office:value="5">
            <text:p>5</text:p>
          </table:table-cell>
          <table:table-cell/>
          <table:table-cell table:formula="of:=[.A60]" office:value-type="float" office:value="7.30175">
            <text:p>7.30175</text:p>
          </table:table-cell>
          <table:table-cell table:formula="of:=[.B60]*-1" office:value-type="float" office:value="5.7">
            <text:p>5.7</text:p>
          </table:table-cell>
          <table:table-cell table:formula="of:=[.C60]" office:value-type="float" office:value="5">
            <text:p>5</text:p>
          </table:table-cell>
        </table:table-row>
        <table:table-row table:style-name="ro2">
          <table:table-cell office:value-type="float" office:value="-10.6382">
            <text:p>-10.6382</text:p>
          </table:table-cell>
          <table:table-cell office:value-type="float" office:value="-2">
            <text:p>-2</text:p>
          </table:table-cell>
          <table:table-cell office:value-type="float" office:value="1.8">
            <text:p>1.8</text:p>
          </table:table-cell>
          <table:table-cell/>
          <table:table-cell table:formula="of:=[.A61]" office:value-type="float" office:value="-10.6382">
            <text:p>-10.6382</text:p>
          </table:table-cell>
          <table:table-cell table:formula="of:=[.B61]*-1" office:value-type="float" office:value="2">
            <text:p>2</text:p>
          </table:table-cell>
          <table:table-cell table:formula="of:=[.C61]" office:value-type="float" office:value="1.8">
            <text:p>1.8</text:p>
          </table:table-cell>
        </table:table-row>
        <table:table-row table:style-name="ro2">
          <table:table-cell office:value-type="float" office:value="9.84432">
            <text:p>9.84432</text:p>
          </table:table-cell>
          <table:table-cell office:value-type="float" office:value="-14.4">
            <text:p>-14.4</text:p>
          </table:table-cell>
          <table:table-cell office:value-type="float" office:value="13">
            <text:p>13</text:p>
          </table:table-cell>
          <table:table-cell/>
          <table:table-cell table:formula="of:=[.A62]" office:value-type="float" office:value="9.84432">
            <text:p>9.84432</text:p>
          </table:table-cell>
          <table:table-cell table:formula="of:=[.B62]*-1" office:value-type="float" office:value="14.4">
            <text:p>14.4</text:p>
          </table:table-cell>
          <table:table-cell table:formula="of:=[.C62]" office:value-type="float" office:value="13">
            <text:p>13</text:p>
          </table:table-cell>
        </table:table-row>
        <table:table-row table:style-name="ro2">
          <table:table-cell office:value-type="float" office:value="9.69496">
            <text:p>9.69496</text:p>
          </table:table-cell>
          <table:table-cell office:value-type="float" office:value="-17">
            <text:p>-17</text:p>
          </table:table-cell>
          <table:table-cell office:value-type="float" office:value="15.7">
            <text:p>15.7</text:p>
          </table:table-cell>
          <table:table-cell/>
          <table:table-cell table:formula="of:=[.A63]" office:value-type="float" office:value="9.69496">
            <text:p>9.69496</text:p>
          </table:table-cell>
          <table:table-cell table:formula="of:=[.B63]*-1" office:value-type="float" office:value="17">
            <text:p>17</text:p>
          </table:table-cell>
          <table:table-cell table:formula="of:=[.C63]" office:value-type="float" office:value="15.7">
            <text:p>15.7</text:p>
          </table:table-cell>
        </table:table-row>
        <table:table-row table:style-name="ro2">
          <table:table-cell office:value-type="float" office:value="6.45302">
            <text:p>6.45302</text:p>
          </table:table-cell>
          <table:table-cell office:value-type="float" office:value="-18.7">
            <text:p>-18.7</text:p>
          </table:table-cell>
          <table:table-cell office:value-type="float" office:value="16.5">
            <text:p>16.5</text:p>
          </table:table-cell>
          <table:table-cell/>
          <table:table-cell table:formula="of:=[.A64]" office:value-type="float" office:value="6.45302">
            <text:p>6.45302</text:p>
          </table:table-cell>
          <table:table-cell table:formula="of:=[.B64]*-1" office:value-type="float" office:value="18.7">
            <text:p>18.7</text:p>
          </table:table-cell>
          <table:table-cell table:formula="of:=[.C64]" office:value-type="float" office:value="16.5">
            <text:p>16.5</text:p>
          </table:table-cell>
        </table:table-row>
        <table:table-row table:style-name="ro2">
          <table:table-cell office:value-type="float" office:value="-12.306">
            <text:p>-12.306</text:p>
          </table:table-cell>
          <table:table-cell office:value-type="float" office:value="-17.5">
            <text:p>-17.5</text:p>
          </table:table-cell>
          <table:table-cell office:value-type="float" office:value="16.2">
            <text:p>16.2</text:p>
          </table:table-cell>
          <table:table-cell/>
          <table:table-cell table:formula="of:=[.A65]" office:value-type="float" office:value="-12.306">
            <text:p>-12.306</text:p>
          </table:table-cell>
          <table:table-cell table:formula="of:=[.B65]*-1" office:value-type="float" office:value="17.5">
            <text:p>17.5</text:p>
          </table:table-cell>
          <table:table-cell table:formula="of:=[.C65]" office:value-type="float" office:value="16.2">
            <text:p>16.2</text:p>
          </table:table-cell>
        </table:table-row>
        <table:table-row table:style-name="ro2">
          <table:table-cell office:value-type="float" office:value="-8.97975">
            <text:p>-8.97975</text:p>
          </table:table-cell>
          <table:table-cell office:value-type="float" office:value="-18.5">
            <text:p>-18.5</text:p>
          </table:table-cell>
          <table:table-cell office:value-type="float" office:value="17.6">
            <text:p>17.6</text:p>
          </table:table-cell>
          <table:table-cell/>
          <table:table-cell table:formula="of:=[.A66]" office:value-type="float" office:value="-8.97975">
            <text:p>-8.97975</text:p>
          </table:table-cell>
          <table:table-cell table:formula="of:=[.B66]*-1" office:value-type="float" office:value="18.5">
            <text:p>18.5</text:p>
          </table:table-cell>
          <table:table-cell table:formula="of:=[.C66]" office:value-type="float" office:value="17.6">
            <text:p>17.6</text:p>
          </table:table-cell>
        </table:table-row>
        <table:table-row table:style-name="ro2">
          <table:table-cell office:value-type="float" office:value="-7.04517">
            <text:p>-7.04517</text:p>
          </table:table-cell>
          <table:table-cell office:value-type="float" office:value="-13.3">
            <text:p>-13.3</text:p>
          </table:table-cell>
          <table:table-cell office:value-type="float" office:value="12">
            <text:p>12</text:p>
          </table:table-cell>
          <table:table-cell/>
          <table:table-cell table:formula="of:=[.A67]" office:value-type="float" office:value="-7.04517">
            <text:p>-7.04517</text:p>
          </table:table-cell>
          <table:table-cell table:formula="of:=[.B67]*-1" office:value-type="float" office:value="13.3">
            <text:p>13.3</text:p>
          </table:table-cell>
          <table:table-cell table:formula="of:=[.C67]" office:value-type="float" office:value="12">
            <text:p>12</text:p>
          </table:table-cell>
        </table:table-row>
        <table:table-row table:style-name="ro2">
          <table:table-cell office:value-type="float" office:value="-0.0609091">
            <text:p>-0.0609091</text:p>
          </table:table-cell>
          <table:table-cell office:value-type="float" office:value="-1.2">
            <text:p>-1.2</text:p>
          </table:table-cell>
          <table:table-cell office:value-type="float" office:value="1.2">
            <text:p>1.2</text:p>
          </table:table-cell>
          <table:table-cell/>
          <table:table-cell table:formula="of:=[.A68]" office:value-type="float" office:value="-0.0609091">
            <text:p>-0.0609091</text:p>
          </table:table-cell>
          <table:table-cell table:formula="of:=[.B68]*-1" office:value-type="float" office:value="1.2">
            <text:p>1.2</text:p>
          </table:table-cell>
          <table:table-cell table:formula="of:=[.C68]" office:value-type="float" office:value="1.2">
            <text:p>1.2</text:p>
          </table:table-cell>
        </table:table-row>
        <table:table-row table:style-name="ro2">
          <table:table-cell office:value-type="float" office:value="56.946">
            <text:p>56.946</text:p>
          </table:table-cell>
          <table:table-cell office:value-type="float" office:value="-47.9">
            <text:p>-47.9</text:p>
          </table:table-cell>
          <table:table-cell office:value-type="float" office:value="2.6">
            <text:p>2.6</text:p>
          </table:table-cell>
          <table:table-cell/>
          <table:table-cell table:formula="of:=[.A69]" office:value-type="float" office:value="56.946">
            <text:p>56.946</text:p>
          </table:table-cell>
          <table:table-cell table:formula="of:=[.B69]*-1" office:value-type="float" office:value="47.9">
            <text:p>47.9</text:p>
          </table:table-cell>
          <table:table-cell table:formula="of:=[.C69]" office:value-type="float" office:value="2.6">
            <text:p>2.6</text:p>
          </table:table-cell>
        </table:table-row>
        <table:table-row table:style-name="ro2">
          <table:table-cell office:value-type="float" office:value="60.0451">
            <text:p>60.0451</text:p>
          </table:table-cell>
          <table:table-cell office:value-type="float" office:value="-49.9">
            <text:p>-49.9</text:p>
          </table:table-cell>
          <table:table-cell office:value-type="float" office:value="2.8">
            <text:p>2.8</text:p>
          </table:table-cell>
          <table:table-cell/>
          <table:table-cell table:formula="of:=[.A70]" office:value-type="float" office:value="60.0451">
            <text:p>60.0451</text:p>
          </table:table-cell>
          <table:table-cell table:formula="of:=[.B70]*-1" office:value-type="float" office:value="49.9">
            <text:p>49.9</text:p>
          </table:table-cell>
          <table:table-cell table:formula="of:=[.C70]" office:value-type="float" office:value="2.8">
            <text:p>2.8</text:p>
          </table:table-cell>
        </table:table-row>
        <table:table-row table:style-name="ro2">
          <table:table-cell office:value-type="float" office:value="34.8786">
            <text:p>34.8786</text:p>
          </table:table-cell>
          <table:table-cell office:value-type="float" office:value="-34.5">
            <text:p>-34.5</text:p>
          </table:table-cell>
          <table:table-cell office:value-type="float" office:value="1.2">
            <text:p>1.2</text:p>
          </table:table-cell>
          <table:table-cell/>
          <table:table-cell table:formula="of:=[.A71]" office:value-type="float" office:value="34.8786">
            <text:p>34.8786</text:p>
          </table:table-cell>
          <table:table-cell table:formula="of:=[.B71]*-1" office:value-type="float" office:value="34.5">
            <text:p>34.5</text:p>
          </table:table-cell>
          <table:table-cell table:formula="of:=[.C71]" office:value-type="float" office:value="1.2">
            <text:p>1.2</text:p>
          </table:table-cell>
        </table:table-row>
        <table:table-row table:style-name="ro2">
          <table:table-cell office:value-type="float" office:value="31.6339">
            <text:p>31.6339</text:p>
          </table:table-cell>
          <table:table-cell office:value-type="float" office:value="-32.8">
            <text:p>-32.8</text:p>
          </table:table-cell>
          <table:table-cell office:value-type="float" office:value="1">
            <text:p>1</text:p>
          </table:table-cell>
          <table:table-cell/>
          <table:table-cell table:formula="of:=[.A72]" office:value-type="float" office:value="31.6339">
            <text:p>31.6339</text:p>
          </table:table-cell>
          <table:table-cell table:formula="of:=[.B72]*-1" office:value-type="float" office:value="32.8">
            <text:p>32.8</text:p>
          </table:table-cell>
          <table:table-cell table:formula="of:=[.C72]" office:value-type="float" office:value="1">
            <text:p>1</text:p>
          </table:table-cell>
        </table:table-row>
        <table:table-row table:style-name="ro2">
          <table:table-cell office:value-type="float" office:value="-0.0417857">
            <text:p>-0.0417857</text:p>
          </table:table-cell>
          <table:table-cell office:value-type="float" office:value="-6.9">
            <text:p>-6.9</text:p>
          </table:table-cell>
          <table:table-cell office:value-type="float" office:value="5.9">
            <text:p>5.9</text:p>
          </table:table-cell>
          <table:table-cell/>
          <table:table-cell table:formula="of:=[.A73]" office:value-type="float" office:value="-0.0417857">
            <text:p>-0.0417857</text:p>
          </table:table-cell>
          <table:table-cell table:formula="of:=[.B73]*-1" office:value-type="float" office:value="6.9">
            <text:p>6.9</text:p>
          </table:table-cell>
          <table:table-cell table:formula="of:=[.C73]" office:value-type="float" office:value="5.9">
            <text:p>5.9</text:p>
          </table:table-cell>
        </table:table-row>
        <table:table-row table:style-name="ro2">
          <table:table-cell office:value-type="float" office:value="0.82264">
            <text:p>0.82264</text:p>
          </table:table-cell>
          <table:table-cell office:value-type="float" office:value="-4.2">
            <text:p>-4.2</text:p>
          </table:table-cell>
          <table:table-cell office:value-type="float" office:value="3.6">
            <text:p>3.6</text:p>
          </table:table-cell>
          <table:table-cell/>
          <table:table-cell table:formula="of:=[.A74]" office:value-type="float" office:value="0.82264">
            <text:p>0.82264</text:p>
          </table:table-cell>
          <table:table-cell table:formula="of:=[.B74]*-1" office:value-type="float" office:value="4.2">
            <text:p>4.2</text:p>
          </table:table-cell>
          <table:table-cell table:formula="of:=[.C74]" office:value-type="float" office:value="3.6">
            <text:p>3.6</text:p>
          </table:table-cell>
        </table:table-row>
        <table:table-row table:style-name="ro2">
          <table:table-cell office:value-type="float" office:value="8.93325">
            <text:p>8.93325</text:p>
          </table:table-cell>
          <table:table-cell office:value-type="float" office:value="-21.3">
            <text:p>-21.3</text:p>
          </table:table-cell>
          <table:table-cell office:value-type="float" office:value="19.5">
            <text:p>19.5</text:p>
          </table:table-cell>
          <table:table-cell/>
          <table:table-cell table:formula="of:=[.A75]" office:value-type="float" office:value="8.93325">
            <text:p>8.93325</text:p>
          </table:table-cell>
          <table:table-cell table:formula="of:=[.B75]*-1" office:value-type="float" office:value="21.3">
            <text:p>21.3</text:p>
          </table:table-cell>
          <table:table-cell table:formula="of:=[.C75]" office:value-type="float" office:value="19.5">
            <text:p>19.5</text:p>
          </table:table-cell>
        </table:table-row>
        <table:table-row table:style-name="ro2">
          <table:table-cell office:value-type="float" office:value="-3.43366">
            <text:p>-3.43366</text:p>
          </table:table-cell>
          <table:table-cell office:value-type="float" office:value="-19.7">
            <text:p>-19.7</text:p>
          </table:table-cell>
          <table:table-cell office:value-type="float" office:value="18.3">
            <text:p>18.3</text:p>
          </table:table-cell>
          <table:table-cell/>
          <table:table-cell table:formula="of:=[.A76]" office:value-type="float" office:value="-3.43366">
            <text:p>-3.43366</text:p>
          </table:table-cell>
          <table:table-cell table:formula="of:=[.B76]*-1" office:value-type="float" office:value="19.7">
            <text:p>19.7</text:p>
          </table:table-cell>
          <table:table-cell table:formula="of:=[.C76]" office:value-type="float" office:value="18.3">
            <text:p>18.3</text:p>
          </table:table-cell>
        </table:table-row>
        <table:table-row table:style-name="ro2">
          <table:table-cell office:value-type="float" office:value="0.124745">
            <text:p>0.124745</text:p>
          </table:table-cell>
          <table:table-cell office:value-type="float" office:value="-19.4">
            <text:p>-19.4</text:p>
          </table:table-cell>
          <table:table-cell office:value-type="float" office:value="17.6">
            <text:p>17.6</text:p>
          </table:table-cell>
          <table:table-cell/>
          <table:table-cell table:formula="of:=[.A77]" office:value-type="float" office:value="0.124745">
            <text:p>0.124745</text:p>
          </table:table-cell>
          <table:table-cell table:formula="of:=[.B77]*-1" office:value-type="float" office:value="19.4">
            <text:p>19.4</text:p>
          </table:table-cell>
          <table:table-cell table:formula="of:=[.C77]" office:value-type="float" office:value="17.6">
            <text:p>17.6</text:p>
          </table:table-cell>
        </table:table-row>
        <table:table-row table:style-name="ro2">
          <table:table-cell office:value-type="float" office:value="-20.3386">
            <text:p>-20.3386</text:p>
          </table:table-cell>
          <table:table-cell office:value-type="float" office:value="-2.9">
            <text:p>-2.9</text:p>
          </table:table-cell>
          <table:table-cell office:value-type="float" office:value="2.9">
            <text:p>2.9</text:p>
          </table:table-cell>
          <table:table-cell/>
          <table:table-cell table:formula="of:=[.A78]" office:value-type="float" office:value="-20.3386">
            <text:p>-20.3386</text:p>
          </table:table-cell>
          <table:table-cell table:formula="of:=[.B78]*-1" office:value-type="float" office:value="2.9">
            <text:p>2.9</text:p>
          </table:table-cell>
          <table:table-cell table:formula="of:=[.C78]" office:value-type="float" office:value="2.9">
            <text:p>2.9</text:p>
          </table:table-cell>
        </table:table-row>
        <table:table-row table:style-name="ro2">
          <table:table-cell office:value-type="float" office:value="-16.7111">
            <text:p>-16.7111</text:p>
          </table:table-cell>
          <table:table-cell office:value-type="float" office:value="-3.1">
            <text:p>-3.1</text:p>
          </table:table-cell>
          <table:table-cell office:value-type="float" office:value="3">
            <text:p>3</text:p>
          </table:table-cell>
          <table:table-cell/>
          <table:table-cell table:formula="of:=[.A79]" office:value-type="float" office:value="-16.7111">
            <text:p>-16.7111</text:p>
          </table:table-cell>
          <table:table-cell table:formula="of:=[.B79]*-1" office:value-type="float" office:value="3.1">
            <text:p>3.1</text:p>
          </table:table-cell>
          <table:table-cell table:formula="of:=[.C79]" office:value-type="float" office:value="3">
            <text:p>3</text:p>
          </table:table-cell>
        </table:table-row>
        <table:table-row table:style-name="ro2">
          <table:table-cell office:value-type="float" office:value="-0.202712">
            <text:p>-0.202712</text:p>
          </table:table-cell>
          <table:table-cell office:value-type="float" office:value="-11.1">
            <text:p>-11.1</text:p>
          </table:table-cell>
          <table:table-cell office:value-type="float" office:value="9.9">
            <text:p>9.9</text:p>
          </table:table-cell>
          <table:table-cell/>
          <table:table-cell table:formula="of:=[.A80]" office:value-type="float" office:value="-0.202712">
            <text:p>-0.202712</text:p>
          </table:table-cell>
          <table:table-cell table:formula="of:=[.B80]*-1" office:value-type="float" office:value="11.1">
            <text:p>11.1</text:p>
          </table:table-cell>
          <table:table-cell table:formula="of:=[.C80]" office:value-type="float" office:value="9.9">
            <text:p>9.9</text:p>
          </table:table-cell>
        </table:table-row>
        <table:table-row table:style-name="ro2">
          <table:table-cell office:value-type="float" office:value="2.04465">
            <text:p>2.04465</text:p>
          </table:table-cell>
          <table:table-cell office:value-type="float" office:value="-13.2">
            <text:p>-13.2</text:p>
          </table:table-cell>
          <table:table-cell office:value-type="float" office:value="11.8">
            <text:p>11.8</text:p>
          </table:table-cell>
          <table:table-cell/>
          <table:table-cell table:formula="of:=[.A81]" office:value-type="float" office:value="2.04465">
            <text:p>2.04465</text:p>
          </table:table-cell>
          <table:table-cell table:formula="of:=[.B81]*-1" office:value-type="float" office:value="13.2">
            <text:p>13.2</text:p>
          </table:table-cell>
          <table:table-cell table:formula="of:=[.C81]" office:value-type="float" office:value="11.8">
            <text:p>11.8</text:p>
          </table:table-cell>
        </table:table-row>
        <table:table-row table:style-name="ro2">
          <table:table-cell office:value-type="float" office:value="0.324539">
            <text:p>0.324539</text:p>
          </table:table-cell>
          <table:table-cell office:value-type="float" office:value="-23.7">
            <text:p>-23.7</text:p>
          </table:table-cell>
          <table:table-cell office:value-type="float" office:value="22">
            <text:p>22</text:p>
          </table:table-cell>
          <table:table-cell/>
          <table:table-cell table:formula="of:=[.A82]" office:value-type="float" office:value="0.324539">
            <text:p>0.324539</text:p>
          </table:table-cell>
          <table:table-cell table:formula="of:=[.B82]*-1" office:value-type="float" office:value="23.7">
            <text:p>23.7</text:p>
          </table:table-cell>
          <table:table-cell table:formula="of:=[.C82]" office:value-type="float" office:value="22">
            <text:p>22</text:p>
          </table:table-cell>
        </table:table-row>
        <table:table-row table:style-name="ro2">
          <table:table-cell office:value-type="float" office:value="2.63225">
            <text:p>2.63225</text:p>
          </table:table-cell>
          <table:table-cell office:value-type="float" office:value="-21.9">
            <text:p>-21.9</text:p>
          </table:table-cell>
          <table:table-cell office:value-type="float" office:value="19.9">
            <text:p>19.9</text:p>
          </table:table-cell>
          <table:table-cell/>
          <table:table-cell table:formula="of:=[.A83]" office:value-type="float" office:value="2.63225">
            <text:p>2.63225</text:p>
          </table:table-cell>
          <table:table-cell table:formula="of:=[.B83]*-1" office:value-type="float" office:value="21.9">
            <text:p>21.9</text:p>
          </table:table-cell>
          <table:table-cell table:formula="of:=[.C83]" office:value-type="float" office:value="19.9">
            <text:p>19.9</text:p>
          </table:table-cell>
        </table:table-row>
        <table:table-row table:style-name="ro2">
          <table:table-cell office:value-type="float" office:value="-6.98744">
            <text:p>-6.98744</text:p>
          </table:table-cell>
          <table:table-cell office:value-type="float" office:value="-7.5">
            <text:p>-7.5</text:p>
          </table:table-cell>
          <table:table-cell office:value-type="float" office:value="6.9">
            <text:p>6.9</text:p>
          </table:table-cell>
          <table:table-cell/>
          <table:table-cell table:formula="of:=[.A84]" office:value-type="float" office:value="-6.98744">
            <text:p>-6.98744</text:p>
          </table:table-cell>
          <table:table-cell table:formula="of:=[.B84]*-1" office:value-type="float" office:value="7.5">
            <text:p>7.5</text:p>
          </table:table-cell>
          <table:table-cell table:formula="of:=[.C84]" office:value-type="float" office:value="6.9">
            <text:p>6.9</text:p>
          </table:table-cell>
        </table:table-row>
        <table:table-row table:style-name="ro2">
          <table:table-cell office:value-type="float" office:value="-5.55177">
            <text:p>-5.55177</text:p>
          </table:table-cell>
          <table:table-cell office:value-type="float" office:value="-10">
            <text:p>-10</text:p>
          </table:table-cell>
          <table:table-cell office:value-type="float" office:value="9">
            <text:p>9</text:p>
          </table:table-cell>
          <table:table-cell/>
          <table:table-cell table:formula="of:=[.A85]" office:value-type="float" office:value="-5.55177">
            <text:p>-5.55177</text:p>
          </table:table-cell>
          <table:table-cell table:formula="of:=[.B85]*-1" office:value-type="float" office:value="10">
            <text:p>10</text:p>
          </table:table-cell>
          <table:table-cell table:formula="of:=[.C85]" office:value-type="float" office:value="9">
            <text:p>9</text:p>
          </table:table-cell>
        </table:table-row>
        <table:table-row table:style-name="ro2">
          <table:table-cell office:value-type="float" office:value="97.5608">
            <text:p>97.5608</text:p>
          </table:table-cell>
          <table:table-cell office:value-type="float" office:value="-63.9">
            <text:p>-63.9</text:p>
          </table:table-cell>
          <table:table-cell office:value-type="float" office:value="5.1">
            <text:p>5.1</text:p>
          </table:table-cell>
          <table:table-cell/>
          <table:table-cell table:formula="of:=[.A86]" office:value-type="float" office:value="97.5608">
            <text:p>97.5608</text:p>
          </table:table-cell>
          <table:table-cell table:formula="of:=[.B86]*-1" office:value-type="float" office:value="63.9">
            <text:p>63.9</text:p>
          </table:table-cell>
          <table:table-cell table:formula="of:=[.C86]" office:value-type="float" office:value="5.1">
            <text:p>5.1</text:p>
          </table:table-cell>
        </table:table-row>
        <table:table-row table:style-name="ro2">
          <table:table-cell office:value-type="float" office:value="100.777">
            <text:p>100.777</text:p>
          </table:table-cell>
          <table:table-cell office:value-type="float" office:value="-65.4">
            <text:p>-65.4</text:p>
          </table:table-cell>
          <table:table-cell office:value-type="float" office:value="5.3">
            <text:p>5.3</text:p>
          </table:table-cell>
          <table:table-cell/>
          <table:table-cell table:formula="of:=[.A87]" office:value-type="float" office:value="100.777">
            <text:p>100.777</text:p>
          </table:table-cell>
          <table:table-cell table:formula="of:=[.B87]*-1" office:value-type="float" office:value="65.4">
            <text:p>65.4</text:p>
          </table:table-cell>
          <table:table-cell table:formula="of:=[.C87]" office:value-type="float" office:value="5.3">
            <text:p>5.3</text:p>
          </table:table-cell>
        </table:table-row>
        <table:table-row table:style-name="ro2">
          <table:table-cell office:value-type="float" office:value="5.21865">
            <text:p>5.21865</text:p>
          </table:table-cell>
          <table:table-cell office:value-type="float" office:value="-24.2">
            <text:p>-24.2</text:p>
          </table:table-cell>
          <table:table-cell office:value-type="float" office:value="22.5">
            <text:p>22.5</text:p>
          </table:table-cell>
          <table:table-cell/>
          <table:table-cell table:formula="of:=[.A88]" office:value-type="float" office:value="5.21865">
            <text:p>5.21865</text:p>
          </table:table-cell>
          <table:table-cell table:formula="of:=[.B88]*-1" office:value-type="float" office:value="24.2">
            <text:p>24.2</text:p>
          </table:table-cell>
          <table:table-cell table:formula="of:=[.C88]" office:value-type="float" office:value="22.5">
            <text:p>22.5</text:p>
          </table:table-cell>
        </table:table-row>
        <table:table-row table:style-name="ro2">
          <table:table-cell office:value-type="float" office:value="-10.7237">
            <text:p>-10.7237</text:p>
          </table:table-cell>
          <table:table-cell office:value-type="float" office:value="-13.5">
            <text:p>-13.5</text:p>
          </table:table-cell>
          <table:table-cell office:value-type="float" office:value="12.6">
            <text:p>12.6</text:p>
          </table:table-cell>
          <table:table-cell/>
          <table:table-cell table:formula="of:=[.A89]" office:value-type="float" office:value="-10.7237">
            <text:p>-10.7237</text:p>
          </table:table-cell>
          <table:table-cell table:formula="of:=[.B89]*-1" office:value-type="float" office:value="13.5">
            <text:p>13.5</text:p>
          </table:table-cell>
          <table:table-cell table:formula="of:=[.C89]" office:value-type="float" office:value="12.6">
            <text:p>12.6</text:p>
          </table:table-cell>
        </table:table-row>
        <table:table-row table:style-name="ro2">
          <table:table-cell office:value-type="float" office:value="-10.0628">
            <text:p>-10.0628</text:p>
          </table:table-cell>
          <table:table-cell office:value-type="float" office:value="-10.9">
            <text:p>-10.9</text:p>
          </table:table-cell>
          <table:table-cell office:value-type="float" office:value="10.3">
            <text:p>10.3</text:p>
          </table:table-cell>
          <table:table-cell/>
          <table:table-cell table:formula="of:=[.A90]" office:value-type="float" office:value="-10.0628">
            <text:p>-10.0628</text:p>
          </table:table-cell>
          <table:table-cell table:formula="of:=[.B90]*-1" office:value-type="float" office:value="10.9">
            <text:p>10.9</text:p>
          </table:table-cell>
          <table:table-cell table:formula="of:=[.C90]" office:value-type="float" office:value="10.3">
            <text:p>10.3</text:p>
          </table:table-cell>
        </table:table-row>
        <table:table-row table:style-name="ro2">
          <table:table-cell office:value-type="float" office:value="-5.04992">
            <text:p>-5.04992</text:p>
          </table:table-cell>
          <table:table-cell office:value-type="float" office:value="-17.3">
            <text:p>-17.3</text:p>
          </table:table-cell>
          <table:table-cell office:value-type="float" office:value="15.8">
            <text:p>15.8</text:p>
          </table:table-cell>
          <table:table-cell/>
          <table:table-cell table:formula="of:=[.A91]" office:value-type="float" office:value="-5.04992">
            <text:p>-5.04992</text:p>
          </table:table-cell>
          <table:table-cell table:formula="of:=[.B91]*-1" office:value-type="float" office:value="17.3">
            <text:p>17.3</text:p>
          </table:table-cell>
          <table:table-cell table:formula="of:=[.C91]" office:value-type="float" office:value="15.8">
            <text:p>15.8</text:p>
          </table:table-cell>
        </table:table-row>
        <table:table-row table:style-name="ro2">
          <table:table-cell office:value-type="float" office:value="-1.5607">
            <text:p>-1.5607</text:p>
          </table:table-cell>
          <table:table-cell office:value-type="float" office:value="-16.8">
            <text:p>-16.8</text:p>
          </table:table-cell>
          <table:table-cell office:value-type="float" office:value="15.7">
            <text:p>15.7</text:p>
          </table:table-cell>
          <table:table-cell/>
          <table:table-cell table:formula="of:=[.A92]" office:value-type="float" office:value="-1.5607">
            <text:p>-1.5607</text:p>
          </table:table-cell>
          <table:table-cell table:formula="of:=[.B92]*-1" office:value-type="float" office:value="16.8">
            <text:p>16.8</text:p>
          </table:table-cell>
          <table:table-cell table:formula="of:=[.C92]" office:value-type="float" office:value="15.7">
            <text:p>15.7</text:p>
          </table:table-cell>
        </table:table-row>
        <table:table-row table:style-name="ro2">
          <table:table-cell office:value-type="float" office:value="8.61845">
            <text:p>8.61845</text:p>
          </table:table-cell>
          <table:table-cell office:value-type="float" office:value="-25">
            <text:p>-25</text:p>
          </table:table-cell>
          <table:table-cell office:value-type="float" office:value="23.1">
            <text:p>23.1</text:p>
          </table:table-cell>
          <table:table-cell/>
          <table:table-cell table:formula="of:=[.A93]" office:value-type="float" office:value="8.61845">
            <text:p>8.61845</text:p>
          </table:table-cell>
          <table:table-cell table:formula="of:=[.B93]*-1" office:value-type="float" office:value="25">
            <text:p>25</text:p>
          </table:table-cell>
          <table:table-cell table:formula="of:=[.C93]" office:value-type="float" office:value="23.1">
            <text:p>23.1</text:p>
          </table:table-cell>
        </table:table-row>
        <table:table-row table:style-name="ro2">
          <table:table-cell office:value-type="float" office:value="11.2373">
            <text:p>11.2373</text:p>
          </table:table-cell>
          <table:table-cell office:value-type="float" office:value="-23.3">
            <text:p>-23.3</text:p>
          </table:table-cell>
          <table:table-cell office:value-type="float" office:value="21.5">
            <text:p>21.5</text:p>
          </table:table-cell>
          <table:table-cell/>
          <table:table-cell table:formula="of:=[.A94]" office:value-type="float" office:value="11.2373">
            <text:p>11.2373</text:p>
          </table:table-cell>
          <table:table-cell table:formula="of:=[.B94]*-1" office:value-type="float" office:value="23.3">
            <text:p>23.3</text:p>
          </table:table-cell>
          <table:table-cell table:formula="of:=[.C94]" office:value-type="float" office:value="21.5">
            <text:p>21.5</text:p>
          </table:table-cell>
        </table:table-row>
        <table:table-row table:style-name="ro2">
          <table:table-cell office:value-type="float" office:value="131.264">
            <text:p>131.264</text:p>
          </table:table-cell>
          <table:table-cell office:value-type="float" office:value="-71.4">
            <text:p>-71.4</text:p>
          </table:table-cell>
          <table:table-cell office:value-type="float" office:value="7.2">
            <text:p>7.2</text:p>
          </table:table-cell>
          <table:table-cell/>
          <table:table-cell table:formula="of:=[.A95]" office:value-type="float" office:value="131.264">
            <text:p>131.264</text:p>
          </table:table-cell>
          <table:table-cell table:formula="of:=[.B95]*-1" office:value-type="float" office:value="71.4">
            <text:p>71.4</text:p>
          </table:table-cell>
          <table:table-cell table:formula="of:=[.C95]" office:value-type="float" office:value="7.2">
            <text:p>7.2</text:p>
          </table:table-cell>
        </table:table-row>
        <table:table-row table:style-name="ro2">
          <table:table-cell office:value-type="float" office:value="127.879">
            <text:p>127.879</text:p>
          </table:table-cell>
          <table:table-cell office:value-type="float" office:value="-70.5">
            <text:p>-70.5</text:p>
          </table:table-cell>
          <table:table-cell office:value-type="float" office:value="7">
            <text:p>7</text:p>
          </table:table-cell>
          <table:table-cell/>
          <table:table-cell table:formula="of:=[.A96]" office:value-type="float" office:value="127.879">
            <text:p>127.879</text:p>
          </table:table-cell>
          <table:table-cell table:formula="of:=[.B96]*-1" office:value-type="float" office:value="70.5">
            <text:p>70.5</text:p>
          </table:table-cell>
          <table:table-cell table:formula="of:=[.C96]" office:value-type="float" office:value="7">
            <text:p>7</text:p>
          </table:table-cell>
        </table:table-row>
        <table:table-row table:style-name="ro2">
          <table:table-cell office:value-type="float" office:value="-7.15196">
            <text:p>-7.15196</text:p>
          </table:table-cell>
          <table:table-cell office:value-type="float" office:value="-0.9">
            <text:p>-0.9</text:p>
          </table:table-cell>
          <table:table-cell office:value-type="float" office:value="0.9">
            <text:p>0.9</text:p>
          </table:table-cell>
          <table:table-cell/>
          <table:table-cell table:formula="of:=[.A97]" office:value-type="float" office:value="-7.15196">
            <text:p>-7.15196</text:p>
          </table:table-cell>
          <table:table-cell table:formula="of:=[.B97]*-1" office:value-type="float" office:value="0.9">
            <text:p>0.9</text:p>
          </table:table-cell>
          <table:table-cell table:formula="of:=[.C97]" office:value-type="float" office:value="0.9">
            <text:p>0.9</text:p>
          </table:table-cell>
        </table:table-row>
        <table:table-row table:style-name="ro2">
          <table:table-cell office:value-type="float" office:value="-3.74893">
            <text:p>-3.74893</text:p>
          </table:table-cell>
          <table:table-cell office:value-type="float" office:value="-1.4">
            <text:p>-1.4</text:p>
          </table:table-cell>
          <table:table-cell office:value-type="float" office:value="1.4">
            <text:p>1.4</text:p>
          </table:table-cell>
          <table:table-cell/>
          <table:table-cell table:formula="of:=[.A98]" office:value-type="float" office:value="-3.74893">
            <text:p>-3.74893</text:p>
          </table:table-cell>
          <table:table-cell table:formula="of:=[.B98]*-1" office:value-type="float" office:value="1.4">
            <text:p>1.4</text:p>
          </table:table-cell>
          <table:table-cell table:formula="of:=[.C98]" office:value-type="float" office:value="1.4">
            <text:p>1.4</text:p>
          </table:table-cell>
        </table:table-row>
        <table:table-row table:style-name="ro2">
          <table:table-cell office:value-type="float" office:value="12.2631">
            <text:p>12.2631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  <table:table-cell/>
          <table:table-cell table:formula="of:=[.A99]" office:value-type="float" office:value="12.2631">
            <text:p>12.2631</text:p>
          </table:table-cell>
          <table:table-cell table:formula="of:=[.B99]*-1" office:value-type="float" office:value="3.6">
            <text:p>3.6</text:p>
          </table:table-cell>
          <table:table-cell table:formula="of:=[.C99]" office:value-type="float" office:value="3.4">
            <text:p>3.4</text:p>
          </table:table-cell>
        </table:table-row>
        <table:table-row table:style-name="ro2">
          <table:table-cell office:value-type="float" office:value="8.6621">
            <text:p>8.6621</text:p>
          </table:table-cell>
          <table:table-cell office:value-type="float" office:value="-3.1">
            <text:p>-3.1</text:p>
          </table:table-cell>
          <table:table-cell office:value-type="float" office:value="2.6">
            <text:p>2.6</text:p>
          </table:table-cell>
          <table:table-cell/>
          <table:table-cell table:formula="of:=[.A100]" office:value-type="float" office:value="8.6621">
            <text:p>8.6621</text:p>
          </table:table-cell>
          <table:table-cell table:formula="of:=[.B100]*-1" office:value-type="float" office:value="3.1">
            <text:p>3.1</text:p>
          </table:table-cell>
          <table:table-cell table:formula="of:=[.C100]" office:value-type="float" office:value="2.6">
            <text:p>2.6</text:p>
          </table:table-cell>
        </table:table-row>
      </table:table>
      <table:table table:name="25.pure_r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74.709554">
            <text:p>-74.709554</text:p>
          </table:table-cell>
          <table:table-cell office:value-type="float" office:value="0.344302">
            <text:p>0.344302</text:p>
          </table:table-cell>
          <table:table-cell office:value-type="float" office:value="0">
            <text:p>0</text:p>
          </table:table-cell>
          <table:table-cell office:value-type="float" office:value="2.228285">
            <text:p>2.228285</text:p>
          </table:table-cell>
          <table:table-cell office:value-type="float" office:value="0">
            <text:p>0</text:p>
          </table:table-cell>
          <table:table-cell office:value-type="float" office:value="3.74113">
            <text:p>3.74113</text:p>
          </table:table-cell>
          <table:table-cell table:number-columns-repeated="2" office:value-type="float" office:value="2.4">
            <text:p>2.4</text:p>
          </table:table-cell>
          <table:table-cell office:value-type="float" office:value="0.844955">
            <text:p>0.84495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1.920421">
            <text:p>-91.920421</text:p>
          </table:table-cell>
          <table:table-cell office:value-type="float" office:value="0.28727">
            <text:p>0.28727</text:p>
          </table:table-cell>
          <table:table-cell office:value-type="float" office:value="0.045637">
            <text:p>0.04563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4.7875">
            <text:p>84.7875</text:p>
          </table:table-cell>
          <table:table-cell office:value-type="float" office:value="17.7">
            <text:p>17.7</text:p>
          </table:table-cell>
          <table:table-cell office:value-type="float" office:value="4.5">
            <text:p>4.5</text:p>
          </table:table-cell>
          <table:table-cell office:value-type="float" office:value="0.069526">
            <text:p>0.0695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3.166076">
            <text:p>-93.166076</text:p>
          </table:table-cell>
          <table:table-cell office:value-type="float" office:value="0.28727">
            <text:p>0.28727</text:p>
          </table:table-cell>
          <table:table-cell office:value-type="float" office:value="0">
            <text:p>0</text:p>
          </table:table-cell>
          <table:table-cell office:value-type="float" office:value="0.682112">
            <text:p>0.682112</text:p>
          </table:table-cell>
          <table:table-cell office:value-type="float" office:value="11">
            <text:p>11</text:p>
          </table:table-cell>
          <table:table-cell office:value-type="float" office:value="65.0467">
            <text:p>65.0467</text:p>
          </table:table-cell>
          <table:table-cell office:value-type="float" office:value="15.2">
            <text:p>15.2</text:p>
          </table:table-cell>
          <table:table-cell office:value-type="float" office:value="3.2">
            <text:p>3.2</text:p>
          </table:table-cell>
          <table:table-cell office:value-type="float" office:value="0.690608">
            <text:p>0.69060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74.764986">
            <text:p>-74.764986</text:p>
          </table:table-cell>
          <table:table-cell office:value-type="float" office:value="0.344302">
            <text:p>0.344302</text:p>
          </table:table-cell>
          <table:table-cell office:value-type="float" office:value="0.582119">
            <text:p>0.5821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.95381">
            <text:p>4.95381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1.62176">
            <text:p>1.6217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4.1538">
            <text:p>-94.1538</text:p>
          </table:table-cell>
          <table:table-cell office:value-type="float" office:value="0.28727">
            <text:p>0.28727</text:p>
          </table:table-cell>
          <table:table-cell office:value-type="float" office:value="0.883294">
            <text:p>0.883294</text:p>
          </table:table-cell>
          <table:table-cell office:value-type="float" office:value="0.284759">
            <text:p>0.284759</text:p>
          </table:table-cell>
          <table:table-cell office:value-type="float" office:value="0">
            <text:p>0</text:p>
          </table:table-cell>
          <table:table-cell office:value-type="float" office:value="54.6561">
            <text:p>54.6561</text:p>
          </table:table-cell>
          <table:table-cell office:value-type="float" office:value="13.4">
            <text:p>13.4</text:p>
          </table:table-cell>
          <table:table-cell office:value-type="float" office:value="2.5">
            <text:p>2.5</text:p>
          </table:table-cell>
          <table:table-cell office:value-type="float" office:value="1.00029">
            <text:p>1.0002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4.685699">
            <text:p>-94.685699</text:p>
          </table:table-cell>
          <table:table-cell office:value-type="float" office:value="0.28727">
            <text:p>0.28727</text:p>
          </table:table-cell>
          <table:table-cell office:value-type="float" office:value="0.5675">
            <text:p>0.5675</text:p>
          </table:table-cell>
          <table:table-cell office:value-type="float" office:value="0.05462">
            <text:p>0.05462</text:p>
          </table:table-cell>
          <table:table-cell office:value-type="float" office:value="0">
            <text:p>0</text:p>
          </table:table-cell>
          <table:table-cell office:value-type="float" office:value="33.8031">
            <text:p>33.8031</text:p>
          </table:table-cell>
          <table:table-cell office:value-type="float" office:value="10.9">
            <text:p>10.9</text:p>
          </table:table-cell>
          <table:table-cell office:value-type="float" office:value="1.2">
            <text:p>1.2</text:p>
          </table:table-cell>
          <table:table-cell office:value-type="float" office:value="0.322511">
            <text:p>0.3225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3.351285">
            <text:p>-93.351285</text:p>
          </table:table-cell>
          <table:table-cell office:value-type="float" office:value="0.28727">
            <text:p>0.28727</text:p>
          </table:table-cell>
          <table:table-cell office:value-type="float" office:value="0.390692">
            <text:p>0.390692</text:p>
          </table:table-cell>
          <table:table-cell office:value-type="float" office:value="0.607098">
            <text:p>0.607098</text:p>
          </table:table-cell>
          <table:table-cell office:value-type="float" office:value="18">
            <text:p>18</text:p>
          </table:table-cell>
          <table:table-cell office:value-type="float" office:value="71.1619">
            <text:p>71.1619</text:p>
          </table:table-cell>
          <table:table-cell office:value-type="float" office:value="16.1">
            <text:p>16.1</text:p>
          </table:table-cell>
          <table:table-cell office:value-type="float" office:value="3.6">
            <text:p>3.6</text:p>
          </table:table-cell>
          <table:table-cell office:value-type="float" office:value="1.07967">
            <text:p>1.079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4.723195">
            <text:p>-94.723195</text:p>
          </table:table-cell>
          <table:table-cell office:value-type="float" office:value="0.28727">
            <text:p>0.28727</text:p>
          </table:table-cell>
          <table:table-cell office:value-type="float" office:value="0.390692">
            <text:p>0.39069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.6741">
            <text:p>22.6741</text:p>
          </table:table-cell>
          <table:table-cell office:value-type="float" office:value="8.7">
            <text:p>8.7</text:p>
          </table:table-cell>
          <table:table-cell office:value-type="float" office:value="0.5">
            <text:p>0.5</text:p>
          </table:table-cell>
          <table:table-cell office:value-type="float" office:value="0.111186">
            <text:p>0.11118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86.760645">
            <text:p>-86.760645</text:p>
          </table:table-cell>
          <table:table-cell office:value-type="float" office:value="2.934439">
            <text:p>2.934439</text:p>
          </table:table-cell>
          <table:table-cell office:value-type="float" office:value="0">
            <text:p>0</text:p>
          </table:table-cell>
          <table:table-cell office:value-type="float" office:value="0.420222">
            <text:p>0.420222</text:p>
          </table:table-cell>
          <table:table-cell office:value-type="float" office:value="27">
            <text:p>27</text:p>
          </table:table-cell>
          <table:table-cell office:value-type="float" office:value="174.917">
            <text:p>174.917</text:p>
          </table:table-cell>
          <table:table-cell office:value-type="float" office:value="23.1">
            <text:p>23.1</text:p>
          </table:table-cell>
          <table:table-cell office:value-type="float" office:value="10.5">
            <text:p>10.5</text:p>
          </table:table-cell>
          <table:table-cell office:value-type="float" office:value="0.780042">
            <text:p>0.78004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74.990907">
            <text:p>-74.990907</text:p>
          </table:table-cell>
          <table:table-cell office:value-type="float" office:value="0.344302">
            <text:p>0.3443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79848">
            <text:p>6.79848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0.345189">
            <text:p>0.3451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376293">
            <text:p>-94.376293</text:p>
          </table:table-cell>
          <table:table-cell office:value-type="float" office:value="0.133313">
            <text:p>0.13331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9.5594">
            <text:p>49.5594</text:p>
          </table:table-cell>
          <table:table-cell office:value-type="float" office:value="13.3">
            <text:p>13.3</text:p>
          </table:table-cell>
          <table:table-cell office:value-type="float" office:value="2.2">
            <text:p>2.2</text:p>
          </table:table-cell>
          <table:table-cell office:value-type="float" office:value="0.001969">
            <text:p>0.00196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87.034973">
            <text:p>-87.034973</text:p>
          </table:table-cell>
          <table:table-cell office:value-type="float" office:value="0.28727">
            <text:p>0.287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0.711">
            <text:p>180.711</text:p>
          </table:table-cell>
          <table:table-cell office:value-type="float" office:value="23.3">
            <text:p>23.3</text:p>
          </table:table-cell>
          <table:table-cell office:value-type="float" office:value="11.9">
            <text:p>11.9</text:p>
          </table:table-cell>
          <table:table-cell office:value-type="float" office:value="1.84034">
            <text:p>1.8403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4.581377">
            <text:p>-94.581377</text:p>
          </table:table-cell>
          <table:table-cell office:value-type="float" office:value="0.28727">
            <text:p>0.28727</text:p>
          </table:table-cell>
          <table:table-cell office:value-type="float" office:value="0">
            <text:p>0</text:p>
          </table:table-cell>
          <table:table-cell office:value-type="float" office:value="0.401589">
            <text:p>0.401589</text:p>
          </table:table-cell>
          <table:table-cell office:value-type="float" office:value="30">
            <text:p>30</text:p>
          </table:table-cell>
          <table:table-cell office:value-type="float" office:value="36.2137">
            <text:p>36.2137</text:p>
          </table:table-cell>
          <table:table-cell office:value-type="float" office:value="11.2">
            <text:p>11.2</text:p>
          </table:table-cell>
          <table:table-cell office:value-type="float" office:value="1.3">
            <text:p>1.3</text:p>
          </table:table-cell>
          <table:table-cell office:value-type="float" office:value="0.185061">
            <text:p>0.18506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4.291164">
            <text:p>-94.291164</text:p>
          </table:table-cell>
          <table:table-cell office:value-type="float" office:value="0.28727">
            <text:p>0.28727</text:p>
          </table:table-cell>
          <table:table-cell office:value-type="float" office:value="0.883294">
            <text:p>0.883294</text:p>
          </table:table-cell>
          <table:table-cell office:value-type="float" office:value="0.284759">
            <text:p>0.284759</text:p>
          </table:table-cell>
          <table:table-cell office:value-type="float" office:value="0">
            <text:p>0</text:p>
          </table:table-cell>
          <table:table-cell office:value-type="float" office:value="35.9235">
            <text:p>35.9235</text:p>
          </table:table-cell>
          <table:table-cell office:value-type="float" office:value="11.1">
            <text:p>11.1</text:p>
          </table:table-cell>
          <table:table-cell office:value-type="float" office:value="1.3">
            <text:p>1.3</text:p>
          </table:table-cell>
          <table:table-cell office:value-type="float" office:value="0.715275">
            <text:p>0.71527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72.096106">
            <text:p>-72.096106</text:p>
          </table:table-cell>
          <table:table-cell office:value-type="float" office:value="0.344302">
            <text:p>0.344302</text:p>
          </table:table-cell>
          <table:table-cell office:value-type="float" office:value="0.582119">
            <text:p>0.5821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.31162">
            <text:p>5.31162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59686">
            <text:p>1.5968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2.805586">
            <text:p>-92.805586</text:p>
          </table:table-cell>
          <table:table-cell office:value-type="float" office:value="0.28727">
            <text:p>0.28727</text:p>
          </table:table-cell>
          <table:table-cell office:value-type="float" office:value="0.250388">
            <text:p>0.250388</text:p>
          </table:table-cell>
          <table:table-cell office:value-type="float" office:value="0.607098">
            <text:p>0.607098</text:p>
          </table:table-cell>
          <table:table-cell office:value-type="float" office:value="20">
            <text:p>20</text:p>
          </table:table-cell>
          <table:table-cell office:value-type="float" office:value="75.8849">
            <text:p>75.8849</text:p>
          </table:table-cell>
          <table:table-cell office:value-type="float" office:value="17.2">
            <text:p>17.2</text:p>
          </table:table-cell>
          <table:table-cell office:value-type="float" office:value="3.9">
            <text:p>3.9</text:p>
          </table:table-cell>
          <table:table-cell office:value-type="float" office:value="1.29663">
            <text:p>1.2966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2.992402">
            <text:p>-92.992402</text:p>
          </table:table-cell>
          <table:table-cell office:value-type="float" office:value="0.28727">
            <text:p>0.28727</text:p>
          </table:table-cell>
          <table:table-cell office:value-type="float" office:value="0.390692">
            <text:p>0.390692</text:p>
          </table:table-cell>
          <table:table-cell office:value-type="float" office:value="0.607098">
            <text:p>0.607098</text:p>
          </table:table-cell>
          <table:table-cell office:value-type="float" office:value="15">
            <text:p>15</text:p>
          </table:table-cell>
          <table:table-cell office:value-type="float" office:value="66.5754">
            <text:p>66.5754</text:p>
          </table:table-cell>
          <table:table-cell office:value-type="float" office:value="15.6">
            <text:p>15.6</text:p>
          </table:table-cell>
          <table:table-cell office:value-type="float" office:value="3.3">
            <text:p>3.3</text:p>
          </table:table-cell>
          <table:table-cell office:value-type="float" office:value="1.07487">
            <text:p>1.0748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4.361055">
            <text:p>-74.361055</text:p>
          </table:table-cell>
          <table:table-cell office:value-type="float" office:value="1.779995">
            <text:p>1.779995</text:p>
          </table:table-cell>
          <table:table-cell office:value-type="float" office:value="0">
            <text:p>0</text:p>
          </table:table-cell>
          <table:table-cell office:value-type="float" office:value="3.101913">
            <text:p>3.101913</text:p>
          </table:table-cell>
          <table:table-cell office:value-type="float" office:value="2">
            <text:p>2</text:p>
          </table:table-cell>
          <table:table-cell office:value-type="float" office:value="7.01967">
            <text:p>7.01967</text:p>
          </table:table-cell>
          <table:table-cell office:value-type="float" office:value="2.9">
            <text:p>2.9</text:p>
          </table:table-cell>
          <table:table-cell office:value-type="float" office:value="2.8">
            <text:p>2.8</text:p>
          </table:table-cell>
          <table:table-cell office:value-type="float" office:value="1.30213">
            <text:p>1.3021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94.709619">
            <text:p>-94.709619</text:p>
          </table:table-cell>
          <table:table-cell office:value-type="float" office:value="0.133313">
            <text:p>0.133313</text:p>
          </table:table-cell>
          <table:table-cell office:value-type="float" office:value="0.311256">
            <text:p>0.311256</text:p>
          </table:table-cell>
          <table:table-cell office:value-type="float" office:value="0.008363">
            <text:p>0.008363</text:p>
          </table:table-cell>
          <table:table-cell office:value-type="float" office:value="0">
            <text:p>0</text:p>
          </table:table-cell>
          <table:table-cell office:value-type="float" office:value="37.3856">
            <text:p>37.3856</text:p>
          </table:table-cell>
          <table:table-cell office:value-type="float" office:value="11.4">
            <text:p>11.4</text:p>
          </table:table-cell>
          <table:table-cell office:value-type="float" office:value="1.4">
            <text:p>1.4</text:p>
          </table:table-cell>
          <table:table-cell office:value-type="float" office:value="0.231125">
            <text:p>0.23112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87.388658">
            <text:p>-87.388658</text:p>
          </table:table-cell>
          <table:table-cell office:value-type="float" office:value="2.899196">
            <text:p>2.899196</text:p>
          </table:table-cell>
          <table:table-cell office:value-type="float" office:value="0.983904">
            <text:p>0.98390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83.597">
            <text:p>183.597</text:p>
          </table:table-cell>
          <table:table-cell office:value-type="float" office:value="23.3">
            <text:p>23.3</text:p>
          </table:table-cell>
          <table:table-cell office:value-type="float" office:value="11.1">
            <text:p>11.1</text:p>
          </table:table-cell>
          <table:table-cell office:value-type="float" office:value="1.70936">
            <text:p>1.709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75.795799">
            <text:p>-75.795799</text:p>
          </table:table-cell>
          <table:table-cell office:value-type="float" office:value="0.344302">
            <text:p>0.344302</text:p>
          </table:table-cell>
          <table:table-cell office:value-type="float" office:value="0.582119">
            <text:p>0.582119</text:p>
          </table:table-cell>
          <table:table-cell office:value-type="float" office:value="2.190508">
            <text:p>2.190508</text:p>
          </table:table-cell>
          <table:table-cell office:value-type="float" office:value="0">
            <text:p>0</text:p>
          </table:table-cell>
          <table:table-cell office:value-type="float" office:value="12.2021">
            <text:p>12.2021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1.50869">
            <text:p>1.5086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73.539928">
            <text:p>-73.539928</text:p>
          </table:table-cell>
          <table:table-cell office:value-type="float" office:value="0.344302">
            <text:p>0.344302</text:p>
          </table:table-cell>
          <table:table-cell office:value-type="float" office:value="0">
            <text:p>0</text:p>
          </table:table-cell>
          <table:table-cell office:value-type="float" office:value="4.149795">
            <text:p>4.149795</text:p>
          </table:table-cell>
          <table:table-cell office:value-type="float" office:value="0">
            <text:p>0</text:p>
          </table:table-cell>
          <table:table-cell office:value-type="float" office:value="5.87093">
            <text:p>5.87093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1.47391">
            <text:p>1.4739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71.833577">
            <text:p>-71.833577</text:p>
          </table:table-cell>
          <table:table-cell office:value-type="float" office:value="1.779995">
            <text:p>1.779995</text:p>
          </table:table-cell>
          <table:table-cell office:value-type="float" office:value="1">
            <text:p>1</text:p>
          </table:table-cell>
          <table:table-cell office:value-type="float" office:value="2.857957">
            <text:p>2.857957</text:p>
          </table:table-cell>
          <table:table-cell office:value-type="float" office:value="2">
            <text:p>2</text:p>
          </table:table-cell>
          <table:table-cell office:value-type="float" office:value="7.13243">
            <text:p>7.13243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1.35283">
            <text:p>1.3528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80.451455">
            <text:p>-80.451455</text:p>
          </table:table-cell>
          <table:table-cell office:value-type="float" office:value="0.344302">
            <text:p>0.344302</text:p>
          </table:table-cell>
          <table:table-cell office:value-type="float" office:value="0.575016">
            <text:p>0.5750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47.407">
            <text:p>247.407</text:p>
          </table:table-cell>
          <table:table-cell office:value-type="float" office:value="23.9">
            <text:p>23.9</text:p>
          </table:table-cell>
          <table:table-cell office:value-type="float" office:value="17.3">
            <text:p>17.3</text:p>
          </table:table-cell>
          <table:table-cell office:value-type="float" office:value="0.879305">
            <text:p>0.87930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5.71516">
            <text:p>-75.71516</text:p>
          </table:table-cell>
          <table:table-cell office:value-type="float" office:value="0.344302">
            <text:p>0.344302</text:p>
          </table:table-cell>
          <table:table-cell office:value-type="float" office:value="0.582119">
            <text:p>0.582119</text:p>
          </table:table-cell>
          <table:table-cell office:value-type="float" office:value="2.190508">
            <text:p>2.190508</text:p>
          </table:table-cell>
          <table:table-cell office:value-type="float" office:value="2">
            <text:p>2</text:p>
          </table:table-cell>
          <table:table-cell office:value-type="float" office:value="13.2679">
            <text:p>13.2679</text:p>
          </table:table-cell>
          <table:table-cell office:value-type="float" office:value="3.3">
            <text:p>3.3</text:p>
          </table:table-cell>
          <table:table-cell office:value-type="float" office:value="2.9">
            <text:p>2.9</text:p>
          </table:table-cell>
          <table:table-cell office:value-type="float" office:value="1.5439">
            <text:p>1.543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90.295547">
            <text:p>-90.295547</text:p>
          </table:table-cell>
          <table:table-cell office:value-type="float" office:value="0.378766">
            <text:p>0.378766</text:p>
          </table:table-cell>
          <table:table-cell office:value-type="float" office:value="0.137062">
            <text:p>0.137062</text:p>
          </table:table-cell>
          <table:table-cell office:value-type="float" office:value="3.658809">
            <text:p>3.658809</text:p>
          </table:table-cell>
          <table:table-cell office:value-type="float" office:value="47">
            <text:p>47</text:p>
          </table:table-cell>
          <table:table-cell office:value-type="float" office:value="110.735">
            <text:p>110.735</text:p>
          </table:table-cell>
          <table:table-cell office:value-type="float" office:value="19.2">
            <text:p>19.2</text:p>
          </table:table-cell>
          <table:table-cell office:value-type="float" office:value="6.3">
            <text:p>6.3</text:p>
          </table:table-cell>
          <table:table-cell office:value-type="float" office:value="4.95143">
            <text:p>4.9514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4.71653">
            <text:p>-94.71653</text:p>
          </table:table-cell>
          <table:table-cell office:value-type="float" office:value="0.28727">
            <text:p>0.28727</text:p>
          </table:table-cell>
          <table:table-cell office:value-type="float" office:value="0.5675">
            <text:p>0.5675</text:p>
          </table:table-cell>
          <table:table-cell office:value-type="float" office:value="0.05462">
            <text:p>0.05462</text:p>
          </table:table-cell>
          <table:table-cell office:value-type="float" office:value="0">
            <text:p>0</text:p>
          </table:table-cell>
          <table:table-cell office:value-type="float" office:value="25.8782">
            <text:p>25.8782</text:p>
          </table:table-cell>
          <table:table-cell office:value-type="float" office:value="9.2">
            <text:p>9.2</text:p>
          </table:table-cell>
          <table:table-cell office:value-type="float" office:value="0.7">
            <text:p>0.7</text:p>
          </table:table-cell>
          <table:table-cell office:value-type="float" office:value="0.255297">
            <text:p>0.25529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3.821309">
            <text:p>-93.821309</text:p>
          </table:table-cell>
          <table:table-cell office:value-type="float" office:value="0.28727">
            <text:p>0.28727</text:p>
          </table:table-cell>
          <table:table-cell office:value-type="float" office:value="0.411478">
            <text:p>0.411478</text:p>
          </table:table-cell>
          <table:table-cell office:value-type="float" office:value="0.83334">
            <text:p>0.83334</text:p>
          </table:table-cell>
          <table:table-cell office:value-type="float" office:value="11">
            <text:p>11</text:p>
          </table:table-cell>
          <table:table-cell office:value-type="float" office:value="44.1827">
            <text:p>44.1827</text:p>
          </table:table-cell>
          <table:table-cell office:value-type="float" office:value="12.2">
            <text:p>12.2</text:p>
          </table:table-cell>
          <table:table-cell office:value-type="float" office:value="1.9">
            <text:p>1.9</text:p>
          </table:table-cell>
          <table:table-cell office:value-type="float" office:value="0.986002">
            <text:p>0.98600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4.203614">
            <text:p>-94.203614</text:p>
          </table:table-cell>
          <table:table-cell office:value-type="float" office:value="0.28727">
            <text:p>0.28727</text:p>
          </table:table-cell>
          <table:table-cell office:value-type="float" office:value="0.883294">
            <text:p>0.883294</text:p>
          </table:table-cell>
          <table:table-cell office:value-type="float" office:value="0.284759">
            <text:p>0.284759</text:p>
          </table:table-cell>
          <table:table-cell office:value-type="float" office:value="0">
            <text:p>0</text:p>
          </table:table-cell>
          <table:table-cell office:value-type="float" office:value="35.8127">
            <text:p>35.8127</text:p>
          </table:table-cell>
          <table:table-cell office:value-type="float" office:value="11">
            <text:p>11</text:p>
          </table:table-cell>
          <table:table-cell office:value-type="float" office:value="1.3">
            <text:p>1.3</text:p>
          </table:table-cell>
          <table:table-cell office:value-type="float" office:value="0.715275">
            <text:p>0.71527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7.834896">
            <text:p>-77.834896</text:p>
          </table:table-cell>
          <table:table-cell office:value-type="float" office:value="0.344302">
            <text:p>0.344302</text:p>
          </table:table-cell>
          <table:table-cell office:value-type="float" office:value="0">
            <text:p>0</text:p>
          </table:table-cell>
          <table:table-cell office:value-type="float" office:value="2.228285">
            <text:p>2.228285</text:p>
          </table:table-cell>
          <table:table-cell office:value-type="float" office:value="0">
            <text:p>0</text:p>
          </table:table-cell>
          <table:table-cell office:value-type="float" office:value="14.0311">
            <text:p>14.0311</text:p>
          </table:table-cell>
          <table:table-cell office:value-type="float" office:value="2.9">
            <text:p>2.9</text:p>
          </table:table-cell>
          <table:table-cell office:value-type="float" office:value="2.4">
            <text:p>2.4</text:p>
          </table:table-cell>
          <table:table-cell office:value-type="float" office:value="0.978527">
            <text:p>0.97852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3.162055">
            <text:p>-73.162055</text:p>
          </table:table-cell>
          <table:table-cell office:value-type="float" office:value="1.779995">
            <text:p>1.779995</text:p>
          </table:table-cell>
          <table:table-cell office:value-type="float" office:value="0">
            <text:p>0</text:p>
          </table:table-cell>
          <table:table-cell office:value-type="float" office:value="2.857957">
            <text:p>2.857957</text:p>
          </table:table-cell>
          <table:table-cell office:value-type="float" office:value="2">
            <text:p>2</text:p>
          </table:table-cell>
          <table:table-cell office:value-type="float" office:value="9.42493">
            <text:p>9.42493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1.59329">
            <text:p>1.5932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3.210857">
            <text:p>-93.210857</text:p>
          </table:table-cell>
          <table:table-cell office:value-type="float" office:value="0.28727">
            <text:p>0.28727</text:p>
          </table:table-cell>
          <table:table-cell office:value-type="float" office:value="0">
            <text:p>0</text:p>
          </table:table-cell>
          <table:table-cell office:value-type="float" office:value="0.607098">
            <text:p>0.607098</text:p>
          </table:table-cell>
          <table:table-cell office:value-type="float" office:value="10">
            <text:p>10</text:p>
          </table:table-cell>
          <table:table-cell office:value-type="float" office:value="80.8299">
            <text:p>80.8299</text:p>
          </table:table-cell>
          <table:table-cell office:value-type="float" office:value="17.5">
            <text:p>17.5</text:p>
          </table:table-cell>
          <table:table-cell office:value-type="float" office:value="4.2">
            <text:p>4.2</text:p>
          </table:table-cell>
          <table:table-cell office:value-type="float" office:value="0.801101">
            <text:p>0.80110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5">
            <text:p>-95</text:p>
          </table:table-cell>
          <table:table-cell office:value-type="float" office:value="0.133313">
            <text:p>0.13331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.8836">
            <text:p>14.8836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000736">
            <text:p>0.00073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89.884845">
            <text:p>-89.884845</text:p>
          </table:table-cell>
          <table:table-cell office:value-type="float" office:value="2.934439">
            <text:p>2.934439</text:p>
          </table:table-cell>
          <table:table-cell office:value-type="float" office:value="0.318678">
            <text:p>0.318678</text:p>
          </table:table-cell>
          <table:table-cell office:value-type="float" office:value="0.279141">
            <text:p>0.279141</text:p>
          </table:table-cell>
          <table:table-cell office:value-type="float" office:value="43">
            <text:p>43</text:p>
          </table:table-cell>
          <table:table-cell office:value-type="float" office:value="112.649">
            <text:p>112.649</text:p>
          </table:table-cell>
          <table:table-cell office:value-type="float" office:value="19.2">
            <text:p>19.2</text:p>
          </table:table-cell>
          <table:table-cell office:value-type="float" office:value="6.1">
            <text:p>6.1</text:p>
          </table:table-cell>
          <table:table-cell office:value-type="float" office:value="0.831044">
            <text:p>0.83104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2.35834">
            <text:p>-72.35834</text:p>
          </table:table-cell>
          <table:table-cell office:value-type="float" office:value="1.779995">
            <text:p>1.779995</text:p>
          </table:table-cell>
          <table:table-cell office:value-type="float" office:value="0.758229">
            <text:p>0.758229</text:p>
          </table:table-cell>
          <table:table-cell office:value-type="float" office:value="2.857957">
            <text:p>2.857957</text:p>
          </table:table-cell>
          <table:table-cell office:value-type="float" office:value="0">
            <text:p>0</text:p>
          </table:table-cell>
          <table:table-cell office:value-type="float" office:value="11.674">
            <text:p>11.674</text:p>
          </table:table-cell>
          <table:table-cell office:value-type="float" office:value="3.1">
            <text:p>3.1</text:p>
          </table:table-cell>
          <table:table-cell office:value-type="float" office:value="2.8">
            <text:p>2.8</text:p>
          </table:table-cell>
          <table:table-cell office:value-type="float" office:value="1.84188">
            <text:p>1.8418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4.429038">
            <text:p>-94.429038</text:p>
          </table:table-cell>
          <table:table-cell office:value-type="float" office:value="0.719428">
            <text:p>0.719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.0263">
            <text:p>18.0263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0.14829">
            <text:p>0.1482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355766">
            <text:p>-94.355766</text:p>
          </table:table-cell>
          <table:table-cell office:value-type="float" office:value="2.082869">
            <text:p>2.082869</text:p>
          </table:table-cell>
          <table:table-cell office:value-type="float" office:value="0.699379">
            <text:p>0.699379</text:p>
          </table:table-cell>
          <table:table-cell office:value-type="float" office:value="3.419564">
            <text:p>3.419564</text:p>
          </table:table-cell>
          <table:table-cell office:value-type="float" office:value="14">
            <text:p>14</text:p>
          </table:table-cell>
          <table:table-cell office:value-type="float" office:value="22.3839">
            <text:p>22.3839</text:p>
          </table:table-cell>
          <table:table-cell office:value-type="float" office:value="8.1">
            <text:p>8.1</text:p>
          </table:table-cell>
          <table:table-cell office:value-type="float" office:value="0.7">
            <text:p>0.7</text:p>
          </table:table-cell>
          <table:table-cell office:value-type="float" office:value="1.43294">
            <text:p>1.4329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3.419308">
            <text:p>-93.419308</text:p>
          </table:table-cell>
          <table:table-cell office:value-type="float" office:value="0.28727">
            <text:p>0.28727</text:p>
          </table:table-cell>
          <table:table-cell office:value-type="float" office:value="0">
            <text:p>0</text:p>
          </table:table-cell>
          <table:table-cell office:value-type="float" office:value="0.957694">
            <text:p>0.957694</text:p>
          </table:table-cell>
          <table:table-cell office:value-type="float" office:value="9">
            <text:p>9</text:p>
          </table:table-cell>
          <table:table-cell office:value-type="float" office:value="62.4974">
            <text:p>62.4974</text:p>
          </table:table-cell>
          <table:table-cell office:value-type="float" office:value="14.9">
            <text:p>14.9</text:p>
          </table:table-cell>
          <table:table-cell office:value-type="float" office:value="3">
            <text:p>3</text:p>
          </table:table-cell>
          <table:table-cell office:value-type="float" office:value="0.676463">
            <text:p>0.67646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88.859182">
            <text:p>-88.859182</text:p>
          </table:table-cell>
          <table:table-cell office:value-type="float" office:value="1.779995">
            <text:p>1.7799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.42338">
            <text:p>1.4233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0">
            <text:p>-70</text:p>
          </table:table-cell>
          <table:table-cell office:value-type="float" office:value="0.344302">
            <text:p>0.34430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45722">
            <text:p>0.24572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94457">
            <text:p>1.9445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3.350241">
            <text:p>-93.350241</text:p>
          </table:table-cell>
          <table:table-cell office:value-type="float" office:value="0.28727">
            <text:p>0.28727</text:p>
          </table:table-cell>
          <table:table-cell office:value-type="float" office:value="0">
            <text:p>0</text:p>
          </table:table-cell>
          <table:table-cell office:value-type="float" office:value="0.957694">
            <text:p>0.957694</text:p>
          </table:table-cell>
          <table:table-cell office:value-type="float" office:value="8">
            <text:p>8</text:p>
          </table:table-cell>
          <table:table-cell office:value-type="float" office:value="72.2935">
            <text:p>72.2935</text:p>
          </table:table-cell>
          <table:table-cell office:value-type="float" office:value="16.5">
            <text:p>16.5</text:p>
          </table:table-cell>
          <table:table-cell office:value-type="float" office:value="3.6">
            <text:p>3.6</text:p>
          </table:table-cell>
          <table:table-cell office:value-type="float" office:value="0.949507">
            <text:p>0.94950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0.765985">
            <text:p>-90.765985</text:p>
          </table:table-cell>
          <table:table-cell office:value-type="float" office:value="2.497456">
            <text:p>2.497456</text:p>
          </table:table-cell>
          <table:table-cell office:value-type="float" office:value="0.012791">
            <text:p>0.012791</text:p>
          </table:table-cell>
          <table:table-cell office:value-type="float" office:value="1.221093">
            <text:p>1.221093</text:p>
          </table:table-cell>
          <table:table-cell office:value-type="float" office:value="21">
            <text:p>21</text:p>
          </table:table-cell>
          <table:table-cell office:value-type="float" office:value="114.159">
            <text:p>114.159</text:p>
          </table:table-cell>
          <table:table-cell office:value-type="float" office:value="20">
            <text:p>20</text:p>
          </table:table-cell>
          <table:table-cell office:value-type="float" office:value="6.2">
            <text:p>6.2</text:p>
          </table:table-cell>
          <table:table-cell office:value-type="float" office:value="1.59115">
            <text:p>1.5911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86.709148">
            <text:p>-86.709148</text:p>
          </table:table-cell>
          <table:table-cell office:value-type="float" office:value="0.344302">
            <text:p>0.344302</text:p>
          </table:table-cell>
          <table:table-cell office:value-type="float" office:value="0.575016">
            <text:p>0.5750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3.988">
            <text:p>183.988</text:p>
          </table:table-cell>
          <table:table-cell office:value-type="float" office:value="23.4">
            <text:p>23.4</text:p>
          </table:table-cell>
          <table:table-cell office:value-type="float" office:value="12.4">
            <text:p>12.4</text:p>
          </table:table-cell>
          <table:table-cell office:value-type="float" office:value="1.13023">
            <text:p>1.1302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70">
            <text:p>-70</text:p>
          </table:table-cell>
          <table:table-cell office:value-type="float" office:value="0.344302">
            <text:p>0.344302</text:p>
          </table:table-cell>
          <table:table-cell office:value-type="float" office:value="0.575016">
            <text:p>0.575016</text:p>
          </table:table-cell>
          <table:table-cell office:value-type="float" office:value="4.456754">
            <text:p>4.456754</text:p>
          </table:table-cell>
          <table:table-cell office:value-type="float" office:value="2">
            <text:p>2</text:p>
          </table:table-cell>
          <table:table-cell office:value-type="float" office:value="3.94739">
            <text:p>3.94739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1.50923">
            <text:p>1.5092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0.534265">
            <text:p>-90.534265</text:p>
          </table:table-cell>
          <table:table-cell office:value-type="float" office:value="2.934439">
            <text:p>2.934439</text:p>
          </table:table-cell>
          <table:table-cell office:value-type="float" office:value="0.318678">
            <text:p>0.318678</text:p>
          </table:table-cell>
          <table:table-cell office:value-type="float" office:value="0.55845">
            <text:p>0.55845</text:p>
          </table:table-cell>
          <table:table-cell office:value-type="float" office:value="41">
            <text:p>41</text:p>
          </table:table-cell>
          <table:table-cell office:value-type="float" office:value="125.56">
            <text:p>125.56</text:p>
          </table:table-cell>
          <table:table-cell office:value-type="float" office:value="21">
            <text:p>21</text:p>
          </table:table-cell>
          <table:table-cell office:value-type="float" office:value="6.9">
            <text:p>6.9</text:p>
          </table:table-cell>
          <table:table-cell office:value-type="float" office:value="1.51989">
            <text:p>1.5198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87.676229">
            <text:p>-87.676229</text:p>
          </table:table-cell>
          <table:table-cell office:value-type="float" office:value="2.934439">
            <text:p>2.934439</text:p>
          </table:table-cell>
          <table:table-cell office:value-type="float" office:value="0.318678">
            <text:p>0.318678</text:p>
          </table:table-cell>
          <table:table-cell office:value-type="float" office:value="0.55845">
            <text:p>0.55845</text:p>
          </table:table-cell>
          <table:table-cell office:value-type="float" office:value="47">
            <text:p>47</text:p>
          </table:table-cell>
          <table:table-cell office:value-type="float" office:value="148.405">
            <text:p>148.405</text:p>
          </table:table-cell>
          <table:table-cell office:value-type="float" office:value="22">
            <text:p>22</text:p>
          </table:table-cell>
          <table:table-cell office:value-type="float" office:value="8.8">
            <text:p>8.8</text:p>
          </table:table-cell>
          <table:table-cell office:value-type="float" office:value="1.61303">
            <text:p>1.613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70">
            <text:p>-70</text:p>
          </table:table-cell>
          <table:table-cell office:value-type="float" office:value="0.344302">
            <text:p>0.344302</text:p>
          </table:table-cell>
          <table:table-cell office:value-type="float" office:value="0.582119">
            <text:p>0.5821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.67649">
            <text:p>3.67649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59686">
            <text:p>1.5968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3.789141">
            <text:p>-93.789141</text:p>
          </table:table-cell>
          <table:table-cell office:value-type="float" office:value="0.344302">
            <text:p>0.344302</text:p>
          </table:table-cell>
          <table:table-cell office:value-type="float" office:value="0.181131">
            <text:p>0.181131</text:p>
          </table:table-cell>
          <table:table-cell office:value-type="float" office:value="1.585623">
            <text:p>1.585623</text:p>
          </table:table-cell>
          <table:table-cell office:value-type="float" office:value="4">
            <text:p>4</text:p>
          </table:table-cell>
          <table:table-cell office:value-type="float" office:value="60.9952">
            <text:p>60.9952</text:p>
          </table:table-cell>
          <table:table-cell office:value-type="float" office:value="14.2">
            <text:p>14.2</text:p>
          </table:table-cell>
          <table:table-cell office:value-type="float" office:value="2.9">
            <text:p>2.9</text:p>
          </table:table-cell>
          <table:table-cell office:value-type="float" office:value="1.47402">
            <text:p>1.4740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2.784504">
            <text:p>-92.784504</text:p>
          </table:table-cell>
          <table:table-cell office:value-type="float" office:value="0.28727">
            <text:p>0.28727</text:p>
          </table:table-cell>
          <table:table-cell office:value-type="float" office:value="0">
            <text:p>0</text:p>
          </table:table-cell>
          <table:table-cell office:value-type="float" office:value="0.607098">
            <text:p>0.607098</text:p>
          </table:table-cell>
          <table:table-cell office:value-type="float" office:value="12">
            <text:p>12</text:p>
          </table:table-cell>
          <table:table-cell office:value-type="float" office:value="79.5387">
            <text:p>79.5387</text:p>
          </table:table-cell>
          <table:table-cell office:value-type="float" office:value="17.3">
            <text:p>17.3</text:p>
          </table:table-cell>
          <table:table-cell office:value-type="float" office:value="4.2">
            <text:p>4.2</text:p>
          </table:table-cell>
          <table:table-cell office:value-type="float" office:value="0.798749">
            <text:p>0.79874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2.412163">
            <text:p>-92.412163</text:p>
          </table:table-cell>
          <table:table-cell office:value-type="float" office:value="2.082869">
            <text:p>2.0828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5.6549">
            <text:p>55.6549</text:p>
          </table:table-cell>
          <table:table-cell office:value-type="float" office:value="13.9">
            <text:p>13.9</text:p>
          </table:table-cell>
          <table:table-cell office:value-type="float" office:value="2.5">
            <text:p>2.5</text:p>
          </table:table-cell>
          <table:table-cell office:value-type="float" office:value="0.712552">
            <text:p>0.7125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75.448519">
            <text:p>-75.448519</text:p>
          </table:table-cell>
          <table:table-cell office:value-type="float" office:value="0.344302">
            <text:p>0.344302</text:p>
          </table:table-cell>
          <table:table-cell office:value-type="float" office:value="0">
            <text:p>0</text:p>
          </table:table-cell>
          <table:table-cell office:value-type="float" office:value="2.228285">
            <text:p>2.228285</text:p>
          </table:table-cell>
          <table:table-cell office:value-type="float" office:value="0">
            <text:p>0</text:p>
          </table:table-cell>
          <table:table-cell office:value-type="float" office:value="10.0318">
            <text:p>10.0318</text:p>
          </table:table-cell>
          <table:table-cell office:value-type="float" office:value="2.9">
            <text:p>2.9</text:p>
          </table:table-cell>
          <table:table-cell office:value-type="float" office:value="2.5">
            <text:p>2.5</text:p>
          </table:table-cell>
          <table:table-cell office:value-type="float" office:value="0.978527">
            <text:p>0.97852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2.14086">
            <text:p>-92.14086</text:p>
          </table:table-cell>
          <table:table-cell office:value-type="float" office:value="0.28727">
            <text:p>0.28727</text:p>
          </table:table-cell>
          <table:table-cell office:value-type="float" office:value="0.5675">
            <text:p>0.5675</text:p>
          </table:table-cell>
          <table:table-cell office:value-type="float" office:value="0.05462">
            <text:p>0.05462</text:p>
          </table:table-cell>
          <table:table-cell office:value-type="float" office:value="14">
            <text:p>14</text:p>
          </table:table-cell>
          <table:table-cell office:value-type="float" office:value="89.7578">
            <text:p>89.7578</text:p>
          </table:table-cell>
          <table:table-cell office:value-type="float" office:value="18.4">
            <text:p>18.4</text:p>
          </table:table-cell>
          <table:table-cell office:value-type="float" office:value="4.8">
            <text:p>4.8</text:p>
          </table:table-cell>
          <table:table-cell office:value-type="float" office:value="0.898818">
            <text:p>0.89881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79.547221">
            <text:p>-79.547221</text:p>
          </table:table-cell>
          <table:table-cell office:value-type="float" office:value="0.344302">
            <text:p>0.344302</text:p>
          </table:table-cell>
          <table:table-cell office:value-type="float" office:value="0.582119">
            <text:p>0.582119</text:p>
          </table:table-cell>
          <table:table-cell office:value-type="float" office:value="2.190508">
            <text:p>2.190508</text:p>
          </table:table-cell>
          <table:table-cell office:value-type="float" office:value="0">
            <text:p>0</text:p>
          </table:table-cell>
          <table:table-cell office:value-type="float" office:value="13.0215">
            <text:p>13.0215</text:p>
          </table:table-cell>
          <table:table-cell office:value-type="float" office:value="2.8">
            <text:p>2.8</text:p>
          </table:table-cell>
          <table:table-cell office:value-type="float" office:value="2.3">
            <text:p>2.3</text:p>
          </table:table-cell>
          <table:table-cell office:value-type="float" office:value="1.71295">
            <text:p>1.7129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1.877639">
            <text:p>-91.877639</text:p>
          </table:table-cell>
          <table:table-cell office:value-type="float" office:value="2.934439">
            <text:p>2.934439</text:p>
          </table:table-cell>
          <table:table-cell office:value-type="float" office:value="0.403463">
            <text:p>0.403463</text:p>
          </table:table-cell>
          <table:table-cell office:value-type="float" office:value="0.55845">
            <text:p>0.55845</text:p>
          </table:table-cell>
          <table:table-cell office:value-type="float" office:value="32">
            <text:p>32</text:p>
          </table:table-cell>
          <table:table-cell office:value-type="float" office:value="84.9092">
            <text:p>84.9092</text:p>
          </table:table-cell>
          <table:table-cell office:value-type="float" office:value="17.7">
            <text:p>17.7</text:p>
          </table:table-cell>
          <table:table-cell office:value-type="float" office:value="4.3">
            <text:p>4.3</text:p>
          </table:table-cell>
          <table:table-cell office:value-type="float" office:value="1.35651">
            <text:p>1.3565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86678">
            <text:p>-94.86678</text:p>
          </table:table-cell>
          <table:table-cell office:value-type="float" office:value="0.133313">
            <text:p>0.13331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.2852">
            <text:p>27.2852</text:p>
          </table:table-cell>
          <table:table-cell office:value-type="float" office:value="9.7">
            <text:p>9.7</text:p>
          </table:table-cell>
          <table:table-cell office:value-type="float" office:value="0.8">
            <text:p>0.8</text:p>
          </table:table-cell>
          <table:table-cell office:value-type="float" office:value="0.001353">
            <text:p>0.00135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3.505487">
            <text:p>-93.505487</text:p>
          </table:table-cell>
          <table:table-cell office:value-type="float" office:value="2.188332">
            <text:p>2.188332</text:p>
          </table:table-cell>
          <table:table-cell office:value-type="float" office:value="0.240539">
            <text:p>0.240539</text:p>
          </table:table-cell>
          <table:table-cell office:value-type="float" office:value="1.046581">
            <text:p>1.046581</text:p>
          </table:table-cell>
          <table:table-cell office:value-type="float" office:value="1">
            <text:p>1</text:p>
          </table:table-cell>
          <table:table-cell office:value-type="float" office:value="49.6204">
            <text:p>49.6204</text:p>
          </table:table-cell>
          <table:table-cell office:value-type="float" office:value="13.2">
            <text:p>13.2</text:p>
          </table:table-cell>
          <table:table-cell office:value-type="float" office:value="2.1">
            <text:p>2.1</text:p>
          </table:table-cell>
          <table:table-cell office:value-type="float" office:value="1.13117">
            <text:p>1.1311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4.347074">
            <text:p>-94.347074</text:p>
          </table:table-cell>
          <table:table-cell office:value-type="float" office:value="0.28727">
            <text:p>0.28727</text:p>
          </table:table-cell>
          <table:table-cell office:value-type="float" office:value="0.512272">
            <text:p>0.512272</text:p>
          </table:table-cell>
          <table:table-cell office:value-type="float" office:value="1.533213">
            <text:p>1.533213</text:p>
          </table:table-cell>
          <table:table-cell office:value-type="float" office:value="0">
            <text:p>0</text:p>
          </table:table-cell>
          <table:table-cell office:value-type="float" office:value="39.3076">
            <text:p>39.3076</text:p>
          </table:table-cell>
          <table:table-cell office:value-type="float" office:value="11.8">
            <text:p>11.8</text:p>
          </table:table-cell>
          <table:table-cell office:value-type="float" office:value="1.6">
            <text:p>1.6</text:p>
          </table:table-cell>
          <table:table-cell office:value-type="float" office:value="1.54209">
            <text:p>1.5420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74.827632">
            <text:p>-74.827632</text:p>
          </table:table-cell>
          <table:table-cell office:value-type="float" office:value="0.344302">
            <text:p>0.344302</text:p>
          </table:table-cell>
          <table:table-cell office:value-type="float" office:value="1">
            <text:p>1</text:p>
          </table:table-cell>
          <table:table-cell office:value-type="float" office:value="2.190508">
            <text:p>2.190508</text:p>
          </table:table-cell>
          <table:table-cell office:value-type="float" office:value="0">
            <text:p>0</text:p>
          </table:table-cell>
          <table:table-cell office:value-type="float" office:value="7.62054">
            <text:p>7.62054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1.01783">
            <text:p>1.0178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74.176643">
            <text:p>-74.176643</text:p>
          </table:table-cell>
          <table:table-cell office:value-type="float" office:value="1.779995">
            <text:p>1.779995</text:p>
          </table:table-cell>
          <table:table-cell office:value-type="float" office:value="0.34802">
            <text:p>0.34802</text:p>
          </table:table-cell>
          <table:table-cell office:value-type="float" office:value="2.857957">
            <text:p>2.857957</text:p>
          </table:table-cell>
          <table:table-cell office:value-type="float" office:value="2">
            <text:p>2</text:p>
          </table:table-cell>
          <table:table-cell office:value-type="float" office:value="8.15779">
            <text:p>8.15779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office:value-type="float" office:value="1.54782">
            <text:p>1.5478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94.622025">
            <text:p>-94.622025</text:p>
          </table:table-cell>
          <table:table-cell office:value-type="float" office:value="0.133313">
            <text:p>0.133313</text:p>
          </table:table-cell>
          <table:table-cell office:value-type="float" office:value="0.311256">
            <text:p>0.3112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.0027">
            <text:p>45.0027</text:p>
          </table:table-cell>
          <table:table-cell office:value-type="float" office:value="13">
            <text:p>13</text:p>
          </table:table-cell>
          <table:table-cell office:value-type="float" office:value="1.9">
            <text:p>1.9</text:p>
          </table:table-cell>
          <table:table-cell office:value-type="float" office:value="0.289225">
            <text:p>0.28922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1.598816">
            <text:p>-91.598816</text:p>
          </table:table-cell>
          <table:table-cell office:value-type="float" office:value="2.934439">
            <text:p>2.934439</text:p>
          </table:table-cell>
          <table:table-cell office:value-type="float" office:value="0.318678">
            <text:p>0.318678</text:p>
          </table:table-cell>
          <table:table-cell office:value-type="float" office:value="0.279141">
            <text:p>0.279141</text:p>
          </table:table-cell>
          <table:table-cell office:value-type="float" office:value="50">
            <text:p>50</text:p>
          </table:table-cell>
          <table:table-cell office:value-type="float" office:value="98.0115">
            <text:p>98.0115</text:p>
          </table:table-cell>
          <table:table-cell office:value-type="float" office:value="19.1">
            <text:p>19.1</text:p>
          </table:table-cell>
          <table:table-cell office:value-type="float" office:value="5.2">
            <text:p>5.2</text:p>
          </table:table-cell>
          <table:table-cell office:value-type="float" office:value="0.867617">
            <text:p>0.86761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3.746213">
            <text:p>-93.746213</text:p>
          </table:table-cell>
          <table:table-cell office:value-type="float" office:value="2.934439">
            <text:p>2.934439</text:p>
          </table:table-cell>
          <table:table-cell office:value-type="float" office:value="0.318678">
            <text:p>0.31867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0.0515">
            <text:p>40.0515</text:p>
          </table:table-cell>
          <table:table-cell office:value-type="float" office:value="11.7">
            <text:p>11.7</text:p>
          </table:table-cell>
          <table:table-cell office:value-type="float" office:value="1.5">
            <text:p>1.5</text:p>
          </table:table-cell>
          <table:table-cell office:value-type="float" office:value="0.22767">
            <text:p>0.227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1.803514">
            <text:p>-71.803514</text:p>
          </table:table-cell>
          <table:table-cell office:value-type="float" office:value="0.344302">
            <text:p>0.344302</text:p>
          </table:table-cell>
          <table:table-cell office:value-type="float" office:value="0">
            <text:p>0</text:p>
          </table:table-cell>
          <table:table-cell office:value-type="float" office:value="3.421899">
            <text:p>3.421899</text:p>
          </table:table-cell>
          <table:table-cell office:value-type="float" office:value="1">
            <text:p>1</text:p>
          </table:table-cell>
          <table:table-cell office:value-type="float" office:value="1.71632">
            <text:p>1.71632</text:p>
          </table:table-cell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office:value-type="float" office:value="1.48926">
            <text:p>1.4892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3.863768">
            <text:p>-73.863768</text:p>
          </table:table-cell>
          <table:table-cell office:value-type="float" office:value="1.779995">
            <text:p>1.779995</text:p>
          </table:table-cell>
          <table:table-cell office:value-type="float" office:value="0">
            <text:p>0</text:p>
          </table:table-cell>
          <table:table-cell office:value-type="float" office:value="3.101913">
            <text:p>3.101913</text:p>
          </table:table-cell>
          <table:table-cell office:value-type="float" office:value="1">
            <text:p>1</text:p>
          </table:table-cell>
          <table:table-cell office:value-type="float" office:value="5.60576">
            <text:p>5.60576</text:p>
          </table:table-cell>
          <table:table-cell table:number-columns-repeated="2" office:value-type="float" office:value="2.8">
            <text:p>2.8</text:p>
          </table:table-cell>
          <table:table-cell office:value-type="float" office:value="1.30213">
            <text:p>1.302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82.049651">
            <text:p>-82.049651</text:p>
          </table:table-cell>
          <table:table-cell office:value-type="float" office:value="1.779995">
            <text:p>1.779995</text:p>
          </table:table-cell>
          <table:table-cell office:value-type="float" office:value="0.758229">
            <text:p>0.7582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7.211">
            <text:p>237.211</text:p>
          </table:table-cell>
          <table:table-cell office:value-type="float" office:value="23.8">
            <text:p>23.8</text:p>
          </table:table-cell>
          <table:table-cell office:value-type="float" office:value="15.7">
            <text:p>15.7</text:p>
          </table:table-cell>
          <table:table-cell office:value-type="float" office:value="1.04134">
            <text:p>1.0413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75.209758">
            <text:p>-75.209758</text:p>
          </table:table-cell>
          <table:table-cell office:value-type="float" office:value="0.344302">
            <text:p>0.344302</text:p>
          </table:table-cell>
          <table:table-cell office:value-type="float" office:value="1">
            <text:p>1</text:p>
          </table:table-cell>
          <table:table-cell office:value-type="float" office:value="2.190508">
            <text:p>2.190508</text:p>
          </table:table-cell>
          <table:table-cell office:value-type="float" office:value="0">
            <text:p>0</text:p>
          </table:table-cell>
          <table:table-cell office:value-type="float" office:value="11.0155">
            <text:p>11.015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78931">
            <text:p>1.7893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3.920423">
            <text:p>-93.920423</text:p>
          </table:table-cell>
          <table:table-cell office:value-type="float" office:value="0.344302">
            <text:p>0.344302</text:p>
          </table:table-cell>
          <table:table-cell office:value-type="float" office:value="0.181131">
            <text:p>0.181131</text:p>
          </table:table-cell>
          <table:table-cell office:value-type="float" office:value="1.585623">
            <text:p>1.585623</text:p>
          </table:table-cell>
          <table:table-cell office:value-type="float" office:value="5">
            <text:p>5</text:p>
          </table:table-cell>
          <table:table-cell office:value-type="float" office:value="59.3853">
            <text:p>59.3853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1.49031">
            <text:p>1.4903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0892">
            <text:p>-94.0892</text:p>
          </table:table-cell>
          <table:table-cell office:value-type="float" office:value="1.102386">
            <text:p>1.102386</text:p>
          </table:table-cell>
          <table:table-cell office:value-type="float" office:value="1">
            <text:p>1</text:p>
          </table:table-cell>
          <table:table-cell office:value-type="float" office:value="0.1729">
            <text:p>0.1729</text:p>
          </table:table-cell>
          <table:table-cell office:value-type="float" office:value="11">
            <text:p>11</text:p>
          </table:table-cell>
          <table:table-cell office:value-type="float" office:value="26.8305">
            <text:p>26.8305</text:p>
          </table:table-cell>
          <table:table-cell office:value-type="float" office:value="9.3">
            <text:p>9.3</text:p>
          </table:table-cell>
          <table:table-cell office:value-type="float" office:value="0.7">
            <text:p>0.7</text:p>
          </table:table-cell>
          <table:table-cell office:value-type="float" office:value="0.389909">
            <text:p>0.38990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77.603079">
            <text:p>-77.603079</text:p>
          </table:table-cell>
          <table:table-cell office:value-type="float" office:value="0.344302">
            <text:p>0.344302</text:p>
          </table:table-cell>
          <table:table-cell office:value-type="float" office:value="0.582119">
            <text:p>0.582119</text:p>
          </table:table-cell>
          <table:table-cell office:value-type="float" office:value="2.190508">
            <text:p>2.190508</text:p>
          </table:table-cell>
          <table:table-cell office:value-type="float" office:value="2">
            <text:p>2</text:p>
          </table:table-cell>
          <table:table-cell office:value-type="float" office:value="14.0315">
            <text:p>14.0315</text:p>
          </table:table-cell>
          <table:table-cell office:value-type="float" office:value="3.1">
            <text:p>3.1</text:p>
          </table:table-cell>
          <table:table-cell office:value-type="float" office:value="2.6">
            <text:p>2.6</text:p>
          </table:table-cell>
          <table:table-cell office:value-type="float" office:value="1.4817">
            <text:p>1.481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4.386727">
            <text:p>-94.386727</text:p>
          </table:table-cell>
          <table:table-cell office:value-type="float" office:value="0.28727">
            <text:p>0.28727</text:p>
          </table:table-cell>
          <table:table-cell office:value-type="float" office:value="0.369808">
            <text:p>0.369808</text:p>
          </table:table-cell>
          <table:table-cell office:value-type="float" office:value="1.522898">
            <text:p>1.522898</text:p>
          </table:table-cell>
          <table:table-cell office:value-type="float" office:value="0">
            <text:p>0</text:p>
          </table:table-cell>
          <table:table-cell office:value-type="float" office:value="44.6698">
            <text:p>44.6698</text:p>
          </table:table-cell>
          <table:table-cell office:value-type="float" office:value="12.8">
            <text:p>12.8</text:p>
          </table:table-cell>
          <table:table-cell office:value-type="float" office:value="1.9">
            <text:p>1.9</text:p>
          </table:table-cell>
          <table:table-cell office:value-type="float" office:value="1.46438">
            <text:p>1.4643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  <table:table-cell office:value-type="float" office:value="0.344302">
            <text:p>0.344302</text:p>
          </table:table-cell>
          <table:table-cell office:value-type="float" office:value="0.575016">
            <text:p>0.575016</text:p>
          </table:table-cell>
          <table:table-cell office:value-type="float" office:value="4.456754">
            <text:p>4.456754</text:p>
          </table:table-cell>
          <table:table-cell office:value-type="float" office:value="2">
            <text:p>2</text:p>
          </table:table-cell>
          <table:table-cell table:number-columns-repeated="4" office:value-type="float" office:value="1.50923">
            <text:p>1.5092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4.325261">
            <text:p>-94.325261</text:p>
          </table:table-cell>
          <table:table-cell office:value-type="float" office:value="0.719428">
            <text:p>0.719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.4881">
            <text:p>19.4881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0.209009">
            <text:p>0.20900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5.554837">
            <text:p>-75.554837</text:p>
          </table:table-cell>
          <table:table-cell office:value-type="float" office:value="0.344302">
            <text:p>0.344302</text:p>
          </table:table-cell>
          <table:table-cell office:value-type="float" office:value="1">
            <text:p>1</text:p>
          </table:table-cell>
          <table:table-cell office:value-type="float" office:value="2.289147">
            <text:p>2.289147</text:p>
          </table:table-cell>
          <table:table-cell office:value-type="float" office:value="2">
            <text:p>2</text:p>
          </table:table-cell>
          <table:table-cell office:value-type="float" office:value="12.5047">
            <text:p>12.5047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.65873">
            <text:p>1.6587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92.208225">
            <text:p>-92.208225</text:p>
          </table:table-cell>
          <table:table-cell office:value-type="float" office:value="0.719428">
            <text:p>0.719428</text:p>
          </table:table-cell>
          <table:table-cell office:value-type="float" office:value="0.939802">
            <text:p>0.9398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9.4553">
            <text:p>59.4553</text:p>
          </table:table-cell>
          <table:table-cell office:value-type="float" office:value="14.1">
            <text:p>14.1</text:p>
          </table:table-cell>
          <table:table-cell office:value-type="float" office:value="2.8">
            <text:p>2.8</text:p>
          </table:table-cell>
          <table:table-cell office:value-type="float" office:value="0.766021">
            <text:p>0.76602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87.254747">
            <text:p>-87.254747</text:p>
          </table:table-cell>
          <table:table-cell office:value-type="float" office:value="0.28727">
            <text:p>0.287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9.82">
            <text:p>169.82</text:p>
          </table:table-cell>
          <table:table-cell office:value-type="float" office:value="22.2">
            <text:p>22.2</text:p>
          </table:table-cell>
          <table:table-cell office:value-type="float" office:value="11.1">
            <text:p>11.1</text:p>
          </table:table-cell>
          <table:table-cell office:value-type="float" office:value="1.84663">
            <text:p>1.8466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4.660707">
            <text:p>-94.660707</text:p>
          </table:table-cell>
          <table:table-cell office:value-type="float" office:value="0.28727">
            <text:p>0.28727</text:p>
          </table:table-cell>
          <table:table-cell office:value-type="float" office:value="0.388523">
            <text:p>0.3885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2.5581">
            <text:p>32.5581</text:p>
          </table:table-cell>
          <table:table-cell office:value-type="float" office:value="10.3">
            <text:p>10.3</text:p>
          </table:table-cell>
          <table:table-cell office:value-type="float" office:value="1.1">
            <text:p>1.1</text:p>
          </table:table-cell>
          <table:table-cell office:value-type="float" office:value="0.246887">
            <text:p>0.24688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0.83866">
            <text:p>-90.83866</text:p>
          </table:table-cell>
          <table:table-cell office:value-type="float" office:value="0.28727">
            <text:p>0.28727</text:p>
          </table:table-cell>
          <table:table-cell office:value-type="float" office:value="0.388523">
            <text:p>0.388523</text:p>
          </table:table-cell>
          <table:table-cell office:value-type="float" office:value="0.543598">
            <text:p>0.543598</text:p>
          </table:table-cell>
          <table:table-cell office:value-type="float" office:value="25">
            <text:p>25</text:p>
          </table:table-cell>
          <table:table-cell office:value-type="float" office:value="121.447">
            <text:p>121.447</text:p>
          </table:table-cell>
          <table:table-cell office:value-type="float" office:value="20.4">
            <text:p>20.4</text:p>
          </table:table-cell>
          <table:table-cell office:value-type="float" office:value="7.1">
            <text:p>7.1</text:p>
          </table:table-cell>
          <table:table-cell office:value-type="float" office:value="1.9186">
            <text:p>1.918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4.483856">
            <text:p>-94.483856</text:p>
          </table:table-cell>
          <table:table-cell office:value-type="float" office:value="0.28727">
            <text:p>0.28727</text:p>
          </table:table-cell>
          <table:table-cell office:value-type="float" office:value="0.809874">
            <text:p>0.809874</text:p>
          </table:table-cell>
          <table:table-cell table:number-columns-repeated="2" office:value-type="float" office:value="0">
            <text:p>0</text:p>
          </table:table-cell>
          <table:table-cell office:value-type="float" office:value="40.8127">
            <text:p>40.8127</text:p>
          </table:table-cell>
          <table:table-cell office:value-type="float" office:value="12">
            <text:p>12</text:p>
          </table:table-cell>
          <table:table-cell office:value-type="float" office:value="1.6">
            <text:p>1.6</text:p>
          </table:table-cell>
          <table:table-cell office:value-type="float" office:value="0.553061">
            <text:p>0.55306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85.988351">
            <text:p>-85.988351</text:p>
          </table:table-cell>
          <table:table-cell office:value-type="float" office:value="0.344302">
            <text:p>0.344302</text:p>
          </table:table-cell>
          <table:table-cell office:value-type="float" office:value="0.575016">
            <text:p>0.5750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1.384">
            <text:p>191.384</text:p>
          </table:table-cell>
          <table:table-cell office:value-type="float" office:value="23.7">
            <text:p>23.7</text:p>
          </table:table-cell>
          <table:table-cell office:value-type="float" office:value="12.8">
            <text:p>12.8</text:p>
          </table:table-cell>
          <table:table-cell office:value-type="float" office:value="0.987995">
            <text:p>0.98799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1.900206">
            <text:p>-91.900206</text:p>
          </table:table-cell>
          <table:table-cell office:value-type="float" office:value="0.719428">
            <text:p>0.719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7.898">
            <text:p>87.898</text:p>
          </table:table-cell>
          <table:table-cell office:value-type="float" office:value="18">
            <text:p>18</text:p>
          </table:table-cell>
          <table:table-cell office:value-type="float" office:value="4.6">
            <text:p>4.6</text:p>
          </table:table-cell>
          <table:table-cell office:value-type="float" office:value="1.202">
            <text:p>1.20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2.368199">
            <text:p>-92.368199</text:p>
          </table:table-cell>
          <table:table-cell office:value-type="float" office:value="0.344302">
            <text:p>0.344302</text:p>
          </table:table-cell>
          <table:table-cell office:value-type="float" office:value="1">
            <text:p>1</text:p>
          </table:table-cell>
          <table:table-cell office:value-type="float" office:value="0.110579">
            <text:p>0.110579</text:p>
          </table:table-cell>
          <table:table-cell office:value-type="float" office:value="17">
            <text:p>17</text:p>
          </table:table-cell>
          <table:table-cell office:value-type="float" office:value="71.0959">
            <text:p>71.0959</text:p>
          </table:table-cell>
          <table:table-cell office:value-type="float" office:value="15.9">
            <text:p>15.9</text:p>
          </table:table-cell>
          <table:table-cell office:value-type="float" office:value="3.6">
            <text:p>3.6</text:p>
          </table:table-cell>
          <table:table-cell office:value-type="float" office:value="1.15409">
            <text:p>1.1540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94.864154">
            <text:p>-94.864154</text:p>
          </table:table-cell>
          <table:table-cell office:value-type="float" office:value="0.133313">
            <text:p>0.133313</text:p>
          </table:table-cell>
          <table:table-cell office:value-type="float" office:value="0.311256">
            <text:p>0.311256</text:p>
          </table:table-cell>
          <table:table-cell table:number-columns-repeated="2" office:value-type="float" office:value="0">
            <text:p>0</text:p>
          </table:table-cell>
          <table:table-cell office:value-type="float" office:value="25.6831">
            <text:p>25.6831</text:p>
          </table:table-cell>
          <table:table-cell office:value-type="float" office:value="9">
            <text:p>9</text:p>
          </table:table-cell>
          <table:table-cell office:value-type="float" office:value="0.7">
            <text:p>0.7</text:p>
          </table:table-cell>
          <table:table-cell office:value-type="float" office:value="0.124379">
            <text:p>0.12437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3.735763">
            <text:p>-73.735763</text:p>
          </table:table-cell>
          <table:table-cell office:value-type="float" office:value="0.344302">
            <text:p>0.344302</text:p>
          </table:table-cell>
          <table:table-cell office:value-type="float" office:value="0.582119">
            <text:p>0.582119</text:p>
          </table:table-cell>
          <table:table-cell office:value-type="float" office:value="1.95152">
            <text:p>1.95152</text:p>
          </table:table-cell>
          <table:table-cell office:value-type="float" office:value="2">
            <text:p>2</text:p>
          </table:table-cell>
          <table:table-cell office:value-type="float" office:value="13.8797">
            <text:p>13.8797</text:p>
          </table:table-cell>
          <table:table-cell office:value-type="float" office:value="3.6">
            <text:p>3.6</text:p>
          </table:table-cell>
          <table:table-cell office:value-type="float" office:value="3.3">
            <text:p>3.3</text:p>
          </table:table-cell>
          <table:table-cell office:value-type="float" office:value="1.24744">
            <text:p>1.24744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2.935459">
            <text:p>-72.935459</text:p>
          </table:table-cell>
          <table:table-cell office:value-type="float" office:value="1.779995">
            <text:p>1.779995</text:p>
          </table:table-cell>
          <table:table-cell office:value-type="float" office:value="0">
            <text:p>0</text:p>
          </table:table-cell>
          <table:table-cell office:value-type="float" office:value="3.844344">
            <text:p>3.844344</text:p>
          </table:table-cell>
          <table:table-cell office:value-type="float" office:value="0">
            <text:p>0</text:p>
          </table:table-cell>
          <table:table-cell office:value-type="float" office:value="4.25516">
            <text:p>4.25516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1.27553">
            <text:p>1.2755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74.381874">
            <text:p>-74.381874</text:p>
          </table:table-cell>
          <table:table-cell office:value-type="float" office:value="0.344302">
            <text:p>0.344302</text:p>
          </table:table-cell>
          <table:table-cell office:value-type="float" office:value="0.582119">
            <text:p>0.582119</text:p>
          </table:table-cell>
          <table:table-cell office:value-type="float" office:value="1.95152">
            <text:p>1.95152</text:p>
          </table:table-cell>
          <table:table-cell office:value-type="float" office:value="0">
            <text:p>0</text:p>
          </table:table-cell>
          <table:table-cell office:value-type="float" office:value="2.4413">
            <text:p>2.4413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.874175">
            <text:p>0.87417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94.611469">
            <text:p>-94.611469</text:p>
          </table:table-cell>
          <table:table-cell office:value-type="float" office:value="0.719428">
            <text:p>0.719428</text:p>
          </table:table-cell>
          <table:table-cell office:value-type="float" office:value="0.939802">
            <text:p>0.9398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.3691">
            <text:p>16.3691</text:p>
          </table:table-cell>
          <table:table-cell office:value-type="float" office:value="6.8">
            <text:p>6.8</text:p>
          </table:table-cell>
          <table:table-cell office:value-type="float" office:value="0.1">
            <text:p>0.1</text:p>
          </table:table-cell>
          <table:table-cell office:value-type="float" office:value="0.055601">
            <text:p>0.05560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72.827087">
            <text:p>-72.827087</text:p>
          </table:table-cell>
          <table:table-cell office:value-type="float" office:value="0.344302">
            <text:p>0.344302</text:p>
          </table:table-cell>
          <table:table-cell office:value-type="float" office:value="0">
            <text:p>0</text:p>
          </table:table-cell>
          <table:table-cell office:value-type="float" office:value="2.228285">
            <text:p>2.228285</text:p>
          </table:table-cell>
          <table:table-cell office:value-type="float" office:value="2">
            <text:p>2</text:p>
          </table:table-cell>
          <table:table-cell office:value-type="float" office:value="6.33015">
            <text:p>6.33015</text:p>
          </table:table-cell>
          <table:table-cell table:number-columns-repeated="2" office:value-type="float" office:value="2.7">
            <text:p>2.7</text:p>
          </table:table-cell>
          <table:table-cell office:value-type="float" office:value="1.37165">
            <text:p>1.3716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0">
            <text:p>-70</text:p>
          </table:table-cell>
          <table:table-cell office:value-type="float" office:value="0.344302">
            <text:p>0.344302</text:p>
          </table:table-cell>
          <table:table-cell office:value-type="float" office:value="1">
            <text:p>1</text:p>
          </table:table-cell>
          <table:table-cell office:value-type="float" office:value="2.190508">
            <text:p>2.190508</text:p>
          </table:table-cell>
          <table:table-cell office:value-type="float" office:value="0">
            <text:p>0</text:p>
          </table:table-cell>
          <table:table-cell office:value-type="float" office:value="0.085579">
            <text:p>0.085579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.70385">
            <text:p>0.7038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70">
            <text:p>-70</text:p>
          </table:table-cell>
          <table:table-cell office:value-type="float" office:value="0.344302">
            <text:p>0.344302</text:p>
          </table:table-cell>
          <table:table-cell office:value-type="float" office:value="1">
            <text:p>1</text:p>
          </table:table-cell>
          <table:table-cell office:value-type="float" office:value="4.456754">
            <text:p>4.456754</text:p>
          </table:table-cell>
          <table:table-cell office:value-type="float" office:value="1">
            <text:p>1</text:p>
          </table:table-cell>
          <table:table-cell office:value-type="float" office:value="2.13165">
            <text:p>2.13165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19172">
            <text:p>1.1917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91.636795">
            <text:p>-91.636795</text:p>
          </table:table-cell>
          <table:table-cell office:value-type="float" office:value="2.899196">
            <text:p>2.899196</text:p>
          </table:table-cell>
          <table:table-cell office:value-type="float" office:value="0.860292">
            <text:p>0.86029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2.0927">
            <text:p>72.0927</text:p>
          </table:table-cell>
          <table:table-cell office:value-type="float" office:value="16.3">
            <text:p>16.3</text:p>
          </table:table-cell>
          <table:table-cell office:value-type="float" office:value="3.5">
            <text:p>3.5</text:p>
          </table:table-cell>
          <table:table-cell office:value-type="float" office:value="0.993902">
            <text:p>0.993902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94.860011">
            <text:p>-94.860011</text:p>
          </table:table-cell>
          <table:table-cell office:value-type="float" office:value="0.133313">
            <text:p>0.133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8.8872">
            <text:p>28.8872</text:p>
          </table:table-cell>
          <table:table-cell office:value-type="float" office:value="9.9">
            <text:p>9.9</text:p>
          </table:table-cell>
          <table:table-cell office:value-type="float" office:value="0.9">
            <text:p>0.9</text:p>
          </table:table-cell>
          <table:table-cell office:value-type="float" office:value="0.00143">
            <text:p>0.0014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2.488276">
            <text:p>-92.488276</text:p>
          </table:table-cell>
          <table:table-cell office:value-type="float" office:value="0.28727">
            <text:p>0.28727</text:p>
          </table:table-cell>
          <table:table-cell office:value-type="float" office:value="1">
            <text:p>1</text:p>
          </table:table-cell>
          <table:table-cell office:value-type="float" office:value="0.05462">
            <text:p>0.05462</text:p>
          </table:table-cell>
          <table:table-cell office:value-type="float" office:value="20">
            <text:p>20</text:p>
          </table:table-cell>
          <table:table-cell office:value-type="float" office:value="94.2779">
            <text:p>94.2779</text:p>
          </table:table-cell>
          <table:table-cell office:value-type="float" office:value="18.9">
            <text:p>18.9</text:p>
          </table:table-cell>
          <table:table-cell office:value-type="float" office:value="5.1">
            <text:p>5.1</text:p>
          </table:table-cell>
          <table:table-cell office:value-type="float" office:value="1.52366">
            <text:p>1.5236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75.246194">
            <text:p>-75.246194</text:p>
          </table:table-cell>
          <table:table-cell office:value-type="float" office:value="0.344302">
            <text:p>0.344302</text:p>
          </table:table-cell>
          <table:table-cell office:value-type="float" office:value="0">
            <text:p>0</text:p>
          </table:table-cell>
          <table:table-cell office:value-type="float" office:value="2.228285">
            <text:p>2.228285</text:p>
          </table:table-cell>
          <table:table-cell office:value-type="float" office:value="0">
            <text:p>0</text:p>
          </table:table-cell>
          <table:table-cell office:value-type="float" office:value="9.60781">
            <text:p>9.60781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0.845612">
            <text:p>0.845612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74.989767">
            <text:p>-74.989767</text:p>
          </table:table-cell>
          <table:table-cell office:value-type="float" office:value="0.344302">
            <text:p>0.344302</text:p>
          </table:table-cell>
          <table:table-cell office:value-type="float" office:value="0">
            <text:p>0</text:p>
          </table:table-cell>
          <table:table-cell office:value-type="float" office:value="2.190508">
            <text:p>2.190508</text:p>
          </table:table-cell>
          <table:table-cell office:value-type="float" office:value="2">
            <text:p>2</text:p>
          </table:table-cell>
          <table:table-cell office:value-type="float" office:value="10.9536">
            <text:p>10.9536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office:value-type="float" office:value="0.657707">
            <text:p>0.65770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91.783205">
            <text:p>-91.783205</text:p>
          </table:table-cell>
          <table:table-cell office:value-type="float" office:value="0.28727">
            <text:p>0.287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 office:value-type="float" office:value="1.45043">
            <text:p>1.4504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4.918671">
            <text:p>-94.918671</text:p>
          </table:table-cell>
          <table:table-cell office:value-type="float" office:value="0.133313">
            <text:p>0.133313</text:p>
          </table:table-cell>
          <table:table-cell office:value-type="float" office:value="0.345879">
            <text:p>0.3458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.038686">
            <text:p>0.03868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85.470887">
            <text:p>-85.470887</text:p>
          </table:table-cell>
          <table:table-cell office:value-type="float" office:value="0.344302">
            <text:p>0.344302</text:p>
          </table:table-cell>
          <table:table-cell office:value-type="float" office:value="0.575016">
            <text:p>0.5750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.783921">
            <text:p>0.78392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9.793615">
            <text:p>-79.793615</text:p>
          </table:table-cell>
          <table:table-cell office:value-type="float" office:value="0.344302">
            <text:p>0.344302</text:p>
          </table:table-cell>
          <table:table-cell office:value-type="float" office:value="0.575016">
            <text:p>0.5750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63.876">
            <text:p>263.876</text:p>
          </table:table-cell>
          <table:table-cell office:value-type="float" office:value="24">
            <text:p>24</text:p>
          </table:table-cell>
          <table:table-cell office:value-type="float" office:value="18.6">
            <text:p>18.6</text:p>
          </table:table-cell>
          <table:table-cell office:value-type="float" office:value="1.04514">
            <text:p>1.04514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92.239984">
            <text:p>-92.239984</text:p>
          </table:table-cell>
          <table:table-cell office:value-type="float" office:value="0.28727">
            <text:p>0.28727</text:p>
          </table:table-cell>
          <table:table-cell office:value-type="float" office:value="0.5675">
            <text:p>0.5675</text:p>
          </table:table-cell>
          <table:table-cell office:value-type="float" office:value="0.05462">
            <text:p>0.05462</text:p>
          </table:table-cell>
          <table:table-cell office:value-type="float" office:value="12">
            <text:p>12</text:p>
          </table:table-cell>
          <table:table-cell office:value-type="float" office:value="88.0865">
            <text:p>88.0865</text:p>
          </table:table-cell>
          <table:table-cell office:value-type="float" office:value="18.2">
            <text:p>18.2</text:p>
          </table:table-cell>
          <table:table-cell office:value-type="float" office:value="4.7">
            <text:p>4.7</text:p>
          </table:table-cell>
          <table:table-cell office:value-type="float" office:value="0.950879">
            <text:p>0.950879</text:p>
          </table:table-cell>
        </table:table-row>
      </table:table>
      <table:table table:name="50.pure_r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1.945751">
            <text:p>-91.945751</text:p>
          </table:table-cell>
          <table:table-cell office:value-type="float" office:value="0.705733">
            <text:p>0.705733</text:p>
          </table:table-cell>
          <table:table-cell office:value-type="float" office:value="0.660013">
            <text:p>0.660013</text:p>
          </table:table-cell>
          <table:table-cell office:value-type="float" office:value="3.808877">
            <text:p>3.808877</text:p>
          </table:table-cell>
          <table:table-cell office:value-type="float" office:value="39">
            <text:p>39</text:p>
          </table:table-cell>
          <table:table-cell office:value-type="float" office:value="155.591">
            <text:p>155.591</text:p>
          </table:table-cell>
          <table:table-cell office:value-type="float" office:value="47.6">
            <text:p>47.6</text:p>
          </table:table-cell>
          <table:table-cell office:value-type="float" office:value="8.8">
            <text:p>8.8</text:p>
          </table:table-cell>
          <table:table-cell office:value-type="float" office:value="6.87146">
            <text:p>6.8714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4.77286">
            <text:p>-74.77286</text:p>
          </table:table-cell>
          <table:table-cell office:value-type="float" office:value="0.955657">
            <text:p>0.955657</text:p>
          </table:table-cell>
          <table:table-cell office:value-type="float" office:value="0.696563">
            <text:p>0.696563</text:p>
          </table:table-cell>
          <table:table-cell office:value-type="float" office:value="4.215319">
            <text:p>4.215319</text:p>
          </table:table-cell>
          <table:table-cell office:value-type="float" office:value="0">
            <text:p>0</text:p>
          </table:table-cell>
          <table:table-cell office:value-type="float" office:value="5.2204">
            <text:p>5.2204</text:p>
          </table:table-cell>
          <table:table-cell office:value-type="float" office:value="4.1">
            <text:p>4.1</text:p>
          </table:table-cell>
          <table:table-cell office:value-type="float" office:value="3.6">
            <text:p>3.6</text:p>
          </table:table-cell>
          <table:table-cell office:value-type="float" office:value="3.08349">
            <text:p>3.083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28699">
            <text:p>-94.28699</text:p>
          </table:table-cell>
          <table:table-cell office:value-type="float" office:value="0.612416">
            <text:p>0.612416</text:p>
          </table:table-cell>
          <table:table-cell office:value-type="float" office:value="0.476706">
            <text:p>0.476706</text:p>
          </table:table-cell>
          <table:table-cell office:value-type="float" office:value="0.256535">
            <text:p>0.256535</text:p>
          </table:table-cell>
          <table:table-cell office:value-type="float" office:value="39">
            <text:p>39</text:p>
          </table:table-cell>
          <table:table-cell office:value-type="float" office:value="73.4234">
            <text:p>73.4234</text:p>
          </table:table-cell>
          <table:table-cell office:value-type="float" office:value="36.3">
            <text:p>36.3</text:p>
          </table:table-cell>
          <table:table-cell office:value-type="float" office:value="3.6">
            <text:p>3.6</text:p>
          </table:table-cell>
          <table:table-cell office:value-type="float" office:value="0.983584">
            <text:p>0.98358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70.462732">
            <text:p>-70.462732</text:p>
          </table:table-cell>
          <table:table-cell office:value-type="float" office:value="2.982524">
            <text:p>2.982524</text:p>
          </table:table-cell>
          <table:table-cell office:value-type="float" office:value="0">
            <text:p>0</text:p>
          </table:table-cell>
          <table:table-cell office:value-type="float" office:value="3.830455">
            <text:p>3.830455</text:p>
          </table:table-cell>
          <table:table-cell office:value-type="float" office:value="0">
            <text:p>0</text:p>
          </table:table-cell>
          <table:table-cell office:value-type="float" office:value="0.496424">
            <text:p>0.496424</text:p>
          </table:table-cell>
          <table:table-cell office:value-type="float" office:value="3.9">
            <text:p>3.9</text:p>
          </table:table-cell>
          <table:table-cell office:value-type="float" office:value="3.7">
            <text:p>3.7</text:p>
          </table:table-cell>
          <table:table-cell office:value-type="float" office:value="1.52454">
            <text:p>1.5245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71.030361">
            <text:p>-71.030361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4.424905">
            <text:p>4.424905</text:p>
          </table:table-cell>
          <table:table-cell office:value-type="float" office:value="5">
            <text:p>5</text:p>
          </table:table-cell>
          <table:table-cell office:value-type="float" office:value="1.98027">
            <text:p>1.98027</text:p>
          </table:table-cell>
          <table:table-cell table:number-columns-repeated="2" office:value-type="float" office:value="3.4">
            <text:p>3.4</text:p>
          </table:table-cell>
          <table:table-cell office:value-type="float" office:value="3.03843">
            <text:p>3.0384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3.43943">
            <text:p>-93.43943</text:p>
          </table:table-cell>
          <table:table-cell office:value-type="float" office:value="0.226947">
            <text:p>0.226947</text:p>
          </table:table-cell>
          <table:table-cell office:value-type="float" office:value="0.721439">
            <text:p>0.72143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13.514">
            <text:p>113.514</text:p>
          </table:table-cell>
          <table:table-cell office:value-type="float" office:value="44.3">
            <text:p>44.3</text:p>
          </table:table-cell>
          <table:table-cell office:value-type="float" office:value="6.2">
            <text:p>6.2</text:p>
          </table:table-cell>
          <table:table-cell office:value-type="float" office:value="1.18167">
            <text:p>1.181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1.870037">
            <text:p>-91.870037</text:p>
          </table:table-cell>
          <table:table-cell office:value-type="float" office:value="0.45757">
            <text:p>0.45757</text:p>
          </table:table-cell>
          <table:table-cell office:value-type="float" office:value="0">
            <text:p>0</text:p>
          </table:table-cell>
          <table:table-cell office:value-type="float" office:value="1.528754">
            <text:p>1.528754</text:p>
          </table:table-cell>
          <table:table-cell office:value-type="float" office:value="11">
            <text:p>11</text:p>
          </table:table-cell>
          <table:table-cell office:value-type="float" office:value="163.592">
            <text:p>163.592</text:p>
          </table:table-cell>
          <table:table-cell office:value-type="float" office:value="48.4">
            <text:p>48.4</text:p>
          </table:table-cell>
          <table:table-cell office:value-type="float" office:value="9.4">
            <text:p>9.4</text:p>
          </table:table-cell>
          <table:table-cell office:value-type="float" office:value="1.93464">
            <text:p>1.9346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0.631354">
            <text:p>-90.631354</text:p>
          </table:table-cell>
          <table:table-cell office:value-type="float" office:value="0.612416">
            <text:p>0.612416</text:p>
          </table:table-cell>
          <table:table-cell office:value-type="float" office:value="0.526378">
            <text:p>0.526378</text:p>
          </table:table-cell>
          <table:table-cell office:value-type="float" office:value="0.208942">
            <text:p>0.208942</text:p>
          </table:table-cell>
          <table:table-cell office:value-type="float" office:value="50">
            <text:p>50</text:p>
          </table:table-cell>
          <table:table-cell office:value-type="float" office:value="179.39">
            <text:p>179.39</text:p>
          </table:table-cell>
          <table:table-cell office:value-type="float" office:value="48.9">
            <text:p>48.9</text:p>
          </table:table-cell>
          <table:table-cell office:value-type="float" office:value="10.3">
            <text:p>10.3</text:p>
          </table:table-cell>
          <table:table-cell office:value-type="float" office:value="1.08042">
            <text:p>1.0804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4.844713">
            <text:p>-94.844713</text:p>
          </table:table-cell>
          <table:table-cell office:value-type="float" office:value="0.226947">
            <text:p>0.226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.3693">
            <text:p>18.3693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0.02921">
            <text:p>0.0292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5">
            <text:p>-95</text:p>
          </table:table-cell>
          <table:table-cell office:value-type="float" office:value="0.226947">
            <text:p>0.226947</text:p>
          </table:table-cell>
          <table:table-cell office:value-type="float" office:value="0.973056">
            <text:p>0.973056</text:p>
          </table:table-cell>
          <table:table-cell office:value-type="float" office:value="2.830083">
            <text:p>2.830083</text:p>
          </table:table-cell>
          <table:table-cell office:value-type="float" office:value="40">
            <text:p>40</text:p>
          </table:table-cell>
          <table:table-cell office:value-type="float" office:value="15.2168">
            <text:p>15.216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0737">
            <text:p>0.0007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769793">
            <text:p>-94.769793</text:p>
          </table:table-cell>
          <table:table-cell office:value-type="float" office:value="0.226947">
            <text:p>0.226947</text:p>
          </table:table-cell>
          <table:table-cell office:value-type="float" office:value="0.463979">
            <text:p>0.463979</text:p>
          </table:table-cell>
          <table:table-cell office:value-type="float" office:value="0.014081">
            <text:p>0.014081</text:p>
          </table:table-cell>
          <table:table-cell office:value-type="float" office:value="45">
            <text:p>45</text:p>
          </table:table-cell>
          <table:table-cell office:value-type="float" office:value="24.8579">
            <text:p>24.8579</text:p>
          </table:table-cell>
          <table:table-cell office:value-type="float" office:value="16.1">
            <text:p>16.1</text:p>
          </table:table-cell>
          <table:table-cell office:value-type="float" office:value="0.6">
            <text:p>0.6</text:p>
          </table:table-cell>
          <table:table-cell office:value-type="float" office:value="0.108018">
            <text:p>0.10801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4.325408">
            <text:p>-94.325408</text:p>
          </table:table-cell>
          <table:table-cell office:value-type="float" office:value="0.226947">
            <text:p>0.226947</text:p>
          </table:table-cell>
          <table:table-cell office:value-type="float" office:value="0.328368">
            <text:p>0.32836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7.9766">
            <text:p>67.9766</text:p>
          </table:table-cell>
          <table:table-cell office:value-type="float" office:value="33.6">
            <text:p>33.6</text:p>
          </table:table-cell>
          <table:table-cell office:value-type="float" office:value="3.3">
            <text:p>3.3</text:p>
          </table:table-cell>
          <table:table-cell office:value-type="float" office:value="0.352585">
            <text:p>0.35258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72.486436">
            <text:p>-72.486436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0.205428">
            <text:p>0.205428</text:p>
          </table:table-cell>
          <table:table-cell office:value-type="float" office:value="5">
            <text:p>5</text:p>
          </table:table-cell>
          <table:table-cell office:value-type="float" office:value="13.0943">
            <text:p>13.0943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0.841953">
            <text:p>0.84195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4.459711">
            <text:p>-94.459711</text:p>
          </table:table-cell>
          <table:table-cell office:value-type="float" office:value="0.226947">
            <text:p>0.226947</text:p>
          </table:table-cell>
          <table:table-cell office:value-type="float" office:value="0.765858">
            <text:p>0.76585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9.0139">
            <text:p>49.0139</text:p>
          </table:table-cell>
          <table:table-cell office:value-type="float" office:value="28.2">
            <text:p>28.2</text:p>
          </table:table-cell>
          <table:table-cell office:value-type="float" office:value="2.1">
            <text:p>2.1</text:p>
          </table:table-cell>
          <table:table-cell office:value-type="float" office:value="0.635433">
            <text:p>0.6354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206473">
            <text:p>-94.206473</text:p>
          </table:table-cell>
          <table:table-cell office:value-type="float" office:value="0.700528">
            <text:p>0.700528</text:p>
          </table:table-cell>
          <table:table-cell office:value-type="float" office:value="0.370764">
            <text:p>0.370764</text:p>
          </table:table-cell>
          <table:table-cell office:value-type="float" office:value="0.179359">
            <text:p>0.179359</text:p>
          </table:table-cell>
          <table:table-cell office:value-type="float" office:value="29">
            <text:p>29</text:p>
          </table:table-cell>
          <table:table-cell office:value-type="float" office:value="60.5506">
            <text:p>60.5506</text:p>
          </table:table-cell>
          <table:table-cell office:value-type="float" office:value="32.7">
            <text:p>32.7</text:p>
          </table:table-cell>
          <table:table-cell office:value-type="float" office:value="2.8">
            <text:p>2.8</text:p>
          </table:table-cell>
          <table:table-cell office:value-type="float" office:value="0.534626">
            <text:p>0.53462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3.812955">
            <text:p>-93.812955</text:p>
          </table:table-cell>
          <table:table-cell office:value-type="float" office:value="0.700528">
            <text:p>0.700528</text:p>
          </table:table-cell>
          <table:table-cell office:value-type="float" office:value="0.370764">
            <text:p>0.370764</text:p>
          </table:table-cell>
          <table:table-cell office:value-type="float" office:value="0.029769">
            <text:p>0.029769</text:p>
          </table:table-cell>
          <table:table-cell office:value-type="float" office:value="31">
            <text:p>31</text:p>
          </table:table-cell>
          <table:table-cell office:value-type="float" office:value="84.6284">
            <text:p>84.6284</text:p>
          </table:table-cell>
          <table:table-cell office:value-type="float" office:value="36.5">
            <text:p>36.5</text:p>
          </table:table-cell>
          <table:table-cell office:value-type="float" office:value="4.3">
            <text:p>4.3</text:p>
          </table:table-cell>
          <table:table-cell office:value-type="float" office:value="0.546731">
            <text:p>0.54673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70">
            <text:p>-70</text:p>
          </table:table-cell>
          <table:table-cell office:value-type="float" office:value="2.982524">
            <text:p>2.982524</text:p>
          </table:table-cell>
          <table:table-cell office:value-type="float" office:value="0">
            <text:p>0</text:p>
          </table:table-cell>
          <table:table-cell office:value-type="float" office:value="1.478924">
            <text:p>1.478924</text:p>
          </table:table-cell>
          <table:table-cell office:value-type="float" office:value="0">
            <text:p>0</text:p>
          </table:table-cell>
          <table:table-cell office:value-type="float" office:value="0.169089">
            <text:p>0.169089</text:p>
          </table:table-cell>
          <table:table-cell table:number-columns-repeated="2" office:value-type="float" office:value="5.6">
            <text:p>5.6</text:p>
          </table:table-cell>
          <table:table-cell office:value-type="float" office:value="1.67165">
            <text:p>1.6716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2.424092">
            <text:p>-92.424092</text:p>
          </table:table-cell>
          <table:table-cell office:value-type="float" office:value="0.612416">
            <text:p>0.612416</text:p>
          </table:table-cell>
          <table:table-cell office:value-type="float" office:value="0.444116">
            <text:p>0.444116</text:p>
          </table:table-cell>
          <table:table-cell office:value-type="float" office:value="0.226845">
            <text:p>0.226845</text:p>
          </table:table-cell>
          <table:table-cell office:value-type="float" office:value="42">
            <text:p>42</text:p>
          </table:table-cell>
          <table:table-cell office:value-type="float" office:value="145.524">
            <text:p>145.524</text:p>
          </table:table-cell>
          <table:table-cell office:value-type="float" office:value="47.2">
            <text:p>47.2</text:p>
          </table:table-cell>
          <table:table-cell office:value-type="float" office:value="8.2">
            <text:p>8.2</text:p>
          </table:table-cell>
          <table:table-cell office:value-type="float" office:value="1.22179">
            <text:p>1.2217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89.99122">
            <text:p>-89.99122</text:p>
          </table:table-cell>
          <table:table-cell office:value-type="float" office:value="0.226947">
            <text:p>0.226947</text:p>
          </table:table-cell>
          <table:table-cell office:value-type="float" office:value="0.751884">
            <text:p>0.75188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9.638">
            <text:p>199.638</text:p>
          </table:table-cell>
          <table:table-cell office:value-type="float" office:value="49">
            <text:p>49</text:p>
          </table:table-cell>
          <table:table-cell office:value-type="float" office:value="11.8">
            <text:p>11.8</text:p>
          </table:table-cell>
          <table:table-cell office:value-type="float" office:value="1.00495">
            <text:p>1.0049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73.819172">
            <text:p>-73.819172</text:p>
          </table:table-cell>
          <table:table-cell office:value-type="float" office:value="2.982524">
            <text:p>2.982524</text:p>
          </table:table-cell>
          <table:table-cell office:value-type="float" office:value="0.199328">
            <text:p>0.199328</text:p>
          </table:table-cell>
          <table:table-cell office:value-type="float" office:value="3.830455">
            <text:p>3.830455</text:p>
          </table:table-cell>
          <table:table-cell office:value-type="float" office:value="3">
            <text:p>3</text:p>
          </table:table-cell>
          <table:table-cell office:value-type="float" office:value="14.6441">
            <text:p>14.6441</text:p>
          </table:table-cell>
          <table:table-cell office:value-type="float" office:value="4.8">
            <text:p>4.8</text:p>
          </table:table-cell>
          <table:table-cell office:value-type="float" office:value="4.3">
            <text:p>4.3</text:p>
          </table:table-cell>
          <table:table-cell office:value-type="float" office:value="1.83158">
            <text:p>1.831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72.170397">
            <text:p>-72.170397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1.270906">
            <text:p>1.270906</text:p>
          </table:table-cell>
          <table:table-cell office:value-type="float" office:value="0">
            <text:p>0</text:p>
          </table:table-cell>
          <table:table-cell office:value-type="float" office:value="1.01696">
            <text:p>1.01696</text:p>
          </table:table-cell>
          <table:table-cell table:number-columns-repeated="2" office:value-type="float" office:value="4.1">
            <text:p>4.1</text:p>
          </table:table-cell>
          <table:table-cell office:value-type="float" office:value="1.65258">
            <text:p>1.6525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575667">
            <text:p>-94.575667</text:p>
          </table:table-cell>
          <table:table-cell office:value-type="float" office:value="0.612416">
            <text:p>0.612416</text:p>
          </table:table-cell>
          <table:table-cell office:value-type="float" office:value="0.451">
            <text:p>0.451</text:p>
          </table:table-cell>
          <table:table-cell office:value-type="float" office:value="0.669188">
            <text:p>0.669188</text:p>
          </table:table-cell>
          <table:table-cell office:value-type="float" office:value="30">
            <text:p>30</text:p>
          </table:table-cell>
          <table:table-cell office:value-type="float" office:value="23.8222">
            <text:p>23.8222</text:p>
          </table:table-cell>
          <table:table-cell office:value-type="float" office:value="15.9">
            <text:p>15.9</text:p>
          </table:table-cell>
          <table:table-cell office:value-type="float" office:value="0.5">
            <text:p>0.5</text:p>
          </table:table-cell>
          <table:table-cell office:value-type="float" office:value="0.25566">
            <text:p>0.2556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4.435291">
            <text:p>-94.435291</text:p>
          </table:table-cell>
          <table:table-cell office:value-type="float" office:value="0.226947">
            <text:p>0.226947</text:p>
          </table:table-cell>
          <table:table-cell office:value-type="float" office:value="0.973056">
            <text:p>0.97305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.1399">
            <text:p>52.1399</text:p>
          </table:table-cell>
          <table:table-cell office:value-type="float" office:value="30.1">
            <text:p>30.1</text:p>
          </table:table-cell>
          <table:table-cell office:value-type="float" office:value="2.3">
            <text:p>2.3</text:p>
          </table:table-cell>
          <table:table-cell office:value-type="float" office:value="0.836301">
            <text:p>0.83630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4.790474">
            <text:p>-94.790474</text:p>
          </table:table-cell>
          <table:table-cell office:value-type="float" office:value="0.226947">
            <text:p>0.226947</text:p>
          </table:table-cell>
          <table:table-cell office:value-type="float" office:value="0.973056">
            <text:p>0.973056</text:p>
          </table:table-cell>
          <table:table-cell office:value-type="float" office:value="2.830083">
            <text:p>2.830083</text:p>
          </table:table-cell>
          <table:table-cell office:value-type="float" office:value="35">
            <text:p>35</text:p>
          </table:table-cell>
          <table:table-cell office:value-type="float" office:value="21.7671">
            <text:p>21.7671</text:p>
          </table:table-cell>
          <table:table-cell office:value-type="float" office:value="15.2">
            <text:p>15.2</text:p>
          </table:table-cell>
          <table:table-cell office:value-type="float" office:value="0.4">
            <text:p>0.4</text:p>
          </table:table-cell>
          <table:table-cell office:value-type="float" office:value="0.935226">
            <text:p>0.93522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72.161412">
            <text:p>-72.161412</text:p>
          </table:table-cell>
          <table:table-cell office:value-type="float" office:value="2.982524">
            <text:p>2.982524</text:p>
          </table:table-cell>
          <table:table-cell office:value-type="float" office:value="0">
            <text:p>0</text:p>
          </table:table-cell>
          <table:table-cell office:value-type="float" office:value="0.856615">
            <text:p>0.856615</text:p>
          </table:table-cell>
          <table:table-cell office:value-type="float" office:value="4">
            <text:p>4</text:p>
          </table:table-cell>
          <table:table-cell office:value-type="float" office:value="4.17335">
            <text:p>4.17335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0.420893">
            <text:p>0.42089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0">
            <text:p>-70</text:p>
          </table:table-cell>
          <table:table-cell office:value-type="float" office:value="2.404147">
            <text:p>2.404147</text:p>
          </table:table-cell>
          <table:table-cell office:value-type="float" office:value="1">
            <text:p>1</text:p>
          </table:table-cell>
          <table:table-cell office:value-type="float" office:value="1.270906">
            <text:p>1.270906</text:p>
          </table:table-cell>
          <table:table-cell office:value-type="float" office:value="4">
            <text:p>4</text:p>
          </table:table-cell>
          <table:table-cell office:value-type="float" office:value="4.73079">
            <text:p>4.73079</text:p>
          </table:table-cell>
          <table:table-cell office:value-type="float" office:value="3.3">
            <text:p>3.3</text:p>
          </table:table-cell>
          <table:table-cell office:value-type="float" office:value="3.2">
            <text:p>3.2</text:p>
          </table:table-cell>
          <table:table-cell office:value-type="float" office:value="1.2353">
            <text:p>1.235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3.174457">
            <text:p>-93.174457</text:p>
          </table:table-cell>
          <table:table-cell office:value-type="float" office:value="0.700528">
            <text:p>0.700528</text:p>
          </table:table-cell>
          <table:table-cell office:value-type="float" office:value="0">
            <text:p>0</text:p>
          </table:table-cell>
          <table:table-cell office:value-type="float" office:value="0.029769">
            <text:p>0.029769</text:p>
          </table:table-cell>
          <table:table-cell office:value-type="float" office:value="32">
            <text:p>32</text:p>
          </table:table-cell>
          <table:table-cell office:value-type="float" office:value="129.117">
            <text:p>129.117</text:p>
          </table:table-cell>
          <table:table-cell office:value-type="float" office:value="45.7">
            <text:p>45.7</text:p>
          </table:table-cell>
          <table:table-cell office:value-type="float" office:value="7.1">
            <text:p>7.1</text:p>
          </table:table-cell>
          <table:table-cell office:value-type="float" office:value="0.050179">
            <text:p>0.05017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4.577824">
            <text:p>-94.577824</text:p>
          </table:table-cell>
          <table:table-cell office:value-type="float" office:value="0.705733">
            <text:p>0.705733</text:p>
          </table:table-cell>
          <table:table-cell office:value-type="float" office:value="0.041418">
            <text:p>0.04141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.4228">
            <text:p>25.4228</text:p>
          </table:table-cell>
          <table:table-cell office:value-type="float" office:value="16.3">
            <text:p>16.3</text:p>
          </table:table-cell>
          <table:table-cell office:value-type="float" office:value="0.6">
            <text:p>0.6</text:p>
          </table:table-cell>
          <table:table-cell office:value-type="float" office:value="0.009741">
            <text:p>0.00974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4.516181">
            <text:p>-94.516181</text:p>
          </table:table-cell>
          <table:table-cell office:value-type="float" office:value="0.612416">
            <text:p>0.612416</text:p>
          </table:table-cell>
          <table:table-cell office:value-type="float" office:value="0.451">
            <text:p>0.451</text:p>
          </table:table-cell>
          <table:table-cell office:value-type="float" office:value="0.669188">
            <text:p>0.669188</text:p>
          </table:table-cell>
          <table:table-cell office:value-type="float" office:value="32">
            <text:p>32</text:p>
          </table:table-cell>
          <table:table-cell office:value-type="float" office:value="25.1258">
            <text:p>25.1258</text:p>
          </table:table-cell>
          <table:table-cell office:value-type="float" office:value="16.2">
            <text:p>16.2</text:p>
          </table:table-cell>
          <table:table-cell office:value-type="float" office:value="0.6">
            <text:p>0.6</text:p>
          </table:table-cell>
          <table:table-cell office:value-type="float" office:value="0.285467">
            <text:p>0.2854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4.749439">
            <text:p>-94.749439</text:p>
          </table:table-cell>
          <table:table-cell office:value-type="float" office:value="0.226947">
            <text:p>0.226947</text:p>
          </table:table-cell>
          <table:table-cell office:value-type="float" office:value="0.46749">
            <text:p>0.46749</text:p>
          </table:table-cell>
          <table:table-cell office:value-type="float" office:value="0.354474">
            <text:p>0.354474</text:p>
          </table:table-cell>
          <table:table-cell office:value-type="float" office:value="42">
            <text:p>42</text:p>
          </table:table-cell>
          <table:table-cell office:value-type="float" office:value="33.3672">
            <text:p>33.3672</text:p>
          </table:table-cell>
          <table:table-cell office:value-type="float" office:value="22.3">
            <text:p>22.3</text:p>
          </table:table-cell>
          <table:table-cell office:value-type="float" office:value="1.1">
            <text:p>1.1</text:p>
          </table:table-cell>
          <table:table-cell office:value-type="float" office:value="0.418064">
            <text:p>0.41806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4.262677">
            <text:p>-94.262677</text:p>
          </table:table-cell>
          <table:table-cell office:value-type="float" office:value="0.226947">
            <text:p>0.226947</text:p>
          </table:table-cell>
          <table:table-cell office:value-type="float" office:value="0.701845">
            <text:p>0.70184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6.5258">
            <text:p>66.5258</text:p>
          </table:table-cell>
          <table:table-cell office:value-type="float" office:value="33.5">
            <text:p>33.5</text:p>
          </table:table-cell>
          <table:table-cell office:value-type="float" office:value="3.2">
            <text:p>3.2</text:p>
          </table:table-cell>
          <table:table-cell office:value-type="float" office:value="0.802827">
            <text:p>0.80282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4.300511">
            <text:p>-94.300511</text:p>
          </table:table-cell>
          <table:table-cell office:value-type="float" office:value="0.612416">
            <text:p>0.612416</text:p>
          </table:table-cell>
          <table:table-cell office:value-type="float" office:value="0.530058">
            <text:p>0.530058</text:p>
          </table:table-cell>
          <table:table-cell office:value-type="float" office:value="0.434475">
            <text:p>0.434475</text:p>
          </table:table-cell>
          <table:table-cell office:value-type="float" office:value="33">
            <text:p>33</text:p>
          </table:table-cell>
          <table:table-cell office:value-type="float" office:value="57.2497">
            <text:p>57.2497</text:p>
          </table:table-cell>
          <table:table-cell office:value-type="float" office:value="30.5">
            <text:p>30.5</text:p>
          </table:table-cell>
          <table:table-cell office:value-type="float" office:value="2.6">
            <text:p>2.6</text:p>
          </table:table-cell>
          <table:table-cell office:value-type="float" office:value="1.06274">
            <text:p>1.0627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3.290505">
            <text:p>-93.290505</text:p>
          </table:table-cell>
          <table:table-cell office:value-type="float" office:value="0.45757">
            <text:p>0.45757</text:p>
          </table:table-cell>
          <table:table-cell office:value-type="float" office:value="0.863351">
            <text:p>0.863351</text:p>
          </table:table-cell>
          <table:table-cell office:value-type="float" office:value="0.239032">
            <text:p>0.239032</text:p>
          </table:table-cell>
          <table:table-cell office:value-type="float" office:value="30">
            <text:p>30</text:p>
          </table:table-cell>
          <table:table-cell office:value-type="float" office:value="104.14">
            <text:p>104.14</text:p>
          </table:table-cell>
          <table:table-cell office:value-type="float" office:value="41">
            <text:p>41</text:p>
          </table:table-cell>
          <table:table-cell office:value-type="float" office:value="5.6">
            <text:p>5.6</text:p>
          </table:table-cell>
          <table:table-cell office:value-type="float" office:value="1.63828">
            <text:p>1.6382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3.854657">
            <text:p>-93.854657</text:p>
          </table:table-cell>
          <table:table-cell office:value-type="float" office:value="0.700528">
            <text:p>0.700528</text:p>
          </table:table-cell>
          <table:table-cell office:value-type="float" office:value="0.370764">
            <text:p>0.370764</text:p>
          </table:table-cell>
          <table:table-cell office:value-type="float" office:value="0.029769">
            <text:p>0.029769</text:p>
          </table:table-cell>
          <table:table-cell office:value-type="float" office:value="31">
            <text:p>31</text:p>
          </table:table-cell>
          <table:table-cell office:value-type="float" office:value="87.8426">
            <text:p>87.8426</text:p>
          </table:table-cell>
          <table:table-cell office:value-type="float" office:value="38.2">
            <text:p>38.2</text:p>
          </table:table-cell>
          <table:table-cell office:value-type="float" office:value="4.5">
            <text:p>4.5</text:p>
          </table:table-cell>
          <table:table-cell office:value-type="float" office:value="0.579167">
            <text:p>0.5791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4.770842">
            <text:p>-94.770842</text:p>
          </table:table-cell>
          <table:table-cell office:value-type="float" office:value="0.226947">
            <text:p>0.226947</text:p>
          </table:table-cell>
          <table:table-cell office:value-type="float" office:value="0.973056">
            <text:p>0.973056</text:p>
          </table:table-cell>
          <table:table-cell office:value-type="float" office:value="2.337333">
            <text:p>2.337333</text:p>
          </table:table-cell>
          <table:table-cell office:value-type="float" office:value="30">
            <text:p>30</text:p>
          </table:table-cell>
          <table:table-cell office:value-type="float" office:value="26.4924">
            <text:p>26.4924</text:p>
          </table:table-cell>
          <table:table-cell office:value-type="float" office:value="17">
            <text:p>17</text:p>
          </table:table-cell>
          <table:table-cell office:value-type="float" office:value="0.7">
            <text:p>0.7</text:p>
          </table:table-cell>
          <table:table-cell office:value-type="float" office:value="1.20163">
            <text:p>1.2016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73.278281">
            <text:p>-73.278281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1.270906">
            <text:p>1.270906</text:p>
          </table:table-cell>
          <table:table-cell office:value-type="float" office:value="7">
            <text:p>7</text:p>
          </table:table-cell>
          <table:table-cell office:value-type="float" office:value="13.3048">
            <text:p>13.3048</text:p>
          </table:table-cell>
          <table:table-cell office:value-type="float" office:value="6">
            <text:p>6</text:p>
          </table:table-cell>
          <table:table-cell office:value-type="float" office:value="5.3">
            <text:p>5.3</text:p>
          </table:table-cell>
          <table:table-cell office:value-type="float" office:value="1.93968">
            <text:p>1.9396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70">
            <text:p>-70</text:p>
          </table:table-cell>
          <table:table-cell office:value-type="float" office:value="2.982524">
            <text:p>2.982524</text:p>
          </table:table-cell>
          <table:table-cell office:value-type="float" office:value="0.199328">
            <text:p>0.199328</text:p>
          </table:table-cell>
          <table:table-cell office:value-type="float" office:value="2.121684">
            <text:p>2.121684</text:p>
          </table:table-cell>
          <table:table-cell office:value-type="float" office:value="6">
            <text:p>6</text:p>
          </table:table-cell>
          <table:table-cell office:value-type="float" office:value="3.85141">
            <text:p>3.85141</text:p>
          </table:table-cell>
          <table:table-cell office:value-type="float" office:value="3.8">
            <text:p>3.8</text:p>
          </table:table-cell>
          <table:table-cell office:value-type="float" office:value="3.6">
            <text:p>3.6</text:p>
          </table:table-cell>
          <table:table-cell office:value-type="float" office:value="1.07496">
            <text:p>1.0749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0.808268">
            <text:p>-70.808268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1.270906">
            <text:p>1.270906</text:p>
          </table:table-cell>
          <table:table-cell office:value-type="float" office:value="4">
            <text:p>4</text:p>
          </table:table-cell>
          <table:table-cell office:value-type="float" office:value="3.96363">
            <text:p>3.96363</text:p>
          </table:table-cell>
          <table:table-cell office:value-type="float" office:value="4.9">
            <text:p>4.9</text:p>
          </table:table-cell>
          <table:table-cell office:value-type="float" office:value="4.5">
            <text:p>4.5</text:p>
          </table:table-cell>
          <table:table-cell office:value-type="float" office:value="1.44784">
            <text:p>1.4478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3.583371">
            <text:p>-73.583371</text:p>
          </table:table-cell>
          <table:table-cell office:value-type="float" office:value="2.982524">
            <text:p>2.982524</text:p>
          </table:table-cell>
          <table:table-cell office:value-type="float" office:value="0">
            <text:p>0</text:p>
          </table:table-cell>
          <table:table-cell office:value-type="float" office:value="3.550017">
            <text:p>3.550017</text:p>
          </table:table-cell>
          <table:table-cell office:value-type="float" office:value="2">
            <text:p>2</text:p>
          </table:table-cell>
          <table:table-cell office:value-type="float" office:value="14.7191">
            <text:p>14.7191</text:p>
          </table:table-cell>
          <table:table-cell office:value-type="float" office:value="4.8">
            <text:p>4.8</text:p>
          </table:table-cell>
          <table:table-cell office:value-type="float" office:value="4.2">
            <text:p>4.2</text:p>
          </table:table-cell>
          <table:table-cell office:value-type="float" office:value="1.74855">
            <text:p>1.7485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0">
            <text:p>-70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0.577311">
            <text:p>0.577311</text:p>
          </table:table-cell>
          <table:table-cell office:value-type="float" office:value="8">
            <text:p>8</text:p>
          </table:table-cell>
          <table:table-cell office:value-type="float" office:value="12.2777">
            <text:p>12.2777</text:p>
          </table:table-cell>
          <table:table-cell office:value-type="float" office:value="6.5">
            <text:p>6.5</text:p>
          </table:table-cell>
          <table:table-cell office:value-type="float" office:value="6.2">
            <text:p>6.2</text:p>
          </table:table-cell>
          <table:table-cell office:value-type="float" office:value="1.38697">
            <text:p>1.3869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70.543592">
            <text:p>-70.543592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0.577311">
            <text:p>0.577311</text:p>
          </table:table-cell>
          <table:table-cell office:value-type="float" office:value="7">
            <text:p>7</text:p>
          </table:table-cell>
          <table:table-cell office:value-type="float" office:value="12.6779">
            <text:p>12.6779</text:p>
          </table:table-cell>
          <table:table-cell office:value-type="float" office:value="6.7">
            <text:p>6.7</text:p>
          </table:table-cell>
          <table:table-cell office:value-type="float" office:value="6.4">
            <text:p>6.4</text:p>
          </table:table-cell>
          <table:table-cell office:value-type="float" office:value="1.4467">
            <text:p>1.446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70">
            <text:p>-70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1.270906">
            <text:p>1.270906</text:p>
          </table:table-cell>
          <table:table-cell office:value-type="float" office:value="4">
            <text:p>4</text:p>
          </table:table-cell>
          <table:table-cell office:value-type="float" office:value="1.10453">
            <text:p>1.10453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1.00058">
            <text:p>1.0005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94.648072">
            <text:p>-94.648072</text:p>
          </table:table-cell>
          <table:table-cell office:value-type="float" office:value="0.226947">
            <text:p>0.226947</text:p>
          </table:table-cell>
          <table:table-cell office:value-type="float" office:value="0.463979">
            <text:p>0.463979</text:p>
          </table:table-cell>
          <table:table-cell office:value-type="float" office:value="0.014081">
            <text:p>0.014081</text:p>
          </table:table-cell>
          <table:table-cell office:value-type="float" office:value="46">
            <text:p>46</text:p>
          </table:table-cell>
          <table:table-cell office:value-type="float" office:value="39.831">
            <text:p>39.831</text:p>
          </table:table-cell>
          <table:table-cell office:value-type="float" office:value="24.6">
            <text:p>24.6</text:p>
          </table:table-cell>
          <table:table-cell office:value-type="float" office:value="1.5">
            <text:p>1.5</text:p>
          </table:table-cell>
          <table:table-cell office:value-type="float" office:value="0.360136">
            <text:p>0.36013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4.546511">
            <text:p>-94.546511</text:p>
          </table:table-cell>
          <table:table-cell office:value-type="float" office:value="2.498486">
            <text:p>2.498486</text:p>
          </table:table-cell>
          <table:table-cell office:value-type="float" office:value="0.678532">
            <text:p>0.678532</text:p>
          </table:table-cell>
          <table:table-cell office:value-type="float" office:value="1.055865">
            <text:p>1.055865</text:p>
          </table:table-cell>
          <table:table-cell office:value-type="float" office:value="41">
            <text:p>41</text:p>
          </table:table-cell>
          <table:table-cell office:value-type="float" office:value="23.9182">
            <text:p>23.9182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.339846">
            <text:p>0.33984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3.457413">
            <text:p>-93.457413</text:p>
          </table:table-cell>
          <table:table-cell office:value-type="float" office:value="0.700528">
            <text:p>0.700528</text:p>
          </table:table-cell>
          <table:table-cell office:value-type="float" office:value="0.373704">
            <text:p>0.373704</text:p>
          </table:table-cell>
          <table:table-cell office:value-type="float" office:value="0.042989">
            <text:p>0.042989</text:p>
          </table:table-cell>
          <table:table-cell office:value-type="float" office:value="27">
            <text:p>27</text:p>
          </table:table-cell>
          <table:table-cell office:value-type="float" office:value="87.2422">
            <text:p>87.2422</text:p>
          </table:table-cell>
          <table:table-cell office:value-type="float" office:value="36.9">
            <text:p>36.9</text:p>
          </table:table-cell>
          <table:table-cell office:value-type="float" office:value="4.5">
            <text:p>4.5</text:p>
          </table:table-cell>
          <table:table-cell office:value-type="float" office:value="0.52227">
            <text:p>0.5222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46874">
            <text:p>-94.46874</text:p>
          </table:table-cell>
          <table:table-cell office:value-type="float" office:value="0.705733">
            <text:p>0.705733</text:p>
          </table:table-cell>
          <table:table-cell office:value-type="float" office:value="0.660013">
            <text:p>0.660013</text:p>
          </table:table-cell>
          <table:table-cell office:value-type="float" office:value="3.808877">
            <text:p>3.808877</text:p>
          </table:table-cell>
          <table:table-cell office:value-type="float" office:value="47">
            <text:p>47</text:p>
          </table:table-cell>
          <table:table-cell office:value-type="float" office:value="23.5374">
            <text:p>23.5374</text:p>
          </table:table-cell>
          <table:table-cell office:value-type="float" office:value="15.4">
            <text:p>15.4</text:p>
          </table:table-cell>
          <table:table-cell office:value-type="float" office:value="0.5">
            <text:p>0.5</text:p>
          </table:table-cell>
          <table:table-cell office:value-type="float" office:value="1.10303">
            <text:p>1.103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1.694542">
            <text:p>-91.694542</text:p>
          </table:table-cell>
          <table:table-cell office:value-type="float" office:value="0.45757">
            <text:p>0.45757</text:p>
          </table:table-cell>
          <table:table-cell office:value-type="float" office:value="0">
            <text:p>0</text:p>
          </table:table-cell>
          <table:table-cell office:value-type="float" office:value="1.528754">
            <text:p>1.528754</text:p>
          </table:table-cell>
          <table:table-cell office:value-type="float" office:value="11">
            <text:p>11</text:p>
          </table:table-cell>
          <table:table-cell office:value-type="float" office:value="169.433">
            <text:p>169.433</text:p>
          </table:table-cell>
          <table:table-cell office:value-type="float" office:value="48.6">
            <text:p>48.6</text:p>
          </table:table-cell>
          <table:table-cell office:value-type="float" office:value="9.8">
            <text:p>9.8</text:p>
          </table:table-cell>
          <table:table-cell office:value-type="float" office:value="1.93103">
            <text:p>1.9310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0.789574">
            <text:p>-70.789574</text:p>
          </table:table-cell>
          <table:table-cell office:value-type="float" office:value="2.404147">
            <text:p>2.404147</text:p>
          </table:table-cell>
          <table:table-cell office:value-type="float" office:value="0">
            <text:p>0</text:p>
          </table:table-cell>
          <table:table-cell office:value-type="float" office:value="0.577311">
            <text:p>0.577311</text:p>
          </table:table-cell>
          <table:table-cell office:value-type="float" office:value="5">
            <text:p>5</text:p>
          </table:table-cell>
          <table:table-cell office:value-type="float" office:value="7.30858">
            <text:p>7.30858</text:p>
          </table:table-cell>
          <table:table-cell office:value-type="float" office:value="5.8">
            <text:p>5.8</text:p>
          </table:table-cell>
          <table:table-cell office:value-type="float" office:value="5.5">
            <text:p>5.5</text:p>
          </table:table-cell>
          <table:table-cell office:value-type="float" office:value="0.747446">
            <text:p>0.74744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2.641055">
            <text:p>-92.641055</text:p>
          </table:table-cell>
          <table:table-cell office:value-type="float" office:value="2.404147">
            <text:p>2.4041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37.431">
            <text:p>137.431</text:p>
          </table:table-cell>
          <table:table-cell office:value-type="float" office:value="46.9">
            <text:p>46.9</text:p>
          </table:table-cell>
          <table:table-cell office:value-type="float" office:value="7.6">
            <text:p>7.6</text:p>
          </table:table-cell>
          <table:table-cell office:value-type="float" office:value="1.30749">
            <text:p>1.3074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4.472809">
            <text:p>-94.472809</text:p>
          </table:table-cell>
          <table:table-cell office:value-type="float" office:value="0.612416">
            <text:p>0.612416</text:p>
          </table:table-cell>
          <table:table-cell office:value-type="float" office:value="0.441314">
            <text:p>0.44131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.3863">
            <text:p>28.3863</text:p>
          </table:table-cell>
          <table:table-cell office:value-type="float" office:value="18.3">
            <text:p>18.3</text:p>
          </table:table-cell>
          <table:table-cell office:value-type="float" office:value="0.8">
            <text:p>0.8</text:p>
          </table:table-cell>
          <table:table-cell office:value-type="float" office:value="0.110301">
            <text:p>0.1103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4.406845">
            <text:p>-94.406845</text:p>
          </table:table-cell>
          <table:table-cell office:value-type="float" office:value="0.226947">
            <text:p>0.226947</text:p>
          </table:table-cell>
          <table:table-cell office:value-type="float" office:value="0.668286">
            <text:p>0.668286</text:p>
          </table:table-cell>
          <table:table-cell office:value-type="float" office:value="0.014081">
            <text:p>0.014081</text:p>
          </table:table-cell>
          <table:table-cell office:value-type="float" office:value="48">
            <text:p>48</text:p>
          </table:table-cell>
          <table:table-cell office:value-type="float" office:value="52.0523">
            <text:p>52.0523</text:p>
          </table:table-cell>
          <table:table-cell office:value-type="float" office:value="29.6">
            <text:p>29.6</text:p>
          </table:table-cell>
          <table:table-cell office:value-type="float" office:value="2.3">
            <text:p>2.3</text:p>
          </table:table-cell>
          <table:table-cell office:value-type="float" office:value="0.49304">
            <text:p>0.4930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70">
            <text:p>-70</text:p>
          </table:table-cell>
          <table:table-cell office:value-type="float" office:value="2.404147">
            <text:p>2.404147</text:p>
          </table:table-cell>
          <table:table-cell office:value-type="float" office:value="0.980383">
            <text:p>0.980383</text:p>
          </table:table-cell>
          <table:table-cell office:value-type="float" office:value="1.270906">
            <text:p>1.270906</text:p>
          </table:table-cell>
          <table:table-cell office:value-type="float" office:value="1">
            <text:p>1</text:p>
          </table:table-cell>
          <table:table-cell office:value-type="float" office:value="3.02282">
            <text:p>3.02282</text:p>
          </table:table-cell>
          <table:table-cell table:number-columns-repeated="2" office:value-type="float" office:value="3.2">
            <text:p>3.2</text:p>
          </table:table-cell>
          <table:table-cell office:value-type="float" office:value="1.10029">
            <text:p>1.1002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2.75807">
            <text:p>-92.75807</text:p>
          </table:table-cell>
          <table:table-cell office:value-type="float" office:value="0.700528">
            <text:p>0.700528</text:p>
          </table:table-cell>
          <table:table-cell office:value-type="float" office:value="1">
            <text:p>1</text:p>
          </table:table-cell>
          <table:table-cell office:value-type="float" office:value="0.029769">
            <text:p>0.029769</text:p>
          </table:table-cell>
          <table:table-cell office:value-type="float" office:value="32">
            <text:p>32</text:p>
          </table:table-cell>
          <table:table-cell office:value-type="float" office:value="125.3">
            <text:p>125.3</text:p>
          </table:table-cell>
          <table:table-cell office:value-type="float" office:value="45.2">
            <text:p>45.2</text:p>
          </table:table-cell>
          <table:table-cell office:value-type="float" office:value="6.9">
            <text:p>6.9</text:p>
          </table:table-cell>
          <table:table-cell office:value-type="float" office:value="1.76821">
            <text:p>1.7682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0">
            <text:p>-70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1.270906">
            <text:p>1.270906</text:p>
          </table:table-cell>
          <table:table-cell office:value-type="float" office:value="0">
            <text:p>0</text:p>
          </table:table-cell>
          <table:table-cell office:value-type="float" office:value="1.74912">
            <text:p>1.74912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.29451">
            <text:p>1.2945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2.586239">
            <text:p>-92.586239</text:p>
          </table:table-cell>
          <table:table-cell office:value-type="float" office:value="0.700528">
            <text:p>0.700528</text:p>
          </table:table-cell>
          <table:table-cell office:value-type="float" office:value="1">
            <text:p>1</text:p>
          </table:table-cell>
          <table:table-cell office:value-type="float" office:value="0.029769">
            <text:p>0.029769</text:p>
          </table:table-cell>
          <table:table-cell office:value-type="float" office:value="29">
            <text:p>29</text:p>
          </table:table-cell>
          <table:table-cell office:value-type="float" office:value="136.799">
            <text:p>136.799</text:p>
          </table:table-cell>
          <table:table-cell office:value-type="float" office:value="46.8">
            <text:p>46.8</text:p>
          </table:table-cell>
          <table:table-cell office:value-type="float" office:value="7.6">
            <text:p>7.6</text:p>
          </table:table-cell>
          <table:table-cell office:value-type="float" office:value="1.35658">
            <text:p>1.3565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4.69726">
            <text:p>-94.69726</text:p>
          </table:table-cell>
          <table:table-cell office:value-type="float" office:value="0.226947">
            <text:p>0.226947</text:p>
          </table:table-cell>
          <table:table-cell office:value-type="float" office:value="0.720312">
            <text:p>0.72031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1.4477">
            <text:p>41.4477</text:p>
          </table:table-cell>
          <table:table-cell office:value-type="float" office:value="25">
            <text:p>25</text:p>
          </table:table-cell>
          <table:table-cell office:value-type="float" office:value="1.6">
            <text:p>1.6</text:p>
          </table:table-cell>
          <table:table-cell office:value-type="float" office:value="0.456506">
            <text:p>0.45650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0.993078">
            <text:p>-70.993078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1.270906">
            <text:p>1.270906</text:p>
          </table:table-cell>
          <table:table-cell office:value-type="float" office:value="3">
            <text:p>3</text:p>
          </table:table-cell>
          <table:table-cell office:value-type="float" office:value="3.10121">
            <text:p>3.10121</text:p>
          </table:table-cell>
          <table:table-cell office:value-type="float" office:value="3.5">
            <text:p>3.5</text:p>
          </table:table-cell>
          <table:table-cell office:value-type="float" office:value="3.3">
            <text:p>3.3</text:p>
          </table:table-cell>
          <table:table-cell office:value-type="float" office:value="0.980681">
            <text:p>0.98068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4.85442">
            <text:p>-94.85442</text:p>
          </table:table-cell>
          <table:table-cell office:value-type="float" office:value="0.226947">
            <text:p>0.226947</text:p>
          </table:table-cell>
          <table:table-cell office:value-type="float" office:value="0">
            <text:p>0</text:p>
          </table:table-cell>
          <table:table-cell office:value-type="float" office:value="0.011211">
            <text:p>0.011211</text:p>
          </table:table-cell>
          <table:table-cell office:value-type="float" office:value="10">
            <text:p>10</text:p>
          </table:table-cell>
          <table:table-cell office:value-type="float" office:value="16.6741">
            <text:p>16.6741</text:p>
          </table:table-cell>
          <table:table-cell office:value-type="float" office:value="11.4">
            <text:p>11.4</text:p>
          </table:table-cell>
          <table:table-cell office:value-type="float" office:value="0.1">
            <text:p>0.1</text:p>
          </table:table-cell>
          <table:table-cell office:value-type="float" office:value="0.001326">
            <text:p>0.00132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1.691502">
            <text:p>-91.691502</text:p>
          </table:table-cell>
          <table:table-cell office:value-type="float" office:value="0.700528">
            <text:p>0.700528</text:p>
          </table:table-cell>
          <table:table-cell office:value-type="float" office:value="0.378608">
            <text:p>0.378608</text:p>
          </table:table-cell>
          <table:table-cell office:value-type="float" office:value="0.029769">
            <text:p>0.029769</text:p>
          </table:table-cell>
          <table:table-cell office:value-type="float" office:value="42">
            <text:p>42</text:p>
          </table:table-cell>
          <table:table-cell office:value-type="float" office:value="157.844">
            <text:p>157.844</text:p>
          </table:table-cell>
          <table:table-cell office:value-type="float" office:value="47.8">
            <text:p>47.8</text:p>
          </table:table-cell>
          <table:table-cell office:value-type="float" office:value="9">
            <text:p>9</text:p>
          </table:table-cell>
          <table:table-cell office:value-type="float" office:value="0.661594">
            <text:p>0.66159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94.404639">
            <text:p>-94.404639</text:p>
          </table:table-cell>
          <table:table-cell office:value-type="float" office:value="0.226947">
            <text:p>0.226947</text:p>
          </table:table-cell>
          <table:table-cell office:value-type="float" office:value="0.599305">
            <text:p>0.599305</text:p>
          </table:table-cell>
          <table:table-cell office:value-type="float" office:value="0.2131">
            <text:p>0.2131</text:p>
          </table:table-cell>
          <table:table-cell office:value-type="float" office:value="37">
            <text:p>37</text:p>
          </table:table-cell>
          <table:table-cell office:value-type="float" office:value="53.707">
            <text:p>53.707</text:p>
          </table:table-cell>
          <table:table-cell office:value-type="float" office:value="30.2">
            <text:p>30.2</text:p>
          </table:table-cell>
          <table:table-cell office:value-type="float" office:value="2.4">
            <text:p>2.4</text:p>
          </table:table-cell>
          <table:table-cell office:value-type="float" office:value="0.687142">
            <text:p>0.68714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72.643344">
            <text:p>-72.643344</text:p>
          </table:table-cell>
          <table:table-cell office:value-type="float" office:value="2.982524">
            <text:p>2.982524</text:p>
          </table:table-cell>
          <table:table-cell office:value-type="float" office:value="0">
            <text:p>0</text:p>
          </table:table-cell>
          <table:table-cell office:value-type="float" office:value="3.830455">
            <text:p>3.830455</text:p>
          </table:table-cell>
          <table:table-cell office:value-type="float" office:value="0">
            <text:p>0</text:p>
          </table:table-cell>
          <table:table-cell office:value-type="float" office:value="8.05141">
            <text:p>8.05141</text:p>
          </table:table-cell>
          <table:table-cell office:value-type="float" office:value="4.5">
            <text:p>4.5</text:p>
          </table:table-cell>
          <table:table-cell office:value-type="float" office:value="4.1">
            <text:p>4.1</text:p>
          </table:table-cell>
          <table:table-cell office:value-type="float" office:value="1.92531">
            <text:p>1.9253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4.777777">
            <text:p>-94.777777</text:p>
          </table:table-cell>
          <table:table-cell office:value-type="float" office:value="0.226947">
            <text:p>0.226947</text:p>
          </table:table-cell>
          <table:table-cell office:value-type="float" office:value="1">
            <text:p>1</text:p>
          </table:table-cell>
          <table:table-cell office:value-type="float" office:value="2.914221">
            <text:p>2.914221</text:p>
          </table:table-cell>
          <table:table-cell office:value-type="float" office:value="44">
            <text:p>44</text:p>
          </table:table-cell>
          <table:table-cell office:value-type="float" office:value="20.3534">
            <text:p>20.3534</text:p>
          </table:table-cell>
          <table:table-cell office:value-type="float" office:value="14.5">
            <text:p>14.5</text:p>
          </table:table-cell>
          <table:table-cell office:value-type="float" office:value="0.3">
            <text:p>0.3</text:p>
          </table:table-cell>
          <table:table-cell office:value-type="float" office:value="0.823907">
            <text:p>0.82390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0">
            <text:p>-70</text:p>
          </table:table-cell>
          <table:table-cell office:value-type="float" office:value="2.404147">
            <text:p>2.404147</text:p>
          </table:table-cell>
          <table:table-cell office:value-type="float" office:value="0">
            <text:p>0</text:p>
          </table:table-cell>
          <table:table-cell office:value-type="float" office:value="0.577311">
            <text:p>0.577311</text:p>
          </table:table-cell>
          <table:table-cell office:value-type="float" office:value="2">
            <text:p>2</text:p>
          </table:table-cell>
          <table:table-cell office:value-type="float" office:value="2.92012">
            <text:p>2.92012</text:p>
          </table:table-cell>
          <table:table-cell table:number-columns-repeated="2" office:value-type="float" office:value="4.8">
            <text:p>4.8</text:p>
          </table:table-cell>
          <table:table-cell office:value-type="float" office:value="0.431439">
            <text:p>0.43143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2.462438">
            <text:p>-72.462438</text:p>
          </table:table-cell>
          <table:table-cell office:value-type="float" office:value="2.404147">
            <text:p>2.404147</text:p>
          </table:table-cell>
          <table:table-cell office:value-type="float" office:value="0.889819">
            <text:p>0.889819</text:p>
          </table:table-cell>
          <table:table-cell office:value-type="float" office:value="0.577311">
            <text:p>0.577311</text:p>
          </table:table-cell>
          <table:table-cell office:value-type="float" office:value="6">
            <text:p>6</text:p>
          </table:table-cell>
          <table:table-cell office:value-type="float" office:value="9.92407">
            <text:p>9.92407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1.14045">
            <text:p>1.1404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4.480965">
            <text:p>-94.480965</text:p>
          </table:table-cell>
          <table:table-cell office:value-type="float" office:value="0.226947">
            <text:p>0.226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9.3281">
            <text:p>49.3281</text:p>
          </table:table-cell>
          <table:table-cell office:value-type="float" office:value="28.9">
            <text:p>28.9</text:p>
          </table:table-cell>
          <table:table-cell office:value-type="float" office:value="2.1">
            <text:p>2.1</text:p>
          </table:table-cell>
          <table:table-cell office:value-type="float" office:value="0.869553">
            <text:p>0.86955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70.514911">
            <text:p>-70.514911</text:p>
          </table:table-cell>
          <table:table-cell office:value-type="float" office:value="2.404147">
            <text:p>2.404147</text:p>
          </table:table-cell>
          <table:table-cell office:value-type="float" office:value="0.588471">
            <text:p>0.588471</text:p>
          </table:table-cell>
          <table:table-cell office:value-type="float" office:value="1.270906">
            <text:p>1.270906</text:p>
          </table:table-cell>
          <table:table-cell office:value-type="float" office:value="0">
            <text:p>0</text:p>
          </table:table-cell>
          <table:table-cell office:value-type="float" office:value="0.200797">
            <text:p>0.200797</text:p>
          </table:table-cell>
          <table:table-cell table:number-columns-repeated="2" office:value-type="float" office:value="3.6">
            <text:p>3.6</text:p>
          </table:table-cell>
          <table:table-cell office:value-type="float" office:value="1.42257">
            <text:p>1.4225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3.02527">
            <text:p>-93.02527</text:p>
          </table:table-cell>
          <table:table-cell office:value-type="float" office:value="0.705733">
            <text:p>0.705733</text:p>
          </table:table-cell>
          <table:table-cell office:value-type="float" office:value="0">
            <text:p>0</text:p>
          </table:table-cell>
          <table:table-cell office:value-type="float" office:value="0.735536">
            <text:p>0.735536</text:p>
          </table:table-cell>
          <table:table-cell office:value-type="float" office:value="30">
            <text:p>30</text:p>
          </table:table-cell>
          <table:table-cell office:value-type="float" office:value="135.519">
            <text:p>135.519</text:p>
          </table:table-cell>
          <table:table-cell office:value-type="float" office:value="46.4">
            <text:p>46.4</text:p>
          </table:table-cell>
          <table:table-cell office:value-type="float" office:value="7.5">
            <text:p>7.5</text:p>
          </table:table-cell>
          <table:table-cell office:value-type="float" office:value="1.36933">
            <text:p>1.3693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688194">
            <text:p>-94.688194</text:p>
          </table:table-cell>
          <table:table-cell office:value-type="float" office:value="0.226947">
            <text:p>0.226947</text:p>
          </table:table-cell>
          <table:table-cell office:value-type="float" office:value="0.335731">
            <text:p>0.335731</text:p>
          </table:table-cell>
          <table:table-cell office:value-type="float" office:value="0.354474">
            <text:p>0.354474</text:p>
          </table:table-cell>
          <table:table-cell office:value-type="float" office:value="49">
            <text:p>49</text:p>
          </table:table-cell>
          <table:table-cell office:value-type="float" office:value="36.3208">
            <text:p>36.3208</text:p>
          </table:table-cell>
          <table:table-cell office:value-type="float" office:value="22.7">
            <text:p>22.7</text:p>
          </table:table-cell>
          <table:table-cell office:value-type="float" office:value="1.3">
            <text:p>1.3</text:p>
          </table:table-cell>
          <table:table-cell office:value-type="float" office:value="0.414194">
            <text:p>0.41419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72.601255">
            <text:p>-72.601255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1.270906">
            <text:p>1.270906</text:p>
          </table:table-cell>
          <table:table-cell office:value-type="float" office:value="6">
            <text:p>6</text:p>
          </table:table-cell>
          <table:table-cell office:value-type="float" office:value="6.49724">
            <text:p>6.49724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1.92637">
            <text:p>1.9263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1.779544">
            <text:p>-91.779544</text:p>
          </table:table-cell>
          <table:table-cell office:value-type="float" office:value="0.700528">
            <text:p>0.700528</text:p>
          </table:table-cell>
          <table:table-cell office:value-type="float" office:value="0.236826">
            <text:p>0.23682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58.147">
            <text:p>158.147</text:p>
          </table:table-cell>
          <table:table-cell office:value-type="float" office:value="48.2">
            <text:p>48.2</text:p>
          </table:table-cell>
          <table:table-cell office:value-type="float" office:value="9">
            <text:p>9</text:p>
          </table:table-cell>
          <table:table-cell office:value-type="float" office:value="0.361621">
            <text:p>0.36162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93.307171">
            <text:p>-93.307171</text:p>
          </table:table-cell>
          <table:table-cell office:value-type="float" office:value="0.700528">
            <text:p>0.700528</text:p>
          </table:table-cell>
          <table:table-cell office:value-type="float" office:value="0.070181">
            <text:p>0.070181</text:p>
          </table:table-cell>
          <table:table-cell office:value-type="float" office:value="0.057693">
            <text:p>0.057693</text:p>
          </table:table-cell>
          <table:table-cell office:value-type="float" office:value="26">
            <text:p>26</text:p>
          </table:table-cell>
          <table:table-cell office:value-type="float" office:value="107.049">
            <text:p>107.049</text:p>
          </table:table-cell>
          <table:table-cell office:value-type="float" office:value="41.8">
            <text:p>41.8</text:p>
          </table:table-cell>
          <table:table-cell office:value-type="float" office:value="5.7">
            <text:p>5.7</text:p>
          </table:table-cell>
          <table:table-cell office:value-type="float" office:value="0.18662">
            <text:p>0.1866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4.763502">
            <text:p>-94.763502</text:p>
          </table:table-cell>
          <table:table-cell office:value-type="float" office:value="0.226947">
            <text:p>0.226947</text:p>
          </table:table-cell>
          <table:table-cell office:value-type="float" office:value="0.866799">
            <text:p>0.86679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.7551">
            <text:p>26.7551</text:p>
          </table:table-cell>
          <table:table-cell office:value-type="float" office:value="17.6">
            <text:p>17.6</text:p>
          </table:table-cell>
          <table:table-cell office:value-type="float" office:value="0.7">
            <text:p>0.7</text:p>
          </table:table-cell>
          <table:table-cell office:value-type="float" office:value="0.254361">
            <text:p>0.25436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4.575508">
            <text:p>-94.575508</text:p>
          </table:table-cell>
          <table:table-cell office:value-type="float" office:value="0.612416">
            <text:p>0.612416</text:p>
          </table:table-cell>
          <table:table-cell office:value-type="float" office:value="0.562865">
            <text:p>0.562865</text:p>
          </table:table-cell>
          <table:table-cell office:value-type="float" office:value="0.434475">
            <text:p>0.434475</text:p>
          </table:table-cell>
          <table:table-cell office:value-type="float" office:value="50">
            <text:p>50</text:p>
          </table:table-cell>
          <table:table-cell office:value-type="float" office:value="30.0494">
            <text:p>30.0494</text:p>
          </table:table-cell>
          <table:table-cell office:value-type="float" office:value="19.2">
            <text:p>19.2</text:p>
          </table:table-cell>
          <table:table-cell office:value-type="float" office:value="0.9">
            <text:p>0.9</text:p>
          </table:table-cell>
          <table:table-cell office:value-type="float" office:value="0.44394">
            <text:p>0.4439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94.437049">
            <text:p>-94.437049</text:p>
          </table:table-cell>
          <table:table-cell office:value-type="float" office:value="0.226947">
            <text:p>0.226947</text:p>
          </table:table-cell>
          <table:table-cell office:value-type="float" office:value="0.668286">
            <text:p>0.668286</text:p>
          </table:table-cell>
          <table:table-cell office:value-type="float" office:value="0.014081">
            <text:p>0.014081</text:p>
          </table:table-cell>
          <table:table-cell office:value-type="float" office:value="47">
            <text:p>47</text:p>
          </table:table-cell>
          <table:table-cell office:value-type="float" office:value="48.9591">
            <text:p>48.9591</text:p>
          </table:table-cell>
          <table:table-cell office:value-type="float" office:value="28.1">
            <text:p>28.1</text:p>
          </table:table-cell>
          <table:table-cell office:value-type="float" office:value="2.1">
            <text:p>2.1</text:p>
          </table:table-cell>
          <table:table-cell office:value-type="float" office:value="0.553039">
            <text:p>0.55303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72.541448">
            <text:p>-72.541448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0.577311">
            <text:p>0.577311</text:p>
          </table:table-cell>
          <table:table-cell office:value-type="float" office:value="5">
            <text:p>5</text:p>
          </table:table-cell>
          <table:table-cell office:value-type="float" office:value="6.91401">
            <text:p>6.91401</text:p>
          </table:table-cell>
          <table:table-cell office:value-type="float" office:value="6.4">
            <text:p>6.4</text:p>
          </table:table-cell>
          <table:table-cell office:value-type="float" office:value="5.9">
            <text:p>5.9</text:p>
          </table:table-cell>
          <table:table-cell office:value-type="float" office:value="1.39296">
            <text:p>1.3929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0">
            <text:p>-70</text:p>
          </table:table-cell>
          <table:table-cell office:value-type="float" office:value="2.404147">
            <text:p>2.404147</text:p>
          </table:table-cell>
          <table:table-cell office:value-type="float" office:value="0.883742">
            <text:p>0.8837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287">
            <text:p>0.074287</text:p>
          </table:table-cell>
          <table:table-cell table:number-columns-repeated="2" office:value-type="float" office:value="3.7">
            <text:p>3.7</text:p>
          </table:table-cell>
          <table:table-cell office:value-type="float" office:value="0.570513">
            <text:p>0.57051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3.98827">
            <text:p>-93.98827</text:p>
          </table:table-cell>
          <table:table-cell office:value-type="float" office:value="0.226947">
            <text:p>0.226947</text:p>
          </table:table-cell>
          <table:table-cell office:value-type="float" office:value="0.599305">
            <text:p>0.59930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1.6142">
            <text:p>91.6142</text:p>
          </table:table-cell>
          <table:table-cell office:value-type="float" office:value="38.8">
            <text:p>38.8</text:p>
          </table:table-cell>
          <table:table-cell office:value-type="float" office:value="4.8">
            <text:p>4.8</text:p>
          </table:table-cell>
          <table:table-cell office:value-type="float" office:value="0.865527">
            <text:p>0.86552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2.6821">
            <text:p>-92.6821</text:p>
          </table:table-cell>
          <table:table-cell office:value-type="float" office:value="0.700528">
            <text:p>0.700528</text:p>
          </table:table-cell>
          <table:table-cell office:value-type="float" office:value="1">
            <text:p>1</text:p>
          </table:table-cell>
          <table:table-cell office:value-type="float" office:value="0.029769">
            <text:p>0.029769</text:p>
          </table:table-cell>
          <table:table-cell office:value-type="float" office:value="31">
            <text:p>31</text:p>
          </table:table-cell>
          <table:table-cell office:value-type="float" office:value="122.423">
            <text:p>122.423</text:p>
          </table:table-cell>
          <table:table-cell office:value-type="float" office:value="44.8">
            <text:p>44.8</text:p>
          </table:table-cell>
          <table:table-cell office:value-type="float" office:value="6.7">
            <text:p>6.7</text:p>
          </table:table-cell>
          <table:table-cell office:value-type="float" office:value="1.65691">
            <text:p>1.6569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94.277577">
            <text:p>-94.277577</text:p>
          </table:table-cell>
          <table:table-cell office:value-type="float" office:value="0.226947">
            <text:p>0.226947</text:p>
          </table:table-cell>
          <table:table-cell office:value-type="float" office:value="0.599305">
            <text:p>0.59930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9.9471">
            <text:p>59.9471</text:p>
          </table:table-cell>
          <table:table-cell office:value-type="float" office:value="31.3">
            <text:p>31.3</text:p>
          </table:table-cell>
          <table:table-cell office:value-type="float" office:value="2.8">
            <text:p>2.8</text:p>
          </table:table-cell>
          <table:table-cell office:value-type="float" office:value="0.50605">
            <text:p>0.5060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72.355049">
            <text:p>-72.355049</text:p>
          </table:table-cell>
          <table:table-cell office:value-type="float" office:value="2.982524">
            <text:p>2.982524</text:p>
          </table:table-cell>
          <table:table-cell office:value-type="float" office:value="0">
            <text:p>0</text:p>
          </table:table-cell>
          <table:table-cell office:value-type="float" office:value="3.830455">
            <text:p>3.830455</text:p>
          </table:table-cell>
          <table:table-cell office:value-type="float" office:value="0">
            <text:p>0</text:p>
          </table:table-cell>
          <table:table-cell office:value-type="float" office:value="6.3092">
            <text:p>6.3092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office:value-type="float" office:value="1.99675">
            <text:p>1.9967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73.83133">
            <text:p>-73.83133</text:p>
          </table:table-cell>
          <table:table-cell office:value-type="float" office:value="2.982524">
            <text:p>2.9825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.7972">
            <text:p>11.7972</text:p>
          </table:table-cell>
          <table:table-cell office:value-type="float" office:value="4.7">
            <text:p>4.7</text:p>
          </table:table-cell>
          <table:table-cell office:value-type="float" office:value="4.3">
            <text:p>4.3</text:p>
          </table:table-cell>
          <table:table-cell office:value-type="float" office:value="1.64051">
            <text:p>1.6405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94.385582">
            <text:p>-94.385582</text:p>
          </table:table-cell>
          <table:table-cell office:value-type="float" office:value="0.612416">
            <text:p>0.612416</text:p>
          </table:table-cell>
          <table:table-cell office:value-type="float" office:value="0.665821">
            <text:p>0.665821</text:p>
          </table:table-cell>
          <table:table-cell office:value-type="float" office:value="0.713675">
            <text:p>0.713675</text:p>
          </table:table-cell>
          <table:table-cell office:value-type="float" office:value="24">
            <text:p>24</text:p>
          </table:table-cell>
          <table:table-cell office:value-type="float" office:value="28.3299">
            <text:p>28.3299</text:p>
          </table:table-cell>
          <table:table-cell office:value-type="float" office:value="17.8">
            <text:p>17.8</text:p>
          </table:table-cell>
          <table:table-cell office:value-type="float" office:value="0.8">
            <text:p>0.8</text:p>
          </table:table-cell>
          <table:table-cell office:value-type="float" office:value="0.485533">
            <text:p>0.4855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94.429116">
            <text:p>-94.429116</text:p>
          </table:table-cell>
          <table:table-cell office:value-type="float" office:value="0.226947">
            <text:p>0.226947</text:p>
          </table:table-cell>
          <table:table-cell office:value-type="float" office:value="0.668286">
            <text:p>0.668286</text:p>
          </table:table-cell>
          <table:table-cell office:value-type="float" office:value="0.014081">
            <text:p>0.014081</text:p>
          </table:table-cell>
          <table:table-cell office:value-type="float" office:value="47">
            <text:p>47</text:p>
          </table:table-cell>
          <table:table-cell office:value-type="float" office:value="52.0851">
            <text:p>52.0851</text:p>
          </table:table-cell>
          <table:table-cell office:value-type="float" office:value="30">
            <text:p>30</text:p>
          </table:table-cell>
          <table:table-cell office:value-type="float" office:value="2.3">
            <text:p>2.3</text:p>
          </table:table-cell>
          <table:table-cell office:value-type="float" office:value="0.564105">
            <text:p>0.564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2.797668">
            <text:p>-72.797668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0.577311">
            <text:p>0.577311</text:p>
          </table:table-cell>
          <table:table-cell office:value-type="float" office:value="5">
            <text:p>5</text:p>
          </table:table-cell>
          <table:table-cell office:value-type="float" office:value="3.99691">
            <text:p>3.99691</text:p>
          </table:table-cell>
          <table:table-cell office:value-type="float" office:value="4.4">
            <text:p>4.4</text:p>
          </table:table-cell>
          <table:table-cell office:value-type="float" office:value="4.1">
            <text:p>4.1</text:p>
          </table:table-cell>
          <table:table-cell office:value-type="float" office:value="0.935686">
            <text:p>0.93568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94.033555">
            <text:p>-94.033555</text:p>
          </table:table-cell>
          <table:table-cell office:value-type="float" office:value="0.612416">
            <text:p>0.612416</text:p>
          </table:table-cell>
          <table:table-cell office:value-type="float" office:value="0.526378">
            <text:p>0.526378</text:p>
          </table:table-cell>
          <table:table-cell office:value-type="float" office:value="0.208942">
            <text:p>0.208942</text:p>
          </table:table-cell>
          <table:table-cell office:value-type="float" office:value="46">
            <text:p>46</text:p>
          </table:table-cell>
          <table:table-cell office:value-type="float" office:value="62.166">
            <text:p>62.166</text:p>
          </table:table-cell>
          <table:table-cell office:value-type="float" office:value="33.3">
            <text:p>33.3</text:p>
          </table:table-cell>
          <table:table-cell office:value-type="float" office:value="2.9">
            <text:p>2.9</text:p>
          </table:table-cell>
          <table:table-cell office:value-type="float" office:value="0.700395">
            <text:p>0.70039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4.439959">
            <text:p>-94.439959</text:p>
          </table:table-cell>
          <table:table-cell office:value-type="float" office:value="0.226947">
            <text:p>0.226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7.4115">
            <text:p>47.4115</text:p>
          </table:table-cell>
          <table:table-cell office:value-type="float" office:value="27.2">
            <text:p>27.2</text:p>
          </table:table-cell>
          <table:table-cell office:value-type="float" office:value="2">
            <text:p>2</text:p>
          </table:table-cell>
          <table:table-cell office:value-type="float" office:value="0.852821">
            <text:p>0.85282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0">
            <text:p>-70</text:p>
          </table:table-cell>
          <table:table-cell office:value-type="float" office:value="2.982524">
            <text:p>2.982524</text:p>
          </table:table-cell>
          <table:table-cell office:value-type="float" office:value="0.199328">
            <text:p>0.199328</text:p>
          </table:table-cell>
          <table:table-cell office:value-type="float" office:value="2.121684">
            <text:p>2.121684</text:p>
          </table:table-cell>
          <table:table-cell office:value-type="float" office:value="0">
            <text:p>0</text:p>
          </table:table-cell>
          <table:table-cell office:value-type="float" office:value="8.31632">
            <text:p>8.31632</text:p>
          </table:table-cell>
          <table:table-cell table:number-columns-repeated="2" office:value-type="float" office:value="5">
            <text:p>5</text:p>
          </table:table-cell>
          <table:table-cell office:value-type="float" office:value="1.42151">
            <text:p>1.4215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91.883044">
            <text:p>-91.883044</text:p>
          </table:table-cell>
          <table:table-cell office:value-type="float" office:value="0.226947">
            <text:p>0.226947</text:p>
          </table:table-cell>
          <table:table-cell office:value-type="float" office:value="0.848855">
            <text:p>0.848855</text:p>
          </table:table-cell>
          <table:table-cell office:value-type="float" office:value="0.027618">
            <text:p>0.027618</text:p>
          </table:table-cell>
          <table:table-cell office:value-type="float" office:value="40">
            <text:p>40</text:p>
          </table:table-cell>
          <table:table-cell office:value-type="float" office:value="161.2">
            <text:p>161.2</text:p>
          </table:table-cell>
          <table:table-cell office:value-type="float" office:value="48.3">
            <text:p>48.3</text:p>
          </table:table-cell>
          <table:table-cell office:value-type="float" office:value="9.3">
            <text:p>9.3</text:p>
          </table:table-cell>
          <table:table-cell office:value-type="float" office:value="1.55178">
            <text:p>1.55178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3.207237">
            <text:p>-73.207237</text:p>
          </table:table-cell>
          <table:table-cell office:value-type="float" office:value="2.404147">
            <text:p>2.404147</text:p>
          </table:table-cell>
          <table:table-cell office:value-type="float" office:value="0.588471">
            <text:p>0.588471</text:p>
          </table:table-cell>
          <table:table-cell office:value-type="float" office:value="1.270906">
            <text:p>1.270906</text:p>
          </table:table-cell>
          <table:table-cell office:value-type="float" office:value="6">
            <text:p>6</text:p>
          </table:table-cell>
          <table:table-cell office:value-type="float" office:value="10.7941">
            <text:p>10.7941</text:p>
          </table:table-cell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.87813">
            <text:p>1.8781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94.017111">
            <text:p>-94.017111</text:p>
          </table:table-cell>
          <table:table-cell office:value-type="float" office:value="0.226947">
            <text:p>0.226947</text:p>
          </table:table-cell>
          <table:table-cell office:value-type="float" office:value="0.599305">
            <text:p>0.59930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2.9262">
            <text:p>92.9262</text:p>
          </table:table-cell>
          <table:table-cell office:value-type="float" office:value="39.7">
            <text:p>39.7</text:p>
          </table:table-cell>
          <table:table-cell office:value-type="float" office:value="4.9">
            <text:p>4.9</text:p>
          </table:table-cell>
          <table:table-cell office:value-type="float" office:value="0.868762">
            <text:p>0.86876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93.542197">
            <text:p>-93.542197</text:p>
          </table:table-cell>
          <table:table-cell office:value-type="float" office:value="0.226947">
            <text:p>0.226947</text:p>
          </table:table-cell>
          <table:table-cell office:value-type="float" office:value="0.765858">
            <text:p>0.76585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7.036">
            <text:p>107.036</text:p>
          </table:table-cell>
          <table:table-cell office:value-type="float" office:value="44.1">
            <text:p>44.1</text:p>
          </table:table-cell>
          <table:table-cell office:value-type="float" office:value="5.8">
            <text:p>5.8</text:p>
          </table:table-cell>
          <table:table-cell office:value-type="float" office:value="1.10648">
            <text:p>1.1064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94.347955">
            <text:p>-94.347955</text:p>
          </table:table-cell>
          <table:table-cell office:value-type="float" office:value="0.226947">
            <text:p>0.226947</text:p>
          </table:table-cell>
          <table:table-cell office:value-type="float" office:value="0.599305">
            <text:p>0.59930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7.3239">
            <text:p>47.3239</text:p>
          </table:table-cell>
          <table:table-cell office:value-type="float" office:value="26.7">
            <text:p>26.7</text:p>
          </table:table-cell>
          <table:table-cell office:value-type="float" office:value="2">
            <text:p>2</text:p>
          </table:table-cell>
          <table:table-cell office:value-type="float" office:value="0.402695">
            <text:p>0.40269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4.437722">
            <text:p>-94.437722</text:p>
          </table:table-cell>
          <table:table-cell office:value-type="float" office:value="0.226947">
            <text:p>0.226947</text:p>
          </table:table-cell>
          <table:table-cell office:value-type="float" office:value="0.668286">
            <text:p>0.66828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7.3567">
            <text:p>47.3567</text:p>
          </table:table-cell>
          <table:table-cell office:value-type="float" office:value="27.1">
            <text:p>27.1</text:p>
          </table:table-cell>
          <table:table-cell office:value-type="float" office:value="2">
            <text:p>2</text:p>
          </table:table-cell>
          <table:table-cell office:value-type="float" office:value="0.531617">
            <text:p>0.53161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94.67835">
            <text:p>-94.67835</text:p>
          </table:table-cell>
          <table:table-cell office:value-type="float" office:value="0.226947">
            <text:p>0.226947</text:p>
          </table:table-cell>
          <table:table-cell office:value-type="float" office:value="0.668286">
            <text:p>0.66828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1.6013">
            <text:p>31.60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96785">
            <text:p>0.39678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94.068259">
            <text:p>-94.068259</text:p>
          </table:table-cell>
          <table:table-cell office:value-type="float" office:value="0.45757">
            <text:p>0.45757</text:p>
          </table:table-cell>
          <table:table-cell office:value-type="float" office:value="0.863351">
            <text:p>0.863351</text:p>
          </table:table-cell>
          <table:table-cell office:value-type="float" office:value="0.401843">
            <text:p>0.401843</text:p>
          </table:table-cell>
          <table:table-cell office:value-type="float" office:value="31">
            <text:p>31</text:p>
          </table:table-cell>
          <table:table-cell office:value-type="float" office:value="68.51">
            <text:p>68.51</text:p>
          </table:table-cell>
          <table:table-cell office:value-type="float" office:value="34.4">
            <text:p>34.4</text:p>
          </table:table-cell>
          <table:table-cell office:value-type="float" office:value="3.3">
            <text:p>3.3</text:p>
          </table:table-cell>
          <table:table-cell office:value-type="float" office:value="1.61197">
            <text:p>1.6119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90.970309">
            <text:p>-90.970309</text:p>
          </table:table-cell>
          <table:table-cell office:value-type="float" office:value="0.226947">
            <text:p>0.226947</text:p>
          </table:table-cell>
          <table:table-cell office:value-type="float" office:value="0.848855">
            <text:p>0.848855</text:p>
          </table:table-cell>
          <table:table-cell office:value-type="float" office:value="0.027618">
            <text:p>0.027618</text:p>
          </table:table-cell>
          <table:table-cell office:value-type="float" office:value="35">
            <text:p>35</text:p>
          </table:table-cell>
          <table:table-cell office:value-type="float" office:value="169.697">
            <text:p>169.697</text:p>
          </table:table-cell>
          <table:table-cell office:value-type="float" office:value="48.7">
            <text:p>48.7</text:p>
          </table:table-cell>
          <table:table-cell office:value-type="float" office:value="9.9">
            <text:p>9.9</text:p>
          </table:table-cell>
          <table:table-cell office:value-type="float" office:value="1.38183">
            <text:p>1.3818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70.275186">
            <text:p>-70.275186</text:p>
          </table:table-cell>
          <table:table-cell office:value-type="float" office:value="2.404147">
            <text:p>2.404147</text:p>
          </table:table-cell>
          <table:table-cell office:value-type="float" office:value="0">
            <text:p>0</text:p>
          </table:table-cell>
          <table:table-cell office:value-type="float" office:value="1.14163">
            <text:p>1.14163</text:p>
          </table:table-cell>
          <table:table-cell office:value-type="float" office:value="1">
            <text:p>1</text:p>
          </table:table-cell>
          <table:table-cell office:value-type="float" office:value="5.28834">
            <text:p>5.28834</text:p>
          </table:table-cell>
          <table:table-cell table:number-columns-repeated="2" office:value-type="float" office:value="6.1">
            <text:p>6.1</text:p>
          </table:table-cell>
          <table:table-cell office:value-type="float" office:value="0.876029">
            <text:p>0.87602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1.755855">
            <text:p>-71.755855</text:p>
          </table:table-cell>
          <table:table-cell office:value-type="float" office:value="2.404147">
            <text:p>2.404147</text:p>
          </table:table-cell>
          <table:table-cell office:value-type="float" office:value="0.770987">
            <text:p>0.770987</text:p>
          </table:table-cell>
          <table:table-cell office:value-type="float" office:value="1.270906">
            <text:p>1.270906</text:p>
          </table:table-cell>
          <table:table-cell office:value-type="float" office:value="4">
            <text:p>4</text:p>
          </table:table-cell>
          <table:table-cell office:value-type="float" office:value="3.37362">
            <text:p>3.37362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1.56249">
            <text:p>1.5624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71.586399">
            <text:p>-71.586399</text:p>
          </table:table-cell>
          <table:table-cell office:value-type="float" office:value="2.404147">
            <text:p>2.404147</text:p>
          </table:table-cell>
          <table:table-cell office:value-type="float" office:value="0">
            <text:p>0</text:p>
          </table:table-cell>
          <table:table-cell office:value-type="float" office:value="1.435126">
            <text:p>1.435126</text:p>
          </table:table-cell>
          <table:table-cell office:value-type="float" office:value="8">
            <text:p>8</text:p>
          </table:table-cell>
          <table:table-cell office:value-type="float" office:value="8.6605">
            <text:p>8.6605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1.25389">
            <text:p>1.25389</text:p>
          </table:table-cell>
        </table:table-row>
      </table:table>
      <table:table table:name="75.pure_r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75.231906">
            <text:p>-75.231906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779342">
            <text:p>0.779342</text:p>
          </table:table-cell>
          <table:table-cell office:value-type="float" office:value="6">
            <text:p>6</text:p>
          </table:table-cell>
          <table:table-cell office:value-type="float" office:value="4.96083">
            <text:p>4.96083</text:p>
          </table:table-cell>
          <table:table-cell office:value-type="float" office:value="9.2">
            <text:p>9.2</text:p>
          </table:table-cell>
          <table:table-cell office:value-type="float" office:value="8.3">
            <text:p>8.3</text:p>
          </table:table-cell>
          <table:table-cell office:value-type="float" office:value="1.24674">
            <text:p>1.2467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3.482277">
            <text:p>-73.482277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683633">
            <text:p>0.683633</text:p>
          </table:table-cell>
          <table:table-cell office:value-type="float" office:value="1">
            <text:p>1</text:p>
          </table:table-cell>
          <table:table-cell office:value-type="float" office:value="0.036762">
            <text:p>0.03676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  <table:table-cell office:value-type="float" office:value="0.865549">
            <text:p>0.8655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618331">
            <text:p>-94.618331</text:p>
          </table:table-cell>
          <table:table-cell office:value-type="float" office:value="0.738166">
            <text:p>0.738166</text:p>
          </table:table-cell>
          <table:table-cell office:value-type="float" office:value="0">
            <text:p>0</text:p>
          </table:table-cell>
          <table:table-cell office:value-type="float" office:value="3.613934">
            <text:p>3.613934</text:p>
          </table:table-cell>
          <table:table-cell office:value-type="float" office:value="44">
            <text:p>44</text:p>
          </table:table-cell>
          <table:table-cell office:value-type="float" office:value="27.0377">
            <text:p>27.0377</text:p>
          </table:table-cell>
          <table:table-cell office:value-type="float" office:value="29.2">
            <text:p>29.2</text:p>
          </table:table-cell>
          <table:table-cell office:value-type="float" office:value="0.7">
            <text:p>0.7</text:p>
          </table:table-cell>
          <table:table-cell office:value-type="float" office:value="1.3615">
            <text:p>1.361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72.578441">
            <text:p>-72.578441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12">
            <text:p>12</text:p>
          </table:table-cell>
          <table:table-cell office:value-type="float" office:value="4.48397">
            <text:p>4.48397</text:p>
          </table:table-cell>
          <table:table-cell office:value-type="float" office:value="13.2">
            <text:p>13.2</text:p>
          </table:table-cell>
          <table:table-cell office:value-type="float" office:value="12.5">
            <text:p>12.5</text:p>
          </table:table-cell>
          <table:table-cell office:value-type="float" office:value="1.1836">
            <text:p>1.183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74.228396">
            <text:p>-74.228396</text:p>
          </table:table-cell>
          <table:table-cell office:value-type="float" office:value="0.695995">
            <text:p>0.695995</text:p>
          </table:table-cell>
          <table:table-cell office:value-type="float" office:value="0.530909">
            <text:p>0.530909</text:p>
          </table:table-cell>
          <table:table-cell office:value-type="float" office:value="0.646207">
            <text:p>0.646207</text:p>
          </table:table-cell>
          <table:table-cell office:value-type="float" office:value="13">
            <text:p>13</text:p>
          </table:table-cell>
          <table:table-cell office:value-type="float" office:value="0.965983">
            <text:p>0.965983</text:p>
          </table:table-cell>
          <table:table-cell office:value-type="float" office:value="11.8">
            <text:p>11.8</text:p>
          </table:table-cell>
          <table:table-cell office:value-type="float" office:value="10.8">
            <text:p>10.8</text:p>
          </table:table-cell>
          <table:table-cell office:value-type="float" office:value="1.58676">
            <text:p>1.5867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73.169404">
            <text:p>-73.169404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709041">
            <text:p>0.709041</text:p>
          </table:table-cell>
          <table:table-cell office:value-type="float" office:value="4">
            <text:p>4</text:p>
          </table:table-cell>
          <table:table-cell office:value-type="float" office:value="2.37285">
            <text:p>2.37285</text:p>
          </table:table-cell>
          <table:table-cell office:value-type="float" office:value="6.5">
            <text:p>6.5</text:p>
          </table:table-cell>
          <table:table-cell office:value-type="float" office:value="6.1">
            <text:p>6.1</text:p>
          </table:table-cell>
          <table:table-cell office:value-type="float" office:value="1.32758">
            <text:p>1.3275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4.068845">
            <text:p>-74.068845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11">
            <text:p>11</text:p>
          </table:table-cell>
          <table:table-cell office:value-type="float" office:value="2.15528">
            <text:p>2.15528</text:p>
          </table:table-cell>
          <table:table-cell office:value-type="float" office:value="10.8">
            <text:p>10.8</text:p>
          </table:table-cell>
          <table:table-cell office:value-type="float" office:value="9.8">
            <text:p>9.8</text:p>
          </table:table-cell>
          <table:table-cell office:value-type="float" office:value="0.780676">
            <text:p>0.78067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75.637725">
            <text:p>-75.637725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46207">
            <text:p>0.646207</text:p>
          </table:table-cell>
          <table:table-cell office:value-type="float" office:value="8">
            <text:p>8</text:p>
          </table:table-cell>
          <table:table-cell office:value-type="float" office:value="2.93826">
            <text:p>2.93826</text:p>
          </table:table-cell>
          <table:table-cell office:value-type="float" office:value="9.6">
            <text:p>9.6</text:p>
          </table:table-cell>
          <table:table-cell office:value-type="float" office:value="8.8">
            <text:p>8.8</text:p>
          </table:table-cell>
          <table:table-cell office:value-type="float" office:value="1.84318">
            <text:p>1.843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73.726609">
            <text:p>-73.726609</text:p>
          </table:table-cell>
          <table:table-cell office:value-type="float" office:value="2.923298">
            <text:p>2.923298</text:p>
          </table:table-cell>
          <table:table-cell office:value-type="float" office:value="0.328015">
            <text:p>0.328015</text:p>
          </table:table-cell>
          <table:table-cell office:value-type="float" office:value="4.535406">
            <text:p>4.535406</text:p>
          </table:table-cell>
          <table:table-cell office:value-type="float" office:value="6">
            <text:p>6</text:p>
          </table:table-cell>
          <table:table-cell office:value-type="float" office:value="6.3611">
            <text:p>6.3611</text:p>
          </table:table-cell>
          <table:table-cell office:value-type="float" office:value="7.8">
            <text:p>7.8</text:p>
          </table:table-cell>
          <table:table-cell office:value-type="float" office:value="6.1">
            <text:p>6.1</text:p>
          </table:table-cell>
          <table:table-cell office:value-type="float" office:value="6.88643">
            <text:p>6.8864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71.737347">
            <text:p>-71.737347</text:p>
          </table:table-cell>
          <table:table-cell office:value-type="float" office:value="0.695995">
            <text:p>0.695995</text:p>
          </table:table-cell>
          <table:table-cell office:value-type="float" office:value="0.530909">
            <text:p>0.530909</text:p>
          </table:table-cell>
          <table:table-cell office:value-type="float" office:value="0.646207">
            <text:p>0.646207</text:p>
          </table:table-cell>
          <table:table-cell office:value-type="float" office:value="12">
            <text:p>12</text:p>
          </table:table-cell>
          <table:table-cell office:value-type="float" office:value="6.064">
            <text:p>6.064</text:p>
          </table:table-cell>
          <table:table-cell office:value-type="float" office:value="15.2">
            <text:p>15.2</text:p>
          </table:table-cell>
          <table:table-cell office:value-type="float" office:value="14.1">
            <text:p>14.1</text:p>
          </table:table-cell>
          <table:table-cell office:value-type="float" office:value="1.70694">
            <text:p>1.706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72.170514">
            <text:p>-72.170514</text:p>
          </table:table-cell>
          <table:table-cell office:value-type="float" office:value="2.325643">
            <text:p>2.325643</text:p>
          </table:table-cell>
          <table:table-cell office:value-type="float" office:value="0">
            <text:p>0</text:p>
          </table:table-cell>
          <table:table-cell office:value-type="float" office:value="0.667599">
            <text:p>0.667599</text:p>
          </table:table-cell>
          <table:table-cell office:value-type="float" office:value="9">
            <text:p>9</text:p>
          </table:table-cell>
          <table:table-cell office:value-type="float" office:value="0.908131">
            <text:p>0.908131</text:p>
          </table:table-cell>
          <table:table-cell office:value-type="float" office:value="5.5">
            <text:p>5.5</text:p>
          </table:table-cell>
          <table:table-cell office:value-type="float" office:value="5.4">
            <text:p>5.4</text:p>
          </table:table-cell>
          <table:table-cell office:value-type="float" office:value="0.374744">
            <text:p>0.37474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72.940828">
            <text:p>-72.940828</text:p>
          </table:table-cell>
          <table:table-cell office:value-type="float" office:value="2.325643">
            <text:p>2.325643</text:p>
          </table:table-cell>
          <table:table-cell office:value-type="float" office:value="0.224224">
            <text:p>0.224224</text:p>
          </table:table-cell>
          <table:table-cell office:value-type="float" office:value="0.954434">
            <text:p>0.954434</text:p>
          </table:table-cell>
          <table:table-cell office:value-type="float" office:value="4">
            <text:p>4</text:p>
          </table:table-cell>
          <table:table-cell office:value-type="float" office:value="0.886905">
            <text:p>0.886905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1.34737">
            <text:p>1.3473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3.124218">
            <text:p>-93.124218</text:p>
          </table:table-cell>
          <table:table-cell office:value-type="float" office:value="0.172883">
            <text:p>0.172883</text:p>
          </table:table-cell>
          <table:table-cell office:value-type="float" office:value="0.292435">
            <text:p>0.29243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8.087">
            <text:p>128.087</text:p>
          </table:table-cell>
          <table:table-cell office:value-type="float" office:value="70">
            <text:p>70</text:p>
          </table:table-cell>
          <table:table-cell office:value-type="float" office:value="7.1">
            <text:p>7.1</text:p>
          </table:table-cell>
          <table:table-cell office:value-type="float" office:value="0.467777">
            <text:p>0.46777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75.270511">
            <text:p>-75.270511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2">
            <text:p>2</text:p>
          </table:table-cell>
          <table:table-cell office:value-type="float" office:value="0.671658">
            <text:p>0.671658</text:p>
          </table:table-cell>
          <table:table-cell office:value-type="float" office:value="7.8">
            <text:p>7.8</text:p>
          </table:table-cell>
          <table:table-cell office:value-type="float" office:value="7.3">
            <text:p>7.3</text:p>
          </table:table-cell>
          <table:table-cell office:value-type="float" office:value="1.01941">
            <text:p>1.0194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3.752427">
            <text:p>-93.752427</text:p>
          </table:table-cell>
          <table:table-cell office:value-type="float" office:value="0.695995">
            <text:p>0.695995</text:p>
          </table:table-cell>
          <table:table-cell office:value-type="float" office:value="0.165688">
            <text:p>0.165688</text:p>
          </table:table-cell>
          <table:table-cell office:value-type="float" office:value="0.614312">
            <text:p>0.614312</text:p>
          </table:table-cell>
          <table:table-cell office:value-type="float" office:value="19">
            <text:p>19</text:p>
          </table:table-cell>
          <table:table-cell office:value-type="float" office:value="116.727">
            <text:p>116.727</text:p>
          </table:table-cell>
          <table:table-cell office:value-type="float" office:value="65.5">
            <text:p>65.5</text:p>
          </table:table-cell>
          <table:table-cell office:value-type="float" office:value="6.3">
            <text:p>6.3</text:p>
          </table:table-cell>
          <table:table-cell office:value-type="float" office:value="1.27911">
            <text:p>1.279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75.330642">
            <text:p>-75.330642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508037">
            <text:p>0.508037</text:p>
          </table:table-cell>
          <table:table-cell office:value-type="float" office:value="8">
            <text:p>8</text:p>
          </table:table-cell>
          <table:table-cell office:value-type="float" office:value="7.18497">
            <text:p>7.18497</text:p>
          </table:table-cell>
          <table:table-cell office:value-type="float" office:value="9.3">
            <text:p>9.3</text:p>
          </table:table-cell>
          <table:table-cell office:value-type="float" office:value="8.1">
            <text:p>8.1</text:p>
          </table:table-cell>
          <table:table-cell office:value-type="float" office:value="1.17308">
            <text:p>1.1730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4.060756">
            <text:p>-94.060756</text:p>
          </table:table-cell>
          <table:table-cell office:value-type="float" office:value="0.172883">
            <text:p>0.172883</text:p>
          </table:table-cell>
          <table:table-cell office:value-type="float" office:value="0.514326">
            <text:p>0.514326</text:p>
          </table:table-cell>
          <table:table-cell office:value-type="float" office:value="0.583569">
            <text:p>0.583569</text:p>
          </table:table-cell>
          <table:table-cell office:value-type="float" office:value="8">
            <text:p>8</text:p>
          </table:table-cell>
          <table:table-cell office:value-type="float" office:value="72.3607">
            <text:p>72.3607</text:p>
          </table:table-cell>
          <table:table-cell office:value-type="float" office:value="51">
            <text:p>51</text:p>
          </table:table-cell>
          <table:table-cell office:value-type="float" office:value="3.6">
            <text:p>3.6</text:p>
          </table:table-cell>
          <table:table-cell office:value-type="float" office:value="1.25721">
            <text:p>1.2572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76.144287">
            <text:p>-76.144287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5">
            <text:p>5</text:p>
          </table:table-cell>
          <table:table-cell office:value-type="float" office:value="8.46073">
            <text:p>8.46073</text:p>
          </table:table-cell>
          <table:table-cell office:value-type="float" office:value="10.2">
            <text:p>10.2</text:p>
          </table:table-cell>
          <table:table-cell office:value-type="float" office:value="9.1">
            <text:p>9.1</text:p>
          </table:table-cell>
          <table:table-cell office:value-type="float" office:value="1.22676">
            <text:p>1.2267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94.668471">
            <text:p>-94.668471</text:p>
          </table:table-cell>
          <table:table-cell office:value-type="float" office:value="0.172883">
            <text:p>0.172883</text:p>
          </table:table-cell>
          <table:table-cell office:value-type="float" office:value="0.514326">
            <text:p>0.514326</text:p>
          </table:table-cell>
          <table:table-cell office:value-type="float" office:value="1.016694">
            <text:p>1.016694</text:p>
          </table:table-cell>
          <table:table-cell office:value-type="float" office:value="7">
            <text:p>7</text:p>
          </table:table-cell>
          <table:table-cell office:value-type="float" office:value="48.7135">
            <text:p>48.7135</text:p>
          </table:table-cell>
          <table:table-cell office:value-type="float" office:value="40.8">
            <text:p>40.8</text:p>
          </table:table-cell>
          <table:table-cell office:value-type="float" office:value="2.1">
            <text:p>2.1</text:p>
          </table:table-cell>
          <table:table-cell office:value-type="float" office:value="1.5754">
            <text:p>1.575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3.53168">
            <text:p>-93.53168</text:p>
          </table:table-cell>
          <table:table-cell office:value-type="float" office:value="0.172883">
            <text:p>0.172883</text:p>
          </table:table-cell>
          <table:table-cell office:value-type="float" office:value="0.203233">
            <text:p>0.2032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6.295">
            <text:p>126.295</text:p>
          </table:table-cell>
          <table:table-cell office:value-type="float" office:value="67.1">
            <text:p>67.1</text:p>
          </table:table-cell>
          <table:table-cell office:value-type="float" office:value="7">
            <text:p>7</text:p>
          </table:table-cell>
          <table:table-cell office:value-type="float" office:value="0.282145">
            <text:p>0.2821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2.522205">
            <text:p>-92.522205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7.002">
            <text:p>157.002</text:p>
          </table:table-cell>
          <table:table-cell office:value-type="float" office:value="73.2">
            <text:p>73.2</text:p>
          </table:table-cell>
          <table:table-cell office:value-type="float" office:value="8.8">
            <text:p>8.8</text:p>
          </table:table-cell>
          <table:table-cell office:value-type="float" office:value="0.469477">
            <text:p>0.46947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76.024371">
            <text:p>-76.024371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46207">
            <text:p>0.646207</text:p>
          </table:table-cell>
          <table:table-cell office:value-type="float" office:value="1">
            <text:p>1</text:p>
          </table:table-cell>
          <table:table-cell office:value-type="float" office:value="8.23892">
            <text:p>8.23892</text:p>
          </table:table-cell>
          <table:table-cell office:value-type="float" office:value="12.3">
            <text:p>12.3</text:p>
          </table:table-cell>
          <table:table-cell office:value-type="float" office:value="11.4">
            <text:p>11.4</text:p>
          </table:table-cell>
          <table:table-cell office:value-type="float" office:value="1.85677">
            <text:p>1.8567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4.183192">
            <text:p>-94.183192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1.15863">
            <text:p>1.15863</text:p>
          </table:table-cell>
          <table:table-cell office:value-type="float" office:value="0">
            <text:p>0</text:p>
          </table:table-cell>
          <table:table-cell office:value-type="float" office:value="95.8262">
            <text:p>95.8262</text:p>
          </table:table-cell>
          <table:table-cell office:value-type="float" office:value="59.5">
            <text:p>59.5</text:p>
          </table:table-cell>
          <table:table-cell office:value-type="float" office:value="5">
            <text:p>5</text:p>
          </table:table-cell>
          <table:table-cell office:value-type="float" office:value="1.50586">
            <text:p>1.5058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5.951876">
            <text:p>-75.951876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508037">
            <text:p>0.508037</text:p>
          </table:table-cell>
          <table:table-cell office:value-type="float" office:value="5">
            <text:p>5</text:p>
          </table:table-cell>
          <table:table-cell office:value-type="float" office:value="3.92765">
            <text:p>3.92765</text:p>
          </table:table-cell>
          <table:table-cell office:value-type="float" office:value="8.9">
            <text:p>8.9</text:p>
          </table:table-cell>
          <table:table-cell office:value-type="float" office:value="8">
            <text:p>8</text:p>
          </table:table-cell>
          <table:table-cell office:value-type="float" office:value="1.22495">
            <text:p>1.2249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2.541289">
            <text:p>-92.541289</text:p>
          </table:table-cell>
          <table:table-cell office:value-type="float" office:value="0.695995">
            <text:p>0.695995</text:p>
          </table:table-cell>
          <table:table-cell office:value-type="float" office:value="0.461684">
            <text:p>0.461684</text:p>
          </table:table-cell>
          <table:table-cell office:value-type="float" office:value="0.440202">
            <text:p>0.440202</text:p>
          </table:table-cell>
          <table:table-cell office:value-type="float" office:value="11">
            <text:p>11</text:p>
          </table:table-cell>
          <table:table-cell office:value-type="float" office:value="149.096">
            <text:p>149.096</text:p>
          </table:table-cell>
          <table:table-cell office:value-type="float" office:value="71.7">
            <text:p>71.7</text:p>
          </table:table-cell>
          <table:table-cell office:value-type="float" office:value="8.4">
            <text:p>8.4</text:p>
          </table:table-cell>
          <table:table-cell office:value-type="float" office:value="1.62087">
            <text:p>1.6208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94.581811">
            <text:p>-94.581811</text:p>
          </table:table-cell>
          <table:table-cell office:value-type="float" office:value="0.172883">
            <text:p>0.172883</text:p>
          </table:table-cell>
          <table:table-cell office:value-type="float" office:value="0.514326">
            <text:p>0.514326</text:p>
          </table:table-cell>
          <table:table-cell office:value-type="float" office:value="0.853239">
            <text:p>0.853239</text:p>
          </table:table-cell>
          <table:table-cell office:value-type="float" office:value="15">
            <text:p>15</text:p>
          </table:table-cell>
          <table:table-cell office:value-type="float" office:value="57.1051">
            <text:p>57.1051</text:p>
          </table:table-cell>
          <table:table-cell office:value-type="float" office:value="46.5">
            <text:p>46.5</text:p>
          </table:table-cell>
          <table:table-cell office:value-type="float" office:value="2.6">
            <text:p>2.6</text:p>
          </table:table-cell>
          <table:table-cell office:value-type="float" office:value="1.22877">
            <text:p>1.2287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74.516451">
            <text:p>-74.516451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7">
            <text:p>7</text:p>
          </table:table-cell>
          <table:table-cell office:value-type="float" office:value="0.44683">
            <text:p>0.44683</text:p>
          </table:table-cell>
          <table:table-cell office:value-type="float" office:value="6.2">
            <text:p>6.2</text:p>
          </table:table-cell>
          <table:table-cell office:value-type="float" office:value="5.5">
            <text:p>5.5</text:p>
          </table:table-cell>
          <table:table-cell office:value-type="float" office:value="0.62888">
            <text:p>0.6288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4.740944">
            <text:p>-94.740944</text:p>
          </table:table-cell>
          <table:table-cell office:value-type="float" office:value="0.304755">
            <text:p>0.304755</text:p>
          </table:table-cell>
          <table:table-cell office:value-type="float" office:value="0.769207">
            <text:p>0.769207</text:p>
          </table:table-cell>
          <table:table-cell office:value-type="float" office:value="3.429989">
            <text:p>3.429989</text:p>
          </table:table-cell>
          <table:table-cell office:value-type="float" office:value="17">
            <text:p>17</text:p>
          </table:table-cell>
          <table:table-cell office:value-type="float" office:value="25.2287">
            <text:p>25.2287</text:p>
          </table:table-cell>
          <table:table-cell office:value-type="float" office:value="27.5">
            <text:p>27.5</text:p>
          </table:table-cell>
          <table:table-cell office:value-type="float" office:value="0.6">
            <text:p>0.6</text:p>
          </table:table-cell>
          <table:table-cell office:value-type="float" office:value="1.06543">
            <text:p>1.0654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77.304216">
            <text:p>-77.304216</text:p>
          </table:table-cell>
          <table:table-cell office:value-type="float" office:value="0.695995">
            <text:p>0.695995</text:p>
          </table:table-cell>
          <table:table-cell office:value-type="float" office:value="0.310896">
            <text:p>0.310896</text:p>
          </table:table-cell>
          <table:table-cell office:value-type="float" office:value="0.606343">
            <text:p>0.606343</text:p>
          </table:table-cell>
          <table:table-cell office:value-type="float" office:value="0">
            <text:p>0</text:p>
          </table:table-cell>
          <table:table-cell office:value-type="float" office:value="13.022">
            <text:p>13.022</text:p>
          </table:table-cell>
          <table:table-cell office:value-type="float" office:value="10.2">
            <text:p>10.2</text:p>
          </table:table-cell>
          <table:table-cell office:value-type="float" office:value="9">
            <text:p>9</text:p>
          </table:table-cell>
          <table:table-cell office:value-type="float" office:value="1.72304">
            <text:p>1.7230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3.833021">
            <text:p>-73.833021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12">
            <text:p>12</text:p>
          </table:table-cell>
          <table:table-cell office:value-type="float" office:value="3.16497">
            <text:p>3.16497</text:p>
          </table:table-cell>
          <table:table-cell office:value-type="float" office:value="10.5">
            <text:p>10.5</text:p>
          </table:table-cell>
          <table:table-cell office:value-type="float" office:value="9.7">
            <text:p>9.7</text:p>
          </table:table-cell>
          <table:table-cell office:value-type="float" office:value="0.843771">
            <text:p>0.8437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5">
            <text:p>-95</text:p>
          </table:table-cell>
          <table:table-cell office:value-type="float" office:value="0.172883">
            <text:p>0.172883</text:p>
          </table:table-cell>
          <table:table-cell office:value-type="float" office:value="0.514326">
            <text:p>0.514326</text:p>
          </table:table-cell>
          <table:table-cell office:value-type="float" office:value="0.853239">
            <text:p>0.853239</text:p>
          </table:table-cell>
          <table:table-cell office:value-type="float" office:value="13">
            <text:p>13</text:p>
          </table:table-cell>
          <table:table-cell office:value-type="float" office:value="15.756">
            <text:p>15.756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  <table:table-cell office:value-type="float" office:value="0.000787">
            <text:p>0.00078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4.834974">
            <text:p>-94.834974</text:p>
          </table:table-cell>
          <table:table-cell office:value-type="float" office:value="0.304755">
            <text:p>0.304755</text:p>
          </table:table-cell>
          <table:table-cell office:value-type="float" office:value="0.769207">
            <text:p>0.769207</text:p>
          </table:table-cell>
          <table:table-cell office:value-type="float" office:value="3.429989">
            <text:p>3.429989</text:p>
          </table:table-cell>
          <table:table-cell office:value-type="float" office:value="17">
            <text:p>17</text:p>
          </table:table-cell>
          <table:table-cell office:value-type="float" office:value="18.9568">
            <text:p>18.9568</text:p>
          </table:table-cell>
          <table:table-cell office:value-type="float" office:value="21.1">
            <text:p>21.1</text:p>
          </table:table-cell>
          <table:table-cell office:value-type="float" office:value="0.2">
            <text:p>0.2</text:p>
          </table:table-cell>
          <table:table-cell office:value-type="float" office:value="0.595323">
            <text:p>0.59532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70.504104">
            <text:p>-70.504104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667599">
            <text:p>0.667599</text:p>
          </table:table-cell>
          <table:table-cell office:value-type="float" office:value="10">
            <text:p>10</text:p>
          </table:table-cell>
          <table:table-cell office:value-type="float" office:value="8.18294">
            <text:p>8.18294</text:p>
          </table:table-cell>
          <table:table-cell office:value-type="float" office:value="6.5">
            <text:p>6.5</text:p>
          </table:table-cell>
          <table:table-cell office:value-type="float" office:value="5.9">
            <text:p>5.9</text:p>
          </table:table-cell>
          <table:table-cell office:value-type="float" office:value="1.07697">
            <text:p>1.0769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74.689016">
            <text:p>-74.689016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3249">
            <text:p>0.63249</text:p>
          </table:table-cell>
          <table:table-cell office:value-type="float" office:value="11">
            <text:p>11</text:p>
          </table:table-cell>
          <table:table-cell office:value-type="float" office:value="7.13459">
            <text:p>7.13459</text:p>
          </table:table-cell>
          <table:table-cell office:value-type="float" office:value="14.1">
            <text:p>14.1</text:p>
          </table:table-cell>
          <table:table-cell office:value-type="float" office:value="12.8">
            <text:p>12.8</text:p>
          </table:table-cell>
          <table:table-cell office:value-type="float" office:value="1.28598">
            <text:p>1.2859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6.288241">
            <text:p>-76.288241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6149">
            <text:p>6.6149</text:p>
          </table:table-cell>
          <table:table-cell office:value-type="float" office:value="10">
            <text:p>10</text:p>
          </table:table-cell>
          <table:table-cell office:value-type="float" office:value="8.9">
            <text:p>8.9</text:p>
          </table:table-cell>
          <table:table-cell office:value-type="float" office:value="0.266269">
            <text:p>0.26626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4.611083">
            <text:p>-94.611083</text:p>
          </table:table-cell>
          <table:table-cell office:value-type="float" office:value="0.304755">
            <text:p>0.304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4.1263">
            <text:p>54.1263</text:p>
          </table:table-cell>
          <table:table-cell office:value-type="float" office:value="44.3">
            <text:p>44.3</text:p>
          </table:table-cell>
          <table:table-cell office:value-type="float" office:value="2.4">
            <text:p>2.4</text:p>
          </table:table-cell>
          <table:table-cell office:value-type="float" office:value="0.970279">
            <text:p>0.97027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70.526993">
            <text:p>-70.526993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667599">
            <text:p>0.667599</text:p>
          </table:table-cell>
          <table:table-cell office:value-type="float" office:value="11">
            <text:p>11</text:p>
          </table:table-cell>
          <table:table-cell office:value-type="float" office:value="2.30438">
            <text:p>2.30438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1.3706">
            <text:p>1.370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1.953001">
            <text:p>-71.953001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13">
            <text:p>13</text:p>
          </table:table-cell>
          <table:table-cell office:value-type="float" office:value="18.1175">
            <text:p>18.1175</text:p>
          </table:table-cell>
          <table:table-cell office:value-type="float" office:value="19.5">
            <text:p>19.5</text:p>
          </table:table-cell>
          <table:table-cell office:value-type="float" office:value="17.5">
            <text:p>17.5</text:p>
          </table:table-cell>
          <table:table-cell office:value-type="float" office:value="1.02899">
            <text:p>1.0289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74.854507">
            <text:p>-74.854507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06343">
            <text:p>0.606343</text:p>
          </table:table-cell>
          <table:table-cell office:value-type="float" office:value="7">
            <text:p>7</text:p>
          </table:table-cell>
          <table:table-cell office:value-type="float" office:value="0.915221">
            <text:p>0.915221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0.514978">
            <text:p>0.51497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73.062424">
            <text:p>-73.062424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234695">
            <text:p>0.234695</text:p>
          </table:table-cell>
          <table:table-cell office:value-type="float" office:value="8">
            <text:p>8</text:p>
          </table:table-cell>
          <table:table-cell office:value-type="float" office:value="4.27747">
            <text:p>4.27747</text:p>
          </table:table-cell>
          <table:table-cell office:value-type="float" office:value="7.2">
            <text:p>7.2</text:p>
          </table:table-cell>
          <table:table-cell office:value-type="float" office:value="6.8">
            <text:p>6.8</text:p>
          </table:table-cell>
          <table:table-cell office:value-type="float" office:value="0.836673">
            <text:p>0.83667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75.999574">
            <text:p>-75.999574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5">
            <text:p>5</text:p>
          </table:table-cell>
          <table:table-cell office:value-type="float" office:value="0.409354">
            <text:p>0.409354</text:p>
          </table:table-cell>
          <table:table-cell office:value-type="float" office:value="7.7">
            <text:p>7.7</text:p>
          </table:table-cell>
          <table:table-cell office:value-type="float" office:value="7.2">
            <text:p>7.2</text:p>
          </table:table-cell>
          <table:table-cell office:value-type="float" office:value="0.759638">
            <text:p>0.75963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4.532154">
            <text:p>-94.532154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1.683516">
            <text:p>1.683516</text:p>
          </table:table-cell>
          <table:table-cell office:value-type="float" office:value="12">
            <text:p>12</text:p>
          </table:table-cell>
          <table:table-cell office:value-type="float" office:value="38.2437">
            <text:p>38.2437</text:p>
          </table:table-cell>
          <table:table-cell office:value-type="float" office:value="33.5">
            <text:p>33.5</text:p>
          </table:table-cell>
          <table:table-cell office:value-type="float" office:value="1.4">
            <text:p>1.4</text:p>
          </table:table-cell>
          <table:table-cell office:value-type="float" office:value="1.10678">
            <text:p>1.1067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94.925942">
            <text:p>-94.925942</text:p>
          </table:table-cell>
          <table:table-cell office:value-type="float" office:value="0.172883">
            <text:p>0.172883</text:p>
          </table:table-cell>
          <table:table-cell office:value-type="float" office:value="0.514326">
            <text:p>0.514326</text:p>
          </table:table-cell>
          <table:table-cell office:value-type="float" office:value="0.583569">
            <text:p>0.583569</text:p>
          </table:table-cell>
          <table:table-cell office:value-type="float" office:value="7">
            <text:p>7</text:p>
          </table:table-cell>
          <table:table-cell office:value-type="float" office:value="18.9478">
            <text:p>18.9478</text:p>
          </table:table-cell>
          <table:table-cell office:value-type="float" office:value="20.7">
            <text:p>20.7</text:p>
          </table:table-cell>
          <table:table-cell office:value-type="float" office:value="0.2">
            <text:p>0.2</text:p>
          </table:table-cell>
          <table:table-cell office:value-type="float" office:value="0.115264">
            <text:p>0.11526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75.815682">
            <text:p>-75.815682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779342">
            <text:p>0.779342</text:p>
          </table:table-cell>
          <table:table-cell office:value-type="float" office:value="6">
            <text:p>6</text:p>
          </table:table-cell>
          <table:table-cell office:value-type="float" office:value="8.06094">
            <text:p>8.06094</text:p>
          </table:table-cell>
          <table:table-cell office:value-type="float" office:value="12.2">
            <text:p>12.2</text:p>
          </table:table-cell>
          <table:table-cell office:value-type="float" office:value="10.9">
            <text:p>10.9</text:p>
          </table:table-cell>
          <table:table-cell office:value-type="float" office:value="1.58291">
            <text:p>1.5829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4.976063">
            <text:p>-94.976063</text:p>
          </table:table-cell>
          <table:table-cell office:value-type="float" office:value="0.172883">
            <text:p>0.172883</text:p>
          </table:table-cell>
          <table:table-cell office:value-type="float" office:value="0.514326">
            <text:p>0.514326</text:p>
          </table:table-cell>
          <table:table-cell office:value-type="float" office:value="0.583569">
            <text:p>0.583569</text:p>
          </table:table-cell>
          <table:table-cell office:value-type="float" office:value="6">
            <text:p>6</text:p>
          </table:table-cell>
          <table:table-cell office:value-type="float" office:value="17.3457">
            <text:p>17.3457</text:p>
          </table:table-cell>
          <table:table-cell office:value-type="float" office:value="18.9">
            <text:p>18.9</text:p>
          </table:table-cell>
          <table:table-cell office:value-type="float" office:value="0.1">
            <text:p>0.1</text:p>
          </table:table-cell>
          <table:table-cell office:value-type="float" office:value="0.058695">
            <text:p>0.05869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982102">
            <text:p>-94.982102</text:p>
          </table:table-cell>
          <table:table-cell office:value-type="float" office:value="0.304755">
            <text:p>0.304755</text:p>
          </table:table-cell>
          <table:table-cell office:value-type="float" office:value="0.769207">
            <text:p>0.769207</text:p>
          </table:table-cell>
          <table:table-cell office:value-type="float" office:value="3.429989">
            <text:p>3.429989</text:p>
          </table:table-cell>
          <table:table-cell office:value-type="float" office:value="15">
            <text:p>15</text:p>
          </table:table-cell>
          <table:table-cell office:value-type="float" office:value="17.3547">
            <text:p>17.3547</text:p>
          </table:table-cell>
          <table:table-cell office:value-type="float" office:value="19.3">
            <text:p>19.3</text:p>
          </table:table-cell>
          <table:table-cell office:value-type="float" office:value="0.1">
            <text:p>0.1</text:p>
          </table:table-cell>
          <table:table-cell office:value-type="float" office:value="0.323806">
            <text:p>0.3238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70.601128">
            <text:p>-70.601128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667599">
            <text:p>0.667599</text:p>
          </table:table-cell>
          <table:table-cell office:value-type="float" office:value="7">
            <text:p>7</text:p>
          </table:table-cell>
          <table:table-cell office:value-type="float" office:value="0.29041">
            <text:p>0.29041</text:p>
          </table:table-cell>
          <table:table-cell office:value-type="float" office:value="6.3">
            <text:p>6.3</text:p>
          </table:table-cell>
          <table:table-cell office:value-type="float" office:value="5.8">
            <text:p>5.8</text:p>
          </table:table-cell>
          <table:table-cell office:value-type="float" office:value="1.12878">
            <text:p>1.1287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6.041891">
            <text:p>-76.041891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517415">
            <text:p>0.517415</text:p>
          </table:table-cell>
          <table:table-cell office:value-type="float" office:value="0">
            <text:p>0</text:p>
          </table:table-cell>
          <table:table-cell office:value-type="float" office:value="2.78227">
            <text:p>2.78227</text:p>
          </table:table-cell>
          <table:table-cell office:value-type="float" office:value="9.1">
            <text:p>9.1</text:p>
          </table:table-cell>
          <table:table-cell office:value-type="float" office:value="8.6">
            <text:p>8.6</text:p>
          </table:table-cell>
          <table:table-cell office:value-type="float" office:value="1.50344">
            <text:p>1.5034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70.86049">
            <text:p>-70.86049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667599">
            <text:p>0.667599</text:p>
          </table:table-cell>
          <table:table-cell office:value-type="float" office:value="7">
            <text:p>7</text:p>
          </table:table-cell>
          <table:table-cell office:value-type="float" office:value="1.74118">
            <text:p>1.74118</text:p>
          </table:table-cell>
          <table:table-cell office:value-type="float" office:value="6.8">
            <text:p>6.8</text:p>
          </table:table-cell>
          <table:table-cell office:value-type="float" office:value="6.3">
            <text:p>6.3</text:p>
          </table:table-cell>
          <table:table-cell office:value-type="float" office:value="0.921927">
            <text:p>0.92192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5.84602">
            <text:p>-75.84602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46207">
            <text:p>0.646207</text:p>
          </table:table-cell>
          <table:table-cell office:value-type="float" office:value="5">
            <text:p>5</text:p>
          </table:table-cell>
          <table:table-cell office:value-type="float" office:value="7.47781">
            <text:p>7.47781</text:p>
          </table:table-cell>
          <table:table-cell office:value-type="float" office:value="12.3">
            <text:p>12.3</text:p>
          </table:table-cell>
          <table:table-cell office:value-type="float" office:value="11.5">
            <text:p>11.5</text:p>
          </table:table-cell>
          <table:table-cell office:value-type="float" office:value="1.86918">
            <text:p>1.8691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75.555498">
            <text:p>-75.555498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46207">
            <text:p>0.646207</text:p>
          </table:table-cell>
          <table:table-cell office:value-type="float" office:value="9">
            <text:p>9</text:p>
          </table:table-cell>
          <table:table-cell office:value-type="float" office:value="8.84641">
            <text:p>8.84641</text:p>
          </table:table-cell>
          <table:table-cell office:value-type="float" office:value="12.5">
            <text:p>12.5</text:p>
          </table:table-cell>
          <table:table-cell office:value-type="float" office:value="11.3">
            <text:p>11.3</text:p>
          </table:table-cell>
          <table:table-cell office:value-type="float" office:value="1.74572">
            <text:p>1.7457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74.820933">
            <text:p>-74.820933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3249">
            <text:p>0.63249</text:p>
          </table:table-cell>
          <table:table-cell office:value-type="float" office:value="8">
            <text:p>8</text:p>
          </table:table-cell>
          <table:table-cell office:value-type="float" office:value="3.42256">
            <text:p>3.42256</text:p>
          </table:table-cell>
          <table:table-cell office:value-type="float" office:value="10.1">
            <text:p>10.1</text:p>
          </table:table-cell>
          <table:table-cell office:value-type="float" office:value="9.2">
            <text:p>9.2</text:p>
          </table:table-cell>
          <table:table-cell office:value-type="float" office:value="1.04465">
            <text:p>1.0446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70.928487">
            <text:p>-70.928487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667599">
            <text:p>0.667599</text:p>
          </table:table-cell>
          <table:table-cell office:value-type="float" office:value="0">
            <text:p>0</text:p>
          </table:table-cell>
          <table:table-cell office:value-type="float" office:value="0.036528">
            <text:p>0.036528</text:p>
          </table:table-cell>
          <table:table-cell office:value-type="float" office:value="6.7">
            <text:p>6.7</text:p>
          </table:table-cell>
          <table:table-cell office:value-type="float" office:value="6.2">
            <text:p>6.2</text:p>
          </table:table-cell>
          <table:table-cell office:value-type="float" office:value="1.02795">
            <text:p>1.0279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4.747259">
            <text:p>-94.747259</text:p>
          </table:table-cell>
          <table:table-cell office:value-type="float" office:value="0.172883">
            <text:p>0.172883</text:p>
          </table:table-cell>
          <table:table-cell office:value-type="float" office:value="0.514326">
            <text:p>0.514326</text:p>
          </table:table-cell>
          <table:table-cell office:value-type="float" office:value="0.853239">
            <text:p>0.853239</text:p>
          </table:table-cell>
          <table:table-cell office:value-type="float" office:value="39">
            <text:p>39</text:p>
          </table:table-cell>
          <table:table-cell office:value-type="float" office:value="50.2758">
            <text:p>50.2758</text:p>
          </table:table-cell>
          <table:table-cell office:value-type="float" office:value="43.5">
            <text:p>43.5</text:p>
          </table:table-cell>
          <table:table-cell office:value-type="float" office:value="2.2">
            <text:p>2.2</text:p>
          </table:table-cell>
          <table:table-cell office:value-type="float" office:value="1.29317">
            <text:p>1.2931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75.918874">
            <text:p>-75.918874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06343">
            <text:p>0.606343</text:p>
          </table:table-cell>
          <table:table-cell office:value-type="float" office:value="3">
            <text:p>3</text:p>
          </table:table-cell>
          <table:table-cell office:value-type="float" office:value="4.03275">
            <text:p>4.03275</text:p>
          </table:table-cell>
          <table:table-cell office:value-type="float" office:value="11.3">
            <text:p>11.3</text:p>
          </table:table-cell>
          <table:table-cell office:value-type="float" office:value="10.3">
            <text:p>10.3</text:p>
          </table:table-cell>
          <table:table-cell office:value-type="float" office:value="1.43351">
            <text:p>1.4335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74.637004">
            <text:p>-74.637004</text:p>
          </table:table-cell>
          <table:table-cell office:value-type="float" office:value="0.695995">
            <text:p>0.695995</text:p>
          </table:table-cell>
          <table:table-cell office:value-type="float" office:value="0.461684">
            <text:p>0.461684</text:p>
          </table:table-cell>
          <table:table-cell office:value-type="float" office:value="0.646207">
            <text:p>0.646207</text:p>
          </table:table-cell>
          <table:table-cell office:value-type="float" office:value="6">
            <text:p>6</text:p>
          </table:table-cell>
          <table:table-cell office:value-type="float" office:value="0.280178">
            <text:p>0.280178</text:p>
          </table:table-cell>
          <table:table-cell office:value-type="float" office:value="10.2">
            <text:p>10.2</text:p>
          </table:table-cell>
          <table:table-cell office:value-type="float" office:value="9.3">
            <text:p>9.3</text:p>
          </table:table-cell>
          <table:table-cell office:value-type="float" office:value="1.86165">
            <text:p>1.8616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2.460419">
            <text:p>-92.460419</text:p>
          </table:table-cell>
          <table:table-cell office:value-type="float" office:value="0.738166">
            <text:p>0.738166</text:p>
          </table:table-cell>
          <table:table-cell office:value-type="float" office:value="0.667889">
            <text:p>0.667889</text:p>
          </table:table-cell>
          <table:table-cell office:value-type="float" office:value="0.304335">
            <text:p>0.304335</text:p>
          </table:table-cell>
          <table:table-cell office:value-type="float" office:value="33">
            <text:p>33</text:p>
          </table:table-cell>
          <table:table-cell office:value-type="float" office:value="161.201">
            <text:p>161.201</text:p>
          </table:table-cell>
          <table:table-cell office:value-type="float" office:value="73.7">
            <text:p>73.7</text:p>
          </table:table-cell>
          <table:table-cell office:value-type="float" office:value="9.1">
            <text:p>9.1</text:p>
          </table:table-cell>
          <table:table-cell office:value-type="float" office:value="1.67549">
            <text:p>1.6754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73.685598">
            <text:p>-73.685598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234695">
            <text:p>0.234695</text:p>
          </table:table-cell>
          <table:table-cell office:value-type="float" office:value="1">
            <text:p>1</text:p>
          </table:table-cell>
          <table:table-cell office:value-type="float" office:value="14.758">
            <text:p>14.758</text:p>
          </table:table-cell>
          <table:table-cell office:value-type="float" office:value="18.5">
            <text:p>18.5</text:p>
          </table:table-cell>
          <table:table-cell office:value-type="float" office:value="17.9">
            <text:p>17.9</text:p>
          </table:table-cell>
          <table:table-cell office:value-type="float" office:value="1.62306">
            <text:p>1.6230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3.144302">
            <text:p>-93.144302</text:p>
          </table:table-cell>
          <table:table-cell office:value-type="float" office:value="0.738166">
            <text:p>0.738166</text:p>
          </table:table-cell>
          <table:table-cell office:value-type="float" office:value="0.088701">
            <text:p>0.088701</text:p>
          </table:table-cell>
          <table:table-cell office:value-type="float" office:value="1.017028">
            <text:p>1.017028</text:p>
          </table:table-cell>
          <table:table-cell office:value-type="float" office:value="38">
            <text:p>38</text:p>
          </table:table-cell>
          <table:table-cell office:value-type="float" office:value="127.569">
            <text:p>127.569</text:p>
          </table:table-cell>
          <table:table-cell office:value-type="float" office:value="68.5">
            <text:p>68.5</text:p>
          </table:table-cell>
          <table:table-cell office:value-type="float" office:value="7">
            <text:p>7</text:p>
          </table:table-cell>
          <table:table-cell office:value-type="float" office:value="1.56444">
            <text:p>1.5644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94.561753">
            <text:p>-94.561753</text:p>
          </table:table-cell>
          <table:table-cell office:value-type="float" office:value="0.172883">
            <text:p>0.172883</text:p>
          </table:table-cell>
          <table:table-cell office:value-type="float" office:value="0.514326">
            <text:p>0.514326</text:p>
          </table:table-cell>
          <table:table-cell office:value-type="float" office:value="0.853239">
            <text:p>0.853239</text:p>
          </table:table-cell>
          <table:table-cell office:value-type="float" office:value="15">
            <text:p>15</text:p>
          </table:table-cell>
          <table:table-cell office:value-type="float" office:value="61.9042">
            <text:p>61.9042</text:p>
          </table:table-cell>
          <table:table-cell office:value-type="float" office:value="48.2">
            <text:p>48.2</text:p>
          </table:table-cell>
          <table:table-cell office:value-type="float" office:value="2.9">
            <text:p>2.9</text:p>
          </table:table-cell>
          <table:table-cell office:value-type="float" office:value="1.30297">
            <text:p>1.3029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75.107362">
            <text:p>-75.107362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508037">
            <text:p>0.508037</text:p>
          </table:table-cell>
          <table:table-cell office:value-type="float" office:value="4">
            <text:p>4</text:p>
          </table:table-cell>
          <table:table-cell office:value-type="float" office:value="0.126112">
            <text:p>0.126112</text:p>
          </table:table-cell>
          <table:table-cell office:value-type="float" office:value="8.1">
            <text:p>8.1</text:p>
          </table:table-cell>
          <table:table-cell office:value-type="float" office:value="7.4">
            <text:p>7.4</text:p>
          </table:table-cell>
          <table:table-cell office:value-type="float" office:value="1.08109">
            <text:p>1.0810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76.672685">
            <text:p>-76.672685</text:p>
          </table:table-cell>
          <table:table-cell office:value-type="float" office:value="0.695995">
            <text:p>0.695995</text:p>
          </table:table-cell>
          <table:table-cell office:value-type="float" office:value="0.310896">
            <text:p>0.310896</text:p>
          </table:table-cell>
          <table:table-cell office:value-type="float" office:value="0.606343">
            <text:p>0.606343</text:p>
          </table:table-cell>
          <table:table-cell office:value-type="float" office:value="0">
            <text:p>0</text:p>
          </table:table-cell>
          <table:table-cell office:value-type="float" office:value="10.7226">
            <text:p>10.7226</text:p>
          </table:table-cell>
          <table:table-cell office:value-type="float" office:value="11.7">
            <text:p>11.7</text:p>
          </table:table-cell>
          <table:table-cell office:value-type="float" office:value="10.4">
            <text:p>10.4</text:p>
          </table:table-cell>
          <table:table-cell office:value-type="float" office:value="1.84201">
            <text:p>1.8420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6.875032">
            <text:p>-76.875032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128813">
            <text:p>0.128813</text:p>
          </table:table-cell>
          <table:table-cell office:value-type="float" office:value="0">
            <text:p>0</text:p>
          </table:table-cell>
          <table:table-cell office:value-type="float" office:value="10.0555">
            <text:p>10.0555</text:p>
          </table:table-cell>
          <table:table-cell office:value-type="float" office:value="9.8">
            <text:p>9.8</text:p>
          </table:table-cell>
          <table:table-cell office:value-type="float" office:value="8.8">
            <text:p>8.8</text:p>
          </table:table-cell>
          <table:table-cell office:value-type="float" office:value="0.521553">
            <text:p>0.52155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1.437367">
            <text:p>-91.437367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5.75">
            <text:p>185.75</text:p>
          </table:table-cell>
          <table:table-cell office:value-type="float" office:value="74">
            <text:p>74</text:p>
          </table:table-cell>
          <table:table-cell office:value-type="float" office:value="10.6">
            <text:p>10.6</text:p>
          </table:table-cell>
          <table:table-cell office:value-type="float" office:value="0.531855">
            <text:p>0.53185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4.906938">
            <text:p>-94.906938</text:p>
          </table:table-cell>
          <table:table-cell office:value-type="float" office:value="0.172883">
            <text:p>0.172883</text:p>
          </table:table-cell>
          <table:table-cell office:value-type="float" office:value="1">
            <text:p>1</text:p>
          </table:table-cell>
          <table:table-cell office:value-type="float" office:value="2.536135">
            <text:p>2.536135</text:p>
          </table:table-cell>
          <table:table-cell office:value-type="float" office:value="2">
            <text:p>2</text:p>
          </table:table-cell>
          <table:table-cell office:value-type="float" office:value="20.298">
            <text:p>20.298</text:p>
          </table:table-cell>
          <table:table-cell office:value-type="float" office:value="22.7">
            <text:p>22.7</text:p>
          </table:table-cell>
          <table:table-cell office:value-type="float" office:value="0.3">
            <text:p>0.3</text:p>
          </table:table-cell>
          <table:table-cell office:value-type="float" office:value="0.568608">
            <text:p>0.56860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4.158913">
            <text:p>-94.158913</text:p>
          </table:table-cell>
          <table:table-cell office:value-type="float" office:value="0.172883">
            <text:p>0.172883</text:p>
          </table:table-cell>
          <table:table-cell office:value-type="float" office:value="0.292435">
            <text:p>0.29243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2.3995">
            <text:p>82.3995</text:p>
          </table:table-cell>
          <table:table-cell office:value-type="float" office:value="53.9">
            <text:p>53.9</text:p>
          </table:table-cell>
          <table:table-cell office:value-type="float" office:value="4.2">
            <text:p>4.2</text:p>
          </table:table-cell>
          <table:table-cell office:value-type="float" office:value="0.349164">
            <text:p>0.34916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76.647496">
            <text:p>-76.647496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470992">
            <text:p>0.470992</text:p>
          </table:table-cell>
          <table:table-cell office:value-type="float" office:value="6">
            <text:p>6</text:p>
          </table:table-cell>
          <table:table-cell office:value-type="float" office:value="8.83376">
            <text:p>8.83376</text:p>
          </table:table-cell>
          <table:table-cell office:value-type="float" office:value="12.9">
            <text:p>12.9</text:p>
          </table:table-cell>
          <table:table-cell office:value-type="float" office:value="11.5">
            <text:p>11.5</text:p>
          </table:table-cell>
          <table:table-cell office:value-type="float" office:value="1.20827">
            <text:p>1.2082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70.406666">
            <text:p>-70.406666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667599">
            <text:p>0.667599</text:p>
          </table:table-cell>
          <table:table-cell office:value-type="float" office:value="7">
            <text:p>7</text:p>
          </table:table-cell>
          <table:table-cell office:value-type="float" office:value="2.54321">
            <text:p>2.54321</text:p>
          </table:table-cell>
          <table:table-cell office:value-type="float" office:value="9.8">
            <text:p>9.8</text:p>
          </table:table-cell>
          <table:table-cell office:value-type="float" office:value="9.1">
            <text:p>9.1</text:p>
          </table:table-cell>
          <table:table-cell office:value-type="float" office:value="1.61052">
            <text:p>1.6105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4.767508">
            <text:p>-94.767508</text:p>
          </table:table-cell>
          <table:table-cell office:value-type="float" office:value="0.172883">
            <text:p>0.172883</text:p>
          </table:table-cell>
          <table:table-cell office:value-type="float" office:value="0.203233">
            <text:p>0.203233</text:p>
          </table:table-cell>
          <table:table-cell office:value-type="float" office:value="0.061402">
            <text:p>0.061402</text:p>
          </table:table-cell>
          <table:table-cell office:value-type="float" office:value="9">
            <text:p>9</text:p>
          </table:table-cell>
          <table:table-cell office:value-type="float" office:value="33.2665">
            <text:p>33.2665</text:p>
          </table:table-cell>
          <table:table-cell office:value-type="float" office:value="32">
            <text:p>32</text:p>
          </table:table-cell>
          <table:table-cell office:value-type="float" office:value="1.1">
            <text:p>1.1</text:p>
          </table:table-cell>
          <table:table-cell office:value-type="float" office:value="0.133957">
            <text:p>0.13395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4.681809">
            <text:p>-94.681809</text:p>
          </table:table-cell>
          <table:table-cell office:value-type="float" office:value="0.172883">
            <text:p>0.172883</text:p>
          </table:table-cell>
          <table:table-cell office:value-type="float" office:value="0.037315">
            <text:p>0.0373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3068">
            <text:p>41.3068</text:p>
          </table:table-cell>
          <table:table-cell office:value-type="float" office:value="37.7">
            <text:p>37.7</text:p>
          </table:table-cell>
          <table:table-cell office:value-type="float" office:value="1.6">
            <text:p>1.6</text:p>
          </table:table-cell>
          <table:table-cell office:value-type="float" office:value="0.035625">
            <text:p>0.03562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94.69246">
            <text:p>-94.69246</text:p>
          </table:table-cell>
          <table:table-cell office:value-type="float" office:value="0.664015">
            <text:p>0.664015</text:p>
          </table:table-cell>
          <table:table-cell office:value-type="float" office:value="0.660826">
            <text:p>0.660826</text:p>
          </table:table-cell>
          <table:table-cell office:value-type="float" office:value="3.215137">
            <text:p>3.215137</text:p>
          </table:table-cell>
          <table:table-cell office:value-type="float" office:value="31">
            <text:p>31</text:p>
          </table:table-cell>
          <table:table-cell office:value-type="float" office:value="22.2167">
            <text:p>22.2167</text:p>
          </table:table-cell>
          <table:table-cell office:value-type="float" office:value="26.8">
            <text:p>26.8</text:p>
          </table:table-cell>
          <table:table-cell office:value-type="float" office:value="0.4">
            <text:p>0.4</text:p>
          </table:table-cell>
          <table:table-cell office:value-type="float" office:value="0.755791">
            <text:p>0.75579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4.80066">
            <text:p>-94.80066</text:p>
          </table:table-cell>
          <table:table-cell office:value-type="float" office:value="0.304755">
            <text:p>0.304755</text:p>
          </table:table-cell>
          <table:table-cell office:value-type="float" office:value="0.769207">
            <text:p>0.769207</text:p>
          </table:table-cell>
          <table:table-cell office:value-type="float" office:value="3.429989">
            <text:p>3.429989</text:p>
          </table:table-cell>
          <table:table-cell office:value-type="float" office:value="16">
            <text:p>16</text:p>
          </table:table-cell>
          <table:table-cell office:value-type="float" office:value="20.412">
            <text:p>20.412</text:p>
          </table:table-cell>
          <table:table-cell office:value-type="float" office:value="24.7">
            <text:p>24.7</text:p>
          </table:table-cell>
          <table:table-cell office:value-type="float" office:value="0.3">
            <text:p>0.3</text:p>
          </table:table-cell>
          <table:table-cell office:value-type="float" office:value="0.774545">
            <text:p>0.77454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4.030686">
            <text:p>-94.030686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557514">
            <text:p>0.557514</text:p>
          </table:table-cell>
          <table:table-cell office:value-type="float" office:value="0">
            <text:p>0</text:p>
          </table:table-cell>
          <table:table-cell office:value-type="float" office:value="98.3626">
            <text:p>98.3626</text:p>
          </table:table-cell>
          <table:table-cell office:value-type="float" office:value="63.6">
            <text:p>63.6</text:p>
          </table:table-cell>
          <table:table-cell office:value-type="float" office:value="5.2">
            <text:p>5.2</text:p>
          </table:table-cell>
          <table:table-cell office:value-type="float" office:value="0.797636">
            <text:p>0.79763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5.709415">
            <text:p>-75.709415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06343">
            <text:p>0.606343</text:p>
          </table:table-cell>
          <table:table-cell office:value-type="float" office:value="1">
            <text:p>1</text:p>
          </table:table-cell>
          <table:table-cell office:value-type="float" office:value="3.97238">
            <text:p>3.97238</text:p>
          </table:table-cell>
          <table:table-cell office:value-type="float" office:value="11.1">
            <text:p>11.1</text:p>
          </table:table-cell>
          <table:table-cell office:value-type="float" office:value="10.1">
            <text:p>10.1</text:p>
          </table:table-cell>
          <table:table-cell office:value-type="float" office:value="1.61283">
            <text:p>1.6128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72.876202">
            <text:p>-72.876202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339029">
            <text:p>0.339029</text:p>
          </table:table-cell>
          <table:table-cell office:value-type="float" office:value="9">
            <text:p>9</text:p>
          </table:table-cell>
          <table:table-cell office:value-type="float" office:value="2.35177">
            <text:p>2.35177</text:p>
          </table:table-cell>
          <table:table-cell office:value-type="float" office:value="8.5">
            <text:p>8.5</text:p>
          </table:table-cell>
          <table:table-cell office:value-type="float" office:value="7.7">
            <text:p>7.7</text:p>
          </table:table-cell>
          <table:table-cell office:value-type="float" office:value="0.876038">
            <text:p>0.87603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75.871289">
            <text:p>-75.871289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06343">
            <text:p>0.606343</text:p>
          </table:table-cell>
          <table:table-cell office:value-type="float" office:value="3">
            <text:p>3</text:p>
          </table:table-cell>
          <table:table-cell office:value-type="float" office:value="5.21072">
            <text:p>5.21072</text:p>
          </table:table-cell>
          <table:table-cell office:value-type="float" office:value="11.1">
            <text:p>11.1</text:p>
          </table:table-cell>
          <table:table-cell office:value-type="float" office:value="10">
            <text:p>10</text:p>
          </table:table-cell>
          <table:table-cell office:value-type="float" office:value="1.59182">
            <text:p>1.59182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4.120025">
            <text:p>-94.120025</text:p>
          </table:table-cell>
          <table:table-cell office:value-type="float" office:value="0.738166">
            <text:p>0.738166</text:p>
          </table:table-cell>
          <table:table-cell office:value-type="float" office:value="0.088823">
            <text:p>0.088823</text:p>
          </table:table-cell>
          <table:table-cell office:value-type="float" office:value="0.581032">
            <text:p>0.581032</text:p>
          </table:table-cell>
          <table:table-cell office:value-type="float" office:value="37">
            <text:p>37</text:p>
          </table:table-cell>
          <table:table-cell office:value-type="float" office:value="78.2663">
            <text:p>78.2663</text:p>
          </table:table-cell>
          <table:table-cell office:value-type="float" office:value="52.8">
            <text:p>52.8</text:p>
          </table:table-cell>
          <table:table-cell office:value-type="float" office:value="3.9">
            <text:p>3.9</text:p>
          </table:table-cell>
          <table:table-cell office:value-type="float" office:value="0.841409">
            <text:p>0.84140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6.295486">
            <text:p>-76.295486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7">
            <text:p>7</text:p>
          </table:table-cell>
          <table:table-cell office:value-type="float" office:value="5.44002">
            <text:p>5.44002</text:p>
          </table:table-cell>
          <table:table-cell office:value-type="float" office:value="9.6">
            <text:p>9.6</text:p>
          </table:table-cell>
          <table:table-cell office:value-type="float" office:value="8.6">
            <text:p>8.6</text:p>
          </table:table-cell>
          <table:table-cell office:value-type="float" office:value="1.34242">
            <text:p>1.3424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6.05603">
            <text:p>-76.05603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46207">
            <text:p>0.646207</text:p>
          </table:table-cell>
          <table:table-cell office:value-type="float" office:value="6">
            <text:p>6</text:p>
          </table:table-cell>
          <table:table-cell office:value-type="float" office:value="5.39634">
            <text:p>5.39634</text:p>
          </table:table-cell>
          <table:table-cell office:value-type="float" office:value="10.6">
            <text:p>10.6</text:p>
          </table:table-cell>
          <table:table-cell office:value-type="float" office:value="9.7">
            <text:p>9.7</text:p>
          </table:table-cell>
          <table:table-cell office:value-type="float" office:value="1.70886">
            <text:p>1.7088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3.152536">
            <text:p>-93.152536</text:p>
          </table:table-cell>
          <table:table-cell office:value-type="float" office:value="0.695995">
            <text:p>0.695995</text:p>
          </table:table-cell>
          <table:table-cell office:value-type="float" office:value="0.994635">
            <text:p>0.9946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8.79">
            <text:p>138.79</text:p>
          </table:table-cell>
          <table:table-cell office:value-type="float" office:value="70.5">
            <text:p>70.5</text:p>
          </table:table-cell>
          <table:table-cell office:value-type="float" office:value="7.7">
            <text:p>7.7</text:p>
          </table:table-cell>
          <table:table-cell office:value-type="float" office:value="1.28282">
            <text:p>1.2828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4.540304">
            <text:p>-94.540304</text:p>
          </table:table-cell>
          <table:table-cell office:value-type="float" office:value="0.738166">
            <text:p>0.738166</text:p>
          </table:table-cell>
          <table:table-cell office:value-type="float" office:value="0">
            <text:p>0</text:p>
          </table:table-cell>
          <table:table-cell office:value-type="float" office:value="3.613934">
            <text:p>3.613934</text:p>
          </table:table-cell>
          <table:table-cell office:value-type="float" office:value="33">
            <text:p>33</text:p>
          </table:table-cell>
          <table:table-cell office:value-type="float" office:value="30.2418">
            <text:p>30.2418</text:p>
          </table:table-cell>
          <table:table-cell office:value-type="float" office:value="30.4">
            <text:p>30.4</text:p>
          </table:table-cell>
          <table:table-cell office:value-type="float" office:value="0.9">
            <text:p>0.9</text:p>
          </table:table-cell>
          <table:table-cell office:value-type="float" office:value="1.91899">
            <text:p>1.9189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70.186882">
            <text:p>-70.186882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667599">
            <text:p>0.667599</text:p>
          </table:table-cell>
          <table:table-cell office:value-type="float" office:value="7">
            <text:p>7</text:p>
          </table:table-cell>
          <table:table-cell office:value-type="float" office:value="0.651808">
            <text:p>0.651808</text:p>
          </table:table-cell>
          <table:table-cell office:value-type="float" office:value="9.7">
            <text:p>9.7</text:p>
          </table:table-cell>
          <table:table-cell office:value-type="float" office:value="9">
            <text:p>9</text:p>
          </table:table-cell>
          <table:table-cell office:value-type="float" office:value="1.71655">
            <text:p>1.7165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3.930001">
            <text:p>-73.930001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709041">
            <text:p>0.709041</text:p>
          </table:table-cell>
          <table:table-cell office:value-type="float" office:value="3">
            <text:p>3</text:p>
          </table:table-cell>
          <table:table-cell office:value-type="float" office:value="4.24636">
            <text:p>4.24636</text:p>
          </table:table-cell>
          <table:table-cell office:value-type="float" office:value="5.7">
            <text:p>5.7</text:p>
          </table:table-cell>
          <table:table-cell office:value-type="float" office:value="5.3">
            <text:p>5.3</text:p>
          </table:table-cell>
          <table:table-cell office:value-type="float" office:value="1.05416">
            <text:p>1.0541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73.836154">
            <text:p>-73.836154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10">
            <text:p>10</text:p>
          </table:table-cell>
          <table:table-cell office:value-type="float" office:value="10.5829">
            <text:p>10.5829</text:p>
          </table:table-cell>
          <table:table-cell office:value-type="float" office:value="16.2">
            <text:p>16.2</text:p>
          </table:table-cell>
          <table:table-cell office:value-type="float" office:value="15">
            <text:p>15</text:p>
          </table:table-cell>
          <table:table-cell office:value-type="float" office:value="1.68758">
            <text:p>1.6875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71.886081">
            <text:p>-71.886081</text:p>
          </table:table-cell>
          <table:table-cell office:value-type="float" office:value="0.695995">
            <text:p>0.695995</text:p>
          </table:table-cell>
          <table:table-cell office:value-type="float" office:value="0.530909">
            <text:p>0.530909</text:p>
          </table:table-cell>
          <table:table-cell office:value-type="float" office:value="0.646207">
            <text:p>0.646207</text:p>
          </table:table-cell>
          <table:table-cell office:value-type="float" office:value="12">
            <text:p>12</text:p>
          </table:table-cell>
          <table:table-cell office:value-type="float" office:value="7.57704">
            <text:p>7.57704</text:p>
          </table:table-cell>
          <table:table-cell office:value-type="float" office:value="15.5">
            <text:p>15.5</text:p>
          </table:table-cell>
          <table:table-cell office:value-type="float" office:value="14.4">
            <text:p>14.4</text:p>
          </table:table-cell>
          <table:table-cell office:value-type="float" office:value="1.87843">
            <text:p>1.8784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75.961761">
            <text:p>-75.961761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779342">
            <text:p>0.779342</text:p>
          </table:table-cell>
          <table:table-cell office:value-type="float" office:value="6">
            <text:p>6</text:p>
          </table:table-cell>
          <table:table-cell office:value-type="float" office:value="12.7545">
            <text:p>12.7545</text:p>
          </table:table-cell>
          <table:table-cell office:value-type="float" office:value="13.3">
            <text:p>13.3</text:p>
          </table:table-cell>
          <table:table-cell office:value-type="float" office:value="11.7">
            <text:p>11.7</text:p>
          </table:table-cell>
          <table:table-cell office:value-type="float" office:value="1.89293">
            <text:p>1.8929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75.180337">
            <text:p>-75.180337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77726">
            <text:p>0.677726</text:p>
          </table:table-cell>
          <table:table-cell office:value-type="float" office:value="4">
            <text:p>4</text:p>
          </table:table-cell>
          <table:table-cell office:value-type="float" office:value="0.254027">
            <text:p>0.254027</text:p>
          </table:table-cell>
          <table:table-cell office:value-type="float" office:value="8.5">
            <text:p>8.5</text:p>
          </table:table-cell>
          <table:table-cell office:value-type="float" office:value="7.9">
            <text:p>7.9</text:p>
          </table:table-cell>
          <table:table-cell office:value-type="float" office:value="1.79655">
            <text:p>1.7965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73.357093">
            <text:p>-73.357093</text:p>
          </table:table-cell>
          <table:table-cell office:value-type="float" office:value="2.325643">
            <text:p>2.325643</text:p>
          </table:table-cell>
          <table:table-cell office:value-type="float" office:value="0.408522">
            <text:p>0.408522</text:p>
          </table:table-cell>
          <table:table-cell office:value-type="float" office:value="0.709041">
            <text:p>0.709041</text:p>
          </table:table-cell>
          <table:table-cell office:value-type="float" office:value="1">
            <text:p>1</text:p>
          </table:table-cell>
          <table:table-cell office:value-type="float" office:value="4.57065">
            <text:p>4.57065</text:p>
          </table:table-cell>
          <table:table-cell office:value-type="float" office:value="6.6">
            <text:p>6.6</text:p>
          </table:table-cell>
          <table:table-cell office:value-type="float" office:value="6.1">
            <text:p>6.1</text:p>
          </table:table-cell>
          <table:table-cell office:value-type="float" office:value="1.31097">
            <text:p>1.3109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75.049164">
            <text:p>-75.049164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06343">
            <text:p>0.606343</text:p>
          </table:table-cell>
          <table:table-cell office:value-type="float" office:value="0">
            <text:p>0</text:p>
          </table:table-cell>
          <table:table-cell office:value-type="float" office:value="0.461239">
            <text:p>0.461239</text:p>
          </table:table-cell>
          <table:table-cell office:value-type="float" office:value="8.4">
            <text:p>8.4</text:p>
          </table:table-cell>
          <table:table-cell office:value-type="float" office:value="7.8">
            <text:p>7.8</text:p>
          </table:table-cell>
          <table:table-cell office:value-type="float" office:value="1.40133">
            <text:p>1.401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94.070495">
            <text:p>-94.070495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1.15863">
            <text:p>1.15863</text:p>
          </table:table-cell>
          <table:table-cell office:value-type="float" office:value="0">
            <text:p>0</text:p>
          </table:table-cell>
          <table:table-cell office:value-type="float" office:value="84.3034">
            <text:p>84.3034</text:p>
          </table:table-cell>
          <table:table-cell office:value-type="float" office:value="59">
            <text:p>59</text:p>
          </table:table-cell>
          <table:table-cell office:value-type="float" office:value="4.3">
            <text:p>4.3</text:p>
          </table:table-cell>
          <table:table-cell office:value-type="float" office:value="1.34816">
            <text:p>1.3481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76.01182">
            <text:p>-76.01182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606343">
            <text:p>0.606343</text:p>
          </table:table-cell>
          <table:table-cell office:value-type="float" office:value="0">
            <text:p>0</text:p>
          </table:table-cell>
          <table:table-cell office:value-type="float" office:value="1.57662">
            <text:p>1.57662</text:p>
          </table:table-cell>
          <table:table-cell office:value-type="float" office:value="7.6">
            <text:p>7.6</text:p>
          </table:table-cell>
          <table:table-cell office:value-type="float" office:value="7">
            <text:p>7</text:p>
          </table:table-cell>
          <table:table-cell office:value-type="float" office:value="1.04837">
            <text:p>1.0483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3.724931">
            <text:p>-93.724931</text:p>
          </table:table-cell>
          <table:table-cell office:value-type="float" office:value="0.738166">
            <text:p>0.738166</text:p>
          </table:table-cell>
          <table:table-cell office:value-type="float" office:value="0.088701">
            <text:p>0.088701</text:p>
          </table:table-cell>
          <table:table-cell office:value-type="float" office:value="1.017028">
            <text:p>1.017028</text:p>
          </table:table-cell>
          <table:table-cell office:value-type="float" office:value="39">
            <text:p>39</text:p>
          </table:table-cell>
          <table:table-cell office:value-type="float" office:value="113.202">
            <text:p>113.202</text:p>
          </table:table-cell>
          <table:table-cell office:value-type="float" office:value="64.4">
            <text:p>64.4</text:p>
          </table:table-cell>
          <table:table-cell office:value-type="float" office:value="6.1">
            <text:p>6.1</text:p>
          </table:table-cell>
          <table:table-cell office:value-type="float" office:value="1.68891">
            <text:p>1.6889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94.565142">
            <text:p>-94.565142</text:p>
          </table:table-cell>
          <table:table-cell office:value-type="float" office:value="0.172883">
            <text:p>0.172883</text:p>
          </table:table-cell>
          <table:table-cell office:value-type="float" office:value="0.238852">
            <text:p>0.238852</text:p>
          </table:table-cell>
          <table:table-cell office:value-type="float" office:value="1.299344">
            <text:p>1.299344</text:p>
          </table:table-cell>
          <table:table-cell office:value-type="float" office:value="13">
            <text:p>13</text:p>
          </table:table-cell>
          <table:table-cell office:value-type="float" office:value="57.1718">
            <text:p>57.1718</text:p>
          </table:table-cell>
          <table:table-cell office:value-type="float" office:value="47.9">
            <text:p>47.9</text:p>
          </table:table-cell>
          <table:table-cell office:value-type="float" office:value="2.6">
            <text:p>2.6</text:p>
          </table:table-cell>
          <table:table-cell office:value-type="float" office:value="1.49631">
            <text:p>1.4963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94.433065">
            <text:p>-94.433065</text:p>
          </table:table-cell>
          <table:table-cell office:value-type="float" office:value="0.304755">
            <text:p>0.304755</text:p>
          </table:table-cell>
          <table:table-cell office:value-type="float" office:value="0.769207">
            <text:p>0.76920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4.9627">
            <text:p>74.9627</text:p>
          </table:table-cell>
          <table:table-cell office:value-type="float" office:value="51.7">
            <text:p>51.7</text:p>
          </table:table-cell>
          <table:table-cell office:value-type="float" office:value="3.7">
            <text:p>3.7</text:p>
          </table:table-cell>
          <table:table-cell office:value-type="float" office:value="0.852098">
            <text:p>0.85209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76.696878">
            <text:p>-76.696878</text:p>
          </table:table-cell>
          <table:table-cell office:value-type="float" office:value="0.695995">
            <text:p>0.695995</text:p>
          </table:table-cell>
          <table:table-cell office:value-type="float" office:value="0">
            <text:p>0</text:p>
          </table:table-cell>
          <table:table-cell office:value-type="float" office:value="0.646207">
            <text:p>0.646207</text:p>
          </table:table-cell>
          <table:table-cell office:value-type="float" office:value="5">
            <text:p>5</text:p>
          </table:table-cell>
          <table:table-cell office:value-type="float" office:value="12.9327">
            <text:p>12.9327</text:p>
          </table:table-cell>
          <table:table-cell office:value-type="float" office:value="10.3">
            <text:p>10.3</text:p>
          </table:table-cell>
          <table:table-cell office:value-type="float" office:value="9.1">
            <text:p>9.1</text:p>
          </table:table-cell>
          <table:table-cell office:value-type="float" office:value="1.44509">
            <text:p>1.4450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94.784095">
            <text:p>-94.784095</text:p>
          </table:table-cell>
          <table:table-cell office:value-type="float" office:value="0.172883">
            <text:p>0.172883</text:p>
          </table:table-cell>
          <table:table-cell office:value-type="float" office:value="1">
            <text:p>1</text:p>
          </table:table-cell>
          <table:table-cell office:value-type="float" office:value="0.061402">
            <text:p>0.061402</text:p>
          </table:table-cell>
          <table:table-cell office:value-type="float" office:value="0">
            <text:p>0</text:p>
          </table:table-cell>
          <table:table-cell office:value-type="float" office:value="34.6676">
            <text:p>34.6676</text:p>
          </table:table-cell>
          <table:table-cell office:value-type="float" office:value="33">
            <text:p>33</text:p>
          </table:table-cell>
          <table:table-cell office:value-type="float" office:value="1.2">
            <text:p>1.2</text:p>
          </table:table-cell>
          <table:table-cell office:value-type="float" office:value="0.520998">
            <text:p>0.52099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75.346704">
            <text:p>-75.346704</text:p>
          </table:table-cell>
          <table:table-cell office:value-type="float" office:value="0.695995">
            <text:p>0.695995</text:p>
          </table:table-cell>
          <table:table-cell office:value-type="float" office:value="0.166844">
            <text:p>0.166844</text:p>
          </table:table-cell>
          <table:table-cell office:value-type="float" office:value="0.508037">
            <text:p>0.508037</text:p>
          </table:table-cell>
          <table:table-cell office:value-type="float" office:value="3">
            <text:p>3</text:p>
          </table:table-cell>
          <table:table-cell office:value-type="float" office:value="1.64535">
            <text:p>1.64535</text:p>
          </table:table-cell>
          <table:table-cell office:value-type="float" office:value="8.7">
            <text:p>8.7</text:p>
          </table:table-cell>
          <table:table-cell office:value-type="float" office:value="7.9">
            <text:p>7.9</text:p>
          </table:table-cell>
          <table:table-cell office:value-type="float" office:value="1.27722">
            <text:p>1.2772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94.692739">
            <text:p>-94.692739</text:p>
          </table:table-cell>
          <table:table-cell office:value-type="float" office:value="0.738166">
            <text:p>0.738166</text:p>
          </table:table-cell>
          <table:table-cell office:value-type="float" office:value="0.088701">
            <text:p>0.088701</text:p>
          </table:table-cell>
          <table:table-cell office:value-type="float" office:value="1.017028">
            <text:p>1.017028</text:p>
          </table:table-cell>
          <table:table-cell office:value-type="float" office:value="36">
            <text:p>36</text:p>
          </table:table-cell>
          <table:table-cell office:value-type="float" office:value="23.8336">
            <text:p>23.8336</text:p>
          </table:table-cell>
          <table:table-cell office:value-type="float" office:value="27.4">
            <text:p>27.4</text:p>
          </table:table-cell>
          <table:table-cell office:value-type="float" office:value="0.5">
            <text:p>0.5</text:p>
          </table:table-cell>
          <table:table-cell office:value-type="float" office:value="0.286856">
            <text:p>0.28685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92.117427">
            <text:p>-92.117427</text:p>
          </table:table-cell>
          <table:table-cell office:value-type="float" office:value="0.738166">
            <text:p>0.738166</text:p>
          </table:table-cell>
          <table:table-cell office:value-type="float" office:value="0.667889">
            <text:p>0.667889</text:p>
          </table:table-cell>
          <table:table-cell office:value-type="float" office:value="0.304335">
            <text:p>0.304335</text:p>
          </table:table-cell>
          <table:table-cell office:value-type="float" office:value="33">
            <text:p>33</text:p>
          </table:table-cell>
          <table:table-cell office:value-type="float" office:value="168.936">
            <text:p>168.936</text:p>
          </table:table-cell>
          <table:table-cell office:value-type="float" office:value="73.9">
            <text:p>73.9</text:p>
          </table:table-cell>
          <table:table-cell office:value-type="float" office:value="9.6">
            <text:p>9.6</text:p>
          </table:table-cell>
          <table:table-cell office:value-type="float" office:value="1.70021">
            <text:p>1.70021</text:p>
          </table:table-cell>
        </table:table-row>
      </table:table>
      <table:table table:name="25.ref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87.847466">
            <text:p>-87.847466</text:p>
          </table:table-cell>
          <table:table-cell office:value-type="float" office:value="0.495822">
            <text:p>0.495822</text:p>
          </table:table-cell>
          <table:table-cell office:value-type="float" office:value="0">
            <text:p>0</text:p>
          </table:table-cell>
          <table:table-cell office:value-type="float" office:value="0.822523">
            <text:p>0.822523</text:p>
          </table:table-cell>
          <table:table-cell office:value-type="float" office:value="8">
            <text:p>8</text:p>
          </table:table-cell>
          <table:table-cell office:value-type="float" office:value="159.956">
            <text:p>159.956</text:p>
          </table:table-cell>
          <table:table-cell office:value-type="float" office:value="22.3">
            <text:p>22.3</text:p>
          </table:table-cell>
          <table:table-cell office:value-type="float" office:value="10">
            <text:p>10</text:p>
          </table:table-cell>
          <table:table-cell office:value-type="float" office:value="1.54233">
            <text:p>1.542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94.612302">
            <text:p>-94.612302</text:p>
          </table:table-cell>
          <table:table-cell office:value-type="float" office:value="0.495756">
            <text:p>0.495756</text:p>
          </table:table-cell>
          <table:table-cell office:value-type="float" office:value="0.031558">
            <text:p>0.031558</text:p>
          </table:table-cell>
          <table:table-cell office:value-type="float" office:value="0.105938">
            <text:p>0.105938</text:p>
          </table:table-cell>
          <table:table-cell office:value-type="float" office:value="0">
            <text:p>0</text:p>
          </table:table-cell>
          <table:table-cell office:value-type="float" office:value="23.2729">
            <text:p>23.2729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027095">
            <text:p>0.0270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333926">
            <text:p>-94.333926</text:p>
          </table:table-cell>
          <table:table-cell office:value-type="float" office:value="0.495756">
            <text:p>0.495756</text:p>
          </table:table-cell>
          <table:table-cell office:value-type="float" office:value="0.031558">
            <text:p>0.031558</text:p>
          </table:table-cell>
          <table:table-cell office:value-type="float" office:value="0.105938">
            <text:p>0.105938</text:p>
          </table:table-cell>
          <table:table-cell office:value-type="float" office:value="0">
            <text:p>0</text:p>
          </table:table-cell>
          <table:table-cell office:value-type="float" office:value="45.491">
            <text:p>45.491</text:p>
          </table:table-cell>
          <table:table-cell office:value-type="float" office:value="13.2">
            <text:p>13.2</text:p>
          </table:table-cell>
          <table:table-cell office:value-type="float" office:value="1.9">
            <text:p>1.9</text:p>
          </table:table-cell>
          <table:table-cell office:value-type="float" office:value="0.130974">
            <text:p>0.13097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4.629482">
            <text:p>-94.629482</text:p>
          </table:table-cell>
          <table:table-cell office:value-type="float" office:value="0.472285">
            <text:p>0.4722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1961">
            <text:p>16.1961</text:p>
          </table:table-cell>
          <table:table-cell office:value-type="float" office:value="6.8">
            <text:p>6.8</text:p>
          </table:table-cell>
          <table:table-cell office:value-type="float" office:value="0.1">
            <text:p>0.1</text:p>
          </table:table-cell>
          <table:table-cell office:value-type="float" office:value="0.059111">
            <text:p>0.0591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4.307842">
            <text:p>-94.307842</text:p>
          </table:table-cell>
          <table:table-cell office:value-type="float" office:value="0.520125">
            <text:p>0.520125</text:p>
          </table:table-cell>
          <table:table-cell office:value-type="float" office:value="1">
            <text:p>1</text:p>
          </table:table-cell>
          <table:table-cell office:value-type="float" office:value="1.13613">
            <text:p>1.13613</text:p>
          </table:table-cell>
          <table:table-cell office:value-type="float" office:value="1">
            <text:p>1</text:p>
          </table:table-cell>
          <table:table-cell office:value-type="float" office:value="40.976">
            <text:p>40.976</text:p>
          </table:table-cell>
          <table:table-cell office:value-type="float" office:value="12">
            <text:p>12</text:p>
          </table:table-cell>
          <table:table-cell office:value-type="float" office:value="1.6">
            <text:p>1.6</text:p>
          </table:table-cell>
          <table:table-cell office:value-type="float" office:value="1.49525">
            <text:p>1.495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0.897066">
            <text:p>-90.897066</text:p>
          </table:table-cell>
          <table:table-cell office:value-type="float" office:value="0.519196">
            <text:p>0.519196</text:p>
          </table:table-cell>
          <table:table-cell office:value-type="float" office:value="0">
            <text:p>0</text:p>
          </table:table-cell>
          <table:table-cell office:value-type="float" office:value="0.717418">
            <text:p>0.717418</text:p>
          </table:table-cell>
          <table:table-cell office:value-type="float" office:value="7">
            <text:p>7</text:p>
          </table:table-cell>
          <table:table-cell office:value-type="float" office:value="138.589">
            <text:p>138.589</text:p>
          </table:table-cell>
          <table:table-cell office:value-type="float" office:value="21.7">
            <text:p>21.7</text:p>
          </table:table-cell>
          <table:table-cell office:value-type="float" office:value="8">
            <text:p>8</text:p>
          </table:table-cell>
          <table:table-cell office:value-type="float" office:value="1.16155">
            <text:p>1.161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75.131832">
            <text:p>-75.131832</text:p>
          </table:table-cell>
          <table:table-cell office:value-type="float" office:value="0.413946">
            <text:p>0.413946</text:p>
          </table:table-cell>
          <table:table-cell office:value-type="float" office:value="1">
            <text:p>1</text:p>
          </table:table-cell>
          <table:table-cell office:value-type="float" office:value="0.922759">
            <text:p>0.922759</text:p>
          </table:table-cell>
          <table:table-cell office:value-type="float" office:value="0">
            <text:p>0</text:p>
          </table:table-cell>
          <table:table-cell office:value-type="float" office:value="13.7171">
            <text:p>13.7171</text:p>
          </table:table-cell>
          <table:table-cell office:value-type="float" office:value="3.6">
            <text:p>3.6</text:p>
          </table:table-cell>
          <table:table-cell office:value-type="float" office:value="3.3">
            <text:p>3.3</text:p>
          </table:table-cell>
          <table:table-cell office:value-type="float" office:value="1.64689">
            <text:p>1.6468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2.660774">
            <text:p>-92.660774</text:p>
          </table:table-cell>
          <table:table-cell office:value-type="float" office:value="0.519196">
            <text:p>0.519196</text:p>
          </table:table-cell>
          <table:table-cell office:value-type="float" office:value="0">
            <text:p>0</text:p>
          </table:table-cell>
          <table:table-cell office:value-type="float" office:value="1.018496">
            <text:p>1.018496</text:p>
          </table:table-cell>
          <table:table-cell office:value-type="float" office:value="9">
            <text:p>9</text:p>
          </table:table-cell>
          <table:table-cell office:value-type="float" office:value="74.4477">
            <text:p>74.4477</text:p>
          </table:table-cell>
          <table:table-cell office:value-type="float" office:value="17.4">
            <text:p>17.4</text:p>
          </table:table-cell>
          <table:table-cell office:value-type="float" office:value="3.8">
            <text:p>3.8</text:p>
          </table:table-cell>
          <table:table-cell office:value-type="float" office:value="1.13304">
            <text:p>1.1330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4.542508">
            <text:p>-94.542508</text:p>
          </table:table-cell>
          <table:table-cell office:value-type="float" office:value="0.472285">
            <text:p>0.472285</text:p>
          </table:table-cell>
          <table:table-cell office:value-type="float" office:value="0.872752">
            <text:p>0.872752</text:p>
          </table:table-cell>
          <table:table-cell table:number-columns-repeated="2" office:value-type="float" office:value="0">
            <text:p>0</text:p>
          </table:table-cell>
          <table:table-cell office:value-type="float" office:value="22.454">
            <text:p>22.454</text:p>
          </table:table-cell>
          <table:table-cell office:value-type="float" office:value="8.6">
            <text:p>8.6</text:p>
          </table:table-cell>
          <table:table-cell office:value-type="float" office:value="0.5">
            <text:p>0.5</text:p>
          </table:table-cell>
          <table:table-cell office:value-type="float" office:value="0.271315">
            <text:p>0.27131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0.810623">
            <text:p>-90.810623</text:p>
          </table:table-cell>
          <table:table-cell office:value-type="float" office:value="0.430068">
            <text:p>0.430068</text:p>
          </table:table-cell>
          <table:table-cell office:value-type="float" office:value="0.12597">
            <text:p>0.12597</text:p>
          </table:table-cell>
          <table:table-cell office:value-type="float" office:value="0.924595">
            <text:p>0.924595</text:p>
          </table:table-cell>
          <table:table-cell office:value-type="float" office:value="18">
            <text:p>18</text:p>
          </table:table-cell>
          <table:table-cell office:value-type="float" office:value="114.738">
            <text:p>114.738</text:p>
          </table:table-cell>
          <table:table-cell office:value-type="float" office:value="19.9">
            <text:p>19.9</text:p>
          </table:table-cell>
          <table:table-cell office:value-type="float" office:value="6.4">
            <text:p>6.4</text:p>
          </table:table-cell>
          <table:table-cell office:value-type="float" office:value="1.48292">
            <text:p>1.482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592048">
            <text:p>-94.592048</text:p>
          </table:table-cell>
          <table:table-cell office:value-type="float" office:value="0.430068">
            <text:p>0.430068</text:p>
          </table:table-cell>
          <table:table-cell office:value-type="float" office:value="1">
            <text:p>1</text:p>
          </table:table-cell>
          <table:table-cell office:value-type="float" office:value="0.199219">
            <text:p>0.199219</text:p>
          </table:table-cell>
          <table:table-cell office:value-type="float" office:value="1">
            <text:p>1</text:p>
          </table:table-cell>
          <table:table-cell office:value-type="float" office:value="21.7023">
            <text:p>21.7023</text:p>
          </table:table-cell>
          <table:table-cell office:value-type="float" office:value="8.5">
            <text:p>8.5</text:p>
          </table:table-cell>
          <table:table-cell office:value-type="float" office:value="0.4">
            <text:p>0.4</text:p>
          </table:table-cell>
          <table:table-cell office:value-type="float" office:value="0.192174">
            <text:p>0.19217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101.266225">
            <text:p>-101.266225</text:p>
          </table:table-cell>
          <table:table-cell office:value-type="float" office:value="0.400555">
            <text:p>0.400555</text:p>
          </table:table-cell>
          <table:table-cell office:value-type="float" office:value="0">
            <text:p>0</text:p>
          </table:table-cell>
          <table:table-cell office:value-type="float" office:value="0.856671">
            <text:p>0.856671</text:p>
          </table:table-cell>
          <table:table-cell office:value-type="float" office:value="14">
            <text:p>14</text:p>
          </table:table-cell>
          <table:table-cell office:value-type="float" office:value="15.0978">
            <text:p>15.0978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000736">
            <text:p>0.00073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4.614476">
            <text:p>-94.614476</text:p>
          </table:table-cell>
          <table:table-cell office:value-type="float" office:value="0.401026">
            <text:p>0.401026</text:p>
          </table:table-cell>
          <table:table-cell office:value-type="float" office:value="0">
            <text:p>0</text:p>
          </table:table-cell>
          <table:table-cell office:value-type="float" office:value="1.176801">
            <text:p>1.176801</text:p>
          </table:table-cell>
          <table:table-cell office:value-type="float" office:value="4">
            <text:p>4</text:p>
          </table:table-cell>
          <table:table-cell office:value-type="float" office:value="22.7668">
            <text:p>22.7668</text:p>
          </table:table-cell>
          <table:table-cell office:value-type="float" office:value="8.7">
            <text:p>8.7</text:p>
          </table:table-cell>
          <table:table-cell office:value-type="float" office:value="0.5">
            <text:p>0.5</text:p>
          </table:table-cell>
          <table:table-cell office:value-type="float" office:value="0.25793">
            <text:p>0.2579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74.59974">
            <text:p>-74.59974</text:p>
          </table:table-cell>
          <table:table-cell office:value-type="float" office:value="0.413946">
            <text:p>0.413946</text:p>
          </table:table-cell>
          <table:table-cell office:value-type="float" office:value="1">
            <text:p>1</text:p>
          </table:table-cell>
          <table:table-cell office:value-type="float" office:value="0.088321">
            <text:p>0.088321</text:p>
          </table:table-cell>
          <table:table-cell office:value-type="float" office:value="2">
            <text:p>2</text:p>
          </table:table-cell>
          <table:table-cell office:value-type="float" office:value="7.51162">
            <text:p>7.51162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0.577451">
            <text:p>0.57745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594053">
            <text:p>-94.594053</text:p>
          </table:table-cell>
          <table:table-cell office:value-type="float" office:value="0.430068">
            <text:p>0.430068</text:p>
          </table:table-cell>
          <table:table-cell office:value-type="float" office:value="0.567207">
            <text:p>0.56720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.266">
            <text:p>23.266</text:p>
          </table:table-cell>
          <table:table-cell office:value-type="float" office:value="8.8">
            <text:p>8.8</text:p>
          </table:table-cell>
          <table:table-cell office:value-type="float" office:value="0.5">
            <text:p>0.5</text:p>
          </table:table-cell>
          <table:table-cell office:value-type="float" office:value="0.10809">
            <text:p>0.1080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4.044856">
            <text:p>-94.044856</text:p>
          </table:table-cell>
          <table:table-cell office:value-type="float" office:value="0.495756">
            <text:p>0.495756</text:p>
          </table:table-cell>
          <table:table-cell office:value-type="float" office:value="0.092273">
            <text:p>0.092273</text:p>
          </table:table-cell>
          <table:table-cell table:number-columns-repeated="2" office:value-type="float" office:value="0">
            <text:p>0</text:p>
          </table:table-cell>
          <table:table-cell office:value-type="float" office:value="34.4013">
            <text:p>34.4013</text:p>
          </table:table-cell>
          <table:table-cell office:value-type="float" office:value="10.8">
            <text:p>10.8</text:p>
          </table:table-cell>
          <table:table-cell office:value-type="float" office:value="1.2">
            <text:p>1.2</text:p>
          </table:table-cell>
          <table:table-cell office:value-type="float" office:value="0.061276">
            <text:p>0.06127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72.404294">
            <text:p>-72.404294</text:p>
          </table:table-cell>
          <table:table-cell office:value-type="float" office:value="0.477055">
            <text:p>0.47705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.03932">
            <text:p>8.03932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0.001998">
            <text:p>0.00199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0.338199">
            <text:p>-90.338199</text:p>
          </table:table-cell>
          <table:table-cell office:value-type="float" office:value="0.477055">
            <text:p>0.477055</text:p>
          </table:table-cell>
          <table:table-cell office:value-type="float" office:value="0">
            <text:p>0</text:p>
          </table:table-cell>
          <table:table-cell office:value-type="float" office:value="0.285025">
            <text:p>0.285025</text:p>
          </table:table-cell>
          <table:table-cell office:value-type="float" office:value="15">
            <text:p>15</text:p>
          </table:table-cell>
          <table:table-cell office:value-type="float" office:value="130.639">
            <text:p>130.639</text:p>
          </table:table-cell>
          <table:table-cell office:value-type="float" office:value="20.3">
            <text:p>20.3</text:p>
          </table:table-cell>
          <table:table-cell office:value-type="float" office:value="7.6">
            <text:p>7.6</text:p>
          </table:table-cell>
          <table:table-cell office:value-type="float" office:value="0.551123">
            <text:p>0.55112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74.635016">
            <text:p>-74.635016</text:p>
          </table:table-cell>
          <table:table-cell office:value-type="float" office:value="0.413946">
            <text:p>0.413946</text:p>
          </table:table-cell>
          <table:table-cell office:value-type="float" office:value="1">
            <text:p>1</text:p>
          </table:table-cell>
          <table:table-cell office:value-type="float" office:value="0.922759">
            <text:p>0.922759</text:p>
          </table:table-cell>
          <table:table-cell office:value-type="float" office:value="0">
            <text:p>0</text:p>
          </table:table-cell>
          <table:table-cell office:value-type="float" office:value="0.189856">
            <text:p>0.189856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0.38967">
            <text:p>0.389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2.118317">
            <text:p>-92.118317</text:p>
          </table:table-cell>
          <table:table-cell office:value-type="float" office:value="0.430068">
            <text:p>0.430068</text:p>
          </table:table-cell>
          <table:table-cell office:value-type="float" office:value="0.660265">
            <text:p>0.660265</text:p>
          </table:table-cell>
          <table:table-cell office:value-type="float" office:value="0.199219">
            <text:p>0.199219</text:p>
          </table:table-cell>
          <table:table-cell office:value-type="float" office:value="6">
            <text:p>6</text:p>
          </table:table-cell>
          <table:table-cell office:value-type="float" office:value="88.652">
            <text:p>88.652</text:p>
          </table:table-cell>
          <table:table-cell office:value-type="float" office:value="17.9">
            <text:p>17.9</text:p>
          </table:table-cell>
          <table:table-cell office:value-type="float" office:value="4.7">
            <text:p>4.7</text:p>
          </table:table-cell>
          <table:table-cell office:value-type="float" office:value="1.16176">
            <text:p>1.161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74.423922">
            <text:p>-74.423922</text:p>
          </table:table-cell>
          <table:table-cell office:value-type="float" office:value="0.49593">
            <text:p>0.49593</text:p>
          </table:table-cell>
          <table:table-cell office:value-type="float" office:value="0">
            <text:p>0</text:p>
          </table:table-cell>
          <table:table-cell office:value-type="float" office:value="0.858858">
            <text:p>0.858858</text:p>
          </table:table-cell>
          <table:table-cell office:value-type="float" office:value="2">
            <text:p>2</text:p>
          </table:table-cell>
          <table:table-cell office:value-type="float" office:value="6.27777">
            <text:p>6.27777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 office:value-type="float" office:value="0.372892">
            <text:p>0.37289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559022">
            <text:p>-94.559022</text:p>
          </table:table-cell>
          <table:table-cell office:value-type="float" office:value="0.472285">
            <text:p>0.472285</text:p>
          </table:table-cell>
          <table:table-cell office:value-type="float" office:value="1">
            <text:p>1</text:p>
          </table:table-cell>
          <table:table-cell office:value-type="float" office:value="0.190343">
            <text:p>0.190343</text:p>
          </table:table-cell>
          <table:table-cell office:value-type="float" office:value="0">
            <text:p>0</text:p>
          </table:table-cell>
          <table:table-cell office:value-type="float" office:value="19.2903">
            <text:p>19.2903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0.226511">
            <text:p>0.22651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4.486693">
            <text:p>-94.486693</text:p>
          </table:table-cell>
          <table:table-cell office:value-type="float" office:value="0.495756">
            <text:p>0.495756</text:p>
          </table:table-cell>
          <table:table-cell office:value-type="float" office:value="0.422113">
            <text:p>0.422113</text:p>
          </table:table-cell>
          <table:table-cell office:value-type="float" office:value="0.105938">
            <text:p>0.105938</text:p>
          </table:table-cell>
          <table:table-cell office:value-type="float" office:value="0">
            <text:p>0</text:p>
          </table:table-cell>
          <table:table-cell office:value-type="float" office:value="37.3482">
            <text:p>37.3482</text:p>
          </table:table-cell>
          <table:table-cell office:value-type="float" office:value="11.2">
            <text:p>11.2</text:p>
          </table:table-cell>
          <table:table-cell office:value-type="float" office:value="1.4">
            <text:p>1.4</text:p>
          </table:table-cell>
          <table:table-cell office:value-type="float" office:value="0.349233">
            <text:p>0.3492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75.640335">
            <text:p>-75.640335</text:p>
          </table:table-cell>
          <table:table-cell office:value-type="float" office:value="0.413946">
            <text:p>0.413946</text:p>
          </table:table-cell>
          <table:table-cell office:value-type="float" office:value="0">
            <text:p>0</text:p>
          </table:table-cell>
          <table:table-cell office:value-type="float" office:value="0.922759">
            <text:p>0.922759</text:p>
          </table:table-cell>
          <table:table-cell office:value-type="float" office:value="0">
            <text:p>0</text:p>
          </table:table-cell>
          <table:table-cell office:value-type="float" office:value="10.984">
            <text:p>10.984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0.447494">
            <text:p>0.44749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89.933949">
            <text:p>-89.933949</text:p>
          </table:table-cell>
          <table:table-cell office:value-type="float" office:value="0.520125">
            <text:p>0.520125</text:p>
          </table:table-cell>
          <table:table-cell office:value-type="float" office:value="0">
            <text:p>0</text:p>
          </table:table-cell>
          <table:table-cell office:value-type="float" office:value="1.13613">
            <text:p>1.13613</text:p>
          </table:table-cell>
          <table:table-cell office:value-type="float" office:value="10">
            <text:p>10</text:p>
          </table:table-cell>
          <table:table-cell office:value-type="float" office:value="133.282">
            <text:p>133.282</text:p>
          </table:table-cell>
          <table:table-cell office:value-type="float" office:value="20.6">
            <text:p>20.6</text:p>
          </table:table-cell>
          <table:table-cell office:value-type="float" office:value="7.8">
            <text:p>7.8</text:p>
          </table:table-cell>
          <table:table-cell office:value-type="float" office:value="1.69016">
            <text:p>1.6901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2.946724">
            <text:p>-92.946724</text:p>
          </table:table-cell>
          <table:table-cell office:value-type="float" office:value="0.520461">
            <text:p>0.520461</text:p>
          </table:table-cell>
          <table:table-cell office:value-type="float" office:value="0">
            <text:p>0</text:p>
          </table:table-cell>
          <table:table-cell office:value-type="float" office:value="0.956068">
            <text:p>0.956068</text:p>
          </table:table-cell>
          <table:table-cell office:value-type="float" office:value="5">
            <text:p>5</text:p>
          </table:table-cell>
          <table:table-cell office:value-type="float" office:value="61.7377">
            <text:p>61.7377</text:p>
          </table:table-cell>
          <table:table-cell office:value-type="float" office:value="14.4">
            <text:p>14.4</text:p>
          </table:table-cell>
          <table:table-cell office:value-type="float" office:value="3">
            <text:p>3</text:p>
          </table:table-cell>
          <table:table-cell office:value-type="float" office:value="0.934853">
            <text:p>0.93485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73.364516">
            <text:p>-73.364516</text:p>
          </table:table-cell>
          <table:table-cell office:value-type="float" office:value="0.49593">
            <text:p>0.49593</text:p>
          </table:table-cell>
          <table:table-cell office:value-type="float" office:value="0">
            <text:p>0</text:p>
          </table:table-cell>
          <table:table-cell office:value-type="float" office:value="0.858858">
            <text:p>0.858858</text:p>
          </table:table-cell>
          <table:table-cell office:value-type="float" office:value="2">
            <text:p>2</text:p>
          </table:table-cell>
          <table:table-cell office:value-type="float" office:value="10.2809">
            <text:p>10.2809</text:p>
          </table:table-cell>
          <table:table-cell office:value-type="float" office:value="3.5">
            <text:p>3.5</text:p>
          </table:table-cell>
          <table:table-cell office:value-type="float" office:value="3.3">
            <text:p>3.3</text:p>
          </table:table-cell>
          <table:table-cell office:value-type="float" office:value="0.420089">
            <text:p>0.42008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0.82373">
            <text:p>-90.82373</text:p>
          </table:table-cell>
          <table:table-cell office:value-type="float" office:value="0.519196">
            <text:p>0.519196</text:p>
          </table:table-cell>
          <table:table-cell office:value-type="float" office:value="0">
            <text:p>0</text:p>
          </table:table-cell>
          <table:table-cell office:value-type="float" office:value="0.717418">
            <text:p>0.717418</text:p>
          </table:table-cell>
          <table:table-cell office:value-type="float" office:value="7">
            <text:p>7</text:p>
          </table:table-cell>
          <table:table-cell office:value-type="float" office:value="138.206">
            <text:p>138.206</text:p>
          </table:table-cell>
          <table:table-cell office:value-type="float" office:value="21.5">
            <text:p>21.5</text:p>
          </table:table-cell>
          <table:table-cell office:value-type="float" office:value="8">
            <text:p>8</text:p>
          </table:table-cell>
          <table:table-cell office:value-type="float" office:value="1.11945">
            <text:p>1.1194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4.06577">
            <text:p>-94.06577</text:p>
          </table:table-cell>
          <table:table-cell office:value-type="float" office:value="0.477055">
            <text:p>0.477055</text:p>
          </table:table-cell>
          <table:table-cell office:value-type="float" office:value="0">
            <text:p>0</text:p>
          </table:table-cell>
          <table:table-cell office:value-type="float" office:value="0.359156">
            <text:p>0.359156</text:p>
          </table:table-cell>
          <table:table-cell office:value-type="float" office:value="0">
            <text:p>0</text:p>
          </table:table-cell>
          <table:table-cell office:value-type="float" office:value="43.8797">
            <text:p>43.8797</text:p>
          </table:table-cell>
          <table:table-cell office:value-type="float" office:value="12.4">
            <text:p>12.4</text:p>
          </table:table-cell>
          <table:table-cell office:value-type="float" office:value="1.8">
            <text:p>1.8</text:p>
          </table:table-cell>
          <table:table-cell office:value-type="float" office:value="0.276163">
            <text:p>0.2761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9.572285">
            <text:p>-79.572285</text:p>
          </table:table-cell>
          <table:table-cell office:value-type="float" office:value="0.477055">
            <text:p>0.477055</text:p>
          </table:table-cell>
          <table:table-cell office:value-type="float" office:value="0">
            <text:p>0</text:p>
          </table:table-cell>
          <table:table-cell office:value-type="float" office:value="0.82955">
            <text:p>0.82955</text:p>
          </table:table-cell>
          <table:table-cell office:value-type="float" office:value="10">
            <text:p>10</text:p>
          </table:table-cell>
          <table:table-cell office:value-type="float" office:value="262.911">
            <text:p>262.911</text:p>
          </table:table-cell>
          <table:table-cell office:value-type="float" office:value="23.9">
            <text:p>23.9</text:p>
          </table:table-cell>
          <table:table-cell office:value-type="float" office:value="18.4">
            <text:p>18.4</text:p>
          </table:table-cell>
          <table:table-cell office:value-type="float" office:value="1.62099">
            <text:p>1.6209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2.198931">
            <text:p>-92.198931</text:p>
          </table:table-cell>
          <table:table-cell office:value-type="float" office:value="0.430068">
            <text:p>0.430068</text:p>
          </table:table-cell>
          <table:table-cell office:value-type="float" office:value="0.660265">
            <text:p>0.660265</text:p>
          </table:table-cell>
          <table:table-cell office:value-type="float" office:value="0.199219">
            <text:p>0.199219</text:p>
          </table:table-cell>
          <table:table-cell office:value-type="float" office:value="6">
            <text:p>6</text:p>
          </table:table-cell>
          <table:table-cell office:value-type="float" office:value="91.9617">
            <text:p>91.9617</text:p>
          </table:table-cell>
          <table:table-cell office:value-type="float" office:value="19.2">
            <text:p>19.2</text:p>
          </table:table-cell>
          <table:table-cell office:value-type="float" office:value="4.9">
            <text:p>4.9</text:p>
          </table:table-cell>
          <table:table-cell office:value-type="float" office:value="1.39167">
            <text:p>1.391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87.488789">
            <text:p>-87.488789</text:p>
          </table:table-cell>
          <table:table-cell office:value-type="float" office:value="0.477055">
            <text:p>0.477055</text:p>
          </table:table-cell>
          <table:table-cell office:value-type="float" office:value="0">
            <text:p>0</text:p>
          </table:table-cell>
          <table:table-cell office:value-type="float" office:value="0.82955">
            <text:p>0.82955</text:p>
          </table:table-cell>
          <table:table-cell office:value-type="float" office:value="13">
            <text:p>13</text:p>
          </table:table-cell>
          <table:table-cell office:value-type="float" office:value="174.85">
            <text:p>174.85</text:p>
          </table:table-cell>
          <table:table-cell office:value-type="float" office:value="23.5">
            <text:p>23.5</text:p>
          </table:table-cell>
          <table:table-cell office:value-type="float" office:value="11.1">
            <text:p>11.1</text:p>
          </table:table-cell>
          <table:table-cell office:value-type="float" office:value="1.35742">
            <text:p>1.3574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87.907743">
            <text:p>-87.907743</text:p>
          </table:table-cell>
          <table:table-cell office:value-type="float" office:value="0.477055">
            <text:p>0.477055</text:p>
          </table:table-cell>
          <table:table-cell office:value-type="float" office:value="0">
            <text:p>0</text:p>
          </table:table-cell>
          <table:table-cell office:value-type="float" office:value="0.961662">
            <text:p>0.961662</text:p>
          </table:table-cell>
          <table:table-cell office:value-type="float" office:value="7">
            <text:p>7</text:p>
          </table:table-cell>
          <table:table-cell office:value-type="float" office:value="162.622">
            <text:p>162.622</text:p>
          </table:table-cell>
          <table:table-cell office:value-type="float" office:value="22.4">
            <text:p>22.4</text:p>
          </table:table-cell>
          <table:table-cell office:value-type="float" office:value="10.5">
            <text:p>10.5</text:p>
          </table:table-cell>
          <table:table-cell office:value-type="float" office:value="1.98349">
            <text:p>1.9834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78.866641">
            <text:p>-78.866641</text:p>
          </table:table-cell>
          <table:table-cell office:value-type="float" office:value="0.413946">
            <text:p>0.413946</text:p>
          </table:table-cell>
          <table:table-cell office:value-type="float" office:value="0">
            <text:p>0</text:p>
          </table:table-cell>
          <table:table-cell office:value-type="float" office:value="0.33059">
            <text:p>0.33059</text:p>
          </table:table-cell>
          <table:table-cell office:value-type="float" office:value="0">
            <text:p>0</text:p>
          </table:table-cell>
          <table:table-cell office:value-type="float" office:value="14.2534">
            <text:p>14.2534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office:value-type="float" office:value="0.157065">
            <text:p>0.15706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4.600068">
            <text:p>-94.600068</text:p>
          </table:table-cell>
          <table:table-cell office:value-type="float" office:value="0.413946">
            <text:p>0.413946</text:p>
          </table:table-cell>
          <table:table-cell office:value-type="float" office:value="0.228707">
            <text:p>0.228707</text:p>
          </table:table-cell>
          <table:table-cell office:value-type="float" office:value="0.94051">
            <text:p>0.94051</text:p>
          </table:table-cell>
          <table:table-cell office:value-type="float" office:value="7">
            <text:p>7</text:p>
          </table:table-cell>
          <table:table-cell office:value-type="float" office:value="24.8584">
            <text:p>24.8584</text:p>
          </table:table-cell>
          <table:table-cell office:value-type="float" office:value="9.2">
            <text:p>9.2</text:p>
          </table:table-cell>
          <table:table-cell office:value-type="float" office:value="0.6">
            <text:p>0.6</text:p>
          </table:table-cell>
          <table:table-cell office:value-type="float" office:value="0.297768">
            <text:p>0.29776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0.722058">
            <text:p>-90.722058</text:p>
          </table:table-cell>
          <table:table-cell office:value-type="float" office:value="0.519196">
            <text:p>0.519196</text:p>
          </table:table-cell>
          <table:table-cell office:value-type="float" office:value="0.308971">
            <text:p>0.308971</text:p>
          </table:table-cell>
          <table:table-cell office:value-type="float" office:value="0.717418">
            <text:p>0.717418</text:p>
          </table:table-cell>
          <table:table-cell office:value-type="float" office:value="6">
            <text:p>6</text:p>
          </table:table-cell>
          <table:table-cell office:value-type="float" office:value="115.684">
            <text:p>115.684</text:p>
          </table:table-cell>
          <table:table-cell office:value-type="float" office:value="20">
            <text:p>20</text:p>
          </table:table-cell>
          <table:table-cell office:value-type="float" office:value="6.5">
            <text:p>6.5</text:p>
          </table:table-cell>
          <table:table-cell office:value-type="float" office:value="1.36792">
            <text:p>1.3679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74.87751">
            <text:p>-74.87751</text:p>
          </table:table-cell>
          <table:table-cell office:value-type="float" office:value="0.413946">
            <text:p>0.413946</text:p>
          </table:table-cell>
          <table:table-cell office:value-type="float" office:value="0">
            <text:p>0</text:p>
          </table:table-cell>
          <table:table-cell office:value-type="float" office:value="0.922759">
            <text:p>0.922759</text:p>
          </table:table-cell>
          <table:table-cell office:value-type="float" office:value="12">
            <text:p>12</text:p>
          </table:table-cell>
          <table:table-cell office:value-type="float" office:value="303.873">
            <text:p>303.873</text:p>
          </table:table-cell>
          <table:table-cell office:value-type="float" office:value="24">
            <text:p>24</text:p>
          </table:table-cell>
          <table:table-cell office:value-type="float" office:value="21.2">
            <text:p>21.2</text:p>
          </table:table-cell>
          <table:table-cell office:value-type="float" office:value="1.80519">
            <text:p>1.8051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4.588753">
            <text:p>-94.588753</text:p>
          </table:table-cell>
          <table:table-cell office:value-type="float" office:value="0.413946">
            <text:p>0.413946</text:p>
          </table:table-cell>
          <table:table-cell office:value-type="float" office:value="0">
            <text:p>0</text:p>
          </table:table-cell>
          <table:table-cell office:value-type="float" office:value="1.187683">
            <text:p>1.187683</text:p>
          </table:table-cell>
          <table:table-cell office:value-type="float" office:value="0">
            <text:p>0</text:p>
          </table:table-cell>
          <table:table-cell office:value-type="float" office:value="31.2562">
            <text:p>31.2562</text:p>
          </table:table-cell>
          <table:table-cell office:value-type="float" office:value="9.9">
            <text:p>9.9</text:p>
          </table:table-cell>
          <table:table-cell office:value-type="float" office:value="1">
            <text:p>1</text:p>
          </table:table-cell>
          <table:table-cell office:value-type="float" office:value="0.395778">
            <text:p>0.39577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4.553515">
            <text:p>-94.553515</text:p>
          </table:table-cell>
          <table:table-cell office:value-type="float" office:value="0.540704">
            <text:p>0.540704</text:p>
          </table:table-cell>
          <table:table-cell office:value-type="float" office:value="0">
            <text:p>0</text:p>
          </table:table-cell>
          <table:table-cell office:value-type="float" office:value="1.012416">
            <text:p>1.012416</text:p>
          </table:table-cell>
          <table:table-cell office:value-type="float" office:value="0">
            <text:p>0</text:p>
          </table:table-cell>
          <table:table-cell office:value-type="float" office:value="17.9012">
            <text:p>17.9012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0.054131">
            <text:p>0.05413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2.828961">
            <text:p>-92.828961</text:p>
          </table:table-cell>
          <table:table-cell office:value-type="float" office:value="0.5856">
            <text:p>0.5856</text:p>
          </table:table-cell>
          <table:table-cell office:value-type="float" office:value="0.398356">
            <text:p>0.398356</text:p>
          </table:table-cell>
          <table:table-cell office:value-type="float" office:value="0.946787">
            <text:p>0.946787</text:p>
          </table:table-cell>
          <table:table-cell office:value-type="float" office:value="2">
            <text:p>2</text:p>
          </table:table-cell>
          <table:table-cell office:value-type="float" office:value="68.1166">
            <text:p>68.1166</text:p>
          </table:table-cell>
          <table:table-cell office:value-type="float" office:value="15.4">
            <text:p>15.4</text:p>
          </table:table-cell>
          <table:table-cell office:value-type="float" office:value="3.5">
            <text:p>3.5</text:p>
          </table:table-cell>
          <table:table-cell office:value-type="float" office:value="1.75431">
            <text:p>1.7543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70">
            <text:p>-70</text:p>
          </table:table-cell>
          <table:table-cell office:value-type="float" office:value="0.413946">
            <text:p>0.41394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4072">
            <text:p>0.4407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94457">
            <text:p>1.9445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93.379973">
            <text:p>-93.379973</text:p>
          </table:table-cell>
          <table:table-cell office:value-type="float" office:value="0.413946">
            <text:p>0.413946</text:p>
          </table:table-cell>
          <table:table-cell office:value-type="float" office:value="0">
            <text:p>0</text:p>
          </table:table-cell>
          <table:table-cell office:value-type="float" office:value="0.94051">
            <text:p>0.94051</text:p>
          </table:table-cell>
          <table:table-cell office:value-type="float" office:value="8">
            <text:p>8</text:p>
          </table:table-cell>
          <table:table-cell office:value-type="float" office:value="61.2223">
            <text:p>61.2223</text:p>
          </table:table-cell>
          <table:table-cell office:value-type="float" office:value="14.2">
            <text:p>14.2</text:p>
          </table:table-cell>
          <table:table-cell office:value-type="float" office:value="2.9">
            <text:p>2.9</text:p>
          </table:table-cell>
          <table:table-cell office:value-type="float" office:value="0.768205">
            <text:p>0.76820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3.753881">
            <text:p>-93.753881</text:p>
          </table:table-cell>
          <table:table-cell office:value-type="float" office:value="0.410969">
            <text:p>0.410969</text:p>
          </table:table-cell>
          <table:table-cell office:value-type="float" office:value="0">
            <text:p>0</text:p>
          </table:table-cell>
          <table:table-cell office:value-type="float" office:value="1.201398">
            <text:p>1.201398</text:p>
          </table:table-cell>
          <table:table-cell office:value-type="float" office:value="2">
            <text:p>2</text:p>
          </table:table-cell>
          <table:table-cell office:value-type="float" office:value="62.24">
            <text:p>62.24</text:p>
          </table:table-cell>
          <table:table-cell office:value-type="float" office:value="14.8">
            <text:p>14.8</text:p>
          </table:table-cell>
          <table:table-cell office:value-type="float" office:value="3">
            <text:p>3</text:p>
          </table:table-cell>
          <table:table-cell office:value-type="float" office:value="0.869661">
            <text:p>0.86966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81.589434">
            <text:p>-81.589434</text:p>
          </table:table-cell>
          <table:table-cell office:value-type="float" office:value="0.49593">
            <text:p>0.49593</text:p>
          </table:table-cell>
          <table:table-cell office:value-type="float" office:value="0">
            <text:p>0</text:p>
          </table:table-cell>
          <table:table-cell office:value-type="float" office:value="0.858858">
            <text:p>0.858858</text:p>
          </table:table-cell>
          <table:table-cell office:value-type="float" office:value="11">
            <text:p>11</text:p>
          </table:table-cell>
          <table:table-cell office:value-type="float" office:value="246.288">
            <text:p>246.288</text:p>
          </table:table-cell>
          <table:table-cell office:value-type="float" office:value="23.6">
            <text:p>23.6</text:p>
          </table:table-cell>
          <table:table-cell office:value-type="float" office:value="16.8">
            <text:p>16.8</text:p>
          </table:table-cell>
          <table:table-cell office:value-type="float" office:value="1.63307">
            <text:p>1.6330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3.977412">
            <text:p>-93.977412</text:p>
          </table:table-cell>
          <table:table-cell office:value-type="float" office:value="0.472285">
            <text:p>0.472285</text:p>
          </table:table-cell>
          <table:table-cell office:value-type="float" office:value="0.947911">
            <text:p>0.947911</text:p>
          </table:table-cell>
          <table:table-cell office:value-type="float" office:value="0.169196">
            <text:p>0.169196</text:p>
          </table:table-cell>
          <table:table-cell office:value-type="float" office:value="0">
            <text:p>0</text:p>
          </table:table-cell>
          <table:table-cell office:value-type="float" office:value="51.7383">
            <text:p>51.7383</text:p>
          </table:table-cell>
          <table:table-cell office:value-type="float" office:value="13.4">
            <text:p>13.4</text:p>
          </table:table-cell>
          <table:table-cell office:value-type="float" office:value="2.3">
            <text:p>2.3</text:p>
          </table:table-cell>
          <table:table-cell office:value-type="float" office:value="0.959264">
            <text:p>0.95926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4.603816">
            <text:p>-94.603816</text:p>
          </table:table-cell>
          <table:table-cell office:value-type="float" office:value="0.401026">
            <text:p>0.401026</text:p>
          </table:table-cell>
          <table:table-cell office:value-type="float" office:value="0.00759">
            <text:p>0.00759</text:p>
          </table:table-cell>
          <table:table-cell office:value-type="float" office:value="1.925271">
            <text:p>1.925271</text:p>
          </table:table-cell>
          <table:table-cell office:value-type="float" office:value="0">
            <text:p>0</text:p>
          </table:table-cell>
          <table:table-cell office:value-type="float" office:value="29.6464">
            <text:p>29.6464</text:p>
          </table:table-cell>
          <table:table-cell office:value-type="float" office:value="9.8">
            <text:p>9.8</text:p>
          </table:table-cell>
          <table:table-cell office:value-type="float" office:value="0.9">
            <text:p>0.9</text:p>
          </table:table-cell>
          <table:table-cell office:value-type="float" office:value="0.82114">
            <text:p>0.8211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1.306894">
            <text:p>-91.306894</text:p>
          </table:table-cell>
          <table:table-cell office:value-type="float" office:value="0.519196">
            <text:p>0.519196</text:p>
          </table:table-cell>
          <table:table-cell office:value-type="float" office:value="0">
            <text:p>0</text:p>
          </table:table-cell>
          <table:table-cell office:value-type="float" office:value="0.868927">
            <text:p>0.868927</text:p>
          </table:table-cell>
          <table:table-cell office:value-type="float" office:value="8">
            <text:p>8</text:p>
          </table:table-cell>
          <table:table-cell office:value-type="float" office:value="106.198">
            <text:p>106.198</text:p>
          </table:table-cell>
          <table:table-cell office:value-type="float" office:value="19.3">
            <text:p>19.3</text:p>
          </table:table-cell>
          <table:table-cell office:value-type="float" office:value="5.9">
            <text:p>5.9</text:p>
          </table:table-cell>
          <table:table-cell office:value-type="float" office:value="1.13683">
            <text:p>1.1368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3.241042">
            <text:p>-93.241042</text:p>
          </table:table-cell>
          <table:table-cell office:value-type="float" office:value="0.583123">
            <text:p>0.583123</text:p>
          </table:table-cell>
          <table:table-cell office:value-type="float" office:value="1">
            <text:p>1</text:p>
          </table:table-cell>
          <table:table-cell office:value-type="float" office:value="1.158202">
            <text:p>1.158202</text:p>
          </table:table-cell>
          <table:table-cell office:value-type="float" office:value="6">
            <text:p>6</text:p>
          </table:table-cell>
          <table:table-cell office:value-type="float" office:value="61.1953">
            <text:p>61.1953</text:p>
          </table:table-cell>
          <table:table-cell office:value-type="float" office:value="13.9">
            <text:p>13.9</text:p>
          </table:table-cell>
          <table:table-cell office:value-type="float" office:value="2.9">
            <text:p>2.9</text:p>
          </table:table-cell>
          <table:table-cell office:value-type="float" office:value="1.94024">
            <text:p>1.9402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5.327307">
            <text:p>-75.327307</text:p>
          </table:table-cell>
          <table:table-cell office:value-type="float" office:value="0.49593">
            <text:p>0.49593</text:p>
          </table:table-cell>
          <table:table-cell office:value-type="float" office:value="0">
            <text:p>0</text:p>
          </table:table-cell>
          <table:table-cell office:value-type="float" office:value="0.858858">
            <text:p>0.858858</text:p>
          </table:table-cell>
          <table:table-cell office:value-type="float" office:value="0">
            <text:p>0</text:p>
          </table:table-cell>
          <table:table-cell office:value-type="float" office:value="12.1724">
            <text:p>12.1724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0.54572">
            <text:p>0.5457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3.698126">
            <text:p>-93.698126</text:p>
          </table:table-cell>
          <table:table-cell office:value-type="float" office:value="0.401026">
            <text:p>0.401026</text:p>
          </table:table-cell>
          <table:table-cell office:value-type="float" office:value="0">
            <text:p>0</text:p>
          </table:table-cell>
          <table:table-cell office:value-type="float" office:value="1.176801">
            <text:p>1.176801</text:p>
          </table:table-cell>
          <table:table-cell office:value-type="float" office:value="2">
            <text:p>2</text:p>
          </table:table-cell>
          <table:table-cell office:value-type="float" office:value="63.7329">
            <text:p>63.7329</text:p>
          </table:table-cell>
          <table:table-cell office:value-type="float" office:value="15.1">
            <text:p>15.1</text:p>
          </table:table-cell>
          <table:table-cell office:value-type="float" office:value="3.1">
            <text:p>3.1</text:p>
          </table:table-cell>
          <table:table-cell office:value-type="float" office:value="0.968123">
            <text:p>0.96812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4.572738">
            <text:p>-94.572738</text:p>
          </table:table-cell>
          <table:table-cell office:value-type="float" office:value="0.430068">
            <text:p>0.430068</text:p>
          </table:table-cell>
          <table:table-cell office:value-type="float" office:value="0.63675">
            <text:p>0.63675</text:p>
          </table:table-cell>
          <table:table-cell office:value-type="float" office:value="0.199219">
            <text:p>0.199219</text:p>
          </table:table-cell>
          <table:table-cell office:value-type="float" office:value="0">
            <text:p>0</text:p>
          </table:table-cell>
          <table:table-cell office:value-type="float" office:value="26.4536">
            <text:p>26.4536</text:p>
          </table:table-cell>
          <table:table-cell office:value-type="float" office:value="9.4">
            <text:p>9.4</text:p>
          </table:table-cell>
          <table:table-cell office:value-type="float" office:value="0.7">
            <text:p>0.7</text:p>
          </table:table-cell>
          <table:table-cell office:value-type="float" office:value="0.298014">
            <text:p>0.29801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4.212224">
            <text:p>-94.212224</text:p>
          </table:table-cell>
          <table:table-cell office:value-type="float" office:value="0.495756">
            <text:p>0.495756</text:p>
          </table:table-cell>
          <table:table-cell office:value-type="float" office:value="0.090577">
            <text:p>0.090577</text:p>
          </table:table-cell>
          <table:table-cell office:value-type="float" office:value="1.047017">
            <text:p>1.047017</text:p>
          </table:table-cell>
          <table:table-cell office:value-type="float" office:value="0">
            <text:p>0</text:p>
          </table:table-cell>
          <table:table-cell office:value-type="float" office:value="57.9657">
            <text:p>57.9657</text:p>
          </table:table-cell>
          <table:table-cell office:value-type="float" office:value="13.8">
            <text:p>13.8</text:p>
          </table:table-cell>
          <table:table-cell office:value-type="float" office:value="2.7">
            <text:p>2.7</text:p>
          </table:table-cell>
          <table:table-cell office:value-type="float" office:value="1.12367">
            <text:p>1.123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78.97817">
            <text:p>-78.97817</text:p>
          </table:table-cell>
          <table:table-cell office:value-type="float" office:value="0.477055">
            <text:p>0.477055</text:p>
          </table:table-cell>
          <table:table-cell office:value-type="float" office:value="0">
            <text:p>0</text:p>
          </table:table-cell>
          <table:table-cell office:value-type="float" office:value="0.82955">
            <text:p>0.82955</text:p>
          </table:table-cell>
          <table:table-cell office:value-type="float" office:value="0">
            <text:p>0</text:p>
          </table:table-cell>
          <table:table-cell office:value-type="float" office:value="14.3889">
            <text:p>14.3889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0.398504">
            <text:p>0.39850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060001">
            <text:p>-94.060001</text:p>
          </table:table-cell>
          <table:table-cell office:value-type="float" office:value="0.519196">
            <text:p>0.519196</text:p>
          </table:table-cell>
          <table:table-cell office:value-type="float" office:value="0">
            <text:p>0</text:p>
          </table:table-cell>
          <table:table-cell office:value-type="float" office:value="0.717418">
            <text:p>0.717418</text:p>
          </table:table-cell>
          <table:table-cell office:value-type="float" office:value="1">
            <text:p>1</text:p>
          </table:table-cell>
          <table:table-cell office:value-type="float" office:value="43.8317">
            <text:p>43.8317</text:p>
          </table:table-cell>
          <table:table-cell office:value-type="float" office:value="12.1">
            <text:p>12.1</text:p>
          </table:table-cell>
          <table:table-cell office:value-type="float" office:value="1.8">
            <text:p>1.8</text:p>
          </table:table-cell>
          <table:table-cell office:value-type="float" office:value="0.515831">
            <text:p>0.51583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4.339003">
            <text:p>-94.339003</text:p>
          </table:table-cell>
          <table:table-cell office:value-type="float" office:value="0.401026">
            <text:p>0.401026</text:p>
          </table:table-cell>
          <table:table-cell office:value-type="float" office:value="0.967539">
            <text:p>0.967539</text:p>
          </table:table-cell>
          <table:table-cell office:value-type="float" office:value="1.176801">
            <text:p>1.176801</text:p>
          </table:table-cell>
          <table:table-cell office:value-type="float" office:value="0">
            <text:p>0</text:p>
          </table:table-cell>
          <table:table-cell office:value-type="float" office:value="45.2585">
            <text:p>45.2585</text:p>
          </table:table-cell>
          <table:table-cell office:value-type="float" office:value="13">
            <text:p>13</text:p>
          </table:table-cell>
          <table:table-cell office:value-type="float" office:value="1.9">
            <text:p>1.9</text:p>
          </table:table-cell>
          <table:table-cell office:value-type="float" office:value="1.82955">
            <text:p>1.8295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71.559325">
            <text:p>-71.559325</text:p>
          </table:table-cell>
          <table:table-cell office:value-type="float" office:value="0.477055">
            <text:p>0.477055</text:p>
          </table:table-cell>
          <table:table-cell table:number-columns-repeated="3" office:value-type="float" office:value="0">
            <text:p>0</text:p>
          </table:table-cell>
          <table:table-cell office:value-type="float" office:value="5.00013">
            <text:p>5.00013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001125">
            <text:p>0.00112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4.156058">
            <text:p>-94.156058</text:p>
          </table:table-cell>
          <table:table-cell office:value-type="float" office:value="0.430068">
            <text:p>0.430068</text:p>
          </table:table-cell>
          <table:table-cell office:value-type="float" office:value="0.799015">
            <text:p>0.799015</text:p>
          </table:table-cell>
          <table:table-cell table:number-columns-repeated="2" office:value-type="float" office:value="0">
            <text:p>0</text:p>
          </table:table-cell>
          <table:table-cell office:value-type="float" office:value="39.7753">
            <text:p>39.7753</text:p>
          </table:table-cell>
          <table:table-cell office:value-type="float" office:value="11.7">
            <text:p>11.7</text:p>
          </table:table-cell>
          <table:table-cell office:value-type="float" office:value="1.6">
            <text:p>1.6</text:p>
          </table:table-cell>
          <table:table-cell office:value-type="float" office:value="0.648648">
            <text:p>0.64864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73.613035">
            <text:p>-73.613035</text:p>
          </table:table-cell>
          <table:table-cell office:value-type="float" office:value="0.413946">
            <text:p>0.413946</text:p>
          </table:table-cell>
          <table:table-cell office:value-type="float" office:value="1">
            <text:p>1</text:p>
          </table:table-cell>
          <table:table-cell office:value-type="float" office:value="0.922759">
            <text:p>0.922759</text:p>
          </table:table-cell>
          <table:table-cell office:value-type="float" office:value="2">
            <text:p>2</text:p>
          </table:table-cell>
          <table:table-cell office:value-type="float" office:value="13.8819">
            <text:p>13.8819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1.43755">
            <text:p>1.4375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92.995319">
            <text:p>-92.995319</text:p>
          </table:table-cell>
          <table:table-cell office:value-type="float" office:value="0.477055">
            <text:p>0.477055</text:p>
          </table:table-cell>
          <table:table-cell office:value-type="float" office:value="0">
            <text:p>0</text:p>
          </table:table-cell>
          <table:table-cell office:value-type="float" office:value="0.658611">
            <text:p>0.658611</text:p>
          </table:table-cell>
          <table:table-cell office:value-type="float" office:value="4">
            <text:p>4</text:p>
          </table:table-cell>
          <table:table-cell office:value-type="float" office:value="64.1971">
            <text:p>64.1971</text:p>
          </table:table-cell>
          <table:table-cell office:value-type="float" office:value="15.2">
            <text:p>15.2</text:p>
          </table:table-cell>
          <table:table-cell office:value-type="float" office:value="3.1">
            <text:p>3.1</text:p>
          </table:table-cell>
          <table:table-cell office:value-type="float" office:value="0.58538">
            <text:p>0.5853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1.921624">
            <text:p>-91.921624</text:p>
          </table:table-cell>
          <table:table-cell office:value-type="float" office:value="0.519196">
            <text:p>0.519196</text:p>
          </table:table-cell>
          <table:table-cell office:value-type="float" office:value="0">
            <text:p>0</text:p>
          </table:table-cell>
          <table:table-cell office:value-type="float" office:value="1.018496">
            <text:p>1.018496</text:p>
          </table:table-cell>
          <table:table-cell office:value-type="float" office:value="10">
            <text:p>10</text:p>
          </table:table-cell>
          <table:table-cell office:value-type="float" office:value="85.8655">
            <text:p>85.8655</text:p>
          </table:table-cell>
          <table:table-cell office:value-type="float" office:value="17.5">
            <text:p>17.5</text:p>
          </table:table-cell>
          <table:table-cell office:value-type="float" office:value="4.5">
            <text:p>4.5</text:p>
          </table:table-cell>
          <table:table-cell office:value-type="float" office:value="1.32928">
            <text:p>1.3292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4.154688">
            <text:p>-94.154688</text:p>
          </table:table-cell>
          <table:table-cell office:value-type="float" office:value="0.430068">
            <text:p>0.430068</text:p>
          </table:table-cell>
          <table:table-cell office:value-type="float" office:value="1">
            <text:p>1</text:p>
          </table:table-cell>
          <table:table-cell office:value-type="float" office:value="0.464492">
            <text:p>0.464492</text:p>
          </table:table-cell>
          <table:table-cell office:value-type="float" office:value="0">
            <text:p>0</text:p>
          </table:table-cell>
          <table:table-cell office:value-type="float" office:value="36.0343">
            <text:p>36.0343</text:p>
          </table:table-cell>
          <table:table-cell office:value-type="float" office:value="11">
            <text:p>11</text:p>
          </table:table-cell>
          <table:table-cell office:value-type="float" office:value="1.3">
            <text:p>1.3</text:p>
          </table:table-cell>
          <table:table-cell office:value-type="float" office:value="0.885131">
            <text:p>0.88513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4.21838">
            <text:p>-94.21838</text:p>
          </table:table-cell>
          <table:table-cell office:value-type="float" office:value="0.520461">
            <text:p>0.520461</text:p>
          </table:table-cell>
          <table:table-cell office:value-type="float" office:value="0.179022">
            <text:p>0.179022</text:p>
          </table:table-cell>
          <table:table-cell office:value-type="float" office:value="1.267665">
            <text:p>1.267665</text:p>
          </table:table-cell>
          <table:table-cell office:value-type="float" office:value="0">
            <text:p>0</text:p>
          </table:table-cell>
          <table:table-cell office:value-type="float" office:value="54.7423">
            <text:p>54.7423</text:p>
          </table:table-cell>
          <table:table-cell office:value-type="float" office:value="13.6">
            <text:p>13.6</text:p>
          </table:table-cell>
          <table:table-cell office:value-type="float" office:value="2.5">
            <text:p>2.5</text:p>
          </table:table-cell>
          <table:table-cell office:value-type="float" office:value="1.49514">
            <text:p>1.4951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4.631824">
            <text:p>-94.631824</text:p>
          </table:table-cell>
          <table:table-cell office:value-type="float" office:value="0.401026">
            <text:p>0.401026</text:p>
          </table:table-cell>
          <table:table-cell office:value-type="float" office:value="0">
            <text:p>0</text:p>
          </table:table-cell>
          <table:table-cell office:value-type="float" office:value="1.176801">
            <text:p>1.176801</text:p>
          </table:table-cell>
          <table:table-cell office:value-type="float" office:value="8">
            <text:p>8</text:p>
          </table:table-cell>
          <table:table-cell office:value-type="float" office:value="17.5746">
            <text:p>17.5746</text:p>
          </table:table-cell>
          <table:table-cell office:value-type="float" office:value="6.9">
            <text:p>6.9</text:p>
          </table:table-cell>
          <table:table-cell office:value-type="float" office:value="0.2">
            <text:p>0.2</text:p>
          </table:table-cell>
          <table:table-cell office:value-type="float" office:value="0.096268">
            <text:p>0.09626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74.893018">
            <text:p>-74.893018</text:p>
          </table:table-cell>
          <table:table-cell office:value-type="float" office:value="0.49593">
            <text:p>0.49593</text:p>
          </table:table-cell>
          <table:table-cell office:value-type="float" office:value="0">
            <text:p>0</text:p>
          </table:table-cell>
          <table:table-cell office:value-type="float" office:value="0.858858">
            <text:p>0.858858</text:p>
          </table:table-cell>
          <table:table-cell office:value-type="float" office:value="0">
            <text:p>0</text:p>
          </table:table-cell>
          <table:table-cell office:value-type="float" office:value="7.5094">
            <text:p>7.5094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0.241929">
            <text:p>0.24192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4.479537">
            <text:p>-94.479537</text:p>
          </table:table-cell>
          <table:table-cell office:value-type="float" office:value="0.520125">
            <text:p>0.520125</text:p>
          </table:table-cell>
          <table:table-cell office:value-type="float" office:value="1">
            <text:p>1</text:p>
          </table:table-cell>
          <table:table-cell office:value-type="float" office:value="1.13613">
            <text:p>1.13613</text:p>
          </table:table-cell>
          <table:table-cell office:value-type="float" office:value="0">
            <text:p>0</text:p>
          </table:table-cell>
          <table:table-cell office:value-type="float" office:value="27.7748">
            <text:p>27.7748</text:p>
          </table:table-cell>
          <table:table-cell office:value-type="float" office:value="9.7">
            <text:p>9.7</text:p>
          </table:table-cell>
          <table:table-cell office:value-type="float" office:value="0.8">
            <text:p>0.8</text:p>
          </table:table-cell>
          <table:table-cell office:value-type="float" office:value="0.729716">
            <text:p>0.72971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3.143448">
            <text:p>-93.143448</text:p>
          </table:table-cell>
          <table:table-cell office:value-type="float" office:value="0.413946">
            <text:p>0.413946</text:p>
          </table:table-cell>
          <table:table-cell office:value-type="float" office:value="0">
            <text:p>0</text:p>
          </table:table-cell>
          <table:table-cell office:value-type="float" office:value="0.94051">
            <text:p>0.94051</text:p>
          </table:table-cell>
          <table:table-cell office:value-type="float" office:value="9">
            <text:p>9</text:p>
          </table:table-cell>
          <table:table-cell office:value-type="float" office:value="72.5655">
            <text:p>72.5655</text:p>
          </table:table-cell>
          <table:table-cell office:value-type="float" office:value="16.4">
            <text:p>16.4</text:p>
          </table:table-cell>
          <table:table-cell office:value-type="float" office:value="3.6">
            <text:p>3.6</text:p>
          </table:table-cell>
          <table:table-cell office:value-type="float" office:value="0.909047">
            <text:p>0.90904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88.079681">
            <text:p>-88.079681</text:p>
          </table:table-cell>
          <table:table-cell office:value-type="float" office:value="0.477055">
            <text:p>0.477055</text:p>
          </table:table-cell>
          <table:table-cell office:value-type="float" office:value="0">
            <text:p>0</text:p>
          </table:table-cell>
          <table:table-cell office:value-type="float" office:value="0.82955">
            <text:p>0.82955</text:p>
          </table:table-cell>
          <table:table-cell office:value-type="float" office:value="12">
            <text:p>12</text:p>
          </table:table-cell>
          <table:table-cell office:value-type="float" office:value="148.727">
            <text:p>148.727</text:p>
          </table:table-cell>
          <table:table-cell office:value-type="float" office:value="22.1">
            <text:p>22.1</text:p>
          </table:table-cell>
          <table:table-cell office:value-type="float" office:value="9.3">
            <text:p>9.3</text:p>
          </table:table-cell>
          <table:table-cell office:value-type="float" office:value="1.46176">
            <text:p>1.4617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75.562402">
            <text:p>-75.562402</text:p>
          </table:table-cell>
          <table:table-cell office:value-type="float" office:value="0.413946">
            <text:p>0.413946</text:p>
          </table:table-cell>
          <table:table-cell office:value-type="float" office:value="1">
            <text:p>1</text:p>
          </table:table-cell>
          <table:table-cell office:value-type="float" office:value="0.922759">
            <text:p>0.922759</text:p>
          </table:table-cell>
          <table:table-cell office:value-type="float" office:value="2">
            <text:p>2</text:p>
          </table:table-cell>
          <table:table-cell office:value-type="float" office:value="14.1159">
            <text:p>14.1159</text:p>
          </table:table-cell>
          <table:table-cell office:value-type="float" office:value="3.1">
            <text:p>3.1</text:p>
          </table:table-cell>
          <table:table-cell office:value-type="float" office:value="2.8">
            <text:p>2.8</text:p>
          </table:table-cell>
          <table:table-cell office:value-type="float" office:value="0.963844">
            <text:p>0.96384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4.054184">
            <text:p>-94.054184</text:p>
          </table:table-cell>
          <table:table-cell office:value-type="float" office:value="0.430068">
            <text:p>0.430068</text:p>
          </table:table-cell>
          <table:table-cell office:value-type="float" office:value="0.660265">
            <text:p>0.6602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2208">
            <text:p>37.2208</text:p>
          </table:table-cell>
          <table:table-cell office:value-type="float" office:value="11.1">
            <text:p>11.1</text:p>
          </table:table-cell>
          <table:table-cell office:value-type="float" office:value="1.4">
            <text:p>1.4</text:p>
          </table:table-cell>
          <table:table-cell office:value-type="float" office:value="0.416608">
            <text:p>0.41660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94.544356">
            <text:p>-94.544356</text:p>
          </table:table-cell>
          <table:table-cell office:value-type="float" office:value="0.400555">
            <text:p>0.40055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.6409">
            <text:p>32.6409</text:p>
          </table:table-cell>
          <table:table-cell office:value-type="float" office:value="10.3">
            <text:p>10.3</text:p>
          </table:table-cell>
          <table:table-cell office:value-type="float" office:value="1.1">
            <text:p>1.1</text:p>
          </table:table-cell>
          <table:table-cell office:value-type="float" office:value="0.001507">
            <text:p>0.00150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4.545303">
            <text:p>-94.545303</text:p>
          </table:table-cell>
          <table:table-cell office:value-type="float" office:value="0.401026">
            <text:p>0.401026</text:p>
          </table:table-cell>
          <table:table-cell office:value-type="float" office:value="0.12097">
            <text:p>0.12097</text:p>
          </table:table-cell>
          <table:table-cell office:value-type="float" office:value="1.176801">
            <text:p>1.176801</text:p>
          </table:table-cell>
          <table:table-cell office:value-type="float" office:value="0">
            <text:p>0</text:p>
          </table:table-cell>
          <table:table-cell office:value-type="float" office:value="34.3821">
            <text:p>34.3821</text:p>
          </table:table-cell>
          <table:table-cell office:value-type="float" office:value="10.7">
            <text:p>10.7</text:p>
          </table:table-cell>
          <table:table-cell office:value-type="float" office:value="1.3">
            <text:p>1.3</text:p>
          </table:table-cell>
          <table:table-cell office:value-type="float" office:value="0.682895">
            <text:p>0.68289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79.872896">
            <text:p>-79.872896</text:p>
          </table:table-cell>
          <table:table-cell office:value-type="float" office:value="0.49593">
            <text:p>0.49593</text:p>
          </table:table-cell>
          <table:table-cell office:value-type="float" office:value="0">
            <text:p>0</text:p>
          </table:table-cell>
          <table:table-cell office:value-type="float" office:value="0.858858">
            <text:p>0.858858</text:p>
          </table:table-cell>
          <table:table-cell office:value-type="float" office:value="9">
            <text:p>9</text:p>
          </table:table-cell>
          <table:table-cell office:value-type="float" office:value="246.182">
            <text:p>246.182</text:p>
          </table:table-cell>
          <table:table-cell office:value-type="float" office:value="23.7">
            <text:p>23.7</text:p>
          </table:table-cell>
          <table:table-cell office:value-type="float" office:value="17.1">
            <text:p>17.1</text:p>
          </table:table-cell>
          <table:table-cell office:value-type="float" office:value="1.91712">
            <text:p>1.9171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92.529193">
            <text:p>-92.529193</text:p>
          </table:table-cell>
          <table:table-cell office:value-type="float" office:value="0.430068">
            <text:p>0.430068</text:p>
          </table:table-cell>
          <table:table-cell office:value-type="float" office:value="0.773174">
            <text:p>0.77317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0.8398">
            <text:p>90.8398</text:p>
          </table:table-cell>
          <table:table-cell office:value-type="float" office:value="18">
            <text:p>18</text:p>
          </table:table-cell>
          <table:table-cell office:value-type="float" office:value="4.9">
            <text:p>4.9</text:p>
          </table:table-cell>
          <table:table-cell office:value-type="float" office:value="1.08494">
            <text:p>1.0849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0.270361">
            <text:p>-90.270361</text:p>
          </table:table-cell>
          <table:table-cell office:value-type="float" office:value="0.519196">
            <text:p>0.519196</text:p>
          </table:table-cell>
          <table:table-cell office:value-type="float" office:value="0">
            <text:p>0</text:p>
          </table:table-cell>
          <table:table-cell office:value-type="float" office:value="0.717418">
            <text:p>0.717418</text:p>
          </table:table-cell>
          <table:table-cell office:value-type="float" office:value="7">
            <text:p>7</text:p>
          </table:table-cell>
          <table:table-cell office:value-type="float" office:value="123.59">
            <text:p>123.59</text:p>
          </table:table-cell>
          <table:table-cell office:value-type="float" office:value="20.1">
            <text:p>20.1</text:p>
          </table:table-cell>
          <table:table-cell office:value-type="float" office:value="7.1">
            <text:p>7.1</text:p>
          </table:table-cell>
          <table:table-cell office:value-type="float" office:value="1.01992">
            <text:p>1.0199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4.062221">
            <text:p>-94.062221</text:p>
          </table:table-cell>
          <table:table-cell office:value-type="float" office:value="0.519196">
            <text:p>0.519196</text:p>
          </table:table-cell>
          <table:table-cell office:value-type="float" office:value="0">
            <text:p>0</text:p>
          </table:table-cell>
          <table:table-cell office:value-type="float" office:value="0.633477">
            <text:p>0.633477</text:p>
          </table:table-cell>
          <table:table-cell office:value-type="float" office:value="0">
            <text:p>0</text:p>
          </table:table-cell>
          <table:table-cell office:value-type="float" office:value="43.9014">
            <text:p>43.9014</text:p>
          </table:table-cell>
          <table:table-cell office:value-type="float" office:value="12.5">
            <text:p>12.5</text:p>
          </table:table-cell>
          <table:table-cell office:value-type="float" office:value="1.8">
            <text:p>1.8</text:p>
          </table:table-cell>
          <table:table-cell office:value-type="float" office:value="0.445819">
            <text:p>0.44581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3.304325">
            <text:p>-93.304325</text:p>
          </table:table-cell>
          <table:table-cell office:value-type="float" office:value="0.430068">
            <text:p>0.430068</text:p>
          </table:table-cell>
          <table:table-cell office:value-type="float" office:value="0.773174">
            <text:p>0.7731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2.0315">
            <text:p>72.0315</text:p>
          </table:table-cell>
          <table:table-cell office:value-type="float" office:value="15.7">
            <text:p>15.7</text:p>
          </table:table-cell>
          <table:table-cell office:value-type="float" office:value="3.6">
            <text:p>3.6</text:p>
          </table:table-cell>
          <table:table-cell office:value-type="float" office:value="0.920846">
            <text:p>0.92084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4.856027">
            <text:p>-74.856027</text:p>
          </table:table-cell>
          <table:table-cell office:value-type="float" office:value="0.413946">
            <text:p>0.413946</text:p>
          </table:table-cell>
          <table:table-cell office:value-type="float" office:value="1">
            <text:p>1</text:p>
          </table:table-cell>
          <table:table-cell office:value-type="float" office:value="0.922759">
            <text:p>0.922759</text:p>
          </table:table-cell>
          <table:table-cell office:value-type="float" office:value="1">
            <text:p>1</text:p>
          </table:table-cell>
          <table:table-cell office:value-type="float" office:value="7.87905">
            <text:p>7.87905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0.678596">
            <text:p>0.67859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94.113824">
            <text:p>-94.113824</text:p>
          </table:table-cell>
          <table:table-cell office:value-type="float" office:value="0.477055">
            <text:p>0.477055</text:p>
          </table:table-cell>
          <table:table-cell office:value-type="float" office:value="0.848847">
            <text:p>0.848847</text:p>
          </table:table-cell>
          <table:table-cell office:value-type="float" office:value="0.677611">
            <text:p>0.677611</text:p>
          </table:table-cell>
          <table:table-cell office:value-type="float" office:value="0">
            <text:p>0</text:p>
          </table:table-cell>
          <table:table-cell office:value-type="float" office:value="38.9018">
            <text:p>38.9018</text:p>
          </table:table-cell>
          <table:table-cell office:value-type="float" office:value="11.5">
            <text:p>11.5</text:p>
          </table:table-cell>
          <table:table-cell office:value-type="float" office:value="1.5">
            <text:p>1.5</text:p>
          </table:table-cell>
          <table:table-cell office:value-type="float" office:value="1.07442">
            <text:p>1.07442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77.454641">
            <text:p>-77.454641</text:p>
          </table:table-cell>
          <table:table-cell office:value-type="float" office:value="0.413946">
            <text:p>0.413946</text:p>
          </table:table-cell>
          <table:table-cell office:value-type="float" office:value="1">
            <text:p>1</text:p>
          </table:table-cell>
          <table:table-cell office:value-type="float" office:value="0.92827">
            <text:p>0.92827</text:p>
          </table:table-cell>
          <table:table-cell office:value-type="float" office:value="0">
            <text:p>0</text:p>
          </table:table-cell>
          <table:table-cell office:value-type="float" office:value="14.6874">
            <text:p>14.6874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1.06813">
            <text:p>1.0681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4.615986">
            <text:p>-94.615986</text:p>
          </table:table-cell>
          <table:table-cell office:value-type="float" office:value="0.410969">
            <text:p>0.410969</text:p>
          </table:table-cell>
          <table:table-cell office:value-type="float" office:value="0.002322">
            <text:p>0.002322</text:p>
          </table:table-cell>
          <table:table-cell office:value-type="float" office:value="1.201398">
            <text:p>1.201398</text:p>
          </table:table-cell>
          <table:table-cell office:value-type="float" office:value="0">
            <text:p>0</text:p>
          </table:table-cell>
          <table:table-cell office:value-type="float" office:value="20.7478">
            <text:p>20.7478</text:p>
          </table:table-cell>
          <table:table-cell office:value-type="float" office:value="7.8">
            <text:p>7.8</text:p>
          </table:table-cell>
          <table:table-cell office:value-type="float" office:value="0.4">
            <text:p>0.4</text:p>
          </table:table-cell>
          <table:table-cell office:value-type="float" office:value="0.217192">
            <text:p>0.217192</text:p>
          </table:table-cell>
        </table:table-row>
      </table:table>
      <table:table table:name="50.ref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4.233507">
            <text:p>-94.233507</text:p>
          </table:table-cell>
          <table:table-cell office:value-type="float" office:value="0.526181">
            <text:p>0.526181</text:p>
          </table:table-cell>
          <table:table-cell office:value-type="float" office:value="0">
            <text:p>0</text:p>
          </table:table-cell>
          <table:table-cell office:value-type="float" office:value="0.857758">
            <text:p>0.857758</text:p>
          </table:table-cell>
          <table:table-cell office:value-type="float" office:value="2">
            <text:p>2</text:p>
          </table:table-cell>
          <table:table-cell office:value-type="float" office:value="53.8695">
            <text:p>53.8695</text:p>
          </table:table-cell>
          <table:table-cell office:value-type="float" office:value="29.9">
            <text:p>29.9</text:p>
          </table:table-cell>
          <table:table-cell office:value-type="float" office:value="2.4">
            <text:p>2.4</text:p>
          </table:table-cell>
          <table:table-cell office:value-type="float" office:value="0.836215">
            <text:p>0.8362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06.897426">
            <text:p>-106.897426</text:p>
          </table:table-cell>
          <table:table-cell office:value-type="float" office:value="0.403155">
            <text:p>0.403155</text:p>
          </table:table-cell>
          <table:table-cell office:value-type="float" office:value="0">
            <text:p>0</text:p>
          </table:table-cell>
          <table:table-cell office:value-type="float" office:value="0.827854">
            <text:p>0.827854</text:p>
          </table:table-cell>
          <table:table-cell office:value-type="float" office:value="11">
            <text:p>11</text:p>
          </table:table-cell>
          <table:table-cell office:value-type="float" office:value="15.3189">
            <text:p>15.318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0737">
            <text:p>0.00073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2.128202">
            <text:p>-92.128202</text:p>
          </table:table-cell>
          <table:table-cell office:value-type="float" office:value="0.526181">
            <text:p>0.526181</text:p>
          </table:table-cell>
          <table:table-cell office:value-type="float" office:value="0">
            <text:p>0</text:p>
          </table:table-cell>
          <table:table-cell office:value-type="float" office:value="0.857758">
            <text:p>0.857758</text:p>
          </table:table-cell>
          <table:table-cell office:value-type="float" office:value="9">
            <text:p>9</text:p>
          </table:table-cell>
          <table:table-cell office:value-type="float" office:value="162.202">
            <text:p>162.202</text:p>
          </table:table-cell>
          <table:table-cell office:value-type="float" office:value="48.4">
            <text:p>48.4</text:p>
          </table:table-cell>
          <table:table-cell office:value-type="float" office:value="9.3">
            <text:p>9.3</text:p>
          </table:table-cell>
          <table:table-cell office:value-type="float" office:value="1.2613">
            <text:p>1.261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4.056255">
            <text:p>-94.056255</text:p>
          </table:table-cell>
          <table:table-cell office:value-type="float" office:value="0.575759">
            <text:p>0.575759</text:p>
          </table:table-cell>
          <table:table-cell office:value-type="float" office:value="0.049992">
            <text:p>0.049992</text:p>
          </table:table-cell>
          <table:table-cell office:value-type="float" office:value="0.997339">
            <text:p>0.997339</text:p>
          </table:table-cell>
          <table:table-cell office:value-type="float" office:value="8">
            <text:p>8</text:p>
          </table:table-cell>
          <table:table-cell office:value-type="float" office:value="76.5048">
            <text:p>76.5048</text:p>
          </table:table-cell>
          <table:table-cell office:value-type="float" office:value="35.1">
            <text:p>35.1</text:p>
          </table:table-cell>
          <table:table-cell office:value-type="float" office:value="3.8">
            <text:p>3.8</text:p>
          </table:table-cell>
          <table:table-cell office:value-type="float" office:value="1.27782">
            <text:p>1.2778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1.626417">
            <text:p>-91.626417</text:p>
          </table:table-cell>
          <table:table-cell office:value-type="float" office:value="0.439318">
            <text:p>0.439318</text:p>
          </table:table-cell>
          <table:table-cell office:value-type="float" office:value="0.027933">
            <text:p>0.027933</text:p>
          </table:table-cell>
          <table:table-cell office:value-type="float" office:value="0.98815">
            <text:p>0.98815</text:p>
          </table:table-cell>
          <table:table-cell office:value-type="float" office:value="10">
            <text:p>10</text:p>
          </table:table-cell>
          <table:table-cell office:value-type="float" office:value="150.277">
            <text:p>150.277</text:p>
          </table:table-cell>
          <table:table-cell office:value-type="float" office:value="47.7">
            <text:p>47.7</text:p>
          </table:table-cell>
          <table:table-cell office:value-type="float" office:value="8.6">
            <text:p>8.6</text:p>
          </table:table-cell>
          <table:table-cell office:value-type="float" office:value="1.41415">
            <text:p>1.4141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94.362885">
            <text:p>-94.362885</text:p>
          </table:table-cell>
          <table:table-cell office:value-type="float" office:value="0.457102">
            <text:p>0.457102</text:p>
          </table:table-cell>
          <table:table-cell office:value-type="float" office:value="0.548108">
            <text:p>0.548108</text:p>
          </table:table-cell>
          <table:table-cell table:number-columns-repeated="2" office:value-type="float" office:value="0">
            <text:p>0</text:p>
          </table:table-cell>
          <table:table-cell office:value-type="float" office:value="55.4392">
            <text:p>55.4392</text:p>
          </table:table-cell>
          <table:table-cell office:value-type="float" office:value="30.8">
            <text:p>30.8</text:p>
          </table:table-cell>
          <table:table-cell office:value-type="float" office:value="2.5">
            <text:p>2.5</text:p>
          </table:table-cell>
          <table:table-cell office:value-type="float" office:value="0.391569">
            <text:p>0.3915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2.307723">
            <text:p>-92.307723</text:p>
          </table:table-cell>
          <table:table-cell office:value-type="float" office:value="0.575759">
            <text:p>0.575759</text:p>
          </table:table-cell>
          <table:table-cell office:value-type="float" office:value="0">
            <text:p>0</text:p>
          </table:table-cell>
          <table:table-cell office:value-type="float" office:value="1.062664">
            <text:p>1.062664</text:p>
          </table:table-cell>
          <table:table-cell office:value-type="float" office:value="12">
            <text:p>12</text:p>
          </table:table-cell>
          <table:table-cell office:value-type="float" office:value="141.881">
            <text:p>141.881</text:p>
          </table:table-cell>
          <table:table-cell office:value-type="float" office:value="46.1">
            <text:p>46.1</text:p>
          </table:table-cell>
          <table:table-cell office:value-type="float" office:value="8">
            <text:p>8</text:p>
          </table:table-cell>
          <table:table-cell office:value-type="float" office:value="1.83924">
            <text:p>1.8392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2.881601">
            <text:p>-92.881601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75245">
            <text:p>0.975245</text:p>
          </table:table-cell>
          <table:table-cell office:value-type="float" office:value="11">
            <text:p>11</text:p>
          </table:table-cell>
          <table:table-cell office:value-type="float" office:value="114.23">
            <text:p>114.23</text:p>
          </table:table-cell>
          <table:table-cell office:value-type="float" office:value="43.2">
            <text:p>43.2</text:p>
          </table:table-cell>
          <table:table-cell office:value-type="float" office:value="6.2">
            <text:p>6.2</text:p>
          </table:table-cell>
          <table:table-cell office:value-type="float" office:value="1.67735">
            <text:p>1.6773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1.871751">
            <text:p>-91.871751</text:p>
          </table:table-cell>
          <table:table-cell office:value-type="float" office:value="0.439318">
            <text:p>0.439318</text:p>
          </table:table-cell>
          <table:table-cell office:value-type="float" office:value="0.027933">
            <text:p>0.027933</text:p>
          </table:table-cell>
          <table:table-cell office:value-type="float" office:value="0.98815">
            <text:p>0.98815</text:p>
          </table:table-cell>
          <table:table-cell office:value-type="float" office:value="10">
            <text:p>10</text:p>
          </table:table-cell>
          <table:table-cell office:value-type="float" office:value="160.374">
            <text:p>160.374</text:p>
          </table:table-cell>
          <table:table-cell office:value-type="float" office:value="48.1">
            <text:p>48.1</text:p>
          </table:table-cell>
          <table:table-cell office:value-type="float" office:value="9.3">
            <text:p>9.3</text:p>
          </table:table-cell>
          <table:table-cell office:value-type="float" office:value="1.81723">
            <text:p>1.8172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3.869616">
            <text:p>-93.869616</text:p>
          </table:table-cell>
          <table:table-cell office:value-type="float" office:value="0.526181">
            <text:p>0.526181</text:p>
          </table:table-cell>
          <table:table-cell office:value-type="float" office:value="0">
            <text:p>0</text:p>
          </table:table-cell>
          <table:table-cell office:value-type="float" office:value="1.140426">
            <text:p>1.140426</text:p>
          </table:table-cell>
          <table:table-cell office:value-type="float" office:value="2">
            <text:p>2</text:p>
          </table:table-cell>
          <table:table-cell office:value-type="float" office:value="73.7458">
            <text:p>73.7458</text:p>
          </table:table-cell>
          <table:table-cell office:value-type="float" office:value="34.4">
            <text:p>34.4</text:p>
          </table:table-cell>
          <table:table-cell office:value-type="float" office:value="3.7">
            <text:p>3.7</text:p>
          </table:table-cell>
          <table:table-cell office:value-type="float" office:value="1.48305">
            <text:p>1.483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94.210319">
            <text:p>-94.210319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122096">
            <text:p>1.122096</text:p>
          </table:table-cell>
          <table:table-cell office:value-type="float" office:value="2">
            <text:p>2</text:p>
          </table:table-cell>
          <table:table-cell office:value-type="float" office:value="47.2965">
            <text:p>47.2965</text:p>
          </table:table-cell>
          <table:table-cell office:value-type="float" office:value="26.3">
            <text:p>26.3</text:p>
          </table:table-cell>
          <table:table-cell office:value-type="float" office:value="2">
            <text:p>2</text:p>
          </table:table-cell>
          <table:table-cell office:value-type="float" office:value="0.83997">
            <text:p>0.8399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2.870645">
            <text:p>-92.870645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022253">
            <text:p>1.022253</text:p>
          </table:table-cell>
          <table:table-cell office:value-type="float" office:value="7">
            <text:p>7</text:p>
          </table:table-cell>
          <table:table-cell office:value-type="float" office:value="135.836">
            <text:p>135.836</text:p>
          </table:table-cell>
          <table:table-cell office:value-type="float" office:value="45.8">
            <text:p>45.8</text:p>
          </table:table-cell>
          <table:table-cell office:value-type="float" office:value="7.6">
            <text:p>7.6</text:p>
          </table:table-cell>
          <table:table-cell office:value-type="float" office:value="1.90672">
            <text:p>1.9067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3.378376">
            <text:p>-93.378376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122096">
            <text:p>1.122096</text:p>
          </table:table-cell>
          <table:table-cell office:value-type="float" office:value="6">
            <text:p>6</text:p>
          </table:table-cell>
          <table:table-cell office:value-type="float" office:value="104.62">
            <text:p>104.62</text:p>
          </table:table-cell>
          <table:table-cell office:value-type="float" office:value="41.1">
            <text:p>41.1</text:p>
          </table:table-cell>
          <table:table-cell office:value-type="float" office:value="5.6">
            <text:p>5.6</text:p>
          </table:table-cell>
          <table:table-cell office:value-type="float" office:value="1.80572">
            <text:p>1.8057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2.167032">
            <text:p>-92.167032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122096">
            <text:p>1.122096</text:p>
          </table:table-cell>
          <table:table-cell office:value-type="float" office:value="10">
            <text:p>10</text:p>
          </table:table-cell>
          <table:table-cell office:value-type="float" office:value="133.748">
            <text:p>133.748</text:p>
          </table:table-cell>
          <table:table-cell office:value-type="float" office:value="45.2">
            <text:p>45.2</text:p>
          </table:table-cell>
          <table:table-cell office:value-type="float" office:value="7.5">
            <text:p>7.5</text:p>
          </table:table-cell>
          <table:table-cell office:value-type="float" office:value="1.6547">
            <text:p>1.654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1.561997">
            <text:p>-91.561997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0.98815">
            <text:p>0.98815</text:p>
          </table:table-cell>
          <table:table-cell office:value-type="float" office:value="11">
            <text:p>11</text:p>
          </table:table-cell>
          <table:table-cell office:value-type="float" office:value="172.983">
            <text:p>172.983</text:p>
          </table:table-cell>
          <table:table-cell office:value-type="float" office:value="48.5">
            <text:p>48.5</text:p>
          </table:table-cell>
          <table:table-cell office:value-type="float" office:value="10">
            <text:p>10</text:p>
          </table:table-cell>
          <table:table-cell office:value-type="float" office:value="1.59811">
            <text:p>1.598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3.667193">
            <text:p>-93.667193</text:p>
          </table:table-cell>
          <table:table-cell office:value-type="float" office:value="0.403155">
            <text:p>0.403155</text:p>
          </table:table-cell>
          <table:table-cell office:value-type="float" office:value="0.363195">
            <text:p>0.363195</text:p>
          </table:table-cell>
          <table:table-cell office:value-type="float" office:value="0.827854">
            <text:p>0.827854</text:p>
          </table:table-cell>
          <table:table-cell office:value-type="float" office:value="4">
            <text:p>4</text:p>
          </table:table-cell>
          <table:table-cell office:value-type="float" office:value="95.855">
            <text:p>95.855</text:p>
          </table:table-cell>
          <table:table-cell office:value-type="float" office:value="38.4">
            <text:p>38.4</text:p>
          </table:table-cell>
          <table:table-cell office:value-type="float" office:value="5.1">
            <text:p>5.1</text:p>
          </table:table-cell>
          <table:table-cell office:value-type="float" office:value="1.92889">
            <text:p>1.9288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4.54236">
            <text:p>-94.54236</text:p>
          </table:table-cell>
          <table:table-cell office:value-type="float" office:value="0.457102">
            <text:p>0.457102</text:p>
          </table:table-cell>
          <table:table-cell office:value-type="float" office:value="0.758711">
            <text:p>0.758711</text:p>
          </table:table-cell>
          <table:table-cell office:value-type="float" office:value="0.827062">
            <text:p>0.827062</text:p>
          </table:table-cell>
          <table:table-cell office:value-type="float" office:value="5">
            <text:p>5</text:p>
          </table:table-cell>
          <table:table-cell office:value-type="float" office:value="26.6305">
            <text:p>26.6305</text:p>
          </table:table-cell>
          <table:table-cell office:value-type="float" office:value="16.9">
            <text:p>16.9</text:p>
          </table:table-cell>
          <table:table-cell office:value-type="float" office:value="0.7">
            <text:p>0.7</text:p>
          </table:table-cell>
          <table:table-cell office:value-type="float" office:value="0.477121">
            <text:p>0.47712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4.533482">
            <text:p>-94.533482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520904">
            <text:p>1.520904</text:p>
          </table:table-cell>
          <table:table-cell office:value-type="float" office:value="0">
            <text:p>0</text:p>
          </table:table-cell>
          <table:table-cell office:value-type="float" office:value="37.729">
            <text:p>37.729</text:p>
          </table:table-cell>
          <table:table-cell office:value-type="float" office:value="23.3">
            <text:p>23.3</text:p>
          </table:table-cell>
          <table:table-cell office:value-type="float" office:value="1.4">
            <text:p>1.4</text:p>
          </table:table-cell>
          <table:table-cell office:value-type="float" office:value="0.891277">
            <text:p>0.89127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94.208195">
            <text:p>-94.208195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75245">
            <text:p>0.975245</text:p>
          </table:table-cell>
          <table:table-cell office:value-type="float" office:value="8">
            <text:p>8</text:p>
          </table:table-cell>
          <table:table-cell office:value-type="float" office:value="52.5125">
            <text:p>52.5125</text:p>
          </table:table-cell>
          <table:table-cell office:value-type="float" office:value="29.4">
            <text:p>29.4</text:p>
          </table:table-cell>
          <table:table-cell office:value-type="float" office:value="2.3">
            <text:p>2.3</text:p>
          </table:table-cell>
          <table:table-cell office:value-type="float" office:value="0.71518">
            <text:p>0.7151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94.104673">
            <text:p>-94.104673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75245">
            <text:p>0.975245</text:p>
          </table:table-cell>
          <table:table-cell office:value-type="float" office:value="7">
            <text:p>7</text:p>
          </table:table-cell>
          <table:table-cell office:value-type="float" office:value="77.9505">
            <text:p>77.9505</text:p>
          </table:table-cell>
          <table:table-cell office:value-type="float" office:value="36.3">
            <text:p>36.3</text:p>
          </table:table-cell>
          <table:table-cell office:value-type="float" office:value="3.9">
            <text:p>3.9</text:p>
          </table:table-cell>
          <table:table-cell office:value-type="float" office:value="1.4246">
            <text:p>1.42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3.847">
            <text:p>-93.847</text:p>
          </table:table-cell>
          <table:table-cell office:value-type="float" office:value="0.507607">
            <text:p>0.507607</text:p>
          </table:table-cell>
          <table:table-cell office:value-type="float" office:value="0">
            <text:p>0</text:p>
          </table:table-cell>
          <table:table-cell office:value-type="float" office:value="0.900497">
            <text:p>0.900497</text:p>
          </table:table-cell>
          <table:table-cell office:value-type="float" office:value="0">
            <text:p>0</text:p>
          </table:table-cell>
          <table:table-cell office:value-type="float" office:value="62.645">
            <text:p>62.645</text:p>
          </table:table-cell>
          <table:table-cell office:value-type="float" office:value="32.1">
            <text:p>32.1</text:p>
          </table:table-cell>
          <table:table-cell office:value-type="float" office:value="3">
            <text:p>3</text:p>
          </table:table-cell>
          <table:table-cell office:value-type="float" office:value="0.919175">
            <text:p>0.91917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602386">
            <text:p>-94.602386</text:p>
          </table:table-cell>
          <table:table-cell office:value-type="float" office:value="0.457102">
            <text:p>0.457102</text:p>
          </table:table-cell>
          <table:table-cell office:value-type="float" office:value="0.709728">
            <text:p>0.709728</text:p>
          </table:table-cell>
          <table:table-cell office:value-type="float" office:value="0.177008">
            <text:p>0.177008</text:p>
          </table:table-cell>
          <table:table-cell office:value-type="float" office:value="0">
            <text:p>0</text:p>
          </table:table-cell>
          <table:table-cell office:value-type="float" office:value="23.2389">
            <text:p>23.2389</text:p>
          </table:table-cell>
          <table:table-cell office:value-type="float" office:value="15.1">
            <text:p>15.1</text:p>
          </table:table-cell>
          <table:table-cell office:value-type="float" office:value="0.5">
            <text:p>0.5</text:p>
          </table:table-cell>
          <table:table-cell office:value-type="float" office:value="0.154822">
            <text:p>0.15482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3.407509">
            <text:p>-93.407509</text:p>
          </table:table-cell>
          <table:table-cell office:value-type="float" office:value="0.507607">
            <text:p>0.507607</text:p>
          </table:table-cell>
          <table:table-cell office:value-type="float" office:value="0.174734">
            <text:p>0.174734</text:p>
          </table:table-cell>
          <table:table-cell office:value-type="float" office:value="1.17859">
            <text:p>1.17859</text:p>
          </table:table-cell>
          <table:table-cell office:value-type="float" office:value="8">
            <text:p>8</text:p>
          </table:table-cell>
          <table:table-cell office:value-type="float" office:value="99.884">
            <text:p>99.884</text:p>
          </table:table-cell>
          <table:table-cell office:value-type="float" office:value="39.6">
            <text:p>39.6</text:p>
          </table:table-cell>
          <table:table-cell office:value-type="float" office:value="5.3">
            <text:p>5.3</text:p>
          </table:table-cell>
          <table:table-cell office:value-type="float" office:value="1.96143">
            <text:p>1.9614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4.564801">
            <text:p>-94.564801</text:p>
          </table:table-cell>
          <table:table-cell office:value-type="float" office:value="0.439318">
            <text:p>0.439318</text:p>
          </table:table-cell>
          <table:table-cell office:value-type="float" office:value="0.351673">
            <text:p>0.351673</text:p>
          </table:table-cell>
          <table:table-cell office:value-type="float" office:value="1.122096">
            <text:p>1.122096</text:p>
          </table:table-cell>
          <table:table-cell office:value-type="float" office:value="1">
            <text:p>1</text:p>
          </table:table-cell>
          <table:table-cell office:value-type="float" office:value="25.0341">
            <text:p>25.0341</text:p>
          </table:table-cell>
          <table:table-cell office:value-type="float" office:value="16.4">
            <text:p>16.4</text:p>
          </table:table-cell>
          <table:table-cell office:value-type="float" office:value="0.6">
            <text:p>0.6</text:p>
          </table:table-cell>
          <table:table-cell office:value-type="float" office:value="0.322145">
            <text:p>0.32214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4.508263">
            <text:p>-94.508263</text:p>
          </table:table-cell>
          <table:table-cell office:value-type="float" office:value="0.457102">
            <text:p>0.457102</text:p>
          </table:table-cell>
          <table:table-cell office:value-type="float" office:value="0.709728">
            <text:p>0.709728</text:p>
          </table:table-cell>
          <table:table-cell office:value-type="float" office:value="0.174514">
            <text:p>0.174514</text:p>
          </table:table-cell>
          <table:table-cell office:value-type="float" office:value="0">
            <text:p>0</text:p>
          </table:table-cell>
          <table:table-cell office:value-type="float" office:value="36.5337">
            <text:p>36.5337</text:p>
          </table:table-cell>
          <table:table-cell office:value-type="float" office:value="23">
            <text:p>23</text:p>
          </table:table-cell>
          <table:table-cell office:value-type="float" office:value="1.3">
            <text:p>1.3</text:p>
          </table:table-cell>
          <table:table-cell office:value-type="float" office:value="0.529643">
            <text:p>0.52964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89.66988">
            <text:p>-89.66988</text:p>
          </table:table-cell>
          <table:table-cell office:value-type="float" office:value="0.507607">
            <text:p>0.507607</text:p>
          </table:table-cell>
          <table:table-cell office:value-type="float" office:value="0">
            <text:p>0</text:p>
          </table:table-cell>
          <table:table-cell office:value-type="float" office:value="1.17859">
            <text:p>1.17859</text:p>
          </table:table-cell>
          <table:table-cell office:value-type="float" office:value="12">
            <text:p>12</text:p>
          </table:table-cell>
          <table:table-cell office:value-type="float" office:value="202.445">
            <text:p>202.445</text:p>
          </table:table-cell>
          <table:table-cell office:value-type="float" office:value="49">
            <text:p>49</text:p>
          </table:table-cell>
          <table:table-cell office:value-type="float" office:value="11.9">
            <text:p>11.9</text:p>
          </table:table-cell>
          <table:table-cell office:value-type="float" office:value="1.64365">
            <text:p>1.6436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4.31778">
            <text:p>-94.31778</text:p>
          </table:table-cell>
          <table:table-cell office:value-type="float" office:value="0.526181">
            <text:p>0.526181</text:p>
          </table:table-cell>
          <table:table-cell office:value-type="float" office:value="0.601563">
            <text:p>0.601563</text:p>
          </table:table-cell>
          <table:table-cell table:number-columns-repeated="2" office:value-type="float" office:value="0">
            <text:p>0</text:p>
          </table:table-cell>
          <table:table-cell office:value-type="float" office:value="55.4797">
            <text:p>55.4797</text:p>
          </table:table-cell>
          <table:table-cell office:value-type="float" office:value="30.9">
            <text:p>30.9</text:p>
          </table:table-cell>
          <table:table-cell office:value-type="float" office:value="2.5">
            <text:p>2.5</text:p>
          </table:table-cell>
          <table:table-cell office:value-type="float" office:value="0.566912">
            <text:p>0.56691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4.340556">
            <text:p>-94.340556</text:p>
          </table:table-cell>
          <table:table-cell office:value-type="float" office:value="0.457102">
            <text:p>0.457102</text:p>
          </table:table-cell>
          <table:table-cell office:value-type="float" office:value="0.709728">
            <text:p>0.709728</text:p>
          </table:table-cell>
          <table:table-cell office:value-type="float" office:value="0.174514">
            <text:p>0.174514</text:p>
          </table:table-cell>
          <table:table-cell office:value-type="float" office:value="0">
            <text:p>0</text:p>
          </table:table-cell>
          <table:table-cell office:value-type="float" office:value="74.8214">
            <text:p>74.8214</text:p>
          </table:table-cell>
          <table:table-cell office:value-type="float" office:value="35">
            <text:p>35</text:p>
          </table:table-cell>
          <table:table-cell office:value-type="float" office:value="3.7">
            <text:p>3.7</text:p>
          </table:table-cell>
          <table:table-cell office:value-type="float" office:value="1.30021">
            <text:p>1.3002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4.071672">
            <text:p>-94.071672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122096">
            <text:p>1.122096</text:p>
          </table:table-cell>
          <table:table-cell office:value-type="float" office:value="6">
            <text:p>6</text:p>
          </table:table-cell>
          <table:table-cell office:value-type="float" office:value="68.3725">
            <text:p>68.3725</text:p>
          </table:table-cell>
          <table:table-cell office:value-type="float" office:value="34">
            <text:p>34</text:p>
          </table:table-cell>
          <table:table-cell office:value-type="float" office:value="3.3">
            <text:p>3.3</text:p>
          </table:table-cell>
          <table:table-cell office:value-type="float" office:value="1.2125">
            <text:p>1.212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4.578697">
            <text:p>-94.578697</text:p>
          </table:table-cell>
          <table:table-cell office:value-type="float" office:value="0.575759">
            <text:p>0.575759</text:p>
          </table:table-cell>
          <table:table-cell office:value-type="float" office:value="0.679769">
            <text:p>0.679769</text:p>
          </table:table-cell>
          <table:table-cell office:value-type="float" office:value="0.671582">
            <text:p>0.671582</text:p>
          </table:table-cell>
          <table:table-cell office:value-type="float" office:value="0">
            <text:p>0</text:p>
          </table:table-cell>
          <table:table-cell office:value-type="float" office:value="23.8002">
            <text:p>23.8002</text:p>
          </table:table-cell>
          <table:table-cell office:value-type="float" office:value="16.1">
            <text:p>16.1</text:p>
          </table:table-cell>
          <table:table-cell office:value-type="float" office:value="0.5">
            <text:p>0.5</text:p>
          </table:table-cell>
          <table:table-cell office:value-type="float" office:value="0.270519">
            <text:p>0.27051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94.539586">
            <text:p>-94.539586</text:p>
          </table:table-cell>
          <table:table-cell office:value-type="float" office:value="0.439084">
            <text:p>0.439084</text:p>
          </table:table-cell>
          <table:table-cell office:value-type="float" office:value="0.007877">
            <text:p>0.007877</text:p>
          </table:table-cell>
          <table:table-cell office:value-type="float" office:value="0.969582">
            <text:p>0.969582</text:p>
          </table:table-cell>
          <table:table-cell office:value-type="float" office:value="1">
            <text:p>1</text:p>
          </table:table-cell>
          <table:table-cell office:value-type="float" office:value="34.8631">
            <text:p>34.8631</text:p>
          </table:table-cell>
          <table:table-cell office:value-type="float" office:value="20.7">
            <text:p>20.7</text:p>
          </table:table-cell>
          <table:table-cell office:value-type="float" office:value="1.2">
            <text:p>1.2</text:p>
          </table:table-cell>
          <table:table-cell office:value-type="float" office:value="0.535387">
            <text:p>0.53538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1.958893">
            <text:p>-91.958893</text:p>
          </table:table-cell>
          <table:table-cell office:value-type="float" office:value="0.507607">
            <text:p>0.507607</text:p>
          </table:table-cell>
          <table:table-cell office:value-type="float" office:value="0">
            <text:p>0</text:p>
          </table:table-cell>
          <table:table-cell office:value-type="float" office:value="1.17859">
            <text:p>1.17859</text:p>
          </table:table-cell>
          <table:table-cell office:value-type="float" office:value="12">
            <text:p>12</text:p>
          </table:table-cell>
          <table:table-cell office:value-type="float" office:value="175.167">
            <text:p>175.167</text:p>
          </table:table-cell>
          <table:table-cell office:value-type="float" office:value="48.9">
            <text:p>48.9</text:p>
          </table:table-cell>
          <table:table-cell office:value-type="float" office:value="10.1">
            <text:p>10.1</text:p>
          </table:table-cell>
          <table:table-cell office:value-type="float" office:value="1.95644">
            <text:p>1.9564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4.567658">
            <text:p>-94.567658</text:p>
          </table:table-cell>
          <table:table-cell office:value-type="float" office:value="0.439084">
            <text:p>0.439084</text:p>
          </table:table-cell>
          <table:table-cell office:value-type="float" office:value="0">
            <text:p>0</text:p>
          </table:table-cell>
          <table:table-cell office:value-type="float" office:value="1.278808">
            <text:p>1.278808</text:p>
          </table:table-cell>
          <table:table-cell office:value-type="float" office:value="0">
            <text:p>0</text:p>
          </table:table-cell>
          <table:table-cell office:value-type="float" office:value="28.2305">
            <text:p>28.2305</text:p>
          </table:table-cell>
          <table:table-cell office:value-type="float" office:value="17.8">
            <text:p>17.8</text:p>
          </table:table-cell>
          <table:table-cell office:value-type="float" office:value="0.8">
            <text:p>0.8</text:p>
          </table:table-cell>
          <table:table-cell office:value-type="float" office:value="0.496463">
            <text:p>0.49646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4.856585">
            <text:p>-94.856585</text:p>
          </table:table-cell>
          <table:table-cell office:value-type="float" office:value="0.403155">
            <text:p>0.403155</text:p>
          </table:table-cell>
          <table:table-cell table:number-columns-repeated="3" office:value-type="float" office:value="0">
            <text:p>0</text:p>
          </table:table-cell>
          <table:table-cell office:value-type="float" office:value="16.7938">
            <text:p>16.7938</text:p>
          </table:table-cell>
          <table:table-cell office:value-type="float" office:value="11.4">
            <text:p>11.4</text:p>
          </table:table-cell>
          <table:table-cell office:value-type="float" office:value="0.1">
            <text:p>0.1</text:p>
          </table:table-cell>
          <table:table-cell office:value-type="float" office:value="0.000814">
            <text:p>0.00081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3.312389">
            <text:p>-93.312389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0.889606">
            <text:p>0.889606</text:p>
          </table:table-cell>
          <table:table-cell office:value-type="float" office:value="6">
            <text:p>6</text:p>
          </table:table-cell>
          <table:table-cell office:value-type="float" office:value="94.4637">
            <text:p>94.4637</text:p>
          </table:table-cell>
          <table:table-cell office:value-type="float" office:value="38.1">
            <text:p>38.1</text:p>
          </table:table-cell>
          <table:table-cell office:value-type="float" office:value="5">
            <text:p>5</text:p>
          </table:table-cell>
          <table:table-cell office:value-type="float" office:value="1.04079">
            <text:p>1.0407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3.0499">
            <text:p>-93.0499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75245">
            <text:p>0.975245</text:p>
          </table:table-cell>
          <table:table-cell office:value-type="float" office:value="7">
            <text:p>7</text:p>
          </table:table-cell>
          <table:table-cell office:value-type="float" office:value="121.81">
            <text:p>121.81</text:p>
          </table:table-cell>
          <table:table-cell office:value-type="float" office:value="43.6">
            <text:p>43.6</text:p>
          </table:table-cell>
          <table:table-cell office:value-type="float" office:value="6.7">
            <text:p>6.7</text:p>
          </table:table-cell>
          <table:table-cell office:value-type="float" office:value="1.8581">
            <text:p>1.858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1.795351">
            <text:p>-91.795351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0.98815">
            <text:p>0.98815</text:p>
          </table:table-cell>
          <table:table-cell office:value-type="float" office:value="10">
            <text:p>10</text:p>
          </table:table-cell>
          <table:table-cell office:value-type="float" office:value="154.786">
            <text:p>154.786</text:p>
          </table:table-cell>
          <table:table-cell office:value-type="float" office:value="47.9">
            <text:p>47.9</text:p>
          </table:table-cell>
          <table:table-cell office:value-type="float" office:value="8.9">
            <text:p>8.9</text:p>
          </table:table-cell>
          <table:table-cell office:value-type="float" office:value="1.32078">
            <text:p>1.3207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4.526936">
            <text:p>-94.526936</text:p>
          </table:table-cell>
          <table:table-cell office:value-type="float" office:value="0.439318">
            <text:p>0.439318</text:p>
          </table:table-cell>
          <table:table-cell office:value-type="float" office:value="0.116371">
            <text:p>0.116371</text:p>
          </table:table-cell>
          <table:table-cell office:value-type="float" office:value="0.969702">
            <text:p>0.969702</text:p>
          </table:table-cell>
          <table:table-cell office:value-type="float" office:value="2">
            <text:p>2</text:p>
          </table:table-cell>
          <table:table-cell office:value-type="float" office:value="34.8627">
            <text:p>34.8627</text:p>
          </table:table-cell>
          <table:table-cell office:value-type="float" office:value="20.3">
            <text:p>20.3</text:p>
          </table:table-cell>
          <table:table-cell office:value-type="float" office:value="1.2">
            <text:p>1.2</text:p>
          </table:table-cell>
          <table:table-cell office:value-type="float" office:value="0.628218">
            <text:p>0.62821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4.103706">
            <text:p>-94.103706</text:p>
          </table:table-cell>
          <table:table-cell office:value-type="float" office:value="0.526181">
            <text:p>0.526181</text:p>
          </table:table-cell>
          <table:table-cell office:value-type="float" office:value="0.06987">
            <text:p>0.06987</text:p>
          </table:table-cell>
          <table:table-cell office:value-type="float" office:value="0.857758">
            <text:p>0.857758</text:p>
          </table:table-cell>
          <table:table-cell office:value-type="float" office:value="4">
            <text:p>4</text:p>
          </table:table-cell>
          <table:table-cell office:value-type="float" office:value="81.0276">
            <text:p>81.0276</text:p>
          </table:table-cell>
          <table:table-cell office:value-type="float" office:value="37">
            <text:p>37</text:p>
          </table:table-cell>
          <table:table-cell office:value-type="float" office:value="4.1">
            <text:p>4.1</text:p>
          </table:table-cell>
          <table:table-cell office:value-type="float" office:value="1.3655">
            <text:p>1.365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3.997335">
            <text:p>-93.997335</text:p>
          </table:table-cell>
          <table:table-cell office:value-type="float" office:value="0.439318">
            <text:p>0.439318</text:p>
          </table:table-cell>
          <table:table-cell office:value-type="float" office:value="0.121764">
            <text:p>0.121764</text:p>
          </table:table-cell>
          <table:table-cell office:value-type="float" office:value="0.860845">
            <text:p>0.860845</text:p>
          </table:table-cell>
          <table:table-cell office:value-type="float" office:value="6">
            <text:p>6</text:p>
          </table:table-cell>
          <table:table-cell office:value-type="float" office:value="74.5411">
            <text:p>74.5411</text:p>
          </table:table-cell>
          <table:table-cell office:value-type="float" office:value="34.5">
            <text:p>34.5</text:p>
          </table:table-cell>
          <table:table-cell office:value-type="float" office:value="3.7">
            <text:p>3.7</text:p>
          </table:table-cell>
          <table:table-cell office:value-type="float" office:value="1.17274">
            <text:p>1.1727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93.239333">
            <text:p>-93.239333</text:p>
          </table:table-cell>
          <table:table-cell office:value-type="float" office:value="0.507607">
            <text:p>0.507607</text:p>
          </table:table-cell>
          <table:table-cell office:value-type="float" office:value="0">
            <text:p>0</text:p>
          </table:table-cell>
          <table:table-cell office:value-type="float" office:value="1.17859">
            <text:p>1.17859</text:p>
          </table:table-cell>
          <table:table-cell office:value-type="float" office:value="8">
            <text:p>8</text:p>
          </table:table-cell>
          <table:table-cell office:value-type="float" office:value="101.856">
            <text:p>101.856</text:p>
          </table:table-cell>
          <table:table-cell office:value-type="float" office:value="40.6">
            <text:p>40.6</text:p>
          </table:table-cell>
          <table:table-cell office:value-type="float" office:value="5.4">
            <text:p>5.4</text:p>
          </table:table-cell>
          <table:table-cell office:value-type="float" office:value="1.80233">
            <text:p>1.8023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4.5676">
            <text:p>-94.5676</text:p>
          </table:table-cell>
          <table:table-cell office:value-type="float" office:value="0.526181">
            <text:p>0.526181</text:p>
          </table:table-cell>
          <table:table-cell office:value-type="float" office:value="0.451255">
            <text:p>0.451255</text:p>
          </table:table-cell>
          <table:table-cell office:value-type="float" office:value="0.857758">
            <text:p>0.857758</text:p>
          </table:table-cell>
          <table:table-cell office:value-type="float" office:value="0">
            <text:p>0</text:p>
          </table:table-cell>
          <table:table-cell office:value-type="float" office:value="23.5202">
            <text:p>23.5202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.268353">
            <text:p>0.26835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92.614157">
            <text:p>-92.614157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75245">
            <text:p>0.975245</text:p>
          </table:table-cell>
          <table:table-cell office:value-type="float" office:value="7">
            <text:p>7</text:p>
          </table:table-cell>
          <table:table-cell office:value-type="float" office:value="127.211">
            <text:p>127.211</text:p>
          </table:table-cell>
          <table:table-cell office:value-type="float" office:value="44.9">
            <text:p>44.9</text:p>
          </table:table-cell>
          <table:table-cell office:value-type="float" office:value="7.1">
            <text:p>7.1</text:p>
          </table:table-cell>
          <table:table-cell office:value-type="float" office:value="1.2883">
            <text:p>1.288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4.609488">
            <text:p>-94.609488</text:p>
          </table:table-cell>
          <table:table-cell office:value-type="float" office:value="0.439318">
            <text:p>0.439318</text:p>
          </table:table-cell>
          <table:table-cell office:value-type="float" office:value="0.003717">
            <text:p>0.003717</text:p>
          </table:table-cell>
          <table:table-cell office:value-type="float" office:value="0.138172">
            <text:p>0.138172</text:p>
          </table:table-cell>
          <table:table-cell office:value-type="float" office:value="0">
            <text:p>0</text:p>
          </table:table-cell>
          <table:table-cell office:value-type="float" office:value="21.8085">
            <text:p>21.8085</text:p>
          </table:table-cell>
          <table:table-cell office:value-type="float" office:value="14.8">
            <text:p>14.8</text:p>
          </table:table-cell>
          <table:table-cell office:value-type="float" office:value="0.4">
            <text:p>0.4</text:p>
          </table:table-cell>
          <table:table-cell office:value-type="float" office:value="0.038407">
            <text:p>0.03840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4.579254">
            <text:p>-94.579254</text:p>
          </table:table-cell>
          <table:table-cell office:value-type="float" office:value="0.403155">
            <text:p>0.403155</text:p>
          </table:table-cell>
          <table:table-cell office:value-type="float" office:value="0.161129">
            <text:p>0.161129</text:p>
          </table:table-cell>
          <table:table-cell table:number-columns-repeated="2" office:value-type="float" office:value="0">
            <text:p>0</text:p>
          </table:table-cell>
          <table:table-cell office:value-type="float" office:value="34.9376">
            <text:p>34.9376</text:p>
          </table:table-cell>
          <table:table-cell office:value-type="float" office:value="21.1">
            <text:p>21.1</text:p>
          </table:table-cell>
          <table:table-cell office:value-type="float" office:value="1.2">
            <text:p>1.2</text:p>
          </table:table-cell>
          <table:table-cell office:value-type="float" office:value="0.089347">
            <text:p>0.08934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67391">
            <text:p>-94.67391</text:p>
          </table:table-cell>
          <table:table-cell office:value-type="float" office:value="0.403155">
            <text:p>0.403155</text:p>
          </table:table-cell>
          <table:table-cell office:value-type="float" office:value="0">
            <text:p>0</text:p>
          </table:table-cell>
          <table:table-cell office:value-type="float" office:value="0.702296">
            <text:p>0.702296</text:p>
          </table:table-cell>
          <table:table-cell office:value-type="float" office:value="24">
            <text:p>24</text:p>
          </table:table-cell>
          <table:table-cell office:value-type="float" office:value="20.1251">
            <text:p>20.1251</text:p>
          </table:table-cell>
          <table:table-cell office:value-type="float" office:value="13.8">
            <text:p>13.8</text:p>
          </table:table-cell>
          <table:table-cell office:value-type="float" office:value="0.3">
            <text:p>0.3</text:p>
          </table:table-cell>
          <table:table-cell office:value-type="float" office:value="0.043411">
            <text:p>0.04341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1.891206">
            <text:p>-91.891206</text:p>
          </table:table-cell>
          <table:table-cell office:value-type="float" office:value="0.439318">
            <text:p>0.439318</text:p>
          </table:table-cell>
          <table:table-cell office:value-type="float" office:value="0.027933">
            <text:p>0.027933</text:p>
          </table:table-cell>
          <table:table-cell office:value-type="float" office:value="0.98815">
            <text:p>0.98815</text:p>
          </table:table-cell>
          <table:table-cell office:value-type="float" office:value="10">
            <text:p>10</text:p>
          </table:table-cell>
          <table:table-cell office:value-type="float" office:value="161.918">
            <text:p>161.918</text:p>
          </table:table-cell>
          <table:table-cell office:value-type="float" office:value="48.3">
            <text:p>48.3</text:p>
          </table:table-cell>
          <table:table-cell office:value-type="float" office:value="9.4">
            <text:p>9.4</text:p>
          </table:table-cell>
          <table:table-cell office:value-type="float" office:value="1.59569">
            <text:p>1.5956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94.489964">
            <text:p>-94.489964</text:p>
          </table:table-cell>
          <table:table-cell office:value-type="float" office:value="0.526181">
            <text:p>0.526181</text:p>
          </table:table-cell>
          <table:table-cell office:value-type="float" office:value="0.926691">
            <text:p>0.926691</text:p>
          </table:table-cell>
          <table:table-cell table:number-columns-repeated="2" office:value-type="float" office:value="0">
            <text:p>0</text:p>
          </table:table-cell>
          <table:table-cell office:value-type="float" office:value="28.3432">
            <text:p>28.3432</text:p>
          </table:table-cell>
          <table:table-cell office:value-type="float" office:value="18.3">
            <text:p>18.3</text:p>
          </table:table-cell>
          <table:table-cell office:value-type="float" office:value="0.8">
            <text:p>0.8</text:p>
          </table:table-cell>
          <table:table-cell office:value-type="float" office:value="0.288249">
            <text:p>0.28824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4.605988">
            <text:p>-94.605988</text:p>
          </table:table-cell>
          <table:table-cell office:value-type="float" office:value="0.403155">
            <text:p>0.403155</text:p>
          </table:table-cell>
          <table:table-cell office:value-type="float" office:value="0.078796">
            <text:p>0.078796</text:p>
          </table:table-cell>
          <table:table-cell office:value-type="float" office:value="0.827854">
            <text:p>0.827854</text:p>
          </table:table-cell>
          <table:table-cell office:value-type="float" office:value="0">
            <text:p>0</text:p>
          </table:table-cell>
          <table:table-cell office:value-type="float" office:value="23.4402">
            <text:p>23.4402</text:p>
          </table:table-cell>
          <table:table-cell office:value-type="float" office:value="15.2">
            <text:p>15.2</text:p>
          </table:table-cell>
          <table:table-cell office:value-type="float" office:value="0.5">
            <text:p>0.5</text:p>
          </table:table-cell>
          <table:table-cell office:value-type="float" office:value="0.262095">
            <text:p>0.26209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94.546987">
            <text:p>-94.546987</text:p>
          </table:table-cell>
          <table:table-cell office:value-type="float" office:value="0.439318">
            <text:p>0.439318</text:p>
          </table:table-cell>
          <table:table-cell office:value-type="float" office:value="0.823367">
            <text:p>0.823367</text:p>
          </table:table-cell>
          <table:table-cell office:value-type="float" office:value="1.142414">
            <text:p>1.142414</text:p>
          </table:table-cell>
          <table:table-cell office:value-type="float" office:value="0">
            <text:p>0</text:p>
          </table:table-cell>
          <table:table-cell office:value-type="float" office:value="46.1909">
            <text:p>46.1909</text:p>
          </table:table-cell>
          <table:table-cell office:value-type="float" office:value="25.3">
            <text:p>25.3</text:p>
          </table:table-cell>
          <table:table-cell office:value-type="float" office:value="1.9">
            <text:p>1.9</text:p>
          </table:table-cell>
          <table:table-cell office:value-type="float" office:value="1.76174">
            <text:p>1.7617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94.214176">
            <text:p>-94.214176</text:p>
          </table:table-cell>
          <table:table-cell office:value-type="float" office:value="0.439318">
            <text:p>0.439318</text:p>
          </table:table-cell>
          <table:table-cell office:value-type="float" office:value="0.034143">
            <text:p>0.034143</text:p>
          </table:table-cell>
          <table:table-cell office:value-type="float" office:value="0.961433">
            <text:p>0.961433</text:p>
          </table:table-cell>
          <table:table-cell office:value-type="float" office:value="0">
            <text:p>0</text:p>
          </table:table-cell>
          <table:table-cell office:value-type="float" office:value="45.9956">
            <text:p>45.9956</text:p>
          </table:table-cell>
          <table:table-cell office:value-type="float" office:value="25">
            <text:p>25</text:p>
          </table:table-cell>
          <table:table-cell office:value-type="float" office:value="1.9">
            <text:p>1.9</text:p>
          </table:table-cell>
          <table:table-cell office:value-type="float" office:value="0.727535">
            <text:p>0.72753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2.737665">
            <text:p>-92.737665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75245">
            <text:p>0.975245</text:p>
          </table:table-cell>
          <table:table-cell office:value-type="float" office:value="11">
            <text:p>11</text:p>
          </table:table-cell>
          <table:table-cell office:value-type="float" office:value="115.46">
            <text:p>115.46</text:p>
          </table:table-cell>
          <table:table-cell office:value-type="float" office:value="43.3">
            <text:p>43.3</text:p>
          </table:table-cell>
          <table:table-cell office:value-type="float" office:value="6.3">
            <text:p>6.3</text:p>
          </table:table-cell>
          <table:table-cell office:value-type="float" office:value="1.77332">
            <text:p>1.7733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4.620422">
            <text:p>-94.620422</text:p>
          </table:table-cell>
          <table:table-cell office:value-type="float" office:value="0.403155">
            <text:p>0.403155</text:p>
          </table:table-cell>
          <table:table-cell office:value-type="float" office:value="0.161129">
            <text:p>0.16112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75">
            <text:p>29.9575</text:p>
          </table:table-cell>
          <table:table-cell office:value-type="float" office:value="19.2">
            <text:p>19.2</text:p>
          </table:table-cell>
          <table:table-cell office:value-type="float" office:value="0.9">
            <text:p>0.9</text:p>
          </table:table-cell>
          <table:table-cell office:value-type="float" office:value="0.06036">
            <text:p>0.06036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4.105446">
            <text:p>-94.105446</text:p>
          </table:table-cell>
          <table:table-cell office:value-type="float" office:value="0.439318">
            <text:p>0.439318</text:p>
          </table:table-cell>
          <table:table-cell office:value-type="float" office:value="0.116371">
            <text:p>0.116371</text:p>
          </table:table-cell>
          <table:table-cell office:value-type="float" office:value="0.969702">
            <text:p>0.969702</text:p>
          </table:table-cell>
          <table:table-cell office:value-type="float" office:value="5">
            <text:p>5</text:p>
          </table:table-cell>
          <table:table-cell office:value-type="float" office:value="77.6987">
            <text:p>77.6987</text:p>
          </table:table-cell>
          <table:table-cell office:value-type="float" office:value="36">
            <text:p>36</text:p>
          </table:table-cell>
          <table:table-cell office:value-type="float" office:value="3.9">
            <text:p>3.9</text:p>
          </table:table-cell>
          <table:table-cell office:value-type="float" office:value="1.47179">
            <text:p>1.4717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237827">
            <text:p>-94.237827</text:p>
          </table:table-cell>
          <table:table-cell office:value-type="float" office:value="0.526181">
            <text:p>0.526181</text:p>
          </table:table-cell>
          <table:table-cell office:value-type="float" office:value="0.212954">
            <text:p>0.212954</text:p>
          </table:table-cell>
          <table:table-cell office:value-type="float" office:value="0.307816">
            <text:p>0.307816</text:p>
          </table:table-cell>
          <table:table-cell office:value-type="float" office:value="0">
            <text:p>0</text:p>
          </table:table-cell>
          <table:table-cell office:value-type="float" office:value="58.8883">
            <text:p>58.8883</text:p>
          </table:table-cell>
          <table:table-cell office:value-type="float" office:value="31.8">
            <text:p>31.8</text:p>
          </table:table-cell>
          <table:table-cell office:value-type="float" office:value="2.7">
            <text:p>2.7</text:p>
          </table:table-cell>
          <table:table-cell office:value-type="float" office:value="0.558187">
            <text:p>0.55818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4.30588">
            <text:p>-94.30588</text:p>
          </table:table-cell>
          <table:table-cell office:value-type="float" office:value="0.526181">
            <text:p>0.526181</text:p>
          </table:table-cell>
          <table:table-cell office:value-type="float" office:value="0">
            <text:p>0</text:p>
          </table:table-cell>
          <table:table-cell office:value-type="float" office:value="0.900706">
            <text:p>0.900706</text:p>
          </table:table-cell>
          <table:table-cell office:value-type="float" office:value="0">
            <text:p>0</text:p>
          </table:table-cell>
          <table:table-cell office:value-type="float" office:value="49.0639">
            <text:p>49.0639</text:p>
          </table:table-cell>
          <table:table-cell office:value-type="float" office:value="28.4">
            <text:p>28.4</text:p>
          </table:table-cell>
          <table:table-cell office:value-type="float" office:value="2.1">
            <text:p>2.1</text:p>
          </table:table-cell>
          <table:table-cell office:value-type="float" office:value="0.719389">
            <text:p>0.71938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3.33914">
            <text:p>-93.33914</text:p>
          </table:table-cell>
          <table:table-cell office:value-type="float" office:value="0.526181">
            <text:p>0.526181</text:p>
          </table:table-cell>
          <table:table-cell office:value-type="float" office:value="0.30147">
            <text:p>0.30147</text:p>
          </table:table-cell>
          <table:table-cell office:value-type="float" office:value="0.765674">
            <text:p>0.765674</text:p>
          </table:table-cell>
          <table:table-cell office:value-type="float" office:value="7">
            <text:p>7</text:p>
          </table:table-cell>
          <table:table-cell office:value-type="float" office:value="125.109">
            <text:p>125.109</text:p>
          </table:table-cell>
          <table:table-cell office:value-type="float" office:value="43.7">
            <text:p>43.7</text:p>
          </table:table-cell>
          <table:table-cell office:value-type="float" office:value="6.9">
            <text:p>6.9</text:p>
          </table:table-cell>
          <table:table-cell office:value-type="float" office:value="1.7961">
            <text:p>1.796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3.773903">
            <text:p>-93.773903</text:p>
          </table:table-cell>
          <table:table-cell office:value-type="float" office:value="0.526181">
            <text:p>0.526181</text:p>
          </table:table-cell>
          <table:table-cell office:value-type="float" office:value="0">
            <text:p>0</text:p>
          </table:table-cell>
          <table:table-cell office:value-type="float" office:value="0.857758">
            <text:p>0.857758</text:p>
          </table:table-cell>
          <table:table-cell office:value-type="float" office:value="3">
            <text:p>3</text:p>
          </table:table-cell>
          <table:table-cell office:value-type="float" office:value="67.8438">
            <text:p>67.8438</text:p>
          </table:table-cell>
          <table:table-cell office:value-type="float" office:value="33.6">
            <text:p>33.6</text:p>
          </table:table-cell>
          <table:table-cell office:value-type="float" office:value="3.3">
            <text:p>3.3</text:p>
          </table:table-cell>
          <table:table-cell office:value-type="float" office:value="0.9235">
            <text:p>0.923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4.705341">
            <text:p>-94.705341</text:p>
          </table:table-cell>
          <table:table-cell office:value-type="float" office:value="0.403155">
            <text:p>0.403155</text:p>
          </table:table-cell>
          <table:table-cell office:value-type="float" office:value="0">
            <text:p>0</text:p>
          </table:table-cell>
          <table:table-cell office:value-type="float" office:value="0.827854">
            <text:p>0.827854</text:p>
          </table:table-cell>
          <table:table-cell office:value-type="float" office:value="0">
            <text:p>0</text:p>
          </table:table-cell>
          <table:table-cell office:value-type="float" office:value="18.523">
            <text:p>18.523</text:p>
          </table:table-cell>
          <table:table-cell office:value-type="float" office:value="13.4">
            <text:p>13.4</text:p>
          </table:table-cell>
          <table:table-cell office:value-type="float" office:value="0.2">
            <text:p>0.2</text:p>
          </table:table-cell>
          <table:table-cell office:value-type="float" office:value="0.031907">
            <text:p>0.03190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93.728277">
            <text:p>-93.728277</text:p>
          </table:table-cell>
          <table:table-cell office:value-type="float" office:value="0.439318">
            <text:p>0.439318</text:p>
          </table:table-cell>
          <table:table-cell office:value-type="float" office:value="0.121764">
            <text:p>0.121764</text:p>
          </table:table-cell>
          <table:table-cell office:value-type="float" office:value="0.761173">
            <text:p>0.761173</text:p>
          </table:table-cell>
          <table:table-cell office:value-type="float" office:value="6">
            <text:p>6</text:p>
          </table:table-cell>
          <table:table-cell office:value-type="float" office:value="87.4953">
            <text:p>87.4953</text:p>
          </table:table-cell>
          <table:table-cell office:value-type="float" office:value="37.9">
            <text:p>37.9</text:p>
          </table:table-cell>
          <table:table-cell office:value-type="float" office:value="4.5">
            <text:p>4.5</text:p>
          </table:table-cell>
          <table:table-cell office:value-type="float" office:value="1.17521">
            <text:p>1.1752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4.504953">
            <text:p>-94.504953</text:p>
          </table:table-cell>
          <table:table-cell office:value-type="float" office:value="0.457102">
            <text:p>0.457102</text:p>
          </table:table-cell>
          <table:table-cell office:value-type="float" office:value="0.460398">
            <text:p>0.460398</text:p>
          </table:table-cell>
          <table:table-cell office:value-type="float" office:value="0.415175">
            <text:p>0.415175</text:p>
          </table:table-cell>
          <table:table-cell office:value-type="float" office:value="0">
            <text:p>0</text:p>
          </table:table-cell>
          <table:table-cell office:value-type="float" office:value="38.1162">
            <text:p>38.1162</text:p>
          </table:table-cell>
          <table:table-cell office:value-type="float" office:value="23.4">
            <text:p>23.4</text:p>
          </table:table-cell>
          <table:table-cell office:value-type="float" office:value="1.4">
            <text:p>1.4</text:p>
          </table:table-cell>
          <table:table-cell office:value-type="float" office:value="0.570925">
            <text:p>0.57092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4.534631">
            <text:p>-94.534631</text:p>
          </table:table-cell>
          <table:table-cell office:value-type="float" office:value="0.439318">
            <text:p>0.439318</text:p>
          </table:table-cell>
          <table:table-cell office:value-type="float" office:value="0.011026">
            <text:p>0.011026</text:p>
          </table:table-cell>
          <table:table-cell office:value-type="float" office:value="0.761173">
            <text:p>0.761173</text:p>
          </table:table-cell>
          <table:table-cell office:value-type="float" office:value="0">
            <text:p>0</text:p>
          </table:table-cell>
          <table:table-cell office:value-type="float" office:value="34.5849">
            <text:p>34.5849</text:p>
          </table:table-cell>
          <table:table-cell office:value-type="float" office:value="19.9">
            <text:p>19.9</text:p>
          </table:table-cell>
          <table:table-cell office:value-type="float" office:value="1.2">
            <text:p>1.2</text:p>
          </table:table-cell>
          <table:table-cell office:value-type="float" office:value="0.387526">
            <text:p>0.38752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92.35342">
            <text:p>-92.35342</text:p>
          </table:table-cell>
          <table:table-cell office:value-type="float" office:value="0.439318">
            <text:p>0.439318</text:p>
          </table:table-cell>
          <table:table-cell office:value-type="float" office:value="0.027933">
            <text:p>0.027933</text:p>
          </table:table-cell>
          <table:table-cell office:value-type="float" office:value="0.98815">
            <text:p>0.98815</text:p>
          </table:table-cell>
          <table:table-cell office:value-type="float" office:value="7">
            <text:p>7</text:p>
          </table:table-cell>
          <table:table-cell office:value-type="float" office:value="124.6">
            <text:p>124.6</text:p>
          </table:table-cell>
          <table:table-cell office:value-type="float" office:value="44.3">
            <text:p>44.3</text:p>
          </table:table-cell>
          <table:table-cell office:value-type="float" office:value="7">
            <text:p>7</text:p>
          </table:table-cell>
          <table:table-cell office:value-type="float" office:value="1.50109">
            <text:p>1.5010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94.45932">
            <text:p>-94.45932</text:p>
          </table:table-cell>
          <table:table-cell office:value-type="float" office:value="0.526181">
            <text:p>0.526181</text:p>
          </table:table-cell>
          <table:table-cell office:value-type="float" office:value="0.123883">
            <text:p>0.123883</text:p>
          </table:table-cell>
          <table:table-cell office:value-type="float" office:value="0.857758">
            <text:p>0.857758</text:p>
          </table:table-cell>
          <table:table-cell office:value-type="float" office:value="0">
            <text:p>0</text:p>
          </table:table-cell>
          <table:table-cell office:value-type="float" office:value="34.8003">
            <text:p>34.8003</text:p>
          </table:table-cell>
          <table:table-cell office:value-type="float" office:value="20">
            <text:p>20</text:p>
          </table:table-cell>
          <table:table-cell office:value-type="float" office:value="1.2">
            <text:p>1.2</text:p>
          </table:table-cell>
          <table:table-cell office:value-type="float" office:value="0.462521">
            <text:p>0.46252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94.260907">
            <text:p>-94.260907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129176">
            <text:p>1.129176</text:p>
          </table:table-cell>
          <table:table-cell office:value-type="float" office:value="0">
            <text:p>0</text:p>
          </table:table-cell>
          <table:table-cell office:value-type="float" office:value="63.1982">
            <text:p>63.1982</text:p>
          </table:table-cell>
          <table:table-cell office:value-type="float" office:value="32.6">
            <text:p>32.6</text:p>
          </table:table-cell>
          <table:table-cell office:value-type="float" office:value="3">
            <text:p>3</text:p>
          </table:table-cell>
          <table:table-cell office:value-type="float" office:value="1.25203">
            <text:p>1.2520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3.886006">
            <text:p>-93.886006</text:p>
          </table:table-cell>
          <table:table-cell office:value-type="float" office:value="0.507607">
            <text:p>0.507607</text:p>
          </table:table-cell>
          <table:table-cell office:value-type="float" office:value="0">
            <text:p>0</text:p>
          </table:table-cell>
          <table:table-cell office:value-type="float" office:value="1.17859">
            <text:p>1.17859</text:p>
          </table:table-cell>
          <table:table-cell office:value-type="float" office:value="4">
            <text:p>4</text:p>
          </table:table-cell>
          <table:table-cell office:value-type="float" office:value="77.3691">
            <text:p>77.3691</text:p>
          </table:table-cell>
          <table:table-cell office:value-type="float" office:value="35.4">
            <text:p>35.4</text:p>
          </table:table-cell>
          <table:table-cell office:value-type="float" office:value="3.9">
            <text:p>3.9</text:p>
          </table:table-cell>
          <table:table-cell office:value-type="float" office:value="1.69565">
            <text:p>1.6956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3.811973">
            <text:p>-93.811973</text:p>
          </table:table-cell>
          <table:table-cell office:value-type="float" office:value="0.507607">
            <text:p>0.507607</text:p>
          </table:table-cell>
          <table:table-cell office:value-type="float" office:value="0">
            <text:p>0</text:p>
          </table:table-cell>
          <table:table-cell office:value-type="float" office:value="0.851647">
            <text:p>0.851647</text:p>
          </table:table-cell>
          <table:table-cell office:value-type="float" office:value="0">
            <text:p>0</text:p>
          </table:table-cell>
          <table:table-cell office:value-type="float" office:value="65.775">
            <text:p>65.775</text:p>
          </table:table-cell>
          <table:table-cell office:value-type="float" office:value="33.2">
            <text:p>33.2</text:p>
          </table:table-cell>
          <table:table-cell office:value-type="float" office:value="3.2">
            <text:p>3.2</text:p>
          </table:table-cell>
          <table:table-cell office:value-type="float" office:value="0.872814">
            <text:p>0.872814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455944">
            <text:p>-94.455944</text:p>
          </table:table-cell>
          <table:table-cell office:value-type="float" office:value="0.526181">
            <text:p>0.526181</text:p>
          </table:table-cell>
          <table:table-cell office:value-type="float" office:value="0.118703">
            <text:p>0.118703</text:p>
          </table:table-cell>
          <table:table-cell office:value-type="float" office:value="1.210029">
            <text:p>1.210029</text:p>
          </table:table-cell>
          <table:table-cell office:value-type="float" office:value="0">
            <text:p>0</text:p>
          </table:table-cell>
          <table:table-cell office:value-type="float" office:value="34.8199">
            <text:p>34.8199</text:p>
          </table:table-cell>
          <table:table-cell office:value-type="float" office:value="20.1">
            <text:p>20.1</text:p>
          </table:table-cell>
          <table:table-cell office:value-type="float" office:value="1.2">
            <text:p>1.2</text:p>
          </table:table-cell>
          <table:table-cell office:value-type="float" office:value="0.576094">
            <text:p>0.57609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2.691793">
            <text:p>-92.691793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75245">
            <text:p>0.975245</text:p>
          </table:table-cell>
          <table:table-cell office:value-type="float" office:value="10">
            <text:p>10</text:p>
          </table:table-cell>
          <table:table-cell office:value-type="float" office:value="134.336">
            <text:p>134.336</text:p>
          </table:table-cell>
          <table:table-cell office:value-type="float" office:value="45.3">
            <text:p>45.3</text:p>
          </table:table-cell>
          <table:table-cell office:value-type="float" office:value="7.5">
            <text:p>7.5</text:p>
          </table:table-cell>
          <table:table-cell office:value-type="float" office:value="1.60978">
            <text:p>1.6097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4.553592">
            <text:p>-94.553592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520904">
            <text:p>1.520904</text:p>
          </table:table-cell>
          <table:table-cell office:value-type="float" office:value="0">
            <text:p>0</text:p>
          </table:table-cell>
          <table:table-cell office:value-type="float" office:value="33.1196">
            <text:p>33.1196</text:p>
          </table:table-cell>
          <table:table-cell office:value-type="float" office:value="19.4">
            <text:p>19.4</text:p>
          </table:table-cell>
          <table:table-cell office:value-type="float" office:value="1.1">
            <text:p>1.1</text:p>
          </table:table-cell>
          <table:table-cell office:value-type="float" office:value="0.879998">
            <text:p>0.87999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93.51111">
            <text:p>-93.51111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52164">
            <text:p>0.952164</text:p>
          </table:table-cell>
          <table:table-cell office:value-type="float" office:value="0">
            <text:p>0</text:p>
          </table:table-cell>
          <table:table-cell office:value-type="float" office:value="95.9441">
            <text:p>95.9441</text:p>
          </table:table-cell>
          <table:table-cell office:value-type="float" office:value="39.3">
            <text:p>39.3</text:p>
          </table:table-cell>
          <table:table-cell office:value-type="float" office:value="5.2">
            <text:p>5.2</text:p>
          </table:table-cell>
          <table:table-cell office:value-type="float" office:value="1.50791">
            <text:p>1.5079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3.926275">
            <text:p>-93.926275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91168">
            <text:p>0.991168</text:p>
          </table:table-cell>
          <table:table-cell office:value-type="float" office:value="3">
            <text:p>3</text:p>
          </table:table-cell>
          <table:table-cell office:value-type="float" office:value="72.9904">
            <text:p>72.9904</text:p>
          </table:table-cell>
          <table:table-cell office:value-type="float" office:value="34.2">
            <text:p>34.2</text:p>
          </table:table-cell>
          <table:table-cell office:value-type="float" office:value="3.6">
            <text:p>3.6</text:p>
          </table:table-cell>
          <table:table-cell office:value-type="float" office:value="1.46478">
            <text:p>1.4647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4.605949">
            <text:p>-94.605949</text:p>
          </table:table-cell>
          <table:table-cell office:value-type="float" office:value="0.403155">
            <text:p>0.403155</text:p>
          </table:table-cell>
          <table:table-cell office:value-type="float" office:value="0.254489">
            <text:p>0.254489</text:p>
          </table:table-cell>
          <table:table-cell table:number-columns-repeated="2" office:value-type="float" office:value="0">
            <text:p>0</text:p>
          </table:table-cell>
          <table:table-cell office:value-type="float" office:value="28.2735">
            <text:p>28.2735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0.071221">
            <text:p>0.07122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93.340859">
            <text:p>-93.340859</text:p>
          </table:table-cell>
          <table:table-cell office:value-type="float" office:value="0.507607">
            <text:p>0.507607</text:p>
          </table:table-cell>
          <table:table-cell office:value-type="float" office:value="0">
            <text:p>0</text:p>
          </table:table-cell>
          <table:table-cell office:value-type="float" office:value="1.17859">
            <text:p>1.17859</text:p>
          </table:table-cell>
          <table:table-cell office:value-type="float" office:value="8">
            <text:p>8</text:p>
          </table:table-cell>
          <table:table-cell office:value-type="float" office:value="107.755">
            <text:p>107.755</text:p>
          </table:table-cell>
          <table:table-cell office:value-type="float" office:value="41.9">
            <text:p>41.9</text:p>
          </table:table-cell>
          <table:table-cell office:value-type="float" office:value="5.8">
            <text:p>5.8</text:p>
          </table:table-cell>
          <table:table-cell office:value-type="float" office:value="1.81558">
            <text:p>1.8155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92.195493">
            <text:p>-92.195493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1.022685">
            <text:p>1.022685</text:p>
          </table:table-cell>
          <table:table-cell office:value-type="float" office:value="9">
            <text:p>9</text:p>
          </table:table-cell>
          <table:table-cell office:value-type="float" office:value="142.723">
            <text:p>142.723</text:p>
          </table:table-cell>
          <table:table-cell office:value-type="float" office:value="46.6">
            <text:p>46.6</text:p>
          </table:table-cell>
          <table:table-cell office:value-type="float" office:value="8.1">
            <text:p>8.1</text:p>
          </table:table-cell>
          <table:table-cell office:value-type="float" office:value="1.55138">
            <text:p>1.5513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4.515879">
            <text:p>-94.515879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0.138172">
            <text:p>0.138172</text:p>
          </table:table-cell>
          <table:table-cell office:value-type="float" office:value="0">
            <text:p>0</text:p>
          </table:table-cell>
          <table:table-cell office:value-type="float" office:value="43.0248">
            <text:p>43.0248</text:p>
          </table:table-cell>
          <table:table-cell office:value-type="float" office:value="24.7">
            <text:p>24.7</text:p>
          </table:table-cell>
          <table:table-cell office:value-type="float" office:value="1.7">
            <text:p>1.7</text:p>
          </table:table-cell>
          <table:table-cell office:value-type="float" office:value="0.08421">
            <text:p>0.0842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4.509633">
            <text:p>-94.509633</text:p>
          </table:table-cell>
          <table:table-cell office:value-type="float" office:value="0.457102">
            <text:p>0.457102</text:p>
          </table:table-cell>
          <table:table-cell office:value-type="float" office:value="0.460398">
            <text:p>0.460398</text:p>
          </table:table-cell>
          <table:table-cell office:value-type="float" office:value="0.415175">
            <text:p>0.415175</text:p>
          </table:table-cell>
          <table:table-cell office:value-type="float" office:value="0">
            <text:p>0</text:p>
          </table:table-cell>
          <table:table-cell office:value-type="float" office:value="34.9686">
            <text:p>34.9686</text:p>
          </table:table-cell>
          <table:table-cell office:value-type="float" office:value="22">
            <text:p>22</text:p>
          </table:table-cell>
          <table:table-cell office:value-type="float" office:value="1.2">
            <text:p>1.2</text:p>
          </table:table-cell>
          <table:table-cell office:value-type="float" office:value="0.481662">
            <text:p>0.48166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93.354835">
            <text:p>-93.354835</text:p>
          </table:table-cell>
          <table:table-cell office:value-type="float" office:value="0.507607">
            <text:p>0.507607</text:p>
          </table:table-cell>
          <table:table-cell office:value-type="float" office:value="0">
            <text:p>0</text:p>
          </table:table-cell>
          <table:table-cell office:value-type="float" office:value="1.17859">
            <text:p>1.17859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office:value-type="float" office:value="41.6">
            <text:p>41.6</text:p>
          </table:table-cell>
          <table:table-cell office:value-type="float" office:value="5.7">
            <text:p>5.7</text:p>
          </table:table-cell>
          <table:table-cell office:value-type="float" office:value="1.88576">
            <text:p>1.8857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94.538689">
            <text:p>-94.538689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520904">
            <text:p>1.520904</text:p>
          </table:table-cell>
          <table:table-cell office:value-type="float" office:value="0">
            <text:p>0</text:p>
          </table:table-cell>
          <table:table-cell office:value-type="float" office:value="39.335">
            <text:p>39.335</text:p>
          </table:table-cell>
          <table:table-cell office:value-type="float" office:value="24.4">
            <text:p>24.4</text:p>
          </table:table-cell>
          <table:table-cell office:value-type="float" office:value="1.5">
            <text:p>1.5</text:p>
          </table:table-cell>
          <table:table-cell office:value-type="float" office:value="0.979587">
            <text:p>0.97958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92.640177">
            <text:p>-92.640177</text:p>
          </table:table-cell>
          <table:table-cell office:value-type="float" office:value="0.561863">
            <text:p>0.561863</text:p>
          </table:table-cell>
          <table:table-cell office:value-type="float" office:value="0">
            <text:p>0</text:p>
          </table:table-cell>
          <table:table-cell office:value-type="float" office:value="0.975245">
            <text:p>0.975245</text:p>
          </table:table-cell>
          <table:table-cell office:value-type="float" office:value="6">
            <text:p>6</text:p>
          </table:table-cell>
          <table:table-cell office:value-type="float" office:value="126.501">
            <text:p>126.501</text:p>
          </table:table-cell>
          <table:table-cell office:value-type="float" office:value="44.8">
            <text:p>44.8</text:p>
          </table:table-cell>
          <table:table-cell office:value-type="float" office:value="7.1">
            <text:p>7.1</text:p>
          </table:table-cell>
          <table:table-cell office:value-type="float" office:value="1.38475">
            <text:p>1.384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2.969276">
            <text:p>-92.969276</text:p>
          </table:table-cell>
          <table:table-cell office:value-type="float" office:value="0.403155">
            <text:p>0.403155</text:p>
          </table:table-cell>
          <table:table-cell office:value-type="float" office:value="0">
            <text:p>0</text:p>
          </table:table-cell>
          <table:table-cell office:value-type="float" office:value="0.827854">
            <text:p>0.827854</text:p>
          </table:table-cell>
          <table:table-cell office:value-type="float" office:value="6">
            <text:p>6</text:p>
          </table:table-cell>
          <table:table-cell office:value-type="float" office:value="119.237">
            <text:p>119.237</text:p>
          </table:table-cell>
          <table:table-cell office:value-type="float" office:value="43.4">
            <text:p>43.4</text:p>
          </table:table-cell>
          <table:table-cell office:value-type="float" office:value="6.6">
            <text:p>6.6</text:p>
          </table:table-cell>
          <table:table-cell office:value-type="float" office:value="1.24489">
            <text:p>1.2448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91.981537">
            <text:p>-91.981537</text:p>
          </table:table-cell>
          <table:table-cell office:value-type="float" office:value="0.507607">
            <text:p>0.507607</text:p>
          </table:table-cell>
          <table:table-cell office:value-type="float" office:value="0">
            <text:p>0</text:p>
          </table:table-cell>
          <table:table-cell office:value-type="float" office:value="1.197898">
            <text:p>1.197898</text:p>
          </table:table-cell>
          <table:table-cell office:value-type="float" office:value="8">
            <text:p>8</text:p>
          </table:table-cell>
          <table:table-cell office:value-type="float" office:value="145.167">
            <text:p>145.167</text:p>
          </table:table-cell>
          <table:table-cell office:value-type="float" office:value="46.9">
            <text:p>46.9</text:p>
          </table:table-cell>
          <table:table-cell office:value-type="float" office:value="8.3">
            <text:p>8.3</text:p>
          </table:table-cell>
          <table:table-cell office:value-type="float" office:value="1.87932">
            <text:p>1.87932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92.878631">
            <text:p>-92.878631</text:p>
          </table:table-cell>
          <table:table-cell office:value-type="float" office:value="0.439318">
            <text:p>0.439318</text:p>
          </table:table-cell>
          <table:table-cell office:value-type="float" office:value="0">
            <text:p>0</text:p>
          </table:table-cell>
          <table:table-cell office:value-type="float" office:value="1.022253">
            <text:p>1.022253</text:p>
          </table:table-cell>
          <table:table-cell office:value-type="float" office:value="8">
            <text:p>8</text:p>
          </table:table-cell>
          <table:table-cell office:value-type="float" office:value="112.943">
            <text:p>112.943</text:p>
          </table:table-cell>
          <table:table-cell office:value-type="float" office:value="42.3">
            <text:p>42.3</text:p>
          </table:table-cell>
          <table:table-cell office:value-type="float" office:value="6.2">
            <text:p>6.2</text:p>
          </table:table-cell>
          <table:table-cell office:value-type="float" office:value="1.25144">
            <text:p>1.2514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94.578605">
            <text:p>-94.578605</text:p>
          </table:table-cell>
          <table:table-cell office:value-type="float" office:value="0.439318">
            <text:p>0.439318</text:p>
          </table:table-cell>
          <table:table-cell office:value-type="float" office:value="1">
            <text:p>1</text:p>
          </table:table-cell>
          <table:table-cell office:value-type="float" office:value="0.727145">
            <text:p>0.727145</text:p>
          </table:table-cell>
          <table:table-cell office:value-type="float" office:value="0">
            <text:p>0</text:p>
          </table:table-cell>
          <table:table-cell office:value-type="float" office:value="25.2978">
            <text:p>25.2978</text:p>
          </table:table-cell>
          <table:table-cell office:value-type="float" office:value="16.5">
            <text:p>16.5</text:p>
          </table:table-cell>
          <table:table-cell office:value-type="float" office:value="0.6">
            <text:p>0.6</text:p>
          </table:table-cell>
          <table:table-cell office:value-type="float" office:value="0.418911">
            <text:p>0.41891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93.129198">
            <text:p>-93.129198</text:p>
          </table:table-cell>
          <table:table-cell office:value-type="float" office:value="0.403155">
            <text:p>0.403155</text:p>
          </table:table-cell>
          <table:table-cell office:value-type="float" office:value="0.363195">
            <text:p>0.363195</text:p>
          </table:table-cell>
          <table:table-cell office:value-type="float" office:value="0.827854">
            <text:p>0.827854</text:p>
          </table:table-cell>
          <table:table-cell office:value-type="float" office:value="6">
            <text:p>6</text:p>
          </table:table-cell>
          <table:table-cell office:value-type="float" office:value="113.449">
            <text:p>113.449</text:p>
          </table:table-cell>
          <table:table-cell office:value-type="float" office:value="42.9">
            <text:p>42.9</text:p>
          </table:table-cell>
          <table:table-cell office:value-type="float" office:value="6.2">
            <text:p>6.2</text:p>
          </table:table-cell>
          <table:table-cell office:value-type="float" office:value="1.92693">
            <text:p>1.92693</text:p>
          </table:table-cell>
        </table:table-row>
      </table:table>
      <table:table table:name="75.ref" table:style-name="ta1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borders_threshold</text:p>
          </table:table-cell>
          <table:table-cell office:value-type="string">
            <text:p>margin_forwarding</text:p>
          </table:table-cell>
          <table:table-cell office:value-type="string">
            <text:p>min_delay</text:p>
          </table:table-cell>
          <table:table-cell office:value-type="string">
            <text:p>max_delay</text:p>
          </table:table-cell>
          <table:table-cell office:value-type="string">
            <text:p>neighbors_threshold</text:p>
          </table:table-cell>
          <table:table-cell office:value-type="string">
            <text:p>energy</text:p>
          </table:table-cell>
          <table:table-cell office:value-type="string">
            <text:p>coverage</text:p>
          </table:table-cell>
          <table:table-cell office:value-type="string">
            <text:p>nforwardings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94.543028">
            <text:p>-94.543028</text:p>
          </table:table-cell>
          <table:table-cell office:value-type="float" office:value="0.556849">
            <text:p>0.556849</text:p>
          </table:table-cell>
          <table:table-cell office:value-type="float" office:value="0">
            <text:p>0</text:p>
          </table:table-cell>
          <table:table-cell office:value-type="float" office:value="1.443974">
            <text:p>1.443974</text:p>
          </table:table-cell>
          <table:table-cell office:value-type="float" office:value="5">
            <text:p>5</text:p>
          </table:table-cell>
          <table:table-cell office:value-type="float" office:value="31.8076">
            <text:p>31.8076</text:p>
          </table:table-cell>
          <table:table-cell office:value-type="float" office:value="29.5">
            <text:p>29.5</text:p>
          </table:table-cell>
          <table:table-cell office:value-type="float" office:value="1">
            <text:p>1</text:p>
          </table:table-cell>
          <table:table-cell office:value-type="float" office:value="0.704965">
            <text:p>0.70496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76.509788">
            <text:p>-76.509788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3">
            <text:p>3</text:p>
          </table:table-cell>
          <table:table-cell office:value-type="float" office:value="7.71709">
            <text:p>7.71709</text:p>
          </table:table-cell>
          <table:table-cell office:value-type="float" office:value="10">
            <text:p>10</text:p>
          </table:table-cell>
          <table:table-cell office:value-type="float" office:value="8.9">
            <text:p>8.9</text:p>
          </table:table-cell>
          <table:table-cell office:value-type="float" office:value="1.64372">
            <text:p>1.6437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94.532776">
            <text:p>-94.532776</text:p>
          </table:table-cell>
          <table:table-cell office:value-type="float" office:value="0.556849">
            <text:p>0.556849</text:p>
          </table:table-cell>
          <table:table-cell office:value-type="float" office:value="0">
            <text:p>0</text:p>
          </table:table-cell>
          <table:table-cell office:value-type="float" office:value="1.136737">
            <text:p>1.136737</text:p>
          </table:table-cell>
          <table:table-cell office:value-type="float" office:value="11">
            <text:p>11</text:p>
          </table:table-cell>
          <table:table-cell office:value-type="float" office:value="28.4519">
            <text:p>28.4519</text:p>
          </table:table-cell>
          <table:table-cell office:value-type="float" office:value="28.1">
            <text:p>28.1</text:p>
          </table:table-cell>
          <table:table-cell office:value-type="float" office:value="0.8">
            <text:p>0.8</text:p>
          </table:table-cell>
          <table:table-cell office:value-type="float" office:value="0.498925">
            <text:p>0.4989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93.91446">
            <text:p>-93.91446</text:p>
          </table:table-cell>
          <table:table-cell office:value-type="float" office:value="0.582797">
            <text:p>0.582797</text:p>
          </table:table-cell>
          <table:table-cell office:value-type="float" office:value="0.000556">
            <text:p>0.000556</text:p>
          </table:table-cell>
          <table:table-cell office:value-type="float" office:value="0.839298">
            <text:p>0.839298</text:p>
          </table:table-cell>
          <table:table-cell office:value-type="float" office:value="8">
            <text:p>8</text:p>
          </table:table-cell>
          <table:table-cell office:value-type="float" office:value="113.026">
            <text:p>113.026</text:p>
          </table:table-cell>
          <table:table-cell office:value-type="float" office:value="66">
            <text:p>66</text:p>
          </table:table-cell>
          <table:table-cell office:value-type="float" office:value="6.1">
            <text:p>6.1</text:p>
          </table:table-cell>
          <table:table-cell office:value-type="float" office:value="1.31813">
            <text:p>1.3181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76.404302">
            <text:p>-76.404302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2">
            <text:p>2</text:p>
          </table:table-cell>
          <table:table-cell office:value-type="float" office:value="9.93281">
            <text:p>9.93281</text:p>
          </table:table-cell>
          <table:table-cell office:value-type="float" office:value="9.7">
            <text:p>9.7</text:p>
          </table:table-cell>
          <table:table-cell office:value-type="float" office:value="8.6">
            <text:p>8.6</text:p>
          </table:table-cell>
          <table:table-cell office:value-type="float" office:value="1.63177">
            <text:p>1.6317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73.342944">
            <text:p>-73.342944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1">
            <text:p>11</text:p>
          </table:table-cell>
          <table:table-cell office:value-type="float" office:value="14.9995">
            <text:p>14.9995</text:p>
          </table:table-cell>
          <table:table-cell office:value-type="float" office:value="11.7">
            <text:p>11.7</text:p>
          </table:table-cell>
          <table:table-cell office:value-type="float" office:value="10.6">
            <text:p>10.6</text:p>
          </table:table-cell>
          <table:table-cell office:value-type="float" office:value="1.18325">
            <text:p>1.183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4.482964">
            <text:p>-94.482964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1.012032">
            <text:p>1.012032</text:p>
          </table:table-cell>
          <table:table-cell office:value-type="float" office:value="6">
            <text:p>6</text:p>
          </table:table-cell>
          <table:table-cell office:value-type="float" office:value="55.8089">
            <text:p>55.8089</text:p>
          </table:table-cell>
          <table:table-cell office:value-type="float" office:value="46.3">
            <text:p>46.3</text:p>
          </table:table-cell>
          <table:table-cell office:value-type="float" office:value="2.5">
            <text:p>2.5</text:p>
          </table:table-cell>
          <table:table-cell office:value-type="float" office:value="1.00187">
            <text:p>1.0018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105.436057">
            <text:p>-105.436057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0.995701">
            <text:p>0.995701</text:p>
          </table:table-cell>
          <table:table-cell office:value-type="float" office:value="11">
            <text:p>11</text:p>
          </table:table-cell>
          <table:table-cell office:value-type="float" office:value="15.8026">
            <text:p>15.8026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  <table:table-cell office:value-type="float" office:value="0.000787">
            <text:p>0.00078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94.230586">
            <text:p>-94.230586</text:p>
          </table:table-cell>
          <table:table-cell office:value-type="float" office:value="0.582797">
            <text:p>0.582797</text:p>
          </table:table-cell>
          <table:table-cell office:value-type="float" office:value="0">
            <text:p>0</text:p>
          </table:table-cell>
          <table:table-cell office:value-type="float" office:value="0.946439">
            <text:p>0.946439</text:p>
          </table:table-cell>
          <table:table-cell office:value-type="float" office:value="0">
            <text:p>0</text:p>
          </table:table-cell>
          <table:table-cell office:value-type="float" office:value="81.1808">
            <text:p>81.1808</text:p>
          </table:table-cell>
          <table:table-cell office:value-type="float" office:value="55.3">
            <text:p>55.3</text:p>
          </table:table-cell>
          <table:table-cell office:value-type="float" office:value="4.1">
            <text:p>4.1</text:p>
          </table:table-cell>
          <table:table-cell office:value-type="float" office:value="1.15311">
            <text:p>1.1531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94.021929">
            <text:p>-94.021929</text:p>
          </table:table-cell>
          <table:table-cell office:value-type="float" office:value="0.410201">
            <text:p>0.410201</text:p>
          </table:table-cell>
          <table:table-cell office:value-type="float" office:value="0">
            <text:p>0</text:p>
          </table:table-cell>
          <table:table-cell office:value-type="float" office:value="0.06636">
            <text:p>0.06636</text:p>
          </table:table-cell>
          <table:table-cell office:value-type="float" office:value="3">
            <text:p>3</text:p>
          </table:table-cell>
          <table:table-cell office:value-type="float" office:value="105.437">
            <text:p>105.437</text:p>
          </table:table-cell>
          <table:table-cell office:value-type="float" office:value="63.2">
            <text:p>63.2</text:p>
          </table:table-cell>
          <table:table-cell office:value-type="float" office:value="5.7">
            <text:p>5.7</text:p>
          </table:table-cell>
          <table:table-cell office:value-type="float" office:value="0.112289">
            <text:p>0.1122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71.904329">
            <text:p>-71.904329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2">
            <text:p>12</text:p>
          </table:table-cell>
          <table:table-cell office:value-type="float" office:value="14.3556">
            <text:p>14.3556</text:p>
          </table:table-cell>
          <table:table-cell office:value-type="float" office:value="13.4">
            <text:p>13.4</text:p>
          </table:table-cell>
          <table:table-cell office:value-type="float" office:value="12.4">
            <text:p>12.4</text:p>
          </table:table-cell>
          <table:table-cell office:value-type="float" office:value="1.38717">
            <text:p>1.3871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94.503408">
            <text:p>-94.503408</text:p>
          </table:table-cell>
          <table:table-cell office:value-type="float" office:value="0.423626">
            <text:p>0.423626</text:p>
          </table:table-cell>
          <table:table-cell office:value-type="float" office:value="0.018823">
            <text:p>0.018823</text:p>
          </table:table-cell>
          <table:table-cell office:value-type="float" office:value="1.01624">
            <text:p>1.01624</text:p>
          </table:table-cell>
          <table:table-cell office:value-type="float" office:value="0">
            <text:p>0</text:p>
          </table:table-cell>
          <table:table-cell office:value-type="float" office:value="49.3932">
            <text:p>49.3932</text:p>
          </table:table-cell>
          <table:table-cell office:value-type="float" office:value="39.6">
            <text:p>39.6</text:p>
          </table:table-cell>
          <table:table-cell office:value-type="float" office:value="2.1">
            <text:p>2.1</text:p>
          </table:table-cell>
          <table:table-cell office:value-type="float" office:value="0.800873">
            <text:p>0.80087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92.022089">
            <text:p>-92.022089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0.668529">
            <text:p>0.668529</text:p>
          </table:table-cell>
          <table:table-cell office:value-type="float" office:value="14">
            <text:p>14</text:p>
          </table:table-cell>
          <table:table-cell office:value-type="float" office:value="166.37">
            <text:p>166.37</text:p>
          </table:table-cell>
          <table:table-cell office:value-type="float" office:value="73.7">
            <text:p>73.7</text:p>
          </table:table-cell>
          <table:table-cell office:value-type="float" office:value="9.5">
            <text:p>9.5</text:p>
          </table:table-cell>
          <table:table-cell office:value-type="float" office:value="0.902179">
            <text:p>0.90217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92.514341">
            <text:p>-92.514341</text:p>
          </table:table-cell>
          <table:table-cell office:value-type="float" office:value="0.405986">
            <text:p>0.405986</text:p>
          </table:table-cell>
          <table:table-cell office:value-type="float" office:value="0.224365">
            <text:p>0.224365</text:p>
          </table:table-cell>
          <table:table-cell office:value-type="float" office:value="0.983977">
            <text:p>0.983977</text:p>
          </table:table-cell>
          <table:table-cell office:value-type="float" office:value="21">
            <text:p>21</text:p>
          </table:table-cell>
          <table:table-cell office:value-type="float" office:value="147.279">
            <text:p>147.279</text:p>
          </table:table-cell>
          <table:table-cell office:value-type="float" office:value="72">
            <text:p>72</text:p>
          </table:table-cell>
          <table:table-cell office:value-type="float" office:value="8.3">
            <text:p>8.3</text:p>
          </table:table-cell>
          <table:table-cell office:value-type="float" office:value="1.83412">
            <text:p>1.834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94.987314">
            <text:p>-94.987314</text:p>
          </table:table-cell>
          <table:table-cell office:value-type="float" office:value="0.556849">
            <text:p>0.556849</text:p>
          </table:table-cell>
          <table:table-cell office:value-type="float" office:value="1">
            <text:p>1</text:p>
          </table:table-cell>
          <table:table-cell office:value-type="float" office:value="4.894693">
            <text:p>4.894693</text:p>
          </table:table-cell>
          <table:table-cell office:value-type="float" office:value="4">
            <text:p>4</text:p>
          </table:table-cell>
          <table:table-cell office:value-type="float" office:value="17.35">
            <text:p>17.35</text:p>
          </table:table-cell>
          <table:table-cell office:value-type="float" office:value="19.3">
            <text:p>19.3</text:p>
          </table:table-cell>
          <table:table-cell office:value-type="float" office:value="0.1">
            <text:p>0.1</text:p>
          </table:table-cell>
          <table:table-cell office:value-type="float" office:value="0.461004">
            <text:p>0.46100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94.690815">
            <text:p>-94.690815</text:p>
          </table:table-cell>
          <table:table-cell office:value-type="float" office:value="0.405986">
            <text:p>0.405986</text:p>
          </table:table-cell>
          <table:table-cell office:value-type="float" office:value="0.039525">
            <text:p>0.039525</text:p>
          </table:table-cell>
          <table:table-cell office:value-type="float" office:value="0.995701">
            <text:p>0.995701</text:p>
          </table:table-cell>
          <table:table-cell office:value-type="float" office:value="10">
            <text:p>10</text:p>
          </table:table-cell>
          <table:table-cell office:value-type="float" office:value="28.5589">
            <text:p>28.5589</text:p>
          </table:table-cell>
          <table:table-cell office:value-type="float" office:value="28.2">
            <text:p>28.2</text:p>
          </table:table-cell>
          <table:table-cell office:value-type="float" office:value="0.8">
            <text:p>0.8</text:p>
          </table:table-cell>
          <table:table-cell office:value-type="float" office:value="0.363475">
            <text:p>0.3634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94.523849">
            <text:p>-94.523849</text:p>
          </table:table-cell>
          <table:table-cell office:value-type="float" office:value="0.582797">
            <text:p>0.582797</text:p>
          </table:table-cell>
          <table:table-cell office:value-type="float" office:value="0">
            <text:p>0</text:p>
          </table:table-cell>
          <table:table-cell office:value-type="float" office:value="0.749486">
            <text:p>0.749486</text:p>
          </table:table-cell>
          <table:table-cell office:value-type="float" office:value="0">
            <text:p>0</text:p>
          </table:table-cell>
          <table:table-cell office:value-type="float" office:value="43.0958">
            <text:p>43.0958</text:p>
          </table:table-cell>
          <table:table-cell office:value-type="float" office:value="36.2">
            <text:p>36.2</text:p>
          </table:table-cell>
          <table:table-cell office:value-type="float" office:value="1.7">
            <text:p>1.7</text:p>
          </table:table-cell>
          <table:table-cell office:value-type="float" office:value="0.521379">
            <text:p>0.52137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94.175166">
            <text:p>-94.175166</text:p>
          </table:table-cell>
          <table:table-cell office:value-type="float" office:value="0.410201">
            <text:p>0.410201</text:p>
          </table:table-cell>
          <table:table-cell office:value-type="float" office:value="0">
            <text:p>0</text:p>
          </table:table-cell>
          <table:table-cell office:value-type="float" office:value="0.519269">
            <text:p>0.519269</text:p>
          </table:table-cell>
          <table:table-cell office:value-type="float" office:value="4">
            <text:p>4</text:p>
          </table:table-cell>
          <table:table-cell office:value-type="float" office:value="79.3767">
            <text:p>79.3767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0.617246">
            <text:p>0.61724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93.304434">
            <text:p>-93.304434</text:p>
          </table:table-cell>
          <table:table-cell office:value-type="float" office:value="0.434648">
            <text:p>0.434648</text:p>
          </table:table-cell>
          <table:table-cell office:value-type="float" office:value="0">
            <text:p>0</text:p>
          </table:table-cell>
          <table:table-cell office:value-type="float" office:value="0.85537">
            <text:p>0.85537</text:p>
          </table:table-cell>
          <table:table-cell office:value-type="float" office:value="9">
            <text:p>9</text:p>
          </table:table-cell>
          <table:table-cell office:value-type="float" office:value="138.163">
            <text:p>138.163</text:p>
          </table:table-cell>
          <table:table-cell office:value-type="float" office:value="70.1">
            <text:p>70.1</text:p>
          </table:table-cell>
          <table:table-cell office:value-type="float" office:value="7.7">
            <text:p>7.7</text:p>
          </table:table-cell>
          <table:table-cell office:value-type="float" office:value="1.23489">
            <text:p>1.2348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70">
            <text:p>-70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3">
            <text:p>13</text:p>
          </table:table-cell>
          <table:table-cell office:value-type="float" office:value="3.35792">
            <text:p>3.35792</text:p>
          </table:table-cell>
          <table:table-cell office:value-type="float" office:value="9">
            <text:p>9</text:p>
          </table:table-cell>
          <table:table-cell office:value-type="float" office:value="8.2">
            <text:p>8.2</text:p>
          </table:table-cell>
          <table:table-cell office:value-type="float" office:value="0.928246">
            <text:p>0.9282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93.004362">
            <text:p>-93.004362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0.995701">
            <text:p>0.995701</text:p>
          </table:table-cell>
          <table:table-cell office:value-type="float" office:value="10">
            <text:p>10</text:p>
          </table:table-cell>
          <table:table-cell office:value-type="float" office:value="128.768">
            <text:p>128.768</text:p>
          </table:table-cell>
          <table:table-cell office:value-type="float" office:value="69.1">
            <text:p>69.1</text:p>
          </table:table-cell>
          <table:table-cell office:value-type="float" office:value="7.1">
            <text:p>7.1</text:p>
          </table:table-cell>
          <table:table-cell office:value-type="float" office:value="1.51623">
            <text:p>1.5162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94.542099">
            <text:p>-94.542099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1.092363">
            <text:p>1.092363</text:p>
          </table:table-cell>
          <table:table-cell office:value-type="float" office:value="0">
            <text:p>0</text:p>
          </table:table-cell>
          <table:table-cell office:value-type="float" office:value="44.5903">
            <text:p>44.5903</text:p>
          </table:table-cell>
          <table:table-cell office:value-type="float" office:value="36.4">
            <text:p>36.4</text:p>
          </table:table-cell>
          <table:table-cell office:value-type="float" office:value="1.8">
            <text:p>1.8</text:p>
          </table:table-cell>
          <table:table-cell office:value-type="float" office:value="1.0217">
            <text:p>1.021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93.683268">
            <text:p>-93.683268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0.998479">
            <text:p>0.998479</text:p>
          </table:table-cell>
          <table:table-cell office:value-type="float" office:value="6">
            <text:p>6</text:p>
          </table:table-cell>
          <table:table-cell office:value-type="float" office:value="120.2">
            <text:p>120.2</text:p>
          </table:table-cell>
          <table:table-cell office:value-type="float" office:value="68.5">
            <text:p>68.5</text:p>
          </table:table-cell>
          <table:table-cell office:value-type="float" office:value="6.6">
            <text:p>6.6</text:p>
          </table:table-cell>
          <table:table-cell office:value-type="float" office:value="1.43324">
            <text:p>1.4332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94.928749">
            <text:p>-94.928749</text:p>
          </table:table-cell>
          <table:table-cell office:value-type="float" office:value="0.405986">
            <text:p>0.405986</text:p>
          </table:table-cell>
          <table:table-cell office:value-type="float" office:value="0.239336">
            <text:p>0.239336</text:p>
          </table:table-cell>
          <table:table-cell office:value-type="float" office:value="2.838864">
            <text:p>2.838864</text:p>
          </table:table-cell>
          <table:table-cell office:value-type="float" office:value="0">
            <text:p>0</text:p>
          </table:table-cell>
          <table:table-cell office:value-type="float" office:value="18.977">
            <text:p>18.977</text:p>
          </table:table-cell>
          <table:table-cell office:value-type="float" office:value="21.1">
            <text:p>21.1</text:p>
          </table:table-cell>
          <table:table-cell office:value-type="float" office:value="0.2">
            <text:p>0.2</text:p>
          </table:table-cell>
          <table:table-cell office:value-type="float" office:value="0.479264">
            <text:p>0.47926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93.684461">
            <text:p>-93.684461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0.998479">
            <text:p>0.998479</text:p>
          </table:table-cell>
          <table:table-cell office:value-type="float" office:value="6">
            <text:p>6</text:p>
          </table:table-cell>
          <table:table-cell office:value-type="float" office:value="118.751">
            <text:p>118.751</text:p>
          </table:table-cell>
          <table:table-cell office:value-type="float" office:value="66.6">
            <text:p>66.6</text:p>
          </table:table-cell>
          <table:table-cell office:value-type="float" office:value="6.5">
            <text:p>6.5</text:p>
          </table:table-cell>
          <table:table-cell office:value-type="float" office:value="1.36957">
            <text:p>1.3695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71.868867">
            <text:p>-71.868867</text:p>
          </table:table-cell>
          <table:table-cell office:value-type="float" office:value="0.427748">
            <text:p>0.4277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3.2429">
            <text:p>13.2429</text:p>
          </table:table-cell>
          <table:table-cell office:value-type="float" office:value="15.2">
            <text:p>15.2</text:p>
          </table:table-cell>
          <table:table-cell office:value-type="float" office:value="14.8">
            <text:p>14.8</text:p>
          </table:table-cell>
          <table:table-cell office:value-type="float" office:value="0.003164">
            <text:p>0.00316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94.420536">
            <text:p>-94.420536</text:p>
          </table:table-cell>
          <table:table-cell office:value-type="float" office:value="0.556849">
            <text:p>0.556849</text:p>
          </table:table-cell>
          <table:table-cell office:value-type="float" office:value="0">
            <text:p>0</text:p>
          </table:table-cell>
          <table:table-cell office:value-type="float" office:value="1.261222">
            <text:p>1.261222</text:p>
          </table:table-cell>
          <table:table-cell office:value-type="float" office:value="1">
            <text:p>1</text:p>
          </table:table-cell>
          <table:table-cell office:value-type="float" office:value="44.6577">
            <text:p>44.6577</text:p>
          </table:table-cell>
          <table:table-cell office:value-type="float" office:value="36.6">
            <text:p>36.6</text:p>
          </table:table-cell>
          <table:table-cell office:value-type="float" office:value="1.8">
            <text:p>1.8</text:p>
          </table:table-cell>
          <table:table-cell office:value-type="float" office:value="1.23786">
            <text:p>1.2378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94.514504">
            <text:p>-94.514504</text:p>
          </table:table-cell>
          <table:table-cell office:value-type="float" office:value="0.410201">
            <text:p>0.410201</text:p>
          </table:table-cell>
          <table:table-cell office:value-type="float" office:value="0.006728">
            <text:p>0.006728</text:p>
          </table:table-cell>
          <table:table-cell office:value-type="float" office:value="0.27142">
            <text:p>0.27142</text:p>
          </table:table-cell>
          <table:table-cell office:value-type="float" office:value="0">
            <text:p>0</text:p>
          </table:table-cell>
          <table:table-cell office:value-type="float" office:value="52.5852">
            <text:p>52.5852</text:p>
          </table:table-cell>
          <table:table-cell office:value-type="float" office:value="42.1">
            <text:p>42.1</text:p>
          </table:table-cell>
          <table:table-cell office:value-type="float" office:value="2.3">
            <text:p>2.3</text:p>
          </table:table-cell>
          <table:table-cell office:value-type="float" office:value="0.33263">
            <text:p>0.3326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94.692349">
            <text:p>-94.692349</text:p>
          </table:table-cell>
          <table:table-cell office:value-type="float" office:value="0.405986">
            <text:p>0.405986</text:p>
          </table:table-cell>
          <table:table-cell office:value-type="float" office:value="0.300141">
            <text:p>0.300141</text:p>
          </table:table-cell>
          <table:table-cell office:value-type="float" office:value="0.995701">
            <text:p>0.995701</text:p>
          </table:table-cell>
          <table:table-cell office:value-type="float" office:value="12">
            <text:p>12</text:p>
          </table:table-cell>
          <table:table-cell office:value-type="float" office:value="23.7475">
            <text:p>23.7475</text:p>
          </table:table-cell>
          <table:table-cell office:value-type="float" office:value="27.4">
            <text:p>27.4</text:p>
          </table:table-cell>
          <table:table-cell office:value-type="float" office:value="0.5">
            <text:p>0.5</text:p>
          </table:table-cell>
          <table:table-cell office:value-type="float" office:value="0.332608">
            <text:p>0.33260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1.396626">
            <text:p>-71.396626</text:p>
          </table:table-cell>
          <table:table-cell office:value-type="float" office:value="0.427748">
            <text:p>0.427748</text:p>
          </table:table-cell>
          <table:table-cell office:value-type="float" office:value="0.041758">
            <text:p>0.041758</text:p>
          </table:table-cell>
          <table:table-cell office:value-type="float" office:value="1.032445">
            <text:p>1.032445</text:p>
          </table:table-cell>
          <table:table-cell office:value-type="float" office:value="12">
            <text:p>12</text:p>
          </table:table-cell>
          <table:table-cell office:value-type="float" office:value="7.87683">
            <text:p>7.87683</text:p>
          </table:table-cell>
          <table:table-cell office:value-type="float" office:value="11.3">
            <text:p>11.3</text:p>
          </table:table-cell>
          <table:table-cell office:value-type="float" office:value="10.4">
            <text:p>10.4</text:p>
          </table:table-cell>
          <table:table-cell office:value-type="float" office:value="1.38779">
            <text:p>1.3877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7.0624">
            <text:p>-77.0624</text:p>
          </table:table-cell>
          <table:table-cell office:value-type="float" office:value="0.427748">
            <text:p>0.4277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63678">
            <text:p>8.63678</text:p>
          </table:table-cell>
          <table:table-cell office:value-type="float" office:value="6.8">
            <text:p>6.8</text:p>
          </table:table-cell>
          <table:table-cell office:value-type="float" office:value="6.3">
            <text:p>6.3</text:p>
          </table:table-cell>
          <table:table-cell office:value-type="float" office:value="0.002542">
            <text:p>0.00254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93.794869">
            <text:p>-93.794869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0.935802">
            <text:p>0.935802</text:p>
          </table:table-cell>
          <table:table-cell office:value-type="float" office:value="7">
            <text:p>7</text:p>
          </table:table-cell>
          <table:table-cell office:value-type="float" office:value="112.849">
            <text:p>112.849</text:p>
          </table:table-cell>
          <table:table-cell office:value-type="float" office:value="64.8">
            <text:p>64.8</text:p>
          </table:table-cell>
          <table:table-cell office:value-type="float" office:value="6.1">
            <text:p>6.1</text:p>
          </table:table-cell>
          <table:table-cell office:value-type="float" office:value="1.6007">
            <text:p>1.600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94.474152">
            <text:p>-94.474152</text:p>
          </table:table-cell>
          <table:table-cell office:value-type="float" office:value="0.423626">
            <text:p>0.423626</text:p>
          </table:table-cell>
          <table:table-cell office:value-type="float" office:value="0">
            <text:p>0</text:p>
          </table:table-cell>
          <table:table-cell office:value-type="float" office:value="1.01624">
            <text:p>1.01624</text:p>
          </table:table-cell>
          <table:table-cell office:value-type="float" office:value="1">
            <text:p>1</text:p>
          </table:table-cell>
          <table:table-cell office:value-type="float" office:value="69.5463">
            <text:p>69.5463</text:p>
          </table:table-cell>
          <table:table-cell office:value-type="float" office:value="51.7">
            <text:p>51.7</text:p>
          </table:table-cell>
          <table:table-cell office:value-type="float" office:value="3.4">
            <text:p>3.4</text:p>
          </table:table-cell>
          <table:table-cell office:value-type="float" office:value="1.27577">
            <text:p>1.2757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94.465906">
            <text:p>-94.465906</text:p>
          </table:table-cell>
          <table:table-cell office:value-type="float" office:value="0.423626">
            <text:p>0.423626</text:p>
          </table:table-cell>
          <table:table-cell office:value-type="float" office:value="0.018823">
            <text:p>0.018823</text:p>
          </table:table-cell>
          <table:table-cell office:value-type="float" office:value="1.01624">
            <text:p>1.01624</text:p>
          </table:table-cell>
          <table:table-cell office:value-type="float" office:value="0">
            <text:p>0</text:p>
          </table:table-cell>
          <table:table-cell office:value-type="float" office:value="63.779">
            <text:p>63.779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.38796">
            <text:p>1.3879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-93.237251">
            <text:p>-93.237251</text:p>
          </table:table-cell>
          <table:table-cell office:value-type="float" office:value="0.434648">
            <text:p>0.434648</text:p>
          </table:table-cell>
          <table:table-cell office:value-type="float" office:value="0">
            <text:p>0</text:p>
          </table:table-cell>
          <table:table-cell office:value-type="float" office:value="0.85537">
            <text:p>0.85537</text:p>
          </table:table-cell>
          <table:table-cell office:value-type="float" office:value="9">
            <text:p>9</text:p>
          </table:table-cell>
          <table:table-cell office:value-type="float" office:value="137.465">
            <text:p>137.465</text:p>
          </table:table-cell>
          <table:table-cell office:value-type="float" office:value="69.3">
            <text:p>69.3</text:p>
          </table:table-cell>
          <table:table-cell office:value-type="float" office:value="7.7">
            <text:p>7.7</text:p>
          </table:table-cell>
          <table:table-cell office:value-type="float" office:value="1.40567">
            <text:p>1.4056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-94.491456">
            <text:p>-94.491456</text:p>
          </table:table-cell>
          <table:table-cell office:value-type="float" office:value="0.410201">
            <text:p>0.410201</text:p>
          </table:table-cell>
          <table:table-cell office:value-type="float" office:value="0.12985">
            <text:p>0.12985</text:p>
          </table:table-cell>
          <table:table-cell office:value-type="float" office:value="1.140334">
            <text:p>1.140334</text:p>
          </table:table-cell>
          <table:table-cell office:value-type="float" office:value="11">
            <text:p>11</text:p>
          </table:table-cell>
          <table:table-cell office:value-type="float" office:value="52.5866">
            <text:p>52.5866</text:p>
          </table:table-cell>
          <table:table-cell office:value-type="float" office:value="42.4">
            <text:p>42.4</text:p>
          </table:table-cell>
          <table:table-cell office:value-type="float" office:value="2.3">
            <text:p>2.3</text:p>
          </table:table-cell>
          <table:table-cell office:value-type="float" office:value="1.20679">
            <text:p>1.2067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94.467275">
            <text:p>-94.467275</text:p>
          </table:table-cell>
          <table:table-cell office:value-type="float" office:value="0.405986">
            <text:p>0.405986</text:p>
          </table:table-cell>
          <table:table-cell office:value-type="float" office:value="0.037623">
            <text:p>0.037623</text:p>
          </table:table-cell>
          <table:table-cell office:value-type="float" office:value="1.098266">
            <text:p>1.098266</text:p>
          </table:table-cell>
          <table:table-cell office:value-type="float" office:value="0">
            <text:p>0</text:p>
          </table:table-cell>
          <table:table-cell office:value-type="float" office:value="58.959">
            <text:p>58.959</text:p>
          </table:table-cell>
          <table:table-cell office:value-type="float" office:value="47.4">
            <text:p>47.4</text:p>
          </table:table-cell>
          <table:table-cell office:value-type="float" office:value="2.7">
            <text:p>2.7</text:p>
          </table:table-cell>
          <table:table-cell office:value-type="float" office:value="1.22452">
            <text:p>1.2245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94.613558">
            <text:p>-94.613558</text:p>
          </table:table-cell>
          <table:table-cell office:value-type="float" office:value="0.410201">
            <text:p>0.410201</text:p>
          </table:table-cell>
          <table:table-cell office:value-type="float" office:value="0.414994">
            <text:p>0.414994</text:p>
          </table:table-cell>
          <table:table-cell office:value-type="float" office:value="1.392814">
            <text:p>1.392814</text:p>
          </table:table-cell>
          <table:table-cell office:value-type="float" office:value="10">
            <text:p>10</text:p>
          </table:table-cell>
          <table:table-cell office:value-type="float" office:value="31.8593">
            <text:p>31.8593</text:p>
          </table:table-cell>
          <table:table-cell office:value-type="float" office:value="29.8">
            <text:p>29.8</text:p>
          </table:table-cell>
          <table:table-cell office:value-type="float" office:value="1">
            <text:p>1</text:p>
          </table:table-cell>
          <table:table-cell office:value-type="float" office:value="1.02674">
            <text:p>1.0267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93.856651">
            <text:p>-93.856651</text:p>
          </table:table-cell>
          <table:table-cell office:value-type="float" office:value="0.461094">
            <text:p>0.461094</text:p>
          </table:table-cell>
          <table:table-cell office:value-type="float" office:value="0">
            <text:p>0</text:p>
          </table:table-cell>
          <table:table-cell office:value-type="float" office:value="0.98678">
            <text:p>0.98678</text:p>
          </table:table-cell>
          <table:table-cell office:value-type="float" office:value="5">
            <text:p>5</text:p>
          </table:table-cell>
          <table:table-cell office:value-type="float" office:value="115.464">
            <text:p>115.464</text:p>
          </table:table-cell>
          <table:table-cell office:value-type="float" office:value="66.1">
            <text:p>66.1</text:p>
          </table:table-cell>
          <table:table-cell office:value-type="float" office:value="6.3">
            <text:p>6.3</text:p>
          </table:table-cell>
          <table:table-cell office:value-type="float" office:value="1.63315">
            <text:p>1.6331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94.498038">
            <text:p>-94.498038</text:p>
          </table:table-cell>
          <table:table-cell office:value-type="float" office:value="0.410201">
            <text:p>0.410201</text:p>
          </table:table-cell>
          <table:table-cell office:value-type="float" office:value="0.098342">
            <text:p>0.098342</text:p>
          </table:table-cell>
          <table:table-cell office:value-type="float" office:value="1.140983">
            <text:p>1.140983</text:p>
          </table:table-cell>
          <table:table-cell office:value-type="float" office:value="3">
            <text:p>3</text:p>
          </table:table-cell>
          <table:table-cell office:value-type="float" office:value="68.6552">
            <text:p>68.6552</text:p>
          </table:table-cell>
          <table:table-cell office:value-type="float" office:value="50.5">
            <text:p>50.5</text:p>
          </table:table-cell>
          <table:table-cell office:value-type="float" office:value="3.3">
            <text:p>3.3</text:p>
          </table:table-cell>
          <table:table-cell office:value-type="float" office:value="1.63645">
            <text:p>1.6364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73.560745">
            <text:p>-73.560745</text:p>
          </table:table-cell>
          <table:table-cell office:value-type="float" office:value="0.427748">
            <text:p>0.42774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.02028">
            <text:p>2.02028</text:p>
          </table:table-cell>
          <table:table-cell office:value-type="float" office:value="8.9">
            <text:p>8.9</text:p>
          </table:table-cell>
          <table:table-cell office:value-type="float" office:value="8.4">
            <text:p>8.4</text:p>
          </table:table-cell>
          <table:table-cell office:value-type="float" office:value="0.003856">
            <text:p>0.00385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92.769797">
            <text:p>-92.769797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1.039887">
            <text:p>1.039887</text:p>
          </table:table-cell>
          <table:table-cell office:value-type="float" office:value="15">
            <text:p>15</text:p>
          </table:table-cell>
          <table:table-cell office:value-type="float" office:value="147.106">
            <text:p>147.106</text:p>
          </table:table-cell>
          <table:table-cell office:value-type="float" office:value="70.7">
            <text:p>70.7</text:p>
          </table:table-cell>
          <table:table-cell office:value-type="float" office:value="8.3">
            <text:p>8.3</text:p>
          </table:table-cell>
          <table:table-cell office:value-type="float" office:value="1.52995">
            <text:p>1.5299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-75.998554">
            <text:p>-75.998554</text:p>
          </table:table-cell>
          <table:table-cell office:value-type="float" office:value="0.427748">
            <text:p>0.427748</text:p>
          </table:table-cell>
          <table:table-cell table:number-columns-repeated="3" office:value-type="float" office:value="0">
            <text:p>0</text:p>
          </table:table-cell>
          <table:table-cell office:value-type="float" office:value="0.249455">
            <text:p>0.249455</text:p>
          </table:table-cell>
          <table:table-cell office:value-type="float" office:value="6.5">
            <text:p>6.5</text:p>
          </table:table-cell>
          <table:table-cell office:value-type="float" office:value="6.4">
            <text:p>6.4</text:p>
          </table:table-cell>
          <table:table-cell office:value-type="float" office:value="0.002828">
            <text:p>0.00282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91.743459">
            <text:p>-91.743459</text:p>
          </table:table-cell>
          <table:table-cell office:value-type="float" office:value="0.436699">
            <text:p>0.436699</text:p>
          </table:table-cell>
          <table:table-cell office:value-type="float" office:value="0">
            <text:p>0</text:p>
          </table:table-cell>
          <table:table-cell office:value-type="float" office:value="1.305608">
            <text:p>1.305608</text:p>
          </table:table-cell>
          <table:table-cell office:value-type="float" office:value="11">
            <text:p>11</text:p>
          </table:table-cell>
          <table:table-cell office:value-type="float" office:value="184.003">
            <text:p>184.003</text:p>
          </table:table-cell>
          <table:table-cell office:value-type="float" office:value="73.8">
            <text:p>73.8</text:p>
          </table:table-cell>
          <table:table-cell office:value-type="float" office:value="10.8">
            <text:p>10.8</text:p>
          </table:table-cell>
          <table:table-cell office:value-type="float" office:value="1.60126">
            <text:p>1.6012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94.419154">
            <text:p>-94.419154</text:p>
          </table:table-cell>
          <table:table-cell office:value-type="float" office:value="0.405986">
            <text:p>0.405986</text:p>
          </table:table-cell>
          <table:table-cell office:value-type="float" office:value="0.00113">
            <text:p>0.00113</text:p>
          </table:table-cell>
          <table:table-cell office:value-type="float" office:value="1.098266">
            <text:p>1.098266</text:p>
          </table:table-cell>
          <table:table-cell office:value-type="float" office:value="0">
            <text:p>0</text:p>
          </table:table-cell>
          <table:table-cell office:value-type="float" office:value="86.0443">
            <text:p>86.0443</text:p>
          </table:table-cell>
          <table:table-cell office:value-type="float" office:value="58.6">
            <text:p>58.6</text:p>
          </table:table-cell>
          <table:table-cell office:value-type="float" office:value="4.4">
            <text:p>4.4</text:p>
          </table:table-cell>
          <table:table-cell office:value-type="float" office:value="1.73674">
            <text:p>1.7367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94.772817">
            <text:p>-94.772817</text:p>
          </table:table-cell>
          <table:table-cell office:value-type="float" office:value="0.556849">
            <text:p>0.556849</text:p>
          </table:table-cell>
          <table:table-cell office:value-type="float" office:value="0">
            <text:p>0</text:p>
          </table:table-cell>
          <table:table-cell office:value-type="float" office:value="2.911626">
            <text:p>2.911626</text:p>
          </table:table-cell>
          <table:table-cell office:value-type="float" office:value="7">
            <text:p>7</text:p>
          </table:table-cell>
          <table:table-cell office:value-type="float" office:value="20.6093">
            <text:p>20.6093</text:p>
          </table:table-cell>
          <table:table-cell office:value-type="float" office:value="22.8">
            <text:p>22.8</text:p>
          </table:table-cell>
          <table:table-cell office:value-type="float" office:value="0.3">
            <text:p>0.3</text:p>
          </table:table-cell>
          <table:table-cell office:value-type="float" office:value="0.563609">
            <text:p>0.56360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94.51406">
            <text:p>-94.51406</text:p>
          </table:table-cell>
          <table:table-cell office:value-type="float" office:value="0.410201">
            <text:p>0.410201</text:p>
          </table:table-cell>
          <table:table-cell office:value-type="float" office:value="0.152947">
            <text:p>0.152947</text:p>
          </table:table-cell>
          <table:table-cell office:value-type="float" office:value="1.19585">
            <text:p>1.19585</text:p>
          </table:table-cell>
          <table:table-cell office:value-type="float" office:value="0">
            <text:p>0</text:p>
          </table:table-cell>
          <table:table-cell office:value-type="float" office:value="51.0042">
            <text:p>51.0042</text:p>
          </table:table-cell>
          <table:table-cell office:value-type="float" office:value="41.3">
            <text:p>41.3</text:p>
          </table:table-cell>
          <table:table-cell office:value-type="float" office:value="2.2">
            <text:p>2.2</text:p>
          </table:table-cell>
          <table:table-cell office:value-type="float" office:value="1.12484">
            <text:p>1.1248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76.59676">
            <text:p>-76.59676</text:p>
          </table:table-cell>
          <table:table-cell office:value-type="float" office:value="0.427748">
            <text:p>0.4277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47132">
            <text:p>2.47132</text:p>
          </table:table-cell>
          <table:table-cell office:value-type="float" office:value="6.9">
            <text:p>6.9</text:p>
          </table:table-cell>
          <table:table-cell office:value-type="float" office:value="6.4">
            <text:p>6.4</text:p>
          </table:table-cell>
          <table:table-cell office:value-type="float" office:value="0.002594">
            <text:p>0.00259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94.480429">
            <text:p>-94.480429</text:p>
          </table:table-cell>
          <table:table-cell office:value-type="float" office:value="0.410201">
            <text:p>0.410201</text:p>
          </table:table-cell>
          <table:table-cell office:value-type="float" office:value="0.152947">
            <text:p>0.152947</text:p>
          </table:table-cell>
          <table:table-cell office:value-type="float" office:value="1.19585">
            <text:p>1.19585</text:p>
          </table:table-cell>
          <table:table-cell office:value-type="float" office:value="0">
            <text:p>0</text:p>
          </table:table-cell>
          <table:table-cell office:value-type="float" office:value="65.1907">
            <text:p>65.1907</text:p>
          </table:table-cell>
          <table:table-cell office:value-type="float" office:value="49.1">
            <text:p>49.1</text:p>
          </table:table-cell>
          <table:table-cell office:value-type="float" office:value="3.1">
            <text:p>3.1</text:p>
          </table:table-cell>
          <table:table-cell office:value-type="float" office:value="1.72537">
            <text:p>1.7253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70.134384">
            <text:p>-70.134384</text:p>
          </table:table-cell>
          <table:table-cell office:value-type="float" office:value="0.427748">
            <text:p>0.427748</text:p>
          </table:table-cell>
          <table:table-cell office:value-type="float" office:value="0.041758">
            <text:p>0.041758</text:p>
          </table:table-cell>
          <table:table-cell office:value-type="float" office:value="1.032445">
            <text:p>1.032445</text:p>
          </table:table-cell>
          <table:table-cell office:value-type="float" office:value="13">
            <text:p>13</text:p>
          </table:table-cell>
          <table:table-cell office:value-type="float" office:value="3.16806">
            <text:p>3.16806</text:p>
          </table:table-cell>
          <table:table-cell office:value-type="float" office:value="15.9">
            <text:p>15.9</text:p>
          </table:table-cell>
          <table:table-cell office:value-type="float" office:value="15">
            <text:p>15</text:p>
          </table:table-cell>
          <table:table-cell office:value-type="float" office:value="1.32759">
            <text:p>1.3275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72.835682">
            <text:p>-72.835682</text:p>
          </table:table-cell>
          <table:table-cell office:value-type="float" office:value="0.427748">
            <text:p>0.42774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.45786">
            <text:p>5.45786</text:p>
          </table:table-cell>
          <table:table-cell office:value-type="float" office:value="13.9">
            <text:p>13.9</text:p>
          </table:table-cell>
          <table:table-cell office:value-type="float" office:value="13.7">
            <text:p>13.7</text:p>
          </table:table-cell>
          <table:table-cell office:value-type="float" office:value="0.003025">
            <text:p>0.00302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94.511626">
            <text:p>-94.511626</text:p>
          </table:table-cell>
          <table:table-cell office:value-type="float" office:value="0.410201">
            <text:p>0.410201</text:p>
          </table:table-cell>
          <table:table-cell office:value-type="float" office:value="0">
            <text:p>0</text:p>
          </table:table-cell>
          <table:table-cell office:value-type="float" office:value="0.519269">
            <text:p>0.519269</text:p>
          </table:table-cell>
          <table:table-cell office:value-type="float" office:value="0">
            <text:p>0</text:p>
          </table:table-cell>
          <table:table-cell office:value-type="float" office:value="49.4645">
            <text:p>49.4645</text:p>
          </table:table-cell>
          <table:table-cell office:value-type="float" office:value="40.6">
            <text:p>40.6</text:p>
          </table:table-cell>
          <table:table-cell office:value-type="float" office:value="2.1">
            <text:p>2.1</text:p>
          </table:table-cell>
          <table:table-cell office:value-type="float" office:value="0.568842">
            <text:p>0.56884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94.429928">
            <text:p>-94.429928</text:p>
          </table:table-cell>
          <table:table-cell office:value-type="float" office:value="0.434648">
            <text:p>0.434648</text:p>
          </table:table-cell>
          <table:table-cell office:value-type="float" office:value="0">
            <text:p>0</text:p>
          </table:table-cell>
          <table:table-cell office:value-type="float" office:value="1.018086">
            <text:p>1.018086</text:p>
          </table:table-cell>
          <table:table-cell office:value-type="float" office:value="0">
            <text:p>0</text:p>
          </table:table-cell>
          <table:table-cell office:value-type="float" office:value="52.6283">
            <text:p>52.6283</text:p>
          </table:table-cell>
          <table:table-cell office:value-type="float" office:value="42.7">
            <text:p>42.7</text:p>
          </table:table-cell>
          <table:table-cell office:value-type="float" office:value="2.3">
            <text:p>2.3</text:p>
          </table:table-cell>
          <table:table-cell office:value-type="float" office:value="1.04111">
            <text:p>1.0411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94.510012">
            <text:p>-94.510012</text:p>
          </table:table-cell>
          <table:table-cell office:value-type="float" office:value="0.410201">
            <text:p>0.410201</text:p>
          </table:table-cell>
          <table:table-cell office:value-type="float" office:value="0.098342">
            <text:p>0.098342</text:p>
          </table:table-cell>
          <table:table-cell office:value-type="float" office:value="1.140983">
            <text:p>1.140983</text:p>
          </table:table-cell>
          <table:table-cell office:value-type="float" office:value="2">
            <text:p>2</text:p>
          </table:table-cell>
          <table:table-cell office:value-type="float" office:value="67.059">
            <text:p>67.059</text:p>
          </table:table-cell>
          <table:table-cell office:value-type="float" office:value="49.5">
            <text:p>49.5</text:p>
          </table:table-cell>
          <table:table-cell office:value-type="float" office:value="3.2">
            <text:p>3.2</text:p>
          </table:table-cell>
          <table:table-cell office:value-type="float" office:value="1.51216">
            <text:p>1.5121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94.562329">
            <text:p>-94.562329</text:p>
          </table:table-cell>
          <table:table-cell office:value-type="float" office:value="0.434648">
            <text:p>0.434648</text:p>
          </table:table-cell>
          <table:table-cell office:value-type="float" office:value="0">
            <text:p>0</text:p>
          </table:table-cell>
          <table:table-cell office:value-type="float" office:value="1.700512">
            <text:p>1.700512</text:p>
          </table:table-cell>
          <table:table-cell office:value-type="float" office:value="0">
            <text:p>0</text:p>
          </table:table-cell>
          <table:table-cell office:value-type="float" office:value="43.0749">
            <text:p>43.0749</text:p>
          </table:table-cell>
          <table:table-cell office:value-type="float" office:value="35.9">
            <text:p>35.9</text:p>
          </table:table-cell>
          <table:table-cell office:value-type="float" office:value="1.7">
            <text:p>1.7</text:p>
          </table:table-cell>
          <table:table-cell office:value-type="float" office:value="1.3152">
            <text:p>1.315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92.839227">
            <text:p>-92.839227</text:p>
          </table:table-cell>
          <table:table-cell office:value-type="float" office:value="0.423626">
            <text:p>0.423626</text:p>
          </table:table-cell>
          <table:table-cell office:value-type="float" office:value="0">
            <text:p>0</text:p>
          </table:table-cell>
          <table:table-cell office:value-type="float" office:value="1.035573">
            <text:p>1.035573</text:p>
          </table:table-cell>
          <table:table-cell office:value-type="float" office:value="17">
            <text:p>17</text:p>
          </table:table-cell>
          <table:table-cell office:value-type="float" office:value="152.683">
            <text:p>152.683</text:p>
          </table:table-cell>
          <table:table-cell office:value-type="float" office:value="73.2">
            <text:p>73.2</text:p>
          </table:table-cell>
          <table:table-cell office:value-type="float" office:value="8.6">
            <text:p>8.6</text:p>
          </table:table-cell>
          <table:table-cell office:value-type="float" office:value="1.37633">
            <text:p>1.376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93.763295">
            <text:p>-93.763295</text:p>
          </table:table-cell>
          <table:table-cell office:value-type="float" office:value="0.436699">
            <text:p>0.436699</text:p>
          </table:table-cell>
          <table:table-cell office:value-type="float" office:value="0">
            <text:p>0</text:p>
          </table:table-cell>
          <table:table-cell office:value-type="float" office:value="0.888181">
            <text:p>0.888181</text:p>
          </table:table-cell>
          <table:table-cell office:value-type="float" office:value="10">
            <text:p>10</text:p>
          </table:table-cell>
          <table:table-cell office:value-type="float" office:value="108.51">
            <text:p>108.51</text:p>
          </table:table-cell>
          <table:table-cell office:value-type="float" office:value="63.3">
            <text:p>63.3</text:p>
          </table:table-cell>
          <table:table-cell office:value-type="float" office:value="5.8">
            <text:p>5.8</text:p>
          </table:table-cell>
          <table:table-cell office:value-type="float" office:value="1.19667">
            <text:p>1.1966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94.520143">
            <text:p>-94.520143</text:p>
          </table:table-cell>
          <table:table-cell office:value-type="float" office:value="0.436699">
            <text:p>0.436699</text:p>
          </table:table-cell>
          <table:table-cell office:value-type="float" office:value="0">
            <text:p>0</text:p>
          </table:table-cell>
          <table:table-cell office:value-type="float" office:value="1.165552">
            <text:p>1.165552</text:p>
          </table:table-cell>
          <table:table-cell office:value-type="float" office:value="0">
            <text:p>0</text:p>
          </table:table-cell>
          <table:table-cell office:value-type="float" office:value="47.8209">
            <text:p>47.8209</text:p>
          </table:table-cell>
          <table:table-cell office:value-type="float" office:value="38.4">
            <text:p>38.4</text:p>
          </table:table-cell>
          <table:table-cell office:value-type="float" office:value="2">
            <text:p>2</text:p>
          </table:table-cell>
          <table:table-cell office:value-type="float" office:value="1.10023">
            <text:p>1.1002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92.619873">
            <text:p>-92.619873</text:p>
          </table:table-cell>
          <table:table-cell office:value-type="float" office:value="0.436699">
            <text:p>0.436699</text:p>
          </table:table-cell>
          <table:table-cell office:value-type="float" office:value="0">
            <text:p>0</text:p>
          </table:table-cell>
          <table:table-cell office:value-type="float" office:value="0.93277">
            <text:p>0.93277</text:p>
          </table:table-cell>
          <table:table-cell office:value-type="float" office:value="18">
            <text:p>18</text:p>
          </table:table-cell>
          <table:table-cell office:value-type="float" office:value="163.778">
            <text:p>163.778</text:p>
          </table:table-cell>
          <table:table-cell office:value-type="float" office:value="73.4">
            <text:p>73.4</text:p>
          </table:table-cell>
          <table:table-cell office:value-type="float" office:value="9.3">
            <text:p>9.3</text:p>
          </table:table-cell>
          <table:table-cell office:value-type="float" office:value="1.31007">
            <text:p>1.3100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73.720006">
            <text:p>-73.720006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0">
            <text:p>10</text:p>
          </table:table-cell>
          <table:table-cell office:value-type="float" office:value="15.1236">
            <text:p>15.1236</text:p>
          </table:table-cell>
          <table:table-cell office:value-type="float" office:value="12">
            <text:p>12</text:p>
          </table:table-cell>
          <table:table-cell office:value-type="float" office:value="10.8">
            <text:p>10.8</text:p>
          </table:table-cell>
          <table:table-cell office:value-type="float" office:value="1.55032">
            <text:p>1.5503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94.506109">
            <text:p>-94.506109</text:p>
          </table:table-cell>
          <table:table-cell office:value-type="float" office:value="0.556849">
            <text:p>0.556849</text:p>
          </table:table-cell>
          <table:table-cell office:value-type="float" office:value="0.440753">
            <text:p>0.440753</text:p>
          </table:table-cell>
          <table:table-cell office:value-type="float" office:value="1.443974">
            <text:p>1.443974</text:p>
          </table:table-cell>
          <table:table-cell office:value-type="float" office:value="5">
            <text:p>5</text:p>
          </table:table-cell>
          <table:table-cell office:value-type="float" office:value="43.0221">
            <text:p>43.0221</text:p>
          </table:table-cell>
          <table:table-cell office:value-type="float" office:value="35.8">
            <text:p>35.8</text:p>
          </table:table-cell>
          <table:table-cell office:value-type="float" office:value="1.7">
            <text:p>1.7</text:p>
          </table:table-cell>
          <table:table-cell office:value-type="float" office:value="1.46825">
            <text:p>1.4682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94.693272">
            <text:p>-94.693272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0.187387">
            <text:p>0.187387</text:p>
          </table:table-cell>
          <table:table-cell office:value-type="float" office:value="0">
            <text:p>0</text:p>
          </table:table-cell>
          <table:table-cell office:value-type="float" office:value="22.1507">
            <text:p>22.1507</text:p>
          </table:table-cell>
          <table:table-cell office:value-type="float" office:value="25.1">
            <text:p>25.1</text:p>
          </table:table-cell>
          <table:table-cell office:value-type="float" office:value="0.4">
            <text:p>0.4</text:p>
          </table:table-cell>
          <table:table-cell office:value-type="float" office:value="0.043303">
            <text:p>0.04330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74.581393">
            <text:p>-74.581393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1">
            <text:p>11</text:p>
          </table:table-cell>
          <table:table-cell office:value-type="float" office:value="0.070192">
            <text:p>0.070192</text:p>
          </table:table-cell>
          <table:table-cell office:value-type="float" office:value="7.2">
            <text:p>7.2</text:p>
          </table:table-cell>
          <table:table-cell office:value-type="float" office:value="6.5">
            <text:p>6.5</text:p>
          </table:table-cell>
          <table:table-cell office:value-type="float" office:value="1.29752">
            <text:p>1.2975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70">
            <text:p>-70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4">
            <text:p>14</text:p>
          </table:table-cell>
          <table:table-cell office:value-type="float" office:value="9.74405">
            <text:p>9.74405</text:p>
          </table:table-cell>
          <table:table-cell office:value-type="float" office:value="10.4">
            <text:p>10.4</text:p>
          </table:table-cell>
          <table:table-cell office:value-type="float" office:value="9.6">
            <text:p>9.6</text:p>
          </table:table-cell>
          <table:table-cell office:value-type="float" office:value="0.412346">
            <text:p>0.41234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73.682383">
            <text:p>-73.682383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1">
            <text:p>11</text:p>
          </table:table-cell>
          <table:table-cell office:value-type="float" office:value="3.01741">
            <text:p>3.01741</text:p>
          </table:table-cell>
          <table:table-cell office:value-type="float" office:value="9.2">
            <text:p>9.2</text:p>
          </table:table-cell>
          <table:table-cell office:value-type="float" office:value="8.8">
            <text:p>8.8</text:p>
          </table:table-cell>
          <table:table-cell office:value-type="float" office:value="1.38101">
            <text:p>1.3810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94.427654">
            <text:p>-94.427654</text:p>
          </table:table-cell>
          <table:table-cell office:value-type="float" office:value="0.461094">
            <text:p>0.461094</text:p>
          </table:table-cell>
          <table:table-cell office:value-type="float" office:value="0">
            <text:p>0</text:p>
          </table:table-cell>
          <table:table-cell office:value-type="float" office:value="0.98678">
            <text:p>0.98678</text:p>
          </table:table-cell>
          <table:table-cell office:value-type="float" office:value="0">
            <text:p>0</text:p>
          </table:table-cell>
          <table:table-cell office:value-type="float" office:value="76.6587">
            <text:p>76.6587</text:p>
          </table:table-cell>
          <table:table-cell office:value-type="float" office:value="53.7">
            <text:p>53.7</text:p>
          </table:table-cell>
          <table:table-cell office:value-type="float" office:value="3.8">
            <text:p>3.8</text:p>
          </table:table-cell>
          <table:table-cell office:value-type="float" office:value="1.36296">
            <text:p>1.3629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94.239725">
            <text:p>-94.239725</text:p>
          </table:table-cell>
          <table:table-cell office:value-type="float" office:value="0.556849">
            <text:p>0.556849</text:p>
          </table:table-cell>
          <table:table-cell office:value-type="float" office:value="0">
            <text:p>0</text:p>
          </table:table-cell>
          <table:table-cell office:value-type="float" office:value="1.136737">
            <text:p>1.136737</text:p>
          </table:table-cell>
          <table:table-cell office:value-type="float" office:value="2">
            <text:p>2</text:p>
          </table:table-cell>
          <table:table-cell office:value-type="float" office:value="82.8476">
            <text:p>82.8476</text:p>
          </table:table-cell>
          <table:table-cell office:value-type="float" office:value="56">
            <text:p>56</text:p>
          </table:table-cell>
          <table:table-cell office:value-type="float" office:value="4.2">
            <text:p>4.2</text:p>
          </table:table-cell>
          <table:table-cell office:value-type="float" office:value="1.15801">
            <text:p>1.1580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94.49952">
            <text:p>-94.49952</text:p>
          </table:table-cell>
          <table:table-cell office:value-type="float" office:value="0.556849">
            <text:p>0.556849</text:p>
          </table:table-cell>
          <table:table-cell office:value-type="float" office:value="0">
            <text:p>0</text:p>
          </table:table-cell>
          <table:table-cell office:value-type="float" office:value="1.343939">
            <text:p>1.343939</text:p>
          </table:table-cell>
          <table:table-cell office:value-type="float" office:value="0">
            <text:p>0</text:p>
          </table:table-cell>
          <table:table-cell office:value-type="float" office:value="38.2159">
            <text:p>38.2159</text:p>
          </table:table-cell>
          <table:table-cell office:value-type="float" office:value="33.7">
            <text:p>33.7</text:p>
          </table:table-cell>
          <table:table-cell office:value-type="float" office:value="1.4">
            <text:p>1.4</text:p>
          </table:table-cell>
          <table:table-cell office:value-type="float" office:value="0.78247">
            <text:p>0.7824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94.541483">
            <text:p>-94.541483</text:p>
          </table:table-cell>
          <table:table-cell office:value-type="float" office:value="0.582797">
            <text:p>0.582797</text:p>
          </table:table-cell>
          <table:table-cell office:value-type="float" office:value="0.288364">
            <text:p>0.288364</text:p>
          </table:table-cell>
          <table:table-cell office:value-type="float" office:value="0.731559">
            <text:p>0.731559</text:p>
          </table:table-cell>
          <table:table-cell office:value-type="float" office:value="0">
            <text:p>0</text:p>
          </table:table-cell>
          <table:table-cell office:value-type="float" office:value="31.7324">
            <text:p>31.7324</text:p>
          </table:table-cell>
          <table:table-cell office:value-type="float" office:value="28.7">
            <text:p>28.7</text:p>
          </table:table-cell>
          <table:table-cell office:value-type="float" office:value="1">
            <text:p>1</text:p>
          </table:table-cell>
          <table:table-cell office:value-type="float" office:value="0.443222">
            <text:p>0.44322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93.76602">
            <text:p>-93.76602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1.039887">
            <text:p>1.039887</text:p>
          </table:table-cell>
          <table:table-cell office:value-type="float" office:value="7">
            <text:p>7</text:p>
          </table:table-cell>
          <table:table-cell office:value-type="float" office:value="112.887">
            <text:p>112.887</text:p>
          </table:table-cell>
          <table:table-cell office:value-type="float" office:value="65.2">
            <text:p>65.2</text:p>
          </table:table-cell>
          <table:table-cell office:value-type="float" office:value="6.1">
            <text:p>6.1</text:p>
          </table:table-cell>
          <table:table-cell office:value-type="float" office:value="1.45352">
            <text:p>1.4535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94.516149">
            <text:p>-94.516149</text:p>
          </table:table-cell>
          <table:table-cell office:value-type="float" office:value="0.410201">
            <text:p>0.410201</text:p>
          </table:table-cell>
          <table:table-cell office:value-type="float" office:value="0.12985">
            <text:p>0.12985</text:p>
          </table:table-cell>
          <table:table-cell office:value-type="float" office:value="1.140334">
            <text:p>1.140334</text:p>
          </table:table-cell>
          <table:table-cell office:value-type="float" office:value="0">
            <text:p>0</text:p>
          </table:table-cell>
          <table:table-cell office:value-type="float" office:value="36.414">
            <text:p>36.414</text:p>
          </table:table-cell>
          <table:table-cell office:value-type="float" office:value="31.3">
            <text:p>31.3</text:p>
          </table:table-cell>
          <table:table-cell office:value-type="float" office:value="1.3">
            <text:p>1.3</text:p>
          </table:table-cell>
          <table:table-cell office:value-type="float" office:value="0.902359">
            <text:p>0.90235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74.73237">
            <text:p>-74.73237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2">
            <text:p>12</text:p>
          </table:table-cell>
          <table:table-cell office:value-type="float" office:value="1.46197">
            <text:p>1.46197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1.67808">
            <text:p>1.6780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94.43402">
            <text:p>-94.43402</text:p>
          </table:table-cell>
          <table:table-cell office:value-type="float" office:value="0.436699">
            <text:p>0.436699</text:p>
          </table:table-cell>
          <table:table-cell office:value-type="float" office:value="0.00011">
            <text:p>0.00011</text:p>
          </table:table-cell>
          <table:table-cell office:value-type="float" office:value="1.158626">
            <text:p>1.158626</text:p>
          </table:table-cell>
          <table:table-cell office:value-type="float" office:value="0">
            <text:p>0</text:p>
          </table:table-cell>
          <table:table-cell office:value-type="float" office:value="84.3998">
            <text:p>84.3998</text:p>
          </table:table-cell>
          <table:table-cell office:value-type="float" office:value="56.4">
            <text:p>56.4</text:p>
          </table:table-cell>
          <table:table-cell office:value-type="float" office:value="4.3">
            <text:p>4.3</text:p>
          </table:table-cell>
          <table:table-cell office:value-type="float" office:value="1.75663">
            <text:p>1.7566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73.883228">
            <text:p>-73.883228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9">
            <text:p>9</text:p>
          </table:table-cell>
          <table:table-cell office:value-type="float" office:value="1.91178">
            <text:p>1.91178</text:p>
          </table:table-cell>
          <table:table-cell office:value-type="float" office:value="8.6">
            <text:p>8.6</text:p>
          </table:table-cell>
          <table:table-cell office:value-type="float" office:value="7.8">
            <text:p>7.8</text:p>
          </table:table-cell>
          <table:table-cell office:value-type="float" office:value="1.40008">
            <text:p>1.4000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94.50754">
            <text:p>-94.50754</text:p>
          </table:table-cell>
          <table:table-cell office:value-type="float" office:value="0.556849">
            <text:p>0.556849</text:p>
          </table:table-cell>
          <table:table-cell office:value-type="float" office:value="0">
            <text:p>0</text:p>
          </table:table-cell>
          <table:table-cell office:value-type="float" office:value="1.448905">
            <text:p>1.448905</text:p>
          </table:table-cell>
          <table:table-cell office:value-type="float" office:value="0">
            <text:p>0</text:p>
          </table:table-cell>
          <table:table-cell office:value-type="float" office:value="33.3538">
            <text:p>33.3538</text:p>
          </table:table-cell>
          <table:table-cell office:value-type="float" office:value="30.5">
            <text:p>30.5</text:p>
          </table:table-cell>
          <table:table-cell office:value-type="float" office:value="1.1">
            <text:p>1.1</text:p>
          </table:table-cell>
          <table:table-cell office:value-type="float" office:value="0.593965">
            <text:p>0.59396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93.474161">
            <text:p>-93.474161</text:p>
          </table:table-cell>
          <table:table-cell office:value-type="float" office:value="0.434648">
            <text:p>0.434648</text:p>
          </table:table-cell>
          <table:table-cell office:value-type="float" office:value="0">
            <text:p>0</text:p>
          </table:table-cell>
          <table:table-cell office:value-type="float" office:value="0.85537">
            <text:p>0.85537</text:p>
          </table:table-cell>
          <table:table-cell office:value-type="float" office:value="3">
            <text:p>3</text:p>
          </table:table-cell>
          <table:table-cell office:value-type="float" office:value="135.383">
            <text:p>135.383</text:p>
          </table:table-cell>
          <table:table-cell office:value-type="float" office:value="70.2">
            <text:p>70.2</text:p>
          </table:table-cell>
          <table:table-cell office:value-type="float" office:value="7.8">
            <text:p>7.8</text:p>
          </table:table-cell>
          <table:table-cell office:value-type="float" office:value="1.54987">
            <text:p>1.5498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94.11986">
            <text:p>-94.11986</text:p>
          </table:table-cell>
          <table:table-cell office:value-type="float" office:value="0.582797">
            <text:p>0.582797</text:p>
          </table:table-cell>
          <table:table-cell office:value-type="float" office:value="0">
            <text:p>0</text:p>
          </table:table-cell>
          <table:table-cell office:value-type="float" office:value="1.067493">
            <text:p>1.067493</text:p>
          </table:table-cell>
          <table:table-cell office:value-type="float" office:value="0">
            <text:p>0</text:p>
          </table:table-cell>
          <table:table-cell office:value-type="float" office:value="93.7528">
            <text:p>93.7528</text:p>
          </table:table-cell>
          <table:table-cell office:value-type="float" office:value="62.7">
            <text:p>62.7</text:p>
          </table:table-cell>
          <table:table-cell office:value-type="float" office:value="4.9">
            <text:p>4.9</text:p>
          </table:table-cell>
          <table:table-cell office:value-type="float" office:value="1.59052">
            <text:p>1.59052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70.580808">
            <text:p>-70.580808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3">
            <text:p>13</text:p>
          </table:table-cell>
          <table:table-cell office:value-type="float" office:value="0.01391">
            <text:p>0.01391</text:p>
          </table:table-cell>
          <table:table-cell office:value-type="float" office:value="10.5">
            <text:p>10.5</text:p>
          </table:table-cell>
          <table:table-cell office:value-type="float" office:value="9.8">
            <text:p>9.8</text:p>
          </table:table-cell>
          <table:table-cell office:value-type="float" office:value="0.724752">
            <text:p>0.72475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73.700042">
            <text:p>-73.700042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1">
            <text:p>11</text:p>
          </table:table-cell>
          <table:table-cell office:value-type="float" office:value="12.0082">
            <text:p>12.0082</text:p>
          </table:table-cell>
          <table:table-cell office:value-type="float" office:value="7.6">
            <text:p>7.6</text:p>
          </table:table-cell>
          <table:table-cell office:value-type="float" office:value="6.8">
            <text:p>6.8</text:p>
          </table:table-cell>
          <table:table-cell office:value-type="float" office:value="1.07849">
            <text:p>1.0784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94.525588">
            <text:p>-94.525588</text:p>
          </table:table-cell>
          <table:table-cell office:value-type="float" office:value="0.556849">
            <text:p>0.556849</text:p>
          </table:table-cell>
          <table:table-cell office:value-type="float" office:value="1">
            <text:p>1</text:p>
          </table:table-cell>
          <table:table-cell office:value-type="float" office:value="1.343939">
            <text:p>1.343939</text:p>
          </table:table-cell>
          <table:table-cell office:value-type="float" office:value="0">
            <text:p>0</text:p>
          </table:table-cell>
          <table:table-cell office:value-type="float" office:value="36.6138">
            <text:p>36.6138</text:p>
          </table:table-cell>
          <table:table-cell office:value-type="float" office:value="33">
            <text:p>33</text:p>
          </table:table-cell>
          <table:table-cell office:value-type="float" office:value="1.3">
            <text:p>1.3</text:p>
          </table:table-cell>
          <table:table-cell office:value-type="float" office:value="1.10268">
            <text:p>1.1026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94.445044">
            <text:p>-94.445044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1.034725">
            <text:p>1.034725</text:p>
          </table:table-cell>
          <table:table-cell office:value-type="float" office:value="0">
            <text:p>0</text:p>
          </table:table-cell>
          <table:table-cell office:value-type="float" office:value="71.7407">
            <text:p>71.7407</text:p>
          </table:table-cell>
          <table:table-cell office:value-type="float" office:value="52.2">
            <text:p>52.2</text:p>
          </table:table-cell>
          <table:table-cell office:value-type="float" office:value="3.5">
            <text:p>3.5</text:p>
          </table:table-cell>
          <table:table-cell office:value-type="float" office:value="1.59893">
            <text:p>1.5989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94.578987">
            <text:p>-94.578987</text:p>
          </table:table-cell>
          <table:table-cell office:value-type="float" office:value="0.410201">
            <text:p>0.410201</text:p>
          </table:table-cell>
          <table:table-cell office:value-type="float" office:value="0.098342">
            <text:p>0.098342</text:p>
          </table:table-cell>
          <table:table-cell office:value-type="float" office:value="1.179401">
            <text:p>1.179401</text:p>
          </table:table-cell>
          <table:table-cell office:value-type="float" office:value="0">
            <text:p>0</text:p>
          </table:table-cell>
          <table:table-cell office:value-type="float" office:value="39.8508">
            <text:p>39.8508</text:p>
          </table:table-cell>
          <table:table-cell office:value-type="float" office:value="34.2">
            <text:p>34.2</text:p>
          </table:table-cell>
          <table:table-cell office:value-type="float" office:value="1.5">
            <text:p>1.5</text:p>
          </table:table-cell>
          <table:table-cell office:value-type="float" office:value="0.870235">
            <text:p>0.87023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76.388383">
            <text:p>-76.388383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8">
            <text:p>8</text:p>
          </table:table-cell>
          <table:table-cell office:value-type="float" office:value="4.84648">
            <text:p>4.84648</text:p>
          </table:table-cell>
          <table:table-cell office:value-type="float" office:value="7.9">
            <text:p>7.9</text:p>
          </table:table-cell>
          <table:table-cell office:value-type="float" office:value="7.2">
            <text:p>7.2</text:p>
          </table:table-cell>
          <table:table-cell office:value-type="float" office:value="1.45179">
            <text:p>1.4517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94.502415">
            <text:p>-94.502415</text:p>
          </table:table-cell>
          <table:table-cell office:value-type="float" office:value="0.436699">
            <text:p>0.436699</text:p>
          </table:table-cell>
          <table:table-cell office:value-type="float" office:value="0">
            <text:p>0</text:p>
          </table:table-cell>
          <table:table-cell office:value-type="float" office:value="1.372502">
            <text:p>1.372502</text:p>
          </table:table-cell>
          <table:table-cell office:value-type="float" office:value="0">
            <text:p>0</text:p>
          </table:table-cell>
          <table:table-cell office:value-type="float" office:value="49.4069">
            <text:p>49.4069</text:p>
          </table:table-cell>
          <table:table-cell office:value-type="float" office:value="39.8">
            <text:p>39.8</text:p>
          </table:table-cell>
          <table:table-cell office:value-type="float" office:value="2.1">
            <text:p>2.1</text:p>
          </table:table-cell>
          <table:table-cell office:value-type="float" office:value="1.20004">
            <text:p>1.2000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94.118418">
            <text:p>-94.118418</text:p>
          </table:table-cell>
          <table:table-cell office:value-type="float" office:value="0.405986">
            <text:p>0.405986</text:p>
          </table:table-cell>
          <table:table-cell office:value-type="float" office:value="0">
            <text:p>0</text:p>
          </table:table-cell>
          <table:table-cell office:value-type="float" office:value="1.039887">
            <text:p>1.039887</text:p>
          </table:table-cell>
          <table:table-cell office:value-type="float" office:value="4">
            <text:p>4</text:p>
          </table:table-cell>
          <table:table-cell office:value-type="float" office:value="90.5907">
            <text:p>90.5907</text:p>
          </table:table-cell>
          <table:table-cell office:value-type="float" office:value="59.3">
            <text:p>59.3</text:p>
          </table:table-cell>
          <table:table-cell office:value-type="float" office:value="4.7">
            <text:p>4.7</text:p>
          </table:table-cell>
          <table:table-cell office:value-type="float" office:value="1.39139">
            <text:p>1.3913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94.547227">
            <text:p>-94.547227</text:p>
          </table:table-cell>
          <table:table-cell office:value-type="float" office:value="0.410201">
            <text:p>0.410201</text:p>
          </table:table-cell>
          <table:table-cell office:value-type="float" office:value="0.12985">
            <text:p>0.12985</text:p>
          </table:table-cell>
          <table:table-cell office:value-type="float" office:value="1.137354">
            <text:p>1.137354</text:p>
          </table:table-cell>
          <table:table-cell office:value-type="float" office:value="2">
            <text:p>2</text:p>
          </table:table-cell>
          <table:table-cell office:value-type="float" office:value="63.8814">
            <text:p>63.8814</text:p>
          </table:table-cell>
          <table:table-cell office:value-type="float" office:value="48.1">
            <text:p>48.1</text:p>
          </table:table-cell>
          <table:table-cell office:value-type="float" office:value="3">
            <text:p>3</text:p>
          </table:table-cell>
          <table:table-cell office:value-type="float" office:value="1.64138">
            <text:p>1.6413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94.52006">
            <text:p>-94.52006</text:p>
          </table:table-cell>
          <table:table-cell office:value-type="float" office:value="0.410201">
            <text:p>0.410201</text:p>
          </table:table-cell>
          <table:table-cell office:value-type="float" office:value="0.04517">
            <text:p>0.04517</text:p>
          </table:table-cell>
          <table:table-cell office:value-type="float" office:value="0.068174">
            <text:p>0.068174</text:p>
          </table:table-cell>
          <table:table-cell office:value-type="float" office:value="0">
            <text:p>0</text:p>
          </table:table-cell>
          <table:table-cell office:value-type="float" office:value="46.1907">
            <text:p>46.1907</text:p>
          </table:table-cell>
          <table:table-cell office:value-type="float" office:value="37.9">
            <text:p>37.9</text:p>
          </table:table-cell>
          <table:table-cell office:value-type="float" office:value="1.9">
            <text:p>1.9</text:p>
          </table:table-cell>
          <table:table-cell office:value-type="float" office:value="0.0932">
            <text:p>0.093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76.062884">
            <text:p>-76.062884</text:p>
          </table:table-cell>
          <table:table-cell office:value-type="float" office:value="0.427748">
            <text:p>0.427748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299">
            <text:p>0.629299</text:p>
          </table:table-cell>
          <table:table-cell office:value-type="float" office:value="6.5">
            <text:p>6.5</text:p>
          </table:table-cell>
          <table:table-cell office:value-type="float" office:value="5.8">
            <text:p>5.8</text:p>
          </table:table-cell>
          <table:table-cell office:value-type="float" office:value="0.00266">
            <text:p>0.0026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94.558218">
            <text:p>-94.558218</text:p>
          </table:table-cell>
          <table:table-cell office:value-type="float" office:value="0.436699">
            <text:p>0.436699</text:p>
          </table:table-cell>
          <table:table-cell office:value-type="float" office:value="0">
            <text:p>0</text:p>
          </table:table-cell>
          <table:table-cell office:value-type="float" office:value="1.165552">
            <text:p>1.165552</text:p>
          </table:table-cell>
          <table:table-cell office:value-type="float" office:value="0">
            <text:p>0</text:p>
          </table:table-cell>
          <table:table-cell office:value-type="float" office:value="41.4532">
            <text:p>41.4532</text:p>
          </table:table-cell>
          <table:table-cell office:value-type="float" office:value="35">
            <text:p>35</text:p>
          </table:table-cell>
          <table:table-cell office:value-type="float" office:value="1.6">
            <text:p>1.6</text:p>
          </table:table-cell>
          <table:table-cell office:value-type="float" office:value="0.811619">
            <text:p>0.81161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94.598871">
            <text:p>-94.598871</text:p>
          </table:table-cell>
          <table:table-cell office:value-type="float" office:value="0.423626">
            <text:p>0.423626</text:p>
          </table:table-cell>
          <table:table-cell office:value-type="float" office:value="0.169207">
            <text:p>0.169207</text:p>
          </table:table-cell>
          <table:table-cell office:value-type="float" office:value="1.01624">
            <text:p>1.01624</text:p>
          </table:table-cell>
          <table:table-cell office:value-type="float" office:value="0">
            <text:p>0</text:p>
          </table:table-cell>
          <table:table-cell office:value-type="float" office:value="28.6579">
            <text:p>28.6579</text:p>
          </table:table-cell>
          <table:table-cell office:value-type="float" office:value="28.6">
            <text:p>28.6</text:p>
          </table:table-cell>
          <table:table-cell office:value-type="float" office:value="0.8">
            <text:p>0.8</text:p>
          </table:table-cell>
          <table:table-cell office:value-type="float" office:value="0.557244">
            <text:p>0.55724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94.537959">
            <text:p>-94.537959</text:p>
          </table:table-cell>
          <table:table-cell office:value-type="float" office:value="0.436699">
            <text:p>0.436699</text:p>
          </table:table-cell>
          <table:table-cell office:value-type="float" office:value="0">
            <text:p>0</text:p>
          </table:table-cell>
          <table:table-cell office:value-type="float" office:value="1.372502">
            <text:p>1.372502</text:p>
          </table:table-cell>
          <table:table-cell office:value-type="float" office:value="1">
            <text:p>1</text:p>
          </table:table-cell>
          <table:table-cell office:value-type="float" office:value="33.1849">
            <text:p>33.1849</text:p>
          </table:table-cell>
          <table:table-cell office:value-type="float" office:value="30.1">
            <text:p>30.1</text:p>
          </table:table-cell>
          <table:table-cell office:value-type="float" office:value="1.1">
            <text:p>1.1</text:p>
          </table:table-cell>
          <table:table-cell office:value-type="float" office:value="0.796226">
            <text:p>0.79622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91.903121">
            <text:p>-91.903121</text:p>
          </table:table-cell>
          <table:table-cell office:value-type="float" office:value="0.410201">
            <text:p>0.410201</text:p>
          </table:table-cell>
          <table:table-cell office:value-type="float" office:value="0">
            <text:p>0</text:p>
          </table:table-cell>
          <table:table-cell office:value-type="float" office:value="0.425107">
            <text:p>0.425107</text:p>
          </table:table-cell>
          <table:table-cell office:value-type="float" office:value="23">
            <text:p>23</text:p>
          </table:table-cell>
          <table:table-cell office:value-type="float" office:value="185.058">
            <text:p>185.058</text:p>
          </table:table-cell>
          <table:table-cell office:value-type="float" office:value="74">
            <text:p>74</text:p>
          </table:table-cell>
          <table:table-cell office:value-type="float" office:value="10.7">
            <text:p>10.7</text:p>
          </table:table-cell>
          <table:table-cell office:value-type="float" office:value="0.481728">
            <text:p>0.48172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94.939684">
            <text:p>-94.939684</text:p>
          </table:table-cell>
          <table:table-cell office:value-type="float" office:value="0.556849">
            <text:p>0.556849</text:p>
          </table:table-cell>
          <table:table-cell office:value-type="float" office:value="1">
            <text:p>1</text:p>
          </table:table-cell>
          <table:table-cell office:value-type="float" office:value="4.894693">
            <text:p>4.894693</text:p>
          </table:table-cell>
          <table:table-cell office:value-type="float" office:value="0">
            <text:p>0</text:p>
          </table:table-cell>
          <table:table-cell office:value-type="float" office:value="18.9521">
            <text:p>18.9521</text:p>
          </table:table-cell>
          <table:table-cell office:value-type="float" office:value="20">
            <text:p>20</text:p>
          </table:table-cell>
          <table:table-cell office:value-type="float" office:value="0.2">
            <text:p>0.2</text:p>
          </table:table-cell>
          <table:table-cell office:value-type="float" office:value="0.705398">
            <text:p>0.70539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94.4876">
            <text:p>-94.4876</text:p>
          </table:table-cell>
          <table:table-cell office:value-type="float" office:value="0.423626">
            <text:p>0.423626</text:p>
          </table:table-cell>
          <table:table-cell office:value-type="float" office:value="0.182265">
            <text:p>0.182265</text:p>
          </table:table-cell>
          <table:table-cell office:value-type="float" office:value="1.187176">
            <text:p>1.187176</text:p>
          </table:table-cell>
          <table:table-cell office:value-type="float" office:value="1">
            <text:p>1</text:p>
          </table:table-cell>
          <table:table-cell office:value-type="float" office:value="55.79">
            <text:p>55.79</text:p>
          </table:table-cell>
          <table:table-cell office:value-type="float" office:value="43.5">
            <text:p>43.5</text:p>
          </table:table-cell>
          <table:table-cell office:value-type="float" office:value="2.5">
            <text:p>2.5</text:p>
          </table:table-cell>
          <table:table-cell office:value-type="float" office:value="1.23238">
            <text:p>1.2323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76.410027">
            <text:p>-76.410027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7">
            <text:p>7</text:p>
          </table:table-cell>
          <table:table-cell office:value-type="float" office:value="11.473">
            <text:p>11.473</text:p>
          </table:table-cell>
          <table:table-cell office:value-type="float" office:value="9.9">
            <text:p>9.9</text:p>
          </table:table-cell>
          <table:table-cell office:value-type="float" office:value="8.8">
            <text:p>8.8</text:p>
          </table:table-cell>
          <table:table-cell office:value-type="float" office:value="1.67002">
            <text:p>1.67002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70.789144">
            <text:p>-70.789144</text:p>
          </table:table-cell>
          <table:table-cell office:value-type="float" office:value="0.427748">
            <text:p>0.427748</text:p>
          </table:table-cell>
          <table:table-cell office:value-type="float" office:value="0">
            <text:p>0</text:p>
          </table:table-cell>
          <table:table-cell office:value-type="float" office:value="1.032445">
            <text:p>1.032445</text:p>
          </table:table-cell>
          <table:table-cell office:value-type="float" office:value="12">
            <text:p>12</text:p>
          </table:table-cell>
          <table:table-cell office:value-type="float" office:value="0.676073">
            <text:p>0.676073</text:p>
          </table:table-cell>
          <table:table-cell office:value-type="float" office:value="9.6">
            <text:p>9.6</text:p>
          </table:table-cell>
          <table:table-cell office:value-type="float" office:value="8.9">
            <text:p>8.9</text:p>
          </table:table-cell>
          <table:table-cell office:value-type="float" office:value="0.90545">
            <text:p>0.9054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93.92552">
            <text:p>-93.92552</text:p>
          </table:table-cell>
          <table:table-cell office:value-type="float" office:value="0.556849">
            <text:p>0.556849</text:p>
          </table:table-cell>
          <table:table-cell office:value-type="float" office:value="0">
            <text:p>0</text:p>
          </table:table-cell>
          <table:table-cell office:value-type="float" office:value="1.098486">
            <text:p>1.098486</text:p>
          </table:table-cell>
          <table:table-cell office:value-type="float" office:value="0">
            <text:p>0</text:p>
          </table:table-cell>
          <table:table-cell office:value-type="float" office:value="108.27">
            <text:p>108.27</text:p>
          </table:table-cell>
          <table:table-cell office:value-type="float" office:value="64.3">
            <text:p>64.3</text:p>
          </table:table-cell>
          <table:table-cell office:value-type="float" office:value="5.9">
            <text:p>5.9</text:p>
          </table:table-cell>
          <table:table-cell office:value-type="float" office:value="1.81779">
            <text:p>1.8177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94.463706">
            <text:p>-94.463706</text:p>
          </table:table-cell>
          <table:table-cell office:value-type="float" office:value="0.410201">
            <text:p>0.410201</text:p>
          </table:table-cell>
          <table:table-cell office:value-type="float" office:value="0.152947">
            <text:p>0.152947</text:p>
          </table:table-cell>
          <table:table-cell office:value-type="float" office:value="1.124991">
            <text:p>1.124991</text:p>
          </table:table-cell>
          <table:table-cell office:value-type="float" office:value="0">
            <text:p>0</text:p>
          </table:table-cell>
          <table:table-cell office:value-type="float" office:value="76.2315">
            <text:p>76.2315</text:p>
          </table:table-cell>
          <table:table-cell office:value-type="float" office:value="53">
            <text:p>53</text:p>
          </table:table-cell>
          <table:table-cell office:value-type="float" office:value="3.8">
            <text:p>3.8</text:p>
          </table:table-cell>
          <table:table-cell office:value-type="float" office:value="1.80125">
            <text:p>1.8012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94.271396">
            <text:p>-94.271396</text:p>
          </table:table-cell>
          <table:table-cell office:value-type="float" office:value="0.423626">
            <text:p>0.423626</text:p>
          </table:table-cell>
          <table:table-cell office:value-type="float" office:value="0.018823">
            <text:p>0.018823</text:p>
          </table:table-cell>
          <table:table-cell office:value-type="float" office:value="1.01624">
            <text:p>1.01624</text:p>
          </table:table-cell>
          <table:table-cell office:value-type="float" office:value="0">
            <text:p>0</text:p>
          </table:table-cell>
          <table:table-cell office:value-type="float" office:value="91.7481">
            <text:p>91.7481</text:p>
          </table:table-cell>
          <table:table-cell office:value-type="float" office:value="59.6">
            <text:p>59.6</text:p>
          </table:table-cell>
          <table:table-cell office:value-type="float" office:value="4.8">
            <text:p>4.8</text:p>
          </table:table-cell>
          <table:table-cell office:value-type="float" office:value="1.27454">
            <text:p>1.27454</text:p>
          </table:table-cell>
        </table:table-row>
      </table:table>
      <table:named-expressions/>
      <table:database-ranges>
        <table:database-range table:name="__Anonymous_Sheet_DB__1" table:target-range-address="'nsga-ii.0.25'.A1:'nsga-ii.0.25'.H1048576">
          <table:sort>
            <table:sort-by table:field-number="5" table:data-type="automatic"/>
            <table:sort-by table:field-number="6" table:data-type="automatic"/>
          </table:sort>
        </table:database-range>
        <table:database-range table:name="__Anonymous_Sheet_DB__2" table:target-range-address="'nsga-ii.0.50'.A1:'nsga-ii.0.50'.H1048576">
          <table:sort>
            <table:sort-by table:field-number="5" table:data-type="automatic"/>
            <table:sort-by table:field-number="6" table:data-type="automatic"/>
          </table:sort>
        </table:database-range>
        <table:database-range table:name="__Anonymous_Sheet_DB__9" table:target-range-address="'50.r'.A1:'50.r'.J1048576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  <table:database-range table:name="__Anonymous_Sheet_DB__15" table:target-range-address="'75.r'.A1:'75.r'.J1048576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 style:data-style-name="N2" text:time-value="0000-00-00T16:04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23:12:17</meta:creation-date>
    <dc:date>2013-01-27T16:05:40</dc:date>
    <meta:editing-duration>PT4H47M58S</meta:editing-duration>
    <meta:editing-cycles>17</meta:editing-cycles>
    <meta:generator>LibreOffice/3.6$Linux_X86_64 LibreOffice_project/360m1$Build-2</meta:generator>
    <meta:document-statistic meta:table-count="28" meta:cell-count="25110" meta:object-count="0"/>
  </office:meta>
</office:document-meta>
</file>